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502cm"/>
    </style:style>
    <style:style style:name="co2" style:family="table-column">
      <style:table-column-properties fo:break-before="auto" style:column-width="2.258cm"/>
    </style:style>
    <style:style style:name="co3" style:family="table-column">
      <style:table-column-properties fo:break-before="auto" style:column-width="5.29cm"/>
    </style:style>
    <style:style style:name="co4" style:family="table-column">
      <style:table-column-properties fo:break-before="auto" style:column-width="1.457cm"/>
    </style:style>
    <style:style style:name="co5" style:family="table-column">
      <style:table-column-properties fo:break-before="auto" style:column-width="1.868cm"/>
    </style:style>
    <style:style style:name="co6" style:family="table-column">
      <style:table-column-properties fo:break-before="auto" style:column-width="2.607cm"/>
    </style:style>
    <style:style style:name="co7" style:family="table-column">
      <style:table-column-properties fo:break-before="auto" style:column-width="3.018cm"/>
    </style:style>
    <style:style style:name="co8" style:family="table-column">
      <style:table-column-properties fo:break-before="auto" style:column-width="9.396cm"/>
    </style:style>
    <style:style style:name="co9" style:family="table-column">
      <style:table-column-properties fo:break-before="auto" style:column-width="13.494cm"/>
    </style:style>
    <style:style style:name="co10" style:family="table-column">
      <style:table-column-properties fo:break-before="auto" style:column-width="2.716cm"/>
    </style:style>
    <style:style style:name="co11" style:family="table-column">
      <style:table-column-properties fo:break-before="auto" style:column-width="4.14cm"/>
    </style:style>
    <style:style style:name="co12" style:family="table-column">
      <style:table-column-properties fo:break-before="auto" style:column-width="4.059cm"/>
    </style:style>
    <style:style style:name="co13" style:family="table-column">
      <style:table-column-properties fo:break-before="auto" style:column-width="3.866cm"/>
    </style:style>
    <style:style style:name="co14" style:family="table-column">
      <style:table-column-properties fo:break-before="auto" style:column-width="3.237cm"/>
    </style:style>
    <style:style style:name="co15" style:family="table-column">
      <style:table-column-properties fo:break-before="auto" style:column-width="2.526cm"/>
    </style:style>
    <style:style style:name="co16" style:family="table-column">
      <style:table-column-properties fo:break-before="auto" style:column-width="2.826cm"/>
    </style:style>
    <style:style style:name="ro1" style:family="table-row">
      <style:table-row-properties style:row-height="0.452cm" fo:break-before="auto" style:use-optimal-row-height="true"/>
    </style:style>
    <style:style style:name="ro2" style:family="table-row">
      <style:table-row-properties style:row-height="2.106cm" fo:break-before="auto" style:use-optimal-row-height="true"/>
    </style:style>
    <style:style style:name="ro3" style:family="table-row">
      <style:table-row-properties style:row-height="1.42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1" style:family="table-cell" style:parent-style-name="Default">
      <style:table-cell-properties fo:wrap-option="wrap"/>
    </style:style>
    <style:style style:name="ce8" style:family="table-cell" style:parent-style-name="Default" style:data-style-name="N0"/>
    <style:style style:name="ce4" style:family="table-cell" style:parent-style-name="Default">
      <style:table-cell-properties style:text-align-source="fix" style:repeat-content="false"/>
      <style:paragraph-properties fo:text-align="end" fo:margin-left="0c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style:style style:name="T1" style:family="text">
      <style:text-properties style:language-complex="hi" style:country-complex="IN" style:font-name-asian="Nimbus Sans" fo:font-weight="bold" style:text-underline-style="none" style:text-underline-color="font-color" style:text-line-through-type="none" fo:font-style="normal" style:text-outline="false" fo:text-shadow="none" style:text-line-through-mode="continuous" fo:language="en" fo:country="US" style:text-overline-style="none" style:text-overline-color="font-color" style:language-asian="zh" style:country-asian="CN" style:font-name="Nimbus Sans" fo:font-size="10pt" style:font-relief="none" style:text-emphasize="none" style:font-style-complex="normal" style:font-style-asian="normal" style:font-weight-complex="bold" style:font-weight-asian="bold" style:font-size-complex="10pt" style:font-size-asian="10pt" style:font-name-complex="Noto Sans Devanagari"/>
    </style:style>
    <style:style style:name="T2" style:family="text">
      <style:text-properties style:language-complex="hi" style:country-complex="IN" style:font-name-asian="Nimbus Sans" style:text-underline-style="none" style:text-underline-color="font-color" style:text-line-through-type="none" fo:font-style="normal" style:text-outline="false" fo:text-shadow="none" style:text-line-through-mode="continuous" fo:language="en" fo:country="US" style:text-overline-style="none" style:text-overline-color="font-color" style:language-asian="zh" style:country-asian="CN" style:font-name="Nimbus Sans" fo:font-size="10pt" style:font-relief="none" style:text-emphasize="none" style:font-style-complex="normal" style:font-style-asian="normal" style:font-size-complex="10pt" style:font-size-asian="10pt" style:font-name-complex="Noto Sans Devanagari" fo:font-weight="normal" style:font-weight-asian="normal" style:font-weight-complex="normal"/>
    </style:style>
    <style:style style:name="T3" style:family="text">
      <style:text-properties style:font-name-asian="Nimbus Sans" style:text-underline-style="none" style:text-underline-color="font-color" style:text-line-through-type="none" fo:font-style="normal" style:text-outline="false" fo:text-shadow="none" style:text-line-through-mode="continuous" style:text-overline-style="none" style:text-overline-color="font-color" style:font-name="Nimbus Sans" fo:font-size="10pt" style:font-relief="none" style:text-emphasize="none" style:font-style-complex="normal" style:font-style-asian="normal" style:font-size-complex="10pt" style:font-size-asian="10pt" style:font-name-complex="Noto Sans Devanagari" fo:font-weight="normal" style:font-weight-asian="normal" style:font-weight-complex="normal" style:use-window-font-color="true" fo:letter-spacing="normal" fo:language="none" fo:country="none" style:language-asian="none" style:country-asian="none" style:language-complex="none" style:country-complex="none"/>
    </style:style>
    <style:style style:name="T4" style:family="text">
      <style:text-properties style:font-name="Nimbus Sans" fo:font-size="10pt" style:font-size-complex="10pt" style:font-size-asian="10pt"/>
    </style:style>
    <style:style style:name="T5"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number-columns-repeated="8"/>
        </table:table-row>
        <table:table-row table:style-name="ro1">
          <table:table-cell/>
          <table:table-cell table:style-name="ce3" office:value-type="string" calcext:value-type="string">
            <text:p>Slowdown</text:p>
          </table:table-cell>
          <table:table-cell table:style-name="ce3" office:value-type="string" calcext:value-type="string">
            <text:p>Mean runtime in upstream [s]</text:p>
          </table:table-cell>
          <table:table-cell table:style-name="ce3" office:value-type="string" calcext:value-type="string">
            <text:p>Loc [#]</text:p>
          </table:table-cell>
          <table:table-cell table:style-name="ce3" office:value-type="string" calcext:value-type="string">
            <text:p>Fields [#]</text:p>
          </table:table-cell>
          <table:table-cell table:style-name="ce3" office:value-type="string" calcext:value-type="string">
            <text:p>Predicates [#]</text:p>
          </table:table-cell>
          <table:table-cell table:style-name="ce3" office:value-type="string" calcext:value-type="string">
            <text:p>Resources^2 [#]</text:p>
          </table:table-cell>
          <table:table-cell table:style-name="ce3" office:value-type="string" calcext:value-type="string">
            <text:p>Resources^2 / absolute base runtime (only tests &gt; 1s)</text:p>
          </table:table-cell>
        </table:table-row>
        <table:table-row table:style-name="ro1">
          <table:table-cell table:style-name="ce3" office:value-type="string" calcext:value-type="string">
            <text:p>Average</text:p>
          </table:table-cell>
          <table:table-cell table:style-name="ce7" table:formula="of:=AVERAGE([.B7:.B1053])" office:value-type="float" office:value="1.30497976247276" calcext:value-type="float">
            <text:p>1.30497976247276</text:p>
          </table:table-cell>
          <table:table-cell table:style-name="ce3" table:number-columns-repeated="6"/>
        </table:table-row>
        <table:table-row table:style-name="ro1">
          <table:table-cell table:style-name="ce3" office:value-type="string" calcext:value-type="string">
            <text:p>Average on &gt;1s verification time</text:p>
          </table:table-cell>
          <table:table-cell table:style-name="ce7" table:formula="of:=AVERAGEIF([.C7:.C1053]; &quot;&gt;=1&quot;; [.B7:.B1053])" office:value-type="float" office:value="1.34020373331336" calcext:value-type="float">
            <text:p>1.34020373331336</text:p>
          </table:table-cell>
          <table:table-cell table:style-name="ce3" table:number-columns-repeated="6"/>
        </table:table-row>
        <table:table-row table:style-name="ro1">
          <table:table-cell table:number-columns-repeated="8"/>
        </table:table-row>
        <table:table-row table:style-name="ro1">
          <table:table-cell table:style-name="ce3" office:value-type="string" calcext:value-type="string">
            <text:p>Program</text:p>
          </table:table-cell>
          <table:table-cell table:number-columns-repeated="7"/>
        </table:table-row>
        <table:table-row table:style-name="ro1">
          <table:table-cell office:value-type="string" calcext:value-type="string">
            <text:p>all/assume/assume10QPpred-mod1.vpr</text:p>
          </table:table-cell>
          <table:table-cell office:value-type="float" office:value="1.09324324324324" calcext:value-type="float">
            <text:p>1.09324324324324</text:p>
          </table:table-cell>
          <table:table-cell office:value-type="float" office:value="1.48" calcext:value-type="float">
            <text:p>1.48</text:p>
          </table:table-cell>
          <table:table-cell office:value-type="float" office:value="27" calcext:value-type="float">
            <text:p>27</text:p>
          </table:table-cell>
          <table:table-cell table:number-columns-repeated="2" office:value-type="float" office:value="1" calcext:value-type="float">
            <text:p>1</text:p>
          </table:table-cell>
          <table:table-cell table:formula="of:=([.E7]+[.F7])^2" office:value-type="float" office:value="4" calcext:value-type="float">
            <text:p>4</text:p>
          </table:table-cell>
          <table:table-cell table:formula="of:=IF([.C7] &gt;=1; [.G7]/[.C7]; &quot;&quot; )" office:value-type="float" office:value="2.7027027027027" calcext:value-type="float">
            <text:p>2.7027027027027</text:p>
          </table:table-cell>
        </table:table-row>
        <table:table-row table:style-name="ro1">
          <table:table-cell office:value-type="string" calcext:value-type="string">
            <text:p>all/assume/assume10QPpred-mod2.vpr</text:p>
          </table:table-cell>
          <table:table-cell office:value-type="float" office:value="1.02730375426621" calcext:value-type="float">
            <text:p>1.02730375426621</text:p>
          </table:table-cell>
          <table:table-cell office:value-type="float" office:value="1.465" calcext:value-type="float">
            <text:p>1.46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formula="of:=([.E8]+[.F8])^2" office:value-type="float" office:value="1" calcext:value-type="float">
            <text:p>1</text:p>
          </table:table-cell>
          <table:table-cell table:formula="of:=IF([.C8] &gt;=1; [.G8]/[.C8]; &quot;&quot; )" office:value-type="float" office:value="0.68259385665529" calcext:value-type="float">
            <text:p>0.68259385665529</text:p>
          </table:table-cell>
        </table:table-row>
        <table:table-row table:style-name="ro1">
          <table:table-cell office:value-type="string" calcext:value-type="string">
            <text:p>all/assume/assume10QPpred-mod3.vpr</text:p>
          </table:table-cell>
          <table:table-cell office:value-type="float" office:value="1.04816824966079" calcext:value-type="float">
            <text:p>1.04816824966079</text:p>
          </table:table-cell>
          <table:table-cell office:value-type="float" office:value="1.474" calcext:value-type="float">
            <text:p>1.474</text:p>
          </table:table-cell>
          <table:table-cell office:value-type="float" office:value="20" calcext:value-type="float">
            <text:p>20</text:p>
          </table:table-cell>
          <table:table-cell table:number-columns-repeated="2" office:value-type="float" office:value="1" calcext:value-type="float">
            <text:p>1</text:p>
          </table:table-cell>
          <table:table-cell table:formula="of:=([.E9]+[.F9])^2" office:value-type="float" office:value="4" calcext:value-type="float">
            <text:p>4</text:p>
          </table:table-cell>
          <table:table-cell table:formula="of:=IF([.C9] &gt;=1; [.G9]/[.C9]; &quot;&quot; )" office:value-type="float" office:value="2.71370420624152" calcext:value-type="float">
            <text:p>2.71370420624152</text:p>
          </table:table-cell>
        </table:table-row>
        <table:table-row table:style-name="ro1">
          <table:table-cell office:value-type="string" calcext:value-type="string">
            <text:p>all/assume/assume10QPpred.vpr</text:p>
          </table:table-cell>
          <table:table-cell office:value-type="float" office:value="0.937540876389797" calcext:value-type="float">
            <text:p>0.937540876389797</text:p>
          </table:table-cell>
          <table:table-cell office:value-type="float" office:value="3.058" calcext:value-type="float">
            <text:p>3.058</text:p>
          </table:table-cell>
          <table:table-cell office:value-type="float" office:value="46" calcext:value-type="float">
            <text:p>46</text:p>
          </table:table-cell>
          <table:table-cell table:number-columns-repeated="2" office:value-type="float" office:value="1" calcext:value-type="float">
            <text:p>1</text:p>
          </table:table-cell>
          <table:table-cell table:formula="of:=([.E10]+[.F10])^2" office:value-type="float" office:value="4" calcext:value-type="float">
            <text:p>4</text:p>
          </table:table-cell>
          <table:table-cell table:formula="of:=IF([.C10] &gt;=1; [.G10]/[.C10]; &quot;&quot; )" office:value-type="float" office:value="1.3080444735121" calcext:value-type="float">
            <text:p>1.3080444735121</text:p>
          </table:table-cell>
        </table:table-row>
        <table:table-row table:style-name="ro1">
          <table:table-cell office:value-type="string" calcext:value-type="string">
            <text:p>all/assume/assume10QP.vpr</text:p>
          </table:table-cell>
          <table:table-cell office:value-type="float" office:value="0.943449959316517" calcext:value-type="float">
            <text:p>0.943449959316517</text:p>
          </table:table-cell>
          <table:table-cell office:value-type="float" office:value="2.458" calcext:value-type="float">
            <text:p>2.458</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formula="of:=([.E11]+[.F11])^2" office:value-type="float" office:value="1" calcext:value-type="float">
            <text:p>1</text:p>
          </table:table-cell>
          <table:table-cell table:formula="of:=IF([.C11] &gt;=1; [.G11]/[.C11]; &quot;&quot; )" office:value-type="float" office:value="0.406834825061025" calcext:value-type="float">
            <text:p>0.406834825061025</text:p>
          </table:table-cell>
        </table:table-row>
        <table:table-row table:style-name="ro1">
          <table:table-cell office:value-type="string" calcext:value-type="string">
            <text:p>all/assume/assume10.vpr</text:p>
          </table:table-cell>
          <table:table-cell office:value-type="float" office:value="1.21768707482993" calcext:value-type="float">
            <text:p>1.21768707482993</text:p>
          </table:table-cell>
          <table:table-cell office:value-type="float" office:value="1.47" calcext:value-type="float">
            <text:p>1.47</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formula="of:=([.E12]+[.F12])^2" office:value-type="float" office:value="1" calcext:value-type="float">
            <text:p>1</text:p>
          </table:table-cell>
          <table:table-cell table:formula="of:=IF([.C12] &gt;=1; [.G12]/[.C12]; &quot;&quot; )" office:value-type="float" office:value="0.680272108843537" calcext:value-type="float">
            <text:p>0.680272108843537</text:p>
          </table:table-cell>
        </table:table-row>
        <table:table-row table:style-name="ro1">
          <table:table-cell office:value-type="string" calcext:value-type="string">
            <text:p>all/assume/assume.vpr</text:p>
          </table:table-cell>
          <table:table-cell office:value-type="float" office:value="1.26196808510638" calcext:value-type="float">
            <text:p>1.26196808510638</text:p>
          </table:table-cell>
          <table:table-cell office:value-type="float" office:value="1.504" calcext:value-type="float">
            <text:p>1.504</text:p>
          </table:table-cell>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table:formula="of:=([.E13]+[.F13])^2" office:value-type="float" office:value="1" calcext:value-type="float">
            <text:p>1</text:p>
          </table:table-cell>
          <table:table-cell table:formula="of:=IF([.C13] &gt;=1; [.G13]/[.C13]; &quot;&quot; )" office:value-type="float" office:value="0.664893617021277" calcext:value-type="float">
            <text:p>0.664893617021277</text:p>
          </table:table-cell>
        </table:table-row>
        <table:table-row table:style-name="ro1">
          <table:table-cell office:value-type="string" calcext:value-type="string">
            <text:p>all/basic/abstract_funcs_and_preds_consistency.vpr</text:p>
          </table:table-cell>
          <table:table-cell office:value-type="float" office:value="0.8" calcext:value-type="float">
            <text:p>0.8</text:p>
          </table:table-cell>
          <table:table-cell office:value-type="float" office:value="0.005" calcext:value-type="float">
            <text:p>0.005</text:p>
          </table:table-cell>
          <table:table-cell office:value-type="float" office:value="31" calcext:value-type="float">
            <text:p>31</text:p>
          </table:table-cell>
          <table:table-cell office:value-type="float" office:value="0" calcext:value-type="float">
            <text:p>0</text:p>
          </table:table-cell>
          <table:table-cell office:value-type="float" office:value="2" calcext:value-type="float">
            <text:p>2</text:p>
          </table:table-cell>
          <table:table-cell table:formula="of:=([.E14]+[.F14])^2" office:value-type="float" office:value="4" calcext:value-type="float">
            <text:p>4</text:p>
          </table:table-cell>
          <table:table-cell table:formula="of:=IF([.C14] &gt;=1; [.G14]/[.C14]; &quot;&quot; )">
            <text:p/>
          </table:table-cell>
        </table:table-row>
        <table:table-row table:style-name="ro1">
          <table:table-cell office:value-type="string" calcext:value-type="string">
            <text:p>all/basic/abstract_funcs_and_preds.vpr</text:p>
          </table:table-cell>
          <table:table-cell office:value-type="float" office:value="1.33662551440329" calcext:value-type="float">
            <text:p>1.33662551440329</text:p>
          </table:table-cell>
          <table:table-cell office:value-type="float" office:value="1.215" calcext:value-type="float">
            <text:p>1.215</text:p>
          </table:table-cell>
          <table:table-cell office:value-type="float" office:value="70" calcext:value-type="float">
            <text:p>70</text:p>
          </table:table-cell>
          <table:table-cell table:number-columns-repeated="2" office:value-type="float" office:value="1" calcext:value-type="float">
            <text:p>1</text:p>
          </table:table-cell>
          <table:table-cell table:formula="of:=([.E15]+[.F15])^2" office:value-type="float" office:value="4" calcext:value-type="float">
            <text:p>4</text:p>
          </table:table-cell>
          <table:table-cell table:formula="of:=IF([.C15] &gt;=1; [.G15]/[.C15]; &quot;&quot; )" office:value-type="float" office:value="3.29218106995885" calcext:value-type="float">
            <text:p>3.29218106995885</text:p>
          </table:table-cell>
        </table:table-row>
        <table:table-row table:style-name="ro1">
          <table:table-cell office:value-type="string" calcext:value-type="string">
            <text:p>all/basic/arithmetic.vpr</text:p>
          </table:table-cell>
          <table:table-cell office:value-type="float" office:value="1.24346257889991" calcext:value-type="float">
            <text:p>1.24346257889991</text:p>
          </table:table-cell>
          <table:table-cell office:value-type="float" office:value="1.109" calcext:value-type="float">
            <text:p>1.109</text:p>
          </table:table-cell>
          <table:table-cell office:value-type="float" office:value="47" calcext:value-type="float">
            <text:p>47</text:p>
          </table:table-cell>
          <table:table-cell table:number-columns-repeated="2" office:value-type="float" office:value="0" calcext:value-type="float">
            <text:p>0</text:p>
          </table:table-cell>
          <table:table-cell table:formula="of:=([.E16]+[.F16])^2" office:value-type="float" office:value="0" calcext:value-type="float">
            <text:p>0</text:p>
          </table:table-cell>
          <table:table-cell table:formula="of:=IF([.C16] &gt;=1; [.G16]/[.C16]; &quot;&quot; )" office:value-type="float" office:value="0" calcext:value-type="float">
            <text:p>0</text:p>
          </table:table-cell>
        </table:table-row>
        <table:table-row table:style-name="ro1">
          <table:table-cell office:value-type="string" calcext:value-type="string">
            <text:p>all/basic/assert.vpr</text:p>
          </table:table-cell>
          <table:table-cell office:value-type="float" office:value="1.34836852207294" calcext:value-type="float">
            <text:p>1.34836852207294</text:p>
          </table:table-cell>
          <table:table-cell office:value-type="float" office:value="1.042" calcext:value-type="float">
            <text:p>1.04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formula="of:=([.E17]+[.F17])^2" office:value-type="float" office:value="1" calcext:value-type="float">
            <text:p>1</text:p>
          </table:table-cell>
          <table:table-cell table:formula="of:=IF([.C17] &gt;=1; [.G17]/[.C17]; &quot;&quot; )" office:value-type="float" office:value="0.959692898272553" calcext:value-type="float">
            <text:p>0.959692898272553</text:p>
          </table:table-cell>
        </table:table-row>
        <table:table-row table:style-name="ro1">
          <table:table-cell office:value-type="string" calcext:value-type="string">
            <text:p>all/basic/consistency1.vpr</text:p>
          </table:table-cell>
          <table:table-cell office:value-type="float" office:value="0.9375" calcext:value-type="float">
            <text:p>0.9375</text:p>
          </table:table-cell>
          <table:table-cell office:value-type="float" office:value="0.016" calcext:value-type="float">
            <text:p>0.016</text:p>
          </table:table-cell>
          <table:table-cell office:value-type="float" office:value="23" calcext:value-type="float">
            <text:p>23</text:p>
          </table:table-cell>
          <table:table-cell office:value-type="float" office:value="2" calcext:value-type="float">
            <text:p>2</text:p>
          </table:table-cell>
          <table:table-cell office:value-type="float" office:value="4" calcext:value-type="float">
            <text:p>4</text:p>
          </table:table-cell>
          <table:table-cell table:formula="of:=([.E18]+[.F18])^2" office:value-type="float" office:value="36" calcext:value-type="float">
            <text:p>36</text:p>
          </table:table-cell>
          <table:table-cell table:formula="of:=IF([.C18] &gt;=1; [.G18]/[.C18]; &quot;&quot; )">
            <text:p/>
          </table:table-cell>
        </table:table-row>
        <table:table-row table:style-name="ro1">
          <table:table-cell office:value-type="string" calcext:value-type="string">
            <text:p>all/basic/disjunction_fast_20.vpr</text:p>
          </table:table-cell>
          <table:table-cell office:value-type="float" office:value="1.15592592592593" calcext:value-type="float">
            <text:p>1.15592592592593</text:p>
          </table:table-cell>
          <table:table-cell office:value-type="float" office:value="2.7" calcext:value-type="float">
            <text:p>2.7</text:p>
          </table:table-cell>
          <table:table-cell office:value-type="float" office:value="215" calcext:value-type="float">
            <text:p>215</text:p>
          </table:table-cell>
          <table:table-cell table:number-columns-repeated="2" office:value-type="float" office:value="1" calcext:value-type="float">
            <text:p>1</text:p>
          </table:table-cell>
          <table:table-cell table:formula="of:=([.E19]+[.F19])^2" office:value-type="float" office:value="4" calcext:value-type="float">
            <text:p>4</text:p>
          </table:table-cell>
          <table:table-cell table:formula="of:=IF([.C19] &gt;=1; [.G19]/[.C19]; &quot;&quot; )" office:value-type="float" office:value="1.48148148148148" calcext:value-type="float">
            <text:p>1.48148148148148</text:p>
          </table:table-cell>
        </table:table-row>
        <table:table-row table:style-name="ro1">
          <table:table-cell office:value-type="string" calcext:value-type="string">
            <text:p>all/basic/disjunction_slow_20.vpr</text:p>
          </table:table-cell>
          <table:table-cell office:value-type="float" office:value="1.21224489795918" calcext:value-type="float">
            <text:p>1.21224489795918</text:p>
          </table:table-cell>
          <table:table-cell office:value-type="float" office:value="2.45" calcext:value-type="float">
            <text:p>2.45</text:p>
          </table:table-cell>
          <table:table-cell office:value-type="float" office:value="215" calcext:value-type="float">
            <text:p>215</text:p>
          </table:table-cell>
          <table:table-cell table:number-columns-repeated="2" office:value-type="float" office:value="1" calcext:value-type="float">
            <text:p>1</text:p>
          </table:table-cell>
          <table:table-cell table:formula="of:=([.E20]+[.F20])^2" office:value-type="float" office:value="4" calcext:value-type="float">
            <text:p>4</text:p>
          </table:table-cell>
          <table:table-cell table:formula="of:=IF([.C20] &gt;=1; [.G20]/[.C20]; &quot;&quot; )" office:value-type="float" office:value="1.63265306122449" calcext:value-type="float">
            <text:p>1.63265306122449</text:p>
          </table:table-cell>
        </table:table-row>
        <table:table-row table:style-name="ro1">
          <table:table-cell office:value-type="string" calcext:value-type="string">
            <text:p>all/basic/elsif.vpr</text:p>
          </table:table-cell>
          <table:table-cell office:value-type="float" office:value="1.27193828351013" calcext:value-type="float">
            <text:p>1.27193828351013</text:p>
          </table:table-cell>
          <table:table-cell office:value-type="float" office:value="1.037" calcext:value-type="float">
            <text:p>1.037</text:p>
          </table:table-cell>
          <table:table-cell office:value-type="float" office:value="18" calcext:value-type="float">
            <text:p>18</text:p>
          </table:table-cell>
          <table:table-cell table:number-columns-repeated="2" office:value-type="float" office:value="0" calcext:value-type="float">
            <text:p>0</text:p>
          </table:table-cell>
          <table:table-cell table:formula="of:=([.E21]+[.F21])^2" office:value-type="float" office:value="0" calcext:value-type="float">
            <text:p>0</text:p>
          </table:table-cell>
          <table:table-cell table:formula="of:=IF([.C21] &gt;=1; [.G21]/[.C21]; &quot;&quot; )" office:value-type="float" office:value="0" calcext:value-type="float">
            <text:p>0</text:p>
          </table:table-cell>
        </table:table-row>
        <table:table-row table:style-name="ro1">
          <table:table-cell office:value-type="string" calcext:value-type="string">
            <text:p>all/basic/fold.vpr</text:p>
          </table:table-cell>
          <table:table-cell office:value-type="float" office:value="1.41804788213628" calcext:value-type="float">
            <text:p>1.41804788213628</text:p>
          </table:table-cell>
          <table:table-cell office:value-type="float" office:value="1.086" calcext:value-type="float">
            <text:p>1.086</text:p>
          </table:table-cell>
          <table:table-cell office:value-type="float" office:value="35" calcext:value-type="float">
            <text:p>35</text:p>
          </table:table-cell>
          <table:table-cell table:number-columns-repeated="2" office:value-type="float" office:value="1" calcext:value-type="float">
            <text:p>1</text:p>
          </table:table-cell>
          <table:table-cell table:formula="of:=([.E22]+[.F22])^2" office:value-type="float" office:value="4" calcext:value-type="float">
            <text:p>4</text:p>
          </table:table-cell>
          <table:table-cell table:formula="of:=IF([.C22] &gt;=1; [.G22]/[.C22]; &quot;&quot; )" office:value-type="float" office:value="3.68324125230203" calcext:value-type="float">
            <text:p>3.68324125230203</text:p>
          </table:table-cell>
        </table:table-row>
        <table:table-row table:style-name="ro1">
          <table:table-cell office:value-type="string" calcext:value-type="string">
            <text:p>all/basic/func2.vpr</text:p>
          </table:table-cell>
          <table:table-cell office:value-type="float" office:value="1.43964757709251" calcext:value-type="float">
            <text:p>1.43964757709251</text:p>
          </table:table-cell>
          <table:table-cell office:value-type="float" office:value="1.135" calcext:value-type="float">
            <text:p>1.135</text:p>
          </table:table-cell>
          <table:table-cell office:value-type="float" office:value="47" calcext:value-type="float">
            <text:p>47</text:p>
          </table:table-cell>
          <table:table-cell office:value-type="float" office:value="1" calcext:value-type="float">
            <text:p>1</text:p>
          </table:table-cell>
          <table:table-cell office:value-type="float" office:value="0" calcext:value-type="float">
            <text:p>0</text:p>
          </table:table-cell>
          <table:table-cell table:formula="of:=([.E23]+[.F23])^2" office:value-type="float" office:value="1" calcext:value-type="float">
            <text:p>1</text:p>
          </table:table-cell>
          <table:table-cell table:formula="of:=IF([.C23] &gt;=1; [.G23]/[.C23]; &quot;&quot; )" office:value-type="float" office:value="0.881057268722467" calcext:value-type="float">
            <text:p>0.881057268722467</text:p>
          </table:table-cell>
        </table:table-row>
        <table:table-row table:style-name="ro1">
          <table:table-cell office:value-type="string" calcext:value-type="string">
            <text:p>all/basic/func3.vpr</text:p>
          </table:table-cell>
          <table:table-cell office:value-type="float" office:value="1.37456747404844" calcext:value-type="float">
            <text:p>1.37456747404844</text:p>
          </table:table-cell>
          <table:table-cell office:value-type="float" office:value="1.156" calcext:value-type="float">
            <text:p>1.156</text:p>
          </table:table-cell>
          <table:table-cell office:value-type="float" office:value="65" calcext:value-type="float">
            <text:p>65</text:p>
          </table:table-cell>
          <table:table-cell office:value-type="float" office:value="2" calcext:value-type="float">
            <text:p>2</text:p>
          </table:table-cell>
          <table:table-cell office:value-type="float" office:value="0" calcext:value-type="float">
            <text:p>0</text:p>
          </table:table-cell>
          <table:table-cell table:formula="of:=([.E24]+[.F24])^2" office:value-type="float" office:value="4" calcext:value-type="float">
            <text:p>4</text:p>
          </table:table-cell>
          <table:table-cell table:formula="of:=IF([.C24] &gt;=1; [.G24]/[.C24]; &quot;&quot; )" office:value-type="float" office:value="3.46020761245675" calcext:value-type="float">
            <text:p>3.46020761245675</text:p>
          </table:table-cell>
        </table:table-row>
        <table:table-row table:style-name="ro1">
          <table:table-cell office:value-type="string" calcext:value-type="string">
            <text:p>all/basic/funcpred.vpr</text:p>
          </table:table-cell>
          <table:table-cell office:value-type="float" office:value="1.37886597938144" calcext:value-type="float">
            <text:p>1.37886597938144</text:p>
          </table:table-cell>
          <table:table-cell office:value-type="float" office:value="1.164" calcext:value-type="float">
            <text:p>1.164</text:p>
          </table:table-cell>
          <table:table-cell office:value-type="float" office:value="35" calcext:value-type="float">
            <text:p>35</text:p>
          </table:table-cell>
          <table:table-cell office:value-type="float" office:value="3" calcext:value-type="float">
            <text:p>3</text:p>
          </table:table-cell>
          <table:table-cell office:value-type="float" office:value="1" calcext:value-type="float">
            <text:p>1</text:p>
          </table:table-cell>
          <table:table-cell table:formula="of:=([.E25]+[.F25])^2" office:value-type="float" office:value="16" calcext:value-type="float">
            <text:p>16</text:p>
          </table:table-cell>
          <table:table-cell table:formula="of:=IF([.C25] &gt;=1; [.G25]/[.C25]; &quot;&quot; )" office:value-type="float" office:value="13.745704467354" calcext:value-type="float">
            <text:p>13.745704467354</text:p>
          </table:table-cell>
        </table:table-row>
        <table:table-row table:style-name="ro1">
          <table:table-cell office:value-type="string" calcext:value-type="string">
            <text:p>all/basic/func.vpr</text:p>
          </table:table-cell>
          <table:table-cell office:value-type="float" office:value="1.28720626631854" calcext:value-type="float">
            <text:p>1.28720626631854</text:p>
          </table:table-cell>
          <table:table-cell office:value-type="float" office:value="1.149" calcext:value-type="float">
            <text:p>1.149</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formula="of:=([.E26]+[.F26])^2" office:value-type="float" office:value="1" calcext:value-type="float">
            <text:p>1</text:p>
          </table:table-cell>
          <table:table-cell table:formula="of:=IF([.C26] &gt;=1; [.G26]/[.C26]; &quot;&quot; )" office:value-type="float" office:value="0.870322019147084" calcext:value-type="float">
            <text:p>0.870322019147084</text:p>
          </table:table-cell>
        </table:table-row>
        <table:table-row table:style-name="ro1">
          <table:table-cell office:value-type="string" calcext:value-type="string">
            <text:p>all/basic/goto.vpr</text:p>
          </table:table-cell>
          <table:table-cell office:value-type="float" office:value="1.22670250896057" calcext:value-type="float">
            <text:p>1.22670250896057</text:p>
          </table:table-cell>
          <table:table-cell office:value-type="float" office:value="1.116" calcext:value-type="float">
            <text:p>1.116</text:p>
          </table:table-cell>
          <table:table-cell office:value-type="float" office:value="13" calcext:value-type="float">
            <text:p>13</text:p>
          </table:table-cell>
          <table:table-cell table:number-columns-repeated="2" office:value-type="float" office:value="0" calcext:value-type="float">
            <text:p>0</text:p>
          </table:table-cell>
          <table:table-cell table:formula="of:=([.E27]+[.F27])^2" office:value-type="float" office:value="0" calcext:value-type="float">
            <text:p>0</text:p>
          </table:table-cell>
          <table:table-cell table:formula="of:=IF([.C27] &gt;=1; [.G27]/[.C27]; &quot;&quot; )" office:value-type="float" office:value="0" calcext:value-type="float">
            <text:p>0</text:p>
          </table:table-cell>
        </table:table-row>
        <table:table-row table:style-name="ro1">
          <table:table-cell office:value-type="string" calcext:value-type="string">
            <text:p>all/basic/heap.vpr</text:p>
          </table:table-cell>
          <table:table-cell office:value-type="float" office:value="1.31642066420664" calcext:value-type="float">
            <text:p>1.31642066420664</text:p>
          </table:table-cell>
          <table:table-cell office:value-type="float" office:value="1.084" calcext:value-type="float">
            <text:p>1.084</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table:formula="of:=([.E28]+[.F28])^2" office:value-type="float" office:value="1" calcext:value-type="float">
            <text:p>1</text:p>
          </table:table-cell>
          <table:table-cell table:formula="of:=IF([.C28] &gt;=1; [.G28]/[.C28]; &quot;&quot; )" office:value-type="float" office:value="0.922509225092251" calcext:value-type="float">
            <text:p>0.922509225092251</text:p>
          </table:table-cell>
        </table:table-row>
        <table:table-row table:style-name="ro1">
          <table:table-cell office:value-type="string" calcext:value-type="string">
            <text:p>all/basic/inex.vpr</text:p>
          </table:table-cell>
          <table:table-cell office:value-type="float" office:value="1.45402843601896" calcext:value-type="float">
            <text:p>1.45402843601896</text:p>
          </table:table-cell>
          <table:table-cell office:value-type="float" office:value="1.055" calcext:value-type="float">
            <text:p>1.055</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formula="of:=([.E29]+[.F29])^2" office:value-type="float" office:value="1" calcext:value-type="float">
            <text:p>1</text:p>
          </table:table-cell>
          <table:table-cell table:formula="of:=IF([.C29] &gt;=1; [.G29]/[.C29]; &quot;&quot; )" office:value-type="float" office:value="0.947867298578199" calcext:value-type="float">
            <text:p>0.947867298578199</text:p>
          </table:table-cell>
        </table:table-row>
        <table:table-row table:style-name="ro1">
          <table:table-cell office:value-type="string" calcext:value-type="string">
            <text:p>all/basic/learning-from-unfolding.vpr</text:p>
          </table:table-cell>
          <table:table-cell office:value-type="float" office:value="0.956521739130435" calcext:value-type="float">
            <text:p>0.956521739130435</text:p>
          </table:table-cell>
          <table:table-cell office:value-type="float" office:value="1.541" calcext:value-type="float">
            <text:p>1.541</text:p>
          </table:table-cell>
          <table:table-cell office:value-type="float" office:value="23" calcext:value-type="float">
            <text:p>23</text:p>
          </table:table-cell>
          <table:table-cell table:number-columns-repeated="2" office:value-type="float" office:value="1" calcext:value-type="float">
            <text:p>1</text:p>
          </table:table-cell>
          <table:table-cell table:formula="of:=([.E30]+[.F30])^2" office:value-type="float" office:value="4" calcext:value-type="float">
            <text:p>4</text:p>
          </table:table-cell>
          <table:table-cell table:formula="of:=IF([.C30] &gt;=1; [.G30]/[.C30]; &quot;&quot; )" office:value-type="float" office:value="2.59571706683971" calcext:value-type="float">
            <text:p>2.59571706683971</text:p>
          </table:table-cell>
        </table:table-row>
        <table:table-row table:style-name="ro1">
          <table:table-cell office:value-type="string" calcext:value-type="string">
            <text:p>all/basic/let_consistency_resolver.vpr</text:p>
          </table:table-cell>
          <table:table-cell office:value-type="float" office:value="1" calcext:value-type="float">
            <text:p>1</text:p>
          </table:table-cell>
          <table:table-cell office:value-type="float" office:value="0.003" calcext:value-type="float">
            <text:p>0.003</text:p>
          </table:table-cell>
          <table:table-cell office:value-type="float" office:value="28" calcext:value-type="float">
            <text:p>28</text:p>
          </table:table-cell>
          <table:table-cell table:number-columns-repeated="2" office:value-type="float" office:value="0" calcext:value-type="float">
            <text:p>0</text:p>
          </table:table-cell>
          <table:table-cell table:formula="of:=([.E31]+[.F31])^2" office:value-type="float" office:value="0" calcext:value-type="float">
            <text:p>0</text:p>
          </table:table-cell>
          <table:table-cell table:formula="of:=IF([.C31] &gt;=1; [.G31]/[.C31]; &quot;&quot; )">
            <text:p/>
          </table:table-cell>
        </table:table-row>
        <table:table-row table:style-name="ro1">
          <table:table-cell office:value-type="string" calcext:value-type="string">
            <text:p>all/basic/let_consistency_typechecker.vpr</text:p>
          </table:table-cell>
          <table:table-cell office:value-type="float" office:value="1" calcext:value-type="float">
            <text:p>1</text:p>
          </table:table-cell>
          <table:table-cell office:value-type="float" office:value="0.001" calcext:value-type="float">
            <text:p>0.001</text:p>
          </table:table-cell>
          <table:table-cell office:value-type="float" office:value="7" calcext:value-type="float">
            <text:p>7</text:p>
          </table:table-cell>
          <table:table-cell table:number-columns-repeated="2" office:value-type="float" office:value="0" calcext:value-type="float">
            <text:p>0</text:p>
          </table:table-cell>
          <table:table-cell table:formula="of:=([.E32]+[.F32])^2" office:value-type="float" office:value="0" calcext:value-type="float">
            <text:p>0</text:p>
          </table:table-cell>
          <table:table-cell table:formula="of:=IF([.C32] &gt;=1; [.G32]/[.C32]; &quot;&quot; )">
            <text:p/>
          </table:table-cell>
        </table:table-row>
        <table:table-row table:style-name="ro1">
          <table:table-cell office:value-type="string" calcext:value-type="string">
            <text:p>all/basic/let.vpr</text:p>
          </table:table-cell>
          <table:table-cell office:value-type="float" office:value="1.27180355630821" calcext:value-type="float">
            <text:p>1.27180355630821</text:p>
          </table:table-cell>
          <table:table-cell office:value-type="float" office:value="1.181" calcext:value-type="float">
            <text:p>1.181</text:p>
          </table:table-cell>
          <table:table-cell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table:formula="of:=([.E33]+[.F33])^2" office:value-type="float" office:value="9" calcext:value-type="float">
            <text:p>9</text:p>
          </table:table-cell>
          <table:table-cell table:formula="of:=IF([.C33] &gt;=1; [.G33]/[.C33]; &quot;&quot; )" office:value-type="float" office:value="7.62066045723963" calcext:value-type="float">
            <text:p>7.62066045723963</text:p>
          </table:table-cell>
        </table:table-row>
        <table:table-row table:style-name="ro1">
          <table:table-cell office:value-type="string" calcext:value-type="string">
            <text:p>all/basic/many_conjuncts.vpr</text:p>
          </table:table-cell>
          <table:table-cell office:value-type="float" office:value="1.49887133182844" calcext:value-type="float">
            <text:p>1.49887133182844</text:p>
          </table:table-cell>
          <table:table-cell office:value-type="float" office:value="1.329" calcext:value-type="float">
            <text:p>1.329</text:p>
          </table:table-cell>
          <table:table-cell office:value-type="float" office:value="113" calcext:value-type="float">
            <text:p>113</text:p>
          </table:table-cell>
          <table:table-cell office:value-type="float" office:value="4" calcext:value-type="float">
            <text:p>4</text:p>
          </table:table-cell>
          <table:table-cell office:value-type="float" office:value="1" calcext:value-type="float">
            <text:p>1</text:p>
          </table:table-cell>
          <table:table-cell table:formula="of:=([.E34]+[.F34])^2" office:value-type="float" office:value="25" calcext:value-type="float">
            <text:p>25</text:p>
          </table:table-cell>
          <table:table-cell table:formula="of:=IF([.C34] &gt;=1; [.G34]/[.C34]; &quot;&quot; )" office:value-type="float" office:value="18.811136192626" calcext:value-type="float">
            <text:p>18.811136192626</text:p>
          </table:table-cell>
        </table:table-row>
        <table:table-row table:style-name="ro1">
          <table:table-cell office:value-type="string" calcext:value-type="string">
            <text:p>all/basic/methods.vpr</text:p>
          </table:table-cell>
          <table:table-cell office:value-type="float" office:value="1.31028522039758" calcext:value-type="float">
            <text:p>1.31028522039758</text:p>
          </table:table-cell>
          <table:table-cell office:value-type="float" office:value="1.157" calcext:value-type="float">
            <text:p>1.157</text:p>
          </table:table-cell>
          <table:table-cell office:value-type="float" office:value="145" calcext:value-type="float">
            <text:p>145</text:p>
          </table:table-cell>
          <table:table-cell office:value-type="float" office:value="1" calcext:value-type="float">
            <text:p>1</text:p>
          </table:table-cell>
          <table:table-cell office:value-type="float" office:value="0" calcext:value-type="float">
            <text:p>0</text:p>
          </table:table-cell>
          <table:table-cell table:formula="of:=([.E35]+[.F35])^2" office:value-type="float" office:value="1" calcext:value-type="float">
            <text:p>1</text:p>
          </table:table-cell>
          <table:table-cell table:formula="of:=IF([.C35] &gt;=1; [.G35]/[.C35]; &quot;&quot; )" office:value-type="float" office:value="0.864304235090752" calcext:value-type="float">
            <text:p>0.864304235090752</text:p>
          </table:table-cell>
        </table:table-row>
        <table:table-row table:style-name="ro1">
          <table:table-cell office:value-type="string" calcext:value-type="string">
            <text:p>all/basic/names.vpr</text:p>
          </table:table-cell>
          <table:table-cell office:value-type="float" office:value="1.44433094994893" calcext:value-type="float">
            <text:p>1.44433094994893</text:p>
          </table:table-cell>
          <table:table-cell office:value-type="float" office:value="0.979" calcext:value-type="float">
            <text:p>0.979</text:p>
          </table:table-cell>
          <table:table-cell office:value-type="float" office:value="12" calcext:value-type="float">
            <text:p>12</text:p>
          </table:table-cell>
          <table:table-cell table:number-columns-repeated="2" office:value-type="float" office:value="0" calcext:value-type="float">
            <text:p>0</text:p>
          </table:table-cell>
          <table:table-cell table:formula="of:=([.E36]+[.F36])^2" office:value-type="float" office:value="0" calcext:value-type="float">
            <text:p>0</text:p>
          </table:table-cell>
          <table:table-cell table:formula="of:=IF([.C36] &gt;=1; [.G36]/[.C36]; &quot;&quot; )">
            <text:p/>
          </table:table-cell>
        </table:table-row>
        <table:table-row table:style-name="ro1">
          <table:table-cell office:value-type="string" calcext:value-type="string">
            <text:p>all/basic/new.vpr</text:p>
          </table:table-cell>
          <table:table-cell office:value-type="float" office:value="1.42497904442582" calcext:value-type="float">
            <text:p>1.42497904442582</text:p>
          </table:table-cell>
          <table:table-cell office:value-type="float" office:value="1.193" calcext:value-type="float">
            <text:p>1.193</text:p>
          </table:table-cell>
          <table:table-cell office:value-type="float" office:value="107" calcext:value-type="float">
            <text:p>107</text:p>
          </table:table-cell>
          <table:table-cell office:value-type="float" office:value="3" calcext:value-type="float">
            <text:p>3</text:p>
          </table:table-cell>
          <table:table-cell office:value-type="float" office:value="1" calcext:value-type="float">
            <text:p>1</text:p>
          </table:table-cell>
          <table:table-cell table:formula="of:=([.E37]+[.F37])^2" office:value-type="float" office:value="16" calcext:value-type="float">
            <text:p>16</text:p>
          </table:table-cell>
          <table:table-cell table:formula="of:=IF([.C37] &gt;=1; [.G37]/[.C37]; &quot;&quot; )" office:value-type="float" office:value="13.4115674769489" calcext:value-type="float">
            <text:p>13.4115674769489</text:p>
          </table:table-cell>
        </table:table-row>
        <table:table-row table:style-name="ro1">
          <table:table-cell office:value-type="string" calcext:value-type="string">
            <text:p>all/basic/quantifiers.vpr</text:p>
          </table:table-cell>
          <table:table-cell office:value-type="float" office:value="1.02363823227133" calcext:value-type="float">
            <text:p>1.02363823227133</text:p>
          </table:table-cell>
          <table:table-cell office:value-type="float" office:value="1.946" calcext:value-type="float">
            <text:p>1.946</text:p>
          </table:table-cell>
          <table:table-cell office:value-type="float" office:value="181" calcext:value-type="float">
            <text:p>181</text:p>
          </table:table-cell>
          <table:table-cell office:value-type="float" office:value="1" calcext:value-type="float">
            <text:p>1</text:p>
          </table:table-cell>
          <table:table-cell office:value-type="float" office:value="0" calcext:value-type="float">
            <text:p>0</text:p>
          </table:table-cell>
          <table:table-cell table:formula="of:=([.E38]+[.F38])^2" office:value-type="float" office:value="1" calcext:value-type="float">
            <text:p>1</text:p>
          </table:table-cell>
          <table:table-cell table:formula="of:=IF([.C38] &gt;=1; [.G38]/[.C38]; &quot;&quot; )" office:value-type="float" office:value="0.513874614594039" calcext:value-type="float">
            <text:p>0.513874614594039</text:p>
          </table:table-cell>
        </table:table-row>
        <table:table-row table:style-name="ro1">
          <table:table-cell office:value-type="string" calcext:value-type="string">
            <text:p>all/basic/regression1.vpr</text:p>
          </table:table-cell>
          <table:table-cell office:value-type="float" office:value="1.30875975715525" calcext:value-type="float">
            <text:p>1.30875975715525</text:p>
          </table:table-cell>
          <table:table-cell office:value-type="float" office:value="1.153" calcext:value-type="float">
            <text:p>1.153</text:p>
          </table:table-cell>
          <table:table-cell office:value-type="float" office:value="57" calcext:value-type="float">
            <text:p>57</text:p>
          </table:table-cell>
          <table:table-cell table:number-columns-repeated="2" office:value-type="float" office:value="0" calcext:value-type="float">
            <text:p>0</text:p>
          </table:table-cell>
          <table:table-cell table:formula="of:=([.E39]+[.F39])^2" office:value-type="float" office:value="0" calcext:value-type="float">
            <text:p>0</text:p>
          </table:table-cell>
          <table:table-cell table:formula="of:=IF([.C39] &gt;=1; [.G39]/[.C39]; &quot;&quot; )" office:value-type="float" office:value="0" calcext:value-type="float">
            <text:p>0</text:p>
          </table:table-cell>
        </table:table-row>
        <table:table-row table:style-name="ro1">
          <table:table-cell office:value-type="string" calcext:value-type="string">
            <text:p>all/basic/syntax2.vpr</text:p>
          </table:table-cell>
          <table:table-cell office:value-type="float" office:value="1.23076923076923" calcext:value-type="float">
            <text:p>1.23076923076923</text:p>
          </table:table-cell>
          <table:table-cell office:value-type="float" office:value="1.248" calcext:value-type="float">
            <text:p>1.248</text:p>
          </table:table-cell>
          <table:table-cell office:value-type="float" office:value="150" calcext:value-type="float">
            <text:p>150</text:p>
          </table:table-cell>
          <table:table-cell office:value-type="float" office:value="1" calcext:value-type="float">
            <text:p>1</text:p>
          </table:table-cell>
          <table:table-cell office:value-type="float" office:value="0" calcext:value-type="float">
            <text:p>0</text:p>
          </table:table-cell>
          <table:table-cell table:formula="of:=([.E40]+[.F40])^2" office:value-type="float" office:value="1" calcext:value-type="float">
            <text:p>1</text:p>
          </table:table-cell>
          <table:table-cell table:formula="of:=IF([.C40] &gt;=1; [.G40]/[.C40]; &quot;&quot; )" office:value-type="float" office:value="0.801282051282051" calcext:value-type="float">
            <text:p>0.801282051282051</text:p>
          </table:table-cell>
        </table:table-row>
        <table:table-row table:style-name="ro1">
          <table:table-cell office:value-type="string" calcext:value-type="string">
            <text:p>all/basic/syntax.vpr</text:p>
          </table:table-cell>
          <table:table-cell office:value-type="float" office:value="0.8" calcext:value-type="float">
            <text:p>0.8</text:p>
          </table:table-cell>
          <table:table-cell office:value-type="float" office:value="0.005" calcext:value-type="float">
            <text:p>0.005</text:p>
          </table:table-cell>
          <table:table-cell office:value-type="float" office:value="145" calcext:value-type="float">
            <text:p>145</text:p>
          </table:table-cell>
          <table:table-cell office:value-type="float" office:value="1" calcext:value-type="float">
            <text:p>1</text:p>
          </table:table-cell>
          <table:table-cell office:value-type="float" office:value="0" calcext:value-type="float">
            <text:p>0</text:p>
          </table:table-cell>
          <table:table-cell table:formula="of:=([.E41]+[.F41])^2" office:value-type="float" office:value="1" calcext:value-type="float">
            <text:p>1</text:p>
          </table:table-cell>
          <table:table-cell table:formula="of:=IF([.C41] &gt;=1; [.G41]/[.C41]; &quot;&quot; )">
            <text:p/>
          </table:table-cell>
        </table:table-row>
        <table:table-row table:style-name="ro1">
          <table:table-cell office:value-type="string" calcext:value-type="string">
            <text:p>all/basic/trigger-projection.vpr</text:p>
          </table:table-cell>
          <table:table-cell office:value-type="float" office:value="1.02321204516939" calcext:value-type="float">
            <text:p>1.02321204516939</text:p>
          </table:table-cell>
          <table:table-cell office:value-type="float" office:value="1.594" calcext:value-type="float">
            <text:p>1.594</text:p>
          </table:table-cell>
          <table:table-cell office:value-type="float" office:value="56" calcext:value-type="float">
            <text:p>56</text:p>
          </table:table-cell>
          <table:table-cell office:value-type="float" office:value="1" calcext:value-type="float">
            <text:p>1</text:p>
          </table:table-cell>
          <table:table-cell office:value-type="float" office:value="3" calcext:value-type="float">
            <text:p>3</text:p>
          </table:table-cell>
          <table:table-cell table:formula="of:=([.E42]+[.F42])^2" office:value-type="float" office:value="16" calcext:value-type="float">
            <text:p>16</text:p>
          </table:table-cell>
          <table:table-cell table:formula="of:=IF([.C42] &gt;=1; [.G42]/[.C42]; &quot;&quot; )" office:value-type="float" office:value="10.0376411543287" calcext:value-type="float">
            <text:p>10.0376411543287</text:p>
          </table:table-cell>
        </table:table-row>
        <table:table-row table:style-name="ro1">
          <table:table-cell office:value-type="string" calcext:value-type="string">
            <text:p>all/basic/unfolding.vpr</text:p>
          </table:table-cell>
          <table:table-cell office:value-type="float" office:value="1.41164095371669" calcext:value-type="float">
            <text:p>1.41164095371669</text:p>
          </table:table-cell>
          <table:table-cell office:value-type="float" office:value="1.426" calcext:value-type="float">
            <text:p>1.426</text:p>
          </table:table-cell>
          <table:table-cell office:value-type="float" office:value="136" calcext:value-type="float">
            <text:p>136</text:p>
          </table:table-cell>
          <table:table-cell office:value-type="float" office:value="2" calcext:value-type="float">
            <text:p>2</text:p>
          </table:table-cell>
          <table:table-cell office:value-type="float" office:value="8" calcext:value-type="float">
            <text:p>8</text:p>
          </table:table-cell>
          <table:table-cell table:formula="of:=([.E43]+[.F43])^2" office:value-type="float" office:value="100" calcext:value-type="float">
            <text:p>100</text:p>
          </table:table-cell>
          <table:table-cell table:formula="of:=IF([.C43] &gt;=1; [.G43]/[.C43]; &quot;&quot; )" office:value-type="float" office:value="70.1262272089762" calcext:value-type="float">
            <text:p>70.1262272089762</text:p>
          </table:table-cell>
        </table:table-row>
        <table:table-row table:style-name="ro1">
          <table:table-cell office:value-type="string" calcext:value-type="string">
            <text:p>all/basic/unique.vpr</text:p>
          </table:table-cell>
          <table:table-cell office:value-type="float" office:value="1.32182835820896" calcext:value-type="float">
            <text:p>1.32182835820896</text:p>
          </table:table-cell>
          <table:table-cell office:value-type="float" office:value="1.072" calcext:value-type="float">
            <text:p>1.072</text:p>
          </table:table-cell>
          <table:table-cell office:value-type="float" office:value="16" calcext:value-type="float">
            <text:p>16</text:p>
          </table:table-cell>
          <table:table-cell table:number-columns-repeated="2" office:value-type="float" office:value="0" calcext:value-type="float">
            <text:p>0</text:p>
          </table:table-cell>
          <table:table-cell table:formula="of:=([.E44]+[.F44])^2" office:value-type="float" office:value="0" calcext:value-type="float">
            <text:p>0</text:p>
          </table:table-cell>
          <table:table-cell table:formula="of:=IF([.C44] &gt;=1; [.G44]/[.C44]; &quot;&quot; )" office:value-type="float" office:value="0" calcext:value-type="float">
            <text:p>0</text:p>
          </table:table-cell>
        </table:table-row>
        <table:table-row table:style-name="ro1">
          <table:table-cell office:value-type="string" calcext:value-type="string">
            <text:p>all/basic/welldef.vpr</text:p>
          </table:table-cell>
          <table:table-cell office:value-type="float" office:value="1.33187006145742" calcext:value-type="float">
            <text:p>1.33187006145742</text:p>
          </table:table-cell>
          <table:table-cell office:value-type="float" office:value="1.139" calcext:value-type="float">
            <text:p>1.139</text:p>
          </table:table-cell>
          <table:table-cell office:value-type="float" office:value="48" calcext:value-type="float">
            <text:p>48</text:p>
          </table:table-cell>
          <table:table-cell office:value-type="float" office:value="1" calcext:value-type="float">
            <text:p>1</text:p>
          </table:table-cell>
          <table:table-cell office:value-type="float" office:value="0" calcext:value-type="float">
            <text:p>0</text:p>
          </table:table-cell>
          <table:table-cell table:formula="of:=([.E45]+[.F45])^2" office:value-type="float" office:value="1" calcext:value-type="float">
            <text:p>1</text:p>
          </table:table-cell>
          <table:table-cell table:formula="of:=IF([.C45] &gt;=1; [.G45]/[.C45]; &quot;&quot; )" office:value-type="float" office:value="0.877963125548727" calcext:value-type="float">
            <text:p>0.877963125548727</text:p>
          </table:table-cell>
        </table:table-row>
        <table:table-row table:style-name="ro1">
          <table:table-cell office:value-type="string" calcext:value-type="string">
            <text:p>all/basic/while.vpr</text:p>
          </table:table-cell>
          <table:table-cell office:value-type="float" office:value="1.37663469921534" calcext:value-type="float">
            <text:p>1.37663469921534</text:p>
          </table:table-cell>
          <table:table-cell office:value-type="float" office:value="1.147" calcext:value-type="float">
            <text:p>1.147</text:p>
          </table:table-cell>
          <table:table-cell office:value-type="float" office:value="144" calcext:value-type="float">
            <text:p>144</text:p>
          </table:table-cell>
          <table:table-cell office:value-type="float" office:value="1" calcext:value-type="float">
            <text:p>1</text:p>
          </table:table-cell>
          <table:table-cell office:value-type="float" office:value="0" calcext:value-type="float">
            <text:p>0</text:p>
          </table:table-cell>
          <table:table-cell table:formula="of:=([.E46]+[.F46])^2" office:value-type="float" office:value="1" calcext:value-type="float">
            <text:p>1</text:p>
          </table:table-cell>
          <table:table-cell table:formula="of:=IF([.C46] &gt;=1; [.G46]/[.C46]; &quot;&quot; )" office:value-type="float" office:value="0.871839581517001" calcext:value-type="float">
            <text:p>0.871839581517001</text:p>
          </table:table-cell>
        </table:table-row>
        <table:table-row table:style-name="ro1">
          <table:table-cell office:value-type="string" calcext:value-type="string">
            <text:p>all/chalice/AVLTree.iterative.vpr</text:p>
          </table:table-cell>
          <table:table-cell office:value-type="float" office:value="2.89193083573487" calcext:value-type="float">
            <text:p>2.89193083573487</text:p>
          </table:table-cell>
          <table:table-cell office:value-type="float" office:value="2.082" calcext:value-type="float">
            <text:p>2.082</text:p>
          </table:table-cell>
          <table:table-cell office:value-type="float" office:value="234" calcext:value-type="float">
            <text:p>234</text:p>
          </table:table-cell>
          <table:table-cell office:value-type="float" office:value="7" calcext:value-type="float">
            <text:p>7</text:p>
          </table:table-cell>
          <table:table-cell office:value-type="float" office:value="9" calcext:value-type="float">
            <text:p>9</text:p>
          </table:table-cell>
          <table:table-cell table:formula="of:=([.E47]+[.F47])^2" office:value-type="float" office:value="256" calcext:value-type="float">
            <text:p>256</text:p>
          </table:table-cell>
          <table:table-cell table:formula="of:=IF([.C47] &gt;=1; [.G47]/[.C47]; &quot;&quot; )" office:value-type="float" office:value="122.958693563881" calcext:value-type="float">
            <text:p>122.958693563881</text:p>
          </table:table-cell>
        </table:table-row>
        <table:table-row table:style-name="ro1">
          <table:table-cell office:value-type="string" calcext:value-type="string">
            <text:p>all/chalice/cyclic-list.vpr</text:p>
          </table:table-cell>
          <table:table-cell office:value-type="float" office:value="1.34873949579832" calcext:value-type="float">
            <text:p>1.34873949579832</text:p>
          </table:table-cell>
          <table:table-cell office:value-type="float" office:value="1.19" calcext:value-type="float">
            <text:p>1.19</text:p>
          </table:table-cell>
          <table:table-cell office:value-type="float" office:value="45" calcext:value-type="float">
            <text:p>45</text:p>
          </table:table-cell>
          <table:table-cell office:value-type="float" office:value="2" calcext:value-type="float">
            <text:p>2</text:p>
          </table:table-cell>
          <table:table-cell office:value-type="float" office:value="1" calcext:value-type="float">
            <text:p>1</text:p>
          </table:table-cell>
          <table:table-cell table:formula="of:=([.E48]+[.F48])^2" office:value-type="float" office:value="9" calcext:value-type="float">
            <text:p>9</text:p>
          </table:table-cell>
          <table:table-cell table:formula="of:=IF([.C48] &gt;=1; [.G48]/[.C48]; &quot;&quot; )" office:value-type="float" office:value="7.56302521008403" calcext:value-type="float">
            <text:p>7.56302521008403</text:p>
          </table:table-cell>
        </table:table-row>
        <table:table-row table:style-name="ro1">
          <table:table-cell office:value-type="string" calcext:value-type="string">
            <text:p>all/chalice/FoldUnfoldExperiments.vpr</text:p>
          </table:table-cell>
          <table:table-cell office:value-type="float" office:value="1.44544634806132" calcext:value-type="float">
            <text:p>1.44544634806132</text:p>
          </table:table-cell>
          <table:table-cell office:value-type="float" office:value="1.109" calcext:value-type="float">
            <text:p>1.109</text:p>
          </table:table-cell>
          <table:table-cell office:value-type="float" office:value="39" calcext:value-type="float">
            <text:p>39</text:p>
          </table:table-cell>
          <table:table-cell table:number-columns-repeated="2" office:value-type="float" office:value="2" calcext:value-type="float">
            <text:p>2</text:p>
          </table:table-cell>
          <table:table-cell table:formula="of:=([.E49]+[.F49])^2" office:value-type="float" office:value="16" calcext:value-type="float">
            <text:p>16</text:p>
          </table:table-cell>
          <table:table-cell table:formula="of:=IF([.C49] &gt;=1; [.G49]/[.C49]; &quot;&quot; )" office:value-type="float" office:value="14.4274120829576" calcext:value-type="float">
            <text:p>14.4274120829576</text:p>
          </table:table-cell>
        </table:table-row>
        <table:table-row table:style-name="ro1">
          <table:table-cell office:value-type="string" calcext:value-type="string">
            <text:p>all/chalice/framing-fields.vpr</text:p>
          </table:table-cell>
          <table:table-cell office:value-type="float" office:value="1.50543933054393" calcext:value-type="float">
            <text:p>1.50543933054393</text:p>
          </table:table-cell>
          <table:table-cell office:value-type="float" office:value="1.195" calcext:value-type="float">
            <text:p>1.195</text:p>
          </table:table-cell>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formula="of:=([.E50]+[.F50])^2" office:value-type="float" office:value="9" calcext:value-type="float">
            <text:p>9</text:p>
          </table:table-cell>
          <table:table-cell table:formula="of:=IF([.C50] &gt;=1; [.G50]/[.C50]; &quot;&quot; )" office:value-type="float" office:value="7.53138075313808" calcext:value-type="float">
            <text:p>7.53138075313808</text:p>
          </table:table-cell>
        </table:table-row>
        <table:table-row table:style-name="ro1">
          <table:table-cell office:value-type="string" calcext:value-type="string">
            <text:p>all/chalice/framing-functions.vpr</text:p>
          </table:table-cell>
          <table:table-cell office:value-type="float" office:value="1.41717259323504" calcext:value-type="float">
            <text:p>1.41717259323504</text:p>
          </table:table-cell>
          <table:table-cell office:value-type="float" office:value="1.153" calcext:value-type="float">
            <text:p>1.153</text:p>
          </table:table-cell>
          <table:table-cell office:value-type="float" office:value="24" calcext:value-type="float">
            <text:p>24</text:p>
          </table:table-cell>
          <table:table-cell office:value-type="float" office:value="2" calcext:value-type="float">
            <text:p>2</text:p>
          </table:table-cell>
          <table:table-cell office:value-type="float" office:value="1" calcext:value-type="float">
            <text:p>1</text:p>
          </table:table-cell>
          <table:table-cell table:formula="of:=([.E51]+[.F51])^2" office:value-type="float" office:value="9" calcext:value-type="float">
            <text:p>9</text:p>
          </table:table-cell>
          <table:table-cell table:formula="of:=IF([.C51] &gt;=1; [.G51]/[.C51]; &quot;&quot; )" office:value-type="float" office:value="7.80572419774501" calcext:value-type="float">
            <text:p>7.80572419774501</text:p>
          </table:table-cell>
        </table:table-row>
        <table:table-row table:style-name="ro1">
          <table:table-cell office:value-type="string" calcext:value-type="string">
            <text:p>all/chalice/internal-bug-1.vpr</text:p>
          </table:table-cell>
          <table:table-cell office:value-type="float" office:value="1.41434977578475" calcext:value-type="float">
            <text:p>1.41434977578475</text:p>
          </table:table-cell>
          <table:table-cell office:value-type="float" office:value="1.115" calcext:value-type="float">
            <text:p>1.115</text:p>
          </table:table-cell>
          <table:table-cell office:value-type="float" office:value="10" calcext:value-type="float">
            <text:p>10</text:p>
          </table:table-cell>
          <table:table-cell office:value-type="float" office:value="2" calcext:value-type="float">
            <text:p>2</text:p>
          </table:table-cell>
          <table:table-cell office:value-type="float" office:value="1" calcext:value-type="float">
            <text:p>1</text:p>
          </table:table-cell>
          <table:table-cell table:formula="of:=([.E52]+[.F52])^2" office:value-type="float" office:value="9" calcext:value-type="float">
            <text:p>9</text:p>
          </table:table-cell>
          <table:table-cell table:formula="of:=IF([.C52] &gt;=1; [.G52]/[.C52]; &quot;&quot; )" office:value-type="float" office:value="8.07174887892377" calcext:value-type="float">
            <text:p>8.07174887892377</text:p>
          </table:table-cell>
        </table:table-row>
        <table:table-row table:style-name="ro1">
          <table:table-cell office:value-type="string" calcext:value-type="string">
            <text:p>all/chalice/internal-bug-2.vpr</text:p>
          </table:table-cell>
          <table:table-cell office:value-type="float" office:value="1.39685658153242" calcext:value-type="float">
            <text:p>1.39685658153242</text:p>
          </table:table-cell>
          <table:table-cell office:value-type="float" office:value="1.018" calcext:value-type="float">
            <text:p>1.018</text:p>
          </table:table-cell>
          <table:table-cell office:value-type="float" office:value="15" calcext:value-type="float">
            <text:p>15</text:p>
          </table:table-cell>
          <table:table-cell table:number-columns-repeated="2" office:value-type="float" office:value="1" calcext:value-type="float">
            <text:p>1</text:p>
          </table:table-cell>
          <table:table-cell table:formula="of:=([.E53]+[.F53])^2" office:value-type="float" office:value="4" calcext:value-type="float">
            <text:p>4</text:p>
          </table:table-cell>
          <table:table-cell table:formula="of:=IF([.C53] &gt;=1; [.G53]/[.C53]; &quot;&quot; )" office:value-type="float" office:value="3.92927308447937" calcext:value-type="float">
            <text:p>3.92927308447937</text:p>
          </table:table-cell>
        </table:table-row>
        <table:table-row table:style-name="ro1">
          <table:table-cell office:value-type="string" calcext:value-type="string">
            <text:p>all/chalice/internal-bug-6.vpr</text:p>
          </table:table-cell>
          <table:table-cell office:value-type="float" office:value="1.29338446788111" calcext:value-type="float">
            <text:p>1.29338446788111</text:p>
          </table:table-cell>
          <table:table-cell office:value-type="float" office:value="1.043" calcext:value-type="float">
            <text:p>1.043</text:p>
          </table:table-cell>
          <table:table-cell office:value-type="float" office:value="9" calcext:value-type="float">
            <text:p>9</text:p>
          </table:table-cell>
          <table:table-cell table:number-columns-repeated="2" office:value-type="float" office:value="0" calcext:value-type="float">
            <text:p>0</text:p>
          </table:table-cell>
          <table:table-cell table:formula="of:=([.E54]+[.F54])^2" office:value-type="float" office:value="0" calcext:value-type="float">
            <text:p>0</text:p>
          </table:table-cell>
          <table:table-cell table:formula="of:=IF([.C54] &gt;=1; [.G54]/[.C54]; &quot;&quot; )" office:value-type="float" office:value="0" calcext:value-type="float">
            <text:p>0</text:p>
          </table:table-cell>
        </table:table-row>
        <table:table-row table:style-name="ro1">
          <table:table-cell office:value-type="string" calcext:value-type="string">
            <text:p>all/chalice/internal-bug-7.vpr</text:p>
          </table:table-cell>
          <table:table-cell office:value-type="float" office:value="1.2871883061049" calcext:value-type="float">
            <text:p>1.2871883061049</text:p>
          </table:table-cell>
          <table:table-cell office:value-type="float" office:value="1.163" calcext:value-type="float">
            <text:p>1.163</text:p>
          </table:table-cell>
          <table:table-cell office:value-type="float" office:value="19" calcext:value-type="float">
            <text:p>19</text:p>
          </table:table-cell>
          <table:table-cell table:number-columns-repeated="2" office:value-type="float" office:value="1" calcext:value-type="float">
            <text:p>1</text:p>
          </table:table-cell>
          <table:table-cell table:formula="of:=([.E55]+[.F55])^2" office:value-type="float" office:value="4" calcext:value-type="float">
            <text:p>4</text:p>
          </table:table-cell>
          <table:table-cell table:formula="of:=IF([.C55] &gt;=1; [.G55]/[.C55]; &quot;&quot; )" office:value-type="float" office:value="3.43938091143594" calcext:value-type="float">
            <text:p>3.43938091143594</text:p>
          </table:table-cell>
        </table:table-row>
        <table:table-row table:style-name="ro1">
          <table:table-cell office:value-type="string" calcext:value-type="string">
            <text:p>all/chalice/RingBufferRd.vpr</text:p>
          </table:table-cell>
          <table:table-cell office:value-type="float" office:value="1.43496143958869" calcext:value-type="float">
            <text:p>1.43496143958869</text:p>
          </table:table-cell>
          <table:table-cell office:value-type="float" office:value="1.945" calcext:value-type="float">
            <text:p>1.945</text:p>
          </table:table-cell>
          <table:table-cell office:value-type="float" office:value="137" calcext:value-type="float">
            <text:p>137</text:p>
          </table:table-cell>
          <table:table-cell office:value-type="float" office:value="3" calcext:value-type="float">
            <text:p>3</text:p>
          </table:table-cell>
          <table:table-cell office:value-type="float" office:value="1" calcext:value-type="float">
            <text:p>1</text:p>
          </table:table-cell>
          <table:table-cell table:formula="of:=([.E56]+[.F56])^2" office:value-type="float" office:value="16" calcext:value-type="float">
            <text:p>16</text:p>
          </table:table-cell>
          <table:table-cell table:formula="of:=IF([.C56] &gt;=1; [.G56]/[.C56]; &quot;&quot; )" office:value-type="float" office:value="8.22622107969152" calcext:value-type="float">
            <text:p>8.22622107969152</text:p>
          </table:table-cell>
        </table:table-row>
        <table:table-row table:style-name="ro1">
          <table:table-cell office:value-type="string" calcext:value-type="string">
            <text:p>all/chalice/setset.vpr</text:p>
          </table:table-cell>
          <table:table-cell office:value-type="float" office:value="1.39034716342083" calcext:value-type="float">
            <text:p>1.39034716342083</text:p>
          </table:table-cell>
          <table:table-cell office:value-type="float" office:value="1.181" calcext:value-type="float">
            <text:p>1.181</text:p>
          </table:table-cell>
          <table:table-cell office:value-type="float" office:value="53" calcext:value-type="float">
            <text:p>53</text:p>
          </table:table-cell>
          <table:table-cell table:number-columns-repeated="2" office:value-type="float" office:value="1" calcext:value-type="float">
            <text:p>1</text:p>
          </table:table-cell>
          <table:table-cell table:formula="of:=([.E57]+[.F57])^2" office:value-type="float" office:value="4" calcext:value-type="float">
            <text:p>4</text:p>
          </table:table-cell>
          <table:table-cell table:formula="of:=IF([.C57] &gt;=1; [.G57]/[.C57]; &quot;&quot; )" office:value-type="float" office:value="3.38696020321761" calcext:value-type="float">
            <text:p>3.38696020321761</text:p>
          </table:table-cell>
        </table:table-row>
        <table:table-row table:style-name="ro1">
          <table:table-cell office:value-type="string" calcext:value-type="string">
            <text:p>all/chalice/swap.vpr</text:p>
          </table:table-cell>
          <table:table-cell office:value-type="float" office:value="1.36170212765957" calcext:value-type="float">
            <text:p>1.36170212765957</text:p>
          </table:table-cell>
          <table:table-cell office:value-type="float" office:value="1.081" calcext:value-type="float">
            <text:p>1.081</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table:formula="of:=([.E58]+[.F58])^2" office:value-type="float" office:value="4" calcext:value-type="float">
            <text:p>4</text:p>
          </table:table-cell>
          <table:table-cell table:formula="of:=IF([.C58] &gt;=1; [.G58]/[.C58]; &quot;&quot; )" office:value-type="float" office:value="3.70027752081406" calcext:value-type="float">
            <text:p>3.70027752081406</text:p>
          </table:table-cell>
        </table:table-row>
        <table:table-row table:style-name="ro1">
          <table:table-cell office:value-type="string" calcext:value-type="string">
            <text:p>all/chalice/test10.vpr</text:p>
          </table:table-cell>
          <table:table-cell office:value-type="float" office:value="1.49771271729186" calcext:value-type="float">
            <text:p>1.49771271729186</text:p>
          </table:table-cell>
          <table:table-cell office:value-type="float" office:value="1.093" calcext:value-type="float">
            <text:p>1.093</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formula="of:=([.E59]+[.F59])^2" office:value-type="float" office:value="9" calcext:value-type="float">
            <text:p>9</text:p>
          </table:table-cell>
          <table:table-cell table:formula="of:=IF([.C59] &gt;=1; [.G59]/[.C59]; &quot;&quot; )" office:value-type="float" office:value="8.23421774931382" calcext:value-type="float">
            <text:p>8.23421774931382</text:p>
          </table:table-cell>
        </table:table-row>
        <table:table-row table:style-name="ro1">
          <table:table-cell office:value-type="string" calcext:value-type="string">
            <text:p>all/chalice/test1.vpr</text:p>
          </table:table-cell>
          <table:table-cell office:value-type="float" office:value="1.42390438247012" calcext:value-type="float">
            <text:p>1.42390438247012</text:p>
          </table:table-cell>
          <table:table-cell office:value-type="float" office:value="1.255" calcext:value-type="float">
            <text:p>1.255</text:p>
          </table:table-cell>
          <table:table-cell office:value-type="float" office:value="45" calcext:value-type="float">
            <text:p>45</text:p>
          </table:table-cell>
          <table:table-cell office:value-type="float" office:value="2" calcext:value-type="float">
            <text:p>2</text:p>
          </table:table-cell>
          <table:table-cell office:value-type="float" office:value="1" calcext:value-type="float">
            <text:p>1</text:p>
          </table:table-cell>
          <table:table-cell table:formula="of:=([.E60]+[.F60])^2" office:value-type="float" office:value="9" calcext:value-type="float">
            <text:p>9</text:p>
          </table:table-cell>
          <table:table-cell table:formula="of:=IF([.C60] &gt;=1; [.G60]/[.C60]; &quot;&quot; )" office:value-type="float" office:value="7.17131474103586" calcext:value-type="float">
            <text:p>7.17131474103586</text:p>
          </table:table-cell>
        </table:table-row>
        <table:table-row table:style-name="ro1">
          <table:table-cell office:value-type="string" calcext:value-type="string">
            <text:p>all/chalice/test2.vpr</text:p>
          </table:table-cell>
          <table:table-cell office:value-type="float" office:value="1.59040274207369" calcext:value-type="float">
            <text:p>1.59040274207369</text:p>
          </table:table-cell>
          <table:table-cell office:value-type="float" office:value="1.167" calcext:value-type="float">
            <text:p>1.167</text:p>
          </table:table-cell>
          <table:table-cell office:value-type="float" office:value="53" calcext:value-type="float">
            <text:p>53</text:p>
          </table:table-cell>
          <table:table-cell office:value-type="float" office:value="4" calcext:value-type="float">
            <text:p>4</text:p>
          </table:table-cell>
          <table:table-cell office:value-type="float" office:value="3" calcext:value-type="float">
            <text:p>3</text:p>
          </table:table-cell>
          <table:table-cell table:formula="of:=([.E61]+[.F61])^2" office:value-type="float" office:value="49" calcext:value-type="float">
            <text:p>49</text:p>
          </table:table-cell>
          <table:table-cell table:formula="of:=IF([.C61] &gt;=1; [.G61]/[.C61]; &quot;&quot; )" office:value-type="float" office:value="41.9880034275921" calcext:value-type="float">
            <text:p>41.9880034275921</text:p>
          </table:table-cell>
        </table:table-row>
        <table:table-row table:style-name="ro1">
          <table:table-cell office:value-type="string" calcext:value-type="string">
            <text:p>all/chalice/test3.vpr</text:p>
          </table:table-cell>
          <table:table-cell office:value-type="float" office:value="1.37779767233662" calcext:value-type="float">
            <text:p>1.37779767233662</text:p>
          </table:table-cell>
          <table:table-cell office:value-type="float" office:value="1.117" calcext:value-type="float">
            <text:p>1.117</text:p>
          </table:table-cell>
          <table:table-cell office:value-type="float" office:value="22" calcext:value-type="float">
            <text:p>22</text:p>
          </table:table-cell>
          <table:table-cell table:number-columns-repeated="2" office:value-type="float" office:value="1" calcext:value-type="float">
            <text:p>1</text:p>
          </table:table-cell>
          <table:table-cell table:formula="of:=([.E62]+[.F62])^2" office:value-type="float" office:value="4" calcext:value-type="float">
            <text:p>4</text:p>
          </table:table-cell>
          <table:table-cell table:formula="of:=IF([.C62] &gt;=1; [.G62]/[.C62]; &quot;&quot; )" office:value-type="float" office:value="3.5810205908684" calcext:value-type="float">
            <text:p>3.5810205908684</text:p>
          </table:table-cell>
        </table:table-row>
        <table:table-row table:style-name="ro1">
          <table:table-cell office:value-type="string" calcext:value-type="string">
            <text:p>all/chalice/test7.vpr</text:p>
          </table:table-cell>
          <table:table-cell office:value-type="float" office:value="1.39189189189189" calcext:value-type="float">
            <text:p>1.39189189189189</text:p>
          </table:table-cell>
          <table:table-cell office:value-type="float" office:value="1.184" calcext:value-type="float">
            <text:p>1.184</text:p>
          </table:table-cell>
          <table:table-cell office:value-type="float" office:value="114" calcext:value-type="float">
            <text:p>114</text:p>
          </table:table-cell>
          <table:table-cell table:number-columns-repeated="2" office:value-type="float" office:value="1" calcext:value-type="float">
            <text:p>1</text:p>
          </table:table-cell>
          <table:table-cell table:formula="of:=([.E63]+[.F63])^2" office:value-type="float" office:value="4" calcext:value-type="float">
            <text:p>4</text:p>
          </table:table-cell>
          <table:table-cell table:formula="of:=IF([.C63] &gt;=1; [.G63]/[.C63]; &quot;&quot; )" office:value-type="float" office:value="3.37837837837838" calcext:value-type="float">
            <text:p>3.37837837837838</text:p>
          </table:table-cell>
        </table:table-row>
        <table:table-row table:style-name="ro1">
          <table:table-cell office:value-type="string" calcext:value-type="string">
            <text:p>all/chalice/test8.vpr</text:p>
          </table:table-cell>
          <table:table-cell office:value-type="float" office:value="1.4622641509434" calcext:value-type="float">
            <text:p>1.4622641509434</text:p>
          </table:table-cell>
          <table:table-cell office:value-type="float" office:value="1.166" calcext:value-type="float">
            <text:p>1.166</text:p>
          </table:table-cell>
          <table:table-cell office:value-type="float" office:value="46" calcext:value-type="float">
            <text:p>46</text:p>
          </table:table-cell>
          <table:table-cell table:number-columns-repeated="2" office:value-type="float" office:value="2" calcext:value-type="float">
            <text:p>2</text:p>
          </table:table-cell>
          <table:table-cell table:formula="of:=([.E64]+[.F64])^2" office:value-type="float" office:value="16" calcext:value-type="float">
            <text:p>16</text:p>
          </table:table-cell>
          <table:table-cell table:formula="of:=IF([.C64] &gt;=1; [.G64]/[.C64]; &quot;&quot; )" office:value-type="float" office:value="13.7221269296741" calcext:value-type="float">
            <text:p>13.7221269296741</text:p>
          </table:table-cell>
        </table:table-row>
        <table:table-row table:style-name="ro1">
          <table:table-cell office:value-type="string" calcext:value-type="string">
            <text:p>all/domains/domains2.vpr</text:p>
          </table:table-cell>
          <table:table-cell office:value-type="float" office:value="1.01508262171454" calcext:value-type="float">
            <text:p>1.01508262171454</text:p>
          </table:table-cell>
          <table:table-cell office:value-type="float" office:value="9.017" calcext:value-type="float">
            <text:p>9.017</text:p>
          </table:table-cell>
          <table:table-cell office:value-type="float" office:value="57" calcext:value-type="float">
            <text:p>57</text:p>
          </table:table-cell>
          <table:table-cell table:number-columns-repeated="2" office:value-type="float" office:value="0" calcext:value-type="float">
            <text:p>0</text:p>
          </table:table-cell>
          <table:table-cell table:formula="of:=([.E65]+[.F65])^2" office:value-type="float" office:value="0" calcext:value-type="float">
            <text:p>0</text:p>
          </table:table-cell>
          <table:table-cell table:formula="of:=IF([.C65] &gt;=1; [.G65]/[.C65]; &quot;&quot; )" office:value-type="float" office:value="0" calcext:value-type="float">
            <text:p>0</text:p>
          </table:table-cell>
        </table:table-row>
        <table:table-row table:style-name="ro1">
          <table:table-cell office:value-type="string" calcext:value-type="string">
            <text:p>all/domains/domains_threshold.vpr</text:p>
          </table:table-cell>
          <table:table-cell office:value-type="float" office:value="1.32088414634146" calcext:value-type="float">
            <text:p>1.32088414634146</text:p>
          </table:table-cell>
          <table:table-cell office:value-type="float" office:value="1.312" calcext:value-type="float">
            <text:p>1.312</text:p>
          </table:table-cell>
          <table:table-cell office:value-type="float" office:value="26" calcext:value-type="float">
            <text:p>26</text:p>
          </table:table-cell>
          <table:table-cell table:number-columns-repeated="2" office:value-type="float" office:value="0" calcext:value-type="float">
            <text:p>0</text:p>
          </table:table-cell>
          <table:table-cell table:formula="of:=([.E66]+[.F66])^2" office:value-type="float" office:value="0" calcext:value-type="float">
            <text:p>0</text:p>
          </table:table-cell>
          <table:table-cell table:formula="of:=IF([.C66] &gt;=1; [.G66]/[.C66]; &quot;&quot; )" office:value-type="float" office:value="0" calcext:value-type="float">
            <text:p>0</text:p>
          </table:table-cell>
        </table:table-row>
        <table:table-row table:style-name="ro1">
          <table:table-cell office:value-type="string" calcext:value-type="string">
            <text:p>all/domains/domains_underspecified.vpr</text:p>
          </table:table-cell>
          <table:table-cell office:value-type="float" office:value="1.3261231281198" calcext:value-type="float">
            <text:p>1.3261231281198</text:p>
          </table:table-cell>
          <table:table-cell office:value-type="float" office:value="1.202" calcext:value-type="float">
            <text:p>1.202</text:p>
          </table:table-cell>
          <table:table-cell office:value-type="float" office:value="21" calcext:value-type="float">
            <text:p>21</text:p>
          </table:table-cell>
          <table:table-cell table:number-columns-repeated="2" office:value-type="float" office:value="0" calcext:value-type="float">
            <text:p>0</text:p>
          </table:table-cell>
          <table:table-cell table:formula="of:=([.E67]+[.F67])^2" office:value-type="float" office:value="0" calcext:value-type="float">
            <text:p>0</text:p>
          </table:table-cell>
          <table:table-cell table:formula="of:=IF([.C67] &gt;=1; [.G67]/[.C67]; &quot;&quot; )" office:value-type="float" office:value="0" calcext:value-type="float">
            <text:p>0</text:p>
          </table:table-cell>
        </table:table-row>
        <table:table-row table:style-name="ro1">
          <table:table-cell office:value-type="string" calcext:value-type="string">
            <text:p>all/domains/domains.vpr</text:p>
          </table:table-cell>
          <table:table-cell office:value-type="float" office:value="1.11478910838227" calcext:value-type="float">
            <text:p>1.11478910838227</text:p>
          </table:table-cell>
          <table:table-cell office:value-type="float" office:value="1.873" calcext:value-type="float">
            <text:p>1.873</text:p>
          </table:table-cell>
          <table:table-cell office:value-type="float" office:value="177" calcext:value-type="float">
            <text:p>177</text:p>
          </table:table-cell>
          <table:table-cell table:number-columns-repeated="2" office:value-type="float" office:value="0" calcext:value-type="float">
            <text:p>0</text:p>
          </table:table-cell>
          <table:table-cell table:formula="of:=([.E68]+[.F68])^2" office:value-type="float" office:value="0" calcext:value-type="float">
            <text:p>0</text:p>
          </table:table-cell>
          <table:table-cell table:formula="of:=IF([.C68] &gt;=1; [.G68]/[.C68]; &quot;&quot; )" office:value-type="float" office:value="0" calcext:value-type="float">
            <text:p>0</text:p>
          </table:table-cell>
        </table:table-row>
        <table:table-row table:style-name="ro1">
          <table:table-cell office:value-type="string" calcext:value-type="string">
            <text:p>all/functions/applying.vpr</text:p>
          </table:table-cell>
          <table:table-cell office:value-type="float" office:value="1.404821280133" calcext:value-type="float">
            <text:p>1.404821280133</text:p>
          </table:table-cell>
          <table:table-cell office:value-type="float" office:value="1.203" calcext:value-type="float">
            <text:p>1.203</text:p>
          </table:table-cell>
          <table:table-cell office:value-type="float" office:value="38" calcext:value-type="float">
            <text:p>38</text:p>
          </table:table-cell>
          <table:table-cell table:number-columns-repeated="2" office:value-type="float" office:value="2" calcext:value-type="float">
            <text:p>2</text:p>
          </table:table-cell>
          <table:table-cell table:formula="of:=([.E69]+[.F69])^2" office:value-type="float" office:value="16" calcext:value-type="float">
            <text:p>16</text:p>
          </table:table-cell>
          <table:table-cell table:formula="of:=IF([.C69] &gt;=1; [.G69]/[.C69]; &quot;&quot; )" office:value-type="float" office:value="13.3000831255195" calcext:value-type="float">
            <text:p>13.3000831255195</text:p>
          </table:table-cell>
        </table:table-row>
        <table:table-row table:style-name="ro1">
          <table:table-cell office:value-type="string" calcext:value-type="string">
            <text:p>all/functions/basic2.vpr</text:p>
          </table:table-cell>
          <table:table-cell office:value-type="float" office:value="1.25739910313901" calcext:value-type="float">
            <text:p>1.25739910313901</text:p>
          </table:table-cell>
          <table:table-cell office:value-type="float" office:value="1.115" calcext:value-type="float">
            <text:p>1.115</text:p>
          </table:table-cell>
          <table:table-cell office:value-type="float" office:value="13" calcext:value-type="float">
            <text:p>13</text:p>
          </table:table-cell>
          <table:table-cell table:number-columns-repeated="2" office:value-type="float" office:value="0" calcext:value-type="float">
            <text:p>0</text:p>
          </table:table-cell>
          <table:table-cell table:formula="of:=([.E70]+[.F70])^2" office:value-type="float" office:value="0" calcext:value-type="float">
            <text:p>0</text:p>
          </table:table-cell>
          <table:table-cell table:formula="of:=IF([.C70] &gt;=1; [.G70]/[.C70]; &quot;&quot; )" office:value-type="float" office:value="0" calcext:value-type="float">
            <text:p>0</text:p>
          </table:table-cell>
        </table:table-row>
        <table:table-row table:style-name="ro1">
          <table:table-cell office:value-type="string" calcext:value-type="string">
            <text:p>all/functions/basic.vpr</text:p>
          </table:table-cell>
          <table:table-cell office:value-type="float" office:value="1.27029220779221" calcext:value-type="float">
            <text:p>1.27029220779221</text:p>
          </table:table-cell>
          <table:table-cell office:value-type="float" office:value="1.232" calcext:value-type="float">
            <text:p>1.232</text:p>
          </table:table-cell>
          <table:table-cell office:value-type="float" office:value="55" calcext:value-type="float">
            <text:p>55</text:p>
          </table:table-cell>
          <table:table-cell office:value-type="float" office:value="2" calcext:value-type="float">
            <text:p>2</text:p>
          </table:table-cell>
          <table:table-cell office:value-type="float" office:value="0" calcext:value-type="float">
            <text:p>0</text:p>
          </table:table-cell>
          <table:table-cell table:formula="of:=([.E71]+[.F71])^2" office:value-type="float" office:value="4" calcext:value-type="float">
            <text:p>4</text:p>
          </table:table-cell>
          <table:table-cell table:formula="of:=IF([.C71] &gt;=1; [.G71]/[.C71]; &quot;&quot; )" office:value-type="float" office:value="3.24675324675325" calcext:value-type="float">
            <text:p>3.24675324675325</text:p>
          </table:table-cell>
        </table:table-row>
        <table:table-row table:style-name="ro1">
          <table:table-cell office:value-type="string" calcext:value-type="string">
            <text:p>all/functions/framing_abstract_functions.vpr</text:p>
          </table:table-cell>
          <table:table-cell office:value-type="float" office:value="1.39028776978417" calcext:value-type="float">
            <text:p>1.39028776978417</text:p>
          </table:table-cell>
          <table:table-cell office:value-type="float" office:value="1.112" calcext:value-type="float">
            <text:p>1.112</text:p>
          </table:table-cell>
          <table:table-cell office:value-type="float" office:value="45" calcext:value-type="float">
            <text:p>45</text:p>
          </table:table-cell>
          <table:table-cell office:value-type="float" office:value="2" calcext:value-type="float">
            <text:p>2</text:p>
          </table:table-cell>
          <table:table-cell office:value-type="float" office:value="0" calcext:value-type="float">
            <text:p>0</text:p>
          </table:table-cell>
          <table:table-cell table:formula="of:=([.E72]+[.F72])^2" office:value-type="float" office:value="4" calcext:value-type="float">
            <text:p>4</text:p>
          </table:table-cell>
          <table:table-cell table:formula="of:=IF([.C72] &gt;=1; [.G72]/[.C72]; &quot;&quot; )" office:value-type="float" office:value="3.59712230215827" calcext:value-type="float">
            <text:p>3.59712230215827</text:p>
          </table:table-cell>
        </table:table-row>
        <table:table-row table:style-name="ro1">
          <table:table-cell office:value-type="string" calcext:value-type="string">
            <text:p>all/functions/functions.vpr</text:p>
          </table:table-cell>
          <table:table-cell office:value-type="float" office:value="1.55490848585691" calcext:value-type="float">
            <text:p>1.55490848585691</text:p>
          </table:table-cell>
          <table:table-cell office:value-type="float" office:value="1.202" calcext:value-type="float">
            <text:p>1.202</text:p>
          </table:table-cell>
          <table:table-cell office:value-type="float" office:value="58" calcext:value-type="float">
            <text:p>58</text:p>
          </table:table-cell>
          <table:table-cell office:value-type="float" office:value="3" calcext:value-type="float">
            <text:p>3</text:p>
          </table:table-cell>
          <table:table-cell office:value-type="float" office:value="2" calcext:value-type="float">
            <text:p>2</text:p>
          </table:table-cell>
          <table:table-cell table:formula="of:=([.E73]+[.F73])^2" office:value-type="float" office:value="25" calcext:value-type="float">
            <text:p>25</text:p>
          </table:table-cell>
          <table:table-cell table:formula="of:=IF([.C73] &gt;=1; [.G73]/[.C73]; &quot;&quot; )" office:value-type="float" office:value="20.7986688851913" calcext:value-type="float">
            <text:p>20.7986688851913</text:p>
          </table:table-cell>
        </table:table-row>
        <table:table-row table:style-name="ro1">
          <table:table-cell office:value-type="string" calcext:value-type="string">
            <text:p>all/functions/linkedlists.vpr</text:p>
          </table:table-cell>
          <table:table-cell office:value-type="float" office:value="1.88319088319088" calcext:value-type="float">
            <text:p>1.88319088319088</text:p>
          </table:table-cell>
          <table:table-cell office:value-type="float" office:value="2.106" calcext:value-type="float">
            <text:p>2.106</text:p>
          </table:table-cell>
          <table:table-cell office:value-type="float" office:value="161" calcext:value-type="float">
            <text:p>161</text:p>
          </table:table-cell>
          <table:table-cell office:value-type="float" office:value="2" calcext:value-type="float">
            <text:p>2</text:p>
          </table:table-cell>
          <table:table-cell office:value-type="float" office:value="1" calcext:value-type="float">
            <text:p>1</text:p>
          </table:table-cell>
          <table:table-cell table:formula="of:=([.E74]+[.F74])^2" office:value-type="float" office:value="9" calcext:value-type="float">
            <text:p>9</text:p>
          </table:table-cell>
          <table:table-cell table:formula="of:=IF([.C74] &gt;=1; [.G74]/[.C74]; &quot;&quot; )" office:value-type="float" office:value="4.27350427350427" calcext:value-type="float">
            <text:p>4.27350427350427</text:p>
          </table:table-cell>
        </table:table-row>
        <table:table-row table:style-name="ro1">
          <table:table-cell office:value-type="string" calcext:value-type="string">
            <text:p>all/functions/nested.vpr</text:p>
          </table:table-cell>
          <table:table-cell office:value-type="float" office:value="1.36156351791531" calcext:value-type="float">
            <text:p>1.36156351791531</text:p>
          </table:table-cell>
          <table:table-cell office:value-type="float" office:value="1.228" calcext:value-type="float">
            <text:p>1.228</text:p>
          </table:table-cell>
          <table:table-cell office:value-type="float" office:value="73" calcext:value-type="float">
            <text:p>73</text:p>
          </table:table-cell>
          <table:table-cell office:value-type="float" office:value="2" calcext:value-type="float">
            <text:p>2</text:p>
          </table:table-cell>
          <table:table-cell office:value-type="float" office:value="0" calcext:value-type="float">
            <text:p>0</text:p>
          </table:table-cell>
          <table:table-cell table:formula="of:=([.E75]+[.F75])^2" office:value-type="float" office:value="4" calcext:value-type="float">
            <text:p>4</text:p>
          </table:table-cell>
          <table:table-cell table:formula="of:=IF([.C75] &gt;=1; [.G75]/[.C75]; &quot;&quot; )" office:value-type="float" office:value="3.25732899022801" calcext:value-type="float">
            <text:p>3.25732899022801</text:p>
          </table:table-cell>
        </table:table-row>
        <table:table-row table:style-name="ro1">
          <table:table-cell office:value-type="string" calcext:value-type="string">
            <text:p>all/functions/recursion.vpr</text:p>
          </table:table-cell>
          <table:table-cell office:value-type="float" office:value="1.29842931937173" calcext:value-type="float">
            <text:p>1.29842931937173</text:p>
          </table:table-cell>
          <table:table-cell office:value-type="float" office:value="1.146" calcext:value-type="float">
            <text:p>1.146</text:p>
          </table:table-cell>
          <table:table-cell office:value-type="float" office:value="27" calcext:value-type="float">
            <text:p>27</text:p>
          </table:table-cell>
          <table:table-cell office:value-type="float" office:value="1" calcext:value-type="float">
            <text:p>1</text:p>
          </table:table-cell>
          <table:table-cell office:value-type="float" office:value="0" calcext:value-type="float">
            <text:p>0</text:p>
          </table:table-cell>
          <table:table-cell table:formula="of:=([.E76]+[.F76])^2" office:value-type="float" office:value="1" calcext:value-type="float">
            <text:p>1</text:p>
          </table:table-cell>
          <table:table-cell table:formula="of:=IF([.C76] &gt;=1; [.G76]/[.C76]; &quot;&quot; )" office:value-type="float" office:value="0.87260034904014" calcext:value-type="float">
            <text:p>0.87260034904014</text:p>
          </table:table-cell>
        </table:table-row>
        <table:table-row table:style-name="ro1">
          <table:table-cell office:value-type="string" calcext:value-type="string">
            <text:p>all/functions/recursive_unrolling.vpr</text:p>
          </table:table-cell>
          <table:table-cell office:value-type="float" office:value="1.35938827527613" calcext:value-type="float">
            <text:p>1.35938827527613</text:p>
          </table:table-cell>
          <table:table-cell office:value-type="float" office:value="1.177" calcext:value-type="float">
            <text:p>1.177</text:p>
          </table:table-cell>
          <table:table-cell office:value-type="float" office:value="51" calcext:value-type="float">
            <text:p>51</text:p>
          </table:table-cell>
          <table:table-cell table:number-columns-repeated="2" office:value-type="float" office:value="1" calcext:value-type="float">
            <text:p>1</text:p>
          </table:table-cell>
          <table:table-cell table:formula="of:=([.E77]+[.F77])^2" office:value-type="float" office:value="4" calcext:value-type="float">
            <text:p>4</text:p>
          </table:table-cell>
          <table:table-cell table:formula="of:=IF([.C77] &gt;=1; [.G77]/[.C77]; &quot;&quot; )" office:value-type="float" office:value="3.39847068819031" calcext:value-type="float">
            <text:p>3.39847068819031</text:p>
          </table:table-cell>
        </table:table-row>
        <table:table-row table:style-name="ro1">
          <table:table-cell office:value-type="string" calcext:value-type="string">
            <text:p>all/functions/unfolding_nonnull.vpr</text:p>
          </table:table-cell>
          <table:table-cell office:value-type="float" office:value="1.48880931065354" calcext:value-type="float">
            <text:p>1.48880931065354</text:p>
          </table:table-cell>
          <table:table-cell office:value-type="float" office:value="1.117" calcext:value-type="float">
            <text:p>1.117</text:p>
          </table:table-cell>
          <table:table-cell office:value-type="float" office:value="40" calcext:value-type="float">
            <text:p>40</text:p>
          </table:table-cell>
          <table:table-cell office:value-type="float" office:value="2" calcext:value-type="float">
            <text:p>2</text:p>
          </table:table-cell>
          <table:table-cell office:value-type="float" office:value="3" calcext:value-type="float">
            <text:p>3</text:p>
          </table:table-cell>
          <table:table-cell table:formula="of:=([.E78]+[.F78])^2" office:value-type="float" office:value="25" calcext:value-type="float">
            <text:p>25</text:p>
          </table:table-cell>
          <table:table-cell table:formula="of:=IF([.C78] &gt;=1; [.G78]/[.C78]; &quot;&quot; )" office:value-type="float" office:value="22.3813786929275" calcext:value-type="float">
            <text:p>22.3813786929275</text:p>
          </table:table-cell>
        </table:table-row>
        <table:table-row table:style-name="ro1">
          <table:table-cell office:value-type="string" calcext:value-type="string">
            <text:p>all/functions/unfolding.vpr</text:p>
          </table:table-cell>
          <table:table-cell office:value-type="float" office:value="1.55737704918033" calcext:value-type="float">
            <text:p>1.55737704918033</text:p>
          </table:table-cell>
          <table:table-cell office:value-type="float" office:value="1.281" calcext:value-type="float">
            <text:p>1.281</text:p>
          </table:table-cell>
          <table:table-cell office:value-type="float" office:value="115" calcext:value-type="float">
            <text:p>115</text:p>
          </table:table-cell>
          <table:table-cell office:value-type="float" office:value="3" calcext:value-type="float">
            <text:p>3</text:p>
          </table:table-cell>
          <table:table-cell office:value-type="float" office:value="4" calcext:value-type="float">
            <text:p>4</text:p>
          </table:table-cell>
          <table:table-cell table:formula="of:=([.E79]+[.F79])^2" office:value-type="float" office:value="49" calcext:value-type="float">
            <text:p>49</text:p>
          </table:table-cell>
          <table:table-cell table:formula="of:=IF([.C79] &gt;=1; [.G79]/[.C79]; &quot;&quot; )" office:value-type="float" office:value="38.2513661202186" calcext:value-type="float">
            <text:p>38.2513661202186</text:p>
          </table:table-cell>
        </table:table-row>
        <table:table-row table:style-name="ro1">
          <table:table-cell office:value-type="string" calcext:value-type="string">
            <text:p>all/functions/wildcards.vpr</text:p>
          </table:table-cell>
          <table:table-cell office:value-type="float" office:value="1.312" calcext:value-type="float">
            <text:p>1.312</text:p>
          </table:table-cell>
          <table:table-cell office:value-type="float" office:value="1.125" calcext:value-type="float">
            <text:p>1.125</text:p>
          </table:table-cell>
          <table:table-cell office:value-type="float" office:value="33" calcext:value-type="float">
            <text:p>33</text:p>
          </table:table-cell>
          <table:table-cell table:number-columns-repeated="2" office:value-type="float" office:value="1" calcext:value-type="float">
            <text:p>1</text:p>
          </table:table-cell>
          <table:table-cell table:formula="of:=([.E80]+[.F80])^2" office:value-type="float" office:value="4" calcext:value-type="float">
            <text:p>4</text:p>
          </table:table-cell>
          <table:table-cell table:formula="of:=IF([.C80] &gt;=1; [.G80]/[.C80]; &quot;&quot; )" office:value-type="float" office:value="3.55555555555556" calcext:value-type="float">
            <text:p>3.55555555555556</text:p>
          </table:table-cell>
        </table:table-row>
        <table:table-row table:style-name="ro1">
          <table:table-cell office:value-type="string" calcext:value-type="string">
            <text:p>all/heap-dependent_triggers/HeapTriggersForperm.vpr</text:p>
          </table:table-cell>
          <table:table-cell office:value-type="float" office:value="0.960709759188847" calcext:value-type="float">
            <text:p>0.960709759188847</text:p>
          </table:table-cell>
          <table:table-cell office:value-type="float" office:value="1.578" calcext:value-type="float">
            <text:p>1.578</text:p>
          </table:table-cell>
          <table:table-cell office:value-type="float" office:value="27" calcext:value-type="float">
            <text:p>27</text:p>
          </table:table-cell>
          <table:table-cell office:value-type="float" office:value="1" calcext:value-type="float">
            <text:p>1</text:p>
          </table:table-cell>
          <table:table-cell office:value-type="float" office:value="0" calcext:value-type="float">
            <text:p>0</text:p>
          </table:table-cell>
          <table:table-cell table:formula="of:=([.E81]+[.F81])^2" office:value-type="float" office:value="1" calcext:value-type="float">
            <text:p>1</text:p>
          </table:table-cell>
          <table:table-cell table:formula="of:=IF([.C81] &gt;=1; [.G81]/[.C81]; &quot;&quot; )" office:value-type="float" office:value="0.633713561470216" calcext:value-type="float">
            <text:p>0.633713561470216</text:p>
          </table:table-cell>
        </table:table-row>
        <table:table-row table:style-name="ro1">
          <table:table-cell office:value-type="string" calcext:value-type="string">
            <text:p>all/heap-dependent_triggers/heapTriggersInhaleExhale.vpr</text:p>
          </table:table-cell>
          <table:table-cell office:value-type="float" office:value="1.08070388349515" calcext:value-type="float">
            <text:p>1.08070388349515</text:p>
          </table:table-cell>
          <table:table-cell office:value-type="float" office:value="1.648" calcext:value-type="float">
            <text:p>1.648</text:p>
          </table:table-cell>
          <table:table-cell office:value-type="float" office:value="39" calcext:value-type="float">
            <text:p>39</text:p>
          </table:table-cell>
          <table:table-cell office:value-type="float" office:value="1" calcext:value-type="float">
            <text:p>1</text:p>
          </table:table-cell>
          <table:table-cell office:value-type="float" office:value="0" calcext:value-type="float">
            <text:p>0</text:p>
          </table:table-cell>
          <table:table-cell table:formula="of:=([.E82]+[.F82])^2" office:value-type="float" office:value="1" calcext:value-type="float">
            <text:p>1</text:p>
          </table:table-cell>
          <table:table-cell table:formula="of:=IF([.C82] &gt;=1; [.G82]/[.C82]; &quot;&quot; )" office:value-type="float" office:value="0.606796116504854" calcext:value-type="float">
            <text:p>0.606796116504854</text:p>
          </table:table-cell>
        </table:table-row>
        <table:table-row table:style-name="ro1">
          <table:table-cell office:value-type="string" calcext:value-type="string">
            <text:p>all/heap-dependent_triggers/heapTriggersNested.vpr</text:p>
          </table:table-cell>
          <table:table-cell office:value-type="float" office:value="1.00824350031706" calcext:value-type="float">
            <text:p>1.00824350031706</text:p>
          </table:table-cell>
          <table:table-cell office:value-type="float" office:value="1.577" calcext:value-type="float">
            <text:p>1.577</text:p>
          </table:table-cell>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table:formula="of:=([.E83]+[.F83])^2" office:value-type="float" office:value="4" calcext:value-type="float">
            <text:p>4</text:p>
          </table:table-cell>
          <table:table-cell table:formula="of:=IF([.C83] &gt;=1; [.G83]/[.C83]; &quot;&quot; )" office:value-type="float" office:value="2.53646163601776" calcext:value-type="float">
            <text:p>2.53646163601776</text:p>
          </table:table-cell>
        </table:table-row>
        <table:table-row table:style-name="ro1">
          <table:table-cell office:value-type="string" calcext:value-type="string">
            <text:p>all/heap-dependent_triggers/testNonQuant.vpr</text:p>
          </table:table-cell>
          <table:table-cell office:value-type="float" office:value="1.01561596298438" calcext:value-type="float">
            <text:p>1.01561596298438</text:p>
          </table:table-cell>
          <table:table-cell office:value-type="float" office:value="1.729" calcext:value-type="float">
            <text:p>1.729</text:p>
          </table:table-cell>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table:formula="of:=([.E84]+[.F84])^2" office:value-type="float" office:value="1" calcext:value-type="float">
            <text:p>1</text:p>
          </table:table-cell>
          <table:table-cell table:formula="of:=IF([.C84] &gt;=1; [.G84]/[.C84]; &quot;&quot; )" office:value-type="float" office:value="0.578368999421631" calcext:value-type="float">
            <text:p>0.578368999421631</text:p>
          </table:table-cell>
        </table:table-row>
        <table:table-row table:style-name="ro1">
          <table:table-cell office:value-type="string" calcext:value-type="string">
            <text:p>all/heap-dependent_triggers/triggerFoldPackage.vpr</text:p>
          </table:table-cell>
          <table:table-cell office:value-type="float" office:value="0.997856377277599" calcext:value-type="float">
            <text:p>0.997856377277599</text:p>
          </table:table-cell>
          <table:table-cell office:value-type="float" office:value="1.866" calcext:value-type="float">
            <text:p>1.866</text:p>
          </table:table-cell>
          <table:table-cell office:value-type="float" office:value="66" calcext:value-type="float">
            <text:p>66</text:p>
          </table:table-cell>
          <table:table-cell table:number-columns-repeated="2" office:value-type="float" office:value="1" calcext:value-type="float">
            <text:p>1</text:p>
          </table:table-cell>
          <table:table-cell table:formula="of:=([.E85]+[.F85])^2" office:value-type="float" office:value="4" calcext:value-type="float">
            <text:p>4</text:p>
          </table:table-cell>
          <table:table-cell table:formula="of:=IF([.C85] &gt;=1; [.G85]/[.C85]; &quot;&quot; )" office:value-type="float" office:value="2.14362272240086" calcext:value-type="float">
            <text:p>2.14362272240086</text:p>
          </table:table-cell>
        </table:table-row>
        <table:table-row table:style-name="ro1">
          <table:table-cell office:value-type="string" calcext:value-type="string">
            <text:p>all/heap-dependent_triggers/triggerNotInBody.vpr</text:p>
          </table:table-cell>
          <table:table-cell office:value-type="float" office:value="1.0546683046683" calcext:value-type="float">
            <text:p>1.0546683046683</text:p>
          </table:table-cell>
          <table:table-cell office:value-type="float" office:value="1.628" calcext:value-type="float">
            <text:p>1.628</text:p>
          </table:table-cell>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table:formula="of:=([.E86]+[.F86])^2" office:value-type="float" office:value="1" calcext:value-type="float">
            <text:p>1</text:p>
          </table:table-cell>
          <table:table-cell table:formula="of:=IF([.C86] &gt;=1; [.G86]/[.C86]; &quot;&quot; )" office:value-type="float" office:value="0.614250614250614" calcext:value-type="float">
            <text:p>0.614250614250614</text:p>
          </table:table-cell>
        </table:table-row>
        <table:table-row table:style-name="ro1">
          <table:table-cell office:value-type="string" calcext:value-type="string">
            <text:p>all/heap-dependent_triggers/triggerPred.vpr</text:p>
          </table:table-cell>
          <table:table-cell office:value-type="float" office:value="0.952508361204013" calcext:value-type="float">
            <text:p>0.952508361204013</text:p>
          </table:table-cell>
          <table:table-cell office:value-type="float" office:value="1.495" calcext:value-type="float">
            <text:p>1.495</text:p>
          </table:table-cell>
          <table:table-cell office:value-type="float" office:value="31" calcext:value-type="float">
            <text:p>31</text:p>
          </table:table-cell>
          <table:table-cell table:number-columns-repeated="2" office:value-type="float" office:value="1" calcext:value-type="float">
            <text:p>1</text:p>
          </table:table-cell>
          <table:table-cell table:formula="of:=([.E87]+[.F87])^2" office:value-type="float" office:value="4" calcext:value-type="float">
            <text:p>4</text:p>
          </table:table-cell>
          <table:table-cell table:formula="of:=IF([.C87] &gt;=1; [.G87]/[.C87]; &quot;&quot; )" office:value-type="float" office:value="2.67558528428094" calcext:value-type="float">
            <text:p>2.67558528428094</text:p>
          </table:table-cell>
        </table:table-row>
        <table:table-row table:style-name="ro1">
          <table:table-cell office:value-type="string" calcext:value-type="string">
            <text:p>all/heap-dependent_triggers/triggerWand.vpr</text:p>
          </table:table-cell>
          <table:table-cell office:value-type="float" office:value="1.00832799487508" calcext:value-type="float">
            <text:p>1.00832799487508</text:p>
          </table:table-cell>
          <table:table-cell office:value-type="float" office:value="1.561" calcext:value-type="float">
            <text:p>1.561</text:p>
          </table:table-cell>
          <table:table-cell office:value-type="float" office:value="39" calcext:value-type="float">
            <text:p>39</text:p>
          </table:table-cell>
          <table:table-cell office:value-type="float" office:value="1" calcext:value-type="float">
            <text:p>1</text:p>
          </table:table-cell>
          <table:table-cell office:value-type="float" office:value="0" calcext:value-type="float">
            <text:p>0</text:p>
          </table:table-cell>
          <table:table-cell table:formula="of:=([.E88]+[.F88])^2" office:value-type="float" office:value="1" calcext:value-type="float">
            <text:p>1</text:p>
          </table:table-cell>
          <table:table-cell table:formula="of:=IF([.C88] &gt;=1; [.G88]/[.C88]; &quot;&quot; )" office:value-type="float" office:value="0.640614990390775" calcext:value-type="float">
            <text:p>0.640614990390775</text:p>
          </table:table-cell>
        </table:table-row>
        <table:table-row table:style-name="ro1">
          <table:table-cell office:value-type="string" calcext:value-type="string">
            <text:p>all/import/demo/account.vpr</text:p>
          </table:table-cell>
          <table:table-cell office:value-type="float" office:value="1.37236962488564" calcext:value-type="float">
            <text:p>1.37236962488564</text:p>
          </table:table-cell>
          <table:table-cell office:value-type="float" office:value="1.093" calcext:value-type="float">
            <text:p>1.093</text:p>
          </table:table-cell>
          <table:table-cell office:value-type="float" office:value="18" calcext:value-type="float">
            <text:p>18</text:p>
          </table:table-cell>
          <table:table-cell table:number-columns-repeated="2" office:value-type="float" office:value="1" calcext:value-type="float">
            <text:p>1</text:p>
          </table:table-cell>
          <table:table-cell table:formula="of:=([.E89]+[.F89])^2" office:value-type="float" office:value="4" calcext:value-type="float">
            <text:p>4</text:p>
          </table:table-cell>
          <table:table-cell table:formula="of:=IF([.C89] &gt;=1; [.G89]/[.C89]; &quot;&quot; )" office:value-type="float" office:value="3.65965233302836" calcext:value-type="float">
            <text:p>3.65965233302836</text:p>
          </table:table-cell>
        </table:table-row>
        <table:table-row table:style-name="ro1">
          <table:table-cell office:value-type="string" calcext:value-type="string">
            <text:p>all/import/demo/demo.vpr</text:p>
          </table:table-cell>
          <table:table-cell office:value-type="float" office:value="1.47015610651974" calcext:value-type="float">
            <text:p>1.47015610651974</text:p>
          </table:table-cell>
          <table:table-cell office:value-type="float" office:value="1.089" calcext:value-type="float">
            <text:p>1.089</text:p>
          </table:table-cell>
          <table:table-cell office:value-type="float" office:value="18" calcext:value-type="float">
            <text:p>18</text:p>
          </table:table-cell>
          <table:table-cell table:number-columns-repeated="2" office:value-type="float" office:value="0" calcext:value-type="float">
            <text:p>0</text:p>
          </table:table-cell>
          <table:table-cell table:formula="of:=([.E90]+[.F90])^2" office:value-type="float" office:value="0" calcext:value-type="float">
            <text:p>0</text:p>
          </table:table-cell>
          <table:table-cell table:formula="of:=IF([.C90] &gt;=1; [.G90]/[.C90]; &quot;&quot; )" office:value-type="float" office:value="0" calcext:value-type="float">
            <text:p>0</text:p>
          </table:table-cell>
        </table:table-row>
        <table:table-row table:style-name="ro1">
          <table:table-cell office:value-type="string" calcext:value-type="string">
            <text:p>all/import/demo/list.vpr</text:p>
          </table:table-cell>
          <table:table-cell office:value-type="float" office:value="1.50970873786408" calcext:value-type="float">
            <text:p>1.50970873786408</text:p>
          </table:table-cell>
          <table:table-cell office:value-type="float" office:value="1.03" calcext:value-type="float">
            <text:p>1.03</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table:formula="of:=([.E91]+[.F91])^2" office:value-type="float" office:value="9" calcext:value-type="float">
            <text:p>9</text:p>
          </table:table-cell>
          <table:table-cell table:formula="of:=IF([.C91] &gt;=1; [.G91]/[.C91]; &quot;&quot; )" office:value-type="float" office:value="8.7378640776699" calcext:value-type="float">
            <text:p>8.7378640776699</text:p>
          </table:table-cell>
        </table:table-row>
        <table:table-row table:style-name="ro1">
          <table:table-cell office:value-type="string" calcext:value-type="string">
            <text:p>all/import/init_past/liba.vpr</text:p>
          </table:table-cell>
          <table:table-cell office:value-type="float" office:value="1.23801065719361" calcext:value-type="float">
            <text:p>1.23801065719361</text:p>
          </table:table-cell>
          <table:table-cell office:value-type="float" office:value="1.126" calcext:value-type="float">
            <text:p>1.126</text:p>
          </table:table-cell>
          <table:table-cell office:value-type="float" office:value="10" calcext:value-type="float">
            <text:p>10</text:p>
          </table:table-cell>
          <table:table-cell table:number-columns-repeated="2" office:value-type="float" office:value="0" calcext:value-type="float">
            <text:p>0</text:p>
          </table:table-cell>
          <table:table-cell table:formula="of:=([.E92]+[.F92])^2" office:value-type="float" office:value="0" calcext:value-type="float">
            <text:p>0</text:p>
          </table:table-cell>
          <table:table-cell table:formula="of:=IF([.C92] &gt;=1; [.G92]/[.C92]; &quot;&quot; )" office:value-type="float" office:value="0" calcext:value-type="float">
            <text:p>0</text:p>
          </table:table-cell>
        </table:table-row>
        <table:table-row table:style-name="ro1">
          <table:table-cell office:value-type="string" calcext:value-type="string">
            <text:p>all/import/init_past/libb.vpr</text:p>
          </table:table-cell>
          <table:table-cell office:value-type="float" office:value="1.26701119724376" calcext:value-type="float">
            <text:p>1.26701119724376</text:p>
          </table:table-cell>
          <table:table-cell office:value-type="float" office:value="1.161" calcext:value-type="float">
            <text:p>1.161</text:p>
          </table:table-cell>
          <table:table-cell office:value-type="float" office:value="9" calcext:value-type="float">
            <text:p>9</text:p>
          </table:table-cell>
          <table:table-cell table:number-columns-repeated="2" office:value-type="float" office:value="0" calcext:value-type="float">
            <text:p>0</text:p>
          </table:table-cell>
          <table:table-cell table:formula="of:=([.E93]+[.F93])^2" office:value-type="float" office:value="0" calcext:value-type="float">
            <text:p>0</text:p>
          </table:table-cell>
          <table:table-cell table:formula="of:=IF([.C93] &gt;=1; [.G93]/[.C93]; &quot;&quot; )" office:value-type="float" office:value="0" calcext:value-type="float">
            <text:p>0</text:p>
          </table:table-cell>
        </table:table-row>
        <table:table-row table:style-name="ro1">
          <table:table-cell office:value-type="string" calcext:value-type="string">
            <text:p>all/import/init_past/main.vpr</text:p>
          </table:table-cell>
          <table:table-cell office:value-type="float" office:value="1.29840142095915" calcext:value-type="float">
            <text:p>1.29840142095915</text:p>
          </table:table-cell>
          <table:table-cell office:value-type="float" office:value="1.126" calcext:value-type="float">
            <text:p>1.126</text:p>
          </table:table-cell>
          <table:table-cell office:value-type="float" office:value="9" calcext:value-type="float">
            <text:p>9</text:p>
          </table:table-cell>
          <table:table-cell table:number-columns-repeated="2" office:value-type="float" office:value="0" calcext:value-type="float">
            <text:p>0</text:p>
          </table:table-cell>
          <table:table-cell table:formula="of:=([.E94]+[.F94])^2" office:value-type="float" office:value="0" calcext:value-type="float">
            <text:p>0</text:p>
          </table:table-cell>
          <table:table-cell table:formula="of:=IF([.C94] &gt;=1; [.G94]/[.C94]; &quot;&quot; )" office:value-type="float" office:value="0" calcext:value-type="float">
            <text:p>0</text:p>
          </table:table-cell>
        </table:table-row>
        <table:table-row table:style-name="ro1">
          <table:table-cell office:value-type="string" calcext:value-type="string">
            <text:p>all/import/issue203/main.vpr</text:p>
          </table:table-cell>
          <table:table-cell office:value-type="float" office:value="1.23586572438163" calcext:value-type="float">
            <text:p>1.23586572438163</text:p>
          </table:table-cell>
          <table:table-cell office:value-type="float" office:value="1.132" calcext:value-type="float">
            <text:p>1.132</text:p>
          </table:table-cell>
          <table:table-cell office:value-type="float" office:value="8" calcext:value-type="float">
            <text:p>8</text:p>
          </table:table-cell>
          <table:table-cell table:number-columns-repeated="2" office:value-type="float" office:value="0" calcext:value-type="float">
            <text:p>0</text:p>
          </table:table-cell>
          <table:table-cell table:formula="of:=([.E95]+[.F95])^2" office:value-type="float" office:value="0" calcext:value-type="float">
            <text:p>0</text:p>
          </table:table-cell>
          <table:table-cell table:formula="of:=IF([.C95] &gt;=1; [.G95]/[.C95]; &quot;&quot; )" office:value-type="float" office:value="0" calcext:value-type="float">
            <text:p>0</text:p>
          </table:table-cell>
        </table:table-row>
        <table:table-row table:style-name="ro1">
          <table:table-cell office:value-type="string" calcext:value-type="string">
            <text:p>all/import/issue203/sub/libA.vpr</text:p>
          </table:table-cell>
          <table:table-cell office:value-type="float" office:value="1.35267452402539" calcext:value-type="float">
            <text:p>1.35267452402539</text:p>
          </table:table-cell>
          <table:table-cell office:value-type="float" office:value="1.103" calcext:value-type="float">
            <text:p>1.103</text:p>
          </table:table-cell>
          <table:table-cell office:value-type="float" office:value="8" calcext:value-type="float">
            <text:p>8</text:p>
          </table:table-cell>
          <table:table-cell table:number-columns-repeated="2" office:value-type="float" office:value="0" calcext:value-type="float">
            <text:p>0</text:p>
          </table:table-cell>
          <table:table-cell table:formula="of:=([.E96]+[.F96])^2" office:value-type="float" office:value="0" calcext:value-type="float">
            <text:p>0</text:p>
          </table:table-cell>
          <table:table-cell table:formula="of:=IF([.C96] &gt;=1; [.G96]/[.C96]; &quot;&quot; )" office:value-type="float" office:value="0" calcext:value-type="float">
            <text:p>0</text:p>
          </table:table-cell>
        </table:table-row>
        <table:table-row table:style-name="ro1">
          <table:table-cell office:value-type="string" calcext:value-type="string">
            <text:p>all/import/issue203/sub/libB.vpr</text:p>
          </table:table-cell>
          <table:table-cell office:value-type="float" office:value="1.31747483989021" calcext:value-type="float">
            <text:p>1.31747483989021</text:p>
          </table:table-cell>
          <table:table-cell office:value-type="float" office:value="1.093" calcext:value-type="float">
            <text:p>1.093</text:p>
          </table:table-cell>
          <table:table-cell office:value-type="float" office:value="9" calcext:value-type="float">
            <text:p>9</text:p>
          </table:table-cell>
          <table:table-cell table:number-columns-repeated="2" office:value-type="float" office:value="0" calcext:value-type="float">
            <text:p>0</text:p>
          </table:table-cell>
          <table:table-cell table:formula="of:=([.E97]+[.F97])^2" office:value-type="float" office:value="0" calcext:value-type="float">
            <text:p>0</text:p>
          </table:table-cell>
          <table:table-cell table:formula="of:=IF([.C97] &gt;=1; [.G97]/[.C97]; &quot;&quot; )" office:value-type="float" office:value="0" calcext:value-type="float">
            <text:p>0</text:p>
          </table:table-cell>
        </table:table-row>
        <table:table-row table:style-name="ro1">
          <table:table-cell office:value-type="string" calcext:value-type="string">
            <text:p>all/import/loop/main.vpr</text:p>
          </table:table-cell>
          <table:table-cell office:value-type="float" office:value="1.32017937219731" calcext:value-type="float">
            <text:p>1.32017937219731</text:p>
          </table:table-cell>
          <table:table-cell office:value-type="float" office:value="1.115" calcext:value-type="float">
            <text:p>1.115</text:p>
          </table:table-cell>
          <table:table-cell office:value-type="float" office:value="13" calcext:value-type="float">
            <text:p>13</text:p>
          </table:table-cell>
          <table:table-cell table:number-columns-repeated="2" office:value-type="float" office:value="0" calcext:value-type="float">
            <text:p>0</text:p>
          </table:table-cell>
          <table:table-cell table:formula="of:=([.E98]+[.F98])^2" office:value-type="float" office:value="0" calcext:value-type="float">
            <text:p>0</text:p>
          </table:table-cell>
          <table:table-cell table:formula="of:=IF([.C98] &gt;=1; [.G98]/[.C98]; &quot;&quot; )" office:value-type="float" office:value="0" calcext:value-type="float">
            <text:p>0</text:p>
          </table:table-cell>
        </table:table-row>
        <table:table-row table:style-name="ro1">
          <table:table-cell office:value-type="string" calcext:value-type="string">
            <text:p>all/import/standard_import/basic.vpr</text:p>
          </table:table-cell>
          <table:table-cell office:value-type="float" office:value="1.22955145118734" calcext:value-type="float">
            <text:p>1.22955145118734</text:p>
          </table:table-cell>
          <table:table-cell office:value-type="float" office:value="1.137" calcext:value-type="float">
            <text:p>1.137</text:p>
          </table:table-cell>
          <table:table-cell office:value-type="float" office:value="12" calcext:value-type="float">
            <text:p>12</text:p>
          </table:table-cell>
          <table:table-cell table:number-columns-repeated="2" office:value-type="float" office:value="0" calcext:value-type="float">
            <text:p>0</text:p>
          </table:table-cell>
          <table:table-cell table:formula="of:=([.E99]+[.F99])^2" office:value-type="float" office:value="0" calcext:value-type="float">
            <text:p>0</text:p>
          </table:table-cell>
          <table:table-cell table:formula="of:=IF([.C99] &gt;=1; [.G99]/[.C99]; &quot;&quot; )" office:value-type="float" office:value="0" calcext:value-type="float">
            <text:p>0</text:p>
          </table:table-cell>
        </table:table-row>
        <table:table-row table:style-name="ro1">
          <table:table-cell office:value-type="string" calcext:value-type="string">
            <text:p>all/import/standard_import/local_and_standard.vpr</text:p>
          </table:table-cell>
          <table:table-cell office:value-type="float" office:value="1.35267857142857" calcext:value-type="float">
            <text:p>1.35267857142857</text:p>
          </table:table-cell>
          <table:table-cell office:value-type="float" office:value="1.12" calcext:value-type="float">
            <text:p>1.12</text:p>
          </table:table-cell>
          <table:table-cell office:value-type="float" office:value="9" calcext:value-type="float">
            <text:p>9</text:p>
          </table:table-cell>
          <table:table-cell table:number-columns-repeated="2" office:value-type="float" office:value="0" calcext:value-type="float">
            <text:p>0</text:p>
          </table:table-cell>
          <table:table-cell table:formula="of:=([.E100]+[.F100])^2" office:value-type="float" office:value="0" calcext:value-type="float">
            <text:p>0</text:p>
          </table:table-cell>
          <table:table-cell table:formula="of:=IF([.C100] &gt;=1; [.G100]/[.C100]; &quot;&quot; )" office:value-type="float" office:value="0" calcext:value-type="float">
            <text:p>0</text:p>
          </table:table-cell>
        </table:table-row>
        <table:table-row table:style-name="ro1">
          <table:table-cell office:value-type="string" calcext:value-type="string">
            <text:p>all/import/standard_import/local_then_standard.vpr</text:p>
          </table:table-cell>
          <table:table-cell office:value-type="float" office:value="1.21646859083192" calcext:value-type="float">
            <text:p>1.21646859083192</text:p>
          </table:table-cell>
          <table:table-cell office:value-type="float" office:value="1.178" calcext:value-type="float">
            <text:p>1.178</text:p>
          </table:table-cell>
          <table:table-cell office:value-type="float" office:value="8" calcext:value-type="float">
            <text:p>8</text:p>
          </table:table-cell>
          <table:table-cell table:number-columns-repeated="2" office:value-type="float" office:value="0" calcext:value-type="float">
            <text:p>0</text:p>
          </table:table-cell>
          <table:table-cell table:formula="of:=([.E101]+[.F101])^2" office:value-type="float" office:value="0" calcext:value-type="float">
            <text:p>0</text:p>
          </table:table-cell>
          <table:table-cell table:formula="of:=IF([.C101] &gt;=1; [.G101]/[.C101]; &quot;&quot; )" office:value-type="float" office:value="0" calcext:value-type="float">
            <text:p>0</text:p>
          </table:table-cell>
        </table:table-row>
        <table:table-row table:style-name="ro1">
          <table:table-cell office:value-type="string" calcext:value-type="string">
            <text:p>all/import/standard_import/loop_both.vpr</text:p>
          </table:table-cell>
          <table:table-cell office:value-type="float" office:value="1.25188916876574" calcext:value-type="float">
            <text:p>1.25188916876574</text:p>
          </table:table-cell>
          <table:table-cell office:value-type="float" office:value="1.191" calcext:value-type="float">
            <text:p>1.191</text:p>
          </table:table-cell>
          <table:table-cell office:value-type="float" office:value="14" calcext:value-type="float">
            <text:p>14</text:p>
          </table:table-cell>
          <table:table-cell table:number-columns-repeated="2" office:value-type="float" office:value="0" calcext:value-type="float">
            <text:p>0</text:p>
          </table:table-cell>
          <table:table-cell table:formula="of:=([.E102]+[.F102])^2" office:value-type="float" office:value="0" calcext:value-type="float">
            <text:p>0</text:p>
          </table:table-cell>
          <table:table-cell table:formula="of:=IF([.C102] &gt;=1; [.G102]/[.C102]; &quot;&quot; )" office:value-type="float" office:value="0" calcext:value-type="float">
            <text:p>0</text:p>
          </table:table-cell>
        </table:table-row>
        <table:table-row table:style-name="ro1">
          <table:table-cell office:value-type="string" calcext:value-type="string">
            <text:p>all/import/standard_import/loop_local.vpr</text:p>
          </table:table-cell>
          <table:table-cell office:value-type="float" office:value="1.25147679324895" calcext:value-type="float">
            <text:p>1.25147679324895</text:p>
          </table:table-cell>
          <table:table-cell office:value-type="float" office:value="1.185" calcext:value-type="float">
            <text:p>1.185</text:p>
          </table:table-cell>
          <table:table-cell office:value-type="float" office:value="14" calcext:value-type="float">
            <text:p>14</text:p>
          </table:table-cell>
          <table:table-cell table:number-columns-repeated="2" office:value-type="float" office:value="0" calcext:value-type="float">
            <text:p>0</text:p>
          </table:table-cell>
          <table:table-cell table:formula="of:=([.E103]+[.F103])^2" office:value-type="float" office:value="0" calcext:value-type="float">
            <text:p>0</text:p>
          </table:table-cell>
          <table:table-cell table:formula="of:=IF([.C103] &gt;=1; [.G103]/[.C103]; &quot;&quot; )" office:value-type="float" office:value="0" calcext:value-type="float">
            <text:p>0</text:p>
          </table:table-cell>
        </table:table-row>
        <table:table-row table:style-name="ro1">
          <table:table-cell office:value-type="string" calcext:value-type="string">
            <text:p>all/import/standard_import/loop_standard.vpr</text:p>
          </table:table-cell>
          <table:table-cell office:value-type="float" office:value="1.26329331046312" calcext:value-type="float">
            <text:p>1.26329331046312</text:p>
          </table:table-cell>
          <table:table-cell office:value-type="float" office:value="1.166" calcext:value-type="float">
            <text:p>1.166</text:p>
          </table:table-cell>
          <table:table-cell office:value-type="float" office:value="14" calcext:value-type="float">
            <text:p>14</text:p>
          </table:table-cell>
          <table:table-cell table:number-columns-repeated="2" office:value-type="float" office:value="0" calcext:value-type="float">
            <text:p>0</text:p>
          </table:table-cell>
          <table:table-cell table:formula="of:=([.E104]+[.F104])^2" office:value-type="float" office:value="0" calcext:value-type="float">
            <text:p>0</text:p>
          </table:table-cell>
          <table:table-cell table:formula="of:=IF([.C104] &gt;=1; [.G104]/[.C104]; &quot;&quot; )" office:value-type="float" office:value="0" calcext:value-type="float">
            <text:p>0</text:p>
          </table:table-cell>
        </table:table-row>
        <table:table-row table:style-name="ro1">
          <table:table-cell office:value-type="string" calcext:value-type="string">
            <text:p>all/inhale_exhale/basic.vpr</text:p>
          </table:table-cell>
          <table:table-cell office:value-type="float" office:value="1.29518619436876" calcext:value-type="float">
            <text:p>1.29518619436876</text:p>
          </table:table-cell>
          <table:table-cell office:value-type="float" office:value="1.101" calcext:value-type="float">
            <text:p>1.101</text:p>
          </table:table-cell>
          <table:table-cell office:value-type="float" office:value="80" calcext:value-type="float">
            <text:p>80</text:p>
          </table:table-cell>
          <table:table-cell table:number-columns-repeated="2" office:value-type="float" office:value="0" calcext:value-type="float">
            <text:p>0</text:p>
          </table:table-cell>
          <table:table-cell table:formula="of:=([.E105]+[.F105])^2" office:value-type="float" office:value="0" calcext:value-type="float">
            <text:p>0</text:p>
          </table:table-cell>
          <table:table-cell table:formula="of:=IF([.C105] &gt;=1; [.G105]/[.C105]; &quot;&quot; )" office:value-type="float" office:value="0" calcext:value-type="float">
            <text:p>0</text:p>
          </table:table-cell>
        </table:table-row>
        <table:table-row table:style-name="ro1">
          <table:table-cell office:value-type="string" calcext:value-type="string">
            <text:p>all/inhale_exhale/disjunction.vpr</text:p>
          </table:table-cell>
          <table:table-cell office:value-type="float" office:value="1.34930875576037" calcext:value-type="float">
            <text:p>1.34930875576037</text:p>
          </table:table-cell>
          <table:table-cell office:value-type="float" office:value="1.085" calcext:value-type="float">
            <text:p>1.085</text:p>
          </table:table-cell>
          <table:table-cell office:value-type="float" office:value="7" calcext:value-type="float">
            <text:p>7</text:p>
          </table:table-cell>
          <table:table-cell table:number-columns-repeated="2" office:value-type="float" office:value="0" calcext:value-type="float">
            <text:p>0</text:p>
          </table:table-cell>
          <table:table-cell table:formula="of:=([.E106]+[.F106])^2" office:value-type="float" office:value="0" calcext:value-type="float">
            <text:p>0</text:p>
          </table:table-cell>
          <table:table-cell table:formula="of:=IF([.C106] &gt;=1; [.G106]/[.C106]; &quot;&quot; )" office:value-type="float" office:value="0" calcext:value-type="float">
            <text:p>0</text:p>
          </table:table-cell>
        </table:table-row>
        <table:table-row table:style-name="ro1">
          <table:table-cell office:value-type="string" calcext:value-type="string">
            <text:p>all/inhale_exhale/loops.vpr</text:p>
          </table:table-cell>
          <table:table-cell office:value-type="float" office:value="1.3433242506812" calcext:value-type="float">
            <text:p>1.3433242506812</text:p>
          </table:table-cell>
          <table:table-cell office:value-type="float" office:value="1.101" calcext:value-type="float">
            <text:p>1.101</text:p>
          </table:table-cell>
          <table:table-cell office:value-type="float" office:value="76" calcext:value-type="float">
            <text:p>76</text:p>
          </table:table-cell>
          <table:table-cell office:value-type="float" office:value="1" calcext:value-type="float">
            <text:p>1</text:p>
          </table:table-cell>
          <table:table-cell office:value-type="float" office:value="0" calcext:value-type="float">
            <text:p>0</text:p>
          </table:table-cell>
          <table:table-cell table:formula="of:=([.E107]+[.F107])^2" office:value-type="float" office:value="1" calcext:value-type="float">
            <text:p>1</text:p>
          </table:table-cell>
          <table:table-cell table:formula="of:=IF([.C107] &gt;=1; [.G107]/[.C107]; &quot;&quot; )" office:value-type="float" office:value="0.908265213442325" calcext:value-type="float">
            <text:p>0.908265213442325</text:p>
          </table:table-cell>
        </table:table-row>
        <table:table-row table:style-name="ro1">
          <table:table-cell office:value-type="string" calcext:value-type="string">
            <text:p>all/inhale_exhale/permissions.vpr</text:p>
          </table:table-cell>
          <table:table-cell office:value-type="float" office:value="1.34859154929577" calcext:value-type="float">
            <text:p>1.34859154929577</text:p>
          </table:table-cell>
          <table:table-cell office:value-type="float" office:value="1.136" calcext:value-type="float">
            <text:p>1.136</text:p>
          </table:table-cell>
          <table:table-cell office:value-type="float" office:value="102" calcext:value-type="float">
            <text:p>102</text:p>
          </table:table-cell>
          <table:table-cell office:value-type="float" office:value="1" calcext:value-type="float">
            <text:p>1</text:p>
          </table:table-cell>
          <table:table-cell office:value-type="float" office:value="0" calcext:value-type="float">
            <text:p>0</text:p>
          </table:table-cell>
          <table:table-cell table:formula="of:=([.E108]+[.F108])^2" office:value-type="float" office:value="1" calcext:value-type="float">
            <text:p>1</text:p>
          </table:table-cell>
          <table:table-cell table:formula="of:=IF([.C108] &gt;=1; [.G108]/[.C108]; &quot;&quot; )" office:value-type="float" office:value="0.880281690140845" calcext:value-type="float">
            <text:p>0.880281690140845</text:p>
          </table:table-cell>
        </table:table-row>
        <table:table-row table:style-name="ro1">
          <table:table-cell office:value-type="string" calcext:value-type="string">
            <text:p>all/inhale_exhale/pure_expressions.vpr</text:p>
          </table:table-cell>
          <table:table-cell office:value-type="float" office:value="1.27297056199822" calcext:value-type="float">
            <text:p>1.27297056199822</text:p>
          </table:table-cell>
          <table:table-cell office:value-type="float" office:value="1.121" calcext:value-type="float">
            <text:p>1.121</text:p>
          </table:table-cell>
          <table:table-cell office:value-type="float" office:value="107" calcext:value-type="float">
            <text:p>107</text:p>
          </table:table-cell>
          <table:table-cell table:number-columns-repeated="2" office:value-type="float" office:value="0" calcext:value-type="float">
            <text:p>0</text:p>
          </table:table-cell>
          <table:table-cell table:formula="of:=([.E109]+[.F109])^2" office:value-type="float" office:value="0" calcext:value-type="float">
            <text:p>0</text:p>
          </table:table-cell>
          <table:table-cell table:formula="of:=IF([.C109] &gt;=1; [.G109]/[.C109]; &quot;&quot; )" office:value-type="float" office:value="0" calcext:value-type="float">
            <text:p>0</text:p>
          </table:table-cell>
        </table:table-row>
        <table:table-row table:style-name="ro1">
          <table:table-cell office:value-type="string" calcext:value-type="string">
            <text:p>all/inhale_exhale/wellformedness.vpr</text:p>
          </table:table-cell>
          <table:table-cell office:value-type="float" office:value="1.27758913412564" calcext:value-type="float">
            <text:p>1.27758913412564</text:p>
          </table:table-cell>
          <table:table-cell office:value-type="float" office:value="1.178" calcext:value-type="float">
            <text:p>1.178</text:p>
          </table:table-cell>
          <table:table-cell office:value-type="float" office:value="200" calcext:value-type="float">
            <text:p>200</text:p>
          </table:table-cell>
          <table:table-cell office:value-type="float" office:value="1" calcext:value-type="float">
            <text:p>1</text:p>
          </table:table-cell>
          <table:table-cell office:value-type="float" office:value="0" calcext:value-type="float">
            <text:p>0</text:p>
          </table:table-cell>
          <table:table-cell table:formula="of:=([.E110]+[.F110])^2" office:value-type="float" office:value="1" calcext:value-type="float">
            <text:p>1</text:p>
          </table:table-cell>
          <table:table-cell table:formula="of:=IF([.C110] &gt;=1; [.G110]/[.C110]; &quot;&quot; )" office:value-type="float" office:value="0.848896434634974" calcext:value-type="float">
            <text:p>0.848896434634974</text:p>
          </table:table-cell>
        </table:table-row>
        <table:table-row table:style-name="ro1">
          <table:table-cell office:value-type="string" calcext:value-type="string">
            <text:p>all/invariants/loops1.vpr</text:p>
          </table:table-cell>
          <table:table-cell office:value-type="float" office:value="1.33593073593074" calcext:value-type="float">
            <text:p>1.33593073593074</text:p>
          </table:table-cell>
          <table:table-cell office:value-type="float" office:value="1.155" calcext:value-type="float">
            <text:p>1.155</text:p>
          </table:table-cell>
          <table:table-cell office:value-type="float" office:value="117" calcext:value-type="float">
            <text:p>117</text:p>
          </table:table-cell>
          <table:table-cell office:value-type="float" office:value="1" calcext:value-type="float">
            <text:p>1</text:p>
          </table:table-cell>
          <table:table-cell office:value-type="float" office:value="0" calcext:value-type="float">
            <text:p>0</text:p>
          </table:table-cell>
          <table:table-cell table:formula="of:=([.E111]+[.F111])^2" office:value-type="float" office:value="1" calcext:value-type="float">
            <text:p>1</text:p>
          </table:table-cell>
          <table:table-cell table:formula="of:=IF([.C111] &gt;=1; [.G111]/[.C111]; &quot;&quot; )" office:value-type="float" office:value="0.865800865800866" calcext:value-type="float">
            <text:p>0.865800865800866</text:p>
          </table:table-cell>
        </table:table-row>
        <table:table-row table:style-name="ro1">
          <table:table-cell office:value-type="string" calcext:value-type="string">
            <text:p>all/invariants/loops2.vpr</text:p>
          </table:table-cell>
          <table:table-cell office:value-type="float" office:value="1.29857397504456" calcext:value-type="float">
            <text:p>1.29857397504456</text:p>
          </table:table-cell>
          <table:table-cell office:value-type="float" office:value="1.122" calcext:value-type="float">
            <text:p>1.122</text:p>
          </table:table-cell>
          <table:table-cell office:value-type="float" office:value="37" calcext:value-type="float">
            <text:p>37</text:p>
          </table:table-cell>
          <table:table-cell table:number-columns-repeated="2" office:value-type="float" office:value="0" calcext:value-type="float">
            <text:p>0</text:p>
          </table:table-cell>
          <table:table-cell table:formula="of:=([.E112]+[.F112])^2" office:value-type="float" office:value="0" calcext:value-type="float">
            <text:p>0</text:p>
          </table:table-cell>
          <table:table-cell table:formula="of:=IF([.C112] &gt;=1; [.G112]/[.C112]; &quot;&quot; )" office:value-type="float" office:value="0" calcext:value-type="float">
            <text:p>0</text:p>
          </table:table-cell>
        </table:table-row>
        <table:table-row table:style-name="ro1">
          <table:table-cell office:value-type="string" calcext:value-type="string">
            <text:p>all/invariants/while1.vpr</text:p>
          </table:table-cell>
          <table:table-cell office:value-type="float" office:value="1.39055793991416" calcext:value-type="float">
            <text:p>1.39055793991416</text:p>
          </table:table-cell>
          <table:table-cell office:value-type="float" office:value="1.165" calcext:value-type="float">
            <text:p>1.165</text:p>
          </table:table-cell>
          <table:table-cell office:value-type="float" office:value="85" calcext:value-type="float">
            <text:p>85</text:p>
          </table:table-cell>
          <table:table-cell office:value-type="float" office:value="1" calcext:value-type="float">
            <text:p>1</text:p>
          </table:table-cell>
          <table:table-cell office:value-type="float" office:value="0" calcext:value-type="float">
            <text:p>0</text:p>
          </table:table-cell>
          <table:table-cell table:formula="of:=([.E113]+[.F113])^2" office:value-type="float" office:value="1" calcext:value-type="float">
            <text:p>1</text:p>
          </table:table-cell>
          <table:table-cell table:formula="of:=IF([.C113] &gt;=1; [.G113]/[.C113]; &quot;&quot; )" office:value-type="float" office:value="0.858369098712446" calcext:value-type="float">
            <text:p>0.858369098712446</text:p>
          </table:table-cell>
        </table:table-row>
        <table:table-row table:style-name="ro1">
          <table:table-cell office:value-type="string" calcext:value-type="string">
            <text:p>all/invariants/while2.vpr</text:p>
          </table:table-cell>
          <table:table-cell office:value-type="float" office:value="1.4247460757156" calcext:value-type="float">
            <text:p>1.4247460757156</text:p>
          </table:table-cell>
          <table:table-cell office:value-type="float" office:value="1.083" calcext:value-type="float">
            <text:p>1.083</text:p>
          </table:table-cell>
          <table:table-cell office:value-type="float" office:value="56" calcext:value-type="float">
            <text:p>56</text:p>
          </table:table-cell>
          <table:table-cell office:value-type="float" office:value="1" calcext:value-type="float">
            <text:p>1</text:p>
          </table:table-cell>
          <table:table-cell office:value-type="float" office:value="0" calcext:value-type="float">
            <text:p>0</text:p>
          </table:table-cell>
          <table:table-cell table:formula="of:=([.E114]+[.F114])^2" office:value-type="float" office:value="1" calcext:value-type="float">
            <text:p>1</text:p>
          </table:table-cell>
          <table:table-cell table:formula="of:=IF([.C114] &gt;=1; [.G114]/[.C114]; &quot;&quot; )" office:value-type="float" office:value="0.923361034164358" calcext:value-type="float">
            <text:p>0.923361034164358</text:p>
          </table:table-cell>
        </table:table-row>
        <table:table-row table:style-name="ro1">
          <table:table-cell office:value-type="string" calcext:value-type="string">
            <text:p>all/invariants/while3.vpr</text:p>
          </table:table-cell>
          <table:table-cell office:value-type="float" office:value="1.29072907290729" calcext:value-type="float">
            <text:p>1.29072907290729</text:p>
          </table:table-cell>
          <table:table-cell office:value-type="float" office:value="1.111" calcext:value-type="float">
            <text:p>1.111</text:p>
          </table:table-cell>
          <table:table-cell office:value-type="float" office:value="64" calcext:value-type="float">
            <text:p>64</text:p>
          </table:table-cell>
          <table:table-cell table:number-columns-repeated="2" office:value-type="float" office:value="1" calcext:value-type="float">
            <text:p>1</text:p>
          </table:table-cell>
          <table:table-cell table:formula="of:=([.E115]+[.F115])^2" office:value-type="float" office:value="4" calcext:value-type="float">
            <text:p>4</text:p>
          </table:table-cell>
          <table:table-cell table:formula="of:=IF([.C115] &gt;=1; [.G115]/[.C115]; &quot;&quot; )" office:value-type="float" office:value="3.6003600360036" calcext:value-type="float">
            <text:p>3.6003600360036</text:p>
          </table:table-cell>
        </table:table-row>
        <table:table-row table:style-name="ro1">
          <table:table-cell office:value-type="string" calcext:value-type="string">
            <text:p>all/issues/carbon/0002.vpr</text:p>
          </table:table-cell>
          <table:table-cell office:value-type="float" office:value="1.33176470588235" calcext:value-type="float">
            <text:p>1.33176470588235</text:p>
          </table:table-cell>
          <table:table-cell office:value-type="float" office:value="1.275" calcext:value-type="float">
            <text:p>1.27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formula="of:=([.E116]+[.F116])^2" office:value-type="float" office:value="1" calcext:value-type="float">
            <text:p>1</text:p>
          </table:table-cell>
          <table:table-cell table:formula="of:=IF([.C116] &gt;=1; [.G116]/[.C116]; &quot;&quot; )" office:value-type="float" office:value="0.784313725490196" calcext:value-type="float">
            <text:p>0.784313725490196</text:p>
          </table:table-cell>
        </table:table-row>
        <table:table-row table:style-name="ro1">
          <table:table-cell office:value-type="string" calcext:value-type="string">
            <text:p>all/issues/carbon/0004.vpr</text:p>
          </table:table-cell>
          <table:table-cell office:value-type="float" office:value="1.3515037593985" calcext:value-type="float">
            <text:p>1.3515037593985</text:p>
          </table:table-cell>
          <table:table-cell office:value-type="float" office:value="1.064" calcext:value-type="float">
            <text:p>1.06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formula="of:=([.E117]+[.F117])^2" office:value-type="float" office:value="1" calcext:value-type="float">
            <text:p>1</text:p>
          </table:table-cell>
          <table:table-cell table:formula="of:=IF([.C117] &gt;=1; [.G117]/[.C117]; &quot;&quot; )" office:value-type="float" office:value="0.93984962406015" calcext:value-type="float">
            <text:p>0.93984962406015</text:p>
          </table:table-cell>
        </table:table-row>
        <table:table-row table:style-name="ro1">
          <table:table-cell office:value-type="string" calcext:value-type="string">
            <text:p>all/issues/carbon/0005.vpr</text:p>
          </table:table-cell>
          <table:table-cell office:value-type="float" office:value="1.30173199635369" calcext:value-type="float">
            <text:p>1.30173199635369</text:p>
          </table:table-cell>
          <table:table-cell office:value-type="float" office:value="1.097" calcext:value-type="float">
            <text:p>1.09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formula="of:=([.E118]+[.F118])^2" office:value-type="float" office:value="1" calcext:value-type="float">
            <text:p>1</text:p>
          </table:table-cell>
          <table:table-cell table:formula="of:=IF([.C118] &gt;=1; [.G118]/[.C118]; &quot;&quot; )" office:value-type="float" office:value="0.911577028258888" calcext:value-type="float">
            <text:p>0.911577028258888</text:p>
          </table:table-cell>
        </table:table-row>
        <table:table-row table:style-name="ro1">
          <table:table-cell office:value-type="string" calcext:value-type="string">
            <text:p>all/issues/carbon/0006.vpr</text:p>
          </table:table-cell>
          <table:table-cell office:value-type="float" office:value="1.3401297497683" calcext:value-type="float">
            <text:p>1.3401297497683</text:p>
          </table:table-cell>
          <table:table-cell office:value-type="float" office:value="1.079" calcext:value-type="float">
            <text:p>1.079</text:p>
          </table:table-cell>
          <table:table-cell office:value-type="float" office:value="4" calcext:value-type="float">
            <text:p>4</text:p>
          </table:table-cell>
          <table:table-cell table:number-columns-repeated="2" office:value-type="float" office:value="0" calcext:value-type="float">
            <text:p>0</text:p>
          </table:table-cell>
          <table:table-cell table:formula="of:=([.E119]+[.F119])^2" office:value-type="float" office:value="0" calcext:value-type="float">
            <text:p>0</text:p>
          </table:table-cell>
          <table:table-cell table:formula="of:=IF([.C119] &gt;=1; [.G119]/[.C119]; &quot;&quot; )" office:value-type="float" office:value="0" calcext:value-type="float">
            <text:p>0</text:p>
          </table:table-cell>
        </table:table-row>
        <table:table-row table:style-name="ro1">
          <table:table-cell office:value-type="string" calcext:value-type="string">
            <text:p>all/issues/carbon/0008.vpr</text:p>
          </table:table-cell>
          <table:table-cell office:value-type="float" office:value="1.21884057971015" calcext:value-type="float">
            <text:p>1.21884057971015</text:p>
          </table:table-cell>
          <table:table-cell office:value-type="float" office:value="1.38" calcext:value-type="float">
            <text:p>1.38</text:p>
          </table:table-cell>
          <table:table-cell office:value-type="float" office:value="18" calcext:value-type="float">
            <text:p>18</text:p>
          </table:table-cell>
          <table:table-cell table:number-columns-repeated="2" office:value-type="float" office:value="0" calcext:value-type="float">
            <text:p>0</text:p>
          </table:table-cell>
          <table:table-cell table:formula="of:=([.E120]+[.F120])^2" office:value-type="float" office:value="0" calcext:value-type="float">
            <text:p>0</text:p>
          </table:table-cell>
          <table:table-cell table:formula="of:=IF([.C120] &gt;=1; [.G120]/[.C120]; &quot;&quot; )" office:value-type="float" office:value="0" calcext:value-type="float">
            <text:p>0</text:p>
          </table:table-cell>
        </table:table-row>
        <table:table-row table:style-name="ro1">
          <table:table-cell office:value-type="string" calcext:value-type="string">
            <text:p>all/issues/carbon/0030.vpr</text:p>
          </table:table-cell>
          <table:table-cell office:value-type="float" office:value="1.46442307692308" calcext:value-type="float">
            <text:p>1.46442307692308</text:p>
          </table:table-cell>
          <table:table-cell office:value-type="float" office:value="1.04" calcext:value-type="float">
            <text:p>1.04</text:p>
          </table:table-cell>
          <table:table-cell office:value-type="float" office:value="10" calcext:value-type="float">
            <text:p>10</text:p>
          </table:table-cell>
          <table:table-cell table:number-columns-repeated="2" office:value-type="float" office:value="1" calcext:value-type="float">
            <text:p>1</text:p>
          </table:table-cell>
          <table:table-cell table:formula="of:=([.E121]+[.F121])^2" office:value-type="float" office:value="4" calcext:value-type="float">
            <text:p>4</text:p>
          </table:table-cell>
          <table:table-cell table:formula="of:=IF([.C121] &gt;=1; [.G121]/[.C121]; &quot;&quot; )" office:value-type="float" office:value="3.84615384615385" calcext:value-type="float">
            <text:p>3.84615384615385</text:p>
          </table:table-cell>
        </table:table-row>
        <table:table-row table:style-name="ro1">
          <table:table-cell office:value-type="string" calcext:value-type="string">
            <text:p>all/issues/carbon/0042.vpr</text:p>
          </table:table-cell>
          <table:table-cell office:value-type="float" office:value="1.32179930795848" calcext:value-type="float">
            <text:p>1.32179930795848</text:p>
          </table:table-cell>
          <table:table-cell office:value-type="float" office:value="1.156" calcext:value-type="float">
            <text:p>1.156</text:p>
          </table:table-cell>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formula="of:=([.E122]+[.F122])^2" office:value-type="float" office:value="9" calcext:value-type="float">
            <text:p>9</text:p>
          </table:table-cell>
          <table:table-cell table:formula="of:=IF([.C122] &gt;=1; [.G122]/[.C122]; &quot;&quot; )" office:value-type="float" office:value="7.78546712802768" calcext:value-type="float">
            <text:p>7.78546712802768</text:p>
          </table:table-cell>
        </table:table-row>
        <table:table-row table:style-name="ro1">
          <table:table-cell office:value-type="string" calcext:value-type="string">
            <text:p>all/issues/carbon/0045.vpr</text:p>
          </table:table-cell>
          <table:table-cell office:value-type="float" office:value="1.38461538461538" calcext:value-type="float">
            <text:p>1.38461538461538</text:p>
          </table:table-cell>
          <table:table-cell office:value-type="float" office:value="1.131" calcext:value-type="float">
            <text:p>1.131</text:p>
          </table:table-cell>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formula="of:=([.E123]+[.F123])^2" office:value-type="float" office:value="9" calcext:value-type="float">
            <text:p>9</text:p>
          </table:table-cell>
          <table:table-cell table:formula="of:=IF([.C123] &gt;=1; [.G123]/[.C123]; &quot;&quot; )" office:value-type="float" office:value="7.95755968169761" calcext:value-type="float">
            <text:p>7.95755968169761</text:p>
          </table:table-cell>
        </table:table-row>
        <table:table-row table:style-name="ro1">
          <table:table-cell office:value-type="string" calcext:value-type="string">
            <text:p>all/issues/carbon/0049.vpr</text:p>
          </table:table-cell>
          <table:table-cell office:value-type="float" office:value="1.39310344827586" calcext:value-type="float">
            <text:p>1.39310344827586</text:p>
          </table:table-cell>
          <table:table-cell office:value-type="float" office:value="1.16" calcext:value-type="float">
            <text:p>1.16</text:p>
          </table:table-cell>
          <table:table-cell office:value-type="float" office:value="39" calcext:value-type="float">
            <text:p>39</text:p>
          </table:table-cell>
          <table:table-cell office:value-type="float" office:value="2" calcext:value-type="float">
            <text:p>2</text:p>
          </table:table-cell>
          <table:table-cell office:value-type="float" office:value="3" calcext:value-type="float">
            <text:p>3</text:p>
          </table:table-cell>
          <table:table-cell table:formula="of:=([.E124]+[.F124])^2" office:value-type="float" office:value="25" calcext:value-type="float">
            <text:p>25</text:p>
          </table:table-cell>
          <table:table-cell table:formula="of:=IF([.C124] &gt;=1; [.G124]/[.C124]; &quot;&quot; )" office:value-type="float" office:value="21.551724137931" calcext:value-type="float">
            <text:p>21.551724137931</text:p>
          </table:table-cell>
        </table:table-row>
        <table:table-row table:style-name="ro1">
          <table:table-cell office:value-type="string" calcext:value-type="string">
            <text:p>all/issues/carbon/0052.vpr</text:p>
          </table:table-cell>
          <table:table-cell office:value-type="float" office:value="1.37220149253731" calcext:value-type="float">
            <text:p>1.37220149253731</text:p>
          </table:table-cell>
          <table:table-cell office:value-type="float" office:value="1.072" calcext:value-type="float">
            <text:p>1.07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formula="of:=([.E125]+[.F125])^2" office:value-type="float" office:value="1" calcext:value-type="float">
            <text:p>1</text:p>
          </table:table-cell>
          <table:table-cell table:formula="of:=IF([.C125] &gt;=1; [.G125]/[.C125]; &quot;&quot; )" office:value-type="float" office:value="0.932835820895522" calcext:value-type="float">
            <text:p>0.932835820895522</text:p>
          </table:table-cell>
        </table:table-row>
        <table:table-row table:style-name="ro1">
          <table:table-cell office:value-type="string" calcext:value-type="string">
            <text:p>all/issues/carbon/0053.vpr</text:p>
          </table:table-cell>
          <table:table-cell office:value-type="float" office:value="1.37855787476281" calcext:value-type="float">
            <text:p>1.37855787476281</text:p>
          </table:table-cell>
          <table:table-cell office:value-type="float" office:value="1.054" calcext:value-type="float">
            <text:p>1.054</text:p>
          </table:table-cell>
          <table:table-cell office:value-type="float" office:value="20" calcext:value-type="float">
            <text:p>20</text:p>
          </table:table-cell>
          <table:table-cell table:number-columns-repeated="2" office:value-type="float" office:value="1" calcext:value-type="float">
            <text:p>1</text:p>
          </table:table-cell>
          <table:table-cell table:formula="of:=([.E126]+[.F126])^2" office:value-type="float" office:value="4" calcext:value-type="float">
            <text:p>4</text:p>
          </table:table-cell>
          <table:table-cell table:formula="of:=IF([.C126] &gt;=1; [.G126]/[.C126]; &quot;&quot; )" office:value-type="float" office:value="3.79506641366224" calcext:value-type="float">
            <text:p>3.79506641366224</text:p>
          </table:table-cell>
        </table:table-row>
        <table:table-row table:style-name="ro1">
          <table:table-cell office:value-type="string" calcext:value-type="string">
            <text:p>all/issues/carbon/0054.vpr</text:p>
          </table:table-cell>
          <table:table-cell office:value-type="float" office:value="1.40145322434151" calcext:value-type="float">
            <text:p>1.40145322434151</text:p>
          </table:table-cell>
          <table:table-cell office:value-type="float" office:value="1.101" calcext:value-type="float">
            <text:p>1.101</text:p>
          </table:table-cell>
          <table:table-cell office:value-type="float" office:value="21" calcext:value-type="float">
            <text:p>21</text:p>
          </table:table-cell>
          <table:table-cell table:number-columns-repeated="2" office:value-type="float" office:value="1" calcext:value-type="float">
            <text:p>1</text:p>
          </table:table-cell>
          <table:table-cell table:formula="of:=([.E127]+[.F127])^2" office:value-type="float" office:value="4" calcext:value-type="float">
            <text:p>4</text:p>
          </table:table-cell>
          <table:table-cell table:formula="of:=IF([.C127] &gt;=1; [.G127]/[.C127]; &quot;&quot; )" office:value-type="float" office:value="3.6330608537693" calcext:value-type="float">
            <text:p>3.6330608537693</text:p>
          </table:table-cell>
        </table:table-row>
        <table:table-row table:style-name="ro1">
          <table:table-cell office:value-type="string" calcext:value-type="string">
            <text:p>all/issues/carbon/0055.vpr</text:p>
          </table:table-cell>
          <table:table-cell office:value-type="float" office:value="1.42868852459016" calcext:value-type="float">
            <text:p>1.42868852459016</text:p>
          </table:table-cell>
          <table:table-cell office:value-type="float" office:value="1.22" calcext:value-type="float">
            <text:p>1.22</text:p>
          </table:table-cell>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formula="of:=([.E128]+[.F128])^2" office:value-type="float" office:value="9" calcext:value-type="float">
            <text:p>9</text:p>
          </table:table-cell>
          <table:table-cell table:formula="of:=IF([.C128] &gt;=1; [.G128]/[.C128]; &quot;&quot; )" office:value-type="float" office:value="7.37704918032787" calcext:value-type="float">
            <text:p>7.37704918032787</text:p>
          </table:table-cell>
        </table:table-row>
        <table:table-row table:style-name="ro1">
          <table:table-cell office:value-type="string" calcext:value-type="string">
            <text:p>all/issues/carbon/0056.vpr</text:p>
          </table:table-cell>
          <table:table-cell office:value-type="float" office:value="1.74267100977199" calcext:value-type="float">
            <text:p>1.74267100977199</text:p>
          </table:table-cell>
          <table:table-cell office:value-type="float" office:value="1.228" calcext:value-type="float">
            <text:p>1.228</text:p>
          </table:table-cell>
          <table:table-cell office:value-type="float" office:value="118" calcext:value-type="float">
            <text:p>118</text:p>
          </table:table-cell>
          <table:table-cell office:value-type="float" office:value="12" calcext:value-type="float">
            <text:p>12</text:p>
          </table:table-cell>
          <table:table-cell office:value-type="float" office:value="4" calcext:value-type="float">
            <text:p>4</text:p>
          </table:table-cell>
          <table:table-cell table:formula="of:=([.E129]+[.F129])^2" office:value-type="float" office:value="256" calcext:value-type="float">
            <text:p>256</text:p>
          </table:table-cell>
          <table:table-cell table:formula="of:=IF([.C129] &gt;=1; [.G129]/[.C129]; &quot;&quot; )" office:value-type="float" office:value="208.469055374593" calcext:value-type="float">
            <text:p>208.469055374593</text:p>
          </table:table-cell>
        </table:table-row>
        <table:table-row table:style-name="ro1">
          <table:table-cell office:value-type="string" calcext:value-type="string">
            <text:p>all/issues/carbon/0059-1.vpr</text:p>
          </table:table-cell>
          <table:table-cell office:value-type="float" office:value="1.26851025869759" calcext:value-type="float">
            <text:p>1.26851025869759</text:p>
          </table:table-cell>
          <table:table-cell office:value-type="float" office:value="1.121" calcext:value-type="float">
            <text:p>1.121</text:p>
          </table:table-cell>
          <table:table-cell office:value-type="float" office:value="17" calcext:value-type="float">
            <text:p>17</text:p>
          </table:table-cell>
          <table:table-cell table:number-columns-repeated="2" office:value-type="float" office:value="1" calcext:value-type="float">
            <text:p>1</text:p>
          </table:table-cell>
          <table:table-cell table:formula="of:=([.E130]+[.F130])^2" office:value-type="float" office:value="4" calcext:value-type="float">
            <text:p>4</text:p>
          </table:table-cell>
          <table:table-cell table:formula="of:=IF([.C130] &gt;=1; [.G130]/[.C130]; &quot;&quot; )" office:value-type="float" office:value="3.56824264049955" calcext:value-type="float">
            <text:p>3.56824264049955</text:p>
          </table:table-cell>
        </table:table-row>
        <table:table-row table:style-name="ro1">
          <table:table-cell office:value-type="string" calcext:value-type="string">
            <text:p>all/issues/carbon/0059-2.vpr</text:p>
          </table:table-cell>
          <table:table-cell office:value-type="float" office:value="1.35504587155963" calcext:value-type="float">
            <text:p>1.35504587155963</text:p>
          </table:table-cell>
          <table:table-cell office:value-type="float" office:value="1.09" calcext:value-type="float">
            <text:p>1.09</text:p>
          </table:table-cell>
          <table:table-cell office:value-type="float" office:value="18" calcext:value-type="float">
            <text:p>18</text:p>
          </table:table-cell>
          <table:table-cell table:number-columns-repeated="2" office:value-type="float" office:value="1" calcext:value-type="float">
            <text:p>1</text:p>
          </table:table-cell>
          <table:table-cell table:formula="of:=([.E131]+[.F131])^2" office:value-type="float" office:value="4" calcext:value-type="float">
            <text:p>4</text:p>
          </table:table-cell>
          <table:table-cell table:formula="of:=IF([.C131] &gt;=1; [.G131]/[.C131]; &quot;&quot; )" office:value-type="float" office:value="3.6697247706422" calcext:value-type="float">
            <text:p>3.6697247706422</text:p>
          </table:table-cell>
        </table:table-row>
        <table:table-row table:style-name="ro1">
          <table:table-cell office:value-type="string" calcext:value-type="string">
            <text:p>all/issues/carbon/0059-3.vpr</text:p>
          </table:table-cell>
          <table:table-cell office:value-type="float" office:value="1.41899441340782" calcext:value-type="float">
            <text:p>1.41899441340782</text:p>
          </table:table-cell>
          <table:table-cell office:value-type="float" office:value="1.074" calcext:value-type="float">
            <text:p>1.074</text:p>
          </table:table-cell>
          <table:table-cell office:value-type="float" office:value="14" calcext:value-type="float">
            <text:p>14</text:p>
          </table:table-cell>
          <table:table-cell table:number-columns-repeated="2" office:value-type="float" office:value="1" calcext:value-type="float">
            <text:p>1</text:p>
          </table:table-cell>
          <table:table-cell table:formula="of:=([.E132]+[.F132])^2" office:value-type="float" office:value="4" calcext:value-type="float">
            <text:p>4</text:p>
          </table:table-cell>
          <table:table-cell table:formula="of:=IF([.C132] &gt;=1; [.G132]/[.C132]; &quot;&quot; )" office:value-type="float" office:value="3.7243947858473" calcext:value-type="float">
            <text:p>3.7243947858473</text:p>
          </table:table-cell>
        </table:table-row>
        <table:table-row table:style-name="ro1">
          <table:table-cell office:value-type="string" calcext:value-type="string">
            <text:p>all/issues/carbon/0059.vpr</text:p>
          </table:table-cell>
          <table:table-cell office:value-type="float" office:value="1.6026936026936" calcext:value-type="float">
            <text:p>1.6026936026936</text:p>
          </table:table-cell>
          <table:table-cell office:value-type="float" office:value="1.188" calcext:value-type="float">
            <text:p>1.188</text:p>
          </table:table-cell>
          <table:table-cell office:value-type="float" office:value="43" calcext:value-type="float">
            <text:p>43</text:p>
          </table:table-cell>
          <table:table-cell office:value-type="float" office:value="5" calcext:value-type="float">
            <text:p>5</text:p>
          </table:table-cell>
          <table:table-cell office:value-type="float" office:value="2" calcext:value-type="float">
            <text:p>2</text:p>
          </table:table-cell>
          <table:table-cell table:formula="of:=([.E133]+[.F133])^2" office:value-type="float" office:value="49" calcext:value-type="float">
            <text:p>49</text:p>
          </table:table-cell>
          <table:table-cell table:formula="of:=IF([.C133] &gt;=1; [.G133]/[.C133]; &quot;&quot; )" office:value-type="float" office:value="41.2457912457912" calcext:value-type="float">
            <text:p>41.2457912457912</text:p>
          </table:table-cell>
        </table:table-row>
        <table:table-row table:style-name="ro1">
          <table:table-cell office:value-type="string" calcext:value-type="string">
            <text:p>all/issues/carbon/0060.vpr</text:p>
          </table:table-cell>
          <table:table-cell office:value-type="float" office:value="1.37388987566607" calcext:value-type="float">
            <text:p>1.37388987566607</text:p>
          </table:table-cell>
          <table:table-cell office:value-type="float" office:value="1.126" calcext:value-type="float">
            <text:p>1.126</text:p>
          </table:table-cell>
          <table:table-cell office:value-type="float" office:value="43" calcext:value-type="float">
            <text:p>43</text:p>
          </table:table-cell>
          <table:table-cell office:value-type="float" office:value="1" calcext:value-type="float">
            <text:p>1</text:p>
          </table:table-cell>
          <table:table-cell office:value-type="float" office:value="2" calcext:value-type="float">
            <text:p>2</text:p>
          </table:table-cell>
          <table:table-cell table:formula="of:=([.E134]+[.F134])^2" office:value-type="float" office:value="9" calcext:value-type="float">
            <text:p>9</text:p>
          </table:table-cell>
          <table:table-cell table:formula="of:=IF([.C134] &gt;=1; [.G134]/[.C134]; &quot;&quot; )" office:value-type="float" office:value="7.99289520426288" calcext:value-type="float">
            <text:p>7.99289520426288</text:p>
          </table:table-cell>
        </table:table-row>
        <table:table-row table:style-name="ro1">
          <table:table-cell office:value-type="string" calcext:value-type="string">
            <text:p>all/issues/carbon/0061.vpr</text:p>
          </table:table-cell>
          <table:table-cell office:value-type="float" office:value="1.60756075607561" calcext:value-type="float">
            <text:p>1.60756075607561</text:p>
          </table:table-cell>
          <table:table-cell office:value-type="float" office:value="1.111" calcext:value-type="float">
            <text:p>1.111</text:p>
          </table:table-cell>
          <table:table-cell office:value-type="float" office:value="57" calcext:value-type="float">
            <text:p>57</text:p>
          </table:table-cell>
          <table:table-cell office:value-type="float" office:value="3" calcext:value-type="float">
            <text:p>3</text:p>
          </table:table-cell>
          <table:table-cell office:value-type="float" office:value="2" calcext:value-type="float">
            <text:p>2</text:p>
          </table:table-cell>
          <table:table-cell table:formula="of:=([.E135]+[.F135])^2" office:value-type="float" office:value="25" calcext:value-type="float">
            <text:p>25</text:p>
          </table:table-cell>
          <table:table-cell table:formula="of:=IF([.C135] &gt;=1; [.G135]/[.C135]; &quot;&quot; )" office:value-type="float" office:value="22.5022502250225" calcext:value-type="float">
            <text:p>22.5022502250225</text:p>
          </table:table-cell>
        </table:table-row>
        <table:table-row table:style-name="ro1">
          <table:table-cell office:value-type="string" calcext:value-type="string">
            <text:p>all/issues/carbon/0063-1.vpr</text:p>
          </table:table-cell>
          <table:table-cell office:value-type="float" office:value="1.43063063063063" calcext:value-type="float">
            <text:p>1.43063063063063</text:p>
          </table:table-cell>
          <table:table-cell office:value-type="float" office:value="1.11" calcext:value-type="float">
            <text:p>1.11</text:p>
          </table:table-cell>
          <table:table-cell office:value-type="float" office:value="84" calcext:value-type="float">
            <text:p>84</text:p>
          </table:table-cell>
          <table:table-cell table:number-columns-repeated="2" office:value-type="float" office:value="2" calcext:value-type="float">
            <text:p>2</text:p>
          </table:table-cell>
          <table:table-cell table:formula="of:=([.E136]+[.F136])^2" office:value-type="float" office:value="16" calcext:value-type="float">
            <text:p>16</text:p>
          </table:table-cell>
          <table:table-cell table:formula="of:=IF([.C136] &gt;=1; [.G136]/[.C136]; &quot;&quot; )" office:value-type="float" office:value="14.4144144144144" calcext:value-type="float">
            <text:p>14.4144144144144</text:p>
          </table:table-cell>
        </table:table-row>
        <table:table-row table:style-name="ro1">
          <table:table-cell office:value-type="string" calcext:value-type="string">
            <text:p>all/issues/carbon/0063.vpr</text:p>
          </table:table-cell>
          <table:table-cell office:value-type="float" office:value="1.26848591549296" calcext:value-type="float">
            <text:p>1.26848591549296</text:p>
          </table:table-cell>
          <table:table-cell office:value-type="float" office:value="1.136" calcext:value-type="float">
            <text:p>1.136</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formula="of:=([.E137]+[.F137])^2" office:value-type="float" office:value="1" calcext:value-type="float">
            <text:p>1</text:p>
          </table:table-cell>
          <table:table-cell table:formula="of:=IF([.C137] &gt;=1; [.G137]/[.C137]; &quot;&quot; )" office:value-type="float" office:value="0.880281690140845" calcext:value-type="float">
            <text:p>0.880281690140845</text:p>
          </table:table-cell>
        </table:table-row>
        <table:table-row table:style-name="ro1">
          <table:table-cell office:value-type="string" calcext:value-type="string">
            <text:p>all/issues/carbon/0064.vpr</text:p>
          </table:table-cell>
          <table:table-cell office:value-type="float" office:value="1.33717834960071" calcext:value-type="float">
            <text:p>1.33717834960071</text:p>
          </table:table-cell>
          <table:table-cell office:value-type="float" office:value="1.127" calcext:value-type="float">
            <text:p>1.127</text:p>
          </table:table-cell>
          <table:table-cell office:value-type="float" office:value="22" calcext:value-type="float">
            <text:p>22</text:p>
          </table:table-cell>
          <table:table-cell office:value-type="float" office:value="0" calcext:value-type="float">
            <text:p>0</text:p>
          </table:table-cell>
          <table:table-cell office:value-type="float" office:value="1" calcext:value-type="float">
            <text:p>1</text:p>
          </table:table-cell>
          <table:table-cell table:formula="of:=([.E138]+[.F138])^2" office:value-type="float" office:value="1" calcext:value-type="float">
            <text:p>1</text:p>
          </table:table-cell>
          <table:table-cell table:formula="of:=IF([.C138] &gt;=1; [.G138]/[.C138]; &quot;&quot; )" office:value-type="float" office:value="0.887311446317657" calcext:value-type="float">
            <text:p>0.887311446317657</text:p>
          </table:table-cell>
        </table:table-row>
        <table:table-row table:style-name="ro1">
          <table:table-cell office:value-type="string" calcext:value-type="string">
            <text:p>all/issues/carbon/0065.vpr</text:p>
          </table:table-cell>
          <table:table-cell office:value-type="float" office:value="1.29924953095685" calcext:value-type="float">
            <text:p>1.29924953095685</text:p>
          </table:table-cell>
          <table:table-cell office:value-type="float" office:value="1.066" calcext:value-type="float">
            <text:p>1.066</text:p>
          </table:table-cell>
          <table:table-cell office:value-type="float" office:value="8" calcext:value-type="float">
            <text:p>8</text:p>
          </table:table-cell>
          <table:table-cell table:number-columns-repeated="2" office:value-type="float" office:value="0" calcext:value-type="float">
            <text:p>0</text:p>
          </table:table-cell>
          <table:table-cell table:formula="of:=([.E139]+[.F139])^2" office:value-type="float" office:value="0" calcext:value-type="float">
            <text:p>0</text:p>
          </table:table-cell>
          <table:table-cell table:formula="of:=IF([.C139] &gt;=1; [.G139]/[.C139]; &quot;&quot; )" office:value-type="float" office:value="0" calcext:value-type="float">
            <text:p>0</text:p>
          </table:table-cell>
        </table:table-row>
        <table:table-row table:style-name="ro1">
          <table:table-cell office:value-type="string" calcext:value-type="string">
            <text:p>all/issues/carbon/0066.vpr</text:p>
          </table:table-cell>
          <table:table-cell office:value-type="float" office:value="1.27635075287865" calcext:value-type="float">
            <text:p>1.27635075287865</text:p>
          </table:table-cell>
          <table:table-cell office:value-type="float" office:value="1.129" calcext:value-type="float">
            <text:p>1.129</text:p>
          </table:table-cell>
          <table:table-cell office:value-type="float" office:value="85" calcext:value-type="float">
            <text:p>85</text:p>
          </table:table-cell>
          <table:table-cell office:value-type="float" office:value="1" calcext:value-type="float">
            <text:p>1</text:p>
          </table:table-cell>
          <table:table-cell office:value-type="float" office:value="0" calcext:value-type="float">
            <text:p>0</text:p>
          </table:table-cell>
          <table:table-cell table:formula="of:=([.E140]+[.F140])^2" office:value-type="float" office:value="1" calcext:value-type="float">
            <text:p>1</text:p>
          </table:table-cell>
          <table:table-cell table:formula="of:=IF([.C140] &gt;=1; [.G140]/[.C140]; &quot;&quot; )" office:value-type="float" office:value="0.885739592559787" calcext:value-type="float">
            <text:p>0.885739592559787</text:p>
          </table:table-cell>
        </table:table-row>
        <table:table-row table:style-name="ro1">
          <table:table-cell office:value-type="string" calcext:value-type="string">
            <text:p>all/issues/carbon/0067.vpr</text:p>
          </table:table-cell>
          <table:table-cell office:value-type="float" office:value="1.38945420906568" calcext:value-type="float">
            <text:p>1.38945420906568</text:p>
          </table:table-cell>
          <table:table-cell office:value-type="float" office:value="1.081" calcext:value-type="float">
            <text:p>1.081</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table:formula="of:=([.E141]+[.F141])^2" office:value-type="float" office:value="1" calcext:value-type="float">
            <text:p>1</text:p>
          </table:table-cell>
          <table:table-cell table:formula="of:=IF([.C141] &gt;=1; [.G141]/[.C141]; &quot;&quot; )" office:value-type="float" office:value="0.925069380203515" calcext:value-type="float">
            <text:p>0.925069380203515</text:p>
          </table:table-cell>
        </table:table-row>
        <table:table-row table:style-name="ro1">
          <table:table-cell office:value-type="string" calcext:value-type="string">
            <text:p>all/issues/carbon/0069.vpr</text:p>
          </table:table-cell>
          <table:table-cell office:value-type="float" office:value="1.30958904109589" calcext:value-type="float">
            <text:p>1.30958904109589</text:p>
          </table:table-cell>
          <table:table-cell office:value-type="float" office:value="1.095" calcext:value-type="float">
            <text:p>1.095</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formula="of:=([.E142]+[.F142])^2" office:value-type="float" office:value="1" calcext:value-type="float">
            <text:p>1</text:p>
          </table:table-cell>
          <table:table-cell table:formula="of:=IF([.C142] &gt;=1; [.G142]/[.C142]; &quot;&quot; )" office:value-type="float" office:value="0.91324200913242" calcext:value-type="float">
            <text:p>0.91324200913242</text:p>
          </table:table-cell>
        </table:table-row>
        <table:table-row table:style-name="ro1">
          <table:table-cell office:value-type="string" calcext:value-type="string">
            <text:p>all/issues/carbon/0070.vpr</text:p>
          </table:table-cell>
          <table:table-cell office:value-type="float" office:value="1.31737588652482" calcext:value-type="float">
            <text:p>1.31737588652482</text:p>
          </table:table-cell>
          <table:table-cell office:value-type="float" office:value="1.128" calcext:value-type="float">
            <text:p>1.128</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formula="of:=([.E143]+[.F143])^2" office:value-type="float" office:value="1" calcext:value-type="float">
            <text:p>1</text:p>
          </table:table-cell>
          <table:table-cell table:formula="of:=IF([.C143] &gt;=1; [.G143]/[.C143]; &quot;&quot; )" office:value-type="float" office:value="0.886524822695035" calcext:value-type="float">
            <text:p>0.886524822695035</text:p>
          </table:table-cell>
        </table:table-row>
        <table:table-row table:style-name="ro1">
          <table:table-cell office:value-type="string" calcext:value-type="string">
            <text:p>all/issues/carbon/0072.vpr</text:p>
          </table:table-cell>
          <table:table-cell office:value-type="float" office:value="1.34705332086062" calcext:value-type="float">
            <text:p>1.34705332086062</text:p>
          </table:table-cell>
          <table:table-cell office:value-type="float" office:value="1.069" calcext:value-type="float">
            <text:p>1.069</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formula="of:=([.E144]+[.F144])^2" office:value-type="float" office:value="4" calcext:value-type="float">
            <text:p>4</text:p>
          </table:table-cell>
          <table:table-cell table:formula="of:=IF([.C144] &gt;=1; [.G144]/[.C144]; &quot;&quot; )" office:value-type="float" office:value="3.74181478016838" calcext:value-type="float">
            <text:p>3.74181478016838</text:p>
          </table:table-cell>
        </table:table-row>
        <table:table-row table:style-name="ro1">
          <table:table-cell office:value-type="string" calcext:value-type="string">
            <text:p>all/issues/carbon/0073.vpr</text:p>
          </table:table-cell>
          <table:table-cell office:value-type="float" office:value="1.34329710144928" calcext:value-type="float">
            <text:p>1.34329710144928</text:p>
          </table:table-cell>
          <table:table-cell office:value-type="float" office:value="1.104" calcext:value-type="float">
            <text:p>1.104</text:p>
          </table:table-cell>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table:formula="of:=([.E145]+[.F145])^2" office:value-type="float" office:value="4" calcext:value-type="float">
            <text:p>4</text:p>
          </table:table-cell>
          <table:table-cell table:formula="of:=IF([.C145] &gt;=1; [.G145]/[.C145]; &quot;&quot; )" office:value-type="float" office:value="3.6231884057971" calcext:value-type="float">
            <text:p>3.6231884057971</text:p>
          </table:table-cell>
        </table:table-row>
        <table:table-row table:style-name="ro1">
          <table:table-cell office:value-type="string" calcext:value-type="string">
            <text:p>all/issues/carbon/0074.vpr</text:p>
          </table:table-cell>
          <table:table-cell office:value-type="float" office:value="1.30018939393939" calcext:value-type="float">
            <text:p>1.30018939393939</text:p>
          </table:table-cell>
          <table:table-cell office:value-type="float" office:value="1.056" calcext:value-type="float">
            <text:p>1.056</text:p>
          </table:table-cell>
          <table:table-cell office:value-type="float" office:value="14" calcext:value-type="float">
            <text:p>14</text:p>
          </table:table-cell>
          <table:table-cell table:number-columns-repeated="2" office:value-type="float" office:value="0" calcext:value-type="float">
            <text:p>0</text:p>
          </table:table-cell>
          <table:table-cell table:formula="of:=([.E146]+[.F146])^2" office:value-type="float" office:value="0" calcext:value-type="float">
            <text:p>0</text:p>
          </table:table-cell>
          <table:table-cell table:formula="of:=IF([.C146] &gt;=1; [.G146]/[.C146]; &quot;&quot; )" office:value-type="float" office:value="0" calcext:value-type="float">
            <text:p>0</text:p>
          </table:table-cell>
        </table:table-row>
        <table:table-row table:style-name="ro1">
          <table:table-cell office:value-type="string" calcext:value-type="string">
            <text:p>all/issues/carbon/0076.vpr</text:p>
          </table:table-cell>
          <table:table-cell office:value-type="float" office:value="1.29673985362608" calcext:value-type="float">
            <text:p>1.29673985362608</text:p>
          </table:table-cell>
          <table:table-cell office:value-type="float" office:value="1.503" calcext:value-type="float">
            <text:p>1.503</text:p>
          </table:table-cell>
          <table:table-cell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table:formula="of:=([.E147]+[.F147])^2" office:value-type="float" office:value="9" calcext:value-type="float">
            <text:p>9</text:p>
          </table:table-cell>
          <table:table-cell table:formula="of:=IF([.C147] &gt;=1; [.G147]/[.C147]; &quot;&quot; )" office:value-type="float" office:value="5.98802395209581" calcext:value-type="float">
            <text:p>5.98802395209581</text:p>
          </table:table-cell>
        </table:table-row>
        <table:table-row table:style-name="ro1">
          <table:table-cell office:value-type="string" calcext:value-type="string">
            <text:p>all/issues/carbon/0080.vpr</text:p>
          </table:table-cell>
          <table:table-cell office:value-type="float" office:value="1.27877237851662" calcext:value-type="float">
            <text:p>1.27877237851662</text:p>
          </table:table-cell>
          <table:table-cell office:value-type="float" office:value="1.173" calcext:value-type="float">
            <text:p>1.173</text:p>
          </table:table-cell>
          <table:table-cell office:value-type="float" office:value="53" calcext:value-type="float">
            <text:p>53</text:p>
          </table:table-cell>
          <table:table-cell table:number-columns-repeated="2" office:value-type="float" office:value="1" calcext:value-type="float">
            <text:p>1</text:p>
          </table:table-cell>
          <table:table-cell table:formula="of:=([.E148]+[.F148])^2" office:value-type="float" office:value="4" calcext:value-type="float">
            <text:p>4</text:p>
          </table:table-cell>
          <table:table-cell table:formula="of:=IF([.C148] &gt;=1; [.G148]/[.C148]; &quot;&quot; )" office:value-type="float" office:value="3.41005967604433" calcext:value-type="float">
            <text:p>3.41005967604433</text:p>
          </table:table-cell>
        </table:table-row>
        <table:table-row table:style-name="ro1">
          <table:table-cell office:value-type="string" calcext:value-type="string">
            <text:p>all/issues/carbon/0081.vpr</text:p>
          </table:table-cell>
          <table:table-cell office:value-type="float" office:value="1.37998228520815" calcext:value-type="float">
            <text:p>1.37998228520815</text:p>
          </table:table-cell>
          <table:table-cell office:value-type="float" office:value="1.129" calcext:value-type="float">
            <text:p>1.129</text:p>
          </table:table-cell>
          <table:table-cell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table:formula="of:=([.E149]+[.F149])^2" office:value-type="float" office:value="9" calcext:value-type="float">
            <text:p>9</text:p>
          </table:table-cell>
          <table:table-cell table:formula="of:=IF([.C149] &gt;=1; [.G149]/[.C149]; &quot;&quot; )" office:value-type="float" office:value="7.97165633303809" calcext:value-type="float">
            <text:p>7.97165633303809</text:p>
          </table:table-cell>
        </table:table-row>
        <table:table-row table:style-name="ro1">
          <table:table-cell office:value-type="string" calcext:value-type="string">
            <text:p>all/issues/carbon/0082.vpr</text:p>
          </table:table-cell>
          <table:table-cell office:value-type="float" office:value="1.4716073147257" calcext:value-type="float">
            <text:p>1.4716073147257</text:p>
          </table:table-cell>
          <table:table-cell office:value-type="float" office:value="1.039" calcext:value-type="float">
            <text:p>1.039</text:p>
          </table:table-cell>
          <table:table-cell office:value-type="float" office:value="14" calcext:value-type="float">
            <text:p>14</text:p>
          </table:table-cell>
          <table:table-cell table:number-columns-repeated="2" office:value-type="float" office:value="1" calcext:value-type="float">
            <text:p>1</text:p>
          </table:table-cell>
          <table:table-cell table:formula="of:=([.E150]+[.F150])^2" office:value-type="float" office:value="4" calcext:value-type="float">
            <text:p>4</text:p>
          </table:table-cell>
          <table:table-cell table:formula="of:=IF([.C150] &gt;=1; [.G150]/[.C150]; &quot;&quot; )" office:value-type="float" office:value="3.84985563041386" calcext:value-type="float">
            <text:p>3.84985563041386</text:p>
          </table:table-cell>
        </table:table-row>
        <table:table-row table:style-name="ro1">
          <table:table-cell office:value-type="string" calcext:value-type="string">
            <text:p>all/issues/carbon/0092.vpr</text:p>
          </table:table-cell>
          <table:table-cell office:value-type="float" office:value="1.26588021778584" calcext:value-type="float">
            <text:p>1.26588021778584</text:p>
          </table:table-cell>
          <table:table-cell office:value-type="float" office:value="1.102" calcext:value-type="float">
            <text:p>1.102</text:p>
          </table:table-cell>
          <table:table-cell office:value-type="float" office:value="22" calcext:value-type="float">
            <text:p>22</text:p>
          </table:table-cell>
          <table:table-cell table:number-columns-repeated="2" office:value-type="float" office:value="1" calcext:value-type="float">
            <text:p>1</text:p>
          </table:table-cell>
          <table:table-cell table:formula="of:=([.E151]+[.F151])^2" office:value-type="float" office:value="4" calcext:value-type="float">
            <text:p>4</text:p>
          </table:table-cell>
          <table:table-cell table:formula="of:=IF([.C151] &gt;=1; [.G151]/[.C151]; &quot;&quot; )" office:value-type="float" office:value="3.62976406533575" calcext:value-type="float">
            <text:p>3.62976406533575</text:p>
          </table:table-cell>
        </table:table-row>
        <table:table-row table:style-name="ro1">
          <table:table-cell office:value-type="string" calcext:value-type="string">
            <text:p>all/issues/carbon/0095.vpr</text:p>
          </table:table-cell>
          <table:table-cell office:value-type="float" office:value="1.34383688600556" calcext:value-type="float">
            <text:p>1.34383688600556</text:p>
          </table:table-cell>
          <table:table-cell office:value-type="float" office:value="1.079" calcext:value-type="float">
            <text:p>1.079</text:p>
          </table:table-cell>
          <table:table-cell office:value-type="float" office:value="12" calcext:value-type="float">
            <text:p>12</text:p>
          </table:table-cell>
          <table:table-cell table:number-columns-repeated="2" office:value-type="float" office:value="0" calcext:value-type="float">
            <text:p>0</text:p>
          </table:table-cell>
          <table:table-cell table:formula="of:=([.E152]+[.F152])^2" office:value-type="float" office:value="0" calcext:value-type="float">
            <text:p>0</text:p>
          </table:table-cell>
          <table:table-cell table:formula="of:=IF([.C152] &gt;=1; [.G152]/[.C152]; &quot;&quot; )" office:value-type="float" office:value="0" calcext:value-type="float">
            <text:p>0</text:p>
          </table:table-cell>
        </table:table-row>
        <table:table-row table:style-name="ro1">
          <table:table-cell office:value-type="string" calcext:value-type="string">
            <text:p>all/issues/carbon/0097.vpr</text:p>
          </table:table-cell>
          <table:table-cell office:value-type="float" office:value="1.25743415463042" calcext:value-type="float">
            <text:p>1.25743415463042</text:p>
          </table:table-cell>
          <table:table-cell office:value-type="float" office:value="1.177" calcext:value-type="float">
            <text:p>1.177</text:p>
          </table:table-cell>
          <table:table-cell office:value-type="float" office:value="37" calcext:value-type="float">
            <text:p>37</text:p>
          </table:table-cell>
          <table:table-cell office:value-type="float" office:value="2" calcext:value-type="float">
            <text:p>2</text:p>
          </table:table-cell>
          <table:table-cell office:value-type="float" office:value="1" calcext:value-type="float">
            <text:p>1</text:p>
          </table:table-cell>
          <table:table-cell table:formula="of:=([.E153]+[.F153])^2" office:value-type="float" office:value="9" calcext:value-type="float">
            <text:p>9</text:p>
          </table:table-cell>
          <table:table-cell table:formula="of:=IF([.C153] &gt;=1; [.G153]/[.C153]; &quot;&quot; )" office:value-type="float" office:value="7.64655904842821" calcext:value-type="float">
            <text:p>7.64655904842821</text:p>
          </table:table-cell>
        </table:table-row>
        <table:table-row table:style-name="ro1">
          <table:table-cell office:value-type="string" calcext:value-type="string">
            <text:p>all/issues/carbon/0100.vpr</text:p>
          </table:table-cell>
          <table:table-cell office:value-type="float" office:value="1.52946509519492" calcext:value-type="float">
            <text:p>1.52946509519492</text:p>
          </table:table-cell>
          <table:table-cell office:value-type="float" office:value="1.103" calcext:value-type="float">
            <text:p>1.103</text:p>
          </table:table-cell>
          <table:table-cell office:value-type="float" office:value="31" calcext:value-type="float">
            <text:p>31</text:p>
          </table:table-cell>
          <table:table-cell office:value-type="float" office:value="3" calcext:value-type="float">
            <text:p>3</text:p>
          </table:table-cell>
          <table:table-cell office:value-type="float" office:value="1" calcext:value-type="float">
            <text:p>1</text:p>
          </table:table-cell>
          <table:table-cell table:formula="of:=([.E154]+[.F154])^2" office:value-type="float" office:value="16" calcext:value-type="float">
            <text:p>16</text:p>
          </table:table-cell>
          <table:table-cell table:formula="of:=IF([.C154] &gt;=1; [.G154]/[.C154]; &quot;&quot; )" office:value-type="float" office:value="14.505893019039" calcext:value-type="float">
            <text:p>14.505893019039</text:p>
          </table:table-cell>
        </table:table-row>
        <table:table-row table:style-name="ro1">
          <table:table-cell office:value-type="string" calcext:value-type="string">
            <text:p>all/issues/carbon/0112.vpr</text:p>
          </table:table-cell>
          <table:table-cell office:value-type="float" office:value="1.26682887266829" calcext:value-type="float">
            <text:p>1.26682887266829</text:p>
          </table:table-cell>
          <table:table-cell office:value-type="float" office:value="1.233" calcext:value-type="float">
            <text:p>1.233</text:p>
          </table:table-cell>
          <table:table-cell office:value-type="float" office:value="83" calcext:value-type="float">
            <text:p>83</text:p>
          </table:table-cell>
          <table:table-cell table:number-columns-repeated="2" office:value-type="float" office:value="0" calcext:value-type="float">
            <text:p>0</text:p>
          </table:table-cell>
          <table:table-cell table:formula="of:=([.E155]+[.F155])^2" office:value-type="float" office:value="0" calcext:value-type="float">
            <text:p>0</text:p>
          </table:table-cell>
          <table:table-cell table:formula="of:=IF([.C155] &gt;=1; [.G155]/[.C155]; &quot;&quot; )" office:value-type="float" office:value="0" calcext:value-type="float">
            <text:p>0</text:p>
          </table:table-cell>
        </table:table-row>
        <table:table-row table:style-name="ro1">
          <table:table-cell office:value-type="string" calcext:value-type="string">
            <text:p>all/issues/carbon/0118.vpr</text:p>
          </table:table-cell>
          <table:table-cell office:value-type="float" office:value="0.982683982683983" calcext:value-type="float">
            <text:p>0.982683982683983</text:p>
          </table:table-cell>
          <table:table-cell office:value-type="float" office:value="1.617" calcext:value-type="float">
            <text:p>1.617</text:p>
          </table:table-cell>
          <table:table-cell office:value-type="float" office:value="28" calcext:value-type="float">
            <text:p>28</text:p>
          </table:table-cell>
          <table:table-cell office:value-type="float" office:value="1" calcext:value-type="float">
            <text:p>1</text:p>
          </table:table-cell>
          <table:table-cell office:value-type="float" office:value="0" calcext:value-type="float">
            <text:p>0</text:p>
          </table:table-cell>
          <table:table-cell table:formula="of:=([.E156]+[.F156])^2" office:value-type="float" office:value="1" calcext:value-type="float">
            <text:p>1</text:p>
          </table:table-cell>
          <table:table-cell table:formula="of:=IF([.C156] &gt;=1; [.G156]/[.C156]; &quot;&quot; )" office:value-type="float" office:value="0.618429189857761" calcext:value-type="float">
            <text:p>0.618429189857761</text:p>
          </table:table-cell>
        </table:table-row>
        <table:table-row table:style-name="ro1">
          <table:table-cell office:value-type="string" calcext:value-type="string">
            <text:p>all/issues/carbon/0125.vpr</text:p>
          </table:table-cell>
          <table:table-cell office:value-type="float" office:value="1.31099195710456" calcext:value-type="float">
            <text:p>1.31099195710456</text:p>
          </table:table-cell>
          <table:table-cell office:value-type="float" office:value="1.119" calcext:value-type="float">
            <text:p>1.119</text:p>
          </table:table-cell>
          <table:table-cell office:value-type="float" office:value="25" calcext:value-type="float">
            <text:p>25</text:p>
          </table:table-cell>
          <table:table-cell table:number-columns-repeated="2" office:value-type="float" office:value="1" calcext:value-type="float">
            <text:p>1</text:p>
          </table:table-cell>
          <table:table-cell table:formula="of:=([.E157]+[.F157])^2" office:value-type="float" office:value="4" calcext:value-type="float">
            <text:p>4</text:p>
          </table:table-cell>
          <table:table-cell table:formula="of:=IF([.C157] &gt;=1; [.G157]/[.C157]; &quot;&quot; )" office:value-type="float" office:value="3.57462019660411" calcext:value-type="float">
            <text:p>3.57462019660411</text:p>
          </table:table-cell>
        </table:table-row>
        <table:table-row table:style-name="ro1">
          <table:table-cell office:value-type="string" calcext:value-type="string">
            <text:p>all/issues/carbon/0137.vpr</text:p>
          </table:table-cell>
          <table:table-cell office:value-type="float" office:value="1.06088004822182" calcext:value-type="float">
            <text:p>1.06088004822182</text:p>
          </table:table-cell>
          <table:table-cell office:value-type="float" office:value="1.659" calcext:value-type="float">
            <text:p>1.659</text:p>
          </table:table-cell>
          <table:table-cell office:value-type="float" office:value="18" calcext:value-type="float">
            <text:p>18</text:p>
          </table:table-cell>
          <table:table-cell table:number-columns-repeated="2" office:value-type="float" office:value="1" calcext:value-type="float">
            <text:p>1</text:p>
          </table:table-cell>
          <table:table-cell table:formula="of:=([.E158]+[.F158])^2" office:value-type="float" office:value="4" calcext:value-type="float">
            <text:p>4</text:p>
          </table:table-cell>
          <table:table-cell table:formula="of:=IF([.C158] &gt;=1; [.G158]/[.C158]; &quot;&quot; )" office:value-type="float" office:value="2.41109101868596" calcext:value-type="float">
            <text:p>2.41109101868596</text:p>
          </table:table-cell>
        </table:table-row>
        <table:table-row table:style-name="ro1">
          <table:table-cell office:value-type="string" calcext:value-type="string">
            <text:p>all/issues/carbon/0149.vpr</text:p>
          </table:table-cell>
          <table:table-cell office:value-type="float" office:value="1.3413506012951" calcext:value-type="float">
            <text:p>1.3413506012951</text:p>
          </table:table-cell>
          <table:table-cell office:value-type="float" office:value="1.081" calcext:value-type="float">
            <text:p>1.081</text:p>
          </table:table-cell>
          <table:table-cell office:value-type="float" office:value="8" calcext:value-type="float">
            <text:p>8</text:p>
          </table:table-cell>
          <table:table-cell table:number-columns-repeated="2" office:value-type="float" office:value="0" calcext:value-type="float">
            <text:p>0</text:p>
          </table:table-cell>
          <table:table-cell table:formula="of:=([.E159]+[.F159])^2" office:value-type="float" office:value="0" calcext:value-type="float">
            <text:p>0</text:p>
          </table:table-cell>
          <table:table-cell table:formula="of:=IF([.C159] &gt;=1; [.G159]/[.C159]; &quot;&quot; )" office:value-type="float" office:value="0" calcext:value-type="float">
            <text:p>0</text:p>
          </table:table-cell>
        </table:table-row>
        <table:table-row table:style-name="ro1">
          <table:table-cell office:value-type="string" calcext:value-type="string">
            <text:p>all/issues/carbon/0150.vpr</text:p>
          </table:table-cell>
          <table:table-cell office:value-type="float" office:value="1.38795394154119" calcext:value-type="float">
            <text:p>1.38795394154119</text:p>
          </table:table-cell>
          <table:table-cell office:value-type="float" office:value="1.129" calcext:value-type="float">
            <text:p>1.129</text:p>
          </table:table-cell>
          <table:table-cell office:value-type="float" office:value="22" calcext:value-type="float">
            <text:p>22</text:p>
          </table:table-cell>
          <table:table-cell table:number-columns-repeated="2" office:value-type="float" office:value="1" calcext:value-type="float">
            <text:p>1</text:p>
          </table:table-cell>
          <table:table-cell table:formula="of:=([.E160]+[.F160])^2" office:value-type="float" office:value="4" calcext:value-type="float">
            <text:p>4</text:p>
          </table:table-cell>
          <table:table-cell table:formula="of:=IF([.C160] &gt;=1; [.G160]/[.C160]; &quot;&quot; )" office:value-type="float" office:value="3.54295837023915" calcext:value-type="float">
            <text:p>3.54295837023915</text:p>
          </table:table-cell>
        </table:table-row>
        <table:table-row table:style-name="ro1">
          <table:table-cell office:value-type="string" calcext:value-type="string">
            <text:p>all/issues/carbon/0151.vpr</text:p>
          </table:table-cell>
          <table:table-cell office:value-type="float" office:value="1.42937324602432" calcext:value-type="float">
            <text:p>1.42937324602432</text:p>
          </table:table-cell>
          <table:table-cell office:value-type="float" office:value="1.069" calcext:value-type="float">
            <text:p>1.069</text:p>
          </table:table-cell>
          <table:table-cell office:value-type="float" office:value="25" calcext:value-type="float">
            <text:p>25</text:p>
          </table:table-cell>
          <table:table-cell office:value-type="float" office:value="1" calcext:value-type="float">
            <text:p>1</text:p>
          </table:table-cell>
          <table:table-cell office:value-type="float" office:value="2" calcext:value-type="float">
            <text:p>2</text:p>
          </table:table-cell>
          <table:table-cell table:formula="of:=([.E161]+[.F161])^2" office:value-type="float" office:value="9" calcext:value-type="float">
            <text:p>9</text:p>
          </table:table-cell>
          <table:table-cell table:formula="of:=IF([.C161] &gt;=1; [.G161]/[.C161]; &quot;&quot; )" office:value-type="float" office:value="8.41908325537886" calcext:value-type="float">
            <text:p>8.41908325537886</text:p>
          </table:table-cell>
        </table:table-row>
        <table:table-row table:style-name="ro1">
          <table:table-cell office:value-type="string" calcext:value-type="string">
            <text:p>all/issues/carbon/0157.vpr</text:p>
          </table:table-cell>
          <table:table-cell office:value-type="float" office:value="1.26315789473684" calcext:value-type="float">
            <text:p>1.26315789473684</text:p>
          </table:table-cell>
          <table:table-cell office:value-type="float" office:value="1.197" calcext:value-type="float">
            <text:p>1.197</text:p>
          </table:table-cell>
          <table:table-cell office:value-type="float" office:value="33" calcext:value-type="float">
            <text:p>33</text:p>
          </table:table-cell>
          <table:table-cell table:number-columns-repeated="2" office:value-type="float" office:value="0" calcext:value-type="float">
            <text:p>0</text:p>
          </table:table-cell>
          <table:table-cell table:formula="of:=([.E162]+[.F162])^2" office:value-type="float" office:value="0" calcext:value-type="float">
            <text:p>0</text:p>
          </table:table-cell>
          <table:table-cell table:formula="of:=IF([.C162] &gt;=1; [.G162]/[.C162]; &quot;&quot; )" office:value-type="float" office:value="0" calcext:value-type="float">
            <text:p>0</text:p>
          </table:table-cell>
        </table:table-row>
        <table:table-row table:style-name="ro1">
          <table:table-cell office:value-type="string" calcext:value-type="string">
            <text:p>all/issues/carbon/0160.vpr</text:p>
          </table:table-cell>
          <table:table-cell office:value-type="float" office:value="0.973214285714286" calcext:value-type="float">
            <text:p>0.973214285714286</text:p>
          </table:table-cell>
          <table:table-cell office:value-type="float" office:value="1.568" calcext:value-type="float">
            <text:p>1.568</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table:formula="of:=([.E163]+[.F163])^2" office:value-type="float" office:value="1" calcext:value-type="float">
            <text:p>1</text:p>
          </table:table-cell>
          <table:table-cell table:formula="of:=IF([.C163] &gt;=1; [.G163]/[.C163]; &quot;&quot; )" office:value-type="float" office:value="0.637755102040816" calcext:value-type="float">
            <text:p>0.637755102040816</text:p>
          </table:table-cell>
        </table:table-row>
        <table:table-row table:style-name="ro1">
          <table:table-cell office:value-type="string" calcext:value-type="string">
            <text:p>all/issues/carbon/0165.vpr</text:p>
          </table:table-cell>
          <table:table-cell office:value-type="float" office:value="1.09534368070953" calcext:value-type="float">
            <text:p>1.09534368070953</text:p>
          </table:table-cell>
          <table:table-cell office:value-type="float" office:value="1.353" calcext:value-type="float">
            <text:p>1.353</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table:formula="of:=([.E164]+[.F164])^2" office:value-type="float" office:value="1" calcext:value-type="float">
            <text:p>1</text:p>
          </table:table-cell>
          <table:table-cell table:formula="of:=IF([.C164] &gt;=1; [.G164]/[.C164]; &quot;&quot; )" office:value-type="float" office:value="0.73909830007391" calcext:value-type="float">
            <text:p>0.73909830007391</text:p>
          </table:table-cell>
        </table:table-row>
        <table:table-row table:style-name="ro1">
          <table:table-cell office:value-type="string" calcext:value-type="string">
            <text:p>all/issues/carbon/0170.vpr</text:p>
          </table:table-cell>
          <table:table-cell office:value-type="float" office:value="1.31412639405204" calcext:value-type="float">
            <text:p>1.31412639405204</text:p>
          </table:table-cell>
          <table:table-cell office:value-type="float" office:value="1.076" calcext:value-type="float">
            <text:p>1.076</text:p>
          </table:table-cell>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table:formula="of:=([.E165]+[.F165])^2" office:value-type="float" office:value="4" calcext:value-type="float">
            <text:p>4</text:p>
          </table:table-cell>
          <table:table-cell table:formula="of:=IF([.C165] &gt;=1; [.G165]/[.C165]; &quot;&quot; )" office:value-type="float" office:value="3.71747211895911" calcext:value-type="float">
            <text:p>3.71747211895911</text:p>
          </table:table-cell>
        </table:table-row>
        <table:table-row table:style-name="ro1">
          <table:table-cell office:value-type="string" calcext:value-type="string">
            <text:p>all/issues/carbon/0172.vpr</text:p>
          </table:table-cell>
          <table:table-cell office:value-type="float" office:value="1.28278322925959" calcext:value-type="float">
            <text:p>1.28278322925959</text:p>
          </table:table-cell>
          <table:table-cell office:value-type="float" office:value="1.121" calcext:value-type="float">
            <text:p>1.121</text:p>
          </table:table-cell>
          <table:table-cell office:value-type="float" office:value="15" calcext:value-type="float">
            <text:p>15</text:p>
          </table:table-cell>
          <table:table-cell table:number-columns-repeated="2" office:value-type="float" office:value="0" calcext:value-type="float">
            <text:p>0</text:p>
          </table:table-cell>
          <table:table-cell table:formula="of:=([.E166]+[.F166])^2" office:value-type="float" office:value="0" calcext:value-type="float">
            <text:p>0</text:p>
          </table:table-cell>
          <table:table-cell table:formula="of:=IF([.C166] &gt;=1; [.G166]/[.C166]; &quot;&quot; )" office:value-type="float" office:value="0" calcext:value-type="float">
            <text:p>0</text:p>
          </table:table-cell>
        </table:table-row>
        <table:table-row table:style-name="ro1">
          <table:table-cell office:value-type="string" calcext:value-type="string">
            <text:p>all/issues/carbon/0173.vpr</text:p>
          </table:table-cell>
          <table:table-cell office:value-type="float" office:value="1.33147113594041" calcext:value-type="float">
            <text:p>1.33147113594041</text:p>
          </table:table-cell>
          <table:table-cell office:value-type="float" office:value="1.074" calcext:value-type="float">
            <text:p>1.074</text:p>
          </table:table-cell>
          <table:table-cell office:value-type="float" office:value="17" calcext:value-type="float">
            <text:p>17</text:p>
          </table:table-cell>
          <table:table-cell table:number-columns-repeated="2" office:value-type="float" office:value="0" calcext:value-type="float">
            <text:p>0</text:p>
          </table:table-cell>
          <table:table-cell table:formula="of:=([.E167]+[.F167])^2" office:value-type="float" office:value="0" calcext:value-type="float">
            <text:p>0</text:p>
          </table:table-cell>
          <table:table-cell table:formula="of:=IF([.C167] &gt;=1; [.G167]/[.C167]; &quot;&quot; )" office:value-type="float" office:value="0" calcext:value-type="float">
            <text:p>0</text:p>
          </table:table-cell>
        </table:table-row>
        <table:table-row table:style-name="ro1">
          <table:table-cell office:value-type="string" calcext:value-type="string">
            <text:p>all/issues/carbon/0177.vpr</text:p>
          </table:table-cell>
          <table:table-cell office:value-type="float" office:value="1.0679970436068" calcext:value-type="float">
            <text:p>1.0679970436068</text:p>
          </table:table-cell>
          <table:table-cell office:value-type="float" office:value="1.353" calcext:value-type="float">
            <text:p>1.353</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table:formula="of:=([.E168]+[.F168])^2" office:value-type="float" office:value="1" calcext:value-type="float">
            <text:p>1</text:p>
          </table:table-cell>
          <table:table-cell table:formula="of:=IF([.C168] &gt;=1; [.G168]/[.C168]; &quot;&quot; )" office:value-type="float" office:value="0.73909830007391" calcext:value-type="float">
            <text:p>0.73909830007391</text:p>
          </table:table-cell>
        </table:table-row>
        <table:table-row table:style-name="ro1">
          <table:table-cell office:value-type="string" calcext:value-type="string">
            <text:p>all/issues/carbon/0178.vpr</text:p>
          </table:table-cell>
          <table:table-cell office:value-type="float" office:value="1.06638418079096" calcext:value-type="float">
            <text:p>1.06638418079096</text:p>
          </table:table-cell>
          <table:table-cell office:value-type="float" office:value="1.416" calcext:value-type="float">
            <text:p>1.416</text:p>
          </table:table-cell>
          <table:table-cell office:value-type="float" office:value="16" calcext:value-type="float">
            <text:p>16</text:p>
          </table:table-cell>
          <table:table-cell table:number-columns-repeated="2" office:value-type="float" office:value="1" calcext:value-type="float">
            <text:p>1</text:p>
          </table:table-cell>
          <table:table-cell table:formula="of:=([.E169]+[.F169])^2" office:value-type="float" office:value="4" calcext:value-type="float">
            <text:p>4</text:p>
          </table:table-cell>
          <table:table-cell table:formula="of:=IF([.C169] &gt;=1; [.G169]/[.C169]; &quot;&quot; )" office:value-type="float" office:value="2.82485875706215" calcext:value-type="float">
            <text:p>2.82485875706215</text:p>
          </table:table-cell>
        </table:table-row>
        <table:table-row table:style-name="ro1">
          <table:table-cell office:value-type="string" calcext:value-type="string">
            <text:p>all/issues/carbon/0179.vpr</text:p>
          </table:table-cell>
          <table:table-cell office:value-type="float" office:value="1.25846702317291" calcext:value-type="float">
            <text:p>1.25846702317291</text:p>
          </table:table-cell>
          <table:table-cell office:value-type="float" office:value="1.122" calcext:value-type="float">
            <text:p>1.122</text:p>
          </table:table-cell>
          <table:table-cell office:value-type="float" office:value="19" calcext:value-type="float">
            <text:p>19</text:p>
          </table:table-cell>
          <table:table-cell office:value-type="float" office:value="0" calcext:value-type="float">
            <text:p>0</text:p>
          </table:table-cell>
          <table:table-cell office:value-type="float" office:value="2" calcext:value-type="float">
            <text:p>2</text:p>
          </table:table-cell>
          <table:table-cell table:formula="of:=([.E170]+[.F170])^2" office:value-type="float" office:value="4" calcext:value-type="float">
            <text:p>4</text:p>
          </table:table-cell>
          <table:table-cell table:formula="of:=IF([.C170] &gt;=1; [.G170]/[.C170]; &quot;&quot; )" office:value-type="float" office:value="3.5650623885918" calcext:value-type="float">
            <text:p>3.5650623885918</text:p>
          </table:table-cell>
        </table:table-row>
        <table:table-row table:style-name="ro1">
          <table:table-cell office:value-type="string" calcext:value-type="string">
            <text:p>all/issues/carbon/0181.vpr</text:p>
          </table:table-cell>
          <table:table-cell office:value-type="float" office:value="1.35449735449735" calcext:value-type="float">
            <text:p>1.35449735449735</text:p>
          </table:table-cell>
          <table:table-cell office:value-type="float" office:value="1.134" calcext:value-type="float">
            <text:p>1.1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table:formula="of:=([.E171]+[.F171])^2" office:value-type="float" office:value="4" calcext:value-type="float">
            <text:p>4</text:p>
          </table:table-cell>
          <table:table-cell table:formula="of:=IF([.C171] &gt;=1; [.G171]/[.C171]; &quot;&quot; )" office:value-type="float" office:value="3.52733686067019" calcext:value-type="float">
            <text:p>3.52733686067019</text:p>
          </table:table-cell>
        </table:table-row>
        <table:table-row table:style-name="ro1">
          <table:table-cell office:value-type="string" calcext:value-type="string">
            <text:p>all/issues/carbon/0188.vpr</text:p>
          </table:table-cell>
          <table:table-cell office:value-type="float" office:value="1.27904849039341" calcext:value-type="float">
            <text:p>1.27904849039341</text:p>
          </table:table-cell>
          <table:table-cell office:value-type="float" office:value="1.093" calcext:value-type="float">
            <text:p>1.093</text:p>
          </table:table-cell>
          <table:table-cell office:value-type="float" office:value="13" calcext:value-type="float">
            <text:p>13</text:p>
          </table:table-cell>
          <table:table-cell table:number-columns-repeated="2" office:value-type="float" office:value="0" calcext:value-type="float">
            <text:p>0</text:p>
          </table:table-cell>
          <table:table-cell table:formula="of:=([.E172]+[.F172])^2" office:value-type="float" office:value="0" calcext:value-type="float">
            <text:p>0</text:p>
          </table:table-cell>
          <table:table-cell table:formula="of:=IF([.C172] &gt;=1; [.G172]/[.C172]; &quot;&quot; )" office:value-type="float" office:value="0" calcext:value-type="float">
            <text:p>0</text:p>
          </table:table-cell>
        </table:table-row>
        <table:table-row table:style-name="ro1">
          <table:table-cell office:value-type="string" calcext:value-type="string">
            <text:p>all/issues/carbon/0192.vpr</text:p>
          </table:table-cell>
          <table:table-cell office:value-type="float" office:value="0.957968476357268" calcext:value-type="float">
            <text:p>0.957968476357268</text:p>
          </table:table-cell>
          <table:table-cell office:value-type="float" office:value="1.713" calcext:value-type="float">
            <text:p>1.713</text:p>
          </table:table-cell>
          <table:table-cell office:value-type="float" office:value="17" calcext:value-type="float">
            <text:p>17</text:p>
          </table:table-cell>
          <table:table-cell table:number-columns-repeated="2" office:value-type="float" office:value="1" calcext:value-type="float">
            <text:p>1</text:p>
          </table:table-cell>
          <table:table-cell table:formula="of:=([.E173]+[.F173])^2" office:value-type="float" office:value="4" calcext:value-type="float">
            <text:p>4</text:p>
          </table:table-cell>
          <table:table-cell table:formula="of:=IF([.C173] &gt;=1; [.G173]/[.C173]; &quot;&quot; )" office:value-type="float" office:value="2.33508464681845" calcext:value-type="float">
            <text:p>2.33508464681845</text:p>
          </table:table-cell>
        </table:table-row>
        <table:table-row table:style-name="ro1">
          <table:table-cell office:value-type="string" calcext:value-type="string">
            <text:p>all/issues/carbon/0195.vpr</text:p>
          </table:table-cell>
          <table:table-cell office:value-type="float" office:value="1.31982378854626" calcext:value-type="float">
            <text:p>1.31982378854626</text:p>
          </table:table-cell>
          <table:table-cell office:value-type="float" office:value="1.135" calcext:value-type="float">
            <text:p>1.135</text:p>
          </table:table-cell>
          <table:table-cell office:value-type="float" office:value="12" calcext:value-type="float">
            <text:p>12</text:p>
          </table:table-cell>
          <table:table-cell table:number-columns-repeated="2" office:value-type="float" office:value="1" calcext:value-type="float">
            <text:p>1</text:p>
          </table:table-cell>
          <table:table-cell table:formula="of:=([.E174]+[.F174])^2" office:value-type="float" office:value="4" calcext:value-type="float">
            <text:p>4</text:p>
          </table:table-cell>
          <table:table-cell table:formula="of:=IF([.C174] &gt;=1; [.G174]/[.C174]; &quot;&quot; )" office:value-type="float" office:value="3.52422907488987" calcext:value-type="float">
            <text:p>3.52422907488987</text:p>
          </table:table-cell>
        </table:table-row>
        <table:table-row table:style-name="ro1">
          <table:table-cell office:value-type="string" calcext:value-type="string">
            <text:p>all/issues/carbon/0196.vpr</text:p>
          </table:table-cell>
          <table:table-cell office:value-type="float" office:value="1.04674369747899" calcext:value-type="float">
            <text:p>1.04674369747899</text:p>
          </table:table-cell>
          <table:table-cell office:value-type="float" office:value="1.904" calcext:value-type="float">
            <text:p>1.904</text:p>
          </table:table-cell>
          <table:table-cell office:value-type="float" office:value="115" calcext:value-type="float">
            <text:p>115</text:p>
          </table:table-cell>
          <table:table-cell office:value-type="float" office:value="1" calcext:value-type="float">
            <text:p>1</text:p>
          </table:table-cell>
          <table:table-cell office:value-type="float" office:value="5" calcext:value-type="float">
            <text:p>5</text:p>
          </table:table-cell>
          <table:table-cell table:formula="of:=([.E175]+[.F175])^2" office:value-type="float" office:value="36" calcext:value-type="float">
            <text:p>36</text:p>
          </table:table-cell>
          <table:table-cell table:formula="of:=IF([.C175] &gt;=1; [.G175]/[.C175]; &quot;&quot; )" office:value-type="float" office:value="18.9075630252101" calcext:value-type="float">
            <text:p>18.9075630252101</text:p>
          </table:table-cell>
        </table:table-row>
        <table:table-row table:style-name="ro1">
          <table:table-cell office:value-type="string" calcext:value-type="string">
            <text:p>all/issues/carbon/0200.vpr</text:p>
          </table:table-cell>
          <table:table-cell office:value-type="float" office:value="1.31345980126468" calcext:value-type="float">
            <text:p>1.31345980126468</text:p>
          </table:table-cell>
          <table:table-cell office:value-type="float" office:value="1.107" calcext:value-type="float">
            <text:p>1.107</text:p>
          </table:table-cell>
          <table:table-cell office:value-type="float" office:value="21" calcext:value-type="float">
            <text:p>21</text:p>
          </table:table-cell>
          <table:table-cell table:number-columns-repeated="2" office:value-type="float" office:value="1" calcext:value-type="float">
            <text:p>1</text:p>
          </table:table-cell>
          <table:table-cell table:formula="of:=([.E176]+[.F176])^2" office:value-type="float" office:value="4" calcext:value-type="float">
            <text:p>4</text:p>
          </table:table-cell>
          <table:table-cell table:formula="of:=IF([.C176] &gt;=1; [.G176]/[.C176]; &quot;&quot; )" office:value-type="float" office:value="3.613369467028" calcext:value-type="float">
            <text:p>3.613369467028</text:p>
          </table:table-cell>
        </table:table-row>
        <table:table-row table:style-name="ro1">
          <table:table-cell office:value-type="string" calcext:value-type="string">
            <text:p>all/issues/carbon/0202.vpr</text:p>
          </table:table-cell>
          <table:table-cell office:value-type="float" office:value="1.04317010309278" calcext:value-type="float">
            <text:p>1.04317010309278</text:p>
          </table:table-cell>
          <table:table-cell office:value-type="float" office:value="1.552" calcext:value-type="float">
            <text:p>1.552</text:p>
          </table:table-cell>
          <table:table-cell office:value-type="float" office:value="49" calcext:value-type="float">
            <text:p>49</text:p>
          </table:table-cell>
          <table:table-cell office:value-type="float" office:value="1" calcext:value-type="float">
            <text:p>1</text:p>
          </table:table-cell>
          <table:table-cell office:value-type="float" office:value="0" calcext:value-type="float">
            <text:p>0</text:p>
          </table:table-cell>
          <table:table-cell table:formula="of:=([.E177]+[.F177])^2" office:value-type="float" office:value="1" calcext:value-type="float">
            <text:p>1</text:p>
          </table:table-cell>
          <table:table-cell table:formula="of:=IF([.C177] &gt;=1; [.G177]/[.C177]; &quot;&quot; )" office:value-type="float" office:value="0.644329896907216" calcext:value-type="float">
            <text:p>0.644329896907216</text:p>
          </table:table-cell>
        </table:table-row>
        <table:table-row table:style-name="ro1">
          <table:table-cell office:value-type="string" calcext:value-type="string">
            <text:p>all/issues/carbon/0203.vpr</text:p>
          </table:table-cell>
          <table:table-cell office:value-type="float" office:value="0.940278699402787" calcext:value-type="float">
            <text:p>0.940278699402787</text:p>
          </table:table-cell>
          <table:table-cell office:value-type="float" office:value="1.507" calcext:value-type="float">
            <text:p>1.50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formula="of:=([.E178]+[.F178])^2" office:value-type="float" office:value="1" calcext:value-type="float">
            <text:p>1</text:p>
          </table:table-cell>
          <table:table-cell table:formula="of:=IF([.C178] &gt;=1; [.G178]/[.C178]; &quot;&quot; )" office:value-type="float" office:value="0.6635700066357" calcext:value-type="float">
            <text:p>0.6635700066357</text:p>
          </table:table-cell>
        </table:table-row>
        <table:table-row table:style-name="ro1">
          <table:table-cell office:value-type="string" calcext:value-type="string">
            <text:p>all/issues/carbon/0204.vpr</text:p>
          </table:table-cell>
          <table:table-cell office:value-type="float" office:value="1.07637752318603" calcext:value-type="float">
            <text:p>1.07637752318603</text:p>
          </table:table-cell>
          <table:table-cell office:value-type="float" office:value="1.833" calcext:value-type="float">
            <text:p>1.833</text:p>
          </table:table-cell>
          <table:table-cell office:value-type="float" office:value="28" calcext:value-type="float">
            <text:p>28</text:p>
          </table:table-cell>
          <table:table-cell table:number-columns-repeated="2" office:value-type="float" office:value="2" calcext:value-type="float">
            <text:p>2</text:p>
          </table:table-cell>
          <table:table-cell table:formula="of:=([.E179]+[.F179])^2" office:value-type="float" office:value="16" calcext:value-type="float">
            <text:p>16</text:p>
          </table:table-cell>
          <table:table-cell table:formula="of:=IF([.C179] &gt;=1; [.G179]/[.C179]; &quot;&quot; )" office:value-type="float" office:value="8.72885979268958" calcext:value-type="float">
            <text:p>8.72885979268958</text:p>
          </table:table-cell>
        </table:table-row>
        <table:table-row table:style-name="ro1">
          <table:table-cell office:value-type="string" calcext:value-type="string">
            <text:p>all/issues/carbon/0206.vpr</text:p>
          </table:table-cell>
          <table:table-cell office:value-type="float" office:value="1.01698204754973" calcext:value-type="float">
            <text:p>1.01698204754973</text:p>
          </table:table-cell>
          <table:table-cell office:value-type="float" office:value="2.061" calcext:value-type="float">
            <text:p>2.061</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formula="of:=([.E180]+[.F180])^2" office:value-type="float" office:value="1" calcext:value-type="float">
            <text:p>1</text:p>
          </table:table-cell>
          <table:table-cell table:formula="of:=IF([.C180] &gt;=1; [.G180]/[.C180]; &quot;&quot; )" office:value-type="float" office:value="0.485201358563804" calcext:value-type="float">
            <text:p>0.485201358563804</text:p>
          </table:table-cell>
        </table:table-row>
        <table:table-row table:style-name="ro1">
          <table:table-cell office:value-type="string" calcext:value-type="string">
            <text:p>all/issues/carbon/0207.vpr</text:p>
          </table:table-cell>
          <table:table-cell office:value-type="float" office:value="0.977030352748154" calcext:value-type="float">
            <text:p>0.977030352748154</text:p>
          </table:table-cell>
          <table:table-cell office:value-type="float" office:value="2.438" calcext:value-type="float">
            <text:p>2.438</text:p>
          </table:table-cell>
          <table:table-cell office:value-type="float" office:value="69" calcext:value-type="float">
            <text:p>69</text:p>
          </table:table-cell>
          <table:table-cell office:value-type="float" office:value="1" calcext:value-type="float">
            <text:p>1</text:p>
          </table:table-cell>
          <table:table-cell office:value-type="float" office:value="0" calcext:value-type="float">
            <text:p>0</text:p>
          </table:table-cell>
          <table:table-cell table:formula="of:=([.E181]+[.F181])^2" office:value-type="float" office:value="1" calcext:value-type="float">
            <text:p>1</text:p>
          </table:table-cell>
          <table:table-cell table:formula="of:=IF([.C181] &gt;=1; [.G181]/[.C181]; &quot;&quot; )" office:value-type="float" office:value="0.410172272354389" calcext:value-type="float">
            <text:p>0.410172272354389</text:p>
          </table:table-cell>
        </table:table-row>
        <table:table-row table:style-name="ro1">
          <table:table-cell office:value-type="string" calcext:value-type="string">
            <text:p>all/issues/carbon/0209.vpr</text:p>
          </table:table-cell>
          <table:table-cell office:value-type="float" office:value="0.899112564222326" calcext:value-type="float">
            <text:p>0.899112564222326</text:p>
          </table:table-cell>
          <table:table-cell office:value-type="float" office:value="2.141" calcext:value-type="float">
            <text:p>2.141</text:p>
          </table:table-cell>
          <table:table-cell office:value-type="float" office:value="29" calcext:value-type="float">
            <text:p>29</text:p>
          </table:table-cell>
          <table:table-cell office:value-type="float" office:value="1" calcext:value-type="float">
            <text:p>1</text:p>
          </table:table-cell>
          <table:table-cell office:value-type="float" office:value="0" calcext:value-type="float">
            <text:p>0</text:p>
          </table:table-cell>
          <table:table-cell table:formula="of:=([.E182]+[.F182])^2" office:value-type="float" office:value="1" calcext:value-type="float">
            <text:p>1</text:p>
          </table:table-cell>
          <table:table-cell table:formula="of:=IF([.C182] &gt;=1; [.G182]/[.C182]; &quot;&quot; )" office:value-type="float" office:value="0.467071461933676" calcext:value-type="float">
            <text:p>0.467071461933676</text:p>
          </table:table-cell>
        </table:table-row>
        <table:table-row table:style-name="ro1">
          <table:table-cell office:value-type="string" calcext:value-type="string">
            <text:p>all/issues/carbon/0211.vpr</text:p>
          </table:table-cell>
          <table:table-cell office:value-type="float" office:value="1.32973944294699" calcext:value-type="float">
            <text:p>1.32973944294699</text:p>
          </table:table-cell>
          <table:table-cell office:value-type="float" office:value="1.113" calcext:value-type="float">
            <text:p>1.113</text:p>
          </table:table-cell>
          <table:table-cell office:value-type="float" office:value="29" calcext:value-type="float">
            <text:p>29</text:p>
          </table:table-cell>
          <table:table-cell office:value-type="float" office:value="1" calcext:value-type="float">
            <text:p>1</text:p>
          </table:table-cell>
          <table:table-cell office:value-type="float" office:value="0" calcext:value-type="float">
            <text:p>0</text:p>
          </table:table-cell>
          <table:table-cell table:formula="of:=([.E183]+[.F183])^2" office:value-type="float" office:value="1" calcext:value-type="float">
            <text:p>1</text:p>
          </table:table-cell>
          <table:table-cell table:formula="of:=IF([.C183] &gt;=1; [.G183]/[.C183]; &quot;&quot; )" office:value-type="float" office:value="0.898472596585804" calcext:value-type="float">
            <text:p>0.898472596585804</text:p>
          </table:table-cell>
        </table:table-row>
        <table:table-row table:style-name="ro1">
          <table:table-cell office:value-type="string" calcext:value-type="string">
            <text:p>all/issues/carbon/0213.vpr</text:p>
          </table:table-cell>
          <table:table-cell office:value-type="float" office:value="1.30578512396694" calcext:value-type="float">
            <text:p>1.30578512396694</text:p>
          </table:table-cell>
          <table:table-cell office:value-type="float" office:value="1.089" calcext:value-type="float">
            <text:p>1.089</text:p>
          </table:table-cell>
          <table:table-cell office:value-type="float" office:value="14" calcext:value-type="float">
            <text:p>14</text:p>
          </table:table-cell>
          <table:table-cell table:number-columns-repeated="2" office:value-type="float" office:value="1" calcext:value-type="float">
            <text:p>1</text:p>
          </table:table-cell>
          <table:table-cell table:formula="of:=([.E184]+[.F184])^2" office:value-type="float" office:value="4" calcext:value-type="float">
            <text:p>4</text:p>
          </table:table-cell>
          <table:table-cell table:formula="of:=IF([.C184] &gt;=1; [.G184]/[.C184]; &quot;&quot; )" office:value-type="float" office:value="3.67309458218549" calcext:value-type="float">
            <text:p>3.67309458218549</text:p>
          </table:table-cell>
        </table:table-row>
        <table:table-row table:style-name="ro1">
          <table:table-cell office:value-type="string" calcext:value-type="string">
            <text:p>all/issues/carbon/0219.vpr</text:p>
          </table:table-cell>
          <table:table-cell office:value-type="float" office:value="0.99803664921466" calcext:value-type="float">
            <text:p>0.99803664921466</text:p>
          </table:table-cell>
          <table:table-cell office:value-type="float" office:value="1.528" calcext:value-type="float">
            <text:p>1.528</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formula="of:=([.E185]+[.F185])^2" office:value-type="float" office:value="1" calcext:value-type="float">
            <text:p>1</text:p>
          </table:table-cell>
          <table:table-cell table:formula="of:=IF([.C185] &gt;=1; [.G185]/[.C185]; &quot;&quot; )" office:value-type="float" office:value="0.654450261780105" calcext:value-type="float">
            <text:p>0.654450261780105</text:p>
          </table:table-cell>
        </table:table-row>
        <table:table-row table:style-name="ro1">
          <table:table-cell office:value-type="string" calcext:value-type="string">
            <text:p>all/issues/carbon/0222.vpr</text:p>
          </table:table-cell>
          <table:table-cell office:value-type="float" office:value="1.30069324090121" calcext:value-type="float">
            <text:p>1.30069324090121</text:p>
          </table:table-cell>
          <table:table-cell office:value-type="float" office:value="1.154" calcext:value-type="float">
            <text:p>1.154</text:p>
          </table:table-cell>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table:formula="of:=([.E186]+[.F186])^2" office:value-type="float" office:value="1" calcext:value-type="float">
            <text:p>1</text:p>
          </table:table-cell>
          <table:table-cell table:formula="of:=IF([.C186] &gt;=1; [.G186]/[.C186]; &quot;&quot; )" office:value-type="float" office:value="0.866551126516464" calcext:value-type="float">
            <text:p>0.866551126516464</text:p>
          </table:table-cell>
        </table:table-row>
        <table:table-row table:style-name="ro1">
          <table:table-cell office:value-type="string" calcext:value-type="string">
            <text:p>all/issues/carbon/0223.vpr</text:p>
          </table:table-cell>
          <table:table-cell office:value-type="float" office:value="1.00355871886121" calcext:value-type="float">
            <text:p>1.00355871886121</text:p>
          </table:table-cell>
          <table:table-cell office:value-type="float" office:value="1.967" calcext:value-type="float">
            <text:p>1.967</text:p>
          </table:table-cell>
          <table:table-cell office:value-type="float" office:value="33" calcext:value-type="float">
            <text:p>33</text:p>
          </table:table-cell>
          <table:table-cell table:number-columns-repeated="2" office:value-type="float" office:value="1" calcext:value-type="float">
            <text:p>1</text:p>
          </table:table-cell>
          <table:table-cell table:formula="of:=([.E187]+[.F187])^2" office:value-type="float" office:value="4" calcext:value-type="float">
            <text:p>4</text:p>
          </table:table-cell>
          <table:table-cell table:formula="of:=IF([.C187] &gt;=1; [.G187]/[.C187]; &quot;&quot; )" office:value-type="float" office:value="2.03355363497712" calcext:value-type="float">
            <text:p>2.03355363497712</text:p>
          </table:table-cell>
        </table:table-row>
        <table:table-row table:style-name="ro1">
          <table:table-cell office:value-type="string" calcext:value-type="string">
            <text:p>all/issues/carbon/0236.vpr</text:p>
          </table:table-cell>
          <table:table-cell office:value-type="float" office:value="1.02229102167183" calcext:value-type="float">
            <text:p>1.02229102167183</text:p>
          </table:table-cell>
          <table:table-cell office:value-type="float" office:value="1.615" calcext:value-type="float">
            <text:p>1.615</text:p>
          </table:table-cell>
          <table:table-cell office:value-type="float" office:value="43" calcext:value-type="float">
            <text:p>43</text:p>
          </table:table-cell>
          <table:table-cell table:number-columns-repeated="2" office:value-type="float" office:value="1" calcext:value-type="float">
            <text:p>1</text:p>
          </table:table-cell>
          <table:table-cell table:formula="of:=([.E188]+[.F188])^2" office:value-type="float" office:value="4" calcext:value-type="float">
            <text:p>4</text:p>
          </table:table-cell>
          <table:table-cell table:formula="of:=IF([.C188] &gt;=1; [.G188]/[.C188]; &quot;&quot; )" office:value-type="float" office:value="2.47678018575851" calcext:value-type="float">
            <text:p>2.47678018575851</text:p>
          </table:table-cell>
        </table:table-row>
        <table:table-row table:style-name="ro1">
          <table:table-cell office:value-type="string" calcext:value-type="string">
            <text:p>all/issues/carbon/0237.vpr</text:p>
          </table:table-cell>
          <table:table-cell office:value-type="float" office:value="1.04614275414564" calcext:value-type="float">
            <text:p>1.04614275414564</text:p>
          </table:table-cell>
          <table:table-cell office:value-type="float" office:value="1.387" calcext:value-type="float">
            <text:p>1.387</text:p>
          </table:table-cell>
          <table:table-cell office:value-type="float" office:value="16" calcext:value-type="float">
            <text:p>16</text:p>
          </table:table-cell>
          <table:table-cell table:number-columns-repeated="2" office:value-type="float" office:value="1" calcext:value-type="float">
            <text:p>1</text:p>
          </table:table-cell>
          <table:table-cell table:formula="of:=([.E189]+[.F189])^2" office:value-type="float" office:value="4" calcext:value-type="float">
            <text:p>4</text:p>
          </table:table-cell>
          <table:table-cell table:formula="of:=IF([.C189] &gt;=1; [.G189]/[.C189]; &quot;&quot; )" office:value-type="float" office:value="2.88392213410238" calcext:value-type="float">
            <text:p>2.88392213410238</text:p>
          </table:table-cell>
        </table:table-row>
        <table:table-row table:style-name="ro1">
          <table:table-cell office:value-type="string" calcext:value-type="string">
            <text:p>all/issues/carbon/0238.vpr</text:p>
          </table:table-cell>
          <table:table-cell office:value-type="float" office:value="1.36634531113059" calcext:value-type="float">
            <text:p>1.36634531113059</text:p>
          </table:table-cell>
          <table:table-cell office:value-type="float" office:value="1.141" calcext:value-type="float">
            <text:p>1.141</text:p>
          </table:table-cell>
          <table:table-cell office:value-type="float" office:value="27" calcext:value-type="float">
            <text:p>27</text:p>
          </table:table-cell>
          <table:table-cell table:number-columns-repeated="2" office:value-type="float" office:value="1" calcext:value-type="float">
            <text:p>1</text:p>
          </table:table-cell>
          <table:table-cell table:formula="of:=([.E190]+[.F190])^2" office:value-type="float" office:value="4" calcext:value-type="float">
            <text:p>4</text:p>
          </table:table-cell>
          <table:table-cell table:formula="of:=IF([.C190] &gt;=1; [.G190]/[.C190]; &quot;&quot; )" office:value-type="float" office:value="3.5056967572305" calcext:value-type="float">
            <text:p>3.5056967572305</text:p>
          </table:table-cell>
        </table:table-row>
        <table:table-row table:style-name="ro1">
          <table:table-cell office:value-type="string" calcext:value-type="string">
            <text:p>all/issues/carbon/0239.vpr</text:p>
          </table:table-cell>
          <table:table-cell office:value-type="float" office:value="1.0308853809197" calcext:value-type="float">
            <text:p>1.0308853809197</text:p>
          </table:table-cell>
          <table:table-cell office:value-type="float" office:value="1.457" calcext:value-type="float">
            <text:p>1.457</text:p>
          </table:table-cell>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table:formula="of:=([.E191]+[.F191])^2" office:value-type="float" office:value="1" calcext:value-type="float">
            <text:p>1</text:p>
          </table:table-cell>
          <table:table-cell table:formula="of:=IF([.C191] &gt;=1; [.G191]/[.C191]; &quot;&quot; )" office:value-type="float" office:value="0.686341798215511" calcext:value-type="float">
            <text:p>0.686341798215511</text:p>
          </table:table-cell>
        </table:table-row>
        <table:table-row table:style-name="ro1">
          <table:table-cell office:value-type="string" calcext:value-type="string">
            <text:p>all/issues/carbon/0240.vpr</text:p>
          </table:table-cell>
          <table:table-cell office:value-type="float" office:value="1.32639545884579" calcext:value-type="float">
            <text:p>1.32639545884579</text:p>
          </table:table-cell>
          <table:table-cell office:value-type="float" office:value="1.057" calcext:value-type="float">
            <text:p>1.057</text:p>
          </table:table-cell>
          <table:table-cell office:value-type="float" office:value="3" calcext:value-type="float">
            <text:p>3</text:p>
          </table:table-cell>
          <table:table-cell table:number-columns-repeated="2" office:value-type="float" office:value="0" calcext:value-type="float">
            <text:p>0</text:p>
          </table:table-cell>
          <table:table-cell table:formula="of:=([.E192]+[.F192])^2" office:value-type="float" office:value="0" calcext:value-type="float">
            <text:p>0</text:p>
          </table:table-cell>
          <table:table-cell table:formula="of:=IF([.C192] &gt;=1; [.G192]/[.C192]; &quot;&quot; )" office:value-type="float" office:value="0" calcext:value-type="float">
            <text:p>0</text:p>
          </table:table-cell>
        </table:table-row>
        <table:table-row table:style-name="ro1">
          <table:table-cell office:value-type="string" calcext:value-type="string">
            <text:p>all/issues/carbon/0241.vpr</text:p>
          </table:table-cell>
          <table:table-cell office:value-type="float" office:value="1.08423913043478" calcext:value-type="float">
            <text:p>1.08423913043478</text:p>
          </table:table-cell>
          <table:table-cell office:value-type="float" office:value="1.472" calcext:value-type="float">
            <text:p>1.472</text:p>
          </table:table-cell>
          <table:table-cell office:value-type="float" office:value="19" calcext:value-type="float">
            <text:p>19</text:p>
          </table:table-cell>
          <table:table-cell table:number-columns-repeated="2" office:value-type="float" office:value="1" calcext:value-type="float">
            <text:p>1</text:p>
          </table:table-cell>
          <table:table-cell table:formula="of:=([.E193]+[.F193])^2" office:value-type="float" office:value="4" calcext:value-type="float">
            <text:p>4</text:p>
          </table:table-cell>
          <table:table-cell table:formula="of:=IF([.C193] &gt;=1; [.G193]/[.C193]; &quot;&quot; )" office:value-type="float" office:value="2.71739130434783" calcext:value-type="float">
            <text:p>2.71739130434783</text:p>
          </table:table-cell>
        </table:table-row>
        <table:table-row table:style-name="ro1">
          <table:table-cell office:value-type="string" calcext:value-type="string">
            <text:p>all/issues/carbon/0251.vpr</text:p>
          </table:table-cell>
          <table:table-cell office:value-type="float" office:value="1.45136921624174" calcext:value-type="float">
            <text:p>1.45136921624174</text:p>
          </table:table-cell>
          <table:table-cell office:value-type="float" office:value="1.059" calcext:value-type="float">
            <text:p>1.059</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table:formula="of:=([.E194]+[.F194])^2" office:value-type="float" office:value="1" calcext:value-type="float">
            <text:p>1</text:p>
          </table:table-cell>
          <table:table-cell table:formula="of:=IF([.C194] &gt;=1; [.G194]/[.C194]; &quot;&quot; )" office:value-type="float" office:value="0.944287063267233" calcext:value-type="float">
            <text:p>0.944287063267233</text:p>
          </table:table-cell>
        </table:table-row>
        <table:table-row table:style-name="ro1">
          <table:table-cell office:value-type="string" calcext:value-type="string">
            <text:p>all/issues/carbon/0259.vpr</text:p>
          </table:table-cell>
          <table:table-cell office:value-type="float" office:value="1.40646853146853" calcext:value-type="float">
            <text:p>1.40646853146853</text:p>
          </table:table-cell>
          <table:table-cell office:value-type="float" office:value="1.144" calcext:value-type="float">
            <text:p>1.144</text:p>
          </table:table-cell>
          <table:table-cell office:value-type="float" office:value="22" calcext:value-type="float">
            <text:p>22</text:p>
          </table:table-cell>
          <table:table-cell table:number-columns-repeated="2" office:value-type="float" office:value="1" calcext:value-type="float">
            <text:p>1</text:p>
          </table:table-cell>
          <table:table-cell table:formula="of:=([.E195]+[.F195])^2" office:value-type="float" office:value="4" calcext:value-type="float">
            <text:p>4</text:p>
          </table:table-cell>
          <table:table-cell table:formula="of:=IF([.C195] &gt;=1; [.G195]/[.C195]; &quot;&quot; )" office:value-type="float" office:value="3.4965034965035" calcext:value-type="float">
            <text:p>3.4965034965035</text:p>
          </table:table-cell>
        </table:table-row>
        <table:table-row table:style-name="ro1">
          <table:table-cell office:value-type="string" calcext:value-type="string">
            <text:p>all/issues/carbon/0262.vpr</text:p>
          </table:table-cell>
          <table:table-cell office:value-type="float" office:value="1.23943661971831" calcext:value-type="float">
            <text:p>1.23943661971831</text:p>
          </table:table-cell>
          <table:table-cell office:value-type="float" office:value="1.136" calcext:value-type="float">
            <text:p>1.136</text:p>
          </table:table-cell>
          <table:table-cell office:value-type="float" office:value="19" calcext:value-type="float">
            <text:p>19</text:p>
          </table:table-cell>
          <table:table-cell table:number-columns-repeated="2" office:value-type="float" office:value="0" calcext:value-type="float">
            <text:p>0</text:p>
          </table:table-cell>
          <table:table-cell table:formula="of:=([.E196]+[.F196])^2" office:value-type="float" office:value="0" calcext:value-type="float">
            <text:p>0</text:p>
          </table:table-cell>
          <table:table-cell table:formula="of:=IF([.C196] &gt;=1; [.G196]/[.C196]; &quot;&quot; )" office:value-type="float" office:value="0" calcext:value-type="float">
            <text:p>0</text:p>
          </table:table-cell>
        </table:table-row>
        <table:table-row table:style-name="ro1">
          <table:table-cell office:value-type="string" calcext:value-type="string">
            <text:p>all/issues/carbon/0264.vpr</text:p>
          </table:table-cell>
          <table:table-cell office:value-type="float" office:value="1.10621942697414" calcext:value-type="float">
            <text:p>1.10621942697414</text:p>
          </table:table-cell>
          <table:table-cell office:value-type="float" office:value="1.431" calcext:value-type="float">
            <text:p>1.431</text:p>
          </table:table-cell>
          <table:table-cell office:value-type="float" office:value="48" calcext:value-type="float">
            <text:p>48</text:p>
          </table:table-cell>
          <table:table-cell office:value-type="float" office:value="1" calcext:value-type="float">
            <text:p>1</text:p>
          </table:table-cell>
          <table:table-cell office:value-type="float" office:value="0" calcext:value-type="float">
            <text:p>0</text:p>
          </table:table-cell>
          <table:table-cell table:formula="of:=([.E197]+[.F197])^2" office:value-type="float" office:value="1" calcext:value-type="float">
            <text:p>1</text:p>
          </table:table-cell>
          <table:table-cell table:formula="of:=IF([.C197] &gt;=1; [.G197]/[.C197]; &quot;&quot; )" office:value-type="float" office:value="0.698812019566737" calcext:value-type="float">
            <text:p>0.698812019566737</text:p>
          </table:table-cell>
        </table:table-row>
        <table:table-row table:style-name="ro1">
          <table:table-cell office:value-type="string" calcext:value-type="string">
            <text:p>all/issues/carbon/0265.vpr</text:p>
          </table:table-cell>
          <table:table-cell office:value-type="float" office:value="1.27848101265823" calcext:value-type="float">
            <text:p>1.27848101265823</text:p>
          </table:table-cell>
          <table:table-cell office:value-type="float" office:value="1.106" calcext:value-type="float">
            <text:p>1.106</text:p>
          </table:table-cell>
          <table:table-cell office:value-type="float" office:value="7" calcext:value-type="float">
            <text:p>7</text:p>
          </table:table-cell>
          <table:table-cell table:number-columns-repeated="2" office:value-type="float" office:value="0" calcext:value-type="float">
            <text:p>0</text:p>
          </table:table-cell>
          <table:table-cell table:formula="of:=([.E198]+[.F198])^2" office:value-type="float" office:value="0" calcext:value-type="float">
            <text:p>0</text:p>
          </table:table-cell>
          <table:table-cell table:formula="of:=IF([.C198] &gt;=1; [.G198]/[.C198]; &quot;&quot; )" office:value-type="float" office:value="0" calcext:value-type="float">
            <text:p>0</text:p>
          </table:table-cell>
        </table:table-row>
        <table:table-row table:style-name="ro1">
          <table:table-cell office:value-type="string" calcext:value-type="string">
            <text:p>all/issues/carbon/0271.vpr</text:p>
          </table:table-cell>
          <table:table-cell office:value-type="float" office:value="1.14407744874715" calcext:value-type="float">
            <text:p>1.14407744874715</text:p>
          </table:table-cell>
          <table:table-cell office:value-type="float" office:value="1.756" calcext:value-type="float">
            <text:p>1.756</text:p>
          </table:table-cell>
          <table:table-cell office:value-type="float" office:value="54" calcext:value-type="float">
            <text:p>54</text:p>
          </table:table-cell>
          <table:table-cell office:value-type="float" office:value="4" calcext:value-type="float">
            <text:p>4</text:p>
          </table:table-cell>
          <table:table-cell office:value-type="float" office:value="9" calcext:value-type="float">
            <text:p>9</text:p>
          </table:table-cell>
          <table:table-cell table:formula="of:=([.E199]+[.F199])^2" office:value-type="float" office:value="169" calcext:value-type="float">
            <text:p>169</text:p>
          </table:table-cell>
          <table:table-cell table:formula="of:=IF([.C199] &gt;=1; [.G199]/[.C199]; &quot;&quot; )" office:value-type="float" office:value="96.2414578587699" calcext:value-type="float">
            <text:p>96.2414578587699</text:p>
          </table:table-cell>
        </table:table-row>
        <table:table-row table:style-name="ro1">
          <table:table-cell office:value-type="string" calcext:value-type="string">
            <text:p>all/issues/carbon/0274.vpr</text:p>
          </table:table-cell>
          <table:table-cell office:value-type="float" office:value="0.992651561543172" calcext:value-type="float">
            <text:p>0.992651561543172</text:p>
          </table:table-cell>
          <table:table-cell office:value-type="float" office:value="1.633" calcext:value-type="float">
            <text:p>1.633</text:p>
          </table:table-cell>
          <table:table-cell office:value-type="float" office:value="18" calcext:value-type="float">
            <text:p>18</text:p>
          </table:table-cell>
          <table:table-cell office:value-type="float" office:value="2" calcext:value-type="float">
            <text:p>2</text:p>
          </table:table-cell>
          <table:table-cell office:value-type="float" office:value="1" calcext:value-type="float">
            <text:p>1</text:p>
          </table:table-cell>
          <table:table-cell table:formula="of:=([.E200]+[.F200])^2" office:value-type="float" office:value="9" calcext:value-type="float">
            <text:p>9</text:p>
          </table:table-cell>
          <table:table-cell table:formula="of:=IF([.C200] &gt;=1; [.G200]/[.C200]; &quot;&quot; )" office:value-type="float" office:value="5.51132884262094" calcext:value-type="float">
            <text:p>5.51132884262094</text:p>
          </table:table-cell>
        </table:table-row>
        <table:table-row table:style-name="ro1">
          <table:table-cell office:value-type="string" calcext:value-type="string">
            <text:p>all/issues/carbon/0282.vpr</text:p>
          </table:table-cell>
          <table:table-cell office:value-type="float" office:value="1.24232081911263" calcext:value-type="float">
            <text:p>1.24232081911263</text:p>
          </table:table-cell>
          <table:table-cell office:value-type="float" office:value="1.172" calcext:value-type="float">
            <text:p>1.172</text:p>
          </table:table-cell>
          <table:table-cell office:value-type="float" office:value="28" calcext:value-type="float">
            <text:p>28</text:p>
          </table:table-cell>
          <table:table-cell table:number-columns-repeated="2" office:value-type="float" office:value="0" calcext:value-type="float">
            <text:p>0</text:p>
          </table:table-cell>
          <table:table-cell table:formula="of:=([.E201]+[.F201])^2" office:value-type="float" office:value="0" calcext:value-type="float">
            <text:p>0</text:p>
          </table:table-cell>
          <table:table-cell table:formula="of:=IF([.C201] &gt;=1; [.G201]/[.C201]; &quot;&quot; )" office:value-type="float" office:value="0" calcext:value-type="float">
            <text:p>0</text:p>
          </table:table-cell>
        </table:table-row>
        <table:table-row table:style-name="ro1">
          <table:table-cell office:value-type="string" calcext:value-type="string">
            <text:p>all/issues/carbon/0349.vpr</text:p>
          </table:table-cell>
          <table:table-cell office:value-type="float" office:value="1.24477149496514" calcext:value-type="float">
            <text:p>1.24477149496514</text:p>
          </table:table-cell>
          <table:table-cell office:value-type="float" office:value="1.291" calcext:value-type="float">
            <text:p>1.291</text:p>
          </table:table-cell>
          <table:table-cell office:value-type="float" office:value="4" calcext:value-type="float">
            <text:p>4</text:p>
          </table:table-cell>
          <table:table-cell table:number-columns-repeated="2" office:value-type="float" office:value="0" calcext:value-type="float">
            <text:p>0</text:p>
          </table:table-cell>
          <table:table-cell table:formula="of:=([.E202]+[.F202])^2" office:value-type="float" office:value="0" calcext:value-type="float">
            <text:p>0</text:p>
          </table:table-cell>
          <table:table-cell table:formula="of:=IF([.C202] &gt;=1; [.G202]/[.C202]; &quot;&quot; )" office:value-type="float" office:value="0" calcext:value-type="float">
            <text:p>0</text:p>
          </table:table-cell>
        </table:table-row>
        <table:table-row table:style-name="ro1">
          <table:table-cell office:value-type="string" calcext:value-type="string">
            <text:p>all/issues/silicon/0005a.vpr</text:p>
          </table:table-cell>
          <table:table-cell office:value-type="float" office:value="1.36166522116219" calcext:value-type="float">
            <text:p>1.36166522116219</text:p>
          </table:table-cell>
          <table:table-cell office:value-type="float" office:value="1.153" calcext:value-type="float">
            <text:p>1.153</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formula="of:=([.E203]+[.F203])^2" office:value-type="float" office:value="1" calcext:value-type="float">
            <text:p>1</text:p>
          </table:table-cell>
          <table:table-cell table:formula="of:=IF([.C203] &gt;=1; [.G203]/[.C203]; &quot;&quot; )" office:value-type="float" office:value="0.867302688638335" calcext:value-type="float">
            <text:p>0.867302688638335</text:p>
          </table:table-cell>
        </table:table-row>
        <table:table-row table:style-name="ro1">
          <table:table-cell office:value-type="string" calcext:value-type="string">
            <text:p>all/issues/silicon/0005b.vpr</text:p>
          </table:table-cell>
          <table:table-cell office:value-type="float" office:value="2.05379310344828" calcext:value-type="float">
            <text:p>2.05379310344828</text:p>
          </table:table-cell>
          <table:table-cell office:value-type="float" office:value="1.45" calcext:value-type="float">
            <text:p>1.45</text:p>
          </table:table-cell>
          <table:table-cell office:value-type="float" office:value="176" calcext:value-type="float">
            <text:p>176</text:p>
          </table:table-cell>
          <table:table-cell office:value-type="float" office:value="19" calcext:value-type="float">
            <text:p>19</text:p>
          </table:table-cell>
          <table:table-cell office:value-type="float" office:value="2" calcext:value-type="float">
            <text:p>2</text:p>
          </table:table-cell>
          <table:table-cell table:formula="of:=([.E204]+[.F204])^2" office:value-type="float" office:value="441" calcext:value-type="float">
            <text:p>441</text:p>
          </table:table-cell>
          <table:table-cell table:formula="of:=IF([.C204] &gt;=1; [.G204]/[.C204]; &quot;&quot; )" office:value-type="float" office:value="304.137931034483" calcext:value-type="float">
            <text:p>304.137931034483</text:p>
          </table:table-cell>
        </table:table-row>
        <table:table-row table:style-name="ro1">
          <table:table-cell office:value-type="string" calcext:value-type="string">
            <text:p>all/issues/silicon/0006.vpr</text:p>
          </table:table-cell>
          <table:table-cell office:value-type="float" office:value="1.42857142857143" calcext:value-type="float">
            <text:p>1.42857142857143</text:p>
          </table:table-cell>
          <table:table-cell office:value-type="float" office:value="1.064" calcext:value-type="float">
            <text:p>1.064</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formula="of:=([.E205]+[.F205])^2" office:value-type="float" office:value="1" calcext:value-type="float">
            <text:p>1</text:p>
          </table:table-cell>
          <table:table-cell table:formula="of:=IF([.C205] &gt;=1; [.G205]/[.C205]; &quot;&quot; )" office:value-type="float" office:value="0.93984962406015" calcext:value-type="float">
            <text:p>0.93984962406015</text:p>
          </table:table-cell>
        </table:table-row>
        <table:table-row table:style-name="ro1">
          <table:table-cell office:value-type="string" calcext:value-type="string">
            <text:p>all/issues/silicon/0008.vpr</text:p>
          </table:table-cell>
          <table:table-cell office:value-type="float" office:value="1.25602140945584" calcext:value-type="float">
            <text:p>1.25602140945584</text:p>
          </table:table-cell>
          <table:table-cell office:value-type="float" office:value="1.121" calcext:value-type="float">
            <text:p>1.121</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formula="of:=([.E206]+[.F206])^2" office:value-type="float" office:value="1" calcext:value-type="float">
            <text:p>1</text:p>
          </table:table-cell>
          <table:table-cell table:formula="of:=IF([.C206] &gt;=1; [.G206]/[.C206]; &quot;&quot; )" office:value-type="float" office:value="0.892060660124889" calcext:value-type="float">
            <text:p>0.892060660124889</text:p>
          </table:table-cell>
        </table:table-row>
        <table:table-row table:style-name="ro1">
          <table:table-cell office:value-type="string" calcext:value-type="string">
            <text:p>all/issues/silicon/0011.vpr</text:p>
          </table:table-cell>
          <table:table-cell office:value-type="float" office:value="1.58762057877814" calcext:value-type="float">
            <text:p>1.58762057877814</text:p>
          </table:table-cell>
          <table:table-cell office:value-type="float" office:value="1.244" calcext:value-type="float">
            <text:p>1.244</text:p>
          </table:table-cell>
          <table:table-cell office:value-type="float" office:value="77" calcext:value-type="float">
            <text:p>77</text:p>
          </table:table-cell>
          <table:table-cell office:value-type="float" office:value="4" calcext:value-type="float">
            <text:p>4</text:p>
          </table:table-cell>
          <table:table-cell office:value-type="float" office:value="0" calcext:value-type="float">
            <text:p>0</text:p>
          </table:table-cell>
          <table:table-cell table:formula="of:=([.E207]+[.F207])^2" office:value-type="float" office:value="16" calcext:value-type="float">
            <text:p>16</text:p>
          </table:table-cell>
          <table:table-cell table:formula="of:=IF([.C207] &gt;=1; [.G207]/[.C207]; &quot;&quot; )" office:value-type="float" office:value="12.8617363344051" calcext:value-type="float">
            <text:p>12.8617363344051</text:p>
          </table:table-cell>
        </table:table-row>
        <table:table-row table:style-name="ro1">
          <table:table-cell office:value-type="string" calcext:value-type="string">
            <text:p>all/issues/silicon/0030.vpr</text:p>
          </table:table-cell>
          <table:table-cell office:value-type="float" office:value="1.29798422436459" calcext:value-type="float">
            <text:p>1.29798422436459</text:p>
          </table:table-cell>
          <table:table-cell office:value-type="float" office:value="1.141" calcext:value-type="float">
            <text:p>1.141</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formula="of:=([.E208]+[.F208])^2" office:value-type="float" office:value="1" calcext:value-type="float">
            <text:p>1</text:p>
          </table:table-cell>
          <table:table-cell table:formula="of:=IF([.C208] &gt;=1; [.G208]/[.C208]; &quot;&quot; )" office:value-type="float" office:value="0.876424189307625" calcext:value-type="float">
            <text:p>0.876424189307625</text:p>
          </table:table-cell>
        </table:table-row>
        <table:table-row table:style-name="ro1">
          <table:table-cell office:value-type="string" calcext:value-type="string">
            <text:p>all/issues/silicon/0033.vpr</text:p>
          </table:table-cell>
          <table:table-cell office:value-type="float" office:value="1.42735768903993" calcext:value-type="float">
            <text:p>1.42735768903993</text:p>
          </table:table-cell>
          <table:table-cell office:value-type="float" office:value="1.177" calcext:value-type="float">
            <text:p>1.177</text:p>
          </table:table-cell>
          <table:table-cell office:value-type="float" office:value="73" calcext:value-type="float">
            <text:p>73</text:p>
          </table:table-cell>
          <table:table-cell table:number-columns-repeated="2" office:value-type="float" office:value="1" calcext:value-type="float">
            <text:p>1</text:p>
          </table:table-cell>
          <table:table-cell table:formula="of:=([.E209]+[.F209])^2" office:value-type="float" office:value="4" calcext:value-type="float">
            <text:p>4</text:p>
          </table:table-cell>
          <table:table-cell table:formula="of:=IF([.C209] &gt;=1; [.G209]/[.C209]; &quot;&quot; )" office:value-type="float" office:value="3.39847068819031" calcext:value-type="float">
            <text:p>3.39847068819031</text:p>
          </table:table-cell>
        </table:table-row>
        <table:table-row table:style-name="ro1">
          <table:table-cell office:value-type="string" calcext:value-type="string">
            <text:p>all/issues/silicon/0034.vpr</text:p>
          </table:table-cell>
          <table:table-cell office:value-type="float" office:value="1.29518619436876" calcext:value-type="float">
            <text:p>1.29518619436876</text:p>
          </table:table-cell>
          <table:table-cell office:value-type="float" office:value="1.101" calcext:value-type="float">
            <text:p>1.101</text:p>
          </table:table-cell>
          <table:table-cell office:value-type="float" office:value="9" calcext:value-type="float">
            <text:p>9</text:p>
          </table:table-cell>
          <table:table-cell table:number-columns-repeated="2" office:value-type="float" office:value="0" calcext:value-type="float">
            <text:p>0</text:p>
          </table:table-cell>
          <table:table-cell table:formula="of:=([.E210]+[.F210])^2" office:value-type="float" office:value="0" calcext:value-type="float">
            <text:p>0</text:p>
          </table:table-cell>
          <table:table-cell table:formula="of:=IF([.C210] &gt;=1; [.G210]/[.C210]; &quot;&quot; )" office:value-type="float" office:value="0" calcext:value-type="float">
            <text:p>0</text:p>
          </table:table-cell>
        </table:table-row>
        <table:table-row table:style-name="ro1">
          <table:table-cell office:value-type="string" calcext:value-type="string">
            <text:p>all/issues/silicon/0037.vpr</text:p>
          </table:table-cell>
          <table:table-cell office:value-type="float" office:value="1.25754060324826" calcext:value-type="float">
            <text:p>1.25754060324826</text:p>
          </table:table-cell>
          <table:table-cell office:value-type="float" office:value="1.293" calcext:value-type="float">
            <text:p>1.293</text:p>
          </table:table-cell>
          <table:table-cell office:value-type="float" office:value="53" calcext:value-type="float">
            <text:p>53</text:p>
          </table:table-cell>
          <table:table-cell table:number-columns-repeated="2" office:value-type="float" office:value="0" calcext:value-type="float">
            <text:p>0</text:p>
          </table:table-cell>
          <table:table-cell table:formula="of:=([.E211]+[.F211])^2" office:value-type="float" office:value="0" calcext:value-type="float">
            <text:p>0</text:p>
          </table:table-cell>
          <table:table-cell table:formula="of:=IF([.C211] &gt;=1; [.G211]/[.C211]; &quot;&quot; )" office:value-type="float" office:value="0" calcext:value-type="float">
            <text:p>0</text:p>
          </table:table-cell>
        </table:table-row>
        <table:table-row table:style-name="ro1">
          <table:table-cell office:value-type="string" calcext:value-type="string">
            <text:p>all/issues/silicon/0039a.vpr</text:p>
          </table:table-cell>
          <table:table-cell office:value-type="float" office:value="1.25844594594595" calcext:value-type="float">
            <text:p>1.25844594594595</text:p>
          </table:table-cell>
          <table:table-cell office:value-type="float" office:value="1.184" calcext:value-type="float">
            <text:p>1.184</text:p>
          </table:table-cell>
          <table:table-cell office:value-type="float" office:value="30" calcext:value-type="float">
            <text:p>30</text:p>
          </table:table-cell>
          <table:table-cell table:number-columns-repeated="2" office:value-type="float" office:value="1" calcext:value-type="float">
            <text:p>1</text:p>
          </table:table-cell>
          <table:table-cell table:formula="of:=([.E212]+[.F212])^2" office:value-type="float" office:value="4" calcext:value-type="float">
            <text:p>4</text:p>
          </table:table-cell>
          <table:table-cell table:formula="of:=IF([.C212] &gt;=1; [.G212]/[.C212]; &quot;&quot; )" office:value-type="float" office:value="3.37837837837838" calcext:value-type="float">
            <text:p>3.37837837837838</text:p>
          </table:table-cell>
        </table:table-row>
        <table:table-row table:style-name="ro1">
          <table:table-cell office:value-type="string" calcext:value-type="string">
            <text:p>all/issues/silicon/0039b.vpr</text:p>
          </table:table-cell>
          <table:table-cell office:value-type="float" office:value="1.51864125932063" calcext:value-type="float">
            <text:p>1.51864125932063</text:p>
          </table:table-cell>
          <table:table-cell office:value-type="float" office:value="1.207" calcext:value-type="float">
            <text:p>1.207</text:p>
          </table:table-cell>
          <table:table-cell office:value-type="float" office:value="54" calcext:value-type="float">
            <text:p>54</text:p>
          </table:table-cell>
          <table:table-cell office:value-type="float" office:value="3" calcext:value-type="float">
            <text:p>3</text:p>
          </table:table-cell>
          <table:table-cell office:value-type="float" office:value="2" calcext:value-type="float">
            <text:p>2</text:p>
          </table:table-cell>
          <table:table-cell table:formula="of:=([.E213]+[.F213])^2" office:value-type="float" office:value="25" calcext:value-type="float">
            <text:p>25</text:p>
          </table:table-cell>
          <table:table-cell table:formula="of:=IF([.C213] &gt;=1; [.G213]/[.C213]; &quot;&quot; )" office:value-type="float" office:value="20.7125103562552" calcext:value-type="float">
            <text:p>20.7125103562552</text:p>
          </table:table-cell>
        </table:table-row>
        <table:table-row table:style-name="ro1">
          <table:table-cell office:value-type="string" calcext:value-type="string">
            <text:p>all/issues/silicon/0041.vpr</text:p>
          </table:table-cell>
          <table:table-cell office:value-type="float" office:value="1.50860420650096" calcext:value-type="float">
            <text:p>1.50860420650096</text:p>
          </table:table-cell>
          <table:table-cell office:value-type="float" office:value="1.046" calcext:value-type="float">
            <text:p>1.046</text:p>
          </table:table-cell>
          <table:table-cell office:value-type="float" office:value="55" calcext:value-type="float">
            <text:p>55</text:p>
          </table:table-cell>
          <table:table-cell table:number-columns-repeated="2" office:value-type="float" office:value="1" calcext:value-type="float">
            <text:p>1</text:p>
          </table:table-cell>
          <table:table-cell table:formula="of:=([.E214]+[.F214])^2" office:value-type="float" office:value="4" calcext:value-type="float">
            <text:p>4</text:p>
          </table:table-cell>
          <table:table-cell table:formula="of:=IF([.C214] &gt;=1; [.G214]/[.C214]; &quot;&quot; )" office:value-type="float" office:value="3.82409177820268" calcext:value-type="float">
            <text:p>3.82409177820268</text:p>
          </table:table-cell>
        </table:table-row>
        <table:table-row table:style-name="ro1">
          <table:table-cell office:value-type="string" calcext:value-type="string">
            <text:p>all/issues/silicon/0042.vpr</text:p>
          </table:table-cell>
          <table:table-cell office:value-type="float" office:value="1.25107480653482" calcext:value-type="float">
            <text:p>1.25107480653482</text:p>
          </table:table-cell>
          <table:table-cell office:value-type="float" office:value="1.163" calcext:value-type="float">
            <text:p>1.163</text:p>
          </table:table-cell>
          <table:table-cell office:value-type="float" office:value="41" calcext:value-type="float">
            <text:p>41</text:p>
          </table:table-cell>
          <table:table-cell table:number-columns-repeated="2" office:value-type="float" office:value="1" calcext:value-type="float">
            <text:p>1</text:p>
          </table:table-cell>
          <table:table-cell table:formula="of:=([.E215]+[.F215])^2" office:value-type="float" office:value="4" calcext:value-type="float">
            <text:p>4</text:p>
          </table:table-cell>
          <table:table-cell table:formula="of:=IF([.C215] &gt;=1; [.G215]/[.C215]; &quot;&quot; )" office:value-type="float" office:value="3.43938091143594" calcext:value-type="float">
            <text:p>3.43938091143594</text:p>
          </table:table-cell>
        </table:table-row>
        <table:table-row table:style-name="ro1">
          <table:table-cell office:value-type="string" calcext:value-type="string">
            <text:p>all/issues/silicon/0043.vpr</text:p>
          </table:table-cell>
          <table:table-cell office:value-type="float" office:value="1.3040780141844" calcext:value-type="float">
            <text:p>1.3040780141844</text:p>
          </table:table-cell>
          <table:table-cell office:value-type="float" office:value="1.128" calcext:value-type="float">
            <text:p>1.128</text:p>
          </table:table-cell>
          <table:table-cell office:value-type="float" office:value="6" calcext:value-type="float">
            <text:p>6</text:p>
          </table:table-cell>
          <table:table-cell table:number-columns-repeated="2" office:value-type="float" office:value="0" calcext:value-type="float">
            <text:p>0</text:p>
          </table:table-cell>
          <table:table-cell table:formula="of:=([.E216]+[.F216])^2" office:value-type="float" office:value="0" calcext:value-type="float">
            <text:p>0</text:p>
          </table:table-cell>
          <table:table-cell table:formula="of:=IF([.C216] &gt;=1; [.G216]/[.C216]; &quot;&quot; )" office:value-type="float" office:value="0" calcext:value-type="float">
            <text:p>0</text:p>
          </table:table-cell>
        </table:table-row>
        <table:table-row table:style-name="ro1">
          <table:table-cell office:value-type="string" calcext:value-type="string">
            <text:p>all/issues/silicon/0045.vpr</text:p>
          </table:table-cell>
          <table:table-cell office:value-type="float" office:value="0.988224211022138" calcext:value-type="float">
            <text:p>0.988224211022138</text:p>
          </table:table-cell>
          <table:table-cell office:value-type="float" office:value="2.123" calcext:value-type="float">
            <text:p>2.123</text:p>
          </table:table-cell>
          <table:table-cell office:value-type="float" office:value="460" calcext:value-type="float">
            <text:p>460</text:p>
          </table:table-cell>
          <table:table-cell table:number-columns-repeated="2" office:value-type="float" office:value="0" calcext:value-type="float">
            <text:p>0</text:p>
          </table:table-cell>
          <table:table-cell table:formula="of:=([.E217]+[.F217])^2" office:value-type="float" office:value="0" calcext:value-type="float">
            <text:p>0</text:p>
          </table:table-cell>
          <table:table-cell table:formula="of:=IF([.C217] &gt;=1; [.G217]/[.C217]; &quot;&quot; )" office:value-type="float" office:value="0" calcext:value-type="float">
            <text:p>0</text:p>
          </table:table-cell>
        </table:table-row>
        <table:table-row table:style-name="ro1">
          <table:table-cell office:value-type="string" calcext:value-type="string">
            <text:p>all/issues/silicon/0046.vpr</text:p>
          </table:table-cell>
          <table:table-cell office:value-type="float" office:value="1.30762331838565" calcext:value-type="float">
            <text:p>1.30762331838565</text:p>
          </table:table-cell>
          <table:table-cell office:value-type="float" office:value="1.115" calcext:value-type="float">
            <text:p>1.115</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formula="of:=([.E218]+[.F218])^2" office:value-type="float" office:value="1" calcext:value-type="float">
            <text:p>1</text:p>
          </table:table-cell>
          <table:table-cell table:formula="of:=IF([.C218] &gt;=1; [.G218]/[.C218]; &quot;&quot; )" office:value-type="float" office:value="0.896860986547085" calcext:value-type="float">
            <text:p>0.896860986547085</text:p>
          </table:table-cell>
        </table:table-row>
        <table:table-row table:style-name="ro1">
          <table:table-cell office:value-type="string" calcext:value-type="string">
            <text:p>all/issues/silicon/0047.vpr</text:p>
          </table:table-cell>
          <table:table-cell office:value-type="float" office:value="1.37860465116279" calcext:value-type="float">
            <text:p>1.37860465116279</text:p>
          </table:table-cell>
          <table:table-cell office:value-type="float" office:value="1.075" calcext:value-type="float">
            <text:p>1.075</text:p>
          </table:table-cell>
          <table:table-cell office:value-type="float" office:value="22" calcext:value-type="float">
            <text:p>22</text:p>
          </table:table-cell>
          <table:table-cell table:number-columns-repeated="2" office:value-type="float" office:value="0" calcext:value-type="float">
            <text:p>0</text:p>
          </table:table-cell>
          <table:table-cell table:formula="of:=([.E219]+[.F219])^2" office:value-type="float" office:value="0" calcext:value-type="float">
            <text:p>0</text:p>
          </table:table-cell>
          <table:table-cell table:formula="of:=IF([.C219] &gt;=1; [.G219]/[.C219]; &quot;&quot; )" office:value-type="float" office:value="0" calcext:value-type="float">
            <text:p>0</text:p>
          </table:table-cell>
        </table:table-row>
        <table:table-row table:style-name="ro1">
          <table:table-cell office:value-type="string" calcext:value-type="string">
            <text:p>all/issues/silicon/0053.vpr</text:p>
          </table:table-cell>
          <table:table-cell office:value-type="float" office:value="1.26120689655172" calcext:value-type="float">
            <text:p>1.26120689655172</text:p>
          </table:table-cell>
          <table:table-cell office:value-type="float" office:value="1.16" calcext:value-type="float">
            <text:p>1.16</text:p>
          </table:table-cell>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formula="of:=([.E220]+[.F220])^2" office:value-type="float" office:value="9" calcext:value-type="float">
            <text:p>9</text:p>
          </table:table-cell>
          <table:table-cell table:formula="of:=IF([.C220] &gt;=1; [.G220]/[.C220]; &quot;&quot; )" office:value-type="float" office:value="7.75862068965517" calcext:value-type="float">
            <text:p>7.75862068965517</text:p>
          </table:table-cell>
        </table:table-row>
        <table:table-row table:style-name="ro1">
          <table:table-cell office:value-type="string" calcext:value-type="string">
            <text:p>all/issues/silicon/0054.vpr</text:p>
          </table:table-cell>
          <table:table-cell office:value-type="float" office:value="1.38878504672897" calcext:value-type="float">
            <text:p>1.38878504672897</text:p>
          </table:table-cell>
          <table:table-cell office:value-type="float" office:value="1.07" calcext:value-type="float">
            <text:p>1.07</text:p>
          </table:table-cell>
          <table:table-cell office:value-type="float" office:value="11" calcext:value-type="float">
            <text:p>11</text:p>
          </table:table-cell>
          <table:table-cell table:number-columns-repeated="2" office:value-type="float" office:value="0" calcext:value-type="float">
            <text:p>0</text:p>
          </table:table-cell>
          <table:table-cell table:formula="of:=([.E221]+[.F221])^2" office:value-type="float" office:value="0" calcext:value-type="float">
            <text:p>0</text:p>
          </table:table-cell>
          <table:table-cell table:formula="of:=IF([.C221] &gt;=1; [.G221]/[.C221]; &quot;&quot; )" office:value-type="float" office:value="0" calcext:value-type="float">
            <text:p>0</text:p>
          </table:table-cell>
        </table:table-row>
        <table:table-row table:style-name="ro1">
          <table:table-cell office:value-type="string" calcext:value-type="string">
            <text:p>all/issues/silicon/0057.vpr</text:p>
          </table:table-cell>
          <table:table-cell office:value-type="float" office:value="1.3605504587156" calcext:value-type="float">
            <text:p>1.3605504587156</text:p>
          </table:table-cell>
          <table:table-cell office:value-type="float" office:value="1.09" calcext:value-type="float">
            <text:p>1.09</text:p>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table:formula="of:=([.E222]+[.F222])^2" office:value-type="float" office:value="1" calcext:value-type="float">
            <text:p>1</text:p>
          </table:table-cell>
          <table:table-cell table:formula="of:=IF([.C222] &gt;=1; [.G222]/[.C222]; &quot;&quot; )" office:value-type="float" office:value="0.91743119266055" calcext:value-type="float">
            <text:p>0.91743119266055</text:p>
          </table:table-cell>
        </table:table-row>
        <table:table-row table:style-name="ro1">
          <table:table-cell office:value-type="string" calcext:value-type="string">
            <text:p>all/issues/silicon/0072.vpr</text:p>
          </table:table-cell>
          <table:table-cell office:value-type="float" office:value="1.2411838790932" calcext:value-type="float">
            <text:p>1.2411838790932</text:p>
          </table:table-cell>
          <table:table-cell office:value-type="float" office:value="1.588" calcext:value-type="float">
            <text:p>1.588</text:p>
          </table:table-cell>
          <table:table-cell office:value-type="float" office:value="45" calcext:value-type="float">
            <text:p>45</text:p>
          </table:table-cell>
          <table:table-cell office:value-type="float" office:value="1" calcext:value-type="float">
            <text:p>1</text:p>
          </table:table-cell>
          <table:table-cell office:value-type="float" office:value="0" calcext:value-type="float">
            <text:p>0</text:p>
          </table:table-cell>
          <table:table-cell table:formula="of:=([.E223]+[.F223])^2" office:value-type="float" office:value="1" calcext:value-type="float">
            <text:p>1</text:p>
          </table:table-cell>
          <table:table-cell table:formula="of:=IF([.C223] &gt;=1; [.G223]/[.C223]; &quot;&quot; )" office:value-type="float" office:value="0.629722921914358" calcext:value-type="float">
            <text:p>0.629722921914358</text:p>
          </table:table-cell>
        </table:table-row>
        <table:table-row table:style-name="ro1">
          <table:table-cell office:value-type="string" calcext:value-type="string">
            <text:p>all/issues/silicon/0075_AVLTree.nokeys.vpr</text:p>
          </table:table-cell>
          <table:table-cell office:value-type="float" office:value="3.75645268034414" calcext:value-type="float">
            <text:p>3.75645268034414</text:p>
          </table:table-cell>
          <table:table-cell office:value-type="float" office:value="6.044" calcext:value-type="float">
            <text:p>6.044</text:p>
          </table:table-cell>
          <table:table-cell office:value-type="float" office:value="330" calcext:value-type="float">
            <text:p>330</text:p>
          </table:table-cell>
          <table:table-cell office:value-type="float" office:value="6" calcext:value-type="float">
            <text:p>6</text:p>
          </table:table-cell>
          <table:table-cell office:value-type="float" office:value="2" calcext:value-type="float">
            <text:p>2</text:p>
          </table:table-cell>
          <table:table-cell table:formula="of:=([.E224]+[.F224])^2" office:value-type="float" office:value="64" calcext:value-type="float">
            <text:p>64</text:p>
          </table:table-cell>
          <table:table-cell table:formula="of:=IF([.C224] &gt;=1; [.G224]/[.C224]; &quot;&quot; )" office:value-type="float" office:value="10.5890138980807" calcext:value-type="float">
            <text:p>10.5890138980807</text:p>
          </table:table-cell>
        </table:table-row>
        <table:table-row table:style-name="ro1">
          <table:table-cell office:value-type="string" calcext:value-type="string">
            <text:p>all/issues/silicon/0083.vpr</text:p>
          </table:table-cell>
          <table:table-cell office:value-type="float" office:value="1.00401002506266" calcext:value-type="float">
            <text:p>1.00401002506266</text:p>
          </table:table-cell>
          <table:table-cell office:value-type="float" office:value="1.995" calcext:value-type="float">
            <text:p>1.995</text:p>
          </table:table-cell>
          <table:table-cell office:value-type="float" office:value="39" calcext:value-type="float">
            <text:p>39</text:p>
          </table:table-cell>
          <table:table-cell office:value-type="float" office:value="1" calcext:value-type="float">
            <text:p>1</text:p>
          </table:table-cell>
          <table:table-cell office:value-type="float" office:value="0" calcext:value-type="float">
            <text:p>0</text:p>
          </table:table-cell>
          <table:table-cell table:formula="of:=([.E225]+[.F225])^2" office:value-type="float" office:value="1" calcext:value-type="float">
            <text:p>1</text:p>
          </table:table-cell>
          <table:table-cell table:formula="of:=IF([.C225] &gt;=1; [.G225]/[.C225]; &quot;&quot; )" office:value-type="float" office:value="0.50125313283208" calcext:value-type="float">
            <text:p>0.50125313283208</text:p>
          </table:table-cell>
        </table:table-row>
        <table:table-row table:style-name="ro1">
          <table:table-cell office:value-type="string" calcext:value-type="string">
            <text:p>all/issues/silicon/0084.vpr</text:p>
          </table:table-cell>
          <table:table-cell office:value-type="float" office:value="1.10094637223975" calcext:value-type="float">
            <text:p>1.10094637223975</text:p>
          </table:table-cell>
          <table:table-cell office:value-type="float" office:value="1.585" calcext:value-type="float">
            <text:p>1.585</text:p>
          </table:table-cell>
          <table:table-cell office:value-type="float" office:value="11" calcext:value-type="float">
            <text:p>11</text:p>
          </table:table-cell>
          <table:table-cell table:number-columns-repeated="2" office:value-type="float" office:value="1" calcext:value-type="float">
            <text:p>1</text:p>
          </table:table-cell>
          <table:table-cell table:formula="of:=([.E226]+[.F226])^2" office:value-type="float" office:value="4" calcext:value-type="float">
            <text:p>4</text:p>
          </table:table-cell>
          <table:table-cell table:formula="of:=IF([.C226] &gt;=1; [.G226]/[.C226]; &quot;&quot; )" office:value-type="float" office:value="2.52365930599369" calcext:value-type="float">
            <text:p>2.52365930599369</text:p>
          </table:table-cell>
        </table:table-row>
        <table:table-row table:style-name="ro1">
          <table:table-cell office:value-type="string" calcext:value-type="string">
            <text:p>all/issues/silicon/0087.vpr</text:p>
          </table:table-cell>
          <table:table-cell office:value-type="float" office:value="1.23857868020305" calcext:value-type="float">
            <text:p>1.23857868020305</text:p>
          </table:table-cell>
          <table:table-cell office:value-type="float" office:value="1.182" calcext:value-type="float">
            <text:p>1.182</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table:formula="of:=([.E227]+[.F227])^2" office:value-type="float" office:value="1" calcext:value-type="float">
            <text:p>1</text:p>
          </table:table-cell>
          <table:table-cell table:formula="of:=IF([.C227] &gt;=1; [.G227]/[.C227]; &quot;&quot; )" office:value-type="float" office:value="0.846023688663283" calcext:value-type="float">
            <text:p>0.846023688663283</text:p>
          </table:table-cell>
        </table:table-row>
        <table:table-row table:style-name="ro1">
          <table:table-cell office:value-type="string" calcext:value-type="string">
            <text:p>all/issues/silicon/0088.vpr</text:p>
          </table:table-cell>
          <table:table-cell office:value-type="float" office:value="1.30828351836038" calcext:value-type="float">
            <text:p>1.30828351836038</text:p>
          </table:table-cell>
          <table:table-cell office:value-type="float" office:value="1.171" calcext:value-type="float">
            <text:p>1.171</text:p>
          </table:table-cell>
          <table:table-cell office:value-type="float" office:value="25" calcext:value-type="float">
            <text:p>25</text:p>
          </table:table-cell>
          <table:table-cell table:number-columns-repeated="2" office:value-type="float" office:value="1" calcext:value-type="float">
            <text:p>1</text:p>
          </table:table-cell>
          <table:table-cell table:formula="of:=([.E228]+[.F228])^2" office:value-type="float" office:value="4" calcext:value-type="float">
            <text:p>4</text:p>
          </table:table-cell>
          <table:table-cell table:formula="of:=IF([.C228] &gt;=1; [.G228]/[.C228]; &quot;&quot; )" office:value-type="float" office:value="3.41588385994876" calcext:value-type="float">
            <text:p>3.41588385994876</text:p>
          </table:table-cell>
        </table:table-row>
        <table:table-row table:style-name="ro1">
          <table:table-cell office:value-type="string" calcext:value-type="string">
            <text:p>all/issues/silicon/0091.vpr</text:p>
          </table:table-cell>
          <table:table-cell office:value-type="float" office:value="1.10017636684303" calcext:value-type="float">
            <text:p>1.10017636684303</text:p>
          </table:table-cell>
          <table:table-cell office:value-type="float" office:value="2.835" calcext:value-type="float">
            <text:p>2.835</text:p>
          </table:table-cell>
          <table:table-cell office:value-type="float" office:value="21" calcext:value-type="float">
            <text:p>21</text:p>
          </table:table-cell>
          <table:table-cell table:number-columns-repeated="2" office:value-type="float" office:value="0" calcext:value-type="float">
            <text:p>0</text:p>
          </table:table-cell>
          <table:table-cell table:formula="of:=([.E229]+[.F229])^2" office:value-type="float" office:value="0" calcext:value-type="float">
            <text:p>0</text:p>
          </table:table-cell>
          <table:table-cell table:formula="of:=IF([.C229] &gt;=1; [.G229]/[.C229]; &quot;&quot; )" office:value-type="float" office:value="0" calcext:value-type="float">
            <text:p>0</text:p>
          </table:table-cell>
        </table:table-row>
        <table:table-row table:style-name="ro1">
          <table:table-cell office:value-type="string" calcext:value-type="string">
            <text:p>all/issues/silicon/0092.vpr</text:p>
          </table:table-cell>
          <table:table-cell office:value-type="float" office:value="1.89834174477289" calcext:value-type="float">
            <text:p>1.89834174477289</text:p>
          </table:table-cell>
          <table:table-cell office:value-type="float" office:value="1.387" calcext:value-type="float">
            <text:p>1.387</text:p>
          </table:table-cell>
          <table:table-cell office:value-type="float" office:value="55" calcext:value-type="float">
            <text:p>55</text:p>
          </table:table-cell>
          <table:table-cell office:value-type="float" office:value="2" calcext:value-type="float">
            <text:p>2</text:p>
          </table:table-cell>
          <table:table-cell office:value-type="float" office:value="5" calcext:value-type="float">
            <text:p>5</text:p>
          </table:table-cell>
          <table:table-cell table:formula="of:=([.E230]+[.F230])^2" office:value-type="float" office:value="49" calcext:value-type="float">
            <text:p>49</text:p>
          </table:table-cell>
          <table:table-cell table:formula="of:=IF([.C230] &gt;=1; [.G230]/[.C230]; &quot;&quot; )" office:value-type="float" office:value="35.3280461427541" calcext:value-type="float">
            <text:p>35.3280461427541</text:p>
          </table:table-cell>
        </table:table-row>
        <table:table-row table:style-name="ro1">
          <table:table-cell office:value-type="string" calcext:value-type="string">
            <text:p>all/issues/silicon/0094.vpr</text:p>
          </table:table-cell>
          <table:table-cell office:value-type="float" office:value="1.39439252336449" calcext:value-type="float">
            <text:p>1.39439252336449</text:p>
          </table:table-cell>
          <table:table-cell office:value-type="float" office:value="1.07" calcext:value-type="float">
            <text:p>1.07</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231]+[.F231])^2" office:value-type="float" office:value="1" calcext:value-type="float">
            <text:p>1</text:p>
          </table:table-cell>
          <table:table-cell table:formula="of:=IF([.C231] &gt;=1; [.G231]/[.C231]; &quot;&quot; )" office:value-type="float" office:value="0.934579439252336" calcext:value-type="float">
            <text:p>0.934579439252336</text:p>
          </table:table-cell>
        </table:table-row>
        <table:table-row table:style-name="ro1">
          <table:table-cell office:value-type="string" calcext:value-type="string">
            <text:p>all/issues/silicon/0097.vpr</text:p>
          </table:table-cell>
          <table:table-cell office:value-type="float" office:value="1.55756207674944" calcext:value-type="float">
            <text:p>1.55756207674944</text:p>
          </table:table-cell>
          <table:table-cell office:value-type="float" office:value="1.329" calcext:value-type="float">
            <text:p>1.329</text:p>
          </table:table-cell>
          <table:table-cell office:value-type="float" office:value="54" calcext:value-type="float">
            <text:p>54</text:p>
          </table:table-cell>
          <table:table-cell office:value-type="float" office:value="6" calcext:value-type="float">
            <text:p>6</text:p>
          </table:table-cell>
          <table:table-cell office:value-type="float" office:value="2" calcext:value-type="float">
            <text:p>2</text:p>
          </table:table-cell>
          <table:table-cell table:formula="of:=([.E232]+[.F232])^2" office:value-type="float" office:value="64" calcext:value-type="float">
            <text:p>64</text:p>
          </table:table-cell>
          <table:table-cell table:formula="of:=IF([.C232] &gt;=1; [.G232]/[.C232]; &quot;&quot; )" office:value-type="float" office:value="48.1565086531227" calcext:value-type="float">
            <text:p>48.1565086531227</text:p>
          </table:table-cell>
        </table:table-row>
        <table:table-row table:style-name="ro1">
          <table:table-cell office:value-type="string" calcext:value-type="string">
            <text:p>all/issues/silicon/0110.vpr</text:p>
          </table:table-cell>
          <table:table-cell office:value-type="float" office:value="1" calcext:value-type="float">
            <text:p>1</text:p>
          </table:table-cell>
          <table:table-cell office:value-type="float" office:value="0.003" calcext:value-type="float">
            <text:p>0.003</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table:formula="of:=([.E233]+[.F233])^2" office:value-type="float" office:value="1" calcext:value-type="float">
            <text:p>1</text:p>
          </table:table-cell>
          <table:table-cell table:formula="of:=IF([.C233] &gt;=1; [.G233]/[.C233]; &quot;&quot; )">
            <text:p/>
          </table:table-cell>
        </table:table-row>
        <table:table-row table:style-name="ro1">
          <table:table-cell office:value-type="string" calcext:value-type="string">
            <text:p>all/issues/silicon/0112.vpr</text:p>
          </table:table-cell>
          <table:table-cell office:value-type="float" office:value="1.32321699544765" calcext:value-type="float">
            <text:p>1.32321699544765</text:p>
          </table:table-cell>
          <table:table-cell office:value-type="float" office:value="1.318" calcext:value-type="float">
            <text:p>1.318</text:p>
          </table:table-cell>
          <table:table-cell office:value-type="float" office:value="22" calcext:value-type="float">
            <text:p>22</text:p>
          </table:table-cell>
          <table:table-cell table:number-columns-repeated="2" office:value-type="float" office:value="1" calcext:value-type="float">
            <text:p>1</text:p>
          </table:table-cell>
          <table:table-cell table:formula="of:=([.E234]+[.F234])^2" office:value-type="float" office:value="4" calcext:value-type="float">
            <text:p>4</text:p>
          </table:table-cell>
          <table:table-cell table:formula="of:=IF([.C234] &gt;=1; [.G234]/[.C234]; &quot;&quot; )" office:value-type="float" office:value="3.03490136570561" calcext:value-type="float">
            <text:p>3.03490136570561</text:p>
          </table:table-cell>
        </table:table-row>
        <table:table-row table:style-name="ro1">
          <table:table-cell office:value-type="string" calcext:value-type="string">
            <text:p>all/issues/silicon/0113.vpr</text:p>
          </table:table-cell>
          <table:table-cell office:value-type="float" office:value="1.56218905472637" calcext:value-type="float">
            <text:p>1.56218905472637</text:p>
          </table:table-cell>
          <table:table-cell office:value-type="float" office:value="1.206" calcext:value-type="float">
            <text:p>1.206</text:p>
          </table:table-cell>
          <table:table-cell office:value-type="float" office:value="45" calcext:value-type="float">
            <text:p>45</text:p>
          </table:table-cell>
          <table:table-cell office:value-type="float" office:value="2" calcext:value-type="float">
            <text:p>2</text:p>
          </table:table-cell>
          <table:table-cell office:value-type="float" office:value="1" calcext:value-type="float">
            <text:p>1</text:p>
          </table:table-cell>
          <table:table-cell table:formula="of:=([.E235]+[.F235])^2" office:value-type="float" office:value="9" calcext:value-type="float">
            <text:p>9</text:p>
          </table:table-cell>
          <table:table-cell table:formula="of:=IF([.C235] &gt;=1; [.G235]/[.C235]; &quot;&quot; )" office:value-type="float" office:value="7.46268656716418" calcext:value-type="float">
            <text:p>7.46268656716418</text:p>
          </table:table-cell>
        </table:table-row>
        <table:table-row table:style-name="ro1">
          <table:table-cell office:value-type="string" calcext:value-type="string">
            <text:p>all/issues/silicon/0114.vpr</text:p>
          </table:table-cell>
          <table:table-cell office:value-type="float" office:value="1.28628389154705" calcext:value-type="float">
            <text:p>1.28628389154705</text:p>
          </table:table-cell>
          <table:table-cell office:value-type="float" office:value="1.254" calcext:value-type="float">
            <text:p>1.254</text:p>
          </table:table-cell>
          <table:table-cell office:value-type="float" office:value="66" calcext:value-type="float">
            <text:p>66</text:p>
          </table:table-cell>
          <table:table-cell table:number-columns-repeated="2" office:value-type="float" office:value="1" calcext:value-type="float">
            <text:p>1</text:p>
          </table:table-cell>
          <table:table-cell table:formula="of:=([.E236]+[.F236])^2" office:value-type="float" office:value="4" calcext:value-type="float">
            <text:p>4</text:p>
          </table:table-cell>
          <table:table-cell table:formula="of:=IF([.C236] &gt;=1; [.G236]/[.C236]; &quot;&quot; )" office:value-type="float" office:value="3.18979266347687" calcext:value-type="float">
            <text:p>3.18979266347687</text:p>
          </table:table-cell>
        </table:table-row>
        <table:table-row table:style-name="ro1">
          <table:table-cell office:value-type="string" calcext:value-type="string">
            <text:p>all/issues/silicon/0117.vpr</text:p>
          </table:table-cell>
          <table:table-cell office:value-type="float" office:value="1.39165911151405" calcext:value-type="float">
            <text:p>1.39165911151405</text:p>
          </table:table-cell>
          <table:table-cell office:value-type="float" office:value="1.103" calcext:value-type="float">
            <text:p>1.103</text:p>
          </table:table-cell>
          <table:table-cell office:value-type="float" office:value="19" calcext:value-type="float">
            <text:p>19</text:p>
          </table:table-cell>
          <table:table-cell office:value-type="float" office:value="0" calcext:value-type="float">
            <text:p>0</text:p>
          </table:table-cell>
          <table:table-cell office:value-type="float" office:value="3" calcext:value-type="float">
            <text:p>3</text:p>
          </table:table-cell>
          <table:table-cell table:formula="of:=([.E237]+[.F237])^2" office:value-type="float" office:value="9" calcext:value-type="float">
            <text:p>9</text:p>
          </table:table-cell>
          <table:table-cell table:formula="of:=IF([.C237] &gt;=1; [.G237]/[.C237]; &quot;&quot; )" office:value-type="float" office:value="8.15956482320943" calcext:value-type="float">
            <text:p>8.15956482320943</text:p>
          </table:table-cell>
        </table:table-row>
        <table:table-row table:style-name="ro1">
          <table:table-cell office:value-type="string" calcext:value-type="string">
            <text:p>all/issues/silicon/0118-reduced.vpr</text:p>
          </table:table-cell>
          <table:table-cell office:value-type="float" office:value="1.34820647419073" calcext:value-type="float">
            <text:p>1.34820647419073</text:p>
          </table:table-cell>
          <table:table-cell office:value-type="float" office:value="1.143" calcext:value-type="float">
            <text:p>1.143</text:p>
          </table:table-cell>
          <table:table-cell office:value-type="float" office:value="30" calcext:value-type="float">
            <text:p>30</text:p>
          </table:table-cell>
          <table:table-cell table:number-columns-repeated="2" office:value-type="float" office:value="1" calcext:value-type="float">
            <text:p>1</text:p>
          </table:table-cell>
          <table:table-cell table:formula="of:=([.E238]+[.F238])^2" office:value-type="float" office:value="4" calcext:value-type="float">
            <text:p>4</text:p>
          </table:table-cell>
          <table:table-cell table:formula="of:=IF([.C238] &gt;=1; [.G238]/[.C238]; &quot;&quot; )" office:value-type="float" office:value="3.49956255468066" calcext:value-type="float">
            <text:p>3.49956255468066</text:p>
          </table:table-cell>
        </table:table-row>
        <table:table-row table:style-name="ro1">
          <table:table-cell office:value-type="string" calcext:value-type="string">
            <text:p>all/issues/silicon/0118.vpr</text:p>
          </table:table-cell>
          <table:table-cell office:value-type="float" office:value="1.49144254278729" calcext:value-type="float">
            <text:p>1.49144254278729</text:p>
          </table:table-cell>
          <table:table-cell office:value-type="float" office:value="1.227" calcext:value-type="float">
            <text:p>1.227</text:p>
          </table:table-cell>
          <table:table-cell office:value-type="float" office:value="39" calcext:value-type="float">
            <text:p>39</text:p>
          </table:table-cell>
          <table:table-cell office:value-type="float" office:value="3" calcext:value-type="float">
            <text:p>3</text:p>
          </table:table-cell>
          <table:table-cell office:value-type="float" office:value="2" calcext:value-type="float">
            <text:p>2</text:p>
          </table:table-cell>
          <table:table-cell table:formula="of:=([.E239]+[.F239])^2" office:value-type="float" office:value="25" calcext:value-type="float">
            <text:p>25</text:p>
          </table:table-cell>
          <table:table-cell table:formula="of:=IF([.C239] &gt;=1; [.G239]/[.C239]; &quot;&quot; )" office:value-type="float" office:value="20.3748981255094" calcext:value-type="float">
            <text:p>20.3748981255094</text:p>
          </table:table-cell>
        </table:table-row>
        <table:table-row table:style-name="ro1">
          <table:table-cell office:value-type="string" calcext:value-type="string">
            <text:p>all/issues/silicon/0119.vpr</text:p>
          </table:table-cell>
          <table:table-cell office:value-type="float" office:value="1.38918439716312" calcext:value-type="float">
            <text:p>1.38918439716312</text:p>
          </table:table-cell>
          <table:table-cell office:value-type="float" office:value="1.128" calcext:value-type="float">
            <text:p>1.128</text:p>
          </table:table-cell>
          <table:table-cell office:value-type="float" office:value="47" calcext:value-type="float">
            <text:p>47</text:p>
          </table:table-cell>
          <table:table-cell table:number-columns-repeated="2" office:value-type="float" office:value="1" calcext:value-type="float">
            <text:p>1</text:p>
          </table:table-cell>
          <table:table-cell table:formula="of:=([.E240]+[.F240])^2" office:value-type="float" office:value="4" calcext:value-type="float">
            <text:p>4</text:p>
          </table:table-cell>
          <table:table-cell table:formula="of:=IF([.C240] &gt;=1; [.G240]/[.C240]; &quot;&quot; )" office:value-type="float" office:value="3.54609929078014" calcext:value-type="float">
            <text:p>3.54609929078014</text:p>
          </table:table-cell>
        </table:table-row>
        <table:table-row table:style-name="ro1">
          <table:table-cell office:value-type="string" calcext:value-type="string">
            <text:p>all/issues/silicon/0120b.vpr</text:p>
          </table:table-cell>
          <table:table-cell office:value-type="float" office:value="1.46677471636953" calcext:value-type="float">
            <text:p>1.46677471636953</text:p>
          </table:table-cell>
          <table:table-cell office:value-type="float" office:value="1.234" calcext:value-type="float">
            <text:p>1.234</text:p>
          </table:table-cell>
          <table:table-cell office:value-type="float" office:value="60" calcext:value-type="float">
            <text:p>60</text:p>
          </table:table-cell>
          <table:table-cell office:value-type="float" office:value="3" calcext:value-type="float">
            <text:p>3</text:p>
          </table:table-cell>
          <table:table-cell office:value-type="float" office:value="1" calcext:value-type="float">
            <text:p>1</text:p>
          </table:table-cell>
          <table:table-cell table:formula="of:=([.E241]+[.F241])^2" office:value-type="float" office:value="16" calcext:value-type="float">
            <text:p>16</text:p>
          </table:table-cell>
          <table:table-cell table:formula="of:=IF([.C241] &gt;=1; [.G241]/[.C241]; &quot;&quot; )" office:value-type="float" office:value="12.9659643435981" calcext:value-type="float">
            <text:p>12.9659643435981</text:p>
          </table:table-cell>
        </table:table-row>
        <table:table-row table:style-name="ro1">
          <table:table-cell office:value-type="string" calcext:value-type="string">
            <text:p>all/issues/silicon/0127.vpr</text:p>
          </table:table-cell>
          <table:table-cell office:value-type="float" office:value="1.38190476190476" calcext:value-type="float">
            <text:p>1.38190476190476</text:p>
          </table:table-cell>
          <table:table-cell office:value-type="float" office:value="1.05" calcext:value-type="float">
            <text:p>1.05</text:p>
          </table:table-cell>
          <table:table-cell office:value-type="float" office:value="8" calcext:value-type="float">
            <text:p>8</text:p>
          </table:table-cell>
          <table:table-cell table:number-columns-repeated="2" office:value-type="float" office:value="0" calcext:value-type="float">
            <text:p>0</text:p>
          </table:table-cell>
          <table:table-cell table:formula="of:=([.E242]+[.F242])^2" office:value-type="float" office:value="0" calcext:value-type="float">
            <text:p>0</text:p>
          </table:table-cell>
          <table:table-cell table:formula="of:=IF([.C242] &gt;=1; [.G242]/[.C242]; &quot;&quot; )" office:value-type="float" office:value="0" calcext:value-type="float">
            <text:p>0</text:p>
          </table:table-cell>
        </table:table-row>
        <table:table-row table:style-name="ro1">
          <table:table-cell office:value-type="string" calcext:value-type="string">
            <text:p>all/issues/silicon/0134.vpr</text:p>
          </table:table-cell>
          <table:table-cell office:value-type="float" office:value="1.29360967184801" calcext:value-type="float">
            <text:p>1.29360967184801</text:p>
          </table:table-cell>
          <table:table-cell office:value-type="float" office:value="1.158" calcext:value-type="float">
            <text:p>1.158</text:p>
          </table:table-cell>
          <table:table-cell office:value-type="float" office:value="72" calcext:value-type="float">
            <text:p>72</text:p>
          </table:table-cell>
          <table:table-cell office:value-type="float" office:value="1" calcext:value-type="float">
            <text:p>1</text:p>
          </table:table-cell>
          <table:table-cell office:value-type="float" office:value="0" calcext:value-type="float">
            <text:p>0</text:p>
          </table:table-cell>
          <table:table-cell table:formula="of:=([.E243]+[.F243])^2" office:value-type="float" office:value="1" calcext:value-type="float">
            <text:p>1</text:p>
          </table:table-cell>
          <table:table-cell table:formula="of:=IF([.C243] &gt;=1; [.G243]/[.C243]; &quot;&quot; )" office:value-type="float" office:value="0.863557858376511" calcext:value-type="float">
            <text:p>0.863557858376511</text:p>
          </table:table-cell>
        </table:table-row>
        <table:table-row table:style-name="ro1">
          <table:table-cell office:value-type="string" calcext:value-type="string">
            <text:p>all/issues/silicon/0135.vpr</text:p>
          </table:table-cell>
          <table:table-cell office:value-type="float" office:value="1.37531486146096" calcext:value-type="float">
            <text:p>1.37531486146096</text:p>
          </table:table-cell>
          <table:table-cell office:value-type="float" office:value="1.191" calcext:value-type="float">
            <text:p>1.191</text:p>
          </table:table-cell>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formula="of:=([.E244]+[.F244])^2" office:value-type="float" office:value="9" calcext:value-type="float">
            <text:p>9</text:p>
          </table:table-cell>
          <table:table-cell table:formula="of:=IF([.C244] &gt;=1; [.G244]/[.C244]; &quot;&quot; )" office:value-type="float" office:value="7.55667506297229" calcext:value-type="float">
            <text:p>7.55667506297229</text:p>
          </table:table-cell>
        </table:table-row>
        <table:table-row table:style-name="ro1">
          <table:table-cell office:value-type="string" calcext:value-type="string">
            <text:p>all/issues/silicon/0138.vpr</text:p>
          </table:table-cell>
          <table:table-cell office:value-type="float" office:value="1.39982728842832" calcext:value-type="float">
            <text:p>1.39982728842832</text:p>
          </table:table-cell>
          <table:table-cell office:value-type="float" office:value="1.158" calcext:value-type="float">
            <text:p>1.158</text:p>
          </table:table-cell>
          <table:table-cell office:value-type="float" office:value="50" calcext:value-type="float">
            <text:p>50</text:p>
          </table:table-cell>
          <table:table-cell office:value-type="float" office:value="1" calcext:value-type="float">
            <text:p>1</text:p>
          </table:table-cell>
          <table:table-cell office:value-type="float" office:value="2" calcext:value-type="float">
            <text:p>2</text:p>
          </table:table-cell>
          <table:table-cell table:formula="of:=([.E245]+[.F245])^2" office:value-type="float" office:value="9" calcext:value-type="float">
            <text:p>9</text:p>
          </table:table-cell>
          <table:table-cell table:formula="of:=IF([.C245] &gt;=1; [.G245]/[.C245]; &quot;&quot; )" office:value-type="float" office:value="7.7720207253886" calcext:value-type="float">
            <text:p>7.7720207253886</text:p>
          </table:table-cell>
        </table:table-row>
        <table:table-row table:style-name="ro1">
          <table:table-cell office:value-type="string" calcext:value-type="string">
            <text:p>all/issues/silicon/0144.vpr</text:p>
          </table:table-cell>
          <table:table-cell office:value-type="float" office:value="1.27440633245383" calcext:value-type="float">
            <text:p>1.27440633245383</text:p>
          </table:table-cell>
          <table:table-cell office:value-type="float" office:value="1.137" calcext:value-type="float">
            <text:p>1.137</text:p>
          </table:table-cell>
          <table:table-cell office:value-type="float" office:value="24" calcext:value-type="float">
            <text:p>24</text:p>
          </table:table-cell>
          <table:table-cell table:number-columns-repeated="2" office:value-type="float" office:value="0" calcext:value-type="float">
            <text:p>0</text:p>
          </table:table-cell>
          <table:table-cell table:formula="of:=([.E246]+[.F246])^2" office:value-type="float" office:value="0" calcext:value-type="float">
            <text:p>0</text:p>
          </table:table-cell>
          <table:table-cell table:formula="of:=IF([.C246] &gt;=1; [.G246]/[.C246]; &quot;&quot; )" office:value-type="float" office:value="0" calcext:value-type="float">
            <text:p>0</text:p>
          </table:table-cell>
        </table:table-row>
        <table:table-row table:style-name="ro1">
          <table:table-cell office:value-type="string" calcext:value-type="string">
            <text:p>all/issues/silicon/0146.vpr</text:p>
          </table:table-cell>
          <table:table-cell office:value-type="float" office:value="1.28039513677812" calcext:value-type="float">
            <text:p>1.28039513677812</text:p>
          </table:table-cell>
          <table:table-cell office:value-type="float" office:value="1.316" calcext:value-type="float">
            <text:p>1.316</text:p>
          </table:table-cell>
          <table:table-cell office:value-type="float" office:value="19" calcext:value-type="float">
            <text:p>19</text:p>
          </table:table-cell>
          <table:table-cell office:value-type="float" office:value="1" calcext:value-type="float">
            <text:p>1</text:p>
          </table:table-cell>
          <table:table-cell office:value-type="float" office:value="0" calcext:value-type="float">
            <text:p>0</text:p>
          </table:table-cell>
          <table:table-cell table:formula="of:=([.E247]+[.F247])^2" office:value-type="float" office:value="1" calcext:value-type="float">
            <text:p>1</text:p>
          </table:table-cell>
          <table:table-cell table:formula="of:=IF([.C247] &gt;=1; [.G247]/[.C247]; &quot;&quot; )" office:value-type="float" office:value="0.759878419452887" calcext:value-type="float">
            <text:p>0.759878419452887</text:p>
          </table:table-cell>
        </table:table-row>
        <table:table-row table:style-name="ro1">
          <table:table-cell office:value-type="string" calcext:value-type="string">
            <text:p>all/issues/silicon/0152.vpr</text:p>
          </table:table-cell>
          <table:table-cell office:value-type="float" office:value="1.40951492537313" calcext:value-type="float">
            <text:p>1.40951492537313</text:p>
          </table:table-cell>
          <table:table-cell office:value-type="float" office:value="1.072" calcext:value-type="float">
            <text:p>1.072</text:p>
          </table:table-cell>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table:formula="of:=([.E248]+[.F248])^2" office:value-type="float" office:value="1" calcext:value-type="float">
            <text:p>1</text:p>
          </table:table-cell>
          <table:table-cell table:formula="of:=IF([.C248] &gt;=1; [.G248]/[.C248]; &quot;&quot; )" office:value-type="float" office:value="0.932835820895522" calcext:value-type="float">
            <text:p>0.932835820895522</text:p>
          </table:table-cell>
        </table:table-row>
        <table:table-row table:style-name="ro1">
          <table:table-cell office:value-type="string" calcext:value-type="string">
            <text:p>all/issues/silicon/0153.vpr</text:p>
          </table:table-cell>
          <table:table-cell office:value-type="float" office:value="1.37004405286344" calcext:value-type="float">
            <text:p>1.37004405286344</text:p>
          </table:table-cell>
          <table:table-cell office:value-type="float" office:value="1.135" calcext:value-type="float">
            <text:p>1.135</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table:formula="of:=([.E249]+[.F249])^2" office:value-type="float" office:value="1" calcext:value-type="float">
            <text:p>1</text:p>
          </table:table-cell>
          <table:table-cell table:formula="of:=IF([.C249] &gt;=1; [.G249]/[.C249]; &quot;&quot; )" office:value-type="float" office:value="0.881057268722467" calcext:value-type="float">
            <text:p>0.881057268722467</text:p>
          </table:table-cell>
        </table:table-row>
        <table:table-row table:style-name="ro1">
          <table:table-cell office:value-type="string" calcext:value-type="string">
            <text:p>all/issues/silicon/0154-1.vpr</text:p>
          </table:table-cell>
          <table:table-cell office:value-type="float" office:value="1.48621190130624" calcext:value-type="float">
            <text:p>1.48621190130624</text:p>
          </table:table-cell>
          <table:table-cell office:value-type="float" office:value="1.378" calcext:value-type="float">
            <text:p>1.378</text:p>
          </table:table-cell>
          <table:table-cell office:value-type="float" office:value="139" calcext:value-type="float">
            <text:p>139</text:p>
          </table:table-cell>
          <table:table-cell office:value-type="float" office:value="2" calcext:value-type="float">
            <text:p>2</text:p>
          </table:table-cell>
          <table:table-cell office:value-type="float" office:value="3" calcext:value-type="float">
            <text:p>3</text:p>
          </table:table-cell>
          <table:table-cell table:formula="of:=([.E250]+[.F250])^2" office:value-type="float" office:value="25" calcext:value-type="float">
            <text:p>25</text:p>
          </table:table-cell>
          <table:table-cell table:formula="of:=IF([.C250] &gt;=1; [.G250]/[.C250]; &quot;&quot; )" office:value-type="float" office:value="18.1422351233672" calcext:value-type="float">
            <text:p>18.1422351233672</text:p>
          </table:table-cell>
        </table:table-row>
        <table:table-row table:style-name="ro1">
          <table:table-cell office:value-type="string" calcext:value-type="string">
            <text:p>all/issues/silicon/0154.vpr</text:p>
          </table:table-cell>
          <table:table-cell office:value-type="float" office:value="1.40084745762712" calcext:value-type="float">
            <text:p>1.40084745762712</text:p>
          </table:table-cell>
          <table:table-cell office:value-type="float" office:value="1.18" calcext:value-type="float">
            <text:p>1.18</text:p>
          </table:table-cell>
          <table:table-cell office:value-type="float" office:value="30" calcext:value-type="float">
            <text:p>30</text:p>
          </table:table-cell>
          <table:table-cell table:number-columns-repeated="2" office:value-type="float" office:value="2" calcext:value-type="float">
            <text:p>2</text:p>
          </table:table-cell>
          <table:table-cell table:formula="of:=([.E251]+[.F251])^2" office:value-type="float" office:value="16" calcext:value-type="float">
            <text:p>16</text:p>
          </table:table-cell>
          <table:table-cell table:formula="of:=IF([.C251] &gt;=1; [.G251]/[.C251]; &quot;&quot; )" office:value-type="float" office:value="13.5593220338983" calcext:value-type="float">
            <text:p>13.5593220338983</text:p>
          </table:table-cell>
        </table:table-row>
        <table:table-row table:style-name="ro1">
          <table:table-cell office:value-type="string" calcext:value-type="string">
            <text:p>all/issues/silicon/0155.vpr</text:p>
          </table:table-cell>
          <table:table-cell office:value-type="float" office:value="1.28559176672384" calcext:value-type="float">
            <text:p>1.28559176672384</text:p>
          </table:table-cell>
          <table:table-cell office:value-type="float" office:value="1.166" calcext:value-type="float">
            <text:p>1.166</text:p>
          </table:table-cell>
          <table:table-cell office:value-type="float" office:value="26" calcext:value-type="float">
            <text:p>26</text:p>
          </table:table-cell>
          <table:table-cell table:number-columns-repeated="2" office:value-type="float" office:value="1" calcext:value-type="float">
            <text:p>1</text:p>
          </table:table-cell>
          <table:table-cell table:formula="of:=([.E252]+[.F252])^2" office:value-type="float" office:value="4" calcext:value-type="float">
            <text:p>4</text:p>
          </table:table-cell>
          <table:table-cell table:formula="of:=IF([.C252] &gt;=1; [.G252]/[.C252]; &quot;&quot; )" office:value-type="float" office:value="3.43053173241853" calcext:value-type="float">
            <text:p>3.43053173241853</text:p>
          </table:table-cell>
        </table:table-row>
        <table:table-row table:style-name="ro1">
          <table:table-cell office:value-type="string" calcext:value-type="string">
            <text:p>all/issues/silicon/0157-1.vpr</text:p>
          </table:table-cell>
          <table:table-cell office:value-type="float" office:value="1.73561151079137" calcext:value-type="float">
            <text:p>1.73561151079137</text:p>
          </table:table-cell>
          <table:table-cell office:value-type="float" office:value="1.112" calcext:value-type="float">
            <text:p>1.112</text:p>
          </table:table-cell>
          <table:table-cell office:value-type="float" office:value="68" calcext:value-type="float">
            <text:p>68</text:p>
          </table:table-cell>
          <table:table-cell office:value-type="float" office:value="10" calcext:value-type="float">
            <text:p>10</text:p>
          </table:table-cell>
          <table:table-cell office:value-type="float" office:value="1" calcext:value-type="float">
            <text:p>1</text:p>
          </table:table-cell>
          <table:table-cell table:formula="of:=([.E253]+[.F253])^2" office:value-type="float" office:value="121" calcext:value-type="float">
            <text:p>121</text:p>
          </table:table-cell>
          <table:table-cell table:formula="of:=IF([.C253] &gt;=1; [.G253]/[.C253]; &quot;&quot; )" office:value-type="float" office:value="108.812949640288" calcext:value-type="float">
            <text:p>108.812949640288</text:p>
          </table:table-cell>
        </table:table-row>
        <table:table-row table:style-name="ro1">
          <table:table-cell office:value-type="string" calcext:value-type="string">
            <text:p>all/issues/silicon/0157.vpr</text:p>
          </table:table-cell>
          <table:table-cell office:value-type="float" office:value="1.47433628318584" calcext:value-type="float">
            <text:p>1.47433628318584</text:p>
          </table:table-cell>
          <table:table-cell office:value-type="float" office:value="1.13" calcext:value-type="float">
            <text:p>1.13</text:p>
          </table:table-cell>
          <table:table-cell office:value-type="float" office:value="71" calcext:value-type="float">
            <text:p>71</text:p>
          </table:table-cell>
          <table:table-cell office:value-type="float" office:value="4" calcext:value-type="float">
            <text:p>4</text:p>
          </table:table-cell>
          <table:table-cell office:value-type="float" office:value="0" calcext:value-type="float">
            <text:p>0</text:p>
          </table:table-cell>
          <table:table-cell table:formula="of:=([.E254]+[.F254])^2" office:value-type="float" office:value="16" calcext:value-type="float">
            <text:p>16</text:p>
          </table:table-cell>
          <table:table-cell table:formula="of:=IF([.C254] &gt;=1; [.G254]/[.C254]; &quot;&quot; )" office:value-type="float" office:value="14.1592920353982" calcext:value-type="float">
            <text:p>14.1592920353982</text:p>
          </table:table-cell>
        </table:table-row>
        <table:table-row table:style-name="ro1">
          <table:table-cell office:value-type="string" calcext:value-type="string">
            <text:p>all/issues/silicon/0159.vpr</text:p>
          </table:table-cell>
          <table:table-cell office:value-type="float" office:value="1.26684636118598" calcext:value-type="float">
            <text:p>1.26684636118598</text:p>
          </table:table-cell>
          <table:table-cell office:value-type="float" office:value="1.113" calcext:value-type="float">
            <text:p>1.113</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formula="of:=([.E255]+[.F255])^2" office:value-type="float" office:value="1" calcext:value-type="float">
            <text:p>1</text:p>
          </table:table-cell>
          <table:table-cell table:formula="of:=IF([.C255] &gt;=1; [.G255]/[.C255]; &quot;&quot; )" office:value-type="float" office:value="0.898472596585804" calcext:value-type="float">
            <text:p>0.898472596585804</text:p>
          </table:table-cell>
        </table:table-row>
        <table:table-row table:style-name="ro1">
          <table:table-cell office:value-type="string" calcext:value-type="string">
            <text:p>all/issues/silicon/0161.vpr</text:p>
          </table:table-cell>
          <table:table-cell office:value-type="float" office:value="1.3794916739702" calcext:value-type="float">
            <text:p>1.3794916739702</text:p>
          </table:table-cell>
          <table:table-cell office:value-type="float" office:value="1.141" calcext:value-type="float">
            <text:p>1.141</text:p>
          </table:table-cell>
          <table:table-cell office:value-type="float" office:value="72" calcext:value-type="float">
            <text:p>72</text:p>
          </table:table-cell>
          <table:table-cell office:value-type="float" office:value="1" calcext:value-type="float">
            <text:p>1</text:p>
          </table:table-cell>
          <table:table-cell office:value-type="float" office:value="0" calcext:value-type="float">
            <text:p>0</text:p>
          </table:table-cell>
          <table:table-cell table:formula="of:=([.E256]+[.F256])^2" office:value-type="float" office:value="1" calcext:value-type="float">
            <text:p>1</text:p>
          </table:table-cell>
          <table:table-cell table:formula="of:=IF([.C256] &gt;=1; [.G256]/[.C256]; &quot;&quot; )" office:value-type="float" office:value="0.876424189307625" calcext:value-type="float">
            <text:p>0.876424189307625</text:p>
          </table:table-cell>
        </table:table-row>
        <table:table-row table:style-name="ro1">
          <table:table-cell office:value-type="string" calcext:value-type="string">
            <text:p>all/issues/silicon/0162.vpr</text:p>
          </table:table-cell>
          <table:table-cell office:value-type="float" office:value="1.27978817299206" calcext:value-type="float">
            <text:p>1.27978817299206</text:p>
          </table:table-cell>
          <table:table-cell office:value-type="float" office:value="1.133" calcext:value-type="float">
            <text:p>1.133</text:p>
          </table:table-cell>
          <table:table-cell office:value-type="float" office:value="27" calcext:value-type="float">
            <text:p>27</text:p>
          </table:table-cell>
          <table:table-cell office:value-type="float" office:value="1" calcext:value-type="float">
            <text:p>1</text:p>
          </table:table-cell>
          <table:table-cell office:value-type="float" office:value="0" calcext:value-type="float">
            <text:p>0</text:p>
          </table:table-cell>
          <table:table-cell table:formula="of:=([.E257]+[.F257])^2" office:value-type="float" office:value="1" calcext:value-type="float">
            <text:p>1</text:p>
          </table:table-cell>
          <table:table-cell table:formula="of:=IF([.C257] &gt;=1; [.G257]/[.C257]; &quot;&quot; )" office:value-type="float" office:value="0.88261253309797" calcext:value-type="float">
            <text:p>0.88261253309797</text:p>
          </table:table-cell>
        </table:table-row>
        <table:table-row table:style-name="ro1">
          <table:table-cell office:value-type="string" calcext:value-type="string">
            <text:p>all/issues/silicon/0163.vpr</text:p>
          </table:table-cell>
          <table:table-cell office:value-type="float" office:value="1.36734693877551" calcext:value-type="float">
            <text:p>1.36734693877551</text:p>
          </table:table-cell>
          <table:table-cell office:value-type="float" office:value="1.127" calcext:value-type="float">
            <text:p>1.127</text:p>
          </table:table-cell>
          <table:table-cell office:value-type="float" office:value="61" calcext:value-type="float">
            <text:p>61</text:p>
          </table:table-cell>
          <table:table-cell office:value-type="float" office:value="1" calcext:value-type="float">
            <text:p>1</text:p>
          </table:table-cell>
          <table:table-cell office:value-type="float" office:value="0" calcext:value-type="float">
            <text:p>0</text:p>
          </table:table-cell>
          <table:table-cell table:formula="of:=([.E258]+[.F258])^2" office:value-type="float" office:value="1" calcext:value-type="float">
            <text:p>1</text:p>
          </table:table-cell>
          <table:table-cell table:formula="of:=IF([.C258] &gt;=1; [.G258]/[.C258]; &quot;&quot; )" office:value-type="float" office:value="0.887311446317657" calcext:value-type="float">
            <text:p>0.887311446317657</text:p>
          </table:table-cell>
        </table:table-row>
        <table:table-row table:style-name="ro1">
          <table:table-cell office:value-type="string" calcext:value-type="string">
            <text:p>all/issues/silicon/0164.vpr</text:p>
          </table:table-cell>
          <table:table-cell office:value-type="float" office:value="1.3594470046083" calcext:value-type="float">
            <text:p>1.3594470046083</text:p>
          </table:table-cell>
          <table:table-cell office:value-type="float" office:value="1.085" calcext:value-type="float">
            <text:p>1.085</text:p>
          </table:table-cell>
          <table:table-cell office:value-type="float" office:value="27" calcext:value-type="float">
            <text:p>27</text:p>
          </table:table-cell>
          <table:table-cell table:number-columns-repeated="2" office:value-type="float" office:value="0" calcext:value-type="float">
            <text:p>0</text:p>
          </table:table-cell>
          <table:table-cell table:formula="of:=([.E259]+[.F259])^2" office:value-type="float" office:value="0" calcext:value-type="float">
            <text:p>0</text:p>
          </table:table-cell>
          <table:table-cell table:formula="of:=IF([.C259] &gt;=1; [.G259]/[.C259]; &quot;&quot; )" office:value-type="float" office:value="0" calcext:value-type="float">
            <text:p>0</text:p>
          </table:table-cell>
        </table:table-row>
        <table:table-row table:style-name="ro1">
          <table:table-cell office:value-type="string" calcext:value-type="string">
            <text:p>all/issues/silicon/0165.vpr</text:p>
          </table:table-cell>
          <table:table-cell office:value-type="float" office:value="1.34439461883408" calcext:value-type="float">
            <text:p>1.34439461883408</text:p>
          </table:table-cell>
          <table:table-cell office:value-type="float" office:value="1.115" calcext:value-type="float">
            <text:p>1.115</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formula="of:=([.E260]+[.F260])^2" office:value-type="float" office:value="1" calcext:value-type="float">
            <text:p>1</text:p>
          </table:table-cell>
          <table:table-cell table:formula="of:=IF([.C260] &gt;=1; [.G260]/[.C260]; &quot;&quot; )" office:value-type="float" office:value="0.896860986547085" calcext:value-type="float">
            <text:p>0.896860986547085</text:p>
          </table:table-cell>
        </table:table-row>
        <table:table-row table:style-name="ro1">
          <table:table-cell office:value-type="string" calcext:value-type="string">
            <text:p>all/issues/silicon/0166.vpr</text:p>
          </table:table-cell>
          <table:table-cell office:value-type="float" office:value="1.24124513618677" calcext:value-type="float">
            <text:p>1.24124513618677</text:p>
          </table:table-cell>
          <table:table-cell office:value-type="float" office:value="1.285" calcext:value-type="float">
            <text:p>1.285</text:p>
          </table:table-cell>
          <table:table-cell office:value-type="float" office:value="8" calcext:value-type="float">
            <text:p>8</text:p>
          </table:table-cell>
          <table:table-cell table:number-columns-repeated="2" office:value-type="float" office:value="0" calcext:value-type="float">
            <text:p>0</text:p>
          </table:table-cell>
          <table:table-cell table:formula="of:=([.E261]+[.F261])^2" office:value-type="float" office:value="0" calcext:value-type="float">
            <text:p>0</text:p>
          </table:table-cell>
          <table:table-cell table:formula="of:=IF([.C261] &gt;=1; [.G261]/[.C261]; &quot;&quot; )" office:value-type="float" office:value="0" calcext:value-type="float">
            <text:p>0</text:p>
          </table:table-cell>
        </table:table-row>
        <table:table-row table:style-name="ro1">
          <table:table-cell office:value-type="string" calcext:value-type="string">
            <text:p>all/issues/silicon/0167.vpr</text:p>
          </table:table-cell>
          <table:table-cell office:value-type="float" office:value="1.34360834088849" calcext:value-type="float">
            <text:p>1.34360834088849</text:p>
          </table:table-cell>
          <table:table-cell office:value-type="float" office:value="1.103" calcext:value-type="float">
            <text:p>1.103</text:p>
          </table:table-cell>
          <table:table-cell office:value-type="float" office:value="25" calcext:value-type="float">
            <text:p>25</text:p>
          </table:table-cell>
          <table:table-cell table:number-columns-repeated="2" office:value-type="float" office:value="0" calcext:value-type="float">
            <text:p>0</text:p>
          </table:table-cell>
          <table:table-cell table:formula="of:=([.E262]+[.F262])^2" office:value-type="float" office:value="0" calcext:value-type="float">
            <text:p>0</text:p>
          </table:table-cell>
          <table:table-cell table:formula="of:=IF([.C262] &gt;=1; [.G262]/[.C262]; &quot;&quot; )" office:value-type="float" office:value="0" calcext:value-type="float">
            <text:p>0</text:p>
          </table:table-cell>
        </table:table-row>
        <table:table-row table:style-name="ro1">
          <table:table-cell office:value-type="string" calcext:value-type="string">
            <text:p>all/issues/silicon/0171.vpr</text:p>
          </table:table-cell>
          <table:table-cell office:value-type="float" office:value="1.17140718562874" calcext:value-type="float">
            <text:p>1.17140718562874</text:p>
          </table:table-cell>
          <table:table-cell office:value-type="float" office:value="1.336" calcext:value-type="float">
            <text:p>1.336</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263]+[.F263])^2" office:value-type="float" office:value="1" calcext:value-type="float">
            <text:p>1</text:p>
          </table:table-cell>
          <table:table-cell table:formula="of:=IF([.C263] &gt;=1; [.G263]/[.C263]; &quot;&quot; )" office:value-type="float" office:value="0.748502994011976" calcext:value-type="float">
            <text:p>0.748502994011976</text:p>
          </table:table-cell>
        </table:table-row>
        <table:table-row table:style-name="ro1">
          <table:table-cell office:value-type="string" calcext:value-type="string">
            <text:p>all/issues/silicon/0172.vpr</text:p>
          </table:table-cell>
          <table:table-cell office:value-type="float" office:value="2.06534090909091" calcext:value-type="float">
            <text:p>2.06534090909091</text:p>
          </table:table-cell>
          <table:table-cell office:value-type="float" office:value="1.408" calcext:value-type="float">
            <text:p>1.408</text:p>
          </table:table-cell>
          <table:table-cell office:value-type="float" office:value="63" calcext:value-type="float">
            <text:p>63</text:p>
          </table:table-cell>
          <table:table-cell table:number-columns-repeated="2" office:value-type="float" office:value="2" calcext:value-type="float">
            <text:p>2</text:p>
          </table:table-cell>
          <table:table-cell table:formula="of:=([.E264]+[.F264])^2" office:value-type="float" office:value="16" calcext:value-type="float">
            <text:p>16</text:p>
          </table:table-cell>
          <table:table-cell table:formula="of:=IF([.C264] &gt;=1; [.G264]/[.C264]; &quot;&quot; )" office:value-type="float" office:value="11.3636363636364" calcext:value-type="float">
            <text:p>11.3636363636364</text:p>
          </table:table-cell>
        </table:table-row>
        <table:table-row table:style-name="ro1">
          <table:table-cell office:value-type="string" calcext:value-type="string">
            <text:p>all/issues/silicon/0183.vpr</text:p>
          </table:table-cell>
          <table:table-cell office:value-type="float" office:value="1.3398533007335" calcext:value-type="float">
            <text:p>1.3398533007335</text:p>
          </table:table-cell>
          <table:table-cell office:value-type="float" office:value="1.227" calcext:value-type="float">
            <text:p>1.227</text:p>
          </table:table-cell>
          <table:table-cell office:value-type="float" office:value="48" calcext:value-type="float">
            <text:p>48</text:p>
          </table:table-cell>
          <table:table-cell table:number-columns-repeated="2" office:value-type="float" office:value="1" calcext:value-type="float">
            <text:p>1</text:p>
          </table:table-cell>
          <table:table-cell table:formula="of:=([.E265]+[.F265])^2" office:value-type="float" office:value="4" calcext:value-type="float">
            <text:p>4</text:p>
          </table:table-cell>
          <table:table-cell table:formula="of:=IF([.C265] &gt;=1; [.G265]/[.C265]; &quot;&quot; )" office:value-type="float" office:value="3.2599837000815" calcext:value-type="float">
            <text:p>3.2599837000815</text:p>
          </table:table-cell>
        </table:table-row>
        <table:table-row table:style-name="ro1">
          <table:table-cell office:value-type="string" calcext:value-type="string">
            <text:p>all/issues/silicon/0186.vpr</text:p>
          </table:table-cell>
          <table:table-cell office:value-type="float" office:value="1.41007819287576" calcext:value-type="float">
            <text:p>1.41007819287576</text:p>
          </table:table-cell>
          <table:table-cell office:value-type="float" office:value="1.151" calcext:value-type="float">
            <text:p>1.151</text:p>
          </table:table-cell>
          <table:table-cell office:value-type="float" office:value="22" calcext:value-type="float">
            <text:p>22</text:p>
          </table:table-cell>
          <table:table-cell table:number-columns-repeated="2" office:value-type="float" office:value="1" calcext:value-type="float">
            <text:p>1</text:p>
          </table:table-cell>
          <table:table-cell table:formula="of:=([.E266]+[.F266])^2" office:value-type="float" office:value="4" calcext:value-type="float">
            <text:p>4</text:p>
          </table:table-cell>
          <table:table-cell table:formula="of:=IF([.C266] &gt;=1; [.G266]/[.C266]; &quot;&quot; )" office:value-type="float" office:value="3.47523892267593" calcext:value-type="float">
            <text:p>3.47523892267593</text:p>
          </table:table-cell>
        </table:table-row>
        <table:table-row table:style-name="ro1">
          <table:table-cell office:value-type="string" calcext:value-type="string">
            <text:p>all/issues/silicon/0195.vpr</text:p>
          </table:table-cell>
          <table:table-cell office:value-type="float" office:value="1.38967971530249" calcext:value-type="float">
            <text:p>1.38967971530249</text:p>
          </table:table-cell>
          <table:table-cell office:value-type="float" office:value="1.124" calcext:value-type="float">
            <text:p>1.124</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267]+[.F267])^2" office:value-type="float" office:value="1" calcext:value-type="float">
            <text:p>1</text:p>
          </table:table-cell>
          <table:table-cell table:formula="of:=IF([.C267] &gt;=1; [.G267]/[.C267]; &quot;&quot; )" office:value-type="float" office:value="0.889679715302491" calcext:value-type="float">
            <text:p>0.889679715302491</text:p>
          </table:table-cell>
        </table:table-row>
        <table:table-row table:style-name="ro1">
          <table:table-cell office:value-type="string" calcext:value-type="string">
            <text:p>all/issues/silicon/0197.vpr</text:p>
          </table:table-cell>
          <table:table-cell office:value-type="float" office:value="1.5040071237756" calcext:value-type="float">
            <text:p>1.5040071237756</text:p>
          </table:table-cell>
          <table:table-cell office:value-type="float" office:value="1.123" calcext:value-type="float">
            <text:p>1.123</text:p>
          </table:table-cell>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formula="of:=([.E268]+[.F268])^2" office:value-type="float" office:value="9" calcext:value-type="float">
            <text:p>9</text:p>
          </table:table-cell>
          <table:table-cell table:formula="of:=IF([.C268] &gt;=1; [.G268]/[.C268]; &quot;&quot; )" office:value-type="float" office:value="8.01424755120214" calcext:value-type="float">
            <text:p>8.01424755120214</text:p>
          </table:table-cell>
        </table:table-row>
        <table:table-row table:style-name="ro1">
          <table:table-cell office:value-type="string" calcext:value-type="string">
            <text:p>all/issues/silicon/0199.vpr</text:p>
          </table:table-cell>
          <table:table-cell office:value-type="float" office:value="1.58430717863105" calcext:value-type="float">
            <text:p>1.58430717863105</text:p>
          </table:table-cell>
          <table:table-cell office:value-type="float" office:value="1.198" calcext:value-type="float">
            <text:p>1.198</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formula="of:=([.E269]+[.F269])^2" office:value-type="float" office:value="1" calcext:value-type="float">
            <text:p>1</text:p>
          </table:table-cell>
          <table:table-cell table:formula="of:=IF([.C269] &gt;=1; [.G269]/[.C269]; &quot;&quot; )" office:value-type="float" office:value="0.834724540901502" calcext:value-type="float">
            <text:p>0.834724540901502</text:p>
          </table:table-cell>
        </table:table-row>
        <table:table-row table:style-name="ro1">
          <table:table-cell office:value-type="string" calcext:value-type="string">
            <text:p>all/issues/silicon/0200.vpr</text:p>
          </table:table-cell>
          <table:table-cell office:value-type="float" office:value="1.31359851988899" calcext:value-type="float">
            <text:p>1.31359851988899</text:p>
          </table:table-cell>
          <table:table-cell office:value-type="float" office:value="1.081" calcext:value-type="float">
            <text:p>1.081</text:p>
          </table:table-cell>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table:formula="of:=([.E270]+[.F270])^2" office:value-type="float" office:value="1" calcext:value-type="float">
            <text:p>1</text:p>
          </table:table-cell>
          <table:table-cell table:formula="of:=IF([.C270] &gt;=1; [.G270]/[.C270]; &quot;&quot; )" office:value-type="float" office:value="0.925069380203515" calcext:value-type="float">
            <text:p>0.925069380203515</text:p>
          </table:table-cell>
        </table:table-row>
        <table:table-row table:style-name="ro1">
          <table:table-cell office:value-type="string" calcext:value-type="string">
            <text:p>all/issues/silicon/0203.vpr</text:p>
          </table:table-cell>
          <table:table-cell office:value-type="float" office:value="1.33215859030837" calcext:value-type="float">
            <text:p>1.33215859030837</text:p>
          </table:table-cell>
          <table:table-cell office:value-type="float" office:value="1.135" calcext:value-type="float">
            <text:p>1.135</text:p>
          </table:table-cell>
          <table:table-cell office:value-type="float" office:value="14" calcext:value-type="float">
            <text:p>14</text:p>
          </table:table-cell>
          <table:table-cell table:number-columns-repeated="2" office:value-type="float" office:value="0" calcext:value-type="float">
            <text:p>0</text:p>
          </table:table-cell>
          <table:table-cell table:formula="of:=([.E271]+[.F271])^2" office:value-type="float" office:value="0" calcext:value-type="float">
            <text:p>0</text:p>
          </table:table-cell>
          <table:table-cell table:formula="of:=IF([.C271] &gt;=1; [.G271]/[.C271]; &quot;&quot; )" office:value-type="float" office:value="0" calcext:value-type="float">
            <text:p>0</text:p>
          </table:table-cell>
        </table:table-row>
        <table:table-row table:style-name="ro1">
          <table:table-cell office:value-type="string" calcext:value-type="string">
            <text:p>all/issues/silicon/0207.vpr</text:p>
          </table:table-cell>
          <table:table-cell office:value-type="float" office:value="1.07348242811502" calcext:value-type="float">
            <text:p>1.07348242811502</text:p>
          </table:table-cell>
          <table:table-cell office:value-type="float" office:value="1.565" calcext:value-type="float">
            <text:p>1.565</text:p>
          </table:table-cell>
          <table:table-cell office:value-type="float" office:value="22" calcext:value-type="float">
            <text:p>22</text:p>
          </table:table-cell>
          <table:table-cell office:value-type="float" office:value="3" calcext:value-type="float">
            <text:p>3</text:p>
          </table:table-cell>
          <table:table-cell office:value-type="float" office:value="1" calcext:value-type="float">
            <text:p>1</text:p>
          </table:table-cell>
          <table:table-cell table:formula="of:=([.E272]+[.F272])^2" office:value-type="float" office:value="16" calcext:value-type="float">
            <text:p>16</text:p>
          </table:table-cell>
          <table:table-cell table:formula="of:=IF([.C272] &gt;=1; [.G272]/[.C272]; &quot;&quot; )" office:value-type="float" office:value="10.223642172524" calcext:value-type="float">
            <text:p>10.223642172524</text:p>
          </table:table-cell>
        </table:table-row>
        <table:table-row table:style-name="ro1">
          <table:table-cell office:value-type="string" calcext:value-type="string">
            <text:p>all/issues/silicon/0209.vpr</text:p>
          </table:table-cell>
          <table:table-cell office:value-type="float" office:value="1.23907455012853" calcext:value-type="float">
            <text:p>1.23907455012853</text:p>
          </table:table-cell>
          <table:table-cell office:value-type="float" office:value="1.167" calcext:value-type="float">
            <text:p>1.167</text:p>
          </table:table-cell>
          <table:table-cell office:value-type="float" office:value="23" calcext:value-type="float">
            <text:p>23</text:p>
          </table:table-cell>
          <table:table-cell table:number-columns-repeated="2" office:value-type="float" office:value="0" calcext:value-type="float">
            <text:p>0</text:p>
          </table:table-cell>
          <table:table-cell table:formula="of:=([.E273]+[.F273])^2" office:value-type="float" office:value="0" calcext:value-type="float">
            <text:p>0</text:p>
          </table:table-cell>
          <table:table-cell table:formula="of:=IF([.C273] &gt;=1; [.G273]/[.C273]; &quot;&quot; )" office:value-type="float" office:value="0" calcext:value-type="float">
            <text:p>0</text:p>
          </table:table-cell>
        </table:table-row>
        <table:table-row table:style-name="ro1">
          <table:table-cell office:value-type="string" calcext:value-type="string">
            <text:p>all/issues/silicon/0210.vpr</text:p>
          </table:table-cell>
          <table:table-cell office:value-type="float" office:value="1.43431221020093" calcext:value-type="float">
            <text:p>1.43431221020093</text:p>
          </table:table-cell>
          <table:table-cell office:value-type="float" office:value="1.294" calcext:value-type="float">
            <text:p>1.294</text:p>
          </table:table-cell>
          <table:table-cell office:value-type="float" office:value="91" calcext:value-type="float">
            <text:p>91</text:p>
          </table:table-cell>
          <table:table-cell office:value-type="float" office:value="3" calcext:value-type="float">
            <text:p>3</text:p>
          </table:table-cell>
          <table:table-cell office:value-type="float" office:value="1" calcext:value-type="float">
            <text:p>1</text:p>
          </table:table-cell>
          <table:table-cell table:formula="of:=([.E274]+[.F274])^2" office:value-type="float" office:value="16" calcext:value-type="float">
            <text:p>16</text:p>
          </table:table-cell>
          <table:table-cell table:formula="of:=IF([.C274] &gt;=1; [.G274]/[.C274]; &quot;&quot; )" office:value-type="float" office:value="12.3647604327666" calcext:value-type="float">
            <text:p>12.3647604327666</text:p>
          </table:table-cell>
        </table:table-row>
        <table:table-row table:style-name="ro1">
          <table:table-cell office:value-type="string" calcext:value-type="string">
            <text:p>all/issues/silicon/0213.vpr</text:p>
          </table:table-cell>
          <table:table-cell office:value-type="float" office:value="1.6357670221493" calcext:value-type="float">
            <text:p>1.6357670221493</text:p>
          </table:table-cell>
          <table:table-cell office:value-type="float" office:value="1.219" calcext:value-type="float">
            <text:p>1.219</text:p>
          </table:table-cell>
          <table:table-cell office:value-type="float" office:value="66" calcext:value-type="float">
            <text:p>66</text:p>
          </table:table-cell>
          <table:table-cell office:value-type="float" office:value="3" calcext:value-type="float">
            <text:p>3</text:p>
          </table:table-cell>
          <table:table-cell office:value-type="float" office:value="1" calcext:value-type="float">
            <text:p>1</text:p>
          </table:table-cell>
          <table:table-cell table:formula="of:=([.E275]+[.F275])^2" office:value-type="float" office:value="16" calcext:value-type="float">
            <text:p>16</text:p>
          </table:table-cell>
          <table:table-cell table:formula="of:=IF([.C275] &gt;=1; [.G275]/[.C275]; &quot;&quot; )" office:value-type="float" office:value="13.1255127153404" calcext:value-type="float">
            <text:p>13.1255127153404</text:p>
          </table:table-cell>
        </table:table-row>
        <table:table-row table:style-name="ro1">
          <table:table-cell office:value-type="string" calcext:value-type="string">
            <text:p>all/issues/silicon/0215.vpr</text:p>
          </table:table-cell>
          <table:table-cell office:value-type="float" office:value="1" calcext:value-type="float">
            <text:p>1</text:p>
          </table:table-cell>
          <table:table-cell office:value-type="float" office:value="0.001" calcext:value-type="float">
            <text:p>0.001</text:p>
          </table:table-cell>
          <table:table-cell office:value-type="float" office:value="14" calcext:value-type="float">
            <text:p>14</text:p>
          </table:table-cell>
          <table:table-cell table:number-columns-repeated="2" office:value-type="float" office:value="0" calcext:value-type="float">
            <text:p>0</text:p>
          </table:table-cell>
          <table:table-cell table:formula="of:=([.E276]+[.F276])^2" office:value-type="float" office:value="0" calcext:value-type="float">
            <text:p>0</text:p>
          </table:table-cell>
          <table:table-cell table:formula="of:=IF([.C276] &gt;=1; [.G276]/[.C276]; &quot;&quot; )">
            <text:p/>
          </table:table-cell>
        </table:table-row>
        <table:table-row table:style-name="ro1">
          <table:table-cell office:value-type="string" calcext:value-type="string">
            <text:p>all/issues/silicon/0216.vpr</text:p>
          </table:table-cell>
          <table:table-cell office:value-type="float" office:value="1.11693548387097" calcext:value-type="float">
            <text:p>1.11693548387097</text:p>
          </table:table-cell>
          <table:table-cell office:value-type="float" office:value="1.488" calcext:value-type="float">
            <text:p>1.488</text:p>
          </table:table-cell>
          <table:table-cell office:value-type="float" office:value="25" calcext:value-type="float">
            <text:p>25</text:p>
          </table:table-cell>
          <table:table-cell table:number-columns-repeated="2" office:value-type="float" office:value="0" calcext:value-type="float">
            <text:p>0</text:p>
          </table:table-cell>
          <table:table-cell table:formula="of:=([.E277]+[.F277])^2" office:value-type="float" office:value="0" calcext:value-type="float">
            <text:p>0</text:p>
          </table:table-cell>
          <table:table-cell table:formula="of:=IF([.C277] &gt;=1; [.G277]/[.C277]; &quot;&quot; )" office:value-type="float" office:value="0" calcext:value-type="float">
            <text:p>0</text:p>
          </table:table-cell>
        </table:table-row>
        <table:table-row table:style-name="ro1">
          <table:table-cell office:value-type="string" calcext:value-type="string">
            <text:p>all/issues/silicon/0217.vpr</text:p>
          </table:table-cell>
          <table:table-cell office:value-type="float" office:value="1.29859894921191" calcext:value-type="float">
            <text:p>1.29859894921191</text:p>
          </table:table-cell>
          <table:table-cell office:value-type="float" office:value="1.142" calcext:value-type="float">
            <text:p>1.142</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formula="of:=([.E278]+[.F278])^2" office:value-type="float" office:value="1" calcext:value-type="float">
            <text:p>1</text:p>
          </table:table-cell>
          <table:table-cell table:formula="of:=IF([.C278] &gt;=1; [.G278]/[.C278]; &quot;&quot; )" office:value-type="float" office:value="0.875656742556918" calcext:value-type="float">
            <text:p>0.875656742556918</text:p>
          </table:table-cell>
        </table:table-row>
        <table:table-row table:style-name="ro1">
          <table:table-cell office:value-type="string" calcext:value-type="string">
            <text:p>all/issues/silicon/0219.vpr</text:p>
          </table:table-cell>
          <table:table-cell office:value-type="float" office:value="1.39326837909655" calcext:value-type="float">
            <text:p>1.39326837909655</text:p>
          </table:table-cell>
          <table:table-cell office:value-type="float" office:value="1.129" calcext:value-type="float">
            <text:p>1.129</text:p>
          </table:table-cell>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table:formula="of:=([.E279]+[.F279])^2" office:value-type="float" office:value="4" calcext:value-type="float">
            <text:p>4</text:p>
          </table:table-cell>
          <table:table-cell table:formula="of:=IF([.C279] &gt;=1; [.G279]/[.C279]; &quot;&quot; )" office:value-type="float" office:value="3.54295837023915" calcext:value-type="float">
            <text:p>3.54295837023915</text:p>
          </table:table-cell>
        </table:table-row>
        <table:table-row table:style-name="ro1">
          <table:table-cell office:value-type="string" calcext:value-type="string">
            <text:p>all/issues/silicon/0221.vpr</text:p>
          </table:table-cell>
          <table:table-cell office:value-type="float" office:value="1.38649789029536" calcext:value-type="float">
            <text:p>1.38649789029536</text:p>
          </table:table-cell>
          <table:table-cell office:value-type="float" office:value="1.185" calcext:value-type="float">
            <text:p>1.185</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formula="of:=([.E280]+[.F280])^2" office:value-type="float" office:value="1" calcext:value-type="float">
            <text:p>1</text:p>
          </table:table-cell>
          <table:table-cell table:formula="of:=IF([.C280] &gt;=1; [.G280]/[.C280]; &quot;&quot; )" office:value-type="float" office:value="0.843881856540084" calcext:value-type="float">
            <text:p>0.843881856540084</text:p>
          </table:table-cell>
        </table:table-row>
        <table:table-row table:style-name="ro1">
          <table:table-cell office:value-type="string" calcext:value-type="string">
            <text:p>all/issues/silicon/0222.vpr</text:p>
          </table:table-cell>
          <table:table-cell office:value-type="float" office:value="1.27031650983747" calcext:value-type="float">
            <text:p>1.27031650983747</text:p>
          </table:table-cell>
          <table:table-cell office:value-type="float" office:value="1.169" calcext:value-type="float">
            <text:p>1.169</text:p>
          </table:table-cell>
          <table:table-cell office:value-type="float" office:value="14" calcext:value-type="float">
            <text:p>14</text:p>
          </table:table-cell>
          <table:table-cell table:number-columns-repeated="2" office:value-type="float" office:value="0" calcext:value-type="float">
            <text:p>0</text:p>
          </table:table-cell>
          <table:table-cell table:formula="of:=([.E281]+[.F281])^2" office:value-type="float" office:value="0" calcext:value-type="float">
            <text:p>0</text:p>
          </table:table-cell>
          <table:table-cell table:formula="of:=IF([.C281] &gt;=1; [.G281]/[.C281]; &quot;&quot; )" office:value-type="float" office:value="0" calcext:value-type="float">
            <text:p>0</text:p>
          </table:table-cell>
        </table:table-row>
        <table:table-row table:style-name="ro1">
          <table:table-cell office:value-type="string" calcext:value-type="string">
            <text:p>all/issues/silicon/0224.vpr</text:p>
          </table:table-cell>
          <table:table-cell office:value-type="float" office:value="1.08888888888889" calcext:value-type="float">
            <text:p>1.08888888888889</text:p>
          </table:table-cell>
          <table:table-cell office:value-type="float" office:value="1.89" calcext:value-type="float">
            <text:p>1.89</text:p>
          </table:table-cell>
          <table:table-cell office:value-type="float" office:value="82" calcext:value-type="float">
            <text:p>82</text:p>
          </table:table-cell>
          <table:table-cell office:value-type="float" office:value="1" calcext:value-type="float">
            <text:p>1</text:p>
          </table:table-cell>
          <table:table-cell office:value-type="float" office:value="0" calcext:value-type="float">
            <text:p>0</text:p>
          </table:table-cell>
          <table:table-cell table:formula="of:=([.E282]+[.F282])^2" office:value-type="float" office:value="1" calcext:value-type="float">
            <text:p>1</text:p>
          </table:table-cell>
          <table:table-cell table:formula="of:=IF([.C282] &gt;=1; [.G282]/[.C282]; &quot;&quot; )" office:value-type="float" office:value="0.529100529100529" calcext:value-type="float">
            <text:p>0.529100529100529</text:p>
          </table:table-cell>
        </table:table-row>
        <table:table-row table:style-name="ro1">
          <table:table-cell office:value-type="string" calcext:value-type="string">
            <text:p>all/issues/silicon/0225.vpr</text:p>
          </table:table-cell>
          <table:table-cell office:value-type="float" office:value="1.48231233822261" calcext:value-type="float">
            <text:p>1.48231233822261</text:p>
          </table:table-cell>
          <table:table-cell office:value-type="float" office:value="1.159" calcext:value-type="float">
            <text:p>1.159</text:p>
          </table:table-cell>
          <table:table-cell office:value-type="float" office:value="30" calcext:value-type="float">
            <text:p>30</text:p>
          </table:table-cell>
          <table:table-cell table:number-columns-repeated="2" office:value-type="float" office:value="1" calcext:value-type="float">
            <text:p>1</text:p>
          </table:table-cell>
          <table:table-cell table:formula="of:=([.E283]+[.F283])^2" office:value-type="float" office:value="4" calcext:value-type="float">
            <text:p>4</text:p>
          </table:table-cell>
          <table:table-cell table:formula="of:=IF([.C283] &gt;=1; [.G283]/[.C283]; &quot;&quot; )" office:value-type="float" office:value="3.45125107851596" calcext:value-type="float">
            <text:p>3.45125107851596</text:p>
          </table:table-cell>
        </table:table-row>
        <table:table-row table:style-name="ro1">
          <table:table-cell office:value-type="string" calcext:value-type="string">
            <text:p>all/issues/silicon/0227.vpr</text:p>
          </table:table-cell>
          <table:table-cell office:value-type="float" office:value="1.30748663101604" calcext:value-type="float">
            <text:p>1.30748663101604</text:p>
          </table:table-cell>
          <table:table-cell office:value-type="float" office:value="1.122" calcext:value-type="float">
            <text:p>1.122</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formula="of:=([.E284]+[.F284])^2" office:value-type="float" office:value="1" calcext:value-type="float">
            <text:p>1</text:p>
          </table:table-cell>
          <table:table-cell table:formula="of:=IF([.C284] &gt;=1; [.G284]/[.C284]; &quot;&quot; )" office:value-type="float" office:value="0.89126559714795" calcext:value-type="float">
            <text:p>0.89126559714795</text:p>
          </table:table-cell>
        </table:table-row>
        <table:table-row table:style-name="ro1">
          <table:table-cell office:value-type="string" calcext:value-type="string">
            <text:p>all/issues/silicon/0228b.vpr</text:p>
          </table:table-cell>
          <table:table-cell office:value-type="float" office:value="1.05288461538462" calcext:value-type="float">
            <text:p>1.05288461538462</text:p>
          </table:table-cell>
          <table:table-cell office:value-type="float" office:value="1.664" calcext:value-type="float">
            <text:p>1.664</text:p>
          </table:table-cell>
          <table:table-cell office:value-type="float" office:value="39" calcext:value-type="float">
            <text:p>39</text:p>
          </table:table-cell>
          <table:table-cell office:value-type="float" office:value="3" calcext:value-type="float">
            <text:p>3</text:p>
          </table:table-cell>
          <table:table-cell office:value-type="float" office:value="1" calcext:value-type="float">
            <text:p>1</text:p>
          </table:table-cell>
          <table:table-cell table:formula="of:=([.E285]+[.F285])^2" office:value-type="float" office:value="16" calcext:value-type="float">
            <text:p>16</text:p>
          </table:table-cell>
          <table:table-cell table:formula="of:=IF([.C285] &gt;=1; [.G285]/[.C285]; &quot;&quot; )" office:value-type="float" office:value="9.61538461538462" calcext:value-type="float">
            <text:p>9.61538461538462</text:p>
          </table:table-cell>
        </table:table-row>
        <table:table-row table:style-name="ro1">
          <table:table-cell office:value-type="string" calcext:value-type="string">
            <text:p>all/issues/silicon/0228c.vpr</text:p>
          </table:table-cell>
          <table:table-cell office:value-type="float" office:value="1.03537586860392" calcext:value-type="float">
            <text:p>1.03537586860392</text:p>
          </table:table-cell>
          <table:table-cell office:value-type="float" office:value="1.583" calcext:value-type="float">
            <text:p>1.583</text:p>
          </table:table-cell>
          <table:table-cell office:value-type="float" office:value="63" calcext:value-type="float">
            <text:p>63</text:p>
          </table:table-cell>
          <table:table-cell table:number-columns-repeated="2" office:value-type="float" office:value="1" calcext:value-type="float">
            <text:p>1</text:p>
          </table:table-cell>
          <table:table-cell table:formula="of:=([.E286]+[.F286])^2" office:value-type="float" office:value="4" calcext:value-type="float">
            <text:p>4</text:p>
          </table:table-cell>
          <table:table-cell table:formula="of:=IF([.C286] &gt;=1; [.G286]/[.C286]; &quot;&quot; )" office:value-type="float" office:value="2.52684775742262" calcext:value-type="float">
            <text:p>2.52684775742262</text:p>
          </table:table-cell>
        </table:table-row>
        <table:table-row table:style-name="ro1">
          <table:table-cell office:value-type="string" calcext:value-type="string">
            <text:p>all/issues/silicon/0229.vpr</text:p>
          </table:table-cell>
          <table:table-cell office:value-type="float" office:value="1.6255212677231" calcext:value-type="float">
            <text:p>1.6255212677231</text:p>
          </table:table-cell>
          <table:table-cell office:value-type="float" office:value="1.199" calcext:value-type="float">
            <text:p>1.199</text:p>
          </table:table-cell>
          <table:table-cell office:value-type="float" office:value="55" calcext:value-type="float">
            <text:p>55</text:p>
          </table:table-cell>
          <table:table-cell office:value-type="float" office:value="4" calcext:value-type="float">
            <text:p>4</text:p>
          </table:table-cell>
          <table:table-cell office:value-type="float" office:value="2" calcext:value-type="float">
            <text:p>2</text:p>
          </table:table-cell>
          <table:table-cell table:formula="of:=([.E287]+[.F287])^2" office:value-type="float" office:value="36" calcext:value-type="float">
            <text:p>36</text:p>
          </table:table-cell>
          <table:table-cell table:formula="of:=IF([.C287] &gt;=1; [.G287]/[.C287]; &quot;&quot; )" office:value-type="float" office:value="30.0250208507089" calcext:value-type="float">
            <text:p>30.0250208507089</text:p>
          </table:table-cell>
        </table:table-row>
        <table:table-row table:style-name="ro1">
          <table:table-cell office:value-type="string" calcext:value-type="string">
            <text:p>all/issues/silicon/0231.vpr</text:p>
          </table:table-cell>
          <table:table-cell office:value-type="float" office:value="1.33595113438045" calcext:value-type="float">
            <text:p>1.33595113438045</text:p>
          </table:table-cell>
          <table:table-cell office:value-type="float" office:value="1.146" calcext:value-type="float">
            <text:p>1.146</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formula="of:=([.E288]+[.F288])^2" office:value-type="float" office:value="1" calcext:value-type="float">
            <text:p>1</text:p>
          </table:table-cell>
          <table:table-cell table:formula="of:=IF([.C288] &gt;=1; [.G288]/[.C288]; &quot;&quot; )" office:value-type="float" office:value="0.87260034904014" calcext:value-type="float">
            <text:p>0.87260034904014</text:p>
          </table:table-cell>
        </table:table-row>
        <table:table-row table:style-name="ro1">
          <table:table-cell office:value-type="string" calcext:value-type="string">
            <text:p>all/issues/silicon/0232.vpr</text:p>
          </table:table-cell>
          <table:table-cell office:value-type="float" office:value="1.33861551292744" calcext:value-type="float">
            <text:p>1.33861551292744</text:p>
          </table:table-cell>
          <table:table-cell office:value-type="float" office:value="1.199" calcext:value-type="float">
            <text:p>1.199</text:p>
          </table:table-cell>
          <table:table-cell office:value-type="float" office:value="60" calcext:value-type="float">
            <text:p>60</text:p>
          </table:table-cell>
          <table:table-cell table:number-columns-repeated="2" office:value-type="float" office:value="1" calcext:value-type="float">
            <text:p>1</text:p>
          </table:table-cell>
          <table:table-cell table:formula="of:=([.E289]+[.F289])^2" office:value-type="float" office:value="4" calcext:value-type="float">
            <text:p>4</text:p>
          </table:table-cell>
          <table:table-cell table:formula="of:=IF([.C289] &gt;=1; [.G289]/[.C289]; &quot;&quot; )" office:value-type="float" office:value="3.33611342785655" calcext:value-type="float">
            <text:p>3.33611342785655</text:p>
          </table:table-cell>
        </table:table-row>
        <table:table-row table:style-name="ro1">
          <table:table-cell office:value-type="string" calcext:value-type="string">
            <text:p>all/issues/silicon/0236.vpr</text:p>
          </table:table-cell>
          <table:table-cell office:value-type="float" office:value="1.18353576248313" calcext:value-type="float">
            <text:p>1.18353576248313</text:p>
          </table:table-cell>
          <table:table-cell office:value-type="float" office:value="1.482" calcext:value-type="float">
            <text:p>1.482</text:p>
          </table:table-cell>
          <table:table-cell office:value-type="float" office:value="11" calcext:value-type="float">
            <text:p>11</text:p>
          </table:table-cell>
          <table:table-cell table:number-columns-repeated="2" office:value-type="float" office:value="1" calcext:value-type="float">
            <text:p>1</text:p>
          </table:table-cell>
          <table:table-cell table:formula="of:=([.E290]+[.F290])^2" office:value-type="float" office:value="4" calcext:value-type="float">
            <text:p>4</text:p>
          </table:table-cell>
          <table:table-cell table:formula="of:=IF([.C290] &gt;=1; [.G290]/[.C290]; &quot;&quot; )" office:value-type="float" office:value="2.69905533063428" calcext:value-type="float">
            <text:p>2.69905533063428</text:p>
          </table:table-cell>
        </table:table-row>
        <table:table-row table:style-name="ro1">
          <table:table-cell office:value-type="string" calcext:value-type="string">
            <text:p>all/issues/silicon/0237.vpr</text:p>
          </table:table-cell>
          <table:table-cell office:value-type="float" office:value="1.0595939751146" calcext:value-type="float">
            <text:p>1.0595939751146</text:p>
          </table:table-cell>
          <table:table-cell office:value-type="float" office:value="1.527" calcext:value-type="float">
            <text:p>1.527</text:p>
          </table:table-cell>
          <table:table-cell office:value-type="float" office:value="68" calcext:value-type="float">
            <text:p>68</text:p>
          </table:table-cell>
          <table:table-cell office:value-type="float" office:value="1" calcext:value-type="float">
            <text:p>1</text:p>
          </table:table-cell>
          <table:table-cell office:value-type="float" office:value="0" calcext:value-type="float">
            <text:p>0</text:p>
          </table:table-cell>
          <table:table-cell table:formula="of:=([.E291]+[.F291])^2" office:value-type="float" office:value="1" calcext:value-type="float">
            <text:p>1</text:p>
          </table:table-cell>
          <table:table-cell table:formula="of:=IF([.C291] &gt;=1; [.G291]/[.C291]; &quot;&quot; )" office:value-type="float" office:value="0.654878847413229" calcext:value-type="float">
            <text:p>0.654878847413229</text:p>
          </table:table-cell>
        </table:table-row>
        <table:table-row table:style-name="ro1">
          <table:table-cell office:value-type="string" calcext:value-type="string">
            <text:p>all/issues/silicon/0240.vpr</text:p>
          </table:table-cell>
          <table:table-cell office:value-type="float" office:value="1.06783369803063" calcext:value-type="float">
            <text:p>1.06783369803063</text:p>
          </table:table-cell>
          <table:table-cell office:value-type="float" office:value="1.828" calcext:value-type="float">
            <text:p>1.828</text:p>
          </table:table-cell>
          <table:table-cell office:value-type="float" office:value="103" calcext:value-type="float">
            <text:p>103</text:p>
          </table:table-cell>
          <table:table-cell office:value-type="float" office:value="2" calcext:value-type="float">
            <text:p>2</text:p>
          </table:table-cell>
          <table:table-cell office:value-type="float" office:value="4" calcext:value-type="float">
            <text:p>4</text:p>
          </table:table-cell>
          <table:table-cell table:formula="of:=([.E292]+[.F292])^2" office:value-type="float" office:value="36" calcext:value-type="float">
            <text:p>36</text:p>
          </table:table-cell>
          <table:table-cell table:formula="of:=IF([.C292] &gt;=1; [.G292]/[.C292]; &quot;&quot; )" office:value-type="float" office:value="19.6936542669584" calcext:value-type="float">
            <text:p>19.6936542669584</text:p>
          </table:table-cell>
        </table:table-row>
        <table:table-row table:style-name="ro1">
          <table:table-cell office:value-type="string" calcext:value-type="string">
            <text:p>all/issues/silicon/0241.vpr</text:p>
          </table:table-cell>
          <table:table-cell office:value-type="float" office:value="1.29185317815577" calcext:value-type="float">
            <text:p>1.29185317815577</text:p>
          </table:table-cell>
          <table:table-cell office:value-type="float" office:value="1.117" calcext:value-type="float">
            <text:p>1.117</text:p>
          </table:table-cell>
          <table:table-cell office:value-type="float" office:value="36" calcext:value-type="float">
            <text:p>36</text:p>
          </table:table-cell>
          <table:table-cell table:number-columns-repeated="2" office:value-type="float" office:value="0" calcext:value-type="float">
            <text:p>0</text:p>
          </table:table-cell>
          <table:table-cell table:formula="of:=([.E293]+[.F293])^2" office:value-type="float" office:value="0" calcext:value-type="float">
            <text:p>0</text:p>
          </table:table-cell>
          <table:table-cell table:formula="of:=IF([.C293] &gt;=1; [.G293]/[.C293]; &quot;&quot; )" office:value-type="float" office:value="0" calcext:value-type="float">
            <text:p>0</text:p>
          </table:table-cell>
        </table:table-row>
        <table:table-row table:style-name="ro1">
          <table:table-cell office:value-type="string" calcext:value-type="string">
            <text:p>all/issues/silicon/0242a.vpr</text:p>
          </table:table-cell>
          <table:table-cell office:value-type="float" office:value="1.09022556390977" calcext:value-type="float">
            <text:p>1.09022556390977</text:p>
          </table:table-cell>
          <table:table-cell office:value-type="float" office:value="1.463" calcext:value-type="float">
            <text:p>1.463</text:p>
          </table:table-cell>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table:formula="of:=([.E294]+[.F294])^2" office:value-type="float" office:value="1" calcext:value-type="float">
            <text:p>1</text:p>
          </table:table-cell>
          <table:table-cell table:formula="of:=IF([.C294] &gt;=1; [.G294]/[.C294]; &quot;&quot; )" office:value-type="float" office:value="0.683526999316473" calcext:value-type="float">
            <text:p>0.683526999316473</text:p>
          </table:table-cell>
        </table:table-row>
        <table:table-row table:style-name="ro1">
          <table:table-cell office:value-type="string" calcext:value-type="string">
            <text:p>all/issues/silicon/0242b.vpr</text:p>
          </table:table-cell>
          <table:table-cell office:value-type="float" office:value="1.00716253443526" calcext:value-type="float">
            <text:p>1.00716253443526</text:p>
          </table:table-cell>
          <table:table-cell office:value-type="float" office:value="1.815" calcext:value-type="float">
            <text:p>1.815</text:p>
          </table:table-cell>
          <table:table-cell office:value-type="float" office:value="51" calcext:value-type="float">
            <text:p>51</text:p>
          </table:table-cell>
          <table:table-cell office:value-type="float" office:value="3" calcext:value-type="float">
            <text:p>3</text:p>
          </table:table-cell>
          <table:table-cell office:value-type="float" office:value="0" calcext:value-type="float">
            <text:p>0</text:p>
          </table:table-cell>
          <table:table-cell table:formula="of:=([.E295]+[.F295])^2" office:value-type="float" office:value="9" calcext:value-type="float">
            <text:p>9</text:p>
          </table:table-cell>
          <table:table-cell table:formula="of:=IF([.C295] &gt;=1; [.G295]/[.C295]; &quot;&quot; )" office:value-type="float" office:value="4.95867768595041" calcext:value-type="float">
            <text:p>4.95867768595041</text:p>
          </table:table-cell>
        </table:table-row>
        <table:table-row table:style-name="ro1">
          <table:table-cell office:value-type="string" calcext:value-type="string">
            <text:p>all/issues/silicon/0249.vpr</text:p>
          </table:table-cell>
          <table:table-cell office:value-type="float" office:value="1.34626038781163" calcext:value-type="float">
            <text:p>1.34626038781163</text:p>
          </table:table-cell>
          <table:table-cell office:value-type="float" office:value="1.083" calcext:value-type="float">
            <text:p>1.083</text:p>
          </table:table-cell>
          <table:table-cell office:value-type="float" office:value="9" calcext:value-type="float">
            <text:p>9</text:p>
          </table:table-cell>
          <table:table-cell table:number-columns-repeated="2" office:value-type="float" office:value="0" calcext:value-type="float">
            <text:p>0</text:p>
          </table:table-cell>
          <table:table-cell table:formula="of:=([.E296]+[.F296])^2" office:value-type="float" office:value="0" calcext:value-type="float">
            <text:p>0</text:p>
          </table:table-cell>
          <table:table-cell table:formula="of:=IF([.C296] &gt;=1; [.G296]/[.C296]; &quot;&quot; )" office:value-type="float" office:value="0" calcext:value-type="float">
            <text:p>0</text:p>
          </table:table-cell>
        </table:table-row>
        <table:table-row table:style-name="ro1">
          <table:table-cell office:value-type="string" calcext:value-type="string">
            <text:p>all/issues/silicon/0252.vpr</text:p>
          </table:table-cell>
          <table:table-cell office:value-type="float" office:value="1.00124223602484" calcext:value-type="float">
            <text:p>1.00124223602484</text:p>
          </table:table-cell>
          <table:table-cell office:value-type="float" office:value="1.61" calcext:value-type="float">
            <text:p>1.61</text:p>
          </table:table-cell>
          <table:table-cell office:value-type="float" office:value="40" calcext:value-type="float">
            <text:p>40</text:p>
          </table:table-cell>
          <table:table-cell table:number-columns-repeated="2" office:value-type="float" office:value="1" calcext:value-type="float">
            <text:p>1</text:p>
          </table:table-cell>
          <table:table-cell table:formula="of:=([.E297]+[.F297])^2" office:value-type="float" office:value="4" calcext:value-type="float">
            <text:p>4</text:p>
          </table:table-cell>
          <table:table-cell table:formula="of:=IF([.C297] &gt;=1; [.G297]/[.C297]; &quot;&quot; )" office:value-type="float" office:value="2.48447204968944" calcext:value-type="float">
            <text:p>2.48447204968944</text:p>
          </table:table-cell>
        </table:table-row>
        <table:table-row table:style-name="ro1">
          <table:table-cell office:value-type="string" calcext:value-type="string">
            <text:p>all/issues/silicon/0263.vpr</text:p>
          </table:table-cell>
          <table:table-cell office:value-type="float" office:value="1.28764652840397" calcext:value-type="float">
            <text:p>1.28764652840397</text:p>
          </table:table-cell>
          <table:table-cell office:value-type="float" office:value="1.109" calcext:value-type="float">
            <text:p>1.109</text:p>
          </table:table-cell>
          <table:table-cell office:value-type="float" office:value="7" calcext:value-type="float">
            <text:p>7</text:p>
          </table:table-cell>
          <table:table-cell table:number-columns-repeated="2" office:value-type="float" office:value="0" calcext:value-type="float">
            <text:p>0</text:p>
          </table:table-cell>
          <table:table-cell table:formula="of:=([.E298]+[.F298])^2" office:value-type="float" office:value="0" calcext:value-type="float">
            <text:p>0</text:p>
          </table:table-cell>
          <table:table-cell table:formula="of:=IF([.C298] &gt;=1; [.G298]/[.C298]; &quot;&quot; )" office:value-type="float" office:value="0" calcext:value-type="float">
            <text:p>0</text:p>
          </table:table-cell>
        </table:table-row>
        <table:table-row table:style-name="ro1">
          <table:table-cell office:value-type="string" calcext:value-type="string">
            <text:p>all/issues/silicon/0264.vpr</text:p>
          </table:table-cell>
          <table:table-cell office:value-type="float" office:value="1.255620316403" calcext:value-type="float">
            <text:p>1.255620316403</text:p>
          </table:table-cell>
          <table:table-cell office:value-type="float" office:value="1.201" calcext:value-type="float">
            <text:p>1.201</text:p>
          </table:table-cell>
          <table:table-cell office:value-type="float" office:value="21" calcext:value-type="float">
            <text:p>21</text:p>
          </table:table-cell>
          <table:table-cell office:value-type="float" office:value="0" calcext:value-type="float">
            <text:p>0</text:p>
          </table:table-cell>
          <table:table-cell office:value-type="float" office:value="1" calcext:value-type="float">
            <text:p>1</text:p>
          </table:table-cell>
          <table:table-cell table:formula="of:=([.E299]+[.F299])^2" office:value-type="float" office:value="1" calcext:value-type="float">
            <text:p>1</text:p>
          </table:table-cell>
          <table:table-cell table:formula="of:=IF([.C299] &gt;=1; [.G299]/[.C299]; &quot;&quot; )" office:value-type="float" office:value="0.832639467110741" calcext:value-type="float">
            <text:p>0.832639467110741</text:p>
          </table:table-cell>
        </table:table-row>
        <table:table-row table:style-name="ro1">
          <table:table-cell office:value-type="string" calcext:value-type="string">
            <text:p>all/issues/silicon/0267a.vpr</text:p>
          </table:table-cell>
          <table:table-cell office:value-type="float" office:value="1.265664160401" calcext:value-type="float">
            <text:p>1.265664160401</text:p>
          </table:table-cell>
          <table:table-cell office:value-type="float" office:value="1.197" calcext:value-type="float">
            <text:p>1.197</text:p>
          </table:table-cell>
          <table:table-cell office:value-type="float" office:value="38" calcext:value-type="float">
            <text:p>38</text:p>
          </table:table-cell>
          <table:table-cell table:number-columns-repeated="2" office:value-type="float" office:value="0" calcext:value-type="float">
            <text:p>0</text:p>
          </table:table-cell>
          <table:table-cell table:formula="of:=([.E300]+[.F300])^2" office:value-type="float" office:value="0" calcext:value-type="float">
            <text:p>0</text:p>
          </table:table-cell>
          <table:table-cell table:formula="of:=IF([.C300] &gt;=1; [.G300]/[.C300]; &quot;&quot; )" office:value-type="float" office:value="0" calcext:value-type="float">
            <text:p>0</text:p>
          </table:table-cell>
        </table:table-row>
        <table:table-row table:style-name="ro1">
          <table:table-cell office:value-type="string" calcext:value-type="string">
            <text:p>all/issues/silicon/0267b.vpr</text:p>
          </table:table-cell>
          <table:table-cell office:value-type="float" office:value="1.01620648259304" calcext:value-type="float">
            <text:p>1.01620648259304</text:p>
          </table:table-cell>
          <table:table-cell office:value-type="float" office:value="1.666" calcext:value-type="float">
            <text:p>1.666</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formula="of:=([.E301]+[.F301])^2" office:value-type="float" office:value="1" calcext:value-type="float">
            <text:p>1</text:p>
          </table:table-cell>
          <table:table-cell table:formula="of:=IF([.C301] &gt;=1; [.G301]/[.C301]; &quot;&quot; )" office:value-type="float" office:value="0.600240096038415" calcext:value-type="float">
            <text:p>0.600240096038415</text:p>
          </table:table-cell>
        </table:table-row>
        <table:table-row table:style-name="ro1">
          <table:table-cell office:value-type="string" calcext:value-type="string">
            <text:p>all/issues/silicon/0269.vpr</text:p>
          </table:table-cell>
          <table:table-cell office:value-type="float" office:value="1.34973166368515" calcext:value-type="float">
            <text:p>1.34973166368515</text:p>
          </table:table-cell>
          <table:table-cell office:value-type="float" office:value="1.118" calcext:value-type="float">
            <text:p>1.118</text:p>
          </table:table-cell>
          <table:table-cell office:value-type="float" office:value="100" calcext:value-type="float">
            <text:p>100</text:p>
          </table:table-cell>
          <table:table-cell office:value-type="float" office:value="3" calcext:value-type="float">
            <text:p>3</text:p>
          </table:table-cell>
          <table:table-cell office:value-type="float" office:value="0" calcext:value-type="float">
            <text:p>0</text:p>
          </table:table-cell>
          <table:table-cell table:formula="of:=([.E302]+[.F302])^2" office:value-type="float" office:value="9" calcext:value-type="float">
            <text:p>9</text:p>
          </table:table-cell>
          <table:table-cell table:formula="of:=IF([.C302] &gt;=1; [.G302]/[.C302]; &quot;&quot; )" office:value-type="float" office:value="8.05008944543828" calcext:value-type="float">
            <text:p>8.05008944543828</text:p>
          </table:table-cell>
        </table:table-row>
        <table:table-row table:style-name="ro1">
          <table:table-cell office:value-type="string" calcext:value-type="string">
            <text:p>all/issues/silicon/0270.vpr</text:p>
          </table:table-cell>
          <table:table-cell office:value-type="float" office:value="1.03741496598639" calcext:value-type="float">
            <text:p>1.03741496598639</text:p>
          </table:table-cell>
          <table:table-cell office:value-type="float" office:value="1.47" calcext:value-type="float">
            <text:p>1.47</text:p>
          </table:table-cell>
          <table:table-cell office:value-type="float" office:value="18" calcext:value-type="float">
            <text:p>18</text:p>
          </table:table-cell>
          <table:table-cell table:number-columns-repeated="2" office:value-type="float" office:value="1" calcext:value-type="float">
            <text:p>1</text:p>
          </table:table-cell>
          <table:table-cell table:formula="of:=([.E303]+[.F303])^2" office:value-type="float" office:value="4" calcext:value-type="float">
            <text:p>4</text:p>
          </table:table-cell>
          <table:table-cell table:formula="of:=IF([.C303] &gt;=1; [.G303]/[.C303]; &quot;&quot; )" office:value-type="float" office:value="2.72108843537415" calcext:value-type="float">
            <text:p>2.72108843537415</text:p>
          </table:table-cell>
        </table:table-row>
        <table:table-row table:style-name="ro1">
          <table:table-cell office:value-type="string" calcext:value-type="string">
            <text:p>all/issues/silicon/0276.vpr</text:p>
          </table:table-cell>
          <table:table-cell office:value-type="float" office:value="1.30782761653474" calcext:value-type="float">
            <text:p>1.30782761653474</text:p>
          </table:table-cell>
          <table:table-cell office:value-type="float" office:value="1.137" calcext:value-type="float">
            <text:p>1.137</text:p>
          </table:table-cell>
          <table:table-cell office:value-type="float" office:value="28" calcext:value-type="float">
            <text:p>28</text:p>
          </table:table-cell>
          <table:table-cell office:value-type="float" office:value="0" calcext:value-type="float">
            <text:p>0</text:p>
          </table:table-cell>
          <table:table-cell office:value-type="float" office:value="1" calcext:value-type="float">
            <text:p>1</text:p>
          </table:table-cell>
          <table:table-cell table:formula="of:=([.E304]+[.F304])^2" office:value-type="float" office:value="1" calcext:value-type="float">
            <text:p>1</text:p>
          </table:table-cell>
          <table:table-cell table:formula="of:=IF([.C304] &gt;=1; [.G304]/[.C304]; &quot;&quot; )" office:value-type="float" office:value="0.879507475813544" calcext:value-type="float">
            <text:p>0.879507475813544</text:p>
          </table:table-cell>
        </table:table-row>
        <table:table-row table:style-name="ro1">
          <table:table-cell office:value-type="string" calcext:value-type="string">
            <text:p>all/issues/silicon/0277.vpr</text:p>
          </table:table-cell>
          <table:table-cell office:value-type="float" office:value="1.30932594644506" calcext:value-type="float">
            <text:p>1.30932594644506</text:p>
          </table:table-cell>
          <table:table-cell office:value-type="float" office:value="1.083" calcext:value-type="float">
            <text:p>1.083</text:p>
          </table:table-cell>
          <table:table-cell office:value-type="float" office:value="12" calcext:value-type="float">
            <text:p>12</text:p>
          </table:table-cell>
          <table:table-cell table:number-columns-repeated="2" office:value-type="float" office:value="0" calcext:value-type="float">
            <text:p>0</text:p>
          </table:table-cell>
          <table:table-cell table:formula="of:=([.E305]+[.F305])^2" office:value-type="float" office:value="0" calcext:value-type="float">
            <text:p>0</text:p>
          </table:table-cell>
          <table:table-cell table:formula="of:=IF([.C305] &gt;=1; [.G305]/[.C305]; &quot;&quot; )" office:value-type="float" office:value="0" calcext:value-type="float">
            <text:p>0</text:p>
          </table:table-cell>
        </table:table-row>
        <table:table-row table:style-name="ro1">
          <table:table-cell office:value-type="string" calcext:value-type="string">
            <text:p>all/issues/silicon/0279.vpr</text:p>
          </table:table-cell>
          <table:table-cell office:value-type="float" office:value="1.08362128541811" calcext:value-type="float">
            <text:p>1.08362128541811</text:p>
          </table:table-cell>
          <table:table-cell office:value-type="float" office:value="1.447" calcext:value-type="float">
            <text:p>1.447</text:p>
          </table:table-cell>
          <table:table-cell office:value-type="float" office:value="27" calcext:value-type="float">
            <text:p>27</text:p>
          </table:table-cell>
          <table:table-cell office:value-type="float" office:value="1" calcext:value-type="float">
            <text:p>1</text:p>
          </table:table-cell>
          <table:table-cell office:value-type="float" office:value="0" calcext:value-type="float">
            <text:p>0</text:p>
          </table:table-cell>
          <table:table-cell table:formula="of:=([.E306]+[.F306])^2" office:value-type="float" office:value="1" calcext:value-type="float">
            <text:p>1</text:p>
          </table:table-cell>
          <table:table-cell table:formula="of:=IF([.C306] &gt;=1; [.G306]/[.C306]; &quot;&quot; )" office:value-type="float" office:value="0.691085003455425" calcext:value-type="float">
            <text:p>0.691085003455425</text:p>
          </table:table-cell>
        </table:table-row>
        <table:table-row table:style-name="ro1">
          <table:table-cell office:value-type="string" calcext:value-type="string">
            <text:p>all/issues/silicon/0281.vpr</text:p>
          </table:table-cell>
          <table:table-cell office:value-type="float" office:value="1.09209707529558" calcext:value-type="float">
            <text:p>1.09209707529558</text:p>
          </table:table-cell>
          <table:table-cell office:value-type="float" office:value="1.607" calcext:value-type="float">
            <text:p>1.607</text:p>
          </table:table-cell>
          <table:table-cell office:value-type="float" office:value="18" calcext:value-type="float">
            <text:p>18</text:p>
          </table:table-cell>
          <table:table-cell table:number-columns-repeated="2" office:value-type="float" office:value="1" calcext:value-type="float">
            <text:p>1</text:p>
          </table:table-cell>
          <table:table-cell table:formula="of:=([.E307]+[.F307])^2" office:value-type="float" office:value="4" calcext:value-type="float">
            <text:p>4</text:p>
          </table:table-cell>
          <table:table-cell table:formula="of:=IF([.C307] &gt;=1; [.G307]/[.C307]; &quot;&quot; )" office:value-type="float" office:value="2.48911014312383" calcext:value-type="float">
            <text:p>2.48911014312383</text:p>
          </table:table-cell>
        </table:table-row>
        <table:table-row table:style-name="ro1">
          <table:table-cell office:value-type="string" calcext:value-type="string">
            <text:p>all/issues/silicon/0282.vpr</text:p>
          </table:table-cell>
          <table:table-cell office:value-type="float" office:value="1.16564792176039" calcext:value-type="float">
            <text:p>1.16564792176039</text:p>
          </table:table-cell>
          <table:table-cell office:value-type="float" office:value="1.636" calcext:value-type="float">
            <text:p>1.636</text:p>
          </table:table-cell>
          <table:table-cell office:value-type="float" office:value="63" calcext:value-type="float">
            <text:p>63</text:p>
          </table:table-cell>
          <table:table-cell table:number-columns-repeated="2" office:value-type="float" office:value="1" calcext:value-type="float">
            <text:p>1</text:p>
          </table:table-cell>
          <table:table-cell table:formula="of:=([.E308]+[.F308])^2" office:value-type="float" office:value="4" calcext:value-type="float">
            <text:p>4</text:p>
          </table:table-cell>
          <table:table-cell table:formula="of:=IF([.C308] &gt;=1; [.G308]/[.C308]; &quot;&quot; )" office:value-type="float" office:value="2.44498777506112" calcext:value-type="float">
            <text:p>2.44498777506112</text:p>
          </table:table-cell>
        </table:table-row>
        <table:table-row table:style-name="ro1">
          <table:table-cell office:value-type="string" calcext:value-type="string">
            <text:p>all/issues/silicon/0283.vpr</text:p>
          </table:table-cell>
          <table:table-cell office:value-type="float" office:value="1.25552050473186" calcext:value-type="float">
            <text:p>1.25552050473186</text:p>
          </table:table-cell>
          <table:table-cell office:value-type="float" office:value="1.268" calcext:value-type="float">
            <text:p>1.268</text:p>
          </table:table-cell>
          <table:table-cell office:value-type="float" office:value="9" calcext:value-type="float">
            <text:p>9</text:p>
          </table:table-cell>
          <table:table-cell table:number-columns-repeated="2" office:value-type="float" office:value="0" calcext:value-type="float">
            <text:p>0</text:p>
          </table:table-cell>
          <table:table-cell table:formula="of:=([.E309]+[.F309])^2" office:value-type="float" office:value="0" calcext:value-type="float">
            <text:p>0</text:p>
          </table:table-cell>
          <table:table-cell table:formula="of:=IF([.C309] &gt;=1; [.G309]/[.C309]; &quot;&quot; )" office:value-type="float" office:value="0" calcext:value-type="float">
            <text:p>0</text:p>
          </table:table-cell>
        </table:table-row>
        <table:table-row table:style-name="ro1">
          <table:table-cell office:value-type="string" calcext:value-type="string">
            <text:p>all/issues/silicon/0285.vpr</text:p>
          </table:table-cell>
          <table:table-cell office:value-type="float" office:value="1.12782805429864" calcext:value-type="float">
            <text:p>1.12782805429864</text:p>
          </table:table-cell>
          <table:table-cell office:value-type="float" office:value="1.768" calcext:value-type="float">
            <text:p>1.768</text:p>
          </table:table-cell>
          <table:table-cell office:value-type="float" office:value="52" calcext:value-type="float">
            <text:p>52</text:p>
          </table:table-cell>
          <table:table-cell office:value-type="float" office:value="1" calcext:value-type="float">
            <text:p>1</text:p>
          </table:table-cell>
          <table:table-cell office:value-type="float" office:value="0" calcext:value-type="float">
            <text:p>0</text:p>
          </table:table-cell>
          <table:table-cell table:formula="of:=([.E310]+[.F310])^2" office:value-type="float" office:value="1" calcext:value-type="float">
            <text:p>1</text:p>
          </table:table-cell>
          <table:table-cell table:formula="of:=IF([.C310] &gt;=1; [.G310]/[.C310]; &quot;&quot; )" office:value-type="float" office:value="0.565610859728507" calcext:value-type="float">
            <text:p>0.565610859728507</text:p>
          </table:table-cell>
        </table:table-row>
        <table:table-row table:style-name="ro1">
          <table:table-cell office:value-type="string" calcext:value-type="string">
            <text:p>all/issues/silicon/0286.vpr</text:p>
          </table:table-cell>
          <table:table-cell office:value-type="float" office:value="1.35342465753425" calcext:value-type="float">
            <text:p>1.35342465753425</text:p>
          </table:table-cell>
          <table:table-cell office:value-type="float" office:value="1.46" calcext:value-type="float">
            <text:p>1.46</text:p>
          </table:table-cell>
          <table:table-cell office:value-type="float" office:value="59" calcext:value-type="float">
            <text:p>59</text:p>
          </table:table-cell>
          <table:table-cell table:number-columns-repeated="2" office:value-type="float" office:value="2" calcext:value-type="float">
            <text:p>2</text:p>
          </table:table-cell>
          <table:table-cell table:formula="of:=([.E311]+[.F311])^2" office:value-type="float" office:value="16" calcext:value-type="float">
            <text:p>16</text:p>
          </table:table-cell>
          <table:table-cell table:formula="of:=IF([.C311] &gt;=1; [.G311]/[.C311]; &quot;&quot; )" office:value-type="float" office:value="10.958904109589" calcext:value-type="float">
            <text:p>10.958904109589</text:p>
          </table:table-cell>
        </table:table-row>
        <table:table-row table:style-name="ro1">
          <table:table-cell office:value-type="string" calcext:value-type="string">
            <text:p>all/issues/silicon/0287.vpr</text:p>
          </table:table-cell>
          <table:table-cell office:value-type="float" office:value="1.02352941176471" calcext:value-type="float">
            <text:p>1.02352941176471</text:p>
          </table:table-cell>
          <table:table-cell office:value-type="float" office:value="1.445" calcext:value-type="float">
            <text:p>1.445</text:p>
          </table:table-cell>
          <table:table-cell office:value-type="float" office:value="8" calcext:value-type="float">
            <text:p>8</text:p>
          </table:table-cell>
          <table:table-cell table:number-columns-repeated="2" office:value-type="float" office:value="1" calcext:value-type="float">
            <text:p>1</text:p>
          </table:table-cell>
          <table:table-cell table:formula="of:=([.E312]+[.F312])^2" office:value-type="float" office:value="4" calcext:value-type="float">
            <text:p>4</text:p>
          </table:table-cell>
          <table:table-cell table:formula="of:=IF([.C312] &gt;=1; [.G312]/[.C312]; &quot;&quot; )" office:value-type="float" office:value="2.7681660899654" calcext:value-type="float">
            <text:p>2.7681660899654</text:p>
          </table:table-cell>
        </table:table-row>
        <table:table-row table:style-name="ro1">
          <table:table-cell office:value-type="string" calcext:value-type="string">
            <text:p>all/issues/silicon/0288.vpr</text:p>
          </table:table-cell>
          <table:table-cell office:value-type="float" office:value="1.03128991060026" calcext:value-type="float">
            <text:p>1.03128991060026</text:p>
          </table:table-cell>
          <table:table-cell office:value-type="float" office:value="1.566" calcext:value-type="float">
            <text:p>1.566</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formula="of:=([.E313]+[.F313])^2" office:value-type="float" office:value="1" calcext:value-type="float">
            <text:p>1</text:p>
          </table:table-cell>
          <table:table-cell table:formula="of:=IF([.C313] &gt;=1; [.G313]/[.C313]; &quot;&quot; )" office:value-type="float" office:value="0.638569604086845" calcext:value-type="float">
            <text:p>0.638569604086845</text:p>
          </table:table-cell>
        </table:table-row>
        <table:table-row table:style-name="ro1">
          <table:table-cell office:value-type="string" calcext:value-type="string">
            <text:p>all/issues/silicon/0290.vpr</text:p>
          </table:table-cell>
          <table:table-cell office:value-type="float" office:value="1.64539653600729" calcext:value-type="float">
            <text:p>1.64539653600729</text:p>
          </table:table-cell>
          <table:table-cell office:value-type="float" office:value="1.097" calcext:value-type="float">
            <text:p>1.097</text:p>
          </table:table-cell>
          <table:table-cell office:value-type="float" office:value="54" calcext:value-type="float">
            <text:p>54</text:p>
          </table:table-cell>
          <table:table-cell office:value-type="float" office:value="2" calcext:value-type="float">
            <text:p>2</text:p>
          </table:table-cell>
          <table:table-cell office:value-type="float" office:value="5" calcext:value-type="float">
            <text:p>5</text:p>
          </table:table-cell>
          <table:table-cell table:formula="of:=([.E314]+[.F314])^2" office:value-type="float" office:value="49" calcext:value-type="float">
            <text:p>49</text:p>
          </table:table-cell>
          <table:table-cell table:formula="of:=IF([.C314] &gt;=1; [.G314]/[.C314]; &quot;&quot; )" office:value-type="float" office:value="44.6672743846855" calcext:value-type="float">
            <text:p>44.6672743846855</text:p>
          </table:table-cell>
        </table:table-row>
        <table:table-row table:style-name="ro1">
          <table:table-cell office:value-type="string" calcext:value-type="string">
            <text:p>all/issues/silicon/0291.vpr</text:p>
          </table:table-cell>
          <table:table-cell office:value-type="float" office:value="1" calcext:value-type="float">
            <text:p>1</text:p>
          </table:table-cell>
          <table:table-cell office:value-type="float" office:value="0.002" calcext:value-type="float">
            <text:p>0.002</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formula="of:=([.E315]+[.F315])^2" office:value-type="float" office:value="4" calcext:value-type="float">
            <text:p>4</text:p>
          </table:table-cell>
          <table:table-cell table:formula="of:=IF([.C315] &gt;=1; [.G315]/[.C315]; &quot;&quot; )">
            <text:p/>
          </table:table-cell>
        </table:table-row>
        <table:table-row table:style-name="ro1">
          <table:table-cell office:value-type="string" calcext:value-type="string">
            <text:p>all/issues/silicon/0292.vpr</text:p>
          </table:table-cell>
          <table:table-cell office:value-type="float" office:value="1.20936280884265" calcext:value-type="float">
            <text:p>1.20936280884265</text:p>
          </table:table-cell>
          <table:table-cell office:value-type="float" office:value="1.538" calcext:value-type="float">
            <text:p>1.538</text:p>
          </table:table-cell>
          <table:table-cell office:value-type="float" office:value="30" calcext:value-type="float">
            <text:p>30</text:p>
          </table:table-cell>
          <table:table-cell office:value-type="float" office:value="1" calcext:value-type="float">
            <text:p>1</text:p>
          </table:table-cell>
          <table:table-cell office:value-type="float" office:value="3" calcext:value-type="float">
            <text:p>3</text:p>
          </table:table-cell>
          <table:table-cell table:formula="of:=([.E316]+[.F316])^2" office:value-type="float" office:value="16" calcext:value-type="float">
            <text:p>16</text:p>
          </table:table-cell>
          <table:table-cell table:formula="of:=IF([.C316] &gt;=1; [.G316]/[.C316]; &quot;&quot; )" office:value-type="float" office:value="10.4031209362809" calcext:value-type="float">
            <text:p>10.4031209362809</text:p>
          </table:table-cell>
        </table:table-row>
        <table:table-row table:style-name="ro1">
          <table:table-cell office:value-type="string" calcext:value-type="string">
            <text:p>all/issues/silicon/0293.vpr</text:p>
          </table:table-cell>
          <table:table-cell office:value-type="float" office:value="1.17910447761194" calcext:value-type="float">
            <text:p>1.17910447761194</text:p>
          </table:table-cell>
          <table:table-cell office:value-type="float" office:value="1.273" calcext:value-type="float">
            <text:p>1.273</text:p>
          </table:table-cell>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table:formula="of:=([.E317]+[.F317])^2" office:value-type="float" office:value="1" calcext:value-type="float">
            <text:p>1</text:p>
          </table:table-cell>
          <table:table-cell table:formula="of:=IF([.C317] &gt;=1; [.G317]/[.C317]; &quot;&quot; )" office:value-type="float" office:value="0.785545954438335" calcext:value-type="float">
            <text:p>0.785545954438335</text:p>
          </table:table-cell>
        </table:table-row>
        <table:table-row table:style-name="ro1">
          <table:table-cell office:value-type="string" calcext:value-type="string">
            <text:p>all/issues/silicon/0294.vpr</text:p>
          </table:table-cell>
          <table:table-cell office:value-type="float" office:value="1.01038961038961" calcext:value-type="float">
            <text:p>1.01038961038961</text:p>
          </table:table-cell>
          <table:table-cell office:value-type="float" office:value="1.54" calcext:value-type="float">
            <text:p>1.54</text:p>
          </table:table-cell>
          <table:table-cell office:value-type="float" office:value="29" calcext:value-type="float">
            <text:p>29</text:p>
          </table:table-cell>
          <table:table-cell office:value-type="float" office:value="2" calcext:value-type="float">
            <text:p>2</text:p>
          </table:table-cell>
          <table:table-cell office:value-type="float" office:value="0" calcext:value-type="float">
            <text:p>0</text:p>
          </table:table-cell>
          <table:table-cell table:formula="of:=([.E318]+[.F318])^2" office:value-type="float" office:value="4" calcext:value-type="float">
            <text:p>4</text:p>
          </table:table-cell>
          <table:table-cell table:formula="of:=IF([.C318] &gt;=1; [.G318]/[.C318]; &quot;&quot; )" office:value-type="float" office:value="2.5974025974026" calcext:value-type="float">
            <text:p>2.5974025974026</text:p>
          </table:table-cell>
        </table:table-row>
        <table:table-row table:style-name="ro1">
          <table:table-cell office:value-type="string" calcext:value-type="string">
            <text:p>all/issues/silicon/0297.vpr</text:p>
          </table:table-cell>
          <table:table-cell office:value-type="float" office:value="1.22408026755853" calcext:value-type="float">
            <text:p>1.22408026755853</text:p>
          </table:table-cell>
          <table:table-cell office:value-type="float" office:value="1.196" calcext:value-type="float">
            <text:p>1.196</text:p>
          </table:table-cell>
          <table:table-cell office:value-type="float" office:value="13" calcext:value-type="float">
            <text:p>13</text:p>
          </table:table-cell>
          <table:table-cell table:number-columns-repeated="2" office:value-type="float" office:value="0" calcext:value-type="float">
            <text:p>0</text:p>
          </table:table-cell>
          <table:table-cell table:formula="of:=([.E319]+[.F319])^2" office:value-type="float" office:value="0" calcext:value-type="float">
            <text:p>0</text:p>
          </table:table-cell>
          <table:table-cell table:formula="of:=IF([.C319] &gt;=1; [.G319]/[.C319]; &quot;&quot; )" office:value-type="float" office:value="0" calcext:value-type="float">
            <text:p>0</text:p>
          </table:table-cell>
        </table:table-row>
        <table:table-row table:style-name="ro1">
          <table:table-cell office:value-type="string" calcext:value-type="string">
            <text:p>all/issues/silicon/0299.vpr</text:p>
          </table:table-cell>
          <table:table-cell office:value-type="float" office:value="1.03517060367454" calcext:value-type="float">
            <text:p>1.03517060367454</text:p>
          </table:table-cell>
          <table:table-cell office:value-type="float" office:value="1.905" calcext:value-type="float">
            <text:p>1.905</text:p>
          </table:table-cell>
          <table:table-cell office:value-type="float" office:value="42" calcext:value-type="float">
            <text:p>42</text:p>
          </table:table-cell>
          <table:table-cell office:value-type="float" office:value="1" calcext:value-type="float">
            <text:p>1</text:p>
          </table:table-cell>
          <table:table-cell office:value-type="float" office:value="0" calcext:value-type="float">
            <text:p>0</text:p>
          </table:table-cell>
          <table:table-cell table:formula="of:=([.E320]+[.F320])^2" office:value-type="float" office:value="1" calcext:value-type="float">
            <text:p>1</text:p>
          </table:table-cell>
          <table:table-cell table:formula="of:=IF([.C320] &gt;=1; [.G320]/[.C320]; &quot;&quot; )" office:value-type="float" office:value="0.5249343832021" calcext:value-type="float">
            <text:p>0.5249343832021</text:p>
          </table:table-cell>
        </table:table-row>
        <table:table-row table:style-name="ro1">
          <table:table-cell office:value-type="string" calcext:value-type="string">
            <text:p>all/issues/silicon/0302.vpr</text:p>
          </table:table-cell>
          <table:table-cell office:value-type="float" office:value="0.974948524365134" calcext:value-type="float">
            <text:p>0.974948524365134</text:p>
          </table:table-cell>
          <table:table-cell office:value-type="float" office:value="2.914" calcext:value-type="float">
            <text:p>2.914</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formula="of:=([.E321]+[.F321])^2" office:value-type="float" office:value="1" calcext:value-type="float">
            <text:p>1</text:p>
          </table:table-cell>
          <table:table-cell table:formula="of:=IF([.C321] &gt;=1; [.G321]/[.C321]; &quot;&quot; )" office:value-type="float" office:value="0.343170899107756" calcext:value-type="float">
            <text:p>0.343170899107756</text:p>
          </table:table-cell>
        </table:table-row>
        <table:table-row table:style-name="ro1">
          <table:table-cell office:value-type="string" calcext:value-type="string">
            <text:p>all/issues/silicon/0307.vpr</text:p>
          </table:table-cell>
          <table:table-cell office:value-type="float" office:value="1.47442680776014" calcext:value-type="float">
            <text:p>1.47442680776014</text:p>
          </table:table-cell>
          <table:table-cell office:value-type="float" office:value="1.134" calcext:value-type="float">
            <text:p>1.134</text:p>
          </table:table-cell>
          <table:table-cell office:value-type="float" office:value="61" calcext:value-type="float">
            <text:p>61</text:p>
          </table:table-cell>
          <table:table-cell office:value-type="float" office:value="2" calcext:value-type="float">
            <text:p>2</text:p>
          </table:table-cell>
          <table:table-cell office:value-type="float" office:value="0" calcext:value-type="float">
            <text:p>0</text:p>
          </table:table-cell>
          <table:table-cell table:formula="of:=([.E322]+[.F322])^2" office:value-type="float" office:value="4" calcext:value-type="float">
            <text:p>4</text:p>
          </table:table-cell>
          <table:table-cell table:formula="of:=IF([.C322] &gt;=1; [.G322]/[.C322]; &quot;&quot; )" office:value-type="float" office:value="3.52733686067019" calcext:value-type="float">
            <text:p>3.52733686067019</text:p>
          </table:table-cell>
        </table:table-row>
        <table:table-row table:style-name="ro1">
          <table:table-cell office:value-type="string" calcext:value-type="string">
            <text:p>all/issues/silicon/0310a.vpr</text:p>
          </table:table-cell>
          <table:table-cell office:value-type="float" office:value="1.19420468557337" calcext:value-type="float">
            <text:p>1.19420468557337</text:p>
          </table:table-cell>
          <table:table-cell office:value-type="float" office:value="1.622" calcext:value-type="float">
            <text:p>1.622</text:p>
          </table:table-cell>
          <table:table-cell office:value-type="float" office:value="50" calcext:value-type="float">
            <text:p>50</text:p>
          </table:table-cell>
          <table:table-cell office:value-type="float" office:value="1" calcext:value-type="float">
            <text:p>1</text:p>
          </table:table-cell>
          <table:table-cell office:value-type="float" office:value="0" calcext:value-type="float">
            <text:p>0</text:p>
          </table:table-cell>
          <table:table-cell table:formula="of:=([.E323]+[.F323])^2" office:value-type="float" office:value="1" calcext:value-type="float">
            <text:p>1</text:p>
          </table:table-cell>
          <table:table-cell table:formula="of:=IF([.C323] &gt;=1; [.G323]/[.C323]; &quot;&quot; )" office:value-type="float" office:value="0.61652281134402" calcext:value-type="float">
            <text:p>0.61652281134402</text:p>
          </table:table-cell>
        </table:table-row>
        <table:table-row table:style-name="ro1">
          <table:table-cell office:value-type="string" calcext:value-type="string">
            <text:p>all/issues/silicon/0310b.vpr</text:p>
          </table:table-cell>
          <table:table-cell office:value-type="float" office:value="1.15529411764706" calcext:value-type="float">
            <text:p>1.15529411764706</text:p>
          </table:table-cell>
          <table:table-cell office:value-type="float" office:value="1.7" calcext:value-type="float">
            <text:p>1.7</text:p>
          </table:table-cell>
          <table:table-cell office:value-type="float" office:value="67" calcext:value-type="float">
            <text:p>67</text:p>
          </table:table-cell>
          <table:table-cell office:value-type="float" office:value="1" calcext:value-type="float">
            <text:p>1</text:p>
          </table:table-cell>
          <table:table-cell office:value-type="float" office:value="0" calcext:value-type="float">
            <text:p>0</text:p>
          </table:table-cell>
          <table:table-cell table:formula="of:=([.E324]+[.F324])^2" office:value-type="float" office:value="1" calcext:value-type="float">
            <text:p>1</text:p>
          </table:table-cell>
          <table:table-cell table:formula="of:=IF([.C324] &gt;=1; [.G324]/[.C324]; &quot;&quot; )" office:value-type="float" office:value="0.588235294117647" calcext:value-type="float">
            <text:p>0.588235294117647</text:p>
          </table:table-cell>
        </table:table-row>
        <table:table-row table:style-name="ro1">
          <table:table-cell office:value-type="string" calcext:value-type="string">
            <text:p>all/issues/silicon/0312.vpr</text:p>
          </table:table-cell>
          <table:table-cell office:value-type="float" office:value="1.4181338028169" calcext:value-type="float">
            <text:p>1.4181338028169</text:p>
          </table:table-cell>
          <table:table-cell office:value-type="float" office:value="1.136" calcext:value-type="float">
            <text:p>1.136</text:p>
          </table:table-cell>
          <table:table-cell office:value-type="float" office:value="55" calcext:value-type="float">
            <text:p>55</text:p>
          </table:table-cell>
          <table:table-cell office:value-type="float" office:value="4" calcext:value-type="float">
            <text:p>4</text:p>
          </table:table-cell>
          <table:table-cell office:value-type="float" office:value="0" calcext:value-type="float">
            <text:p>0</text:p>
          </table:table-cell>
          <table:table-cell table:formula="of:=([.E325]+[.F325])^2" office:value-type="float" office:value="16" calcext:value-type="float">
            <text:p>16</text:p>
          </table:table-cell>
          <table:table-cell table:formula="of:=IF([.C325] &gt;=1; [.G325]/[.C325]; &quot;&quot; )" office:value-type="float" office:value="14.0845070422535" calcext:value-type="float">
            <text:p>14.0845070422535</text:p>
          </table:table-cell>
        </table:table-row>
        <table:table-row table:style-name="ro1">
          <table:table-cell office:value-type="string" calcext:value-type="string">
            <text:p>all/issues/silicon/0313a.vpr</text:p>
          </table:table-cell>
          <table:table-cell office:value-type="float" office:value="1.37422222222222" calcext:value-type="float">
            <text:p>1.37422222222222</text:p>
          </table:table-cell>
          <table:table-cell office:value-type="float" office:value="1.125" calcext:value-type="float">
            <text:p>1.125</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formula="of:=([.E326]+[.F326])^2" office:value-type="float" office:value="4" calcext:value-type="float">
            <text:p>4</text:p>
          </table:table-cell>
          <table:table-cell table:formula="of:=IF([.C326] &gt;=1; [.G326]/[.C326]; &quot;&quot; )" office:value-type="float" office:value="3.55555555555556" calcext:value-type="float">
            <text:p>3.55555555555556</text:p>
          </table:table-cell>
        </table:table-row>
        <table:table-row table:style-name="ro1">
          <table:table-cell office:value-type="string" calcext:value-type="string">
            <text:p>all/issues/silicon/0313b.vpr</text:p>
          </table:table-cell>
          <table:table-cell office:value-type="float" office:value="1.6410480349345" calcext:value-type="float">
            <text:p>1.6410480349345</text:p>
          </table:table-cell>
          <table:table-cell office:value-type="float" office:value="1.145" calcext:value-type="float">
            <text:p>1.145</text:p>
          </table:table-cell>
          <table:table-cell office:value-type="float" office:value="42" calcext:value-type="float">
            <text:p>42</text:p>
          </table:table-cell>
          <table:table-cell office:value-type="float" office:value="2" calcext:value-type="float">
            <text:p>2</text:p>
          </table:table-cell>
          <table:table-cell office:value-type="float" office:value="1" calcext:value-type="float">
            <text:p>1</text:p>
          </table:table-cell>
          <table:table-cell table:formula="of:=([.E327]+[.F327])^2" office:value-type="float" office:value="9" calcext:value-type="float">
            <text:p>9</text:p>
          </table:table-cell>
          <table:table-cell table:formula="of:=IF([.C327] &gt;=1; [.G327]/[.C327]; &quot;&quot; )" office:value-type="float" office:value="7.86026200873362" calcext:value-type="float">
            <text:p>7.86026200873362</text:p>
          </table:table-cell>
        </table:table-row>
        <table:table-row table:style-name="ro1">
          <table:table-cell office:value-type="string" calcext:value-type="string">
            <text:p>all/issues/silicon/0314a.vpr</text:p>
          </table:table-cell>
          <table:table-cell office:value-type="float" office:value="0.913337084974676" calcext:value-type="float">
            <text:p>0.913337084974676</text:p>
          </table:table-cell>
          <table:table-cell office:value-type="float" office:value="1.777" calcext:value-type="float">
            <text:p>1.777</text:p>
          </table:table-cell>
          <table:table-cell office:value-type="float" office:value="52" calcext:value-type="float">
            <text:p>52</text:p>
          </table:table-cell>
          <table:table-cell office:value-type="float" office:value="3" calcext:value-type="float">
            <text:p>3</text:p>
          </table:table-cell>
          <table:table-cell office:value-type="float" office:value="0" calcext:value-type="float">
            <text:p>0</text:p>
          </table:table-cell>
          <table:table-cell table:formula="of:=([.E328]+[.F328])^2" office:value-type="float" office:value="9" calcext:value-type="float">
            <text:p>9</text:p>
          </table:table-cell>
          <table:table-cell table:formula="of:=IF([.C328] &gt;=1; [.G328]/[.C328]; &quot;&quot; )" office:value-type="float" office:value="5.06471581316826" calcext:value-type="float">
            <text:p>5.06471581316826</text:p>
          </table:table-cell>
        </table:table-row>
        <table:table-row table:style-name="ro1">
          <table:table-cell office:value-type="string" calcext:value-type="string">
            <text:p>all/issues/silicon/0314b.vpr</text:p>
          </table:table-cell>
          <table:table-cell office:value-type="float" office:value="0.997601918465228" calcext:value-type="float">
            <text:p>0.997601918465228</text:p>
          </table:table-cell>
          <table:table-cell office:value-type="float" office:value="1.668" calcext:value-type="float">
            <text:p>1.668</text:p>
          </table:table-cell>
          <table:table-cell office:value-type="float" office:value="20" calcext:value-type="float">
            <text:p>20</text:p>
          </table:table-cell>
          <table:table-cell office:value-type="float" office:value="3" calcext:value-type="float">
            <text:p>3</text:p>
          </table:table-cell>
          <table:table-cell office:value-type="float" office:value="0" calcext:value-type="float">
            <text:p>0</text:p>
          </table:table-cell>
          <table:table-cell table:formula="of:=([.E329]+[.F329])^2" office:value-type="float" office:value="9" calcext:value-type="float">
            <text:p>9</text:p>
          </table:table-cell>
          <table:table-cell table:formula="of:=IF([.C329] &gt;=1; [.G329]/[.C329]; &quot;&quot; )" office:value-type="float" office:value="5.39568345323741" calcext:value-type="float">
            <text:p>5.39568345323741</text:p>
          </table:table-cell>
        </table:table-row>
        <table:table-row table:style-name="ro1">
          <table:table-cell office:value-type="string" calcext:value-type="string">
            <text:p>all/issues/silicon/0314d.vpr</text:p>
          </table:table-cell>
          <table:table-cell office:value-type="float" office:value="1.08587896253602" calcext:value-type="float">
            <text:p>1.08587896253602</text:p>
          </table:table-cell>
          <table:table-cell office:value-type="float" office:value="1.735" calcext:value-type="float">
            <text:p>1.735</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formula="of:=([.E330]+[.F330])^2" office:value-type="float" office:value="1" calcext:value-type="float">
            <text:p>1</text:p>
          </table:table-cell>
          <table:table-cell table:formula="of:=IF([.C330] &gt;=1; [.G330]/[.C330]; &quot;&quot; )" office:value-type="float" office:value="0.576368876080692" calcext:value-type="float">
            <text:p>0.576368876080692</text:p>
          </table:table-cell>
        </table:table-row>
        <table:table-row table:style-name="ro1">
          <table:table-cell office:value-type="string" calcext:value-type="string">
            <text:p>all/issues/silicon/0314.vpr</text:p>
          </table:table-cell>
          <table:table-cell office:value-type="float" office:value="1.10688524590164" calcext:value-type="float">
            <text:p>1.10688524590164</text:p>
          </table:table-cell>
          <table:table-cell office:value-type="float" office:value="1.525" calcext:value-type="float">
            <text:p>1.525</text:p>
          </table:table-cell>
          <table:table-cell office:value-type="float" office:value="35" calcext:value-type="float">
            <text:p>35</text:p>
          </table:table-cell>
          <table:table-cell table:number-columns-repeated="2" office:value-type="float" office:value="1" calcext:value-type="float">
            <text:p>1</text:p>
          </table:table-cell>
          <table:table-cell table:formula="of:=([.E331]+[.F331])^2" office:value-type="float" office:value="4" calcext:value-type="float">
            <text:p>4</text:p>
          </table:table-cell>
          <table:table-cell table:formula="of:=IF([.C331] &gt;=1; [.G331]/[.C331]; &quot;&quot; )" office:value-type="float" office:value="2.62295081967213" calcext:value-type="float">
            <text:p>2.62295081967213</text:p>
          </table:table-cell>
        </table:table-row>
        <table:table-row table:style-name="ro1">
          <table:table-cell office:value-type="string" calcext:value-type="string">
            <text:p>all/issues/silicon/0324.vpr</text:p>
          </table:table-cell>
          <table:table-cell office:value-type="float" office:value="1.36404293381038" calcext:value-type="float">
            <text:p>1.36404293381038</text:p>
          </table:table-cell>
          <table:table-cell office:value-type="float" office:value="1.118" calcext:value-type="float">
            <text:p>1.118</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332]+[.F332])^2" office:value-type="float" office:value="1" calcext:value-type="float">
            <text:p>1</text:p>
          </table:table-cell>
          <table:table-cell table:formula="of:=IF([.C332] &gt;=1; [.G332]/[.C332]; &quot;&quot; )" office:value-type="float" office:value="0.894454382826476" calcext:value-type="float">
            <text:p>0.894454382826476</text:p>
          </table:table-cell>
        </table:table-row>
        <table:table-row table:style-name="ro1">
          <table:table-cell office:value-type="string" calcext:value-type="string">
            <text:p>all/issues/silicon/0326.vpr</text:p>
          </table:table-cell>
          <table:table-cell office:value-type="float" office:value="0.944152431011826" calcext:value-type="float">
            <text:p>0.944152431011826</text:p>
          </table:table-cell>
          <table:table-cell office:value-type="float" office:value="1.522" calcext:value-type="float">
            <text:p>1.52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formula="of:=([.E333]+[.F333])^2" office:value-type="float" office:value="1" calcext:value-type="float">
            <text:p>1</text:p>
          </table:table-cell>
          <table:table-cell table:formula="of:=IF([.C333] &gt;=1; [.G333]/[.C333]; &quot;&quot; )" office:value-type="float" office:value="0.657030223390276" calcext:value-type="float">
            <text:p>0.657030223390276</text:p>
          </table:table-cell>
        </table:table-row>
        <table:table-row table:style-name="ro1">
          <table:table-cell office:value-type="string" calcext:value-type="string">
            <text:p>all/issues/silicon/0328a.vpr</text:p>
          </table:table-cell>
          <table:table-cell office:value-type="float" office:value="1.24635332252836" calcext:value-type="float">
            <text:p>1.24635332252836</text:p>
          </table:table-cell>
          <table:table-cell office:value-type="float" office:value="1.234" calcext:value-type="float">
            <text:p>1.234</text:p>
          </table:table-cell>
          <table:table-cell office:value-type="float" office:value="34" calcext:value-type="float">
            <text:p>34</text:p>
          </table:table-cell>
          <table:table-cell table:number-columns-repeated="2" office:value-type="float" office:value="0" calcext:value-type="float">
            <text:p>0</text:p>
          </table:table-cell>
          <table:table-cell table:formula="of:=([.E334]+[.F334])^2" office:value-type="float" office:value="0" calcext:value-type="float">
            <text:p>0</text:p>
          </table:table-cell>
          <table:table-cell table:formula="of:=IF([.C334] &gt;=1; [.G334]/[.C334]; &quot;&quot; )" office:value-type="float" office:value="0" calcext:value-type="float">
            <text:p>0</text:p>
          </table:table-cell>
        </table:table-row>
        <table:table-row table:style-name="ro1">
          <table:table-cell office:value-type="string" calcext:value-type="string">
            <text:p>all/issues/silicon/0328b.vpr</text:p>
          </table:table-cell>
          <table:table-cell office:value-type="float" office:value="1.33637116818558" calcext:value-type="float">
            <text:p>1.33637116818558</text:p>
          </table:table-cell>
          <table:table-cell office:value-type="float" office:value="1.207" calcext:value-type="float">
            <text:p>1.207</text:p>
          </table:table-cell>
          <table:table-cell office:value-type="float" office:value="68" calcext:value-type="float">
            <text:p>68</text:p>
          </table:table-cell>
          <table:table-cell table:number-columns-repeated="2" office:value-type="float" office:value="0" calcext:value-type="float">
            <text:p>0</text:p>
          </table:table-cell>
          <table:table-cell table:formula="of:=([.E335]+[.F335])^2" office:value-type="float" office:value="0" calcext:value-type="float">
            <text:p>0</text:p>
          </table:table-cell>
          <table:table-cell table:formula="of:=IF([.C335] &gt;=1; [.G335]/[.C335]; &quot;&quot; )" office:value-type="float" office:value="0" calcext:value-type="float">
            <text:p>0</text:p>
          </table:table-cell>
        </table:table-row>
        <table:table-row table:style-name="ro1">
          <table:table-cell office:value-type="string" calcext:value-type="string">
            <text:p>all/issues/silicon/0331.vpr</text:p>
          </table:table-cell>
          <table:table-cell office:value-type="float" office:value="1.10213078618663" calcext:value-type="float">
            <text:p>1.10213078618663</text:p>
          </table:table-cell>
          <table:table-cell office:value-type="float" office:value="1.361" calcext:value-type="float">
            <text:p>1.361</text:p>
          </table:table-cell>
          <table:table-cell office:value-type="float" office:value="33" calcext:value-type="float">
            <text:p>33</text:p>
          </table:table-cell>
          <table:table-cell table:number-columns-repeated="2" office:value-type="float" office:value="1" calcext:value-type="float">
            <text:p>1</text:p>
          </table:table-cell>
          <table:table-cell table:formula="of:=([.E336]+[.F336])^2" office:value-type="float" office:value="4" calcext:value-type="float">
            <text:p>4</text:p>
          </table:table-cell>
          <table:table-cell table:formula="of:=IF([.C336] &gt;=1; [.G336]/[.C336]; &quot;&quot; )" office:value-type="float" office:value="2.93901542983101" calcext:value-type="float">
            <text:p>2.93901542983101</text:p>
          </table:table-cell>
        </table:table-row>
        <table:table-row table:style-name="ro1">
          <table:table-cell office:value-type="string" calcext:value-type="string">
            <text:p>all/issues/silicon/0333.vpr</text:p>
          </table:table-cell>
          <table:table-cell office:value-type="float" office:value="1.404659188956" calcext:value-type="float">
            <text:p>1.404659188956</text:p>
          </table:table-cell>
          <table:table-cell office:value-type="float" office:value="1.159" calcext:value-type="float">
            <text:p>1.159</text:p>
          </table:table-cell>
          <table:table-cell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table:formula="of:=([.E337]+[.F337])^2" office:value-type="float" office:value="9" calcext:value-type="float">
            <text:p>9</text:p>
          </table:table-cell>
          <table:table-cell table:formula="of:=IF([.C337] &gt;=1; [.G337]/[.C337]; &quot;&quot; )" office:value-type="float" office:value="7.76531492666091" calcext:value-type="float">
            <text:p>7.76531492666091</text:p>
          </table:table-cell>
        </table:table-row>
        <table:table-row table:style-name="ro1">
          <table:table-cell office:value-type="string" calcext:value-type="string">
            <text:p>all/issues/silicon/0334.vpr</text:p>
          </table:table-cell>
          <table:table-cell office:value-type="float" office:value="1.19744835965978" calcext:value-type="float">
            <text:p>1.19744835965978</text:p>
          </table:table-cell>
          <table:table-cell office:value-type="float" office:value="1.646" calcext:value-type="float">
            <text:p>1.646</text:p>
          </table:table-cell>
          <table:table-cell office:value-type="float" office:value="49" calcext:value-type="float">
            <text:p>49</text:p>
          </table:table-cell>
          <table:table-cell office:value-type="float" office:value="3" calcext:value-type="float">
            <text:p>3</text:p>
          </table:table-cell>
          <table:table-cell office:value-type="float" office:value="1" calcext:value-type="float">
            <text:p>1</text:p>
          </table:table-cell>
          <table:table-cell table:formula="of:=([.E338]+[.F338])^2" office:value-type="float" office:value="16" calcext:value-type="float">
            <text:p>16</text:p>
          </table:table-cell>
          <table:table-cell table:formula="of:=IF([.C338] &gt;=1; [.G338]/[.C338]; &quot;&quot; )" office:value-type="float" office:value="9.72053462940462" calcext:value-type="float">
            <text:p>9.72053462940462</text:p>
          </table:table-cell>
        </table:table-row>
        <table:table-row table:style-name="ro1">
          <table:table-cell office:value-type="string" calcext:value-type="string">
            <text:p>all/issues/silicon/0335.vpr</text:p>
          </table:table-cell>
          <table:table-cell office:value-type="float" office:value="1.62349155269509" calcext:value-type="float">
            <text:p>1.62349155269509</text:p>
          </table:table-cell>
          <table:table-cell office:value-type="float" office:value="2.486" calcext:value-type="float">
            <text:p>2.486</text:p>
          </table:table-cell>
          <table:table-cell office:value-type="float" office:value="39" calcext:value-type="float">
            <text:p>39</text:p>
          </table:table-cell>
          <table:table-cell office:value-type="float" office:value="3" calcext:value-type="float">
            <text:p>3</text:p>
          </table:table-cell>
          <table:table-cell office:value-type="float" office:value="2" calcext:value-type="float">
            <text:p>2</text:p>
          </table:table-cell>
          <table:table-cell table:formula="of:=([.E339]+[.F339])^2" office:value-type="float" office:value="25" calcext:value-type="float">
            <text:p>25</text:p>
          </table:table-cell>
          <table:table-cell table:formula="of:=IF([.C339] &gt;=1; [.G339]/[.C339]; &quot;&quot; )" office:value-type="float" office:value="10.0563153660499" calcext:value-type="float">
            <text:p>10.0563153660499</text:p>
          </table:table-cell>
        </table:table-row>
        <table:table-row table:style-name="ro1">
          <table:table-cell office:value-type="string" calcext:value-type="string">
            <text:p>all/issues/silicon/0336a.vpr</text:p>
          </table:table-cell>
          <table:table-cell office:value-type="float" office:value="1.02871729419273" calcext:value-type="float">
            <text:p>1.02871729419273</text:p>
          </table:table-cell>
          <table:table-cell office:value-type="float" office:value="1.567" calcext:value-type="float">
            <text:p>1.567</text:p>
          </table:table-cell>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formula="of:=([.E340]+[.F340])^2" office:value-type="float" office:value="9" calcext:value-type="float">
            <text:p>9</text:p>
          </table:table-cell>
          <table:table-cell table:formula="of:=IF([.C340] &gt;=1; [.G340]/[.C340]; &quot;&quot; )" office:value-type="float" office:value="5.74345883854499" calcext:value-type="float">
            <text:p>5.74345883854499</text:p>
          </table:table-cell>
        </table:table-row>
        <table:table-row table:style-name="ro1">
          <table:table-cell office:value-type="string" calcext:value-type="string">
            <text:p>all/issues/silicon/0336b.vpr</text:p>
          </table:table-cell>
          <table:table-cell office:value-type="float" office:value="0.583543948329121" calcext:value-type="float">
            <text:p>0.583543948329121</text:p>
          </table:table-cell>
          <table:table-cell office:value-type="float" office:value="3.561" calcext:value-type="float">
            <text:p>3.561</text:p>
          </table:table-cell>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formula="of:=([.E341]+[.F341])^2" office:value-type="float" office:value="9" calcext:value-type="float">
            <text:p>9</text:p>
          </table:table-cell>
          <table:table-cell table:formula="of:=IF([.C341] &gt;=1; [.G341]/[.C341]; &quot;&quot; )" office:value-type="float" office:value="2.5273799494524" calcext:value-type="float">
            <text:p>2.5273799494524</text:p>
          </table:table-cell>
        </table:table-row>
        <table:table-row table:style-name="ro1">
          <table:table-cell office:value-type="string" calcext:value-type="string">
            <text:p>all/issues/silicon/0340.vpr</text:p>
          </table:table-cell>
          <table:table-cell office:value-type="float" office:value="1.13052936910805" calcext:value-type="float">
            <text:p>1.13052936910805</text:p>
          </table:table-cell>
          <table:table-cell office:value-type="float" office:value="1.379" calcext:value-type="float">
            <text:p>1.379</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formula="of:=([.E342]+[.F342])^2" office:value-type="float" office:value="1" calcext:value-type="float">
            <text:p>1</text:p>
          </table:table-cell>
          <table:table-cell table:formula="of:=IF([.C342] &gt;=1; [.G342]/[.C342]; &quot;&quot; )" office:value-type="float" office:value="0.725163161711385" calcext:value-type="float">
            <text:p>0.725163161711385</text:p>
          </table:table-cell>
        </table:table-row>
        <table:table-row table:style-name="ro1">
          <table:table-cell office:value-type="string" calcext:value-type="string">
            <text:p>all/issues/silicon/0345.vpr</text:p>
          </table:table-cell>
          <table:table-cell office:value-type="float" office:value="1.31746031746032" calcext:value-type="float">
            <text:p>1.31746031746032</text:p>
          </table:table-cell>
          <table:table-cell office:value-type="float" office:value="1.134" calcext:value-type="float">
            <text:p>1.134</text:p>
          </table:table-cell>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table:formula="of:=([.E343]+[.F343])^2" office:value-type="float" office:value="1" calcext:value-type="float">
            <text:p>1</text:p>
          </table:table-cell>
          <table:table-cell table:formula="of:=IF([.C343] &gt;=1; [.G343]/[.C343]; &quot;&quot; )" office:value-type="float" office:value="0.881834215167549" calcext:value-type="float">
            <text:p>0.881834215167549</text:p>
          </table:table-cell>
        </table:table-row>
        <table:table-row table:style-name="ro1">
          <table:table-cell office:value-type="string" calcext:value-type="string">
            <text:p>all/issues/silicon/0346.vpr</text:p>
          </table:table-cell>
          <table:table-cell office:value-type="float" office:value="1.28032345013477" calcext:value-type="float">
            <text:p>1.28032345013477</text:p>
          </table:table-cell>
          <table:table-cell office:value-type="float" office:value="1.113" calcext:value-type="float">
            <text:p>1.113</text:p>
          </table:table-cell>
          <table:table-cell office:value-type="float" office:value="9" calcext:value-type="float">
            <text:p>9</text:p>
          </table:table-cell>
          <table:table-cell table:number-columns-repeated="2" office:value-type="float" office:value="0" calcext:value-type="float">
            <text:p>0</text:p>
          </table:table-cell>
          <table:table-cell table:formula="of:=([.E344]+[.F344])^2" office:value-type="float" office:value="0" calcext:value-type="float">
            <text:p>0</text:p>
          </table:table-cell>
          <table:table-cell table:formula="of:=IF([.C344] &gt;=1; [.G344]/[.C344]; &quot;&quot; )" office:value-type="float" office:value="0" calcext:value-type="float">
            <text:p>0</text:p>
          </table:table-cell>
        </table:table-row>
        <table:table-row table:style-name="ro1">
          <table:table-cell office:value-type="string" calcext:value-type="string">
            <text:p>all/issues/silicon/0348.vpr</text:p>
          </table:table-cell>
          <table:table-cell office:value-type="float" office:value="1.41559554413025" calcext:value-type="float">
            <text:p>1.41559554413025</text:p>
          </table:table-cell>
          <table:table-cell office:value-type="float" office:value="1.167" calcext:value-type="float">
            <text:p>1.167</text:p>
          </table:table-cell>
          <table:table-cell office:value-type="float" office:value="62" calcext:value-type="float">
            <text:p>62</text:p>
          </table:table-cell>
          <table:table-cell table:number-columns-repeated="2" office:value-type="float" office:value="2" calcext:value-type="float">
            <text:p>2</text:p>
          </table:table-cell>
          <table:table-cell table:formula="of:=([.E345]+[.F345])^2" office:value-type="float" office:value="16" calcext:value-type="float">
            <text:p>16</text:p>
          </table:table-cell>
          <table:table-cell table:formula="of:=IF([.C345] &gt;=1; [.G345]/[.C345]; &quot;&quot; )" office:value-type="float" office:value="13.7103684661525" calcext:value-type="float">
            <text:p>13.7103684661525</text:p>
          </table:table-cell>
        </table:table-row>
        <table:table-row table:style-name="ro1">
          <table:table-cell office:value-type="string" calcext:value-type="string">
            <text:p>all/issues/silicon/0351.vpr</text:p>
          </table:table-cell>
          <table:table-cell office:value-type="float" office:value="1.09537366548043" calcext:value-type="float">
            <text:p>1.09537366548043</text:p>
          </table:table-cell>
          <table:table-cell office:value-type="float" office:value="1.405" calcext:value-type="float">
            <text:p>1.405</text:p>
          </table:table-cell>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table:formula="of:=([.E346]+[.F346])^2" office:value-type="float" office:value="1" calcext:value-type="float">
            <text:p>1</text:p>
          </table:table-cell>
          <table:table-cell table:formula="of:=IF([.C346] &gt;=1; [.G346]/[.C346]; &quot;&quot; )" office:value-type="float" office:value="0.711743772241993" calcext:value-type="float">
            <text:p>0.711743772241993</text:p>
          </table:table-cell>
        </table:table-row>
        <table:table-row table:style-name="ro1">
          <table:table-cell office:value-type="string" calcext:value-type="string">
            <text:p>all/issues/silicon/0352.vpr</text:p>
          </table:table-cell>
          <table:table-cell office:value-type="float" office:value="1.26690391459075" calcext:value-type="float">
            <text:p>1.26690391459075</text:p>
          </table:table-cell>
          <table:table-cell office:value-type="float" office:value="1.124" calcext:value-type="float">
            <text:p>1.124</text:p>
          </table:table-cell>
          <table:table-cell office:value-type="float" office:value="37" calcext:value-type="float">
            <text:p>37</text:p>
          </table:table-cell>
          <table:table-cell table:number-columns-repeated="2" office:value-type="float" office:value="0" calcext:value-type="float">
            <text:p>0</text:p>
          </table:table-cell>
          <table:table-cell table:formula="of:=([.E347]+[.F347])^2" office:value-type="float" office:value="0" calcext:value-type="float">
            <text:p>0</text:p>
          </table:table-cell>
          <table:table-cell table:formula="of:=IF([.C347] &gt;=1; [.G347]/[.C347]; &quot;&quot; )" office:value-type="float" office:value="0" calcext:value-type="float">
            <text:p>0</text:p>
          </table:table-cell>
        </table:table-row>
        <table:table-row table:style-name="ro1">
          <table:table-cell office:value-type="string" calcext:value-type="string">
            <text:p>all/issues/silicon/0362.vpr</text:p>
          </table:table-cell>
          <table:table-cell office:value-type="float" office:value="1.10804970286332" calcext:value-type="float">
            <text:p>1.10804970286332</text:p>
          </table:table-cell>
          <table:table-cell office:value-type="float" office:value="1.851" calcext:value-type="float">
            <text:p>1.851</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formula="of:=([.E348]+[.F348])^2" office:value-type="float" office:value="1" calcext:value-type="float">
            <text:p>1</text:p>
          </table:table-cell>
          <table:table-cell table:formula="of:=IF([.C348] &gt;=1; [.G348]/[.C348]; &quot;&quot; )" office:value-type="float" office:value="0.540248514316586" calcext:value-type="float">
            <text:p>0.540248514316586</text:p>
          </table:table-cell>
        </table:table-row>
        <table:table-row table:style-name="ro1">
          <table:table-cell office:value-type="string" calcext:value-type="string">
            <text:p>all/issues/silicon/0365.vpr</text:p>
          </table:table-cell>
          <table:table-cell office:value-type="float" office:value="1.28417508417508" calcext:value-type="float">
            <text:p>1.28417508417508</text:p>
          </table:table-cell>
          <table:table-cell office:value-type="float" office:value="1.485" calcext:value-type="float">
            <text:p>1.485</text:p>
          </table:table-cell>
          <table:table-cell office:value-type="float" office:value="53" calcext:value-type="float">
            <text:p>53</text:p>
          </table:table-cell>
          <table:table-cell office:value-type="float" office:value="2" calcext:value-type="float">
            <text:p>2</text:p>
          </table:table-cell>
          <table:table-cell office:value-type="float" office:value="0" calcext:value-type="float">
            <text:p>0</text:p>
          </table:table-cell>
          <table:table-cell table:formula="of:=([.E349]+[.F349])^2" office:value-type="float" office:value="4" calcext:value-type="float">
            <text:p>4</text:p>
          </table:table-cell>
          <table:table-cell table:formula="of:=IF([.C349] &gt;=1; [.G349]/[.C349]; &quot;&quot; )" office:value-type="float" office:value="2.69360269360269" calcext:value-type="float">
            <text:p>2.69360269360269</text:p>
          </table:table-cell>
        </table:table-row>
        <table:table-row table:style-name="ro1">
          <table:table-cell office:value-type="string" calcext:value-type="string">
            <text:p>all/issues/silicon/0368.vpr</text:p>
          </table:table-cell>
          <table:table-cell office:value-type="float" office:value="1.32334801762115" calcext:value-type="float">
            <text:p>1.32334801762115</text:p>
          </table:table-cell>
          <table:table-cell office:value-type="float" office:value="1.135" calcext:value-type="float">
            <text:p>1.135</text:p>
          </table:table-cell>
          <table:table-cell office:value-type="float" office:value="7" calcext:value-type="float">
            <text:p>7</text:p>
          </table:table-cell>
          <table:table-cell table:number-columns-repeated="2" office:value-type="float" office:value="0" calcext:value-type="float">
            <text:p>0</text:p>
          </table:table-cell>
          <table:table-cell table:formula="of:=([.E350]+[.F350])^2" office:value-type="float" office:value="0" calcext:value-type="float">
            <text:p>0</text:p>
          </table:table-cell>
          <table:table-cell table:formula="of:=IF([.C350] &gt;=1; [.G350]/[.C350]; &quot;&quot; )" office:value-type="float" office:value="0" calcext:value-type="float">
            <text:p>0</text:p>
          </table:table-cell>
        </table:table-row>
        <table:table-row table:style-name="ro1">
          <table:table-cell office:value-type="string" calcext:value-type="string">
            <text:p>all/issues/silicon/0370.vpr</text:p>
          </table:table-cell>
          <table:table-cell office:value-type="float" office:value="1.03204419889503" calcext:value-type="float">
            <text:p>1.03204419889503</text:p>
          </table:table-cell>
          <table:table-cell office:value-type="float" office:value="1.81" calcext:value-type="float">
            <text:p>1.81</text:p>
          </table:table-cell>
          <table:table-cell office:value-type="float" office:value="42" calcext:value-type="float">
            <text:p>42</text:p>
          </table:table-cell>
          <table:table-cell office:value-type="float" office:value="1" calcext:value-type="float">
            <text:p>1</text:p>
          </table:table-cell>
          <table:table-cell office:value-type="float" office:value="0" calcext:value-type="float">
            <text:p>0</text:p>
          </table:table-cell>
          <table:table-cell table:formula="of:=([.E351]+[.F351])^2" office:value-type="float" office:value="1" calcext:value-type="float">
            <text:p>1</text:p>
          </table:table-cell>
          <table:table-cell table:formula="of:=IF([.C351] &gt;=1; [.G351]/[.C351]; &quot;&quot; )" office:value-type="float" office:value="0.552486187845304" calcext:value-type="float">
            <text:p>0.552486187845304</text:p>
          </table:table-cell>
        </table:table-row>
        <table:table-row table:style-name="ro1">
          <table:table-cell office:value-type="string" calcext:value-type="string">
            <text:p>all/issues/silicon/0378a.vpr</text:p>
          </table:table-cell>
          <table:table-cell office:value-type="float" office:value="1.03824799506477" calcext:value-type="float">
            <text:p>1.03824799506477</text:p>
          </table:table-cell>
          <table:table-cell office:value-type="float" office:value="1.621" calcext:value-type="float">
            <text:p>1.621</text:p>
          </table:table-cell>
          <table:table-cell office:value-type="float" office:value="44" calcext:value-type="float">
            <text:p>44</text:p>
          </table:table-cell>
          <table:table-cell table:number-columns-repeated="2" office:value-type="float" office:value="1" calcext:value-type="float">
            <text:p>1</text:p>
          </table:table-cell>
          <table:table-cell table:formula="of:=([.E352]+[.F352])^2" office:value-type="float" office:value="4" calcext:value-type="float">
            <text:p>4</text:p>
          </table:table-cell>
          <table:table-cell table:formula="of:=IF([.C352] &gt;=1; [.G352]/[.C352]; &quot;&quot; )" office:value-type="float" office:value="2.46761258482418" calcext:value-type="float">
            <text:p>2.46761258482418</text:p>
          </table:table-cell>
        </table:table-row>
        <table:table-row table:style-name="ro1">
          <table:table-cell office:value-type="string" calcext:value-type="string">
            <text:p>all/issues/silicon/0378b.vpr</text:p>
          </table:table-cell>
          <table:table-cell office:value-type="float" office:value="1.08878504672897" calcext:value-type="float">
            <text:p>1.08878504672897</text:p>
          </table:table-cell>
          <table:table-cell office:value-type="float" office:value="1.498" calcext:value-type="float">
            <text:p>1.498</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formula="of:=([.E353]+[.F353])^2" office:value-type="float" office:value="1" calcext:value-type="float">
            <text:p>1</text:p>
          </table:table-cell>
          <table:table-cell table:formula="of:=IF([.C353] &gt;=1; [.G353]/[.C353]; &quot;&quot; )" office:value-type="float" office:value="0.667556742323098" calcext:value-type="float">
            <text:p>0.667556742323098</text:p>
          </table:table-cell>
        </table:table-row>
        <table:table-row table:style-name="ro1">
          <table:table-cell office:value-type="string" calcext:value-type="string">
            <text:p>all/issues/silicon/0379a.vpr</text:p>
          </table:table-cell>
          <table:table-cell office:value-type="float" office:value="1.3881239242685" calcext:value-type="float">
            <text:p>1.3881239242685</text:p>
          </table:table-cell>
          <table:table-cell office:value-type="float" office:value="1.162" calcext:value-type="float">
            <text:p>1.162</text:p>
          </table:table-cell>
          <table:table-cell office:value-type="float" office:value="28" calcext:value-type="float">
            <text:p>28</text:p>
          </table:table-cell>
          <table:table-cell office:value-type="float" office:value="4" calcext:value-type="float">
            <text:p>4</text:p>
          </table:table-cell>
          <table:table-cell office:value-type="float" office:value="2" calcext:value-type="float">
            <text:p>2</text:p>
          </table:table-cell>
          <table:table-cell table:formula="of:=([.E354]+[.F354])^2" office:value-type="float" office:value="36" calcext:value-type="float">
            <text:p>36</text:p>
          </table:table-cell>
          <table:table-cell table:formula="of:=IF([.C354] &gt;=1; [.G354]/[.C354]; &quot;&quot; )" office:value-type="float" office:value="30.9810671256454" calcext:value-type="float">
            <text:p>30.9810671256454</text:p>
          </table:table-cell>
        </table:table-row>
        <table:table-row table:style-name="ro1">
          <table:table-cell office:value-type="string" calcext:value-type="string">
            <text:p>all/issues/silicon/0379b.vpr</text:p>
          </table:table-cell>
          <table:table-cell office:value-type="float" office:value="1.43372407574391" calcext:value-type="float">
            <text:p>1.43372407574391</text:p>
          </table:table-cell>
          <table:table-cell office:value-type="float" office:value="1.109" calcext:value-type="float">
            <text:p>1.109</text:p>
          </table:table-cell>
          <table:table-cell office:value-type="float" office:value="18" calcext:value-type="float">
            <text:p>18</text:p>
          </table:table-cell>
          <table:table-cell office:value-type="float" office:value="3" calcext:value-type="float">
            <text:p>3</text:p>
          </table:table-cell>
          <table:table-cell office:value-type="float" office:value="2" calcext:value-type="float">
            <text:p>2</text:p>
          </table:table-cell>
          <table:table-cell table:formula="of:=([.E355]+[.F355])^2" office:value-type="float" office:value="25" calcext:value-type="float">
            <text:p>25</text:p>
          </table:table-cell>
          <table:table-cell table:formula="of:=IF([.C355] &gt;=1; [.G355]/[.C355]; &quot;&quot; )" office:value-type="float" office:value="22.5428313796213" calcext:value-type="float">
            <text:p>22.5428313796213</text:p>
          </table:table-cell>
        </table:table-row>
        <table:table-row table:style-name="ro1">
          <table:table-cell office:value-type="string" calcext:value-type="string">
            <text:p>all/issues/silicon/0381.vpr</text:p>
          </table:table-cell>
          <table:table-cell office:value-type="float" office:value="1.02384196185286" calcext:value-type="float">
            <text:p>1.02384196185286</text:p>
          </table:table-cell>
          <table:table-cell office:value-type="float" office:value="1.468" calcext:value-type="float">
            <text:p>1.468</text:p>
          </table:table-cell>
          <table:table-cell office:value-type="float" office:value="10" calcext:value-type="float">
            <text:p>10</text:p>
          </table:table-cell>
          <table:table-cell table:number-columns-repeated="2" office:value-type="float" office:value="1" calcext:value-type="float">
            <text:p>1</text:p>
          </table:table-cell>
          <table:table-cell table:formula="of:=([.E356]+[.F356])^2" office:value-type="float" office:value="4" calcext:value-type="float">
            <text:p>4</text:p>
          </table:table-cell>
          <table:table-cell table:formula="of:=IF([.C356] &gt;=1; [.G356]/[.C356]; &quot;&quot; )" office:value-type="float" office:value="2.72479564032698" calcext:value-type="float">
            <text:p>2.72479564032698</text:p>
          </table:table-cell>
        </table:table-row>
        <table:table-row table:style-name="ro1">
          <table:table-cell office:value-type="string" calcext:value-type="string">
            <text:p>all/issues/silicon/0383a.vpr</text:p>
          </table:table-cell>
          <table:table-cell office:value-type="float" office:value="1.10416666666667" calcext:value-type="float">
            <text:p>1.10416666666667</text:p>
          </table:table-cell>
          <table:table-cell office:value-type="float" office:value="1.584" calcext:value-type="float">
            <text:p>1.584</text:p>
          </table:table-cell>
          <table:table-cell office:value-type="float" office:value="22" calcext:value-type="float">
            <text:p>22</text:p>
          </table:table-cell>
          <table:table-cell office:value-type="float" office:value="2" calcext:value-type="float">
            <text:p>2</text:p>
          </table:table-cell>
          <table:table-cell office:value-type="float" office:value="1" calcext:value-type="float">
            <text:p>1</text:p>
          </table:table-cell>
          <table:table-cell table:formula="of:=([.E357]+[.F357])^2" office:value-type="float" office:value="9" calcext:value-type="float">
            <text:p>9</text:p>
          </table:table-cell>
          <table:table-cell table:formula="of:=IF([.C357] &gt;=1; [.G357]/[.C357]; &quot;&quot; )" office:value-type="float" office:value="5.68181818181818" calcext:value-type="float">
            <text:p>5.68181818181818</text:p>
          </table:table-cell>
        </table:table-row>
        <table:table-row table:style-name="ro1">
          <table:table-cell office:value-type="string" calcext:value-type="string">
            <text:p>all/issues/silicon/0383b.vpr</text:p>
          </table:table-cell>
          <table:table-cell office:value-type="float" office:value="1.0064850843061" calcext:value-type="float">
            <text:p>1.0064850843061</text:p>
          </table:table-cell>
          <table:table-cell office:value-type="float" office:value="1.542" calcext:value-type="float">
            <text:p>1.542</text:p>
          </table:table-cell>
          <table:table-cell office:value-type="float" office:value="29" calcext:value-type="float">
            <text:p>29</text:p>
          </table:table-cell>
          <table:table-cell office:value-type="float" office:value="1" calcext:value-type="float">
            <text:p>1</text:p>
          </table:table-cell>
          <table:table-cell office:value-type="float" office:value="2" calcext:value-type="float">
            <text:p>2</text:p>
          </table:table-cell>
          <table:table-cell table:formula="of:=([.E358]+[.F358])^2" office:value-type="float" office:value="9" calcext:value-type="float">
            <text:p>9</text:p>
          </table:table-cell>
          <table:table-cell table:formula="of:=IF([.C358] &gt;=1; [.G358]/[.C358]; &quot;&quot; )" office:value-type="float" office:value="5.83657587548638" calcext:value-type="float">
            <text:p>5.83657587548638</text:p>
          </table:table-cell>
        </table:table-row>
        <table:table-row table:style-name="ro1">
          <table:table-cell office:value-type="string" calcext:value-type="string">
            <text:p>all/issues/silicon/0383c.vpr</text:p>
          </table:table-cell>
          <table:table-cell office:value-type="float" office:value="0.999025815879201" calcext:value-type="float">
            <text:p>0.999025815879201</text:p>
          </table:table-cell>
          <table:table-cell office:value-type="float" office:value="2.053" calcext:value-type="float">
            <text:p>2.053</text:p>
          </table:table-cell>
          <table:table-cell office:value-type="float" office:value="84" calcext:value-type="float">
            <text:p>84</text:p>
          </table:table-cell>
          <table:table-cell table:number-columns-repeated="2" office:value-type="float" office:value="1" calcext:value-type="float">
            <text:p>1</text:p>
          </table:table-cell>
          <table:table-cell table:formula="of:=([.E359]+[.F359])^2" office:value-type="float" office:value="4" calcext:value-type="float">
            <text:p>4</text:p>
          </table:table-cell>
          <table:table-cell table:formula="of:=IF([.C359] &gt;=1; [.G359]/[.C359]; &quot;&quot; )" office:value-type="float" office:value="1.94836824159766" calcext:value-type="float">
            <text:p>1.94836824159766</text:p>
          </table:table-cell>
        </table:table-row>
        <table:table-row table:style-name="ro1">
          <table:table-cell office:value-type="string" calcext:value-type="string">
            <text:p>all/issues/silicon/0384.vpr</text:p>
          </table:table-cell>
          <table:table-cell office:value-type="float" office:value="1.37023255813954" calcext:value-type="float">
            <text:p>1.37023255813954</text:p>
          </table:table-cell>
          <table:table-cell office:value-type="float" office:value="1.075" calcext:value-type="float">
            <text:p>1.075</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formula="of:=([.E360]+[.F360])^2" office:value-type="float" office:value="1" calcext:value-type="float">
            <text:p>1</text:p>
          </table:table-cell>
          <table:table-cell table:formula="of:=IF([.C360] &gt;=1; [.G360]/[.C360]; &quot;&quot; )" office:value-type="float" office:value="0.930232558139535" calcext:value-type="float">
            <text:p>0.930232558139535</text:p>
          </table:table-cell>
        </table:table-row>
        <table:table-row table:style-name="ro1">
          <table:table-cell office:value-type="string" calcext:value-type="string">
            <text:p>all/issues/silicon/0385.vpr</text:p>
          </table:table-cell>
          <table:table-cell office:value-type="float" office:value="1.26491477272727" calcext:value-type="float">
            <text:p>1.26491477272727</text:p>
          </table:table-cell>
          <table:table-cell office:value-type="float" office:value="1.408" calcext:value-type="float">
            <text:p>1.408</text:p>
          </table:table-cell>
          <table:table-cell office:value-type="float" office:value="71" calcext:value-type="float">
            <text:p>71</text:p>
          </table:table-cell>
          <table:table-cell office:value-type="float" office:value="1" calcext:value-type="float">
            <text:p>1</text:p>
          </table:table-cell>
          <table:table-cell office:value-type="float" office:value="0" calcext:value-type="float">
            <text:p>0</text:p>
          </table:table-cell>
          <table:table-cell table:formula="of:=([.E361]+[.F361])^2" office:value-type="float" office:value="1" calcext:value-type="float">
            <text:p>1</text:p>
          </table:table-cell>
          <table:table-cell table:formula="of:=IF([.C361] &gt;=1; [.G361]/[.C361]; &quot;&quot; )" office:value-type="float" office:value="0.710227272727273" calcext:value-type="float">
            <text:p>0.710227272727273</text:p>
          </table:table-cell>
        </table:table-row>
        <table:table-row table:style-name="ro1">
          <table:table-cell office:value-type="string" calcext:value-type="string">
            <text:p>all/issues/silicon/0388.vpr</text:p>
          </table:table-cell>
          <table:table-cell office:value-type="float" office:value="1.15378729915838" calcext:value-type="float">
            <text:p>1.15378729915838</text:p>
          </table:table-cell>
          <table:table-cell office:value-type="float" office:value="1.307" calcext:value-type="float">
            <text:p>1.307</text:p>
          </table:table-cell>
          <table:table-cell office:value-type="float" office:value="13" calcext:value-type="float">
            <text:p>13</text:p>
          </table:table-cell>
          <table:table-cell office:value-type="float" office:value="0" calcext:value-type="float">
            <text:p>0</text:p>
          </table:table-cell>
          <table:table-cell office:value-type="float" office:value="2" calcext:value-type="float">
            <text:p>2</text:p>
          </table:table-cell>
          <table:table-cell table:formula="of:=([.E362]+[.F362])^2" office:value-type="float" office:value="4" calcext:value-type="float">
            <text:p>4</text:p>
          </table:table-cell>
          <table:table-cell table:formula="of:=IF([.C362] &gt;=1; [.G362]/[.C362]; &quot;&quot; )" office:value-type="float" office:value="3.06044376434583" calcext:value-type="float">
            <text:p>3.06044376434583</text:p>
          </table:table-cell>
        </table:table-row>
        <table:table-row table:style-name="ro1">
          <table:table-cell office:value-type="string" calcext:value-type="string">
            <text:p>all/issues/silicon/0393a.vpr</text:p>
          </table:table-cell>
          <table:table-cell office:value-type="float" office:value="1.05146680391148" calcext:value-type="float">
            <text:p>1.05146680391148</text:p>
          </table:table-cell>
          <table:table-cell office:value-type="float" office:value="1.943" calcext:value-type="float">
            <text:p>1.943</text:p>
          </table:table-cell>
          <table:table-cell office:value-type="float" office:value="24" calcext:value-type="float">
            <text:p>24</text:p>
          </table:table-cell>
          <table:table-cell office:value-type="float" office:value="3" calcext:value-type="float">
            <text:p>3</text:p>
          </table:table-cell>
          <table:table-cell office:value-type="float" office:value="1" calcext:value-type="float">
            <text:p>1</text:p>
          </table:table-cell>
          <table:table-cell table:formula="of:=([.E363]+[.F363])^2" office:value-type="float" office:value="16" calcext:value-type="float">
            <text:p>16</text:p>
          </table:table-cell>
          <table:table-cell table:formula="of:=IF([.C363] &gt;=1; [.G363]/[.C363]; &quot;&quot; )" office:value-type="float" office:value="8.23468862583634" calcext:value-type="float">
            <text:p>8.23468862583634</text:p>
          </table:table-cell>
        </table:table-row>
        <table:table-row table:style-name="ro1">
          <table:table-cell office:value-type="string" calcext:value-type="string">
            <text:p>all/issues/silicon/0393b.vpr</text:p>
          </table:table-cell>
          <table:table-cell office:value-type="float" office:value="1.40562613430127" calcext:value-type="float">
            <text:p>1.40562613430127</text:p>
          </table:table-cell>
          <table:table-cell office:value-type="float" office:value="1.102" calcext:value-type="float">
            <text:p>1.102</text:p>
          </table:table-cell>
          <table:table-cell office:value-type="float" office:value="20" calcext:value-type="float">
            <text:p>20</text:p>
          </table:table-cell>
          <table:table-cell office:value-type="float" office:value="0" calcext:value-type="float">
            <text:p>0</text:p>
          </table:table-cell>
          <table:table-cell office:value-type="float" office:value="1" calcext:value-type="float">
            <text:p>1</text:p>
          </table:table-cell>
          <table:table-cell table:formula="of:=([.E364]+[.F364])^2" office:value-type="float" office:value="1" calcext:value-type="float">
            <text:p>1</text:p>
          </table:table-cell>
          <table:table-cell table:formula="of:=IF([.C364] &gt;=1; [.G364]/[.C364]; &quot;&quot; )" office:value-type="float" office:value="0.907441016333938" calcext:value-type="float">
            <text:p>0.907441016333938</text:p>
          </table:table-cell>
        </table:table-row>
        <table:table-row table:style-name="ro1">
          <table:table-cell office:value-type="string" calcext:value-type="string">
            <text:p>all/issues/silicon/0394.vpr</text:p>
          </table:table-cell>
          <table:table-cell office:value-type="float" office:value="1.28337428337428" calcext:value-type="float">
            <text:p>1.28337428337428</text:p>
          </table:table-cell>
          <table:table-cell office:value-type="float" office:value="1.221" calcext:value-type="float">
            <text:p>1.221</text:p>
          </table:table-cell>
          <table:table-cell office:value-type="float" office:value="16" calcext:value-type="float">
            <text:p>16</text:p>
          </table:table-cell>
          <table:table-cell table:number-columns-repeated="2" office:value-type="float" office:value="0" calcext:value-type="float">
            <text:p>0</text:p>
          </table:table-cell>
          <table:table-cell table:formula="of:=([.E365]+[.F365])^2" office:value-type="float" office:value="0" calcext:value-type="float">
            <text:p>0</text:p>
          </table:table-cell>
          <table:table-cell table:formula="of:=IF([.C365] &gt;=1; [.G365]/[.C365]; &quot;&quot; )" office:value-type="float" office:value="0" calcext:value-type="float">
            <text:p>0</text:p>
          </table:table-cell>
        </table:table-row>
        <table:table-row table:style-name="ro1">
          <table:table-cell office:value-type="string" calcext:value-type="string">
            <text:p>all/issues/silicon/0395a.vpr</text:p>
          </table:table-cell>
          <table:table-cell office:value-type="float" office:value="1.13871951219512" calcext:value-type="float">
            <text:p>1.13871951219512</text:p>
          </table:table-cell>
          <table:table-cell office:value-type="float" office:value="1.312" calcext:value-type="float">
            <text:p>1.312</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table:formula="of:=([.E366]+[.F366])^2" office:value-type="float" office:value="1" calcext:value-type="float">
            <text:p>1</text:p>
          </table:table-cell>
          <table:table-cell table:formula="of:=IF([.C366] &gt;=1; [.G366]/[.C366]; &quot;&quot; )" office:value-type="float" office:value="0.76219512195122" calcext:value-type="float">
            <text:p>0.76219512195122</text:p>
          </table:table-cell>
        </table:table-row>
        <table:table-row table:style-name="ro1">
          <table:table-cell office:value-type="string" calcext:value-type="string">
            <text:p>all/issues/silicon/0395b.vpr</text:p>
          </table:table-cell>
          <table:table-cell office:value-type="float" office:value="1.00915492957746" calcext:value-type="float">
            <text:p>1.00915492957746</text:p>
          </table:table-cell>
          <table:table-cell office:value-type="float" office:value="1.42" calcext:value-type="float">
            <text:p>1.42</text:p>
          </table:table-cell>
          <table:table-cell office:value-type="float" office:value="36" calcext:value-type="float">
            <text:p>36</text:p>
          </table:table-cell>
          <table:table-cell office:value-type="float" office:value="0" calcext:value-type="float">
            <text:p>0</text:p>
          </table:table-cell>
          <table:table-cell office:value-type="float" office:value="2" calcext:value-type="float">
            <text:p>2</text:p>
          </table:table-cell>
          <table:table-cell table:formula="of:=([.E367]+[.F367])^2" office:value-type="float" office:value="4" calcext:value-type="float">
            <text:p>4</text:p>
          </table:table-cell>
          <table:table-cell table:formula="of:=IF([.C367] &gt;=1; [.G367]/[.C367]; &quot;&quot; )" office:value-type="float" office:value="2.8169014084507" calcext:value-type="float">
            <text:p>2.8169014084507</text:p>
          </table:table-cell>
        </table:table-row>
        <table:table-row table:style-name="ro1">
          <table:table-cell office:value-type="string" calcext:value-type="string">
            <text:p>all/issues/silicon/0400.vpr</text:p>
          </table:table-cell>
          <table:table-cell office:value-type="float" office:value="1.25723905723906" calcext:value-type="float">
            <text:p>1.25723905723906</text:p>
          </table:table-cell>
          <table:table-cell office:value-type="float" office:value="1.485" calcext:value-type="float">
            <text:p>1.485</text:p>
          </table:table-cell>
          <table:table-cell office:value-type="float" office:value="201" calcext:value-type="float">
            <text:p>201</text:p>
          </table:table-cell>
          <table:table-cell table:number-columns-repeated="2" office:value-type="float" office:value="0" calcext:value-type="float">
            <text:p>0</text:p>
          </table:table-cell>
          <table:table-cell table:formula="of:=([.E368]+[.F368])^2" office:value-type="float" office:value="0" calcext:value-type="float">
            <text:p>0</text:p>
          </table:table-cell>
          <table:table-cell table:formula="of:=IF([.C368] &gt;=1; [.G368]/[.C368]; &quot;&quot; )" office:value-type="float" office:value="0" calcext:value-type="float">
            <text:p>0</text:p>
          </table:table-cell>
        </table:table-row>
        <table:table-row table:style-name="ro1">
          <table:table-cell office:value-type="string" calcext:value-type="string">
            <text:p>all/issues/silicon/0409.vpr</text:p>
          </table:table-cell>
          <table:table-cell office:value-type="float" office:value="0.964923891462608" calcext:value-type="float">
            <text:p>0.964923891462608</text:p>
          </table:table-cell>
          <table:table-cell office:value-type="float" office:value="1.511" calcext:value-type="float">
            <text:p>1.511</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formula="of:=([.E369]+[.F369])^2" office:value-type="float" office:value="1" calcext:value-type="float">
            <text:p>1</text:p>
          </table:table-cell>
          <table:table-cell table:formula="of:=IF([.C369] &gt;=1; [.G369]/[.C369]; &quot;&quot; )" office:value-type="float" office:value="0.661813368630046" calcext:value-type="float">
            <text:p>0.661813368630046</text:p>
          </table:table-cell>
        </table:table-row>
        <table:table-row table:style-name="ro1">
          <table:table-cell office:value-type="string" calcext:value-type="string">
            <text:p>all/issues/silicon/0483a.vpr</text:p>
          </table:table-cell>
          <table:table-cell office:value-type="float" office:value="0.972214182344428" calcext:value-type="float">
            <text:p>0.972214182344428</text:p>
          </table:table-cell>
          <table:table-cell office:value-type="float" office:value="3.455" calcext:value-type="float">
            <text:p>3.455</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formula="of:=([.E370]+[.F370])^2" office:value-type="float" office:value="1" calcext:value-type="float">
            <text:p>1</text:p>
          </table:table-cell>
          <table:table-cell table:formula="of:=IF([.C370] &gt;=1; [.G370]/[.C370]; &quot;&quot; )" office:value-type="float" office:value="0.289435600578871" calcext:value-type="float">
            <text:p>0.289435600578871</text:p>
          </table:table-cell>
        </table:table-row>
        <table:table-row table:style-name="ro1">
          <table:table-cell office:value-type="string" calcext:value-type="string">
            <text:p>all/issues/silicon/0483b.vpr</text:p>
          </table:table-cell>
          <table:table-cell office:value-type="float" office:value="1.04024390243902" calcext:value-type="float">
            <text:p>1.04024390243902</text:p>
          </table:table-cell>
          <table:table-cell office:value-type="float" office:value="1.64" calcext:value-type="float">
            <text:p>1.64</text:p>
          </table:table-cell>
          <table:table-cell office:value-type="float" office:value="28" calcext:value-type="float">
            <text:p>28</text:p>
          </table:table-cell>
          <table:table-cell office:value-type="float" office:value="1" calcext:value-type="float">
            <text:p>1</text:p>
          </table:table-cell>
          <table:table-cell office:value-type="float" office:value="0" calcext:value-type="float">
            <text:p>0</text:p>
          </table:table-cell>
          <table:table-cell table:formula="of:=([.E371]+[.F371])^2" office:value-type="float" office:value="1" calcext:value-type="float">
            <text:p>1</text:p>
          </table:table-cell>
          <table:table-cell table:formula="of:=IF([.C371] &gt;=1; [.G371]/[.C371]; &quot;&quot; )" office:value-type="float" office:value="0.609756097560976" calcext:value-type="float">
            <text:p>0.609756097560976</text:p>
          </table:table-cell>
        </table:table-row>
        <table:table-row table:style-name="ro1">
          <table:table-cell office:value-type="string" calcext:value-type="string">
            <text:p>all/issues/silicon/0484.vpr</text:p>
          </table:table-cell>
          <table:table-cell office:value-type="float" office:value="1.3682842287695" calcext:value-type="float">
            <text:p>1.3682842287695</text:p>
          </table:table-cell>
          <table:table-cell office:value-type="float" office:value="1.154" calcext:value-type="float">
            <text:p>1.154</text:p>
          </table:table-cell>
          <table:table-cell office:value-type="float" office:value="39" calcext:value-type="float">
            <text:p>39</text:p>
          </table:table-cell>
          <table:table-cell table:number-columns-repeated="2" office:value-type="float" office:value="2" calcext:value-type="float">
            <text:p>2</text:p>
          </table:table-cell>
          <table:table-cell table:formula="of:=([.E372]+[.F372])^2" office:value-type="float" office:value="16" calcext:value-type="float">
            <text:p>16</text:p>
          </table:table-cell>
          <table:table-cell table:formula="of:=IF([.C372] &gt;=1; [.G372]/[.C372]; &quot;&quot; )" office:value-type="float" office:value="13.8648180242634" calcext:value-type="float">
            <text:p>13.8648180242634</text:p>
          </table:table-cell>
        </table:table-row>
        <table:table-row table:style-name="ro1">
          <table:table-cell office:value-type="string" calcext:value-type="string">
            <text:p>all/issues/silicon/0491.vpr</text:p>
          </table:table-cell>
          <table:table-cell office:value-type="float" office:value="1.0615671641791" calcext:value-type="float">
            <text:p>1.0615671641791</text:p>
          </table:table-cell>
          <table:table-cell office:value-type="float" office:value="1.608" calcext:value-type="float">
            <text:p>1.608</text:p>
          </table:table-cell>
          <table:table-cell office:value-type="float" office:value="42" calcext:value-type="float">
            <text:p>42</text:p>
          </table:table-cell>
          <table:table-cell table:number-columns-repeated="2" office:value-type="float" office:value="2" calcext:value-type="float">
            <text:p>2</text:p>
          </table:table-cell>
          <table:table-cell table:formula="of:=([.E373]+[.F373])^2" office:value-type="float" office:value="16" calcext:value-type="float">
            <text:p>16</text:p>
          </table:table-cell>
          <table:table-cell table:formula="of:=IF([.C373] &gt;=1; [.G373]/[.C373]; &quot;&quot; )" office:value-type="float" office:value="9.9502487562189" calcext:value-type="float">
            <text:p>9.9502487562189</text:p>
          </table:table-cell>
        </table:table-row>
        <table:table-row table:style-name="ro1">
          <table:table-cell office:value-type="string" calcext:value-type="string">
            <text:p>all/issues/silicon/0493a.vpr</text:p>
          </table:table-cell>
          <table:table-cell office:value-type="float" office:value="0.990074441687345" calcext:value-type="float">
            <text:p>0.990074441687345</text:p>
          </table:table-cell>
          <table:table-cell office:value-type="float" office:value="1.612" calcext:value-type="float">
            <text:p>1.612</text:p>
          </table:table-cell>
          <table:table-cell office:value-type="float" office:value="15" calcext:value-type="float">
            <text:p>15</text:p>
          </table:table-cell>
          <table:table-cell table:number-columns-repeated="2" office:value-type="float" office:value="1" calcext:value-type="float">
            <text:p>1</text:p>
          </table:table-cell>
          <table:table-cell table:formula="of:=([.E374]+[.F374])^2" office:value-type="float" office:value="4" calcext:value-type="float">
            <text:p>4</text:p>
          </table:table-cell>
          <table:table-cell table:formula="of:=IF([.C374] &gt;=1; [.G374]/[.C374]; &quot;&quot; )" office:value-type="float" office:value="2.48138957816377" calcext:value-type="float">
            <text:p>2.48138957816377</text:p>
          </table:table-cell>
        </table:table-row>
        <table:table-row table:style-name="ro1">
          <table:table-cell office:value-type="string" calcext:value-type="string">
            <text:p>all/issues/silicon/0493b.vpr</text:p>
          </table:table-cell>
          <table:table-cell office:value-type="float" office:value="0.881998277347114" calcext:value-type="float">
            <text:p>0.881998277347114</text:p>
          </table:table-cell>
          <table:table-cell office:value-type="float" office:value="2.322" calcext:value-type="float">
            <text:p>2.322</text:p>
          </table:table-cell>
          <table:table-cell office:value-type="float" office:value="108" calcext:value-type="float">
            <text:p>108</text:p>
          </table:table-cell>
          <table:table-cell office:value-type="float" office:value="1" calcext:value-type="float">
            <text:p>1</text:p>
          </table:table-cell>
          <table:table-cell office:value-type="float" office:value="2" calcext:value-type="float">
            <text:p>2</text:p>
          </table:table-cell>
          <table:table-cell table:formula="of:=([.E375]+[.F375])^2" office:value-type="float" office:value="9" calcext:value-type="float">
            <text:p>9</text:p>
          </table:table-cell>
          <table:table-cell table:formula="of:=IF([.C375] &gt;=1; [.G375]/[.C375]; &quot;&quot; )" office:value-type="float" office:value="3.87596899224806" calcext:value-type="float">
            <text:p>3.87596899224806</text:p>
          </table:table-cell>
        </table:table-row>
        <table:table-row table:style-name="ro1">
          <table:table-cell office:value-type="string" calcext:value-type="string">
            <text:p>all/issues/silicon/0496.vpr</text:p>
          </table:table-cell>
          <table:table-cell office:value-type="float" office:value="1.43234042553192" calcext:value-type="float">
            <text:p>1.43234042553192</text:p>
          </table:table-cell>
          <table:table-cell office:value-type="float" office:value="1.175" calcext:value-type="float">
            <text:p>1.175</text:p>
          </table:table-cell>
          <table:table-cell office:value-type="float" office:value="53" calcext:value-type="float">
            <text:p>53</text:p>
          </table:table-cell>
          <table:table-cell office:value-type="float" office:value="1" calcext:value-type="float">
            <text:p>1</text:p>
          </table:table-cell>
          <table:table-cell office:value-type="float" office:value="0" calcext:value-type="float">
            <text:p>0</text:p>
          </table:table-cell>
          <table:table-cell table:formula="of:=([.E376]+[.F376])^2" office:value-type="float" office:value="1" calcext:value-type="float">
            <text:p>1</text:p>
          </table:table-cell>
          <table:table-cell table:formula="of:=IF([.C376] &gt;=1; [.G376]/[.C376]; &quot;&quot; )" office:value-type="float" office:value="0.851063829787234" calcext:value-type="float">
            <text:p>0.851063829787234</text:p>
          </table:table-cell>
        </table:table-row>
        <table:table-row table:style-name="ro1">
          <table:table-cell office:value-type="string" calcext:value-type="string">
            <text:p>all/issues/silicon/0502.vpr</text:p>
          </table:table-cell>
          <table:table-cell office:value-type="float" office:value="1.02141057934509" calcext:value-type="float">
            <text:p>1.02141057934509</text:p>
          </table:table-cell>
          <table:table-cell office:value-type="float" office:value="1.588" calcext:value-type="float">
            <text:p>1.588</text:p>
          </table:table-cell>
          <table:table-cell office:value-type="float" office:value="63" calcext:value-type="float">
            <text:p>63</text:p>
          </table:table-cell>
          <table:table-cell office:value-type="float" office:value="1" calcext:value-type="float">
            <text:p>1</text:p>
          </table:table-cell>
          <table:table-cell office:value-type="float" office:value="0" calcext:value-type="float">
            <text:p>0</text:p>
          </table:table-cell>
          <table:table-cell table:formula="of:=([.E377]+[.F377])^2" office:value-type="float" office:value="1" calcext:value-type="float">
            <text:p>1</text:p>
          </table:table-cell>
          <table:table-cell table:formula="of:=IF([.C377] &gt;=1; [.G377]/[.C377]; &quot;&quot; )" office:value-type="float" office:value="0.629722921914358" calcext:value-type="float">
            <text:p>0.629722921914358</text:p>
          </table:table-cell>
        </table:table-row>
        <table:table-row table:style-name="ro1">
          <table:table-cell office:value-type="string" calcext:value-type="string">
            <text:p>all/issues/silicon/0505.vpr</text:p>
          </table:table-cell>
          <table:table-cell office:value-type="float" office:value="0.989088575096277" calcext:value-type="float">
            <text:p>0.989088575096277</text:p>
          </table:table-cell>
          <table:table-cell office:value-type="float" office:value="1.558" calcext:value-type="float">
            <text:p>1.558</text:p>
          </table:table-cell>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table:formula="of:=([.E378]+[.F378])^2" office:value-type="float" office:value="4" calcext:value-type="float">
            <text:p>4</text:p>
          </table:table-cell>
          <table:table-cell table:formula="of:=IF([.C378] &gt;=1; [.G378]/[.C378]; &quot;&quot; )" office:value-type="float" office:value="2.56739409499358" calcext:value-type="float">
            <text:p>2.56739409499358</text:p>
          </table:table-cell>
        </table:table-row>
        <table:table-row table:style-name="ro1">
          <table:table-cell office:value-type="string" calcext:value-type="string">
            <text:p>all/issues/silicon/0508a.vpr</text:p>
          </table:table-cell>
          <table:table-cell office:value-type="float" office:value="1.06005509641873" calcext:value-type="float">
            <text:p>1.06005509641873</text:p>
          </table:table-cell>
          <table:table-cell office:value-type="float" office:value="1.815" calcext:value-type="float">
            <text:p>1.815</text:p>
          </table:table-cell>
          <table:table-cell office:value-type="float" office:value="56" calcext:value-type="float">
            <text:p>56</text:p>
          </table:table-cell>
          <table:table-cell office:value-type="float" office:value="2" calcext:value-type="float">
            <text:p>2</text:p>
          </table:table-cell>
          <table:table-cell office:value-type="float" office:value="0" calcext:value-type="float">
            <text:p>0</text:p>
          </table:table-cell>
          <table:table-cell table:formula="of:=([.E379]+[.F379])^2" office:value-type="float" office:value="4" calcext:value-type="float">
            <text:p>4</text:p>
          </table:table-cell>
          <table:table-cell table:formula="of:=IF([.C379] &gt;=1; [.G379]/[.C379]; &quot;&quot; )" office:value-type="float" office:value="2.20385674931129" calcext:value-type="float">
            <text:p>2.20385674931129</text:p>
          </table:table-cell>
        </table:table-row>
        <table:table-row table:style-name="ro1">
          <table:table-cell office:value-type="string" calcext:value-type="string">
            <text:p>all/issues/silicon/0508b.vpr</text:p>
          </table:table-cell>
          <table:table-cell office:value-type="float" office:value="1.02469917669411" calcext:value-type="float">
            <text:p>1.02469917669411</text:p>
          </table:table-cell>
          <table:table-cell office:value-type="float" office:value="1.579" calcext:value-type="float">
            <text:p>1.579</text:p>
          </table:table-cell>
          <table:table-cell office:value-type="float" office:value="21" calcext:value-type="float">
            <text:p>21</text:p>
          </table:table-cell>
          <table:table-cell office:value-type="float" office:value="2" calcext:value-type="float">
            <text:p>2</text:p>
          </table:table-cell>
          <table:table-cell office:value-type="float" office:value="0" calcext:value-type="float">
            <text:p>0</text:p>
          </table:table-cell>
          <table:table-cell table:formula="of:=([.E380]+[.F380])^2" office:value-type="float" office:value="4" calcext:value-type="float">
            <text:p>4</text:p>
          </table:table-cell>
          <table:table-cell table:formula="of:=IF([.C380] &gt;=1; [.G380]/[.C380]; &quot;&quot; )" office:value-type="float" office:value="2.53324889170361" calcext:value-type="float">
            <text:p>2.53324889170361</text:p>
          </table:table-cell>
        </table:table-row>
        <table:table-row table:style-name="ro1">
          <table:table-cell office:value-type="string" calcext:value-type="string">
            <text:p>all/issues/silicon/0509.vpr</text:p>
          </table:table-cell>
          <table:table-cell office:value-type="float" office:value="1.31259370314843" calcext:value-type="float">
            <text:p>1.31259370314843</text:p>
          </table:table-cell>
          <table:table-cell office:value-type="float" office:value="1.334" calcext:value-type="float">
            <text:p>1.334</text:p>
          </table:table-cell>
          <table:table-cell office:value-type="float" office:value="45" calcext:value-type="float">
            <text:p>45</text:p>
          </table:table-cell>
          <table:table-cell table:number-columns-repeated="2" office:value-type="float" office:value="1" calcext:value-type="float">
            <text:p>1</text:p>
          </table:table-cell>
          <table:table-cell table:formula="of:=([.E381]+[.F381])^2" office:value-type="float" office:value="4" calcext:value-type="float">
            <text:p>4</text:p>
          </table:table-cell>
          <table:table-cell table:formula="of:=IF([.C381] &gt;=1; [.G381]/[.C381]; &quot;&quot; )" office:value-type="float" office:value="2.99850074962519" calcext:value-type="float">
            <text:p>2.99850074962519</text:p>
          </table:table-cell>
        </table:table-row>
        <table:table-row table:style-name="ro1">
          <table:table-cell office:value-type="string" calcext:value-type="string">
            <text:p>all/issues/silicon/0512.vpr</text:p>
          </table:table-cell>
          <table:table-cell office:value-type="float" office:value="0.957836456558774" calcext:value-type="float">
            <text:p>0.957836456558774</text:p>
          </table:table-cell>
          <table:table-cell office:value-type="float" office:value="2.348" calcext:value-type="float">
            <text:p>2.348</text:p>
          </table:table-cell>
          <table:table-cell office:value-type="float" office:value="92" calcext:value-type="float">
            <text:p>92</text:p>
          </table:table-cell>
          <table:table-cell office:value-type="float" office:value="1" calcext:value-type="float">
            <text:p>1</text:p>
          </table:table-cell>
          <table:table-cell office:value-type="float" office:value="0" calcext:value-type="float">
            <text:p>0</text:p>
          </table:table-cell>
          <table:table-cell table:formula="of:=([.E382]+[.F382])^2" office:value-type="float" office:value="1" calcext:value-type="float">
            <text:p>1</text:p>
          </table:table-cell>
          <table:table-cell table:formula="of:=IF([.C382] &gt;=1; [.G382]/[.C382]; &quot;&quot; )" office:value-type="float" office:value="0.425894378194208" calcext:value-type="float">
            <text:p>0.425894378194208</text:p>
          </table:table-cell>
        </table:table-row>
        <table:table-row table:style-name="ro1">
          <table:table-cell office:value-type="string" calcext:value-type="string">
            <text:p>all/issues/silicon/unofficial001.vpr</text:p>
          </table:table-cell>
          <table:table-cell office:value-type="float" office:value="1.28034188034188" calcext:value-type="float">
            <text:p>1.28034188034188</text:p>
          </table:table-cell>
          <table:table-cell office:value-type="float" office:value="1.17" calcext:value-type="float">
            <text:p>1.17</text:p>
          </table:table-cell>
          <table:table-cell office:value-type="float" office:value="27" calcext:value-type="float">
            <text:p>27</text:p>
          </table:table-cell>
          <table:table-cell table:number-columns-repeated="2" office:value-type="float" office:value="1" calcext:value-type="float">
            <text:p>1</text:p>
          </table:table-cell>
          <table:table-cell table:formula="of:=([.E383]+[.F383])^2" office:value-type="float" office:value="4" calcext:value-type="float">
            <text:p>4</text:p>
          </table:table-cell>
          <table:table-cell table:formula="of:=IF([.C383] &gt;=1; [.G383]/[.C383]; &quot;&quot; )" office:value-type="float" office:value="3.41880341880342" calcext:value-type="float">
            <text:p>3.41880341880342</text:p>
          </table:table-cell>
        </table:table-row>
        <table:table-row table:style-name="ro1">
          <table:table-cell office:value-type="string" calcext:value-type="string">
            <text:p>all/issues/silicon/unofficial002.vpr</text:p>
          </table:table-cell>
          <table:table-cell office:value-type="float" office:value="1.37383845604003" calcext:value-type="float">
            <text:p>1.37383845604003</text:p>
          </table:table-cell>
          <table:table-cell office:value-type="float" office:value="1.399" calcext:value-type="float">
            <text:p>1.399</text:p>
          </table:table-cell>
          <table:table-cell office:value-type="float" office:value="46" calcext:value-type="float">
            <text:p>46</text:p>
          </table:table-cell>
          <table:table-cell table:number-columns-repeated="2" office:value-type="float" office:value="1" calcext:value-type="float">
            <text:p>1</text:p>
          </table:table-cell>
          <table:table-cell table:formula="of:=([.E384]+[.F384])^2" office:value-type="float" office:value="4" calcext:value-type="float">
            <text:p>4</text:p>
          </table:table-cell>
          <table:table-cell table:formula="of:=IF([.C384] &gt;=1; [.G384]/[.C384]; &quot;&quot; )" office:value-type="float" office:value="2.85918513223731" calcext:value-type="float">
            <text:p>2.85918513223731</text:p>
          </table:table-cell>
        </table:table-row>
        <table:table-row table:style-name="ro1">
          <table:table-cell office:value-type="string" calcext:value-type="string">
            <text:p>all/issues/silicon/unofficial003.vpr</text:p>
          </table:table-cell>
          <table:table-cell office:value-type="float" office:value="1.43114635904831" calcext:value-type="float">
            <text:p>1.43114635904831</text:p>
          </table:table-cell>
          <table:table-cell office:value-type="float" office:value="1.387" calcext:value-type="float">
            <text:p>1.387</text:p>
          </table:table-cell>
          <table:table-cell office:value-type="float" office:value="75" calcext:value-type="float">
            <text:p>75</text:p>
          </table:table-cell>
          <table:table-cell office:value-type="float" office:value="3" calcext:value-type="float">
            <text:p>3</text:p>
          </table:table-cell>
          <table:table-cell office:value-type="float" office:value="2" calcext:value-type="float">
            <text:p>2</text:p>
          </table:table-cell>
          <table:table-cell table:formula="of:=([.E385]+[.F385])^2" office:value-type="float" office:value="25" calcext:value-type="float">
            <text:p>25</text:p>
          </table:table-cell>
          <table:table-cell table:formula="of:=IF([.C385] &gt;=1; [.G385]/[.C385]; &quot;&quot; )" office:value-type="float" office:value="18.0245133381399" calcext:value-type="float">
            <text:p>18.0245133381399</text:p>
          </table:table-cell>
        </table:table-row>
        <table:table-row table:style-name="ro1">
          <table:table-cell office:value-type="string" calcext:value-type="string">
            <text:p>all/issues/silicon/unofficial004.vpr</text:p>
          </table:table-cell>
          <table:table-cell office:value-type="float" office:value="1.48006932409012" calcext:value-type="float">
            <text:p>1.48006932409012</text:p>
          </table:table-cell>
          <table:table-cell office:value-type="float" office:value="1.154" calcext:value-type="float">
            <text:p>1.154</text:p>
          </table:table-cell>
          <table:table-cell office:value-type="float" office:value="44" calcext:value-type="float">
            <text:p>44</text:p>
          </table:table-cell>
          <table:table-cell office:value-type="float" office:value="4" calcext:value-type="float">
            <text:p>4</text:p>
          </table:table-cell>
          <table:table-cell office:value-type="float" office:value="1" calcext:value-type="float">
            <text:p>1</text:p>
          </table:table-cell>
          <table:table-cell table:formula="of:=([.E386]+[.F386])^2" office:value-type="float" office:value="25" calcext:value-type="float">
            <text:p>25</text:p>
          </table:table-cell>
          <table:table-cell table:formula="of:=IF([.C386] &gt;=1; [.G386]/[.C386]; &quot;&quot; )" office:value-type="float" office:value="21.6637781629116" calcext:value-type="float">
            <text:p>21.6637781629116</text:p>
          </table:table-cell>
        </table:table-row>
        <table:table-row table:style-name="ro1">
          <table:table-cell office:value-type="string" calcext:value-type="string">
            <text:p>all/issues/silicon/unofficial005.vpr</text:p>
          </table:table-cell>
          <table:table-cell office:value-type="float" office:value="1.28571428571429" calcext:value-type="float">
            <text:p>1.28571428571429</text:p>
          </table:table-cell>
          <table:table-cell office:value-type="float" office:value="1.295" calcext:value-type="float">
            <text:p>1.295</text:p>
          </table:table-cell>
          <table:table-cell office:value-type="float" office:value="15" calcext:value-type="float">
            <text:p>15</text:p>
          </table:table-cell>
          <table:table-cell table:number-columns-repeated="2" office:value-type="float" office:value="0" calcext:value-type="float">
            <text:p>0</text:p>
          </table:table-cell>
          <table:table-cell table:formula="of:=([.E387]+[.F387])^2" office:value-type="float" office:value="0" calcext:value-type="float">
            <text:p>0</text:p>
          </table:table-cell>
          <table:table-cell table:formula="of:=IF([.C387] &gt;=1; [.G387]/[.C387]; &quot;&quot; )" office:value-type="float" office:value="0" calcext:value-type="float">
            <text:p>0</text:p>
          </table:table-cell>
        </table:table-row>
        <table:table-row table:style-name="ro1">
          <table:table-cell office:value-type="string" calcext:value-type="string">
            <text:p>all/issues/silicon/unofficial006.vpr</text:p>
          </table:table-cell>
          <table:table-cell office:value-type="float" office:value="1.30769230769231" calcext:value-type="float">
            <text:p>1.30769230769231</text:p>
          </table:table-cell>
          <table:table-cell office:value-type="float" office:value="1.092" calcext:value-type="float">
            <text:p>1.092</text:p>
          </table:table-cell>
          <table:table-cell office:value-type="float" office:value="15" calcext:value-type="float">
            <text:p>15</text:p>
          </table:table-cell>
          <table:table-cell table:number-columns-repeated="2" office:value-type="float" office:value="0" calcext:value-type="float">
            <text:p>0</text:p>
          </table:table-cell>
          <table:table-cell table:formula="of:=([.E388]+[.F388])^2" office:value-type="float" office:value="0" calcext:value-type="float">
            <text:p>0</text:p>
          </table:table-cell>
          <table:table-cell table:formula="of:=IF([.C388] &gt;=1; [.G388]/[.C388]; &quot;&quot; )" office:value-type="float" office:value="0" calcext:value-type="float">
            <text:p>0</text:p>
          </table:table-cell>
        </table:table-row>
        <table:table-row table:style-name="ro1">
          <table:table-cell office:value-type="string" calcext:value-type="string">
            <text:p>all/issues/silicon/unofficial007.vpr</text:p>
          </table:table-cell>
          <table:table-cell office:value-type="float" office:value="1.45368171021378" calcext:value-type="float">
            <text:p>1.45368171021378</text:p>
          </table:table-cell>
          <table:table-cell office:value-type="float" office:value="1.263" calcext:value-type="float">
            <text:p>1.263</text:p>
          </table:table-cell>
          <table:table-cell office:value-type="float" office:value="36" calcext:value-type="float">
            <text:p>36</text:p>
          </table:table-cell>
          <table:table-cell table:number-columns-repeated="2" office:value-type="float" office:value="2" calcext:value-type="float">
            <text:p>2</text:p>
          </table:table-cell>
          <table:table-cell table:formula="of:=([.E389]+[.F389])^2" office:value-type="float" office:value="16" calcext:value-type="float">
            <text:p>16</text:p>
          </table:table-cell>
          <table:table-cell table:formula="of:=IF([.C389] &gt;=1; [.G389]/[.C389]; &quot;&quot; )" office:value-type="float" office:value="12.6682501979414" calcext:value-type="float">
            <text:p>12.6682501979414</text:p>
          </table:table-cell>
        </table:table-row>
        <table:table-row table:style-name="ro1">
          <table:table-cell office:value-type="string" calcext:value-type="string">
            <text:p>all/issues/silicon/unofficial008.vpr</text:p>
          </table:table-cell>
          <table:table-cell office:value-type="float" office:value="1.45139475908707" calcext:value-type="float">
            <text:p>1.45139475908707</text:p>
          </table:table-cell>
          <table:table-cell office:value-type="float" office:value="1.183" calcext:value-type="float">
            <text:p>1.183</text:p>
          </table:table-cell>
          <table:table-cell office:value-type="float" office:value="33" calcext:value-type="float">
            <text:p>33</text:p>
          </table:table-cell>
          <table:table-cell table:number-columns-repeated="2" office:value-type="float" office:value="2" calcext:value-type="float">
            <text:p>2</text:p>
          </table:table-cell>
          <table:table-cell table:formula="of:=([.E390]+[.F390])^2" office:value-type="float" office:value="16" calcext:value-type="float">
            <text:p>16</text:p>
          </table:table-cell>
          <table:table-cell table:formula="of:=IF([.C390] &gt;=1; [.G390]/[.C390]; &quot;&quot; )" office:value-type="float" office:value="13.5249366018597" calcext:value-type="float">
            <text:p>13.5249366018597</text:p>
          </table:table-cell>
        </table:table-row>
        <table:table-row table:style-name="ro1">
          <table:table-cell office:value-type="string" calcext:value-type="string">
            <text:p>all/issues/silver/0003.vpr</text:p>
          </table:table-cell>
          <table:table-cell office:value-type="float" office:value="1.28017621145374" calcext:value-type="float">
            <text:p>1.28017621145374</text:p>
          </table:table-cell>
          <table:table-cell office:value-type="float" office:value="1.135" calcext:value-type="float">
            <text:p>1.135</text:p>
          </table:table-cell>
          <table:table-cell office:value-type="float" office:value="41" calcext:value-type="float">
            <text:p>41</text:p>
          </table:table-cell>
          <table:table-cell office:value-type="float" office:value="1" calcext:value-type="float">
            <text:p>1</text:p>
          </table:table-cell>
          <table:table-cell office:value-type="float" office:value="0" calcext:value-type="float">
            <text:p>0</text:p>
          </table:table-cell>
          <table:table-cell table:formula="of:=([.E391]+[.F391])^2" office:value-type="float" office:value="1" calcext:value-type="float">
            <text:p>1</text:p>
          </table:table-cell>
          <table:table-cell table:formula="of:=IF([.C391] &gt;=1; [.G391]/[.C391]; &quot;&quot; )" office:value-type="float" office:value="0.881057268722467" calcext:value-type="float">
            <text:p>0.881057268722467</text:p>
          </table:table-cell>
        </table:table-row>
        <table:table-row table:style-name="ro1">
          <table:table-cell office:value-type="string" calcext:value-type="string">
            <text:p>all/issues/silver/0004.vpr</text:p>
          </table:table-cell>
          <table:table-cell office:value-type="float" office:value="1.40245051837889" calcext:value-type="float">
            <text:p>1.40245051837889</text:p>
          </table:table-cell>
          <table:table-cell office:value-type="float" office:value="1.061" calcext:value-type="float">
            <text:p>1.06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392]+[.F392])^2" office:value-type="float" office:value="1" calcext:value-type="float">
            <text:p>1</text:p>
          </table:table-cell>
          <table:table-cell table:formula="of:=IF([.C392] &gt;=1; [.G392]/[.C392]; &quot;&quot; )" office:value-type="float" office:value="0.942507068803016" calcext:value-type="float">
            <text:p>0.942507068803016</text:p>
          </table:table-cell>
        </table:table-row>
        <table:table-row table:style-name="ro1">
          <table:table-cell office:value-type="string" calcext:value-type="string">
            <text:p>all/issues/silver/0007.vpr</text:p>
          </table:table-cell>
          <table:table-cell office:value-type="float" office:value="1" calcext:value-type="float">
            <text:p>1</text:p>
          </table:table-cell>
          <table:table-cell office:value-type="float" office:value="0.002" calcext:value-type="float">
            <text:p>0.002</text:p>
          </table:table-cell>
          <table:table-cell office:value-type="float" office:value="24" calcext:value-type="float">
            <text:p>24</text:p>
          </table:table-cell>
          <table:table-cell office:value-type="float" office:value="2" calcext:value-type="float">
            <text:p>2</text:p>
          </table:table-cell>
          <table:table-cell office:value-type="float" office:value="1" calcext:value-type="float">
            <text:p>1</text:p>
          </table:table-cell>
          <table:table-cell table:formula="of:=([.E393]+[.F393])^2" office:value-type="float" office:value="9" calcext:value-type="float">
            <text:p>9</text:p>
          </table:table-cell>
          <table:table-cell table:formula="of:=IF([.C393] &gt;=1; [.G393]/[.C393]; &quot;&quot; )">
            <text:p/>
          </table:table-cell>
        </table:table-row>
        <table:table-row table:style-name="ro1">
          <table:table-cell office:value-type="string" calcext:value-type="string">
            <text:p>all/issues/silver/0008.vpr</text:p>
          </table:table-cell>
          <table:table-cell office:value-type="float" office:value="1.41710427606902" calcext:value-type="float">
            <text:p>1.41710427606902</text:p>
          </table:table-cell>
          <table:table-cell office:value-type="float" office:value="1.333" calcext:value-type="float">
            <text:p>1.333</text:p>
          </table:table-cell>
          <table:table-cell office:value-type="float" office:value="68" calcext:value-type="float">
            <text:p>68</text:p>
          </table:table-cell>
          <table:table-cell office:value-type="float" office:value="4" calcext:value-type="float">
            <text:p>4</text:p>
          </table:table-cell>
          <table:table-cell office:value-type="float" office:value="1" calcext:value-type="float">
            <text:p>1</text:p>
          </table:table-cell>
          <table:table-cell table:formula="of:=([.E394]+[.F394])^2" office:value-type="float" office:value="25" calcext:value-type="float">
            <text:p>25</text:p>
          </table:table-cell>
          <table:table-cell table:formula="of:=IF([.C394] &gt;=1; [.G394]/[.C394]; &quot;&quot; )" office:value-type="float" office:value="18.754688672168" calcext:value-type="float">
            <text:p>18.754688672168</text:p>
          </table:table-cell>
        </table:table-row>
        <table:table-row table:style-name="ro1">
          <table:table-cell office:value-type="string" calcext:value-type="string">
            <text:p>all/issues/silver/0009.vpr</text:p>
          </table:table-cell>
          <table:table-cell office:value-type="float" office:value="1.32680320569902" calcext:value-type="float">
            <text:p>1.32680320569902</text:p>
          </table:table-cell>
          <table:table-cell office:value-type="float" office:value="1.123" calcext:value-type="float">
            <text:p>1.123</text:p>
          </table:table-cell>
          <table:table-cell office:value-type="float" office:value="10" calcext:value-type="float">
            <text:p>10</text:p>
          </table:table-cell>
          <table:table-cell table:number-columns-repeated="2" office:value-type="float" office:value="1" calcext:value-type="float">
            <text:p>1</text:p>
          </table:table-cell>
          <table:table-cell table:formula="of:=([.E395]+[.F395])^2" office:value-type="float" office:value="4" calcext:value-type="float">
            <text:p>4</text:p>
          </table:table-cell>
          <table:table-cell table:formula="of:=IF([.C395] &gt;=1; [.G395]/[.C395]; &quot;&quot; )" office:value-type="float" office:value="3.56188780053428" calcext:value-type="float">
            <text:p>3.56188780053428</text:p>
          </table:table-cell>
        </table:table-row>
        <table:table-row table:style-name="ro1">
          <table:table-cell office:value-type="string" calcext:value-type="string">
            <text:p>all/issues/silver/0010.vpr</text:p>
          </table:table-cell>
          <table:table-cell office:value-type="float" office:value="1.39964943032428" calcext:value-type="float">
            <text:p>1.39964943032428</text:p>
          </table:table-cell>
          <table:table-cell office:value-type="float" office:value="1.141" calcext:value-type="float">
            <text:p>1.141</text:p>
          </table:table-cell>
          <table:table-cell office:value-type="float" office:value="19" calcext:value-type="float">
            <text:p>19</text:p>
          </table:table-cell>
          <table:table-cell office:value-type="float" office:value="2" calcext:value-type="float">
            <text:p>2</text:p>
          </table:table-cell>
          <table:table-cell office:value-type="float" office:value="1" calcext:value-type="float">
            <text:p>1</text:p>
          </table:table-cell>
          <table:table-cell table:formula="of:=([.E396]+[.F396])^2" office:value-type="float" office:value="9" calcext:value-type="float">
            <text:p>9</text:p>
          </table:table-cell>
          <table:table-cell table:formula="of:=IF([.C396] &gt;=1; [.G396]/[.C396]; &quot;&quot; )" office:value-type="float" office:value="7.88781770376862" calcext:value-type="float">
            <text:p>7.88781770376862</text:p>
          </table:table-cell>
        </table:table-row>
        <table:table-row table:style-name="ro1">
          <table:table-cell office:value-type="string" calcext:value-type="string">
            <text:p>all/issues/silver/0011.vpr</text:p>
          </table:table-cell>
          <table:table-cell office:value-type="float" office:value="0.833333333333333" calcext:value-type="float">
            <text:p>0.833333333333333</text:p>
          </table:table-cell>
          <table:table-cell office:value-type="float" office:value="0.006" calcext:value-type="float">
            <text:p>0.006</text:p>
          </table:table-cell>
          <table:table-cell office:value-type="float" office:value="51" calcext:value-type="float">
            <text:p>51</text:p>
          </table:table-cell>
          <table:table-cell table:number-columns-repeated="2" office:value-type="float" office:value="0" calcext:value-type="float">
            <text:p>0</text:p>
          </table:table-cell>
          <table:table-cell table:formula="of:=([.E397]+[.F397])^2" office:value-type="float" office:value="0" calcext:value-type="float">
            <text:p>0</text:p>
          </table:table-cell>
          <table:table-cell table:formula="of:=IF([.C397] &gt;=1; [.G397]/[.C397]; &quot;&quot; )">
            <text:p/>
          </table:table-cell>
        </table:table-row>
        <table:table-row table:style-name="ro1">
          <table:table-cell office:value-type="string" calcext:value-type="string">
            <text:p>all/issues/silver/0012.vpr</text:p>
          </table:table-cell>
          <table:table-cell office:value-type="float" office:value="1.27792672028597" calcext:value-type="float">
            <text:p>1.27792672028597</text:p>
          </table:table-cell>
          <table:table-cell office:value-type="float" office:value="1.119" calcext:value-type="float">
            <text:p>1.119</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formula="of:=([.E398]+[.F398])^2" office:value-type="float" office:value="9" calcext:value-type="float">
            <text:p>9</text:p>
          </table:table-cell>
          <table:table-cell table:formula="of:=IF([.C398] &gt;=1; [.G398]/[.C398]; &quot;&quot; )" office:value-type="float" office:value="8.04289544235925" calcext:value-type="float">
            <text:p>8.04289544235925</text:p>
          </table:table-cell>
        </table:table-row>
        <table:table-row table:style-name="ro1">
          <table:table-cell office:value-type="string" calcext:value-type="string">
            <text:p>all/issues/silver/0013.vpr</text:p>
          </table:table-cell>
          <table:table-cell office:value-type="float" office:value="1.36456400742115" calcext:value-type="float">
            <text:p>1.36456400742115</text:p>
          </table:table-cell>
          <table:table-cell office:value-type="float" office:value="1.078" calcext:value-type="float">
            <text:p>1.078</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formula="of:=([.E399]+[.F399])^2" office:value-type="float" office:value="4" calcext:value-type="float">
            <text:p>4</text:p>
          </table:table-cell>
          <table:table-cell table:formula="of:=IF([.C399] &gt;=1; [.G399]/[.C399]; &quot;&quot; )" office:value-type="float" office:value="3.71057513914657" calcext:value-type="float">
            <text:p>3.71057513914657</text:p>
          </table:table-cell>
        </table:table-row>
        <table:table-row table:style-name="ro1">
          <table:table-cell office:value-type="string" calcext:value-type="string">
            <text:p>all/issues/silver/0014.vpr</text:p>
          </table:table-cell>
          <table:table-cell office:value-type="float" office:value="1.26410026857654" calcext:value-type="float">
            <text:p>1.26410026857654</text:p>
          </table:table-cell>
          <table:table-cell office:value-type="float" office:value="1.117" calcext:value-type="float">
            <text:p>1.11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formula="of:=([.E400]+[.F400])^2" office:value-type="float" office:value="1" calcext:value-type="float">
            <text:p>1</text:p>
          </table:table-cell>
          <table:table-cell table:formula="of:=IF([.C400] &gt;=1; [.G400]/[.C400]; &quot;&quot; )" office:value-type="float" office:value="0.895255147717099" calcext:value-type="float">
            <text:p>0.895255147717099</text:p>
          </table:table-cell>
        </table:table-row>
        <table:table-row table:style-name="ro1">
          <table:table-cell office:value-type="string" calcext:value-type="string">
            <text:p>all/issues/silver/0015.vpr</text:p>
          </table:table-cell>
          <table:table-cell office:value-type="float" office:value="1.41583257506824" calcext:value-type="float">
            <text:p>1.41583257506824</text:p>
          </table:table-cell>
          <table:table-cell office:value-type="float" office:value="1.099" calcext:value-type="float">
            <text:p>1.099</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table:formula="of:=([.E401]+[.F401])^2" office:value-type="float" office:value="4" calcext:value-type="float">
            <text:p>4</text:p>
          </table:table-cell>
          <table:table-cell table:formula="of:=IF([.C401] &gt;=1; [.G401]/[.C401]; &quot;&quot; )" office:value-type="float" office:value="3.63967242948135" calcext:value-type="float">
            <text:p>3.63967242948135</text:p>
          </table:table-cell>
        </table:table-row>
        <table:table-row table:style-name="ro1">
          <table:table-cell office:value-type="string" calcext:value-type="string">
            <text:p>all/issues/silver/0018.vpr</text:p>
          </table:table-cell>
          <table:table-cell office:value-type="float" office:value="1.2" calcext:value-type="float">
            <text:p>1.2</text:p>
          </table:table-cell>
          <table:table-cell office:value-type="float" office:value="0.005" calcext:value-type="float">
            <text:p>0.005</text:p>
          </table:table-cell>
          <table:table-cell office:value-type="float" office:value="35" calcext:value-type="float">
            <text:p>35</text:p>
          </table:table-cell>
          <table:table-cell table:number-columns-repeated="2" office:value-type="float" office:value="0" calcext:value-type="float">
            <text:p>0</text:p>
          </table:table-cell>
          <table:table-cell table:formula="of:=([.E402]+[.F402])^2" office:value-type="float" office:value="0" calcext:value-type="float">
            <text:p>0</text:p>
          </table:table-cell>
          <table:table-cell table:formula="of:=IF([.C402] &gt;=1; [.G402]/[.C402]; &quot;&quot; )">
            <text:p/>
          </table:table-cell>
        </table:table-row>
        <table:table-row table:style-name="ro1">
          <table:table-cell office:value-type="string" calcext:value-type="string">
            <text:p>all/issues/silver/0019.vpr</text:p>
          </table:table-cell>
          <table:table-cell office:value-type="float" office:value="1.3056325023084" calcext:value-type="float">
            <text:p>1.3056325023084</text:p>
          </table:table-cell>
          <table:table-cell office:value-type="float" office:value="1.083" calcext:value-type="float">
            <text:p>1.083</text:p>
          </table:table-cell>
          <table:table-cell office:value-type="float" office:value="9" calcext:value-type="float">
            <text:p>9</text:p>
          </table:table-cell>
          <table:table-cell table:number-columns-repeated="2" office:value-type="float" office:value="0" calcext:value-type="float">
            <text:p>0</text:p>
          </table:table-cell>
          <table:table-cell table:formula="of:=([.E403]+[.F403])^2" office:value-type="float" office:value="0" calcext:value-type="float">
            <text:p>0</text:p>
          </table:table-cell>
          <table:table-cell table:formula="of:=IF([.C403] &gt;=1; [.G403]/[.C403]; &quot;&quot; )" office:value-type="float" office:value="0" calcext:value-type="float">
            <text:p>0</text:p>
          </table:table-cell>
        </table:table-row>
        <table:table-row table:style-name="ro1">
          <table:table-cell office:value-type="string" calcext:value-type="string">
            <text:p>all/issues/silver/0021.vpr</text:p>
          </table:table-cell>
          <table:table-cell office:value-type="float" office:value="1.34348561759729" calcext:value-type="float">
            <text:p>1.34348561759729</text:p>
          </table:table-cell>
          <table:table-cell office:value-type="float" office:value="1.182" calcext:value-type="float">
            <text:p>1.182</text:p>
          </table:table-cell>
          <table:table-cell office:value-type="float" office:value="14" calcext:value-type="float">
            <text:p>14</text:p>
          </table:table-cell>
          <table:table-cell table:number-columns-repeated="2" office:value-type="float" office:value="0" calcext:value-type="float">
            <text:p>0</text:p>
          </table:table-cell>
          <table:table-cell table:formula="of:=([.E404]+[.F404])^2" office:value-type="float" office:value="0" calcext:value-type="float">
            <text:p>0</text:p>
          </table:table-cell>
          <table:table-cell table:formula="of:=IF([.C404] &gt;=1; [.G404]/[.C404]; &quot;&quot; )" office:value-type="float" office:value="0" calcext:value-type="float">
            <text:p>0</text:p>
          </table:table-cell>
        </table:table-row>
        <table:table-row table:style-name="ro1">
          <table:table-cell office:value-type="string" calcext:value-type="string">
            <text:p>all/issues/silver/0022.vpr</text:p>
          </table:table-cell>
          <table:table-cell office:value-type="float" office:value="1.35091743119266" calcext:value-type="float">
            <text:p>1.35091743119266</text:p>
          </table:table-cell>
          <table:table-cell office:value-type="float" office:value="1.308" calcext:value-type="float">
            <text:p>1.30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formula="of:=([.E405]+[.F405])^2" office:value-type="float" office:value="1" calcext:value-type="float">
            <text:p>1</text:p>
          </table:table-cell>
          <table:table-cell table:formula="of:=IF([.C405] &gt;=1; [.G405]/[.C405]; &quot;&quot; )" office:value-type="float" office:value="0.764525993883792" calcext:value-type="float">
            <text:p>0.764525993883792</text:p>
          </table:table-cell>
        </table:table-row>
        <table:table-row table:style-name="ro1">
          <table:table-cell office:value-type="string" calcext:value-type="string">
            <text:p>all/issues/silver/0024.vpr</text:p>
          </table:table-cell>
          <table:table-cell office:value-type="float" office:value="1" calcext:value-type="float">
            <text:p>1</text:p>
          </table:table-cell>
          <table:table-cell office:value-type="float" office:value="0.002" calcext:value-type="float">
            <text:p>0.002</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formula="of:=([.E406]+[.F406])^2" office:value-type="float" office:value="1" calcext:value-type="float">
            <text:p>1</text:p>
          </table:table-cell>
          <table:table-cell table:formula="of:=IF([.C406] &gt;=1; [.G406]/[.C406]; &quot;&quot; )">
            <text:p/>
          </table:table-cell>
        </table:table-row>
        <table:table-row table:style-name="ro1">
          <table:table-cell office:value-type="string" calcext:value-type="string">
            <text:p>all/issues/silver/0025.vpr</text:p>
          </table:table-cell>
          <table:table-cell office:value-type="float" office:value="0.994666666666667" calcext:value-type="float">
            <text:p>0.994666666666667</text:p>
          </table:table-cell>
          <table:table-cell office:value-type="float" office:value="1.5" calcext:value-type="float">
            <text:p>1.5</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formula="of:=([.E407]+[.F407])^2" office:value-type="float" office:value="1" calcext:value-type="float">
            <text:p>1</text:p>
          </table:table-cell>
          <table:table-cell table:formula="of:=IF([.C407] &gt;=1; [.G407]/[.C407]; &quot;&quot; )" office:value-type="float" office:value="0.666666666666667" calcext:value-type="float">
            <text:p>0.666666666666667</text:p>
          </table:table-cell>
        </table:table-row>
        <table:table-row table:style-name="ro1">
          <table:table-cell office:value-type="string" calcext:value-type="string">
            <text:p>all/issues/silver/0026.vpr</text:p>
          </table:table-cell>
          <table:table-cell office:value-type="float" office:value="1.17029862792575" calcext:value-type="float">
            <text:p>1.17029862792575</text:p>
          </table:table-cell>
          <table:table-cell office:value-type="float" office:value="1.239" calcext:value-type="float">
            <text:p>1.239</text:p>
          </table:table-cell>
          <table:table-cell office:value-type="float" office:value="34" calcext:value-type="float">
            <text:p>34</text:p>
          </table:table-cell>
          <table:table-cell table:number-columns-repeated="2" office:value-type="float" office:value="0" calcext:value-type="float">
            <text:p>0</text:p>
          </table:table-cell>
          <table:table-cell table:formula="of:=([.E408]+[.F408])^2" office:value-type="float" office:value="0" calcext:value-type="float">
            <text:p>0</text:p>
          </table:table-cell>
          <table:table-cell table:formula="of:=IF([.C408] &gt;=1; [.G408]/[.C408]; &quot;&quot; )" office:value-type="float" office:value="0" calcext:value-type="float">
            <text:p>0</text:p>
          </table:table-cell>
        </table:table-row>
        <table:table-row table:style-name="ro1">
          <table:table-cell office:value-type="string" calcext:value-type="string">
            <text:p>all/issues/silver/0027.vpr</text:p>
          </table:table-cell>
          <table:table-cell office:value-type="float" office:value="1" calcext:value-type="float">
            <text:p>1</text:p>
          </table:table-cell>
          <table:table-cell office:value-type="float" office:value="0.001" calcext:value-type="float">
            <text:p>0.001</text:p>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table:formula="of:=([.E409]+[.F409])^2" office:value-type="float" office:value="1" calcext:value-type="float">
            <text:p>1</text:p>
          </table:table-cell>
          <table:table-cell table:formula="of:=IF([.C409] &gt;=1; [.G409]/[.C409]; &quot;&quot; )">
            <text:p/>
          </table:table-cell>
        </table:table-row>
        <table:table-row table:style-name="ro1">
          <table:table-cell office:value-type="string" calcext:value-type="string">
            <text:p>all/issues/silver/0029.vpr</text:p>
          </table:table-cell>
          <table:table-cell office:value-type="float" office:value="1" calcext:value-type="float">
            <text:p>1</text:p>
          </table:table-cell>
          <table:table-cell office:value-type="float" office:value="0.001" calcext:value-type="float">
            <text:p>0.001</text:p>
          </table:table-cell>
          <table:table-cell office:value-type="float" office:value="8" calcext:value-type="float">
            <text:p>8</text:p>
          </table:table-cell>
          <table:table-cell table:number-columns-repeated="2" office:value-type="float" office:value="0" calcext:value-type="float">
            <text:p>0</text:p>
          </table:table-cell>
          <table:table-cell table:formula="of:=([.E410]+[.F410])^2" office:value-type="float" office:value="0" calcext:value-type="float">
            <text:p>0</text:p>
          </table:table-cell>
          <table:table-cell table:formula="of:=IF([.C410] &gt;=1; [.G410]/[.C410]; &quot;&quot; )">
            <text:p/>
          </table:table-cell>
        </table:table-row>
        <table:table-row table:style-name="ro1">
          <table:table-cell office:value-type="string" calcext:value-type="string">
            <text:p>all/issues/silver/0030.vpr</text:p>
          </table:table-cell>
          <table:table-cell office:value-type="float" office:value="1.40872662511131" calcext:value-type="float">
            <text:p>1.40872662511131</text:p>
          </table:table-cell>
          <table:table-cell office:value-type="float" office:value="1.123" calcext:value-type="float">
            <text:p>1.12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formula="of:=([.E411]+[.F411])^2" office:value-type="float" office:value="1" calcext:value-type="float">
            <text:p>1</text:p>
          </table:table-cell>
          <table:table-cell table:formula="of:=IF([.C411] &gt;=1; [.G411]/[.C411]; &quot;&quot; )" office:value-type="float" office:value="0.890471950133571" calcext:value-type="float">
            <text:p>0.890471950133571</text:p>
          </table:table-cell>
        </table:table-row>
        <table:table-row table:style-name="ro1">
          <table:table-cell office:value-type="string" calcext:value-type="string">
            <text:p>all/issues/silver/0031.vpr</text:p>
          </table:table-cell>
          <table:table-cell office:value-type="float" office:value="1.27140255009107" calcext:value-type="float">
            <text:p>1.27140255009107</text:p>
          </table:table-cell>
          <table:table-cell office:value-type="float" office:value="1.098" calcext:value-type="float">
            <text:p>1.098</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table:formula="of:=([.E412]+[.F412])^2" office:value-type="float" office:value="1" calcext:value-type="float">
            <text:p>1</text:p>
          </table:table-cell>
          <table:table-cell table:formula="of:=IF([.C412] &gt;=1; [.G412]/[.C412]; &quot;&quot; )" office:value-type="float" office:value="0.910746812386157" calcext:value-type="float">
            <text:p>0.910746812386157</text:p>
          </table:table-cell>
        </table:table-row>
        <table:table-row table:style-name="ro1">
          <table:table-cell office:value-type="string" calcext:value-type="string">
            <text:p>all/issues/silver/0033.vpr</text:p>
          </table:table-cell>
          <table:table-cell office:value-type="float" office:value="1.15180722891566" calcext:value-type="float">
            <text:p>1.15180722891566</text:p>
          </table:table-cell>
          <table:table-cell office:value-type="float" office:value="1.245" calcext:value-type="float">
            <text:p>1.245</text:p>
          </table:table-cell>
          <table:table-cell office:value-type="float" office:value="6" calcext:value-type="float">
            <text:p>6</text:p>
          </table:table-cell>
          <table:table-cell table:number-columns-repeated="2" office:value-type="float" office:value="0" calcext:value-type="float">
            <text:p>0</text:p>
          </table:table-cell>
          <table:table-cell table:formula="of:=([.E413]+[.F413])^2" office:value-type="float" office:value="0" calcext:value-type="float">
            <text:p>0</text:p>
          </table:table-cell>
          <table:table-cell table:formula="of:=IF([.C413] &gt;=1; [.G413]/[.C413]; &quot;&quot; )" office:value-type="float" office:value="0" calcext:value-type="float">
            <text:p>0</text:p>
          </table:table-cell>
        </table:table-row>
        <table:table-row table:style-name="ro1">
          <table:table-cell office:value-type="string" calcext:value-type="string">
            <text:p>all/issues/silver/0035.vpr</text:p>
          </table:table-cell>
          <table:table-cell office:value-type="float" office:value="1" calcext:value-type="float">
            <text:p>1</text:p>
          </table:table-cell>
          <table:table-cell office:value-type="float" office:value="0.002" calcext:value-type="float">
            <text:p>0.002</text:p>
          </table:table-cell>
          <table:table-cell office:value-type="float" office:value="21" calcext:value-type="float">
            <text:p>21</text:p>
          </table:table-cell>
          <table:table-cell table:number-columns-repeated="2" office:value-type="float" office:value="1" calcext:value-type="float">
            <text:p>1</text:p>
          </table:table-cell>
          <table:table-cell table:formula="of:=([.E414]+[.F414])^2" office:value-type="float" office:value="4" calcext:value-type="float">
            <text:p>4</text:p>
          </table:table-cell>
          <table:table-cell table:formula="of:=IF([.C414] &gt;=1; [.G414]/[.C414]; &quot;&quot; )">
            <text:p/>
          </table:table-cell>
        </table:table-row>
        <table:table-row table:style-name="ro1">
          <table:table-cell office:value-type="string" calcext:value-type="string">
            <text:p>all/issues/silver/0037.vpr</text:p>
          </table:table-cell>
          <table:table-cell office:value-type="float" office:value="1.37613843351548" calcext:value-type="float">
            <text:p>1.37613843351548</text:p>
          </table:table-cell>
          <table:table-cell office:value-type="float" office:value="1.098" calcext:value-type="float">
            <text:p>1.098</text:p>
          </table:table-cell>
          <table:table-cell office:value-type="float" office:value="11" calcext:value-type="float">
            <text:p>11</text:p>
          </table:table-cell>
          <table:table-cell table:number-columns-repeated="2" office:value-type="float" office:value="0" calcext:value-type="float">
            <text:p>0</text:p>
          </table:table-cell>
          <table:table-cell table:formula="of:=([.E415]+[.F415])^2" office:value-type="float" office:value="0" calcext:value-type="float">
            <text:p>0</text:p>
          </table:table-cell>
          <table:table-cell table:formula="of:=IF([.C415] &gt;=1; [.G415]/[.C415]; &quot;&quot; )" office:value-type="float" office:value="0" calcext:value-type="float">
            <text:p>0</text:p>
          </table:table-cell>
        </table:table-row>
        <table:table-row table:style-name="ro1">
          <table:table-cell office:value-type="string" calcext:value-type="string">
            <text:p>all/issues/silver/0038-1.vpr</text:p>
          </table:table-cell>
          <table:table-cell office:value-type="float" office:value="1" calcext:value-type="float">
            <text:p>1</text:p>
          </table:table-cell>
          <table:table-cell office:value-type="float" office:value="0.001" calcext:value-type="float">
            <text:p>0.001</text:p>
          </table:table-cell>
          <table:table-cell office:value-type="float" office:value="12" calcext:value-type="float">
            <text:p>12</text:p>
          </table:table-cell>
          <table:table-cell table:number-columns-repeated="2" office:value-type="float" office:value="0" calcext:value-type="float">
            <text:p>0</text:p>
          </table:table-cell>
          <table:table-cell table:formula="of:=([.E416]+[.F416])^2" office:value-type="float" office:value="0" calcext:value-type="float">
            <text:p>0</text:p>
          </table:table-cell>
          <table:table-cell table:formula="of:=IF([.C416] &gt;=1; [.G416]/[.C416]; &quot;&quot; )">
            <text:p/>
          </table:table-cell>
        </table:table-row>
        <table:table-row table:style-name="ro1">
          <table:table-cell office:value-type="string" calcext:value-type="string">
            <text:p>all/issues/silver/0038.vpr</text:p>
          </table:table-cell>
          <table:table-cell office:value-type="float" office:value="1" calcext:value-type="float">
            <text:p>1</text:p>
          </table:table-cell>
          <table:table-cell office:value-type="float" office:value="0.004" calcext:value-type="float">
            <text:p>0.004</text:p>
          </table:table-cell>
          <table:table-cell office:value-type="float" office:value="51" calcext:value-type="float">
            <text:p>51</text:p>
          </table:table-cell>
          <table:table-cell office:value-type="float" office:value="3" calcext:value-type="float">
            <text:p>3</text:p>
          </table:table-cell>
          <table:table-cell office:value-type="float" office:value="1" calcext:value-type="float">
            <text:p>1</text:p>
          </table:table-cell>
          <table:table-cell table:formula="of:=([.E417]+[.F417])^2" office:value-type="float" office:value="16" calcext:value-type="float">
            <text:p>16</text:p>
          </table:table-cell>
          <table:table-cell table:formula="of:=IF([.C417] &gt;=1; [.G417]/[.C417]; &quot;&quot; )">
            <text:p/>
          </table:table-cell>
        </table:table-row>
        <table:table-row table:style-name="ro1">
          <table:table-cell office:value-type="string" calcext:value-type="string">
            <text:p>all/issues/silver/0039.vpr</text:p>
          </table:table-cell>
          <table:table-cell office:value-type="float" office:value="0.909090909090909" calcext:value-type="float">
            <text:p>0.909090909090909</text:p>
          </table:table-cell>
          <table:table-cell office:value-type="float" office:value="0.011" calcext:value-type="float">
            <text:p>0.011</text:p>
          </table:table-cell>
          <table:table-cell office:value-type="float" office:value="34" calcext:value-type="float">
            <text:p>34</text:p>
          </table:table-cell>
          <table:table-cell office:value-type="float" office:value="1" calcext:value-type="float">
            <text:p>1</text:p>
          </table:table-cell>
          <table:table-cell office:value-type="float" office:value="0" calcext:value-type="float">
            <text:p>0</text:p>
          </table:table-cell>
          <table:table-cell table:formula="of:=([.E418]+[.F418])^2" office:value-type="float" office:value="1" calcext:value-type="float">
            <text:p>1</text:p>
          </table:table-cell>
          <table:table-cell table:formula="of:=IF([.C418] &gt;=1; [.G418]/[.C418]; &quot;&quot; )">
            <text:p/>
          </table:table-cell>
        </table:table-row>
        <table:table-row table:style-name="ro1">
          <table:table-cell office:value-type="string" calcext:value-type="string">
            <text:p>all/issues/silver/0040.vpr</text:p>
          </table:table-cell>
          <table:table-cell office:value-type="float" office:value="1" calcext:value-type="float">
            <text:p>1</text:p>
          </table:table-cell>
          <table:table-cell office:value-type="float" office:value="0.001" calcext:value-type="float">
            <text:p>0.001</text:p>
          </table:table-cell>
          <table:table-cell office:value-type="float" office:value="13" calcext:value-type="float">
            <text:p>13</text:p>
          </table:table-cell>
          <table:table-cell table:number-columns-repeated="2" office:value-type="float" office:value="0" calcext:value-type="float">
            <text:p>0</text:p>
          </table:table-cell>
          <table:table-cell table:formula="of:=([.E419]+[.F419])^2" office:value-type="float" office:value="0" calcext:value-type="float">
            <text:p>0</text:p>
          </table:table-cell>
          <table:table-cell table:formula="of:=IF([.C419] &gt;=1; [.G419]/[.C419]; &quot;&quot; )">
            <text:p/>
          </table:table-cell>
        </table:table-row>
        <table:table-row table:style-name="ro1">
          <table:table-cell office:value-type="string" calcext:value-type="string">
            <text:p>all/issues/silver/0046a.vpr</text:p>
          </table:table-cell>
          <table:table-cell office:value-type="float" office:value="1.30941704035874" calcext:value-type="float">
            <text:p>1.30941704035874</text:p>
          </table:table-cell>
          <table:table-cell office:value-type="float" office:value="1.115" calcext:value-type="float">
            <text:p>1.115</text:p>
          </table:table-cell>
          <table:table-cell office:value-type="float" office:value="10" calcext:value-type="float">
            <text:p>10</text:p>
          </table:table-cell>
          <table:table-cell table:number-columns-repeated="2" office:value-type="float" office:value="0" calcext:value-type="float">
            <text:p>0</text:p>
          </table:table-cell>
          <table:table-cell table:formula="of:=([.E420]+[.F420])^2" office:value-type="float" office:value="0" calcext:value-type="float">
            <text:p>0</text:p>
          </table:table-cell>
          <table:table-cell table:formula="of:=IF([.C420] &gt;=1; [.G420]/[.C420]; &quot;&quot; )" office:value-type="float" office:value="0" calcext:value-type="float">
            <text:p>0</text:p>
          </table:table-cell>
        </table:table-row>
        <table:table-row table:style-name="ro1">
          <table:table-cell office:value-type="string" calcext:value-type="string">
            <text:p>all/issues/silver/0046b.vpr</text:p>
          </table:table-cell>
          <table:table-cell office:value-type="float" office:value="1.28172588832487" calcext:value-type="float">
            <text:p>1.28172588832487</text:p>
          </table:table-cell>
          <table:table-cell office:value-type="float" office:value="1.182" calcext:value-type="float">
            <text:p>1.182</text:p>
          </table:table-cell>
          <table:table-cell office:value-type="float" office:value="24" calcext:value-type="float">
            <text:p>24</text:p>
          </table:table-cell>
          <table:table-cell table:number-columns-repeated="2" office:value-type="float" office:value="0" calcext:value-type="float">
            <text:p>0</text:p>
          </table:table-cell>
          <table:table-cell table:formula="of:=([.E421]+[.F421])^2" office:value-type="float" office:value="0" calcext:value-type="float">
            <text:p>0</text:p>
          </table:table-cell>
          <table:table-cell table:formula="of:=IF([.C421] &gt;=1; [.G421]/[.C421]; &quot;&quot; )" office:value-type="float" office:value="0" calcext:value-type="float">
            <text:p>0</text:p>
          </table:table-cell>
        </table:table-row>
        <table:table-row table:style-name="ro1">
          <table:table-cell office:value-type="string" calcext:value-type="string">
            <text:p>all/issues/silver/0047b.vpr</text:p>
          </table:table-cell>
          <table:table-cell office:value-type="float" office:value="1.33182640144665" calcext:value-type="float">
            <text:p>1.33182640144665</text:p>
          </table:table-cell>
          <table:table-cell office:value-type="float" office:value="1.106" calcext:value-type="float">
            <text:p>1.106</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table:formula="of:=([.E422]+[.F422])^2" office:value-type="float" office:value="1" calcext:value-type="float">
            <text:p>1</text:p>
          </table:table-cell>
          <table:table-cell table:formula="of:=IF([.C422] &gt;=1; [.G422]/[.C422]; &quot;&quot; )" office:value-type="float" office:value="0.904159132007233" calcext:value-type="float">
            <text:p>0.904159132007233</text:p>
          </table:table-cell>
        </table:table-row>
        <table:table-row table:style-name="ro1">
          <table:table-cell office:value-type="string" calcext:value-type="string">
            <text:p>all/issues/silver/0047.vpr</text:p>
          </table:table-cell>
          <table:table-cell office:value-type="float" office:value="1" calcext:value-type="float">
            <text:p>1</text:p>
          </table:table-cell>
          <table:table-cell office:value-type="float" office:value="0.001" calcext:value-type="float">
            <text:p>0.001</text:p>
          </table:table-cell>
          <table:table-cell office:value-type="float" office:value="11" calcext:value-type="float">
            <text:p>11</text:p>
          </table:table-cell>
          <table:table-cell table:number-columns-repeated="2" office:value-type="float" office:value="0" calcext:value-type="float">
            <text:p>0</text:p>
          </table:table-cell>
          <table:table-cell table:formula="of:=([.E423]+[.F423])^2" office:value-type="float" office:value="0" calcext:value-type="float">
            <text:p>0</text:p>
          </table:table-cell>
          <table:table-cell table:formula="of:=IF([.C423] &gt;=1; [.G423]/[.C423]; &quot;&quot; )">
            <text:p/>
          </table:table-cell>
        </table:table-row>
        <table:table-row table:style-name="ro1">
          <table:table-cell office:value-type="string" calcext:value-type="string">
            <text:p>all/issues/silver/0050.vpr</text:p>
          </table:table-cell>
          <table:table-cell office:value-type="float" office:value="1" calcext:value-type="float">
            <text:p>1</text:p>
          </table:table-cell>
          <table:table-cell office:value-type="float" office:value="0.001" calcext:value-type="float">
            <text:p>0.001</text:p>
          </table:table-cell>
          <table:table-cell office:value-type="float" office:value="14" calcext:value-type="float">
            <text:p>14</text:p>
          </table:table-cell>
          <table:table-cell office:value-type="float" office:value="2" calcext:value-type="float">
            <text:p>2</text:p>
          </table:table-cell>
          <table:table-cell office:value-type="float" office:value="0" calcext:value-type="float">
            <text:p>0</text:p>
          </table:table-cell>
          <table:table-cell table:formula="of:=([.E424]+[.F424])^2" office:value-type="float" office:value="4" calcext:value-type="float">
            <text:p>4</text:p>
          </table:table-cell>
          <table:table-cell table:formula="of:=IF([.C424] &gt;=1; [.G424]/[.C424]; &quot;&quot; )">
            <text:p/>
          </table:table-cell>
        </table:table-row>
        <table:table-row table:style-name="ro1">
          <table:table-cell office:value-type="string" calcext:value-type="string">
            <text:p>all/issues/silver/0051.vpr</text:p>
          </table:table-cell>
          <table:table-cell office:value-type="float" office:value="1.29393468118196" calcext:value-type="float">
            <text:p>1.29393468118196</text:p>
          </table:table-cell>
          <table:table-cell office:value-type="float" office:value="1.286" calcext:value-type="float">
            <text:p>1.286</text:p>
          </table:table-cell>
          <table:table-cell office:value-type="float" office:value="9" calcext:value-type="float">
            <text:p>9</text:p>
          </table:table-cell>
          <table:table-cell table:number-columns-repeated="2" office:value-type="float" office:value="0" calcext:value-type="float">
            <text:p>0</text:p>
          </table:table-cell>
          <table:table-cell table:formula="of:=([.E425]+[.F425])^2" office:value-type="float" office:value="0" calcext:value-type="float">
            <text:p>0</text:p>
          </table:table-cell>
          <table:table-cell table:formula="of:=IF([.C425] &gt;=1; [.G425]/[.C425]; &quot;&quot; )" office:value-type="float" office:value="0" calcext:value-type="float">
            <text:p>0</text:p>
          </table:table-cell>
        </table:table-row>
        <table:table-row table:style-name="ro1">
          <table:table-cell office:value-type="string" calcext:value-type="string">
            <text:p>all/issues/silver/0054.vpr</text:p>
          </table:table-cell>
          <table:table-cell office:value-type="float" office:value="0.833333333333333" calcext:value-type="float">
            <text:p>0.833333333333333</text:p>
          </table:table-cell>
          <table:table-cell office:value-type="float" office:value="0.006" calcext:value-type="float">
            <text:p>0.006</text:p>
          </table:table-cell>
          <table:table-cell office:value-type="float" office:value="34" calcext:value-type="float">
            <text:p>34</text:p>
          </table:table-cell>
          <table:table-cell office:value-type="float" office:value="1" calcext:value-type="float">
            <text:p>1</text:p>
          </table:table-cell>
          <table:table-cell office:value-type="float" office:value="0" calcext:value-type="float">
            <text:p>0</text:p>
          </table:table-cell>
          <table:table-cell table:formula="of:=([.E426]+[.F426])^2" office:value-type="float" office:value="1" calcext:value-type="float">
            <text:p>1</text:p>
          </table:table-cell>
          <table:table-cell table:formula="of:=IF([.C426] &gt;=1; [.G426]/[.C426]; &quot;&quot; )">
            <text:p/>
          </table:table-cell>
        </table:table-row>
        <table:table-row table:style-name="ro1">
          <table:table-cell office:value-type="string" calcext:value-type="string">
            <text:p>all/issues/silver/0056.vpr</text:p>
          </table:table-cell>
          <table:table-cell office:value-type="float" office:value="1" calcext:value-type="float">
            <text:p>1</text:p>
          </table:table-cell>
          <table:table-cell office:value-type="float" office:value="0.001" calcext:value-type="float">
            <text:p>0.001</text:p>
          </table:table-cell>
          <table:table-cell office:value-type="float" office:value="17" calcext:value-type="float">
            <text:p>17</text:p>
          </table:table-cell>
          <table:table-cell table:number-columns-repeated="2" office:value-type="float" office:value="0" calcext:value-type="float">
            <text:p>0</text:p>
          </table:table-cell>
          <table:table-cell table:formula="of:=([.E427]+[.F427])^2" office:value-type="float" office:value="0" calcext:value-type="float">
            <text:p>0</text:p>
          </table:table-cell>
          <table:table-cell table:formula="of:=IF([.C427] &gt;=1; [.G427]/[.C427]; &quot;&quot; )">
            <text:p/>
          </table:table-cell>
        </table:table-row>
        <table:table-row table:style-name="ro1">
          <table:table-cell office:value-type="string" calcext:value-type="string">
            <text:p>all/issues/silver/0059.vpr</text:p>
          </table:table-cell>
          <table:table-cell office:value-type="float" office:value="1.32847275518035" calcext:value-type="float">
            <text:p>1.32847275518035</text:p>
          </table:table-cell>
          <table:table-cell office:value-type="float" office:value="1.303" calcext:value-type="float">
            <text:p>1.303</text:p>
          </table:table-cell>
          <table:table-cell office:value-type="float" office:value="12" calcext:value-type="float">
            <text:p>12</text:p>
          </table:table-cell>
          <table:table-cell table:number-columns-repeated="2" office:value-type="float" office:value="0" calcext:value-type="float">
            <text:p>0</text:p>
          </table:table-cell>
          <table:table-cell table:formula="of:=([.E428]+[.F428])^2" office:value-type="float" office:value="0" calcext:value-type="float">
            <text:p>0</text:p>
          </table:table-cell>
          <table:table-cell table:formula="of:=IF([.C428] &gt;=1; [.G428]/[.C428]; &quot;&quot; )" office:value-type="float" office:value="0" calcext:value-type="float">
            <text:p>0</text:p>
          </table:table-cell>
        </table:table-row>
        <table:table-row table:style-name="ro1">
          <table:table-cell office:value-type="string" calcext:value-type="string">
            <text:p>all/issues/silver/0062.vpr</text:p>
          </table:table-cell>
          <table:table-cell office:value-type="float" office:value="0.666666666666667" calcext:value-type="float">
            <text:p>0.666666666666667</text:p>
          </table:table-cell>
          <table:table-cell office:value-type="float" office:value="0.003" calcext:value-type="float">
            <text:p>0.003</text:p>
          </table:table-cell>
          <table:table-cell office:value-type="float" office:value="14" calcext:value-type="float">
            <text:p>14</text:p>
          </table:table-cell>
          <table:table-cell table:number-columns-repeated="2" office:value-type="float" office:value="0" calcext:value-type="float">
            <text:p>0</text:p>
          </table:table-cell>
          <table:table-cell table:formula="of:=([.E429]+[.F429])^2" office:value-type="float" office:value="0" calcext:value-type="float">
            <text:p>0</text:p>
          </table:table-cell>
          <table:table-cell table:formula="of:=IF([.C429] &gt;=1; [.G429]/[.C429]; &quot;&quot; )">
            <text:p/>
          </table:table-cell>
        </table:table-row>
        <table:table-row table:style-name="ro1">
          <table:table-cell office:value-type="string" calcext:value-type="string">
            <text:p>all/issues/silver/0063.vpr</text:p>
          </table:table-cell>
          <table:table-cell office:value-type="float" office:value="1.3408273381295" calcext:value-type="float">
            <text:p>1.3408273381295</text:p>
          </table:table-cell>
          <table:table-cell office:value-type="float" office:value="1.112" calcext:value-type="float">
            <text:p>1.112</text:p>
          </table:table-cell>
          <table:table-cell office:value-type="float" office:value="52" calcext:value-type="float">
            <text:p>52</text:p>
          </table:table-cell>
          <table:table-cell office:value-type="float" office:value="1" calcext:value-type="float">
            <text:p>1</text:p>
          </table:table-cell>
          <table:table-cell office:value-type="float" office:value="0" calcext:value-type="float">
            <text:p>0</text:p>
          </table:table-cell>
          <table:table-cell table:formula="of:=([.E430]+[.F430])^2" office:value-type="float" office:value="1" calcext:value-type="float">
            <text:p>1</text:p>
          </table:table-cell>
          <table:table-cell table:formula="of:=IF([.C430] &gt;=1; [.G430]/[.C430]; &quot;&quot; )" office:value-type="float" office:value="0.899280575539568" calcext:value-type="float">
            <text:p>0.899280575539568</text:p>
          </table:table-cell>
        </table:table-row>
        <table:table-row table:style-name="ro1">
          <table:table-cell office:value-type="string" calcext:value-type="string">
            <text:p>all/issues/silver/0065.vpr</text:p>
          </table:table-cell>
          <table:table-cell office:value-type="float" office:value="1" calcext:value-type="float">
            <text:p>1</text:p>
          </table:table-cell>
          <table:table-cell office:value-type="float" office:value="0.004" calcext:value-type="float">
            <text:p>0.004</text:p>
          </table:table-cell>
          <table:table-cell office:value-type="float" office:value="26" calcext:value-type="float">
            <text:p>26</text:p>
          </table:table-cell>
          <table:table-cell table:number-columns-repeated="2" office:value-type="float" office:value="0" calcext:value-type="float">
            <text:p>0</text:p>
          </table:table-cell>
          <table:table-cell table:formula="of:=([.E431]+[.F431])^2" office:value-type="float" office:value="0" calcext:value-type="float">
            <text:p>0</text:p>
          </table:table-cell>
          <table:table-cell table:formula="of:=IF([.C431] &gt;=1; [.G431]/[.C431]; &quot;&quot; )">
            <text:p/>
          </table:table-cell>
        </table:table-row>
        <table:table-row table:style-name="ro1">
          <table:table-cell office:value-type="string" calcext:value-type="string">
            <text:p>all/issues/silver/0067.vpr</text:p>
          </table:table-cell>
          <table:table-cell office:value-type="float" office:value="1.00193174500966" calcext:value-type="float">
            <text:p>1.00193174500966</text:p>
          </table:table-cell>
          <table:table-cell office:value-type="float" office:value="1.553" calcext:value-type="float">
            <text:p>1.553</text:p>
          </table:table-cell>
          <table:table-cell office:value-type="float" office:value="39" calcext:value-type="float">
            <text:p>39</text:p>
          </table:table-cell>
          <table:table-cell table:number-columns-repeated="2" office:value-type="float" office:value="1" calcext:value-type="float">
            <text:p>1</text:p>
          </table:table-cell>
          <table:table-cell table:formula="of:=([.E432]+[.F432])^2" office:value-type="float" office:value="4" calcext:value-type="float">
            <text:p>4</text:p>
          </table:table-cell>
          <table:table-cell table:formula="of:=IF([.C432] &gt;=1; [.G432]/[.C432]; &quot;&quot; )" office:value-type="float" office:value="2.5756600128783" calcext:value-type="float">
            <text:p>2.5756600128783</text:p>
          </table:table-cell>
        </table:table-row>
        <table:table-row table:style-name="ro1">
          <table:table-cell office:value-type="string" calcext:value-type="string">
            <text:p>all/issues/silver/0068.vpr</text:p>
          </table:table-cell>
          <table:table-cell office:value-type="float" office:value="1.18503937007874" calcext:value-type="float">
            <text:p>1.18503937007874</text:p>
          </table:table-cell>
          <table:table-cell office:value-type="float" office:value="1.27" calcext:value-type="float">
            <text:p>1.27</text:p>
          </table:table-cell>
          <table:table-cell office:value-type="float" office:value="53" calcext:value-type="float">
            <text:p>53</text:p>
          </table:table-cell>
          <table:table-cell table:number-columns-repeated="2" office:value-type="float" office:value="0" calcext:value-type="float">
            <text:p>0</text:p>
          </table:table-cell>
          <table:table-cell table:formula="of:=([.E433]+[.F433])^2" office:value-type="float" office:value="0" calcext:value-type="float">
            <text:p>0</text:p>
          </table:table-cell>
          <table:table-cell table:formula="of:=IF([.C433] &gt;=1; [.G433]/[.C433]; &quot;&quot; )" office:value-type="float" office:value="0" calcext:value-type="float">
            <text:p>0</text:p>
          </table:table-cell>
        </table:table-row>
        <table:table-row table:style-name="ro1">
          <table:table-cell office:value-type="string" calcext:value-type="string">
            <text:p>all/issues/silver/0069.vpr</text:p>
          </table:table-cell>
          <table:table-cell office:value-type="float" office:value="1" calcext:value-type="float">
            <text:p>1</text:p>
          </table:table-cell>
          <table:table-cell office:value-type="float" office:value="0.01" calcext:value-type="float">
            <text:p>0.01</text:p>
          </table:table-cell>
          <table:table-cell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formula="of:=([.E434]+[.F434])^2" office:value-type="float" office:value="9" calcext:value-type="float">
            <text:p>9</text:p>
          </table:table-cell>
          <table:table-cell table:formula="of:=IF([.C434] &gt;=1; [.G434]/[.C434]; &quot;&quot; )">
            <text:p/>
          </table:table-cell>
        </table:table-row>
        <table:table-row table:style-name="ro1">
          <table:table-cell office:value-type="string" calcext:value-type="string">
            <text:p>all/issues/silver/0072.vpr</text:p>
          </table:table-cell>
          <table:table-cell office:value-type="float" office:value="1.38863841298467" calcext:value-type="float">
            <text:p>1.38863841298467</text:p>
          </table:table-cell>
          <table:table-cell office:value-type="float" office:value="1.109" calcext:value-type="float">
            <text:p>1.109</text:p>
          </table:table-cell>
          <table:table-cell office:value-type="float" office:value="29" calcext:value-type="float">
            <text:p>29</text:p>
          </table:table-cell>
          <table:table-cell table:number-columns-repeated="2" office:value-type="float" office:value="1" calcext:value-type="float">
            <text:p>1</text:p>
          </table:table-cell>
          <table:table-cell table:formula="of:=([.E435]+[.F435])^2" office:value-type="float" office:value="4" calcext:value-type="float">
            <text:p>4</text:p>
          </table:table-cell>
          <table:table-cell table:formula="of:=IF([.C435] &gt;=1; [.G435]/[.C435]; &quot;&quot; )" office:value-type="float" office:value="3.6068530207394" calcext:value-type="float">
            <text:p>3.6068530207394</text:p>
          </table:table-cell>
        </table:table-row>
        <table:table-row table:style-name="ro1">
          <table:table-cell office:value-type="string" calcext:value-type="string">
            <text:p>all/issues/silver/0073-1.vpr</text:p>
          </table:table-cell>
          <table:table-cell office:value-type="float" office:value="2" calcext:value-type="float">
            <text:p>2</text:p>
          </table:table-cell>
          <table:table-cell office:value-type="float" office:value="0.001" calcext:value-type="float">
            <text:p>0.001</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formula="of:=([.E436]+[.F436])^2" office:value-type="float" office:value="1" calcext:value-type="float">
            <text:p>1</text:p>
          </table:table-cell>
          <table:table-cell table:formula="of:=IF([.C436] &gt;=1; [.G436]/[.C436]; &quot;&quot; )">
            <text:p/>
          </table:table-cell>
        </table:table-row>
        <table:table-row table:style-name="ro1">
          <table:table-cell office:value-type="string" calcext:value-type="string">
            <text:p>all/issues/silver/0073.vpr</text:p>
          </table:table-cell>
          <table:table-cell office:value-type="float" office:value="1" calcext:value-type="float">
            <text:p>1</text:p>
          </table:table-cell>
          <table:table-cell office:value-type="float" office:value="0.001" calcext:value-type="float">
            <text:p>0.00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formula="of:=([.E437]+[.F437])^2" office:value-type="float" office:value="1" calcext:value-type="float">
            <text:p>1</text:p>
          </table:table-cell>
          <table:table-cell table:formula="of:=IF([.C437] &gt;=1; [.G437]/[.C437]; &quot;&quot; )">
            <text:p/>
          </table:table-cell>
        </table:table-row>
        <table:table-row table:style-name="ro1">
          <table:table-cell office:value-type="string" calcext:value-type="string">
            <text:p>all/issues/silver/0077.vpr</text:p>
          </table:table-cell>
          <table:table-cell office:value-type="float" office:value="1" calcext:value-type="float">
            <text:p>1</text:p>
          </table:table-cell>
          <table:table-cell office:value-type="float" office:value="0.001" calcext:value-type="float">
            <text:p>0.001</text:p>
          </table:table-cell>
          <table:table-cell office:value-type="float" office:value="8" calcext:value-type="float">
            <text:p>8</text:p>
          </table:table-cell>
          <table:table-cell table:number-columns-repeated="2" office:value-type="float" office:value="0" calcext:value-type="float">
            <text:p>0</text:p>
          </table:table-cell>
          <table:table-cell table:formula="of:=([.E438]+[.F438])^2" office:value-type="float" office:value="0" calcext:value-type="float">
            <text:p>0</text:p>
          </table:table-cell>
          <table:table-cell table:formula="of:=IF([.C438] &gt;=1; [.G438]/[.C438]; &quot;&quot; )">
            <text:p/>
          </table:table-cell>
        </table:table-row>
        <table:table-row table:style-name="ro1">
          <table:table-cell office:value-type="string" calcext:value-type="string">
            <text:p>all/issues/silver/0078.vpr</text:p>
          </table:table-cell>
          <table:table-cell office:value-type="float" office:value="1.36018099547511" calcext:value-type="float">
            <text:p>1.36018099547511</text:p>
          </table:table-cell>
          <table:table-cell office:value-type="float" office:value="1.105" calcext:value-type="float">
            <text:p>1.105</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formula="of:=([.E439]+[.F439])^2" office:value-type="float" office:value="1" calcext:value-type="float">
            <text:p>1</text:p>
          </table:table-cell>
          <table:table-cell table:formula="of:=IF([.C439] &gt;=1; [.G439]/[.C439]; &quot;&quot; )" office:value-type="float" office:value="0.904977375565611" calcext:value-type="float">
            <text:p>0.904977375565611</text:p>
          </table:table-cell>
        </table:table-row>
        <table:table-row table:style-name="ro1">
          <table:table-cell office:value-type="string" calcext:value-type="string">
            <text:p>all/issues/silver/0081.vpr</text:p>
          </table:table-cell>
          <table:table-cell office:value-type="float" office:value="0.833333333333333" calcext:value-type="float">
            <text:p>0.833333333333333</text:p>
          </table:table-cell>
          <table:table-cell office:value-type="float" office:value="0.006" calcext:value-type="float">
            <text:p>0.006</text:p>
          </table:table-cell>
          <table:table-cell office:value-type="float" office:value="27" calcext:value-type="float">
            <text:p>27</text:p>
          </table:table-cell>
          <table:table-cell table:number-columns-repeated="2" office:value-type="float" office:value="0" calcext:value-type="float">
            <text:p>0</text:p>
          </table:table-cell>
          <table:table-cell table:formula="of:=([.E440]+[.F440])^2" office:value-type="float" office:value="0" calcext:value-type="float">
            <text:p>0</text:p>
          </table:table-cell>
          <table:table-cell table:formula="of:=IF([.C440] &gt;=1; [.G440]/[.C440]; &quot;&quot; )">
            <text:p/>
          </table:table-cell>
        </table:table-row>
        <table:table-row table:style-name="ro1">
          <table:table-cell office:value-type="string" calcext:value-type="string">
            <text:p>all/issues/silver/0084.vpr</text:p>
          </table:table-cell>
          <table:table-cell office:value-type="float" office:value="0.666666666666667" calcext:value-type="float">
            <text:p>0.666666666666667</text:p>
          </table:table-cell>
          <table:table-cell office:value-type="float" office:value="0.003" calcext:value-type="float">
            <text:p>0.003</text:p>
          </table:table-cell>
          <table:table-cell office:value-type="float" office:value="10" calcext:value-type="float">
            <text:p>10</text:p>
          </table:table-cell>
          <table:table-cell table:number-columns-repeated="2" office:value-type="float" office:value="1" calcext:value-type="float">
            <text:p>1</text:p>
          </table:table-cell>
          <table:table-cell table:formula="of:=([.E441]+[.F441])^2" office:value-type="float" office:value="4" calcext:value-type="float">
            <text:p>4</text:p>
          </table:table-cell>
          <table:table-cell table:formula="of:=IF([.C441] &gt;=1; [.G441]/[.C441]; &quot;&quot; )">
            <text:p/>
          </table:table-cell>
        </table:table-row>
        <table:table-row table:style-name="ro1">
          <table:table-cell office:value-type="string" calcext:value-type="string">
            <text:p>all/issues/silver/0085.vpr</text:p>
          </table:table-cell>
          <table:table-cell office:value-type="float" office:value="1.26666666666667" calcext:value-type="float">
            <text:p>1.26666666666667</text:p>
          </table:table-cell>
          <table:table-cell office:value-type="float" office:value="1.29" calcext:value-type="float">
            <text:p>1.29</text:p>
          </table:table-cell>
          <table:table-cell office:value-type="float" office:value="257" calcext:value-type="float">
            <text:p>257</text:p>
          </table:table-cell>
          <table:table-cell office:value-type="float" office:value="1" calcext:value-type="float">
            <text:p>1</text:p>
          </table:table-cell>
          <table:table-cell office:value-type="float" office:value="0" calcext:value-type="float">
            <text:p>0</text:p>
          </table:table-cell>
          <table:table-cell table:formula="of:=([.E442]+[.F442])^2" office:value-type="float" office:value="1" calcext:value-type="float">
            <text:p>1</text:p>
          </table:table-cell>
          <table:table-cell table:formula="of:=IF([.C442] &gt;=1; [.G442]/[.C442]; &quot;&quot; )" office:value-type="float" office:value="0.775193798449612" calcext:value-type="float">
            <text:p>0.775193798449612</text:p>
          </table:table-cell>
        </table:table-row>
        <table:table-row table:style-name="ro1">
          <table:table-cell office:value-type="string" calcext:value-type="string">
            <text:p>all/issues/silver/0086.vpr</text:p>
          </table:table-cell>
          <table:table-cell office:value-type="float" office:value="1" calcext:value-type="float">
            <text:p>1</text:p>
          </table:table-cell>
          <table:table-cell office:value-type="float" office:value="0.003" calcext:value-type="float">
            <text:p>0.003</text:p>
          </table:table-cell>
          <table:table-cell office:value-type="float" office:value="52" calcext:value-type="float">
            <text:p>52</text:p>
          </table:table-cell>
          <table:table-cell table:number-columns-repeated="2" office:value-type="float" office:value="0" calcext:value-type="float">
            <text:p>0</text:p>
          </table:table-cell>
          <table:table-cell table:formula="of:=([.E443]+[.F443])^2" office:value-type="float" office:value="0" calcext:value-type="float">
            <text:p>0</text:p>
          </table:table-cell>
          <table:table-cell table:formula="of:=IF([.C443] &gt;=1; [.G443]/[.C443]; &quot;&quot; )">
            <text:p/>
          </table:table-cell>
        </table:table-row>
        <table:table-row table:style-name="ro1">
          <table:table-cell office:value-type="string" calcext:value-type="string">
            <text:p>all/issues/silver/0088-1.vpr</text:p>
          </table:table-cell>
          <table:table-cell office:value-type="float" office:value="1.38330341113106" calcext:value-type="float">
            <text:p>1.38330341113106</text:p>
          </table:table-cell>
          <table:table-cell office:value-type="float" office:value="1.114" calcext:value-type="float">
            <text:p>1.114</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formula="of:=([.E444]+[.F444])^2" office:value-type="float" office:value="1" calcext:value-type="float">
            <text:p>1</text:p>
          </table:table-cell>
          <table:table-cell table:formula="of:=IF([.C444] &gt;=1; [.G444]/[.C444]; &quot;&quot; )" office:value-type="float" office:value="0.897666068222621" calcext:value-type="float">
            <text:p>0.897666068222621</text:p>
          </table:table-cell>
        </table:table-row>
        <table:table-row table:style-name="ro1">
          <table:table-cell office:value-type="string" calcext:value-type="string">
            <text:p>all/issues/silver/0088.vpr</text:p>
          </table:table-cell>
          <table:table-cell office:value-type="float" office:value="1.24475524475524" calcext:value-type="float">
            <text:p>1.24475524475524</text:p>
          </table:table-cell>
          <table:table-cell office:value-type="float" office:value="1.144" calcext:value-type="float">
            <text:p>1.144</text:p>
          </table:table-cell>
          <table:table-cell office:value-type="float" office:value="34" calcext:value-type="float">
            <text:p>34</text:p>
          </table:table-cell>
          <table:table-cell table:number-columns-repeated="2" office:value-type="float" office:value="0" calcext:value-type="float">
            <text:p>0</text:p>
          </table:table-cell>
          <table:table-cell table:formula="of:=([.E445]+[.F445])^2" office:value-type="float" office:value="0" calcext:value-type="float">
            <text:p>0</text:p>
          </table:table-cell>
          <table:table-cell table:formula="of:=IF([.C445] &gt;=1; [.G445]/[.C445]; &quot;&quot; )" office:value-type="float" office:value="0" calcext:value-type="float">
            <text:p>0</text:p>
          </table:table-cell>
        </table:table-row>
        <table:table-row table:style-name="ro1">
          <table:table-cell office:value-type="string" calcext:value-type="string">
            <text:p>all/issues/silver/0090.vpr</text:p>
          </table:table-cell>
          <table:table-cell office:value-type="float" office:value="0.5" calcext:value-type="float">
            <text:p>0.5</text:p>
          </table:table-cell>
          <table:table-cell office:value-type="float" office:value="0.002" calcext:value-type="float">
            <text:p>0.002</text:p>
          </table:table-cell>
          <table:table-cell office:value-type="float" office:value="13" calcext:value-type="float">
            <text:p>13</text:p>
          </table:table-cell>
          <table:table-cell table:number-columns-repeated="2" office:value-type="float" office:value="0" calcext:value-type="float">
            <text:p>0</text:p>
          </table:table-cell>
          <table:table-cell table:formula="of:=([.E446]+[.F446])^2" office:value-type="float" office:value="0" calcext:value-type="float">
            <text:p>0</text:p>
          </table:table-cell>
          <table:table-cell table:formula="of:=IF([.C446] &gt;=1; [.G446]/[.C446]; &quot;&quot; )">
            <text:p/>
          </table:table-cell>
        </table:table-row>
        <table:table-row table:style-name="ro1">
          <table:table-cell office:value-type="string" calcext:value-type="string">
            <text:p>all/issues/silver/0091.vpr</text:p>
          </table:table-cell>
          <table:table-cell office:value-type="float" office:value="1.2107250755287" calcext:value-type="float">
            <text:p>1.2107250755287</text:p>
          </table:table-cell>
          <table:table-cell office:value-type="float" office:value="1.324" calcext:value-type="float">
            <text:p>1.324</text:p>
          </table:table-cell>
          <table:table-cell office:value-type="float" office:value="44" calcext:value-type="float">
            <text:p>44</text:p>
          </table:table-cell>
          <table:table-cell table:number-columns-repeated="2" office:value-type="float" office:value="0" calcext:value-type="float">
            <text:p>0</text:p>
          </table:table-cell>
          <table:table-cell table:formula="of:=([.E447]+[.F447])^2" office:value-type="float" office:value="0" calcext:value-type="float">
            <text:p>0</text:p>
          </table:table-cell>
          <table:table-cell table:formula="of:=IF([.C447] &gt;=1; [.G447]/[.C447]; &quot;&quot; )" office:value-type="float" office:value="0" calcext:value-type="float">
            <text:p>0</text:p>
          </table:table-cell>
        </table:table-row>
        <table:table-row table:style-name="ro1">
          <table:table-cell office:value-type="string" calcext:value-type="string">
            <text:p>all/issues/silver/0092.vpr</text:p>
          </table:table-cell>
          <table:table-cell office:value-type="float" office:value="1.40859232175503" calcext:value-type="float">
            <text:p>1.40859232175503</text:p>
          </table:table-cell>
          <table:table-cell office:value-type="float" office:value="1.094" calcext:value-type="float">
            <text:p>1.094</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formula="of:=([.E448]+[.F448])^2" office:value-type="float" office:value="1" calcext:value-type="float">
            <text:p>1</text:p>
          </table:table-cell>
          <table:table-cell table:formula="of:=IF([.C448] &gt;=1; [.G448]/[.C448]; &quot;&quot; )" office:value-type="float" office:value="0.914076782449726" calcext:value-type="float">
            <text:p>0.914076782449726</text:p>
          </table:table-cell>
        </table:table-row>
        <table:table-row table:style-name="ro1">
          <table:table-cell office:value-type="string" calcext:value-type="string">
            <text:p>all/issues/silver/0093.vpr</text:p>
          </table:table-cell>
          <table:table-cell office:value-type="float" office:value="1" calcext:value-type="float">
            <text:p>1</text:p>
          </table:table-cell>
          <table:table-cell office:value-type="float" office:value="0.002" calcext:value-type="float">
            <text:p>0.002</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table:formula="of:=([.E449]+[.F449])^2" office:value-type="float" office:value="1" calcext:value-type="float">
            <text:p>1</text:p>
          </table:table-cell>
          <table:table-cell table:formula="of:=IF([.C449] &gt;=1; [.G449]/[.C449]; &quot;&quot; )">
            <text:p/>
          </table:table-cell>
        </table:table-row>
        <table:table-row table:style-name="ro1">
          <table:table-cell office:value-type="string" calcext:value-type="string">
            <text:p>all/issues/silver/0102.vpr</text:p>
          </table:table-cell>
          <table:table-cell office:value-type="float" office:value="0.5" calcext:value-type="float">
            <text:p>0.5</text:p>
          </table:table-cell>
          <table:table-cell office:value-type="float" office:value="0.002" calcext:value-type="float">
            <text:p>0.002</text:p>
          </table:table-cell>
          <table:table-cell office:value-type="float" office:value="11" calcext:value-type="float">
            <text:p>11</text:p>
          </table:table-cell>
          <table:table-cell table:number-columns-repeated="2" office:value-type="float" office:value="0" calcext:value-type="float">
            <text:p>0</text:p>
          </table:table-cell>
          <table:table-cell table:formula="of:=([.E450]+[.F450])^2" office:value-type="float" office:value="0" calcext:value-type="float">
            <text:p>0</text:p>
          </table:table-cell>
          <table:table-cell table:formula="of:=IF([.C450] &gt;=1; [.G450]/[.C450]; &quot;&quot; )">
            <text:p/>
          </table:table-cell>
        </table:table-row>
        <table:table-row table:style-name="ro1">
          <table:table-cell office:value-type="string" calcext:value-type="string">
            <text:p>all/issues/silver/0105-1.vpr</text:p>
          </table:table-cell>
          <table:table-cell office:value-type="float" office:value="0.666666666666667" calcext:value-type="float">
            <text:p>0.666666666666667</text:p>
          </table:table-cell>
          <table:table-cell office:value-type="float" office:value="0.003" calcext:value-type="float">
            <text:p>0.003</text:p>
          </table:table-cell>
          <table:table-cell office:value-type="float" office:value="13" calcext:value-type="float">
            <text:p>13</text:p>
          </table:table-cell>
          <table:table-cell table:number-columns-repeated="2" office:value-type="float" office:value="0" calcext:value-type="float">
            <text:p>0</text:p>
          </table:table-cell>
          <table:table-cell table:formula="of:=([.E451]+[.F451])^2" office:value-type="float" office:value="0" calcext:value-type="float">
            <text:p>0</text:p>
          </table:table-cell>
          <table:table-cell table:formula="of:=IF([.C451] &gt;=1; [.G451]/[.C451]; &quot;&quot; )">
            <text:p/>
          </table:table-cell>
        </table:table-row>
        <table:table-row table:style-name="ro1">
          <table:table-cell office:value-type="string" calcext:value-type="string">
            <text:p>all/issues/silver/0105.vpr</text:p>
          </table:table-cell>
          <table:table-cell office:value-type="float" office:value="0.5" calcext:value-type="float">
            <text:p>0.5</text:p>
          </table:table-cell>
          <table:table-cell office:value-type="float" office:value="0.002" calcext:value-type="float">
            <text:p>0.002</text:p>
          </table:table-cell>
          <table:table-cell office:value-type="float" office:value="13" calcext:value-type="float">
            <text:p>13</text:p>
          </table:table-cell>
          <table:table-cell table:number-columns-repeated="2" office:value-type="float" office:value="0" calcext:value-type="float">
            <text:p>0</text:p>
          </table:table-cell>
          <table:table-cell table:formula="of:=([.E452]+[.F452])^2" office:value-type="float" office:value="0" calcext:value-type="float">
            <text:p>0</text:p>
          </table:table-cell>
          <table:table-cell table:formula="of:=IF([.C452] &gt;=1; [.G452]/[.C452]; &quot;&quot; )">
            <text:p/>
          </table:table-cell>
        </table:table-row>
        <table:table-row table:style-name="ro1">
          <table:table-cell office:value-type="string" calcext:value-type="string">
            <text:p>all/issues/silver/0106-1.vpr</text:p>
          </table:table-cell>
          <table:table-cell office:value-type="float" office:value="0.523809523809524" calcext:value-type="float">
            <text:p>0.523809523809524</text:p>
          </table:table-cell>
          <table:table-cell office:value-type="float" office:value="0.021" calcext:value-type="float">
            <text:p>0.021</text:p>
          </table:table-cell>
          <table:table-cell office:value-type="float" office:value="34" calcext:value-type="float">
            <text:p>34</text:p>
          </table:table-cell>
          <table:table-cell office:value-type="float" office:value="2" calcext:value-type="float">
            <text:p>2</text:p>
          </table:table-cell>
          <table:table-cell office:value-type="float" office:value="0" calcext:value-type="float">
            <text:p>0</text:p>
          </table:table-cell>
          <table:table-cell table:formula="of:=([.E453]+[.F453])^2" office:value-type="float" office:value="4" calcext:value-type="float">
            <text:p>4</text:p>
          </table:table-cell>
          <table:table-cell table:formula="of:=IF([.C453] &gt;=1; [.G453]/[.C453]; &quot;&quot; )">
            <text:p/>
          </table:table-cell>
        </table:table-row>
        <table:table-row table:style-name="ro1">
          <table:table-cell office:value-type="string" calcext:value-type="string">
            <text:p>all/issues/silver/0106.vpr</text:p>
          </table:table-cell>
          <table:table-cell office:value-type="float" office:value="0.857142857142857" calcext:value-type="float">
            <text:p>0.857142857142857</text:p>
          </table:table-cell>
          <table:table-cell office:value-type="float" office:value="0.007" calcext:value-type="float">
            <text:p>0.007</text:p>
          </table:table-cell>
          <table:table-cell office:value-type="float" office:value="43" calcext:value-type="float">
            <text:p>43</text:p>
          </table:table-cell>
          <table:table-cell office:value-type="float" office:value="2" calcext:value-type="float">
            <text:p>2</text:p>
          </table:table-cell>
          <table:table-cell office:value-type="float" office:value="3" calcext:value-type="float">
            <text:p>3</text:p>
          </table:table-cell>
          <table:table-cell table:formula="of:=([.E454]+[.F454])^2" office:value-type="float" office:value="25" calcext:value-type="float">
            <text:p>25</text:p>
          </table:table-cell>
          <table:table-cell table:formula="of:=IF([.C454] &gt;=1; [.G454]/[.C454]; &quot;&quot; )">
            <text:p/>
          </table:table-cell>
        </table:table-row>
        <table:table-row table:style-name="ro1">
          <table:table-cell office:value-type="string" calcext:value-type="string">
            <text:p>all/issues/silver/0108.vpr</text:p>
          </table:table-cell>
          <table:table-cell office:value-type="float" office:value="1.25481611208406" calcext:value-type="float">
            <text:p>1.25481611208406</text:p>
          </table:table-cell>
          <table:table-cell office:value-type="float" office:value="1.142" calcext:value-type="float">
            <text:p>1.142</text:p>
          </table:table-cell>
          <table:table-cell office:value-type="float" office:value="5" calcext:value-type="float">
            <text:p>5</text:p>
          </table:table-cell>
          <table:table-cell table:number-columns-repeated="2" office:value-type="float" office:value="0" calcext:value-type="float">
            <text:p>0</text:p>
          </table:table-cell>
          <table:table-cell table:formula="of:=([.E455]+[.F455])^2" office:value-type="float" office:value="0" calcext:value-type="float">
            <text:p>0</text:p>
          </table:table-cell>
          <table:table-cell table:formula="of:=IF([.C455] &gt;=1; [.G455]/[.C455]; &quot;&quot; )" office:value-type="float" office:value="0" calcext:value-type="float">
            <text:p>0</text:p>
          </table:table-cell>
        </table:table-row>
        <table:table-row table:style-name="ro1">
          <table:table-cell office:value-type="string" calcext:value-type="string">
            <text:p>all/issues/silver/0114-1.vpr</text:p>
          </table:table-cell>
          <table:table-cell office:value-type="float" office:value="1" calcext:value-type="float">
            <text:p>1</text:p>
          </table:table-cell>
          <table:table-cell office:value-type="float" office:value="0.001" calcext:value-type="float">
            <text:p>0.001</text:p>
          </table:table-cell>
          <table:table-cell office:value-type="float" office:value="10" calcext:value-type="float">
            <text:p>10</text:p>
          </table:table-cell>
          <table:table-cell table:number-columns-repeated="2" office:value-type="float" office:value="0" calcext:value-type="float">
            <text:p>0</text:p>
          </table:table-cell>
          <table:table-cell table:formula="of:=([.E456]+[.F456])^2" office:value-type="float" office:value="0" calcext:value-type="float">
            <text:p>0</text:p>
          </table:table-cell>
          <table:table-cell table:formula="of:=IF([.C456] &gt;=1; [.G456]/[.C456]; &quot;&quot; )">
            <text:p/>
          </table:table-cell>
        </table:table-row>
        <table:table-row table:style-name="ro1">
          <table:table-cell office:value-type="string" calcext:value-type="string">
            <text:p>all/issues/silver/0116.vpr</text:p>
          </table:table-cell>
          <table:table-cell office:value-type="float" office:value="1" calcext:value-type="float">
            <text:p>1</text:p>
          </table:table-cell>
          <table:table-cell office:value-type="float" office:value="0.001" calcext:value-type="float">
            <text:p>0.001</text:p>
          </table:table-cell>
          <table:table-cell office:value-type="float" office:value="23" calcext:value-type="float">
            <text:p>23</text:p>
          </table:table-cell>
          <table:table-cell table:number-columns-repeated="2" office:value-type="float" office:value="0" calcext:value-type="float">
            <text:p>0</text:p>
          </table:table-cell>
          <table:table-cell table:formula="of:=([.E457]+[.F457])^2" office:value-type="float" office:value="0" calcext:value-type="float">
            <text:p>0</text:p>
          </table:table-cell>
          <table:table-cell table:formula="of:=IF([.C457] &gt;=1; [.G457]/[.C457]; &quot;&quot; )">
            <text:p/>
          </table:table-cell>
        </table:table-row>
        <table:table-row table:style-name="ro1">
          <table:table-cell office:value-type="string" calcext:value-type="string">
            <text:p>all/issues/silver/0117.vpr</text:p>
          </table:table-cell>
          <table:table-cell office:value-type="float" office:value="1.30615942028986" calcext:value-type="float">
            <text:p>1.30615942028986</text:p>
          </table:table-cell>
          <table:table-cell office:value-type="float" office:value="1.104" calcext:value-type="float">
            <text:p>1.104</text:p>
          </table:table-cell>
          <table:table-cell office:value-type="float" office:value="25" calcext:value-type="float">
            <text:p>25</text:p>
          </table:table-cell>
          <table:table-cell table:number-columns-repeated="2" office:value-type="float" office:value="0" calcext:value-type="float">
            <text:p>0</text:p>
          </table:table-cell>
          <table:table-cell table:formula="of:=([.E458]+[.F458])^2" office:value-type="float" office:value="0" calcext:value-type="float">
            <text:p>0</text:p>
          </table:table-cell>
          <table:table-cell table:formula="of:=IF([.C458] &gt;=1; [.G458]/[.C458]; &quot;&quot; )" office:value-type="float" office:value="0" calcext:value-type="float">
            <text:p>0</text:p>
          </table:table-cell>
        </table:table-row>
        <table:table-row table:style-name="ro1">
          <table:table-cell office:value-type="string" calcext:value-type="string">
            <text:p>all/issues/silver/0118.vpr</text:p>
          </table:table-cell>
          <table:table-cell office:value-type="float" office:value="1.23970588235294" calcext:value-type="float">
            <text:p>1.23970588235294</text:p>
          </table:table-cell>
          <table:table-cell office:value-type="float" office:value="1.36" calcext:value-type="float">
            <text:p>1.36</text:p>
          </table:table-cell>
          <table:table-cell office:value-type="float" office:value="32" calcext:value-type="float">
            <text:p>32</text:p>
          </table:table-cell>
          <table:table-cell table:number-columns-repeated="2" office:value-type="float" office:value="0" calcext:value-type="float">
            <text:p>0</text:p>
          </table:table-cell>
          <table:table-cell table:formula="of:=([.E459]+[.F459])^2" office:value-type="float" office:value="0" calcext:value-type="float">
            <text:p>0</text:p>
          </table:table-cell>
          <table:table-cell table:formula="of:=IF([.C459] &gt;=1; [.G459]/[.C459]; &quot;&quot; )" office:value-type="float" office:value="0" calcext:value-type="float">
            <text:p>0</text:p>
          </table:table-cell>
        </table:table-row>
        <table:table-row table:style-name="ro1">
          <table:table-cell office:value-type="string" calcext:value-type="string">
            <text:p>all/issues/silver/0120.vpr</text:p>
          </table:table-cell>
          <table:table-cell office:value-type="float" office:value="1" calcext:value-type="float">
            <text:p>1</text:p>
          </table:table-cell>
          <table:table-cell office:value-type="float" office:value="0.006" calcext:value-type="float">
            <text:p>0.006</text:p>
          </table:table-cell>
          <table:table-cell office:value-type="float" office:value="22" calcext:value-type="float">
            <text:p>22</text:p>
          </table:table-cell>
          <table:table-cell table:number-columns-repeated="2" office:value-type="float" office:value="1" calcext:value-type="float">
            <text:p>1</text:p>
          </table:table-cell>
          <table:table-cell table:formula="of:=([.E460]+[.F460])^2" office:value-type="float" office:value="4" calcext:value-type="float">
            <text:p>4</text:p>
          </table:table-cell>
          <table:table-cell table:formula="of:=IF([.C460] &gt;=1; [.G460]/[.C460]; &quot;&quot; )">
            <text:p/>
          </table:table-cell>
        </table:table-row>
        <table:table-row table:style-name="ro1">
          <table:table-cell office:value-type="string" calcext:value-type="string">
            <text:p>all/issues/silver/0126.vpr</text:p>
          </table:table-cell>
          <table:table-cell office:value-type="float" office:value="1.2187969924812" calcext:value-type="float">
            <text:p>1.2187969924812</text:p>
          </table:table-cell>
          <table:table-cell office:value-type="float" office:value="1.33" calcext:value-type="float">
            <text:p>1.33</text:p>
          </table:table-cell>
          <table:table-cell office:value-type="float" office:value="12" calcext:value-type="float">
            <text:p>12</text:p>
          </table:table-cell>
          <table:table-cell table:number-columns-repeated="2" office:value-type="float" office:value="0" calcext:value-type="float">
            <text:p>0</text:p>
          </table:table-cell>
          <table:table-cell table:formula="of:=([.E461]+[.F461])^2" office:value-type="float" office:value="0" calcext:value-type="float">
            <text:p>0</text:p>
          </table:table-cell>
          <table:table-cell table:formula="of:=IF([.C461] &gt;=1; [.G461]/[.C461]; &quot;&quot; )" office:value-type="float" office:value="0" calcext:value-type="float">
            <text:p>0</text:p>
          </table:table-cell>
        </table:table-row>
        <table:table-row table:style-name="ro1">
          <table:table-cell office:value-type="string" calcext:value-type="string">
            <text:p>all/issues/silver/0127-1.vpr</text:p>
          </table:table-cell>
          <table:table-cell office:value-type="float" office:value="1" calcext:value-type="float">
            <text:p>1</text:p>
          </table:table-cell>
          <table:table-cell office:value-type="float" office:value="0.003" calcext:value-type="float">
            <text:p>0.003</text:p>
          </table:table-cell>
          <table:table-cell office:value-type="float" office:value="40" calcext:value-type="float">
            <text:p>40</text:p>
          </table:table-cell>
          <table:table-cell office:value-type="float" office:value="0" calcext:value-type="float">
            <text:p>0</text:p>
          </table:table-cell>
          <table:table-cell office:value-type="float" office:value="2" calcext:value-type="float">
            <text:p>2</text:p>
          </table:table-cell>
          <table:table-cell table:formula="of:=([.E462]+[.F462])^2" office:value-type="float" office:value="4" calcext:value-type="float">
            <text:p>4</text:p>
          </table:table-cell>
          <table:table-cell table:formula="of:=IF([.C462] &gt;=1; [.G462]/[.C462]; &quot;&quot; )">
            <text:p/>
          </table:table-cell>
        </table:table-row>
        <table:table-row table:style-name="ro1">
          <table:table-cell office:value-type="string" calcext:value-type="string">
            <text:p>all/issues/silver/0127-2.vpr</text:p>
          </table:table-cell>
          <table:table-cell office:value-type="float" office:value="1.29671280276817" calcext:value-type="float">
            <text:p>1.29671280276817</text:p>
          </table:table-cell>
          <table:table-cell office:value-type="float" office:value="1.156" calcext:value-type="float">
            <text:p>1.156</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formula="of:=([.E463]+[.F463])^2" office:value-type="float" office:value="1" calcext:value-type="float">
            <text:p>1</text:p>
          </table:table-cell>
          <table:table-cell table:formula="of:=IF([.C463] &gt;=1; [.G463]/[.C463]; &quot;&quot; )" office:value-type="float" office:value="0.865051903114187" calcext:value-type="float">
            <text:p>0.865051903114187</text:p>
          </table:table-cell>
        </table:table-row>
        <table:table-row table:style-name="ro1">
          <table:table-cell office:value-type="string" calcext:value-type="string">
            <text:p>all/issues/silver/0127.vpr</text:p>
          </table:table-cell>
          <table:table-cell office:value-type="float" office:value="1.29531914893617" calcext:value-type="float">
            <text:p>1.29531914893617</text:p>
          </table:table-cell>
          <table:table-cell office:value-type="float" office:value="1.175" calcext:value-type="float">
            <text:p>1.175</text:p>
          </table:table-cell>
          <table:table-cell office:value-type="float" office:value="57" calcext:value-type="float">
            <text:p>57</text:p>
          </table:table-cell>
          <table:table-cell office:value-type="float" office:value="0" calcext:value-type="float">
            <text:p>0</text:p>
          </table:table-cell>
          <table:table-cell office:value-type="float" office:value="2" calcext:value-type="float">
            <text:p>2</text:p>
          </table:table-cell>
          <table:table-cell table:formula="of:=([.E464]+[.F464])^2" office:value-type="float" office:value="4" calcext:value-type="float">
            <text:p>4</text:p>
          </table:table-cell>
          <table:table-cell table:formula="of:=IF([.C464] &gt;=1; [.G464]/[.C464]; &quot;&quot; )" office:value-type="float" office:value="3.40425531914894" calcext:value-type="float">
            <text:p>3.40425531914894</text:p>
          </table:table-cell>
        </table:table-row>
        <table:table-row table:style-name="ro1">
          <table:table-cell office:value-type="string" calcext:value-type="string">
            <text:p>all/issues/silver/0129.vpr</text:p>
          </table:table-cell>
          <table:table-cell office:value-type="float" office:value="1.24785658612627" calcext:value-type="float">
            <text:p>1.24785658612627</text:p>
          </table:table-cell>
          <table:table-cell office:value-type="float" office:value="1.283" calcext:value-type="float">
            <text:p>1.283</text:p>
          </table:table-cell>
          <table:table-cell office:value-type="float" office:value="6" calcext:value-type="float">
            <text:p>6</text:p>
          </table:table-cell>
          <table:table-cell table:number-columns-repeated="2" office:value-type="float" office:value="0" calcext:value-type="float">
            <text:p>0</text:p>
          </table:table-cell>
          <table:table-cell table:formula="of:=([.E465]+[.F465])^2" office:value-type="float" office:value="0" calcext:value-type="float">
            <text:p>0</text:p>
          </table:table-cell>
          <table:table-cell table:formula="of:=IF([.C465] &gt;=1; [.G465]/[.C465]; &quot;&quot; )" office:value-type="float" office:value="0" calcext:value-type="float">
            <text:p>0</text:p>
          </table:table-cell>
        </table:table-row>
        <table:table-row table:style-name="ro1">
          <table:table-cell office:value-type="string" calcext:value-type="string">
            <text:p>all/issues/silver/0130.vpr</text:p>
          </table:table-cell>
          <table:table-cell office:value-type="float" office:value="1.37791741472172" calcext:value-type="float">
            <text:p>1.37791741472172</text:p>
          </table:table-cell>
          <table:table-cell office:value-type="float" office:value="1.114" calcext:value-type="float">
            <text:p>1.114</text:p>
          </table:table-cell>
          <table:table-cell office:value-type="float" office:value="16" calcext:value-type="float">
            <text:p>16</text:p>
          </table:table-cell>
          <table:table-cell table:number-columns-repeated="2" office:value-type="float" office:value="0" calcext:value-type="float">
            <text:p>0</text:p>
          </table:table-cell>
          <table:table-cell table:formula="of:=([.E466]+[.F466])^2" office:value-type="float" office:value="0" calcext:value-type="float">
            <text:p>0</text:p>
          </table:table-cell>
          <table:table-cell table:formula="of:=IF([.C466] &gt;=1; [.G466]/[.C466]; &quot;&quot; )" office:value-type="float" office:value="0" calcext:value-type="float">
            <text:p>0</text:p>
          </table:table-cell>
        </table:table-row>
        <table:table-row table:style-name="ro1">
          <table:table-cell office:value-type="string" calcext:value-type="string">
            <text:p>all/issues/silver/0131.vpr</text:p>
          </table:table-cell>
          <table:table-cell office:value-type="float" office:value="1" calcext:value-type="float">
            <text:p>1</text:p>
          </table:table-cell>
          <table:table-cell office:value-type="float" office:value="0.009" calcext:value-type="float">
            <text:p>0.009</text:p>
          </table:table-cell>
          <table:table-cell office:value-type="float" office:value="39" calcext:value-type="float">
            <text:p>39</text:p>
          </table:table-cell>
          <table:table-cell table:number-columns-repeated="2" office:value-type="float" office:value="0" calcext:value-type="float">
            <text:p>0</text:p>
          </table:table-cell>
          <table:table-cell table:formula="of:=([.E467]+[.F467])^2" office:value-type="float" office:value="0" calcext:value-type="float">
            <text:p>0</text:p>
          </table:table-cell>
          <table:table-cell table:formula="of:=IF([.C467] &gt;=1; [.G467]/[.C467]; &quot;&quot; )">
            <text:p/>
          </table:table-cell>
        </table:table-row>
        <table:table-row table:style-name="ro1">
          <table:table-cell office:value-type="string" calcext:value-type="string">
            <text:p>all/issues/silver/0132.vpr</text:p>
          </table:table-cell>
          <table:table-cell office:value-type="float" office:value="1" calcext:value-type="float">
            <text:p>1</text:p>
          </table:table-cell>
          <table:table-cell office:value-type="float" office:value="0.001" calcext:value-type="float">
            <text:p>0.001</text:p>
          </table:table-cell>
          <table:table-cell office:value-type="float" office:value="8" calcext:value-type="float">
            <text:p>8</text:p>
          </table:table-cell>
          <table:table-cell table:number-columns-repeated="2" office:value-type="float" office:value="0" calcext:value-type="float">
            <text:p>0</text:p>
          </table:table-cell>
          <table:table-cell table:formula="of:=([.E468]+[.F468])^2" office:value-type="float" office:value="0" calcext:value-type="float">
            <text:p>0</text:p>
          </table:table-cell>
          <table:table-cell table:formula="of:=IF([.C468] &gt;=1; [.G468]/[.C468]; &quot;&quot; )">
            <text:p/>
          </table:table-cell>
        </table:table-row>
        <table:table-row table:style-name="ro1">
          <table:table-cell office:value-type="string" calcext:value-type="string">
            <text:p>all/issues/silver/0137.vpr</text:p>
          </table:table-cell>
          <table:table-cell office:value-type="float" office:value="1" calcext:value-type="float">
            <text:p>1</text:p>
          </table:table-cell>
          <table:table-cell office:value-type="float" office:value="0.001" calcext:value-type="float">
            <text:p>0.001</text:p>
          </table:table-cell>
          <table:table-cell office:value-type="float" office:value="11" calcext:value-type="float">
            <text:p>11</text:p>
          </table:table-cell>
          <table:table-cell table:number-columns-repeated="2" office:value-type="float" office:value="0" calcext:value-type="float">
            <text:p>0</text:p>
          </table:table-cell>
          <table:table-cell table:formula="of:=([.E469]+[.F469])^2" office:value-type="float" office:value="0" calcext:value-type="float">
            <text:p>0</text:p>
          </table:table-cell>
          <table:table-cell table:formula="of:=IF([.C469] &gt;=1; [.G469]/[.C469]; &quot;&quot; )">
            <text:p/>
          </table:table-cell>
        </table:table-row>
        <table:table-row table:style-name="ro1">
          <table:table-cell office:value-type="string" calcext:value-type="string">
            <text:p>all/issues/silver/0139.vpr</text:p>
          </table:table-cell>
          <table:table-cell office:value-type="float" office:value="1.32156133828996" calcext:value-type="float">
            <text:p>1.32156133828996</text:p>
          </table:table-cell>
          <table:table-cell office:value-type="float" office:value="1.076" calcext:value-type="float">
            <text:p>1.076</text:p>
          </table:table-cell>
          <table:table-cell office:value-type="float" office:value="12" calcext:value-type="float">
            <text:p>12</text:p>
          </table:table-cell>
          <table:table-cell table:number-columns-repeated="2" office:value-type="float" office:value="0" calcext:value-type="float">
            <text:p>0</text:p>
          </table:table-cell>
          <table:table-cell table:formula="of:=([.E470]+[.F470])^2" office:value-type="float" office:value="0" calcext:value-type="float">
            <text:p>0</text:p>
          </table:table-cell>
          <table:table-cell table:formula="of:=IF([.C470] &gt;=1; [.G470]/[.C470]; &quot;&quot; )" office:value-type="float" office:value="0" calcext:value-type="float">
            <text:p>0</text:p>
          </table:table-cell>
        </table:table-row>
        <table:table-row table:style-name="ro1">
          <table:table-cell office:value-type="string" calcext:value-type="string">
            <text:p>all/issues/silver/0140.vpr</text:p>
          </table:table-cell>
          <table:table-cell office:value-type="float" office:value="1.34159292035398" calcext:value-type="float">
            <text:p>1.34159292035398</text:p>
          </table:table-cell>
          <table:table-cell office:value-type="float" office:value="1.13" calcext:value-type="float">
            <text:p>1.13</text:p>
          </table:table-cell>
          <table:table-cell office:value-type="float" office:value="7" calcext:value-type="float">
            <text:p>7</text:p>
          </table:table-cell>
          <table:table-cell table:number-columns-repeated="2" office:value-type="float" office:value="0" calcext:value-type="float">
            <text:p>0</text:p>
          </table:table-cell>
          <table:table-cell table:formula="of:=([.E471]+[.F471])^2" office:value-type="float" office:value="0" calcext:value-type="float">
            <text:p>0</text:p>
          </table:table-cell>
          <table:table-cell table:formula="of:=IF([.C471] &gt;=1; [.G471]/[.C471]; &quot;&quot; )" office:value-type="float" office:value="0" calcext:value-type="float">
            <text:p>0</text:p>
          </table:table-cell>
        </table:table-row>
        <table:table-row table:style-name="ro1">
          <table:table-cell office:value-type="string" calcext:value-type="string">
            <text:p>all/issues/silver/0142.vpr</text:p>
          </table:table-cell>
          <table:table-cell office:value-type="float" office:value="1.19646017699115" calcext:value-type="float">
            <text:p>1.19646017699115</text:p>
          </table:table-cell>
          <table:table-cell office:value-type="float" office:value="1.13" calcext:value-type="float">
            <text:p>1.13</text:p>
          </table:table-cell>
          <table:table-cell office:value-type="float" office:value="9" calcext:value-type="float">
            <text:p>9</text:p>
          </table:table-cell>
          <table:table-cell table:number-columns-repeated="2" office:value-type="float" office:value="0" calcext:value-type="float">
            <text:p>0</text:p>
          </table:table-cell>
          <table:table-cell table:formula="of:=([.E472]+[.F472])^2" office:value-type="float" office:value="0" calcext:value-type="float">
            <text:p>0</text:p>
          </table:table-cell>
          <table:table-cell table:formula="of:=IF([.C472] &gt;=1; [.G472]/[.C472]; &quot;&quot; )" office:value-type="float" office:value="0" calcext:value-type="float">
            <text:p>0</text:p>
          </table:table-cell>
        </table:table-row>
        <table:table-row table:style-name="ro1">
          <table:table-cell office:value-type="string" calcext:value-type="string">
            <text:p>all/issues/silver/0148.vpr</text:p>
          </table:table-cell>
          <table:table-cell office:value-type="float" office:value="1.28880597014925" calcext:value-type="float">
            <text:p>1.28880597014925</text:p>
          </table:table-cell>
          <table:table-cell office:value-type="float" office:value="1.34" calcext:value-type="float">
            <text:p>1.34</text:p>
          </table:table-cell>
          <table:table-cell office:value-type="float" office:value="24" calcext:value-type="float">
            <text:p>24</text:p>
          </table:table-cell>
          <table:table-cell table:number-columns-repeated="2" office:value-type="float" office:value="0" calcext:value-type="float">
            <text:p>0</text:p>
          </table:table-cell>
          <table:table-cell table:formula="of:=([.E473]+[.F473])^2" office:value-type="float" office:value="0" calcext:value-type="float">
            <text:p>0</text:p>
          </table:table-cell>
          <table:table-cell table:formula="of:=IF([.C473] &gt;=1; [.G473]/[.C473]; &quot;&quot; )" office:value-type="float" office:value="0" calcext:value-type="float">
            <text:p>0</text:p>
          </table:table-cell>
        </table:table-row>
        <table:table-row table:style-name="ro1">
          <table:table-cell office:value-type="string" calcext:value-type="string">
            <text:p>all/issues/silver/0151.vpr</text:p>
          </table:table-cell>
          <table:table-cell office:value-type="float" office:value="1.34510150044131" calcext:value-type="float">
            <text:p>1.34510150044131</text:p>
          </table:table-cell>
          <table:table-cell office:value-type="float" office:value="1.133" calcext:value-type="float">
            <text:p>1.133</text:p>
          </table:table-cell>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table:formula="of:=([.E474]+[.F474])^2" office:value-type="float" office:value="1" calcext:value-type="float">
            <text:p>1</text:p>
          </table:table-cell>
          <table:table-cell table:formula="of:=IF([.C474] &gt;=1; [.G474]/[.C474]; &quot;&quot; )" office:value-type="float" office:value="0.88261253309797" calcext:value-type="float">
            <text:p>0.88261253309797</text:p>
          </table:table-cell>
        </table:table-row>
        <table:table-row table:style-name="ro1">
          <table:table-cell office:value-type="string" calcext:value-type="string">
            <text:p>all/issues/silver/0152.vpr</text:p>
          </table:table-cell>
          <table:table-cell office:value-type="float" office:value="1.30266789328427" calcext:value-type="float">
            <text:p>1.30266789328427</text:p>
          </table:table-cell>
          <table:table-cell office:value-type="float" office:value="1.087" calcext:value-type="float">
            <text:p>1.087</text:p>
          </table:table-cell>
          <table:table-cell office:value-type="float" office:value="15" calcext:value-type="float">
            <text:p>15</text:p>
          </table:table-cell>
          <table:table-cell table:number-columns-repeated="2" office:value-type="float" office:value="0" calcext:value-type="float">
            <text:p>0</text:p>
          </table:table-cell>
          <table:table-cell table:formula="of:=([.E475]+[.F475])^2" office:value-type="float" office:value="0" calcext:value-type="float">
            <text:p>0</text:p>
          </table:table-cell>
          <table:table-cell table:formula="of:=IF([.C475] &gt;=1; [.G475]/[.C475]; &quot;&quot; )" office:value-type="float" office:value="0" calcext:value-type="float">
            <text:p>0</text:p>
          </table:table-cell>
        </table:table-row>
        <table:table-row table:style-name="ro1">
          <table:table-cell office:value-type="string" calcext:value-type="string">
            <text:p>all/issues/silver/0155.vpr</text:p>
          </table:table-cell>
          <table:table-cell office:value-type="float" office:value="1.15848753016895" calcext:value-type="float">
            <text:p>1.15848753016895</text:p>
          </table:table-cell>
          <table:table-cell office:value-type="float" office:value="1.243" calcext:value-type="float">
            <text:p>1.243</text:p>
          </table:table-cell>
          <table:table-cell office:value-type="float" office:value="7" calcext:value-type="float">
            <text:p>7</text:p>
          </table:table-cell>
          <table:table-cell table:number-columns-repeated="2" office:value-type="float" office:value="0" calcext:value-type="float">
            <text:p>0</text:p>
          </table:table-cell>
          <table:table-cell table:formula="of:=([.E476]+[.F476])^2" office:value-type="float" office:value="0" calcext:value-type="float">
            <text:p>0</text:p>
          </table:table-cell>
          <table:table-cell table:formula="of:=IF([.C476] &gt;=1; [.G476]/[.C476]; &quot;&quot; )" office:value-type="float" office:value="0" calcext:value-type="float">
            <text:p>0</text:p>
          </table:table-cell>
        </table:table-row>
        <table:table-row table:style-name="ro1">
          <table:table-cell office:value-type="string" calcext:value-type="string">
            <text:p>all/issues/silver/0158.vpr</text:p>
          </table:table-cell>
          <table:table-cell office:value-type="float" office:value="1" calcext:value-type="float">
            <text:p>1</text:p>
          </table:table-cell>
          <table:table-cell office:value-type="float" office:value="0.001" calcext:value-type="float">
            <text:p>0.001</text:p>
          </table:table-cell>
          <table:table-cell office:value-type="float" office:value="7" calcext:value-type="float">
            <text:p>7</text:p>
          </table:table-cell>
          <table:table-cell table:number-columns-repeated="2" office:value-type="float" office:value="0" calcext:value-type="float">
            <text:p>0</text:p>
          </table:table-cell>
          <table:table-cell table:formula="of:=([.E477]+[.F477])^2" office:value-type="float" office:value="0" calcext:value-type="float">
            <text:p>0</text:p>
          </table:table-cell>
          <table:table-cell table:formula="of:=IF([.C477] &gt;=1; [.G477]/[.C477]; &quot;&quot; )">
            <text:p/>
          </table:table-cell>
        </table:table-row>
        <table:table-row table:style-name="ro1">
          <table:table-cell office:value-type="string" calcext:value-type="string">
            <text:p>all/issues/silver/0159.vpr</text:p>
          </table:table-cell>
          <table:table-cell office:value-type="float" office:value="1.00580270793037" calcext:value-type="float">
            <text:p>1.00580270793037</text:p>
          </table:table-cell>
          <table:table-cell office:value-type="float" office:value="1.551" calcext:value-type="float">
            <text:p>1.55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478]+[.F478])^2" office:value-type="float" office:value="1" calcext:value-type="float">
            <text:p>1</text:p>
          </table:table-cell>
          <table:table-cell table:formula="of:=IF([.C478] &gt;=1; [.G478]/[.C478]; &quot;&quot; )" office:value-type="float" office:value="0.644745325596389" calcext:value-type="float">
            <text:p>0.644745325596389</text:p>
          </table:table-cell>
        </table:table-row>
        <table:table-row table:style-name="ro1">
          <table:table-cell office:value-type="string" calcext:value-type="string">
            <text:p>all/issues/silver/0162-1.vpr</text:p>
          </table:table-cell>
          <table:table-cell office:value-type="float" office:value="1.26239855725879" calcext:value-type="float">
            <text:p>1.26239855725879</text:p>
          </table:table-cell>
          <table:table-cell office:value-type="float" office:value="1.109" calcext:value-type="float">
            <text:p>1.109</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formula="of:=([.E479]+[.F479])^2" office:value-type="float" office:value="1" calcext:value-type="float">
            <text:p>1</text:p>
          </table:table-cell>
          <table:table-cell table:formula="of:=IF([.C479] &gt;=1; [.G479]/[.C479]; &quot;&quot; )" office:value-type="float" office:value="0.901713255184851" calcext:value-type="float">
            <text:p>0.901713255184851</text:p>
          </table:table-cell>
        </table:table-row>
        <table:table-row table:style-name="ro1">
          <table:table-cell office:value-type="string" calcext:value-type="string">
            <text:p>all/issues/silver/0162-2.vpr</text:p>
          </table:table-cell>
          <table:table-cell office:value-type="float" office:value="1.38883968113375" calcext:value-type="float">
            <text:p>1.38883968113375</text:p>
          </table:table-cell>
          <table:table-cell office:value-type="float" office:value="1.129" calcext:value-type="float">
            <text:p>1.129</text:p>
          </table:table-cell>
          <table:table-cell office:value-type="float" office:value="78" calcext:value-type="float">
            <text:p>78</text:p>
          </table:table-cell>
          <table:table-cell table:number-columns-repeated="2" office:value-type="float" office:value="1" calcext:value-type="float">
            <text:p>1</text:p>
          </table:table-cell>
          <table:table-cell table:formula="of:=([.E480]+[.F480])^2" office:value-type="float" office:value="4" calcext:value-type="float">
            <text:p>4</text:p>
          </table:table-cell>
          <table:table-cell table:formula="of:=IF([.C480] &gt;=1; [.G480]/[.C480]; &quot;&quot; )" office:value-type="float" office:value="3.54295837023915" calcext:value-type="float">
            <text:p>3.54295837023915</text:p>
          </table:table-cell>
        </table:table-row>
        <table:table-row table:style-name="ro1">
          <table:table-cell office:value-type="string" calcext:value-type="string">
            <text:p>all/issues/silver/0164.vpr</text:p>
          </table:table-cell>
          <table:table-cell office:value-type="float" office:value="1" calcext:value-type="float">
            <text:p>1</text:p>
          </table:table-cell>
          <table:table-cell office:value-type="float" office:value="0.003" calcext:value-type="float">
            <text:p>0.003</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481]+[.F481])^2" office:value-type="float" office:value="1" calcext:value-type="float">
            <text:p>1</text:p>
          </table:table-cell>
          <table:table-cell table:formula="of:=IF([.C481] &gt;=1; [.G481]/[.C481]; &quot;&quot; )">
            <text:p/>
          </table:table-cell>
        </table:table-row>
        <table:table-row table:style-name="ro1">
          <table:table-cell office:value-type="string" calcext:value-type="string">
            <text:p>all/issues/silver/0168_lib.vpr</text:p>
          </table:table-cell>
          <table:table-cell office:value-type="float" office:value="1.25398230088496" calcext:value-type="float">
            <text:p>1.25398230088496</text:p>
          </table:table-cell>
          <table:table-cell office:value-type="float" office:value="1.13" calcext:value-type="float">
            <text:p>1.13</text:p>
          </table:table-cell>
          <table:table-cell office:value-type="float" office:value="3" calcext:value-type="float">
            <text:p>3</text:p>
          </table:table-cell>
          <table:table-cell table:number-columns-repeated="2" office:value-type="float" office:value="0" calcext:value-type="float">
            <text:p>0</text:p>
          </table:table-cell>
          <table:table-cell table:formula="of:=([.E482]+[.F482])^2" office:value-type="float" office:value="0" calcext:value-type="float">
            <text:p>0</text:p>
          </table:table-cell>
          <table:table-cell table:formula="of:=IF([.C482] &gt;=1; [.G482]/[.C482]; &quot;&quot; )" office:value-type="float" office:value="0" calcext:value-type="float">
            <text:p>0</text:p>
          </table:table-cell>
        </table:table-row>
        <table:table-row table:style-name="ro1">
          <table:table-cell office:value-type="string" calcext:value-type="string">
            <text:p>all/issues/silver/0168.vpr</text:p>
          </table:table-cell>
          <table:table-cell office:value-type="float" office:value="1.35363636363636" calcext:value-type="float">
            <text:p>1.35363636363636</text:p>
          </table:table-cell>
          <table:table-cell office:value-type="float" office:value="1.1" calcext:value-type="float">
            <text:p>1.1</text:p>
          </table:table-cell>
          <table:table-cell office:value-type="float" office:value="6" calcext:value-type="float">
            <text:p>6</text:p>
          </table:table-cell>
          <table:table-cell table:number-columns-repeated="2" office:value-type="float" office:value="0" calcext:value-type="float">
            <text:p>0</text:p>
          </table:table-cell>
          <table:table-cell table:formula="of:=([.E483]+[.F483])^2" office:value-type="float" office:value="0" calcext:value-type="float">
            <text:p>0</text:p>
          </table:table-cell>
          <table:table-cell table:formula="of:=IF([.C483] &gt;=1; [.G483]/[.C483]; &quot;&quot; )" office:value-type="float" office:value="0" calcext:value-type="float">
            <text:p>0</text:p>
          </table:table-cell>
        </table:table-row>
        <table:table-row table:style-name="ro1">
          <table:table-cell office:value-type="string" calcext:value-type="string">
            <text:p>all/issues/silver/0170.vpr</text:p>
          </table:table-cell>
          <table:table-cell office:value-type="float" office:value="1.35398230088496" calcext:value-type="float">
            <text:p>1.35398230088496</text:p>
          </table:table-cell>
          <table:table-cell office:value-type="float" office:value="1.13" calcext:value-type="float">
            <text:p>1.1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formula="of:=([.E484]+[.F484])^2" office:value-type="float" office:value="1" calcext:value-type="float">
            <text:p>1</text:p>
          </table:table-cell>
          <table:table-cell table:formula="of:=IF([.C484] &gt;=1; [.G484]/[.C484]; &quot;&quot; )" office:value-type="float" office:value="0.884955752212389" calcext:value-type="float">
            <text:p>0.884955752212389</text:p>
          </table:table-cell>
        </table:table-row>
        <table:table-row table:style-name="ro1">
          <table:table-cell office:value-type="string" calcext:value-type="string">
            <text:p>all/issues/silver/0172.vpr</text:p>
          </table:table-cell>
          <table:table-cell office:value-type="float" office:value="1.37099494097808" calcext:value-type="float">
            <text:p>1.37099494097808</text:p>
          </table:table-cell>
          <table:table-cell office:value-type="float" office:value="1.186" calcext:value-type="float">
            <text:p>1.186</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table:formula="of:=([.E485]+[.F485])^2" office:value-type="float" office:value="4" calcext:value-type="float">
            <text:p>4</text:p>
          </table:table-cell>
          <table:table-cell table:formula="of:=IF([.C485] &gt;=1; [.G485]/[.C485]; &quot;&quot; )" office:value-type="float" office:value="3.37268128161889" calcext:value-type="float">
            <text:p>3.37268128161889</text:p>
          </table:table-cell>
        </table:table-row>
        <table:table-row table:style-name="ro1">
          <table:table-cell office:value-type="string" calcext:value-type="string">
            <text:p>all/issues/silver/0174.vpr</text:p>
          </table:table-cell>
          <table:table-cell office:value-type="float" office:value="0.5" calcext:value-type="float">
            <text:p>0.5</text:p>
          </table:table-cell>
          <table:table-cell office:value-type="float" office:value="0.002" calcext:value-type="float">
            <text:p>0.002</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486]+[.F486])^2" office:value-type="float" office:value="1" calcext:value-type="float">
            <text:p>1</text:p>
          </table:table-cell>
          <table:table-cell table:formula="of:=IF([.C486] &gt;=1; [.G486]/[.C486]; &quot;&quot; )">
            <text:p/>
          </table:table-cell>
        </table:table-row>
        <table:table-row table:style-name="ro1">
          <table:table-cell office:value-type="string" calcext:value-type="string">
            <text:p>all/issues/silver/0175b.vpr</text:p>
          </table:table-cell>
          <table:table-cell office:value-type="float" office:value="0.833333333333333" calcext:value-type="float">
            <text:p>0.833333333333333</text:p>
          </table:table-cell>
          <table:table-cell office:value-type="float" office:value="0.006" calcext:value-type="float">
            <text:p>0.00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formula="of:=([.E487]+[.F487])^2" office:value-type="float" office:value="1" calcext:value-type="float">
            <text:p>1</text:p>
          </table:table-cell>
          <table:table-cell table:formula="of:=IF([.C487] &gt;=1; [.G487]/[.C487]; &quot;&quot; )">
            <text:p/>
          </table:table-cell>
        </table:table-row>
        <table:table-row table:style-name="ro1">
          <table:table-cell office:value-type="string" calcext:value-type="string">
            <text:p>all/issues/silver/0175.vpr</text:p>
          </table:table-cell>
          <table:table-cell office:value-type="float" office:value="1.73567513702043" calcext:value-type="float">
            <text:p>1.73567513702043</text:p>
          </table:table-cell>
          <table:table-cell office:value-type="float" office:value="4.014" calcext:value-type="float">
            <text:p>4.014</text:p>
          </table:table-cell>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table:formula="of:=([.E488]+[.F488])^2" office:value-type="float" office:value="1" calcext:value-type="float">
            <text:p>1</text:p>
          </table:table-cell>
          <table:table-cell table:formula="of:=IF([.C488] &gt;=1; [.G488]/[.C488]; &quot;&quot; )" office:value-type="float" office:value="0.249128051818635" calcext:value-type="float">
            <text:p>0.249128051818635</text:p>
          </table:table-cell>
        </table:table-row>
        <table:table-row table:style-name="ro1">
          <table:table-cell office:value-type="string" calcext:value-type="string">
            <text:p>all/issues/silver/0176.vpr</text:p>
          </table:table-cell>
          <table:table-cell office:value-type="float" office:value="1.26436781609195" calcext:value-type="float">
            <text:p>1.26436781609195</text:p>
          </table:table-cell>
          <table:table-cell office:value-type="float" office:value="1.131" calcext:value-type="float">
            <text:p>1.131</text:p>
          </table:table-cell>
          <table:table-cell office:value-type="float" office:value="8" calcext:value-type="float">
            <text:p>8</text:p>
          </table:table-cell>
          <table:table-cell table:number-columns-repeated="2" office:value-type="float" office:value="0" calcext:value-type="float">
            <text:p>0</text:p>
          </table:table-cell>
          <table:table-cell table:formula="of:=([.E489]+[.F489])^2" office:value-type="float" office:value="0" calcext:value-type="float">
            <text:p>0</text:p>
          </table:table-cell>
          <table:table-cell table:formula="of:=IF([.C489] &gt;=1; [.G489]/[.C489]; &quot;&quot; )" office:value-type="float" office:value="0" calcext:value-type="float">
            <text:p>0</text:p>
          </table:table-cell>
        </table:table-row>
        <table:table-row table:style-name="ro1">
          <table:table-cell office:value-type="string" calcext:value-type="string">
            <text:p>all/issues/silver/0177-1.vpr</text:p>
          </table:table-cell>
          <table:table-cell office:value-type="float" office:value="1.31428571428571" calcext:value-type="float">
            <text:p>1.31428571428571</text:p>
          </table:table-cell>
          <table:table-cell office:value-type="float" office:value="1.12" calcext:value-type="float">
            <text:p>1.12</text:p>
          </table:table-cell>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table:formula="of:=([.E490]+[.F490])^2" office:value-type="float" office:value="1" calcext:value-type="float">
            <text:p>1</text:p>
          </table:table-cell>
          <table:table-cell table:formula="of:=IF([.C490] &gt;=1; [.G490]/[.C490]; &quot;&quot; )" office:value-type="float" office:value="0.892857142857143" calcext:value-type="float">
            <text:p>0.892857142857143</text:p>
          </table:table-cell>
        </table:table-row>
        <table:table-row table:style-name="ro1">
          <table:table-cell office:value-type="string" calcext:value-type="string">
            <text:p>all/issues/silver/0177-3.vpr</text:p>
          </table:table-cell>
          <table:table-cell office:value-type="float" office:value="1" calcext:value-type="float">
            <text:p>1</text:p>
          </table:table-cell>
          <table:table-cell office:value-type="float" office:value="0.001" calcext:value-type="float">
            <text:p>0.001</text:p>
          </table:table-cell>
          <table:table-cell office:value-type="float" office:value="9" calcext:value-type="float">
            <text:p>9</text:p>
          </table:table-cell>
          <table:table-cell table:number-columns-repeated="2" office:value-type="float" office:value="0" calcext:value-type="float">
            <text:p>0</text:p>
          </table:table-cell>
          <table:table-cell table:formula="of:=([.E491]+[.F491])^2" office:value-type="float" office:value="0" calcext:value-type="float">
            <text:p>0</text:p>
          </table:table-cell>
          <table:table-cell table:formula="of:=IF([.C491] &gt;=1; [.G491]/[.C491]; &quot;&quot; )">
            <text:p/>
          </table:table-cell>
        </table:table-row>
        <table:table-row table:style-name="ro1">
          <table:table-cell office:value-type="string" calcext:value-type="string">
            <text:p>all/issues/silver/0178-1.vpr</text:p>
          </table:table-cell>
          <table:table-cell office:value-type="float" office:value="1" calcext:value-type="float">
            <text:p>1</text:p>
          </table:table-cell>
          <table:table-cell office:value-type="float" office:value="0.002" calcext:value-type="float">
            <text:p>0.002</text:p>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table:formula="of:=([.E492]+[.F492])^2" office:value-type="float" office:value="1" calcext:value-type="float">
            <text:p>1</text:p>
          </table:table-cell>
          <table:table-cell table:formula="of:=IF([.C492] &gt;=1; [.G492]/[.C492]; &quot;&quot; )">
            <text:p/>
          </table:table-cell>
        </table:table-row>
        <table:table-row table:style-name="ro1">
          <table:table-cell office:value-type="string" calcext:value-type="string">
            <text:p>all/issues/silver/0178-2.vpr</text:p>
          </table:table-cell>
          <table:table-cell office:value-type="float" office:value="1.26848591549296" calcext:value-type="float">
            <text:p>1.26848591549296</text:p>
          </table:table-cell>
          <table:table-cell office:value-type="float" office:value="1.136" calcext:value-type="float">
            <text:p>1.136</text:p>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table:formula="of:=([.E493]+[.F493])^2" office:value-type="float" office:value="1" calcext:value-type="float">
            <text:p>1</text:p>
          </table:table-cell>
          <table:table-cell table:formula="of:=IF([.C493] &gt;=1; [.G493]/[.C493]; &quot;&quot; )" office:value-type="float" office:value="0.880281690140845" calcext:value-type="float">
            <text:p>0.880281690140845</text:p>
          </table:table-cell>
        </table:table-row>
        <table:table-row table:style-name="ro1">
          <table:table-cell office:value-type="string" calcext:value-type="string">
            <text:p>all/issues/silver/0178-3.vpr</text:p>
          </table:table-cell>
          <table:table-cell office:value-type="float" office:value="1" calcext:value-type="float">
            <text:p>1</text:p>
          </table:table-cell>
          <table:table-cell office:value-type="float" office:value="0.002" calcext:value-type="float">
            <text:p>0.002</text:p>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table:formula="of:=([.E494]+[.F494])^2" office:value-type="float" office:value="1" calcext:value-type="float">
            <text:p>1</text:p>
          </table:table-cell>
          <table:table-cell table:formula="of:=IF([.C494] &gt;=1; [.G494]/[.C494]; &quot;&quot; )">
            <text:p/>
          </table:table-cell>
        </table:table-row>
        <table:table-row table:style-name="ro1">
          <table:table-cell office:value-type="string" calcext:value-type="string">
            <text:p>all/issues/silver/0179.vpr</text:p>
          </table:table-cell>
          <table:table-cell office:value-type="float" office:value="1.3265306122449" calcext:value-type="float">
            <text:p>1.3265306122449</text:p>
          </table:table-cell>
          <table:table-cell office:value-type="float" office:value="1.127" calcext:value-type="float">
            <text:p>1.127</text:p>
          </table:table-cell>
          <table:table-cell office:value-type="float" office:value="5" calcext:value-type="float">
            <text:p>5</text:p>
          </table:table-cell>
          <table:table-cell table:number-columns-repeated="2" office:value-type="float" office:value="0" calcext:value-type="float">
            <text:p>0</text:p>
          </table:table-cell>
          <table:table-cell table:formula="of:=([.E495]+[.F495])^2" office:value-type="float" office:value="0" calcext:value-type="float">
            <text:p>0</text:p>
          </table:table-cell>
          <table:table-cell table:formula="of:=IF([.C495] &gt;=1; [.G495]/[.C495]; &quot;&quot; )" office:value-type="float" office:value="0" calcext:value-type="float">
            <text:p>0</text:p>
          </table:table-cell>
        </table:table-row>
        <table:table-row table:style-name="ro1">
          <table:table-cell office:value-type="string" calcext:value-type="string">
            <text:p>all/issues/silver/0180.vpr</text:p>
          </table:table-cell>
          <table:table-cell office:value-type="float" office:value="1" calcext:value-type="float">
            <text:p>1</text:p>
          </table:table-cell>
          <table:table-cell office:value-type="float" office:value="0.002" calcext:value-type="float">
            <text:p>0.00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formula="of:=([.E496]+[.F496])^2" office:value-type="float" office:value="1" calcext:value-type="float">
            <text:p>1</text:p>
          </table:table-cell>
          <table:table-cell table:formula="of:=IF([.C496] &gt;=1; [.G496]/[.C496]; &quot;&quot; )">
            <text:p/>
          </table:table-cell>
        </table:table-row>
        <table:table-row table:style-name="ro1">
          <table:table-cell office:value-type="string" calcext:value-type="string">
            <text:p>all/issues/silver/0182.vpr</text:p>
          </table:table-cell>
          <table:table-cell office:value-type="float" office:value="1" calcext:value-type="float">
            <text:p>1</text:p>
          </table:table-cell>
          <table:table-cell office:value-type="float" office:value="0.004" calcext:value-type="float">
            <text:p>0.004</text:p>
          </table:table-cell>
          <table:table-cell office:value-type="float" office:value="29" calcext:value-type="float">
            <text:p>29</text:p>
          </table:table-cell>
          <table:table-cell office:value-type="float" office:value="1" calcext:value-type="float">
            <text:p>1</text:p>
          </table:table-cell>
          <table:table-cell office:value-type="float" office:value="0" calcext:value-type="float">
            <text:p>0</text:p>
          </table:table-cell>
          <table:table-cell table:formula="of:=([.E497]+[.F497])^2" office:value-type="float" office:value="1" calcext:value-type="float">
            <text:p>1</text:p>
          </table:table-cell>
          <table:table-cell table:formula="of:=IF([.C497] &gt;=1; [.G497]/[.C497]; &quot;&quot; )">
            <text:p/>
          </table:table-cell>
        </table:table-row>
        <table:table-row table:style-name="ro1">
          <table:table-cell office:value-type="string" calcext:value-type="string">
            <text:p>all/issues/silver/0183-1.vpr</text:p>
          </table:table-cell>
          <table:table-cell office:value-type="float" office:value="1" calcext:value-type="float">
            <text:p>1</text:p>
          </table:table-cell>
          <table:table-cell office:value-type="float" office:value="0.002" calcext:value-type="float">
            <text:p>0.002</text:p>
          </table:table-cell>
          <table:table-cell office:value-type="float" office:value="11" calcext:value-type="float">
            <text:p>11</text:p>
          </table:table-cell>
          <table:table-cell table:number-columns-repeated="2" office:value-type="float" office:value="0" calcext:value-type="float">
            <text:p>0</text:p>
          </table:table-cell>
          <table:table-cell table:formula="of:=([.E498]+[.F498])^2" office:value-type="float" office:value="0" calcext:value-type="float">
            <text:p>0</text:p>
          </table:table-cell>
          <table:table-cell table:formula="of:=IF([.C498] &gt;=1; [.G498]/[.C498]; &quot;&quot; )">
            <text:p/>
          </table:table-cell>
        </table:table-row>
        <table:table-row table:style-name="ro1">
          <table:table-cell office:value-type="string" calcext:value-type="string">
            <text:p>all/issues/silver/0183-2.vpr</text:p>
          </table:table-cell>
          <table:table-cell office:value-type="float" office:value="1" calcext:value-type="float">
            <text:p>1</text:p>
          </table:table-cell>
          <table:table-cell office:value-type="float" office:value="0.006" calcext:value-type="float">
            <text:p>0.006</text:p>
          </table:table-cell>
          <table:table-cell office:value-type="float" office:value="88" calcext:value-type="float">
            <text:p>88</text:p>
          </table:table-cell>
          <table:table-cell office:value-type="float" office:value="3" calcext:value-type="float">
            <text:p>3</text:p>
          </table:table-cell>
          <table:table-cell office:value-type="float" office:value="2" calcext:value-type="float">
            <text:p>2</text:p>
          </table:table-cell>
          <table:table-cell table:formula="of:=([.E499]+[.F499])^2" office:value-type="float" office:value="25" calcext:value-type="float">
            <text:p>25</text:p>
          </table:table-cell>
          <table:table-cell table:formula="of:=IF([.C499] &gt;=1; [.G499]/[.C499]; &quot;&quot; )">
            <text:p/>
          </table:table-cell>
        </table:table-row>
        <table:table-row table:style-name="ro1">
          <table:table-cell office:value-type="string" calcext:value-type="string">
            <text:p>all/issues/silver/0189.vpr</text:p>
          </table:table-cell>
          <table:table-cell office:value-type="float" office:value="1.29919137466307" calcext:value-type="float">
            <text:p>1.29919137466307</text:p>
          </table:table-cell>
          <table:table-cell office:value-type="float" office:value="1.113" calcext:value-type="float">
            <text:p>1.113</text:p>
          </table:table-cell>
          <table:table-cell office:value-type="float" office:value="19" calcext:value-type="float">
            <text:p>19</text:p>
          </table:table-cell>
          <table:table-cell table:number-columns-repeated="2" office:value-type="float" office:value="0" calcext:value-type="float">
            <text:p>0</text:p>
          </table:table-cell>
          <table:table-cell table:formula="of:=([.E500]+[.F500])^2" office:value-type="float" office:value="0" calcext:value-type="float">
            <text:p>0</text:p>
          </table:table-cell>
          <table:table-cell table:formula="of:=IF([.C500] &gt;=1; [.G500]/[.C500]; &quot;&quot; )" office:value-type="float" office:value="0" calcext:value-type="float">
            <text:p>0</text:p>
          </table:table-cell>
        </table:table-row>
        <table:table-row table:style-name="ro1">
          <table:table-cell office:value-type="string" calcext:value-type="string">
            <text:p>all/issues/silver/0190.vpr</text:p>
          </table:table-cell>
          <table:table-cell office:value-type="float" office:value="1.29613356766257" calcext:value-type="float">
            <text:p>1.29613356766257</text:p>
          </table:table-cell>
          <table:table-cell office:value-type="float" office:value="1.138" calcext:value-type="float">
            <text:p>1.138</text:p>
          </table:table-cell>
          <table:table-cell office:value-type="float" office:value="7" calcext:value-type="float">
            <text:p>7</text:p>
          </table:table-cell>
          <table:table-cell table:number-columns-repeated="2" office:value-type="float" office:value="0" calcext:value-type="float">
            <text:p>0</text:p>
          </table:table-cell>
          <table:table-cell table:formula="of:=([.E501]+[.F501])^2" office:value-type="float" office:value="0" calcext:value-type="float">
            <text:p>0</text:p>
          </table:table-cell>
          <table:table-cell table:formula="of:=IF([.C501] &gt;=1; [.G501]/[.C501]; &quot;&quot; )" office:value-type="float" office:value="0" calcext:value-type="float">
            <text:p>0</text:p>
          </table:table-cell>
        </table:table-row>
        <table:table-row table:style-name="ro1">
          <table:table-cell office:value-type="string" calcext:value-type="string">
            <text:p>all/issues/silver/0192.vpr</text:p>
          </table:table-cell>
          <table:table-cell office:value-type="float" office:value="1" calcext:value-type="float">
            <text:p>1</text:p>
          </table:table-cell>
          <table:table-cell office:value-type="float" office:value="0.002" calcext:value-type="float">
            <text:p>0.002</text:p>
          </table:table-cell>
          <table:table-cell office:value-type="float" office:value="15" calcext:value-type="float">
            <text:p>15</text:p>
          </table:table-cell>
          <table:table-cell table:number-columns-repeated="2" office:value-type="float" office:value="0" calcext:value-type="float">
            <text:p>0</text:p>
          </table:table-cell>
          <table:table-cell table:formula="of:=([.E502]+[.F502])^2" office:value-type="float" office:value="0" calcext:value-type="float">
            <text:p>0</text:p>
          </table:table-cell>
          <table:table-cell table:formula="of:=IF([.C502] &gt;=1; [.G502]/[.C502]; &quot;&quot; )">
            <text:p/>
          </table:table-cell>
        </table:table-row>
        <table:table-row table:style-name="ro1">
          <table:table-cell office:value-type="string" calcext:value-type="string">
            <text:p>all/issues/silver/0193.vpr</text:p>
          </table:table-cell>
          <table:table-cell office:value-type="float" office:value="1.23298429319372" calcext:value-type="float">
            <text:p>1.23298429319372</text:p>
          </table:table-cell>
          <table:table-cell office:value-type="float" office:value="1.146" calcext:value-type="float">
            <text:p>1.146</text:p>
          </table:table-cell>
          <table:table-cell office:value-type="float" office:value="14" calcext:value-type="float">
            <text:p>14</text:p>
          </table:table-cell>
          <table:table-cell table:number-columns-repeated="2" office:value-type="float" office:value="0" calcext:value-type="float">
            <text:p>0</text:p>
          </table:table-cell>
          <table:table-cell table:formula="of:=([.E503]+[.F503])^2" office:value-type="float" office:value="0" calcext:value-type="float">
            <text:p>0</text:p>
          </table:table-cell>
          <table:table-cell table:formula="of:=IF([.C503] &gt;=1; [.G503]/[.C503]; &quot;&quot; )" office:value-type="float" office:value="0" calcext:value-type="float">
            <text:p>0</text:p>
          </table:table-cell>
        </table:table-row>
        <table:table-row table:style-name="ro1">
          <table:table-cell office:value-type="string" calcext:value-type="string">
            <text:p>all/issues/silver/0198.vpr</text:p>
          </table:table-cell>
          <table:table-cell office:value-type="float" office:value="1" calcext:value-type="float">
            <text:p>1</text:p>
          </table:table-cell>
          <table:table-cell office:value-type="float" office:value="0.006" calcext:value-type="float">
            <text:p>0.006</text:p>
          </table:table-cell>
          <table:table-cell office:value-type="float" office:value="27" calcext:value-type="float">
            <text:p>27</text:p>
          </table:table-cell>
          <table:table-cell office:value-type="float" office:value="1" calcext:value-type="float">
            <text:p>1</text:p>
          </table:table-cell>
          <table:table-cell office:value-type="float" office:value="0" calcext:value-type="float">
            <text:p>0</text:p>
          </table:table-cell>
          <table:table-cell table:formula="of:=([.E504]+[.F504])^2" office:value-type="float" office:value="1" calcext:value-type="float">
            <text:p>1</text:p>
          </table:table-cell>
          <table:table-cell table:formula="of:=IF([.C504] &gt;=1; [.G504]/[.C504]; &quot;&quot; )">
            <text:p/>
          </table:table-cell>
        </table:table-row>
        <table:table-row table:style-name="ro1">
          <table:table-cell office:value-type="string" calcext:value-type="string">
            <text:p>all/issues/silver/0200.vpr</text:p>
          </table:table-cell>
          <table:table-cell office:value-type="float" office:value="1" calcext:value-type="float">
            <text:p>1</text:p>
          </table:table-cell>
          <table:table-cell office:value-type="float" office:value="0.003" calcext:value-type="float">
            <text:p>0.003</text:p>
          </table:table-cell>
          <table:table-cell office:value-type="float" office:value="51" calcext:value-type="float">
            <text:p>51</text:p>
          </table:table-cell>
          <table:table-cell office:value-type="float" office:value="1" calcext:value-type="float">
            <text:p>1</text:p>
          </table:table-cell>
          <table:table-cell office:value-type="float" office:value="2" calcext:value-type="float">
            <text:p>2</text:p>
          </table:table-cell>
          <table:table-cell table:formula="of:=([.E505]+[.F505])^2" office:value-type="float" office:value="9" calcext:value-type="float">
            <text:p>9</text:p>
          </table:table-cell>
          <table:table-cell table:formula="of:=IF([.C505] &gt;=1; [.G505]/[.C505]; &quot;&quot; )">
            <text:p/>
          </table:table-cell>
        </table:table-row>
        <table:table-row table:style-name="ro1">
          <table:table-cell office:value-type="string" calcext:value-type="string">
            <text:p>all/issues/silver/0201.vpr</text:p>
          </table:table-cell>
          <table:table-cell office:value-type="float" office:value="1" calcext:value-type="float">
            <text:p>1</text:p>
          </table:table-cell>
          <table:table-cell office:value-type="float" office:value="0.002" calcext:value-type="float">
            <text:p>0.002</text:p>
          </table:table-cell>
          <table:table-cell office:value-type="float" office:value="11" calcext:value-type="float">
            <text:p>11</text:p>
          </table:table-cell>
          <table:table-cell table:number-columns-repeated="2" office:value-type="float" office:value="0" calcext:value-type="float">
            <text:p>0</text:p>
          </table:table-cell>
          <table:table-cell table:formula="of:=([.E506]+[.F506])^2" office:value-type="float" office:value="0" calcext:value-type="float">
            <text:p>0</text:p>
          </table:table-cell>
          <table:table-cell table:formula="of:=IF([.C506] &gt;=1; [.G506]/[.C506]; &quot;&quot; )">
            <text:p/>
          </table:table-cell>
        </table:table-row>
        <table:table-row table:style-name="ro1">
          <table:table-cell office:value-type="string" calcext:value-type="string">
            <text:p>all/issues/silver/0202.vpr</text:p>
          </table:table-cell>
          <table:table-cell office:value-type="float" office:value="1" calcext:value-type="float">
            <text:p>1</text:p>
          </table:table-cell>
          <table:table-cell office:value-type="float" office:value="0.001" calcext:value-type="float">
            <text:p>0.001</text:p>
          </table:table-cell>
          <table:table-cell office:value-type="float" office:value="8" calcext:value-type="float">
            <text:p>8</text:p>
          </table:table-cell>
          <table:table-cell table:number-columns-repeated="2" office:value-type="float" office:value="0" calcext:value-type="float">
            <text:p>0</text:p>
          </table:table-cell>
          <table:table-cell table:formula="of:=([.E507]+[.F507])^2" office:value-type="float" office:value="0" calcext:value-type="float">
            <text:p>0</text:p>
          </table:table-cell>
          <table:table-cell table:formula="of:=IF([.C507] &gt;=1; [.G507]/[.C507]; &quot;&quot; )">
            <text:p/>
          </table:table-cell>
        </table:table-row>
        <table:table-row table:style-name="ro1">
          <table:table-cell office:value-type="string" calcext:value-type="string">
            <text:p>all/issues/silver/0204.vpr</text:p>
          </table:table-cell>
          <table:table-cell office:value-type="float" office:value="1.11497476163769" calcext:value-type="float">
            <text:p>1.11497476163769</text:p>
          </table:table-cell>
          <table:table-cell office:value-type="float" office:value="1.783" calcext:value-type="float">
            <text:p>1.783</text:p>
          </table:table-cell>
          <table:table-cell office:value-type="float" office:value="73" calcext:value-type="float">
            <text:p>73</text:p>
          </table:table-cell>
          <table:table-cell office:value-type="float" office:value="1" calcext:value-type="float">
            <text:p>1</text:p>
          </table:table-cell>
          <table:table-cell office:value-type="float" office:value="0" calcext:value-type="float">
            <text:p>0</text:p>
          </table:table-cell>
          <table:table-cell table:formula="of:=([.E508]+[.F508])^2" office:value-type="float" office:value="1" calcext:value-type="float">
            <text:p>1</text:p>
          </table:table-cell>
          <table:table-cell table:formula="of:=IF([.C508] &gt;=1; [.G508]/[.C508]; &quot;&quot; )" office:value-type="float" office:value="0.560852495793606" calcext:value-type="float">
            <text:p>0.560852495793606</text:p>
          </table:table-cell>
        </table:table-row>
        <table:table-row table:style-name="ro1">
          <table:table-cell office:value-type="string" calcext:value-type="string">
            <text:p>all/issues/silver/0205.vpr</text:p>
          </table:table-cell>
          <table:table-cell office:value-type="float" office:value="1.296875" calcext:value-type="float">
            <text:p>1.296875</text:p>
          </table:table-cell>
          <table:table-cell office:value-type="float" office:value="1.088" calcext:value-type="float">
            <text:p>1.088</text:p>
          </table:table-cell>
          <table:table-cell office:value-type="float" office:value="15" calcext:value-type="float">
            <text:p>15</text:p>
          </table:table-cell>
          <table:table-cell table:number-columns-repeated="2" office:value-type="float" office:value="0" calcext:value-type="float">
            <text:p>0</text:p>
          </table:table-cell>
          <table:table-cell table:formula="of:=([.E509]+[.F509])^2" office:value-type="float" office:value="0" calcext:value-type="float">
            <text:p>0</text:p>
          </table:table-cell>
          <table:table-cell table:formula="of:=IF([.C509] &gt;=1; [.G509]/[.C509]; &quot;&quot; )" office:value-type="float" office:value="0" calcext:value-type="float">
            <text:p>0</text:p>
          </table:table-cell>
        </table:table-row>
        <table:table-row table:style-name="ro1">
          <table:table-cell office:value-type="string" calcext:value-type="string">
            <text:p>all/issues/silver/0207.vpr</text:p>
          </table:table-cell>
          <table:table-cell office:value-type="float" office:value="1.236700077101" calcext:value-type="float">
            <text:p>1.236700077101</text:p>
          </table:table-cell>
          <table:table-cell office:value-type="float" office:value="1.297" calcext:value-type="float">
            <text:p>1.297</text:p>
          </table:table-cell>
          <table:table-cell office:value-type="float" office:value="81" calcext:value-type="float">
            <text:p>81</text:p>
          </table:table-cell>
          <table:table-cell table:number-columns-repeated="2" office:value-type="float" office:value="0" calcext:value-type="float">
            <text:p>0</text:p>
          </table:table-cell>
          <table:table-cell table:formula="of:=([.E510]+[.F510])^2" office:value-type="float" office:value="0" calcext:value-type="float">
            <text:p>0</text:p>
          </table:table-cell>
          <table:table-cell table:formula="of:=IF([.C510] &gt;=1; [.G510]/[.C510]; &quot;&quot; )" office:value-type="float" office:value="0" calcext:value-type="float">
            <text:p>0</text:p>
          </table:table-cell>
        </table:table-row>
        <table:table-row table:style-name="ro1">
          <table:table-cell office:value-type="string" calcext:value-type="string">
            <text:p>all/issues/silver/0208.vpr</text:p>
          </table:table-cell>
          <table:table-cell office:value-type="float" office:value="1.27858293075684" calcext:value-type="float">
            <text:p>1.27858293075684</text:p>
          </table:table-cell>
          <table:table-cell office:value-type="float" office:value="1.242" calcext:value-type="float">
            <text:p>1.242</text:p>
          </table:table-cell>
          <table:table-cell office:value-type="float" office:value="52" calcext:value-type="float">
            <text:p>52</text:p>
          </table:table-cell>
          <table:table-cell office:value-type="float" office:value="0" calcext:value-type="float">
            <text:p>0</text:p>
          </table:table-cell>
          <table:table-cell office:value-type="float" office:value="1" calcext:value-type="float">
            <text:p>1</text:p>
          </table:table-cell>
          <table:table-cell table:formula="of:=([.E511]+[.F511])^2" office:value-type="float" office:value="1" calcext:value-type="float">
            <text:p>1</text:p>
          </table:table-cell>
          <table:table-cell table:formula="of:=IF([.C511] &gt;=1; [.G511]/[.C511]; &quot;&quot; )" office:value-type="float" office:value="0.805152979066023" calcext:value-type="float">
            <text:p>0.805152979066023</text:p>
          </table:table-cell>
        </table:table-row>
        <table:table-row table:style-name="ro1">
          <table:table-cell office:value-type="string" calcext:value-type="string">
            <text:p>all/issues/silver/0209.vpr</text:p>
          </table:table-cell>
          <table:table-cell office:value-type="float" office:value="1.25429553264605" calcext:value-type="float">
            <text:p>1.25429553264605</text:p>
          </table:table-cell>
          <table:table-cell office:value-type="float" office:value="1.164" calcext:value-type="float">
            <text:p>1.164</text:p>
          </table:table-cell>
          <table:table-cell office:value-type="float" office:value="11" calcext:value-type="float">
            <text:p>11</text:p>
          </table:table-cell>
          <table:table-cell table:number-columns-repeated="2" office:value-type="float" office:value="0" calcext:value-type="float">
            <text:p>0</text:p>
          </table:table-cell>
          <table:table-cell table:formula="of:=([.E512]+[.F512])^2" office:value-type="float" office:value="0" calcext:value-type="float">
            <text:p>0</text:p>
          </table:table-cell>
          <table:table-cell table:formula="of:=IF([.C512] &gt;=1; [.G512]/[.C512]; &quot;&quot; )" office:value-type="float" office:value="0" calcext:value-type="float">
            <text:p>0</text:p>
          </table:table-cell>
        </table:table-row>
        <table:table-row table:style-name="ro1">
          <table:table-cell office:value-type="string" calcext:value-type="string">
            <text:p>all/issues/silver/0210.vpr</text:p>
          </table:table-cell>
          <table:table-cell office:value-type="float" office:value="1.27996500437445" calcext:value-type="float">
            <text:p>1.27996500437445</text:p>
          </table:table-cell>
          <table:table-cell office:value-type="float" office:value="1.143" calcext:value-type="float">
            <text:p>1.143</text:p>
          </table:table-cell>
          <table:table-cell office:value-type="float" office:value="14" calcext:value-type="float">
            <text:p>14</text:p>
          </table:table-cell>
          <table:table-cell table:number-columns-repeated="2" office:value-type="float" office:value="0" calcext:value-type="float">
            <text:p>0</text:p>
          </table:table-cell>
          <table:table-cell table:formula="of:=([.E513]+[.F513])^2" office:value-type="float" office:value="0" calcext:value-type="float">
            <text:p>0</text:p>
          </table:table-cell>
          <table:table-cell table:formula="of:=IF([.C513] &gt;=1; [.G513]/[.C513]; &quot;&quot; )" office:value-type="float" office:value="0" calcext:value-type="float">
            <text:p>0</text:p>
          </table:table-cell>
        </table:table-row>
        <table:table-row table:style-name="ro1">
          <table:table-cell office:value-type="string" calcext:value-type="string">
            <text:p>all/issues/silver/0211.vpr</text:p>
          </table:table-cell>
          <table:table-cell office:value-type="float" office:value="1.31217391304348" calcext:value-type="float">
            <text:p>1.31217391304348</text:p>
          </table:table-cell>
          <table:table-cell office:value-type="float" office:value="1.15" calcext:value-type="float">
            <text:p>1.15</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formula="of:=([.E514]+[.F514])^2" office:value-type="float" office:value="1" calcext:value-type="float">
            <text:p>1</text:p>
          </table:table-cell>
          <table:table-cell table:formula="of:=IF([.C514] &gt;=1; [.G514]/[.C514]; &quot;&quot; )" office:value-type="float" office:value="0.869565217391304" calcext:value-type="float">
            <text:p>0.869565217391304</text:p>
          </table:table-cell>
        </table:table-row>
        <table:table-row table:style-name="ro1">
          <table:table-cell office:value-type="string" calcext:value-type="string">
            <text:p>all/issues/silver/0212.vpr</text:p>
          </table:table-cell>
          <table:table-cell office:value-type="float" office:value="1.22744220730798" calcext:value-type="float">
            <text:p>1.22744220730798</text:p>
          </table:table-cell>
          <table:table-cell office:value-type="float" office:value="1.341" calcext:value-type="float">
            <text:p>1.341</text:p>
          </table:table-cell>
          <table:table-cell office:value-type="float" office:value="24" calcext:value-type="float">
            <text:p>24</text:p>
          </table:table-cell>
          <table:table-cell table:number-columns-repeated="2" office:value-type="float" office:value="0" calcext:value-type="float">
            <text:p>0</text:p>
          </table:table-cell>
          <table:table-cell table:formula="of:=([.E515]+[.F515])^2" office:value-type="float" office:value="0" calcext:value-type="float">
            <text:p>0</text:p>
          </table:table-cell>
          <table:table-cell table:formula="of:=IF([.C515] &gt;=1; [.G515]/[.C515]; &quot;&quot; )" office:value-type="float" office:value="0" calcext:value-type="float">
            <text:p>0</text:p>
          </table:table-cell>
        </table:table-row>
        <table:table-row table:style-name="ro1">
          <table:table-cell office:value-type="string" calcext:value-type="string">
            <text:p>all/issues/silver/0213a.vpr</text:p>
          </table:table-cell>
          <table:table-cell office:value-type="float" office:value="1" calcext:value-type="float">
            <text:p>1</text:p>
          </table:table-cell>
          <table:table-cell office:value-type="float" office:value="0.001" calcext:value-type="float">
            <text:p>0.001</text:p>
          </table:table-cell>
          <table:table-cell office:value-type="float" office:value="16" calcext:value-type="float">
            <text:p>16</text:p>
          </table:table-cell>
          <table:table-cell table:number-columns-repeated="2" office:value-type="float" office:value="1" calcext:value-type="float">
            <text:p>1</text:p>
          </table:table-cell>
          <table:table-cell table:formula="of:=([.E516]+[.F516])^2" office:value-type="float" office:value="4" calcext:value-type="float">
            <text:p>4</text:p>
          </table:table-cell>
          <table:table-cell table:formula="of:=IF([.C516] &gt;=1; [.G516]/[.C516]; &quot;&quot; )">
            <text:p/>
          </table:table-cell>
        </table:table-row>
        <table:table-row table:style-name="ro1">
          <table:table-cell office:value-type="string" calcext:value-type="string">
            <text:p>all/issues/silver/0213b.vpr</text:p>
          </table:table-cell>
          <table:table-cell office:value-type="float" office:value="1" calcext:value-type="float">
            <text:p>1</text:p>
          </table:table-cell>
          <table:table-cell office:value-type="float" office:value="0.001" calcext:value-type="float">
            <text:p>0.001</text:p>
          </table:table-cell>
          <table:table-cell office:value-type="float" office:value="16" calcext:value-type="float">
            <text:p>16</text:p>
          </table:table-cell>
          <table:table-cell office:value-type="float" office:value="0" calcext:value-type="float">
            <text:p>0</text:p>
          </table:table-cell>
          <table:table-cell office:value-type="float" office:value="2" calcext:value-type="float">
            <text:p>2</text:p>
          </table:table-cell>
          <table:table-cell table:formula="of:=([.E517]+[.F517])^2" office:value-type="float" office:value="4" calcext:value-type="float">
            <text:p>4</text:p>
          </table:table-cell>
          <table:table-cell table:formula="of:=IF([.C517] &gt;=1; [.G517]/[.C517]; &quot;&quot; )">
            <text:p/>
          </table:table-cell>
        </table:table-row>
        <table:table-row table:style-name="ro1">
          <table:table-cell office:value-type="string" calcext:value-type="string">
            <text:p>all/issues/silver/0213c.vpr</text:p>
          </table:table-cell>
          <table:table-cell office:value-type="float" office:value="1" calcext:value-type="float">
            <text:p>1</text:p>
          </table:table-cell>
          <table:table-cell office:value-type="float" office:value="0.001" calcext:value-type="float">
            <text:p>0.001</text:p>
          </table:table-cell>
          <table:table-cell office:value-type="float" office:value="9" calcext:value-type="float">
            <text:p>9</text:p>
          </table:table-cell>
          <table:table-cell table:number-columns-repeated="2" office:value-type="float" office:value="0" calcext:value-type="float">
            <text:p>0</text:p>
          </table:table-cell>
          <table:table-cell table:formula="of:=([.E518]+[.F518])^2" office:value-type="float" office:value="0" calcext:value-type="float">
            <text:p>0</text:p>
          </table:table-cell>
          <table:table-cell table:formula="of:=IF([.C518] &gt;=1; [.G518]/[.C518]; &quot;&quot; )">
            <text:p/>
          </table:table-cell>
        </table:table-row>
        <table:table-row table:style-name="ro1">
          <table:table-cell office:value-type="string" calcext:value-type="string">
            <text:p>all/issues/silver/0213d.vpr</text:p>
          </table:table-cell>
          <table:table-cell office:value-type="float" office:value="1" calcext:value-type="float">
            <text:p>1</text:p>
          </table:table-cell>
          <table:table-cell office:value-type="float" office:value="0.001" calcext:value-type="float">
            <text:p>0.001</text:p>
          </table:table-cell>
          <table:table-cell office:value-type="float" office:value="16" calcext:value-type="float">
            <text:p>16</text:p>
          </table:table-cell>
          <table:table-cell office:value-type="float" office:value="0" calcext:value-type="float">
            <text:p>0</text:p>
          </table:table-cell>
          <table:table-cell office:value-type="float" office:value="2" calcext:value-type="float">
            <text:p>2</text:p>
          </table:table-cell>
          <table:table-cell table:formula="of:=([.E519]+[.F519])^2" office:value-type="float" office:value="4" calcext:value-type="float">
            <text:p>4</text:p>
          </table:table-cell>
          <table:table-cell table:formula="of:=IF([.C519] &gt;=1; [.G519]/[.C519]; &quot;&quot; )">
            <text:p/>
          </table:table-cell>
        </table:table-row>
        <table:table-row table:style-name="ro1">
          <table:table-cell office:value-type="string" calcext:value-type="string">
            <text:p>all/issues/silver/0214.vpr</text:p>
          </table:table-cell>
          <table:table-cell office:value-type="float" office:value="1.33304721030043" calcext:value-type="float">
            <text:p>1.33304721030043</text:p>
          </table:table-cell>
          <table:table-cell office:value-type="float" office:value="1.165" calcext:value-type="float">
            <text:p>1.165</text:p>
          </table:table-cell>
          <table:table-cell office:value-type="float" office:value="29" calcext:value-type="float">
            <text:p>29</text:p>
          </table:table-cell>
          <table:table-cell office:value-type="float" office:value="1" calcext:value-type="float">
            <text:p>1</text:p>
          </table:table-cell>
          <table:table-cell office:value-type="float" office:value="0" calcext:value-type="float">
            <text:p>0</text:p>
          </table:table-cell>
          <table:table-cell table:formula="of:=([.E520]+[.F520])^2" office:value-type="float" office:value="1" calcext:value-type="float">
            <text:p>1</text:p>
          </table:table-cell>
          <table:table-cell table:formula="of:=IF([.C520] &gt;=1; [.G520]/[.C520]; &quot;&quot; )" office:value-type="float" office:value="0.858369098712446" calcext:value-type="float">
            <text:p>0.858369098712446</text:p>
          </table:table-cell>
        </table:table-row>
        <table:table-row table:style-name="ro1">
          <table:table-cell office:value-type="string" calcext:value-type="string">
            <text:p>all/issues/silver/0215-2.vpr</text:p>
          </table:table-cell>
          <table:table-cell office:value-type="float" office:value="1" calcext:value-type="float">
            <text:p>1</text:p>
          </table:table-cell>
          <table:table-cell office:value-type="float" office:value="0.002" calcext:value-type="float">
            <text:p>0.002</text:p>
          </table:table-cell>
          <table:table-cell office:value-type="float" office:value="29" calcext:value-type="float">
            <text:p>29</text:p>
          </table:table-cell>
          <table:table-cell office:value-type="float" office:value="2" calcext:value-type="float">
            <text:p>2</text:p>
          </table:table-cell>
          <table:table-cell office:value-type="float" office:value="0" calcext:value-type="float">
            <text:p>0</text:p>
          </table:table-cell>
          <table:table-cell table:formula="of:=([.E521]+[.F521])^2" office:value-type="float" office:value="4" calcext:value-type="float">
            <text:p>4</text:p>
          </table:table-cell>
          <table:table-cell table:formula="of:=IF([.C521] &gt;=1; [.G521]/[.C521]; &quot;&quot; )">
            <text:p/>
          </table:table-cell>
        </table:table-row>
        <table:table-row table:style-name="ro1">
          <table:table-cell office:value-type="string" calcext:value-type="string">
            <text:p>all/issues/silver/0218a.vpr</text:p>
          </table:table-cell>
          <table:table-cell office:value-type="float" office:value="1" calcext:value-type="float">
            <text:p>1</text:p>
          </table:table-cell>
          <table:table-cell office:value-type="float" office:value="0.001" calcext:value-type="float">
            <text:p>0.001</text:p>
          </table:table-cell>
          <table:table-cell office:value-type="float" office:value="12" calcext:value-type="float">
            <text:p>12</text:p>
          </table:table-cell>
          <table:table-cell table:number-columns-repeated="2" office:value-type="float" office:value="0" calcext:value-type="float">
            <text:p>0</text:p>
          </table:table-cell>
          <table:table-cell table:formula="of:=([.E522]+[.F522])^2" office:value-type="float" office:value="0" calcext:value-type="float">
            <text:p>0</text:p>
          </table:table-cell>
          <table:table-cell table:formula="of:=IF([.C522] &gt;=1; [.G522]/[.C522]; &quot;&quot; )">
            <text:p/>
          </table:table-cell>
        </table:table-row>
        <table:table-row table:style-name="ro1">
          <table:table-cell office:value-type="string" calcext:value-type="string">
            <text:p>all/issues/silver/0219.vpr</text:p>
          </table:table-cell>
          <table:table-cell office:value-type="float" office:value="1" calcext:value-type="float">
            <text:p>1</text:p>
          </table:table-cell>
          <table:table-cell office:value-type="float" office:value="0.001" calcext:value-type="float">
            <text:p>0.001</text:p>
          </table:table-cell>
          <table:table-cell office:value-type="float" office:value="9" calcext:value-type="float">
            <text:p>9</text:p>
          </table:table-cell>
          <table:table-cell table:number-columns-repeated="2" office:value-type="float" office:value="0" calcext:value-type="float">
            <text:p>0</text:p>
          </table:table-cell>
          <table:table-cell table:formula="of:=([.E523]+[.F523])^2" office:value-type="float" office:value="0" calcext:value-type="float">
            <text:p>0</text:p>
          </table:table-cell>
          <table:table-cell table:formula="of:=IF([.C523] &gt;=1; [.G523]/[.C523]; &quot;&quot; )">
            <text:p/>
          </table:table-cell>
        </table:table-row>
        <table:table-row table:style-name="ro1">
          <table:table-cell office:value-type="string" calcext:value-type="string">
            <text:p>all/issues/silver/0222.vpr</text:p>
          </table:table-cell>
          <table:table-cell office:value-type="float" office:value="1.42728093947606" calcext:value-type="float">
            <text:p>1.42728093947606</text:p>
          </table:table-cell>
          <table:table-cell office:value-type="float" office:value="1.107" calcext:value-type="float">
            <text:p>1.107</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table:formula="of:=([.E524]+[.F524])^2" office:value-type="float" office:value="1" calcext:value-type="float">
            <text:p>1</text:p>
          </table:table-cell>
          <table:table-cell table:formula="of:=IF([.C524] &gt;=1; [.G524]/[.C524]; &quot;&quot; )" office:value-type="float" office:value="0.903342366757001" calcext:value-type="float">
            <text:p>0.903342366757001</text:p>
          </table:table-cell>
        </table:table-row>
        <table:table-row table:style-name="ro1">
          <table:table-cell office:value-type="string" calcext:value-type="string">
            <text:p>all/issues/silver/0226.vpr</text:p>
          </table:table-cell>
          <table:table-cell office:value-type="float" office:value="1.27970897332255" calcext:value-type="float">
            <text:p>1.27970897332255</text:p>
          </table:table-cell>
          <table:table-cell office:value-type="float" office:value="1.237" calcext:value-type="float">
            <text:p>1.237</text:p>
          </table:table-cell>
          <table:table-cell office:value-type="float" office:value="16" calcext:value-type="float">
            <text:p>16</text:p>
          </table:table-cell>
          <table:table-cell table:number-columns-repeated="2" office:value-type="float" office:value="0" calcext:value-type="float">
            <text:p>0</text:p>
          </table:table-cell>
          <table:table-cell table:formula="of:=([.E525]+[.F525])^2" office:value-type="float" office:value="0" calcext:value-type="float">
            <text:p>0</text:p>
          </table:table-cell>
          <table:table-cell table:formula="of:=IF([.C525] &gt;=1; [.G525]/[.C525]; &quot;&quot; )" office:value-type="float" office:value="0" calcext:value-type="float">
            <text:p>0</text:p>
          </table:table-cell>
        </table:table-row>
        <table:table-row table:style-name="ro1">
          <table:table-cell office:value-type="string" calcext:value-type="string">
            <text:p>all/issues/silver/0227.vpr</text:p>
          </table:table-cell>
          <table:table-cell office:value-type="float" office:value="1.26475694444444" calcext:value-type="float">
            <text:p>1.26475694444444</text:p>
          </table:table-cell>
          <table:table-cell office:value-type="float" office:value="1.152" calcext:value-type="float">
            <text:p>1.15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formula="of:=([.E526]+[.F526])^2" office:value-type="float" office:value="1" calcext:value-type="float">
            <text:p>1</text:p>
          </table:table-cell>
          <table:table-cell table:formula="of:=IF([.C526] &gt;=1; [.G526]/[.C526]; &quot;&quot; )" office:value-type="float" office:value="0.868055555555556" calcext:value-type="float">
            <text:p>0.868055555555556</text:p>
          </table:table-cell>
        </table:table-row>
        <table:table-row table:style-name="ro1">
          <table:table-cell office:value-type="string" calcext:value-type="string">
            <text:p>all/issues/silver/0230.vpr</text:p>
          </table:table-cell>
          <table:table-cell office:value-type="float" office:value="1.37861524978089" calcext:value-type="float">
            <text:p>1.37861524978089</text:p>
          </table:table-cell>
          <table:table-cell office:value-type="float" office:value="1.141" calcext:value-type="float">
            <text:p>1.141</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formula="of:=([.E527]+[.F527])^2" office:value-type="float" office:value="1" calcext:value-type="float">
            <text:p>1</text:p>
          </table:table-cell>
          <table:table-cell table:formula="of:=IF([.C527] &gt;=1; [.G527]/[.C527]; &quot;&quot; )" office:value-type="float" office:value="0.876424189307625" calcext:value-type="float">
            <text:p>0.876424189307625</text:p>
          </table:table-cell>
        </table:table-row>
        <table:table-row table:style-name="ro1">
          <table:table-cell office:value-type="string" calcext:value-type="string">
            <text:p>all/issues/silver/0233.vpr</text:p>
          </table:table-cell>
          <table:table-cell office:value-type="float" office:value="1.31428571428571" calcext:value-type="float">
            <text:p>1.31428571428571</text:p>
          </table:table-cell>
          <table:table-cell office:value-type="float" office:value="1.12" calcext:value-type="float">
            <text:p>1.12</text:p>
          </table:table-cell>
          <table:table-cell office:value-type="float" office:value="19" calcext:value-type="float">
            <text:p>19</text:p>
          </table:table-cell>
          <table:table-cell table:number-columns-repeated="2" office:value-type="float" office:value="0" calcext:value-type="float">
            <text:p>0</text:p>
          </table:table-cell>
          <table:table-cell table:formula="of:=([.E528]+[.F528])^2" office:value-type="float" office:value="0" calcext:value-type="float">
            <text:p>0</text:p>
          </table:table-cell>
          <table:table-cell table:formula="of:=IF([.C528] &gt;=1; [.G528]/[.C528]; &quot;&quot; )" office:value-type="float" office:value="0" calcext:value-type="float">
            <text:p>0</text:p>
          </table:table-cell>
        </table:table-row>
        <table:table-row table:style-name="ro1">
          <table:table-cell office:value-type="string" calcext:value-type="string">
            <text:p>all/issues/silver/0235-1.vpr</text:p>
          </table:table-cell>
          <table:table-cell office:value-type="float" office:value="2" calcext:value-type="float">
            <text:p>2</text:p>
          </table:table-cell>
          <table:table-cell office:value-type="float" office:value="0.001" calcext:value-type="float">
            <text:p>0.001</text:p>
          </table:table-cell>
          <table:table-cell office:value-type="float" office:value="9" calcext:value-type="float">
            <text:p>9</text:p>
          </table:table-cell>
          <table:table-cell table:number-columns-repeated="2" office:value-type="float" office:value="0" calcext:value-type="float">
            <text:p>0</text:p>
          </table:table-cell>
          <table:table-cell table:formula="of:=([.E529]+[.F529])^2" office:value-type="float" office:value="0" calcext:value-type="float">
            <text:p>0</text:p>
          </table:table-cell>
          <table:table-cell table:formula="of:=IF([.C529] &gt;=1; [.G529]/[.C529]; &quot;&quot; )">
            <text:p/>
          </table:table-cell>
        </table:table-row>
        <table:table-row table:style-name="ro1">
          <table:table-cell office:value-type="string" calcext:value-type="string">
            <text:p>all/issues/silver/0235-2.vpr</text:p>
          </table:table-cell>
          <table:table-cell office:value-type="float" office:value="1" calcext:value-type="float">
            <text:p>1</text:p>
          </table:table-cell>
          <table:table-cell office:value-type="float" office:value="0.001" calcext:value-type="float">
            <text:p>0.001</text:p>
          </table:table-cell>
          <table:table-cell office:value-type="float" office:value="8" calcext:value-type="float">
            <text:p>8</text:p>
          </table:table-cell>
          <table:table-cell table:number-columns-repeated="2" office:value-type="float" office:value="0" calcext:value-type="float">
            <text:p>0</text:p>
          </table:table-cell>
          <table:table-cell table:formula="of:=([.E530]+[.F530])^2" office:value-type="float" office:value="0" calcext:value-type="float">
            <text:p>0</text:p>
          </table:table-cell>
          <table:table-cell table:formula="of:=IF([.C530] &gt;=1; [.G530]/[.C530]; &quot;&quot; )">
            <text:p/>
          </table:table-cell>
        </table:table-row>
        <table:table-row table:style-name="ro1">
          <table:table-cell office:value-type="string" calcext:value-type="string">
            <text:p>all/issues/silver/0235-3.vpr</text:p>
          </table:table-cell>
          <table:table-cell office:value-type="float" office:value="1.32562277580071" calcext:value-type="float">
            <text:p>1.32562277580071</text:p>
          </table:table-cell>
          <table:table-cell office:value-type="float" office:value="1.124" calcext:value-type="float">
            <text:p>1.124</text:p>
          </table:table-cell>
          <table:table-cell office:value-type="float" office:value="12" calcext:value-type="float">
            <text:p>12</text:p>
          </table:table-cell>
          <table:table-cell table:number-columns-repeated="2" office:value-type="float" office:value="0" calcext:value-type="float">
            <text:p>0</text:p>
          </table:table-cell>
          <table:table-cell table:formula="of:=([.E531]+[.F531])^2" office:value-type="float" office:value="0" calcext:value-type="float">
            <text:p>0</text:p>
          </table:table-cell>
          <table:table-cell table:formula="of:=IF([.C531] &gt;=1; [.G531]/[.C531]; &quot;&quot; )" office:value-type="float" office:value="0" calcext:value-type="float">
            <text:p>0</text:p>
          </table:table-cell>
        </table:table-row>
        <table:table-row table:style-name="ro1">
          <table:table-cell office:value-type="string" calcext:value-type="string">
            <text:p>all/issues/silver/0238.vpr</text:p>
          </table:table-cell>
          <table:table-cell office:value-type="float" office:value="1.2" calcext:value-type="float">
            <text:p>1.2</text:p>
          </table:table-cell>
          <table:table-cell office:value-type="float" office:value="0.005" calcext:value-type="float">
            <text:p>0.005</text:p>
          </table:table-cell>
          <table:table-cell office:value-type="float" office:value="85" calcext:value-type="float">
            <text:p>85</text:p>
          </table:table-cell>
          <table:table-cell table:number-columns-repeated="2" office:value-type="float" office:value="0" calcext:value-type="float">
            <text:p>0</text:p>
          </table:table-cell>
          <table:table-cell table:formula="of:=([.E532]+[.F532])^2" office:value-type="float" office:value="0" calcext:value-type="float">
            <text:p>0</text:p>
          </table:table-cell>
          <table:table-cell table:formula="of:=IF([.C532] &gt;=1; [.G532]/[.C532]; &quot;&quot; )">
            <text:p/>
          </table:table-cell>
        </table:table-row>
        <table:table-row table:style-name="ro1">
          <table:table-cell office:value-type="string" calcext:value-type="string">
            <text:p>all/issues/silver/0239-1.vpr</text:p>
          </table:table-cell>
          <table:table-cell office:value-type="float" office:value="1.29827586206897" calcext:value-type="float">
            <text:p>1.29827586206897</text:p>
          </table:table-cell>
          <table:table-cell office:value-type="float" office:value="1.16" calcext:value-type="float">
            <text:p>1.16</text:p>
          </table:table-cell>
          <table:table-cell office:value-type="float" office:value="13" calcext:value-type="float">
            <text:p>13</text:p>
          </table:table-cell>
          <table:table-cell table:number-columns-repeated="2" office:value-type="float" office:value="0" calcext:value-type="float">
            <text:p>0</text:p>
          </table:table-cell>
          <table:table-cell table:formula="of:=([.E533]+[.F533])^2" office:value-type="float" office:value="0" calcext:value-type="float">
            <text:p>0</text:p>
          </table:table-cell>
          <table:table-cell table:formula="of:=IF([.C533] &gt;=1; [.G533]/[.C533]; &quot;&quot; )" office:value-type="float" office:value="0" calcext:value-type="float">
            <text:p>0</text:p>
          </table:table-cell>
        </table:table-row>
        <table:table-row table:style-name="ro1">
          <table:table-cell office:value-type="string" calcext:value-type="string">
            <text:p>all/issues/silver/0239-2.vpr</text:p>
          </table:table-cell>
          <table:table-cell office:value-type="float" office:value="1.27024647887324" calcext:value-type="float">
            <text:p>1.27024647887324</text:p>
          </table:table-cell>
          <table:table-cell office:value-type="float" office:value="1.136" calcext:value-type="float">
            <text:p>1.136</text:p>
          </table:table-cell>
          <table:table-cell office:value-type="float" office:value="13" calcext:value-type="float">
            <text:p>13</text:p>
          </table:table-cell>
          <table:table-cell table:number-columns-repeated="2" office:value-type="float" office:value="0" calcext:value-type="float">
            <text:p>0</text:p>
          </table:table-cell>
          <table:table-cell table:formula="of:=([.E534]+[.F534])^2" office:value-type="float" office:value="0" calcext:value-type="float">
            <text:p>0</text:p>
          </table:table-cell>
          <table:table-cell table:formula="of:=IF([.C534] &gt;=1; [.G534]/[.C534]; &quot;&quot; )" office:value-type="float" office:value="0" calcext:value-type="float">
            <text:p>0</text:p>
          </table:table-cell>
        </table:table-row>
        <table:table-row table:style-name="ro1">
          <table:table-cell office:value-type="string" calcext:value-type="string">
            <text:p>all/issues/silver/0239-3.vpr</text:p>
          </table:table-cell>
          <table:table-cell office:value-type="float" office:value="1.07203389830508" calcext:value-type="float">
            <text:p>1.07203389830508</text:p>
          </table:table-cell>
          <table:table-cell office:value-type="float" office:value="1.652" calcext:value-type="float">
            <text:p>1.652</text:p>
          </table:table-cell>
          <table:table-cell office:value-type="float" office:value="23" calcext:value-type="float">
            <text:p>23</text:p>
          </table:table-cell>
          <table:table-cell office:value-type="float" office:value="1" calcext:value-type="float">
            <text:p>1</text:p>
          </table:table-cell>
          <table:table-cell office:value-type="float" office:value="0" calcext:value-type="float">
            <text:p>0</text:p>
          </table:table-cell>
          <table:table-cell table:formula="of:=([.E535]+[.F535])^2" office:value-type="float" office:value="1" calcext:value-type="float">
            <text:p>1</text:p>
          </table:table-cell>
          <table:table-cell table:formula="of:=IF([.C535] &gt;=1; [.G535]/[.C535]; &quot;&quot; )" office:value-type="float" office:value="0.605326876513317" calcext:value-type="float">
            <text:p>0.605326876513317</text:p>
          </table:table-cell>
        </table:table-row>
        <table:table-row table:style-name="ro1">
          <table:table-cell office:value-type="string" calcext:value-type="string">
            <text:p>all/issues/silver/0247.vpr</text:p>
          </table:table-cell>
          <table:table-cell office:value-type="float" office:value="1" calcext:value-type="float">
            <text:p>1</text:p>
          </table:table-cell>
          <table:table-cell office:value-type="float" office:value="0.001" calcext:value-type="float">
            <text:p>0.001</text:p>
          </table:table-cell>
          <table:table-cell office:value-type="float" office:value="9" calcext:value-type="float">
            <text:p>9</text:p>
          </table:table-cell>
          <table:table-cell table:number-columns-repeated="2" office:value-type="float" office:value="0" calcext:value-type="float">
            <text:p>0</text:p>
          </table:table-cell>
          <table:table-cell table:formula="of:=([.E536]+[.F536])^2" office:value-type="float" office:value="0" calcext:value-type="float">
            <text:p>0</text:p>
          </table:table-cell>
          <table:table-cell table:formula="of:=IF([.C536] &gt;=1; [.G536]/[.C536]; &quot;&quot; )">
            <text:p/>
          </table:table-cell>
        </table:table-row>
        <table:table-row table:style-name="ro1">
          <table:table-cell office:value-type="string" calcext:value-type="string">
            <text:p>all/issues/silver/0251.vpr</text:p>
          </table:table-cell>
          <table:table-cell office:value-type="float" office:value="1.35957066189624" calcext:value-type="float">
            <text:p>1.35957066189624</text:p>
          </table:table-cell>
          <table:table-cell office:value-type="float" office:value="1.118" calcext:value-type="float">
            <text:p>1.118</text:p>
          </table:table-cell>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table:formula="of:=([.E537]+[.F537])^2" office:value-type="float" office:value="1" calcext:value-type="float">
            <text:p>1</text:p>
          </table:table-cell>
          <table:table-cell table:formula="of:=IF([.C537] &gt;=1; [.G537]/[.C537]; &quot;&quot; )" office:value-type="float" office:value="0.894454382826476" calcext:value-type="float">
            <text:p>0.894454382826476</text:p>
          </table:table-cell>
        </table:table-row>
        <table:table-row table:style-name="ro1">
          <table:table-cell office:value-type="string" calcext:value-type="string">
            <text:p>all/issues/silver/0257.vpr</text:p>
          </table:table-cell>
          <table:table-cell office:value-type="float" office:value="1.30875975715525" calcext:value-type="float">
            <text:p>1.30875975715525</text:p>
          </table:table-cell>
          <table:table-cell office:value-type="float" office:value="1.153" calcext:value-type="float">
            <text:p>1.153</text:p>
          </table:table-cell>
          <table:table-cell office:value-type="float" office:value="31" calcext:value-type="float">
            <text:p>31</text:p>
          </table:table-cell>
          <table:table-cell table:number-columns-repeated="2" office:value-type="float" office:value="0" calcext:value-type="float">
            <text:p>0</text:p>
          </table:table-cell>
          <table:table-cell table:formula="of:=([.E538]+[.F538])^2" office:value-type="float" office:value="0" calcext:value-type="float">
            <text:p>0</text:p>
          </table:table-cell>
          <table:table-cell table:formula="of:=IF([.C538] &gt;=1; [.G538]/[.C538]; &quot;&quot; )" office:value-type="float" office:value="0" calcext:value-type="float">
            <text:p>0</text:p>
          </table:table-cell>
        </table:table-row>
        <table:table-row table:style-name="ro1">
          <table:table-cell office:value-type="string" calcext:value-type="string">
            <text:p>all/issues/silver/0258.vpr</text:p>
          </table:table-cell>
          <table:table-cell office:value-type="float" office:value="1.35885167464115" calcext:value-type="float">
            <text:p>1.35885167464115</text:p>
          </table:table-cell>
          <table:table-cell office:value-type="float" office:value="1.045" calcext:value-type="float">
            <text:p>1.045</text:p>
          </table:table-cell>
          <table:table-cell office:value-type="float" office:value="24" calcext:value-type="float">
            <text:p>24</text:p>
          </table:table-cell>
          <table:table-cell table:number-columns-repeated="2" office:value-type="float" office:value="0" calcext:value-type="float">
            <text:p>0</text:p>
          </table:table-cell>
          <table:table-cell table:formula="of:=([.E539]+[.F539])^2" office:value-type="float" office:value="0" calcext:value-type="float">
            <text:p>0</text:p>
          </table:table-cell>
          <table:table-cell table:formula="of:=IF([.C539] &gt;=1; [.G539]/[.C539]; &quot;&quot; )" office:value-type="float" office:value="0" calcext:value-type="float">
            <text:p>0</text:p>
          </table:table-cell>
        </table:table-row>
        <table:table-row table:style-name="ro1">
          <table:table-cell office:value-type="string" calcext:value-type="string">
            <text:p>all/issues/silver/0260.vpr</text:p>
          </table:table-cell>
          <table:table-cell office:value-type="float" office:value="1.10769230769231" calcext:value-type="float">
            <text:p>1.10769230769231</text:p>
          </table:table-cell>
          <table:table-cell office:value-type="float" office:value="1.365" calcext:value-type="float">
            <text:p>1.365</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table:formula="of:=([.E540]+[.F540])^2" office:value-type="float" office:value="4" calcext:value-type="float">
            <text:p>4</text:p>
          </table:table-cell>
          <table:table-cell table:formula="of:=IF([.C540] &gt;=1; [.G540]/[.C540]; &quot;&quot; )" office:value-type="float" office:value="2.93040293040293" calcext:value-type="float">
            <text:p>2.93040293040293</text:p>
          </table:table-cell>
        </table:table-row>
        <table:table-row table:style-name="ro1">
          <table:table-cell office:value-type="string" calcext:value-type="string">
            <text:p>all/issues/silver/0271-1.vpr</text:p>
          </table:table-cell>
          <table:table-cell office:value-type="float" office:value="1" calcext:value-type="float">
            <text:p>1</text:p>
          </table:table-cell>
          <table:table-cell office:value-type="float" office:value="0.001" calcext:value-type="float">
            <text:p>0.001</text:p>
          </table:table-cell>
          <table:table-cell office:value-type="float" office:value="8" calcext:value-type="float">
            <text:p>8</text:p>
          </table:table-cell>
          <table:table-cell table:number-columns-repeated="2" office:value-type="float" office:value="0" calcext:value-type="float">
            <text:p>0</text:p>
          </table:table-cell>
          <table:table-cell table:formula="of:=([.E541]+[.F541])^2" office:value-type="float" office:value="0" calcext:value-type="float">
            <text:p>0</text:p>
          </table:table-cell>
          <table:table-cell table:formula="of:=IF([.C541] &gt;=1; [.G541]/[.C541]; &quot;&quot; )">
            <text:p/>
          </table:table-cell>
        </table:table-row>
        <table:table-row table:style-name="ro1">
          <table:table-cell office:value-type="string" calcext:value-type="string">
            <text:p>all/issues/silver/0271-2.vpr</text:p>
          </table:table-cell>
          <table:table-cell office:value-type="float" office:value="1" calcext:value-type="float">
            <text:p>1</text:p>
          </table:table-cell>
          <table:table-cell office:value-type="float" office:value="0.001" calcext:value-type="float">
            <text:p>0.001</text:p>
          </table:table-cell>
          <table:table-cell office:value-type="float" office:value="8" calcext:value-type="float">
            <text:p>8</text:p>
          </table:table-cell>
          <table:table-cell table:number-columns-repeated="2" office:value-type="float" office:value="0" calcext:value-type="float">
            <text:p>0</text:p>
          </table:table-cell>
          <table:table-cell table:formula="of:=([.E542]+[.F542])^2" office:value-type="float" office:value="0" calcext:value-type="float">
            <text:p>0</text:p>
          </table:table-cell>
          <table:table-cell table:formula="of:=IF([.C542] &gt;=1; [.G542]/[.C542]; &quot;&quot; )">
            <text:p/>
          </table:table-cell>
        </table:table-row>
        <table:table-row table:style-name="ro1">
          <table:table-cell office:value-type="string" calcext:value-type="string">
            <text:p>all/issues/silver/0274.vpr</text:p>
          </table:table-cell>
          <table:table-cell office:value-type="float" office:value="1.29927667269439" calcext:value-type="float">
            <text:p>1.29927667269439</text:p>
          </table:table-cell>
          <table:table-cell office:value-type="float" office:value="1.106" calcext:value-type="float">
            <text:p>1.106</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formula="of:=([.E543]+[.F543])^2" office:value-type="float" office:value="1" calcext:value-type="float">
            <text:p>1</text:p>
          </table:table-cell>
          <table:table-cell table:formula="of:=IF([.C543] &gt;=1; [.G543]/[.C543]; &quot;&quot; )" office:value-type="float" office:value="0.904159132007233" calcext:value-type="float">
            <text:p>0.904159132007233</text:p>
          </table:table-cell>
        </table:table-row>
        <table:table-row table:style-name="ro1">
          <table:table-cell office:value-type="string" calcext:value-type="string">
            <text:p>all/issues/silver/0464.vpr</text:p>
          </table:table-cell>
          <table:table-cell office:value-type="float" office:value="1.19096965210955" calcext:value-type="float">
            <text:p>1.19096965210955</text:p>
          </table:table-cell>
          <table:table-cell office:value-type="float" office:value="1.351" calcext:value-type="float">
            <text:p>1.351</text:p>
          </table:table-cell>
          <table:table-cell office:value-type="float" office:value="14" calcext:value-type="float">
            <text:p>14</text:p>
          </table:table-cell>
          <table:table-cell table:number-columns-repeated="2" office:value-type="float" office:value="0" calcext:value-type="float">
            <text:p>0</text:p>
          </table:table-cell>
          <table:table-cell table:formula="of:=([.E544]+[.F544])^2" office:value-type="float" office:value="0" calcext:value-type="float">
            <text:p>0</text:p>
          </table:table-cell>
          <table:table-cell table:formula="of:=IF([.C544] &gt;=1; [.G544]/[.C544]; &quot;&quot; )" office:value-type="float" office:value="0" calcext:value-type="float">
            <text:p>0</text:p>
          </table:table-cell>
        </table:table-row>
        <table:table-row table:style-name="ro1">
          <table:table-cell office:value-type="string" calcext:value-type="string">
            <text:p>all/issues/silver/0465.vpr</text:p>
          </table:table-cell>
          <table:table-cell office:value-type="float" office:value="1.31986301369863" calcext:value-type="float">
            <text:p>1.31986301369863</text:p>
          </table:table-cell>
          <table:table-cell office:value-type="float" office:value="1.46" calcext:value-type="float">
            <text:p>1.46</text:p>
          </table:table-cell>
          <table:table-cell office:value-type="float" office:value="14" calcext:value-type="float">
            <text:p>14</text:p>
          </table:table-cell>
          <table:table-cell table:number-columns-repeated="2" office:value-type="float" office:value="0" calcext:value-type="float">
            <text:p>0</text:p>
          </table:table-cell>
          <table:table-cell table:formula="of:=([.E545]+[.F545])^2" office:value-type="float" office:value="0" calcext:value-type="float">
            <text:p>0</text:p>
          </table:table-cell>
          <table:table-cell table:formula="of:=IF([.C545] &gt;=1; [.G545]/[.C545]; &quot;&quot; )" office:value-type="float" office:value="0" calcext:value-type="float">
            <text:p>0</text:p>
          </table:table-cell>
        </table:table-row>
        <table:table-row table:style-name="ro1">
          <table:table-cell office:value-type="string" calcext:value-type="string">
            <text:p>all/issues/silver/0466.vpr</text:p>
          </table:table-cell>
          <table:table-cell office:value-type="float" office:value="1.22571628232006" calcext:value-type="float">
            <text:p>1.22571628232006</text:p>
          </table:table-cell>
          <table:table-cell office:value-type="float" office:value="1.431" calcext:value-type="float">
            <text:p>1.431</text:p>
          </table:table-cell>
          <table:table-cell office:value-type="float" office:value="8" calcext:value-type="float">
            <text:p>8</text:p>
          </table:table-cell>
          <table:table-cell table:number-columns-repeated="2" office:value-type="float" office:value="0" calcext:value-type="float">
            <text:p>0</text:p>
          </table:table-cell>
          <table:table-cell table:formula="of:=([.E546]+[.F546])^2" office:value-type="float" office:value="0" calcext:value-type="float">
            <text:p>0</text:p>
          </table:table-cell>
          <table:table-cell table:formula="of:=IF([.C546] &gt;=1; [.G546]/[.C546]; &quot;&quot; )" office:value-type="float" office:value="0" calcext:value-type="float">
            <text:p>0</text:p>
          </table:table-cell>
        </table:table-row>
        <table:table-row table:style-name="ro1">
          <table:table-cell office:value-type="string" calcext:value-type="string">
            <text:p>all/issues/silver/0467.vpr</text:p>
          </table:table-cell>
          <table:table-cell office:value-type="float" office:value="1.26749335695306" calcext:value-type="float">
            <text:p>1.26749335695306</text:p>
          </table:table-cell>
          <table:table-cell office:value-type="float" office:value="1.129" calcext:value-type="float">
            <text:p>1.129</text:p>
          </table:table-cell>
          <table:table-cell office:value-type="float" office:value="7" calcext:value-type="float">
            <text:p>7</text:p>
          </table:table-cell>
          <table:table-cell table:number-columns-repeated="2" office:value-type="float" office:value="0" calcext:value-type="float">
            <text:p>0</text:p>
          </table:table-cell>
          <table:table-cell table:formula="of:=([.E547]+[.F547])^2" office:value-type="float" office:value="0" calcext:value-type="float">
            <text:p>0</text:p>
          </table:table-cell>
          <table:table-cell table:formula="of:=IF([.C547] &gt;=1; [.G547]/[.C547]; &quot;&quot; )" office:value-type="float" office:value="0" calcext:value-type="float">
            <text:p>0</text:p>
          </table:table-cell>
        </table:table-row>
        <table:table-row table:style-name="ro1">
          <table:table-cell office:value-type="string" calcext:value-type="string">
            <text:p>all/issues/silver/0468.vpr</text:p>
          </table:table-cell>
          <table:table-cell office:value-type="float" office:value="1.33766233766234" calcext:value-type="float">
            <text:p>1.33766233766234</text:p>
          </table:table-cell>
          <table:table-cell office:value-type="float" office:value="1.309" calcext:value-type="float">
            <text:p>1.30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formula="of:=([.E548]+[.F548])^2" office:value-type="float" office:value="1" calcext:value-type="float">
            <text:p>1</text:p>
          </table:table-cell>
          <table:table-cell table:formula="of:=IF([.C548] &gt;=1; [.G548]/[.C548]; &quot;&quot; )" office:value-type="float" office:value="0.763941940412529" calcext:value-type="float">
            <text:p>0.763941940412529</text:p>
          </table:table-cell>
        </table:table-row>
        <table:table-row table:style-name="ro1">
          <table:table-cell office:value-type="string" calcext:value-type="string">
            <text:p>all/issues/silver/0469.vpr</text:p>
          </table:table-cell>
          <table:table-cell office:value-type="float" office:value="1" calcext:value-type="float">
            <text:p>1</text:p>
          </table:table-cell>
          <table:table-cell office:value-type="float" office:value="0.006" calcext:value-type="float">
            <text:p>0.006</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549]+[.F549])^2" office:value-type="float" office:value="1" calcext:value-type="float">
            <text:p>1</text:p>
          </table:table-cell>
          <table:table-cell table:formula="of:=IF([.C549] &gt;=1; [.G549]/[.C549]; &quot;&quot; )">
            <text:p/>
          </table:table-cell>
        </table:table-row>
        <table:table-row table:style-name="ro1">
          <table:table-cell office:value-type="string" calcext:value-type="string">
            <text:p>all/issues/silver/79.vpr</text:p>
          </table:table-cell>
          <table:table-cell office:value-type="float" office:value="1.3308957952468" calcext:value-type="float">
            <text:p>1.3308957952468</text:p>
          </table:table-cell>
          <table:table-cell office:value-type="float" office:value="1.094" calcext:value-type="float">
            <text:p>1.094</text:p>
          </table:table-cell>
          <table:table-cell office:value-type="float" office:value="14" calcext:value-type="float">
            <text:p>14</text:p>
          </table:table-cell>
          <table:table-cell table:number-columns-repeated="2" office:value-type="float" office:value="0" calcext:value-type="float">
            <text:p>0</text:p>
          </table:table-cell>
          <table:table-cell table:formula="of:=([.E550]+[.F550])^2" office:value-type="float" office:value="0" calcext:value-type="float">
            <text:p>0</text:p>
          </table:table-cell>
          <table:table-cell table:formula="of:=IF([.C550] &gt;=1; [.G550]/[.C550]; &quot;&quot; )" office:value-type="float" office:value="0" calcext:value-type="float">
            <text:p>0</text:p>
          </table:table-cell>
        </table:table-row>
        <table:table-row table:style-name="ro1">
          <table:table-cell office:value-type="string" calcext:value-type="string">
            <text:p>all/macros/capture_avoiding_substitution-1.vpr</text:p>
          </table:table-cell>
          <table:table-cell office:value-type="float" office:value="1" calcext:value-type="float">
            <text:p>1</text:p>
          </table:table-cell>
          <table:table-cell office:value-type="float" office:value="0.005" calcext:value-type="float">
            <text:p>0.005</text:p>
          </table:table-cell>
          <table:table-cell office:value-type="float" office:value="42" calcext:value-type="float">
            <text:p>42</text:p>
          </table:table-cell>
          <table:table-cell table:number-columns-repeated="2" office:value-type="float" office:value="0" calcext:value-type="float">
            <text:p>0</text:p>
          </table:table-cell>
          <table:table-cell table:formula="of:=([.E551]+[.F551])^2" office:value-type="float" office:value="0" calcext:value-type="float">
            <text:p>0</text:p>
          </table:table-cell>
          <table:table-cell table:formula="of:=IF([.C551] &gt;=1; [.G551]/[.C551]; &quot;&quot; )">
            <text:p/>
          </table:table-cell>
        </table:table-row>
        <table:table-row table:style-name="ro1">
          <table:table-cell office:value-type="string" calcext:value-type="string">
            <text:p>all/macros/capture_avoiding_substitution-2.vpr</text:p>
          </table:table-cell>
          <table:table-cell office:value-type="float" office:value="1.34537444933921" calcext:value-type="float">
            <text:p>1.34537444933921</text:p>
          </table:table-cell>
          <table:table-cell office:value-type="float" office:value="1.135" calcext:value-type="float">
            <text:p>1.135</text:p>
          </table:table-cell>
          <table:table-cell office:value-type="float" office:value="19" calcext:value-type="float">
            <text:p>19</text:p>
          </table:table-cell>
          <table:table-cell table:number-columns-repeated="2" office:value-type="float" office:value="0" calcext:value-type="float">
            <text:p>0</text:p>
          </table:table-cell>
          <table:table-cell table:formula="of:=([.E552]+[.F552])^2" office:value-type="float" office:value="0" calcext:value-type="float">
            <text:p>0</text:p>
          </table:table-cell>
          <table:table-cell table:formula="of:=IF([.C552] &gt;=1; [.G552]/[.C552]; &quot;&quot; )" office:value-type="float" office:value="0" calcext:value-type="float">
            <text:p>0</text:p>
          </table:table-cell>
        </table:table-row>
        <table:table-row table:style-name="ro1">
          <table:table-cell office:value-type="string" calcext:value-type="string">
            <text:p>all/macros/capture_avoiding_substitution-3.vpr</text:p>
          </table:table-cell>
          <table:table-cell office:value-type="float" office:value="1.17652250661959" calcext:value-type="float">
            <text:p>1.17652250661959</text:p>
          </table:table-cell>
          <table:table-cell office:value-type="float" office:value="1.133" calcext:value-type="float">
            <text:p>1.133</text:p>
          </table:table-cell>
          <table:table-cell office:value-type="float" office:value="18" calcext:value-type="float">
            <text:p>18</text:p>
          </table:table-cell>
          <table:table-cell table:number-columns-repeated="2" office:value-type="float" office:value="0" calcext:value-type="float">
            <text:p>0</text:p>
          </table:table-cell>
          <table:table-cell table:formula="of:=([.E553]+[.F553])^2" office:value-type="float" office:value="0" calcext:value-type="float">
            <text:p>0</text:p>
          </table:table-cell>
          <table:table-cell table:formula="of:=IF([.C553] &gt;=1; [.G553]/[.C553]; &quot;&quot; )" office:value-type="float" office:value="0" calcext:value-type="float">
            <text:p>0</text:p>
          </table:table-cell>
        </table:table-row>
        <table:table-row table:style-name="ro1">
          <table:table-cell office:value-type="string" calcext:value-type="string">
            <text:p>all/macros/complexExp.vpr</text:p>
          </table:table-cell>
          <table:table-cell office:value-type="float" office:value="1" calcext:value-type="float">
            <text:p>1</text:p>
          </table:table-cell>
          <table:table-cell office:value-type="float" office:value="0.001" calcext:value-type="float">
            <text:p>0.001</text:p>
          </table:table-cell>
          <table:table-cell office:value-type="float" office:value="13" calcext:value-type="float">
            <text:p>13</text:p>
          </table:table-cell>
          <table:table-cell table:number-columns-repeated="2" office:value-type="float" office:value="0" calcext:value-type="float">
            <text:p>0</text:p>
          </table:table-cell>
          <table:table-cell table:formula="of:=([.E554]+[.F554])^2" office:value-type="float" office:value="0" calcext:value-type="float">
            <text:p>0</text:p>
          </table:table-cell>
          <table:table-cell table:formula="of:=IF([.C554] &gt;=1; [.G554]/[.C554]; &quot;&quot; )">
            <text:p/>
          </table:table-cell>
        </table:table-row>
        <table:table-row table:style-name="ro1">
          <table:table-cell office:value-type="string" calcext:value-type="string">
            <text:p>all/macros/complex.vpr</text:p>
          </table:table-cell>
          <table:table-cell office:value-type="float" office:value="2" calcext:value-type="float">
            <text:p>2</text:p>
          </table:table-cell>
          <table:table-cell office:value-type="float" office:value="0.001" calcext:value-type="float">
            <text:p>0.001</text:p>
          </table:table-cell>
          <table:table-cell office:value-type="float" office:value="37" calcext:value-type="float">
            <text:p>37</text:p>
          </table:table-cell>
          <table:table-cell table:number-columns-repeated="2" office:value-type="float" office:value="0" calcext:value-type="float">
            <text:p>0</text:p>
          </table:table-cell>
          <table:table-cell table:formula="of:=([.E555]+[.F555])^2" office:value-type="float" office:value="0" calcext:value-type="float">
            <text:p>0</text:p>
          </table:table-cell>
          <table:table-cell table:formula="of:=IF([.C555] &gt;=1; [.G555]/[.C555]; &quot;&quot; )">
            <text:p/>
          </table:table-cell>
        </table:table-row>
        <table:table-row table:style-name="ro1">
          <table:table-cell office:value-type="string" calcext:value-type="string">
            <text:p>all/macros/define_consistency_typechecker.vpr</text:p>
          </table:table-cell>
          <table:table-cell office:value-type="float" office:value="1" calcext:value-type="float">
            <text:p>1</text:p>
          </table:table-cell>
          <table:table-cell office:value-type="float" office:value="0.003" calcext:value-type="float">
            <text:p>0.003</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formula="of:=([.E556]+[.F556])^2" office:value-type="float" office:value="1" calcext:value-type="float">
            <text:p>1</text:p>
          </table:table-cell>
          <table:table-cell table:formula="of:=IF([.C556] &gt;=1; [.G556]/[.C556]; &quot;&quot; )">
            <text:p/>
          </table:table-cell>
        </table:table-row>
        <table:table-row table:style-name="ro1">
          <table:table-cell office:value-type="string" calcext:value-type="string">
            <text:p>all/macros/define_consistency.vpr</text:p>
          </table:table-cell>
          <table:table-cell office:value-type="float" office:value="1" calcext:value-type="float">
            <text:p>1</text:p>
          </table:table-cell>
          <table:table-cell office:value-type="float" office:value="0.002" calcext:value-type="float">
            <text:p>0.002</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formula="of:=([.E557]+[.F557])^2" office:value-type="float" office:value="1" calcext:value-type="float">
            <text:p>1</text:p>
          </table:table-cell>
          <table:table-cell table:formula="of:=IF([.C557] &gt;=1; [.G557]/[.C557]; &quot;&quot; )">
            <text:p/>
          </table:table-cell>
        </table:table-row>
        <table:table-row table:style-name="ro1">
          <table:table-cell office:value-type="string" calcext:value-type="string">
            <text:p>all/macros/define_nested.vpr</text:p>
          </table:table-cell>
          <table:table-cell office:value-type="float" office:value="1.2701252236136" calcext:value-type="float">
            <text:p>1.2701252236136</text:p>
          </table:table-cell>
          <table:table-cell office:value-type="float" office:value="1.118" calcext:value-type="float">
            <text:p>1.118</text:p>
          </table:table-cell>
          <table:table-cell office:value-type="float" office:value="29" calcext:value-type="float">
            <text:p>29</text:p>
          </table:table-cell>
          <table:table-cell table:number-columns-repeated="2" office:value-type="float" office:value="0" calcext:value-type="float">
            <text:p>0</text:p>
          </table:table-cell>
          <table:table-cell table:formula="of:=([.E558]+[.F558])^2" office:value-type="float" office:value="0" calcext:value-type="float">
            <text:p>0</text:p>
          </table:table-cell>
          <table:table-cell table:formula="of:=IF([.C558] &gt;=1; [.G558]/[.C558]; &quot;&quot; )" office:value-type="float" office:value="0" calcext:value-type="float">
            <text:p>0</text:p>
          </table:table-cell>
        </table:table-row>
        <table:table-row table:style-name="ro1">
          <table:table-cell office:value-type="string" calcext:value-type="string">
            <text:p>all/macros/define.vpr</text:p>
          </table:table-cell>
          <table:table-cell office:value-type="float" office:value="1.36666666666667" calcext:value-type="float">
            <text:p>1.36666666666667</text:p>
          </table:table-cell>
          <table:table-cell office:value-type="float" office:value="1.17" calcext:value-type="float">
            <text:p>1.17</text:p>
          </table:table-cell>
          <table:table-cell office:value-type="float" office:value="102" calcext:value-type="float">
            <text:p>102</text:p>
          </table:table-cell>
          <table:table-cell office:value-type="float" office:value="2" calcext:value-type="float">
            <text:p>2</text:p>
          </table:table-cell>
          <table:table-cell office:value-type="float" office:value="0" calcext:value-type="float">
            <text:p>0</text:p>
          </table:table-cell>
          <table:table-cell table:formula="of:=([.E559]+[.F559])^2" office:value-type="float" office:value="4" calcext:value-type="float">
            <text:p>4</text:p>
          </table:table-cell>
          <table:table-cell table:formula="of:=IF([.C559] &gt;=1; [.G559]/[.C559]; &quot;&quot; )" office:value-type="float" office:value="3.41880341880342" calcext:value-type="float">
            <text:p>3.41880341880342</text:p>
          </table:table-cell>
        </table:table-row>
        <table:table-row table:style-name="ro1">
          <table:table-cell office:value-type="string" calcext:value-type="string">
            <text:p>all/macros/simple2Broken.vpr</text:p>
          </table:table-cell>
          <table:table-cell office:value-type="float" office:value="1.30550621669627" calcext:value-type="float">
            <text:p>1.30550621669627</text:p>
          </table:table-cell>
          <table:table-cell office:value-type="float" office:value="1.126" calcext:value-type="float">
            <text:p>1.126</text:p>
          </table:table-cell>
          <table:table-cell office:value-type="float" office:value="25" calcext:value-type="float">
            <text:p>25</text:p>
          </table:table-cell>
          <table:table-cell table:number-columns-repeated="2" office:value-type="float" office:value="0" calcext:value-type="float">
            <text:p>0</text:p>
          </table:table-cell>
          <table:table-cell table:formula="of:=([.E560]+[.F560])^2" office:value-type="float" office:value="0" calcext:value-type="float">
            <text:p>0</text:p>
          </table:table-cell>
          <table:table-cell table:formula="of:=IF([.C560] &gt;=1; [.G560]/[.C560]; &quot;&quot; )" office:value-type="float" office:value="0" calcext:value-type="float">
            <text:p>0</text:p>
          </table:table-cell>
        </table:table-row>
        <table:table-row table:style-name="ro1">
          <table:table-cell office:value-type="string" calcext:value-type="string">
            <text:p>all/macros/simple.vpr</text:p>
          </table:table-cell>
          <table:table-cell office:value-type="float" office:value="1" calcext:value-type="float">
            <text:p>1</text:p>
          </table:table-cell>
          <table:table-cell office:value-type="float" office:value="0.001" calcext:value-type="float">
            <text:p>0.001</text:p>
          </table:table-cell>
          <table:table-cell office:value-type="float" office:value="21" calcext:value-type="float">
            <text:p>21</text:p>
          </table:table-cell>
          <table:table-cell table:number-columns-repeated="2" office:value-type="float" office:value="0" calcext:value-type="float">
            <text:p>0</text:p>
          </table:table-cell>
          <table:table-cell table:formula="of:=([.E561]+[.F561])^2" office:value-type="float" office:value="0" calcext:value-type="float">
            <text:p>0</text:p>
          </table:table-cell>
          <table:table-cell table:formula="of:=IF([.C561] &gt;=1; [.G561]/[.C561]; &quot;&quot; )">
            <text:p/>
          </table:table-cell>
        </table:table-row>
        <table:table-row table:style-name="ro1">
          <table:table-cell office:value-type="string" calcext:value-type="string">
            <text:p>all/multisets/multisets.vpr</text:p>
          </table:table-cell>
          <table:table-cell office:value-type="float" office:value="1.24597701149425" calcext:value-type="float">
            <text:p>1.24597701149425</text:p>
          </table:table-cell>
          <table:table-cell office:value-type="float" office:value="1.305" calcext:value-type="float">
            <text:p>1.305</text:p>
          </table:table-cell>
          <table:table-cell office:value-type="float" office:value="113" calcext:value-type="float">
            <text:p>113</text:p>
          </table:table-cell>
          <table:table-cell table:number-columns-repeated="2" office:value-type="float" office:value="0" calcext:value-type="float">
            <text:p>0</text:p>
          </table:table-cell>
          <table:table-cell table:formula="of:=([.E562]+[.F562])^2" office:value-type="float" office:value="0" calcext:value-type="float">
            <text:p>0</text:p>
          </table:table-cell>
          <table:table-cell table:formula="of:=IF([.C562] &gt;=1; [.G562]/[.C562]; &quot;&quot; )" office:value-type="float" office:value="0" calcext:value-type="float">
            <text:p>0</text:p>
          </table:table-cell>
        </table:table-row>
        <table:table-row table:style-name="ro1">
          <table:table-cell office:value-type="string" calcext:value-type="string">
            <text:p>all/old/branching_labelled_old.vpr</text:p>
          </table:table-cell>
          <table:table-cell office:value-type="float" office:value="1.25692695214106" calcext:value-type="float">
            <text:p>1.25692695214106</text:p>
          </table:table-cell>
          <table:table-cell office:value-type="float" office:value="1.191" calcext:value-type="float">
            <text:p>1.191</text:p>
          </table:table-cell>
          <table:table-cell office:value-type="float" office:value="45" calcext:value-type="float">
            <text:p>45</text:p>
          </table:table-cell>
          <table:table-cell office:value-type="float" office:value="1" calcext:value-type="float">
            <text:p>1</text:p>
          </table:table-cell>
          <table:table-cell office:value-type="float" office:value="0" calcext:value-type="float">
            <text:p>0</text:p>
          </table:table-cell>
          <table:table-cell table:formula="of:=([.E563]+[.F563])^2" office:value-type="float" office:value="1" calcext:value-type="float">
            <text:p>1</text:p>
          </table:table-cell>
          <table:table-cell table:formula="of:=IF([.C563] &gt;=1; [.G563]/[.C563]; &quot;&quot; )" office:value-type="float" office:value="0.839630562552477" calcext:value-type="float">
            <text:p>0.839630562552477</text:p>
          </table:table-cell>
        </table:table-row>
        <table:table-row table:style-name="ro1">
          <table:table-cell office:value-type="string" calcext:value-type="string">
            <text:p>all/old/duplicate_label.vpr</text:p>
          </table:table-cell>
          <table:table-cell office:value-type="float" office:value="1" calcext:value-type="float">
            <text:p>1</text:p>
          </table:table-cell>
          <table:table-cell office:value-type="float" office:value="0.003" calcext:value-type="float">
            <text:p>0.003</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formula="of:=([.E564]+[.F564])^2" office:value-type="float" office:value="1" calcext:value-type="float">
            <text:p>1</text:p>
          </table:table-cell>
          <table:table-cell table:formula="of:=IF([.C564] &gt;=1; [.G564]/[.C564]; &quot;&quot; )">
            <text:p/>
          </table:table-cell>
        </table:table-row>
        <table:table-row table:style-name="ro1">
          <table:table-cell office:value-type="string" calcext:value-type="string">
            <text:p>all/old/labelled_old.vpr</text:p>
          </table:table-cell>
          <table:table-cell office:value-type="float" office:value="1.424013434089" calcext:value-type="float">
            <text:p>1.424013434089</text:p>
          </table:table-cell>
          <table:table-cell office:value-type="float" office:value="1.191" calcext:value-type="float">
            <text:p>1.191</text:p>
          </table:table-cell>
          <table:table-cell office:value-type="float" office:value="81" calcext:value-type="float">
            <text:p>81</text:p>
          </table:table-cell>
          <table:table-cell office:value-type="float" office:value="2" calcext:value-type="float">
            <text:p>2</text:p>
          </table:table-cell>
          <table:table-cell office:value-type="float" office:value="0" calcext:value-type="float">
            <text:p>0</text:p>
          </table:table-cell>
          <table:table-cell table:formula="of:=([.E565]+[.F565])^2" office:value-type="float" office:value="4" calcext:value-type="float">
            <text:p>4</text:p>
          </table:table-cell>
          <table:table-cell table:formula="of:=IF([.C565] &gt;=1; [.G565]/[.C565]; &quot;&quot; )" office:value-type="float" office:value="3.35852225020991" calcext:value-type="float">
            <text:p>3.35852225020991</text:p>
          </table:table-cell>
        </table:table-row>
        <table:table-row table:style-name="ro1">
          <table:table-cell office:value-type="string" calcext:value-type="string">
            <text:p>all/old/old.vpr</text:p>
          </table:table-cell>
          <table:table-cell office:value-type="float" office:value="1.36514886164623" calcext:value-type="float">
            <text:p>1.36514886164623</text:p>
          </table:table-cell>
          <table:table-cell office:value-type="float" office:value="1.142" calcext:value-type="float">
            <text:p>1.142</text:p>
          </table:table-cell>
          <table:table-cell office:value-type="float" office:value="56" calcext:value-type="float">
            <text:p>56</text:p>
          </table:table-cell>
          <table:table-cell office:value-type="float" office:value="1" calcext:value-type="float">
            <text:p>1</text:p>
          </table:table-cell>
          <table:table-cell office:value-type="float" office:value="0" calcext:value-type="float">
            <text:p>0</text:p>
          </table:table-cell>
          <table:table-cell table:formula="of:=([.E566]+[.F566])^2" office:value-type="float" office:value="1" calcext:value-type="float">
            <text:p>1</text:p>
          </table:table-cell>
          <table:table-cell table:formula="of:=IF([.C566] &gt;=1; [.G566]/[.C566]; &quot;&quot; )" office:value-type="float" office:value="0.875656742556918" calcext:value-type="float">
            <text:p>0.875656742556918</text:p>
          </table:table-cell>
        </table:table-row>
        <table:table-row table:style-name="ro1">
          <table:table-cell office:value-type="string" calcext:value-type="string">
            <text:p>all/permission_introspection/forpermCheck.vpr</text:p>
          </table:table-cell>
          <table:table-cell office:value-type="float" office:value="1" calcext:value-type="float">
            <text:p>1</text:p>
          </table:table-cell>
          <table:table-cell office:value-type="float" office:value="0.005" calcext:value-type="float">
            <text:p>0.005</text:p>
          </table:table-cell>
          <table:table-cell office:value-type="float" office:value="24" calcext:value-type="float">
            <text:p>24</text:p>
          </table:table-cell>
          <table:table-cell table:number-columns-repeated="2" office:value-type="float" office:value="1" calcext:value-type="float">
            <text:p>1</text:p>
          </table:table-cell>
          <table:table-cell table:formula="of:=([.E567]+[.F567])^2" office:value-type="float" office:value="4" calcext:value-type="float">
            <text:p>4</text:p>
          </table:table-cell>
          <table:table-cell table:formula="of:=IF([.C567] &gt;=1; [.G567]/[.C567]; &quot;&quot; )">
            <text:p/>
          </table:table-cell>
        </table:table-row>
        <table:table-row table:style-name="ro1">
          <table:table-cell office:value-type="string" calcext:value-type="string">
            <text:p>all/permission_introspection/forpermFields.vpr</text:p>
          </table:table-cell>
          <table:table-cell office:value-type="float" office:value="1.43525480367586" calcext:value-type="float">
            <text:p>1.43525480367586</text:p>
          </table:table-cell>
          <table:table-cell office:value-type="float" office:value="1.197" calcext:value-type="float">
            <text:p>1.197</text:p>
          </table:table-cell>
          <table:table-cell office:value-type="float" office:value="89" calcext:value-type="float">
            <text:p>89</text:p>
          </table:table-cell>
          <table:table-cell office:value-type="float" office:value="3" calcext:value-type="float">
            <text:p>3</text:p>
          </table:table-cell>
          <table:table-cell office:value-type="float" office:value="0" calcext:value-type="float">
            <text:p>0</text:p>
          </table:table-cell>
          <table:table-cell table:formula="of:=([.E568]+[.F568])^2" office:value-type="float" office:value="9" calcext:value-type="float">
            <text:p>9</text:p>
          </table:table-cell>
          <table:table-cell table:formula="of:=IF([.C568] &gt;=1; [.G568]/[.C568]; &quot;&quot; )" office:value-type="float" office:value="7.5187969924812" calcext:value-type="float">
            <text:p>7.5187969924812</text:p>
          </table:table-cell>
        </table:table-row>
        <table:table-row table:style-name="ro1">
          <table:table-cell office:value-type="string" calcext:value-type="string">
            <text:p>all/permission_introspection/forpermInhaleExhale.vpr</text:p>
          </table:table-cell>
          <table:table-cell office:value-type="float" office:value="1.24935732647815" calcext:value-type="float">
            <text:p>1.24935732647815</text:p>
          </table:table-cell>
          <table:table-cell office:value-type="float" office:value="1.167" calcext:value-type="float">
            <text:p>1.167</text:p>
          </table:table-cell>
          <table:table-cell office:value-type="float" office:value="46" calcext:value-type="float">
            <text:p>46</text:p>
          </table:table-cell>
          <table:table-cell office:value-type="float" office:value="1" calcext:value-type="float">
            <text:p>1</text:p>
          </table:table-cell>
          <table:table-cell office:value-type="float" office:value="0" calcext:value-type="float">
            <text:p>0</text:p>
          </table:table-cell>
          <table:table-cell table:formula="of:=([.E569]+[.F569])^2" office:value-type="float" office:value="1" calcext:value-type="float">
            <text:p>1</text:p>
          </table:table-cell>
          <table:table-cell table:formula="of:=IF([.C569] &gt;=1; [.G569]/[.C569]; &quot;&quot; )" office:value-type="float" office:value="0.856898029134533" calcext:value-type="float">
            <text:p>0.856898029134533</text:p>
          </table:table-cell>
        </table:table-row>
        <table:table-row table:style-name="ro1">
          <table:table-cell office:value-type="string" calcext:value-type="string">
            <text:p>all/permission_introspection/forpermMisc.vpr</text:p>
          </table:table-cell>
          <table:table-cell office:value-type="float" office:value="1.34971334971335" calcext:value-type="float">
            <text:p>1.34971334971335</text:p>
          </table:table-cell>
          <table:table-cell office:value-type="float" office:value="1.221" calcext:value-type="float">
            <text:p>1.221</text:p>
          </table:table-cell>
          <table:table-cell office:value-type="float" office:value="62" calcext:value-type="float">
            <text:p>62</text:p>
          </table:table-cell>
          <table:table-cell office:value-type="float" office:value="1" calcext:value-type="float">
            <text:p>1</text:p>
          </table:table-cell>
          <table:table-cell office:value-type="float" office:value="0" calcext:value-type="float">
            <text:p>0</text:p>
          </table:table-cell>
          <table:table-cell table:formula="of:=([.E570]+[.F570])^2" office:value-type="float" office:value="1" calcext:value-type="float">
            <text:p>1</text:p>
          </table:table-cell>
          <table:table-cell table:formula="of:=IF([.C570] &gt;=1; [.G570]/[.C570]; &quot;&quot; )" office:value-type="float" office:value="0.819000819000819" calcext:value-type="float">
            <text:p>0.819000819000819</text:p>
          </table:table-cell>
        </table:table-row>
        <table:table-row table:style-name="ro1">
          <table:table-cell office:value-type="string" calcext:value-type="string">
            <text:p>all/permission_introspection/forpermPredicatesAdvanced.vpr</text:p>
          </table:table-cell>
          <table:table-cell office:value-type="float" office:value="1.46683046683047" calcext:value-type="float">
            <text:p>1.46683046683047</text:p>
          </table:table-cell>
          <table:table-cell office:value-type="float" office:value="1.221" calcext:value-type="float">
            <text:p>1.221</text:p>
          </table:table-cell>
          <table:table-cell office:value-type="float" office:value="93" calcext:value-type="float">
            <text:p>93</text:p>
          </table:table-cell>
          <table:table-cell office:value-type="float" office:value="1" calcext:value-type="float">
            <text:p>1</text:p>
          </table:table-cell>
          <table:table-cell office:value-type="float" office:value="3" calcext:value-type="float">
            <text:p>3</text:p>
          </table:table-cell>
          <table:table-cell table:formula="of:=([.E571]+[.F571])^2" office:value-type="float" office:value="16" calcext:value-type="float">
            <text:p>16</text:p>
          </table:table-cell>
          <table:table-cell table:formula="of:=IF([.C571] &gt;=1; [.G571]/[.C571]; &quot;&quot; )" office:value-type="float" office:value="13.1040131040131" calcext:value-type="float">
            <text:p>13.1040131040131</text:p>
          </table:table-cell>
        </table:table-row>
        <table:table-row table:style-name="ro1">
          <table:table-cell office:value-type="string" calcext:value-type="string">
            <text:p>all/permission_introspection/forpermPredicatesSimple.vpr</text:p>
          </table:table-cell>
          <table:table-cell office:value-type="float" office:value="1.40280210157618" calcext:value-type="float">
            <text:p>1.40280210157618</text:p>
          </table:table-cell>
          <table:table-cell office:value-type="float" office:value="1.142" calcext:value-type="float">
            <text:p>1.142</text:p>
          </table:table-cell>
          <table:table-cell office:value-type="float" office:value="54" calcext:value-type="float">
            <text:p>54</text:p>
          </table:table-cell>
          <table:table-cell office:value-type="float" office:value="0" calcext:value-type="float">
            <text:p>0</text:p>
          </table:table-cell>
          <table:table-cell office:value-type="float" office:value="3" calcext:value-type="float">
            <text:p>3</text:p>
          </table:table-cell>
          <table:table-cell table:formula="of:=([.E572]+[.F572])^2" office:value-type="float" office:value="9" calcext:value-type="float">
            <text:p>9</text:p>
          </table:table-cell>
          <table:table-cell table:formula="of:=IF([.C572] &gt;=1; [.G572]/[.C572]; &quot;&quot; )" office:value-type="float" office:value="7.88091068301226" calcext:value-type="float">
            <text:p>7.88091068301226</text:p>
          </table:table-cell>
        </table:table-row>
        <table:table-row table:style-name="ro1">
          <table:table-cell office:value-type="string" calcext:value-type="string">
            <text:p>all/permission_introspection/forpermQP.vpr</text:p>
          </table:table-cell>
          <table:table-cell office:value-type="float" office:value="1.11160964666293" calcext:value-type="float">
            <text:p>1.11160964666293</text:p>
          </table:table-cell>
          <table:table-cell office:value-type="float" office:value="1.783" calcext:value-type="float">
            <text:p>1.783</text:p>
          </table:table-cell>
          <table:table-cell office:value-type="float" office:value="86" calcext:value-type="float">
            <text:p>86</text:p>
          </table:table-cell>
          <table:table-cell office:value-type="float" office:value="1" calcext:value-type="float">
            <text:p>1</text:p>
          </table:table-cell>
          <table:table-cell office:value-type="float" office:value="2" calcext:value-type="float">
            <text:p>2</text:p>
          </table:table-cell>
          <table:table-cell table:formula="of:=([.E573]+[.F573])^2" office:value-type="float" office:value="9" calcext:value-type="float">
            <text:p>9</text:p>
          </table:table-cell>
          <table:table-cell table:formula="of:=IF([.C573] &gt;=1; [.G573]/[.C573]; &quot;&quot; )" office:value-type="float" office:value="5.04767246214246" calcext:value-type="float">
            <text:p>5.04767246214246</text:p>
          </table:table-cell>
        </table:table-row>
        <table:table-row table:style-name="ro1">
          <table:table-cell office:value-type="string" calcext:value-type="string">
            <text:p>all/permission_introspection/forpermTypecheck.vpr</text:p>
          </table:table-cell>
          <table:table-cell office:value-type="float" office:value="0.833333333333333" calcext:value-type="float">
            <text:p>0.833333333333333</text:p>
          </table:table-cell>
          <table:table-cell office:value-type="float" office:value="0.018" calcext:value-type="float">
            <text:p>0.018</text:p>
          </table:table-cell>
          <table:table-cell office:value-type="float" office:value="50" calcext:value-type="float">
            <text:p>50</text:p>
          </table:table-cell>
          <table:table-cell table:number-columns-repeated="2" office:value-type="float" office:value="2" calcext:value-type="float">
            <text:p>2</text:p>
          </table:table-cell>
          <table:table-cell table:formula="of:=([.E574]+[.F574])^2" office:value-type="float" office:value="16" calcext:value-type="float">
            <text:p>16</text:p>
          </table:table-cell>
          <table:table-cell table:formula="of:=IF([.C574] &gt;=1; [.G574]/[.C574]; &quot;&quot; )">
            <text:p/>
          </table:table-cell>
        </table:table-row>
        <table:table-row table:style-name="ro1">
          <table:table-cell office:value-type="string" calcext:value-type="string">
            <text:p>all/permission_introspection/forpermWands.vpr</text:p>
          </table:table-cell>
          <table:table-cell office:value-type="float" office:value="1.3725321888412" calcext:value-type="float">
            <text:p>1.3725321888412</text:p>
          </table:table-cell>
          <table:table-cell office:value-type="float" office:value="1.165" calcext:value-type="float">
            <text:p>1.165</text:p>
          </table:table-cell>
          <table:table-cell office:value-type="float" office:value="39" calcext:value-type="float">
            <text:p>39</text:p>
          </table:table-cell>
          <table:table-cell office:value-type="float" office:value="1" calcext:value-type="float">
            <text:p>1</text:p>
          </table:table-cell>
          <table:table-cell office:value-type="float" office:value="0" calcext:value-type="float">
            <text:p>0</text:p>
          </table:table-cell>
          <table:table-cell table:formula="of:=([.E575]+[.F575])^2" office:value-type="float" office:value="1" calcext:value-type="float">
            <text:p>1</text:p>
          </table:table-cell>
          <table:table-cell table:formula="of:=IF([.C575] &gt;=1; [.G575]/[.C575]; &quot;&quot; )" office:value-type="float" office:value="0.858369098712446" calcext:value-type="float">
            <text:p>0.858369098712446</text:p>
          </table:table-cell>
        </table:table-row>
        <table:table-row table:style-name="ro1">
          <table:table-cell office:value-type="string" calcext:value-type="string">
            <text:p>all/permission_introspection/permWandAlias.vpr</text:p>
          </table:table-cell>
          <table:table-cell office:value-type="float" office:value="1.3254593175853" calcext:value-type="float">
            <text:p>1.3254593175853</text:p>
          </table:table-cell>
          <table:table-cell office:value-type="float" office:value="1.143" calcext:value-type="float">
            <text:p>1.143</text:p>
          </table:table-cell>
          <table:table-cell office:value-type="float" office:value="18" calcext:value-type="float">
            <text:p>18</text:p>
          </table:table-cell>
          <table:table-cell office:value-type="float" office:value="2" calcext:value-type="float">
            <text:p>2</text:p>
          </table:table-cell>
          <table:table-cell office:value-type="float" office:value="0" calcext:value-type="float">
            <text:p>0</text:p>
          </table:table-cell>
          <table:table-cell table:formula="of:=([.E576]+[.F576])^2" office:value-type="float" office:value="4" calcext:value-type="float">
            <text:p>4</text:p>
          </table:table-cell>
          <table:table-cell table:formula="of:=IF([.C576] &gt;=1; [.G576]/[.C576]; &quot;&quot; )" office:value-type="float" office:value="3.49956255468066" calcext:value-type="float">
            <text:p>3.49956255468066</text:p>
          </table:table-cell>
        </table:table-row>
        <table:table-row table:style-name="ro1">
          <table:table-cell office:value-type="string" calcext:value-type="string">
            <text:p>all/permission_introspection/permWandApply.vpr</text:p>
          </table:table-cell>
          <table:table-cell office:value-type="float" office:value="1.29386343993086" calcext:value-type="float">
            <text:p>1.29386343993086</text:p>
          </table:table-cell>
          <table:table-cell office:value-type="float" office:value="1.157" calcext:value-type="float">
            <text:p>1.157</text:p>
          </table:table-cell>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table:formula="of:=([.E577]+[.F577])^2" office:value-type="float" office:value="4" calcext:value-type="float">
            <text:p>4</text:p>
          </table:table-cell>
          <table:table-cell table:formula="of:=IF([.C577] &gt;=1; [.G577]/[.C577]; &quot;&quot; )" office:value-type="float" office:value="3.45721694036301" calcext:value-type="float">
            <text:p>3.45721694036301</text:p>
          </table:table-cell>
        </table:table-row>
        <table:table-row table:style-name="ro1">
          <table:table-cell office:value-type="string" calcext:value-type="string">
            <text:p>all/permission_introspection/permWandInhale.vpr</text:p>
          </table:table-cell>
          <table:table-cell office:value-type="float" office:value="1.52437902483901" calcext:value-type="float">
            <text:p>1.52437902483901</text:p>
          </table:table-cell>
          <table:table-cell office:value-type="float" office:value="1.087" calcext:value-type="float">
            <text:p>1.087</text:p>
          </table:table-cell>
          <table:table-cell office:value-type="float" office:value="13" calcext:value-type="float">
            <text:p>13</text:p>
          </table:table-cell>
          <table:table-cell office:value-type="float" office:value="2" calcext:value-type="float">
            <text:p>2</text:p>
          </table:table-cell>
          <table:table-cell office:value-type="float" office:value="0" calcext:value-type="float">
            <text:p>0</text:p>
          </table:table-cell>
          <table:table-cell table:formula="of:=([.E578]+[.F578])^2" office:value-type="float" office:value="4" calcext:value-type="float">
            <text:p>4</text:p>
          </table:table-cell>
          <table:table-cell table:formula="of:=IF([.C578] &gt;=1; [.G578]/[.C578]; &quot;&quot; )" office:value-type="float" office:value="3.67985280588776" calcext:value-type="float">
            <text:p>3.67985280588776</text:p>
          </table:table-cell>
        </table:table-row>
        <table:table-row table:style-name="ro1">
          <table:table-cell office:value-type="string" calcext:value-type="string">
            <text:p>all/permission_introspection/permWandQP.vpr</text:p>
          </table:table-cell>
          <table:table-cell office:value-type="float" office:value="1.07696933253157" calcext:value-type="float">
            <text:p>1.07696933253157</text:p>
          </table:table-cell>
          <table:table-cell office:value-type="float" office:value="1.663" calcext:value-type="float">
            <text:p>1.663</text:p>
          </table:table-cell>
          <table:table-cell office:value-type="float" office:value="36" calcext:value-type="float">
            <text:p>36</text:p>
          </table:table-cell>
          <table:table-cell office:value-type="float" office:value="2" calcext:value-type="float">
            <text:p>2</text:p>
          </table:table-cell>
          <table:table-cell office:value-type="float" office:value="0" calcext:value-type="float">
            <text:p>0</text:p>
          </table:table-cell>
          <table:table-cell table:formula="of:=([.E579]+[.F579])^2" office:value-type="float" office:value="4" calcext:value-type="float">
            <text:p>4</text:p>
          </table:table-cell>
          <table:table-cell table:formula="of:=IF([.C579] &gt;=1; [.G579]/[.C579]; &quot;&quot; )" office:value-type="float" office:value="2.40529164161155" calcext:value-type="float">
            <text:p>2.40529164161155</text:p>
          </table:table-cell>
        </table:table-row>
        <table:table-row table:style-name="ro1">
          <table:table-cell office:value-type="string" calcext:value-type="string">
            <text:p>all/permissions/aliasing.vpr</text:p>
          </table:table-cell>
          <table:table-cell office:value-type="float" office:value="1.02919708029197" calcext:value-type="float">
            <text:p>1.02919708029197</text:p>
          </table:table-cell>
          <table:table-cell office:value-type="float" office:value="1.781" calcext:value-type="float">
            <text:p>1.781</text:p>
          </table:table-cell>
          <table:table-cell office:value-type="float" office:value="21" calcext:value-type="float">
            <text:p>21</text:p>
          </table:table-cell>
          <table:table-cell table:number-columns-repeated="2" office:value-type="float" office:value="1" calcext:value-type="float">
            <text:p>1</text:p>
          </table:table-cell>
          <table:table-cell table:formula="of:=([.E580]+[.F580])^2" office:value-type="float" office:value="4" calcext:value-type="float">
            <text:p>4</text:p>
          </table:table-cell>
          <table:table-cell table:formula="of:=IF([.C580] &gt;=1; [.G580]/[.C580]; &quot;&quot; )" office:value-type="float" office:value="2.24592925322852" calcext:value-type="float">
            <text:p>2.24592925322852</text:p>
          </table:table-cell>
        </table:table-row>
        <table:table-row table:style-name="ro1">
          <table:table-cell office:value-type="string" calcext:value-type="string">
            <text:p>all/permissions/forperm.vpr</text:p>
          </table:table-cell>
          <table:table-cell office:value-type="float" office:value="1.33614864864865" calcext:value-type="float">
            <text:p>1.33614864864865</text:p>
          </table:table-cell>
          <table:table-cell office:value-type="float" office:value="1.184" calcext:value-type="float">
            <text:p>1.184</text:p>
          </table:table-cell>
          <table:table-cell office:value-type="float" office:value="68" calcext:value-type="float">
            <text:p>68</text:p>
          </table:table-cell>
          <table:table-cell office:value-type="float" office:value="2" calcext:value-type="float">
            <text:p>2</text:p>
          </table:table-cell>
          <table:table-cell office:value-type="float" office:value="0" calcext:value-type="float">
            <text:p>0</text:p>
          </table:table-cell>
          <table:table-cell table:formula="of:=([.E581]+[.F581])^2" office:value-type="float" office:value="4" calcext:value-type="float">
            <text:p>4</text:p>
          </table:table-cell>
          <table:table-cell table:formula="of:=IF([.C581] &gt;=1; [.G581]/[.C581]; &quot;&quot; )" office:value-type="float" office:value="3.37837837837838" calcext:value-type="float">
            <text:p>3.37837837837838</text:p>
          </table:table-cell>
        </table:table-row>
        <table:table-row table:style-name="ro1">
          <table:table-cell office:value-type="string" calcext:value-type="string">
            <text:p>all/permissions/loops.vpr</text:p>
          </table:table-cell>
          <table:table-cell office:value-type="float" office:value="1.22497861420017" calcext:value-type="float">
            <text:p>1.22497861420017</text:p>
          </table:table-cell>
          <table:table-cell office:value-type="float" office:value="1.169" calcext:value-type="float">
            <text:p>1.169</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table:formula="of:=([.E582]+[.F582])^2" office:value-type="float" office:value="1" calcext:value-type="float">
            <text:p>1</text:p>
          </table:table-cell>
          <table:table-cell table:formula="of:=IF([.C582] &gt;=1; [.G582]/[.C582]; &quot;&quot; )" office:value-type="float" office:value="0.855431993156544" calcext:value-type="float">
            <text:p>0.855431993156544</text:p>
          </table:table-cell>
        </table:table-row>
        <table:table-row table:style-name="ro1">
          <table:table-cell office:value-type="string" calcext:value-type="string">
            <text:p>all/permissions/negative_amounts.vpr</text:p>
          </table:table-cell>
          <table:table-cell office:value-type="float" office:value="1.3822739480752" calcext:value-type="float">
            <text:p>1.3822739480752</text:p>
          </table:table-cell>
          <table:table-cell office:value-type="float" office:value="1.117" calcext:value-type="float">
            <text:p>1.117</text:p>
          </table:table-cell>
          <table:table-cell office:value-type="float" office:value="29" calcext:value-type="float">
            <text:p>29</text:p>
          </table:table-cell>
          <table:table-cell office:value-type="float" office:value="2" calcext:value-type="float">
            <text:p>2</text:p>
          </table:table-cell>
          <table:table-cell office:value-type="float" office:value="0" calcext:value-type="float">
            <text:p>0</text:p>
          </table:table-cell>
          <table:table-cell table:formula="of:=([.E583]+[.F583])^2" office:value-type="float" office:value="4" calcext:value-type="float">
            <text:p>4</text:p>
          </table:table-cell>
          <table:table-cell table:formula="of:=IF([.C583] &gt;=1; [.G583]/[.C583]; &quot;&quot; )" office:value-type="float" office:value="3.5810205908684" calcext:value-type="float">
            <text:p>3.5810205908684</text:p>
          </table:table-cell>
        </table:table-row>
        <table:table-row table:style-name="ro1">
          <table:table-cell office:value-type="string" calcext:value-type="string">
            <text:p>all/permissions/perm.vpr</text:p>
          </table:table-cell>
          <table:table-cell office:value-type="float" office:value="1.33252032520325" calcext:value-type="float">
            <text:p>1.33252032520325</text:p>
          </table:table-cell>
          <table:table-cell office:value-type="float" office:value="1.23" calcext:value-type="float">
            <text:p>1.23</text:p>
          </table:table-cell>
          <table:table-cell office:value-type="float" office:value="69" calcext:value-type="float">
            <text:p>69</text:p>
          </table:table-cell>
          <table:table-cell office:value-type="float" office:value="1" calcext:value-type="float">
            <text:p>1</text:p>
          </table:table-cell>
          <table:table-cell office:value-type="float" office:value="0" calcext:value-type="float">
            <text:p>0</text:p>
          </table:table-cell>
          <table:table-cell table:formula="of:=([.E584]+[.F584])^2" office:value-type="float" office:value="1" calcext:value-type="float">
            <text:p>1</text:p>
          </table:table-cell>
          <table:table-cell table:formula="of:=IF([.C584] &gt;=1; [.G584]/[.C584]; &quot;&quot; )" office:value-type="float" office:value="0.813008130081301" calcext:value-type="float">
            <text:p>0.813008130081301</text:p>
          </table:table-cell>
        </table:table-row>
        <table:table-row table:style-name="ro1">
          <table:table-cell office:value-type="string" calcext:value-type="string">
            <text:p>all/permissions/possibly_none_perms.vpr</text:p>
          </table:table-cell>
          <table:table-cell office:value-type="float" office:value="1.34982935153584" calcext:value-type="float">
            <text:p>1.34982935153584</text:p>
          </table:table-cell>
          <table:table-cell office:value-type="float" office:value="1.172" calcext:value-type="float">
            <text:p>1.172</text:p>
          </table:table-cell>
          <table:table-cell office:value-type="float" office:value="42" calcext:value-type="float">
            <text:p>42</text:p>
          </table:table-cell>
          <table:table-cell office:value-type="float" office:value="1" calcext:value-type="float">
            <text:p>1</text:p>
          </table:table-cell>
          <table:table-cell office:value-type="float" office:value="0" calcext:value-type="float">
            <text:p>0</text:p>
          </table:table-cell>
          <table:table-cell table:formula="of:=([.E585]+[.F585])^2" office:value-type="float" office:value="1" calcext:value-type="float">
            <text:p>1</text:p>
          </table:table-cell>
          <table:table-cell table:formula="of:=IF([.C585] &gt;=1; [.G585]/[.C585]; &quot;&quot; )" office:value-type="float" office:value="0.853242320819113" calcext:value-type="float">
            <text:p>0.853242320819113</text:p>
          </table:table-cell>
        </table:table-row>
        <table:table-row table:style-name="ro1">
          <table:table-cell office:value-type="string" calcext:value-type="string">
            <text:p>all/permissions/various.vpr</text:p>
          </table:table-cell>
          <table:table-cell office:value-type="float" office:value="1.38283261802575" calcext:value-type="float">
            <text:p>1.38283261802575</text:p>
          </table:table-cell>
          <table:table-cell office:value-type="float" office:value="1.165" calcext:value-type="float">
            <text:p>1.165</text:p>
          </table:table-cell>
          <table:table-cell office:value-type="float" office:value="75" calcext:value-type="float">
            <text:p>75</text:p>
          </table:table-cell>
          <table:table-cell office:value-type="float" office:value="1" calcext:value-type="float">
            <text:p>1</text:p>
          </table:table-cell>
          <table:table-cell office:value-type="float" office:value="0" calcext:value-type="float">
            <text:p>0</text:p>
          </table:table-cell>
          <table:table-cell table:formula="of:=([.E586]+[.F586])^2" office:value-type="float" office:value="1" calcext:value-type="float">
            <text:p>1</text:p>
          </table:table-cell>
          <table:table-cell table:formula="of:=IF([.C586] &gt;=1; [.G586]/[.C586]; &quot;&quot; )" office:value-type="float" office:value="0.858369098712446" calcext:value-type="float">
            <text:p>0.858369098712446</text:p>
          </table:table-cell>
        </table:table-row>
        <table:table-row table:style-name="ro1">
          <table:table-cell office:value-type="string" calcext:value-type="string">
            <text:p>all/predicates/arguments.vpr</text:p>
          </table:table-cell>
          <table:table-cell office:value-type="float" office:value="1.49195596951736" calcext:value-type="float">
            <text:p>1.49195596951736</text:p>
          </table:table-cell>
          <table:table-cell office:value-type="float" office:value="1.181" calcext:value-type="float">
            <text:p>1.181</text:p>
          </table:table-cell>
          <table:table-cell office:value-type="float" office:value="90" calcext:value-type="float">
            <text:p>90</text:p>
          </table:table-cell>
          <table:table-cell office:value-type="float" office:value="3" calcext:value-type="float">
            <text:p>3</text:p>
          </table:table-cell>
          <table:table-cell office:value-type="float" office:value="1" calcext:value-type="float">
            <text:p>1</text:p>
          </table:table-cell>
          <table:table-cell table:formula="of:=([.E587]+[.F587])^2" office:value-type="float" office:value="16" calcext:value-type="float">
            <text:p>16</text:p>
          </table:table-cell>
          <table:table-cell table:formula="of:=IF([.C587] &gt;=1; [.G587]/[.C587]; &quot;&quot; )" office:value-type="float" office:value="13.5478408128704" calcext:value-type="float">
            <text:p>13.5478408128704</text:p>
          </table:table-cell>
        </table:table-row>
        <table:table-row table:style-name="ro1">
          <table:table-cell office:value-type="string" calcext:value-type="string">
            <text:p>all/predicates/different_field_types.vpr</text:p>
          </table:table-cell>
          <table:table-cell office:value-type="float" office:value="1.41673783091375" calcext:value-type="float">
            <text:p>1.41673783091375</text:p>
          </table:table-cell>
          <table:table-cell office:value-type="float" office:value="1.171" calcext:value-type="float">
            <text:p>1.171</text:p>
          </table:table-cell>
          <table:table-cell office:value-type="float" office:value="58" calcext:value-type="float">
            <text:p>58</text:p>
          </table:table-cell>
          <table:table-cell office:value-type="float" office:value="2" calcext:value-type="float">
            <text:p>2</text:p>
          </table:table-cell>
          <table:table-cell office:value-type="float" office:value="1" calcext:value-type="float">
            <text:p>1</text:p>
          </table:table-cell>
          <table:table-cell table:formula="of:=([.E588]+[.F588])^2" office:value-type="float" office:value="9" calcext:value-type="float">
            <text:p>9</text:p>
          </table:table-cell>
          <table:table-cell table:formula="of:=IF([.C588] &gt;=1; [.G588]/[.C588]; &quot;&quot; )" office:value-type="float" office:value="7.68573868488471" calcext:value-type="float">
            <text:p>7.68573868488471</text:p>
          </table:table-cell>
        </table:table-row>
        <table:table-row table:style-name="ro1">
          <table:table-cell office:value-type="string" calcext:value-type="string">
            <text:p>all/predicates/lseg.vpr</text:p>
          </table:table-cell>
          <table:table-cell office:value-type="float" office:value="1.44662309368192" calcext:value-type="float">
            <text:p>1.44662309368192</text:p>
          </table:table-cell>
          <table:table-cell office:value-type="float" office:value="1.377" calcext:value-type="float">
            <text:p>1.377</text:p>
          </table:table-cell>
          <table:table-cell office:value-type="float" office:value="95" calcext:value-type="float">
            <text:p>95</text:p>
          </table:table-cell>
          <table:table-cell office:value-type="float" office:value="2" calcext:value-type="float">
            <text:p>2</text:p>
          </table:table-cell>
          <table:table-cell office:value-type="float" office:value="1" calcext:value-type="float">
            <text:p>1</text:p>
          </table:table-cell>
          <table:table-cell table:formula="of:=([.E589]+[.F589])^2" office:value-type="float" office:value="9" calcext:value-type="float">
            <text:p>9</text:p>
          </table:table-cell>
          <table:table-cell table:formula="of:=IF([.C589] &gt;=1; [.G589]/[.C589]; &quot;&quot; )" office:value-type="float" office:value="6.5359477124183" calcext:value-type="float">
            <text:p>6.5359477124183</text:p>
          </table:table-cell>
        </table:table-row>
        <table:table-row table:style-name="ro1">
          <table:table-cell office:value-type="string" calcext:value-type="string">
            <text:p>all/predicates/receiverless.vpr</text:p>
          </table:table-cell>
          <table:table-cell office:value-type="float" office:value="1.29861111111111" calcext:value-type="float">
            <text:p>1.29861111111111</text:p>
          </table:table-cell>
          <table:table-cell office:value-type="float" office:value="1.152" calcext:value-type="float">
            <text:p>1.152</text:p>
          </table:table-cell>
          <table:table-cell office:value-type="float" office:value="28" calcext:value-type="float">
            <text:p>28</text:p>
          </table:table-cell>
          <table:table-cell office:value-type="float" office:value="0" calcext:value-type="float">
            <text:p>0</text:p>
          </table:table-cell>
          <table:table-cell office:value-type="float" office:value="1" calcext:value-type="float">
            <text:p>1</text:p>
          </table:table-cell>
          <table:table-cell table:formula="of:=([.E590]+[.F590])^2" office:value-type="float" office:value="1" calcext:value-type="float">
            <text:p>1</text:p>
          </table:table-cell>
          <table:table-cell table:formula="of:=IF([.C590] &gt;=1; [.G590]/[.C590]; &quot;&quot; )" office:value-type="float" office:value="0.868055555555556" calcext:value-type="float">
            <text:p>0.868055555555556</text:p>
          </table:table-cell>
        </table:table-row>
        <table:table-row table:style-name="ro1">
          <table:table-cell office:value-type="string" calcext:value-type="string">
            <text:p>all/predicates/unfolding_exhale.vpr</text:p>
          </table:table-cell>
          <table:table-cell office:value-type="float" office:value="1.40166666666667" calcext:value-type="float">
            <text:p>1.40166666666667</text:p>
          </table:table-cell>
          <table:table-cell office:value-type="float" office:value="1.2" calcext:value-type="float">
            <text:p>1.2</text:p>
          </table:table-cell>
          <table:table-cell office:value-type="float" office:value="78" calcext:value-type="float">
            <text:p>78</text:p>
          </table:table-cell>
          <table:table-cell table:number-columns-repeated="2" office:value-type="float" office:value="1" calcext:value-type="float">
            <text:p>1</text:p>
          </table:table-cell>
          <table:table-cell table:formula="of:=([.E591]+[.F591])^2" office:value-type="float" office:value="4" calcext:value-type="float">
            <text:p>4</text:p>
          </table:table-cell>
          <table:table-cell table:formula="of:=IF([.C591] &gt;=1; [.G591]/[.C591]; &quot;&quot; )" office:value-type="float" office:value="3.33333333333333" calcext:value-type="float">
            <text:p>3.33333333333333</text:p>
          </table:table-cell>
        </table:table-row>
        <table:table-row table:style-name="ro1">
          <table:table-cell office:value-type="string" calcext:value-type="string">
            <text:p>all/predicates/unfolding.vpr</text:p>
          </table:table-cell>
          <table:table-cell office:value-type="float" office:value="1.3133951137321" calcext:value-type="float">
            <text:p>1.3133951137321</text:p>
          </table:table-cell>
          <table:table-cell office:value-type="float" office:value="1.187" calcext:value-type="float">
            <text:p>1.187</text:p>
          </table:table-cell>
          <table:table-cell office:value-type="float" office:value="86" calcext:value-type="float">
            <text:p>86</text:p>
          </table:table-cell>
          <table:table-cell table:number-columns-repeated="2" office:value-type="float" office:value="1" calcext:value-type="float">
            <text:p>1</text:p>
          </table:table-cell>
          <table:table-cell table:formula="of:=([.E592]+[.F592])^2" office:value-type="float" office:value="4" calcext:value-type="float">
            <text:p>4</text:p>
          </table:table-cell>
          <table:table-cell table:formula="of:=IF([.C592] &gt;=1; [.G592]/[.C592]; &quot;&quot; )" office:value-type="float" office:value="3.3698399326032" calcext:value-type="float">
            <text:p>3.3698399326032</text:p>
          </table:table-cell>
        </table:table-row>
        <table:table-row table:style-name="ro1">
          <table:table-cell office:value-type="string" calcext:value-type="string">
            <text:p>all/sequences/binarySearchSeq.vpr</text:p>
          </table:table-cell>
          <table:table-cell office:value-type="float" office:value="1.20720108695652" calcext:value-type="float">
            <text:p>1.20720108695652</text:p>
          </table:table-cell>
          <table:table-cell office:value-type="float" office:value="1.472" calcext:value-type="float">
            <text:p>1.472</text:p>
          </table:table-cell>
          <table:table-cell office:value-type="float" office:value="30" calcext:value-type="float">
            <text:p>30</text:p>
          </table:table-cell>
          <table:table-cell table:number-columns-repeated="2" office:value-type="float" office:value="0" calcext:value-type="float">
            <text:p>0</text:p>
          </table:table-cell>
          <table:table-cell table:formula="of:=([.E593]+[.F593])^2" office:value-type="float" office:value="0" calcext:value-type="float">
            <text:p>0</text:p>
          </table:table-cell>
          <table:table-cell table:formula="of:=IF([.C593] &gt;=1; [.G593]/[.C593]; &quot;&quot; )" office:value-type="float" office:value="0" calcext:value-type="float">
            <text:p>0</text:p>
          </table:table-cell>
        </table:table-row>
        <table:table-row table:style-name="ro1">
          <table:table-cell office:value-type="string" calcext:value-type="string">
            <text:p>all/sequences/nil.vpr</text:p>
          </table:table-cell>
          <table:table-cell office:value-type="float" office:value="1.24384615384615" calcext:value-type="float">
            <text:p>1.24384615384615</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0" calcext:value-type="float">
            <text:p>0</text:p>
          </table:table-cell>
          <table:table-cell table:formula="of:=([.E594]+[.F594])^2" office:value-type="float" office:value="0" calcext:value-type="float">
            <text:p>0</text:p>
          </table:table-cell>
          <table:table-cell table:formula="of:=IF([.C594] &gt;=1; [.G594]/[.C594]; &quot;&quot; )" office:value-type="float" office:value="0" calcext:value-type="float">
            <text:p>0</text:p>
          </table:table-cell>
        </table:table-row>
        <table:table-row table:style-name="ro1">
          <table:table-cell office:value-type="string" calcext:value-type="string">
            <text:p>all/sequences/sequence_incompletenesses.vpr</text:p>
          </table:table-cell>
          <table:table-cell office:value-type="float" office:value="1.15708396615318" calcext:value-type="float">
            <text:p>1.15708396615318</text:p>
          </table:table-cell>
          <table:table-cell office:value-type="float" office:value="4.609" calcext:value-type="float">
            <text:p>4.609</text:p>
          </table:table-cell>
          <table:table-cell office:value-type="float" office:value="288" calcext:value-type="float">
            <text:p>288</text:p>
          </table:table-cell>
          <table:table-cell office:value-type="float" office:value="1" calcext:value-type="float">
            <text:p>1</text:p>
          </table:table-cell>
          <table:table-cell office:value-type="float" office:value="0" calcext:value-type="float">
            <text:p>0</text:p>
          </table:table-cell>
          <table:table-cell table:formula="of:=([.E595]+[.F595])^2" office:value-type="float" office:value="1" calcext:value-type="float">
            <text:p>1</text:p>
          </table:table-cell>
          <table:table-cell table:formula="of:=IF([.C595] &gt;=1; [.G595]/[.C595]; &quot;&quot; )" office:value-type="float" office:value="0.216966804078976" calcext:value-type="float">
            <text:p>0.216966804078976</text:p>
          </table:table-cell>
        </table:table-row>
        <table:table-row table:style-name="ro1">
          <table:table-cell office:value-type="string" calcext:value-type="string">
            <text:p>all/sequences/sequences.vpr</text:p>
          </table:table-cell>
          <table:table-cell office:value-type="float" office:value="0.0897774424745379" calcext:value-type="float">
            <text:p>0.089777442474538</text:p>
          </table:table-cell>
          <table:table-cell office:value-type="float" office:value="21.208" calcext:value-type="float">
            <text:p>21.208</text:p>
          </table:table-cell>
          <table:table-cell office:value-type="float" office:value="100" calcext:value-type="float">
            <text:p>100</text:p>
          </table:table-cell>
          <table:table-cell table:number-columns-repeated="2" office:value-type="float" office:value="0" calcext:value-type="float">
            <text:p>0</text:p>
          </table:table-cell>
          <table:table-cell table:formula="of:=([.E596]+[.F596])^2" office:value-type="float" office:value="0" calcext:value-type="float">
            <text:p>0</text:p>
          </table:table-cell>
          <table:table-cell table:formula="of:=IF([.C596] &gt;=1; [.G596]/[.C596]; &quot;&quot; )" office:value-type="float" office:value="0" calcext:value-type="float">
            <text:p>0</text:p>
          </table:table-cell>
        </table:table-row>
        <table:table-row table:style-name="ro1">
          <table:table-cell office:value-type="string" calcext:value-type="string">
            <text:p>all/sets/sets.vpr</text:p>
          </table:table-cell>
          <table:table-cell office:value-type="float" office:value="1.25245098039216" calcext:value-type="float">
            <text:p>1.25245098039216</text:p>
          </table:table-cell>
          <table:table-cell office:value-type="float" office:value="1.224" calcext:value-type="float">
            <text:p>1.224</text:p>
          </table:table-cell>
          <table:table-cell office:value-type="float" office:value="20" calcext:value-type="float">
            <text:p>20</text:p>
          </table:table-cell>
          <table:table-cell table:number-columns-repeated="2" office:value-type="float" office:value="0" calcext:value-type="float">
            <text:p>0</text:p>
          </table:table-cell>
          <table:table-cell table:formula="of:=([.E597]+[.F597])^2" office:value-type="float" office:value="0" calcext:value-type="float">
            <text:p>0</text:p>
          </table:table-cell>
          <table:table-cell table:formula="of:=IF([.C597] &gt;=1; [.G597]/[.C597]; &quot;&quot; )" office:value-type="float" office:value="0" calcext:value-type="float">
            <text:p>0</text:p>
          </table:table-cell>
        </table:table-row>
        <table:table-row table:style-name="ro1">
          <table:table-cell office:value-type="string" calcext:value-type="string">
            <text:p>all/third_party/forward-dep.vpr</text:p>
          </table:table-cell>
          <table:table-cell office:value-type="float" office:value="1.27974504249292" calcext:value-type="float">
            <text:p>1.27974504249292</text:p>
          </table:table-cell>
          <table:table-cell office:value-type="float" office:value="1.412" calcext:value-type="float">
            <text:p>1.412</text:p>
          </table:table-cell>
          <table:table-cell office:value-type="float" office:value="38" calcext:value-type="float">
            <text:p>38</text:p>
          </table:table-cell>
          <table:table-cell office:value-type="float" office:value="2" calcext:value-type="float">
            <text:p>2</text:p>
          </table:table-cell>
          <table:table-cell office:value-type="float" office:value="0" calcext:value-type="float">
            <text:p>0</text:p>
          </table:table-cell>
          <table:table-cell table:formula="of:=([.E598]+[.F598])^2" office:value-type="float" office:value="4" calcext:value-type="float">
            <text:p>4</text:p>
          </table:table-cell>
          <table:table-cell table:formula="of:=IF([.C598] &gt;=1; [.G598]/[.C598]; &quot;&quot; )" office:value-type="float" office:value="2.8328611898017" calcext:value-type="float">
            <text:p>2.8328611898017</text:p>
          </table:table-cell>
        </table:table-row>
        <table:table-row table:style-name="ro1">
          <table:table-cell office:value-type="string" calcext:value-type="string">
            <text:p>all/third_party/loop-inv-bug.vpr</text:p>
          </table:table-cell>
          <table:table-cell office:value-type="float" office:value="1.36801375752365" calcext:value-type="float">
            <text:p>1.36801375752365</text:p>
          </table:table-cell>
          <table:table-cell office:value-type="float" office:value="1.163" calcext:value-type="float">
            <text:p>1.163</text:p>
          </table:table-cell>
          <table:table-cell office:value-type="float" office:value="49" calcext:value-type="float">
            <text:p>49</text:p>
          </table:table-cell>
          <table:table-cell office:value-type="float" office:value="2" calcext:value-type="float">
            <text:p>2</text:p>
          </table:table-cell>
          <table:table-cell office:value-type="float" office:value="0" calcext:value-type="float">
            <text:p>0</text:p>
          </table:table-cell>
          <table:table-cell table:formula="of:=([.E599]+[.F599])^2" office:value-type="float" office:value="4" calcext:value-type="float">
            <text:p>4</text:p>
          </table:table-cell>
          <table:table-cell table:formula="of:=IF([.C599] &gt;=1; [.G599]/[.C599]; &quot;&quot; )" office:value-type="float" office:value="3.43938091143594" calcext:value-type="float">
            <text:p>3.43938091143594</text:p>
          </table:table-cell>
        </table:table-row>
        <table:table-row table:style-name="ro1">
          <table:table-cell office:value-type="string" calcext:value-type="string">
            <text:p>all/third_party/stefan_recent/testCollections.vpr</text:p>
          </table:table-cell>
          <table:table-cell office:value-type="float" office:value="1.25086147484493" calcext:value-type="float">
            <text:p>1.25086147484493</text:p>
          </table:table-cell>
          <table:table-cell office:value-type="float" office:value="1.451" calcext:value-type="float">
            <text:p>1.451</text:p>
          </table:table-cell>
          <table:table-cell office:value-type="float" office:value="29" calcext:value-type="float">
            <text:p>29</text:p>
          </table:table-cell>
          <table:table-cell table:number-columns-repeated="2" office:value-type="float" office:value="0" calcext:value-type="float">
            <text:p>0</text:p>
          </table:table-cell>
          <table:table-cell table:formula="of:=([.E600]+[.F600])^2" office:value-type="float" office:value="0" calcext:value-type="float">
            <text:p>0</text:p>
          </table:table-cell>
          <table:table-cell table:formula="of:=IF([.C600] &gt;=1; [.G600]/[.C600]; &quot;&quot; )" office:value-type="float" office:value="0" calcext:value-type="float">
            <text:p>0</text:p>
          </table:table-cell>
        </table:table-row>
        <table:table-row table:style-name="ro1">
          <table:table-cell office:value-type="string" calcext:value-type="string">
            <text:p>all/third_party/stefan_recent/test_example1.vpr</text:p>
          </table:table-cell>
          <table:table-cell office:value-type="float" office:value="1.36878814298169" calcext:value-type="float">
            <text:p>1.36878814298169</text:p>
          </table:table-cell>
          <table:table-cell office:value-type="float" office:value="1.147" calcext:value-type="float">
            <text:p>1.147</text:p>
          </table:table-cell>
          <table:table-cell office:value-type="float" office:value="66" calcext:value-type="float">
            <text:p>66</text:p>
          </table:table-cell>
          <table:table-cell office:value-type="float" office:value="1" calcext:value-type="float">
            <text:p>1</text:p>
          </table:table-cell>
          <table:table-cell office:value-type="float" office:value="0" calcext:value-type="float">
            <text:p>0</text:p>
          </table:table-cell>
          <table:table-cell table:formula="of:=([.E601]+[.F601])^2" office:value-type="float" office:value="1" calcext:value-type="float">
            <text:p>1</text:p>
          </table:table-cell>
          <table:table-cell table:formula="of:=IF([.C601] &gt;=1; [.G601]/[.C601]; &quot;&quot; )" office:value-type="float" office:value="0.871839581517001" calcext:value-type="float">
            <text:p>0.871839581517001</text:p>
          </table:table-cell>
        </table:table-row>
        <table:table-row table:style-name="ro1">
          <table:table-cell office:value-type="string" calcext:value-type="string">
            <text:p>all/third_party/stefan_recent/test_example2.vpr</text:p>
          </table:table-cell>
          <table:table-cell office:value-type="float" office:value="1.34295415959253" calcext:value-type="float">
            <text:p>1.34295415959253</text:p>
          </table:table-cell>
          <table:table-cell office:value-type="float" office:value="1.178" calcext:value-type="float">
            <text:p>1.178</text:p>
          </table:table-cell>
          <table:table-cell office:value-type="float" office:value="72" calcext:value-type="float">
            <text:p>72</text:p>
          </table:table-cell>
          <table:table-cell office:value-type="float" office:value="1" calcext:value-type="float">
            <text:p>1</text:p>
          </table:table-cell>
          <table:table-cell office:value-type="float" office:value="0" calcext:value-type="float">
            <text:p>0</text:p>
          </table:table-cell>
          <table:table-cell table:formula="of:=([.E602]+[.F602])^2" office:value-type="float" office:value="1" calcext:value-type="float">
            <text:p>1</text:p>
          </table:table-cell>
          <table:table-cell table:formula="of:=IF([.C602] &gt;=1; [.G602]/[.C602]; &quot;&quot; )" office:value-type="float" office:value="0.848896434634974" calcext:value-type="float">
            <text:p>0.848896434634974</text:p>
          </table:table-cell>
        </table:table-row>
        <table:table-row table:style-name="ro1">
          <table:table-cell office:value-type="string" calcext:value-type="string">
            <text:p>all/third_party/stefan_recent/test_example3.vpr</text:p>
          </table:table-cell>
          <table:table-cell office:value-type="float" office:value="1.3779119930975" calcext:value-type="float">
            <text:p>1.3779119930975</text:p>
          </table:table-cell>
          <table:table-cell office:value-type="float" office:value="1.159" calcext:value-type="float">
            <text:p>1.159</text:p>
          </table:table-cell>
          <table:table-cell office:value-type="float" office:value="81" calcext:value-type="float">
            <text:p>81</text:p>
          </table:table-cell>
          <table:table-cell office:value-type="float" office:value="1" calcext:value-type="float">
            <text:p>1</text:p>
          </table:table-cell>
          <table:table-cell office:value-type="float" office:value="0" calcext:value-type="float">
            <text:p>0</text:p>
          </table:table-cell>
          <table:table-cell table:formula="of:=([.E603]+[.F603])^2" office:value-type="float" office:value="1" calcext:value-type="float">
            <text:p>1</text:p>
          </table:table-cell>
          <table:table-cell table:formula="of:=IF([.C603] &gt;=1; [.G603]/[.C603]; &quot;&quot; )" office:value-type="float" office:value="0.86281276962899" calcext:value-type="float">
            <text:p>0.86281276962899</text:p>
          </table:table-cell>
        </table:table-row>
        <table:table-row table:style-name="ro1">
          <table:table-cell office:value-type="string" calcext:value-type="string">
            <text:p>all/third_party/stefan_recent/test_example4.vpr</text:p>
          </table:table-cell>
          <table:table-cell office:value-type="float" office:value="1.36229365768897" calcext:value-type="float">
            <text:p>1.36229365768897</text:p>
          </table:table-cell>
          <table:table-cell office:value-type="float" office:value="1.151" calcext:value-type="float">
            <text:p>1.151</text:p>
          </table:table-cell>
          <table:table-cell office:value-type="float" office:value="76" calcext:value-type="float">
            <text:p>76</text:p>
          </table:table-cell>
          <table:table-cell office:value-type="float" office:value="1" calcext:value-type="float">
            <text:p>1</text:p>
          </table:table-cell>
          <table:table-cell office:value-type="float" office:value="0" calcext:value-type="float">
            <text:p>0</text:p>
          </table:table-cell>
          <table:table-cell table:formula="of:=([.E604]+[.F604])^2" office:value-type="float" office:value="1" calcext:value-type="float">
            <text:p>1</text:p>
          </table:table-cell>
          <table:table-cell table:formula="of:=IF([.C604] &gt;=1; [.G604]/[.C604]; &quot;&quot; )" office:value-type="float" office:value="0.868809730668983" calcext:value-type="float">
            <text:p>0.868809730668983</text:p>
          </table:table-cell>
        </table:table-row>
        <table:table-row table:style-name="ro1">
          <table:table-cell office:value-type="string" calcext:value-type="string">
            <text:p>all/third_party/stefan_recent/test_fibonacci.vpr</text:p>
          </table:table-cell>
          <table:table-cell office:value-type="float" office:value="1.40743734842361" calcext:value-type="float">
            <text:p>1.40743734842361</text:p>
          </table:table-cell>
          <table:table-cell office:value-type="float" office:value="1.237" calcext:value-type="float">
            <text:p>1.237</text:p>
          </table:table-cell>
          <table:table-cell office:value-type="float" office:value="88" calcext:value-type="float">
            <text:p>88</text:p>
          </table:table-cell>
          <table:table-cell office:value-type="float" office:value="2" calcext:value-type="float">
            <text:p>2</text:p>
          </table:table-cell>
          <table:table-cell office:value-type="float" office:value="1" calcext:value-type="float">
            <text:p>1</text:p>
          </table:table-cell>
          <table:table-cell table:formula="of:=([.E605]+[.F605])^2" office:value-type="float" office:value="9" calcext:value-type="float">
            <text:p>9</text:p>
          </table:table-cell>
          <table:table-cell table:formula="of:=IF([.C605] &gt;=1; [.G605]/[.C605]; &quot;&quot; )" office:value-type="float" office:value="7.27566693613581" calcext:value-type="float">
            <text:p>7.27566693613581</text:p>
          </table:table-cell>
        </table:table-row>
        <table:table-row table:style-name="ro1">
          <table:table-cell office:value-type="string" calcext:value-type="string">
            <text:p>all/third_party/stefan_recent/test_functions.vpr</text:p>
          </table:table-cell>
          <table:table-cell office:value-type="float" office:value="1.402460456942" calcext:value-type="float">
            <text:p>1.402460456942</text:p>
          </table:table-cell>
          <table:table-cell office:value-type="float" office:value="1.138" calcext:value-type="float">
            <text:p>1.138</text:p>
          </table:table-cell>
          <table:table-cell office:value-type="float" office:value="49" calcext:value-type="float">
            <text:p>49</text:p>
          </table:table-cell>
          <table:table-cell table:number-columns-repeated="2" office:value-type="float" office:value="1" calcext:value-type="float">
            <text:p>1</text:p>
          </table:table-cell>
          <table:table-cell table:formula="of:=([.E606]+[.F606])^2" office:value-type="float" office:value="4" calcext:value-type="float">
            <text:p>4</text:p>
          </table:table-cell>
          <table:table-cell table:formula="of:=IF([.C606] &gt;=1; [.G606]/[.C606]; &quot;&quot; )" office:value-type="float" office:value="3.51493848857645" calcext:value-type="float">
            <text:p>3.51493848857645</text:p>
          </table:table-cell>
        </table:table-row>
        <table:table-row table:style-name="ro1">
          <table:table-cell office:value-type="string" calcext:value-type="string">
            <text:p>all/third_party/stefan_recent/testGoto1.vpr</text:p>
          </table:table-cell>
          <table:table-cell office:value-type="float" office:value="1.3375" calcext:value-type="float">
            <text:p>1.3375</text:p>
          </table:table-cell>
          <table:table-cell office:value-type="float" office:value="1.12" calcext:value-type="float">
            <text:p>1.12</text:p>
          </table:table-cell>
          <table:table-cell office:value-type="float" office:value="32" calcext:value-type="float">
            <text:p>32</text:p>
          </table:table-cell>
          <table:table-cell table:number-columns-repeated="2" office:value-type="float" office:value="0" calcext:value-type="float">
            <text:p>0</text:p>
          </table:table-cell>
          <table:table-cell table:formula="of:=([.E607]+[.F607])^2" office:value-type="float" office:value="0" calcext:value-type="float">
            <text:p>0</text:p>
          </table:table-cell>
          <table:table-cell table:formula="of:=IF([.C607] &gt;=1; [.G607]/[.C607]; &quot;&quot; )" office:value-type="float" office:value="0" calcext:value-type="float">
            <text:p>0</text:p>
          </table:table-cell>
        </table:table-row>
        <table:table-row table:style-name="ro1">
          <table:table-cell office:value-type="string" calcext:value-type="string">
            <text:p>all/third_party/stefan_recent/testGoto2.vpr</text:p>
          </table:table-cell>
          <table:table-cell office:value-type="float" office:value="1.22872340425532" calcext:value-type="float">
            <text:p>1.22872340425532</text:p>
          </table:table-cell>
          <table:table-cell office:value-type="float" office:value="1.128" calcext:value-type="float">
            <text:p>1.128</text:p>
          </table:table-cell>
          <table:table-cell office:value-type="float" office:value="34" calcext:value-type="float">
            <text:p>34</text:p>
          </table:table-cell>
          <table:table-cell table:number-columns-repeated="2" office:value-type="float" office:value="0" calcext:value-type="float">
            <text:p>0</text:p>
          </table:table-cell>
          <table:table-cell table:formula="of:=([.E608]+[.F608])^2" office:value-type="float" office:value="0" calcext:value-type="float">
            <text:p>0</text:p>
          </table:table-cell>
          <table:table-cell table:formula="of:=IF([.C608] &gt;=1; [.G608]/[.C608]; &quot;&quot; )" office:value-type="float" office:value="0" calcext:value-type="float">
            <text:p>0</text:p>
          </table:table-cell>
        </table:table-row>
        <table:table-row table:style-name="ro1">
          <table:table-cell office:value-type="string" calcext:value-type="string">
            <text:p>all/third_party/stefan_recent/testHistoryApplication.vpr</text:p>
          </table:table-cell>
          <table:table-cell office:value-type="float" office:value="1.38954703832753" calcext:value-type="float">
            <text:p>1.38954703832753</text:p>
          </table:table-cell>
          <table:table-cell office:value-type="float" office:value="1.435" calcext:value-type="float">
            <text:p>1.435</text:p>
          </table:table-cell>
          <table:table-cell office:value-type="float" office:value="282" calcext:value-type="float">
            <text:p>282</text:p>
          </table:table-cell>
          <table:table-cell office:value-type="float" office:value="4" calcext:value-type="float">
            <text:p>4</text:p>
          </table:table-cell>
          <table:table-cell office:value-type="float" office:value="2" calcext:value-type="float">
            <text:p>2</text:p>
          </table:table-cell>
          <table:table-cell table:formula="of:=([.E609]+[.F609])^2" office:value-type="float" office:value="36" calcext:value-type="float">
            <text:p>36</text:p>
          </table:table-cell>
          <table:table-cell table:formula="of:=IF([.C609] &gt;=1; [.G609]/[.C609]; &quot;&quot; )" office:value-type="float" office:value="25.0871080139373" calcext:value-type="float">
            <text:p>25.0871080139373</text:p>
          </table:table-cell>
        </table:table-row>
        <table:table-row table:style-name="ro1">
          <table:table-cell office:value-type="string" calcext:value-type="string">
            <text:p>all/third_party/stefan_recent/testHistoryLemmasPVL.vpr</text:p>
          </table:table-cell>
          <table:table-cell office:value-type="float" office:value="1.28969790859799" calcext:value-type="float">
            <text:p>1.28969790859799</text:p>
          </table:table-cell>
          <table:table-cell office:value-type="float" office:value="1.291" calcext:value-type="float">
            <text:p>1.291</text:p>
          </table:table-cell>
          <table:table-cell office:value-type="float" office:value="68" calcext:value-type="float">
            <text:p>68</text:p>
          </table:table-cell>
          <table:table-cell table:number-columns-repeated="2" office:value-type="float" office:value="0" calcext:value-type="float">
            <text:p>0</text:p>
          </table:table-cell>
          <table:table-cell table:formula="of:=([.E610]+[.F610])^2" office:value-type="float" office:value="0" calcext:value-type="float">
            <text:p>0</text:p>
          </table:table-cell>
          <table:table-cell table:formula="of:=IF([.C610] &gt;=1; [.G610]/[.C610]; &quot;&quot; )" office:value-type="float" office:value="0" calcext:value-type="float">
            <text:p>0</text:p>
          </table:table-cell>
        </table:table-row>
        <table:table-row table:style-name="ro1">
          <table:table-cell office:value-type="string" calcext:value-type="string">
            <text:p>all/third_party/stefan_recent/testHistoryLoop.vpr</text:p>
          </table:table-cell>
          <table:table-cell office:value-type="float" office:value="1.59875690607735" calcext:value-type="float">
            <text:p>1.59875690607735</text:p>
          </table:table-cell>
          <table:table-cell office:value-type="float" office:value="1.448" calcext:value-type="float">
            <text:p>1.448</text:p>
          </table:table-cell>
          <table:table-cell office:value-type="float" office:value="278" calcext:value-type="float">
            <text:p>278</text:p>
          </table:table-cell>
          <table:table-cell office:value-type="float" office:value="4" calcext:value-type="float">
            <text:p>4</text:p>
          </table:table-cell>
          <table:table-cell office:value-type="float" office:value="2" calcext:value-type="float">
            <text:p>2</text:p>
          </table:table-cell>
          <table:table-cell table:formula="of:=([.E611]+[.F611])^2" office:value-type="float" office:value="36" calcext:value-type="float">
            <text:p>36</text:p>
          </table:table-cell>
          <table:table-cell table:formula="of:=IF([.C611] &gt;=1; [.G611]/[.C611]; &quot;&quot; )" office:value-type="float" office:value="24.8618784530387" calcext:value-type="float">
            <text:p>24.8618784530387</text:p>
          </table:table-cell>
        </table:table-row>
        <table:table-row table:style-name="ro1">
          <table:table-cell office:value-type="string" calcext:value-type="string">
            <text:p>all/third_party/stefan_recent/testHistoryProcessesPVL.vpr</text:p>
          </table:table-cell>
          <table:table-cell office:value-type="float" office:value="1.33277591973244" calcext:value-type="float">
            <text:p>1.33277591973244</text:p>
          </table:table-cell>
          <table:table-cell office:value-type="float" office:value="1.196" calcext:value-type="float">
            <text:p>1.196</text:p>
          </table:table-cell>
          <table:table-cell office:value-type="float" office:value="62" calcext:value-type="float">
            <text:p>62</text:p>
          </table:table-cell>
          <table:table-cell office:value-type="float" office:value="1" calcext:value-type="float">
            <text:p>1</text:p>
          </table:table-cell>
          <table:table-cell office:value-type="float" office:value="0" calcext:value-type="float">
            <text:p>0</text:p>
          </table:table-cell>
          <table:table-cell table:formula="of:=([.E612]+[.F612])^2" office:value-type="float" office:value="1" calcext:value-type="float">
            <text:p>1</text:p>
          </table:table-cell>
          <table:table-cell table:formula="of:=IF([.C612] &gt;=1; [.G612]/[.C612]; &quot;&quot; )" office:value-type="float" office:value="0.836120401337793" calcext:value-type="float">
            <text:p>0.836120401337793</text:p>
          </table:table-cell>
        </table:table-row>
        <table:table-row table:style-name="ro1">
          <table:table-cell office:value-type="string" calcext:value-type="string">
            <text:p>all/third_party/stefan_recent/testHistoryThreadsApplication.vpr</text:p>
          </table:table-cell>
          <table:table-cell office:value-type="float" office:value="2.69359041167275" calcext:value-type="float">
            <text:p>2.69359041167275</text:p>
          </table:table-cell>
          <table:table-cell office:value-type="float" office:value="1.919" calcext:value-type="float">
            <text:p>1.919</text:p>
          </table:table-cell>
          <table:table-cell office:value-type="float" office:value="777" calcext:value-type="float">
            <text:p>777</text:p>
          </table:table-cell>
          <table:table-cell office:value-type="float" office:value="7" calcext:value-type="float">
            <text:p>7</text:p>
          </table:table-cell>
          <table:table-cell office:value-type="float" office:value="27" calcext:value-type="float">
            <text:p>27</text:p>
          </table:table-cell>
          <table:table-cell table:formula="of:=([.E613]+[.F613])^2" office:value-type="float" office:value="1156" calcext:value-type="float">
            <text:p>1156</text:p>
          </table:table-cell>
          <table:table-cell table:formula="of:=IF([.C613] &gt;=1; [.G613]/[.C613]; &quot;&quot; )" office:value-type="float" office:value="602.397081813445" calcext:value-type="float">
            <text:p>602.397081813445</text:p>
          </table:table-cell>
        </table:table-row>
        <table:table-row table:style-name="ro1">
          <table:table-cell office:value-type="string" calcext:value-type="string">
            <text:p>all/third_party/stefan_recent/testHistoryThreadsLemmasPVL.vpr</text:p>
          </table:table-cell>
          <table:table-cell office:value-type="float" office:value="1.28149300155521" calcext:value-type="float">
            <text:p>1.28149300155521</text:p>
          </table:table-cell>
          <table:table-cell office:value-type="float" office:value="1.286" calcext:value-type="float">
            <text:p>1.286</text:p>
          </table:table-cell>
          <table:table-cell office:value-type="float" office:value="68" calcext:value-type="float">
            <text:p>68</text:p>
          </table:table-cell>
          <table:table-cell table:number-columns-repeated="2" office:value-type="float" office:value="0" calcext:value-type="float">
            <text:p>0</text:p>
          </table:table-cell>
          <table:table-cell table:formula="of:=([.E614]+[.F614])^2" office:value-type="float" office:value="0" calcext:value-type="float">
            <text:p>0</text:p>
          </table:table-cell>
          <table:table-cell table:formula="of:=IF([.C614] &gt;=1; [.G614]/[.C614]; &quot;&quot; )" office:value-type="float" office:value="0" calcext:value-type="float">
            <text:p>0</text:p>
          </table:table-cell>
        </table:table-row>
        <table:table-row table:style-name="ro1">
          <table:table-cell office:value-type="string" calcext:value-type="string">
            <text:p>all/third_party/stefan_recent/testHistoryThreadsProcessesPVL.vpr</text:p>
          </table:table-cell>
          <table:table-cell office:value-type="float" office:value="1.33865546218487" calcext:value-type="float">
            <text:p>1.33865546218487</text:p>
          </table:table-cell>
          <table:table-cell office:value-type="float" office:value="1.19" calcext:value-type="float">
            <text:p>1.19</text:p>
          </table:table-cell>
          <table:table-cell office:value-type="float" office:value="62" calcext:value-type="float">
            <text:p>62</text:p>
          </table:table-cell>
          <table:table-cell office:value-type="float" office:value="1" calcext:value-type="float">
            <text:p>1</text:p>
          </table:table-cell>
          <table:table-cell office:value-type="float" office:value="0" calcext:value-type="float">
            <text:p>0</text:p>
          </table:table-cell>
          <table:table-cell table:formula="of:=([.E615]+[.F615])^2" office:value-type="float" office:value="1" calcext:value-type="float">
            <text:p>1</text:p>
          </table:table-cell>
          <table:table-cell table:formula="of:=IF([.C615] &gt;=1; [.G615]/[.C615]; &quot;&quot; )" office:value-type="float" office:value="0.840336134453782" calcext:value-type="float">
            <text:p>0.840336134453782</text:p>
          </table:table-cell>
        </table:table-row>
        <table:table-row table:style-name="ro1">
          <table:table-cell office:value-type="string" calcext:value-type="string">
            <text:p>all/third_party/stefan_recent/test_list.vpr</text:p>
          </table:table-cell>
          <table:table-cell office:value-type="float" office:value="1.35724137931034" calcext:value-type="float">
            <text:p>1.35724137931034</text:p>
          </table:table-cell>
          <table:table-cell office:value-type="float" office:value="1.45" calcext:value-type="float">
            <text:p>1.45</text:p>
          </table:table-cell>
          <table:table-cell office:value-type="float" office:value="58" calcext:value-type="float">
            <text:p>58</text:p>
          </table:table-cell>
          <table:table-cell office:value-type="float" office:value="2" calcext:value-type="float">
            <text:p>2</text:p>
          </table:table-cell>
          <table:table-cell office:value-type="float" office:value="1" calcext:value-type="float">
            <text:p>1</text:p>
          </table:table-cell>
          <table:table-cell table:formula="of:=([.E616]+[.F616])^2" office:value-type="float" office:value="9" calcext:value-type="float">
            <text:p>9</text:p>
          </table:table-cell>
          <table:table-cell table:formula="of:=IF([.C616] &gt;=1; [.G616]/[.C616]; &quot;&quot; )" office:value-type="float" office:value="6.20689655172414" calcext:value-type="float">
            <text:p>6.20689655172414</text:p>
          </table:table-cell>
        </table:table-row>
        <table:table-row table:style-name="ro1">
          <table:table-cell office:value-type="string" calcext:value-type="string">
            <text:p>all/third_party/stefan_recent/testLockSetDemo.vpr</text:p>
          </table:table-cell>
          <table:table-cell office:value-type="float" office:value="1.47982062780269" calcext:value-type="float">
            <text:p>1.47982062780269</text:p>
          </table:table-cell>
          <table:table-cell office:value-type="float" office:value="1.338" calcext:value-type="float">
            <text:p>1.338</text:p>
          </table:table-cell>
          <table:table-cell office:value-type="float" office:value="138" calcext:value-type="float">
            <text:p>138</text:p>
          </table:table-cell>
          <table:table-cell office:value-type="float" office:value="3" calcext:value-type="float">
            <text:p>3</text:p>
          </table:table-cell>
          <table:table-cell office:value-type="float" office:value="2" calcext:value-type="float">
            <text:p>2</text:p>
          </table:table-cell>
          <table:table-cell table:formula="of:=([.E617]+[.F617])^2" office:value-type="float" office:value="25" calcext:value-type="float">
            <text:p>25</text:p>
          </table:table-cell>
          <table:table-cell table:formula="of:=IF([.C617] &gt;=1; [.G617]/[.C617]; &quot;&quot; )" office:value-type="float" office:value="18.6846038863976" calcext:value-type="float">
            <text:p>18.6846038863976</text:p>
          </table:table-cell>
        </table:table-row>
        <table:table-row table:style-name="ro1">
          <table:table-cell office:value-type="string" calcext:value-type="string">
            <text:p>all/third_party/stefan_recent/testLoopInvariantE1.vpr</text:p>
          </table:table-cell>
          <table:table-cell office:value-type="float" office:value="1.29488291413703" calcext:value-type="float">
            <text:p>1.29488291413703</text:p>
          </table:table-cell>
          <table:table-cell office:value-type="float" office:value="1.153" calcext:value-type="float">
            <text:p>1.153</text:p>
          </table:table-cell>
          <table:table-cell office:value-type="float" office:value="44" calcext:value-type="float">
            <text:p>44</text:p>
          </table:table-cell>
          <table:table-cell office:value-type="float" office:value="1" calcext:value-type="float">
            <text:p>1</text:p>
          </table:table-cell>
          <table:table-cell office:value-type="float" office:value="0" calcext:value-type="float">
            <text:p>0</text:p>
          </table:table-cell>
          <table:table-cell table:formula="of:=([.E618]+[.F618])^2" office:value-type="float" office:value="1" calcext:value-type="float">
            <text:p>1</text:p>
          </table:table-cell>
          <table:table-cell table:formula="of:=IF([.C618] &gt;=1; [.G618]/[.C618]; &quot;&quot; )" office:value-type="float" office:value="0.867302688638335" calcext:value-type="float">
            <text:p>0.867302688638335</text:p>
          </table:table-cell>
        </table:table-row>
        <table:table-row table:style-name="ro1">
          <table:table-cell office:value-type="string" calcext:value-type="string">
            <text:p>all/third_party/stefan_recent/testLoopInvariant.vpr</text:p>
          </table:table-cell>
          <table:table-cell office:value-type="float" office:value="1.35363790186125" calcext:value-type="float">
            <text:p>1.35363790186125</text:p>
          </table:table-cell>
          <table:table-cell office:value-type="float" office:value="1.182" calcext:value-type="float">
            <text:p>1.182</text:p>
          </table:table-cell>
          <table:table-cell office:value-type="float" office:value="41" calcext:value-type="float">
            <text:p>41</text:p>
          </table:table-cell>
          <table:table-cell office:value-type="float" office:value="2" calcext:value-type="float">
            <text:p>2</text:p>
          </table:table-cell>
          <table:table-cell office:value-type="float" office:value="0" calcext:value-type="float">
            <text:p>0</text:p>
          </table:table-cell>
          <table:table-cell table:formula="of:=([.E619]+[.F619])^2" office:value-type="float" office:value="4" calcext:value-type="float">
            <text:p>4</text:p>
          </table:table-cell>
          <table:table-cell table:formula="of:=IF([.C619] &gt;=1; [.G619]/[.C619]; &quot;&quot; )" office:value-type="float" office:value="3.38409475465313" calcext:value-type="float">
            <text:p>3.38409475465313</text:p>
          </table:table-cell>
        </table:table-row>
        <table:table-row table:style-name="ro1">
          <table:table-cell office:value-type="string" calcext:value-type="string">
            <text:p>all/third_party/stefan_recent/testPVLLocks.vpr</text:p>
          </table:table-cell>
          <table:table-cell office:value-type="float" office:value="1.45461254612546" calcext:value-type="float">
            <text:p>1.45461254612546</text:p>
          </table:table-cell>
          <table:table-cell office:value-type="float" office:value="1.355" calcext:value-type="float">
            <text:p>1.355</text:p>
          </table:table-cell>
          <table:table-cell office:value-type="float" office:value="239" calcext:value-type="float">
            <text:p>239</text:p>
          </table:table-cell>
          <table:table-cell office:value-type="float" office:value="6" calcext:value-type="float">
            <text:p>6</text:p>
          </table:table-cell>
          <table:table-cell office:value-type="float" office:value="3" calcext:value-type="float">
            <text:p>3</text:p>
          </table:table-cell>
          <table:table-cell table:formula="of:=([.E620]+[.F620])^2" office:value-type="float" office:value="81" calcext:value-type="float">
            <text:p>81</text:p>
          </table:table-cell>
          <table:table-cell table:formula="of:=IF([.C620] &gt;=1; [.G620]/[.C620]; &quot;&quot; )" office:value-type="float" office:value="59.7785977859779" calcext:value-type="float">
            <text:p>59.7785977859779</text:p>
          </table:table-cell>
        </table:table-row>
        <table:table-row table:style-name="ro1">
          <table:table-cell office:value-type="string" calcext:value-type="string">
            <text:p>all/third_party/stefan_recent/testPVLSyntax.vpr</text:p>
          </table:table-cell>
          <table:table-cell office:value-type="float" office:value="1.18981481481481" calcext:value-type="float">
            <text:p>1.18981481481481</text:p>
          </table:table-cell>
          <table:table-cell office:value-type="float" office:value="1.296" calcext:value-type="float">
            <text:p>1.296</text:p>
          </table:table-cell>
          <table:table-cell office:value-type="float" office:value="31" calcext:value-type="float">
            <text:p>31</text:p>
          </table:table-cell>
          <table:table-cell table:number-columns-repeated="2" office:value-type="float" office:value="0" calcext:value-type="float">
            <text:p>0</text:p>
          </table:table-cell>
          <table:table-cell table:formula="of:=([.E621]+[.F621])^2" office:value-type="float" office:value="0" calcext:value-type="float">
            <text:p>0</text:p>
          </table:table-cell>
          <table:table-cell table:formula="of:=IF([.C621] &gt;=1; [.G621]/[.C621]; &quot;&quot; )" office:value-type="float" office:value="0" calcext:value-type="float">
            <text:p>0</text:p>
          </table:table-cell>
        </table:table-row>
        <table:table-row table:style-name="ro1">
          <table:table-cell office:value-type="string" calcext:value-type="string">
            <text:p>all/third_party/stefan_recent/testThreadInheritanceE1.vpr</text:p>
          </table:table-cell>
          <table:table-cell office:value-type="float" office:value="2.2116212338594" calcext:value-type="float">
            <text:p>2.2116212338594</text:p>
          </table:table-cell>
          <table:table-cell office:value-type="float" office:value="1.394" calcext:value-type="float">
            <text:p>1.394</text:p>
          </table:table-cell>
          <table:table-cell office:value-type="float" office:value="397" calcext:value-type="float">
            <text:p>397</text:p>
          </table:table-cell>
          <table:table-cell office:value-type="float" office:value="2" calcext:value-type="float">
            <text:p>2</text:p>
          </table:table-cell>
          <table:table-cell office:value-type="float" office:value="21" calcext:value-type="float">
            <text:p>21</text:p>
          </table:table-cell>
          <table:table-cell table:formula="of:=([.E622]+[.F622])^2" office:value-type="float" office:value="529" calcext:value-type="float">
            <text:p>529</text:p>
          </table:table-cell>
          <table:table-cell table:formula="of:=IF([.C622] &gt;=1; [.G622]/[.C622]; &quot;&quot; )" office:value-type="float" office:value="379.48350071736" calcext:value-type="float">
            <text:p>379.48350071736</text:p>
          </table:table-cell>
        </table:table-row>
        <table:table-row table:style-name="ro1">
          <table:table-cell office:value-type="string" calcext:value-type="string">
            <text:p>all/third_party/stefan_recent/testThreadInheritanceE2.vpr</text:p>
          </table:table-cell>
          <table:table-cell office:value-type="float" office:value="2.34754797441365" calcext:value-type="float">
            <text:p>2.34754797441365</text:p>
          </table:table-cell>
          <table:table-cell office:value-type="float" office:value="1.407" calcext:value-type="float">
            <text:p>1.407</text:p>
          </table:table-cell>
          <table:table-cell office:value-type="float" office:value="389" calcext:value-type="float">
            <text:p>389</text:p>
          </table:table-cell>
          <table:table-cell office:value-type="float" office:value="2" calcext:value-type="float">
            <text:p>2</text:p>
          </table:table-cell>
          <table:table-cell office:value-type="float" office:value="21" calcext:value-type="float">
            <text:p>21</text:p>
          </table:table-cell>
          <table:table-cell table:formula="of:=([.E623]+[.F623])^2" office:value-type="float" office:value="529" calcext:value-type="float">
            <text:p>529</text:p>
          </table:table-cell>
          <table:table-cell table:formula="of:=IF([.C623] &gt;=1; [.G623]/[.C623]; &quot;&quot; )" office:value-type="float" office:value="375.977256574272" calcext:value-type="float">
            <text:p>375.977256574272</text:p>
          </table:table-cell>
        </table:table-row>
        <table:table-row table:style-name="ro1">
          <table:table-cell office:value-type="string" calcext:value-type="string">
            <text:p>all/third_party/stefan_recent/testThreadInheritanceReal.vpr</text:p>
          </table:table-cell>
          <table:table-cell office:value-type="float" office:value="1.89310163243813" calcext:value-type="float">
            <text:p>1.89310163243813</text:p>
          </table:table-cell>
          <table:table-cell office:value-type="float" office:value="1.899" calcext:value-type="float">
            <text:p>1.899</text:p>
          </table:table-cell>
          <table:table-cell office:value-type="float" office:value="390" calcext:value-type="float">
            <text:p>390</text:p>
          </table:table-cell>
          <table:table-cell office:value-type="float" office:value="3" calcext:value-type="float">
            <text:p>3</text:p>
          </table:table-cell>
          <table:table-cell office:value-type="float" office:value="21" calcext:value-type="float">
            <text:p>21</text:p>
          </table:table-cell>
          <table:table-cell table:formula="of:=([.E624]+[.F624])^2" office:value-type="float" office:value="576" calcext:value-type="float">
            <text:p>576</text:p>
          </table:table-cell>
          <table:table-cell table:formula="of:=IF([.C624] &gt;=1; [.G624]/[.C624]; &quot;&quot; )" office:value-type="float" office:value="303.317535545024" calcext:value-type="float">
            <text:p>303.317535545024</text:p>
          </table:table-cell>
        </table:table-row>
        <table:table-row table:style-name="ro1">
          <table:table-cell office:value-type="string" calcext:value-type="string">
            <text:p>all/third_party/stefan_recent/testThreadInheritance.vpr</text:p>
          </table:table-cell>
          <table:table-cell office:value-type="float" office:value="2.12365204888569" calcext:value-type="float">
            <text:p>2.12365204888569</text:p>
          </table:table-cell>
          <table:table-cell office:value-type="float" office:value="1.391" calcext:value-type="float">
            <text:p>1.391</text:p>
          </table:table-cell>
          <table:table-cell office:value-type="float" office:value="388" calcext:value-type="float">
            <text:p>388</text:p>
          </table:table-cell>
          <table:table-cell office:value-type="float" office:value="2" calcext:value-type="float">
            <text:p>2</text:p>
          </table:table-cell>
          <table:table-cell office:value-type="float" office:value="21" calcext:value-type="float">
            <text:p>21</text:p>
          </table:table-cell>
          <table:table-cell table:formula="of:=([.E625]+[.F625])^2" office:value-type="float" office:value="529" calcext:value-type="float">
            <text:p>529</text:p>
          </table:table-cell>
          <table:table-cell table:formula="of:=IF([.C625] &gt;=1; [.G625]/[.C625]; &quot;&quot; )" office:value-type="float" office:value="380.301941049605" calcext:value-type="float">
            <text:p>380.301941049605</text:p>
          </table:table-cell>
        </table:table-row>
        <table:table-row table:style-name="ro1">
          <table:table-cell office:value-type="string" calcext:value-type="string">
            <text:p>all/third_party/stefan_recent/testTreeRecursive.vpr</text:p>
          </table:table-cell>
          <table:table-cell office:value-type="float" office:value="1.92981366459627" calcext:value-type="float">
            <text:p>1.92981366459627</text:p>
          </table:table-cell>
          <table:table-cell office:value-type="float" office:value="1.61" calcext:value-type="float">
            <text:p>1.61</text:p>
          </table:table-cell>
          <table:table-cell office:value-type="float" office:value="72" calcext:value-type="float">
            <text:p>72</text:p>
          </table:table-cell>
          <table:table-cell office:value-type="float" office:value="3" calcext:value-type="float">
            <text:p>3</text:p>
          </table:table-cell>
          <table:table-cell office:value-type="float" office:value="1" calcext:value-type="float">
            <text:p>1</text:p>
          </table:table-cell>
          <table:table-cell table:formula="of:=([.E626]+[.F626])^2" office:value-type="float" office:value="16" calcext:value-type="float">
            <text:p>16</text:p>
          </table:table-cell>
          <table:table-cell table:formula="of:=IF([.C626] &gt;=1; [.G626]/[.C626]; &quot;&quot; )" office:value-type="float" office:value="9.93788819875777" calcext:value-type="float">
            <text:p>9.93788819875777</text:p>
          </table:table-cell>
        </table:table-row>
        <table:table-row table:style-name="ro1">
          <table:table-cell office:value-type="string" calcext:value-type="string">
            <text:p>all/third_party/stefan_recent/testValue1.vpr</text:p>
          </table:table-cell>
          <table:table-cell office:value-type="float" office:value="1.34180543382997" calcext:value-type="float">
            <text:p>1.34180543382997</text:p>
          </table:table-cell>
          <table:table-cell office:value-type="float" office:value="1.141" calcext:value-type="float">
            <text:p>1.141</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table:formula="of:=([.E627]+[.F627])^2" office:value-type="float" office:value="1" calcext:value-type="float">
            <text:p>1</text:p>
          </table:table-cell>
          <table:table-cell table:formula="of:=IF([.C627] &gt;=1; [.G627]/[.C627]; &quot;&quot; )" office:value-type="float" office:value="0.876424189307625" calcext:value-type="float">
            <text:p>0.876424189307625</text:p>
          </table:table-cell>
        </table:table-row>
        <table:table-row table:style-name="ro1">
          <table:table-cell office:value-type="string" calcext:value-type="string">
            <text:p>all/third_party/stefan_recent/testValue2.vpr</text:p>
          </table:table-cell>
          <table:table-cell office:value-type="float" office:value="1.37099644128114" calcext:value-type="float">
            <text:p>1.37099644128114</text:p>
          </table:table-cell>
          <table:table-cell office:value-type="float" office:value="1.124" calcext:value-type="float">
            <text:p>1.124</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table:formula="of:=([.E628]+[.F628])^2" office:value-type="float" office:value="1" calcext:value-type="float">
            <text:p>1</text:p>
          </table:table-cell>
          <table:table-cell table:formula="of:=IF([.C628] &gt;=1; [.G628]/[.C628]; &quot;&quot; )" office:value-type="float" office:value="0.889679715302491" calcext:value-type="float">
            <text:p>0.889679715302491</text:p>
          </table:table-cell>
        </table:table-row>
        <table:table-row table:style-name="ro1">
          <table:table-cell office:value-type="string" calcext:value-type="string">
            <text:p>all/third_party/stefan_recent/test_vector_add_pvl.vpr</text:p>
          </table:table-cell>
          <table:table-cell office:value-type="float" office:value="1.41892832289492" calcext:value-type="float">
            <text:p>1.41892832289492</text:p>
          </table:table-cell>
          <table:table-cell office:value-type="float" office:value="1.437" calcext:value-type="float">
            <text:p>1.437</text:p>
          </table:table-cell>
          <table:table-cell office:value-type="float" office:value="99" calcext:value-type="float">
            <text:p>99</text:p>
          </table:table-cell>
          <table:table-cell office:value-type="float" office:value="4" calcext:value-type="float">
            <text:p>4</text:p>
          </table:table-cell>
          <table:table-cell office:value-type="float" office:value="0" calcext:value-type="float">
            <text:p>0</text:p>
          </table:table-cell>
          <table:table-cell table:formula="of:=([.E629]+[.F629])^2" office:value-type="float" office:value="16" calcext:value-type="float">
            <text:p>16</text:p>
          </table:table-cell>
          <table:table-cell table:formula="of:=IF([.C629] &gt;=1; [.G629]/[.C629]; &quot;&quot; )" office:value-type="float" office:value="11.134307585247" calcext:value-type="float">
            <text:p>11.134307585247</text:p>
          </table:table-cell>
        </table:table-row>
        <table:table-row table:style-name="ro1">
          <table:table-cell office:value-type="string" calcext:value-type="string">
            <text:p>all/third_party/stefan_recent/testWandDemo.vpr</text:p>
          </table:table-cell>
          <table:table-cell office:value-type="float" office:value="1.38995873452545" calcext:value-type="float">
            <text:p>1.38995873452545</text:p>
          </table:table-cell>
          <table:table-cell office:value-type="float" office:value="1.454" calcext:value-type="float">
            <text:p>1.454</text:p>
          </table:table-cell>
          <table:table-cell office:value-type="float" office:value="196" calcext:value-type="float">
            <text:p>196</text:p>
          </table:table-cell>
          <table:table-cell office:value-type="float" office:value="5" calcext:value-type="float">
            <text:p>5</text:p>
          </table:table-cell>
          <table:table-cell office:value-type="float" office:value="3" calcext:value-type="float">
            <text:p>3</text:p>
          </table:table-cell>
          <table:table-cell table:formula="of:=([.E630]+[.F630])^2" office:value-type="float" office:value="64" calcext:value-type="float">
            <text:p>64</text:p>
          </table:table-cell>
          <table:table-cell table:formula="of:=IF([.C630] &gt;=1; [.G630]/[.C630]; &quot;&quot; )" office:value-type="float" office:value="44.0165061898212" calcext:value-type="float">
            <text:p>44.0165061898212</text:p>
          </table:table-cell>
        </table:table-row>
        <table:table-row table:style-name="ro1">
          <table:table-cell office:value-type="string" calcext:value-type="string">
            <text:p>all/third_party/stefan_recent/test_zero_err.vpr</text:p>
          </table:table-cell>
          <table:table-cell office:value-type="float" office:value="1.45575221238938" calcext:value-type="float">
            <text:p>1.45575221238938</text:p>
          </table:table-cell>
          <table:table-cell office:value-type="float" office:value="1.356" calcext:value-type="float">
            <text:p>1.356</text:p>
          </table:table-cell>
          <table:table-cell office:value-type="float" office:value="67" calcext:value-type="float">
            <text:p>67</text:p>
          </table:table-cell>
          <table:table-cell office:value-type="float" office:value="2" calcext:value-type="float">
            <text:p>2</text:p>
          </table:table-cell>
          <table:table-cell office:value-type="float" office:value="0" calcext:value-type="float">
            <text:p>0</text:p>
          </table:table-cell>
          <table:table-cell table:formula="of:=([.E631]+[.F631])^2" office:value-type="float" office:value="4" calcext:value-type="float">
            <text:p>4</text:p>
          </table:table-cell>
          <table:table-cell table:formula="of:=IF([.C631] &gt;=1; [.G631]/[.C631]; &quot;&quot; )" office:value-type="float" office:value="2.94985250737463" calcext:value-type="float">
            <text:p>2.94985250737463</text:p>
          </table:table-cell>
        </table:table-row>
        <table:table-row table:style-name="ro1">
          <table:table-cell office:value-type="string" calcext:value-type="string">
            <text:p>all/third_party/stefan_recent/test_zero.vpr</text:p>
          </table:table-cell>
          <table:table-cell office:value-type="float" office:value="1.38028169014085" calcext:value-type="float">
            <text:p>1.38028169014085</text:p>
          </table:table-cell>
          <table:table-cell office:value-type="float" office:value="1.349" calcext:value-type="float">
            <text:p>1.349</text:p>
          </table:table-cell>
          <table:table-cell office:value-type="float" office:value="65" calcext:value-type="float">
            <text:p>65</text:p>
          </table:table-cell>
          <table:table-cell office:value-type="float" office:value="2" calcext:value-type="float">
            <text:p>2</text:p>
          </table:table-cell>
          <table:table-cell office:value-type="float" office:value="0" calcext:value-type="float">
            <text:p>0</text:p>
          </table:table-cell>
          <table:table-cell table:formula="of:=([.E632]+[.F632])^2" office:value-type="float" office:value="4" calcext:value-type="float">
            <text:p>4</text:p>
          </table:table-cell>
          <table:table-cell table:formula="of:=IF([.C632] &gt;=1; [.G632]/[.C632]; &quot;&quot; )" office:value-type="float" office:value="2.96515937731653" calcext:value-type="float">
            <text:p>2.96515937731653</text:p>
          </table:table-cell>
        </table:table-row>
        <table:table-row table:style-name="ro1">
          <table:table-cell office:value-type="string" calcext:value-type="string">
            <text:p>all/third_party/testHistoryApplicationPVL.vpr</text:p>
          </table:table-cell>
          <table:table-cell office:value-type="float" office:value="1.46297681376215" calcext:value-type="float">
            <text:p>1.46297681376215</text:p>
          </table:table-cell>
          <table:table-cell office:value-type="float" office:value="1.337" calcext:value-type="float">
            <text:p>1.337</text:p>
          </table:table-cell>
          <table:table-cell office:value-type="float" office:value="198" calcext:value-type="float">
            <text:p>198</text:p>
          </table:table-cell>
          <table:table-cell table:number-columns-repeated="2" office:value-type="float" office:value="3" calcext:value-type="float">
            <text:p>3</text:p>
          </table:table-cell>
          <table:table-cell table:formula="of:=([.E633]+[.F633])^2" office:value-type="float" office:value="36" calcext:value-type="float">
            <text:p>36</text:p>
          </table:table-cell>
          <table:table-cell table:formula="of:=IF([.C633] &gt;=1; [.G633]/[.C633]; &quot;&quot; )" office:value-type="float" office:value="26.9259536275243" calcext:value-type="float">
            <text:p>26.9259536275243</text:p>
          </table:table-cell>
        </table:table-row>
        <table:table-row table:style-name="ro1">
          <table:table-cell office:value-type="string" calcext:value-type="string">
            <text:p>all/third_party/testHistoryApplication.vpr</text:p>
          </table:table-cell>
          <table:table-cell office:value-type="float" office:value="1.50931677018634" calcext:value-type="float">
            <text:p>1.50931677018634</text:p>
          </table:table-cell>
          <table:table-cell office:value-type="float" office:value="1.288" calcext:value-type="float">
            <text:p>1.288</text:p>
          </table:table-cell>
          <table:table-cell office:value-type="float" office:value="187" calcext:value-type="float">
            <text:p>187</text:p>
          </table:table-cell>
          <table:table-cell table:number-columns-repeated="2" office:value-type="float" office:value="3" calcext:value-type="float">
            <text:p>3</text:p>
          </table:table-cell>
          <table:table-cell table:formula="of:=([.E634]+[.F634])^2" office:value-type="float" office:value="36" calcext:value-type="float">
            <text:p>36</text:p>
          </table:table-cell>
          <table:table-cell table:formula="of:=IF([.C634] &gt;=1; [.G634]/[.C634]; &quot;&quot; )" office:value-type="float" office:value="27.9503105590062" calcext:value-type="float">
            <text:p>27.9503105590062</text:p>
          </table:table-cell>
        </table:table-row>
        <table:table-row table:style-name="ro1">
          <table:table-cell office:value-type="string" calcext:value-type="string">
            <text:p>all/third_party/testHistoryAxioms.vpr</text:p>
          </table:table-cell>
          <table:table-cell office:value-type="float" office:value="1.55114988104679" calcext:value-type="float">
            <text:p>1.55114988104679</text:p>
          </table:table-cell>
          <table:table-cell office:value-type="float" office:value="1.261" calcext:value-type="float">
            <text:p>1.261</text:p>
          </table:table-cell>
          <table:table-cell office:value-type="float" office:value="137" calcext:value-type="float">
            <text:p>137</text:p>
          </table:table-cell>
          <table:table-cell table:number-columns-repeated="2" office:value-type="float" office:value="3" calcext:value-type="float">
            <text:p>3</text:p>
          </table:table-cell>
          <table:table-cell table:formula="of:=([.E635]+[.F635])^2" office:value-type="float" office:value="36" calcext:value-type="float">
            <text:p>36</text:p>
          </table:table-cell>
          <table:table-cell table:formula="of:=IF([.C635] &gt;=1; [.G635]/[.C635]; &quot;&quot; )" office:value-type="float" office:value="28.548770816812" calcext:value-type="float">
            <text:p>28.548770816812</text:p>
          </table:table-cell>
        </table:table-row>
        <table:table-row table:style-name="ro1">
          <table:table-cell office:value-type="string" calcext:value-type="string">
            <text:p>all/third_party/testHistoryProcessesPVL.vpr</text:p>
          </table:table-cell>
          <table:table-cell office:value-type="float" office:value="1.41172051089406" calcext:value-type="float">
            <text:p>1.41172051089406</text:p>
          </table:table-cell>
          <table:table-cell office:value-type="float" office:value="1.331" calcext:value-type="float">
            <text:p>1.331</text:p>
          </table:table-cell>
          <table:table-cell office:value-type="float" office:value="218" calcext:value-type="float">
            <text:p>218</text:p>
          </table:table-cell>
          <table:table-cell office:value-type="float" office:value="3" calcext:value-type="float">
            <text:p>3</text:p>
          </table:table-cell>
          <table:table-cell office:value-type="float" office:value="0" calcext:value-type="float">
            <text:p>0</text:p>
          </table:table-cell>
          <table:table-cell table:formula="of:=([.E636]+[.F636])^2" office:value-type="float" office:value="9" calcext:value-type="float">
            <text:p>9</text:p>
          </table:table-cell>
          <table:table-cell table:formula="of:=IF([.C636] &gt;=1; [.G636]/[.C636]; &quot;&quot; )" office:value-type="float" office:value="6.7618332081142" calcext:value-type="float">
            <text:p>6.7618332081142</text:p>
          </table:table-cell>
        </table:table-row>
        <table:table-row table:style-name="ro1">
          <table:table-cell office:value-type="string" calcext:value-type="string">
            <text:p>all/third_party/testHistoryProcesses.vpr</text:p>
          </table:table-cell>
          <table:table-cell office:value-type="float" office:value="1.34370257966616" calcext:value-type="float">
            <text:p>1.34370257966616</text:p>
          </table:table-cell>
          <table:table-cell office:value-type="float" office:value="1.318" calcext:value-type="float">
            <text:p>1.318</text:p>
          </table:table-cell>
          <table:table-cell office:value-type="float" office:value="218" calcext:value-type="float">
            <text:p>218</text:p>
          </table:table-cell>
          <table:table-cell office:value-type="float" office:value="3" calcext:value-type="float">
            <text:p>3</text:p>
          </table:table-cell>
          <table:table-cell office:value-type="float" office:value="0" calcext:value-type="float">
            <text:p>0</text:p>
          </table:table-cell>
          <table:table-cell table:formula="of:=([.E637]+[.F637])^2" office:value-type="float" office:value="9" calcext:value-type="float">
            <text:p>9</text:p>
          </table:table-cell>
          <table:table-cell table:formula="of:=IF([.C637] &gt;=1; [.G637]/[.C637]; &quot;&quot; )" office:value-type="float" office:value="6.82852807283763" calcext:value-type="float">
            <text:p>6.82852807283763</text:p>
          </table:table-cell>
        </table:table-row>
        <table:table-row table:style-name="ro1">
          <table:table-cell office:value-type="string" calcext:value-type="string">
            <text:p>all/third_party/testLoopInvariantE1.vpr</text:p>
          </table:table-cell>
          <table:table-cell office:value-type="float" office:value="1.33640167364017" calcext:value-type="float">
            <text:p>1.33640167364017</text:p>
          </table:table-cell>
          <table:table-cell office:value-type="float" office:value="1.195" calcext:value-type="float">
            <text:p>1.195</text:p>
          </table:table-cell>
          <table:table-cell office:value-type="float" office:value="46" calcext:value-type="float">
            <text:p>46</text:p>
          </table:table-cell>
          <table:table-cell office:value-type="float" office:value="2" calcext:value-type="float">
            <text:p>2</text:p>
          </table:table-cell>
          <table:table-cell office:value-type="float" office:value="0" calcext:value-type="float">
            <text:p>0</text:p>
          </table:table-cell>
          <table:table-cell table:formula="of:=([.E638]+[.F638])^2" office:value-type="float" office:value="4" calcext:value-type="float">
            <text:p>4</text:p>
          </table:table-cell>
          <table:table-cell table:formula="of:=IF([.C638] &gt;=1; [.G638]/[.C638]; &quot;&quot; )" office:value-type="float" office:value="3.34728033472803" calcext:value-type="float">
            <text:p>3.34728033472803</text:p>
          </table:table-cell>
        </table:table-row>
        <table:table-row table:style-name="ro1">
          <table:table-cell office:value-type="string" calcext:value-type="string">
            <text:p>all/third_party/testLoopInvariant.vpr</text:p>
          </table:table-cell>
          <table:table-cell office:value-type="float" office:value="1.39217391304348" calcext:value-type="float">
            <text:p>1.39217391304348</text:p>
          </table:table-cell>
          <table:table-cell office:value-type="float" office:value="1.15" calcext:value-type="float">
            <text:p>1.15</text:p>
          </table:table-cell>
          <table:table-cell office:value-type="float" office:value="42" calcext:value-type="float">
            <text:p>42</text:p>
          </table:table-cell>
          <table:table-cell office:value-type="float" office:value="2" calcext:value-type="float">
            <text:p>2</text:p>
          </table:table-cell>
          <table:table-cell office:value-type="float" office:value="0" calcext:value-type="float">
            <text:p>0</text:p>
          </table:table-cell>
          <table:table-cell table:formula="of:=([.E639]+[.F639])^2" office:value-type="float" office:value="4" calcext:value-type="float">
            <text:p>4</text:p>
          </table:table-cell>
          <table:table-cell table:formula="of:=IF([.C639] &gt;=1; [.G639]/[.C639]; &quot;&quot; )" office:value-type="float" office:value="3.47826086956522" calcext:value-type="float">
            <text:p>3.47826086956522</text:p>
          </table:table-cell>
        </table:table-row>
        <table:table-row table:style-name="ro1">
          <table:table-cell office:value-type="string" calcext:value-type="string">
            <text:p>all/third_party/vercors/vercors_magic_wand_demo.encoded.chalice.vpr</text:p>
          </table:table-cell>
          <table:table-cell office:value-type="float" office:value="2.60528194147038" calcext:value-type="float">
            <text:p>2.60528194147038</text:p>
          </table:table-cell>
          <table:table-cell office:value-type="float" office:value="1.401" calcext:value-type="float">
            <text:p>1.401</text:p>
          </table:table-cell>
          <table:table-cell office:value-type="float" office:value="152" calcext:value-type="float">
            <text:p>152</text:p>
          </table:table-cell>
          <table:table-cell office:value-type="float" office:value="24" calcext:value-type="float">
            <text:p>24</text:p>
          </table:table-cell>
          <table:table-cell office:value-type="float" office:value="5" calcext:value-type="float">
            <text:p>5</text:p>
          </table:table-cell>
          <table:table-cell table:formula="of:=([.E640]+[.F640])^2" office:value-type="float" office:value="841" calcext:value-type="float">
            <text:p>841</text:p>
          </table:table-cell>
          <table:table-cell table:formula="of:=IF([.C640] &gt;=1; [.G640]/[.C640]; &quot;&quot; )" office:value-type="float" office:value="600.28551034975" calcext:value-type="float">
            <text:p>600.28551034975</text:p>
          </table:table-cell>
        </table:table-row>
        <table:table-row table:style-name="ro1">
          <table:table-cell office:value-type="string" calcext:value-type="string">
            <text:p>examples/binary-search/binary-search-array.vpr</text:p>
          </table:table-cell>
          <table:table-cell office:value-type="float" office:value="1.05495634309194" calcext:value-type="float">
            <text:p>1.05495634309194</text:p>
          </table:table-cell>
          <table:table-cell office:value-type="float" office:value="1.947" calcext:value-type="float">
            <text:p>1.947</text:p>
          </table:table-cell>
          <table:table-cell office:value-type="float" office:value="63" calcext:value-type="float">
            <text:p>63</text:p>
          </table:table-cell>
          <table:table-cell office:value-type="float" office:value="1" calcext:value-type="float">
            <text:p>1</text:p>
          </table:table-cell>
          <table:table-cell office:value-type="float" office:value="0" calcext:value-type="float">
            <text:p>0</text:p>
          </table:table-cell>
          <table:table-cell table:formula="of:=([.E641]+[.F641])^2" office:value-type="float" office:value="1" calcext:value-type="float">
            <text:p>1</text:p>
          </table:table-cell>
          <table:table-cell table:formula="of:=IF([.C641] &gt;=1; [.G641]/[.C641]; &quot;&quot; )" office:value-type="float" office:value="0.513610683102209" calcext:value-type="float">
            <text:p>0.513610683102209</text:p>
          </table:table-cell>
        </table:table-row>
        <table:table-row table:style-name="ro1">
          <table:table-cell office:value-type="string" calcext:value-type="string">
            <text:p>examples/binary-search/binary-search-seq.vpr</text:p>
          </table:table-cell>
          <table:table-cell office:value-type="float" office:value="1.24950099800399" calcext:value-type="float">
            <text:p>1.24950099800399</text:p>
          </table:table-cell>
          <table:table-cell office:value-type="float" office:value="1.503" calcext:value-type="float">
            <text:p>1.503</text:p>
          </table:table-cell>
          <table:table-cell office:value-type="float" office:value="33" calcext:value-type="float">
            <text:p>33</text:p>
          </table:table-cell>
          <table:table-cell table:number-columns-repeated="2" office:value-type="float" office:value="0" calcext:value-type="float">
            <text:p>0</text:p>
          </table:table-cell>
          <table:table-cell table:formula="of:=([.E642]+[.F642])^2" office:value-type="float" office:value="0" calcext:value-type="float">
            <text:p>0</text:p>
          </table:table-cell>
          <table:table-cell table:formula="of:=IF([.C642] &gt;=1; [.G642]/[.C642]; &quot;&quot; )" office:value-type="float" office:value="0" calcext:value-type="float">
            <text:p>0</text:p>
          </table:table-cell>
        </table:table-row>
        <table:table-row table:style-name="ro1">
          <table:table-cell office:value-type="string" calcext:value-type="string">
            <text:p>examples/graph-copy/graph-copy.vpr</text:p>
          </table:table-cell>
          <table:table-cell office:value-type="float" office:value="1.81362094037809" calcext:value-type="float">
            <text:p>1.81362094037809</text:p>
          </table:table-cell>
          <table:table-cell office:value-type="float" office:value="4.126" calcext:value-type="float">
            <text:p>4.126</text:p>
          </table:table-cell>
          <table:table-cell office:value-type="float" office:value="177" calcext:value-type="float">
            <text:p>177</text:p>
          </table:table-cell>
          <table:table-cell office:value-type="float" office:value="2" calcext:value-type="float">
            <text:p>2</text:p>
          </table:table-cell>
          <table:table-cell office:value-type="float" office:value="0" calcext:value-type="float">
            <text:p>0</text:p>
          </table:table-cell>
          <table:table-cell table:formula="of:=([.E643]+[.F643])^2" office:value-type="float" office:value="4" calcext:value-type="float">
            <text:p>4</text:p>
          </table:table-cell>
          <table:table-cell table:formula="of:=IF([.C643] &gt;=1; [.G643]/[.C643]; &quot;&quot; )" office:value-type="float" office:value="0.969461948618517" calcext:value-type="float">
            <text:p>0.969461948618517</text:p>
          </table:table-cell>
        </table:table-row>
        <table:table-row table:style-name="ro1">
          <table:table-cell office:value-type="string" calcext:value-type="string">
            <text:p>examples/graph-marking/graph-marking-reduced.vpr</text:p>
          </table:table-cell>
          <table:table-cell office:value-type="float" office:value="1.02554744525547" calcext:value-type="float">
            <text:p>1.02554744525547</text:p>
          </table:table-cell>
          <table:table-cell office:value-type="float" office:value="1.918" calcext:value-type="float">
            <text:p>1.918</text:p>
          </table:table-cell>
          <table:table-cell office:value-type="float" office:value="44" calcext:value-type="float">
            <text:p>44</text:p>
          </table:table-cell>
          <table:table-cell office:value-type="float" office:value="2" calcext:value-type="float">
            <text:p>2</text:p>
          </table:table-cell>
          <table:table-cell office:value-type="float" office:value="0" calcext:value-type="float">
            <text:p>0</text:p>
          </table:table-cell>
          <table:table-cell table:formula="of:=([.E644]+[.F644])^2" office:value-type="float" office:value="4" calcext:value-type="float">
            <text:p>4</text:p>
          </table:table-cell>
          <table:table-cell table:formula="of:=IF([.C644] &gt;=1; [.G644]/[.C644]; &quot;&quot; )" office:value-type="float" office:value="2.08550573514077" calcext:value-type="float">
            <text:p>2.08550573514077</text:p>
          </table:table-cell>
        </table:table-row>
        <table:table-row table:style-name="ro1">
          <table:table-cell office:value-type="string" calcext:value-type="string">
            <text:p>examples/graph-marking/graph-marking.vpr</text:p>
          </table:table-cell>
          <table:table-cell office:value-type="float" office:value="2.07998683344305" calcext:value-type="float">
            <text:p>2.07998683344305</text:p>
          </table:table-cell>
          <table:table-cell office:value-type="float" office:value="3.038" calcext:value-type="float">
            <text:p>3.038</text:p>
          </table:table-cell>
          <table:table-cell office:value-type="float" office:value="86" calcext:value-type="float">
            <text:p>86</text:p>
          </table:table-cell>
          <table:table-cell office:value-type="float" office:value="3" calcext:value-type="float">
            <text:p>3</text:p>
          </table:table-cell>
          <table:table-cell office:value-type="float" office:value="0" calcext:value-type="float">
            <text:p>0</text:p>
          </table:table-cell>
          <table:table-cell table:formula="of:=([.E645]+[.F645])^2" office:value-type="float" office:value="9" calcext:value-type="float">
            <text:p>9</text:p>
          </table:table-cell>
          <table:table-cell table:formula="of:=IF([.C645] &gt;=1; [.G645]/[.C645]; &quot;&quot; )" office:value-type="float" office:value="2.96247531270573" calcext:value-type="float">
            <text:p>2.96247531270573</text:p>
          </table:table-cell>
        </table:table-row>
        <table:table-row table:style-name="ro1">
          <table:table-cell office:value-type="string" calcext:value-type="string">
            <text:p>examples/max_array/max-array-elimination.vpr</text:p>
          </table:table-cell>
          <table:table-cell office:value-type="float" office:value="1.05662337662338" calcext:value-type="float">
            <text:p>1.05662337662338</text:p>
          </table:table-cell>
          <table:table-cell office:value-type="float" office:value="1.925" calcext:value-type="float">
            <text:p>1.925</text:p>
          </table:table-cell>
          <table:table-cell office:value-type="float" office:value="83" calcext:value-type="float">
            <text:p>83</text:p>
          </table:table-cell>
          <table:table-cell office:value-type="float" office:value="1" calcext:value-type="float">
            <text:p>1</text:p>
          </table:table-cell>
          <table:table-cell office:value-type="float" office:value="0" calcext:value-type="float">
            <text:p>0</text:p>
          </table:table-cell>
          <table:table-cell table:formula="of:=([.E646]+[.F646])^2" office:value-type="float" office:value="1" calcext:value-type="float">
            <text:p>1</text:p>
          </table:table-cell>
          <table:table-cell table:formula="of:=IF([.C646] &gt;=1; [.G646]/[.C646]; &quot;&quot; )" office:value-type="float" office:value="0.519480519480519" calcext:value-type="float">
            <text:p>0.519480519480519</text:p>
          </table:table-cell>
        </table:table-row>
        <table:table-row table:style-name="ro1">
          <table:table-cell office:value-type="string" calcext:value-type="string">
            <text:p>examples/max_array/max-array-standard.vpr</text:p>
          </table:table-cell>
          <table:table-cell office:value-type="float" office:value="0.984407484407484" calcext:value-type="float">
            <text:p>0.984407484407484</text:p>
          </table:table-cell>
          <table:table-cell office:value-type="float" office:value="1.924" calcext:value-type="float">
            <text:p>1.924</text:p>
          </table:table-cell>
          <table:table-cell office:value-type="float" office:value="77" calcext:value-type="float">
            <text:p>77</text:p>
          </table:table-cell>
          <table:table-cell office:value-type="float" office:value="1" calcext:value-type="float">
            <text:p>1</text:p>
          </table:table-cell>
          <table:table-cell office:value-type="float" office:value="0" calcext:value-type="float">
            <text:p>0</text:p>
          </table:table-cell>
          <table:table-cell table:formula="of:=([.E647]+[.F647])^2" office:value-type="float" office:value="1" calcext:value-type="float">
            <text:p>1</text:p>
          </table:table-cell>
          <table:table-cell table:formula="of:=IF([.C647] &gt;=1; [.G647]/[.C647]; &quot;&quot; )" office:value-type="float" office:value="0.51975051975052" calcext:value-type="float">
            <text:p>0.51975051975052</text:p>
          </table:table-cell>
        </table:table-row>
        <table:table-row table:style-name="ro1">
          <table:table-cell office:value-type="string" calcext:value-type="string">
            <text:p>examples/parallel-array-replace/parallel-array-replace.vpr</text:p>
          </table:table-cell>
          <table:table-cell office:value-type="float" office:value="1.05654281098546" calcext:value-type="float">
            <text:p>1.05654281098546</text:p>
          </table:table-cell>
          <table:table-cell office:value-type="float" office:value="1.857" calcext:value-type="float">
            <text:p>1.857</text:p>
          </table:table-cell>
          <table:table-cell office:value-type="float" office:value="74" calcext:value-type="float">
            <text:p>74</text:p>
          </table:table-cell>
          <table:table-cell office:value-type="float" office:value="1" calcext:value-type="float">
            <text:p>1</text:p>
          </table:table-cell>
          <table:table-cell office:value-type="float" office:value="0" calcext:value-type="float">
            <text:p>0</text:p>
          </table:table-cell>
          <table:table-cell table:formula="of:=([.E648]+[.F648])^2" office:value-type="float" office:value="1" calcext:value-type="float">
            <text:p>1</text:p>
          </table:table-cell>
          <table:table-cell table:formula="of:=IF([.C648] &gt;=1; [.G648]/[.C648]; &quot;&quot; )" office:value-type="float" office:value="0.53850296176629" calcext:value-type="float">
            <text:p>0.53850296176629</text:p>
          </table:table-cell>
        </table:table-row>
        <table:table-row table:style-name="ro1">
          <table:table-cell office:value-type="string" calcext:value-type="string">
            <text:p>examples/quickselect/arrays_quickselect_rec_index-shifting.vpr</text:p>
          </table:table-cell>
          <table:table-cell office:value-type="float" office:value="1.7558520010068" calcext:value-type="float">
            <text:p>1.7558520010068</text:p>
          </table:table-cell>
          <table:table-cell office:value-type="float" office:value="3.973" calcext:value-type="float">
            <text:p>3.973</text:p>
          </table:table-cell>
          <table:table-cell office:value-type="float" office:value="256" calcext:value-type="float">
            <text:p>256</text:p>
          </table:table-cell>
          <table:table-cell office:value-type="float" office:value="1" calcext:value-type="float">
            <text:p>1</text:p>
          </table:table-cell>
          <table:table-cell office:value-type="float" office:value="0" calcext:value-type="float">
            <text:p>0</text:p>
          </table:table-cell>
          <table:table-cell table:formula="of:=([.E649]+[.F649])^2" office:value-type="float" office:value="1" calcext:value-type="float">
            <text:p>1</text:p>
          </table:table-cell>
          <table:table-cell table:formula="of:=IF([.C649] &gt;=1; [.G649]/[.C649]; &quot;&quot; )" office:value-type="float" office:value="0.251698968034231" calcext:value-type="float">
            <text:p>0.251698968034231</text:p>
          </table:table-cell>
        </table:table-row>
        <table:table-row table:style-name="ro1">
          <table:table-cell office:value-type="string" calcext:value-type="string">
            <text:p>examples/quickselect/arrays_quickselect_rec.vpr</text:p>
          </table:table-cell>
          <table:table-cell office:value-type="float" office:value="1.51049904554131" calcext:value-type="float">
            <text:p>1.51049904554131</text:p>
          </table:table-cell>
          <table:table-cell office:value-type="float" office:value="3.667" calcext:value-type="float">
            <text:p>3.667</text:p>
          </table:table-cell>
          <table:table-cell office:value-type="float" office:value="257" calcext:value-type="float">
            <text:p>257</text:p>
          </table:table-cell>
          <table:table-cell office:value-type="float" office:value="1" calcext:value-type="float">
            <text:p>1</text:p>
          </table:table-cell>
          <table:table-cell office:value-type="float" office:value="0" calcext:value-type="float">
            <text:p>0</text:p>
          </table:table-cell>
          <table:table-cell table:formula="of:=([.E650]+[.F650])^2" office:value-type="float" office:value="1" calcext:value-type="float">
            <text:p>1</text:p>
          </table:table-cell>
          <table:table-cell table:formula="of:=IF([.C650] &gt;=1; [.G650]/[.C650]; &quot;&quot; )" office:value-type="float" office:value="0.272702481592582" calcext:value-type="float">
            <text:p>0.272702481592582</text:p>
          </table:table-cell>
        </table:table-row>
        <table:table-row table:style-name="ro1">
          <table:table-cell office:value-type="string" calcext:value-type="string">
            <text:p>examples/tree-delete-min/tree_delete_min.vpr</text:p>
          </table:table-cell>
          <table:table-cell office:value-type="float" office:value="2.92395005675369" calcext:value-type="float">
            <text:p>2.92395005675369</text:p>
          </table:table-cell>
          <table:table-cell office:value-type="float" office:value="1.762" calcext:value-type="float">
            <text:p>1.762</text:p>
          </table:table-cell>
          <table:table-cell office:value-type="float" office:value="95" calcext:value-type="float">
            <text:p>95</text:p>
          </table:table-cell>
          <table:table-cell office:value-type="float" office:value="3" calcext:value-type="float">
            <text:p>3</text:p>
          </table:table-cell>
          <table:table-cell office:value-type="float" office:value="2" calcext:value-type="float">
            <text:p>2</text:p>
          </table:table-cell>
          <table:table-cell table:formula="of:=([.E651]+[.F651])^2" office:value-type="float" office:value="25" calcext:value-type="float">
            <text:p>25</text:p>
          </table:table-cell>
          <table:table-cell table:formula="of:=IF([.C651] &gt;=1; [.G651]/[.C651]; &quot;&quot; )" office:value-type="float" office:value="14.1884222474461" calcext:value-type="float">
            <text:p>14.1884222474461</text:p>
          </table:table-cell>
        </table:table-row>
        <table:table-row table:style-name="ro1">
          <table:table-cell office:value-type="string" calcext:value-type="string">
            <text:p>examples/vmcai2016/arraylist-quantified-permissions.vpr</text:p>
          </table:table-cell>
          <table:table-cell office:value-type="float" office:value="1.4559894109861" calcext:value-type="float">
            <text:p>1.4559894109861</text:p>
          </table:table-cell>
          <table:table-cell office:value-type="float" office:value="3.022" calcext:value-type="float">
            <text:p>3.022</text:p>
          </table:table-cell>
          <table:table-cell office:value-type="float" office:value="147" calcext:value-type="float">
            <text:p>147</text:p>
          </table:table-cell>
          <table:table-cell office:value-type="float" office:value="3" calcext:value-type="float">
            <text:p>3</text:p>
          </table:table-cell>
          <table:table-cell office:value-type="float" office:value="1" calcext:value-type="float">
            <text:p>1</text:p>
          </table:table-cell>
          <table:table-cell table:formula="of:=([.E652]+[.F652])^2" office:value-type="float" office:value="16" calcext:value-type="float">
            <text:p>16</text:p>
          </table:table-cell>
          <table:table-cell table:formula="of:=IF([.C652] &gt;=1; [.G652]/[.C652]; &quot;&quot; )" office:value-type="float" office:value="5.29450694904037" calcext:value-type="float">
            <text:p>5.29450694904037</text:p>
          </table:table-cell>
        </table:table-row>
        <table:table-row table:style-name="ro1">
          <table:table-cell office:value-type="string" calcext:value-type="string">
            <text:p>examples/vmcai2016/encoding-adts.vpr</text:p>
          </table:table-cell>
          <table:table-cell office:value-type="float" office:value="1.16328066215199" calcext:value-type="float">
            <text:p>1.16328066215199</text:p>
          </table:table-cell>
          <table:table-cell office:value-type="float" office:value="1.329" calcext:value-type="float">
            <text:p>1.329</text:p>
          </table:table-cell>
          <table:table-cell office:value-type="float" office:value="122" calcext:value-type="float">
            <text:p>122</text:p>
          </table:table-cell>
          <table:table-cell table:number-columns-repeated="2" office:value-type="float" office:value="0" calcext:value-type="float">
            <text:p>0</text:p>
          </table:table-cell>
          <table:table-cell table:formula="of:=([.E653]+[.F653])^2" office:value-type="float" office:value="0" calcext:value-type="float">
            <text:p>0</text:p>
          </table:table-cell>
          <table:table-cell table:formula="of:=IF([.C653] &gt;=1; [.G653]/[.C653]; &quot;&quot; )" office:value-type="float" office:value="0" calcext:value-type="float">
            <text:p>0</text:p>
          </table:table-cell>
        </table:table-row>
        <table:table-row table:style-name="ro1">
          <table:table-cell office:value-type="string" calcext:value-type="string">
            <text:p>examples/vmcai2016/linked-list-predicates.vpr</text:p>
          </table:table-cell>
          <table:table-cell office:value-type="float" office:value="5.81772023356182" calcext:value-type="float">
            <text:p>5.81772023356182</text:p>
          </table:table-cell>
          <table:table-cell office:value-type="float" office:value="3.939" calcext:value-type="float">
            <text:p>3.939</text:p>
          </table:table-cell>
          <table:table-cell office:value-type="float" office:value="214" calcext:value-type="float">
            <text:p>214</text:p>
          </table:table-cell>
          <table:table-cell office:value-type="float" office:value="5" calcext:value-type="float">
            <text:p>5</text:p>
          </table:table-cell>
          <table:table-cell office:value-type="float" office:value="2" calcext:value-type="float">
            <text:p>2</text:p>
          </table:table-cell>
          <table:table-cell table:formula="of:=([.E654]+[.F654])^2" office:value-type="float" office:value="49" calcext:value-type="float">
            <text:p>49</text:p>
          </table:table-cell>
          <table:table-cell table:formula="of:=IF([.C654] &gt;=1; [.G654]/[.C654]; &quot;&quot; )" office:value-type="float" office:value="12.4397055090124" calcext:value-type="float">
            <text:p>12.4397055090124</text:p>
          </table:table-cell>
        </table:table-row>
        <table:table-row table:style-name="ro1">
          <table:table-cell office:value-type="string" calcext:value-type="string">
            <text:p>issue387/va10.vpr</text:p>
          </table:table-cell>
          <table:table-cell office:value-type="float" office:value="1.31293706293706" calcext:value-type="float">
            <text:p>1.31293706293706</text:p>
          </table:table-cell>
          <table:table-cell office:value-type="float" office:value="1.144" calcext:value-type="float">
            <text:p>1.14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formula="of:=([.E655]+[.F655])^2" office:value-type="float" office:value="1" calcext:value-type="float">
            <text:p>1</text:p>
          </table:table-cell>
          <table:table-cell table:formula="of:=IF([.C655] &gt;=1; [.G655]/[.C655]; &quot;&quot; )" office:value-type="float" office:value="0.874125874125874" calcext:value-type="float">
            <text:p>0.874125874125874</text:p>
          </table:table-cell>
        </table:table-row>
        <table:table-row table:style-name="ro1">
          <table:table-cell office:value-type="string" calcext:value-type="string">
            <text:p>issue387/va11.vpr</text:p>
          </table:table-cell>
          <table:table-cell office:value-type="float" office:value="1.39107611548556" calcext:value-type="float">
            <text:p>1.39107611548556</text:p>
          </table:table-cell>
          <table:table-cell office:value-type="float" office:value="1.143" calcext:value-type="float">
            <text:p>1.143</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656]+[.F656])^2" office:value-type="float" office:value="1" calcext:value-type="float">
            <text:p>1</text:p>
          </table:table-cell>
          <table:table-cell table:formula="of:=IF([.C656] &gt;=1; [.G656]/[.C656]; &quot;&quot; )" office:value-type="float" office:value="0.874890638670166" calcext:value-type="float">
            <text:p>0.874890638670166</text:p>
          </table:table-cell>
        </table:table-row>
        <table:table-row table:style-name="ro1">
          <table:table-cell office:value-type="string" calcext:value-type="string">
            <text:p>issue387/va12.vpr</text:p>
          </table:table-cell>
          <table:table-cell office:value-type="float" office:value="1.34081104400345" calcext:value-type="float">
            <text:p>1.34081104400345</text:p>
          </table:table-cell>
          <table:table-cell office:value-type="float" office:value="1.159" calcext:value-type="float">
            <text:p>1.159</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formula="of:=([.E657]+[.F657])^2" office:value-type="float" office:value="1" calcext:value-type="float">
            <text:p>1</text:p>
          </table:table-cell>
          <table:table-cell table:formula="of:=IF([.C657] &gt;=1; [.G657]/[.C657]; &quot;&quot; )" office:value-type="float" office:value="0.86281276962899" calcext:value-type="float">
            <text:p>0.86281276962899</text:p>
          </table:table-cell>
        </table:table-row>
        <table:table-row table:style-name="ro1">
          <table:table-cell office:value-type="string" calcext:value-type="string">
            <text:p>issue387/va13.vpr</text:p>
          </table:table-cell>
          <table:table-cell office:value-type="float" office:value="1.41448516579407" calcext:value-type="float">
            <text:p>1.41448516579407</text:p>
          </table:table-cell>
          <table:table-cell office:value-type="float" office:value="1.146" calcext:value-type="float">
            <text:p>1.146</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formula="of:=([.E658]+[.F658])^2" office:value-type="float" office:value="9" calcext:value-type="float">
            <text:p>9</text:p>
          </table:table-cell>
          <table:table-cell table:formula="of:=IF([.C658] &gt;=1; [.G658]/[.C658]; &quot;&quot; )" office:value-type="float" office:value="7.85340314136126" calcext:value-type="float">
            <text:p>7.85340314136126</text:p>
          </table:table-cell>
        </table:table-row>
        <table:table-row table:style-name="ro1">
          <table:table-cell office:value-type="string" calcext:value-type="string">
            <text:p>issue387/va14.vpr</text:p>
          </table:table-cell>
          <table:table-cell office:value-type="float" office:value="2.28499580888516" calcext:value-type="float">
            <text:p>2.28499580888516</text:p>
          </table:table-cell>
          <table:table-cell office:value-type="float" office:value="1.193" calcext:value-type="float">
            <text:p>1.193</text:p>
          </table:table-cell>
          <table:table-cell office:value-type="float" office:value="76" calcext:value-type="float">
            <text:p>76</text:p>
          </table:table-cell>
          <table:table-cell office:value-type="float" office:value="12" calcext:value-type="float">
            <text:p>12</text:p>
          </table:table-cell>
          <table:table-cell office:value-type="float" office:value="11" calcext:value-type="float">
            <text:p>11</text:p>
          </table:table-cell>
          <table:table-cell table:formula="of:=([.E659]+[.F659])^2" office:value-type="float" office:value="529" calcext:value-type="float">
            <text:p>529</text:p>
          </table:table-cell>
          <table:table-cell table:formula="of:=IF([.C659] &gt;=1; [.G659]/[.C659]; &quot;&quot; )" office:value-type="float" office:value="443.419949706622" calcext:value-type="float">
            <text:p>443.419949706622</text:p>
          </table:table-cell>
        </table:table-row>
        <table:table-row table:style-name="ro1">
          <table:table-cell office:value-type="string" calcext:value-type="string">
            <text:p>issue387/va15.vpr</text:p>
          </table:table-cell>
          <table:table-cell office:value-type="float" office:value="1.38428324697755" calcext:value-type="float">
            <text:p>1.38428324697755</text:p>
          </table:table-cell>
          <table:table-cell office:value-type="float" office:value="1.158" calcext:value-type="float">
            <text:p>1.158</text:p>
          </table:table-cell>
          <table:table-cell office:value-type="float" office:value="18" calcext:value-type="float">
            <text:p>18</text:p>
          </table:table-cell>
          <table:table-cell office:value-type="float" office:value="2" calcext:value-type="float">
            <text:p>2</text:p>
          </table:table-cell>
          <table:table-cell office:value-type="float" office:value="1" calcext:value-type="float">
            <text:p>1</text:p>
          </table:table-cell>
          <table:table-cell table:formula="of:=([.E660]+[.F660])^2" office:value-type="float" office:value="9" calcext:value-type="float">
            <text:p>9</text:p>
          </table:table-cell>
          <table:table-cell table:formula="of:=IF([.C660] &gt;=1; [.G660]/[.C660]; &quot;&quot; )" office:value-type="float" office:value="7.7720207253886" calcext:value-type="float">
            <text:p>7.7720207253886</text:p>
          </table:table-cell>
        </table:table-row>
        <table:table-row table:style-name="ro1">
          <table:table-cell office:value-type="string" calcext:value-type="string">
            <text:p>issue387/va1.vpr</text:p>
          </table:table-cell>
          <table:table-cell office:value-type="float" office:value="1.3350471293916" calcext:value-type="float">
            <text:p>1.3350471293916</text:p>
          </table:table-cell>
          <table:table-cell office:value-type="float" office:value="1.167" calcext:value-type="float">
            <text:p>1.167</text:p>
          </table:table-cell>
          <table:table-cell office:value-type="float" office:value="51" calcext:value-type="float">
            <text:p>51</text:p>
          </table:table-cell>
          <table:table-cell table:number-columns-repeated="2" office:value-type="float" office:value="1" calcext:value-type="float">
            <text:p>1</text:p>
          </table:table-cell>
          <table:table-cell table:formula="of:=([.E661]+[.F661])^2" office:value-type="float" office:value="4" calcext:value-type="float">
            <text:p>4</text:p>
          </table:table-cell>
          <table:table-cell table:formula="of:=IF([.C661] &gt;=1; [.G661]/[.C661]; &quot;&quot; )" office:value-type="float" office:value="3.42759211653813" calcext:value-type="float">
            <text:p>3.42759211653813</text:p>
          </table:table-cell>
        </table:table-row>
        <table:table-row table:style-name="ro1">
          <table:table-cell office:value-type="string" calcext:value-type="string">
            <text:p>issue387/va2.vpr</text:p>
          </table:table-cell>
          <table:table-cell office:value-type="float" office:value="1.46252129471891" calcext:value-type="float">
            <text:p>1.46252129471891</text:p>
          </table:table-cell>
          <table:table-cell office:value-type="float" office:value="1.174" calcext:value-type="float">
            <text:p>1.174</text:p>
          </table:table-cell>
          <table:table-cell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table:formula="of:=([.E662]+[.F662])^2" office:value-type="float" office:value="9" calcext:value-type="float">
            <text:p>9</text:p>
          </table:table-cell>
          <table:table-cell table:formula="of:=IF([.C662] &gt;=1; [.G662]/[.C662]; &quot;&quot; )" office:value-type="float" office:value="7.66609880749574" calcext:value-type="float">
            <text:p>7.66609880749574</text:p>
          </table:table-cell>
        </table:table-row>
        <table:table-row table:style-name="ro1">
          <table:table-cell office:value-type="string" calcext:value-type="string">
            <text:p>issue387/va3.vpr</text:p>
          </table:table-cell>
          <table:table-cell office:value-type="float" office:value="0.976707252514558" calcext:value-type="float">
            <text:p>0.976707252514558</text:p>
          </table:table-cell>
          <table:table-cell office:value-type="float" office:value="1.889" calcext:value-type="float">
            <text:p>1.889</text:p>
          </table:table-cell>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formula="of:=([.E663]+[.F663])^2" office:value-type="float" office:value="9" calcext:value-type="float">
            <text:p>9</text:p>
          </table:table-cell>
          <table:table-cell table:formula="of:=IF([.C663] &gt;=1; [.G663]/[.C663]; &quot;&quot; )" office:value-type="float" office:value="4.76442562202223" calcext:value-type="float">
            <text:p>4.76442562202223</text:p>
          </table:table-cell>
        </table:table-row>
        <table:table-row table:style-name="ro1">
          <table:table-cell office:value-type="string" calcext:value-type="string">
            <text:p>issue387/va4.vpr</text:p>
          </table:table-cell>
          <table:table-cell office:value-type="float" office:value="1.3935427574171" calcext:value-type="float">
            <text:p>1.3935427574171</text:p>
          </table:table-cell>
          <table:table-cell office:value-type="float" office:value="1.146" calcext:value-type="float">
            <text:p>1.146</text:p>
          </table:table-cell>
          <table:table-cell office:value-type="float" office:value="19" calcext:value-type="float">
            <text:p>19</text:p>
          </table:table-cell>
          <table:table-cell table:number-columns-repeated="2" office:value-type="float" office:value="1" calcext:value-type="float">
            <text:p>1</text:p>
          </table:table-cell>
          <table:table-cell table:formula="of:=([.E664]+[.F664])^2" office:value-type="float" office:value="4" calcext:value-type="float">
            <text:p>4</text:p>
          </table:table-cell>
          <table:table-cell table:formula="of:=IF([.C664] &gt;=1; [.G664]/[.C664]; &quot;&quot; )" office:value-type="float" office:value="3.49040139616056" calcext:value-type="float">
            <text:p>3.49040139616056</text:p>
          </table:table-cell>
        </table:table-row>
        <table:table-row table:style-name="ro1">
          <table:table-cell office:value-type="string" calcext:value-type="string">
            <text:p>issue387/va5.vpr</text:p>
          </table:table-cell>
          <table:table-cell office:value-type="float" office:value="1.47145328719723" calcext:value-type="float">
            <text:p>1.47145328719723</text:p>
          </table:table-cell>
          <table:table-cell office:value-type="float" office:value="1.156" calcext:value-type="float">
            <text:p>1.156</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table:formula="of:=([.E665]+[.F665])^2" office:value-type="float" office:value="16" calcext:value-type="float">
            <text:p>16</text:p>
          </table:table-cell>
          <table:table-cell table:formula="of:=IF([.C665] &gt;=1; [.G665]/[.C665]; &quot;&quot; )" office:value-type="float" office:value="13.840830449827" calcext:value-type="float">
            <text:p>13.840830449827</text:p>
          </table:table-cell>
        </table:table-row>
        <table:table-row table:style-name="ro1">
          <table:table-cell office:value-type="string" calcext:value-type="string">
            <text:p>issue387/va6.vpr</text:p>
          </table:table-cell>
          <table:table-cell office:value-type="float" office:value="0.975095785440613" calcext:value-type="float">
            <text:p>0.975095785440613</text:p>
          </table:table-cell>
          <table:table-cell office:value-type="float" office:value="2.088" calcext:value-type="float">
            <text:p>2.088</text:p>
          </table:table-cell>
          <table:table-cell office:value-type="float" office:value="36" calcext:value-type="float">
            <text:p>36</text:p>
          </table:table-cell>
          <table:table-cell table:number-columns-repeated="2" office:value-type="float" office:value="1" calcext:value-type="float">
            <text:p>1</text:p>
          </table:table-cell>
          <table:table-cell table:formula="of:=([.E666]+[.F666])^2" office:value-type="float" office:value="4" calcext:value-type="float">
            <text:p>4</text:p>
          </table:table-cell>
          <table:table-cell table:formula="of:=IF([.C666] &gt;=1; [.G666]/[.C666]; &quot;&quot; )" office:value-type="float" office:value="1.91570881226054" calcext:value-type="float">
            <text:p>1.91570881226054</text:p>
          </table:table-cell>
        </table:table-row>
        <table:table-row table:style-name="ro1">
          <table:table-cell office:value-type="string" calcext:value-type="string">
            <text:p>issue387/va7.vpr</text:p>
          </table:table-cell>
          <table:table-cell office:value-type="float" office:value="1.28194207836457" calcext:value-type="float">
            <text:p>1.28194207836457</text:p>
          </table:table-cell>
          <table:table-cell office:value-type="float" office:value="1.174" calcext:value-type="float">
            <text:p>1.174</text:p>
          </table:table-cell>
          <table:table-cell office:value-type="float" office:value="12" calcext:value-type="float">
            <text:p>12</text:p>
          </table:table-cell>
          <table:table-cell table:number-columns-repeated="2" office:value-type="float" office:value="1" calcext:value-type="float">
            <text:p>1</text:p>
          </table:table-cell>
          <table:table-cell table:formula="of:=([.E667]+[.F667])^2" office:value-type="float" office:value="4" calcext:value-type="float">
            <text:p>4</text:p>
          </table:table-cell>
          <table:table-cell table:formula="of:=IF([.C667] &gt;=1; [.G667]/[.C667]; &quot;&quot; )" office:value-type="float" office:value="3.40715502555366" calcext:value-type="float">
            <text:p>3.40715502555366</text:p>
          </table:table-cell>
        </table:table-row>
        <table:table-row table:style-name="ro1">
          <table:table-cell office:value-type="string" calcext:value-type="string">
            <text:p>issue387/va8.vpr</text:p>
          </table:table-cell>
          <table:table-cell office:value-type="float" office:value="1.45400340715503" calcext:value-type="float">
            <text:p>1.45400340715503</text:p>
          </table:table-cell>
          <table:table-cell office:value-type="float" office:value="1.174" calcext:value-type="float">
            <text:p>1.174</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table:formula="of:=([.E668]+[.F668])^2" office:value-type="float" office:value="16" calcext:value-type="float">
            <text:p>16</text:p>
          </table:table-cell>
          <table:table-cell table:formula="of:=IF([.C668] &gt;=1; [.G668]/[.C668]; &quot;&quot; )" office:value-type="float" office:value="13.6286201022147" calcext:value-type="float">
            <text:p>13.6286201022147</text:p>
          </table:table-cell>
        </table:table-row>
        <table:table-row table:style-name="ro1">
          <table:table-cell office:value-type="string" calcext:value-type="string">
            <text:p>issue387/va9.vpr</text:p>
          </table:table-cell>
          <table:table-cell office:value-type="float" office:value="1.37937062937063" calcext:value-type="float">
            <text:p>1.37937062937063</text:p>
          </table:table-cell>
          <table:table-cell office:value-type="float" office:value="1.144" calcext:value-type="float">
            <text:p>1.144</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formula="of:=([.E669]+[.F669])^2" office:value-type="float" office:value="1" calcext:value-type="float">
            <text:p>1</text:p>
          </table:table-cell>
          <table:table-cell table:formula="of:=IF([.C669] &gt;=1; [.G669]/[.C669]; &quot;&quot; )" office:value-type="float" office:value="0.874125874125874" calcext:value-type="float">
            <text:p>0.874125874125874</text:p>
          </table:table-cell>
        </table:table-row>
        <table:table-row table:style-name="ro1">
          <table:table-cell office:value-type="string" calcext:value-type="string">
            <text:p>quantifiedcombinations/dependency.vpr</text:p>
          </table:table-cell>
          <table:table-cell office:value-type="float" office:value="0.96671354899203" calcext:value-type="float">
            <text:p>0.96671354899203</text:p>
          </table:table-cell>
          <table:table-cell office:value-type="float" office:value="2.133" calcext:value-type="float">
            <text:p>2.133</text:p>
          </table:table-cell>
          <table:table-cell office:value-type="float" office:value="60" calcext:value-type="float">
            <text:p>60</text:p>
          </table:table-cell>
          <table:table-cell office:value-type="float" office:value="3" calcext:value-type="float">
            <text:p>3</text:p>
          </table:table-cell>
          <table:table-cell office:value-type="float" office:value="2" calcext:value-type="float">
            <text:p>2</text:p>
          </table:table-cell>
          <table:table-cell table:formula="of:=([.E670]+[.F670])^2" office:value-type="float" office:value="25" calcext:value-type="float">
            <text:p>25</text:p>
          </table:table-cell>
          <table:table-cell table:formula="of:=IF([.C670] &gt;=1; [.G670]/[.C670]; &quot;&quot; )" office:value-type="float" office:value="11.7205813408345" calcext:value-type="float">
            <text:p>11.7205813408345</text:p>
          </table:table-cell>
        </table:table-row>
        <table:table-row table:style-name="ro1">
          <table:table-cell office:value-type="string" calcext:value-type="string">
            <text:p>quantifiedcombinations/forall.vpr</text:p>
          </table:table-cell>
          <table:table-cell office:value-type="float" office:value="0.974173553719008" calcext:value-type="float">
            <text:p>0.974173553719008</text:p>
          </table:table-cell>
          <table:table-cell office:value-type="float" office:value="1.936" calcext:value-type="float">
            <text:p>1.936</text:p>
          </table:table-cell>
          <table:table-cell office:value-type="float" office:value="57" calcext:value-type="float">
            <text:p>57</text:p>
          </table:table-cell>
          <table:table-cell office:value-type="float" office:value="2" calcext:value-type="float">
            <text:p>2</text:p>
          </table:table-cell>
          <table:table-cell office:value-type="float" office:value="1" calcext:value-type="float">
            <text:p>1</text:p>
          </table:table-cell>
          <table:table-cell table:formula="of:=([.E671]+[.F671])^2" office:value-type="float" office:value="9" calcext:value-type="float">
            <text:p>9</text:p>
          </table:table-cell>
          <table:table-cell table:formula="of:=IF([.C671] &gt;=1; [.G671]/[.C671]; &quot;&quot; )" office:value-type="float" office:value="4.64876033057851" calcext:value-type="float">
            <text:p>4.64876033057851</text:p>
          </table:table-cell>
        </table:table-row>
        <table:table-row table:style-name="ro1">
          <table:table-cell office:value-type="string" calcext:value-type="string">
            <text:p>quantifiedcombinations/functions.vpr</text:p>
          </table:table-cell>
          <table:table-cell office:value-type="float" office:value="0.998509687034277" calcext:value-type="float">
            <text:p>0.998509687034277</text:p>
          </table:table-cell>
          <table:table-cell office:value-type="float" office:value="2.013" calcext:value-type="float">
            <text:p>2.013</text:p>
          </table:table-cell>
          <table:table-cell office:value-type="float" office:value="65" calcext:value-type="float">
            <text:p>65</text:p>
          </table:table-cell>
          <table:table-cell table:number-columns-repeated="2" office:value-type="float" office:value="1" calcext:value-type="float">
            <text:p>1</text:p>
          </table:table-cell>
          <table:table-cell table:formula="of:=([.E672]+[.F672])^2" office:value-type="float" office:value="4" calcext:value-type="float">
            <text:p>4</text:p>
          </table:table-cell>
          <table:table-cell table:formula="of:=IF([.C672] &gt;=1; [.G672]/[.C672]; &quot;&quot; )" office:value-type="float" office:value="1.98708395429707" calcext:value-type="float">
            <text:p>1.98708395429707</text:p>
          </table:table-cell>
        </table:table-row>
        <table:table-row table:style-name="ro1">
          <table:table-cell office:value-type="string" calcext:value-type="string">
            <text:p>quantifiedcombinations/independence.vpr</text:p>
          </table:table-cell>
          <table:table-cell office:value-type="float" office:value="1.0148185998978" calcext:value-type="float">
            <text:p>1.0148185998978</text:p>
          </table:table-cell>
          <table:table-cell office:value-type="float" office:value="1.957" calcext:value-type="float">
            <text:p>1.957</text:p>
          </table:table-cell>
          <table:table-cell office:value-type="float" office:value="91" calcext:value-type="float">
            <text:p>91</text:p>
          </table:table-cell>
          <table:table-cell table:number-columns-repeated="2" office:value-type="float" office:value="2" calcext:value-type="float">
            <text:p>2</text:p>
          </table:table-cell>
          <table:table-cell table:formula="of:=([.E673]+[.F673])^2" office:value-type="float" office:value="16" calcext:value-type="float">
            <text:p>16</text:p>
          </table:table-cell>
          <table:table-cell table:formula="of:=IF([.C673] &gt;=1; [.G673]/[.C673]; &quot;&quot; )" office:value-type="float" office:value="8.17577925396014" calcext:value-type="float">
            <text:p>8.17577925396014</text:p>
          </table:table-cell>
        </table:table-row>
        <table:table-row table:style-name="ro1">
          <table:table-cell office:value-type="string" calcext:value-type="string">
            <text:p>quantifiedcombinations/injectivity.vpr</text:p>
          </table:table-cell>
          <table:table-cell office:value-type="float" office:value="0.986985944820406" calcext:value-type="float">
            <text:p>0.986985944820406</text:p>
          </table:table-cell>
          <table:table-cell office:value-type="float" office:value="1.921" calcext:value-type="float">
            <text:p>1.921</text:p>
          </table:table-cell>
          <table:table-cell office:value-type="float" office:value="49" calcext:value-type="float">
            <text:p>49</text:p>
          </table:table-cell>
          <table:table-cell office:value-type="float" office:value="1" calcext:value-type="float">
            <text:p>1</text:p>
          </table:table-cell>
          <table:table-cell office:value-type="float" office:value="2" calcext:value-type="float">
            <text:p>2</text:p>
          </table:table-cell>
          <table:table-cell table:formula="of:=([.E674]+[.F674])^2" office:value-type="float" office:value="9" calcext:value-type="float">
            <text:p>9</text:p>
          </table:table-cell>
          <table:table-cell table:formula="of:=IF([.C674] &gt;=1; [.G674]/[.C674]; &quot;&quot; )" office:value-type="float" office:value="4.68505986465383" calcext:value-type="float">
            <text:p>4.68505986465383</text:p>
          </table:table-cell>
        </table:table-row>
        <table:table-row table:style-name="ro1">
          <table:table-cell office:value-type="string" calcext:value-type="string">
            <text:p>quantifiedcombinations/multiple_quantifiers.vpr</text:p>
          </table:table-cell>
          <table:table-cell office:value-type="float" office:value="0.848388239461566" calcext:value-type="float">
            <text:p>0.848388239461566</text:p>
          </table:table-cell>
          <table:table-cell office:value-type="float" office:value="2.823" calcext:value-type="float">
            <text:p>2.823</text:p>
          </table:table-cell>
          <table:table-cell office:value-type="float" office:value="199" calcext:value-type="float">
            <text:p>199</text:p>
          </table:table-cell>
          <table:table-cell office:value-type="float" office:value="2" calcext:value-type="float">
            <text:p>2</text:p>
          </table:table-cell>
          <table:table-cell office:value-type="float" office:value="1" calcext:value-type="float">
            <text:p>1</text:p>
          </table:table-cell>
          <table:table-cell table:formula="of:=([.E675]+[.F675])^2" office:value-type="float" office:value="9" calcext:value-type="float">
            <text:p>9</text:p>
          </table:table-cell>
          <table:table-cell table:formula="of:=IF([.C675] &gt;=1; [.G675]/[.C675]; &quot;&quot; )" office:value-type="float" office:value="3.18809776833156" calcext:value-type="float">
            <text:p>3.18809776833156</text:p>
          </table:table-cell>
        </table:table-row>
        <table:table-row table:style-name="ro1">
          <table:table-cell office:value-type="string" calcext:value-type="string">
            <text:p>quantifiedcombinations/no_condition.vpr</text:p>
          </table:table-cell>
          <table:table-cell office:value-type="float" office:value="0.930596285434995" calcext:value-type="float">
            <text:p>0.930596285434995</text:p>
          </table:table-cell>
          <table:table-cell office:value-type="float" office:value="2.046" calcext:value-type="float">
            <text:p>2.046</text:p>
          </table:table-cell>
          <table:table-cell office:value-type="float" office:value="37" calcext:value-type="float">
            <text:p>37</text:p>
          </table:table-cell>
          <table:table-cell table:number-columns-repeated="2" office:value-type="float" office:value="1" calcext:value-type="float">
            <text:p>1</text:p>
          </table:table-cell>
          <table:table-cell table:formula="of:=([.E676]+[.F676])^2" office:value-type="float" office:value="4" calcext:value-type="float">
            <text:p>4</text:p>
          </table:table-cell>
          <table:table-cell table:formula="of:=IF([.C676] &gt;=1; [.G676]/[.C676]; &quot;&quot; )" office:value-type="float" office:value="1.95503421309873" calcext:value-type="float">
            <text:p>1.95503421309873</text:p>
          </table:table-cell>
        </table:table-row>
        <table:table-row table:style-name="ro1">
          <table:table-cell office:value-type="string" calcext:value-type="string">
            <text:p>quantifiedcombinations/perm.vpr</text:p>
          </table:table-cell>
          <table:table-cell office:value-type="float" office:value="0.955855303494788" calcext:value-type="float">
            <text:p>0.955855303494788</text:p>
          </table:table-cell>
          <table:table-cell office:value-type="float" office:value="1.631" calcext:value-type="float">
            <text:p>1.631</text:p>
          </table:table-cell>
          <table:table-cell office:value-type="float" office:value="32" calcext:value-type="float">
            <text:p>32</text:p>
          </table:table-cell>
          <table:table-cell table:number-columns-repeated="2" office:value-type="float" office:value="1" calcext:value-type="float">
            <text:p>1</text:p>
          </table:table-cell>
          <table:table-cell table:formula="of:=([.E677]+[.F677])^2" office:value-type="float" office:value="4" calcext:value-type="float">
            <text:p>4</text:p>
          </table:table-cell>
          <table:table-cell table:formula="of:=IF([.C677] &gt;=1; [.G677]/[.C677]; &quot;&quot; )" office:value-type="float" office:value="2.45248313917842" calcext:value-type="float">
            <text:p>2.45248313917842</text:p>
          </table:table-cell>
        </table:table-row>
        <table:table-row table:style-name="ro1">
          <table:table-cell office:value-type="string" calcext:value-type="string">
            <text:p>quantifiedcombinations/write_permission.vpr</text:p>
          </table:table-cell>
          <table:table-cell office:value-type="float" office:value="1.01362260343088" calcext:value-type="float">
            <text:p>1.01362260343088</text:p>
          </table:table-cell>
          <table:table-cell office:value-type="float" office:value="1.982" calcext:value-type="float">
            <text:p>1.982</text:p>
          </table:table-cell>
          <table:table-cell office:value-type="float" office:value="110" calcext:value-type="float">
            <text:p>110</text:p>
          </table:table-cell>
          <table:table-cell table:number-columns-repeated="2" office:value-type="float" office:value="2" calcext:value-type="float">
            <text:p>2</text:p>
          </table:table-cell>
          <table:table-cell table:formula="of:=([.E678]+[.F678])^2" office:value-type="float" office:value="16" calcext:value-type="float">
            <text:p>16</text:p>
          </table:table-cell>
          <table:table-cell table:formula="of:=IF([.C678] &gt;=1; [.G678]/[.C678]; &quot;&quot; )" office:value-type="float" office:value="8.07265388496468" calcext:value-type="float">
            <text:p>8.07265388496468</text:p>
          </table:table-cell>
        </table:table-row>
        <table:table-row table:style-name="ro1">
          <table:table-cell office:value-type="string" calcext:value-type="string">
            <text:p>quantifiedpermissions/consistency/foralls.vpr</text:p>
          </table:table-cell>
          <table:table-cell office:value-type="float" office:value="0.992749870533402" calcext:value-type="float">
            <text:p>0.992749870533402</text:p>
          </table:table-cell>
          <table:table-cell office:value-type="float" office:value="1.931" calcext:value-type="float">
            <text:p>1.931</text:p>
          </table:table-cell>
          <table:table-cell office:value-type="float" office:value="46" calcext:value-type="float">
            <text:p>46</text:p>
          </table:table-cell>
          <table:table-cell office:value-type="float" office:value="1" calcext:value-type="float">
            <text:p>1</text:p>
          </table:table-cell>
          <table:table-cell office:value-type="float" office:value="0" calcext:value-type="float">
            <text:p>0</text:p>
          </table:table-cell>
          <table:table-cell table:formula="of:=([.E679]+[.F679])^2" office:value-type="float" office:value="1" calcext:value-type="float">
            <text:p>1</text:p>
          </table:table-cell>
          <table:table-cell table:formula="of:=IF([.C679] &gt;=1; [.G679]/[.C679]; &quot;&quot; )" office:value-type="float" office:value="0.517866390471258" calcext:value-type="float">
            <text:p>0.517866390471258</text:p>
          </table:table-cell>
        </table:table-row>
        <table:table-row table:style-name="ro1">
          <table:table-cell office:value-type="string" calcext:value-type="string">
            <text:p>quantifiedpermissions/consistency/injectivity-check.vpr</text:p>
          </table:table-cell>
          <table:table-cell office:value-type="float" office:value="1.04765146358067" calcext:value-type="float">
            <text:p>1.04765146358067</text:p>
          </table:table-cell>
          <table:table-cell office:value-type="float" office:value="1.469" calcext:value-type="float">
            <text:p>1.469</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formula="of:=([.E680]+[.F680])^2" office:value-type="float" office:value="1" calcext:value-type="float">
            <text:p>1</text:p>
          </table:table-cell>
          <table:table-cell table:formula="of:=IF([.C680] &gt;=1; [.G680]/[.C680]; &quot;&quot; )" office:value-type="float" office:value="0.68073519400953" calcext:value-type="float">
            <text:p>0.68073519400953</text:p>
          </table:table-cell>
        </table:table-row>
        <table:table-row table:style-name="ro1">
          <table:table-cell office:value-type="string" calcext:value-type="string">
            <text:p>quantifiedpermissions/consistency/permissions.vpr</text:p>
          </table:table-cell>
          <table:table-cell office:value-type="float" office:value="1.01787773933103" calcext:value-type="float">
            <text:p>1.01787773933103</text:p>
          </table:table-cell>
          <table:table-cell office:value-type="float" office:value="1.734" calcext:value-type="float">
            <text:p>1.734</text:p>
          </table:table-cell>
          <table:table-cell office:value-type="float" office:value="71" calcext:value-type="float">
            <text:p>71</text:p>
          </table:table-cell>
          <table:table-cell office:value-type="float" office:value="1" calcext:value-type="float">
            <text:p>1</text:p>
          </table:table-cell>
          <table:table-cell office:value-type="float" office:value="0" calcext:value-type="float">
            <text:p>0</text:p>
          </table:table-cell>
          <table:table-cell table:formula="of:=([.E681]+[.F681])^2" office:value-type="float" office:value="1" calcext:value-type="float">
            <text:p>1</text:p>
          </table:table-cell>
          <table:table-cell table:formula="of:=IF([.C681] &gt;=1; [.G681]/[.C681]; &quot;&quot; )" office:value-type="float" office:value="0.576701268742791" calcext:value-type="float">
            <text:p>0.576701268742791</text:p>
          </table:table-cell>
        </table:table-row>
        <table:table-row table:style-name="ro1">
          <table:table-cell office:value-type="string" calcext:value-type="string">
            <text:p>quantifiedpermissions/issues/issue_0059.vpr</text:p>
          </table:table-cell>
          <table:table-cell office:value-type="float" office:value="1.01617076326003" calcext:value-type="float">
            <text:p>1.01617076326003</text:p>
          </table:table-cell>
          <table:table-cell office:value-type="float" office:value="1.546" calcext:value-type="float">
            <text:p>1.546</text:p>
          </table:table-cell>
          <table:table-cell office:value-type="float" office:value="18" calcext:value-type="float">
            <text:p>18</text:p>
          </table:table-cell>
          <table:table-cell table:number-columns-repeated="2" office:value-type="float" office:value="1" calcext:value-type="float">
            <text:p>1</text:p>
          </table:table-cell>
          <table:table-cell table:formula="of:=([.E682]+[.F682])^2" office:value-type="float" office:value="4" calcext:value-type="float">
            <text:p>4</text:p>
          </table:table-cell>
          <table:table-cell table:formula="of:=IF([.C682] &gt;=1; [.G682]/[.C682]; &quot;&quot; )" office:value-type="float" office:value="2.58732212160414" calcext:value-type="float">
            <text:p>2.58732212160414</text:p>
          </table:table-cell>
        </table:table-row>
        <table:table-row table:style-name="ro1">
          <table:table-cell office:value-type="string" calcext:value-type="string">
            <text:p>quantifiedpermissions/issues/issue_0060.vpr</text:p>
          </table:table-cell>
          <table:table-cell office:value-type="float" office:value="0.979601990049751" calcext:value-type="float">
            <text:p>0.979601990049751</text:p>
          </table:table-cell>
          <table:table-cell office:value-type="float" office:value="2.01" calcext:value-type="float">
            <text:p>2.01</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formula="of:=([.E683]+[.F683])^2" office:value-type="float" office:value="1" calcext:value-type="float">
            <text:p>1</text:p>
          </table:table-cell>
          <table:table-cell table:formula="of:=IF([.C683] &gt;=1; [.G683]/[.C683]; &quot;&quot; )" office:value-type="float" office:value="0.497512437810945" calcext:value-type="float">
            <text:p>0.497512437810945</text:p>
          </table:table-cell>
        </table:table-row>
        <table:table-row table:style-name="ro1">
          <table:table-cell office:value-type="string" calcext:value-type="string">
            <text:p>quantifiedpermissions/issues/issue_0062.vpr</text:p>
          </table:table-cell>
          <table:table-cell office:value-type="float" office:value="1.00567010309278" calcext:value-type="float">
            <text:p>1.00567010309278</text:p>
          </table:table-cell>
          <table:table-cell office:value-type="float" office:value="1.94" calcext:value-type="float">
            <text:p>1.94</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table:formula="of:=([.E684]+[.F684])^2" office:value-type="float" office:value="1" calcext:value-type="float">
            <text:p>1</text:p>
          </table:table-cell>
          <table:table-cell table:formula="of:=IF([.C684] &gt;=1; [.G684]/[.C684]; &quot;&quot; )" office:value-type="float" office:value="0.515463917525773" calcext:value-type="float">
            <text:p>0.515463917525773</text:p>
          </table:table-cell>
        </table:table-row>
        <table:table-row table:style-name="ro1">
          <table:table-cell office:value-type="string" calcext:value-type="string">
            <text:p>quantifiedpermissions/issues/issue_0063.vpr</text:p>
          </table:table-cell>
          <table:table-cell office:value-type="float" office:value="0.966683242168076" calcext:value-type="float">
            <text:p>0.966683242168076</text:p>
          </table:table-cell>
          <table:table-cell office:value-type="float" office:value="2.011" calcext:value-type="float">
            <text:p>2.0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685]+[.F685])^2" office:value-type="float" office:value="1" calcext:value-type="float">
            <text:p>1</text:p>
          </table:table-cell>
          <table:table-cell table:formula="of:=IF([.C685] &gt;=1; [.G685]/[.C685]; &quot;&quot; )" office:value-type="float" office:value="0.497265042267529" calcext:value-type="float">
            <text:p>0.497265042267529</text:p>
          </table:table-cell>
        </table:table-row>
        <table:table-row table:style-name="ro1">
          <table:table-cell office:value-type="string" calcext:value-type="string">
            <text:p>quantifiedpermissions/issues/issue_0064.vpr</text:p>
          </table:table-cell>
          <table:table-cell office:value-type="float" office:value="0.990899898887765" calcext:value-type="float">
            <text:p>0.990899898887765</text:p>
          </table:table-cell>
          <table:table-cell office:value-type="float" office:value="1.978" calcext:value-type="float">
            <text:p>1.978</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table:formula="of:=([.E686]+[.F686])^2" office:value-type="float" office:value="1" calcext:value-type="float">
            <text:p>1</text:p>
          </table:table-cell>
          <table:table-cell table:formula="of:=IF([.C686] &gt;=1; [.G686]/[.C686]; &quot;&quot; )" office:value-type="float" office:value="0.505561172901921" calcext:value-type="float">
            <text:p>0.505561172901921</text:p>
          </table:table-cell>
        </table:table-row>
        <table:table-row table:style-name="ro1">
          <table:table-cell office:value-type="string" calcext:value-type="string">
            <text:p>quantifiedpermissions/issues/issue_0065.vpr</text:p>
          </table:table-cell>
          <table:table-cell office:value-type="float" office:value="1.13941176470588" calcext:value-type="float">
            <text:p>1.13941176470588</text:p>
          </table:table-cell>
          <table:table-cell office:value-type="float" office:value="1.7" calcext:value-type="float">
            <text:p>1.7</text:p>
          </table:table-cell>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table:formula="of:=([.E687]+[.F687])^2" office:value-type="float" office:value="1" calcext:value-type="float">
            <text:p>1</text:p>
          </table:table-cell>
          <table:table-cell table:formula="of:=IF([.C687] &gt;=1; [.G687]/[.C687]; &quot;&quot; )" office:value-type="float" office:value="0.588235294117647" calcext:value-type="float">
            <text:p>0.588235294117647</text:p>
          </table:table-cell>
        </table:table-row>
        <table:table-row table:style-name="ro1">
          <table:table-cell office:value-type="string" calcext:value-type="string">
            <text:p>quantifiedpermissions/issues/issue_0066.vpr</text:p>
          </table:table-cell>
          <table:table-cell office:value-type="float" office:value="1.03908188585608" calcext:value-type="float">
            <text:p>1.03908188585608</text:p>
          </table:table-cell>
          <table:table-cell office:value-type="float" office:value="1.612" calcext:value-type="float">
            <text:p>1.612</text:p>
          </table:table-cell>
          <table:table-cell office:value-type="float" office:value="41" calcext:value-type="float">
            <text:p>41</text:p>
          </table:table-cell>
          <table:table-cell office:value-type="float" office:value="2" calcext:value-type="float">
            <text:p>2</text:p>
          </table:table-cell>
          <table:table-cell office:value-type="float" office:value="0" calcext:value-type="float">
            <text:p>0</text:p>
          </table:table-cell>
          <table:table-cell table:formula="of:=([.E688]+[.F688])^2" office:value-type="float" office:value="4" calcext:value-type="float">
            <text:p>4</text:p>
          </table:table-cell>
          <table:table-cell table:formula="of:=IF([.C688] &gt;=1; [.G688]/[.C688]; &quot;&quot; )" office:value-type="float" office:value="2.48138957816377" calcext:value-type="float">
            <text:p>2.48138957816377</text:p>
          </table:table-cell>
        </table:table-row>
        <table:table-row table:style-name="ro1">
          <table:table-cell office:value-type="string" calcext:value-type="string">
            <text:p>quantifiedpermissions/issues/issue_0067.vpr</text:p>
          </table:table-cell>
          <table:table-cell office:value-type="float" office:value="1.02067777139575" calcext:value-type="float">
            <text:p>1.02067777139575</text:p>
          </table:table-cell>
          <table:table-cell office:value-type="float" office:value="1.741" calcext:value-type="float">
            <text:p>1.741</text:p>
          </table:table-cell>
          <table:table-cell office:value-type="float" office:value="51" calcext:value-type="float">
            <text:p>51</text:p>
          </table:table-cell>
          <table:table-cell office:value-type="float" office:value="2" calcext:value-type="float">
            <text:p>2</text:p>
          </table:table-cell>
          <table:table-cell office:value-type="float" office:value="0" calcext:value-type="float">
            <text:p>0</text:p>
          </table:table-cell>
          <table:table-cell table:formula="of:=([.E689]+[.F689])^2" office:value-type="float" office:value="4" calcext:value-type="float">
            <text:p>4</text:p>
          </table:table-cell>
          <table:table-cell table:formula="of:=IF([.C689] &gt;=1; [.G689]/[.C689]; &quot;&quot; )" office:value-type="float" office:value="2.29753015508329" calcext:value-type="float">
            <text:p>2.29753015508329</text:p>
          </table:table-cell>
        </table:table-row>
        <table:table-row table:style-name="ro1">
          <table:table-cell office:value-type="string" calcext:value-type="string">
            <text:p>quantifiedpermissions/issues/issue_0073.vpr</text:p>
          </table:table-cell>
          <table:table-cell office:value-type="float" office:value="0.934621099554235" calcext:value-type="float">
            <text:p>0.934621099554235</text:p>
          </table:table-cell>
          <table:table-cell office:value-type="float" office:value="2.019" calcext:value-type="float">
            <text:p>2.019</text:p>
          </table:table-cell>
          <table:table-cell office:value-type="float" office:value="42" calcext:value-type="float">
            <text:p>42</text:p>
          </table:table-cell>
          <table:table-cell office:value-type="float" office:value="1" calcext:value-type="float">
            <text:p>1</text:p>
          </table:table-cell>
          <table:table-cell office:value-type="float" office:value="0" calcext:value-type="float">
            <text:p>0</text:p>
          </table:table-cell>
          <table:table-cell table:formula="of:=([.E690]+[.F690])^2" office:value-type="float" office:value="1" calcext:value-type="float">
            <text:p>1</text:p>
          </table:table-cell>
          <table:table-cell table:formula="of:=IF([.C690] &gt;=1; [.G690]/[.C690]; &quot;&quot; )" office:value-type="float" office:value="0.495294700346706" calcext:value-type="float">
            <text:p>0.495294700346706</text:p>
          </table:table-cell>
        </table:table-row>
        <table:table-row table:style-name="ro1">
          <table:table-cell office:value-type="string" calcext:value-type="string">
            <text:p>quantifiedpermissions/issues/issue_0077.vpr</text:p>
          </table:table-cell>
          <table:table-cell office:value-type="float" office:value="0.974474474474474" calcext:value-type="float">
            <text:p>0.974474474474474</text:p>
          </table:table-cell>
          <table:table-cell office:value-type="float" office:value="1.998" calcext:value-type="float">
            <text:p>1.998</text:p>
          </table:table-cell>
          <table:table-cell office:value-type="float" office:value="28" calcext:value-type="float">
            <text:p>28</text:p>
          </table:table-cell>
          <table:table-cell office:value-type="float" office:value="1" calcext:value-type="float">
            <text:p>1</text:p>
          </table:table-cell>
          <table:table-cell office:value-type="float" office:value="0" calcext:value-type="float">
            <text:p>0</text:p>
          </table:table-cell>
          <table:table-cell table:formula="of:=([.E691]+[.F691])^2" office:value-type="float" office:value="1" calcext:value-type="float">
            <text:p>1</text:p>
          </table:table-cell>
          <table:table-cell table:formula="of:=IF([.C691] &gt;=1; [.G691]/[.C691]; &quot;&quot; )" office:value-type="float" office:value="0.500500500500501" calcext:value-type="float">
            <text:p>0.500500500500501</text:p>
          </table:table-cell>
        </table:table-row>
        <table:table-row table:style-name="ro1">
          <table:table-cell office:value-type="string" calcext:value-type="string">
            <text:p>quantifiedpermissions/issues/issue_0078-distilled.vpr</text:p>
          </table:table-cell>
          <table:table-cell office:value-type="float" office:value="1.08868299139643" calcext:value-type="float">
            <text:p>1.08868299139643</text:p>
          </table:table-cell>
          <table:table-cell office:value-type="float" office:value="1.511" calcext:value-type="float">
            <text:p>1.511</text:p>
          </table:table-cell>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formula="of:=([.E692]+[.F692])^2" office:value-type="float" office:value="9" calcext:value-type="float">
            <text:p>9</text:p>
          </table:table-cell>
          <table:table-cell table:formula="of:=IF([.C692] &gt;=1; [.G692]/[.C692]; &quot;&quot; )" office:value-type="float" office:value="5.95632031767042" calcext:value-type="float">
            <text:p>5.95632031767042</text:p>
          </table:table-cell>
        </table:table-row>
        <table:table-row table:style-name="ro1">
          <table:table-cell office:value-type="string" calcext:value-type="string">
            <text:p>quantifiedpermissions/issues/issue_0078.vpr</text:p>
          </table:table-cell>
          <table:table-cell office:value-type="float" office:value="1.1179706601467" calcext:value-type="float">
            <text:p>1.1179706601467</text:p>
          </table:table-cell>
          <table:table-cell office:value-type="float" office:value="1.636" calcext:value-type="float">
            <text:p>1.636</text:p>
          </table:table-cell>
          <table:table-cell office:value-type="float" office:value="61" calcext:value-type="float">
            <text:p>61</text:p>
          </table:table-cell>
          <table:table-cell office:value-type="float" office:value="4" calcext:value-type="float">
            <text:p>4</text:p>
          </table:table-cell>
          <table:table-cell office:value-type="float" office:value="1" calcext:value-type="float">
            <text:p>1</text:p>
          </table:table-cell>
          <table:table-cell table:formula="of:=([.E693]+[.F693])^2" office:value-type="float" office:value="25" calcext:value-type="float">
            <text:p>25</text:p>
          </table:table-cell>
          <table:table-cell table:formula="of:=IF([.C693] &gt;=1; [.G693]/[.C693]; &quot;&quot; )" office:value-type="float" office:value="15.281173594132" calcext:value-type="float">
            <text:p>15.281173594132</text:p>
          </table:table-cell>
        </table:table-row>
        <table:table-row table:style-name="ro1">
          <table:table-cell office:value-type="string" calcext:value-type="string">
            <text:p>quantifiedpermissions/issues/issue_0078-working.vpr</text:p>
          </table:table-cell>
          <table:table-cell office:value-type="float" office:value="1.00882723833544" calcext:value-type="float">
            <text:p>1.00882723833544</text:p>
          </table:table-cell>
          <table:table-cell office:value-type="float" office:value="1.586" calcext:value-type="float">
            <text:p>1.586</text:p>
          </table:table-cell>
          <table:table-cell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table:formula="of:=([.E694]+[.F694])^2" office:value-type="float" office:value="9" calcext:value-type="float">
            <text:p>9</text:p>
          </table:table-cell>
          <table:table-cell table:formula="of:=IF([.C694] &gt;=1; [.G694]/[.C694]; &quot;&quot; )" office:value-type="float" office:value="5.67465321563682" calcext:value-type="float">
            <text:p>5.67465321563682</text:p>
          </table:table-cell>
        </table:table-row>
        <table:table-row table:style-name="ro1">
          <table:table-cell office:value-type="string" calcext:value-type="string">
            <text:p>quantifiedpermissions/issues/issue_0079.vpr</text:p>
          </table:table-cell>
          <table:table-cell office:value-type="float" office:value="1.01668584579977" calcext:value-type="float">
            <text:p>1.01668584579977</text:p>
          </table:table-cell>
          <table:table-cell office:value-type="float" office:value="1.738" calcext:value-type="float">
            <text:p>1.738</text:p>
          </table:table-cell>
          <table:table-cell office:value-type="float" office:value="47" calcext:value-type="float">
            <text:p>47</text:p>
          </table:table-cell>
          <table:table-cell office:value-type="float" office:value="2" calcext:value-type="float">
            <text:p>2</text:p>
          </table:table-cell>
          <table:table-cell office:value-type="float" office:value="1" calcext:value-type="float">
            <text:p>1</text:p>
          </table:table-cell>
          <table:table-cell table:formula="of:=([.E695]+[.F695])^2" office:value-type="float" office:value="9" calcext:value-type="float">
            <text:p>9</text:p>
          </table:table-cell>
          <table:table-cell table:formula="of:=IF([.C695] &gt;=1; [.G695]/[.C695]; &quot;&quot; )" office:value-type="float" office:value="5.17836593785961" calcext:value-type="float">
            <text:p>5.17836593785961</text:p>
          </table:table-cell>
        </table:table-row>
        <table:table-row table:style-name="ro1">
          <table:table-cell office:value-type="string" calcext:value-type="string">
            <text:p>quantifiedpermissions/issues/issue_0080.vpr</text:p>
          </table:table-cell>
          <table:table-cell office:value-type="float" office:value="1.08439755691283" calcext:value-type="float">
            <text:p>1.08439755691283</text:p>
          </table:table-cell>
          <table:table-cell office:value-type="float" office:value="1.801" calcext:value-type="float">
            <text:p>1.80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696]+[.F696])^2" office:value-type="float" office:value="1" calcext:value-type="float">
            <text:p>1</text:p>
          </table:table-cell>
          <table:table-cell table:formula="of:=IF([.C696] &gt;=1; [.G696]/[.C696]; &quot;&quot; )" office:value-type="float" office:value="0.555247084952804" calcext:value-type="float">
            <text:p>0.555247084952804</text:p>
          </table:table-cell>
        </table:table-row>
        <table:table-row table:style-name="ro1">
          <table:table-cell office:value-type="string" calcext:value-type="string">
            <text:p>quantifiedpermissions/issues/issue_0081b.vpr</text:p>
          </table:table-cell>
          <table:table-cell office:value-type="float" office:value="1.08" calcext:value-type="float">
            <text:p>1.08</text:p>
          </table:table-cell>
          <table:table-cell office:value-type="float" office:value="1.45" calcext:value-type="float">
            <text:p>1.45</text:p>
          </table:table-cell>
          <table:table-cell office:value-type="float" office:value="23" calcext:value-type="float">
            <text:p>23</text:p>
          </table:table-cell>
          <table:table-cell office:value-type="float" office:value="1" calcext:value-type="float">
            <text:p>1</text:p>
          </table:table-cell>
          <table:table-cell office:value-type="float" office:value="0" calcext:value-type="float">
            <text:p>0</text:p>
          </table:table-cell>
          <table:table-cell table:formula="of:=([.E697]+[.F697])^2" office:value-type="float" office:value="1" calcext:value-type="float">
            <text:p>1</text:p>
          </table:table-cell>
          <table:table-cell table:formula="of:=IF([.C697] &gt;=1; [.G697]/[.C697]; &quot;&quot; )" office:value-type="float" office:value="0.689655172413793" calcext:value-type="float">
            <text:p>0.689655172413793</text:p>
          </table:table-cell>
        </table:table-row>
        <table:table-row table:style-name="ro1">
          <table:table-cell office:value-type="string" calcext:value-type="string">
            <text:p>quantifiedpermissions/issues/issue_0081.vpr</text:p>
          </table:table-cell>
          <table:table-cell office:value-type="float" office:value="1.00505305709955" calcext:value-type="float">
            <text:p>1.00505305709955</text:p>
          </table:table-cell>
          <table:table-cell office:value-type="float" office:value="1.979" calcext:value-type="float">
            <text:p>1.979</text:p>
          </table:table-cell>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table:formula="of:=([.E698]+[.F698])^2" office:value-type="float" office:value="1" calcext:value-type="float">
            <text:p>1</text:p>
          </table:table-cell>
          <table:table-cell table:formula="of:=IF([.C698] &gt;=1; [.G698]/[.C698]; &quot;&quot; )" office:value-type="float" office:value="0.505305709954522" calcext:value-type="float">
            <text:p>0.505305709954522</text:p>
          </table:table-cell>
        </table:table-row>
        <table:table-row table:style-name="ro1">
          <table:table-cell office:value-type="string" calcext:value-type="string">
            <text:p>quantifiedpermissions/issues/issue_0085a.vpr</text:p>
          </table:table-cell>
          <table:table-cell office:value-type="float" office:value="0.998198198198198" calcext:value-type="float">
            <text:p>0.998198198198198</text:p>
          </table:table-cell>
          <table:table-cell office:value-type="float" office:value="1.665" calcext:value-type="float">
            <text:p>1.665</text:p>
          </table:table-cell>
          <table:table-cell office:value-type="float" office:value="41" calcext:value-type="float">
            <text:p>41</text:p>
          </table:table-cell>
          <table:table-cell table:number-columns-repeated="2" office:value-type="float" office:value="2" calcext:value-type="float">
            <text:p>2</text:p>
          </table:table-cell>
          <table:table-cell table:formula="of:=([.E699]+[.F699])^2" office:value-type="float" office:value="16" calcext:value-type="float">
            <text:p>16</text:p>
          </table:table-cell>
          <table:table-cell table:formula="of:=IF([.C699] &gt;=1; [.G699]/[.C699]; &quot;&quot; )" office:value-type="float" office:value="9.60960960960961" calcext:value-type="float">
            <text:p>9.60960960960961</text:p>
          </table:table-cell>
        </table:table-row>
        <table:table-row table:style-name="ro1">
          <table:table-cell office:value-type="string" calcext:value-type="string">
            <text:p>quantifiedpermissions/issues/issue_0085.vpr</text:p>
          </table:table-cell>
          <table:table-cell office:value-type="float" office:value="0.972684085510689" calcext:value-type="float">
            <text:p>0.972684085510689</text:p>
          </table:table-cell>
          <table:table-cell office:value-type="float" office:value="1.684" calcext:value-type="float">
            <text:p>1.684</text:p>
          </table:table-cell>
          <table:table-cell office:value-type="float" office:value="18" calcext:value-type="float">
            <text:p>18</text:p>
          </table:table-cell>
          <table:table-cell office:value-type="float" office:value="2" calcext:value-type="float">
            <text:p>2</text:p>
          </table:table-cell>
          <table:table-cell office:value-type="float" office:value="1" calcext:value-type="float">
            <text:p>1</text:p>
          </table:table-cell>
          <table:table-cell table:formula="of:=([.E700]+[.F700])^2" office:value-type="float" office:value="9" calcext:value-type="float">
            <text:p>9</text:p>
          </table:table-cell>
          <table:table-cell table:formula="of:=IF([.C700] &gt;=1; [.G700]/[.C700]; &quot;&quot; )" office:value-type="float" office:value="5.34441805225653" calcext:value-type="float">
            <text:p>5.34441805225653</text:p>
          </table:table-cell>
        </table:table-row>
        <table:table-row table:style-name="ro1">
          <table:table-cell office:value-type="string" calcext:value-type="string">
            <text:p>quantifiedpermissions/issues/issue_0095.vpr</text:p>
          </table:table-cell>
          <table:table-cell office:value-type="float" office:value="1.0612676056338" calcext:value-type="float">
            <text:p>1.0612676056338</text:p>
          </table:table-cell>
          <table:table-cell office:value-type="float" office:value="1.42" calcext:value-type="float">
            <text:p>1.42</text:p>
          </table:table-cell>
          <table:table-cell office:value-type="float" office:value="24" calcext:value-type="float">
            <text:p>24</text:p>
          </table:table-cell>
          <table:table-cell table:number-columns-repeated="2" office:value-type="float" office:value="1" calcext:value-type="float">
            <text:p>1</text:p>
          </table:table-cell>
          <table:table-cell table:formula="of:=([.E701]+[.F701])^2" office:value-type="float" office:value="4" calcext:value-type="float">
            <text:p>4</text:p>
          </table:table-cell>
          <table:table-cell table:formula="of:=IF([.C701] &gt;=1; [.G701]/[.C701]; &quot;&quot; )" office:value-type="float" office:value="2.8169014084507" calcext:value-type="float">
            <text:p>2.8169014084507</text:p>
          </table:table-cell>
        </table:table-row>
        <table:table-row table:style-name="ro1">
          <table:table-cell office:value-type="string" calcext:value-type="string">
            <text:p>quantifiedpermissions/issues/issue_0096.vpr</text:p>
          </table:table-cell>
          <table:table-cell office:value-type="float" office:value="0.926829268292683" calcext:value-type="float">
            <text:p>0.926829268292683</text:p>
          </table:table-cell>
          <table:table-cell office:value-type="float" office:value="0.041" calcext:value-type="float">
            <text:p>0.041</text:p>
          </table:table-cell>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table:formula="of:=([.E702]+[.F702])^2" office:value-type="float" office:value="1" calcext:value-type="float">
            <text:p>1</text:p>
          </table:table-cell>
          <table:table-cell table:formula="of:=IF([.C702] &gt;=1; [.G702]/[.C702]; &quot;&quot; )">
            <text:p/>
          </table:table-cell>
        </table:table-row>
        <table:table-row table:style-name="ro1">
          <table:table-cell office:value-type="string" calcext:value-type="string">
            <text:p>quantifiedpermissions/issues/issue_0098.vpr</text:p>
          </table:table-cell>
          <table:table-cell office:value-type="float" office:value="0.998045602605863" calcext:value-type="float">
            <text:p>0.998045602605863</text:p>
          </table:table-cell>
          <table:table-cell office:value-type="float" office:value="1.535" calcext:value-type="float">
            <text:p>1.535</text:p>
          </table:table-cell>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table:formula="of:=([.E703]+[.F703])^2" office:value-type="float" office:value="1" calcext:value-type="float">
            <text:p>1</text:p>
          </table:table-cell>
          <table:table-cell table:formula="of:=IF([.C703] &gt;=1; [.G703]/[.C703]; &quot;&quot; )" office:value-type="float" office:value="0.651465798045603" calcext:value-type="float">
            <text:p>0.651465798045603</text:p>
          </table:table-cell>
        </table:table-row>
        <table:table-row table:style-name="ro1">
          <table:table-cell office:value-type="string" calcext:value-type="string">
            <text:p>quantifiedpermissions/issues/issue_0099.vpr</text:p>
          </table:table-cell>
          <table:table-cell office:value-type="float" office:value="0.985992996498249" calcext:value-type="float">
            <text:p>0.985992996498249</text:p>
          </table:table-cell>
          <table:table-cell office:value-type="float" office:value="1.999" calcext:value-type="float">
            <text:p>1.999</text:p>
          </table:table-cell>
          <table:table-cell office:value-type="float" office:value="52" calcext:value-type="float">
            <text:p>52</text:p>
          </table:table-cell>
          <table:table-cell office:value-type="float" office:value="1" calcext:value-type="float">
            <text:p>1</text:p>
          </table:table-cell>
          <table:table-cell office:value-type="float" office:value="0" calcext:value-type="float">
            <text:p>0</text:p>
          </table:table-cell>
          <table:table-cell table:formula="of:=([.E704]+[.F704])^2" office:value-type="float" office:value="1" calcext:value-type="float">
            <text:p>1</text:p>
          </table:table-cell>
          <table:table-cell table:formula="of:=IF([.C704] &gt;=1; [.G704]/[.C704]; &quot;&quot; )" office:value-type="float" office:value="0.500250125062531" calcext:value-type="float">
            <text:p>0.500250125062531</text:p>
          </table:table-cell>
        </table:table-row>
        <table:table-row table:style-name="ro1">
          <table:table-cell office:value-type="string" calcext:value-type="string">
            <text:p>quantifiedpermissions/issues/issue_0102.vpr</text:p>
          </table:table-cell>
          <table:table-cell office:value-type="float" office:value="0.989923224568138" calcext:value-type="float">
            <text:p>0.989923224568138</text:p>
          </table:table-cell>
          <table:table-cell office:value-type="float" office:value="2.084" calcext:value-type="float">
            <text:p>2.084</text:p>
          </table:table-cell>
          <table:table-cell office:value-type="float" office:value="80" calcext:value-type="float">
            <text:p>80</text:p>
          </table:table-cell>
          <table:table-cell office:value-type="float" office:value="3" calcext:value-type="float">
            <text:p>3</text:p>
          </table:table-cell>
          <table:table-cell office:value-type="float" office:value="0" calcext:value-type="float">
            <text:p>0</text:p>
          </table:table-cell>
          <table:table-cell table:formula="of:=([.E705]+[.F705])^2" office:value-type="float" office:value="9" calcext:value-type="float">
            <text:p>9</text:p>
          </table:table-cell>
          <table:table-cell table:formula="of:=IF([.C705] &gt;=1; [.G705]/[.C705]; &quot;&quot; )" office:value-type="float" office:value="4.31861804222649" calcext:value-type="float">
            <text:p>4.31861804222649</text:p>
          </table:table-cell>
        </table:table-row>
        <table:table-row table:style-name="ro1">
          <table:table-cell office:value-type="string" calcext:value-type="string">
            <text:p>quantifiedpermissions/issues/issue_0121.vpr</text:p>
          </table:table-cell>
          <table:table-cell office:value-type="float" office:value="1.07104913678619" calcext:value-type="float">
            <text:p>1.07104913678619</text:p>
          </table:table-cell>
          <table:table-cell office:value-type="float" office:value="1.506" calcext:value-type="float">
            <text:p>1.506</text:p>
          </table:table-cell>
          <table:table-cell office:value-type="float" office:value="18" calcext:value-type="float">
            <text:p>18</text:p>
          </table:table-cell>
          <table:table-cell office:value-type="float" office:value="2" calcext:value-type="float">
            <text:p>2</text:p>
          </table:table-cell>
          <table:table-cell office:value-type="float" office:value="1" calcext:value-type="float">
            <text:p>1</text:p>
          </table:table-cell>
          <table:table-cell table:formula="of:=([.E706]+[.F706])^2" office:value-type="float" office:value="9" calcext:value-type="float">
            <text:p>9</text:p>
          </table:table-cell>
          <table:table-cell table:formula="of:=IF([.C706] &gt;=1; [.G706]/[.C706]; &quot;&quot; )" office:value-type="float" office:value="5.97609561752988" calcext:value-type="float">
            <text:p>5.97609561752988</text:p>
          </table:table-cell>
        </table:table-row>
        <table:table-row table:style-name="ro1">
          <table:table-cell office:value-type="string" calcext:value-type="string">
            <text:p>quantifiedpermissions/issues/issue_0122.vpr</text:p>
          </table:table-cell>
          <table:table-cell office:value-type="float" office:value="0.983729662077597" calcext:value-type="float">
            <text:p>0.983729662077597</text:p>
          </table:table-cell>
          <table:table-cell office:value-type="float" office:value="1.598" calcext:value-type="float">
            <text:p>1.598</text:p>
          </table:table-cell>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table:formula="of:=([.E707]+[.F707])^2" office:value-type="float" office:value="1" calcext:value-type="float">
            <text:p>1</text:p>
          </table:table-cell>
          <table:table-cell table:formula="of:=IF([.C707] &gt;=1; [.G707]/[.C707]; &quot;&quot; )" office:value-type="float" office:value="0.625782227784731" calcext:value-type="float">
            <text:p>0.625782227784731</text:p>
          </table:table-cell>
        </table:table-row>
        <table:table-row table:style-name="ro1">
          <table:table-cell office:value-type="string" calcext:value-type="string">
            <text:p>quantifiedpermissions/issues/issue_0124.vpr</text:p>
          </table:table-cell>
          <table:table-cell office:value-type="float" office:value="1.02285714285714" calcext:value-type="float">
            <text:p>1.02285714285714</text:p>
          </table:table-cell>
          <table:table-cell office:value-type="float" office:value="1.925" calcext:value-type="float">
            <text:p>1.925</text:p>
          </table:table-cell>
          <table:table-cell office:value-type="float" office:value="36" calcext:value-type="float">
            <text:p>36</text:p>
          </table:table-cell>
          <table:table-cell office:value-type="float" office:value="1" calcext:value-type="float">
            <text:p>1</text:p>
          </table:table-cell>
          <table:table-cell office:value-type="float" office:value="0" calcext:value-type="float">
            <text:p>0</text:p>
          </table:table-cell>
          <table:table-cell table:formula="of:=([.E708]+[.F708])^2" office:value-type="float" office:value="1" calcext:value-type="float">
            <text:p>1</text:p>
          </table:table-cell>
          <table:table-cell table:formula="of:=IF([.C708] &gt;=1; [.G708]/[.C708]; &quot;&quot; )" office:value-type="float" office:value="0.519480519480519" calcext:value-type="float">
            <text:p>0.519480519480519</text:p>
          </table:table-cell>
        </table:table-row>
        <table:table-row table:style-name="ro1">
          <table:table-cell office:value-type="string" calcext:value-type="string">
            <text:p>quantifiedpermissions/issues/issue_0139.vpr</text:p>
          </table:table-cell>
          <table:table-cell office:value-type="float" office:value="1.07040618955513" calcext:value-type="float">
            <text:p>1.07040618955513</text:p>
          </table:table-cell>
          <table:table-cell office:value-type="float" office:value="2.585" calcext:value-type="float">
            <text:p>2.585</text:p>
          </table:table-cell>
          <table:table-cell office:value-type="float" office:value="129" calcext:value-type="float">
            <text:p>129</text:p>
          </table:table-cell>
          <table:table-cell office:value-type="float" office:value="2" calcext:value-type="float">
            <text:p>2</text:p>
          </table:table-cell>
          <table:table-cell office:value-type="float" office:value="0" calcext:value-type="float">
            <text:p>0</text:p>
          </table:table-cell>
          <table:table-cell table:formula="of:=([.E709]+[.F709])^2" office:value-type="float" office:value="4" calcext:value-type="float">
            <text:p>4</text:p>
          </table:table-cell>
          <table:table-cell table:formula="of:=IF([.C709] &gt;=1; [.G709]/[.C709]; &quot;&quot; )" office:value-type="float" office:value="1.54738878143133" calcext:value-type="float">
            <text:p>1.54738878143133</text:p>
          </table:table-cell>
        </table:table-row>
        <table:table-row table:style-name="ro1">
          <table:table-cell office:value-type="string" calcext:value-type="string">
            <text:p>quantifiedpermissions/issues/issue_0142.vpr</text:p>
          </table:table-cell>
          <table:table-cell office:value-type="float" office:value="1.01652039235932" calcext:value-type="float">
            <text:p>1.01652039235932</text:p>
          </table:table-cell>
          <table:table-cell office:value-type="float" office:value="1.937" calcext:value-type="float">
            <text:p>1.937</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formula="of:=([.E710]+[.F710])^2" office:value-type="float" office:value="1" calcext:value-type="float">
            <text:p>1</text:p>
          </table:table-cell>
          <table:table-cell table:formula="of:=IF([.C710] &gt;=1; [.G710]/[.C710]; &quot;&quot; )" office:value-type="float" office:value="0.516262261228704" calcext:value-type="float">
            <text:p>0.516262261228704</text:p>
          </table:table-cell>
        </table:table-row>
        <table:table-row table:style-name="ro1">
          <table:table-cell office:value-type="string" calcext:value-type="string">
            <text:p>quantifiedpermissions/issues/issue_0147.vpr</text:p>
          </table:table-cell>
          <table:table-cell office:value-type="float" office:value="0.992337164750958" calcext:value-type="float">
            <text:p>0.992337164750958</text:p>
          </table:table-cell>
          <table:table-cell office:value-type="float" office:value="1.827" calcext:value-type="float">
            <text:p>1.827</text:p>
          </table:table-cell>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table:formula="of:=([.E711]+[.F711])^2" office:value-type="float" office:value="1" calcext:value-type="float">
            <text:p>1</text:p>
          </table:table-cell>
          <table:table-cell table:formula="of:=IF([.C711] &gt;=1; [.G711]/[.C711]; &quot;&quot; )" office:value-type="float" office:value="0.547345374931582" calcext:value-type="float">
            <text:p>0.547345374931582</text:p>
          </table:table-cell>
        </table:table-row>
        <table:table-row table:style-name="ro1">
          <table:table-cell office:value-type="string" calcext:value-type="string">
            <text:p>quantifiedpermissions/issues/issue_0149.vpr</text:p>
          </table:table-cell>
          <table:table-cell office:value-type="float" office:value="0.995433789954338" calcext:value-type="float">
            <text:p>0.995433789954338</text:p>
          </table:table-cell>
          <table:table-cell office:value-type="float" office:value="1.971" calcext:value-type="float">
            <text:p>1.971</text:p>
          </table:table-cell>
          <table:table-cell office:value-type="float" office:value="45" calcext:value-type="float">
            <text:p>45</text:p>
          </table:table-cell>
          <table:table-cell office:value-type="float" office:value="2" calcext:value-type="float">
            <text:p>2</text:p>
          </table:table-cell>
          <table:table-cell office:value-type="float" office:value="0" calcext:value-type="float">
            <text:p>0</text:p>
          </table:table-cell>
          <table:table-cell table:formula="of:=([.E712]+[.F712])^2" office:value-type="float" office:value="4" calcext:value-type="float">
            <text:p>4</text:p>
          </table:table-cell>
          <table:table-cell table:formula="of:=IF([.C712] &gt;=1; [.G712]/[.C712]; &quot;&quot; )" office:value-type="float" office:value="2.02942668696093" calcext:value-type="float">
            <text:p>2.02942668696093</text:p>
          </table:table-cell>
        </table:table-row>
        <table:table-row table:style-name="ro1">
          <table:table-cell office:value-type="string" calcext:value-type="string">
            <text:p>quantifiedpermissions/issues/issue_0170.vpr</text:p>
          </table:table-cell>
          <table:table-cell office:value-type="float" office:value="0.955078125" calcext:value-type="float">
            <text:p>0.955078125</text:p>
          </table:table-cell>
          <table:table-cell office:value-type="float" office:value="2.048" calcext:value-type="float">
            <text:p>2.048</text:p>
          </table:table-cell>
          <table:table-cell office:value-type="float" office:value="23" calcext:value-type="float">
            <text:p>23</text:p>
          </table:table-cell>
          <table:table-cell office:value-type="float" office:value="3" calcext:value-type="float">
            <text:p>3</text:p>
          </table:table-cell>
          <table:table-cell office:value-type="float" office:value="1" calcext:value-type="float">
            <text:p>1</text:p>
          </table:table-cell>
          <table:table-cell table:formula="of:=([.E713]+[.F713])^2" office:value-type="float" office:value="16" calcext:value-type="float">
            <text:p>16</text:p>
          </table:table-cell>
          <table:table-cell table:formula="of:=IF([.C713] &gt;=1; [.G713]/[.C713]; &quot;&quot; )" office:value-type="float" office:value="7.8125" calcext:value-type="float">
            <text:p>7.8125</text:p>
          </table:table-cell>
        </table:table-row>
        <table:table-row table:style-name="ro1">
          <table:table-cell office:value-type="string" calcext:value-type="string">
            <text:p>quantifiedpermissions/issues/issue_0176.vpr</text:p>
          </table:table-cell>
          <table:table-cell office:value-type="float" office:value="1" calcext:value-type="float">
            <text:p>1</text:p>
          </table:table-cell>
          <table:table-cell office:value-type="float" office:value="1.955" calcext:value-type="float">
            <text:p>1.955</text:p>
          </table:table-cell>
          <table:table-cell office:value-type="float" office:value="27" calcext:value-type="float">
            <text:p>27</text:p>
          </table:table-cell>
          <table:table-cell office:value-type="float" office:value="1" calcext:value-type="float">
            <text:p>1</text:p>
          </table:table-cell>
          <table:table-cell office:value-type="float" office:value="0" calcext:value-type="float">
            <text:p>0</text:p>
          </table:table-cell>
          <table:table-cell table:formula="of:=([.E714]+[.F714])^2" office:value-type="float" office:value="1" calcext:value-type="float">
            <text:p>1</text:p>
          </table:table-cell>
          <table:table-cell table:formula="of:=IF([.C714] &gt;=1; [.G714]/[.C714]; &quot;&quot; )" office:value-type="float" office:value="0.51150895140665" calcext:value-type="float">
            <text:p>0.51150895140665</text:p>
          </table:table-cell>
        </table:table-row>
        <table:table-row table:style-name="ro1">
          <table:table-cell office:value-type="string" calcext:value-type="string">
            <text:p>quantifiedpermissions/issues/issue_0179.vpr</text:p>
          </table:table-cell>
          <table:table-cell office:value-type="float" office:value="1.06719367588933" calcext:value-type="float">
            <text:p>1.06719367588933</text:p>
          </table:table-cell>
          <table:table-cell office:value-type="float" office:value="1.518" calcext:value-type="float">
            <text:p>1.518</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table:formula="of:=([.E715]+[.F715])^2" office:value-type="float" office:value="1" calcext:value-type="float">
            <text:p>1</text:p>
          </table:table-cell>
          <table:table-cell table:formula="of:=IF([.C715] &gt;=1; [.G715]/[.C715]; &quot;&quot; )" office:value-type="float" office:value="0.658761528326746" calcext:value-type="float">
            <text:p>0.658761528326746</text:p>
          </table:table-cell>
        </table:table-row>
        <table:table-row table:style-name="ro1">
          <table:table-cell office:value-type="string" calcext:value-type="string">
            <text:p>quantifiedpermissions/issues/unofficial_0001.vpr</text:p>
          </table:table-cell>
          <table:table-cell office:value-type="float" office:value="1.03019943019943" calcext:value-type="float">
            <text:p>1.03019943019943</text:p>
          </table:table-cell>
          <table:table-cell office:value-type="float" office:value="1.755" calcext:value-type="float">
            <text:p>1.755</text:p>
          </table:table-cell>
          <table:table-cell office:value-type="float" office:value="22" calcext:value-type="float">
            <text:p>22</text:p>
          </table:table-cell>
          <table:table-cell office:value-type="float" office:value="2" calcext:value-type="float">
            <text:p>2</text:p>
          </table:table-cell>
          <table:table-cell office:value-type="float" office:value="1" calcext:value-type="float">
            <text:p>1</text:p>
          </table:table-cell>
          <table:table-cell table:formula="of:=([.E716]+[.F716])^2" office:value-type="float" office:value="9" calcext:value-type="float">
            <text:p>9</text:p>
          </table:table-cell>
          <table:table-cell table:formula="of:=IF([.C716] &gt;=1; [.G716]/[.C716]; &quot;&quot; )" office:value-type="float" office:value="5.12820512820513" calcext:value-type="float">
            <text:p>5.12820512820513</text:p>
          </table:table-cell>
        </table:table-row>
        <table:table-row table:style-name="ro1">
          <table:table-cell office:value-type="string" calcext:value-type="string">
            <text:p>quantifiedpermissions/issues/unofficial_0002.vpr</text:p>
          </table:table-cell>
          <table:table-cell office:value-type="float" office:value="1.145236508994" calcext:value-type="float">
            <text:p>1.145236508994</text:p>
          </table:table-cell>
          <table:table-cell office:value-type="float" office:value="1.501" calcext:value-type="float">
            <text:p>1.501</text:p>
          </table:table-cell>
          <table:table-cell office:value-type="float" office:value="31" calcext:value-type="float">
            <text:p>31</text:p>
          </table:table-cell>
          <table:table-cell office:value-type="float" office:value="2" calcext:value-type="float">
            <text:p>2</text:p>
          </table:table-cell>
          <table:table-cell office:value-type="float" office:value="0" calcext:value-type="float">
            <text:p>0</text:p>
          </table:table-cell>
          <table:table-cell table:formula="of:=([.E717]+[.F717])^2" office:value-type="float" office:value="4" calcext:value-type="float">
            <text:p>4</text:p>
          </table:table-cell>
          <table:table-cell table:formula="of:=IF([.C717] &gt;=1; [.G717]/[.C717]; &quot;&quot; )" office:value-type="float" office:value="2.66489007328448" calcext:value-type="float">
            <text:p>2.66489007328448</text:p>
          </table:table-cell>
        </table:table-row>
        <table:table-row table:style-name="ro1">
          <table:table-cell office:value-type="string" calcext:value-type="string">
            <text:p>quantifiedpermissions/issues/unofficial_0003.vpr</text:p>
          </table:table-cell>
          <table:table-cell office:value-type="float" office:value="1.04081632653061" calcext:value-type="float">
            <text:p>1.04081632653061</text:p>
          </table:table-cell>
          <table:table-cell office:value-type="float" office:value="1.96" calcext:value-type="float">
            <text:p>1.96</text:p>
          </table:table-cell>
          <table:table-cell office:value-type="float" office:value="42" calcext:value-type="float">
            <text:p>42</text:p>
          </table:table-cell>
          <table:table-cell office:value-type="float" office:value="4" calcext:value-type="float">
            <text:p>4</text:p>
          </table:table-cell>
          <table:table-cell office:value-type="float" office:value="1" calcext:value-type="float">
            <text:p>1</text:p>
          </table:table-cell>
          <table:table-cell table:formula="of:=([.E718]+[.F718])^2" office:value-type="float" office:value="25" calcext:value-type="float">
            <text:p>25</text:p>
          </table:table-cell>
          <table:table-cell table:formula="of:=IF([.C718] &gt;=1; [.G718]/[.C718]; &quot;&quot; )" office:value-type="float" office:value="12.7551020408163" calcext:value-type="float">
            <text:p>12.7551020408163</text:p>
          </table:table-cell>
        </table:table-row>
        <table:table-row table:style-name="ro1">
          <table:table-cell office:value-type="string" calcext:value-type="string">
            <text:p>quantifiedpermissions/issues/unofficial_0004.vpr</text:p>
          </table:table-cell>
          <table:table-cell office:value-type="float" office:value="0.986875315497224" calcext:value-type="float">
            <text:p>0.986875315497224</text:p>
          </table:table-cell>
          <table:table-cell office:value-type="float" office:value="1.981" calcext:value-type="float">
            <text:p>1.981</text:p>
          </table:table-cell>
          <table:table-cell office:value-type="float" office:value="25" calcext:value-type="float">
            <text:p>25</text:p>
          </table:table-cell>
          <table:table-cell office:value-type="float" office:value="4" calcext:value-type="float">
            <text:p>4</text:p>
          </table:table-cell>
          <table:table-cell office:value-type="float" office:value="1" calcext:value-type="float">
            <text:p>1</text:p>
          </table:table-cell>
          <table:table-cell table:formula="of:=([.E719]+[.F719])^2" office:value-type="float" office:value="25" calcext:value-type="float">
            <text:p>25</text:p>
          </table:table-cell>
          <table:table-cell table:formula="of:=IF([.C719] &gt;=1; [.G719]/[.C719]; &quot;&quot; )" office:value-type="float" office:value="12.6198889449773" calcext:value-type="float">
            <text:p>12.6198889449773</text:p>
          </table:table-cell>
        </table:table-row>
        <table:table-row table:style-name="ro1">
          <table:table-cell office:value-type="string" calcext:value-type="string">
            <text:p>quantifiedpermissions/misc/arrays.vpr</text:p>
          </table:table-cell>
          <table:table-cell office:value-type="float" office:value="0.990697674418605" calcext:value-type="float">
            <text:p>0.990697674418605</text:p>
          </table:table-cell>
          <table:table-cell office:value-type="float" office:value="1.935" calcext:value-type="float">
            <text:p>1.935</text:p>
          </table:table-cell>
          <table:table-cell office:value-type="float" office:value="64" calcext:value-type="float">
            <text:p>64</text:p>
          </table:table-cell>
          <table:table-cell office:value-type="float" office:value="1" calcext:value-type="float">
            <text:p>1</text:p>
          </table:table-cell>
          <table:table-cell office:value-type="float" office:value="0" calcext:value-type="float">
            <text:p>0</text:p>
          </table:table-cell>
          <table:table-cell table:formula="of:=([.E720]+[.F720])^2" office:value-type="float" office:value="1" calcext:value-type="float">
            <text:p>1</text:p>
          </table:table-cell>
          <table:table-cell table:formula="of:=IF([.C720] &gt;=1; [.G720]/[.C720]; &quot;&quot; )" office:value-type="float" office:value="0.516795865633075" calcext:value-type="float">
            <text:p>0.516795865633075</text:p>
          </table:table-cell>
        </table:table-row>
        <table:table-row table:style-name="ro1">
          <table:table-cell office:value-type="string" calcext:value-type="string">
            <text:p>quantifiedpermissions/misc/countfalse.vpr</text:p>
          </table:table-cell>
          <table:table-cell office:value-type="float" office:value="1.01813333333333" calcext:value-type="float">
            <text:p>1.01813333333333</text:p>
          </table:table-cell>
          <table:table-cell office:value-type="float" office:value="1.875" calcext:value-type="float">
            <text:p>1.875</text:p>
          </table:table-cell>
          <table:table-cell office:value-type="float" office:value="71" calcext:value-type="float">
            <text:p>71</text:p>
          </table:table-cell>
          <table:table-cell office:value-type="float" office:value="1" calcext:value-type="float">
            <text:p>1</text:p>
          </table:table-cell>
          <table:table-cell office:value-type="float" office:value="0" calcext:value-type="float">
            <text:p>0</text:p>
          </table:table-cell>
          <table:table-cell table:formula="of:=([.E721]+[.F721])^2" office:value-type="float" office:value="1" calcext:value-type="float">
            <text:p>1</text:p>
          </table:table-cell>
          <table:table-cell table:formula="of:=IF([.C721] &gt;=1; [.G721]/[.C721]; &quot;&quot; )" office:value-type="float" office:value="0.533333333333333" calcext:value-type="float">
            <text:p>0.533333333333333</text:p>
          </table:table-cell>
        </table:table-row>
        <table:table-row table:style-name="ro1">
          <table:table-cell office:value-type="string" calcext:value-type="string">
            <text:p>quantifiedpermissions/misc/dutch-flag.vpr</text:p>
          </table:table-cell>
          <table:table-cell office:value-type="float" office:value="1.22042467138524" calcext:value-type="float">
            <text:p>1.22042467138524</text:p>
          </table:table-cell>
          <table:table-cell office:value-type="float" office:value="1.978" calcext:value-type="float">
            <text:p>1.978</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table:formula="of:=([.E722]+[.F722])^2" office:value-type="float" office:value="1" calcext:value-type="float">
            <text:p>1</text:p>
          </table:table-cell>
          <table:table-cell table:formula="of:=IF([.C722] &gt;=1; [.G722]/[.C722]; &quot;&quot; )" office:value-type="float" office:value="0.505561172901921" calcext:value-type="float">
            <text:p>0.505561172901921</text:p>
          </table:table-cell>
        </table:table-row>
        <table:table-row table:style-name="ro1">
          <table:table-cell office:value-type="string" calcext:value-type="string">
            <text:p>quantifiedpermissions/misc/functions2.vpr</text:p>
          </table:table-cell>
          <table:table-cell office:value-type="float" office:value="0.937648738695859" calcext:value-type="float">
            <text:p>0.937648738695859</text:p>
          </table:table-cell>
          <table:table-cell office:value-type="float" office:value="2.101" calcext:value-type="float">
            <text:p>2.101</text:p>
          </table:table-cell>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table:formula="of:=([.E723]+[.F723])^2" office:value-type="float" office:value="1" calcext:value-type="float">
            <text:p>1</text:p>
          </table:table-cell>
          <table:table-cell table:formula="of:=IF([.C723] &gt;=1; [.G723]/[.C723]; &quot;&quot; )" office:value-type="float" office:value="0.475963826749167" calcext:value-type="float">
            <text:p>0.475963826749167</text:p>
          </table:table-cell>
        </table:table-row>
        <table:table-row table:style-name="ro1">
          <table:table-cell office:value-type="string" calcext:value-type="string">
            <text:p>quantifiedpermissions/misc/functions.vpr</text:p>
          </table:table-cell>
          <table:table-cell office:value-type="float" office:value="0.934474616292798" calcext:value-type="float">
            <text:p>0.934474616292798</text:p>
          </table:table-cell>
          <table:table-cell office:value-type="float" office:value="3.388" calcext:value-type="float">
            <text:p>3.388</text:p>
          </table:table-cell>
          <table:table-cell office:value-type="float" office:value="182" calcext:value-type="float">
            <text:p>182</text:p>
          </table:table-cell>
          <table:table-cell table:number-columns-repeated="2" office:value-type="float" office:value="2" calcext:value-type="float">
            <text:p>2</text:p>
          </table:table-cell>
          <table:table-cell table:formula="of:=([.E724]+[.F724])^2" office:value-type="float" office:value="16" calcext:value-type="float">
            <text:p>16</text:p>
          </table:table-cell>
          <table:table-cell table:formula="of:=IF([.C724] &gt;=1; [.G724]/[.C724]; &quot;&quot; )" office:value-type="float" office:value="4.72255017709563" calcext:value-type="float">
            <text:p>4.72255017709563</text:p>
          </table:table-cell>
        </table:table-row>
        <table:table-row table:style-name="ro1">
          <table:table-cell office:value-type="string" calcext:value-type="string">
            <text:p>quantifiedpermissions/misc/misc1.vpr</text:p>
          </table:table-cell>
          <table:table-cell office:value-type="float" office:value="1.06678921568627" calcext:value-type="float">
            <text:p>1.06678921568627</text:p>
          </table:table-cell>
          <table:table-cell office:value-type="float" office:value="1.632" calcext:value-type="float">
            <text:p>1.632</text:p>
          </table:table-cell>
          <table:table-cell office:value-type="float" office:value="56" calcext:value-type="float">
            <text:p>56</text:p>
          </table:table-cell>
          <table:table-cell office:value-type="float" office:value="1" calcext:value-type="float">
            <text:p>1</text:p>
          </table:table-cell>
          <table:table-cell office:value-type="float" office:value="0" calcext:value-type="float">
            <text:p>0</text:p>
          </table:table-cell>
          <table:table-cell table:formula="of:=([.E725]+[.F725])^2" office:value-type="float" office:value="1" calcext:value-type="float">
            <text:p>1</text:p>
          </table:table-cell>
          <table:table-cell table:formula="of:=IF([.C725] &gt;=1; [.G725]/[.C725]; &quot;&quot; )" office:value-type="float" office:value="0.612745098039216" calcext:value-type="float">
            <text:p>0.612745098039216</text:p>
          </table:table-cell>
        </table:table-row>
        <table:table-row table:style-name="ro1">
          <table:table-cell office:value-type="string" calcext:value-type="string">
            <text:p>quantifiedpermissions/misc/performance.vpr</text:p>
          </table:table-cell>
          <table:table-cell office:value-type="float" office:value="1.04497475906379" calcext:value-type="float">
            <text:p>1.04497475906379</text:p>
          </table:table-cell>
          <table:table-cell office:value-type="float" office:value="2.179" calcext:value-type="float">
            <text:p>2.179</text:p>
          </table:table-cell>
          <table:table-cell office:value-type="float" office:value="63" calcext:value-type="float">
            <text:p>63</text:p>
          </table:table-cell>
          <table:table-cell office:value-type="float" office:value="1" calcext:value-type="float">
            <text:p>1</text:p>
          </table:table-cell>
          <table:table-cell office:value-type="float" office:value="0" calcext:value-type="float">
            <text:p>0</text:p>
          </table:table-cell>
          <table:table-cell table:formula="of:=([.E726]+[.F726])^2" office:value-type="float" office:value="1" calcext:value-type="float">
            <text:p>1</text:p>
          </table:table-cell>
          <table:table-cell table:formula="of:=IF([.C726] &gt;=1; [.G726]/[.C726]; &quot;&quot; )" office:value-type="float" office:value="0.458926112895824" calcext:value-type="float">
            <text:p>0.458926112895824</text:p>
          </table:table-cell>
        </table:table-row>
        <table:table-row table:style-name="ro1">
          <table:table-cell office:value-type="string" calcext:value-type="string">
            <text:p>quantifiedpermissions/misc/repeated_reading.vpr</text:p>
          </table:table-cell>
          <table:table-cell office:value-type="float" office:value="1.0037513397642" calcext:value-type="float">
            <text:p>1.0037513397642</text:p>
          </table:table-cell>
          <table:table-cell office:value-type="float" office:value="1.866" calcext:value-type="float">
            <text:p>1.866</text:p>
          </table:table-cell>
          <table:table-cell office:value-type="float" office:value="39" calcext:value-type="float">
            <text:p>39</text:p>
          </table:table-cell>
          <table:table-cell office:value-type="float" office:value="1" calcext:value-type="float">
            <text:p>1</text:p>
          </table:table-cell>
          <table:table-cell office:value-type="float" office:value="0" calcext:value-type="float">
            <text:p>0</text:p>
          </table:table-cell>
          <table:table-cell table:formula="of:=([.E727]+[.F727])^2" office:value-type="float" office:value="1" calcext:value-type="float">
            <text:p>1</text:p>
          </table:table-cell>
          <table:table-cell table:formula="of:=IF([.C727] &gt;=1; [.G727]/[.C727]; &quot;&quot; )" office:value-type="float" office:value="0.535905680600214" calcext:value-type="float">
            <text:p>0.535905680600214</text:p>
          </table:table-cell>
        </table:table-row>
        <table:table-row table:style-name="ro1">
          <table:table-cell office:value-type="string" calcext:value-type="string">
            <text:p>quantifiedpermissions/misc/snapshots2.vpr</text:p>
          </table:table-cell>
          <table:table-cell office:value-type="float" office:value="1.23684210526316" calcext:value-type="float">
            <text:p>1.23684210526316</text:p>
          </table:table-cell>
          <table:table-cell office:value-type="float" office:value="3.154" calcext:value-type="float">
            <text:p>3.154</text:p>
          </table:table-cell>
          <table:table-cell office:value-type="float" office:value="46" calcext:value-type="float">
            <text:p>46</text:p>
          </table:table-cell>
          <table:table-cell office:value-type="float" office:value="1" calcext:value-type="float">
            <text:p>1</text:p>
          </table:table-cell>
          <table:table-cell office:value-type="float" office:value="0" calcext:value-type="float">
            <text:p>0</text:p>
          </table:table-cell>
          <table:table-cell table:formula="of:=([.E728]+[.F728])^2" office:value-type="float" office:value="1" calcext:value-type="float">
            <text:p>1</text:p>
          </table:table-cell>
          <table:table-cell table:formula="of:=IF([.C728] &gt;=1; [.G728]/[.C728]; &quot;&quot; )" office:value-type="float" office:value="0.317057704502219" calcext:value-type="float">
            <text:p>0.317057704502219</text:p>
          </table:table-cell>
        </table:table-row>
        <table:table-row table:style-name="ro1">
          <table:table-cell office:value-type="string" calcext:value-type="string">
            <text:p>quantifiedpermissions/misc/snapshots_partial_fvfs.vpr</text:p>
          </table:table-cell>
          <table:table-cell office:value-type="float" office:value="1.04751958224543" calcext:value-type="float">
            <text:p>1.04751958224543</text:p>
          </table:table-cell>
          <table:table-cell office:value-type="float" office:value="1.915" calcext:value-type="float">
            <text:p>1.915</text:p>
          </table:table-cell>
          <table:table-cell office:value-type="float" office:value="26" calcext:value-type="float">
            <text:p>26</text:p>
          </table:table-cell>
          <table:table-cell table:number-columns-repeated="2" office:value-type="float" office:value="1" calcext:value-type="float">
            <text:p>1</text:p>
          </table:table-cell>
          <table:table-cell table:formula="of:=([.E729]+[.F729])^2" office:value-type="float" office:value="4" calcext:value-type="float">
            <text:p>4</text:p>
          </table:table-cell>
          <table:table-cell table:formula="of:=IF([.C729] &gt;=1; [.G729]/[.C729]; &quot;&quot; )" office:value-type="float" office:value="2.088772845953" calcext:value-type="float">
            <text:p>2.088772845953</text:p>
          </table:table-cell>
        </table:table-row>
        <table:table-row table:style-name="ro1">
          <table:table-cell office:value-type="string" calcext:value-type="string">
            <text:p>quantifiedpermissions/misc/snapshots.vpr</text:p>
          </table:table-cell>
          <table:table-cell office:value-type="float" office:value="1.0912602607436" calcext:value-type="float">
            <text:p>1.0912602607436</text:p>
          </table:table-cell>
          <table:table-cell office:value-type="float" office:value="2.071" calcext:value-type="float">
            <text:p>2.071</text:p>
          </table:table-cell>
          <table:table-cell office:value-type="float" office:value="95" calcext:value-type="float">
            <text:p>95</text:p>
          </table:table-cell>
          <table:table-cell office:value-type="float" office:value="1" calcext:value-type="float">
            <text:p>1</text:p>
          </table:table-cell>
          <table:table-cell office:value-type="float" office:value="3" calcext:value-type="float">
            <text:p>3</text:p>
          </table:table-cell>
          <table:table-cell table:formula="of:=([.E730]+[.F730])^2" office:value-type="float" office:value="16" calcext:value-type="float">
            <text:p>16</text:p>
          </table:table-cell>
          <table:table-cell table:formula="of:=IF([.C730] &gt;=1; [.G730]/[.C730]; &quot;&quot; )" office:value-type="float" office:value="7.72573635924674" calcext:value-type="float">
            <text:p>7.72573635924674</text:p>
          </table:table-cell>
        </table:table-row>
        <table:table-row table:style-name="ro1">
          <table:table-cell office:value-type="string" calcext:value-type="string">
            <text:p>quantifiedpermissions/misc/triggers_field_deref.vpr</text:p>
          </table:table-cell>
          <table:table-cell office:value-type="float" office:value="1.00298062593145" calcext:value-type="float">
            <text:p>1.00298062593145</text:p>
          </table:table-cell>
          <table:table-cell office:value-type="float" office:value="2.013" calcext:value-type="float">
            <text:p>2.013</text:p>
          </table:table-cell>
          <table:table-cell office:value-type="float" office:value="154" calcext:value-type="float">
            <text:p>154</text:p>
          </table:table-cell>
          <table:table-cell office:value-type="float" office:value="2" calcext:value-type="float">
            <text:p>2</text:p>
          </table:table-cell>
          <table:table-cell office:value-type="float" office:value="0" calcext:value-type="float">
            <text:p>0</text:p>
          </table:table-cell>
          <table:table-cell table:formula="of:=([.E731]+[.F731])^2" office:value-type="float" office:value="4" calcext:value-type="float">
            <text:p>4</text:p>
          </table:table-cell>
          <table:table-cell table:formula="of:=IF([.C731] &gt;=1; [.G731]/[.C731]; &quot;&quot; )" office:value-type="float" office:value="1.98708395429707" calcext:value-type="float">
            <text:p>1.98708395429707</text:p>
          </table:table-cell>
        </table:table-row>
        <table:table-row table:style-name="ro1">
          <table:table-cell office:value-type="string" calcext:value-type="string">
            <text:p>quantifiedpermissions/misc/unbounded.vpr</text:p>
          </table:table-cell>
          <table:table-cell office:value-type="float" office:value="1.06118421052632" calcext:value-type="float">
            <text:p>1.06118421052632</text:p>
          </table:table-cell>
          <table:table-cell office:value-type="float" office:value="1.52" calcext:value-type="float">
            <text:p>1.52</text:p>
          </table:table-cell>
          <table:table-cell office:value-type="float" office:value="53" calcext:value-type="float">
            <text:p>53</text:p>
          </table:table-cell>
          <table:table-cell office:value-type="float" office:value="1" calcext:value-type="float">
            <text:p>1</text:p>
          </table:table-cell>
          <table:table-cell office:value-type="float" office:value="0" calcext:value-type="float">
            <text:p>0</text:p>
          </table:table-cell>
          <table:table-cell table:formula="of:=([.E732]+[.F732])^2" office:value-type="float" office:value="1" calcext:value-type="float">
            <text:p>1</text:p>
          </table:table-cell>
          <table:table-cell table:formula="of:=IF([.C732] &gt;=1; [.G732]/[.C732]; &quot;&quot; )" office:value-type="float" office:value="0.657894736842105" calcext:value-type="float">
            <text:p>0.657894736842105</text:p>
          </table:table-cell>
        </table:table-row>
        <table:table-row table:style-name="ro1">
          <table:table-cell office:value-type="string" calcext:value-type="string">
            <text:p>quantifiedpermissions/sequences/array.vpr</text:p>
          </table:table-cell>
          <table:table-cell office:value-type="float" office:value="0.957142857142857" calcext:value-type="float">
            <text:p>0.957142857142857</text:p>
          </table:table-cell>
          <table:table-cell office:value-type="float" office:value="1.96" calcext:value-type="float">
            <text:p>1.96</text:p>
          </table:table-cell>
          <table:table-cell office:value-type="float" office:value="46" calcext:value-type="float">
            <text:p>46</text:p>
          </table:table-cell>
          <table:table-cell office:value-type="float" office:value="2" calcext:value-type="float">
            <text:p>2</text:p>
          </table:table-cell>
          <table:table-cell office:value-type="float" office:value="0" calcext:value-type="float">
            <text:p>0</text:p>
          </table:table-cell>
          <table:table-cell table:formula="of:=([.E733]+[.F733])^2" office:value-type="float" office:value="4" calcext:value-type="float">
            <text:p>4</text:p>
          </table:table-cell>
          <table:table-cell table:formula="of:=IF([.C733] &gt;=1; [.G733]/[.C733]; &quot;&quot; )" office:value-type="float" office:value="2.04081632653061" calcext:value-type="float">
            <text:p>2.04081632653061</text:p>
          </table:table-cell>
        </table:table-row>
        <table:table-row table:style-name="ro1">
          <table:table-cell office:value-type="string" calcext:value-type="string">
            <text:p>quantifiedpermissions/sequences/bsearch.vpr</text:p>
          </table:table-cell>
          <table:table-cell office:value-type="float" office:value="0.997240427733701" calcext:value-type="float">
            <text:p>0.997240427733701</text:p>
          </table:table-cell>
          <table:table-cell office:value-type="float" office:value="2.899" calcext:value-type="float">
            <text:p>2.899</text:p>
          </table:table-cell>
          <table:table-cell office:value-type="float" office:value="119" calcext:value-type="float">
            <text:p>119</text:p>
          </table:table-cell>
          <table:table-cell office:value-type="float" office:value="1" calcext:value-type="float">
            <text:p>1</text:p>
          </table:table-cell>
          <table:table-cell office:value-type="float" office:value="0" calcext:value-type="float">
            <text:p>0</text:p>
          </table:table-cell>
          <table:table-cell table:formula="of:=([.E734]+[.F734])^2" office:value-type="float" office:value="1" calcext:value-type="float">
            <text:p>1</text:p>
          </table:table-cell>
          <table:table-cell table:formula="of:=IF([.C734] &gt;=1; [.G734]/[.C734]; &quot;&quot; )" office:value-type="float" office:value="0.34494653328734" calcext:value-type="float">
            <text:p>0.34494653328734</text:p>
          </table:table-cell>
        </table:table-row>
        <table:table-row table:style-name="ro1">
          <table:table-cell office:value-type="string" calcext:value-type="string">
            <text:p>quantifiedpermissions/sequences/exhaleseqparts.vpr</text:p>
          </table:table-cell>
          <table:table-cell office:value-type="float" office:value="0.966995073891625" calcext:value-type="float">
            <text:p>0.966995073891625</text:p>
          </table:table-cell>
          <table:table-cell office:value-type="float" office:value="2.03" calcext:value-type="float">
            <text:p>2.03</text:p>
          </table:table-cell>
          <table:table-cell office:value-type="float" office:value="31" calcext:value-type="float">
            <text:p>31</text:p>
          </table:table-cell>
          <table:table-cell office:value-type="float" office:value="2" calcext:value-type="float">
            <text:p>2</text:p>
          </table:table-cell>
          <table:table-cell office:value-type="float" office:value="0" calcext:value-type="float">
            <text:p>0</text:p>
          </table:table-cell>
          <table:table-cell table:formula="of:=([.E735]+[.F735])^2" office:value-type="float" office:value="4" calcext:value-type="float">
            <text:p>4</text:p>
          </table:table-cell>
          <table:table-cell table:formula="of:=IF([.C735] &gt;=1; [.G735]/[.C735]; &quot;&quot; )" office:value-type="float" office:value="1.97044334975369" calcext:value-type="float">
            <text:p>1.97044334975369</text:p>
          </table:table-cell>
        </table:table-row>
        <table:table-row table:style-name="ro1">
          <table:table-cell office:value-type="string" calcext:value-type="string">
            <text:p>quantifiedpermissions/sequences/linked-list-qp-append.vpr</text:p>
          </table:table-cell>
          <table:table-cell office:value-type="float" office:value="1.02383384405856" calcext:value-type="float">
            <text:p>1.02383384405856</text:p>
          </table:table-cell>
          <table:table-cell office:value-type="float" office:value="2.937" calcext:value-type="float">
            <text:p>2.937</text:p>
          </table:table-cell>
          <table:table-cell office:value-type="float" office:value="61" calcext:value-type="float">
            <text:p>61</text:p>
          </table:table-cell>
          <table:table-cell office:value-type="float" office:value="5" calcext:value-type="float">
            <text:p>5</text:p>
          </table:table-cell>
          <table:table-cell office:value-type="float" office:value="1" calcext:value-type="float">
            <text:p>1</text:p>
          </table:table-cell>
          <table:table-cell table:formula="of:=([.E736]+[.F736])^2" office:value-type="float" office:value="36" calcext:value-type="float">
            <text:p>36</text:p>
          </table:table-cell>
          <table:table-cell table:formula="of:=IF([.C736] &gt;=1; [.G736]/[.C736]; &quot;&quot; )" office:value-type="float" office:value="12.2574055158325" calcext:value-type="float">
            <text:p>12.2574055158325</text:p>
          </table:table-cell>
        </table:table-row>
        <table:table-row table:style-name="ro1">
          <table:table-cell office:value-type="string" calcext:value-type="string">
            <text:p>quantifiedpermissions/sequences/mergesort.vpr</text:p>
          </table:table-cell>
          <table:table-cell office:value-type="float" office:value="1.16463909164639" calcext:value-type="float">
            <text:p>1.16463909164639</text:p>
          </table:table-cell>
          <table:table-cell office:value-type="float" office:value="2.466" calcext:value-type="float">
            <text:p>2.466</text:p>
          </table:table-cell>
          <table:table-cell office:value-type="float" office:value="115" calcext:value-type="float">
            <text:p>115</text:p>
          </table:table-cell>
          <table:table-cell office:value-type="float" office:value="2" calcext:value-type="float">
            <text:p>2</text:p>
          </table:table-cell>
          <table:table-cell office:value-type="float" office:value="0" calcext:value-type="float">
            <text:p>0</text:p>
          </table:table-cell>
          <table:table-cell table:formula="of:=([.E737]+[.F737])^2" office:value-type="float" office:value="4" calcext:value-type="float">
            <text:p>4</text:p>
          </table:table-cell>
          <table:table-cell table:formula="of:=IF([.C737] &gt;=1; [.G737]/[.C737]; &quot;&quot; )" office:value-type="float" office:value="1.6220600162206" calcext:value-type="float">
            <text:p>1.6220600162206</text:p>
          </table:table-cell>
        </table:table-row>
        <table:table-row table:style-name="ro1">
          <table:table-cell office:value-type="string" calcext:value-type="string">
            <text:p>quantifiedpermissions/sequences/parallel_max.vpr</text:p>
          </table:table-cell>
          <table:table-cell office:value-type="float" office:value="1.05200165084606" calcext:value-type="float">
            <text:p>1.05200165084606</text:p>
          </table:table-cell>
          <table:table-cell office:value-type="float" office:value="2.423" calcext:value-type="float">
            <text:p>2.423</text:p>
          </table:table-cell>
          <table:table-cell office:value-type="float" office:value="81" calcext:value-type="float">
            <text:p>81</text:p>
          </table:table-cell>
          <table:table-cell office:value-type="float" office:value="2" calcext:value-type="float">
            <text:p>2</text:p>
          </table:table-cell>
          <table:table-cell office:value-type="float" office:value="0" calcext:value-type="float">
            <text:p>0</text:p>
          </table:table-cell>
          <table:table-cell table:formula="of:=([.E738]+[.F738])^2" office:value-type="float" office:value="4" calcext:value-type="float">
            <text:p>4</text:p>
          </table:table-cell>
          <table:table-cell table:formula="of:=IF([.C738] &gt;=1; [.G738]/[.C738]; &quot;&quot; )" office:value-type="float" office:value="1.65084605860504" calcext:value-type="float">
            <text:p>1.65084605860504</text:p>
          </table:table-cell>
        </table:table-row>
        <table:table-row table:style-name="ro1">
          <table:table-cell office:value-type="string" calcext:value-type="string">
            <text:p>quantifiedpermissions/sequences/parallel_qsort.vpr</text:p>
          </table:table-cell>
          <table:table-cell office:value-type="float" office:value="1.07666345226615" calcext:value-type="float">
            <text:p>1.07666345226615</text:p>
          </table:table-cell>
          <table:table-cell office:value-type="float" office:value="2.074" calcext:value-type="float">
            <text:p>2.074</text:p>
          </table:table-cell>
          <table:table-cell office:value-type="float" office:value="49" calcext:value-type="float">
            <text:p>49</text:p>
          </table:table-cell>
          <table:table-cell office:value-type="float" office:value="1" calcext:value-type="float">
            <text:p>1</text:p>
          </table:table-cell>
          <table:table-cell office:value-type="float" office:value="0" calcext:value-type="float">
            <text:p>0</text:p>
          </table:table-cell>
          <table:table-cell table:formula="of:=([.E739]+[.F739])^2" office:value-type="float" office:value="1" calcext:value-type="float">
            <text:p>1</text:p>
          </table:table-cell>
          <table:table-cell table:formula="of:=IF([.C739] &gt;=1; [.G739]/[.C739]; &quot;&quot; )" office:value-type="float" office:value="0.482160077145612" calcext:value-type="float">
            <text:p>0.482160077145612</text:p>
          </table:table-cell>
        </table:table-row>
        <table:table-row table:style-name="ro1">
          <table:table-cell office:value-type="string" calcext:value-type="string">
            <text:p>quantifiedpermissions/sequences/random_access.vpr</text:p>
          </table:table-cell>
          <table:table-cell office:value-type="float" office:value="1.01024590163934" calcext:value-type="float">
            <text:p>1.01024590163934</text:p>
          </table:table-cell>
          <table:table-cell office:value-type="float" office:value="1.952" calcext:value-type="float">
            <text:p>1.952</text:p>
          </table:table-cell>
          <table:table-cell office:value-type="float" office:value="99" calcext:value-type="float">
            <text:p>99</text:p>
          </table:table-cell>
          <table:table-cell office:value-type="float" office:value="1" calcext:value-type="float">
            <text:p>1</text:p>
          </table:table-cell>
          <table:table-cell office:value-type="float" office:value="0" calcext:value-type="float">
            <text:p>0</text:p>
          </table:table-cell>
          <table:table-cell table:formula="of:=([.E740]+[.F740])^2" office:value-type="float" office:value="1" calcext:value-type="float">
            <text:p>1</text:p>
          </table:table-cell>
          <table:table-cell table:formula="of:=IF([.C740] &gt;=1; [.G740]/[.C740]; &quot;&quot; )" office:value-type="float" office:value="0.512295081967213" calcext:value-type="float">
            <text:p>0.512295081967213</text:p>
          </table:table-cell>
        </table:table-row>
        <table:table-row table:style-name="ro1">
          <table:table-cell office:value-type="string" calcext:value-type="string">
            <text:p>quantifiedpermissions/sequences/self_framing.vpr</text:p>
          </table:table-cell>
          <table:table-cell office:value-type="float" office:value="1.05229110512129" calcext:value-type="float">
            <text:p>1.05229110512129</text:p>
          </table:table-cell>
          <table:table-cell office:value-type="float" office:value="1.855" calcext:value-type="float">
            <text:p>1.855</text:p>
          </table:table-cell>
          <table:table-cell office:value-type="float" office:value="42" calcext:value-type="float">
            <text:p>42</text:p>
          </table:table-cell>
          <table:table-cell office:value-type="float" office:value="1" calcext:value-type="float">
            <text:p>1</text:p>
          </table:table-cell>
          <table:table-cell office:value-type="float" office:value="0" calcext:value-type="float">
            <text:p>0</text:p>
          </table:table-cell>
          <table:table-cell table:formula="of:=([.E741]+[.F741])^2" office:value-type="float" office:value="1" calcext:value-type="float">
            <text:p>1</text:p>
          </table:table-cell>
          <table:table-cell table:formula="of:=IF([.C741] &gt;=1; [.G741]/[.C741]; &quot;&quot; )" office:value-type="float" office:value="0.539083557951482" calcext:value-type="float">
            <text:p>0.539083557951482</text:p>
          </table:table-cell>
        </table:table-row>
        <table:table-row table:style-name="ro1">
          <table:table-cell office:value-type="string" calcext:value-type="string">
            <text:p>quantifiedpermissions/sequences/seq_pure.vpr</text:p>
          </table:table-cell>
          <table:table-cell office:value-type="float" office:value="0.977173385138417" calcext:value-type="float">
            <text:p>0.977173385138417</text:p>
          </table:table-cell>
          <table:table-cell office:value-type="float" office:value="2.059" calcext:value-type="float">
            <text:p>2.059</text:p>
          </table:table-cell>
          <table:table-cell office:value-type="float" office:value="53" calcext:value-type="float">
            <text:p>53</text:p>
          </table:table-cell>
          <table:table-cell office:value-type="float" office:value="1" calcext:value-type="float">
            <text:p>1</text:p>
          </table:table-cell>
          <table:table-cell office:value-type="float" office:value="0" calcext:value-type="float">
            <text:p>0</text:p>
          </table:table-cell>
          <table:table-cell table:formula="of:=([.E742]+[.F742])^2" office:value-type="float" office:value="1" calcext:value-type="float">
            <text:p>1</text:p>
          </table:table-cell>
          <table:table-cell table:formula="of:=IF([.C742] &gt;=1; [.G742]/[.C742]; &quot;&quot; )" office:value-type="float" office:value="0.485672656629432" calcext:value-type="float">
            <text:p>0.485672656629432</text:p>
          </table:table-cell>
        </table:table-row>
        <table:table-row table:style-name="ro1">
          <table:table-cell office:value-type="string" calcext:value-type="string">
            <text:p>quantifiedpermissions/sequences/seqsingleelements.vpr</text:p>
          </table:table-cell>
          <table:table-cell office:value-type="float" office:value="1.08364875094625" calcext:value-type="float">
            <text:p>1.08364875094625</text:p>
          </table:table-cell>
          <table:table-cell office:value-type="float" office:value="2.642" calcext:value-type="float">
            <text:p>2.642</text:p>
          </table:table-cell>
          <table:table-cell office:value-type="float" office:value="47" calcext:value-type="float">
            <text:p>47</text:p>
          </table:table-cell>
          <table:table-cell office:value-type="float" office:value="1" calcext:value-type="float">
            <text:p>1</text:p>
          </table:table-cell>
          <table:table-cell office:value-type="float" office:value="0" calcext:value-type="float">
            <text:p>0</text:p>
          </table:table-cell>
          <table:table-cell table:formula="of:=([.E743]+[.F743])^2" office:value-type="float" office:value="1" calcext:value-type="float">
            <text:p>1</text:p>
          </table:table-cell>
          <table:table-cell table:formula="of:=IF([.C743] &gt;=1; [.G743]/[.C743]; &quot;&quot; )" office:value-type="float" office:value="0.378501135503407" calcext:value-type="float">
            <text:p>0.378501135503407</text:p>
          </table:table-cell>
        </table:table-row>
        <table:table-row table:style-name="ro1">
          <table:table-cell office:value-type="string" calcext:value-type="string">
            <text:p>quantifiedpermissions/sequences/snapshots1.vpr</text:p>
          </table:table-cell>
          <table:table-cell office:value-type="float" office:value="0.888840830449827" calcext:value-type="float">
            <text:p>0.888840830449827</text:p>
          </table:table-cell>
          <table:table-cell office:value-type="float" office:value="2.312" calcext:value-type="float">
            <text:p>2.312</text:p>
          </table:table-cell>
          <table:table-cell office:value-type="float" office:value="66" calcext:value-type="float">
            <text:p>66</text:p>
          </table:table-cell>
          <table:table-cell table:number-columns-repeated="2" office:value-type="float" office:value="1" calcext:value-type="float">
            <text:p>1</text:p>
          </table:table-cell>
          <table:table-cell table:formula="of:=([.E744]+[.F744])^2" office:value-type="float" office:value="4" calcext:value-type="float">
            <text:p>4</text:p>
          </table:table-cell>
          <table:table-cell table:formula="of:=IF([.C744] &gt;=1; [.G744]/[.C744]; &quot;&quot; )" office:value-type="float" office:value="1.73010380622837" calcext:value-type="float">
            <text:p>1.73010380622837</text:p>
          </table:table-cell>
        </table:table-row>
        <table:table-row table:style-name="ro1">
          <table:table-cell office:value-type="string" calcext:value-type="string">
            <text:p>quantifiedpermissions/sequences/snapshots2.vpr</text:p>
          </table:table-cell>
          <table:table-cell office:value-type="float" office:value="1.00835509138381" calcext:value-type="float">
            <text:p>1.00835509138381</text:p>
          </table:table-cell>
          <table:table-cell office:value-type="float" office:value="1.915" calcext:value-type="float">
            <text:p>1.915</text:p>
          </table:table-cell>
          <table:table-cell office:value-type="float" office:value="41" calcext:value-type="float">
            <text:p>41</text:p>
          </table:table-cell>
          <table:table-cell office:value-type="float" office:value="1" calcext:value-type="float">
            <text:p>1</text:p>
          </table:table-cell>
          <table:table-cell office:value-type="float" office:value="0" calcext:value-type="float">
            <text:p>0</text:p>
          </table:table-cell>
          <table:table-cell table:formula="of:=([.E745]+[.F745])^2" office:value-type="float" office:value="1" calcext:value-type="float">
            <text:p>1</text:p>
          </table:table-cell>
          <table:table-cell table:formula="of:=IF([.C745] &gt;=1; [.G745]/[.C745]; &quot;&quot; )" office:value-type="float" office:value="0.522193211488251" calcext:value-type="float">
            <text:p>0.522193211488251</text:p>
          </table:table-cell>
        </table:table-row>
        <table:table-row table:style-name="ro1">
          <table:table-cell office:value-type="string" calcext:value-type="string">
            <text:p>quantifiedpermissions/sequences/test1.vpr</text:p>
          </table:table-cell>
          <table:table-cell office:value-type="float" office:value="0.997189432265317" calcext:value-type="float">
            <text:p>0.997189432265317</text:p>
          </table:table-cell>
          <table:table-cell office:value-type="float" office:value="1.779" calcext:value-type="float">
            <text:p>1.779</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formula="of:=([.E746]+[.F746])^2" office:value-type="float" office:value="1" calcext:value-type="float">
            <text:p>1</text:p>
          </table:table-cell>
          <table:table-cell table:formula="of:=IF([.C746] &gt;=1; [.G746]/[.C746]; &quot;&quot; )" office:value-type="float" office:value="0.562113546936481" calcext:value-type="float">
            <text:p>0.562113546936481</text:p>
          </table:table-cell>
        </table:table-row>
        <table:table-row table:style-name="ro1">
          <table:table-cell office:value-type="string" calcext:value-type="string">
            <text:p>quantifiedpermissions/sequences/test2.vpr</text:p>
          </table:table-cell>
          <table:table-cell office:value-type="float" office:value="1.00408163265306" calcext:value-type="float">
            <text:p>1.00408163265306</text:p>
          </table:table-cell>
          <table:table-cell office:value-type="float" office:value="1.96" calcext:value-type="float">
            <text:p>1.96</text:p>
          </table:table-cell>
          <table:table-cell office:value-type="float" office:value="49" calcext:value-type="float">
            <text:p>49</text:p>
          </table:table-cell>
          <table:table-cell office:value-type="float" office:value="1" calcext:value-type="float">
            <text:p>1</text:p>
          </table:table-cell>
          <table:table-cell office:value-type="float" office:value="0" calcext:value-type="float">
            <text:p>0</text:p>
          </table:table-cell>
          <table:table-cell table:formula="of:=([.E747]+[.F747])^2" office:value-type="float" office:value="1" calcext:value-type="float">
            <text:p>1</text:p>
          </table:table-cell>
          <table:table-cell table:formula="of:=IF([.C747] &gt;=1; [.G747]/[.C747]; &quot;&quot; )" office:value-type="float" office:value="0.510204081632653" calcext:value-type="float">
            <text:p>0.510204081632653</text:p>
          </table:table-cell>
        </table:table-row>
        <table:table-row table:style-name="ro1">
          <table:table-cell office:value-type="string" calcext:value-type="string">
            <text:p>quantifiedpermissions/sequences/wildcardedold.vpr</text:p>
          </table:table-cell>
          <table:table-cell office:value-type="float" office:value="1.07056892778993" calcext:value-type="float">
            <text:p>1.07056892778993</text:p>
          </table:table-cell>
          <table:table-cell office:value-type="float" office:value="1.828" calcext:value-type="float">
            <text:p>1.828</text:p>
          </table:table-cell>
          <table:table-cell office:value-type="float" office:value="29" calcext:value-type="float">
            <text:p>29</text:p>
          </table:table-cell>
          <table:table-cell office:value-type="float" office:value="1" calcext:value-type="float">
            <text:p>1</text:p>
          </table:table-cell>
          <table:table-cell office:value-type="float" office:value="0" calcext:value-type="float">
            <text:p>0</text:p>
          </table:table-cell>
          <table:table-cell table:formula="of:=([.E748]+[.F748])^2" office:value-type="float" office:value="1" calcext:value-type="float">
            <text:p>1</text:p>
          </table:table-cell>
          <table:table-cell table:formula="of:=IF([.C748] &gt;=1; [.G748]/[.C748]; &quot;&quot; )" office:value-type="float" office:value="0.547045951859956" calcext:value-type="float">
            <text:p>0.547045951859956</text:p>
          </table:table-cell>
        </table:table-row>
        <table:table-row table:style-name="ro1">
          <table:table-cell office:value-type="string" calcext:value-type="string">
            <text:p>quantifiedpermissions/sets/access.vpr</text:p>
          </table:table-cell>
          <table:table-cell office:value-type="float" office:value="0.928571428571429" calcext:value-type="float">
            <text:p>0.928571428571429</text:p>
          </table:table-cell>
          <table:table-cell office:value-type="float" office:value="1.82" calcext:value-type="float">
            <text:p>1.82</text:p>
          </table:table-cell>
          <table:table-cell office:value-type="float" office:value="29" calcext:value-type="float">
            <text:p>29</text:p>
          </table:table-cell>
          <table:table-cell office:value-type="float" office:value="2" calcext:value-type="float">
            <text:p>2</text:p>
          </table:table-cell>
          <table:table-cell office:value-type="float" office:value="0" calcext:value-type="float">
            <text:p>0</text:p>
          </table:table-cell>
          <table:table-cell table:formula="of:=([.E749]+[.F749])^2" office:value-type="float" office:value="4" calcext:value-type="float">
            <text:p>4</text:p>
          </table:table-cell>
          <table:table-cell table:formula="of:=IF([.C749] &gt;=1; [.G749]/[.C749]; &quot;&quot; )" office:value-type="float" office:value="2.1978021978022" calcext:value-type="float">
            <text:p>2.1978021978022</text:p>
          </table:table-cell>
        </table:table-row>
        <table:table-row table:style-name="ro1">
          <table:table-cell office:value-type="string" calcext:value-type="string">
            <text:p>quantifiedpermissions/sets/assignments.vpr</text:p>
          </table:table-cell>
          <table:table-cell office:value-type="float" office:value="1.07491408934708" calcext:value-type="float">
            <text:p>1.07491408934708</text:p>
          </table:table-cell>
          <table:table-cell office:value-type="float" office:value="1.455" calcext:value-type="float">
            <text:p>1.455</text:p>
          </table:table-cell>
          <table:table-cell office:value-type="float" office:value="52" calcext:value-type="float">
            <text:p>52</text:p>
          </table:table-cell>
          <table:table-cell office:value-type="float" office:value="1" calcext:value-type="float">
            <text:p>1</text:p>
          </table:table-cell>
          <table:table-cell office:value-type="float" office:value="0" calcext:value-type="float">
            <text:p>0</text:p>
          </table:table-cell>
          <table:table-cell table:formula="of:=([.E750]+[.F750])^2" office:value-type="float" office:value="1" calcext:value-type="float">
            <text:p>1</text:p>
          </table:table-cell>
          <table:table-cell table:formula="of:=IF([.C750] &gt;=1; [.G750]/[.C750]; &quot;&quot; )" office:value-type="float" office:value="0.687285223367698" calcext:value-type="float">
            <text:p>0.687285223367698</text:p>
          </table:table-cell>
        </table:table-row>
        <table:table-row table:style-name="ro1">
          <table:table-cell office:value-type="string" calcext:value-type="string">
            <text:p>quantifiedpermissions/sets/constraining_permissions.vpr</text:p>
          </table:table-cell>
          <table:table-cell office:value-type="float" office:value="1.04758800521512" calcext:value-type="float">
            <text:p>1.04758800521512</text:p>
          </table:table-cell>
          <table:table-cell office:value-type="float" office:value="1.534" calcext:value-type="float">
            <text:p>1.534</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formula="of:=([.E751]+[.F751])^2" office:value-type="float" office:value="1" calcext:value-type="float">
            <text:p>1</text:p>
          </table:table-cell>
          <table:table-cell table:formula="of:=IF([.C751] &gt;=1; [.G751]/[.C751]; &quot;&quot; )" office:value-type="float" office:value="0.651890482398957" calcext:value-type="float">
            <text:p>0.651890482398957</text:p>
          </table:table-cell>
        </table:table-row>
        <table:table-row table:style-name="ro1">
          <table:table-cell office:value-type="string" calcext:value-type="string">
            <text:p>quantifiedpermissions/sets/consumepureforall.vpr</text:p>
          </table:table-cell>
          <table:table-cell office:value-type="float" office:value="1.01820128479657" calcext:value-type="float">
            <text:p>1.01820128479657</text:p>
          </table:table-cell>
          <table:table-cell office:value-type="float" office:value="1.868" calcext:value-type="float">
            <text:p>1.868</text:p>
          </table:table-cell>
          <table:table-cell office:value-type="float" office:value="112" calcext:value-type="float">
            <text:p>112</text:p>
          </table:table-cell>
          <table:table-cell office:value-type="float" office:value="1" calcext:value-type="float">
            <text:p>1</text:p>
          </table:table-cell>
          <table:table-cell office:value-type="float" office:value="0" calcext:value-type="float">
            <text:p>0</text:p>
          </table:table-cell>
          <table:table-cell table:formula="of:=([.E752]+[.F752])^2" office:value-type="float" office:value="1" calcext:value-type="float">
            <text:p>1</text:p>
          </table:table-cell>
          <table:table-cell table:formula="of:=IF([.C752] &gt;=1; [.G752]/[.C752]; &quot;&quot; )" office:value-type="float" office:value="0.535331905781585" calcext:value-type="float">
            <text:p>0.535331905781585</text:p>
          </table:table-cell>
        </table:table-row>
        <table:table-row table:style-name="ro1">
          <table:table-cell office:value-type="string" calcext:value-type="string">
            <text:p>quantifiedpermissions/sets/emptyforall.vpr</text:p>
          </table:table-cell>
          <table:table-cell office:value-type="float" office:value="0.979393939393939" calcext:value-type="float">
            <text:p>0.979393939393939</text:p>
          </table:table-cell>
          <table:table-cell office:value-type="float" office:value="1.65" calcext:value-type="float">
            <text:p>1.65</text:p>
          </table:table-cell>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table:formula="of:=([.E753]+[.F753])^2" office:value-type="float" office:value="4" calcext:value-type="float">
            <text:p>4</text:p>
          </table:table-cell>
          <table:table-cell table:formula="of:=IF([.C753] &gt;=1; [.G753]/[.C753]; &quot;&quot; )" office:value-type="float" office:value="2.42424242424242" calcext:value-type="float">
            <text:p>2.42424242424242</text:p>
          </table:table-cell>
        </table:table-row>
        <table:table-row table:style-name="ro1">
          <table:table-cell office:value-type="string" calcext:value-type="string">
            <text:p>quantifiedpermissions/sets/forall_exhale_single_elements.vpr</text:p>
          </table:table-cell>
          <table:table-cell office:value-type="float" office:value="1.0453074433657" calcext:value-type="float">
            <text:p>1.0453074433657</text:p>
          </table:table-cell>
          <table:table-cell office:value-type="float" office:value="1.545" calcext:value-type="float">
            <text:p>1.545</text:p>
          </table:table-cell>
          <table:table-cell office:value-type="float" office:value="47" calcext:value-type="float">
            <text:p>47</text:p>
          </table:table-cell>
          <table:table-cell office:value-type="float" office:value="1" calcext:value-type="float">
            <text:p>1</text:p>
          </table:table-cell>
          <table:table-cell office:value-type="float" office:value="0" calcext:value-type="float">
            <text:p>0</text:p>
          </table:table-cell>
          <table:table-cell table:formula="of:=([.E754]+[.F754])^2" office:value-type="float" office:value="1" calcext:value-type="float">
            <text:p>1</text:p>
          </table:table-cell>
          <table:table-cell table:formula="of:=IF([.C754] &gt;=1; [.G754]/[.C754]; &quot;&quot; )" office:value-type="float" office:value="0.647249190938511" calcext:value-type="float">
            <text:p>0.647249190938511</text:p>
          </table:table-cell>
        </table:table-row>
        <table:table-row table:style-name="ro1">
          <table:table-cell office:value-type="string" calcext:value-type="string">
            <text:p>quantifiedpermissions/sets/forall_exhale.vpr</text:p>
          </table:table-cell>
          <table:table-cell office:value-type="float" office:value="1.02420306965762" calcext:value-type="float">
            <text:p>1.02420306965762</text:p>
          </table:table-cell>
          <table:table-cell office:value-type="float" office:value="1.694" calcext:value-type="float">
            <text:p>1.694</text:p>
          </table:table-cell>
          <table:table-cell office:value-type="float" office:value="65" calcext:value-type="float">
            <text:p>65</text:p>
          </table:table-cell>
          <table:table-cell office:value-type="float" office:value="1" calcext:value-type="float">
            <text:p>1</text:p>
          </table:table-cell>
          <table:table-cell office:value-type="float" office:value="0" calcext:value-type="float">
            <text:p>0</text:p>
          </table:table-cell>
          <table:table-cell table:formula="of:=([.E755]+[.F755])^2" office:value-type="float" office:value="1" calcext:value-type="float">
            <text:p>1</text:p>
          </table:table-cell>
          <table:table-cell table:formula="of:=IF([.C755] &gt;=1; [.G755]/[.C755]; &quot;&quot; )" office:value-type="float" office:value="0.590318772136954" calcext:value-type="float">
            <text:p>0.590318772136954</text:p>
          </table:table-cell>
        </table:table-row>
        <table:table-row table:style-name="ro1">
          <table:table-cell office:value-type="string" calcext:value-type="string">
            <text:p>quantifiedpermissions/sets/forall.vpr</text:p>
          </table:table-cell>
          <table:table-cell office:value-type="float" office:value="1.026938239159" calcext:value-type="float">
            <text:p>1.026938239159</text:p>
          </table:table-cell>
          <table:table-cell office:value-type="float" office:value="1.522" calcext:value-type="float">
            <text:p>1.522</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formula="of:=([.E756]+[.F756])^2" office:value-type="float" office:value="1" calcext:value-type="float">
            <text:p>1</text:p>
          </table:table-cell>
          <table:table-cell table:formula="of:=IF([.C756] &gt;=1; [.G756]/[.C756]; &quot;&quot; )" office:value-type="float" office:value="0.657030223390276" calcext:value-type="float">
            <text:p>0.657030223390276</text:p>
          </table:table-cell>
        </table:table-row>
        <table:table-row table:style-name="ro1">
          <table:table-cell office:value-type="string" calcext:value-type="string">
            <text:p>quantifiedpermissions/sets/functions.vpr</text:p>
          </table:table-cell>
          <table:table-cell office:value-type="float" office:value="1.04479222881813" calcext:value-type="float">
            <text:p>1.04479222881813</text:p>
          </table:table-cell>
          <table:table-cell office:value-type="float" office:value="1.853" calcext:value-type="float">
            <text:p>1.853</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table:formula="of:=([.E757]+[.F757])^2" office:value-type="float" office:value="1" calcext:value-type="float">
            <text:p>1</text:p>
          </table:table-cell>
          <table:table-cell table:formula="of:=IF([.C757] &gt;=1; [.G757]/[.C757]; &quot;&quot; )" office:value-type="float" office:value="0.539665407447383" calcext:value-type="float">
            <text:p>0.539665407447383</text:p>
          </table:table-cell>
        </table:table-row>
        <table:table-row table:style-name="ro1">
          <table:table-cell office:value-type="string" calcext:value-type="string">
            <text:p>quantifiedpermissions/sets/generalised_shape.vpr</text:p>
          </table:table-cell>
          <table:table-cell office:value-type="float" office:value="1.70995670995671" calcext:value-type="float">
            <text:p>1.70995670995671</text:p>
          </table:table-cell>
          <table:table-cell office:value-type="float" office:value="3.927" calcext:value-type="float">
            <text:p>3.927</text:p>
          </table:table-cell>
          <table:table-cell office:value-type="float" office:value="168" calcext:value-type="float">
            <text:p>168</text:p>
          </table:table-cell>
          <table:table-cell office:value-type="float" office:value="2" calcext:value-type="float">
            <text:p>2</text:p>
          </table:table-cell>
          <table:table-cell office:value-type="float" office:value="3" calcext:value-type="float">
            <text:p>3</text:p>
          </table:table-cell>
          <table:table-cell table:formula="of:=([.E758]+[.F758])^2" office:value-type="float" office:value="25" calcext:value-type="float">
            <text:p>25</text:p>
          </table:table-cell>
          <table:table-cell table:formula="of:=IF([.C758] &gt;=1; [.G758]/[.C758]; &quot;&quot; )" office:value-type="float" office:value="6.36618283677107" calcext:value-type="float">
            <text:p>6.36618283677107</text:p>
          </table:table-cell>
        </table:table-row>
        <table:table-row table:style-name="ro1">
          <table:table-cell office:value-type="string" calcext:value-type="string">
            <text:p>quantifiedpermissions/sets/nonnull.vpr</text:p>
          </table:table-cell>
          <table:table-cell office:value-type="float" office:value="1.11599423631124" calcext:value-type="float">
            <text:p>1.11599423631124</text:p>
          </table:table-cell>
          <table:table-cell office:value-type="float" office:value="1.388" calcext:value-type="float">
            <text:p>1.388</text:p>
          </table:table-cell>
          <table:table-cell office:value-type="float" office:value="46" calcext:value-type="float">
            <text:p>46</text:p>
          </table:table-cell>
          <table:table-cell office:value-type="float" office:value="1" calcext:value-type="float">
            <text:p>1</text:p>
          </table:table-cell>
          <table:table-cell office:value-type="float" office:value="0" calcext:value-type="float">
            <text:p>0</text:p>
          </table:table-cell>
          <table:table-cell table:formula="of:=([.E759]+[.F759])^2" office:value-type="float" office:value="1" calcext:value-type="float">
            <text:p>1</text:p>
          </table:table-cell>
          <table:table-cell table:formula="of:=IF([.C759] &gt;=1; [.G759]/[.C759]; &quot;&quot; )" office:value-type="float" office:value="0.720461095100865" calcext:value-type="float">
            <text:p>0.720461095100865</text:p>
          </table:table-cell>
        </table:table-row>
        <table:table-row table:style-name="ro1">
          <table:table-cell office:value-type="string" calcext:value-type="string">
            <text:p>quantifiedpermissions/sets/quantification_over_pred_permissions.vpr</text:p>
          </table:table-cell>
          <table:table-cell office:value-type="float" office:value="1.07363576594346" calcext:value-type="float">
            <text:p>1.07363576594346</text:p>
          </table:table-cell>
          <table:table-cell office:value-type="float" office:value="1.521" calcext:value-type="float">
            <text:p>1.521</text:p>
          </table:table-cell>
          <table:table-cell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table:formula="of:=([.E760]+[.F760])^2" office:value-type="float" office:value="9" calcext:value-type="float">
            <text:p>9</text:p>
          </table:table-cell>
          <table:table-cell table:formula="of:=IF([.C760] &gt;=1; [.G760]/[.C760]; &quot;&quot; )" office:value-type="float" office:value="5.91715976331361" calcext:value-type="float">
            <text:p>5.91715976331361</text:p>
          </table:table-cell>
        </table:table-row>
        <table:table-row table:style-name="ro1">
          <table:table-cell office:value-type="string" calcext:value-type="string">
            <text:p>quantifiedpermissions/sets/quantifiedvalues.vpr</text:p>
          </table:table-cell>
          <table:table-cell office:value-type="float" office:value="1.0070796460177" calcext:value-type="float">
            <text:p>1.0070796460177</text:p>
          </table:table-cell>
          <table:table-cell office:value-type="float" office:value="1.695" calcext:value-type="float">
            <text:p>1.695</text:p>
          </table:table-cell>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formula="of:=([.E761]+[.F761])^2" office:value-type="float" office:value="4" calcext:value-type="float">
            <text:p>4</text:p>
          </table:table-cell>
          <table:table-cell table:formula="of:=IF([.C761] &gt;=1; [.G761]/[.C761]; &quot;&quot; )" office:value-type="float" office:value="2.3598820058997" calcext:value-type="float">
            <text:p>2.3598820058997</text:p>
          </table:table-cell>
        </table:table-row>
        <table:table-row table:style-name="ro1">
          <table:table-cell office:value-type="string" calcext:value-type="string">
            <text:p>quantifiedpermissions/sets/snapshots1.vpr</text:p>
          </table:table-cell>
          <table:table-cell office:value-type="float" office:value="0.729238483234096" calcext:value-type="float">
            <text:p>0.729238483234096</text:p>
          </table:table-cell>
          <table:table-cell office:value-type="float" office:value="3.191" calcext:value-type="float">
            <text:p>3.191</text:p>
          </table:table-cell>
          <table:table-cell office:value-type="float" office:value="107" calcext:value-type="float">
            <text:p>107</text:p>
          </table:table-cell>
          <table:table-cell table:number-columns-repeated="2" office:value-type="float" office:value="1" calcext:value-type="float">
            <text:p>1</text:p>
          </table:table-cell>
          <table:table-cell table:formula="of:=([.E762]+[.F762])^2" office:value-type="float" office:value="4" calcext:value-type="float">
            <text:p>4</text:p>
          </table:table-cell>
          <table:table-cell table:formula="of:=IF([.C762] &gt;=1; [.G762]/[.C762]; &quot;&quot; )" office:value-type="float" office:value="1.25352554058289" calcext:value-type="float">
            <text:p>1.25352554058289</text:p>
          </table:table-cell>
        </table:table-row>
        <table:table-row table:style-name="ro1">
          <table:table-cell office:value-type="string" calcext:value-type="string">
            <text:p>quantifiedpermissions/sets/snapshots2.vpr</text:p>
          </table:table-cell>
          <table:table-cell office:value-type="float" office:value="0.944526993561169" calcext:value-type="float">
            <text:p>0.944526993561169</text:p>
          </table:table-cell>
          <table:table-cell office:value-type="float" office:value="2.019" calcext:value-type="float">
            <text:p>2.019</text:p>
          </table:table-cell>
          <table:table-cell office:value-type="float" office:value="103" calcext:value-type="float">
            <text:p>103</text:p>
          </table:table-cell>
          <table:table-cell office:value-type="float" office:value="1" calcext:value-type="float">
            <text:p>1</text:p>
          </table:table-cell>
          <table:table-cell office:value-type="float" office:value="0" calcext:value-type="float">
            <text:p>0</text:p>
          </table:table-cell>
          <table:table-cell table:formula="of:=([.E763]+[.F763])^2" office:value-type="float" office:value="1" calcext:value-type="float">
            <text:p>1</text:p>
          </table:table-cell>
          <table:table-cell table:formula="of:=IF([.C763] &gt;=1; [.G763]/[.C763]; &quot;&quot; )" office:value-type="float" office:value="0.495294700346706" calcext:value-type="float">
            <text:p>0.495294700346706</text:p>
          </table:table-cell>
        </table:table-row>
        <table:table-row table:style-name="ro1">
          <table:table-cell office:value-type="string" calcext:value-type="string">
            <text:p>quantifiedpermissions/sets/snapshots3.vpr</text:p>
          </table:table-cell>
          <table:table-cell office:value-type="float" office:value="0.977714285714286" calcext:value-type="float">
            <text:p>0.977714285714286</text:p>
          </table:table-cell>
          <table:table-cell office:value-type="float" office:value="1.75" calcext:value-type="float">
            <text:p>1.75</text:p>
          </table:table-cell>
          <table:table-cell office:value-type="float" office:value="69" calcext:value-type="float">
            <text:p>69</text:p>
          </table:table-cell>
          <table:table-cell table:number-columns-repeated="2" office:value-type="float" office:value="2" calcext:value-type="float">
            <text:p>2</text:p>
          </table:table-cell>
          <table:table-cell table:formula="of:=([.E764]+[.F764])^2" office:value-type="float" office:value="16" calcext:value-type="float">
            <text:p>16</text:p>
          </table:table-cell>
          <table:table-cell table:formula="of:=IF([.C764] &gt;=1; [.G764]/[.C764]; &quot;&quot; )" office:value-type="float" office:value="9.14285714285714" calcext:value-type="float">
            <text:p>9.14285714285714</text:p>
          </table:table-cell>
        </table:table-row>
        <table:table-row table:style-name="ro1">
          <table:table-cell office:value-type="string" calcext:value-type="string">
            <text:p>quantifiedpermissions/sets/unionfind.vpr</text:p>
          </table:table-cell>
          <table:table-cell office:value-type="float" office:value="1.07666850523993" calcext:value-type="float">
            <text:p>1.07666850523993</text:p>
          </table:table-cell>
          <table:table-cell office:value-type="float" office:value="1.813" calcext:value-type="float">
            <text:p>1.813</text:p>
          </table:table-cell>
          <table:table-cell office:value-type="float" office:value="125" calcext:value-type="float">
            <text:p>125</text:p>
          </table:table-cell>
          <table:table-cell office:value-type="float" office:value="2" calcext:value-type="float">
            <text:p>2</text:p>
          </table:table-cell>
          <table:table-cell office:value-type="float" office:value="1" calcext:value-type="float">
            <text:p>1</text:p>
          </table:table-cell>
          <table:table-cell table:formula="of:=([.E765]+[.F765])^2" office:value-type="float" office:value="9" calcext:value-type="float">
            <text:p>9</text:p>
          </table:table-cell>
          <table:table-cell table:formula="of:=IF([.C765] &gt;=1; [.G765]/[.C765]; &quot;&quot; )" office:value-type="float" office:value="4.96414782129068" calcext:value-type="float">
            <text:p>4.96414782129068</text:p>
          </table:table-cell>
        </table:table-row>
        <table:table-row table:style-name="ro1">
          <table:table-cell office:value-type="string" calcext:value-type="string">
            <text:p>quantifiedpermissions/sets/unionone.vpr</text:p>
          </table:table-cell>
          <table:table-cell office:value-type="float" office:value="1.06824512534819" calcext:value-type="float">
            <text:p>1.06824512534819</text:p>
          </table:table-cell>
          <table:table-cell office:value-type="float" office:value="1.436" calcext:value-type="float">
            <text:p>1.436</text:p>
          </table:table-cell>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table:formula="of:=([.E766]+[.F766])^2" office:value-type="float" office:value="1" calcext:value-type="float">
            <text:p>1</text:p>
          </table:table-cell>
          <table:table-cell table:formula="of:=IF([.C766] &gt;=1; [.G766]/[.C766]; &quot;&quot; )" office:value-type="float" office:value="0.696378830083565" calcext:value-type="float">
            <text:p>0.696378830083565</text:p>
          </table:table-cell>
        </table:table-row>
        <table:table-row table:style-name="ro1">
          <table:table-cell office:value-type="string" calcext:value-type="string">
            <text:p>quantifiedpermissions/third_party/array_problem.vpr</text:p>
          </table:table-cell>
          <table:table-cell office:value-type="float" office:value="0.890909090909091" calcext:value-type="float">
            <text:p>0.890909090909091</text:p>
          </table:table-cell>
          <table:table-cell office:value-type="float" office:value="2.475" calcext:value-type="float">
            <text:p>2.475</text:p>
          </table:table-cell>
          <table:table-cell office:value-type="float" office:value="35" calcext:value-type="float">
            <text:p>35</text:p>
          </table:table-cell>
          <table:table-cell office:value-type="float" office:value="3" calcext:value-type="float">
            <text:p>3</text:p>
          </table:table-cell>
          <table:table-cell office:value-type="float" office:value="0" calcext:value-type="float">
            <text:p>0</text:p>
          </table:table-cell>
          <table:table-cell table:formula="of:=([.E767]+[.F767])^2" office:value-type="float" office:value="9" calcext:value-type="float">
            <text:p>9</text:p>
          </table:table-cell>
          <table:table-cell table:formula="of:=IF([.C767] &gt;=1; [.G767]/[.C767]; &quot;&quot; )" office:value-type="float" office:value="3.63636363636364" calcext:value-type="float">
            <text:p>3.63636363636364</text:p>
          </table:table-cell>
        </table:table-row>
        <table:table-row table:style-name="ro1">
          <table:table-cell office:value-type="string" calcext:value-type="string">
            <text:p>quantifiedpermissions/third_party/array-sum.vpr</text:p>
          </table:table-cell>
          <table:table-cell office:value-type="float" office:value="0.986411675893306" calcext:value-type="float">
            <text:p>0.986411675893306</text:p>
          </table:table-cell>
          <table:table-cell office:value-type="float" office:value="1.987" calcext:value-type="float">
            <text:p>1.987</text:p>
          </table:table-cell>
          <table:table-cell office:value-type="float" office:value="28" calcext:value-type="float">
            <text:p>28</text:p>
          </table:table-cell>
          <table:table-cell office:value-type="float" office:value="2" calcext:value-type="float">
            <text:p>2</text:p>
          </table:table-cell>
          <table:table-cell office:value-type="float" office:value="0" calcext:value-type="float">
            <text:p>0</text:p>
          </table:table-cell>
          <table:table-cell table:formula="of:=([.E768]+[.F768])^2" office:value-type="float" office:value="4" calcext:value-type="float">
            <text:p>4</text:p>
          </table:table-cell>
          <table:table-cell table:formula="of:=IF([.C768] &gt;=1; [.G768]/[.C768]; &quot;&quot; )" office:value-type="float" office:value="2.01308505284348" calcext:value-type="float">
            <text:p>2.01308505284348</text:p>
          </table:table-cell>
        </table:table-row>
        <table:table-row table:style-name="ro1">
          <table:table-cell office:value-type="string" calcext:value-type="string">
            <text:p>quantifiedpermissions/third_party/back.vpr</text:p>
          </table:table-cell>
          <table:table-cell office:value-type="float" office:value="1.01703163017032" calcext:value-type="float">
            <text:p>1.01703163017032</text:p>
          </table:table-cell>
          <table:table-cell office:value-type="float" office:value="2.055" calcext:value-type="float">
            <text:p>2.055</text:p>
          </table:table-cell>
          <table:table-cell office:value-type="float" office:value="92" calcext:value-type="float">
            <text:p>92</text:p>
          </table:table-cell>
          <table:table-cell office:value-type="float" office:value="1" calcext:value-type="float">
            <text:p>1</text:p>
          </table:table-cell>
          <table:table-cell office:value-type="float" office:value="0" calcext:value-type="float">
            <text:p>0</text:p>
          </table:table-cell>
          <table:table-cell table:formula="of:=([.E769]+[.F769])^2" office:value-type="float" office:value="1" calcext:value-type="float">
            <text:p>1</text:p>
          </table:table-cell>
          <table:table-cell table:formula="of:=IF([.C769] &gt;=1; [.G769]/[.C769]; &quot;&quot; )" office:value-type="float" office:value="0.48661800486618" calcext:value-type="float">
            <text:p>0.48661800486618</text:p>
          </table:table-cell>
        </table:table-row>
        <table:table-row table:style-name="ro1">
          <table:table-cell office:value-type="string" calcext:value-type="string">
            <text:p>quantifiedpermissions/third_party/blom01.vpr</text:p>
          </table:table-cell>
          <table:table-cell office:value-type="float" office:value="0.969278033794163" calcext:value-type="float">
            <text:p>0.969278033794163</text:p>
          </table:table-cell>
          <table:table-cell office:value-type="float" office:value="1.953" calcext:value-type="float">
            <text:p>1.953</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formula="of:=([.E770]+[.F770])^2" office:value-type="float" office:value="1" calcext:value-type="float">
            <text:p>1</text:p>
          </table:table-cell>
          <table:table-cell table:formula="of:=IF([.C770] &gt;=1; [.G770]/[.C770]; &quot;&quot; )" office:value-type="float" office:value="0.512032770097286" calcext:value-type="float">
            <text:p>0.512032770097286</text:p>
          </table:table-cell>
        </table:table-row>
        <table:table-row table:style-name="ro1">
          <table:table-cell office:value-type="string" calcext:value-type="string">
            <text:p>quantifiedpermissions/third_party/blom02.vpr</text:p>
          </table:table-cell>
          <table:table-cell office:value-type="float" office:value="0.995548961424332" calcext:value-type="float">
            <text:p>0.995548961424332</text:p>
          </table:table-cell>
          <table:table-cell office:value-type="float" office:value="2.022" calcext:value-type="float">
            <text:p>2.022</text:p>
          </table:table-cell>
          <table:table-cell office:value-type="float" office:value="53" calcext:value-type="float">
            <text:p>53</text:p>
          </table:table-cell>
          <table:table-cell office:value-type="float" office:value="3" calcext:value-type="float">
            <text:p>3</text:p>
          </table:table-cell>
          <table:table-cell office:value-type="float" office:value="0" calcext:value-type="float">
            <text:p>0</text:p>
          </table:table-cell>
          <table:table-cell table:formula="of:=([.E771]+[.F771])^2" office:value-type="float" office:value="9" calcext:value-type="float">
            <text:p>9</text:p>
          </table:table-cell>
          <table:table-cell table:formula="of:=IF([.C771] &gt;=1; [.G771]/[.C771]; &quot;&quot; )" office:value-type="float" office:value="4.45103857566766" calcext:value-type="float">
            <text:p>4.45103857566766</text:p>
          </table:table-cell>
        </table:table-row>
        <table:table-row table:style-name="ro1">
          <table:table-cell office:value-type="string" calcext:value-type="string">
            <text:p>quantifiedpermissions/third_party/blom03.vpr</text:p>
          </table:table-cell>
          <table:table-cell office:value-type="float" office:value="1" calcext:value-type="float">
            <text:p>1</text:p>
          </table:table-cell>
          <table:table-cell office:value-type="float" office:value="1.937" calcext:value-type="float">
            <text:p>1.937</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formula="of:=([.E772]+[.F772])^2" office:value-type="float" office:value="1" calcext:value-type="float">
            <text:p>1</text:p>
          </table:table-cell>
          <table:table-cell table:formula="of:=IF([.C772] &gt;=1; [.G772]/[.C772]; &quot;&quot; )" office:value-type="float" office:value="0.516262261228704" calcext:value-type="float">
            <text:p>0.516262261228704</text:p>
          </table:table-cell>
        </table:table-row>
        <table:table-row table:style-name="ro1">
          <table:table-cell office:value-type="string" calcext:value-type="string">
            <text:p>quantifiedpermissions/third_party/fmse-2015-04-16.vpr</text:p>
          </table:table-cell>
          <table:table-cell office:value-type="float" office:value="1.55552478537801" calcext:value-type="float">
            <text:p>1.55552478537801</text:p>
          </table:table-cell>
          <table:table-cell office:value-type="float" office:value="3.611" calcext:value-type="float">
            <text:p>3.611</text:p>
          </table:table-cell>
          <table:table-cell office:value-type="float" office:value="107" calcext:value-type="float">
            <text:p>107</text:p>
          </table:table-cell>
          <table:table-cell office:value-type="float" office:value="4" calcext:value-type="float">
            <text:p>4</text:p>
          </table:table-cell>
          <table:table-cell office:value-type="float" office:value="0" calcext:value-type="float">
            <text:p>0</text:p>
          </table:table-cell>
          <table:table-cell table:formula="of:=([.E773]+[.F773])^2" office:value-type="float" office:value="16" calcext:value-type="float">
            <text:p>16</text:p>
          </table:table-cell>
          <table:table-cell table:formula="of:=IF([.C773] &gt;=1; [.G773]/[.C773]; &quot;&quot; )" office:value-type="float" office:value="4.43090556632512" calcext:value-type="float">
            <text:p>4.43090556632512</text:p>
          </table:table-cell>
        </table:table-row>
        <table:table-row table:style-name="ro1">
          <table:table-cell office:value-type="string" calcext:value-type="string">
            <text:p>quantifiedpermissions/third_party/fwd.vpr</text:p>
          </table:table-cell>
          <table:table-cell office:value-type="float" office:value="1.03852080123267" calcext:value-type="float">
            <text:p>1.03852080123267</text:p>
          </table:table-cell>
          <table:table-cell office:value-type="float" office:value="1.947" calcext:value-type="float">
            <text:p>1.947</text:p>
          </table:table-cell>
          <table:table-cell office:value-type="float" office:value="92" calcext:value-type="float">
            <text:p>92</text:p>
          </table:table-cell>
          <table:table-cell office:value-type="float" office:value="1" calcext:value-type="float">
            <text:p>1</text:p>
          </table:table-cell>
          <table:table-cell office:value-type="float" office:value="0" calcext:value-type="float">
            <text:p>0</text:p>
          </table:table-cell>
          <table:table-cell table:formula="of:=([.E774]+[.F774])^2" office:value-type="float" office:value="1" calcext:value-type="float">
            <text:p>1</text:p>
          </table:table-cell>
          <table:table-cell table:formula="of:=IF([.C774] &gt;=1; [.G774]/[.C774]; &quot;&quot; )" office:value-type="float" office:value="0.513610683102209" calcext:value-type="float">
            <text:p>0.513610683102209</text:p>
          </table:table-cell>
        </table:table-row>
        <table:table-row table:style-name="ro1">
          <table:table-cell office:value-type="string" calcext:value-type="string">
            <text:p>quantifiedpermissions/third_party/max-two-range.vpr</text:p>
          </table:table-cell>
          <table:table-cell office:value-type="float" office:value="1.33229706390328" calcext:value-type="float">
            <text:p>1.33229706390328</text:p>
          </table:table-cell>
          <table:table-cell office:value-type="float" office:value="2.895" calcext:value-type="float">
            <text:p>2.895</text:p>
          </table:table-cell>
          <table:table-cell office:value-type="float" office:value="201" calcext:value-type="float">
            <text:p>201</text:p>
          </table:table-cell>
          <table:table-cell office:value-type="float" office:value="3" calcext:value-type="float">
            <text:p>3</text:p>
          </table:table-cell>
          <table:table-cell office:value-type="float" office:value="0" calcext:value-type="float">
            <text:p>0</text:p>
          </table:table-cell>
          <table:table-cell table:formula="of:=([.E775]+[.F775])^2" office:value-type="float" office:value="9" calcext:value-type="float">
            <text:p>9</text:p>
          </table:table-cell>
          <table:table-cell table:formula="of:=IF([.C775] &gt;=1; [.G775]/[.C775]; &quot;&quot; )" office:value-type="float" office:value="3.10880829015544" calcext:value-type="float">
            <text:p>3.10880829015544</text:p>
          </table:table-cell>
        </table:table-row>
        <table:table-row table:style-name="ro1">
          <table:table-cell office:value-type="string" calcext:value-type="string">
            <text:p>quantifiedpermissions/third_party/par_id.vpr</text:p>
          </table:table-cell>
          <table:table-cell office:value-type="float" office:value="0.98018211033744" calcext:value-type="float">
            <text:p>0.98018211033744</text:p>
          </table:table-cell>
          <table:table-cell office:value-type="float" office:value="1.867" calcext:value-type="float">
            <text:p>1.867</text:p>
          </table:table-cell>
          <table:table-cell office:value-type="float" office:value="40" calcext:value-type="float">
            <text:p>40</text:p>
          </table:table-cell>
          <table:table-cell office:value-type="float" office:value="1" calcext:value-type="float">
            <text:p>1</text:p>
          </table:table-cell>
          <table:table-cell office:value-type="float" office:value="0" calcext:value-type="float">
            <text:p>0</text:p>
          </table:table-cell>
          <table:table-cell table:formula="of:=([.E776]+[.F776])^2" office:value-type="float" office:value="1" calcext:value-type="float">
            <text:p>1</text:p>
          </table:table-cell>
          <table:table-cell table:formula="of:=IF([.C776] &gt;=1; [.G776]/[.C776]; &quot;&quot; )" office:value-type="float" office:value="0.535618639528656" calcext:value-type="float">
            <text:p>0.535618639528656</text:p>
          </table:table-cell>
        </table:table-row>
        <table:table-row table:style-name="ro1">
          <table:table-cell office:value-type="string" calcext:value-type="string">
            <text:p>quantifiedpermissions/third_party/shift.vpr</text:p>
          </table:table-cell>
          <table:table-cell office:value-type="float" office:value="0.983206106870229" calcext:value-type="float">
            <text:p>0.983206106870229</text:p>
          </table:table-cell>
          <table:table-cell office:value-type="float" office:value="1.965" calcext:value-type="float">
            <text:p>1.965</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table:formula="of:=([.E777]+[.F777])^2" office:value-type="float" office:value="1" calcext:value-type="float">
            <text:p>1</text:p>
          </table:table-cell>
          <table:table-cell table:formula="of:=IF([.C777] &gt;=1; [.G777]/[.C777]; &quot;&quot; )" office:value-type="float" office:value="0.508905852417303" calcext:value-type="float">
            <text:p>0.508905852417303</text:p>
          </table:table-cell>
        </table:table-row>
        <table:table-row table:style-name="ro1">
          <table:table-cell office:value-type="string" calcext:value-type="string">
            <text:p>quantifiedpermissions/third_party/summation.vpr</text:p>
          </table:table-cell>
          <table:table-cell office:value-type="float" office:value="0.971797884841363" calcext:value-type="float">
            <text:p>0.971797884841363</text:p>
          </table:table-cell>
          <table:table-cell office:value-type="float" office:value="2.553" calcext:value-type="float">
            <text:p>2.553</text:p>
          </table:table-cell>
          <table:table-cell office:value-type="float" office:value="110" calcext:value-type="float">
            <text:p>110</text:p>
          </table:table-cell>
          <table:table-cell office:value-type="float" office:value="2" calcext:value-type="float">
            <text:p>2</text:p>
          </table:table-cell>
          <table:table-cell office:value-type="float" office:value="0" calcext:value-type="float">
            <text:p>0</text:p>
          </table:table-cell>
          <table:table-cell table:formula="of:=([.E778]+[.F778])^2" office:value-type="float" office:value="4" calcext:value-type="float">
            <text:p>4</text:p>
          </table:table-cell>
          <table:table-cell table:formula="of:=IF([.C778] &gt;=1; [.G778]/[.C778]; &quot;&quot; )" office:value-type="float" office:value="1.56678417547983" calcext:value-type="float">
            <text:p>1.56678417547983</text:p>
          </table:table-cell>
        </table:table-row>
        <table:table-row table:style-name="ro1">
          <table:table-cell office:value-type="string" calcext:value-type="string">
            <text:p>quantifiedpermissions/third_party/testAccessSubmatrixErr1.vpr</text:p>
          </table:table-cell>
          <table:table-cell office:value-type="float" office:value="1.08770917484132" calcext:value-type="float">
            <text:p>1.08770917484132</text:p>
          </table:table-cell>
          <table:table-cell office:value-type="float" office:value="1.733" calcext:value-type="float">
            <text:p>1.733</text:p>
          </table:table-cell>
          <table:table-cell office:value-type="float" office:value="39" calcext:value-type="float">
            <text:p>39</text:p>
          </table:table-cell>
          <table:table-cell office:value-type="float" office:value="1" calcext:value-type="float">
            <text:p>1</text:p>
          </table:table-cell>
          <table:table-cell office:value-type="float" office:value="0" calcext:value-type="float">
            <text:p>0</text:p>
          </table:table-cell>
          <table:table-cell table:formula="of:=([.E779]+[.F779])^2" office:value-type="float" office:value="1" calcext:value-type="float">
            <text:p>1</text:p>
          </table:table-cell>
          <table:table-cell table:formula="of:=IF([.C779] &gt;=1; [.G779]/[.C779]; &quot;&quot; )" office:value-type="float" office:value="0.577034045008656" calcext:value-type="float">
            <text:p>0.577034045008656</text:p>
          </table:table-cell>
        </table:table-row>
        <table:table-row table:style-name="ro1">
          <table:table-cell office:value-type="string" calcext:value-type="string">
            <text:p>quantifiedpermissions/third_party/testAccessSubmatrix.vpr</text:p>
          </table:table-cell>
          <table:table-cell office:value-type="float" office:value="1.06048615036744" calcext:value-type="float">
            <text:p>1.06048615036744</text:p>
          </table:table-cell>
          <table:table-cell office:value-type="float" office:value="1.769" calcext:value-type="float">
            <text:p>1.769</text:p>
          </table:table-cell>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table:formula="of:=([.E780]+[.F780])^2" office:value-type="float" office:value="1" calcext:value-type="float">
            <text:p>1</text:p>
          </table:table-cell>
          <table:table-cell table:formula="of:=IF([.C780] &gt;=1; [.G780]/[.C780]; &quot;&quot; )" office:value-type="float" office:value="0.565291124929338" calcext:value-type="float">
            <text:p>0.565291124929338</text:p>
          </table:table-cell>
        </table:table-row>
        <table:table-row table:style-name="ro1">
          <table:table-cell office:value-type="string" calcext:value-type="string">
            <text:p>quantifiedpermissions/third_party/test_array.vpr</text:p>
          </table:table-cell>
          <table:table-cell office:value-type="float" office:value="0.996873371547681" calcext:value-type="float">
            <text:p>0.996873371547681</text:p>
          </table:table-cell>
          <table:table-cell office:value-type="float" office:value="1.919" calcext:value-type="float">
            <text:p>1.919</text:p>
          </table:table-cell>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table:formula="of:=([.E781]+[.F781])^2" office:value-type="float" office:value="1" calcext:value-type="float">
            <text:p>1</text:p>
          </table:table-cell>
          <table:table-cell table:formula="of:=IF([.C781] &gt;=1; [.G781]/[.C781]; &quot;&quot; )" office:value-type="float" office:value="0.521104742053153" calcext:value-type="float">
            <text:p>0.521104742053153</text:p>
          </table:table-cell>
        </table:table-row>
        <table:table-row table:style-name="ro1">
          <table:table-cell office:value-type="string" calcext:value-type="string">
            <text:p>quantifiedpermissions/third_party/test_backward_dep_c.vpr</text:p>
          </table:table-cell>
          <table:table-cell office:value-type="float" office:value="0.994398682042834" calcext:value-type="float">
            <text:p>0.994398682042834</text:p>
          </table:table-cell>
          <table:table-cell office:value-type="float" office:value="3.035" calcext:value-type="float">
            <text:p>3.035</text:p>
          </table:table-cell>
          <table:table-cell office:value-type="float" office:value="187" calcext:value-type="float">
            <text:p>187</text:p>
          </table:table-cell>
          <table:table-cell office:value-type="float" office:value="1" calcext:value-type="float">
            <text:p>1</text:p>
          </table:table-cell>
          <table:table-cell office:value-type="float" office:value="0" calcext:value-type="float">
            <text:p>0</text:p>
          </table:table-cell>
          <table:table-cell table:formula="of:=([.E782]+[.F782])^2" office:value-type="float" office:value="1" calcext:value-type="float">
            <text:p>1</text:p>
          </table:table-cell>
          <table:table-cell table:formula="of:=IF([.C782] &gt;=1; [.G782]/[.C782]; &quot;&quot; )" office:value-type="float" office:value="0.329489291598023" calcext:value-type="float">
            <text:p>0.329489291598023</text:p>
          </table:table-cell>
        </table:table-row>
        <table:table-row table:style-name="ro1">
          <table:table-cell office:value-type="string" calcext:value-type="string">
            <text:p>quantifiedpermissions/third_party/test_backward_dep_drf_c.vpr</text:p>
          </table:table-cell>
          <table:table-cell office:value-type="float" office:value="0.971468336812804" calcext:value-type="float">
            <text:p>0.971468336812804</text:p>
          </table:table-cell>
          <table:table-cell office:value-type="float" office:value="2.874" calcext:value-type="float">
            <text:p>2.874</text:p>
          </table:table-cell>
          <table:table-cell office:value-type="float" office:value="169" calcext:value-type="float">
            <text:p>169</text:p>
          </table:table-cell>
          <table:table-cell office:value-type="float" office:value="1" calcext:value-type="float">
            <text:p>1</text:p>
          </table:table-cell>
          <table:table-cell office:value-type="float" office:value="0" calcext:value-type="float">
            <text:p>0</text:p>
          </table:table-cell>
          <table:table-cell table:formula="of:=([.E783]+[.F783])^2" office:value-type="float" office:value="1" calcext:value-type="float">
            <text:p>1</text:p>
          </table:table-cell>
          <table:table-cell table:formula="of:=IF([.C783] &gt;=1; [.G783]/[.C783]; &quot;&quot; )" office:value-type="float" office:value="0.34794711203897" calcext:value-type="float">
            <text:p>0.34794711203897</text:p>
          </table:table-cell>
        </table:table-row>
        <table:table-row table:style-name="ro1">
          <table:table-cell office:value-type="string" calcext:value-type="string">
            <text:p>quantifiedpermissions/third_party/test_backward_dep_e1_c.vpr</text:p>
          </table:table-cell>
          <table:table-cell office:value-type="float" office:value="0.995631720430108" calcext:value-type="float">
            <text:p>0.995631720430108</text:p>
          </table:table-cell>
          <table:table-cell office:value-type="float" office:value="2.976" calcext:value-type="float">
            <text:p>2.976</text:p>
          </table:table-cell>
          <table:table-cell office:value-type="float" office:value="180" calcext:value-type="float">
            <text:p>180</text:p>
          </table:table-cell>
          <table:table-cell office:value-type="float" office:value="1" calcext:value-type="float">
            <text:p>1</text:p>
          </table:table-cell>
          <table:table-cell office:value-type="float" office:value="0" calcext:value-type="float">
            <text:p>0</text:p>
          </table:table-cell>
          <table:table-cell table:formula="of:=([.E784]+[.F784])^2" office:value-type="float" office:value="1" calcext:value-type="float">
            <text:p>1</text:p>
          </table:table-cell>
          <table:table-cell table:formula="of:=IF([.C784] &gt;=1; [.G784]/[.C784]; &quot;&quot; )" office:value-type="float" office:value="0.336021505376344" calcext:value-type="float">
            <text:p>0.336021505376344</text:p>
          </table:table-cell>
        </table:table-row>
        <table:table-row table:style-name="ro1">
          <table:table-cell office:value-type="string" calcext:value-type="string">
            <text:p>quantifiedpermissions/third_party/test_binomial_auto.vpr</text:p>
          </table:table-cell>
          <table:table-cell office:value-type="float" office:value="1.66150547879943" calcext:value-type="float">
            <text:p>1.66150547879943</text:p>
          </table:table-cell>
          <table:table-cell office:value-type="float" office:value="4.198" calcext:value-type="float">
            <text:p>4.198</text:p>
          </table:table-cell>
          <table:table-cell office:value-type="float" office:value="287" calcext:value-type="float">
            <text:p>287</text:p>
          </table:table-cell>
          <table:table-cell office:value-type="float" office:value="3" calcext:value-type="float">
            <text:p>3</text:p>
          </table:table-cell>
          <table:table-cell office:value-type="float" office:value="0" calcext:value-type="float">
            <text:p>0</text:p>
          </table:table-cell>
          <table:table-cell table:formula="of:=([.E785]+[.F785])^2" office:value-type="float" office:value="9" calcext:value-type="float">
            <text:p>9</text:p>
          </table:table-cell>
          <table:table-cell table:formula="of:=IF([.C785] &gt;=1; [.G785]/[.C785]; &quot;&quot; )" office:value-type="float" office:value="2.14387803716055" calcext:value-type="float">
            <text:p>2.14387803716055</text:p>
          </table:table-cell>
        </table:table-row>
        <table:table-row table:style-name="ro1">
          <table:table-cell office:value-type="string" calcext:value-type="string">
            <text:p>quantifiedpermissions/third_party/test_binomial_noauto.vpr</text:p>
          </table:table-cell>
          <table:table-cell office:value-type="float" office:value="1.20619006102877" calcext:value-type="float">
            <text:p>1.20619006102877</text:p>
          </table:table-cell>
          <table:table-cell office:value-type="float" office:value="2.294" calcext:value-type="float">
            <text:p>2.294</text:p>
          </table:table-cell>
          <table:table-cell office:value-type="float" office:value="240" calcext:value-type="float">
            <text:p>240</text:p>
          </table:table-cell>
          <table:table-cell office:value-type="float" office:value="3" calcext:value-type="float">
            <text:p>3</text:p>
          </table:table-cell>
          <table:table-cell office:value-type="float" office:value="0" calcext:value-type="float">
            <text:p>0</text:p>
          </table:table-cell>
          <table:table-cell table:formula="of:=([.E786]+[.F786])^2" office:value-type="float" office:value="9" calcext:value-type="float">
            <text:p>9</text:p>
          </table:table-cell>
          <table:table-cell table:formula="of:=IF([.C786] &gt;=1; [.G786]/[.C786]; &quot;&quot; )" office:value-type="float" office:value="3.9232781168265" calcext:value-type="float">
            <text:p>3.9232781168265</text:p>
          </table:table-cell>
        </table:table-row>
        <table:table-row table:style-name="ro1">
          <table:table-cell office:value-type="string" calcext:value-type="string">
            <text:p>quantifiedpermissions/third_party/testDepParLoopBackE1.vpr</text:p>
          </table:table-cell>
          <table:table-cell office:value-type="float" office:value="1.09438119720896" calcext:value-type="float">
            <text:p>1.09438119720896</text:p>
          </table:table-cell>
          <table:table-cell office:value-type="float" office:value="2.723" calcext:value-type="float">
            <text:p>2.723</text:p>
          </table:table-cell>
          <table:table-cell office:value-type="float" office:value="180" calcext:value-type="float">
            <text:p>180</text:p>
          </table:table-cell>
          <table:table-cell office:value-type="float" office:value="1" calcext:value-type="float">
            <text:p>1</text:p>
          </table:table-cell>
          <table:table-cell office:value-type="float" office:value="0" calcext:value-type="float">
            <text:p>0</text:p>
          </table:table-cell>
          <table:table-cell table:formula="of:=([.E787]+[.F787])^2" office:value-type="float" office:value="1" calcext:value-type="float">
            <text:p>1</text:p>
          </table:table-cell>
          <table:table-cell table:formula="of:=IF([.C787] &gt;=1; [.G787]/[.C787]; &quot;&quot; )" office:value-type="float" office:value="0.367242012486228" calcext:value-type="float">
            <text:p>0.367242012486228</text:p>
          </table:table-cell>
        </table:table-row>
        <table:table-row table:style-name="ro1">
          <table:table-cell office:value-type="string" calcext:value-type="string">
            <text:p>quantifiedpermissions/third_party/testDepParLoopBack.vpr</text:p>
          </table:table-cell>
          <table:table-cell office:value-type="float" office:value="1.01101549053356" calcext:value-type="float">
            <text:p>1.01101549053356</text:p>
          </table:table-cell>
          <table:table-cell office:value-type="float" office:value="2.905" calcext:value-type="float">
            <text:p>2.905</text:p>
          </table:table-cell>
          <table:table-cell office:value-type="float" office:value="178" calcext:value-type="float">
            <text:p>178</text:p>
          </table:table-cell>
          <table:table-cell office:value-type="float" office:value="1" calcext:value-type="float">
            <text:p>1</text:p>
          </table:table-cell>
          <table:table-cell office:value-type="float" office:value="0" calcext:value-type="float">
            <text:p>0</text:p>
          </table:table-cell>
          <table:table-cell table:formula="of:=([.E788]+[.F788])^2" office:value-type="float" office:value="1" calcext:value-type="float">
            <text:p>1</text:p>
          </table:table-cell>
          <table:table-cell table:formula="of:=IF([.C788] &gt;=1; [.G788]/[.C788]; &quot;&quot; )" office:value-type="float" office:value="0.344234079173838" calcext:value-type="float">
            <text:p>0.344234079173838</text:p>
          </table:table-cell>
        </table:table-row>
        <table:table-row table:style-name="ro1">
          <table:table-cell office:value-type="string" calcext:value-type="string">
            <text:p>quantifiedpermissions/third_party/testDepParLoopE1.vpr</text:p>
          </table:table-cell>
          <table:table-cell office:value-type="float" office:value="1.02810650887574" calcext:value-type="float">
            <text:p>1.02810650887574</text:p>
          </table:table-cell>
          <table:table-cell office:value-type="float" office:value="2.704" calcext:value-type="float">
            <text:p>2.704</text:p>
          </table:table-cell>
          <table:table-cell office:value-type="float" office:value="180" calcext:value-type="float">
            <text:p>180</text:p>
          </table:table-cell>
          <table:table-cell office:value-type="float" office:value="1" calcext:value-type="float">
            <text:p>1</text:p>
          </table:table-cell>
          <table:table-cell office:value-type="float" office:value="0" calcext:value-type="float">
            <text:p>0</text:p>
          </table:table-cell>
          <table:table-cell table:formula="of:=([.E789]+[.F789])^2" office:value-type="float" office:value="1" calcext:value-type="float">
            <text:p>1</text:p>
          </table:table-cell>
          <table:table-cell table:formula="of:=IF([.C789] &gt;=1; [.G789]/[.C789]; &quot;&quot; )" office:value-type="float" office:value="0.369822485207101" calcext:value-type="float">
            <text:p>0.369822485207101</text:p>
          </table:table-cell>
        </table:table-row>
        <table:table-row table:style-name="ro1">
          <table:table-cell office:value-type="string" calcext:value-type="string">
            <text:p>quantifiedpermissions/third_party/testDepParLoop.vpr</text:p>
          </table:table-cell>
          <table:table-cell office:value-type="float" office:value="1.03997119193374" calcext:value-type="float">
            <text:p>1.03997119193374</text:p>
          </table:table-cell>
          <table:table-cell office:value-type="float" office:value="2.777" calcext:value-type="float">
            <text:p>2.777</text:p>
          </table:table-cell>
          <table:table-cell office:value-type="float" office:value="178" calcext:value-type="float">
            <text:p>178</text:p>
          </table:table-cell>
          <table:table-cell office:value-type="float" office:value="1" calcext:value-type="float">
            <text:p>1</text:p>
          </table:table-cell>
          <table:table-cell office:value-type="float" office:value="0" calcext:value-type="float">
            <text:p>0</text:p>
          </table:table-cell>
          <table:table-cell table:formula="of:=([.E790]+[.F790])^2" office:value-type="float" office:value="1" calcext:value-type="float">
            <text:p>1</text:p>
          </table:table-cell>
          <table:table-cell table:formula="of:=IF([.C790] &gt;=1; [.G790]/[.C790]; &quot;&quot; )" office:value-type="float" office:value="0.360100828231905" calcext:value-type="float">
            <text:p>0.360100828231905</text:p>
          </table:table-cell>
        </table:table-row>
        <table:table-row table:style-name="ro1">
          <table:table-cell office:value-type="string" calcext:value-type="string">
            <text:p>quantifiedpermissions/third_party/test_forward_dep_c.vpr</text:p>
          </table:table-cell>
          <table:table-cell office:value-type="float" office:value="1.03355470115344" calcext:value-type="float">
            <text:p>1.03355470115344</text:p>
          </table:table-cell>
          <table:table-cell office:value-type="float" office:value="2.861" calcext:value-type="float">
            <text:p>2.861</text:p>
          </table:table-cell>
          <table:table-cell office:value-type="float" office:value="191" calcext:value-type="float">
            <text:p>191</text:p>
          </table:table-cell>
          <table:table-cell office:value-type="float" office:value="1" calcext:value-type="float">
            <text:p>1</text:p>
          </table:table-cell>
          <table:table-cell office:value-type="float" office:value="0" calcext:value-type="float">
            <text:p>0</text:p>
          </table:table-cell>
          <table:table-cell table:formula="of:=([.E791]+[.F791])^2" office:value-type="float" office:value="1" calcext:value-type="float">
            <text:p>1</text:p>
          </table:table-cell>
          <table:table-cell table:formula="of:=IF([.C791] &gt;=1; [.G791]/[.C791]; &quot;&quot; )" office:value-type="float" office:value="0.34952813701503" calcext:value-type="float">
            <text:p>0.34952813701503</text:p>
          </table:table-cell>
        </table:table-row>
        <table:table-row table:style-name="ro1">
          <table:table-cell office:value-type="string" calcext:value-type="string">
            <text:p>quantifiedpermissions/third_party/test_forward_dep_drf_c.vpr</text:p>
          </table:table-cell>
          <table:table-cell office:value-type="float" office:value="0.991473396998636" calcext:value-type="float">
            <text:p>0.991473396998636</text:p>
          </table:table-cell>
          <table:table-cell office:value-type="float" office:value="2.932" calcext:value-type="float">
            <text:p>2.932</text:p>
          </table:table-cell>
          <table:table-cell office:value-type="float" office:value="165" calcext:value-type="float">
            <text:p>165</text:p>
          </table:table-cell>
          <table:table-cell office:value-type="float" office:value="1" calcext:value-type="float">
            <text:p>1</text:p>
          </table:table-cell>
          <table:table-cell office:value-type="float" office:value="0" calcext:value-type="float">
            <text:p>0</text:p>
          </table:table-cell>
          <table:table-cell table:formula="of:=([.E792]+[.F792])^2" office:value-type="float" office:value="1" calcext:value-type="float">
            <text:p>1</text:p>
          </table:table-cell>
          <table:table-cell table:formula="of:=IF([.C792] &gt;=1; [.G792]/[.C792]; &quot;&quot; )" office:value-type="float" office:value="0.34106412005457" calcext:value-type="float">
            <text:p>0.34106412005457</text:p>
          </table:table-cell>
        </table:table-row>
        <table:table-row table:style-name="ro1">
          <table:table-cell office:value-type="string" calcext:value-type="string">
            <text:p>quantifiedpermissions/third_party/test_forward_dep_e1_c.vpr</text:p>
          </table:table-cell>
          <table:table-cell office:value-type="float" office:value="1.04231464737794" calcext:value-type="float">
            <text:p>1.04231464737794</text:p>
          </table:table-cell>
          <table:table-cell office:value-type="float" office:value="2.765" calcext:value-type="float">
            <text:p>2.765</text:p>
          </table:table-cell>
          <table:table-cell office:value-type="float" office:value="180" calcext:value-type="float">
            <text:p>180</text:p>
          </table:table-cell>
          <table:table-cell office:value-type="float" office:value="1" calcext:value-type="float">
            <text:p>1</text:p>
          </table:table-cell>
          <table:table-cell office:value-type="float" office:value="0" calcext:value-type="float">
            <text:p>0</text:p>
          </table:table-cell>
          <table:table-cell table:formula="of:=([.E793]+[.F793])^2" office:value-type="float" office:value="1" calcext:value-type="float">
            <text:p>1</text:p>
          </table:table-cell>
          <table:table-cell table:formula="of:=IF([.C793] &gt;=1; [.G793]/[.C793]; &quot;&quot; )" office:value-type="float" office:value="0.361663652802893" calcext:value-type="float">
            <text:p>0.361663652802893</text:p>
          </table:table-cell>
        </table:table-row>
        <table:table-row table:style-name="ro1">
          <table:table-cell office:value-type="string" calcext:value-type="string">
            <text:p>quantifiedpermissions/third_party/test_forward_dep_noauto_pvl.vpr</text:p>
          </table:table-cell>
          <table:table-cell office:value-type="float" office:value="1.30970314576872" calcext:value-type="float">
            <text:p>1.30970314576872</text:p>
          </table:table-cell>
          <table:table-cell office:value-type="float" office:value="2.257" calcext:value-type="float">
            <text:p>2.257</text:p>
          </table:table-cell>
          <table:table-cell office:value-type="float" office:value="139" calcext:value-type="float">
            <text:p>139</text:p>
          </table:table-cell>
          <table:table-cell office:value-type="float" office:value="4" calcext:value-type="float">
            <text:p>4</text:p>
          </table:table-cell>
          <table:table-cell office:value-type="float" office:value="0" calcext:value-type="float">
            <text:p>0</text:p>
          </table:table-cell>
          <table:table-cell table:formula="of:=([.E794]+[.F794])^2" office:value-type="float" office:value="16" calcext:value-type="float">
            <text:p>16</text:p>
          </table:table-cell>
          <table:table-cell table:formula="of:=IF([.C794] &gt;=1; [.G794]/[.C794]; &quot;&quot; )" office:value-type="float" office:value="7.08905626938414" calcext:value-type="float">
            <text:p>7.08905626938414</text:p>
          </table:table-cell>
        </table:table-row>
        <table:table-row table:style-name="ro1">
          <table:table-cell office:value-type="string" calcext:value-type="string">
            <text:p>quantifiedpermissions/third_party/test_forward_dep_pvl.vpr</text:p>
          </table:table-cell>
          <table:table-cell office:value-type="float" office:value="1.4230922892529" calcext:value-type="float">
            <text:p>1.4230922892529</text:p>
          </table:table-cell>
          <table:table-cell office:value-type="float" office:value="2.503" calcext:value-type="float">
            <text:p>2.503</text:p>
          </table:table-cell>
          <table:table-cell office:value-type="float" office:value="187" calcext:value-type="float">
            <text:p>187</text:p>
          </table:table-cell>
          <table:table-cell office:value-type="float" office:value="4" calcext:value-type="float">
            <text:p>4</text:p>
          </table:table-cell>
          <table:table-cell office:value-type="float" office:value="0" calcext:value-type="float">
            <text:p>0</text:p>
          </table:table-cell>
          <table:table-cell table:formula="of:=([.E795]+[.F795])^2" office:value-type="float" office:value="16" calcext:value-type="float">
            <text:p>16</text:p>
          </table:table-cell>
          <table:table-cell table:formula="of:=IF([.C795] &gt;=1; [.G795]/[.C795]; &quot;&quot; )" office:value-type="float" office:value="6.39232920495406" calcext:value-type="float">
            <text:p>6.39232920495406</text:p>
          </table:table-cell>
        </table:table-row>
        <table:table-row table:style-name="ro1">
          <table:table-cell office:value-type="string" calcext:value-type="string">
            <text:p>quantifiedpermissions/third_party/testHistogram.vpr</text:p>
          </table:table-cell>
          <table:table-cell office:value-type="float" office:value="0.969887491727333" calcext:value-type="float">
            <text:p>0.969887491727333</text:p>
          </table:table-cell>
          <table:table-cell office:value-type="float" office:value="3.022" calcext:value-type="float">
            <text:p>3.022</text:p>
          </table:table-cell>
          <table:table-cell office:value-type="float" office:value="165" calcext:value-type="float">
            <text:p>165</text:p>
          </table:table-cell>
          <table:table-cell office:value-type="float" office:value="1" calcext:value-type="float">
            <text:p>1</text:p>
          </table:table-cell>
          <table:table-cell office:value-type="float" office:value="0" calcext:value-type="float">
            <text:p>0</text:p>
          </table:table-cell>
          <table:table-cell table:formula="of:=([.E796]+[.F796])^2" office:value-type="float" office:value="1" calcext:value-type="float">
            <text:p>1</text:p>
          </table:table-cell>
          <table:table-cell table:formula="of:=IF([.C796] &gt;=1; [.G796]/[.C796]; &quot;&quot; )" office:value-type="float" office:value="0.330906684315023" calcext:value-type="float">
            <text:p>0.330906684315023</text:p>
          </table:table-cell>
        </table:table-row>
        <table:table-row table:style-name="ro1">
          <table:table-cell office:value-type="string" calcext:value-type="string">
            <text:p>quantifiedpermissions/third_party/test_idx_3.vpr</text:p>
          </table:table-cell>
          <table:table-cell office:value-type="float" office:value="1.05787781350482" calcext:value-type="float">
            <text:p>1.05787781350482</text:p>
          </table:table-cell>
          <table:table-cell office:value-type="float" office:value="1.866" calcext:value-type="float">
            <text:p>1.866</text:p>
          </table:table-cell>
          <table:table-cell office:value-type="float" office:value="28" calcext:value-type="float">
            <text:p>28</text:p>
          </table:table-cell>
          <table:table-cell office:value-type="float" office:value="2" calcext:value-type="float">
            <text:p>2</text:p>
          </table:table-cell>
          <table:table-cell office:value-type="float" office:value="0" calcext:value-type="float">
            <text:p>0</text:p>
          </table:table-cell>
          <table:table-cell table:formula="of:=([.E797]+[.F797])^2" office:value-type="float" office:value="4" calcext:value-type="float">
            <text:p>4</text:p>
          </table:table-cell>
          <table:table-cell table:formula="of:=IF([.C797] &gt;=1; [.G797]/[.C797]; &quot;&quot; )" office:value-type="float" office:value="2.14362272240086" calcext:value-type="float">
            <text:p>2.14362272240086</text:p>
          </table:table-cell>
        </table:table-row>
        <table:table-row table:style-name="ro1">
          <table:table-cell office:value-type="string" calcext:value-type="string">
            <text:p>quantifiedpermissions/third_party/test_indep_loop_drf_c.vpr</text:p>
          </table:table-cell>
          <table:table-cell office:value-type="float" office:value="0.907534246575342" calcext:value-type="float">
            <text:p>0.907534246575342</text:p>
          </table:table-cell>
          <table:table-cell office:value-type="float" office:value="2.628" calcext:value-type="float">
            <text:p>2.628</text:p>
          </table:table-cell>
          <table:table-cell office:value-type="float" office:value="114" calcext:value-type="float">
            <text:p>114</text:p>
          </table:table-cell>
          <table:table-cell office:value-type="float" office:value="1" calcext:value-type="float">
            <text:p>1</text:p>
          </table:table-cell>
          <table:table-cell office:value-type="float" office:value="0" calcext:value-type="float">
            <text:p>0</text:p>
          </table:table-cell>
          <table:table-cell table:formula="of:=([.E798]+[.F798])^2" office:value-type="float" office:value="1" calcext:value-type="float">
            <text:p>1</text:p>
          </table:table-cell>
          <table:table-cell table:formula="of:=IF([.C798] &gt;=1; [.G798]/[.C798]; &quot;&quot; )" office:value-type="float" office:value="0.380517503805175" calcext:value-type="float">
            <text:p>0.380517503805175</text:p>
          </table:table-cell>
        </table:table-row>
        <table:table-row table:style-name="ro1">
          <table:table-cell office:value-type="string" calcext:value-type="string">
            <text:p>quantifiedpermissions/third_party/test_IterationExample.vpr</text:p>
          </table:table-cell>
          <table:table-cell office:value-type="float" office:value="0.918335901386749" calcext:value-type="float">
            <text:p>0.918335901386749</text:p>
          </table:table-cell>
          <table:table-cell office:value-type="float" office:value="2.596" calcext:value-type="float">
            <text:p>2.596</text:p>
          </table:table-cell>
          <table:table-cell office:value-type="float" office:value="148" calcext:value-type="float">
            <text:p>148</text:p>
          </table:table-cell>
          <table:table-cell office:value-type="float" office:value="1" calcext:value-type="float">
            <text:p>1</text:p>
          </table:table-cell>
          <table:table-cell office:value-type="float" office:value="0" calcext:value-type="float">
            <text:p>0</text:p>
          </table:table-cell>
          <table:table-cell table:formula="of:=([.E799]+[.F799])^2" office:value-type="float" office:value="1" calcext:value-type="float">
            <text:p>1</text:p>
          </table:table-cell>
          <table:table-cell table:formula="of:=IF([.C799] &gt;=1; [.G799]/[.C799]; &quot;&quot; )" office:value-type="float" office:value="0.385208012326656" calcext:value-type="float">
            <text:p>0.385208012326656</text:p>
          </table:table-cell>
        </table:table-row>
        <table:table-row table:style-name="ro1">
          <table:table-cell office:value-type="string" calcext:value-type="string">
            <text:p>quantifiedpermissions/third_party/test_kernel_example_pvl.vpr</text:p>
          </table:table-cell>
          <table:table-cell office:value-type="float" office:value="1.4243405830634" calcext:value-type="float">
            <text:p>1.4243405830634</text:p>
          </table:table-cell>
          <table:table-cell office:value-type="float" office:value="2.161" calcext:value-type="float">
            <text:p>2.161</text:p>
          </table:table-cell>
          <table:table-cell office:value-type="float" office:value="180" calcext:value-type="float">
            <text:p>180</text:p>
          </table:table-cell>
          <table:table-cell office:value-type="float" office:value="4" calcext:value-type="float">
            <text:p>4</text:p>
          </table:table-cell>
          <table:table-cell office:value-type="float" office:value="0" calcext:value-type="float">
            <text:p>0</text:p>
          </table:table-cell>
          <table:table-cell table:formula="of:=([.E800]+[.F800])^2" office:value-type="float" office:value="16" calcext:value-type="float">
            <text:p>16</text:p>
          </table:table-cell>
          <table:table-cell table:formula="of:=IF([.C800] &gt;=1; [.G800]/[.C800]; &quot;&quot; )" office:value-type="float" office:value="7.40397963905599" calcext:value-type="float">
            <text:p>7.40397963905599</text:p>
          </table:table-cell>
        </table:table-row>
        <table:table-row table:style-name="ro1">
          <table:table-cell office:value-type="string" calcext:value-type="string">
            <text:p>quantifiedpermissions/third_party/test_kernel_example_v2_pvl.vpr</text:p>
          </table:table-cell>
          <table:table-cell office:value-type="float" office:value="1.34694686756542" calcext:value-type="float">
            <text:p>1.34694686756542</text:p>
          </table:table-cell>
          <table:table-cell office:value-type="float" office:value="2.522" calcext:value-type="float">
            <text:p>2.522</text:p>
          </table:table-cell>
          <table:table-cell office:value-type="float" office:value="199" calcext:value-type="float">
            <text:p>199</text:p>
          </table:table-cell>
          <table:table-cell office:value-type="float" office:value="4" calcext:value-type="float">
            <text:p>4</text:p>
          </table:table-cell>
          <table:table-cell office:value-type="float" office:value="0" calcext:value-type="float">
            <text:p>0</text:p>
          </table:table-cell>
          <table:table-cell table:formula="of:=([.E801]+[.F801])^2" office:value-type="float" office:value="16" calcext:value-type="float">
            <text:p>16</text:p>
          </table:table-cell>
          <table:table-cell table:formula="of:=IF([.C801] &gt;=1; [.G801]/[.C801]; &quot;&quot; )" office:value-type="float" office:value="6.3441712926249" calcext:value-type="float">
            <text:p>6.3441712926249</text:p>
          </table:table-cell>
        </table:table-row>
        <table:table-row table:style-name="ro1">
          <table:table-cell office:value-type="string" calcext:value-type="string">
            <text:p>quantifiedpermissions/third_party/test_kernel_example_v3_pvl.vpr</text:p>
          </table:table-cell>
          <table:table-cell office:value-type="float" office:value="1.13377296278851" calcext:value-type="float">
            <text:p>1.13377296278851</text:p>
          </table:table-cell>
          <table:table-cell office:value-type="float" office:value="2.123" calcext:value-type="float">
            <text:p>2.123</text:p>
          </table:table-cell>
          <table:table-cell office:value-type="float" office:value="147" calcext:value-type="float">
            <text:p>147</text:p>
          </table:table-cell>
          <table:table-cell office:value-type="float" office:value="4" calcext:value-type="float">
            <text:p>4</text:p>
          </table:table-cell>
          <table:table-cell office:value-type="float" office:value="0" calcext:value-type="float">
            <text:p>0</text:p>
          </table:table-cell>
          <table:table-cell table:formula="of:=([.E802]+[.F802])^2" office:value-type="float" office:value="16" calcext:value-type="float">
            <text:p>16</text:p>
          </table:table-cell>
          <table:table-cell table:formula="of:=IF([.C802] &gt;=1; [.G802]/[.C802]; &quot;&quot; )" office:value-type="float" office:value="7.53650494583137" calcext:value-type="float">
            <text:p>7.53650494583137</text:p>
          </table:table-cell>
        </table:table-row>
        <table:table-row table:style-name="ro1">
          <table:table-cell office:value-type="string" calcext:value-type="string">
            <text:p>quantifiedpermissions/third_party/testNestedDoubleIC.vpr</text:p>
          </table:table-cell>
          <table:table-cell office:value-type="float" office:value="0.990836653386454" calcext:value-type="float">
            <text:p>0.990836653386454</text:p>
          </table:table-cell>
          <table:table-cell office:value-type="float" office:value="2.51" calcext:value-type="float">
            <text:p>2.51</text:p>
          </table:table-cell>
          <table:table-cell office:value-type="float" office:value="134" calcext:value-type="float">
            <text:p>134</text:p>
          </table:table-cell>
          <table:table-cell office:value-type="float" office:value="1" calcext:value-type="float">
            <text:p>1</text:p>
          </table:table-cell>
          <table:table-cell office:value-type="float" office:value="0" calcext:value-type="float">
            <text:p>0</text:p>
          </table:table-cell>
          <table:table-cell table:formula="of:=([.E803]+[.F803])^2" office:value-type="float" office:value="1" calcext:value-type="float">
            <text:p>1</text:p>
          </table:table-cell>
          <table:table-cell table:formula="of:=IF([.C803] &gt;=1; [.G803]/[.C803]; &quot;&quot; )" office:value-type="float" office:value="0.398406374501992" calcext:value-type="float">
            <text:p>0.398406374501992</text:p>
          </table:table-cell>
        </table:table-row>
        <table:table-row table:style-name="ro1">
          <table:table-cell office:value-type="string" calcext:value-type="string">
            <text:p>quantifiedpermissions/third_party/testNestedSingleIC.vpr</text:p>
          </table:table-cell>
          <table:table-cell office:value-type="float" office:value="1.0406027626622" calcext:value-type="float">
            <text:p>1.0406027626622</text:p>
          </table:table-cell>
          <table:table-cell office:value-type="float" office:value="2.389" calcext:value-type="float">
            <text:p>2.389</text:p>
          </table:table-cell>
          <table:table-cell office:value-type="float" office:value="108" calcext:value-type="float">
            <text:p>108</text:p>
          </table:table-cell>
          <table:table-cell office:value-type="float" office:value="1" calcext:value-type="float">
            <text:p>1</text:p>
          </table:table-cell>
          <table:table-cell office:value-type="float" office:value="0" calcext:value-type="float">
            <text:p>0</text:p>
          </table:table-cell>
          <table:table-cell table:formula="of:=([.E804]+[.F804])^2" office:value-type="float" office:value="1" calcext:value-type="float">
            <text:p>1</text:p>
          </table:table-cell>
          <table:table-cell table:formula="of:=IF([.C804] &gt;=1; [.G804]/[.C804]; &quot;&quot; )" office:value-type="float" office:value="0.418585182084554" calcext:value-type="float">
            <text:p>0.418585182084554</text:p>
          </table:table-cell>
        </table:table-row>
        <table:table-row table:style-name="ro1">
          <table:table-cell office:value-type="string" calcext:value-type="string">
            <text:p>quantifiedpermissions/third_party/test_par_id.vpr</text:p>
          </table:table-cell>
          <table:table-cell office:value-type="float" office:value="1.01359703337454" calcext:value-type="float">
            <text:p>1.01359703337454</text:p>
          </table:table-cell>
          <table:table-cell office:value-type="float" office:value="2.427" calcext:value-type="float">
            <text:p>2.427</text:p>
          </table:table-cell>
          <table:table-cell office:value-type="float" office:value="101" calcext:value-type="float">
            <text:p>101</text:p>
          </table:table-cell>
          <table:table-cell office:value-type="float" office:value="1" calcext:value-type="float">
            <text:p>1</text:p>
          </table:table-cell>
          <table:table-cell office:value-type="float" office:value="0" calcext:value-type="float">
            <text:p>0</text:p>
          </table:table-cell>
          <table:table-cell table:formula="of:=([.E805]+[.F805])^2" office:value-type="float" office:value="1" calcext:value-type="float">
            <text:p>1</text:p>
          </table:table-cell>
          <table:table-cell table:formula="of:=IF([.C805] &gt;=1; [.G805]/[.C805]; &quot;&quot; )" office:value-type="float" office:value="0.412031314379893" calcext:value-type="float">
            <text:p>0.412031314379893</text:p>
          </table:table-cell>
        </table:table-row>
        <table:table-row table:style-name="ro1">
          <table:table-cell office:value-type="string" calcext:value-type="string">
            <text:p>quantifiedpermissions/third_party/testTranspose.vpr</text:p>
          </table:table-cell>
          <table:table-cell office:value-type="float" office:value="4.78440621531632" calcext:value-type="float">
            <text:p>4.78440621531632</text:p>
          </table:table-cell>
          <table:table-cell office:value-type="float" office:value="3.604" calcext:value-type="float">
            <text:p>3.604</text:p>
          </table:table-cell>
          <table:table-cell office:value-type="float" office:value="138" calcext:value-type="float">
            <text:p>138</text:p>
          </table:table-cell>
          <table:table-cell office:value-type="float" office:value="1" calcext:value-type="float">
            <text:p>1</text:p>
          </table:table-cell>
          <table:table-cell office:value-type="float" office:value="0" calcext:value-type="float">
            <text:p>0</text:p>
          </table:table-cell>
          <table:table-cell table:formula="of:=([.E806]+[.F806])^2" office:value-type="float" office:value="1" calcext:value-type="float">
            <text:p>1</text:p>
          </table:table-cell>
          <table:table-cell table:formula="of:=IF([.C806] &gt;=1; [.G806]/[.C806]; &quot;&quot; )" office:value-type="float" office:value="0.277469478357381" calcext:value-type="float">
            <text:p>0.277469478357381</text:p>
          </table:table-cell>
        </table:table-row>
        <table:table-row table:style-name="ro1">
          <table:table-cell office:value-type="string" calcext:value-type="string">
            <text:p>quantifiedpermissions/third_party/test_vector_add_c.vpr</text:p>
          </table:table-cell>
          <table:table-cell office:value-type="float" office:value="0.965826717293752" calcext:value-type="float">
            <text:p>0.965826717293752</text:p>
          </table:table-cell>
          <table:table-cell office:value-type="float" office:value="2.897" calcext:value-type="float">
            <text:p>2.897</text:p>
          </table:table-cell>
          <table:table-cell office:value-type="float" office:value="128" calcext:value-type="float">
            <text:p>128</text:p>
          </table:table-cell>
          <table:table-cell office:value-type="float" office:value="1" calcext:value-type="float">
            <text:p>1</text:p>
          </table:table-cell>
          <table:table-cell office:value-type="float" office:value="0" calcext:value-type="float">
            <text:p>0</text:p>
          </table:table-cell>
          <table:table-cell table:formula="of:=([.E807]+[.F807])^2" office:value-type="float" office:value="1" calcext:value-type="float">
            <text:p>1</text:p>
          </table:table-cell>
          <table:table-cell table:formula="of:=IF([.C807] &gt;=1; [.G807]/[.C807]; &quot;&quot; )" office:value-type="float" office:value="0.345184673800483" calcext:value-type="float">
            <text:p>0.345184673800483</text:p>
          </table:table-cell>
        </table:table-row>
        <table:table-row table:style-name="ro1">
          <table:table-cell office:value-type="string" calcext:value-type="string">
            <text:p>quantifiedpermissions/third_party/testZeroArrayC.vpr</text:p>
          </table:table-cell>
          <table:table-cell office:value-type="float" office:value="1.0221066319896" calcext:value-type="float">
            <text:p>1.0221066319896</text:p>
          </table:table-cell>
          <table:table-cell office:value-type="float" office:value="2.307" calcext:value-type="float">
            <text:p>2.307</text:p>
          </table:table-cell>
          <table:table-cell office:value-type="float" office:value="95" calcext:value-type="float">
            <text:p>95</text:p>
          </table:table-cell>
          <table:table-cell office:value-type="float" office:value="1" calcext:value-type="float">
            <text:p>1</text:p>
          </table:table-cell>
          <table:table-cell office:value-type="float" office:value="0" calcext:value-type="float">
            <text:p>0</text:p>
          </table:table-cell>
          <table:table-cell table:formula="of:=([.E808]+[.F808])^2" office:value-type="float" office:value="1" calcext:value-type="float">
            <text:p>1</text:p>
          </table:table-cell>
          <table:table-cell table:formula="of:=IF([.C808] &gt;=1; [.G808]/[.C808]; &quot;&quot; )" office:value-type="float" office:value="0.433463372345037" calcext:value-type="float">
            <text:p>0.433463372345037</text:p>
          </table:table-cell>
        </table:table-row>
        <table:table-row table:style-name="ro1">
          <table:table-cell office:value-type="string" calcext:value-type="string">
            <text:p>quantifiedpermissions/third_party/testZeroArrayE1.vpr</text:p>
          </table:table-cell>
          <table:table-cell office:value-type="float" office:value="0.95371142618849" calcext:value-type="float">
            <text:p>0.95371142618849</text:p>
          </table:table-cell>
          <table:table-cell office:value-type="float" office:value="2.398" calcext:value-type="float">
            <text:p>2.398</text:p>
          </table:table-cell>
          <table:table-cell office:value-type="float" office:value="97" calcext:value-type="float">
            <text:p>97</text:p>
          </table:table-cell>
          <table:table-cell office:value-type="float" office:value="1" calcext:value-type="float">
            <text:p>1</text:p>
          </table:table-cell>
          <table:table-cell office:value-type="float" office:value="0" calcext:value-type="float">
            <text:p>0</text:p>
          </table:table-cell>
          <table:table-cell table:formula="of:=([.E809]+[.F809])^2" office:value-type="float" office:value="1" calcext:value-type="float">
            <text:p>1</text:p>
          </table:table-cell>
          <table:table-cell table:formula="of:=IF([.C809] &gt;=1; [.G809]/[.C809]; &quot;&quot; )" office:value-type="float" office:value="0.417014178482068" calcext:value-type="float">
            <text:p>0.417014178482068</text:p>
          </table:table-cell>
        </table:table-row>
        <table:table-row table:style-name="ro1">
          <table:table-cell office:value-type="string" calcext:value-type="string">
            <text:p>quantifiedpermissions/third_party/testZeroArrayJava.vpr</text:p>
          </table:table-cell>
          <table:table-cell office:value-type="float" office:value="0.866504854368932" calcext:value-type="float">
            <text:p>0.866504854368932</text:p>
          </table:table-cell>
          <table:table-cell office:value-type="float" office:value="2.472" calcext:value-type="float">
            <text:p>2.472</text:p>
          </table:table-cell>
          <table:table-cell office:value-type="float" office:value="99" calcext:value-type="float">
            <text:p>99</text:p>
          </table:table-cell>
          <table:table-cell office:value-type="float" office:value="1" calcext:value-type="float">
            <text:p>1</text:p>
          </table:table-cell>
          <table:table-cell office:value-type="float" office:value="0" calcext:value-type="float">
            <text:p>0</text:p>
          </table:table-cell>
          <table:table-cell table:formula="of:=([.E810]+[.F810])^2" office:value-type="float" office:value="1" calcext:value-type="float">
            <text:p>1</text:p>
          </table:table-cell>
          <table:table-cell table:formula="of:=IF([.C810] &gt;=1; [.G810]/[.C810]; &quot;&quot; )" office:value-type="float" office:value="0.40453074433657" calcext:value-type="float">
            <text:p>0.40453074433657</text:p>
          </table:table-cell>
        </table:table-row>
        <table:table-row table:style-name="ro1">
          <table:table-cell office:value-type="string" calcext:value-type="string">
            <text:p>quantifiedpermissions/third_party/test_zero_array_pvl.vpr</text:p>
          </table:table-cell>
          <table:table-cell office:value-type="float" office:value="1.02021978021978" calcext:value-type="float">
            <text:p>1.02021978021978</text:p>
          </table:table-cell>
          <table:table-cell office:value-type="float" office:value="2.275" calcext:value-type="float">
            <text:p>2.275</text:p>
          </table:table-cell>
          <table:table-cell office:value-type="float" office:value="103" calcext:value-type="float">
            <text:p>103</text:p>
          </table:table-cell>
          <table:table-cell office:value-type="float" office:value="1" calcext:value-type="float">
            <text:p>1</text:p>
          </table:table-cell>
          <table:table-cell office:value-type="float" office:value="0" calcext:value-type="float">
            <text:p>0</text:p>
          </table:table-cell>
          <table:table-cell table:formula="of:=([.E811]+[.F811])^2" office:value-type="float" office:value="1" calcext:value-type="float">
            <text:p>1</text:p>
          </table:table-cell>
          <table:table-cell table:formula="of:=IF([.C811] &gt;=1; [.G811]/[.C811]; &quot;&quot; )" office:value-type="float" office:value="0.43956043956044" calcext:value-type="float">
            <text:p>0.43956043956044</text:p>
          </table:table-cell>
        </table:table-row>
        <table:table-row table:style-name="ro1">
          <table:table-cell office:value-type="string" calcext:value-type="string">
            <text:p>quantifiedpermissions/third_party/testZeroArraySilicon.vpr</text:p>
          </table:table-cell>
          <table:table-cell office:value-type="float" office:value="1.10648423557406" calcext:value-type="float">
            <text:p>1.10648423557406</text:p>
          </table:table-cell>
          <table:table-cell office:value-type="float" office:value="1.681" calcext:value-type="float">
            <text:p>1.681</text:p>
          </table:table-cell>
          <table:table-cell office:value-type="float" office:value="39" calcext:value-type="float">
            <text:p>39</text:p>
          </table:table-cell>
          <table:table-cell office:value-type="float" office:value="1" calcext:value-type="float">
            <text:p>1</text:p>
          </table:table-cell>
          <table:table-cell office:value-type="float" office:value="0" calcext:value-type="float">
            <text:p>0</text:p>
          </table:table-cell>
          <table:table-cell table:formula="of:=([.E812]+[.F812])^2" office:value-type="float" office:value="1" calcext:value-type="float">
            <text:p>1</text:p>
          </table:table-cell>
          <table:table-cell table:formula="of:=IF([.C812] &gt;=1; [.G812]/[.C812]; &quot;&quot; )" office:value-type="float" office:value="0.594883997620464" calcext:value-type="float">
            <text:p>0.594883997620464</text:p>
          </table:table-cell>
        </table:table-row>
        <table:table-row table:style-name="ro1">
          <table:table-cell office:value-type="string" calcext:value-type="string">
            <text:p>quantifiedpermissions/third_party/testZeroArray.vpr</text:p>
          </table:table-cell>
          <table:table-cell office:value-type="float" office:value="0.953719008264463" calcext:value-type="float">
            <text:p>0.953719008264463</text:p>
          </table:table-cell>
          <table:table-cell office:value-type="float" office:value="2.42" calcext:value-type="float">
            <text:p>2.42</text:p>
          </table:table-cell>
          <table:table-cell office:value-type="float" office:value="95" calcext:value-type="float">
            <text:p>95</text:p>
          </table:table-cell>
          <table:table-cell office:value-type="float" office:value="1" calcext:value-type="float">
            <text:p>1</text:p>
          </table:table-cell>
          <table:table-cell office:value-type="float" office:value="0" calcext:value-type="float">
            <text:p>0</text:p>
          </table:table-cell>
          <table:table-cell table:formula="of:=([.E813]+[.F813])^2" office:value-type="float" office:value="1" calcext:value-type="float">
            <text:p>1</text:p>
          </table:table-cell>
          <table:table-cell table:formula="of:=IF([.C813] &gt;=1; [.G813]/[.C813]; &quot;&quot; )" office:value-type="float" office:value="0.413223140495868" calcext:value-type="float">
            <text:p>0.413223140495868</text:p>
          </table:table-cell>
        </table:table-row>
        <table:table-row table:style-name="ro1">
          <table:table-cell office:value-type="string" calcext:value-type="string">
            <text:p>quantifiedpermissions/third_party/test_zero_matrix_pvl.vpr</text:p>
          </table:table-cell>
          <table:table-cell office:value-type="float" office:value="0.927956147220047" calcext:value-type="float">
            <text:p>0.927956147220047</text:p>
          </table:table-cell>
          <table:table-cell office:value-type="float" office:value="2.554" calcext:value-type="float">
            <text:p>2.554</text:p>
          </table:table-cell>
          <table:table-cell office:value-type="float" office:value="121" calcext:value-type="float">
            <text:p>121</text:p>
          </table:table-cell>
          <table:table-cell office:value-type="float" office:value="1" calcext:value-type="float">
            <text:p>1</text:p>
          </table:table-cell>
          <table:table-cell office:value-type="float" office:value="0" calcext:value-type="float">
            <text:p>0</text:p>
          </table:table-cell>
          <table:table-cell table:formula="of:=([.E814]+[.F814])^2" office:value-type="float" office:value="1" calcext:value-type="float">
            <text:p>1</text:p>
          </table:table-cell>
          <table:table-cell table:formula="of:=IF([.C814] &gt;=1; [.G814]/[.C814]; &quot;&quot; )" office:value-type="float" office:value="0.391542678151918" calcext:value-type="float">
            <text:p>0.391542678151918</text:p>
          </table:table-cell>
        </table:table-row>
        <table:table-row table:style-name="ro1">
          <table:table-cell office:value-type="string" calcext:value-type="string">
            <text:p>quantifiedpermissions/third_party/testZeroMatrix.vpr</text:p>
          </table:table-cell>
          <table:table-cell office:value-type="float" office:value="0.953980099502488" calcext:value-type="float">
            <text:p>0.953980099502488</text:p>
          </table:table-cell>
          <table:table-cell office:value-type="float" office:value="2.412" calcext:value-type="float">
            <text:p>2.412</text:p>
          </table:table-cell>
          <table:table-cell office:value-type="float" office:value="111" calcext:value-type="float">
            <text:p>111</text:p>
          </table:table-cell>
          <table:table-cell office:value-type="float" office:value="1" calcext:value-type="float">
            <text:p>1</text:p>
          </table:table-cell>
          <table:table-cell office:value-type="float" office:value="0" calcext:value-type="float">
            <text:p>0</text:p>
          </table:table-cell>
          <table:table-cell table:formula="of:=([.E815]+[.F815])^2" office:value-type="float" office:value="1" calcext:value-type="float">
            <text:p>1</text:p>
          </table:table-cell>
          <table:table-cell table:formula="of:=IF([.C815] &gt;=1; [.G815]/[.C815]; &quot;&quot; )" office:value-type="float" office:value="0.414593698175788" calcext:value-type="float">
            <text:p>0.414593698175788</text:p>
          </table:table-cell>
        </table:table-row>
        <table:table-row table:style-name="ro1">
          <table:table-cell office:value-type="string" calcext:value-type="string">
            <text:p>quantifiedpermissions/third_party/testZeroSubmatrix.vpr</text:p>
          </table:table-cell>
          <table:table-cell office:value-type="float" office:value="0.970907680372382" calcext:value-type="float">
            <text:p>0.970907680372382</text:p>
          </table:table-cell>
          <table:table-cell office:value-type="float" office:value="2.578" calcext:value-type="float">
            <text:p>2.578</text:p>
          </table:table-cell>
          <table:table-cell office:value-type="float" office:value="119" calcext:value-type="float">
            <text:p>119</text:p>
          </table:table-cell>
          <table:table-cell office:value-type="float" office:value="1" calcext:value-type="float">
            <text:p>1</text:p>
          </table:table-cell>
          <table:table-cell office:value-type="float" office:value="0" calcext:value-type="float">
            <text:p>0</text:p>
          </table:table-cell>
          <table:table-cell table:formula="of:=([.E816]+[.F816])^2" office:value-type="float" office:value="1" calcext:value-type="float">
            <text:p>1</text:p>
          </table:table-cell>
          <table:table-cell table:formula="of:=IF([.C816] &gt;=1; [.G816]/[.C816]; &quot;&quot; )" office:value-type="float" office:value="0.387897595034911" calcext:value-type="float">
            <text:p>0.387897595034911</text:p>
          </table:table-cell>
        </table:table-row>
        <table:table-row table:style-name="ro1">
          <table:table-cell office:value-type="string" calcext:value-type="string">
            <text:p>quantifiedpermissions/third_party/trigger-z3-bug.vpr</text:p>
          </table:table-cell>
          <table:table-cell office:value-type="float" office:value="1.33468934911243" calcext:value-type="float">
            <text:p>1.33468934911243</text:p>
          </table:table-cell>
          <table:table-cell office:value-type="float" office:value="2.704" calcext:value-type="float">
            <text:p>2.704</text:p>
          </table:table-cell>
          <table:table-cell office:value-type="float" office:value="200" calcext:value-type="float">
            <text:p>200</text:p>
          </table:table-cell>
          <table:table-cell office:value-type="float" office:value="3" calcext:value-type="float">
            <text:p>3</text:p>
          </table:table-cell>
          <table:table-cell office:value-type="float" office:value="0" calcext:value-type="float">
            <text:p>0</text:p>
          </table:table-cell>
          <table:table-cell table:formula="of:=([.E817]+[.F817])^2" office:value-type="float" office:value="9" calcext:value-type="float">
            <text:p>9</text:p>
          </table:table-cell>
          <table:table-cell table:formula="of:=IF([.C817] &gt;=1; [.G817]/[.C817]; &quot;&quot; )" office:value-type="float" office:value="3.32840236686391" calcext:value-type="float">
            <text:p>3.32840236686391</text:p>
          </table:table-cell>
        </table:table-row>
        <table:table-row table:style-name="ro1">
          <table:table-cell office:value-type="string" calcext:value-type="string">
            <text:p>quantifiedpermissions/third_party/ZeroArray.vpr</text:p>
          </table:table-cell>
          <table:table-cell office:value-type="float" office:value="1.03724780134506" calcext:value-type="float">
            <text:p>1.03724780134506</text:p>
          </table:table-cell>
          <table:table-cell office:value-type="float" office:value="1.933" calcext:value-type="float">
            <text:p>1.933</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formula="of:=([.E818]+[.F818])^2" office:value-type="float" office:value="1" calcext:value-type="float">
            <text:p>1</text:p>
          </table:table-cell>
          <table:table-cell table:formula="of:=IF([.C818] &gt;=1; [.G818]/[.C818]; &quot;&quot; )" office:value-type="float" office:value="0.517330574236937" calcext:value-type="float">
            <text:p>0.517330574236937</text:p>
          </table:table-cell>
        </table:table-row>
        <table:table-row table:style-name="ro1">
          <table:table-cell office:value-type="string" calcext:value-type="string">
            <text:p>quantifiedpredicates/arity/fold_arity1.vpr</text:p>
          </table:table-cell>
          <table:table-cell office:value-type="float" office:value="0.983385254413292" calcext:value-type="float">
            <text:p>0.983385254413292</text:p>
          </table:table-cell>
          <table:table-cell office:value-type="float" office:value="1.926" calcext:value-type="float">
            <text:p>1.926</text:p>
          </table:table-cell>
          <table:table-cell office:value-type="float" office:value="110" calcext:value-type="float">
            <text:p>110</text:p>
          </table:table-cell>
          <table:table-cell office:value-type="float" office:value="2" calcext:value-type="float">
            <text:p>2</text:p>
          </table:table-cell>
          <table:table-cell office:value-type="float" office:value="5" calcext:value-type="float">
            <text:p>5</text:p>
          </table:table-cell>
          <table:table-cell table:formula="of:=([.E819]+[.F819])^2" office:value-type="float" office:value="49" calcext:value-type="float">
            <text:p>49</text:p>
          </table:table-cell>
          <table:table-cell table:formula="of:=IF([.C819] &gt;=1; [.G819]/[.C819]; &quot;&quot; )" office:value-type="float" office:value="25.4413291796469" calcext:value-type="float">
            <text:p>25.4413291796469</text:p>
          </table:table-cell>
        </table:table-row>
        <table:table-row table:style-name="ro1">
          <table:table-cell office:value-type="string" calcext:value-type="string">
            <text:p>quantifiedpredicates/arity/qpprod_arity.vpr</text:p>
          </table:table-cell>
          <table:table-cell office:value-type="float" office:value="1.11010215664018" calcext:value-type="float">
            <text:p>1.11010215664018</text:p>
          </table:table-cell>
          <table:table-cell office:value-type="float" office:value="1.762" calcext:value-type="float">
            <text:p>1.762</text:p>
          </table:table-cell>
          <table:table-cell office:value-type="float" office:value="46" calcext:value-type="float">
            <text:p>46</text:p>
          </table:table-cell>
          <table:table-cell office:value-type="float" office:value="2" calcext:value-type="float">
            <text:p>2</text:p>
          </table:table-cell>
          <table:table-cell office:value-type="float" office:value="5" calcext:value-type="float">
            <text:p>5</text:p>
          </table:table-cell>
          <table:table-cell table:formula="of:=([.E820]+[.F820])^2" office:value-type="float" office:value="49" calcext:value-type="float">
            <text:p>49</text:p>
          </table:table-cell>
          <table:table-cell table:formula="of:=IF([.C820] &gt;=1; [.G820]/[.C820]; &quot;&quot; )" office:value-type="float" office:value="27.8093076049943" calcext:value-type="float">
            <text:p>27.8093076049943</text:p>
          </table:table-cell>
        </table:table-row>
        <table:table-row table:style-name="ro1">
          <table:table-cell office:value-type="string" calcext:value-type="string">
            <text:p>quantifiedpredicates/arity/snapshots.vpr</text:p>
          </table:table-cell>
          <table:table-cell office:value-type="float" office:value="0.562041763341067" calcext:value-type="float">
            <text:p>0.562041763341067</text:p>
          </table:table-cell>
          <table:table-cell office:value-type="float" office:value="10.775" calcext:value-type="float">
            <text:p>10.775</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formula="of:=([.E821]+[.F821])^2" office:value-type="float" office:value="1" calcext:value-type="float">
            <text:p>1</text:p>
          </table:table-cell>
          <table:table-cell table:formula="of:=IF([.C821] &gt;=1; [.G821]/[.C821]; &quot;&quot; )" office:value-type="float" office:value="0.0928074245939675" calcext:value-type="float">
            <text:p>0.092807424593968</text:p>
          </table:table-cell>
        </table:table-row>
        <table:table-row table:style-name="ro1">
          <table:table-cell office:value-type="string" calcext:value-type="string">
            <text:p>quantifiedpredicates/arity/spexhale_arity.vpr</text:p>
          </table:table-cell>
          <table:table-cell office:value-type="float" office:value="0.998464687819857" calcext:value-type="float">
            <text:p>0.998464687819857</text:p>
          </table:table-cell>
          <table:table-cell office:value-type="float" office:value="1.954" calcext:value-type="float">
            <text:p>1.954</text:p>
          </table:table-cell>
          <table:table-cell office:value-type="float" office:value="82" calcext:value-type="float">
            <text:p>82</text:p>
          </table:table-cell>
          <table:table-cell office:value-type="float" office:value="2" calcext:value-type="float">
            <text:p>2</text:p>
          </table:table-cell>
          <table:table-cell office:value-type="float" office:value="5" calcext:value-type="float">
            <text:p>5</text:p>
          </table:table-cell>
          <table:table-cell table:formula="of:=([.E822]+[.F822])^2" office:value-type="float" office:value="49" calcext:value-type="float">
            <text:p>49</text:p>
          </table:table-cell>
          <table:table-cell table:formula="of:=IF([.C822] &gt;=1; [.G822]/[.C822]; &quot;&quot; )" office:value-type="float" office:value="25.0767656090072" calcext:value-type="float">
            <text:p>25.0767656090072</text:p>
          </table:table-cell>
        </table:table-row>
        <table:table-row table:style-name="ro1">
          <table:table-cell office:value-type="string" calcext:value-type="string">
            <text:p>quantifiedpredicates/arity/spprod_arity.vpr</text:p>
          </table:table-cell>
          <table:table-cell office:value-type="float" office:value="1.07091412742382" calcext:value-type="float">
            <text:p>1.07091412742382</text:p>
          </table:table-cell>
          <table:table-cell office:value-type="float" office:value="1.805" calcext:value-type="float">
            <text:p>1.805</text:p>
          </table:table-cell>
          <table:table-cell office:value-type="float" office:value="50" calcext:value-type="float">
            <text:p>50</text:p>
          </table:table-cell>
          <table:table-cell office:value-type="float" office:value="2" calcext:value-type="float">
            <text:p>2</text:p>
          </table:table-cell>
          <table:table-cell office:value-type="float" office:value="5" calcext:value-type="float">
            <text:p>5</text:p>
          </table:table-cell>
          <table:table-cell table:formula="of:=([.E823]+[.F823])^2" office:value-type="float" office:value="49" calcext:value-type="float">
            <text:p>49</text:p>
          </table:table-cell>
          <table:table-cell table:formula="of:=IF([.C823] &gt;=1; [.G823]/[.C823]; &quot;&quot; )" office:value-type="float" office:value="27.1468144044321" calcext:value-type="float">
            <text:p>27.1468144044321</text:p>
          </table:table-cell>
        </table:table-row>
        <table:table-row table:style-name="ro1">
          <table:table-cell office:value-type="string" calcext:value-type="string">
            <text:p>quantifiedpredicates/arity/unfold_arity1.vpr</text:p>
          </table:table-cell>
          <table:table-cell office:value-type="float" office:value="0.998983223182511" calcext:value-type="float">
            <text:p>0.998983223182511</text:p>
          </table:table-cell>
          <table:table-cell office:value-type="float" office:value="1.967" calcext:value-type="float">
            <text:p>1.967</text:p>
          </table:table-cell>
          <table:table-cell office:value-type="float" office:value="108" calcext:value-type="float">
            <text:p>108</text:p>
          </table:table-cell>
          <table:table-cell office:value-type="float" office:value="2" calcext:value-type="float">
            <text:p>2</text:p>
          </table:table-cell>
          <table:table-cell office:value-type="float" office:value="5" calcext:value-type="float">
            <text:p>5</text:p>
          </table:table-cell>
          <table:table-cell table:formula="of:=([.E824]+[.F824])^2" office:value-type="float" office:value="49" calcext:value-type="float">
            <text:p>49</text:p>
          </table:table-cell>
          <table:table-cell table:formula="of:=IF([.C824] &gt;=1; [.G824]/[.C824]; &quot;&quot; )" office:value-type="float" office:value="24.9110320284697" calcext:value-type="float">
            <text:p>24.9110320284697</text:p>
          </table:table-cell>
        </table:table-row>
        <table:table-row table:style-name="ro1">
          <table:table-cell office:value-type="string" calcext:value-type="string">
            <text:p>quantifiedpredicates/arity/unfolding_arity.vpr</text:p>
          </table:table-cell>
          <table:table-cell office:value-type="float" office:value="1.10383480825959" calcext:value-type="float">
            <text:p>1.10383480825959</text:p>
          </table:table-cell>
          <table:table-cell office:value-type="float" office:value="1.695" calcext:value-type="float">
            <text:p>1.695</text:p>
          </table:table-cell>
          <table:table-cell office:value-type="float" office:value="49" calcext:value-type="float">
            <text:p>49</text:p>
          </table:table-cell>
          <table:table-cell office:value-type="float" office:value="1" calcext:value-type="float">
            <text:p>1</text:p>
          </table:table-cell>
          <table:table-cell office:value-type="float" office:value="3" calcext:value-type="float">
            <text:p>3</text:p>
          </table:table-cell>
          <table:table-cell table:formula="of:=([.E825]+[.F825])^2" office:value-type="float" office:value="16" calcext:value-type="float">
            <text:p>16</text:p>
          </table:table-cell>
          <table:table-cell table:formula="of:=IF([.C825] &gt;=1; [.G825]/[.C825]; &quot;&quot; )" office:value-type="float" office:value="9.43952802359882" calcext:value-type="float">
            <text:p>9.43952802359882</text:p>
          </table:table-cell>
        </table:table-row>
        <table:table-row table:style-name="ro1">
          <table:table-cell office:value-type="string" calcext:value-type="string">
            <text:p>quantifiedpredicates/basic/array.vpr</text:p>
          </table:table-cell>
          <table:table-cell office:value-type="float" office:value="1.03375959079284" calcext:value-type="float">
            <text:p>1.03375959079284</text:p>
          </table:table-cell>
          <table:table-cell office:value-type="float" office:value="1.955" calcext:value-type="float">
            <text:p>1.955</text:p>
          </table:table-cell>
          <table:table-cell office:value-type="float" office:value="60" calcext:value-type="float">
            <text:p>60</text:p>
          </table:table-cell>
          <table:table-cell table:number-columns-repeated="2" office:value-type="float" office:value="1" calcext:value-type="float">
            <text:p>1</text:p>
          </table:table-cell>
          <table:table-cell table:formula="of:=([.E826]+[.F826])^2" office:value-type="float" office:value="4" calcext:value-type="float">
            <text:p>4</text:p>
          </table:table-cell>
          <table:table-cell table:formula="of:=IF([.C826] &gt;=1; [.G826]/[.C826]; &quot;&quot; )" office:value-type="float" office:value="2.0460358056266" calcext:value-type="float">
            <text:p>2.0460358056266</text:p>
          </table:table-cell>
        </table:table-row>
        <table:table-row table:style-name="ro1">
          <table:table-cell office:value-type="string" calcext:value-type="string">
            <text:p>quantifiedpredicates/basic/exhale.vpr</text:p>
          </table:table-cell>
          <table:table-cell office:value-type="float" office:value="0.984461152882206" calcext:value-type="float">
            <text:p>0.984461152882206</text:p>
          </table:table-cell>
          <table:table-cell office:value-type="float" office:value="1.995" calcext:value-type="float">
            <text:p>1.995</text:p>
          </table:table-cell>
          <table:table-cell office:value-type="float" office:value="110" calcext:value-type="float">
            <text:p>110</text:p>
          </table:table-cell>
          <table:table-cell office:value-type="float" office:value="1" calcext:value-type="float">
            <text:p>1</text:p>
          </table:table-cell>
          <table:table-cell office:value-type="float" office:value="2" calcext:value-type="float">
            <text:p>2</text:p>
          </table:table-cell>
          <table:table-cell table:formula="of:=([.E827]+[.F827])^2" office:value-type="float" office:value="9" calcext:value-type="float">
            <text:p>9</text:p>
          </table:table-cell>
          <table:table-cell table:formula="of:=IF([.C827] &gt;=1; [.G827]/[.C827]; &quot;&quot; )" office:value-type="float" office:value="4.51127819548872" calcext:value-type="float">
            <text:p>4.51127819548872</text:p>
          </table:table-cell>
        </table:table-row>
        <table:table-row table:style-name="ro1">
          <table:table-cell office:value-type="string" calcext:value-type="string">
            <text:p>quantifiedpredicates/basic/foralls.vpr</text:p>
          </table:table-cell>
          <table:table-cell office:value-type="float" office:value="0.993427704752275" calcext:value-type="float">
            <text:p>0.993427704752275</text:p>
          </table:table-cell>
          <table:table-cell office:value-type="float" office:value="1.978" calcext:value-type="float">
            <text:p>1.978</text:p>
          </table:table-cell>
          <table:table-cell office:value-type="float" office:value="45" calcext:value-type="float">
            <text:p>45</text:p>
          </table:table-cell>
          <table:table-cell table:number-columns-repeated="2" office:value-type="float" office:value="1" calcext:value-type="float">
            <text:p>1</text:p>
          </table:table-cell>
          <table:table-cell table:formula="of:=([.E828]+[.F828])^2" office:value-type="float" office:value="4" calcext:value-type="float">
            <text:p>4</text:p>
          </table:table-cell>
          <table:table-cell table:formula="of:=IF([.C828] &gt;=1; [.G828]/[.C828]; &quot;&quot; )" office:value-type="float" office:value="2.02224469160768" calcext:value-type="float">
            <text:p>2.02224469160768</text:p>
          </table:table-cell>
        </table:table-row>
        <table:table-row table:style-name="ro1">
          <table:table-cell office:value-type="string" calcext:value-type="string">
            <text:p>quantifiedpredicates/basic/functions1.vpr</text:p>
          </table:table-cell>
          <table:table-cell office:value-type="float" office:value="0.979240506329114" calcext:value-type="float">
            <text:p>0.979240506329114</text:p>
          </table:table-cell>
          <table:table-cell office:value-type="float" office:value="1.975" calcext:value-type="float">
            <text:p>1.975</text:p>
          </table:table-cell>
          <table:table-cell office:value-type="float" office:value="44" calcext:value-type="float">
            <text:p>44</text:p>
          </table:table-cell>
          <table:table-cell table:number-columns-repeated="2" office:value-type="float" office:value="1" calcext:value-type="float">
            <text:p>1</text:p>
          </table:table-cell>
          <table:table-cell table:formula="of:=([.E829]+[.F829])^2" office:value-type="float" office:value="4" calcext:value-type="float">
            <text:p>4</text:p>
          </table:table-cell>
          <table:table-cell table:formula="of:=IF([.C829] &gt;=1; [.G829]/[.C829]; &quot;&quot; )" office:value-type="float" office:value="2.0253164556962" calcext:value-type="float">
            <text:p>2.0253164556962</text:p>
          </table:table-cell>
        </table:table-row>
        <table:table-row table:style-name="ro1">
          <table:table-cell office:value-type="string" calcext:value-type="string">
            <text:p>quantifiedpredicates/basic/independence.vpr</text:p>
          </table:table-cell>
          <table:table-cell office:value-type="float" office:value="1.03741496598639" calcext:value-type="float">
            <text:p>1.03741496598639</text:p>
          </table:table-cell>
          <table:table-cell office:value-type="float" office:value="1.764" calcext:value-type="float">
            <text:p>1.764</text:p>
          </table:table-cell>
          <table:table-cell office:value-type="float" office:value="85" calcext:value-type="float">
            <text:p>85</text:p>
          </table:table-cell>
          <table:table-cell table:number-columns-repeated="2" office:value-type="float" office:value="2" calcext:value-type="float">
            <text:p>2</text:p>
          </table:table-cell>
          <table:table-cell table:formula="of:=([.E830]+[.F830])^2" office:value-type="float" office:value="16" calcext:value-type="float">
            <text:p>16</text:p>
          </table:table-cell>
          <table:table-cell table:formula="of:=IF([.C830] &gt;=1; [.G830]/[.C830]; &quot;&quot; )" office:value-type="float" office:value="9.0702947845805" calcext:value-type="float">
            <text:p>9.0702947845805</text:p>
          </table:table-cell>
        </table:table-row>
        <table:table-row table:style-name="ro1">
          <table:table-cell office:value-type="string" calcext:value-type="string">
            <text:p>quantifiedpredicates/basic/injectivity.vpr</text:p>
          </table:table-cell>
          <table:table-cell office:value-type="float" office:value="1.04105888708806" calcext:value-type="float">
            <text:p>1.04105888708806</text:p>
          </table:table-cell>
          <table:table-cell office:value-type="float" office:value="1.851" calcext:value-type="float">
            <text:p>1.851</text:p>
          </table:table-cell>
          <table:table-cell office:value-type="float" office:value="32" calcext:value-type="float">
            <text:p>32</text:p>
          </table:table-cell>
          <table:table-cell office:value-type="float" office:value="1" calcext:value-type="float">
            <text:p>1</text:p>
          </table:table-cell>
          <table:table-cell office:value-type="float" office:value="2" calcext:value-type="float">
            <text:p>2</text:p>
          </table:table-cell>
          <table:table-cell table:formula="of:=([.E831]+[.F831])^2" office:value-type="float" office:value="9" calcext:value-type="float">
            <text:p>9</text:p>
          </table:table-cell>
          <table:table-cell table:formula="of:=IF([.C831] &gt;=1; [.G831]/[.C831]; &quot;&quot; )" office:value-type="float" office:value="4.86223662884927" calcext:value-type="float">
            <text:p>4.86223662884927</text:p>
          </table:table-cell>
        </table:table-row>
        <table:table-row table:style-name="ro1">
          <table:table-cell office:value-type="string" calcext:value-type="string">
            <text:p>quantifiedpredicates/basic/knownfolded.vpr</text:p>
          </table:table-cell>
          <table:table-cell office:value-type="float" office:value="0.978806469604016" calcext:value-type="float">
            <text:p>0.978806469604016</text:p>
          </table:table-cell>
          <table:table-cell office:value-type="float" office:value="1.793" calcext:value-type="float">
            <text:p>1.793</text:p>
          </table:table-cell>
          <table:table-cell office:value-type="float" office:value="40" calcext:value-type="float">
            <text:p>40</text:p>
          </table:table-cell>
          <table:table-cell office:value-type="float" office:value="2" calcext:value-type="float">
            <text:p>2</text:p>
          </table:table-cell>
          <table:table-cell office:value-type="float" office:value="1" calcext:value-type="float">
            <text:p>1</text:p>
          </table:table-cell>
          <table:table-cell table:formula="of:=([.E832]+[.F832])^2" office:value-type="float" office:value="9" calcext:value-type="float">
            <text:p>9</text:p>
          </table:table-cell>
          <table:table-cell table:formula="of:=IF([.C832] &gt;=1; [.G832]/[.C832]; &quot;&quot; )" office:value-type="float" office:value="5.01952035694367" calcext:value-type="float">
            <text:p>5.01952035694367</text:p>
          </table:table-cell>
        </table:table-row>
        <table:table-row table:style-name="ro1">
          <table:table-cell office:value-type="string" calcext:value-type="string">
            <text:p>quantifiedpredicates/basic/partial_permissions.vpr</text:p>
          </table:table-cell>
          <table:table-cell office:value-type="float" office:value="1.00100150225338" calcext:value-type="float">
            <text:p>1.00100150225338</text:p>
          </table:table-cell>
          <table:table-cell office:value-type="float" office:value="1.997" calcext:value-type="float">
            <text:p>1.997</text:p>
          </table:table-cell>
          <table:table-cell office:value-type="float" office:value="68" calcext:value-type="float">
            <text:p>68</text:p>
          </table:table-cell>
          <table:table-cell table:number-columns-repeated="2" office:value-type="float" office:value="1" calcext:value-type="float">
            <text:p>1</text:p>
          </table:table-cell>
          <table:table-cell table:formula="of:=([.E833]+[.F833])^2" office:value-type="float" office:value="4" calcext:value-type="float">
            <text:p>4</text:p>
          </table:table-cell>
          <table:table-cell table:formula="of:=IF([.C833] &gt;=1; [.G833]/[.C833]; &quot;&quot; )" office:value-type="float" office:value="2.00300450676014" calcext:value-type="float">
            <text:p>2.00300450676014</text:p>
          </table:table-cell>
        </table:table-row>
        <table:table-row table:style-name="ro1">
          <table:table-cell office:value-type="string" calcext:value-type="string">
            <text:p>quantifiedpredicates/basic/permissions.vpr</text:p>
          </table:table-cell>
          <table:table-cell office:value-type="float" office:value="1.11023176936122" calcext:value-type="float">
            <text:p>1.11023176936122</text:p>
          </table:table-cell>
          <table:table-cell office:value-type="float" office:value="1.769" calcext:value-type="float">
            <text:p>1.769</text:p>
          </table:table-cell>
          <table:table-cell office:value-type="float" office:value="84" calcext:value-type="float">
            <text:p>84</text:p>
          </table:table-cell>
          <table:table-cell office:value-type="float" office:value="1" calcext:value-type="float">
            <text:p>1</text:p>
          </table:table-cell>
          <table:table-cell office:value-type="float" office:value="2" calcext:value-type="float">
            <text:p>2</text:p>
          </table:table-cell>
          <table:table-cell table:formula="of:=([.E834]+[.F834])^2" office:value-type="float" office:value="9" calcext:value-type="float">
            <text:p>9</text:p>
          </table:table-cell>
          <table:table-cell table:formula="of:=IF([.C834] &gt;=1; [.G834]/[.C834]; &quot;&quot; )" office:value-type="float" office:value="5.08762012436405" calcext:value-type="float">
            <text:p>5.08762012436405</text:p>
          </table:table-cell>
        </table:table-row>
        <table:table-row table:style-name="ro1">
          <table:table-cell office:value-type="string" calcext:value-type="string">
            <text:p>quantifiedpredicates/basic/qp_exhale.vpr</text:p>
          </table:table-cell>
          <table:table-cell office:value-type="float" office:value="1.13824884792627" calcext:value-type="float">
            <text:p>1.13824884792627</text:p>
          </table:table-cell>
          <table:table-cell office:value-type="float" office:value="1.736" calcext:value-type="float">
            <text:p>1.736</text:p>
          </table:table-cell>
          <table:table-cell office:value-type="float" office:value="69" calcext:value-type="float">
            <text:p>69</text:p>
          </table:table-cell>
          <table:table-cell office:value-type="float" office:value="2" calcext:value-type="float">
            <text:p>2</text:p>
          </table:table-cell>
          <table:table-cell office:value-type="float" office:value="5" calcext:value-type="float">
            <text:p>5</text:p>
          </table:table-cell>
          <table:table-cell table:formula="of:=([.E835]+[.F835])^2" office:value-type="float" office:value="49" calcext:value-type="float">
            <text:p>49</text:p>
          </table:table-cell>
          <table:table-cell table:formula="of:=IF([.C835] &gt;=1; [.G835]/[.C835]; &quot;&quot; )" office:value-type="float" office:value="28.2258064516129" calcext:value-type="float">
            <text:p>28.2258064516129</text:p>
          </table:table-cell>
        </table:table-row>
        <table:table-row table:style-name="ro1">
          <table:table-cell office:value-type="string" calcext:value-type="string">
            <text:p>quantifiedpredicates/basic/recursive.vpr</text:p>
          </table:table-cell>
          <table:table-cell office:value-type="float" office:value="1.14268798105388" calcext:value-type="float">
            <text:p>1.14268798105388</text:p>
          </table:table-cell>
          <table:table-cell office:value-type="float" office:value="1.689" calcext:value-type="float">
            <text:p>1.689</text:p>
          </table:table-cell>
          <table:table-cell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formula="of:=([.E836]+[.F836])^2" office:value-type="float" office:value="9" calcext:value-type="float">
            <text:p>9</text:p>
          </table:table-cell>
          <table:table-cell table:formula="of:=IF([.C836] &gt;=1; [.G836]/[.C836]; &quot;&quot; )" office:value-type="float" office:value="5.32859680284192" calcext:value-type="float">
            <text:p>5.32859680284192</text:p>
          </table:table-cell>
        </table:table-row>
        <table:table-row table:style-name="ro1">
          <table:table-cell office:value-type="string" calcext:value-type="string">
            <text:p>quantifiedpredicates/basic/triggers.vpr</text:p>
          </table:table-cell>
          <table:table-cell office:value-type="float" office:value="1.04917156600748" calcext:value-type="float">
            <text:p>1.04917156600748</text:p>
          </table:table-cell>
          <table:table-cell office:value-type="float" office:value="1.871" calcext:value-type="float">
            <text:p>1.871</text:p>
          </table:table-cell>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formula="of:=([.E837]+[.F837])^2" office:value-type="float" office:value="9" calcext:value-type="float">
            <text:p>9</text:p>
          </table:table-cell>
          <table:table-cell table:formula="of:=IF([.C837] &gt;=1; [.G837]/[.C837]; &quot;&quot; )" office:value-type="float" office:value="4.81026189203634" calcext:value-type="float">
            <text:p>4.81026189203634</text:p>
          </table:table-cell>
        </table:table-row>
        <table:table-row table:style-name="ro1">
          <table:table-cell office:value-type="string" calcext:value-type="string">
            <text:p>quantifiedpredicates/examples/list_false.vpr</text:p>
          </table:table-cell>
          <table:table-cell office:value-type="float" office:value="0.855311355311355" calcext:value-type="float">
            <text:p>0.855311355311355</text:p>
          </table:table-cell>
          <table:table-cell office:value-type="float" office:value="4.368" calcext:value-type="float">
            <text:p>4.368</text:p>
          </table:table-cell>
          <table:table-cell office:value-type="float" office:value="65" calcext:value-type="float">
            <text:p>65</text:p>
          </table:table-cell>
          <table:table-cell office:value-type="float" office:value="2" calcext:value-type="float">
            <text:p>2</text:p>
          </table:table-cell>
          <table:table-cell office:value-type="float" office:value="1" calcext:value-type="float">
            <text:p>1</text:p>
          </table:table-cell>
          <table:table-cell table:formula="of:=([.E838]+[.F838])^2" office:value-type="float" office:value="9" calcext:value-type="float">
            <text:p>9</text:p>
          </table:table-cell>
          <table:table-cell table:formula="of:=IF([.C838] &gt;=1; [.G838]/[.C838]; &quot;&quot; )" office:value-type="float" office:value="2.06043956043956" calcext:value-type="float">
            <text:p>2.06043956043956</text:p>
          </table:table-cell>
        </table:table-row>
        <table:table-row table:style-name="ro1">
          <table:table-cell office:value-type="string" calcext:value-type="string">
            <text:p>quantifiedpredicates/examples/list.vpr</text:p>
          </table:table-cell>
          <table:table-cell office:value-type="float" office:value="0.73619884647075" calcext:value-type="float">
            <text:p>0.73619884647075</text:p>
          </table:table-cell>
          <table:table-cell office:value-type="float" office:value="7.282" calcext:value-type="float">
            <text:p>7.282</text:p>
          </table:table-cell>
          <table:table-cell office:value-type="float" office:value="63" calcext:value-type="float">
            <text:p>63</text:p>
          </table:table-cell>
          <table:table-cell office:value-type="float" office:value="2" calcext:value-type="float">
            <text:p>2</text:p>
          </table:table-cell>
          <table:table-cell office:value-type="float" office:value="1" calcext:value-type="float">
            <text:p>1</text:p>
          </table:table-cell>
          <table:table-cell table:formula="of:=([.E839]+[.F839])^2" office:value-type="float" office:value="9" calcext:value-type="float">
            <text:p>9</text:p>
          </table:table-cell>
          <table:table-cell table:formula="of:=IF([.C839] &gt;=1; [.G839]/[.C839]; &quot;&quot; )" office:value-type="float" office:value="1.23592419664927" calcext:value-type="float">
            <text:p>1.23592419664927</text:p>
          </table:table-cell>
        </table:table-row>
        <table:table-row table:style-name="ro1">
          <table:table-cell office:value-type="string" calcext:value-type="string">
            <text:p>quantifiedpredicates/issues/array_exhale2.vpr</text:p>
          </table:table-cell>
          <table:table-cell office:value-type="float" office:value="0.977800722767165" calcext:value-type="float">
            <text:p>0.977800722767165</text:p>
          </table:table-cell>
          <table:table-cell office:value-type="float" office:value="1.937" calcext:value-type="float">
            <text:p>1.937</text:p>
          </table:table-cell>
          <table:table-cell office:value-type="float" office:value="101" calcext:value-type="float">
            <text:p>101</text:p>
          </table:table-cell>
          <table:table-cell table:number-columns-repeated="2" office:value-type="float" office:value="1" calcext:value-type="float">
            <text:p>1</text:p>
          </table:table-cell>
          <table:table-cell table:formula="of:=([.E840]+[.F840])^2" office:value-type="float" office:value="4" calcext:value-type="float">
            <text:p>4</text:p>
          </table:table-cell>
          <table:table-cell table:formula="of:=IF([.C840] &gt;=1; [.G840]/[.C840]; &quot;&quot; )" office:value-type="float" office:value="2.06504904491482" calcext:value-type="float">
            <text:p>2.06504904491482</text:p>
          </table:table-cell>
        </table:table-row>
        <table:table-row table:style-name="ro1">
          <table:table-cell office:value-type="string" calcext:value-type="string">
            <text:p>quantifiedpredicates/issues/array_exhale.vpr</text:p>
          </table:table-cell>
          <table:table-cell office:value-type="float" office:value="1.03351063829787" calcext:value-type="float">
            <text:p>1.03351063829787</text:p>
          </table:table-cell>
          <table:table-cell office:value-type="float" office:value="1.88" calcext:value-type="float">
            <text:p>1.88</text:p>
          </table:table-cell>
          <table:table-cell office:value-type="float" office:value="101" calcext:value-type="float">
            <text:p>101</text:p>
          </table:table-cell>
          <table:table-cell table:number-columns-repeated="2" office:value-type="float" office:value="1" calcext:value-type="float">
            <text:p>1</text:p>
          </table:table-cell>
          <table:table-cell table:formula="of:=([.E841]+[.F841])^2" office:value-type="float" office:value="4" calcext:value-type="float">
            <text:p>4</text:p>
          </table:table-cell>
          <table:table-cell table:formula="of:=IF([.C841] &gt;=1; [.G841]/[.C841]; &quot;&quot; )" office:value-type="float" office:value="2.12765957446808" calcext:value-type="float">
            <text:p>2.12765957446808</text:p>
          </table:table-cell>
        </table:table-row>
        <table:table-row table:style-name="ro1">
          <table:table-cell office:value-type="string" calcext:value-type="string">
            <text:p>quantifiedpredicates/issues/trigger_check.vpr</text:p>
          </table:table-cell>
          <table:table-cell office:value-type="float" office:value="0.997150997150997" calcext:value-type="float">
            <text:p>0.997150997150997</text:p>
          </table:table-cell>
          <table:table-cell office:value-type="float" office:value="1.755" calcext:value-type="float">
            <text:p>1.755</text:p>
          </table:table-cell>
          <table:table-cell office:value-type="float" office:value="19" calcext:value-type="float">
            <text:p>19</text:p>
          </table:table-cell>
          <table:table-cell table:number-columns-repeated="2" office:value-type="float" office:value="1" calcext:value-type="float">
            <text:p>1</text:p>
          </table:table-cell>
          <table:table-cell table:formula="of:=([.E842]+[.F842])^2" office:value-type="float" office:value="4" calcext:value-type="float">
            <text:p>4</text:p>
          </table:table-cell>
          <table:table-cell table:formula="of:=IF([.C842] &gt;=1; [.G842]/[.C842]; &quot;&quot; )" office:value-type="float" office:value="2.27920227920228" calcext:value-type="float">
            <text:p>2.27920227920228</text:p>
          </table:table-cell>
        </table:table-row>
        <table:table-row table:style-name="ro1">
          <table:table-cell office:value-type="string" calcext:value-type="string">
            <text:p>quantifiedpredicates/issues/unfolding.vpr</text:p>
          </table:table-cell>
          <table:table-cell office:value-type="float" office:value="1.13545042125729" calcext:value-type="float">
            <text:p>1.13545042125729</text:p>
          </table:table-cell>
          <table:table-cell office:value-type="float" office:value="1.543" calcext:value-type="float">
            <text:p>1.543</text:p>
          </table:table-cell>
          <table:table-cell office:value-type="float" office:value="41" calcext:value-type="float">
            <text:p>41</text:p>
          </table:table-cell>
          <table:table-cell table:number-columns-repeated="2" office:value-type="float" office:value="1" calcext:value-type="float">
            <text:p>1</text:p>
          </table:table-cell>
          <table:table-cell table:formula="of:=([.E843]+[.F843])^2" office:value-type="float" office:value="4" calcext:value-type="float">
            <text:p>4</text:p>
          </table:table-cell>
          <table:table-cell table:formula="of:=IF([.C843] &gt;=1; [.G843]/[.C843]; &quot;&quot; )" office:value-type="float" office:value="2.59235255994815" calcext:value-type="float">
            <text:p>2.59235255994815</text:p>
          </table:table-cell>
        </table:table-row>
        <table:table-row table:style-name="ro1">
          <table:table-cell office:value-type="string" calcext:value-type="string">
            <text:p>quantifiedpredicates/issues/wildcards.vpr</text:p>
          </table:table-cell>
          <table:table-cell office:value-type="float" office:value="1.09129511677282" calcext:value-type="float">
            <text:p>1.09129511677282</text:p>
          </table:table-cell>
          <table:table-cell office:value-type="float" office:value="1.413" calcext:value-type="float">
            <text:p>1.413</text:p>
          </table:table-cell>
          <table:table-cell office:value-type="float" office:value="24" calcext:value-type="float">
            <text:p>24</text:p>
          </table:table-cell>
          <table:table-cell office:value-type="float" office:value="0" calcext:value-type="float">
            <text:p>0</text:p>
          </table:table-cell>
          <table:table-cell office:value-type="float" office:value="1" calcext:value-type="float">
            <text:p>1</text:p>
          </table:table-cell>
          <table:table-cell table:formula="of:=([.E844]+[.F844])^2" office:value-type="float" office:value="1" calcext:value-type="float">
            <text:p>1</text:p>
          </table:table-cell>
          <table:table-cell table:formula="of:=IF([.C844] &gt;=1; [.G844]/[.C844]; &quot;&quot; )" office:value-type="float" office:value="0.707714083510262" calcext:value-type="float">
            <text:p>0.707714083510262</text:p>
          </table:table-cell>
        </table:table-row>
        <table:table-row table:style-name="ro1">
          <table:table-cell office:value-type="string" calcext:value-type="string">
            <text:p>quantifiedpredicates/predicates/arguments.vpr</text:p>
          </table:table-cell>
          <table:table-cell office:value-type="float" office:value="1.09746588693957" calcext:value-type="float">
            <text:p>1.09746588693957</text:p>
          </table:table-cell>
          <table:table-cell office:value-type="float" office:value="2.052" calcext:value-type="float">
            <text:p>2.052</text:p>
          </table:table-cell>
          <table:table-cell office:value-type="float" office:value="141" calcext:value-type="float">
            <text:p>141</text:p>
          </table:table-cell>
          <table:table-cell office:value-type="float" office:value="3" calcext:value-type="float">
            <text:p>3</text:p>
          </table:table-cell>
          <table:table-cell office:value-type="float" office:value="1" calcext:value-type="float">
            <text:p>1</text:p>
          </table:table-cell>
          <table:table-cell table:formula="of:=([.E845]+[.F845])^2" office:value-type="float" office:value="16" calcext:value-type="float">
            <text:p>16</text:p>
          </table:table-cell>
          <table:table-cell table:formula="of:=IF([.C845] &gt;=1; [.G845]/[.C845]; &quot;&quot; )" office:value-type="float" office:value="7.79727095516569" calcext:value-type="float">
            <text:p>7.79727095516569</text:p>
          </table:table-cell>
        </table:table-row>
        <table:table-row table:style-name="ro1">
          <table:table-cell office:value-type="string" calcext:value-type="string">
            <text:p>termination/errorMessages/cycleDecreases.vpr</text:p>
          </table:table-cell>
          <table:table-cell office:value-type="float" office:value="0.8" calcext:value-type="float">
            <text:p>0.8</text:p>
          </table:table-cell>
          <table:table-cell office:value-type="float" office:value="0.02" calcext:value-type="float">
            <text:p>0.02</text:p>
          </table:table-cell>
          <table:table-cell office:value-type="float" office:value="29" calcext:value-type="float">
            <text:p>29</text:p>
          </table:table-cell>
          <table:table-cell table:number-columns-repeated="2" office:value-type="float" office:value="0" calcext:value-type="float">
            <text:p>0</text:p>
          </table:table-cell>
          <table:table-cell table:formula="of:=([.E846]+[.F846])^2" office:value-type="float" office:value="0" calcext:value-type="float">
            <text:p>0</text:p>
          </table:table-cell>
          <table:table-cell table:formula="of:=IF([.C846] &gt;=1; [.G846]/[.C846]; &quot;&quot; )">
            <text:p/>
          </table:table-cell>
        </table:table-row>
        <table:table-row table:style-name="ro1">
          <table:table-cell office:value-type="string" calcext:value-type="string">
            <text:p>termination/errorMessages/illegalDecreases.vpr</text:p>
          </table:table-cell>
          <table:table-cell office:value-type="float" office:value="0.884615384615385" calcext:value-type="float">
            <text:p>0.884615384615385</text:p>
          </table:table-cell>
          <table:table-cell office:value-type="float" office:value="0.052" calcext:value-type="float">
            <text:p>0.052</text:p>
          </table:table-cell>
          <table:table-cell office:value-type="float" office:value="17" calcext:value-type="float">
            <text:p>17</text:p>
          </table:table-cell>
          <table:table-cell table:number-columns-repeated="2" office:value-type="float" office:value="0" calcext:value-type="float">
            <text:p>0</text:p>
          </table:table-cell>
          <table:table-cell table:formula="of:=([.E847]+[.F847])^2" office:value-type="float" office:value="0" calcext:value-type="float">
            <text:p>0</text:p>
          </table:table-cell>
          <table:table-cell table:formula="of:=IF([.C847] &gt;=1; [.G847]/[.C847]; &quot;&quot; )">
            <text:p/>
          </table:table-cell>
        </table:table-row>
        <table:table-row table:style-name="ro1">
          <table:table-cell office:value-type="string" calcext:value-type="string">
            <text:p>termination/errorMessages/multipleDecreases.vpr</text:p>
          </table:table-cell>
          <table:table-cell office:value-type="float" office:value="1" calcext:value-type="float">
            <text:p>1</text:p>
          </table:table-cell>
          <table:table-cell office:value-type="float" office:value="0.015" calcext:value-type="float">
            <text:p>0.015</text:p>
          </table:table-cell>
          <table:table-cell office:value-type="float" office:value="27" calcext:value-type="float">
            <text:p>27</text:p>
          </table:table-cell>
          <table:table-cell table:number-columns-repeated="2" office:value-type="float" office:value="0" calcext:value-type="float">
            <text:p>0</text:p>
          </table:table-cell>
          <table:table-cell table:formula="of:=([.E848]+[.F848])^2" office:value-type="float" office:value="0" calcext:value-type="float">
            <text:p>0</text:p>
          </table:table-cell>
          <table:table-cell table:formula="of:=IF([.C848] &gt;=1; [.G848]/[.C848]; &quot;&quot; )">
            <text:p/>
          </table:table-cell>
        </table:table-row>
        <table:table-row table:style-name="ro1">
          <table:table-cell office:value-type="string" calcext:value-type="string">
            <text:p>termination/errorMessages/notDefined.vpr</text:p>
          </table:table-cell>
          <table:table-cell office:value-type="float" office:value="0.8" calcext:value-type="float">
            <text:p>0.8</text:p>
          </table:table-cell>
          <table:table-cell office:value-type="float" office:value="0.01" calcext:value-type="float">
            <text:p>0.01</text:p>
          </table:table-cell>
          <table:table-cell office:value-type="float" office:value="26" calcext:value-type="float">
            <text:p>26</text:p>
          </table:table-cell>
          <table:table-cell table:number-columns-repeated="2" office:value-type="float" office:value="0" calcext:value-type="float">
            <text:p>0</text:p>
          </table:table-cell>
          <table:table-cell table:formula="of:=([.E849]+[.F849])^2" office:value-type="float" office:value="0" calcext:value-type="float">
            <text:p>0</text:p>
          </table:table-cell>
          <table:table-cell table:formula="of:=IF([.C849] &gt;=1; [.G849]/[.C849]; &quot;&quot; )">
            <text:p/>
          </table:table-cell>
        </table:table-row>
        <table:table-row table:style-name="ro1">
          <table:table-cell office:value-type="string" calcext:value-type="string">
            <text:p>termination/errorMessages/typeCheckErrorDecreases.vpr</text:p>
          </table:table-cell>
          <table:table-cell office:value-type="float" office:value="1" calcext:value-type="float">
            <text:p>1</text:p>
          </table:table-cell>
          <table:table-cell office:value-type="float" office:value="0.005" calcext:value-type="float">
            <text:p>0.005</text:p>
          </table:table-cell>
          <table:table-cell office:value-type="float" office:value="27" calcext:value-type="float">
            <text:p>27</text:p>
          </table:table-cell>
          <table:table-cell office:value-type="float" office:value="1" calcext:value-type="float">
            <text:p>1</text:p>
          </table:table-cell>
          <table:table-cell office:value-type="float" office:value="0" calcext:value-type="float">
            <text:p>0</text:p>
          </table:table-cell>
          <table:table-cell table:formula="of:=([.E850]+[.F850])^2" office:value-type="float" office:value="1" calcext:value-type="float">
            <text:p>1</text:p>
          </table:table-cell>
          <table:table-cell table:formula="of:=IF([.C850] &gt;=1; [.G850]/[.C850]; &quot;&quot; )">
            <text:p/>
          </table:table-cell>
        </table:table-row>
        <table:table-row table:style-name="ro1">
          <table:table-cell office:value-type="string" calcext:value-type="string">
            <text:p>termination/functions/basic/adt.vpr</text:p>
          </table:table-cell>
          <table:table-cell office:value-type="float" office:value="1.18768328445748" calcext:value-type="float">
            <text:p>1.18768328445748</text:p>
          </table:table-cell>
          <table:table-cell office:value-type="float" office:value="1.705" calcext:value-type="float">
            <text:p>1.705</text:p>
          </table:table-cell>
          <table:table-cell office:value-type="float" office:value="85" calcext:value-type="float">
            <text:p>85</text:p>
          </table:table-cell>
          <table:table-cell table:number-columns-repeated="2" office:value-type="float" office:value="0" calcext:value-type="float">
            <text:p>0</text:p>
          </table:table-cell>
          <table:table-cell table:formula="of:=([.E851]+[.F851])^2" office:value-type="float" office:value="0" calcext:value-type="float">
            <text:p>0</text:p>
          </table:table-cell>
          <table:table-cell table:formula="of:=IF([.C851] &gt;=1; [.G851]/[.C851]; &quot;&quot; )" office:value-type="float" office:value="0" calcext:value-type="float">
            <text:p>0</text:p>
          </table:table-cell>
        </table:table-row>
        <table:table-row table:style-name="ro1">
          <table:table-cell office:value-type="string" calcext:value-type="string">
            <text:p>termination/functions/basic/allTypes.vpr</text:p>
          </table:table-cell>
          <table:table-cell office:value-type="float" office:value="1.06401326699834" calcext:value-type="float">
            <text:p>1.06401326699834</text:p>
          </table:table-cell>
          <table:table-cell office:value-type="float" office:value="3.015" calcext:value-type="float">
            <text:p>3.015</text:p>
          </table:table-cell>
          <table:table-cell office:value-type="float" office:value="157" calcext:value-type="float">
            <text:p>157</text:p>
          </table:table-cell>
          <table:table-cell table:number-columns-repeated="2" office:value-type="float" office:value="1" calcext:value-type="float">
            <text:p>1</text:p>
          </table:table-cell>
          <table:table-cell table:formula="of:=([.E852]+[.F852])^2" office:value-type="float" office:value="4" calcext:value-type="float">
            <text:p>4</text:p>
          </table:table-cell>
          <table:table-cell table:formula="of:=IF([.C852] &gt;=1; [.G852]/[.C852]; &quot;&quot; )" office:value-type="float" office:value="1.32669983416252" calcext:value-type="float">
            <text:p>1.32669983416252</text:p>
          </table:table-cell>
        </table:table-row>
        <table:table-row table:style-name="ro1">
          <table:table-cell office:value-type="string" calcext:value-type="string">
            <text:p>termination/functions/basic/conditions.vpr</text:p>
          </table:table-cell>
          <table:table-cell office:value-type="float" office:value="1.2741935483871" calcext:value-type="float">
            <text:p>1.2741935483871</text:p>
          </table:table-cell>
          <table:table-cell office:value-type="float" office:value="1.364" calcext:value-type="float">
            <text:p>1.364</text:p>
          </table:table-cell>
          <table:table-cell office:value-type="float" office:value="52" calcext:value-type="float">
            <text:p>52</text:p>
          </table:table-cell>
          <table:table-cell table:number-columns-repeated="2" office:value-type="float" office:value="1" calcext:value-type="float">
            <text:p>1</text:p>
          </table:table-cell>
          <table:table-cell table:formula="of:=([.E853]+[.F853])^2" office:value-type="float" office:value="4" calcext:value-type="float">
            <text:p>4</text:p>
          </table:table-cell>
          <table:table-cell table:formula="of:=IF([.C853] &gt;=1; [.G853]/[.C853]; &quot;&quot; )" office:value-type="float" office:value="2.93255131964809" calcext:value-type="float">
            <text:p>2.93255131964809</text:p>
          </table:table-cell>
        </table:table-row>
        <table:table-row table:style-name="ro1">
          <table:table-cell office:value-type="string" calcext:value-type="string">
            <text:p>termination/functions/basic/decCondition.vpr</text:p>
          </table:table-cell>
          <table:table-cell office:value-type="float" office:value="1.25251076040172" calcext:value-type="float">
            <text:p>1.25251076040172</text:p>
          </table:table-cell>
          <table:table-cell office:value-type="float" office:value="1.394" calcext:value-type="float">
            <text:p>1.394</text:p>
          </table:table-cell>
          <table:table-cell office:value-type="float" office:value="43" calcext:value-type="float">
            <text:p>43</text:p>
          </table:table-cell>
          <table:table-cell table:number-columns-repeated="2" office:value-type="float" office:value="0" calcext:value-type="float">
            <text:p>0</text:p>
          </table:table-cell>
          <table:table-cell table:formula="of:=([.E854]+[.F854])^2" office:value-type="float" office:value="0" calcext:value-type="float">
            <text:p>0</text:p>
          </table:table-cell>
          <table:table-cell table:formula="of:=IF([.C854] &gt;=1; [.G854]/[.C854]; &quot;&quot; )" office:value-type="float" office:value="0" calcext:value-type="float">
            <text:p>0</text:p>
          </table:table-cell>
        </table:table-row>
        <table:table-row table:style-name="ro1">
          <table:table-cell office:value-type="string" calcext:value-type="string">
            <text:p>termination/functions/basic/postsCheck.vpr</text:p>
          </table:table-cell>
          <table:table-cell office:value-type="float" office:value="1.29044394281415" calcext:value-type="float">
            <text:p>1.29044394281415</text:p>
          </table:table-cell>
          <table:table-cell office:value-type="float" office:value="1.329" calcext:value-type="float">
            <text:p>1.329</text:p>
          </table:table-cell>
          <table:table-cell office:value-type="float" office:value="32" calcext:value-type="float">
            <text:p>32</text:p>
          </table:table-cell>
          <table:table-cell table:number-columns-repeated="2" office:value-type="float" office:value="0" calcext:value-type="float">
            <text:p>0</text:p>
          </table:table-cell>
          <table:table-cell table:formula="of:=([.E855]+[.F855])^2" office:value-type="float" office:value="0" calcext:value-type="float">
            <text:p>0</text:p>
          </table:table-cell>
          <table:table-cell table:formula="of:=IF([.C855] &gt;=1; [.G855]/[.C855]; &quot;&quot; )" office:value-type="float" office:value="0" calcext:value-type="float">
            <text:p>0</text:p>
          </table:table-cell>
        </table:table-row>
        <table:table-row table:style-name="ro1">
          <table:table-cell office:value-type="string" calcext:value-type="string">
            <text:p>termination/functions/basic/presCheck.vpr</text:p>
          </table:table-cell>
          <table:table-cell office:value-type="float" office:value="1.23769230769231" calcext:value-type="float">
            <text:p>1.23769230769231</text:p>
          </table:table-cell>
          <table:table-cell office:value-type="float" office:value="1.3" calcext:value-type="float">
            <text:p>1.3</text:p>
          </table:table-cell>
          <table:table-cell office:value-type="float" office:value="35" calcext:value-type="float">
            <text:p>35</text:p>
          </table:table-cell>
          <table:table-cell table:number-columns-repeated="2" office:value-type="float" office:value="0" calcext:value-type="float">
            <text:p>0</text:p>
          </table:table-cell>
          <table:table-cell table:formula="of:=([.E856]+[.F856])^2" office:value-type="float" office:value="0" calcext:value-type="float">
            <text:p>0</text:p>
          </table:table-cell>
          <table:table-cell table:formula="of:=IF([.C856] &gt;=1; [.G856]/[.C856]; &quot;&quot; )" office:value-type="float" office:value="0" calcext:value-type="float">
            <text:p>0</text:p>
          </table:table-cell>
        </table:table-row>
        <table:table-row table:style-name="ro1">
          <table:table-cell office:value-type="string" calcext:value-type="string">
            <text:p>termination/functions/basic/simpleTests.vpr</text:p>
          </table:table-cell>
          <table:table-cell office:value-type="float" office:value="1.2780269058296" calcext:value-type="float">
            <text:p>1.2780269058296</text:p>
          </table:table-cell>
          <table:table-cell office:value-type="float" office:value="1.338" calcext:value-type="float">
            <text:p>1.338</text:p>
          </table:table-cell>
          <table:table-cell office:value-type="float" office:value="41" calcext:value-type="float">
            <text:p>41</text:p>
          </table:table-cell>
          <table:table-cell table:number-columns-repeated="2" office:value-type="float" office:value="0" calcext:value-type="float">
            <text:p>0</text:p>
          </table:table-cell>
          <table:table-cell table:formula="of:=([.E857]+[.F857])^2" office:value-type="float" office:value="0" calcext:value-type="float">
            <text:p>0</text:p>
          </table:table-cell>
          <table:table-cell table:formula="of:=IF([.C857] &gt;=1; [.G857]/[.C857]; &quot;&quot; )" office:value-type="float" office:value="0" calcext:value-type="float">
            <text:p>0</text:p>
          </table:table-cell>
        </table:table-row>
        <table:table-row table:style-name="ro1">
          <table:table-cell office:value-type="string" calcext:value-type="string">
            <text:p>termination/functions/expressions/inhaleexhale.vpr</text:p>
          </table:table-cell>
          <table:table-cell office:value-type="float" office:value="1.30431244914565" calcext:value-type="float">
            <text:p>1.30431244914565</text:p>
          </table:table-cell>
          <table:table-cell office:value-type="float" office:value="1.229" calcext:value-type="float">
            <text:p>1.229</text:p>
          </table:table-cell>
          <table:table-cell office:value-type="float" office:value="13" calcext:value-type="float">
            <text:p>13</text:p>
          </table:table-cell>
          <table:table-cell table:number-columns-repeated="2" office:value-type="float" office:value="0" calcext:value-type="float">
            <text:p>0</text:p>
          </table:table-cell>
          <table:table-cell table:formula="of:=([.E858]+[.F858])^2" office:value-type="float" office:value="0" calcext:value-type="float">
            <text:p>0</text:p>
          </table:table-cell>
          <table:table-cell table:formula="of:=IF([.C858] &gt;=1; [.G858]/[.C858]; &quot;&quot; )" office:value-type="float" office:value="0" calcext:value-type="float">
            <text:p>0</text:p>
          </table:table-cell>
        </table:table-row>
        <table:table-row table:style-name="ro1">
          <table:table-cell office:value-type="string" calcext:value-type="string">
            <text:p>termination/functions/expressions/letexpr.vpr</text:p>
          </table:table-cell>
          <table:table-cell office:value-type="float" office:value="1.25" calcext:value-type="float">
            <text:p>1.25</text:p>
          </table:table-cell>
          <table:table-cell office:value-type="float" office:value="1.268" calcext:value-type="float">
            <text:p>1.268</text:p>
          </table:table-cell>
          <table:table-cell office:value-type="float" office:value="16" calcext:value-type="float">
            <text:p>16</text:p>
          </table:table-cell>
          <table:table-cell table:number-columns-repeated="2" office:value-type="float" office:value="0" calcext:value-type="float">
            <text:p>0</text:p>
          </table:table-cell>
          <table:table-cell table:formula="of:=([.E859]+[.F859])^2" office:value-type="float" office:value="0" calcext:value-type="float">
            <text:p>0</text:p>
          </table:table-cell>
          <table:table-cell table:formula="of:=IF([.C859] &gt;=1; [.G859]/[.C859]; &quot;&quot; )" office:value-type="float" office:value="0" calcext:value-type="float">
            <text:p>0</text:p>
          </table:table-cell>
        </table:table-row>
        <table:table-row table:style-name="ro1">
          <table:table-cell office:value-type="string" calcext:value-type="string">
            <text:p>termination/functions/expressions/unfolding.vpr</text:p>
          </table:table-cell>
          <table:table-cell office:value-type="float" office:value="1.30850131463628" calcext:value-type="float">
            <text:p>1.30850131463628</text:p>
          </table:table-cell>
          <table:table-cell office:value-type="float" office:value="1.141" calcext:value-type="float">
            <text:p>1.141</text:p>
          </table:table-cell>
          <table:table-cell table:number-columns-repeated="3" office:value-type="float" office:value="0" calcext:value-type="float">
            <text:p>0</text:p>
          </table:table-cell>
          <table:table-cell table:formula="of:=([.E860]+[.F860])^2" office:value-type="float" office:value="0" calcext:value-type="float">
            <text:p>0</text:p>
          </table:table-cell>
          <table:table-cell table:formula="of:=IF([.C860] &gt;=1; [.G860]/[.C860]; &quot;&quot; )" office:value-type="float" office:value="0" calcext:value-type="float">
            <text:p>0</text:p>
          </table:table-cell>
        </table:table-row>
        <table:table-row table:style-name="ro1">
          <table:table-cell office:value-type="string" calcext:value-type="string">
            <text:p>termination/methods/basic/decCondition.vpr</text:p>
          </table:table-cell>
          <table:table-cell office:value-type="float" office:value="1.23926868044515" calcext:value-type="float">
            <text:p>1.23926868044515</text:p>
          </table:table-cell>
          <table:table-cell office:value-type="float" office:value="1.258" calcext:value-type="float">
            <text:p>1.258</text:p>
          </table:table-cell>
          <table:table-cell office:value-type="float" office:value="46" calcext:value-type="float">
            <text:p>46</text:p>
          </table:table-cell>
          <table:table-cell table:number-columns-repeated="2" office:value-type="float" office:value="0" calcext:value-type="float">
            <text:p>0</text:p>
          </table:table-cell>
          <table:table-cell table:formula="of:=([.E861]+[.F861])^2" office:value-type="float" office:value="0" calcext:value-type="float">
            <text:p>0</text:p>
          </table:table-cell>
          <table:table-cell table:formula="of:=IF([.C861] &gt;=1; [.G861]/[.C861]; &quot;&quot; )" office:value-type="float" office:value="0" calcext:value-type="float">
            <text:p>0</text:p>
          </table:table-cell>
        </table:table-row>
        <table:table-row table:style-name="ro1">
          <table:table-cell office:value-type="string" calcext:value-type="string">
            <text:p>termination/methods/basic/simpleTests.vpr</text:p>
          </table:table-cell>
          <table:table-cell office:value-type="float" office:value="1.32154605263158" calcext:value-type="float">
            <text:p>1.32154605263158</text:p>
          </table:table-cell>
          <table:table-cell office:value-type="float" office:value="1.216" calcext:value-type="float">
            <text:p>1.216</text:p>
          </table:table-cell>
          <table:table-cell office:value-type="float" office:value="35" calcext:value-type="float">
            <text:p>35</text:p>
          </table:table-cell>
          <table:table-cell table:number-columns-repeated="2" office:value-type="float" office:value="0" calcext:value-type="float">
            <text:p>0</text:p>
          </table:table-cell>
          <table:table-cell table:formula="of:=([.E862]+[.F862])^2" office:value-type="float" office:value="0" calcext:value-type="float">
            <text:p>0</text:p>
          </table:table-cell>
          <table:table-cell table:formula="of:=IF([.C862] &gt;=1; [.G862]/[.C862]; &quot;&quot; )" office:value-type="float" office:value="0" calcext:value-type="float">
            <text:p>0</text:p>
          </table:table-cell>
        </table:table-row>
        <table:table-row table:style-name="ro1">
          <table:table-cell office:value-type="string" calcext:value-type="string">
            <text:p>termination/methods/basic/someTypes.vpr</text:p>
          </table:table-cell>
          <table:table-cell office:value-type="float" office:value="1.28561202576951" calcext:value-type="float">
            <text:p>1.28561202576951</text:p>
          </table:table-cell>
          <table:table-cell office:value-type="float" office:value="1.397" calcext:value-type="float">
            <text:p>1.397</text:p>
          </table:table-cell>
          <table:table-cell office:value-type="float" office:value="35" calcext:value-type="float">
            <text:p>35</text:p>
          </table:table-cell>
          <table:table-cell table:number-columns-repeated="2" office:value-type="float" office:value="1" calcext:value-type="float">
            <text:p>1</text:p>
          </table:table-cell>
          <table:table-cell table:formula="of:=([.E863]+[.F863])^2" office:value-type="float" office:value="4" calcext:value-type="float">
            <text:p>4</text:p>
          </table:table-cell>
          <table:table-cell table:formula="of:=IF([.C863] &gt;=1; [.G863]/[.C863]; &quot;&quot; )" office:value-type="float" office:value="2.86327845382963" calcext:value-type="float">
            <text:p>2.86327845382963</text:p>
          </table:table-cell>
        </table:table-row>
        <table:table-row table:style-name="ro1">
          <table:table-cell office:value-type="string" calcext:value-type="string">
            <text:p>termination/methods/loops/loopCondition.vpr</text:p>
          </table:table-cell>
          <table:table-cell office:value-type="float" office:value="1.2933025404157" calcext:value-type="float">
            <text:p>1.2933025404157</text:p>
          </table:table-cell>
          <table:table-cell office:value-type="float" office:value="1.299" calcext:value-type="float">
            <text:p>1.299</text:p>
          </table:table-cell>
          <table:table-cell office:value-type="float" office:value="46" calcext:value-type="float">
            <text:p>46</text:p>
          </table:table-cell>
          <table:table-cell table:number-columns-repeated="2" office:value-type="float" office:value="0" calcext:value-type="float">
            <text:p>0</text:p>
          </table:table-cell>
          <table:table-cell table:formula="of:=([.E864]+[.F864])^2" office:value-type="float" office:value="0" calcext:value-type="float">
            <text:p>0</text:p>
          </table:table-cell>
          <table:table-cell table:formula="of:=IF([.C864] &gt;=1; [.G864]/[.C864]; &quot;&quot; )" office:value-type="float" office:value="0" calcext:value-type="float">
            <text:p>0</text:p>
          </table:table-cell>
        </table:table-row>
        <table:table-row table:style-name="ro1">
          <table:table-cell office:value-type="string" calcext:value-type="string">
            <text:p>termination/methods/loops/predicates.vpr</text:p>
          </table:table-cell>
          <table:table-cell office:value-type="float" office:value="1.27494908350306" calcext:value-type="float">
            <text:p>1.27494908350306</text:p>
          </table:table-cell>
          <table:table-cell office:value-type="float" office:value="1.473" calcext:value-type="float">
            <text:p>1.473</text:p>
          </table:table-cell>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formula="of:=([.E865]+[.F865])^2" office:value-type="float" office:value="9" calcext:value-type="float">
            <text:p>9</text:p>
          </table:table-cell>
          <table:table-cell table:formula="of:=IF([.C865] &gt;=1; [.G865]/[.C865]; &quot;&quot; )" office:value-type="float" office:value="6.10997963340122" calcext:value-type="float">
            <text:p>6.10997963340122</text:p>
          </table:table-cell>
        </table:table-row>
        <table:table-row table:style-name="ro1">
          <table:table-cell office:value-type="string" calcext:value-type="string">
            <text:p>termination/methods/loops/whileLoop.vpr</text:p>
          </table:table-cell>
          <table:table-cell office:value-type="float" office:value="1.38618181818182" calcext:value-type="float">
            <text:p>1.38618181818182</text:p>
          </table:table-cell>
          <table:table-cell office:value-type="float" office:value="1.375" calcext:value-type="float">
            <text:p>1.375</text:p>
          </table:table-cell>
          <table:table-cell office:value-type="float" office:value="171" calcext:value-type="float">
            <text:p>171</text:p>
          </table:table-cell>
          <table:table-cell office:value-type="float" office:value="1" calcext:value-type="float">
            <text:p>1</text:p>
          </table:table-cell>
          <table:table-cell office:value-type="float" office:value="0" calcext:value-type="float">
            <text:p>0</text:p>
          </table:table-cell>
          <table:table-cell table:formula="of:=([.E866]+[.F866])^2" office:value-type="float" office:value="1" calcext:value-type="float">
            <text:p>1</text:p>
          </table:table-cell>
          <table:table-cell table:formula="of:=IF([.C866] &gt;=1; [.G866]/[.C866]; &quot;&quot; )" office:value-type="float" office:value="0.727272727272727" calcext:value-type="float">
            <text:p>0.727272727272727</text:p>
          </table:table-cell>
        </table:table-row>
        <table:table-row table:style-name="ro1">
          <table:table-cell office:value-type="string" calcext:value-type="string">
            <text:p>wands/examples/list_insert_tmp.vpr</text:p>
          </table:table-cell>
          <table:table-cell office:value-type="float" office:value="2.22676797194623" calcext:value-type="float">
            <text:p>2.22676797194623</text:p>
          </table:table-cell>
          <table:table-cell office:value-type="float" office:value="1.711" calcext:value-type="float">
            <text:p>1.711</text:p>
          </table:table-cell>
          <table:table-cell office:value-type="float" office:value="139" calcext:value-type="float">
            <text:p>139</text:p>
          </table:table-cell>
          <table:table-cell office:value-type="float" office:value="2" calcext:value-type="float">
            <text:p>2</text:p>
          </table:table-cell>
          <table:table-cell office:value-type="float" office:value="1" calcext:value-type="float">
            <text:p>1</text:p>
          </table:table-cell>
          <table:table-cell table:formula="of:=([.E867]+[.F867])^2" office:value-type="float" office:value="9" calcext:value-type="float">
            <text:p>9</text:p>
          </table:table-cell>
          <table:table-cell table:formula="of:=IF([.C867] &gt;=1; [.G867]/[.C867]; &quot;&quot; )" office:value-type="float" office:value="5.26008182349503" calcext:value-type="float">
            <text:p>5.26008182349503</text:p>
          </table:table-cell>
        </table:table-row>
        <table:table-row table:style-name="ro1">
          <table:table-cell office:value-type="string" calcext:value-type="string">
            <text:p>wands/examples/list_sum_verbose.vpr</text:p>
          </table:table-cell>
          <table:table-cell office:value-type="float" office:value="1.65122615803815" calcext:value-type="float">
            <text:p>1.65122615803815</text:p>
          </table:table-cell>
          <table:table-cell office:value-type="float" office:value="1.468" calcext:value-type="float">
            <text:p>1.468</text:p>
          </table:table-cell>
          <table:table-cell office:value-type="float" office:value="74" calcext:value-type="float">
            <text:p>74</text:p>
          </table:table-cell>
          <table:table-cell office:value-type="float" office:value="3" calcext:value-type="float">
            <text:p>3</text:p>
          </table:table-cell>
          <table:table-cell office:value-type="float" office:value="1" calcext:value-type="float">
            <text:p>1</text:p>
          </table:table-cell>
          <table:table-cell table:formula="of:=([.E868]+[.F868])^2" office:value-type="float" office:value="16" calcext:value-type="float">
            <text:p>16</text:p>
          </table:table-cell>
          <table:table-cell table:formula="of:=IF([.C868] &gt;=1; [.G868]/[.C868]; &quot;&quot; )" office:value-type="float" office:value="10.8991825613079" calcext:value-type="float">
            <text:p>10.8991825613079</text:p>
          </table:table-cell>
        </table:table-row>
        <table:table-row table:style-name="ro1">
          <table:table-cell office:value-type="string" calcext:value-type="string">
            <text:p>wands/examples_paper/conditionals.vpr</text:p>
          </table:table-cell>
          <table:table-cell office:value-type="float" office:value="1.5844262295082" calcext:value-type="float">
            <text:p>1.5844262295082</text:p>
          </table:table-cell>
          <table:table-cell office:value-type="float" office:value="1.22" calcext:value-type="float">
            <text:p>1.22</text:p>
          </table:table-cell>
          <table:table-cell office:value-type="float" office:value="111" calcext:value-type="float">
            <text:p>111</text:p>
          </table:table-cell>
          <table:table-cell office:value-type="float" office:value="3" calcext:value-type="float">
            <text:p>3</text:p>
          </table:table-cell>
          <table:table-cell office:value-type="float" office:value="0" calcext:value-type="float">
            <text:p>0</text:p>
          </table:table-cell>
          <table:table-cell table:formula="of:=([.E869]+[.F869])^2" office:value-type="float" office:value="9" calcext:value-type="float">
            <text:p>9</text:p>
          </table:table-cell>
          <table:table-cell table:formula="of:=IF([.C869] &gt;=1; [.G869]/[.C869]; &quot;&quot; )" office:value-type="float" office:value="7.37704918032787" calcext:value-type="float">
            <text:p>7.37704918032787</text:p>
          </table:table-cell>
        </table:table-row>
        <table:table-row table:style-name="ro1">
          <table:table-cell office:value-type="string" calcext:value-type="string">
            <text:p>wands/examples_paper/list_insert_noseq_heuristics.vpr</text:p>
          </table:table-cell>
          <table:table-cell office:value-type="float" office:value="1.71411901983664" calcext:value-type="float">
            <text:p>1.71411901983664</text:p>
          </table:table-cell>
          <table:table-cell office:value-type="float" office:value="1.714" calcext:value-type="float">
            <text:p>1.714</text:p>
          </table:table-cell>
          <table:table-cell office:value-type="float" office:value="82" calcext:value-type="float">
            <text:p>82</text:p>
          </table:table-cell>
          <table:table-cell office:value-type="float" office:value="3" calcext:value-type="float">
            <text:p>3</text:p>
          </table:table-cell>
          <table:table-cell office:value-type="float" office:value="1" calcext:value-type="float">
            <text:p>1</text:p>
          </table:table-cell>
          <table:table-cell table:formula="of:=([.E870]+[.F870])^2" office:value-type="float" office:value="16" calcext:value-type="float">
            <text:p>16</text:p>
          </table:table-cell>
          <table:table-cell table:formula="of:=IF([.C870] &gt;=1; [.G870]/[.C870]; &quot;&quot; )" office:value-type="float" office:value="9.33488914819137" calcext:value-type="float">
            <text:p>9.33488914819137</text:p>
          </table:table-cell>
        </table:table-row>
        <table:table-row table:style-name="ro1">
          <table:table-cell office:value-type="string" calcext:value-type="string">
            <text:p>wands/examples_paper/list_insert_noseq.vpr</text:p>
          </table:table-cell>
          <table:table-cell office:value-type="float" office:value="1.47171145685997" calcext:value-type="float">
            <text:p>1.47171145685997</text:p>
          </table:table-cell>
          <table:table-cell office:value-type="float" office:value="1.414" calcext:value-type="float">
            <text:p>1.414</text:p>
          </table:table-cell>
          <table:table-cell office:value-type="float" office:value="97" calcext:value-type="float">
            <text:p>97</text:p>
          </table:table-cell>
          <table:table-cell office:value-type="float" office:value="2" calcext:value-type="float">
            <text:p>2</text:p>
          </table:table-cell>
          <table:table-cell office:value-type="float" office:value="1" calcext:value-type="float">
            <text:p>1</text:p>
          </table:table-cell>
          <table:table-cell table:formula="of:=([.E871]+[.F871])^2" office:value-type="float" office:value="9" calcext:value-type="float">
            <text:p>9</text:p>
          </table:table-cell>
          <table:table-cell table:formula="of:=IF([.C871] &gt;=1; [.G871]/[.C871]; &quot;&quot; )" office:value-type="float" office:value="6.36492220650636" calcext:value-type="float">
            <text:p>6.36492220650636</text:p>
          </table:table-cell>
        </table:table-row>
        <table:table-row table:style-name="ro1">
          <table:table-cell office:value-type="string" calcext:value-type="string">
            <text:p>wands/examples_paper/list_insert.vpr</text:p>
          </table:table-cell>
          <table:table-cell office:value-type="float" office:value="0.356289874038933" calcext:value-type="float">
            <text:p>0.356289874038933</text:p>
          </table:table-cell>
          <table:table-cell office:value-type="float" office:value="24.452" calcext:value-type="float">
            <text:p>24.452</text:p>
          </table:table-cell>
          <table:table-cell office:value-type="float" office:value="115" calcext:value-type="float">
            <text:p>115</text:p>
          </table:table-cell>
          <table:table-cell office:value-type="float" office:value="2" calcext:value-type="float">
            <text:p>2</text:p>
          </table:table-cell>
          <table:table-cell office:value-type="float" office:value="1" calcext:value-type="float">
            <text:p>1</text:p>
          </table:table-cell>
          <table:table-cell table:formula="of:=([.E872]+[.F872])^2" office:value-type="float" office:value="9" calcext:value-type="float">
            <text:p>9</text:p>
          </table:table-cell>
          <table:table-cell table:formula="of:=IF([.C872] &gt;=1; [.G872]/[.C872]; &quot;&quot; )" office:value-type="float" office:value="0.368068051693113" calcext:value-type="float">
            <text:p>0.368068051693113</text:p>
          </table:table-cell>
        </table:table-row>
        <table:table-row table:style-name="ro1">
          <table:table-cell office:value-type="string" calcext:value-type="string">
            <text:p>wands/examples_paper/list_sum_heuristics.vpr</text:p>
          </table:table-cell>
          <table:table-cell office:value-type="float" office:value="1.62839673913043" calcext:value-type="float">
            <text:p>1.62839673913043</text:p>
          </table:table-cell>
          <table:table-cell office:value-type="float" office:value="1.472" calcext:value-type="float">
            <text:p>1.472</text:p>
          </table:table-cell>
          <table:table-cell office:value-type="float" office:value="71" calcext:value-type="float">
            <text:p>71</text:p>
          </table:table-cell>
          <table:table-cell office:value-type="float" office:value="3" calcext:value-type="float">
            <text:p>3</text:p>
          </table:table-cell>
          <table:table-cell office:value-type="float" office:value="1" calcext:value-type="float">
            <text:p>1</text:p>
          </table:table-cell>
          <table:table-cell table:formula="of:=([.E873]+[.F873])^2" office:value-type="float" office:value="16" calcext:value-type="float">
            <text:p>16</text:p>
          </table:table-cell>
          <table:table-cell table:formula="of:=IF([.C873] &gt;=1; [.G873]/[.C873]; &quot;&quot; )" office:value-type="float" office:value="10.8695652173913" calcext:value-type="float">
            <text:p>10.8695652173913</text:p>
          </table:table-cell>
        </table:table-row>
        <table:table-row table:style-name="ro1">
          <table:table-cell office:value-type="string" calcext:value-type="string">
            <text:p>wands/examples_paper/list_sum.vpr</text:p>
          </table:table-cell>
          <table:table-cell office:value-type="float" office:value="1.43342981186686" calcext:value-type="float">
            <text:p>1.43342981186686</text:p>
          </table:table-cell>
          <table:table-cell office:value-type="float" office:value="1.382" calcext:value-type="float">
            <text:p>1.382</text:p>
          </table:table-cell>
          <table:table-cell office:value-type="float" office:value="99" calcext:value-type="float">
            <text:p>99</text:p>
          </table:table-cell>
          <table:table-cell office:value-type="float" office:value="2" calcext:value-type="float">
            <text:p>2</text:p>
          </table:table-cell>
          <table:table-cell office:value-type="float" office:value="1" calcext:value-type="float">
            <text:p>1</text:p>
          </table:table-cell>
          <table:table-cell table:formula="of:=([.E874]+[.F874])^2" office:value-type="float" office:value="9" calcext:value-type="float">
            <text:p>9</text:p>
          </table:table-cell>
          <table:table-cell table:formula="of:=IF([.C874] &gt;=1; [.G874]/[.C874]; &quot;&quot; )" office:value-type="float" office:value="6.5123010130246" calcext:value-type="float">
            <text:p>6.5123010130246</text:p>
          </table:table-cell>
        </table:table-row>
        <table:table-row table:style-name="ro1">
          <table:table-cell office:value-type="string" calcext:value-type="string">
            <text:p>wands/examples_paper/tree_delete_min_heuristics.vpr</text:p>
          </table:table-cell>
          <table:table-cell office:value-type="float" office:value="5.62156862745098" calcext:value-type="float">
            <text:p>5.62156862745098</text:p>
          </table:table-cell>
          <table:table-cell office:value-type="float" office:value="2.55" calcext:value-type="float">
            <text:p>2.55</text:p>
          </table:table-cell>
          <table:table-cell office:value-type="float" office:value="70" calcext:value-type="float">
            <text:p>70</text:p>
          </table:table-cell>
          <table:table-cell office:value-type="float" office:value="4" calcext:value-type="float">
            <text:p>4</text:p>
          </table:table-cell>
          <table:table-cell office:value-type="float" office:value="2" calcext:value-type="float">
            <text:p>2</text:p>
          </table:table-cell>
          <table:table-cell table:formula="of:=([.E875]+[.F875])^2" office:value-type="float" office:value="36" calcext:value-type="float">
            <text:p>36</text:p>
          </table:table-cell>
          <table:table-cell table:formula="of:=IF([.C875] &gt;=1; [.G875]/[.C875]; &quot;&quot; )" office:value-type="float" office:value="14.1176470588235" calcext:value-type="float">
            <text:p>14.1176470588235</text:p>
          </table:table-cell>
        </table:table-row>
        <table:table-row table:style-name="ro1">
          <table:table-cell office:value-type="string" calcext:value-type="string">
            <text:p>wands/examples_paper/tree_delete_min.vpr</text:p>
          </table:table-cell>
          <table:table-cell office:value-type="float" office:value="2.70071783545003" calcext:value-type="float">
            <text:p>2.70071783545003</text:p>
          </table:table-cell>
          <table:table-cell office:value-type="float" office:value="1.811" calcext:value-type="float">
            <text:p>1.811</text:p>
          </table:table-cell>
          <table:table-cell office:value-type="float" office:value="92" calcext:value-type="float">
            <text:p>92</text:p>
          </table:table-cell>
          <table:table-cell office:value-type="float" office:value="3" calcext:value-type="float">
            <text:p>3</text:p>
          </table:table-cell>
          <table:table-cell office:value-type="float" office:value="2" calcext:value-type="float">
            <text:p>2</text:p>
          </table:table-cell>
          <table:table-cell table:formula="of:=([.E876]+[.F876])^2" office:value-type="float" office:value="25" calcext:value-type="float">
            <text:p>25</text:p>
          </table:table-cell>
          <table:table-cell table:formula="of:=IF([.C876] &gt;=1; [.G876]/[.C876]; &quot;&quot; )" office:value-type="float" office:value="13.8045278851463" calcext:value-type="float">
            <text:p>13.8045278851463</text:p>
          </table:table-cell>
        </table:table-row>
        <table:table-row table:style-name="ro1">
          <table:table-cell office:value-type="string" calcext:value-type="string">
            <text:p>wands/examples_paper/un_currying_heuristics.vpr</text:p>
          </table:table-cell>
          <table:table-cell office:value-type="float" office:value="1.62680237489398" calcext:value-type="float">
            <text:p>1.62680237489398</text:p>
          </table:table-cell>
          <table:table-cell office:value-type="float" office:value="1.179" calcext:value-type="float">
            <text:p>1.179</text:p>
          </table:table-cell>
          <table:table-cell office:value-type="float" office:value="35" calcext:value-type="float">
            <text:p>35</text:p>
          </table:table-cell>
          <table:table-cell office:value-type="float" office:value="1" calcext:value-type="float">
            <text:p>1</text:p>
          </table:table-cell>
          <table:table-cell office:value-type="float" office:value="3" calcext:value-type="float">
            <text:p>3</text:p>
          </table:table-cell>
          <table:table-cell table:formula="of:=([.E877]+[.F877])^2" office:value-type="float" office:value="16" calcext:value-type="float">
            <text:p>16</text:p>
          </table:table-cell>
          <table:table-cell table:formula="of:=IF([.C877] &gt;=1; [.G877]/[.C877]; &quot;&quot; )" office:value-type="float" office:value="13.5708227311281" calcext:value-type="float">
            <text:p>13.5708227311281</text:p>
          </table:table-cell>
        </table:table-row>
        <table:table-row table:style-name="ro1">
          <table:table-cell office:value-type="string" calcext:value-type="string">
            <text:p>wands/examples_paper/un_currying.vpr</text:p>
          </table:table-cell>
          <table:table-cell office:value-type="float" office:value="1.45657568238213" calcext:value-type="float">
            <text:p>1.45657568238213</text:p>
          </table:table-cell>
          <table:table-cell office:value-type="float" office:value="1.209" calcext:value-type="float">
            <text:p>1.209</text:p>
          </table:table-cell>
          <table:table-cell office:value-type="float" office:value="63" calcext:value-type="float">
            <text:p>63</text:p>
          </table:table-cell>
          <table:table-cell office:value-type="float" office:value="0" calcext:value-type="float">
            <text:p>0</text:p>
          </table:table-cell>
          <table:table-cell office:value-type="float" office:value="3" calcext:value-type="float">
            <text:p>3</text:p>
          </table:table-cell>
          <table:table-cell table:formula="of:=([.E878]+[.F878])^2" office:value-type="float" office:value="9" calcext:value-type="float">
            <text:p>9</text:p>
          </table:table-cell>
          <table:table-cell table:formula="of:=IF([.C878] &gt;=1; [.G878]/[.C878]; &quot;&quot; )" office:value-type="float" office:value="7.44416873449131" calcext:value-type="float">
            <text:p>7.44416873449131</text:p>
          </table:table-cell>
        </table:table-row>
        <table:table-row table:style-name="ro1">
          <table:table-cell office:value-type="string" calcext:value-type="string">
            <text:p>wands/examples/tree_delete_min_no_assert.vpr</text:p>
          </table:table-cell>
          <table:table-cell office:value-type="float" office:value="6.57038220801705" calcext:value-type="float">
            <text:p>6.57038220801705</text:p>
          </table:table-cell>
          <table:table-cell office:value-type="float" office:value="7.509" calcext:value-type="float">
            <text:p>7.509</text:p>
          </table:table-cell>
          <table:table-cell office:value-type="float" office:value="82" calcext:value-type="float">
            <text:p>82</text:p>
          </table:table-cell>
          <table:table-cell office:value-type="float" office:value="4" calcext:value-type="float">
            <text:p>4</text:p>
          </table:table-cell>
          <table:table-cell office:value-type="float" office:value="2" calcext:value-type="float">
            <text:p>2</text:p>
          </table:table-cell>
          <table:table-cell table:formula="of:=([.E879]+[.F879])^2" office:value-type="float" office:value="36" calcext:value-type="float">
            <text:p>36</text:p>
          </table:table-cell>
          <table:table-cell table:formula="of:=IF([.C879] &gt;=1; [.G879]/[.C879]; &quot;&quot; )" office:value-type="float" office:value="4.79424690371554" calcext:value-type="float">
            <text:p>4.79424690371554</text:p>
          </table:table-cell>
        </table:table-row>
        <table:table-row table:style-name="ro1">
          <table:table-cell office:value-type="string" calcext:value-type="string">
            <text:p>wands/new_syntax/ApplyingBranching.vpr</text:p>
          </table:table-cell>
          <table:table-cell office:value-type="float" office:value="1.57818765036087" calcext:value-type="float">
            <text:p>1.57818765036087</text:p>
          </table:table-cell>
          <table:table-cell office:value-type="float" office:value="1.247" calcext:value-type="float">
            <text:p>1.247</text:p>
          </table:table-cell>
          <table:table-cell office:value-type="float" office:value="29" calcext:value-type="float">
            <text:p>29</text:p>
          </table:table-cell>
          <table:table-cell office:value-type="float" office:value="2" calcext:value-type="float">
            <text:p>2</text:p>
          </table:table-cell>
          <table:table-cell office:value-type="float" office:value="0" calcext:value-type="float">
            <text:p>0</text:p>
          </table:table-cell>
          <table:table-cell table:formula="of:=([.E880]+[.F880])^2" office:value-type="float" office:value="4" calcext:value-type="float">
            <text:p>4</text:p>
          </table:table-cell>
          <table:table-cell table:formula="of:=IF([.C880] &gt;=1; [.G880]/[.C880]; &quot;&quot; )" office:value-type="float" office:value="3.20769847634322" calcext:value-type="float">
            <text:p>3.20769847634322</text:p>
          </table:table-cell>
        </table:table-row>
        <table:table-row table:style-name="ro1">
          <table:table-cell office:value-type="string" calcext:value-type="string">
            <text:p>wands/new_syntax/ApplyingExpression.vpr</text:p>
          </table:table-cell>
          <table:table-cell office:value-type="float" office:value="1.43956953642384" calcext:value-type="float">
            <text:p>1.43956953642384</text:p>
          </table:table-cell>
          <table:table-cell office:value-type="float" office:value="1.208" calcext:value-type="float">
            <text:p>1.208</text:p>
          </table:table-cell>
          <table:table-cell office:value-type="float" office:value="44" calcext:value-type="float">
            <text:p>44</text:p>
          </table:table-cell>
          <table:table-cell table:number-columns-repeated="2" office:value-type="float" office:value="1" calcext:value-type="float">
            <text:p>1</text:p>
          </table:table-cell>
          <table:table-cell table:formula="of:=([.E881]+[.F881])^2" office:value-type="float" office:value="4" calcext:value-type="float">
            <text:p>4</text:p>
          </table:table-cell>
          <table:table-cell table:formula="of:=IF([.C881] &gt;=1; [.G881]/[.C881]; &quot;&quot; )" office:value-type="float" office:value="3.3112582781457" calcext:value-type="float">
            <text:p>3.3112582781457</text:p>
          </table:table-cell>
        </table:table-row>
        <table:table-row table:style-name="ro1">
          <table:table-cell office:value-type="string" calcext:value-type="string">
            <text:p>wands/new_syntax/AssertTransfer.vpr</text:p>
          </table:table-cell>
          <table:table-cell office:value-type="float" office:value="1.48348856900931" calcext:value-type="float">
            <text:p>1.48348856900931</text:p>
          </table:table-cell>
          <table:table-cell office:value-type="float" office:value="1.181" calcext:value-type="float">
            <text:p>1.181</text:p>
          </table:table-cell>
          <table:table-cell office:value-type="float" office:value="59" calcext:value-type="float">
            <text:p>59</text:p>
          </table:table-cell>
          <table:table-cell office:value-type="float" office:value="2" calcext:value-type="float">
            <text:p>2</text:p>
          </table:table-cell>
          <table:table-cell office:value-type="float" office:value="0" calcext:value-type="float">
            <text:p>0</text:p>
          </table:table-cell>
          <table:table-cell table:formula="of:=([.E882]+[.F882])^2" office:value-type="float" office:value="4" calcext:value-type="float">
            <text:p>4</text:p>
          </table:table-cell>
          <table:table-cell table:formula="of:=IF([.C882] &gt;=1; [.G882]/[.C882]; &quot;&quot; )" office:value-type="float" office:value="3.38696020321761" calcext:value-type="float">
            <text:p>3.38696020321761</text:p>
          </table:table-cell>
        </table:table-row>
        <table:table-row table:style-name="ro1">
          <table:table-cell office:value-type="string" calcext:value-type="string">
            <text:p>wands/new_syntax/AssertUnfolding.vpr</text:p>
          </table:table-cell>
          <table:table-cell office:value-type="float" office:value="1.39228834870075" calcext:value-type="float">
            <text:p>1.39228834870075</text:p>
          </table:table-cell>
          <table:table-cell office:value-type="float" office:value="1.193" calcext:value-type="float">
            <text:p>1.193</text:p>
          </table:table-cell>
          <table:table-cell office:value-type="float" office:value="22" calcext:value-type="float">
            <text:p>22</text:p>
          </table:table-cell>
          <table:table-cell table:number-columns-repeated="2" office:value-type="float" office:value="1" calcext:value-type="float">
            <text:p>1</text:p>
          </table:table-cell>
          <table:table-cell table:formula="of:=([.E883]+[.F883])^2" office:value-type="float" office:value="4" calcext:value-type="float">
            <text:p>4</text:p>
          </table:table-cell>
          <table:table-cell table:formula="of:=IF([.C883] &gt;=1; [.G883]/[.C883]; &quot;&quot; )" office:value-type="float" office:value="3.35289186923722" calcext:value-type="float">
            <text:p>3.35289186923722</text:p>
          </table:table-cell>
        </table:table-row>
        <table:table-row table:style-name="ro1">
          <table:table-cell office:value-type="string" calcext:value-type="string">
            <text:p>wands/new_syntax/Assert.vpr</text:p>
          </table:table-cell>
          <table:table-cell office:value-type="float" office:value="1.51507321274763" calcext:value-type="float">
            <text:p>1.51507321274763</text:p>
          </table:table-cell>
          <table:table-cell office:value-type="float" office:value="1.161" calcext:value-type="float">
            <text:p>1.161</text:p>
          </table:table-cell>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table:formula="of:=([.E884]+[.F884])^2" office:value-type="float" office:value="1" calcext:value-type="float">
            <text:p>1</text:p>
          </table:table-cell>
          <table:table-cell table:formula="of:=IF([.C884] &gt;=1; [.G884]/[.C884]; &quot;&quot; )" office:value-type="float" office:value="0.861326442721791" calcext:value-type="float">
            <text:p>0.861326442721791</text:p>
          </table:table-cell>
        </table:table-row>
        <table:table-row table:style-name="ro1">
          <table:table-cell office:value-type="string" calcext:value-type="string">
            <text:p>wands/new_syntax/Assume.vpr</text:p>
          </table:table-cell>
          <table:table-cell office:value-type="float" office:value="1.58347529812606" calcext:value-type="float">
            <text:p>1.58347529812606</text:p>
          </table:table-cell>
          <table:table-cell office:value-type="float" office:value="1.174" calcext:value-type="float">
            <text:p>1.174</text:p>
          </table:table-cell>
          <table:table-cell office:value-type="float" office:value="21" calcext:value-type="float">
            <text:p>21</text:p>
          </table:table-cell>
          <table:table-cell office:value-type="float" office:value="3" calcext:value-type="float">
            <text:p>3</text:p>
          </table:table-cell>
          <table:table-cell office:value-type="float" office:value="1" calcext:value-type="float">
            <text:p>1</text:p>
          </table:table-cell>
          <table:table-cell table:formula="of:=([.E885]+[.F885])^2" office:value-type="float" office:value="16" calcext:value-type="float">
            <text:p>16</text:p>
          </table:table-cell>
          <table:table-cell table:formula="of:=IF([.C885] &gt;=1; [.G885]/[.C885]; &quot;&quot; )" office:value-type="float" office:value="13.6286201022147" calcext:value-type="float">
            <text:p>13.6286201022147</text:p>
          </table:table-cell>
        </table:table-row>
        <table:table-row table:style-name="ro1">
          <table:table-cell office:value-type="string" calcext:value-type="string">
            <text:p>wands/new_syntax/FunctionCall.vpr</text:p>
          </table:table-cell>
          <table:table-cell office:value-type="float" office:value="1.51194539249147" calcext:value-type="float">
            <text:p>1.51194539249147</text:p>
          </table:table-cell>
          <table:table-cell office:value-type="float" office:value="1.172" calcext:value-type="float">
            <text:p>1.172</text:p>
          </table:table-cell>
          <table:table-cell office:value-type="float" office:value="39" calcext:value-type="float">
            <text:p>39</text:p>
          </table:table-cell>
          <table:table-cell table:number-columns-repeated="2" office:value-type="float" office:value="1" calcext:value-type="float">
            <text:p>1</text:p>
          </table:table-cell>
          <table:table-cell table:formula="of:=([.E886]+[.F886])^2" office:value-type="float" office:value="4" calcext:value-type="float">
            <text:p>4</text:p>
          </table:table-cell>
          <table:table-cell table:formula="of:=IF([.C886] &gt;=1; [.G886]/[.C886]; &quot;&quot; )" office:value-type="float" office:value="3.41296928327645" calcext:value-type="float">
            <text:p>3.41296928327645</text:p>
          </table:table-cell>
        </table:table-row>
        <table:table-row table:style-name="ro1">
          <table:table-cell office:value-type="string" calcext:value-type="string">
            <text:p>wands/new_syntax/IfElseDifferentFootprint.vpr</text:p>
          </table:table-cell>
          <table:table-cell office:value-type="float" office:value="1.38022165387894" calcext:value-type="float">
            <text:p>1.38022165387894</text:p>
          </table:table-cell>
          <table:table-cell office:value-type="float" office:value="1.173" calcext:value-type="float">
            <text:p>1.173</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formula="of:=([.E887]+[.F887])^2" office:value-type="float" office:value="1" calcext:value-type="float">
            <text:p>1</text:p>
          </table:table-cell>
          <table:table-cell table:formula="of:=IF([.C887] &gt;=1; [.G887]/[.C887]; &quot;&quot; )" office:value-type="float" office:value="0.852514919011083" calcext:value-type="float">
            <text:p>0.852514919011083</text:p>
          </table:table-cell>
        </table:table-row>
        <table:table-row table:style-name="ro1">
          <table:table-cell office:value-type="string" calcext:value-type="string">
            <text:p>wands/new_syntax/IfElsePackage.vpr</text:p>
          </table:table-cell>
          <table:table-cell office:value-type="float" office:value="1.58615004122012" calcext:value-type="float">
            <text:p>1.58615004122012</text:p>
          </table:table-cell>
          <table:table-cell office:value-type="float" office:value="1.213" calcext:value-type="float">
            <text:p>1.213</text:p>
          </table:table-cell>
          <table:table-cell office:value-type="float" office:value="24" calcext:value-type="float">
            <text:p>24</text:p>
          </table:table-cell>
          <table:table-cell office:value-type="float" office:value="2" calcext:value-type="float">
            <text:p>2</text:p>
          </table:table-cell>
          <table:table-cell office:value-type="float" office:value="1" calcext:value-type="float">
            <text:p>1</text:p>
          </table:table-cell>
          <table:table-cell table:formula="of:=([.E888]+[.F888])^2" office:value-type="float" office:value="9" calcext:value-type="float">
            <text:p>9</text:p>
          </table:table-cell>
          <table:table-cell table:formula="of:=IF([.C888] &gt;=1; [.G888]/[.C888]; &quot;&quot; )" office:value-type="float" office:value="7.41962077493817" calcext:value-type="float">
            <text:p>7.41962077493817</text:p>
          </table:table-cell>
        </table:table-row>
        <table:table-row table:style-name="ro1">
          <table:table-cell office:value-type="string" calcext:value-type="string">
            <text:p>wands/new_syntax/InhaleExhale.vpr</text:p>
          </table:table-cell>
          <table:table-cell office:value-type="float" office:value="1.44276841171251" calcext:value-type="float">
            <text:p>1.44276841171251</text:p>
          </table:table-cell>
          <table:table-cell office:value-type="float" office:value="1.127" calcext:value-type="float">
            <text:p>1.127</text:p>
          </table:table-cell>
          <table:table-cell office:value-type="float" office:value="28" calcext:value-type="float">
            <text:p>28</text:p>
          </table:table-cell>
          <table:table-cell table:number-columns-repeated="2" office:value-type="float" office:value="1" calcext:value-type="float">
            <text:p>1</text:p>
          </table:table-cell>
          <table:table-cell table:formula="of:=([.E889]+[.F889])^2" office:value-type="float" office:value="4" calcext:value-type="float">
            <text:p>4</text:p>
          </table:table-cell>
          <table:table-cell table:formula="of:=IF([.C889] &gt;=1; [.G889]/[.C889]; &quot;&quot; )" office:value-type="float" office:value="3.54924578527063" calcext:value-type="float">
            <text:p>3.54924578527063</text:p>
          </table:table-cell>
        </table:table-row>
        <table:table-row table:style-name="ro1">
          <table:table-cell office:value-type="string" calcext:value-type="string">
            <text:p>wands/new_syntax/localVarAssign.vpr</text:p>
          </table:table-cell>
          <table:table-cell office:value-type="float" office:value="1.39638865004299" calcext:value-type="float">
            <text:p>1.39638865004299</text:p>
          </table:table-cell>
          <table:table-cell office:value-type="float" office:value="1.163" calcext:value-type="float">
            <text:p>1.163</text:p>
          </table:table-cell>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table:formula="of:=([.E890]+[.F890])^2" office:value-type="float" office:value="1" calcext:value-type="float">
            <text:p>1</text:p>
          </table:table-cell>
          <table:table-cell table:formula="of:=IF([.C890] &gt;=1; [.G890]/[.C890]; &quot;&quot; )" office:value-type="float" office:value="0.859845227858985" calcext:value-type="float">
            <text:p>0.859845227858985</text:p>
          </table:table-cell>
        </table:table-row>
        <table:table-row table:style-name="ro1">
          <table:table-cell office:value-type="string" calcext:value-type="string">
            <text:p>wands/new_syntax/LocalVarScoping.vpr</text:p>
          </table:table-cell>
          <table:table-cell office:value-type="float" office:value="1" calcext:value-type="float">
            <text:p>1</text:p>
          </table:table-cell>
          <table:table-cell office:value-type="float" office:value="0.007" calcext:value-type="float">
            <text:p>0.007</text:p>
          </table:table-cell>
          <table:table-cell office:value-type="float" office:value="41" calcext:value-type="float">
            <text:p>41</text:p>
          </table:table-cell>
          <table:table-cell table:number-columns-repeated="2" office:value-type="float" office:value="0" calcext:value-type="float">
            <text:p>0</text:p>
          </table:table-cell>
          <table:table-cell table:formula="of:=([.E891]+[.F891])^2" office:value-type="float" office:value="0" calcext:value-type="float">
            <text:p>0</text:p>
          </table:table-cell>
          <table:table-cell table:formula="of:=IF([.C891] &gt;=1; [.G891]/[.C891]; &quot;&quot; )">
            <text:p/>
          </table:table-cell>
        </table:table-row>
        <table:table-row table:style-name="ro1">
          <table:table-cell office:value-type="string" calcext:value-type="string">
            <text:p>wands/new_syntax/MethodCall.vpr</text:p>
          </table:table-cell>
          <table:table-cell office:value-type="float" office:value="1.3981324278438" calcext:value-type="float">
            <text:p>1.3981324278438</text:p>
          </table:table-cell>
          <table:table-cell office:value-type="float" office:value="1.178" calcext:value-type="float">
            <text:p>1.178</text:p>
          </table:table-cell>
          <table:table-cell office:value-type="float" office:value="33" calcext:value-type="float">
            <text:p>33</text:p>
          </table:table-cell>
          <table:table-cell table:number-columns-repeated="2" office:value-type="float" office:value="1" calcext:value-type="float">
            <text:p>1</text:p>
          </table:table-cell>
          <table:table-cell table:formula="of:=([.E892]+[.F892])^2" office:value-type="float" office:value="4" calcext:value-type="float">
            <text:p>4</text:p>
          </table:table-cell>
          <table:table-cell table:formula="of:=IF([.C892] &gt;=1; [.G892]/[.C892]; &quot;&quot; )" office:value-type="float" office:value="3.3955857385399" calcext:value-type="float">
            <text:p>3.3955857385399</text:p>
          </table:table-cell>
        </table:table-row>
        <table:table-row table:style-name="ro1">
          <table:table-cell office:value-type="string" calcext:value-type="string">
            <text:p>wands/new_syntax/OldLhsConsistency.vpr</text:p>
          </table:table-cell>
          <table:table-cell office:value-type="float" office:value="1" calcext:value-type="float">
            <text:p>1</text:p>
          </table:table-cell>
          <table:table-cell office:value-type="float" office:value="0.01" calcext:value-type="float">
            <text:p>0.01</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formula="of:=([.E893]+[.F893])^2" office:value-type="float" office:value="1" calcext:value-type="float">
            <text:p>1</text:p>
          </table:table-cell>
          <table:table-cell table:formula="of:=IF([.C893] &gt;=1; [.G893]/[.C893]; &quot;&quot; )">
            <text:p/>
          </table:table-cell>
        </table:table-row>
        <table:table-row table:style-name="ro1">
          <table:table-cell office:value-type="string" calcext:value-type="string">
            <text:p>wands/new_syntax/Old.vpr</text:p>
          </table:table-cell>
          <table:table-cell office:value-type="float" office:value="1.52503912363067" calcext:value-type="float">
            <text:p>1.52503912363067</text:p>
          </table:table-cell>
          <table:table-cell office:value-type="float" office:value="1.278" calcext:value-type="float">
            <text:p>1.278</text:p>
          </table:table-cell>
          <table:table-cell office:value-type="float" office:value="68" calcext:value-type="float">
            <text:p>68</text:p>
          </table:table-cell>
          <table:table-cell office:value-type="float" office:value="1" calcext:value-type="float">
            <text:p>1</text:p>
          </table:table-cell>
          <table:table-cell office:value-type="float" office:value="0" calcext:value-type="float">
            <text:p>0</text:p>
          </table:table-cell>
          <table:table-cell table:formula="of:=([.E894]+[.F894])^2" office:value-type="float" office:value="1" calcext:value-type="float">
            <text:p>1</text:p>
          </table:table-cell>
          <table:table-cell table:formula="of:=IF([.C894] &gt;=1; [.G894]/[.C894]; &quot;&quot; )" office:value-type="float" office:value="0.782472613458529" calcext:value-type="float">
            <text:p>0.782472613458529</text:p>
          </table:table-cell>
        </table:table-row>
        <table:table-row table:style-name="ro1">
          <table:table-cell office:value-type="string" calcext:value-type="string">
            <text:p>wands/new_syntax/Perm.vpr</text:p>
          </table:table-cell>
          <table:table-cell office:value-type="float" office:value="1.63080895008606" calcext:value-type="float">
            <text:p>1.63080895008606</text:p>
          </table:table-cell>
          <table:table-cell office:value-type="float" office:value="1.162" calcext:value-type="float">
            <text:p>1.162</text:p>
          </table:table-cell>
          <table:table-cell office:value-type="float" office:value="25" calcext:value-type="float">
            <text:p>25</text:p>
          </table:table-cell>
          <table:table-cell office:value-type="float" office:value="2" calcext:value-type="float">
            <text:p>2</text:p>
          </table:table-cell>
          <table:table-cell office:value-type="float" office:value="0" calcext:value-type="float">
            <text:p>0</text:p>
          </table:table-cell>
          <table:table-cell table:formula="of:=([.E895]+[.F895])^2" office:value-type="float" office:value="4" calcext:value-type="float">
            <text:p>4</text:p>
          </table:table-cell>
          <table:table-cell table:formula="of:=IF([.C895] &gt;=1; [.G895]/[.C895]; &quot;&quot; )" office:value-type="float" office:value="3.44234079173838" calcext:value-type="float">
            <text:p>3.44234079173838</text:p>
          </table:table-cell>
        </table:table-row>
        <table:table-row table:style-name="ro1">
          <table:table-cell office:value-type="string" calcext:value-type="string">
            <text:p>wands/new_syntax/ProofScriptStatementsConsistency.vpr</text:p>
          </table:table-cell>
          <table:table-cell office:value-type="float" office:value="0.9" calcext:value-type="float">
            <text:p>0.9</text:p>
          </table:table-cell>
          <table:table-cell office:value-type="float" office:value="0.01" calcext:value-type="float">
            <text:p>0.01</text:p>
          </table:table-cell>
          <table:table-cell office:value-type="float" office:value="39" calcext:value-type="float">
            <text:p>39</text:p>
          </table:table-cell>
          <table:table-cell office:value-type="float" office:value="1" calcext:value-type="float">
            <text:p>1</text:p>
          </table:table-cell>
          <table:table-cell office:value-type="float" office:value="0" calcext:value-type="float">
            <text:p>0</text:p>
          </table:table-cell>
          <table:table-cell table:formula="of:=([.E896]+[.F896])^2" office:value-type="float" office:value="1" calcext:value-type="float">
            <text:p>1</text:p>
          </table:table-cell>
          <table:table-cell table:formula="of:=IF([.C896] &gt;=1; [.G896]/[.C896]; &quot;&quot; )">
            <text:p/>
          </table:table-cell>
        </table:table-row>
        <table:table-row table:style-name="ro1">
          <table:table-cell office:value-type="string" calcext:value-type="string">
            <text:p>wands/new_syntax/QPFields.vpr</text:p>
          </table:table-cell>
          <table:table-cell office:value-type="float" office:value="1.02590147282885" calcext:value-type="float">
            <text:p>1.02590147282885</text:p>
          </table:table-cell>
          <table:table-cell office:value-type="float" office:value="1.969" calcext:value-type="float">
            <text:p>1.969</text:p>
          </table:table-cell>
          <table:table-cell office:value-type="float" office:value="136" calcext:value-type="float">
            <text:p>136</text:p>
          </table:table-cell>
          <table:table-cell office:value-type="float" office:value="1" calcext:value-type="float">
            <text:p>1</text:p>
          </table:table-cell>
          <table:table-cell office:value-type="float" office:value="0" calcext:value-type="float">
            <text:p>0</text:p>
          </table:table-cell>
          <table:table-cell table:formula="of:=([.E897]+[.F897])^2" office:value-type="float" office:value="1" calcext:value-type="float">
            <text:p>1</text:p>
          </table:table-cell>
          <table:table-cell table:formula="of:=IF([.C897] &gt;=1; [.G897]/[.C897]; &quot;&quot; )" office:value-type="float" office:value="0.507872016251905" calcext:value-type="float">
            <text:p>0.507872016251905</text:p>
          </table:table-cell>
        </table:table-row>
        <table:table-row table:style-name="ro1">
          <table:table-cell office:value-type="string" calcext:value-type="string">
            <text:p>wands/new_syntax/QPPredicates.vpr</text:p>
          </table:table-cell>
          <table:table-cell office:value-type="float" office:value="1.20984703632887" calcext:value-type="float">
            <text:p>1.20984703632887</text:p>
          </table:table-cell>
          <table:table-cell office:value-type="float" office:value="2.092" calcext:value-type="float">
            <text:p>2.092</text:p>
          </table:table-cell>
          <table:table-cell office:value-type="float" office:value="166" calcext:value-type="float">
            <text:p>166</text:p>
          </table:table-cell>
          <table:table-cell office:value-type="float" office:value="1" calcext:value-type="float">
            <text:p>1</text:p>
          </table:table-cell>
          <table:table-cell office:value-type="float" office:value="2" calcext:value-type="float">
            <text:p>2</text:p>
          </table:table-cell>
          <table:table-cell table:formula="of:=([.E898]+[.F898])^2" office:value-type="float" office:value="9" calcext:value-type="float">
            <text:p>9</text:p>
          </table:table-cell>
          <table:table-cell table:formula="of:=IF([.C898] &gt;=1; [.G898]/[.C898]; &quot;&quot; )" office:value-type="float" office:value="4.30210325047801" calcext:value-type="float">
            <text:p>4.30210325047801</text:p>
          </table:table-cell>
        </table:table-row>
        <table:table-row table:style-name="ro1">
          <table:table-cell office:value-type="string" calcext:value-type="string">
            <text:p>wands/new_syntax/SnapshotsBranching.vpr</text:p>
          </table:table-cell>
          <table:table-cell office:value-type="float" office:value="1.61311475409836" calcext:value-type="float">
            <text:p>1.61311475409836</text:p>
          </table:table-cell>
          <table:table-cell office:value-type="float" office:value="1.22" calcext:value-type="float">
            <text:p>1.22</text:p>
          </table:table-cell>
          <table:table-cell office:value-type="float" office:value="33" calcext:value-type="float">
            <text:p>33</text:p>
          </table:table-cell>
          <table:table-cell office:value-type="float" office:value="3" calcext:value-type="float">
            <text:p>3</text:p>
          </table:table-cell>
          <table:table-cell office:value-type="float" office:value="0" calcext:value-type="float">
            <text:p>0</text:p>
          </table:table-cell>
          <table:table-cell table:formula="of:=([.E899]+[.F899])^2" office:value-type="float" office:value="9" calcext:value-type="float">
            <text:p>9</text:p>
          </table:table-cell>
          <table:table-cell table:formula="of:=IF([.C899] &gt;=1; [.G899]/[.C899]; &quot;&quot; )" office:value-type="float" office:value="7.37704918032787" calcext:value-type="float">
            <text:p>7.37704918032787</text:p>
          </table:table-cell>
        </table:table-row>
        <table:table-row table:style-name="ro1">
          <table:table-cell office:value-type="string" calcext:value-type="string">
            <text:p>wands/new_syntax/SnapshotsLearning.vpr</text:p>
          </table:table-cell>
          <table:table-cell office:value-type="float" office:value="1.64023372287145" calcext:value-type="float">
            <text:p>1.64023372287145</text:p>
          </table:table-cell>
          <table:table-cell office:value-type="float" office:value="1.198" calcext:value-type="float">
            <text:p>1.198</text:p>
          </table:table-cell>
          <table:table-cell office:value-type="float" office:value="37" calcext:value-type="float">
            <text:p>37</text:p>
          </table:table-cell>
          <table:table-cell office:value-type="float" office:value="2" calcext:value-type="float">
            <text:p>2</text:p>
          </table:table-cell>
          <table:table-cell office:value-type="float" office:value="1" calcext:value-type="float">
            <text:p>1</text:p>
          </table:table-cell>
          <table:table-cell table:formula="of:=([.E900]+[.F900])^2" office:value-type="float" office:value="9" calcext:value-type="float">
            <text:p>9</text:p>
          </table:table-cell>
          <table:table-cell table:formula="of:=IF([.C900] &gt;=1; [.G900]/[.C900]; &quot;&quot; )" office:value-type="float" office:value="7.51252086811352" calcext:value-type="float">
            <text:p>7.51252086811352</text:p>
          </table:table-cell>
        </table:table-row>
        <table:table-row table:style-name="ro1">
          <table:table-cell office:value-type="string" calcext:value-type="string">
            <text:p>wands/new_syntax/SnapshotsLocallyPackaged.vpr</text:p>
          </table:table-cell>
          <table:table-cell office:value-type="float" office:value="1.51312828207052" calcext:value-type="float">
            <text:p>1.51312828207052</text:p>
          </table:table-cell>
          <table:table-cell office:value-type="float" office:value="1.333" calcext:value-type="float">
            <text:p>1.333</text:p>
          </table:table-cell>
          <table:table-cell office:value-type="float" office:value="90" calcext:value-type="float">
            <text:p>90</text:p>
          </table:table-cell>
          <table:table-cell office:value-type="float" office:value="3" calcext:value-type="float">
            <text:p>3</text:p>
          </table:table-cell>
          <table:table-cell office:value-type="float" office:value="2" calcext:value-type="float">
            <text:p>2</text:p>
          </table:table-cell>
          <table:table-cell table:formula="of:=([.E901]+[.F901])^2" office:value-type="float" office:value="25" calcext:value-type="float">
            <text:p>25</text:p>
          </table:table-cell>
          <table:table-cell table:formula="of:=IF([.C901] &gt;=1; [.G901]/[.C901]; &quot;&quot; )" office:value-type="float" office:value="18.754688672168" calcext:value-type="float">
            <text:p>18.754688672168</text:p>
          </table:table-cell>
        </table:table-row>
        <table:table-row table:style-name="ro1">
          <table:table-cell office:value-type="string" calcext:value-type="string">
            <text:p>wands/new_syntax/SnapshotsWithPredicates.vpr</text:p>
          </table:table-cell>
          <table:table-cell office:value-type="float" office:value="1.59672131147541" calcext:value-type="float">
            <text:p>1.59672131147541</text:p>
          </table:table-cell>
          <table:table-cell office:value-type="float" office:value="1.22" calcext:value-type="float">
            <text:p>1.22</text:p>
          </table:table-cell>
          <table:table-cell office:value-type="float" office:value="62" calcext:value-type="float">
            <text:p>62</text:p>
          </table:table-cell>
          <table:table-cell table:number-columns-repeated="2" office:value-type="float" office:value="2" calcext:value-type="float">
            <text:p>2</text:p>
          </table:table-cell>
          <table:table-cell table:formula="of:=([.E902]+[.F902])^2" office:value-type="float" office:value="16" calcext:value-type="float">
            <text:p>16</text:p>
          </table:table-cell>
          <table:table-cell table:formula="of:=IF([.C902] &gt;=1; [.G902]/[.C902]; &quot;&quot; )" office:value-type="float" office:value="13.1147540983607" calcext:value-type="float">
            <text:p>13.1147540983607</text:p>
          </table:table-cell>
        </table:table-row>
        <table:table-row table:style-name="ro1">
          <table:table-cell office:value-type="string" calcext:value-type="string">
            <text:p>wands/new_syntax/UnfoldPredicateOnField.vpr</text:p>
          </table:table-cell>
          <table:table-cell office:value-type="float" office:value="1.4702842377261" calcext:value-type="float">
            <text:p>1.4702842377261</text:p>
          </table:table-cell>
          <table:table-cell office:value-type="float" office:value="1.161" calcext:value-type="float">
            <text:p>1.161</text:p>
          </table:table-cell>
          <table:table-cell office:value-type="float" office:value="17" calcext:value-type="float">
            <text:p>17</text:p>
          </table:table-cell>
          <table:table-cell table:number-columns-repeated="2" office:value-type="float" office:value="1" calcext:value-type="float">
            <text:p>1</text:p>
          </table:table-cell>
          <table:table-cell table:formula="of:=([.E903]+[.F903])^2" office:value-type="float" office:value="4" calcext:value-type="float">
            <text:p>4</text:p>
          </table:table-cell>
          <table:table-cell table:formula="of:=IF([.C903] &gt;=1; [.G903]/[.C903]; &quot;&quot; )" office:value-type="float" office:value="3.44530577088717" calcext:value-type="float">
            <text:p>3.44530577088717</text:p>
          </table:table-cell>
        </table:table-row>
        <table:table-row table:style-name="ro1">
          <table:table-cell office:value-type="string" calcext:value-type="string">
            <text:p>wands/new_syntax/UnfoldTwice.vpr</text:p>
          </table:table-cell>
          <table:table-cell office:value-type="float" office:value="1.56973795435334" calcext:value-type="float">
            <text:p>1.56973795435334</text:p>
          </table:table-cell>
          <table:table-cell office:value-type="float" office:value="1.183" calcext:value-type="float">
            <text:p>1.183</text:p>
          </table:table-cell>
          <table:table-cell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table:formula="of:=([.E904]+[.F904])^2" office:value-type="float" office:value="9" calcext:value-type="float">
            <text:p>9</text:p>
          </table:table-cell>
          <table:table-cell table:formula="of:=IF([.C904] &gt;=1; [.G904]/[.C904]; &quot;&quot; )" office:value-type="float" office:value="7.60777683854607" calcext:value-type="float">
            <text:p>7.60777683854607</text:p>
          </table:table-cell>
        </table:table-row>
        <table:table-row table:style-name="ro1">
          <table:table-cell office:value-type="string" calcext:value-type="string">
            <text:p>wands/new_syntax/VariableAccess.vpr</text:p>
          </table:table-cell>
          <table:table-cell office:value-type="float" office:value="1.39885807504078" calcext:value-type="float">
            <text:p>1.39885807504078</text:p>
          </table:table-cell>
          <table:table-cell office:value-type="float" office:value="1.226" calcext:value-type="float">
            <text:p>1.226</text:p>
          </table:table-cell>
          <table:table-cell office:value-type="float" office:value="26" calcext:value-type="float">
            <text:p>26</text:p>
          </table:table-cell>
          <table:table-cell table:number-columns-repeated="2" office:value-type="float" office:value="1" calcext:value-type="float">
            <text:p>1</text:p>
          </table:table-cell>
          <table:table-cell table:formula="of:=([.E905]+[.F905])^2" office:value-type="float" office:value="4" calcext:value-type="float">
            <text:p>4</text:p>
          </table:table-cell>
          <table:table-cell table:formula="of:=IF([.C905] &gt;=1; [.G905]/[.C905]; &quot;&quot; )" office:value-type="float" office:value="3.2626427406199" calcext:value-type="float">
            <text:p>3.2626427406199</text:p>
          </table:table-cell>
        </table:table-row>
        <table:table-row table:style-name="ro1">
          <table:table-cell office:value-type="string" calcext:value-type="string">
            <text:p>wands/regression/apply1.vpr</text:p>
          </table:table-cell>
          <table:table-cell office:value-type="float" office:value="1.3745704467354" calcext:value-type="float">
            <text:p>1.3745704467354</text:p>
          </table:table-cell>
          <table:table-cell office:value-type="float" office:value="1.164" calcext:value-type="float">
            <text:p>1.164</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table:formula="of:=([.E906]+[.F906])^2" office:value-type="float" office:value="1" calcext:value-type="float">
            <text:p>1</text:p>
          </table:table-cell>
          <table:table-cell table:formula="of:=IF([.C906] &gt;=1; [.G906]/[.C906]; &quot;&quot; )" office:value-type="float" office:value="0.859106529209622" calcext:value-type="float">
            <text:p>0.859106529209622</text:p>
          </table:table-cell>
        </table:table-row>
        <table:table-row table:style-name="ro1">
          <table:table-cell office:value-type="string" calcext:value-type="string">
            <text:p>wands/regression/applying.vpr</text:p>
          </table:table-cell>
          <table:table-cell office:value-type="float" office:value="1.54502369668246" calcext:value-type="float">
            <text:p>1.54502369668246</text:p>
          </table:table-cell>
          <table:table-cell office:value-type="float" office:value="1.266" calcext:value-type="float">
            <text:p>1.266</text:p>
          </table:table-cell>
          <table:table-cell office:value-type="float" office:value="73" calcext:value-type="float">
            <text:p>73</text:p>
          </table:table-cell>
          <table:table-cell office:value-type="float" office:value="2" calcext:value-type="float">
            <text:p>2</text:p>
          </table:table-cell>
          <table:table-cell office:value-type="float" office:value="1" calcext:value-type="float">
            <text:p>1</text:p>
          </table:table-cell>
          <table:table-cell table:formula="of:=([.E907]+[.F907])^2" office:value-type="float" office:value="9" calcext:value-type="float">
            <text:p>9</text:p>
          </table:table-cell>
          <table:table-cell table:formula="of:=IF([.C907] &gt;=1; [.G907]/[.C907]; &quot;&quot; )" office:value-type="float" office:value="7.10900473933649" calcext:value-type="float">
            <text:p>7.10900473933649</text:p>
          </table:table-cell>
        </table:table-row>
        <table:table-row table:style-name="ro1">
          <table:table-cell office:value-type="string" calcext:value-type="string">
            <text:p>wands/regression/apply_potential_incompleteness.vpr</text:p>
          </table:table-cell>
          <table:table-cell office:value-type="float" office:value="1.40101095197978" calcext:value-type="float">
            <text:p>1.40101095197978</text:p>
          </table:table-cell>
          <table:table-cell office:value-type="float" office:value="1.187" calcext:value-type="float">
            <text:p>1.187</text:p>
          </table:table-cell>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table:formula="of:=([.E908]+[.F908])^2" office:value-type="float" office:value="1" calcext:value-type="float">
            <text:p>1</text:p>
          </table:table-cell>
          <table:table-cell table:formula="of:=IF([.C908] &gt;=1; [.G908]/[.C908]; &quot;&quot; )" office:value-type="float" office:value="0.8424599831508" calcext:value-type="float">
            <text:p>0.8424599831508</text:p>
          </table:table-cell>
        </table:table-row>
        <table:table-row table:style-name="ro1">
          <table:table-cell office:value-type="string" calcext:value-type="string">
            <text:p>wands/regression/apply.vpr</text:p>
          </table:table-cell>
          <table:table-cell office:value-type="float" office:value="1.53634085213033" calcext:value-type="float">
            <text:p>1.53634085213033</text:p>
          </table:table-cell>
          <table:table-cell office:value-type="float" office:value="1.197" calcext:value-type="float">
            <text:p>1.197</text:p>
          </table:table-cell>
          <table:table-cell office:value-type="float" office:value="48" calcext:value-type="float">
            <text:p>48</text:p>
          </table:table-cell>
          <table:table-cell office:value-type="float" office:value="1" calcext:value-type="float">
            <text:p>1</text:p>
          </table:table-cell>
          <table:table-cell office:value-type="float" office:value="0" calcext:value-type="float">
            <text:p>0</text:p>
          </table:table-cell>
          <table:table-cell table:formula="of:=([.E909]+[.F909])^2" office:value-type="float" office:value="1" calcext:value-type="float">
            <text:p>1</text:p>
          </table:table-cell>
          <table:table-cell table:formula="of:=IF([.C909] &gt;=1; [.G909]/[.C909]; &quot;&quot; )" office:value-type="float" office:value="0.835421888053467" calcext:value-type="float">
            <text:p>0.835421888053467</text:p>
          </table:table-cell>
        </table:table-row>
        <table:table-row table:style-name="ro1">
          <table:table-cell office:value-type="string" calcext:value-type="string">
            <text:p>wands/regression/closures_encoded.vpr</text:p>
          </table:table-cell>
          <table:table-cell office:value-type="float" office:value="1.57523510971787" calcext:value-type="float">
            <text:p>1.57523510971787</text:p>
          </table:table-cell>
          <table:table-cell office:value-type="float" office:value="1.276" calcext:value-type="float">
            <text:p>1.276</text:p>
          </table:table-cell>
          <table:table-cell office:value-type="float" office:value="88" calcext:value-type="float">
            <text:p>88</text:p>
          </table:table-cell>
          <table:table-cell office:value-type="float" office:value="1" calcext:value-type="float">
            <text:p>1</text:p>
          </table:table-cell>
          <table:table-cell office:value-type="float" office:value="6" calcext:value-type="float">
            <text:p>6</text:p>
          </table:table-cell>
          <table:table-cell table:formula="of:=([.E910]+[.F910])^2" office:value-type="float" office:value="49" calcext:value-type="float">
            <text:p>49</text:p>
          </table:table-cell>
          <table:table-cell table:formula="of:=IF([.C910] &gt;=1; [.G910]/[.C910]; &quot;&quot; )" office:value-type="float" office:value="38.4012539184953" calcext:value-type="float">
            <text:p>38.4012539184953</text:p>
          </table:table-cell>
        </table:table-row>
        <table:table-row table:style-name="ro1">
          <table:table-cell office:value-type="string" calcext:value-type="string">
            <text:p>wands/regression/conditionals1.vpr</text:p>
          </table:table-cell>
          <table:table-cell office:value-type="float" office:value="1.86828550404709" calcext:value-type="float">
            <text:p>1.86828550404709</text:p>
          </table:table-cell>
          <table:table-cell office:value-type="float" office:value="1.359" calcext:value-type="float">
            <text:p>1.359</text:p>
          </table:table-cell>
          <table:table-cell office:value-type="float" office:value="138" calcext:value-type="float">
            <text:p>138</text:p>
          </table:table-cell>
          <table:table-cell office:value-type="float" office:value="3" calcext:value-type="float">
            <text:p>3</text:p>
          </table:table-cell>
          <table:table-cell office:value-type="float" office:value="4" calcext:value-type="float">
            <text:p>4</text:p>
          </table:table-cell>
          <table:table-cell table:formula="of:=([.E911]+[.F911])^2" office:value-type="float" office:value="49" calcext:value-type="float">
            <text:p>49</text:p>
          </table:table-cell>
          <table:table-cell table:formula="of:=IF([.C911] &gt;=1; [.G911]/[.C911]; &quot;&quot; )" office:value-type="float" office:value="36.055923473142" calcext:value-type="float">
            <text:p>36.055923473142</text:p>
          </table:table-cell>
        </table:table-row>
        <table:table-row table:style-name="ro1">
          <table:table-cell office:value-type="string" calcext:value-type="string">
            <text:p>wands/regression/conditionals2.vpr</text:p>
          </table:table-cell>
          <table:table-cell office:value-type="float" office:value="1.43538913362702" calcext:value-type="float">
            <text:p>1.43538913362702</text:p>
          </table:table-cell>
          <table:table-cell office:value-type="float" office:value="1.362" calcext:value-type="float">
            <text:p>1.362</text:p>
          </table:table-cell>
          <table:table-cell office:value-type="float" office:value="133" calcext:value-type="float">
            <text:p>133</text:p>
          </table:table-cell>
          <table:table-cell office:value-type="float" office:value="3" calcext:value-type="float">
            <text:p>3</text:p>
          </table:table-cell>
          <table:table-cell office:value-type="float" office:value="0" calcext:value-type="float">
            <text:p>0</text:p>
          </table:table-cell>
          <table:table-cell table:formula="of:=([.E912]+[.F912])^2" office:value-type="float" office:value="9" calcext:value-type="float">
            <text:p>9</text:p>
          </table:table-cell>
          <table:table-cell table:formula="of:=IF([.C912] &gt;=1; [.G912]/[.C912]; &quot;&quot; )" office:value-type="float" office:value="6.6079295154185" calcext:value-type="float">
            <text:p>6.6079295154185</text:p>
          </table:table-cell>
        </table:table-row>
        <table:table-row table:style-name="ro1">
          <table:table-cell office:value-type="string" calcext:value-type="string">
            <text:p>wands/regression/conditionals3.vpr</text:p>
          </table:table-cell>
          <table:table-cell office:value-type="float" office:value="1.63083877448518" calcext:value-type="float">
            <text:p>1.63083877448518</text:p>
          </table:table-cell>
          <table:table-cell office:value-type="float" office:value="1.991" calcext:value-type="float">
            <text:p>1.991</text:p>
          </table:table-cell>
          <table:table-cell office:value-type="float" office:value="251" calcext:value-type="float">
            <text:p>251</text:p>
          </table:table-cell>
          <table:table-cell office:value-type="float" office:value="3" calcext:value-type="float">
            <text:p>3</text:p>
          </table:table-cell>
          <table:table-cell office:value-type="float" office:value="1" calcext:value-type="float">
            <text:p>1</text:p>
          </table:table-cell>
          <table:table-cell table:formula="of:=([.E913]+[.F913])^2" office:value-type="float" office:value="16" calcext:value-type="float">
            <text:p>16</text:p>
          </table:table-cell>
          <table:table-cell table:formula="of:=IF([.C913] &gt;=1; [.G913]/[.C913]; &quot;&quot; )" office:value-type="float" office:value="8.03616273229533" calcext:value-type="float">
            <text:p>8.03616273229533</text:p>
          </table:table-cell>
        </table:table-row>
        <table:table-row table:style-name="ro1">
          <table:table-cell office:value-type="string" calcext:value-type="string">
            <text:p>wands/regression/consistency_define_typechecker.vpr</text:p>
          </table:table-cell>
          <table:table-cell office:value-type="float" office:value="1" calcext:value-type="float">
            <text:p>1</text:p>
          </table:table-cell>
          <table:table-cell office:value-type="float" office:value="0.002" calcext:value-type="float">
            <text:p>0.002</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formula="of:=([.E914]+[.F914])^2" office:value-type="float" office:value="1" calcext:value-type="float">
            <text:p>1</text:p>
          </table:table-cell>
          <table:table-cell table:formula="of:=IF([.C914] &gt;=1; [.G914]/[.C914]; &quot;&quot; )">
            <text:p/>
          </table:table-cell>
        </table:table-row>
        <table:table-row table:style-name="ro1">
          <table:table-cell office:value-type="string" calcext:value-type="string">
            <text:p>wands/regression/consistency_define.vpr</text:p>
          </table:table-cell>
          <table:table-cell office:value-type="float" office:value="1" calcext:value-type="float">
            <text:p>1</text:p>
          </table:table-cell>
          <table:table-cell office:value-type="float" office:value="0.002" calcext:value-type="float">
            <text:p>0.002</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table:formula="of:=([.E915]+[.F915])^2" office:value-type="float" office:value="1" calcext:value-type="float">
            <text:p>1</text:p>
          </table:table-cell>
          <table:table-cell table:formula="of:=IF([.C915] &gt;=1; [.G915]/[.C915]; &quot;&quot; )">
            <text:p/>
          </table:table-cell>
        </table:table-row>
        <table:table-row table:style-name="ro1">
          <table:table-cell office:value-type="string" calcext:value-type="string">
            <text:p>wands/regression/consistency_let_resolver.vpr</text:p>
          </table:table-cell>
          <table:table-cell office:value-type="float" office:value="0.666666666666667" calcext:value-type="float">
            <text:p>0.666666666666667</text:p>
          </table:table-cell>
          <table:table-cell office:value-type="float" office:value="0.003" calcext:value-type="float">
            <text:p>0.003</text:p>
          </table:table-cell>
          <table:table-cell office:value-type="float" office:value="28" calcext:value-type="float">
            <text:p>28</text:p>
          </table:table-cell>
          <table:table-cell table:number-columns-repeated="2" office:value-type="float" office:value="0" calcext:value-type="float">
            <text:p>0</text:p>
          </table:table-cell>
          <table:table-cell table:formula="of:=([.E916]+[.F916])^2" office:value-type="float" office:value="0" calcext:value-type="float">
            <text:p>0</text:p>
          </table:table-cell>
          <table:table-cell table:formula="of:=IF([.C916] &gt;=1; [.G916]/[.C916]; &quot;&quot; )">
            <text:p/>
          </table:table-cell>
        </table:table-row>
        <table:table-row table:style-name="ro1">
          <table:table-cell office:value-type="string" calcext:value-type="string">
            <text:p>wands/regression/consistency_let_typechecker.vpr</text:p>
          </table:table-cell>
          <table:table-cell office:value-type="float" office:value="1" calcext:value-type="float">
            <text:p>1</text:p>
          </table:table-cell>
          <table:table-cell office:value-type="float" office:value="0.001" calcext:value-type="float">
            <text:p>0.001</text:p>
          </table:table-cell>
          <table:table-cell office:value-type="float" office:value="7" calcext:value-type="float">
            <text:p>7</text:p>
          </table:table-cell>
          <table:table-cell table:number-columns-repeated="2" office:value-type="float" office:value="0" calcext:value-type="float">
            <text:p>0</text:p>
          </table:table-cell>
          <table:table-cell table:formula="of:=([.E917]+[.F917])^2" office:value-type="float" office:value="0" calcext:value-type="float">
            <text:p>0</text:p>
          </table:table-cell>
          <table:table-cell table:formula="of:=IF([.C917] &gt;=1; [.G917]/[.C917]; &quot;&quot; )">
            <text:p/>
          </table:table-cell>
        </table:table-row>
        <table:table-row table:style-name="ro1">
          <table:table-cell office:value-type="string" calcext:value-type="string">
            <text:p>wands/regression/consistency_resolver.vpr</text:p>
          </table:table-cell>
          <table:table-cell office:value-type="float" office:value="0.75" calcext:value-type="float">
            <text:p>0.75</text:p>
          </table:table-cell>
          <table:table-cell office:value-type="float" office:value="0.004" calcext:value-type="float">
            <text:p>0.004</text:p>
          </table:table-cell>
          <table:table-cell office:value-type="float" office:value="40" calcext:value-type="float">
            <text:p>40</text:p>
          </table:table-cell>
          <table:table-cell office:value-type="float" office:value="2" calcext:value-type="float">
            <text:p>2</text:p>
          </table:table-cell>
          <table:table-cell office:value-type="float" office:value="1" calcext:value-type="float">
            <text:p>1</text:p>
          </table:table-cell>
          <table:table-cell table:formula="of:=([.E918]+[.F918])^2" office:value-type="float" office:value="9" calcext:value-type="float">
            <text:p>9</text:p>
          </table:table-cell>
          <table:table-cell table:formula="of:=IF([.C918] &gt;=1; [.G918]/[.C918]; &quot;&quot; )">
            <text:p/>
          </table:table-cell>
        </table:table-row>
        <table:table-row table:style-name="ro1">
          <table:table-cell office:value-type="string" calcext:value-type="string">
            <text:p>wands/regression/consistency.vpr</text:p>
          </table:table-cell>
          <table:table-cell office:value-type="float" office:value="0.956521739130435" calcext:value-type="float">
            <text:p>0.956521739130435</text:p>
          </table:table-cell>
          <table:table-cell office:value-type="float" office:value="0.023" calcext:value-type="float">
            <text:p>0.023</text:p>
          </table:table-cell>
          <table:table-cell office:value-type="float" office:value="79" calcext:value-type="float">
            <text:p>79</text:p>
          </table:table-cell>
          <table:table-cell table:number-columns-repeated="2" office:value-type="float" office:value="2" calcext:value-type="float">
            <text:p>2</text:p>
          </table:table-cell>
          <table:table-cell table:formula="of:=([.E919]+[.F919])^2" office:value-type="float" office:value="16" calcext:value-type="float">
            <text:p>16</text:p>
          </table:table-cell>
          <table:table-cell table:formula="of:=IF([.C919] &gt;=1; [.G919]/[.C919]; &quot;&quot; )">
            <text:p/>
          </table:table-cell>
        </table:table-row>
        <table:table-row table:style-name="ro1">
          <table:table-cell office:value-type="string" calcext:value-type="string">
            <text:p>wands/regression/consumption.vpr</text:p>
          </table:table-cell>
          <table:table-cell office:value-type="float" office:value="1.6120619396903" calcext:value-type="float">
            <text:p>1.6120619396903</text:p>
          </table:table-cell>
          <table:table-cell office:value-type="float" office:value="1.227" calcext:value-type="float">
            <text:p>1.227</text:p>
          </table:table-cell>
          <table:table-cell office:value-type="float" office:value="87" calcext:value-type="float">
            <text:p>87</text:p>
          </table:table-cell>
          <table:table-cell office:value-type="float" office:value="3" calcext:value-type="float">
            <text:p>3</text:p>
          </table:table-cell>
          <table:table-cell office:value-type="float" office:value="1" calcext:value-type="float">
            <text:p>1</text:p>
          </table:table-cell>
          <table:table-cell table:formula="of:=([.E920]+[.F920])^2" office:value-type="float" office:value="16" calcext:value-type="float">
            <text:p>16</text:p>
          </table:table-cell>
          <table:table-cell table:formula="of:=IF([.C920] &gt;=1; [.G920]/[.C920]; &quot;&quot; )" office:value-type="float" office:value="13.039934800326" calcext:value-type="float">
            <text:p>13.039934800326</text:p>
          </table:table-cell>
        </table:table-row>
        <table:table-row table:style-name="ro1">
          <table:table-cell office:value-type="string" calcext:value-type="string">
            <text:p>wands/regression/eval_states.vpr</text:p>
          </table:table-cell>
          <table:table-cell office:value-type="float" office:value="1.62214983713355" calcext:value-type="float">
            <text:p>1.62214983713355</text:p>
          </table:table-cell>
          <table:table-cell office:value-type="float" office:value="1.228" calcext:value-type="float">
            <text:p>1.228</text:p>
          </table:table-cell>
          <table:table-cell office:value-type="float" office:value="64" calcext:value-type="float">
            <text:p>64</text:p>
          </table:table-cell>
          <table:table-cell table:number-columns-repeated="2" office:value-type="float" office:value="3" calcext:value-type="float">
            <text:p>3</text:p>
          </table:table-cell>
          <table:table-cell table:formula="of:=([.E921]+[.F921])^2" office:value-type="float" office:value="36" calcext:value-type="float">
            <text:p>36</text:p>
          </table:table-cell>
          <table:table-cell table:formula="of:=IF([.C921] &gt;=1; [.G921]/[.C921]; &quot;&quot; )" office:value-type="float" office:value="29.3159609120521" calcext:value-type="float">
            <text:p>29.3159609120521</text:p>
          </table:table-cell>
        </table:table-row>
        <table:table-row table:style-name="ro1">
          <table:table-cell office:value-type="string" calcext:value-type="string">
            <text:p>wands/regression/exec_unfolding.vpr</text:p>
          </table:table-cell>
          <table:table-cell office:value-type="float" office:value="1.52072538860104" calcext:value-type="float">
            <text:p>1.52072538860104</text:p>
          </table:table-cell>
          <table:table-cell office:value-type="float" office:value="1.158" calcext:value-type="float">
            <text:p>1.158</text:p>
          </table:table-cell>
          <table:table-cell office:value-type="float" office:value="30" calcext:value-type="float">
            <text:p>30</text:p>
          </table:table-cell>
          <table:table-cell table:number-columns-repeated="2" office:value-type="float" office:value="1" calcext:value-type="float">
            <text:p>1</text:p>
          </table:table-cell>
          <table:table-cell table:formula="of:=([.E922]+[.F922])^2" office:value-type="float" office:value="4" calcext:value-type="float">
            <text:p>4</text:p>
          </table:table-cell>
          <table:table-cell table:formula="of:=IF([.C922] &gt;=1; [.G922]/[.C922]; &quot;&quot; )" office:value-type="float" office:value="3.45423143350605" calcext:value-type="float">
            <text:p>3.45423143350605</text:p>
          </table:table-cell>
        </table:table-row>
        <table:table-row table:style-name="ro1">
          <table:table-cell office:value-type="string" calcext:value-type="string">
            <text:p>wands/regression/folding_2.vpr</text:p>
          </table:table-cell>
          <table:table-cell office:value-type="float" office:value="1.55546288573812" calcext:value-type="float">
            <text:p>1.55546288573812</text:p>
          </table:table-cell>
          <table:table-cell office:value-type="float" office:value="1.199" calcext:value-type="float">
            <text:p>1.199</text:p>
          </table:table-cell>
          <table:table-cell office:value-type="float" office:value="57" calcext:value-type="float">
            <text:p>57</text:p>
          </table:table-cell>
          <table:table-cell office:value-type="float" office:value="3" calcext:value-type="float">
            <text:p>3</text:p>
          </table:table-cell>
          <table:table-cell office:value-type="float" office:value="2" calcext:value-type="float">
            <text:p>2</text:p>
          </table:table-cell>
          <table:table-cell table:formula="of:=([.E923]+[.F923])^2" office:value-type="float" office:value="25" calcext:value-type="float">
            <text:p>25</text:p>
          </table:table-cell>
          <table:table-cell table:formula="of:=IF([.C923] &gt;=1; [.G923]/[.C923]; &quot;&quot; )" office:value-type="float" office:value="20.8507089241034" calcext:value-type="float">
            <text:p>20.8507089241034</text:p>
          </table:table-cell>
        </table:table-row>
        <table:table-row table:style-name="ro1">
          <table:table-cell office:value-type="string" calcext:value-type="string">
            <text:p>wands/regression/folding_fun_frame_2.vpr</text:p>
          </table:table-cell>
          <table:table-cell office:value-type="float" office:value="1.42808798646362" calcext:value-type="float">
            <text:p>1.42808798646362</text:p>
          </table:table-cell>
          <table:table-cell office:value-type="float" office:value="1.182" calcext:value-type="float">
            <text:p>1.182</text:p>
          </table:table-cell>
          <table:table-cell office:value-type="float" office:value="31" calcext:value-type="float">
            <text:p>31</text:p>
          </table:table-cell>
          <table:table-cell office:value-type="float" office:value="2" calcext:value-type="float">
            <text:p>2</text:p>
          </table:table-cell>
          <table:table-cell office:value-type="float" office:value="1" calcext:value-type="float">
            <text:p>1</text:p>
          </table:table-cell>
          <table:table-cell table:formula="of:=([.E924]+[.F924])^2" office:value-type="float" office:value="9" calcext:value-type="float">
            <text:p>9</text:p>
          </table:table-cell>
          <table:table-cell table:formula="of:=IF([.C924] &gt;=1; [.G924]/[.C924]; &quot;&quot; )" office:value-type="float" office:value="7.61421319796954" calcext:value-type="float">
            <text:p>7.61421319796954</text:p>
          </table:table-cell>
        </table:table-row>
        <table:table-row table:style-name="ro1">
          <table:table-cell office:value-type="string" calcext:value-type="string">
            <text:p>wands/regression/folding_fun_frame.vpr</text:p>
          </table:table-cell>
          <table:table-cell office:value-type="float" office:value="1.55648535564854" calcext:value-type="float">
            <text:p>1.55648535564854</text:p>
          </table:table-cell>
          <table:table-cell office:value-type="float" office:value="1.195" calcext:value-type="float">
            <text:p>1.195</text:p>
          </table:table-cell>
          <table:table-cell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formula="of:=([.E925]+[.F925])^2" office:value-type="float" office:value="9" calcext:value-type="float">
            <text:p>9</text:p>
          </table:table-cell>
          <table:table-cell table:formula="of:=IF([.C925] &gt;=1; [.G925]/[.C925]; &quot;&quot; )" office:value-type="float" office:value="7.53138075313808" calcext:value-type="float">
            <text:p>7.53138075313808</text:p>
          </table:table-cell>
        </table:table-row>
        <table:table-row table:style-name="ro1">
          <table:table-cell office:value-type="string" calcext:value-type="string">
            <text:p>wands/regression/folding_inc1.vpr</text:p>
          </table:table-cell>
          <table:table-cell office:value-type="float" office:value="1.61506622516556" calcext:value-type="float">
            <text:p>1.61506622516556</text:p>
          </table:table-cell>
          <table:table-cell office:value-type="float" office:value="1.208" calcext:value-type="float">
            <text:p>1.208</text:p>
          </table:table-cell>
          <table:table-cell office:value-type="float" office:value="54" calcext:value-type="float">
            <text:p>54</text:p>
          </table:table-cell>
          <table:table-cell office:value-type="float" office:value="3" calcext:value-type="float">
            <text:p>3</text:p>
          </table:table-cell>
          <table:table-cell office:value-type="float" office:value="2" calcext:value-type="float">
            <text:p>2</text:p>
          </table:table-cell>
          <table:table-cell table:formula="of:=([.E926]+[.F926])^2" office:value-type="float" office:value="25" calcext:value-type="float">
            <text:p>25</text:p>
          </table:table-cell>
          <table:table-cell table:formula="of:=IF([.C926] &gt;=1; [.G926]/[.C926]; &quot;&quot; )" office:value-type="float" office:value="20.6953642384106" calcext:value-type="float">
            <text:p>20.6953642384106</text:p>
          </table:table-cell>
        </table:table-row>
        <table:table-row table:style-name="ro1">
          <table:table-cell office:value-type="string" calcext:value-type="string">
            <text:p>wands/regression/folding_unfolding_combo.vpr</text:p>
          </table:table-cell>
          <table:table-cell office:value-type="float" office:value="1.60808580858086" calcext:value-type="float">
            <text:p>1.60808580858086</text:p>
          </table:table-cell>
          <table:table-cell office:value-type="float" office:value="1.212" calcext:value-type="float">
            <text:p>1.212</text:p>
          </table:table-cell>
          <table:table-cell office:value-type="float" office:value="62" calcext:value-type="float">
            <text:p>62</text:p>
          </table:table-cell>
          <table:table-cell office:value-type="float" office:value="2" calcext:value-type="float">
            <text:p>2</text:p>
          </table:table-cell>
          <table:table-cell office:value-type="float" office:value="1" calcext:value-type="float">
            <text:p>1</text:p>
          </table:table-cell>
          <table:table-cell table:formula="of:=([.E927]+[.F927])^2" office:value-type="float" office:value="9" calcext:value-type="float">
            <text:p>9</text:p>
          </table:table-cell>
          <table:table-cell table:formula="of:=IF([.C927] &gt;=1; [.G927]/[.C927]; &quot;&quot; )" office:value-type="float" office:value="7.42574257425743" calcext:value-type="float">
            <text:p>7.42574257425743</text:p>
          </table:table-cell>
        </table:table-row>
        <table:table-row table:style-name="ro1">
          <table:table-cell office:value-type="string" calcext:value-type="string">
            <text:p>wands/regression/folding.vpr</text:p>
          </table:table-cell>
          <table:table-cell office:value-type="float" office:value="1.37823834196891" calcext:value-type="float">
            <text:p>1.37823834196891</text:p>
          </table:table-cell>
          <table:table-cell office:value-type="float" office:value="1.158" calcext:value-type="float">
            <text:p>1.158</text:p>
          </table:table-cell>
          <table:table-cell office:value-type="float" office:value="108" calcext:value-type="float">
            <text:p>108</text:p>
          </table:table-cell>
          <table:table-cell office:value-type="float" office:value="2" calcext:value-type="float">
            <text:p>2</text:p>
          </table:table-cell>
          <table:table-cell office:value-type="float" office:value="1" calcext:value-type="float">
            <text:p>1</text:p>
          </table:table-cell>
          <table:table-cell table:formula="of:=([.E928]+[.F928])^2" office:value-type="float" office:value="9" calcext:value-type="float">
            <text:p>9</text:p>
          </table:table-cell>
          <table:table-cell table:formula="of:=IF([.C928] &gt;=1; [.G928]/[.C928]; &quot;&quot; )" office:value-type="float" office:value="7.7720207253886" calcext:value-type="float">
            <text:p>7.7720207253886</text:p>
          </table:table-cell>
        </table:table-row>
        <table:table-row table:style-name="ro1">
          <table:table-cell office:value-type="string" calcext:value-type="string">
            <text:p>wands/regression/footprints.vpr</text:p>
          </table:table-cell>
          <table:table-cell office:value-type="float" office:value="1.59885151763741" calcext:value-type="float">
            <text:p>1.59885151763741</text:p>
          </table:table-cell>
          <table:table-cell office:value-type="float" office:value="1.219" calcext:value-type="float">
            <text:p>1.219</text:p>
          </table:table-cell>
          <table:table-cell office:value-type="float" office:value="45" calcext:value-type="float">
            <text:p>45</text:p>
          </table:table-cell>
          <table:table-cell office:value-type="float" office:value="2" calcext:value-type="float">
            <text:p>2</text:p>
          </table:table-cell>
          <table:table-cell office:value-type="float" office:value="0" calcext:value-type="float">
            <text:p>0</text:p>
          </table:table-cell>
          <table:table-cell table:formula="of:=([.E929]+[.F929])^2" office:value-type="float" office:value="4" calcext:value-type="float">
            <text:p>4</text:p>
          </table:table-cell>
          <table:table-cell table:formula="of:=IF([.C929] &gt;=1; [.G929]/[.C929]; &quot;&quot; )" office:value-type="float" office:value="3.28137817883511" calcext:value-type="float">
            <text:p>3.28137817883511</text:p>
          </table:table-cell>
        </table:table-row>
        <table:table-row table:style-name="ro1">
          <table:table-cell office:value-type="string" calcext:value-type="string">
            <text:p>wands/regression/heuristics_access_paths.vpr</text:p>
          </table:table-cell>
          <table:table-cell office:value-type="float" office:value="1.63939899833055" calcext:value-type="float">
            <text:p>1.63939899833055</text:p>
          </table:table-cell>
          <table:table-cell office:value-type="float" office:value="1.198" calcext:value-type="float">
            <text:p>1.198</text:p>
          </table:table-cell>
          <table:table-cell office:value-type="float" office:value="34" calcext:value-type="float">
            <text:p>34</text:p>
          </table:table-cell>
          <table:table-cell table:number-columns-repeated="2" office:value-type="float" office:value="2" calcext:value-type="float">
            <text:p>2</text:p>
          </table:table-cell>
          <table:table-cell table:formula="of:=([.E930]+[.F930])^2" office:value-type="float" office:value="16" calcext:value-type="float">
            <text:p>16</text:p>
          </table:table-cell>
          <table:table-cell table:formula="of:=IF([.C930] &gt;=1; [.G930]/[.C930]; &quot;&quot; )" office:value-type="float" office:value="13.355592654424" calcext:value-type="float">
            <text:p>13.355592654424</text:p>
          </table:table-cell>
        </table:table-row>
        <table:table-row table:style-name="ro1">
          <table:table-cell office:value-type="string" calcext:value-type="string">
            <text:p>wands/regression/heuristics_apply.vpr</text:p>
          </table:table-cell>
          <table:table-cell office:value-type="float" office:value="1.91207951070336" calcext:value-type="float">
            <text:p>1.91207951070336</text:p>
          </table:table-cell>
          <table:table-cell office:value-type="float" office:value="1.308" calcext:value-type="float">
            <text:p>1.308</text:p>
          </table:table-cell>
          <table:table-cell office:value-type="float" office:value="106" calcext:value-type="float">
            <text:p>106</text:p>
          </table:table-cell>
          <table:table-cell office:value-type="float" office:value="4" calcext:value-type="float">
            <text:p>4</text:p>
          </table:table-cell>
          <table:table-cell office:value-type="float" office:value="3" calcext:value-type="float">
            <text:p>3</text:p>
          </table:table-cell>
          <table:table-cell table:formula="of:=([.E931]+[.F931])^2" office:value-type="float" office:value="49" calcext:value-type="float">
            <text:p>49</text:p>
          </table:table-cell>
          <table:table-cell table:formula="of:=IF([.C931] &gt;=1; [.G931]/[.C931]; &quot;&quot; )" office:value-type="float" office:value="37.4617737003058" calcext:value-type="float">
            <text:p>37.4617737003058</text:p>
          </table:table-cell>
        </table:table-row>
        <table:table-row table:style-name="ro1">
          <table:table-cell office:value-type="string" calcext:value-type="string">
            <text:p>wands/regression/heuristics_fold_unfold.vpr</text:p>
          </table:table-cell>
          <table:table-cell office:value-type="float" office:value="1.71464860287892" calcext:value-type="float">
            <text:p>1.71464860287892</text:p>
          </table:table-cell>
          <table:table-cell office:value-type="float" office:value="1.181" calcext:value-type="float">
            <text:p>1.181</text:p>
          </table:table-cell>
          <table:table-cell office:value-type="float" office:value="23" calcext:value-type="float">
            <text:p>23</text:p>
          </table:table-cell>
          <table:table-cell office:value-type="float" office:value="4" calcext:value-type="float">
            <text:p>4</text:p>
          </table:table-cell>
          <table:table-cell office:value-type="float" office:value="2" calcext:value-type="float">
            <text:p>2</text:p>
          </table:table-cell>
          <table:table-cell table:formula="of:=([.E932]+[.F932])^2" office:value-type="float" office:value="36" calcext:value-type="float">
            <text:p>36</text:p>
          </table:table-cell>
          <table:table-cell table:formula="of:=IF([.C932] &gt;=1; [.G932]/[.C932]; &quot;&quot; )" office:value-type="float" office:value="30.4826418289585" calcext:value-type="float">
            <text:p>30.4826418289585</text:p>
          </table:table-cell>
        </table:table-row>
        <table:table-row table:style-name="ro1">
          <table:table-cell office:value-type="string" calcext:value-type="string">
            <text:p>wands/regression/heuristics_misc.vpr</text:p>
          </table:table-cell>
          <table:table-cell office:value-type="float" office:value="1.87013888888889" calcext:value-type="float">
            <text:p>1.87013888888889</text:p>
          </table:table-cell>
          <table:table-cell office:value-type="float" office:value="1.44" calcext:value-type="float">
            <text:p>1.44</text:p>
          </table:table-cell>
          <table:table-cell office:value-type="float" office:value="110" calcext:value-type="float">
            <text:p>110</text:p>
          </table:table-cell>
          <table:table-cell office:value-type="float" office:value="8" calcext:value-type="float">
            <text:p>8</text:p>
          </table:table-cell>
          <table:table-cell office:value-type="float" office:value="3" calcext:value-type="float">
            <text:p>3</text:p>
          </table:table-cell>
          <table:table-cell table:formula="of:=([.E933]+[.F933])^2" office:value-type="float" office:value="121" calcext:value-type="float">
            <text:p>121</text:p>
          </table:table-cell>
          <table:table-cell table:formula="of:=IF([.C933] &gt;=1; [.G933]/[.C933]; &quot;&quot; )" office:value-type="float" office:value="84.0277777777778" calcext:value-type="float">
            <text:p>84.0277777777778</text:p>
          </table:table-cell>
        </table:table-row>
        <table:table-row table:style-name="ro1">
          <table:table-cell office:value-type="string" calcext:value-type="string">
            <text:p>wands/regression/heuristics_package.vpr</text:p>
          </table:table-cell>
          <table:table-cell office:value-type="float" office:value="1.89080079417604" calcext:value-type="float">
            <text:p>1.89080079417604</text:p>
          </table:table-cell>
          <table:table-cell office:value-type="float" office:value="1.511" calcext:value-type="float">
            <text:p>1.511</text:p>
          </table:table-cell>
          <table:table-cell office:value-type="float" office:value="118" calcext:value-type="float">
            <text:p>118</text:p>
          </table:table-cell>
          <table:table-cell office:value-type="float" office:value="4" calcext:value-type="float">
            <text:p>4</text:p>
          </table:table-cell>
          <table:table-cell office:value-type="float" office:value="0" calcext:value-type="float">
            <text:p>0</text:p>
          </table:table-cell>
          <table:table-cell table:formula="of:=([.E934]+[.F934])^2" office:value-type="float" office:value="16" calcext:value-type="float">
            <text:p>16</text:p>
          </table:table-cell>
          <table:table-cell table:formula="of:=IF([.C934] &gt;=1; [.G934]/[.C934]; &quot;&quot; )" office:value-type="float" office:value="10.5890138980807" calcext:value-type="float">
            <text:p>10.5890138980807</text:p>
          </table:table-cell>
        </table:table-row>
        <table:table-row table:style-name="ro1">
          <table:table-cell office:value-type="string" calcext:value-type="string">
            <text:p>wands/regression/inconsistency_scenario_2.vpr</text:p>
          </table:table-cell>
          <table:table-cell office:value-type="float" office:value="1.42429577464789" calcext:value-type="float">
            <text:p>1.42429577464789</text:p>
          </table:table-cell>
          <table:table-cell office:value-type="float" office:value="1.136" calcext:value-type="float">
            <text:p>1.136</text:p>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table:formula="of:=([.E935]+[.F935])^2" office:value-type="float" office:value="1" calcext:value-type="float">
            <text:p>1</text:p>
          </table:table-cell>
          <table:table-cell table:formula="of:=IF([.C935] &gt;=1; [.G935]/[.C935]; &quot;&quot; )" office:value-type="float" office:value="0.880281690140845" calcext:value-type="float">
            <text:p>0.880281690140845</text:p>
          </table:table-cell>
        </table:table-row>
        <table:table-row table:style-name="ro1">
          <table:table-cell office:value-type="string" calcext:value-type="string">
            <text:p>wands/regression/issue005.vpr</text:p>
          </table:table-cell>
          <table:table-cell office:value-type="float" office:value="1.61733800350263" calcext:value-type="float">
            <text:p>1.61733800350263</text:p>
          </table:table-cell>
          <table:table-cell office:value-type="float" office:value="1.142" calcext:value-type="float">
            <text:p>1.142</text:p>
          </table:table-cell>
          <table:table-cell office:value-type="float" office:value="35" calcext:value-type="float">
            <text:p>35</text:p>
          </table:table-cell>
          <table:table-cell office:value-type="float" office:value="3" calcext:value-type="float">
            <text:p>3</text:p>
          </table:table-cell>
          <table:table-cell office:value-type="float" office:value="0" calcext:value-type="float">
            <text:p>0</text:p>
          </table:table-cell>
          <table:table-cell table:formula="of:=([.E936]+[.F936])^2" office:value-type="float" office:value="9" calcext:value-type="float">
            <text:p>9</text:p>
          </table:table-cell>
          <table:table-cell table:formula="of:=IF([.C936] &gt;=1; [.G936]/[.C936]; &quot;&quot; )" office:value-type="float" office:value="7.88091068301226" calcext:value-type="float">
            <text:p>7.88091068301226</text:p>
          </table:table-cell>
        </table:table-row>
        <table:table-row table:style-name="ro1">
          <table:table-cell office:value-type="string" calcext:value-type="string">
            <text:p>wands/regression/issue006.vpr</text:p>
          </table:table-cell>
          <table:table-cell office:value-type="float" office:value="1.31666666666667" calcext:value-type="float">
            <text:p>1.31666666666667</text:p>
          </table:table-cell>
          <table:table-cell office:value-type="float" office:value="1.5" calcext:value-type="float">
            <text:p>1.5</text:p>
          </table:table-cell>
          <table:table-cell office:value-type="float" office:value="104" calcext:value-type="float">
            <text:p>104</text:p>
          </table:table-cell>
          <table:table-cell office:value-type="float" office:value="1" calcext:value-type="float">
            <text:p>1</text:p>
          </table:table-cell>
          <table:table-cell office:value-type="float" office:value="0" calcext:value-type="float">
            <text:p>0</text:p>
          </table:table-cell>
          <table:table-cell table:formula="of:=([.E937]+[.F937])^2" office:value-type="float" office:value="1" calcext:value-type="float">
            <text:p>1</text:p>
          </table:table-cell>
          <table:table-cell table:formula="of:=IF([.C937] &gt;=1; [.G937]/[.C937]; &quot;&quot; )" office:value-type="float" office:value="0.666666666666667" calcext:value-type="float">
            <text:p>0.666666666666667</text:p>
          </table:table-cell>
        </table:table-row>
        <table:table-row table:style-name="ro1">
          <table:table-cell office:value-type="string" calcext:value-type="string">
            <text:p>wands/regression/issue007.vpr</text:p>
          </table:table-cell>
          <table:table-cell office:value-type="float" office:value="1.48700754400671" calcext:value-type="float">
            <text:p>1.48700754400671</text:p>
          </table:table-cell>
          <table:table-cell office:value-type="float" office:value="1.193" calcext:value-type="float">
            <text:p>1.193</text:p>
          </table:table-cell>
          <table:table-cell office:value-type="float" office:value="49" calcext:value-type="float">
            <text:p>49</text:p>
          </table:table-cell>
          <table:table-cell office:value-type="float" office:value="1" calcext:value-type="float">
            <text:p>1</text:p>
          </table:table-cell>
          <table:table-cell office:value-type="float" office:value="0" calcext:value-type="float">
            <text:p>0</text:p>
          </table:table-cell>
          <table:table-cell table:formula="of:=([.E938]+[.F938])^2" office:value-type="float" office:value="1" calcext:value-type="float">
            <text:p>1</text:p>
          </table:table-cell>
          <table:table-cell table:formula="of:=IF([.C938] &gt;=1; [.G938]/[.C938]; &quot;&quot; )" office:value-type="float" office:value="0.838222967309304" calcext:value-type="float">
            <text:p>0.838222967309304</text:p>
          </table:table-cell>
        </table:table-row>
        <table:table-row table:style-name="ro1">
          <table:table-cell office:value-type="string" calcext:value-type="string">
            <text:p>wands/regression/issue009.vpr</text:p>
          </table:table-cell>
          <table:table-cell office:value-type="float" office:value="1.46347607052897" calcext:value-type="float">
            <text:p>1.46347607052897</text:p>
          </table:table-cell>
          <table:table-cell office:value-type="float" office:value="1.191" calcext:value-type="float">
            <text:p>1.191</text:p>
          </table:table-cell>
          <table:table-cell office:value-type="float" office:value="27" calcext:value-type="float">
            <text:p>27</text:p>
          </table:table-cell>
          <table:table-cell office:value-type="float" office:value="1" calcext:value-type="float">
            <text:p>1</text:p>
          </table:table-cell>
          <table:table-cell office:value-type="float" office:value="2" calcext:value-type="float">
            <text:p>2</text:p>
          </table:table-cell>
          <table:table-cell table:formula="of:=([.E939]+[.F939])^2" office:value-type="float" office:value="9" calcext:value-type="float">
            <text:p>9</text:p>
          </table:table-cell>
          <table:table-cell table:formula="of:=IF([.C939] &gt;=1; [.G939]/[.C939]; &quot;&quot; )" office:value-type="float" office:value="7.55667506297229" calcext:value-type="float">
            <text:p>7.55667506297229</text:p>
          </table:table-cell>
        </table:table-row>
        <table:table-row table:style-name="ro1">
          <table:table-cell office:value-type="string" calcext:value-type="string">
            <text:p>wands/regression/issue010.vpr</text:p>
          </table:table-cell>
          <table:table-cell office:value-type="float" office:value="1.50811272416738" calcext:value-type="float">
            <text:p>1.50811272416738</text:p>
          </table:table-cell>
          <table:table-cell office:value-type="float" office:value="1.171" calcext:value-type="float">
            <text:p>1.171</text:p>
          </table:table-cell>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table:formula="of:=([.E940]+[.F940])^2" office:value-type="float" office:value="1" calcext:value-type="float">
            <text:p>1</text:p>
          </table:table-cell>
          <table:table-cell table:formula="of:=IF([.C940] &gt;=1; [.G940]/[.C940]; &quot;&quot; )" office:value-type="float" office:value="0.85397096498719" calcext:value-type="float">
            <text:p>0.85397096498719</text:p>
          </table:table-cell>
        </table:table-row>
        <table:table-row table:style-name="ro1">
          <table:table-cell office:value-type="string" calcext:value-type="string">
            <text:p>wands/regression/issue011.vpr</text:p>
          </table:table-cell>
          <table:table-cell office:value-type="float" office:value="1.34244235695986" calcext:value-type="float">
            <text:p>1.34244235695986</text:p>
          </table:table-cell>
          <table:table-cell office:value-type="float" office:value="1.171" calcext:value-type="float">
            <text:p>1.171</text:p>
          </table:table-cell>
          <table:table-cell office:value-type="float" office:value="13" calcext:value-type="float">
            <text:p>13</text:p>
          </table:table-cell>
          <table:table-cell table:number-columns-repeated="2" office:value-type="float" office:value="1" calcext:value-type="float">
            <text:p>1</text:p>
          </table:table-cell>
          <table:table-cell table:formula="of:=([.E941]+[.F941])^2" office:value-type="float" office:value="4" calcext:value-type="float">
            <text:p>4</text:p>
          </table:table-cell>
          <table:table-cell table:formula="of:=IF([.C941] &gt;=1; [.G941]/[.C941]; &quot;&quot; )" office:value-type="float" office:value="3.41588385994876" calcext:value-type="float">
            <text:p>3.41588385994876</text:p>
          </table:table-cell>
        </table:table-row>
        <table:table-row table:style-name="ro1">
          <table:table-cell office:value-type="string" calcext:value-type="string">
            <text:p>wands/regression/issue012.vpr</text:p>
          </table:table-cell>
          <table:table-cell office:value-type="float" office:value="1.62824675324675" calcext:value-type="float">
            <text:p>1.62824675324675</text:p>
          </table:table-cell>
          <table:table-cell office:value-type="float" office:value="1.232" calcext:value-type="float">
            <text:p>1.232</text:p>
          </table:table-cell>
          <table:table-cell office:value-type="float" office:value="35" calcext:value-type="float">
            <text:p>35</text:p>
          </table:table-cell>
          <table:table-cell office:value-type="float" office:value="1" calcext:value-type="float">
            <text:p>1</text:p>
          </table:table-cell>
          <table:table-cell office:value-type="float" office:value="2" calcext:value-type="float">
            <text:p>2</text:p>
          </table:table-cell>
          <table:table-cell table:formula="of:=([.E942]+[.F942])^2" office:value-type="float" office:value="9" calcext:value-type="float">
            <text:p>9</text:p>
          </table:table-cell>
          <table:table-cell table:formula="of:=IF([.C942] &gt;=1; [.G942]/[.C942]; &quot;&quot; )" office:value-type="float" office:value="7.30519480519481" calcext:value-type="float">
            <text:p>7.30519480519481</text:p>
          </table:table-cell>
        </table:table-row>
        <table:table-row table:style-name="ro1">
          <table:table-cell office:value-type="string" calcext:value-type="string">
            <text:p>wands/regression/issue013.vpr</text:p>
          </table:table-cell>
          <table:table-cell office:value-type="float" office:value="1.40570934256055" calcext:value-type="float">
            <text:p>1.40570934256055</text:p>
          </table:table-cell>
          <table:table-cell office:value-type="float" office:value="1.156" calcext:value-type="float">
            <text:p>1.156</text:p>
          </table:table-cell>
          <table:table-cell office:value-type="float" office:value="13" calcext:value-type="float">
            <text:p>13</text:p>
          </table:table-cell>
          <table:table-cell office:value-type="float" office:value="0" calcext:value-type="float">
            <text:p>0</text:p>
          </table:table-cell>
          <table:table-cell office:value-type="float" office:value="2" calcext:value-type="float">
            <text:p>2</text:p>
          </table:table-cell>
          <table:table-cell table:formula="of:=([.E943]+[.F943])^2" office:value-type="float" office:value="4" calcext:value-type="float">
            <text:p>4</text:p>
          </table:table-cell>
          <table:table-cell table:formula="of:=IF([.C943] &gt;=1; [.G943]/[.C943]; &quot;&quot; )" office:value-type="float" office:value="3.46020761245675" calcext:value-type="float">
            <text:p>3.46020761245675</text:p>
          </table:table-cell>
        </table:table-row>
        <table:table-row table:style-name="ro1">
          <table:table-cell office:value-type="string" calcext:value-type="string">
            <text:p>wands/regression/issue015.vpr</text:p>
          </table:table-cell>
          <table:table-cell office:value-type="float" office:value="1.38609715242881" calcext:value-type="float">
            <text:p>1.38609715242881</text:p>
          </table:table-cell>
          <table:table-cell office:value-type="float" office:value="1.194" calcext:value-type="float">
            <text:p>1.194</text:p>
          </table:table-cell>
          <table:table-cell office:value-type="float" office:value="27" calcext:value-type="float">
            <text:p>27</text:p>
          </table:table-cell>
          <table:table-cell office:value-type="float" office:value="1" calcext:value-type="float">
            <text:p>1</text:p>
          </table:table-cell>
          <table:table-cell office:value-type="float" office:value="3" calcext:value-type="float">
            <text:p>3</text:p>
          </table:table-cell>
          <table:table-cell table:formula="of:=([.E944]+[.F944])^2" office:value-type="float" office:value="16" calcext:value-type="float">
            <text:p>16</text:p>
          </table:table-cell>
          <table:table-cell table:formula="of:=IF([.C944] &gt;=1; [.G944]/[.C944]; &quot;&quot; )" office:value-type="float" office:value="13.4003350083752" calcext:value-type="float">
            <text:p>13.4003350083752</text:p>
          </table:table-cell>
        </table:table-row>
        <table:table-row table:style-name="ro1">
          <table:table-cell office:value-type="string" calcext:value-type="string">
            <text:p>wands/regression/issue017.vpr</text:p>
          </table:table-cell>
          <table:table-cell office:value-type="float" office:value="1.31848739495798" calcext:value-type="float">
            <text:p>1.31848739495798</text:p>
          </table:table-cell>
          <table:table-cell office:value-type="float" office:value="1.19" calcext:value-type="float">
            <text:p>1.19</text:p>
          </table:table-cell>
          <table:table-cell office:value-type="float" office:value="24" calcext:value-type="float">
            <text:p>24</text:p>
          </table:table-cell>
          <table:table-cell office:value-type="float" office:value="0" calcext:value-type="float">
            <text:p>0</text:p>
          </table:table-cell>
          <table:table-cell office:value-type="float" office:value="1" calcext:value-type="float">
            <text:p>1</text:p>
          </table:table-cell>
          <table:table-cell table:formula="of:=([.E945]+[.F945])^2" office:value-type="float" office:value="1" calcext:value-type="float">
            <text:p>1</text:p>
          </table:table-cell>
          <table:table-cell table:formula="of:=IF([.C945] &gt;=1; [.G945]/[.C945]; &quot;&quot; )" office:value-type="float" office:value="0.840336134453782" calcext:value-type="float">
            <text:p>0.840336134453782</text:p>
          </table:table-cell>
        </table:table-row>
        <table:table-row table:style-name="ro1">
          <table:table-cell office:value-type="string" calcext:value-type="string">
            <text:p>wands/regression/issue023.vpr</text:p>
          </table:table-cell>
          <table:table-cell office:value-type="float" office:value="1.46955796497081" calcext:value-type="float">
            <text:p>1.46955796497081</text:p>
          </table:table-cell>
          <table:table-cell office:value-type="float" office:value="1.199" calcext:value-type="float">
            <text:p>1.199</text:p>
          </table:table-cell>
          <table:table-cell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table:formula="of:=([.E946]+[.F946])^2" office:value-type="float" office:value="9" calcext:value-type="float">
            <text:p>9</text:p>
          </table:table-cell>
          <table:table-cell table:formula="of:=IF([.C946] &gt;=1; [.G946]/[.C946]; &quot;&quot; )" office:value-type="float" office:value="7.50625521267723" calcext:value-type="float">
            <text:p>7.50625521267723</text:p>
          </table:table-cell>
        </table:table-row>
        <table:table-row table:style-name="ro1">
          <table:table-cell office:value-type="string" calcext:value-type="string">
            <text:p>wands/regression/issue024.vpr</text:p>
          </table:table-cell>
          <table:table-cell office:value-type="float" office:value="1.62102689486553" calcext:value-type="float">
            <text:p>1.62102689486553</text:p>
          </table:table-cell>
          <table:table-cell office:value-type="float" office:value="1.227" calcext:value-type="float">
            <text:p>1.227</text:p>
          </table:table-cell>
          <table:table-cell office:value-type="float" office:value="54" calcext:value-type="float">
            <text:p>54</text:p>
          </table:table-cell>
          <table:table-cell office:value-type="float" office:value="3" calcext:value-type="float">
            <text:p>3</text:p>
          </table:table-cell>
          <table:table-cell office:value-type="float" office:value="1" calcext:value-type="float">
            <text:p>1</text:p>
          </table:table-cell>
          <table:table-cell table:formula="of:=([.E947]+[.F947])^2" office:value-type="float" office:value="16" calcext:value-type="float">
            <text:p>16</text:p>
          </table:table-cell>
          <table:table-cell table:formula="of:=IF([.C947] &gt;=1; [.G947]/[.C947]; &quot;&quot; )" office:value-type="float" office:value="13.039934800326" calcext:value-type="float">
            <text:p>13.039934800326</text:p>
          </table:table-cell>
        </table:table-row>
        <table:table-row table:style-name="ro1">
          <table:table-cell office:value-type="string" calcext:value-type="string">
            <text:p>wands/regression/issue029.vpr</text:p>
          </table:table-cell>
          <table:table-cell office:value-type="float" office:value="2.24875" calcext:value-type="float">
            <text:p>2.24875</text:p>
          </table:table-cell>
          <table:table-cell office:value-type="float" office:value="1.6" calcext:value-type="float">
            <text:p>1.6</text:p>
          </table:table-cell>
          <table:table-cell office:value-type="float" office:value="120" calcext:value-type="float">
            <text:p>120</text:p>
          </table:table-cell>
          <table:table-cell office:value-type="float" office:value="2" calcext:value-type="float">
            <text:p>2</text:p>
          </table:table-cell>
          <table:table-cell office:value-type="float" office:value="4" calcext:value-type="float">
            <text:p>4</text:p>
          </table:table-cell>
          <table:table-cell table:formula="of:=([.E948]+[.F948])^2" office:value-type="float" office:value="36" calcext:value-type="float">
            <text:p>36</text:p>
          </table:table-cell>
          <table:table-cell table:formula="of:=IF([.C948] &gt;=1; [.G948]/[.C948]; &quot;&quot; )" office:value-type="float" office:value="22.5" calcext:value-type="float">
            <text:p>22.5</text:p>
          </table:table-cell>
        </table:table-row>
        <table:table-row table:style-name="ro1">
          <table:table-cell office:value-type="string" calcext:value-type="string">
            <text:p>wands/regression/issue198.vpr</text:p>
          </table:table-cell>
          <table:table-cell office:value-type="float" office:value="1.34995773457312" calcext:value-type="float">
            <text:p>1.34995773457312</text:p>
          </table:table-cell>
          <table:table-cell office:value-type="float" office:value="1.183" calcext:value-type="float">
            <text:p>1.183</text:p>
          </table:table-cell>
          <table:table-cell office:value-type="float" office:value="34" calcext:value-type="float">
            <text:p>34</text:p>
          </table:table-cell>
          <table:table-cell office:value-type="float" office:value="0" calcext:value-type="float">
            <text:p>0</text:p>
          </table:table-cell>
          <table:table-cell office:value-type="float" office:value="2" calcext:value-type="float">
            <text:p>2</text:p>
          </table:table-cell>
          <table:table-cell table:formula="of:=([.E949]+[.F949])^2" office:value-type="float" office:value="4" calcext:value-type="float">
            <text:p>4</text:p>
          </table:table-cell>
          <table:table-cell table:formula="of:=IF([.C949] &gt;=1; [.G949]/[.C949]; &quot;&quot; )" office:value-type="float" office:value="3.38123415046492" calcext:value-type="float">
            <text:p>3.38123415046492</text:p>
          </table:table-cell>
        </table:table-row>
        <table:table-row table:style-name="ro1">
          <table:table-cell office:value-type="string" calcext:value-type="string">
            <text:p>wands/regression/known_folded_1.vpr</text:p>
          </table:table-cell>
          <table:table-cell office:value-type="float" office:value="1.59864521591871" calcext:value-type="float">
            <text:p>1.59864521591871</text:p>
          </table:table-cell>
          <table:table-cell office:value-type="float" office:value="1.181" calcext:value-type="float">
            <text:p>1.181</text:p>
          </table:table-cell>
          <table:table-cell office:value-type="float" office:value="31" calcext:value-type="float">
            <text:p>31</text:p>
          </table:table-cell>
          <table:table-cell office:value-type="float" office:value="1" calcext:value-type="float">
            <text:p>1</text:p>
          </table:table-cell>
          <table:table-cell office:value-type="float" office:value="2" calcext:value-type="float">
            <text:p>2</text:p>
          </table:table-cell>
          <table:table-cell table:formula="of:=([.E950]+[.F950])^2" office:value-type="float" office:value="9" calcext:value-type="float">
            <text:p>9</text:p>
          </table:table-cell>
          <table:table-cell table:formula="of:=IF([.C950] &gt;=1; [.G950]/[.C950]; &quot;&quot; )" office:value-type="float" office:value="7.62066045723963" calcext:value-type="float">
            <text:p>7.62066045723963</text:p>
          </table:table-cell>
        </table:table-row>
        <table:table-row table:style-name="ro1">
          <table:table-cell office:value-type="string" calcext:value-type="string">
            <text:p>wands/regression/let_ghostops.vpr</text:p>
          </table:table-cell>
          <table:table-cell office:value-type="float" office:value="1.60672268907563" calcext:value-type="float">
            <text:p>1.60672268907563</text:p>
          </table:table-cell>
          <table:table-cell office:value-type="float" office:value="1.19" calcext:value-type="float">
            <text:p>1.19</text:p>
          </table:table-cell>
          <table:table-cell office:value-type="float" office:value="38" calcext:value-type="float">
            <text:p>38</text:p>
          </table:table-cell>
          <table:table-cell office:value-type="float" office:value="3" calcext:value-type="float">
            <text:p>3</text:p>
          </table:table-cell>
          <table:table-cell office:value-type="float" office:value="2" calcext:value-type="float">
            <text:p>2</text:p>
          </table:table-cell>
          <table:table-cell table:formula="of:=([.E951]+[.F951])^2" office:value-type="float" office:value="25" calcext:value-type="float">
            <text:p>25</text:p>
          </table:table-cell>
          <table:table-cell table:formula="of:=IF([.C951] &gt;=1; [.G951]/[.C951]; &quot;&quot; )" office:value-type="float" office:value="21.0084033613445" calcext:value-type="float">
            <text:p>21.0084033613445</text:p>
          </table:table-cell>
        </table:table-row>
        <table:table-row table:style-name="ro1">
          <table:table-cell office:value-type="string" calcext:value-type="string">
            <text:p>wands/regression/let_test1.vpr</text:p>
          </table:table-cell>
          <table:table-cell office:value-type="float" office:value="1.4038950042337" calcext:value-type="float">
            <text:p>1.4038950042337</text:p>
          </table:table-cell>
          <table:table-cell office:value-type="float" office:value="1.181" calcext:value-type="float">
            <text:p>1.181</text:p>
          </table:table-cell>
          <table:table-cell office:value-type="float" office:value="18" calcext:value-type="float">
            <text:p>18</text:p>
          </table:table-cell>
          <table:table-cell table:number-columns-repeated="2" office:value-type="float" office:value="1" calcext:value-type="float">
            <text:p>1</text:p>
          </table:table-cell>
          <table:table-cell table:formula="of:=([.E952]+[.F952])^2" office:value-type="float" office:value="4" calcext:value-type="float">
            <text:p>4</text:p>
          </table:table-cell>
          <table:table-cell table:formula="of:=IF([.C952] &gt;=1; [.G952]/[.C952]; &quot;&quot; )" office:value-type="float" office:value="3.38696020321761" calcext:value-type="float">
            <text:p>3.38696020321761</text:p>
          </table:table-cell>
        </table:table-row>
        <table:table-row table:style-name="ro1">
          <table:table-cell office:value-type="string" calcext:value-type="string">
            <text:p>wands/regression/let.vpr</text:p>
          </table:table-cell>
          <table:table-cell office:value-type="float" office:value="1.43534482758621" calcext:value-type="float">
            <text:p>1.43534482758621</text:p>
          </table:table-cell>
          <table:table-cell office:value-type="float" office:value="1.16" calcext:value-type="float">
            <text:p>1.16</text:p>
          </table:table-cell>
          <table:table-cell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table:formula="of:=([.E953]+[.F953])^2" office:value-type="float" office:value="9" calcext:value-type="float">
            <text:p>9</text:p>
          </table:table-cell>
          <table:table-cell table:formula="of:=IF([.C953] &gt;=1; [.G953]/[.C953]; &quot;&quot; )" office:value-type="float" office:value="7.75862068965517" calcext:value-type="float">
            <text:p>7.75862068965517</text:p>
          </table:table-cell>
        </table:table-row>
        <table:table-row table:style-name="ro1">
          <table:table-cell office:value-type="string" calcext:value-type="string">
            <text:p>wands/regression/let_wands.vpr</text:p>
          </table:table-cell>
          <table:table-cell office:value-type="float" office:value="1.49223163841808" calcext:value-type="float">
            <text:p>1.49223163841808</text:p>
          </table:table-cell>
          <table:table-cell office:value-type="float" office:value="1.416" calcext:value-type="float">
            <text:p>1.416</text:p>
          </table:table-cell>
          <table:table-cell office:value-type="float" office:value="148" calcext:value-type="float">
            <text:p>148</text:p>
          </table:table-cell>
          <table:table-cell office:value-type="float" office:value="2" calcext:value-type="float">
            <text:p>2</text:p>
          </table:table-cell>
          <table:table-cell office:value-type="float" office:value="1" calcext:value-type="float">
            <text:p>1</text:p>
          </table:table-cell>
          <table:table-cell table:formula="of:=([.E954]+[.F954])^2" office:value-type="float" office:value="9" calcext:value-type="float">
            <text:p>9</text:p>
          </table:table-cell>
          <table:table-cell table:formula="of:=IF([.C954] &gt;=1; [.G954]/[.C954]; &quot;&quot; )" office:value-type="float" office:value="6.35593220338983" calcext:value-type="float">
            <text:p>6.35593220338983</text:p>
          </table:table-cell>
        </table:table-row>
        <table:table-row table:style-name="ro1">
          <table:table-cell office:value-type="string" calcext:value-type="string">
            <text:p>wands/regression/lhs.vpr</text:p>
          </table:table-cell>
          <table:table-cell office:value-type="float" office:value="1.43570843570844" calcext:value-type="float">
            <text:p>1.43570843570844</text:p>
          </table:table-cell>
          <table:table-cell office:value-type="float" office:value="1.221" calcext:value-type="float">
            <text:p>1.221</text:p>
          </table:table-cell>
          <table:table-cell office:value-type="float" office:value="37" calcext:value-type="float">
            <text:p>37</text:p>
          </table:table-cell>
          <table:table-cell office:value-type="float" office:value="2" calcext:value-type="float">
            <text:p>2</text:p>
          </table:table-cell>
          <table:table-cell office:value-type="float" office:value="1" calcext:value-type="float">
            <text:p>1</text:p>
          </table:table-cell>
          <table:table-cell table:formula="of:=([.E955]+[.F955])^2" office:value-type="float" office:value="9" calcext:value-type="float">
            <text:p>9</text:p>
          </table:table-cell>
          <table:table-cell table:formula="of:=IF([.C955] &gt;=1; [.G955]/[.C955]; &quot;&quot; )" office:value-type="float" office:value="7.37100737100737" calcext:value-type="float">
            <text:p>7.37100737100737</text:p>
          </table:table-cell>
        </table:table-row>
        <table:table-row table:style-name="ro1">
          <table:table-cell office:value-type="string" calcext:value-type="string">
            <text:p>wands/regression/loop_sum_ghostvar_old.vpr</text:p>
          </table:table-cell>
          <table:table-cell office:value-type="float" office:value="1.47481481481481" calcext:value-type="float">
            <text:p>1.47481481481481</text:p>
          </table:table-cell>
          <table:table-cell office:value-type="float" office:value="1.35" calcext:value-type="float">
            <text:p>1.35</text:p>
          </table:table-cell>
          <table:table-cell office:value-type="float" office:value="76" calcext:value-type="float">
            <text:p>76</text:p>
          </table:table-cell>
          <table:table-cell office:value-type="float" office:value="2" calcext:value-type="float">
            <text:p>2</text:p>
          </table:table-cell>
          <table:table-cell office:value-type="float" office:value="1" calcext:value-type="float">
            <text:p>1</text:p>
          </table:table-cell>
          <table:table-cell table:formula="of:=([.E956]+[.F956])^2" office:value-type="float" office:value="9" calcext:value-type="float">
            <text:p>9</text:p>
          </table:table-cell>
          <table:table-cell table:formula="of:=IF([.C956] &gt;=1; [.G956]/[.C956]; &quot;&quot; )" office:value-type="float" office:value="6.66666666666667" calcext:value-type="float">
            <text:p>6.66666666666667</text:p>
          </table:table-cell>
        </table:table-row>
        <table:table-row table:style-name="ro1">
          <table:table-cell office:value-type="string" calcext:value-type="string">
            <text:p>wands/regression/nesting.vpr</text:p>
          </table:table-cell>
          <table:table-cell office:value-type="float" office:value="1.62699077954736" calcext:value-type="float">
            <text:p>1.62699077954736</text:p>
          </table:table-cell>
          <table:table-cell office:value-type="float" office:value="1.193" calcext:value-type="float">
            <text:p>1.193</text:p>
          </table:table-cell>
          <table:table-cell office:value-type="float" office:value="30" calcext:value-type="float">
            <text:p>30</text:p>
          </table:table-cell>
          <table:table-cell office:value-type="float" office:value="3" calcext:value-type="float">
            <text:p>3</text:p>
          </table:table-cell>
          <table:table-cell office:value-type="float" office:value="0" calcext:value-type="float">
            <text:p>0</text:p>
          </table:table-cell>
          <table:table-cell table:formula="of:=([.E957]+[.F957])^2" office:value-type="float" office:value="9" calcext:value-type="float">
            <text:p>9</text:p>
          </table:table-cell>
          <table:table-cell table:formula="of:=IF([.C957] &gt;=1; [.G957]/[.C957]; &quot;&quot; )" office:value-type="float" office:value="7.54400670578374" calcext:value-type="float">
            <text:p>7.54400670578374</text:p>
          </table:table-cell>
        </table:table-row>
        <table:table-row table:style-name="ro1">
          <table:table-cell office:value-type="string" calcext:value-type="string">
            <text:p>wands/regression/old.vpr</text:p>
          </table:table-cell>
          <table:table-cell office:value-type="float" office:value="1.33333333333333" calcext:value-type="float">
            <text:p>1.33333333333333</text:p>
          </table:table-cell>
          <table:table-cell office:value-type="float" office:value="1.206" calcext:value-type="float">
            <text:p>1.206</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formula="of:=([.E958]+[.F958])^2" office:value-type="float" office:value="1" calcext:value-type="float">
            <text:p>1</text:p>
          </table:table-cell>
          <table:table-cell table:formula="of:=IF([.C958] &gt;=1; [.G958]/[.C958]; &quot;&quot; )" office:value-type="float" office:value="0.829187396351575" calcext:value-type="float">
            <text:p>0.829187396351575</text:p>
          </table:table-cell>
        </table:table-row>
        <table:table-row table:style-name="ro1">
          <table:table-cell office:value-type="string" calcext:value-type="string">
            <text:p>wands/regression/package_hyp.vpr</text:p>
          </table:table-cell>
          <table:table-cell office:value-type="float" office:value="1.63019508057676" calcext:value-type="float">
            <text:p>1.63019508057676</text:p>
          </table:table-cell>
          <table:table-cell office:value-type="float" office:value="1.179" calcext:value-type="float">
            <text:p>1.179</text:p>
          </table:table-cell>
          <table:table-cell office:value-type="float" office:value="57" calcext:value-type="float">
            <text:p>57</text:p>
          </table:table-cell>
          <table:table-cell office:value-type="float" office:value="3" calcext:value-type="float">
            <text:p>3</text:p>
          </table:table-cell>
          <table:table-cell office:value-type="float" office:value="0" calcext:value-type="float">
            <text:p>0</text:p>
          </table:table-cell>
          <table:table-cell table:formula="of:=([.E959]+[.F959])^2" office:value-type="float" office:value="9" calcext:value-type="float">
            <text:p>9</text:p>
          </table:table-cell>
          <table:table-cell table:formula="of:=IF([.C959] &gt;=1; [.G959]/[.C959]; &quot;&quot; )" office:value-type="float" office:value="7.63358778625954" calcext:value-type="float">
            <text:p>7.63358778625954</text:p>
          </table:table-cell>
        </table:table-row>
        <table:table-row table:style-name="ro1">
          <table:table-cell office:value-type="string" calcext:value-type="string">
            <text:p>wands/regression/package_inc1.vpr</text:p>
          </table:table-cell>
          <table:table-cell office:value-type="float" office:value="1.52278820375335" calcext:value-type="float">
            <text:p>1.52278820375335</text:p>
          </table:table-cell>
          <table:table-cell office:value-type="float" office:value="1.119" calcext:value-type="float">
            <text:p>1.119</text:p>
          </table:table-cell>
          <table:table-cell office:value-type="float" office:value="26" calcext:value-type="float">
            <text:p>26</text:p>
          </table:table-cell>
          <table:table-cell office:value-type="float" office:value="3" calcext:value-type="float">
            <text:p>3</text:p>
          </table:table-cell>
          <table:table-cell office:value-type="float" office:value="0" calcext:value-type="float">
            <text:p>0</text:p>
          </table:table-cell>
          <table:table-cell table:formula="of:=([.E960]+[.F960])^2" office:value-type="float" office:value="9" calcext:value-type="float">
            <text:p>9</text:p>
          </table:table-cell>
          <table:table-cell table:formula="of:=IF([.C960] &gt;=1; [.G960]/[.C960]; &quot;&quot; )" office:value-type="float" office:value="8.04289544235925" calcext:value-type="float">
            <text:p>8.04289544235925</text:p>
          </table:table-cell>
        </table:table-row>
        <table:table-row table:style-name="ro1">
          <table:table-cell office:value-type="string" calcext:value-type="string">
            <text:p>wands/regression/package_inc2.vpr</text:p>
          </table:table-cell>
          <table:table-cell office:value-type="float" office:value="1.5109135004042" calcext:value-type="float">
            <text:p>1.5109135004042</text:p>
          </table:table-cell>
          <table:table-cell office:value-type="float" office:value="1.237" calcext:value-type="float">
            <text:p>1.237</text:p>
          </table:table-cell>
          <table:table-cell office:value-type="float" office:value="50" calcext:value-type="float">
            <text:p>50</text:p>
          </table:table-cell>
          <table:table-cell office:value-type="float" office:value="3" calcext:value-type="float">
            <text:p>3</text:p>
          </table:table-cell>
          <table:table-cell office:value-type="float" office:value="0" calcext:value-type="float">
            <text:p>0</text:p>
          </table:table-cell>
          <table:table-cell table:formula="of:=([.E961]+[.F961])^2" office:value-type="float" office:value="9" calcext:value-type="float">
            <text:p>9</text:p>
          </table:table-cell>
          <table:table-cell table:formula="of:=IF([.C961] &gt;=1; [.G961]/[.C961]; &quot;&quot; )" office:value-type="float" office:value="7.27566693613581" calcext:value-type="float">
            <text:p>7.27566693613581</text:p>
          </table:table-cell>
        </table:table-row>
        <table:table-row table:style-name="ro1">
          <table:table-cell office:value-type="string" calcext:value-type="string">
            <text:p>wands/regression/package_inc3.vpr</text:p>
          </table:table-cell>
          <table:table-cell office:value-type="float" office:value="1.67094017094017" calcext:value-type="float">
            <text:p>1.67094017094017</text:p>
          </table:table-cell>
          <table:table-cell office:value-type="float" office:value="1.17" calcext:value-type="float">
            <text:p>1.17</text:p>
          </table:table-cell>
          <table:table-cell office:value-type="float" office:value="38" calcext:value-type="float">
            <text:p>38</text:p>
          </table:table-cell>
          <table:table-cell office:value-type="float" office:value="3" calcext:value-type="float">
            <text:p>3</text:p>
          </table:table-cell>
          <table:table-cell office:value-type="float" office:value="0" calcext:value-type="float">
            <text:p>0</text:p>
          </table:table-cell>
          <table:table-cell table:formula="of:=([.E962]+[.F962])^2" office:value-type="float" office:value="9" calcext:value-type="float">
            <text:p>9</text:p>
          </table:table-cell>
          <table:table-cell table:formula="of:=IF([.C962] &gt;=1; [.G962]/[.C962]; &quot;&quot; )" office:value-type="float" office:value="7.69230769230769" calcext:value-type="float">
            <text:p>7.69230769230769</text:p>
          </table:table-cell>
        </table:table-row>
        <table:table-row table:style-name="ro1">
          <table:table-cell office:value-type="string" calcext:value-type="string">
            <text:p>wands/regression/package_inc5.vpr</text:p>
          </table:table-cell>
          <table:table-cell office:value-type="float" office:value="1.61976549413735" calcext:value-type="float">
            <text:p>1.61976549413735</text:p>
          </table:table-cell>
          <table:table-cell office:value-type="float" office:value="1.194" calcext:value-type="float">
            <text:p>1.194</text:p>
          </table:table-cell>
          <table:table-cell office:value-type="float" office:value="36" calcext:value-type="float">
            <text:p>36</text:p>
          </table:table-cell>
          <table:table-cell office:value-type="float" office:value="1" calcext:value-type="float">
            <text:p>1</text:p>
          </table:table-cell>
          <table:table-cell office:value-type="float" office:value="0" calcext:value-type="float">
            <text:p>0</text:p>
          </table:table-cell>
          <table:table-cell table:formula="of:=([.E963]+[.F963])^2" office:value-type="float" office:value="1" calcext:value-type="float">
            <text:p>1</text:p>
          </table:table-cell>
          <table:table-cell table:formula="of:=IF([.C963] &gt;=1; [.G963]/[.C963]; &quot;&quot; )" office:value-type="float" office:value="0.837520938023451" calcext:value-type="float">
            <text:p>0.837520938023451</text:p>
          </table:table-cell>
        </table:table-row>
        <table:table-row table:style-name="ro1">
          <table:table-cell office:value-type="string" calcext:value-type="string">
            <text:p>wands/regression/package-sandboxed.vpr</text:p>
          </table:table-cell>
          <table:table-cell office:value-type="float" office:value="1.41135371179039" calcext:value-type="float">
            <text:p>1.41135371179039</text:p>
          </table:table-cell>
          <table:table-cell office:value-type="float" office:value="1.145" calcext:value-type="float">
            <text:p>1.145</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table:formula="of:=([.E964]+[.F964])^2" office:value-type="float" office:value="1" calcext:value-type="float">
            <text:p>1</text:p>
          </table:table-cell>
          <table:table-cell table:formula="of:=IF([.C964] &gt;=1; [.G964]/[.C964]; &quot;&quot; )" office:value-type="float" office:value="0.873362445414847" calcext:value-type="float">
            <text:p>0.873362445414847</text:p>
          </table:table-cell>
        </table:table-row>
        <table:table-row table:style-name="ro1">
          <table:table-cell office:value-type="string" calcext:value-type="string">
            <text:p>wands/regression/package_simple_no_perm.vpr</text:p>
          </table:table-cell>
          <table:table-cell office:value-type="float" office:value="1.50130548302872" calcext:value-type="float">
            <text:p>1.50130548302872</text:p>
          </table:table-cell>
          <table:table-cell office:value-type="float" office:value="1.149" calcext:value-type="float">
            <text:p>1.149</text:p>
          </table:table-cell>
          <table:table-cell office:value-type="float" office:value="38" calcext:value-type="float">
            <text:p>38</text:p>
          </table:table-cell>
          <table:table-cell office:value-type="float" office:value="2" calcext:value-type="float">
            <text:p>2</text:p>
          </table:table-cell>
          <table:table-cell office:value-type="float" office:value="0" calcext:value-type="float">
            <text:p>0</text:p>
          </table:table-cell>
          <table:table-cell table:formula="of:=([.E965]+[.F965])^2" office:value-type="float" office:value="4" calcext:value-type="float">
            <text:p>4</text:p>
          </table:table-cell>
          <table:table-cell table:formula="of:=IF([.C965] &gt;=1; [.G965]/[.C965]; &quot;&quot; )" office:value-type="float" office:value="3.48128807658834" calcext:value-type="float">
            <text:p>3.48128807658834</text:p>
          </table:table-cell>
        </table:table-row>
        <table:table-row table:style-name="ro1">
          <table:table-cell office:value-type="string" calcext:value-type="string">
            <text:p>wands/regression/PackageStateConsolidation.vpr</text:p>
          </table:table-cell>
          <table:table-cell office:value-type="float" office:value="1.43408900083963" calcext:value-type="float">
            <text:p>1.43408900083963</text:p>
          </table:table-cell>
          <table:table-cell office:value-type="float" office:value="1.191" calcext:value-type="float">
            <text:p>1.191</text:p>
          </table:table-cell>
          <table:table-cell office:value-type="float" office:value="64" calcext:value-type="float">
            <text:p>64</text:p>
          </table:table-cell>
          <table:table-cell office:value-type="float" office:value="1" calcext:value-type="float">
            <text:p>1</text:p>
          </table:table-cell>
          <table:table-cell office:value-type="float" office:value="0" calcext:value-type="float">
            <text:p>0</text:p>
          </table:table-cell>
          <table:table-cell table:formula="of:=([.E966]+[.F966])^2" office:value-type="float" office:value="1" calcext:value-type="float">
            <text:p>1</text:p>
          </table:table-cell>
          <table:table-cell table:formula="of:=IF([.C966] &gt;=1; [.G966]/[.C966]; &quot;&quot; )" office:value-type="float" office:value="0.839630562552477" calcext:value-type="float">
            <text:p>0.839630562552477</text:p>
          </table:table-cell>
        </table:table-row>
        <table:table-row table:style-name="ro1">
          <table:table-cell office:value-type="string" calcext:value-type="string">
            <text:p>wands/regression/package.vpr</text:p>
          </table:table-cell>
          <table:table-cell office:value-type="float" office:value="1.77262357414449" calcext:value-type="float">
            <text:p>1.77262357414449</text:p>
          </table:table-cell>
          <table:table-cell office:value-type="float" office:value="1.315" calcext:value-type="float">
            <text:p>1.315</text:p>
          </table:table-cell>
          <table:table-cell office:value-type="float" office:value="150" calcext:value-type="float">
            <text:p>150</text:p>
          </table:table-cell>
          <table:table-cell office:value-type="float" office:value="3" calcext:value-type="float">
            <text:p>3</text:p>
          </table:table-cell>
          <table:table-cell office:value-type="float" office:value="0" calcext:value-type="float">
            <text:p>0</text:p>
          </table:table-cell>
          <table:table-cell table:formula="of:=([.E967]+[.F967])^2" office:value-type="float" office:value="9" calcext:value-type="float">
            <text:p>9</text:p>
          </table:table-cell>
          <table:table-cell table:formula="of:=IF([.C967] &gt;=1; [.G967]/[.C967]; &quot;&quot; )" office:value-type="float" office:value="6.84410646387833" calcext:value-type="float">
            <text:p>6.84410646387833</text:p>
          </table:table-cell>
        </table:table-row>
        <table:table-row table:style-name="ro1">
          <table:table-cell office:value-type="string" calcext:value-type="string">
            <text:p>wands/regression/packaging_1.vpr</text:p>
          </table:table-cell>
          <table:table-cell office:value-type="float" office:value="1.6068237205524" calcext:value-type="float">
            <text:p>1.6068237205524</text:p>
          </table:table-cell>
          <table:table-cell office:value-type="float" office:value="1.231" calcext:value-type="float">
            <text:p>1.231</text:p>
          </table:table-cell>
          <table:table-cell office:value-type="float" office:value="60" calcext:value-type="float">
            <text:p>60</text:p>
          </table:table-cell>
          <table:table-cell office:value-type="float" office:value="2" calcext:value-type="float">
            <text:p>2</text:p>
          </table:table-cell>
          <table:table-cell office:value-type="float" office:value="0" calcext:value-type="float">
            <text:p>0</text:p>
          </table:table-cell>
          <table:table-cell table:formula="of:=([.E968]+[.F968])^2" office:value-type="float" office:value="4" calcext:value-type="float">
            <text:p>4</text:p>
          </table:table-cell>
          <table:table-cell table:formula="of:=IF([.C968] &gt;=1; [.G968]/[.C968]; &quot;&quot; )" office:value-type="float" office:value="3.24939073923639" calcext:value-type="float">
            <text:p>3.24939073923639</text:p>
          </table:table-cell>
        </table:table-row>
        <table:table-row table:style-name="ro1">
          <table:table-cell office:value-type="string" calcext:value-type="string">
            <text:p>wands/regression/packaging_apply.vpr</text:p>
          </table:table-cell>
          <table:table-cell office:value-type="float" office:value="1.58862876254181" calcext:value-type="float">
            <text:p>1.58862876254181</text:p>
          </table:table-cell>
          <table:table-cell office:value-type="float" office:value="1.196" calcext:value-type="float">
            <text:p>1.196</text:p>
          </table:table-cell>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table:formula="of:=([.E969]+[.F969])^2" office:value-type="float" office:value="1" calcext:value-type="float">
            <text:p>1</text:p>
          </table:table-cell>
          <table:table-cell table:formula="of:=IF([.C969] &gt;=1; [.G969]/[.C969]; &quot;&quot; )" office:value-type="float" office:value="0.836120401337793" calcext:value-type="float">
            <text:p>0.836120401337793</text:p>
          </table:table-cell>
        </table:table-row>
        <table:table-row table:style-name="ro1">
          <table:table-cell office:value-type="string" calcext:value-type="string">
            <text:p>wands/regression/packaging_cond_perm.vpr</text:p>
          </table:table-cell>
          <table:table-cell office:value-type="float" office:value="1.5952" calcext:value-type="float">
            <text:p>1.5952</text:p>
          </table:table-cell>
          <table:table-cell office:value-type="float" office:value="1.25" calcext:value-type="float">
            <text:p>1.25</text:p>
          </table:table-cell>
          <table:table-cell office:value-type="float" office:value="58" calcext:value-type="float">
            <text:p>58</text:p>
          </table:table-cell>
          <table:table-cell office:value-type="float" office:value="2" calcext:value-type="float">
            <text:p>2</text:p>
          </table:table-cell>
          <table:table-cell office:value-type="float" office:value="0" calcext:value-type="float">
            <text:p>0</text:p>
          </table:table-cell>
          <table:table-cell table:formula="of:=([.E970]+[.F970])^2" office:value-type="float" office:value="4" calcext:value-type="float">
            <text:p>4</text:p>
          </table:table-cell>
          <table:table-cell table:formula="of:=IF([.C970] &gt;=1; [.G970]/[.C970]; &quot;&quot; )" office:value-type="float" office:value="3.2" calcext:value-type="float">
            <text:p>3.2</text:p>
          </table:table-cell>
        </table:table-row>
        <table:table-row table:style-name="ro1">
          <table:table-cell office:value-type="string" calcext:value-type="string">
            <text:p>wands/regression/packaging_nested.vpr</text:p>
          </table:table-cell>
          <table:table-cell office:value-type="float" office:value="1.5810147299509" calcext:value-type="float">
            <text:p>1.5810147299509</text:p>
          </table:table-cell>
          <table:table-cell office:value-type="float" office:value="1.222" calcext:value-type="float">
            <text:p>1.222</text:p>
          </table:table-cell>
          <table:table-cell office:value-type="float" office:value="42" calcext:value-type="float">
            <text:p>42</text:p>
          </table:table-cell>
          <table:table-cell office:value-type="float" office:value="2" calcext:value-type="float">
            <text:p>2</text:p>
          </table:table-cell>
          <table:table-cell office:value-type="float" office:value="0" calcext:value-type="float">
            <text:p>0</text:p>
          </table:table-cell>
          <table:table-cell table:formula="of:=([.E971]+[.F971])^2" office:value-type="float" office:value="4" calcext:value-type="float">
            <text:p>4</text:p>
          </table:table-cell>
          <table:table-cell table:formula="of:=IF([.C971] &gt;=1; [.G971]/[.C971]; &quot;&quot; )" office:value-type="float" office:value="3.27332242225859" calcext:value-type="float">
            <text:p>3.27332242225859</text:p>
          </table:table-cell>
        </table:table-row>
        <table:table-row table:style-name="ro1">
          <table:table-cell office:value-type="string" calcext:value-type="string">
            <text:p>wands/regression/packaging_shield.vpr</text:p>
          </table:table-cell>
          <table:table-cell office:value-type="float" office:value="1.51178451178451" calcext:value-type="float">
            <text:p>1.51178451178451</text:p>
          </table:table-cell>
          <table:table-cell office:value-type="float" office:value="1.188" calcext:value-type="float">
            <text:p>1.188</text:p>
          </table:table-cell>
          <table:table-cell office:value-type="float" office:value="18" calcext:value-type="float">
            <text:p>18</text:p>
          </table:table-cell>
          <table:table-cell office:value-type="float" office:value="2" calcext:value-type="float">
            <text:p>2</text:p>
          </table:table-cell>
          <table:table-cell office:value-type="float" office:value="0" calcext:value-type="float">
            <text:p>0</text:p>
          </table:table-cell>
          <table:table-cell table:formula="of:=([.E972]+[.F972])^2" office:value-type="float" office:value="4" calcext:value-type="float">
            <text:p>4</text:p>
          </table:table-cell>
          <table:table-cell table:formula="of:=IF([.C972] &gt;=1; [.G972]/[.C972]; &quot;&quot; )" office:value-type="float" office:value="3.36700336700337" calcext:value-type="float">
            <text:p>3.36700336700337</text:p>
          </table:table-cell>
        </table:table-row>
        <table:table-row table:style-name="ro1">
          <table:table-cell office:value-type="string" calcext:value-type="string">
            <text:p>wands/regression/packaging.vpr</text:p>
          </table:table-cell>
          <table:table-cell office:value-type="float" office:value="1.54266777133389" calcext:value-type="float">
            <text:p>1.54266777133389</text:p>
          </table:table-cell>
          <table:table-cell office:value-type="float" office:value="1.207" calcext:value-type="float">
            <text:p>1.207</text:p>
          </table:table-cell>
          <table:table-cell office:value-type="float" office:value="46" calcext:value-type="float">
            <text:p>46</text:p>
          </table:table-cell>
          <table:table-cell office:value-type="float" office:value="3" calcext:value-type="float">
            <text:p>3</text:p>
          </table:table-cell>
          <table:table-cell office:value-type="float" office:value="0" calcext:value-type="float">
            <text:p>0</text:p>
          </table:table-cell>
          <table:table-cell table:formula="of:=([.E973]+[.F973])^2" office:value-type="float" office:value="9" calcext:value-type="float">
            <text:p>9</text:p>
          </table:table-cell>
          <table:table-cell table:formula="of:=IF([.C973] &gt;=1; [.G973]/[.C973]; &quot;&quot; )" office:value-type="float" office:value="7.45650372825186" calcext:value-type="float">
            <text:p>7.45650372825186</text:p>
          </table:table-cell>
        </table:table-row>
        <table:table-row table:style-name="ro1">
          <table:table-cell office:value-type="string" calcext:value-type="string">
            <text:p>wands/regression/resultstate1.vpr</text:p>
          </table:table-cell>
          <table:table-cell office:value-type="float" office:value="1.60831889081456" calcext:value-type="float">
            <text:p>1.60831889081456</text:p>
          </table:table-cell>
          <table:table-cell office:value-type="float" office:value="1.154" calcext:value-type="float">
            <text:p>1.154</text:p>
          </table:table-cell>
          <table:table-cell office:value-type="float" office:value="24" calcext:value-type="float">
            <text:p>24</text:p>
          </table:table-cell>
          <table:table-cell office:value-type="float" office:value="3" calcext:value-type="float">
            <text:p>3</text:p>
          </table:table-cell>
          <table:table-cell office:value-type="float" office:value="2" calcext:value-type="float">
            <text:p>2</text:p>
          </table:table-cell>
          <table:table-cell table:formula="of:=([.E974]+[.F974])^2" office:value-type="float" office:value="25" calcext:value-type="float">
            <text:p>25</text:p>
          </table:table-cell>
          <table:table-cell table:formula="of:=IF([.C974] &gt;=1; [.G974]/[.C974]; &quot;&quot; )" office:value-type="float" office:value="21.6637781629116" calcext:value-type="float">
            <text:p>21.6637781629116</text:p>
          </table:table-cell>
        </table:table-row>
        <table:table-row table:style-name="ro1">
          <table:table-cell office:value-type="string" calcext:value-type="string">
            <text:p>wands/regression/shorthand_define.vpr</text:p>
          </table:table-cell>
          <table:table-cell office:value-type="float" office:value="1.41492036881811" calcext:value-type="float">
            <text:p>1.41492036881811</text:p>
          </table:table-cell>
          <table:table-cell office:value-type="float" office:value="1.193" calcext:value-type="float">
            <text:p>1.193</text:p>
          </table:table-cell>
          <table:table-cell office:value-type="float" office:value="48" calcext:value-type="float">
            <text:p>48</text:p>
          </table:table-cell>
          <table:table-cell office:value-type="float" office:value="1" calcext:value-type="float">
            <text:p>1</text:p>
          </table:table-cell>
          <table:table-cell office:value-type="float" office:value="0" calcext:value-type="float">
            <text:p>0</text:p>
          </table:table-cell>
          <table:table-cell table:formula="of:=([.E975]+[.F975])^2" office:value-type="float" office:value="1" calcext:value-type="float">
            <text:p>1</text:p>
          </table:table-cell>
          <table:table-cell table:formula="of:=IF([.C975] &gt;=1; [.G975]/[.C975]; &quot;&quot; )" office:value-type="float" office:value="0.838222967309304" calcext:value-type="float">
            <text:p>0.838222967309304</text:p>
          </table:table-cell>
        </table:table-row>
        <table:table-row table:style-name="ro1">
          <table:table-cell office:value-type="string" calcext:value-type="string">
            <text:p>wands/regression/shorthand_wand.vpr</text:p>
          </table:table-cell>
          <table:table-cell office:value-type="float" office:value="1.4" calcext:value-type="float">
            <text:p>1.4</text:p>
          </table:table-cell>
          <table:table-cell office:value-type="float" office:value="1.22" calcext:value-type="float">
            <text:p>1.22</text:p>
          </table:table-cell>
          <table:table-cell office:value-type="float" office:value="75" calcext:value-type="float">
            <text:p>75</text:p>
          </table:table-cell>
          <table:table-cell table:number-columns-repeated="2" office:value-type="float" office:value="1" calcext:value-type="float">
            <text:p>1</text:p>
          </table:table-cell>
          <table:table-cell table:formula="of:=([.E976]+[.F976])^2" office:value-type="float" office:value="4" calcext:value-type="float">
            <text:p>4</text:p>
          </table:table-cell>
          <table:table-cell table:formula="of:=IF([.C976] &gt;=1; [.G976]/[.C976]; &quot;&quot; )" office:value-type="float" office:value="3.27868852459016" calcext:value-type="float">
            <text:p>3.27868852459016</text:p>
          </table:table-cell>
        </table:table-row>
        <table:table-row table:style-name="ro1">
          <table:table-cell office:value-type="string" calcext:value-type="string">
            <text:p>wands/regression/snapshot_report.vpr</text:p>
          </table:table-cell>
          <table:table-cell office:value-type="float" office:value="1.33767290480065" calcext:value-type="float">
            <text:p>1.33767290480065</text:p>
          </table:table-cell>
          <table:table-cell office:value-type="float" office:value="1.229" calcext:value-type="float">
            <text:p>1.229</text:p>
          </table:table-cell>
          <table:table-cell office:value-type="float" office:value="19" calcext:value-type="float">
            <text:p>19</text:p>
          </table:table-cell>
          <table:table-cell office:value-type="float" office:value="2" calcext:value-type="float">
            <text:p>2</text:p>
          </table:table-cell>
          <table:table-cell office:value-type="float" office:value="0" calcext:value-type="float">
            <text:p>0</text:p>
          </table:table-cell>
          <table:table-cell table:formula="of:=([.E977]+[.F977])^2" office:value-type="float" office:value="4" calcext:value-type="float">
            <text:p>4</text:p>
          </table:table-cell>
          <table:table-cell table:formula="of:=IF([.C977] &gt;=1; [.G977]/[.C977]; &quot;&quot; )" office:value-type="float" office:value="3.2546786004882" calcext:value-type="float">
            <text:p>3.2546786004882</text:p>
          </table:table-cell>
        </table:table-row>
        <table:table-row table:style-name="ro1">
          <table:table-cell office:value-type="string" calcext:value-type="string">
            <text:p>wands/regression/snapshots.vpr</text:p>
          </table:table-cell>
          <table:table-cell office:value-type="float" office:value="1.63162251655629" calcext:value-type="float">
            <text:p>1.63162251655629</text:p>
          </table:table-cell>
          <table:table-cell office:value-type="float" office:value="1.208" calcext:value-type="float">
            <text:p>1.208</text:p>
          </table:table-cell>
          <table:table-cell office:value-type="float" office:value="28" calcext:value-type="float">
            <text:p>28</text:p>
          </table:table-cell>
          <table:table-cell office:value-type="float" office:value="3" calcext:value-type="float">
            <text:p>3</text:p>
          </table:table-cell>
          <table:table-cell office:value-type="float" office:value="1" calcext:value-type="float">
            <text:p>1</text:p>
          </table:table-cell>
          <table:table-cell table:formula="of:=([.E978]+[.F978])^2" office:value-type="float" office:value="16" calcext:value-type="float">
            <text:p>16</text:p>
          </table:table-cell>
          <table:table-cell table:formula="of:=IF([.C978] &gt;=1; [.G978]/[.C978]; &quot;&quot; )" office:value-type="float" office:value="13.2450331125828" calcext:value-type="float">
            <text:p>13.2450331125828</text:p>
          </table:table-cell>
        </table:table-row>
        <table:table-row table:style-name="ro1">
          <table:table-cell office:value-type="string" calcext:value-type="string">
            <text:p>wands/regression/transfer_naive_issue_1.vpr</text:p>
          </table:table-cell>
          <table:table-cell office:value-type="float" office:value="1.43760831889081" calcext:value-type="float">
            <text:p>1.43760831889081</text:p>
          </table:table-cell>
          <table:table-cell office:value-type="float" office:value="1.154" calcext:value-type="float">
            <text:p>1.154</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formula="of:=([.E979]+[.F979])^2" office:value-type="float" office:value="1" calcext:value-type="float">
            <text:p>1</text:p>
          </table:table-cell>
          <table:table-cell table:formula="of:=IF([.C979] &gt;=1; [.G979]/[.C979]; &quot;&quot; )" office:value-type="float" office:value="0.866551126516464" calcext:value-type="float">
            <text:p>0.866551126516464</text:p>
          </table:table-cell>
        </table:table-row>
        <table:table-row table:style-name="ro1">
          <table:table-cell office:value-type="string" calcext:value-type="string">
            <text:p>wands/regression/un_currying.vpr</text:p>
          </table:table-cell>
          <table:table-cell office:value-type="float" office:value="1.32632398753894" calcext:value-type="float">
            <text:p>1.32632398753894</text:p>
          </table:table-cell>
          <table:table-cell office:value-type="float" office:value="1.284" calcext:value-type="float">
            <text:p>1.284</text:p>
          </table:table-cell>
          <table:table-cell office:value-type="float" office:value="95" calcext:value-type="float">
            <text:p>95</text:p>
          </table:table-cell>
          <table:table-cell office:value-type="float" office:value="0" calcext:value-type="float">
            <text:p>0</text:p>
          </table:table-cell>
          <table:table-cell office:value-type="float" office:value="4" calcext:value-type="float">
            <text:p>4</text:p>
          </table:table-cell>
          <table:table-cell table:formula="of:=([.E980]+[.F980])^2" office:value-type="float" office:value="16" calcext:value-type="float">
            <text:p>16</text:p>
          </table:table-cell>
          <table:table-cell table:formula="of:=IF([.C980] &gt;=1; [.G980]/[.C980]; &quot;&quot; )" office:value-type="float" office:value="12.4610591900312" calcext:value-type="float">
            <text:p>12.4610591900312</text:p>
          </table:table-cell>
        </table:table-row>
        <table:table-row table:style-name="ro1">
          <table:table-cell office:value-type="string" calcext:value-type="string">
            <text:p>wands/regression/unfolding_ambiguity2.vpr</text:p>
          </table:table-cell>
          <table:table-cell office:value-type="float" office:value="1.490245971162" calcext:value-type="float">
            <text:p>1.490245971162</text:p>
          </table:table-cell>
          <table:table-cell office:value-type="float" office:value="1.179" calcext:value-type="float">
            <text:p>1.179</text:p>
          </table:table-cell>
          <table:table-cell office:value-type="float" office:value="31" calcext:value-type="float">
            <text:p>31</text:p>
          </table:table-cell>
          <table:table-cell table:number-columns-repeated="2" office:value-type="float" office:value="1" calcext:value-type="float">
            <text:p>1</text:p>
          </table:table-cell>
          <table:table-cell table:formula="of:=([.E981]+[.F981])^2" office:value-type="float" office:value="4" calcext:value-type="float">
            <text:p>4</text:p>
          </table:table-cell>
          <table:table-cell table:formula="of:=IF([.C981] &gt;=1; [.G981]/[.C981]; &quot;&quot; )" office:value-type="float" office:value="3.39270568278202" calcext:value-type="float">
            <text:p>3.39270568278202</text:p>
          </table:table-cell>
        </table:table-row>
        <table:table-row table:style-name="ro1">
          <table:table-cell office:value-type="string" calcext:value-type="string">
            <text:p>wands/regression/unfolding_ambiguity.vpr</text:p>
          </table:table-cell>
          <table:table-cell office:value-type="float" office:value="1.45914069081719" calcext:value-type="float">
            <text:p>1.45914069081719</text:p>
          </table:table-cell>
          <table:table-cell office:value-type="float" office:value="1.187" calcext:value-type="float">
            <text:p>1.187</text:p>
          </table:table-cell>
          <table:table-cell office:value-type="float" office:value="17" calcext:value-type="float">
            <text:p>17</text:p>
          </table:table-cell>
          <table:table-cell table:number-columns-repeated="2" office:value-type="float" office:value="1" calcext:value-type="float">
            <text:p>1</text:p>
          </table:table-cell>
          <table:table-cell table:formula="of:=([.E982]+[.F982])^2" office:value-type="float" office:value="4" calcext:value-type="float">
            <text:p>4</text:p>
          </table:table-cell>
          <table:table-cell table:formula="of:=IF([.C982] &gt;=1; [.G982]/[.C982]; &quot;&quot; )" office:value-type="float" office:value="3.3698399326032" calcext:value-type="float">
            <text:p>3.3698399326032</text:p>
          </table:table-cell>
        </table:table-row>
        <table:table-row table:style-name="ro1">
          <table:table-cell office:value-type="string" calcext:value-type="string">
            <text:p>wands/regression/unfolding_trivial_wand.vpr</text:p>
          </table:table-cell>
          <table:table-cell office:value-type="float" office:value="1.38717948717949" calcext:value-type="float">
            <text:p>1.38717948717949</text:p>
          </table:table-cell>
          <table:table-cell office:value-type="float" office:value="1.17" calcext:value-type="float">
            <text:p>1.17</text:p>
          </table:table-cell>
          <table:table-cell office:value-type="float" office:value="17" calcext:value-type="float">
            <text:p>17</text:p>
          </table:table-cell>
          <table:table-cell table:number-columns-repeated="2" office:value-type="float" office:value="1" calcext:value-type="float">
            <text:p>1</text:p>
          </table:table-cell>
          <table:table-cell table:formula="of:=([.E983]+[.F983])^2" office:value-type="float" office:value="4" calcext:value-type="float">
            <text:p>4</text:p>
          </table:table-cell>
          <table:table-cell table:formula="of:=IF([.C983] &gt;=1; [.G983]/[.C983]; &quot;&quot; )" office:value-type="float" office:value="3.41880341880342" calcext:value-type="float">
            <text:p>3.41880341880342</text:p>
          </table:table-cell>
        </table:table-row>
        <table:table-row table:style-name="ro1">
          <table:table-cell office:value-type="string" calcext:value-type="string">
            <text:p>wands/regression/unfolding.vpr</text:p>
          </table:table-cell>
          <table:table-cell office:value-type="float" office:value="1.49410840534171" calcext:value-type="float">
            <text:p>1.49410840534171</text:p>
          </table:table-cell>
          <table:table-cell office:value-type="float" office:value="1.273" calcext:value-type="float">
            <text:p>1.273</text:p>
          </table:table-cell>
          <table:table-cell office:value-type="float" office:value="79" calcext:value-type="float">
            <text:p>79</text:p>
          </table:table-cell>
          <table:table-cell office:value-type="float" office:value="2" calcext:value-type="float">
            <text:p>2</text:p>
          </table:table-cell>
          <table:table-cell office:value-type="float" office:value="1" calcext:value-type="float">
            <text:p>1</text:p>
          </table:table-cell>
          <table:table-cell table:formula="of:=([.E984]+[.F984])^2" office:value-type="float" office:value="9" calcext:value-type="float">
            <text:p>9</text:p>
          </table:table-cell>
          <table:table-cell table:formula="of:=IF([.C984] &gt;=1; [.G984]/[.C984]; &quot;&quot; )" office:value-type="float" office:value="7.06991358994501" calcext:value-type="float">
            <text:p>7.06991358994501</text:p>
          </table:table-cell>
        </table:table-row>
        <table:table-row table:style-name="ro1">
          <table:table-cell office:value-type="string" calcext:value-type="string">
            <text:p>wands/regression/wand_conjunction.vpr</text:p>
          </table:table-cell>
          <table:table-cell office:value-type="float" office:value="1.36317135549872" calcext:value-type="float">
            <text:p>1.36317135549872</text:p>
          </table:table-cell>
          <table:table-cell office:value-type="float" office:value="1.173" calcext:value-type="float">
            <text:p>1.173</text:p>
          </table:table-cell>
          <table:table-cell office:value-type="float" office:value="36" calcext:value-type="float">
            <text:p>36</text:p>
          </table:table-cell>
          <table:table-cell office:value-type="float" office:value="1" calcext:value-type="float">
            <text:p>1</text:p>
          </table:table-cell>
          <table:table-cell office:value-type="float" office:value="0" calcext:value-type="float">
            <text:p>0</text:p>
          </table:table-cell>
          <table:table-cell table:formula="of:=([.E985]+[.F985])^2" office:value-type="float" office:value="1" calcext:value-type="float">
            <text:p>1</text:p>
          </table:table-cell>
          <table:table-cell table:formula="of:=IF([.C985] &gt;=1; [.G985]/[.C985]; &quot;&quot; )" office:value-type="float" office:value="0.852514919011083" calcext:value-type="float">
            <text:p>0.852514919011083</text:p>
          </table:table-cell>
        </table:table-row>
        <table:table-row table:style-name="ro1">
          <table:table-cell office:value-type="string" calcext:value-type="string">
            <text:p>wands/regression/wand_shapes_1.vpr</text:p>
          </table:table-cell>
          <table:table-cell office:value-type="float" office:value="1.61317567567568" calcext:value-type="float">
            <text:p>1.61317567567568</text:p>
          </table:table-cell>
          <table:table-cell office:value-type="float" office:value="1.184" calcext:value-type="float">
            <text:p>1.184</text:p>
          </table:table-cell>
          <table:table-cell office:value-type="float" office:value="50" calcext:value-type="float">
            <text:p>50</text:p>
          </table:table-cell>
          <table:table-cell office:value-type="float" office:value="2" calcext:value-type="float">
            <text:p>2</text:p>
          </table:table-cell>
          <table:table-cell office:value-type="float" office:value="0" calcext:value-type="float">
            <text:p>0</text:p>
          </table:table-cell>
          <table:table-cell table:formula="of:=([.E986]+[.F986])^2" office:value-type="float" office:value="4" calcext:value-type="float">
            <text:p>4</text:p>
          </table:table-cell>
          <table:table-cell table:formula="of:=IF([.C986] &gt;=1; [.G986]/[.C986]; &quot;&quot; )" office:value-type="float" office:value="3.37837837837838" calcext:value-type="float">
            <text:p>3.37837837837838</text:p>
          </table:table-cell>
        </table:table-row>
        <table:table-row table:style-name="ro1">
          <table:table-cell office:value-type="string" calcext:value-type="string">
            <text:p>wands/regression/wand_shapes_simple_exhale.vpr</text:p>
          </table:table-cell>
          <table:table-cell office:value-type="float" office:value="1.52136752136752" calcext:value-type="float">
            <text:p>1.52136752136752</text:p>
          </table:table-cell>
          <table:table-cell office:value-type="float" office:value="1.17" calcext:value-type="float">
            <text:p>1.17</text:p>
          </table:table-cell>
          <table:table-cell office:value-type="float" office:value="31" calcext:value-type="float">
            <text:p>31</text:p>
          </table:table-cell>
          <table:table-cell office:value-type="float" office:value="2" calcext:value-type="float">
            <text:p>2</text:p>
          </table:table-cell>
          <table:table-cell office:value-type="float" office:value="1" calcext:value-type="float">
            <text:p>1</text:p>
          </table:table-cell>
          <table:table-cell table:formula="of:=([.E987]+[.F987])^2" office:value-type="float" office:value="9" calcext:value-type="float">
            <text:p>9</text:p>
          </table:table-cell>
          <table:table-cell table:formula="of:=IF([.C987] &gt;=1; [.G987]/[.C987]; &quot;&quot; )" office:value-type="float" office:value="7.69230769230769" calcext:value-type="float">
            <text:p>7.69230769230769</text:p>
          </table:table-cell>
        </table:table-row>
        <table:table-row table:style-name="ro1">
          <table:table-cell office:value-type="string" calcext:value-type="string">
            <text:p>wands/regression/well_formedness_wand_1.vpr</text:p>
          </table:table-cell>
          <table:table-cell office:value-type="float" office:value="1.43552519214347" calcext:value-type="float">
            <text:p>1.43552519214347</text:p>
          </table:table-cell>
          <table:table-cell office:value-type="float" office:value="1.171" calcext:value-type="float">
            <text:p>1.171</text:p>
          </table:table-cell>
          <table:table-cell office:value-type="float" office:value="59" calcext:value-type="float">
            <text:p>59</text:p>
          </table:table-cell>
          <table:table-cell office:value-type="float" office:value="1" calcext:value-type="float">
            <text:p>1</text:p>
          </table:table-cell>
          <table:table-cell office:value-type="float" office:value="0" calcext:value-type="float">
            <text:p>0</text:p>
          </table:table-cell>
          <table:table-cell table:formula="of:=([.E988]+[.F988])^2" office:value-type="float" office:value="1" calcext:value-type="float">
            <text:p>1</text:p>
          </table:table-cell>
          <table:table-cell table:formula="of:=IF([.C988] &gt;=1; [.G988]/[.C988]; &quot;&quot; )" office:value-type="float" office:value="0.85397096498719" calcext:value-type="float">
            <text:p>0.85397096498719</text:p>
          </table:table-cell>
        </table:table-row>
        <table:table-row table:style-name="ro1">
          <table:table-cell table:number-columns-repeated="6"/>
          <table:table-cell table:formula="of:=([.E989]+[.F989])^2" office:value-type="float" office:value="0" calcext:value-type="float">
            <text:p>0</text:p>
          </table:table-cell>
          <table:table-cell table:formula="of:=IF([.C989] &gt;=1; [.G989]/[.C989]; &quot;&quot; )">
            <text:p/>
          </table:table-cell>
        </table:table-row>
        <table:table-row table:style-name="ro1">
          <table:table-cell office:value-type="string" calcext:value-type="string">
            <text:p>008-num-traits-pow.rs.vpr</text:p>
          </table:table-cell>
          <table:table-cell office:value-type="float" office:value="1.40604844489035" calcext:value-type="float">
            <text:p>1.40604844489035</text:p>
          </table:table-cell>
          <table:table-cell office:value-type="float" office:value="6.977" calcext:value-type="float">
            <text:p>6.977</text:p>
          </table:table-cell>
          <table:table-cell office:value-type="float" office:value="8580" calcext:value-type="float">
            <text:p>8580</text:p>
          </table:table-cell>
          <table:table-cell office:value-type="float" office:value="2" calcext:value-type="float">
            <text:p>2</text:p>
          </table:table-cell>
          <table:table-cell office:value-type="float" office:value="24" calcext:value-type="float">
            <text:p>24</text:p>
          </table:table-cell>
          <table:table-cell table:formula="of:=([.E990]+[.F990])^2" office:value-type="float" office:value="676" calcext:value-type="float">
            <text:p>676</text:p>
          </table:table-cell>
          <table:table-cell table:formula="of:=IF([.C990] &gt;=1; [.G990]/[.C990]; &quot;&quot; )" office:value-type="float" office:value="96.8897807080407" calcext:value-type="float">
            <text:p>96.8897807080407</text:p>
          </table:table-cell>
        </table:table-row>
        <table:table-row table:style-name="ro1">
          <table:table-cell office:value-type="string" calcext:value-type="string">
            <text:p>348_cgmath_point.rs.vpr</text:p>
          </table:table-cell>
          <table:table-cell office:value-type="float" office:value="2.63055697496168" calcext:value-type="float">
            <text:p>2.63055697496168</text:p>
          </table:table-cell>
          <table:table-cell office:value-type="float" office:value="3.914" calcext:value-type="float">
            <text:p>3.914</text:p>
          </table:table-cell>
          <table:table-cell office:value-type="float" office:value="3083" calcext:value-type="float">
            <text:p>3083</text:p>
          </table:table-cell>
          <table:table-cell office:value-type="float" office:value="8" calcext:value-type="float">
            <text:p>8</text:p>
          </table:table-cell>
          <table:table-cell office:value-type="float" office:value="15" calcext:value-type="float">
            <text:p>15</text:p>
          </table:table-cell>
          <table:table-cell table:formula="of:=([.E991]+[.F991])^2" office:value-type="float" office:value="529" calcext:value-type="float">
            <text:p>529</text:p>
          </table:table-cell>
          <table:table-cell table:formula="of:=IF([.C991] &gt;=1; [.G991]/[.C991]; &quot;&quot; )" office:value-type="float" office:value="135.155850792029" calcext:value-type="float">
            <text:p>135.155850792029</text:p>
          </table:table-cell>
        </table:table-row>
        <table:table-row table:style-name="ro1">
          <table:table-cell office:value-type="string" calcext:value-type="string">
            <text:p>account.rs.vpr</text:p>
          </table:table-cell>
          <table:table-cell office:value-type="float" office:value="2.59099321406539" calcext:value-type="float">
            <text:p>2.59099321406539</text:p>
          </table:table-cell>
          <table:table-cell office:value-type="float" office:value="1.621" calcext:value-type="float">
            <text:p>1.621</text:p>
          </table:table-cell>
          <table:table-cell office:value-type="float" office:value="619" calcext:value-type="float">
            <text:p>619</text:p>
          </table:table-cell>
          <table:table-cell office:value-type="float" office:value="8" calcext:value-type="float">
            <text:p>8</text:p>
          </table:table-cell>
          <table:table-cell office:value-type="float" office:value="19" calcext:value-type="float">
            <text:p>19</text:p>
          </table:table-cell>
          <table:table-cell table:formula="of:=([.E992]+[.F992])^2" office:value-type="float" office:value="729" calcext:value-type="float">
            <text:p>729</text:p>
          </table:table-cell>
          <table:table-cell table:formula="of:=IF([.C992] &gt;=1; [.G992]/[.C992]; &quot;&quot; )" office:value-type="float" office:value="449.722393584207" calcext:value-type="float">
            <text:p>449.722393584207</text:p>
          </table:table-cell>
        </table:table-row>
        <table:table-row table:style-name="ro1">
          <table:table-cell office:value-type="string" calcext:value-type="string">
            <text:p>Ackermann_function.rs.vpr</text:p>
          </table:table-cell>
          <table:table-cell office:value-type="float" office:value="3.09650231774126" calcext:value-type="float">
            <text:p>3.09650231774126</text:p>
          </table:table-cell>
          <table:table-cell office:value-type="float" office:value="2.373" calcext:value-type="float">
            <text:p>2.373</text:p>
          </table:table-cell>
          <table:table-cell office:value-type="float" office:value="1521" calcext:value-type="float">
            <text:p>1521</text:p>
          </table:table-cell>
          <table:table-cell office:value-type="float" office:value="9" calcext:value-type="float">
            <text:p>9</text:p>
          </table:table-cell>
          <table:table-cell office:value-type="float" office:value="37" calcext:value-type="float">
            <text:p>37</text:p>
          </table:table-cell>
          <table:table-cell table:formula="of:=([.E993]+[.F993])^2" office:value-type="float" office:value="2116" calcext:value-type="float">
            <text:p>2116</text:p>
          </table:table-cell>
          <table:table-cell table:formula="of:=IF([.C993] &gt;=1; [.G993]/[.C993]; &quot;&quot; )" office:value-type="float" office:value="891.698272229246" calcext:value-type="float">
            <text:p>891.698272229246</text:p>
          </table:table-cell>
        </table:table-row>
        <table:table-row table:style-name="ro1">
          <table:table-cell office:value-type="string" calcext:value-type="string">
            <text:p>ansi-term-external-call.rs.vpr</text:p>
          </table:table-cell>
          <table:table-cell office:value-type="float" office:value="6.86388225934765" calcext:value-type="float">
            <text:p>6.86388225934765</text:p>
          </table:table-cell>
          <table:table-cell office:value-type="float" office:value="12.57" calcext:value-type="float">
            <text:p>12.57</text:p>
          </table:table-cell>
          <table:table-cell office:value-type="float" office:value="4562" calcext:value-type="float">
            <text:p>4562</text:p>
          </table:table-cell>
          <table:table-cell office:value-type="float" office:value="11" calcext:value-type="float">
            <text:p>11</text:p>
          </table:table-cell>
          <table:table-cell office:value-type="float" office:value="7" calcext:value-type="float">
            <text:p>7</text:p>
          </table:table-cell>
          <table:table-cell table:formula="of:=([.E994]+[.F994])^2" office:value-type="float" office:value="324" calcext:value-type="float">
            <text:p>324</text:p>
          </table:table-cell>
          <table:table-cell table:formula="of:=IF([.C994] &gt;=1; [.G994]/[.C994]; &quot;&quot; )" office:value-type="float" office:value="25.7756563245823" calcext:value-type="float">
            <text:p>25.7756563245823</text:p>
          </table:table-cell>
        </table:table-row>
        <table:table-row table:style-name="ro1">
          <table:table-cell office:value-type="string" calcext:value-type="string">
            <text:p>balance.rs.vpr</text:p>
          </table:table-cell>
          <table:table-cell office:value-type="float" office:value="2.18241626794258" calcext:value-type="float">
            <text:p>2.18241626794258</text:p>
          </table:table-cell>
          <table:table-cell office:value-type="float" office:value="1.672" calcext:value-type="float">
            <text:p>1.672</text:p>
          </table:table-cell>
          <table:table-cell office:value-type="float" office:value="612" calcext:value-type="float">
            <text:p>612</text:p>
          </table:table-cell>
          <table:table-cell office:value-type="float" office:value="8" calcext:value-type="float">
            <text:p>8</text:p>
          </table:table-cell>
          <table:table-cell office:value-type="float" office:value="17" calcext:value-type="float">
            <text:p>17</text:p>
          </table:table-cell>
          <table:table-cell table:formula="of:=([.E995]+[.F995])^2" office:value-type="float" office:value="625" calcext:value-type="float">
            <text:p>625</text:p>
          </table:table-cell>
          <table:table-cell table:formula="of:=IF([.C995] &gt;=1; [.G995]/[.C995]; &quot;&quot; )" office:value-type="float" office:value="373.803827751196" calcext:value-type="float">
            <text:p>373.803827751196</text:p>
          </table:table-cell>
        </table:table-row>
        <table:table-row table:style-name="ro1">
          <table:table-cell office:value-type="string" calcext:value-type="string">
            <text:p>Binary_search.rs.vpr</text:p>
          </table:table-cell>
          <table:table-cell office:value-type="float" office:value="7.3876027830487" calcext:value-type="float">
            <text:p>7.3876027830487</text:p>
          </table:table-cell>
          <table:table-cell office:value-type="float" office:value="7.905" calcext:value-type="float">
            <text:p>7.905</text:p>
          </table:table-cell>
          <table:table-cell office:value-type="float" office:value="2003" calcext:value-type="float">
            <text:p>2003</text:p>
          </table:table-cell>
          <table:table-cell office:value-type="float" office:value="23" calcext:value-type="float">
            <text:p>23</text:p>
          </table:table-cell>
          <table:table-cell office:value-type="float" office:value="128" calcext:value-type="float">
            <text:p>128</text:p>
          </table:table-cell>
          <table:table-cell table:formula="of:=([.E996]+[.F996])^2" office:value-type="float" office:value="22801" calcext:value-type="float">
            <text:p>22801</text:p>
          </table:table-cell>
          <table:table-cell table:formula="of:=IF([.C996] &gt;=1; [.G996]/[.C996]; &quot;&quot; )" office:value-type="float" office:value="2884.37697659709" calcext:value-type="float">
            <text:p>2884.37697659709</text:p>
          </table:table-cell>
        </table:table-row>
        <table:table-row table:style-name="ro1">
          <table:table-cell office:value-type="string" calcext:value-type="string">
            <text:p>complex-fn.rs.vpr</text:p>
          </table:table-cell>
          <table:table-cell office:value-type="float" office:value="3.14857142857143" calcext:value-type="float">
            <text:p>3.14857142857143</text:p>
          </table:table-cell>
          <table:table-cell office:value-type="float" office:value="1.225" calcext:value-type="float">
            <text:p>1.225</text:p>
          </table:table-cell>
          <table:table-cell office:value-type="float" office:value="204" calcext:value-type="float">
            <text:p>204</text:p>
          </table:table-cell>
          <table:table-cell office:value-type="float" office:value="10" calcext:value-type="float">
            <text:p>10</text:p>
          </table:table-cell>
          <table:table-cell office:value-type="float" office:value="22" calcext:value-type="float">
            <text:p>22</text:p>
          </table:table-cell>
          <table:table-cell table:formula="of:=([.E997]+[.F997])^2" office:value-type="float" office:value="1024" calcext:value-type="float">
            <text:p>1024</text:p>
          </table:table-cell>
          <table:table-cell table:formula="of:=IF([.C997] &gt;=1; [.G997]/[.C997]; &quot;&quot; )" office:value-type="float" office:value="835.918367346939" calcext:value-type="float">
            <text:p>835.918367346939</text:p>
          </table:table-cell>
        </table:table-row>
        <table:table-row table:style-name="ro1">
          <table:table-cell office:value-type="string" calcext:value-type="string">
            <text:p>Dijkstras_algorithm-simpl.rs.vpr</text:p>
          </table:table-cell>
          <table:table-cell office:value-type="float" office:value="1.93731778425656" calcext:value-type="float">
            <text:p>1.93731778425656</text:p>
          </table:table-cell>
          <table:table-cell office:value-type="float" office:value="1.372" calcext:value-type="float">
            <text:p>1.372</text:p>
          </table:table-cell>
          <table:table-cell office:value-type="float" office:value="393" calcext:value-type="float">
            <text:p>393</text:p>
          </table:table-cell>
          <table:table-cell office:value-type="float" office:value="5" calcext:value-type="float">
            <text:p>5</text:p>
          </table:table-cell>
          <table:table-cell office:value-type="float" office:value="12" calcext:value-type="float">
            <text:p>12</text:p>
          </table:table-cell>
          <table:table-cell table:formula="of:=([.E998]+[.F998])^2" office:value-type="float" office:value="289" calcext:value-type="float">
            <text:p>289</text:p>
          </table:table-cell>
          <table:table-cell table:formula="of:=IF([.C998] &gt;=1; [.G998]/[.C998]; &quot;&quot; )" office:value-type="float" office:value="210.64139941691" calcext:value-type="float">
            <text:p>210.64139941691</text:p>
          </table:table-cell>
        </table:table-row>
        <table:table-row table:style-name="ro1">
          <table:table-cell office:value-type="string" calcext:value-type="string">
            <text:p>fail-pc.rs.vpr</text:p>
          </table:table-cell>
          <table:table-cell office:value-type="float" office:value="2.48186528497409" calcext:value-type="float">
            <text:p>2.48186528497409</text:p>
          </table:table-cell>
          <table:table-cell office:value-type="float" office:value="1.158" calcext:value-type="float">
            <text:p>1.158</text:p>
          </table:table-cell>
          <table:table-cell office:value-type="float" office:value="162" calcext:value-type="float">
            <text:p>162</text:p>
          </table:table-cell>
          <table:table-cell office:value-type="float" office:value="7" calcext:value-type="float">
            <text:p>7</text:p>
          </table:table-cell>
          <table:table-cell office:value-type="float" office:value="16" calcext:value-type="float">
            <text:p>16</text:p>
          </table:table-cell>
          <table:table-cell table:formula="of:=([.E999]+[.F999])^2" office:value-type="float" office:value="529" calcext:value-type="float">
            <text:p>529</text:p>
          </table:table-cell>
          <table:table-cell table:formula="of:=IF([.C999] &gt;=1; [.G999]/[.C999]; &quot;&quot; )" office:value-type="float" office:value="456.822107081174" calcext:value-type="float">
            <text:p>456.822107081174</text:p>
          </table:table-cell>
        </table:table-row>
        <table:table-row table:style-name="ro1">
          <table:table-cell office:value-type="string" calcext:value-type="string">
            <text:p>forall-simple1.gobra.vpr</text:p>
          </table:table-cell>
          <table:table-cell office:value-type="float" office:value="1.33333333333333" calcext:value-type="float">
            <text:p>1.33333333333333</text:p>
          </table:table-cell>
          <table:table-cell office:value-type="float" office:value="0.003" calcext:value-type="float">
            <text:p>0.003</text:p>
          </table:table-cell>
          <table:table-cell office:value-type="float" office:value="44" calcext:value-type="float">
            <text:p>44</text:p>
          </table:table-cell>
          <table:table-cell table:number-columns-repeated="2" office:value-type="float" office:value="0" calcext:value-type="float">
            <text:p>0</text:p>
          </table:table-cell>
          <table:table-cell table:formula="of:=([.E1000]+[.F1000])^2" office:value-type="float" office:value="0" calcext:value-type="float">
            <text:p>0</text:p>
          </table:table-cell>
          <table:table-cell table:formula="of:=IF([.C1000] &gt;=1; [.G1000]/[.C1000]; &quot;&quot; )">
            <text:p/>
          </table:table-cell>
        </table:table-row>
        <table:table-row table:style-name="ro1">
          <table:table-cell office:value-type="string" calcext:value-type="string">
            <text:p>forall-simple3.gobra.vpr</text:p>
          </table:table-cell>
          <table:table-cell office:value-type="float" office:value="1.30649588289113" calcext:value-type="float">
            <text:p>1.30649588289113</text:p>
          </table:table-cell>
          <table:table-cell office:value-type="float" office:value="1.093" calcext:value-type="float">
            <text:p>1.093</text:p>
          </table:table-cell>
          <table:table-cell office:value-type="float" office:value="15" calcext:value-type="float">
            <text:p>15</text:p>
          </table:table-cell>
          <table:table-cell table:number-columns-repeated="2" office:value-type="float" office:value="0" calcext:value-type="float">
            <text:p>0</text:p>
          </table:table-cell>
          <table:table-cell table:formula="of:=([.E1001]+[.F1001])^2" office:value-type="float" office:value="0" calcext:value-type="float">
            <text:p>0</text:p>
          </table:table-cell>
          <table:table-cell table:formula="of:=IF([.C1001] &gt;=1; [.G1001]/[.C1001]; &quot;&quot; )" office:value-type="float" office:value="0" calcext:value-type="float">
            <text:p>0</text:p>
          </table:table-cell>
        </table:table-row>
        <table:table-row table:style-name="ro1">
          <table:table-cell office:value-type="string" calcext:value-type="string">
            <text:p>generics-basic-3-6.rs.vpr</text:p>
          </table:table-cell>
          <table:table-cell office:value-type="float" office:value="3.71861152141802" calcext:value-type="float">
            <text:p>3.71861152141802</text:p>
          </table:table-cell>
          <table:table-cell office:value-type="float" office:value="1.354" calcext:value-type="float">
            <text:p>1.354</text:p>
          </table:table-cell>
          <table:table-cell office:value-type="float" office:value="480" calcext:value-type="float">
            <text:p>480</text:p>
          </table:table-cell>
          <table:table-cell office:value-type="float" office:value="8" calcext:value-type="float">
            <text:p>8</text:p>
          </table:table-cell>
          <table:table-cell office:value-type="float" office:value="28" calcext:value-type="float">
            <text:p>28</text:p>
          </table:table-cell>
          <table:table-cell table:formula="of:=([.E1002]+[.F1002])^2" office:value-type="float" office:value="1296" calcext:value-type="float">
            <text:p>1296</text:p>
          </table:table-cell>
          <table:table-cell table:formula="of:=IF([.C1002] &gt;=1; [.G1002]/[.C1002]; &quot;&quot; )" office:value-type="float" office:value="957.163958641064" calcext:value-type="float">
            <text:p>957.163958641064</text:p>
          </table:table-cell>
        </table:table-row>
        <table:table-row table:style-name="ro1">
          <table:table-cell office:value-type="string" calcext:value-type="string">
            <text:p>global-const-4.gobra.vpr</text:p>
          </table:table-cell>
          <table:table-cell office:value-type="float" office:value="1.34290271132376" calcext:value-type="float">
            <text:p>1.34290271132376</text:p>
          </table:table-cell>
          <table:table-cell office:value-type="float" office:value="1.254" calcext:value-type="float">
            <text:p>1.254</text:p>
          </table:table-cell>
          <table:table-cell office:value-type="float" office:value="85" calcext:value-type="float">
            <text:p>85</text:p>
          </table:table-cell>
          <table:table-cell table:number-columns-repeated="2" office:value-type="float" office:value="0" calcext:value-type="float">
            <text:p>0</text:p>
          </table:table-cell>
          <table:table-cell table:formula="of:=([.E1003]+[.F1003])^2" office:value-type="float" office:value="0" calcext:value-type="float">
            <text:p>0</text:p>
          </table:table-cell>
          <table:table-cell table:formula="of:=IF([.C1003] &gt;=1; [.G1003]/[.C1003]; &quot;&quot; )" office:value-type="float" office:value="0" calcext:value-type="float">
            <text:p>0</text:p>
          </table:table-cell>
        </table:table-row>
        <table:table-row table:style-name="ro1">
          <table:table-cell office:value-type="string" calcext:value-type="string">
            <text:p>Selection_sort.rs.vpr</text:p>
          </table:table-cell>
          <table:table-cell office:value-type="float" office:value="1.00079680848788" calcext:value-type="float">
            <text:p>1.00079680848788</text:p>
          </table:table-cell>
          <table:table-cell office:value-type="float" office:value="186.996" calcext:value-type="float">
            <text:p>186.996</text:p>
          </table:table-cell>
          <table:table-cell office:value-type="float" office:value="2842" calcext:value-type="float">
            <text:p>2842</text:p>
          </table:table-cell>
          <table:table-cell office:value-type="float" office:value="15" calcext:value-type="float">
            <text:p>15</text:p>
          </table:table-cell>
          <table:table-cell office:value-type="float" office:value="137" calcext:value-type="float">
            <text:p>137</text:p>
          </table:table-cell>
          <table:table-cell table:formula="of:=([.E1004]+[.F1004])^2" office:value-type="float" office:value="23104" calcext:value-type="float">
            <text:p>23104</text:p>
          </table:table-cell>
          <table:table-cell table:formula="of:=IF([.C1004] &gt;=1; [.G1004]/[.C1004]; &quot;&quot; )" office:value-type="float" office:value="123.553444993476" calcext:value-type="float">
            <text:p>123.553444993476</text:p>
          </table:table-cell>
        </table:table-row>
        <table:table-row table:style-name="ro1">
          <table:table-cell office:value-type="string" calcext:value-type="string">
            <text:p>seq-slice-simple1.gobra.vpr</text:p>
          </table:table-cell>
          <table:table-cell office:value-type="float" office:value="1.30292942743009" calcext:value-type="float">
            <text:p>1.30292942743009</text:p>
          </table:table-cell>
          <table:table-cell office:value-type="float" office:value="1.502" calcext:value-type="float">
            <text:p>1.502</text:p>
          </table:table-cell>
          <table:table-cell office:value-type="float" office:value="285" calcext:value-type="float">
            <text:p>285</text:p>
          </table:table-cell>
          <table:table-cell table:number-columns-repeated="2" office:value-type="float" office:value="0" calcext:value-type="float">
            <text:p>0</text:p>
          </table:table-cell>
          <table:table-cell table:formula="of:=([.E1005]+[.F1005])^2" office:value-type="float" office:value="0" calcext:value-type="float">
            <text:p>0</text:p>
          </table:table-cell>
          <table:table-cell table:formula="of:=IF([.C1005] &gt;=1; [.G1005]/[.C1005]; &quot;&quot; )" office:value-type="float" office:value="0" calcext:value-type="float">
            <text:p>0</text:p>
          </table:table-cell>
        </table:table-row>
        <table:table-row table:style-name="ro1">
          <table:table-cell office:value-type="string" calcext:value-type="string">
            <text:p>seq-update-simple1.gobra.vpr</text:p>
          </table:table-cell>
          <table:table-cell office:value-type="float" office:value="1.19849931787176" calcext:value-type="float">
            <text:p>1.19849931787176</text:p>
          </table:table-cell>
          <table:table-cell office:value-type="float" office:value="1.466" calcext:value-type="float">
            <text:p>1.466</text:p>
          </table:table-cell>
          <table:table-cell office:value-type="float" office:value="190" calcext:value-type="float">
            <text:p>190</text:p>
          </table:table-cell>
          <table:table-cell table:number-columns-repeated="2" office:value-type="float" office:value="0" calcext:value-type="float">
            <text:p>0</text:p>
          </table:table-cell>
          <table:table-cell table:formula="of:=([.E1006]+[.F1006])^2" office:value-type="float" office:value="0" calcext:value-type="float">
            <text:p>0</text:p>
          </table:table-cell>
          <table:table-cell table:formula="of:=IF([.C1006] &gt;=1; [.G1006]/[.C1006]; &quot;&quot; )" office:value-type="float" office:value="0" calcext:value-type="float">
            <text:p>0</text:p>
          </table:table-cell>
        </table:table-row>
        <table:table-row table:style-name="ro1">
          <table:table-cell office:value-type="string" calcext:value-type="string">
            <text:p>switch.gobra.vpr</text:p>
          </table:table-cell>
          <table:table-cell office:value-type="float" office:value="1.29367088607595" calcext:value-type="float">
            <text:p>1.29367088607595</text:p>
          </table:table-cell>
          <table:table-cell office:value-type="float" office:value="1.185" calcext:value-type="float">
            <text:p>1.185</text:p>
          </table:table-cell>
          <table:table-cell office:value-type="float" office:value="510" calcext:value-type="float">
            <text:p>510</text:p>
          </table:table-cell>
          <table:table-cell table:number-columns-repeated="2" office:value-type="float" office:value="0" calcext:value-type="float">
            <text:p>0</text:p>
          </table:table-cell>
          <table:table-cell table:formula="of:=([.E1007]+[.F1007])^2" office:value-type="float" office:value="0" calcext:value-type="float">
            <text:p>0</text:p>
          </table:table-cell>
          <table:table-cell table:formula="of:=IF([.C1007] &gt;=1; [.G1007]/[.C1007]; &quot;&quot; )" office:value-type="float" office:value="0" calcext:value-type="float">
            <text:p>0</text:p>
          </table:table-cell>
        </table:table-row>
        <table:table-row table:style-name="ro1">
          <table:table-cell office:value-type="string" calcext:value-type="string">
            <text:p>testsarpverificationtest_rd_quantified.py.vpr</text:p>
          </table:table-cell>
          <table:table-cell office:value-type="float" office:value="1.19571335786967" calcext:value-type="float">
            <text:p>1.19571335786967</text:p>
          </table:table-cell>
          <table:table-cell office:value-type="float" office:value="4.619" calcext:value-type="float">
            <text:p>4.619</text:p>
          </table:table-cell>
          <table:table-cell office:value-type="float" office:value="1111" calcext:value-type="float">
            <text:p>1111</text:p>
          </table:table-cell>
          <table:table-cell office:value-type="float" office:value="14" calcext:value-type="float">
            <text:p>14</text:p>
          </table:table-cell>
          <table:table-cell office:value-type="float" office:value="7" calcext:value-type="float">
            <text:p>7</text:p>
          </table:table-cell>
          <table:table-cell table:formula="of:=([.E1008]+[.F1008])^2" office:value-type="float" office:value="441" calcext:value-type="float">
            <text:p>441</text:p>
          </table:table-cell>
          <table:table-cell table:formula="of:=IF([.C1008] &gt;=1; [.G1008]/[.C1008]; &quot;&quot; )" office:value-type="float" office:value="95.4752110846504" calcext:value-type="float">
            <text:p>95.4752110846504</text:p>
          </table:table-cell>
        </table:table-row>
        <table:table-row table:style-name="ro1">
          <table:table-cell office:value-type="string" calcext:value-type="string">
            <text:p>testsfunctionalverificationexamplescav_example.py.vpr</text:p>
          </table:table-cell>
          <table:table-cell office:value-type="float" office:value="2.33954428106409" calcext:value-type="float">
            <text:p>2.33954428106409</text:p>
          </table:table-cell>
          <table:table-cell office:value-type="float" office:value="8.909" calcext:value-type="float">
            <text:p>8.909</text:p>
          </table:table-cell>
          <table:table-cell office:value-type="float" office:value="974" calcext:value-type="float">
            <text:p>974</text:p>
          </table:table-cell>
          <table:table-cell office:value-type="float" office:value="15" calcext:value-type="float">
            <text:p>15</text:p>
          </table:table-cell>
          <table:table-cell office:value-type="float" office:value="5" calcext:value-type="float">
            <text:p>5</text:p>
          </table:table-cell>
          <table:table-cell table:formula="of:=([.E1009]+[.F1009])^2" office:value-type="float" office:value="400" calcext:value-type="float">
            <text:p>400</text:p>
          </table:table-cell>
          <table:table-cell table:formula="of:=IF([.C1009] &gt;=1; [.G1009]/[.C1009]; &quot;&quot; )" office:value-type="float" office:value="44.8984173307891" calcext:value-type="float">
            <text:p>44.8984173307891</text:p>
          </table:table-cell>
        </table:table-row>
        <table:table-row table:style-name="ro1">
          <table:table-cell office:value-type="string" calcext:value-type="string">
            <text:p>testsfunctionalverificationexamplesiap_bst.py.vpr</text:p>
          </table:table-cell>
          <table:table-cell office:value-type="float" office:value="4.85885385081868" calcext:value-type="float">
            <text:p>4.85885385081868</text:p>
          </table:table-cell>
          <table:table-cell office:value-type="float" office:value="6.596" calcext:value-type="float">
            <text:p>6.596</text:p>
          </table:table-cell>
          <table:table-cell office:value-type="float" office:value="1175" calcext:value-type="float">
            <text:p>1175</text:p>
          </table:table-cell>
          <table:table-cell office:value-type="float" office:value="18" calcext:value-type="float">
            <text:p>18</text:p>
          </table:table-cell>
          <table:table-cell office:value-type="float" office:value="6" calcext:value-type="float">
            <text:p>6</text:p>
          </table:table-cell>
          <table:table-cell table:formula="of:=([.E1010]+[.F1010])^2" office:value-type="float" office:value="576" calcext:value-type="float">
            <text:p>576</text:p>
          </table:table-cell>
          <table:table-cell table:formula="of:=IF([.C1010] &gt;=1; [.G1010]/[.C1010]; &quot;&quot; )" office:value-type="float" office:value="87.3256519102486" calcext:value-type="float">
            <text:p>87.3256519102486</text:p>
          </table:table-cell>
        </table:table-row>
        <table:table-row table:style-name="ro1">
          <table:table-cell office:value-type="string" calcext:value-type="string">
            <text:p>testsfunctionalverificationexamplesparkinson_recell.py.vpr</text:p>
          </table:table-cell>
          <table:table-cell office:value-type="float" office:value="1.26873733963538" calcext:value-type="float">
            <text:p>1.26873733963538</text:p>
          </table:table-cell>
          <table:table-cell office:value-type="float" office:value="2.962" calcext:value-type="float">
            <text:p>2.962</text:p>
          </table:table-cell>
          <table:table-cell office:value-type="float" office:value="739" calcext:value-type="float">
            <text:p>739</text:p>
          </table:table-cell>
          <table:table-cell office:value-type="float" office:value="13" calcext:value-type="float">
            <text:p>13</text:p>
          </table:table-cell>
          <table:table-cell office:value-type="float" office:value="5" calcext:value-type="float">
            <text:p>5</text:p>
          </table:table-cell>
          <table:table-cell table:formula="of:=([.E1011]+[.F1011])^2" office:value-type="float" office:value="324" calcext:value-type="float">
            <text:p>324</text:p>
          </table:table-cell>
          <table:table-cell table:formula="of:=IF([.C1011] &gt;=1; [.G1011]/[.C1011]; &quot;&quot; )" office:value-type="float" office:value="109.385550303849" calcext:value-type="float">
            <text:p>109.385550303849</text:p>
          </table:table-cell>
        </table:table-row>
        <table:table-row table:style-name="ro1">
          <table:table-cell office:value-type="string" calcext:value-type="string">
            <text:p>testsfunctionalverificationexamplesrosetta_qsort.py.vpr</text:p>
          </table:table-cell>
          <table:table-cell office:value-type="float" office:value="1.55817056896761" calcext:value-type="float">
            <text:p>1.55817056896761</text:p>
          </table:table-cell>
          <table:table-cell office:value-type="float" office:value="8.243" calcext:value-type="float">
            <text:p>8.243</text:p>
          </table:table-cell>
          <table:table-cell office:value-type="float" office:value="858" calcext:value-type="float">
            <text:p>858</text:p>
          </table:table-cell>
          <table:table-cell office:value-type="float" office:value="11" calcext:value-type="float">
            <text:p>11</text:p>
          </table:table-cell>
          <table:table-cell office:value-type="float" office:value="4" calcext:value-type="float">
            <text:p>4</text:p>
          </table:table-cell>
          <table:table-cell table:formula="of:=([.E1012]+[.F1012])^2" office:value-type="float" office:value="225" calcext:value-type="float">
            <text:p>225</text:p>
          </table:table-cell>
          <table:table-cell table:formula="of:=IF([.C1012] &gt;=1; [.G1012]/[.C1012]; &quot;&quot; )" office:value-type="float" office:value="27.2958874196288" calcext:value-type="float">
            <text:p>27.2958874196288</text:p>
          </table:table-cell>
        </table:table-row>
        <table:table-row table:style-name="ro1">
          <table:table-cell office:value-type="string" calcext:value-type="string">
            <text:p>testsfunctionalverificationexamplestest_student_enroll_preds.py.vpr</text:p>
          </table:table-cell>
          <table:table-cell office:value-type="float" office:value="1.93587465675981" calcext:value-type="float">
            <text:p>1.93587465675981</text:p>
          </table:table-cell>
          <table:table-cell office:value-type="float" office:value="6.191" calcext:value-type="float">
            <text:p>6.191</text:p>
          </table:table-cell>
          <table:table-cell office:value-type="float" office:value="1032" calcext:value-type="float">
            <text:p>1032</text:p>
          </table:table-cell>
          <table:table-cell office:value-type="float" office:value="15" calcext:value-type="float">
            <text:p>15</text:p>
          </table:table-cell>
          <table:table-cell office:value-type="float" office:value="6" calcext:value-type="float">
            <text:p>6</text:p>
          </table:table-cell>
          <table:table-cell table:formula="of:=([.E1013]+[.F1013])^2" office:value-type="float" office:value="441" calcext:value-type="float">
            <text:p>441</text:p>
          </table:table-cell>
          <table:table-cell table:formula="of:=IF([.C1013] &gt;=1; [.G1013]/[.C1013]; &quot;&quot; )" office:value-type="float" office:value="71.2324341786464" calcext:value-type="float">
            <text:p>71.2324341786464</text:p>
          </table:table-cell>
        </table:table-row>
        <table:table-row table:style-name="ro1">
          <table:table-cell office:value-type="string" calcext:value-type="string">
            <text:p>testsfunctionalverificationissues00017.py.vpr</text:p>
          </table:table-cell>
          <table:table-cell office:value-type="float" office:value="1.13569321533923" calcext:value-type="float">
            <text:p>1.13569321533923</text:p>
          </table:table-cell>
          <table:table-cell office:value-type="float" office:value="3.729" calcext:value-type="float">
            <text:p>3.729</text:p>
          </table:table-cell>
          <table:table-cell office:value-type="float" office:value="671" calcext:value-type="float">
            <text:p>671</text:p>
          </table:table-cell>
          <table:table-cell office:value-type="float" office:value="11" calcext:value-type="float">
            <text:p>11</text:p>
          </table:table-cell>
          <table:table-cell office:value-type="float" office:value="4" calcext:value-type="float">
            <text:p>4</text:p>
          </table:table-cell>
          <table:table-cell table:formula="of:=([.E1014]+[.F1014])^2" office:value-type="float" office:value="225" calcext:value-type="float">
            <text:p>225</text:p>
          </table:table-cell>
          <table:table-cell table:formula="of:=IF([.C1014] &gt;=1; [.G1014]/[.C1014]; &quot;&quot; )" office:value-type="float" office:value="60.3378921962993" calcext:value-type="float">
            <text:p>60.3378921962993</text:p>
          </table:table-cell>
        </table:table-row>
        <table:table-row table:style-name="ro1">
          <table:table-cell office:value-type="string" calcext:value-type="string">
            <text:p>testsfunctionalverificationissues00031.py.vpr</text:p>
          </table:table-cell>
          <table:table-cell office:value-type="float" office:value="1.29054497701904" calcext:value-type="float">
            <text:p>1.29054497701904</text:p>
          </table:table-cell>
          <table:table-cell office:value-type="float" office:value="3.046" calcext:value-type="float">
            <text:p>3.046</text:p>
          </table:table-cell>
          <table:table-cell office:value-type="float" office:value="712" calcext:value-type="float">
            <text:p>712</text:p>
          </table:table-cell>
          <table:table-cell office:value-type="float" office:value="11" calcext:value-type="float">
            <text:p>11</text:p>
          </table:table-cell>
          <table:table-cell office:value-type="float" office:value="4" calcext:value-type="float">
            <text:p>4</text:p>
          </table:table-cell>
          <table:table-cell table:formula="of:=([.E1015]+[.F1015])^2" office:value-type="float" office:value="225" calcext:value-type="float">
            <text:p>225</text:p>
          </table:table-cell>
          <table:table-cell table:formula="of:=IF([.C1015] &gt;=1; [.G1015]/[.C1015]; &quot;&quot; )" office:value-type="float" office:value="73.8673670387393" calcext:value-type="float">
            <text:p>73.8673670387393</text:p>
          </table:table-cell>
        </table:table-row>
        <table:table-row table:style-name="ro1">
          <table:table-cell office:value-type="string" calcext:value-type="string">
            <text:p>testsfunctionalverificationissues00057.py.vpr</text:p>
          </table:table-cell>
          <table:table-cell office:value-type="float" office:value="1.32827102803738" calcext:value-type="float">
            <text:p>1.32827102803738</text:p>
          </table:table-cell>
          <table:table-cell office:value-type="float" office:value="2.568" calcext:value-type="float">
            <text:p>2.568</text:p>
          </table:table-cell>
          <table:table-cell office:value-type="float" office:value="611" calcext:value-type="float">
            <text:p>611</text:p>
          </table:table-cell>
          <table:table-cell office:value-type="float" office:value="11" calcext:value-type="float">
            <text:p>11</text:p>
          </table:table-cell>
          <table:table-cell office:value-type="float" office:value="4" calcext:value-type="float">
            <text:p>4</text:p>
          </table:table-cell>
          <table:table-cell table:formula="of:=([.E1016]+[.F1016])^2" office:value-type="float" office:value="225" calcext:value-type="float">
            <text:p>225</text:p>
          </table:table-cell>
          <table:table-cell table:formula="of:=IF([.C1016] &gt;=1; [.G1016]/[.C1016]; &quot;&quot; )" office:value-type="float" office:value="87.6168224299065" calcext:value-type="float">
            <text:p>87.6168224299065</text:p>
          </table:table-cell>
        </table:table-row>
        <table:table-row table:style-name="ro1">
          <table:table-cell office:value-type="string" calcext:value-type="string">
            <text:p>testsfunctionalverificationtest_behavioural_subtyping_classmethod.py.vpr</text:p>
          </table:table-cell>
          <table:table-cell office:value-type="float" office:value="1.32588996763754" calcext:value-type="float">
            <text:p>1.32588996763754</text:p>
          </table:table-cell>
          <table:table-cell office:value-type="float" office:value="3.09" calcext:value-type="float">
            <text:p>3.09</text:p>
          </table:table-cell>
          <table:table-cell office:value-type="float" office:value="886" calcext:value-type="float">
            <text:p>886</text:p>
          </table:table-cell>
          <table:table-cell office:value-type="float" office:value="13" calcext:value-type="float">
            <text:p>13</text:p>
          </table:table-cell>
          <table:table-cell office:value-type="float" office:value="4" calcext:value-type="float">
            <text:p>4</text:p>
          </table:table-cell>
          <table:table-cell table:formula="of:=([.E1017]+[.F1017])^2" office:value-type="float" office:value="289" calcext:value-type="float">
            <text:p>289</text:p>
          </table:table-cell>
          <table:table-cell table:formula="of:=IF([.C1017] &gt;=1; [.G1017]/[.C1017]; &quot;&quot; )" office:value-type="float" office:value="93.5275080906149" calcext:value-type="float">
            <text:p>93.5275080906149</text:p>
          </table:table-cell>
        </table:table-row>
        <table:table-row table:style-name="ro1">
          <table:table-cell office:value-type="string" calcext:value-type="string">
            <text:p>testsfunctionalverificationtest_cast.py.vpr</text:p>
          </table:table-cell>
          <table:table-cell office:value-type="float" office:value="1.31157894736842" calcext:value-type="float">
            <text:p>1.31157894736842</text:p>
          </table:table-cell>
          <table:table-cell office:value-type="float" office:value="2.85" calcext:value-type="float">
            <text:p>2.85</text:p>
          </table:table-cell>
          <table:table-cell office:value-type="float" office:value="689" calcext:value-type="float">
            <text:p>689</text:p>
          </table:table-cell>
          <table:table-cell office:value-type="float" office:value="11" calcext:value-type="float">
            <text:p>11</text:p>
          </table:table-cell>
          <table:table-cell office:value-type="float" office:value="4" calcext:value-type="float">
            <text:p>4</text:p>
          </table:table-cell>
          <table:table-cell table:formula="of:=([.E1018]+[.F1018])^2" office:value-type="float" office:value="225" calcext:value-type="float">
            <text:p>225</text:p>
          </table:table-cell>
          <table:table-cell table:formula="of:=IF([.C1018] &gt;=1; [.G1018]/[.C1018]; &quot;&quot; )" office:value-type="float" office:value="78.9473684210526" calcext:value-type="float">
            <text:p>78.9473684210526</text:p>
          </table:table-cell>
        </table:table-row>
        <table:table-row table:style-name="ro1">
          <table:table-cell office:value-type="string" calcext:value-type="string">
            <text:p>testsfunctionalverificationtest_definedness.py.vpr</text:p>
          </table:table-cell>
          <table:table-cell office:value-type="float" office:value="1.50235294117647" calcext:value-type="float">
            <text:p>1.50235294117647</text:p>
          </table:table-cell>
          <table:table-cell office:value-type="float" office:value="2.55" calcext:value-type="float">
            <text:p>2.55</text:p>
          </table:table-cell>
          <table:table-cell office:value-type="float" office:value="639" calcext:value-type="float">
            <text:p>639</text:p>
          </table:table-cell>
          <table:table-cell office:value-type="float" office:value="13" calcext:value-type="float">
            <text:p>13</text:p>
          </table:table-cell>
          <table:table-cell office:value-type="float" office:value="4" calcext:value-type="float">
            <text:p>4</text:p>
          </table:table-cell>
          <table:table-cell table:formula="of:=([.E1019]+[.F1019])^2" office:value-type="float" office:value="289" calcext:value-type="float">
            <text:p>289</text:p>
          </table:table-cell>
          <table:table-cell table:formula="of:=IF([.C1019] &gt;=1; [.G1019]/[.C1019]; &quot;&quot; )" office:value-type="float" office:value="113.333333333333" calcext:value-type="float">
            <text:p>113.333333333333</text:p>
          </table:table-cell>
        </table:table-row>
        <table:table-row table:style-name="ro1">
          <table:table-cell office:value-type="string" calcext:value-type="string">
            <text:p>testsfunctionalverificationtest_exception.py.vpr</text:p>
          </table:table-cell>
          <table:table-cell office:value-type="float" office:value="1.14307004470939" calcext:value-type="float">
            <text:p>1.14307004470939</text:p>
          </table:table-cell>
          <table:table-cell office:value-type="float" office:value="8.052" calcext:value-type="float">
            <text:p>8.052</text:p>
          </table:table-cell>
          <table:table-cell office:value-type="float" office:value="3109" calcext:value-type="float">
            <text:p>3109</text:p>
          </table:table-cell>
          <table:table-cell office:value-type="float" office:value="16" calcext:value-type="float">
            <text:p>16</text:p>
          </table:table-cell>
          <table:table-cell office:value-type="float" office:value="4" calcext:value-type="float">
            <text:p>4</text:p>
          </table:table-cell>
          <table:table-cell table:formula="of:=([.E1020]+[.F1020])^2" office:value-type="float" office:value="400" calcext:value-type="float">
            <text:p>400</text:p>
          </table:table-cell>
          <table:table-cell table:formula="of:=IF([.C1020] &gt;=1; [.G1020]/[.C1020]; &quot;&quot; )" office:value-type="float" office:value="49.6770988574267" calcext:value-type="float">
            <text:p>49.6770988574267</text:p>
          </table:table-cell>
        </table:table-row>
        <table:table-row table:style-name="ro1">
          <table:table-cell office:value-type="string" calcext:value-type="string">
            <text:p>testsfunctionalverificationtest_forall.py.vpr</text:p>
          </table:table-cell>
          <table:table-cell office:value-type="float" office:value="1.24059837938915" calcext:value-type="float">
            <text:p>1.24059837938915</text:p>
          </table:table-cell>
          <table:table-cell office:value-type="float" office:value="4.813" calcext:value-type="float">
            <text:p>4.813</text:p>
          </table:table-cell>
          <table:table-cell office:value-type="float" office:value="934" calcext:value-type="float">
            <text:p>934</text:p>
          </table:table-cell>
          <table:table-cell office:value-type="float" office:value="11" calcext:value-type="float">
            <text:p>11</text:p>
          </table:table-cell>
          <table:table-cell office:value-type="float" office:value="4" calcext:value-type="float">
            <text:p>4</text:p>
          </table:table-cell>
          <table:table-cell table:formula="of:=([.E1021]+[.F1021])^2" office:value-type="float" office:value="225" calcext:value-type="float">
            <text:p>225</text:p>
          </table:table-cell>
          <table:table-cell table:formula="of:=IF([.C1021] &gt;=1; [.G1021]/[.C1021]; &quot;&quot; )" office:value-type="float" office:value="46.7483897776854" calcext:value-type="float">
            <text:p>46.7483897776854</text:p>
          </table:table-cell>
        </table:table-row>
        <table:table-row table:style-name="ro1">
          <table:table-cell office:value-type="string" calcext:value-type="string">
            <text:p>testsfunctionalverificationtest_funcs_and_methods.py.vpr</text:p>
          </table:table-cell>
          <table:table-cell office:value-type="float" office:value="1.2617853560682" calcext:value-type="float">
            <text:p>1.2617853560682</text:p>
          </table:table-cell>
          <table:table-cell office:value-type="float" office:value="3.988" calcext:value-type="float">
            <text:p>3.988</text:p>
          </table:table-cell>
          <table:table-cell office:value-type="float" office:value="735" calcext:value-type="float">
            <text:p>735</text:p>
          </table:table-cell>
          <table:table-cell office:value-type="float" office:value="11" calcext:value-type="float">
            <text:p>11</text:p>
          </table:table-cell>
          <table:table-cell office:value-type="float" office:value="4" calcext:value-type="float">
            <text:p>4</text:p>
          </table:table-cell>
          <table:table-cell table:formula="of:=([.E1022]+[.F1022])^2" office:value-type="float" office:value="225" calcext:value-type="float">
            <text:p>225</text:p>
          </table:table-cell>
          <table:table-cell table:formula="of:=IF([.C1022] &gt;=1; [.G1022]/[.C1022]; &quot;&quot; )" office:value-type="float" office:value="56.41925777332" calcext:value-type="float">
            <text:p>56.41925777332</text:p>
          </table:table-cell>
        </table:table-row>
        <table:table-row table:style-name="ro1">
          <table:table-cell office:value-type="string" calcext:value-type="string">
            <text:p>testsfunctionalverificationtest_generic_methods.py.vpr</text:p>
          </table:table-cell>
          <table:table-cell office:value-type="float" office:value="1.28632911392405" calcext:value-type="float">
            <text:p>1.28632911392405</text:p>
          </table:table-cell>
          <table:table-cell office:value-type="float" office:value="3.95" calcext:value-type="float">
            <text:p>3.95</text:p>
          </table:table-cell>
          <table:table-cell office:value-type="float" office:value="1132" calcext:value-type="float">
            <text:p>1132</text:p>
          </table:table-cell>
          <table:table-cell office:value-type="float" office:value="12" calcext:value-type="float">
            <text:p>12</text:p>
          </table:table-cell>
          <table:table-cell office:value-type="float" office:value="4" calcext:value-type="float">
            <text:p>4</text:p>
          </table:table-cell>
          <table:table-cell table:formula="of:=([.E1023]+[.F1023])^2" office:value-type="float" office:value="256" calcext:value-type="float">
            <text:p>256</text:p>
          </table:table-cell>
          <table:table-cell table:formula="of:=IF([.C1023] &gt;=1; [.G1023]/[.C1023]; &quot;&quot; )" office:value-type="float" office:value="64.8101265822785" calcext:value-type="float">
            <text:p>64.8101265822785</text:p>
          </table:table-cell>
        </table:table-row>
        <table:table-row table:style-name="ro1">
          <table:table-cell office:value-type="string" calcext:value-type="string">
            <text:p>testsfunctionalverificationtest_iterator_set.py.vpr</text:p>
          </table:table-cell>
          <table:table-cell office:value-type="float" office:value="2.77003410059676" calcext:value-type="float">
            <text:p>2.77003410059676</text:p>
          </table:table-cell>
          <table:table-cell office:value-type="float" office:value="9.384" calcext:value-type="float">
            <text:p>9.384</text:p>
          </table:table-cell>
          <table:table-cell office:value-type="float" office:value="1281" calcext:value-type="float">
            <text:p>1281</text:p>
          </table:table-cell>
          <table:table-cell office:value-type="float" office:value="11" calcext:value-type="float">
            <text:p>11</text:p>
          </table:table-cell>
          <table:table-cell office:value-type="float" office:value="4" calcext:value-type="float">
            <text:p>4</text:p>
          </table:table-cell>
          <table:table-cell table:formula="of:=([.E1024]+[.F1024])^2" office:value-type="float" office:value="225" calcext:value-type="float">
            <text:p>225</text:p>
          </table:table-cell>
          <table:table-cell table:formula="of:=IF([.C1024] &gt;=1; [.G1024]/[.C1024]; &quot;&quot; )" office:value-type="float" office:value="23.9769820971867" calcext:value-type="float">
            <text:p>23.9769820971867</text:p>
          </table:table-cell>
        </table:table-row>
        <table:table-row table:style-name="ro1">
          <table:table-cell office:value-type="string" calcext:value-type="string">
            <text:p>testsobligationsverificationchalice2silverchristianobl_loop.py.vpr</text:p>
          </table:table-cell>
          <table:table-cell office:value-type="float" office:value="1.2983451536643" calcext:value-type="float">
            <text:p>1.2983451536643</text:p>
          </table:table-cell>
          <table:table-cell office:value-type="float" office:value="6.345" calcext:value-type="float">
            <text:p>6.345</text:p>
          </table:table-cell>
          <table:table-cell office:value-type="float" office:value="1783" calcext:value-type="float">
            <text:p>1783</text:p>
          </table:table-cell>
          <table:table-cell office:value-type="float" office:value="13" calcext:value-type="float">
            <text:p>13</text:p>
          </table:table-cell>
          <table:table-cell office:value-type="float" office:value="5" calcext:value-type="float">
            <text:p>5</text:p>
          </table:table-cell>
          <table:table-cell table:formula="of:=([.E1025]+[.F1025])^2" office:value-type="float" office:value="324" calcext:value-type="float">
            <text:p>324</text:p>
          </table:table-cell>
          <table:table-cell table:formula="of:=IF([.C1025] &gt;=1; [.G1025]/[.C1025]; &quot;&quot; )" office:value-type="float" office:value="51.063829787234" calcext:value-type="float">
            <text:p>51.063829787234</text:p>
          </table:table-cell>
        </table:table-row>
        <table:table-row table:style-name="ro1">
          <table:table-cell office:value-type="string" calcext:value-type="string">
            <text:p>testsobligationsverificationchalice2silverissueschalice2silver-83.py.vpr</text:p>
          </table:table-cell>
          <table:table-cell office:value-type="float" office:value="1.28675496688742" calcext:value-type="float">
            <text:p>1.28675496688742</text:p>
          </table:table-cell>
          <table:table-cell office:value-type="float" office:value="3.02" calcext:value-type="float">
            <text:p>3.02</text:p>
          </table:table-cell>
          <table:table-cell office:value-type="float" office:value="735" calcext:value-type="float">
            <text:p>735</text:p>
          </table:table-cell>
          <table:table-cell office:value-type="float" office:value="11" calcext:value-type="float">
            <text:p>11</text:p>
          </table:table-cell>
          <table:table-cell office:value-type="float" office:value="5" calcext:value-type="float">
            <text:p>5</text:p>
          </table:table-cell>
          <table:table-cell table:formula="of:=([.E1026]+[.F1026])^2" office:value-type="float" office:value="256" calcext:value-type="float">
            <text:p>256</text:p>
          </table:table-cell>
          <table:table-cell table:formula="of:=IF([.C1026] &gt;=1; [.G1026]/[.C1026]; &quot;&quot; )" office:value-type="float" office:value="84.7682119205298" calcext:value-type="float">
            <text:p>84.7682119205298</text:p>
          </table:table-cell>
        </table:table-row>
        <table:table-row table:style-name="ro1">
          <table:table-cell office:value-type="string" calcext:value-type="string">
            <text:p>testsobligationsverificationchalice2silverloopsAndTermination.py.vpr</text:p>
          </table:table-cell>
          <table:table-cell office:value-type="float" office:value="1.12430347192456" calcext:value-type="float">
            <text:p>1.12430347192456</text:p>
          </table:table-cell>
          <table:table-cell office:value-type="float" office:value="4.666" calcext:value-type="float">
            <text:p>4.666</text:p>
          </table:table-cell>
          <table:table-cell office:value-type="float" office:value="1387" calcext:value-type="float">
            <text:p>1387</text:p>
          </table:table-cell>
          <table:table-cell office:value-type="float" office:value="11" calcext:value-type="float">
            <text:p>11</text:p>
          </table:table-cell>
          <table:table-cell office:value-type="float" office:value="4" calcext:value-type="float">
            <text:p>4</text:p>
          </table:table-cell>
          <table:table-cell table:formula="of:=([.E1027]+[.F1027])^2" office:value-type="float" office:value="225" calcext:value-type="float">
            <text:p>225</text:p>
          </table:table-cell>
          <table:table-cell table:formula="of:=IF([.C1027] &gt;=1; [.G1027]/[.C1027]; &quot;&quot; )" office:value-type="float" office:value="48.2211744534934" calcext:value-type="float">
            <text:p>48.2211744534934</text:p>
          </table:table-cell>
        </table:table-row>
        <table:table-row table:style-name="ro1">
          <table:table-cell office:value-type="string" calcext:value-type="string">
            <text:p>testsobligationsverificationtest_builtin_must_terminate.py.vpr</text:p>
          </table:table-cell>
          <table:table-cell office:value-type="float" office:value="1.30457246189615" calcext:value-type="float">
            <text:p>1.30457246189615</text:p>
          </table:table-cell>
          <table:table-cell office:value-type="float" office:value="3.871" calcext:value-type="float">
            <text:p>3.871</text:p>
          </table:table-cell>
          <table:table-cell office:value-type="float" office:value="872" calcext:value-type="float">
            <text:p>872</text:p>
          </table:table-cell>
          <table:table-cell office:value-type="float" office:value="11" calcext:value-type="float">
            <text:p>11</text:p>
          </table:table-cell>
          <table:table-cell office:value-type="float" office:value="4" calcext:value-type="float">
            <text:p>4</text:p>
          </table:table-cell>
          <table:table-cell table:formula="of:=([.E1028]+[.F1028])^2" office:value-type="float" office:value="225" calcext:value-type="float">
            <text:p>225</text:p>
          </table:table-cell>
          <table:table-cell table:formula="of:=IF([.C1028] &gt;=1; [.G1028]/[.C1028]; &quot;&quot; )" office:value-type="float" office:value="58.1245156290364" calcext:value-type="float">
            <text:p>58.1245156290364</text:p>
          </table:table-cell>
        </table:table-row>
        <table:table-row table:style-name="ro1">
          <table:table-cell office:value-type="string" calcext:value-type="string">
            <text:p>testsobligationsverificationtest_while_must_terminate.py.vpr</text:p>
          </table:table-cell>
          <table:table-cell office:value-type="float" office:value="1.17797609025088" calcext:value-type="float">
            <text:p>1.17797609025088</text:p>
          </table:table-cell>
          <table:table-cell office:value-type="float" office:value="5.939" calcext:value-type="float">
            <text:p>5.939</text:p>
          </table:table-cell>
          <table:table-cell office:value-type="float" office:value="1926" calcext:value-type="float">
            <text:p>1926</text:p>
          </table:table-cell>
          <table:table-cell office:value-type="float" office:value="11" calcext:value-type="float">
            <text:p>11</text:p>
          </table:table-cell>
          <table:table-cell office:value-type="float" office:value="4" calcext:value-type="float">
            <text:p>4</text:p>
          </table:table-cell>
          <table:table-cell table:formula="of:=([.E1029]+[.F1029])^2" office:value-type="float" office:value="225" calcext:value-type="float">
            <text:p>225</text:p>
          </table:table-cell>
          <table:table-cell table:formula="of:=IF([.C1029] &gt;=1; [.G1029]/[.C1029]; &quot;&quot; )" office:value-type="float" office:value="37.8851658528372" calcext:value-type="float">
            <text:p>37.8851658528372</text:p>
          </table:table-cell>
        </table:table-row>
        <table:table-row table:style-name="ro1">
          <table:table-cell office:value-type="string" calcext:value-type="string">
            <text:p>testsresourcesallocationERC721_alloc.vy.vpr</text:p>
          </table:table-cell>
          <table:table-cell office:value-type="float" office:value="1.25567751293542" calcext:value-type="float">
            <text:p>1.25567751293542</text:p>
          </table:table-cell>
          <table:table-cell office:value-type="float" office:value="46.191" calcext:value-type="float">
            <text:p>46.191</text:p>
          </table:table-cell>
          <table:table-cell office:value-type="float" office:value="3473" calcext:value-type="float">
            <text:p>3473</text:p>
          </table:table-cell>
          <table:table-cell office:value-type="float" office:value="0" calcext:value-type="float">
            <text:p>0</text:p>
          </table:table-cell>
          <table:table-cell office:value-type="float" office:value="60" calcext:value-type="float">
            <text:p>60</text:p>
          </table:table-cell>
          <table:table-cell table:formula="of:=([.E1030]+[.F1030])^2" office:value-type="float" office:value="3600" calcext:value-type="float">
            <text:p>3600</text:p>
          </table:table-cell>
          <table:table-cell table:formula="of:=IF([.C1030] &gt;=1; [.G1030]/[.C1030]; &quot;&quot; )" office:value-type="float" office:value="77.9372605052932" calcext:value-type="float">
            <text:p>77.9372605052932</text:p>
          </table:table-cell>
        </table:table-row>
        <table:table-row table:style-name="ro1">
          <table:table-cell office:value-type="string" calcext:value-type="string">
            <text:p>testsresourcesallocationsafe_remote_purchase_alloc.vy.vpr</text:p>
          </table:table-cell>
          <table:table-cell office:value-type="float" office:value="1.06818512236491" calcext:value-type="float">
            <text:p>1.06818512236491</text:p>
          </table:table-cell>
          <table:table-cell office:value-type="float" office:value="41.27" calcext:value-type="float">
            <text:p>41.27</text:p>
          </table:table-cell>
          <table:table-cell office:value-type="float" office:value="2198" calcext:value-type="float">
            <text:p>2198</text:p>
          </table:table-cell>
          <table:table-cell office:value-type="float" office:value="0" calcext:value-type="float">
            <text:p>0</text:p>
          </table:table-cell>
          <table:table-cell office:value-type="float" office:value="30" calcext:value-type="float">
            <text:p>30</text:p>
          </table:table-cell>
          <table:table-cell table:formula="of:=([.E1031]+[.F1031])^2" office:value-type="float" office:value="900" calcext:value-type="float">
            <text:p>900</text:p>
          </table:table-cell>
          <table:table-cell table:formula="of:=IF([.C1031] &gt;=1; [.G1031]/[.C1031]; &quot;&quot; )" office:value-type="float" office:value="21.8076084322753" calcext:value-type="float">
            <text:p>21.8076084322753</text:p>
          </table:table-cell>
        </table:table-row>
        <table:table-row table:style-name="ro1">
          <table:table-cell office:value-type="string" calcext:value-type="string">
            <text:p>testsresourcesexamplesEtherKing.vy.vpr</text:p>
          </table:table-cell>
          <table:table-cell office:value-type="float" office:value="1.32847203639283" calcext:value-type="float">
            <text:p>1.32847203639283</text:p>
          </table:table-cell>
          <table:table-cell office:value-type="float" office:value="7.474" calcext:value-type="float">
            <text:p>7.474</text:p>
          </table:table-cell>
          <table:table-cell office:value-type="float" office:value="1262" calcext:value-type="float">
            <text:p>1262</text:p>
          </table:table-cell>
          <table:table-cell office:value-type="float" office:value="0" calcext:value-type="float">
            <text:p>0</text:p>
          </table:table-cell>
          <table:table-cell office:value-type="float" office:value="28" calcext:value-type="float">
            <text:p>28</text:p>
          </table:table-cell>
          <table:table-cell table:formula="of:=([.E1032]+[.F1032])^2" office:value-type="float" office:value="784" calcext:value-type="float">
            <text:p>784</text:p>
          </table:table-cell>
          <table:table-cell table:formula="of:=IF([.C1032] &gt;=1; [.G1032]/[.C1032]; &quot;&quot; )" office:value-type="float" office:value="104.896976184105" calcext:value-type="float">
            <text:p>104.896976184105</text:p>
          </table:table-cell>
        </table:table-row>
        <table:table-row table:style-name="ro1">
          <table:table-cell office:value-type="string" calcext:value-type="string">
            <text:p>testsresourcesexamplesNoterEth.vy.vpr</text:p>
          </table:table-cell>
          <table:table-cell office:value-type="float" office:value="1.47819604919866" calcext:value-type="float">
            <text:p>1.47819604919866</text:p>
          </table:table-cell>
          <table:table-cell office:value-type="float" office:value="8.049" calcext:value-type="float">
            <text:p>8.049</text:p>
          </table:table-cell>
          <table:table-cell office:value-type="float" office:value="1193" calcext:value-type="float">
            <text:p>1193</text:p>
          </table:table-cell>
          <table:table-cell office:value-type="float" office:value="0" calcext:value-type="float">
            <text:p>0</text:p>
          </table:table-cell>
          <table:table-cell office:value-type="float" office:value="32" calcext:value-type="float">
            <text:p>32</text:p>
          </table:table-cell>
          <table:table-cell table:formula="of:=([.E1033]+[.F1033])^2" office:value-type="float" office:value="1024" calcext:value-type="float">
            <text:p>1024</text:p>
          </table:table-cell>
          <table:table-cell table:formula="of:=IF([.C1033] &gt;=1; [.G1033]/[.C1033]; &quot;&quot; )" office:value-type="float" office:value="127.220772766803" calcext:value-type="float">
            <text:p>127.220772766803</text:p>
          </table:table-cell>
        </table:table-row>
        <table:table-row table:style-name="ro1">
          <table:table-cell office:value-type="string" calcext:value-type="string">
            <text:p>testsresourcesexamplesserenuscoin.vy.vpr</text:p>
          </table:table-cell>
          <table:table-cell office:value-type="float" office:value="0.98676844783715" calcext:value-type="float">
            <text:p>0.98676844783715</text:p>
          </table:table-cell>
          <table:table-cell office:value-type="float" office:value="1.965" calcext:value-type="float">
            <text:p>1.965</text:p>
          </table:table-cell>
          <table:table-cell office:value-type="float" office:value="2537" calcext:value-type="float">
            <text:p>2537</text:p>
          </table:table-cell>
          <table:table-cell office:value-type="float" office:value="0" calcext:value-type="float">
            <text:p>0</text:p>
          </table:table-cell>
          <table:table-cell office:value-type="float" office:value="56" calcext:value-type="float">
            <text:p>56</text:p>
          </table:table-cell>
          <table:table-cell table:formula="of:=([.E1034]+[.F1034])^2" office:value-type="float" office:value="3136" calcext:value-type="float">
            <text:p>3136</text:p>
          </table:table-cell>
          <table:table-cell table:formula="of:=IF([.C1034] &gt;=1; [.G1034]/[.C1034]; &quot;&quot; )" office:value-type="float" office:value="1595.92875318066" calcext:value-type="float">
            <text:p>1595.92875318066</text:p>
          </table:table-cell>
        </table:table-row>
        <table:table-row table:style-name="ro1">
          <table:table-cell office:value-type="string" calcext:value-type="string">
            <text:p>testsresourcesexamplesstock.vy.vpr</text:p>
          </table:table-cell>
          <table:table-cell office:value-type="float" office:value="1.95991766872495" calcext:value-type="float">
            <text:p>1.95991766872495</text:p>
          </table:table-cell>
          <table:table-cell office:value-type="float" office:value="9.231" calcext:value-type="float">
            <text:p>9.231</text:p>
          </table:table-cell>
          <table:table-cell office:value-type="float" office:value="2127" calcext:value-type="float">
            <text:p>2127</text:p>
          </table:table-cell>
          <table:table-cell office:value-type="float" office:value="0" calcext:value-type="float">
            <text:p>0</text:p>
          </table:table-cell>
          <table:table-cell office:value-type="float" office:value="54" calcext:value-type="float">
            <text:p>54</text:p>
          </table:table-cell>
          <table:table-cell table:formula="of:=([.E1035]+[.F1035])^2" office:value-type="float" office:value="2916" calcext:value-type="float">
            <text:p>2916</text:p>
          </table:table-cell>
          <table:table-cell table:formula="of:=IF([.C1035] &gt;=1; [.G1035]/[.C1035]; &quot;&quot; )" office:value-type="float" office:value="315.892102697433" calcext:value-type="float">
            <text:p>315.892102697433</text:p>
          </table:table-cell>
        </table:table-row>
        <table:table-row table:style-name="ro1">
          <table:table-cell office:value-type="string" calcext:value-type="string">
            <text:p>testsresourcesexamplesuniswap.vy.vpr</text:p>
          </table:table-cell>
          <table:table-cell office:value-type="float" office:value="0.971354166666667" calcext:value-type="float">
            <text:p>0.971354166666667</text:p>
          </table:table-cell>
          <table:table-cell office:value-type="float" office:value="1.92" calcext:value-type="float">
            <text:p>1.92</text:p>
          </table:table-cell>
          <table:table-cell office:value-type="float" office:value="9910" calcext:value-type="float">
            <text:p>9910</text:p>
          </table:table-cell>
          <table:table-cell office:value-type="float" office:value="0" calcext:value-type="float">
            <text:p>0</text:p>
          </table:table-cell>
          <table:table-cell office:value-type="float" office:value="112" calcext:value-type="float">
            <text:p>112</text:p>
          </table:table-cell>
          <table:table-cell table:formula="of:=([.E1036]+[.F1036])^2" office:value-type="float" office:value="12544" calcext:value-type="float">
            <text:p>12544</text:p>
          </table:table-cell>
          <table:table-cell table:formula="of:=IF([.C1036] &gt;=1; [.G1036]/[.C1036]; &quot;&quot; )" office:value-type="float" office:value="6533.33333333333" calcext:value-type="float">
            <text:p>6533.33333333333</text:p>
          </table:table-cell>
        </table:table-row>
        <table:table-row table:style-name="ro1">
          <table:table-cell office:value-type="string" calcext:value-type="string">
            <text:p>testsresourcesissuesissue020c.vy.vpr</text:p>
          </table:table-cell>
          <table:table-cell office:value-type="float" office:value="1.64342680730641" calcext:value-type="float">
            <text:p>1.64342680730641</text:p>
          </table:table-cell>
          <table:table-cell office:value-type="float" office:value="3.887" calcext:value-type="float">
            <text:p>3.887</text:p>
          </table:table-cell>
          <table:table-cell office:value-type="float" office:value="887" calcext:value-type="float">
            <text:p>887</text:p>
          </table:table-cell>
          <table:table-cell office:value-type="float" office:value="0" calcext:value-type="float">
            <text:p>0</text:p>
          </table:table-cell>
          <table:table-cell office:value-type="float" office:value="24" calcext:value-type="float">
            <text:p>24</text:p>
          </table:table-cell>
          <table:table-cell table:formula="of:=([.E1037]+[.F1037])^2" office:value-type="float" office:value="576" calcext:value-type="float">
            <text:p>576</text:p>
          </table:table-cell>
          <table:table-cell table:formula="of:=IF([.C1037] &gt;=1; [.G1037]/[.C1037]; &quot;&quot; )" office:value-type="float" office:value="148.186261898636" calcext:value-type="float">
            <text:p>148.186261898636</text:p>
          </table:table-cell>
        </table:table-row>
        <table:table-row table:style-name="ro1">
          <table:table-cell office:value-type="string" calcext:value-type="string">
            <text:p>testsresourcesissuesissue028a.vy.vpr</text:p>
          </table:table-cell>
          <table:table-cell office:value-type="float" office:value="1.35862068965517" calcext:value-type="float">
            <text:p>1.35862068965517</text:p>
          </table:table-cell>
          <table:table-cell office:value-type="float" office:value="1.015" calcext:value-type="float">
            <text:p>1.015</text:p>
          </table:table-cell>
          <table:table-cell table:number-columns-repeated="3" office:value-type="float" office:value="0" calcext:value-type="float">
            <text:p>0</text:p>
          </table:table-cell>
          <table:table-cell table:formula="of:=([.E1038]+[.F1038])^2" office:value-type="float" office:value="0" calcext:value-type="float">
            <text:p>0</text:p>
          </table:table-cell>
          <table:table-cell table:formula="of:=IF([.C1038] &gt;=1; [.G1038]/[.C1038]; &quot;&quot; )" office:value-type="float" office:value="0" calcext:value-type="float">
            <text:p>0</text:p>
          </table:table-cell>
        </table:table-row>
        <table:table-row table:style-name="ro1">
          <table:table-cell office:value-type="string" calcext:value-type="string">
            <text:p>testsresourceslanguageaccessible_heuristics_argument.vy.vpr</text:p>
          </table:table-cell>
          <table:table-cell office:value-type="float" office:value="1.54342524854624" calcext:value-type="float">
            <text:p>1.54342524854624</text:p>
          </table:table-cell>
          <table:table-cell office:value-type="float" office:value="5.331" calcext:value-type="float">
            <text:p>5.331</text:p>
          </table:table-cell>
          <table:table-cell office:value-type="float" office:value="1213" calcext:value-type="float">
            <text:p>1213</text:p>
          </table:table-cell>
          <table:table-cell office:value-type="float" office:value="0" calcext:value-type="float">
            <text:p>0</text:p>
          </table:table-cell>
          <table:table-cell office:value-type="float" office:value="28" calcext:value-type="float">
            <text:p>28</text:p>
          </table:table-cell>
          <table:table-cell table:formula="of:=([.E1039]+[.F1039])^2" office:value-type="float" office:value="784" calcext:value-type="float">
            <text:p>784</text:p>
          </table:table-cell>
          <table:table-cell table:formula="of:=IF([.C1039] &gt;=1; [.G1039]/[.C1039]; &quot;&quot; )" office:value-type="float" office:value="147.064340649034" calcext:value-type="float">
            <text:p>147.064340649034</text:p>
          </table:table-cell>
        </table:table-row>
        <table:table-row table:style-name="ro1">
          <table:table-cell office:value-type="string" calcext:value-type="string">
            <text:p>testsresourceslanguageaddress.vy.vpr</text:p>
          </table:table-cell>
          <table:table-cell office:value-type="float" office:value="1.97048212528698" calcext:value-type="float">
            <text:p>1.97048212528698</text:p>
          </table:table-cell>
          <table:table-cell office:value-type="float" office:value="6.098" calcext:value-type="float">
            <text:p>6.098</text:p>
          </table:table-cell>
          <table:table-cell office:value-type="float" office:value="1793" calcext:value-type="float">
            <text:p>1793</text:p>
          </table:table-cell>
          <table:table-cell office:value-type="float" office:value="0" calcext:value-type="float">
            <text:p>0</text:p>
          </table:table-cell>
          <table:table-cell office:value-type="float" office:value="42" calcext:value-type="float">
            <text:p>42</text:p>
          </table:table-cell>
          <table:table-cell table:formula="of:=([.E1040]+[.F1040])^2" office:value-type="float" office:value="1764" calcext:value-type="float">
            <text:p>1764</text:p>
          </table:table-cell>
          <table:table-cell table:formula="of:=IF([.C1040] &gt;=1; [.G1040]/[.C1040]; &quot;&quot; )" office:value-type="float" office:value="289.275172187602" calcext:value-type="float">
            <text:p>289.275172187602</text:p>
          </table:table-cell>
        </table:table-row>
        <table:table-row table:style-name="ro1">
          <table:table-cell office:value-type="string" calcext:value-type="string">
            <text:p>testsresourceslanguagearray.vy.vpr</text:p>
          </table:table-cell>
          <table:table-cell office:value-type="float" office:value="1.55723611919074" calcext:value-type="float">
            <text:p>1.55723611919074</text:p>
          </table:table-cell>
          <table:table-cell office:value-type="float" office:value="15.471" calcext:value-type="float">
            <text:p>15.471</text:p>
          </table:table-cell>
          <table:table-cell office:value-type="float" office:value="2739" calcext:value-type="float">
            <text:p>2739</text:p>
          </table:table-cell>
          <table:table-cell office:value-type="float" office:value="0" calcext:value-type="float">
            <text:p>0</text:p>
          </table:table-cell>
          <table:table-cell office:value-type="float" office:value="54" calcext:value-type="float">
            <text:p>54</text:p>
          </table:table-cell>
          <table:table-cell table:formula="of:=([.E1041]+[.F1041])^2" office:value-type="float" office:value="2916" calcext:value-type="float">
            <text:p>2916</text:p>
          </table:table-cell>
          <table:table-cell table:formula="of:=IF([.C1041] &gt;=1; [.G1041]/[.C1041]; &quot;&quot; )" office:value-type="float" office:value="188.48167539267" calcext:value-type="float">
            <text:p>188.48167539267</text:p>
          </table:table-cell>
        </table:table-row>
        <table:table-row table:style-name="ro1">
          <table:table-cell office:value-type="string" calcext:value-type="string">
            <text:p>testsresourceslanguagebalance.vy.vpr</text:p>
          </table:table-cell>
          <table:table-cell office:value-type="float" office:value="1.78353184878301" calcext:value-type="float">
            <text:p>1.78353184878301</text:p>
          </table:table-cell>
          <table:table-cell office:value-type="float" office:value="3.862" calcext:value-type="float">
            <text:p>3.862</text:p>
          </table:table-cell>
          <table:table-cell office:value-type="float" office:value="979" calcext:value-type="float">
            <text:p>979</text:p>
          </table:table-cell>
          <table:table-cell office:value-type="float" office:value="0" calcext:value-type="float">
            <text:p>0</text:p>
          </table:table-cell>
          <table:table-cell office:value-type="float" office:value="26" calcext:value-type="float">
            <text:p>26</text:p>
          </table:table-cell>
          <table:table-cell table:formula="of:=([.E1042]+[.F1042])^2" office:value-type="float" office:value="676" calcext:value-type="float">
            <text:p>676</text:p>
          </table:table-cell>
          <table:table-cell table:formula="of:=IF([.C1042] &gt;=1; [.G1042]/[.C1042]; &quot;&quot; )" office:value-type="float" office:value="175.038839979285" calcext:value-type="float">
            <text:p>175.038839979285</text:p>
          </table:table-cell>
        </table:table-row>
        <table:table-row table:style-name="ro1">
          <table:table-cell office:value-type="string" calcext:value-type="string">
            <text:p>testsresourceslanguagebytes32.vy.vpr</text:p>
          </table:table-cell>
          <table:table-cell office:value-type="float" office:value="1.77108134920635" calcext:value-type="float">
            <text:p>1.77108134920635</text:p>
          </table:table-cell>
          <table:table-cell office:value-type="float" office:value="4.032" calcext:value-type="float">
            <text:p>4.032</text:p>
          </table:table-cell>
          <table:table-cell office:value-type="float" office:value="967" calcext:value-type="float">
            <text:p>967</text:p>
          </table:table-cell>
          <table:table-cell office:value-type="float" office:value="0" calcext:value-type="float">
            <text:p>0</text:p>
          </table:table-cell>
          <table:table-cell office:value-type="float" office:value="26" calcext:value-type="float">
            <text:p>26</text:p>
          </table:table-cell>
          <table:table-cell table:formula="of:=([.E1043]+[.F1043])^2" office:value-type="float" office:value="676" calcext:value-type="float">
            <text:p>676</text:p>
          </table:table-cell>
          <table:table-cell table:formula="of:=IF([.C1043] &gt;=1; [.G1043]/[.C1043]; &quot;&quot; )" office:value-type="float" office:value="167.65873015873" calcext:value-type="float">
            <text:p>167.65873015873</text:p>
          </table:table-cell>
        </table:table-row>
        <table:table-row table:style-name="ro1">
          <table:table-cell office:value-type="string" calcext:value-type="string">
            <text:p>testsresourceslanguageconfig.vy.vpr</text:p>
          </table:table-cell>
          <table:table-cell office:value-type="float" office:value="1.60164158686731" calcext:value-type="float">
            <text:p>1.60164158686731</text:p>
          </table:table-cell>
          <table:table-cell office:value-type="float" office:value="3.655" calcext:value-type="float">
            <text:p>3.655</text:p>
          </table:table-cell>
          <table:table-cell office:value-type="float" office:value="863" calcext:value-type="float">
            <text:p>863</text:p>
          </table:table-cell>
          <table:table-cell office:value-type="float" office:value="0" calcext:value-type="float">
            <text:p>0</text:p>
          </table:table-cell>
          <table:table-cell office:value-type="float" office:value="24" calcext:value-type="float">
            <text:p>24</text:p>
          </table:table-cell>
          <table:table-cell table:formula="of:=([.E1044]+[.F1044])^2" office:value-type="float" office:value="576" calcext:value-type="float">
            <text:p>576</text:p>
          </table:table-cell>
          <table:table-cell table:formula="of:=IF([.C1044] &gt;=1; [.G1044]/[.C1044]; &quot;&quot; )" office:value-type="float" office:value="157.592339261286" calcext:value-type="float">
            <text:p>157.592339261286</text:p>
          </table:table-cell>
        </table:table-row>
        <table:table-row table:style-name="ro1">
          <table:table-cell office:value-type="string" calcext:value-type="string">
            <text:p>testsresourceslanguageconstants.vy.vpr</text:p>
          </table:table-cell>
          <table:table-cell office:value-type="float" office:value="1.95700174317257" calcext:value-type="float">
            <text:p>1.95700174317257</text:p>
          </table:table-cell>
          <table:table-cell office:value-type="float" office:value="5.163" calcext:value-type="float">
            <text:p>5.163</text:p>
          </table:table-cell>
          <table:table-cell office:value-type="float" office:value="1494" calcext:value-type="float">
            <text:p>1494</text:p>
          </table:table-cell>
          <table:table-cell office:value-type="float" office:value="0" calcext:value-type="float">
            <text:p>0</text:p>
          </table:table-cell>
          <table:table-cell office:value-type="float" office:value="38" calcext:value-type="float">
            <text:p>38</text:p>
          </table:table-cell>
          <table:table-cell table:formula="of:=([.E1045]+[.F1045])^2" office:value-type="float" office:value="1444" calcext:value-type="float">
            <text:p>1444</text:p>
          </table:table-cell>
          <table:table-cell table:formula="of:=IF([.C1045] &gt;=1; [.G1045]/[.C1045]; &quot;&quot; )" office:value-type="float" office:value="279.682355219833" calcext:value-type="float">
            <text:p>279.682355219833</text:p>
          </table:table-cell>
        </table:table-row>
        <table:table-row table:style-name="ro1">
          <table:table-cell office:value-type="string" calcext:value-type="string">
            <text:p>testsresourceslanguagecontract.vy.vpr</text:p>
          </table:table-cell>
          <table:table-cell office:value-type="float" office:value="1.43818200020022" calcext:value-type="float">
            <text:p>1.43818200020022</text:p>
          </table:table-cell>
          <table:table-cell office:value-type="float" office:value="9.989" calcext:value-type="float">
            <text:p>9.989</text:p>
          </table:table-cell>
          <table:table-cell office:value-type="float" office:value="2007" calcext:value-type="float">
            <text:p>2007</text:p>
          </table:table-cell>
          <table:table-cell office:value-type="float" office:value="0" calcext:value-type="float">
            <text:p>0</text:p>
          </table:table-cell>
          <table:table-cell office:value-type="float" office:value="34" calcext:value-type="float">
            <text:p>34</text:p>
          </table:table-cell>
          <table:table-cell table:formula="of:=([.E1046]+[.F1046])^2" office:value-type="float" office:value="1156" calcext:value-type="float">
            <text:p>1156</text:p>
          </table:table-cell>
          <table:table-cell table:formula="of:=IF([.C1046] &gt;=1; [.G1046]/[.C1046]; &quot;&quot; )" office:value-type="float" office:value="115.727300030033" calcext:value-type="float">
            <text:p>115.727300030033</text:p>
          </table:table-cell>
        </table:table-row>
        <table:table-row table:style-name="ro1">
          <table:table-cell office:value-type="string" calcext:value-type="string">
            <text:p>testssifverificationexamplesjoana-fig3-br.py.vpr</text:p>
          </table:table-cell>
          <table:table-cell office:value-type="float" office:value="1.65646098288585" calcext:value-type="float">
            <text:p>1.65646098288585</text:p>
          </table:table-cell>
          <table:table-cell office:value-type="float" office:value="6.369" calcext:value-type="float">
            <text:p>6.369</text:p>
          </table:table-cell>
          <table:table-cell office:value-type="float" office:value="1477" calcext:value-type="float">
            <text:p>1477</text:p>
          </table:table-cell>
          <table:table-cell office:value-type="float" office:value="22" calcext:value-type="float">
            <text:p>22</text:p>
          </table:table-cell>
          <table:table-cell office:value-type="float" office:value="8" calcext:value-type="float">
            <text:p>8</text:p>
          </table:table-cell>
          <table:table-cell table:formula="of:=([.E1047]+[.F1047])^2" office:value-type="float" office:value="900" calcext:value-type="float">
            <text:p>900</text:p>
          </table:table-cell>
          <table:table-cell table:formula="of:=IF([.C1047] &gt;=1; [.G1047]/[.C1047]; &quot;&quot; )" office:value-type="float" office:value="141.309467734338" calcext:value-type="float">
            <text:p>141.309467734338</text:p>
          </table:table-cell>
        </table:table-row>
        <table:table-row table:style-name="ro1">
          <table:table-cell office:value-type="string" calcext:value-type="string">
            <text:p>testssifverificationexamplesterauchi-fig4.py.vpr</text:p>
          </table:table-cell>
          <table:table-cell office:value-type="float" office:value="1.62148268398268" calcext:value-type="float">
            <text:p>1.62148268398268</text:p>
          </table:table-cell>
          <table:table-cell office:value-type="float" office:value="3.696" calcext:value-type="float">
            <text:p>3.696</text:p>
          </table:table-cell>
          <table:table-cell office:value-type="float" office:value="710" calcext:value-type="float">
            <text:p>710</text:p>
          </table:table-cell>
          <table:table-cell office:value-type="float" office:value="22" calcext:value-type="float">
            <text:p>22</text:p>
          </table:table-cell>
          <table:table-cell office:value-type="float" office:value="8" calcext:value-type="float">
            <text:p>8</text:p>
          </table:table-cell>
          <table:table-cell table:formula="of:=([.E1048]+[.F1048])^2" office:value-type="float" office:value="900" calcext:value-type="float">
            <text:p>900</text:p>
          </table:table-cell>
          <table:table-cell table:formula="of:=IF([.C1048] &gt;=1; [.G1048]/[.C1048]; &quot;&quot; )" office:value-type="float" office:value="243.506493506493" calcext:value-type="float">
            <text:p>243.506493506493</text:p>
          </table:table-cell>
        </table:table-row>
        <table:table-row table:style-name="ro1">
          <table:table-cell office:value-type="string" calcext:value-type="string">
            <text:p>testssifverificationtest_exception_loop.py.vpr</text:p>
          </table:table-cell>
          <table:table-cell office:value-type="float" office:value="1.52524686602703" calcext:value-type="float">
            <text:p>1.52524686602703</text:p>
          </table:table-cell>
          <table:table-cell office:value-type="float" office:value="14.279" calcext:value-type="float">
            <text:p>14.279</text:p>
          </table:table-cell>
          <table:table-cell office:value-type="float" office:value="2208" calcext:value-type="float">
            <text:p>2208</text:p>
          </table:table-cell>
          <table:table-cell office:value-type="float" office:value="24" calcext:value-type="float">
            <text:p>24</text:p>
          </table:table-cell>
          <table:table-cell office:value-type="float" office:value="8" calcext:value-type="float">
            <text:p>8</text:p>
          </table:table-cell>
          <table:table-cell table:formula="of:=([.E1049]+[.F1049])^2" office:value-type="float" office:value="1024" calcext:value-type="float">
            <text:p>1024</text:p>
          </table:table-cell>
          <table:table-cell table:formula="of:=IF([.C1049] &gt;=1; [.G1049]/[.C1049]; &quot;&quot; )" office:value-type="float" office:value="71.7137054415575" calcext:value-type="float">
            <text:p>71.7137054415575</text:p>
          </table:table-cell>
        </table:table-row>
        <table:table-row table:style-name="ro1">
          <table:table-cell office:value-type="string" calcext:value-type="string">
            <text:p>testssifverificationtest_fields_assign.py.vpr</text:p>
          </table:table-cell>
          <table:table-cell office:value-type="float" office:value="1.75566878980892" calcext:value-type="float">
            <text:p>1.75566878980892</text:p>
          </table:table-cell>
          <table:table-cell office:value-type="float" office:value="3.925" calcext:value-type="float">
            <text:p>3.925</text:p>
          </table:table-cell>
          <table:table-cell office:value-type="float" office:value="784" calcext:value-type="float">
            <text:p>784</text:p>
          </table:table-cell>
          <table:table-cell office:value-type="float" office:value="26" calcext:value-type="float">
            <text:p>26</text:p>
          </table:table-cell>
          <table:table-cell office:value-type="float" office:value="8" calcext:value-type="float">
            <text:p>8</text:p>
          </table:table-cell>
          <table:table-cell table:formula="of:=([.E1050]+[.F1050])^2" office:value-type="float" office:value="1156" calcext:value-type="float">
            <text:p>1156</text:p>
          </table:table-cell>
          <table:table-cell table:formula="of:=IF([.C1050] &gt;=1; [.G1050]/[.C1050]; &quot;&quot; )" office:value-type="float" office:value="294.522292993631" calcext:value-type="float">
            <text:p>294.522292993631</text:p>
          </table:table-cell>
        </table:table-row>
        <table:table-row table:style-name="ro1">
          <table:table-cell office:value-type="string" calcext:value-type="string">
            <text:p>testssifverificationtest_lowval.py.vpr</text:p>
          </table:table-cell>
          <table:table-cell office:value-type="float" office:value="1.95661322645291" calcext:value-type="float">
            <text:p>1.95661322645291</text:p>
          </table:table-cell>
          <table:table-cell office:value-type="float" office:value="9.98" calcext:value-type="float">
            <text:p>9.98</text:p>
          </table:table-cell>
          <table:table-cell office:value-type="float" office:value="2497" calcext:value-type="float">
            <text:p>2497</text:p>
          </table:table-cell>
          <table:table-cell office:value-type="float" office:value="28" calcext:value-type="float">
            <text:p>28</text:p>
          </table:table-cell>
          <table:table-cell office:value-type="float" office:value="8" calcext:value-type="float">
            <text:p>8</text:p>
          </table:table-cell>
          <table:table-cell table:formula="of:=([.E1051]+[.F1051])^2" office:value-type="float" office:value="1296" calcext:value-type="float">
            <text:p>1296</text:p>
          </table:table-cell>
          <table:table-cell table:formula="of:=IF([.C1051] &gt;=1; [.G1051]/[.C1051]; &quot;&quot; )" office:value-type="float" office:value="129.859719438878" calcext:value-type="float">
            <text:p>129.859719438878</text:p>
          </table:table-cell>
        </table:table-row>
        <table:table-row table:style-name="ro1">
          <table:table-cell office:value-type="string" calcext:value-type="string">
            <text:p>testssifverificationtest_try_catch.py.vpr</text:p>
          </table:table-cell>
          <table:table-cell office:value-type="float" office:value="1.29992183272203" calcext:value-type="float">
            <text:p>1.29992183272203</text:p>
          </table:table-cell>
          <table:table-cell office:value-type="float" office:value="16.631" calcext:value-type="float">
            <text:p>16.631</text:p>
          </table:table-cell>
          <table:table-cell office:value-type="float" office:value="3647" calcext:value-type="float">
            <text:p>3647</text:p>
          </table:table-cell>
          <table:table-cell office:value-type="float" office:value="24" calcext:value-type="float">
            <text:p>24</text:p>
          </table:table-cell>
          <table:table-cell office:value-type="float" office:value="8" calcext:value-type="float">
            <text:p>8</text:p>
          </table:table-cell>
          <table:table-cell table:formula="of:=([.E1052]+[.F1052])^2" office:value-type="float" office:value="1024" calcext:value-type="float">
            <text:p>1024</text:p>
          </table:table-cell>
          <table:table-cell table:formula="of:=IF([.C1052] &gt;=1; [.G1052]/[.C1052]; &quot;&quot; )" office:value-type="float" office:value="61.5717635740485" calcext:value-type="float">
            <text:p>61.5717635740485</text:p>
          </table:table-cell>
        </table:table-row>
        <table:table-row table:style-name="ro1">
          <table:table-cell office:value-type="string" calcext:value-type="string">
            <text:p>trigger-simple3.gobra.vpr</text:p>
          </table:table-cell>
          <table:table-cell office:value-type="float" office:value="1.32409177820268" calcext:value-type="float">
            <text:p>1.32409177820268</text:p>
          </table:table-cell>
          <table:table-cell office:value-type="float" office:value="1.046" calcext:value-type="float">
            <text:p>1.046</text:p>
          </table:table-cell>
          <table:table-cell office:value-type="float" office:value="20" calcext:value-type="float">
            <text:p>20</text:p>
          </table:table-cell>
          <table:table-cell table:number-columns-repeated="2" office:value-type="float" office:value="0" calcext:value-type="float">
            <text:p>0</text:p>
          </table:table-cell>
          <table:table-cell table:formula="of:=([.E1053]+[.F1053])^2" office:value-type="float" office:value="0" calcext:value-type="float">
            <text:p>0</text:p>
          </table:table-cell>
          <table:table-cell table:formula="of:=IF([.C1053] &gt;=1; [.G1053]/[.C1053]; &quot;&quot; )" office:value-type="float" office:value="0" calcext:value-type="float">
            <text:p>0</text:p>
          </table:table-cell>
        </table:table-row>
      </table:table>
      <table:table table:name="preamble induced slowdown" table:style-name="ta1">
        <table:shapes>
          <draw:frame draw:z-index="0" draw:style-name="gr1" draw:text-style-name="P1" svg:width="26.828cm" svg:height="15.09cm" svg:x="2.171cm" svg:y="4.522cm">
            <draw:object draw:notify-on-update-of-ranges="data.H7:data.H1029 data.B7:data.B1029" xlink:href="./Object 2" xlink:type="simple" xlink:show="embed" xlink:actuate="onLoad">
              <loext:p/>
            </draw:object>
            <draw:image xlink:href="./ObjectReplacements/Object 2" xlink:type="simple" xlink:show="embed" xlink:actuate="onLoad"/>
          </draw:frame>
        </table:shapes>
        <table:table-column table:style-name="co2" table:default-cell-style-name="Default"/>
        <table:table-column table:style-name="co9" table:default-cell-style-name="ce1"/>
        <table:table-row table:style-name="ro1">
          <table:table-cell/>
          <table:table-cell table:style-name="Default"/>
        </table:table-row>
        <table:table-row table:style-name="ro2">
          <table:table-cell/>
          <table:table-cell office:value-type="string" calcext:value-type="string">
            <text:p><text:span text:style-name="T1">Note 1:</text:span><text:span text:style-name="T2"> My goal is to investigate whether the drastically increased SMT preamble length (from 1k to 100k lines of code in some cases) correlates with the slowdown of my fork. I know that the number of Viper resources is what increases the preamble length, because some of my Pheap axioms are instantiated for every resource pair (so preamble length grows quadratically). So I use </text:span><text:span text:style-name="T3">#resources²</text:span><text:span text:style-name="T4"> </text:span>as a proxy measure to preamble length.</text:p>
          </table:table-cell>
        </table:table-row>
        <table:table-row table:style-name="ro3">
          <table:table-cell/>
          <table:table-cell office:value-type="string" calcext:value-type="string">
            <text:p><text:span text:style-name="T5">Note 2:</text:span> For simplicity of analysis magic wands are not counted as resources here. Grepping syntax over the programs would not yield accurate results for various reasons. But both my fork and upstream’s snapshot mechanisms treat them as predicates and thus I think the plot is still representative of the actual situation.</text:p>
          </table:table-cell>
        </table:table-row>
      </table:table>
      <table:table table:name="distribution" table:style-name="ta1">
        <table:shapes>
          <draw:frame draw:z-index="0" draw:style-name="gr1" draw:text-style-name="P1" svg:width="22.321cm" svg:height="11.607cm" svg:x="20.536cm" svg:y="7.703cm">
            <draw:object draw:notify-on-update-of-ranges="distribution.F4:distribution.F15 distribution.G3:distribution.G3 distribution.G4:distribution.G15 distribution.I3:distribution.I3 distribution.I4:distribution.I15 distribution.K3:distribution.K3 distribution.K4:distribution.K15 distribution.M3:distribution.M3 distribution.M4:distribution.M15" xlink:href="./Object 1" xlink:type="simple" xlink:show="embed" xlink:actuate="onLoad">
              <loext:p/>
            </draw:object>
            <draw:image xlink:href="./ObjectReplacements/Object 1" xlink:type="simple" xlink:show="embed" xlink:actuate="onLoad"/>
          </draw:frame>
          <draw:frame draw:z-index="1" draw:style-name="gr1" draw:text-style-name="P2" svg:width="22.321cm" svg:height="11.607cm" svg:x="42.989cm" svg:y="7.731cm">
            <draw:object draw:notify-on-update-of-ranges="distribution.F4:distribution.F15 distribution.G3:distribution.G3 distribution.H4:distribution.H15 distribution.I3:distribution.I3 distribution.J4:distribution.J15 distribution.K3:distribution.K3 distribution.L4:distribution.L15 distribution.M3:distribution.M3 distribution.N4:distribution.N15" xlink:href="./Object 3" xlink:type="simple" xlink:show="embed" xlink:actuate="onLoad">
              <loext:p/>
            </draw:object>
            <draw:image xlink:href="./ObjectReplacements/Object 3" xlink:type="simple" xlink:show="embed" xlink:actuate="onLoad"/>
          </draw:frame>
        </table:shapes>
        <table:table-column table:style-name="co10" table:default-cell-style-name="ce8"/>
        <table:table-column table:style-name="co11" table:default-cell-style-name="ce8"/>
        <table:table-column table:style-name="co12" table:default-cell-style-name="Default"/>
        <table:table-column table:style-name="co13" table:default-cell-style-name="ce8"/>
        <table:table-column table:style-name="co14" table:default-cell-style-name="Default"/>
        <table:table-column table:style-name="co15" table:default-cell-style-name="Default"/>
        <table:table-column table:style-name="co16" table:default-cell-style-name="Default"/>
        <table:table-column table:style-name="co13" table:number-columns-repeated="2" table:default-cell-style-name="Default"/>
        <table:table-column table:style-name="co12" table:number-columns-repeated="2" table:default-cell-style-name="Default"/>
        <table:table-column table:style-name="co14" table:number-columns-repeated="2" table:default-cell-style-name="Default"/>
        <table:table-column table:style-name="co2" table:default-cell-style-name="Default"/>
        <table:table-row table:style-name="ro1" table:number-rows-repeated="2">
          <table:table-cell table:style-name="Default" table:number-columns-repeated="2"/>
          <table:table-cell/>
          <table:table-cell table:style-name="Default"/>
          <table:table-cell table:number-columns-repeated="10"/>
        </table:table-row>
        <table:table-row table:style-name="ro1">
          <table:table-cell table:style-name="Default" table:number-columns-repeated="2"/>
          <table:table-cell/>
          <table:table-cell table:style-name="Default"/>
          <table:table-cell table:number-columns-repeated="2"/>
          <table:table-cell office:value-type="string" calcext:value-type="string">
            <text:p>verification &lt; 1s</text:p>
          </table:table-cell>
          <table:table-cell office:value-type="string" calcext:value-type="string">
            <text:p>relative</text:p>
          </table:table-cell>
          <table:table-cell office:value-type="string" calcext:value-type="string">
            <text:p>1s &lt;= verification &lt; 5s</text:p>
          </table:table-cell>
          <table:table-cell office:value-type="string" calcext:value-type="string">
            <text:p>relative</text:p>
          </table:table-cell>
          <table:table-cell office:value-type="string" calcext:value-type="string">
            <text:p>5s &lt;= verification &lt; 10s</text:p>
          </table:table-cell>
          <table:table-cell office:value-type="string" calcext:value-type="string">
            <text:p>relative</text:p>
          </table:table-cell>
          <table:table-cell office:value-type="string" calcext:value-type="string">
            <text:p>10s &lt;= verification</text:p>
          </table:table-cell>
          <table:table-cell office:value-type="string" calcext:value-type="string">
            <text:p>relative</text:p>
          </table:table-cell>
        </table:table-row>
        <table:table-row table:style-name="ro1">
          <table:table-cell table:style-name="Default" office:value-type="string" calcext:value-type="string">
            <text:p>verification &lt; 1s</text:p>
          </table:table-cell>
          <table:table-cell table:style-name="Default" office:value-type="string" calcext:value-type="string">
            <text:p>1s &lt;= verification &lt; 5s</text:p>
          </table:table-cell>
          <table:table-cell office:value-type="string" calcext:value-type="string">
            <text:p>5s &lt;= verification &lt; 10s</text:p>
          </table:table-cell>
          <table:table-cell table:style-name="Default" office:value-type="string" calcext:value-type="string">
            <text:p>10s &lt;= verification</text:p>
          </table:table-cell>
          <table:table-cell office:value-type="float" office:value="1" calcext:value-type="float">
            <text:p>1</text:p>
          </table:table-cell>
          <table:table-cell table:style-name="ce4" office:value-type="string" calcext:value-type="string">
            <text:p>faster or equal</text:p>
          </table:table-cell>
          <table:table-cell table:number-matrix-columns-spanned="1" table:number-matrix-rows-spanned="12" table:formula="of:=FREQUENCY([.A5:.A1027];[.E4:.E14])" office:value-type="float" office:value="96" calcext:value-type="float">
            <text:p>96</text:p>
          </table:table-cell>
          <table:table-cell table:formula="of:=[.G4]/SUM([.G$4:.G$15])" office:value-type="float" office:value="0.932038834951456" calcext:value-type="float">
            <text:p>0.932038834951456</text:p>
          </table:table-cell>
          <table:table-cell table:number-matrix-columns-spanned="1" table:number-matrix-rows-spanned="12" table:formula="of:=FREQUENCY([.B5:.B1027];[.E4:.E14])" office:value-type="float" office:value="103" calcext:value-type="float">
            <text:p>103</text:p>
          </table:table-cell>
          <table:table-cell table:formula="of:=[.I4]/SUM([.I$4:.I$15])" office:value-type="float" office:value="0.114317425083241" calcext:value-type="float">
            <text:p>0.114317425083241</text:p>
          </table:table-cell>
          <table:table-cell table:number-matrix-columns-spanned="1" table:number-matrix-rows-spanned="12" table:formula="of:=FREQUENCY([.C5:.C1027];[.E4:.E14])" office:value-type="float" office:value="1" calcext:value-type="float">
            <text:p>1</text:p>
          </table:table-cell>
          <table:table-cell table:formula="of:=[.K4]/SUM([.K$4:.K$15])" office:value-type="float" office:value="0.0714285714285714" calcext:value-type="float">
            <text:p>0.071428571428572</text:p>
          </table:table-cell>
          <table:table-cell table:number-matrix-columns-spanned="1" table:number-matrix-rows-spanned="12" table:formula="of:=FREQUENCY([.D5:.D1027];[.E4:.E14])" office:value-type="float" office:value="3" calcext:value-type="float">
            <text:p>3</text:p>
          </table:table-cell>
          <table:table-cell table:formula="of:=[.M4]/SUM([.M$4:.M$15])" office:value-type="float" office:value="0.6" calcext:value-type="float">
            <text:p>0.6</text:p>
          </table:table-cell>
        </table:table-row>
        <table:table-row table:style-name="ro1">
          <table:table-cell table:formula="of:=IF([$data.$C7]&lt;1; [$data.$B7]; &quot;&quot; )">
            <text:p/>
          </table:table-cell>
          <table:table-cell table:formula="of:=IF(AND([$data.$C7]&gt;=1; [$data.$C7]&lt;5); [$data.$B7]; &quot;&quot; )" office:value-type="float" office:value="1.09324324324324" calcext:value-type="float">
            <text:p>1.09324324324324</text:p>
          </table:table-cell>
          <table:table-cell table:formula="of:=IF(AND([$data.$C7]&gt;=5; [$data.$C7]&lt;10); [$data.$B7]; &quot;&quot; )">
            <text:p/>
          </table:table-cell>
          <table:table-cell table:formula="of:=IF([$data.$C7]&gt;=10; [$data.$B7]; &quot;&quot; )">
            <text:p/>
          </table:table-cell>
          <table:table-cell office:value-type="float" office:value="1.1" calcext:value-type="float">
            <text:p>1.1</text:p>
          </table:table-cell>
          <table:table-cell table:style-name="ce4" office:value-type="string" calcext:value-type="string">
            <text:p>[0,10] %</text:p>
          </table:table-cell>
          <table:table-cell office:value-type="float" office:value="0" calcext:value-type="float">
            <text:p>0</text:p>
          </table:table-cell>
          <table:table-cell table:formula="of:=[.G5]/SUM([.G$4:.G$15])" office:value-type="float" office:value="0" calcext:value-type="float">
            <text:p>0</text:p>
          </table:table-cell>
          <table:table-cell office:value-type="float" office:value="142" calcext:value-type="float">
            <text:p>142</text:p>
          </table:table-cell>
          <table:table-cell table:formula="of:=[.I5]/SUM([.I$4:.I$15])" office:value-type="float" office:value="0.157602663706992" calcext:value-type="float">
            <text:p>0.157602663706992</text:p>
          </table:table-cell>
          <table:table-cell office:value-type="float" office:value="1" calcext:value-type="float">
            <text:p>1</text:p>
          </table:table-cell>
          <table:table-cell table:formula="of:=[.K5]/SUM([.K$4:.K$15])" office:value-type="float" office:value="0.0714285714285714" calcext:value-type="float">
            <text:p>0.071428571428572</text:p>
          </table:table-cell>
          <table:table-cell office:value-type="float" office:value="1" calcext:value-type="float">
            <text:p>1</text:p>
          </table:table-cell>
          <table:table-cell table:formula="of:=[.M5]/SUM([.M$4:.M$15])" office:value-type="float" office:value="0.2" calcext:value-type="float">
            <text:p>0.2</text:p>
          </table:table-cell>
        </table:table-row>
        <table:table-row table:style-name="ro1">
          <table:table-cell table:formula="of:=IF([$data.$C8]&lt;1; [$data.$B8]; &quot;&quot; )">
            <text:p/>
          </table:table-cell>
          <table:table-cell table:formula="of:=IF(AND([$data.$C8]&gt;=1; [$data.$C8]&lt;5); [$data.$B8]; &quot;&quot; )" office:value-type="float" office:value="1.02730375426621" calcext:value-type="float">
            <text:p>1.02730375426621</text:p>
          </table:table-cell>
          <table:table-cell table:formula="of:=IF(AND([$data.$C8]&gt;=5; [$data.$C8]&lt;10); [$data.$B8]; &quot;&quot; )">
            <text:p/>
          </table:table-cell>
          <table:table-cell table:formula="of:=IF([$data.$C8]&gt;=10; [$data.$B8]; &quot;&quot; )">
            <text:p/>
          </table:table-cell>
          <table:table-cell office:value-type="float" office:value="1.2" calcext:value-type="float">
            <text:p>1.2</text:p>
          </table:table-cell>
          <table:table-cell table:style-name="ce4" office:value-type="string" calcext:value-type="string">
            <text:p>[10,20] %</text:p>
          </table:table-cell>
          <table:table-cell office:value-type="float" office:value="2" calcext:value-type="float">
            <text:p>2</text:p>
          </table:table-cell>
          <table:table-cell table:formula="of:=[.G6]/SUM([.G$4:.G$15])" office:value-type="float" office:value="0.0194174757281553" calcext:value-type="float">
            <text:p>0.019417475728155</text:p>
          </table:table-cell>
          <table:table-cell office:value-type="float" office:value="53" calcext:value-type="float">
            <text:p>53</text:p>
          </table:table-cell>
          <table:table-cell table:formula="of:=[.I6]/SUM([.I$4:.I$15])" office:value-type="float" office:value="0.0588235294117647" calcext:value-type="float">
            <text:p>0.058823529411765</text:p>
          </table:table-cell>
          <table:table-cell office:value-type="float" office:value="2" calcext:value-type="float">
            <text:p>2</text:p>
          </table:table-cell>
          <table:table-cell table:formula="of:=[.K6]/SUM([.K$4:.K$15])" office:value-type="float" office:value="0.142857142857143" calcext:value-type="float">
            <text:p>0.142857142857143</text:p>
          </table:table-cell>
          <table:table-cell office:value-type="float" office:value="0" calcext:value-type="float">
            <text:p>0</text:p>
          </table:table-cell>
          <table:table-cell table:formula="of:=[.M6]/SUM([.M$4:.M$15])" office:value-type="float" office:value="0" calcext:value-type="float">
            <text:p>0</text:p>
          </table:table-cell>
        </table:table-row>
        <table:table-row table:style-name="ro1">
          <table:table-cell table:formula="of:=IF([$data.$C9]&lt;1; [$data.$B9]; &quot;&quot; )">
            <text:p/>
          </table:table-cell>
          <table:table-cell table:formula="of:=IF(AND([$data.$C9]&gt;=1; [$data.$C9]&lt;5); [$data.$B9]; &quot;&quot; )" office:value-type="float" office:value="1.04816824966079" calcext:value-type="float">
            <text:p>1.04816824966079</text:p>
          </table:table-cell>
          <table:table-cell table:formula="of:=IF(AND([$data.$C9]&gt;=5; [$data.$C9]&lt;10); [$data.$B9]; &quot;&quot; )">
            <text:p/>
          </table:table-cell>
          <table:table-cell table:formula="of:=IF([$data.$C9]&gt;=10; [$data.$B9]; &quot;&quot; )">
            <text:p/>
          </table:table-cell>
          <table:table-cell office:value-type="float" office:value="1.3" calcext:value-type="float">
            <text:p>1.3</text:p>
          </table:table-cell>
          <table:table-cell table:style-name="ce4" office:value-type="string" calcext:value-type="string">
            <text:p>[20,30] %</text:p>
          </table:table-cell>
          <table:table-cell office:value-type="float" office:value="0" calcext:value-type="float">
            <text:p>0</text:p>
          </table:table-cell>
          <table:table-cell table:formula="of:=[.G7]/SUM([.G$4:.G$15])" office:value-type="float" office:value="0" calcext:value-type="float">
            <text:p>0</text:p>
          </table:table-cell>
          <table:table-cell office:value-type="float" office:value="157" calcext:value-type="float">
            <text:p>157</text:p>
          </table:table-cell>
          <table:table-cell table:formula="of:=[.I7]/SUM([.I$4:.I$15])" office:value-type="float" office:value="0.174250832408435" calcext:value-type="float">
            <text:p>0.174250832408435</text:p>
          </table:table-cell>
          <table:table-cell office:value-type="float" office:value="1" calcext:value-type="float">
            <text:p>1</text:p>
          </table:table-cell>
          <table:table-cell table:formula="of:=[.K7]/SUM([.K$4:.K$15])" office:value-type="float" office:value="0.0714285714285714" calcext:value-type="float">
            <text:p>0.071428571428572</text:p>
          </table:table-cell>
          <table:table-cell office:value-type="float" office:value="0" calcext:value-type="float">
            <text:p>0</text:p>
          </table:table-cell>
          <table:table-cell table:formula="of:=[.M7]/SUM([.M$4:.M$15])" office:value-type="float" office:value="0" calcext:value-type="float">
            <text:p>0</text:p>
          </table:table-cell>
        </table:table-row>
        <table:table-row table:style-name="ro1">
          <table:table-cell table:formula="of:=IF([$data.$C10]&lt;1; [$data.$B10]; &quot;&quot; )">
            <text:p/>
          </table:table-cell>
          <table:table-cell table:formula="of:=IF(AND([$data.$C10]&gt;=1; [$data.$C10]&lt;5); [$data.$B10]; &quot;&quot; )" office:value-type="float" office:value="0.937540876389797" calcext:value-type="float">
            <text:p>0.937540876389797</text:p>
          </table:table-cell>
          <table:table-cell table:formula="of:=IF(AND([$data.$C10]&gt;=5; [$data.$C10]&lt;10); [$data.$B10]; &quot;&quot; )">
            <text:p/>
          </table:table-cell>
          <table:table-cell table:formula="of:=IF([$data.$C10]&gt;=10; [$data.$B10]; &quot;&quot; )">
            <text:p/>
          </table:table-cell>
          <table:table-cell office:value-type="float" office:value="1.4" calcext:value-type="float">
            <text:p>1.4</text:p>
          </table:table-cell>
          <table:table-cell table:style-name="ce4" office:value-type="string" calcext:value-type="string">
            <text:p>[30,40] %</text:p>
          </table:table-cell>
          <table:table-cell office:value-type="float" office:value="1" calcext:value-type="float">
            <text:p>1</text:p>
          </table:table-cell>
          <table:table-cell table:formula="of:=[.G8]/SUM([.G$4:.G$15])" office:value-type="float" office:value="0.00970873786407767" calcext:value-type="float">
            <text:p>0.009708737864078</text:p>
          </table:table-cell>
          <table:table-cell office:value-type="float" office:value="219" calcext:value-type="float">
            <text:p>219</text:p>
          </table:table-cell>
          <table:table-cell table:formula="of:=[.I8]/SUM([.I$4:.I$15])" office:value-type="float" office:value="0.243063263041065" calcext:value-type="float">
            <text:p>0.243063263041065</text:p>
          </table:table-cell>
          <table:table-cell office:value-type="float" office:value="0" calcext:value-type="float">
            <text:p>0</text:p>
          </table:table-cell>
          <table:table-cell table:formula="of:=[.K8]/SUM([.K$4:.K$15])" office:value-type="float" office:value="0" calcext:value-type="float">
            <text:p>0</text:p>
          </table:table-cell>
          <table:table-cell office:value-type="float" office:value="0" calcext:value-type="float">
            <text:p>0</text:p>
          </table:table-cell>
          <table:table-cell table:formula="of:=[.M8]/SUM([.M$4:.M$15])" office:value-type="float" office:value="0" calcext:value-type="float">
            <text:p>0</text:p>
          </table:table-cell>
        </table:table-row>
        <table:table-row table:style-name="ro1">
          <table:table-cell table:formula="of:=IF([$data.$C11]&lt;1; [$data.$B11]; &quot;&quot; )">
            <text:p/>
          </table:table-cell>
          <table:table-cell table:formula="of:=IF(AND([$data.$C11]&gt;=1; [$data.$C11]&lt;5); [$data.$B11]; &quot;&quot; )" office:value-type="float" office:value="0.943449959316517" calcext:value-type="float">
            <text:p>0.943449959316517</text:p>
          </table:table-cell>
          <table:table-cell table:formula="of:=IF(AND([$data.$C11]&gt;=5; [$data.$C11]&lt;10); [$data.$B11]; &quot;&quot; )">
            <text:p/>
          </table:table-cell>
          <table:table-cell table:formula="of:=IF([$data.$C11]&gt;=10; [$data.$B11]; &quot;&quot; )">
            <text:p/>
          </table:table-cell>
          <table:table-cell office:value-type="float" office:value="1.5" calcext:value-type="float">
            <text:p>1.5</text:p>
          </table:table-cell>
          <table:table-cell table:style-name="ce4" office:value-type="string" calcext:value-type="string">
            <text:p>[40,50] %</text:p>
          </table:table-cell>
          <table:table-cell office:value-type="float" office:value="1" calcext:value-type="float">
            <text:p>1</text:p>
          </table:table-cell>
          <table:table-cell table:formula="of:=[.G9]/SUM([.G$4:.G$15])" office:value-type="float" office:value="0.00970873786407767" calcext:value-type="float">
            <text:p>0.009708737864078</text:p>
          </table:table-cell>
          <table:table-cell office:value-type="float" office:value="105" calcext:value-type="float">
            <text:p>105</text:p>
          </table:table-cell>
          <table:table-cell table:formula="of:=[.I9]/SUM([.I$4:.I$15])" office:value-type="float" office:value="0.1165371809101" calcext:value-type="float">
            <text:p>0.1165371809101</text:p>
          </table:table-cell>
          <table:table-cell office:value-type="float" office:value="1" calcext:value-type="float">
            <text:p>1</text:p>
          </table:table-cell>
          <table:table-cell table:formula="of:=[.K9]/SUM([.K$4:.K$15])" office:value-type="float" office:value="0.0714285714285714" calcext:value-type="float">
            <text:p>0.071428571428572</text:p>
          </table:table-cell>
          <table:table-cell office:value-type="float" office:value="0" calcext:value-type="float">
            <text:p>0</text:p>
          </table:table-cell>
          <table:table-cell table:formula="of:=[.M9]/SUM([.M$4:.M$15])" office:value-type="float" office:value="0" calcext:value-type="float">
            <text:p>0</text:p>
          </table:table-cell>
        </table:table-row>
        <table:table-row table:style-name="ro1">
          <table:table-cell table:formula="of:=IF([$data.$C12]&lt;1; [$data.$B12]; &quot;&quot; )">
            <text:p/>
          </table:table-cell>
          <table:table-cell table:formula="of:=IF(AND([$data.$C12]&gt;=1; [$data.$C12]&lt;5); [$data.$B12]; &quot;&quot; )" office:value-type="float" office:value="1.21768707482993" calcext:value-type="float">
            <text:p>1.21768707482993</text:p>
          </table:table-cell>
          <table:table-cell table:formula="of:=IF(AND([$data.$C12]&gt;=5; [$data.$C12]&lt;10); [$data.$B12]; &quot;&quot; )">
            <text:p/>
          </table:table-cell>
          <table:table-cell table:formula="of:=IF([$data.$C12]&gt;=10; [$data.$B12]; &quot;&quot; )">
            <text:p/>
          </table:table-cell>
          <table:table-cell office:value-type="float" office:value="1.6" calcext:value-type="float">
            <text:p>1.6</text:p>
          </table:table-cell>
          <table:table-cell table:style-name="ce4" office:value-type="string" calcext:value-type="string">
            <text:p>[50,60] %</text:p>
          </table:table-cell>
          <table:table-cell office:value-type="float" office:value="0" calcext:value-type="float">
            <text:p>0</text:p>
          </table:table-cell>
          <table:table-cell table:formula="of:=[.G10]/SUM([.G$4:.G$15])" office:value-type="float" office:value="0" calcext:value-type="float">
            <text:p>0</text:p>
          </table:table-cell>
          <table:table-cell office:value-type="float" office:value="48" calcext:value-type="float">
            <text:p>48</text:p>
          </table:table-cell>
          <table:table-cell table:formula="of:=[.I10]/SUM([.I$4:.I$15])" office:value-type="float" office:value="0.0532741398446171" calcext:value-type="float">
            <text:p>0.053274139844617</text:p>
          </table:table-cell>
          <table:table-cell office:value-type="float" office:value="1" calcext:value-type="float">
            <text:p>1</text:p>
          </table:table-cell>
          <table:table-cell table:formula="of:=[.K10]/SUM([.K$4:.K$15])" office:value-type="float" office:value="0.0714285714285714" calcext:value-type="float">
            <text:p>0.071428571428572</text:p>
          </table:table-cell>
          <table:table-cell office:value-type="float" office:value="0" calcext:value-type="float">
            <text:p>0</text:p>
          </table:table-cell>
          <table:table-cell table:formula="of:=[.M10]/SUM([.M$4:.M$15])" office:value-type="float" office:value="0" calcext:value-type="float">
            <text:p>0</text:p>
          </table:table-cell>
        </table:table-row>
        <table:table-row table:style-name="ro1">
          <table:table-cell table:formula="of:=IF([$data.$C13]&lt;1; [$data.$B13]; &quot;&quot; )">
            <text:p/>
          </table:table-cell>
          <table:table-cell table:formula="of:=IF(AND([$data.$C13]&gt;=1; [$data.$C13]&lt;5); [$data.$B13]; &quot;&quot; )" office:value-type="float" office:value="1.26196808510638" calcext:value-type="float">
            <text:p>1.26196808510638</text:p>
          </table:table-cell>
          <table:table-cell table:formula="of:=IF(AND([$data.$C13]&gt;=5; [$data.$C13]&lt;10); [$data.$B13]; &quot;&quot; )">
            <text:p/>
          </table:table-cell>
          <table:table-cell table:formula="of:=IF([$data.$C13]&gt;=10; [$data.$B13]; &quot;&quot; )">
            <text:p/>
          </table:table-cell>
          <table:table-cell office:value-type="float" office:value="1.7" calcext:value-type="float">
            <text:p>1.7</text:p>
          </table:table-cell>
          <table:table-cell table:style-name="ce4" office:value-type="string" calcext:value-type="string">
            <text:p>[60,70] %</text:p>
          </table:table-cell>
          <table:table-cell office:value-type="float" office:value="0" calcext:value-type="float">
            <text:p>0</text:p>
          </table:table-cell>
          <table:table-cell table:formula="of:=[.G11]/SUM([.G$4:.G$15])" office:value-type="float" office:value="0" calcext:value-type="float">
            <text:p>0</text:p>
          </table:table-cell>
          <table:table-cell office:value-type="float" office:value="32" calcext:value-type="float">
            <text:p>32</text:p>
          </table:table-cell>
          <table:table-cell table:formula="of:=[.I11]/SUM([.I$4:.I$15])" office:value-type="float" office:value="0.0355160932297447" calcext:value-type="float">
            <text:p>0.035516093229745</text:p>
          </table:table-cell>
          <table:table-cell office:value-type="float" office:value="0" calcext:value-type="float">
            <text:p>0</text:p>
          </table:table-cell>
          <table:table-cell table:formula="of:=[.K11]/SUM([.K$4:.K$15])" office:value-type="float" office:value="0" calcext:value-type="float">
            <text:p>0</text:p>
          </table:table-cell>
          <table:table-cell office:value-type="float" office:value="0" calcext:value-type="float">
            <text:p>0</text:p>
          </table:table-cell>
          <table:table-cell table:formula="of:=[.M11]/SUM([.M$4:.M$15])" office:value-type="float" office:value="0" calcext:value-type="float">
            <text:p>0</text:p>
          </table:table-cell>
        </table:table-row>
        <table:table-row table:style-name="ro1">
          <table:table-cell table:formula="of:=IF([$data.$C14]&lt;1; [$data.$B14]; &quot;&quot; )" office:value-type="float" office:value="0.8" calcext:value-type="float">
            <text:p>0.8</text:p>
          </table:table-cell>
          <table:table-cell table:formula="of:=IF(AND([$data.$C14]&gt;=1; [$data.$C14]&lt;5); [$data.$B14]; &quot;&quot; )">
            <text:p/>
          </table:table-cell>
          <table:table-cell table:formula="of:=IF(AND([$data.$C14]&gt;=5; [$data.$C14]&lt;10); [$data.$B14]; &quot;&quot; )">
            <text:p/>
          </table:table-cell>
          <table:table-cell table:formula="of:=IF([$data.$C14]&gt;=10; [$data.$B14]; &quot;&quot; )">
            <text:p/>
          </table:table-cell>
          <table:table-cell office:value-type="float" office:value="1.8" calcext:value-type="float">
            <text:p>1.8</text:p>
          </table:table-cell>
          <table:table-cell table:style-name="ce4" office:value-type="string" calcext:value-type="string">
            <text:p>[70,80] %</text:p>
          </table:table-cell>
          <table:table-cell office:value-type="float" office:value="0" calcext:value-type="float">
            <text:p>0</text:p>
          </table:table-cell>
          <table:table-cell table:formula="of:=[.G12]/SUM([.G$4:.G$15])" office:value-type="float" office:value="0" calcext:value-type="float">
            <text:p>0</text:p>
          </table:table-cell>
          <table:table-cell office:value-type="float" office:value="8" calcext:value-type="float">
            <text:p>8</text:p>
          </table:table-cell>
          <table:table-cell table:formula="of:=[.I12]/SUM([.I$4:.I$15])" office:value-type="float" office:value="0.00887902330743618" calcext:value-type="float">
            <text:p>0.008879023307436</text:p>
          </table:table-cell>
          <table:table-cell office:value-type="float" office:value="0" calcext:value-type="float">
            <text:p>0</text:p>
          </table:table-cell>
          <table:table-cell table:formula="of:=[.K12]/SUM([.K$4:.K$15])" office:value-type="float" office:value="0" calcext:value-type="float">
            <text:p>0</text:p>
          </table:table-cell>
          <table:table-cell office:value-type="float" office:value="0" calcext:value-type="float">
            <text:p>0</text:p>
          </table:table-cell>
          <table:table-cell table:formula="of:=[.M12]/SUM([.M$4:.M$15])" office:value-type="float" office:value="0" calcext:value-type="float">
            <text:p>0</text:p>
          </table:table-cell>
        </table:table-row>
        <table:table-row table:style-name="ro1">
          <table:table-cell table:formula="of:=IF([$data.$C15]&lt;1; [$data.$B15]; &quot;&quot; )">
            <text:p/>
          </table:table-cell>
          <table:table-cell table:formula="of:=IF(AND([$data.$C15]&gt;=1; [$data.$C15]&lt;5); [$data.$B15]; &quot;&quot; )" office:value-type="float" office:value="1.33662551440329" calcext:value-type="float">
            <text:p>1.33662551440329</text:p>
          </table:table-cell>
          <table:table-cell table:formula="of:=IF(AND([$data.$C15]&gt;=5; [$data.$C15]&lt;10); [$data.$B15]; &quot;&quot; )">
            <text:p/>
          </table:table-cell>
          <table:table-cell table:formula="of:=IF([$data.$C15]&gt;=10; [$data.$B15]; &quot;&quot; )">
            <text:p/>
          </table:table-cell>
          <table:table-cell office:value-type="float" office:value="1.9" calcext:value-type="float">
            <text:p>1.9</text:p>
          </table:table-cell>
          <table:table-cell table:style-name="ce4" office:value-type="string" calcext:value-type="string">
            <text:p>[80,90] %</text:p>
          </table:table-cell>
          <table:table-cell office:value-type="float" office:value="0" calcext:value-type="float">
            <text:p>0</text:p>
          </table:table-cell>
          <table:table-cell table:formula="of:=[.G13]/SUM([.G$4:.G$15])" office:value-type="float" office:value="0" calcext:value-type="float">
            <text:p>0</text:p>
          </table:table-cell>
          <table:table-cell office:value-type="float" office:value="7" calcext:value-type="float">
            <text:p>7</text:p>
          </table:table-cell>
          <table:table-cell table:formula="of:=[.I13]/SUM([.I$4:.I$15])" office:value-type="float" office:value="0.00776914539400666" calcext:value-type="float">
            <text:p>0.007769145394007</text:p>
          </table:table-cell>
          <table:table-cell office:value-type="float" office:value="0" calcext:value-type="float">
            <text:p>0</text:p>
          </table:table-cell>
          <table:table-cell table:formula="of:=[.K13]/SUM([.K$4:.K$15])" office:value-type="float" office:value="0" calcext:value-type="float">
            <text:p>0</text:p>
          </table:table-cell>
          <table:table-cell office:value-type="float" office:value="0" calcext:value-type="float">
            <text:p>0</text:p>
          </table:table-cell>
          <table:table-cell table:formula="of:=[.M13]/SUM([.M$4:.M$15])" office:value-type="float" office:value="0" calcext:value-type="float">
            <text:p>0</text:p>
          </table:table-cell>
        </table:table-row>
        <table:table-row table:style-name="ro1">
          <table:table-cell table:formula="of:=IF([$data.$C16]&lt;1; [$data.$B16]; &quot;&quot; )">
            <text:p/>
          </table:table-cell>
          <table:table-cell table:formula="of:=IF(AND([$data.$C16]&gt;=1; [$data.$C16]&lt;5); [$data.$B16]; &quot;&quot; )" office:value-type="float" office:value="1.24346257889991" calcext:value-type="float">
            <text:p>1.24346257889991</text:p>
          </table:table-cell>
          <table:table-cell table:formula="of:=IF(AND([$data.$C16]&gt;=5; [$data.$C16]&lt;10); [$data.$B16]; &quot;&quot; )">
            <text:p/>
          </table:table-cell>
          <table:table-cell table:formula="of:=IF([$data.$C16]&gt;=10; [$data.$B16]; &quot;&quot; )">
            <text:p/>
          </table:table-cell>
          <table:table-cell office:value-type="float" office:value="2" calcext:value-type="float">
            <text:p>2</text:p>
          </table:table-cell>
          <table:table-cell table:style-name="ce4" office:value-type="string" calcext:value-type="string">
            <text:p>[90,100] %</text:p>
          </table:table-cell>
          <table:table-cell office:value-type="float" office:value="3" calcext:value-type="float">
            <text:p>3</text:p>
          </table:table-cell>
          <table:table-cell table:formula="of:=[.G14]/SUM([.G$4:.G$15])" office:value-type="float" office:value="0.029126213592233" calcext:value-type="float">
            <text:p>0.029126213592233</text:p>
          </table:table-cell>
          <table:table-cell office:value-type="float" office:value="3" calcext:value-type="float">
            <text:p>3</text:p>
          </table:table-cell>
          <table:table-cell table:formula="of:=[.I14]/SUM([.I$4:.I$15])" office:value-type="float" office:value="0.00332963374028857" calcext:value-type="float">
            <text:p>0.003329633740289</text:p>
          </table:table-cell>
          <table:table-cell office:value-type="float" office:value="1" calcext:value-type="float">
            <text:p>1</text:p>
          </table:table-cell>
          <table:table-cell table:formula="of:=[.K14]/SUM([.K$4:.K$15])" office:value-type="float" office:value="0.0714285714285714" calcext:value-type="float">
            <text:p>0.071428571428572</text:p>
          </table:table-cell>
          <table:table-cell office:value-type="float" office:value="0" calcext:value-type="float">
            <text:p>0</text:p>
          </table:table-cell>
          <table:table-cell table:formula="of:=[.M14]/SUM([.M$4:.M$15])" office:value-type="float" office:value="0" calcext:value-type="float">
            <text:p>0</text:p>
          </table:table-cell>
        </table:table-row>
        <table:table-row table:style-name="ro1">
          <table:table-cell table:formula="of:=IF([$data.$C17]&lt;1; [$data.$B17]; &quot;&quot; )">
            <text:p/>
          </table:table-cell>
          <table:table-cell table:formula="of:=IF(AND([$data.$C17]&gt;=1; [$data.$C17]&lt;5); [$data.$B17]; &quot;&quot; )" office:value-type="float" office:value="1.34836852207294" calcext:value-type="float">
            <text:p>1.34836852207294</text:p>
          </table:table-cell>
          <table:table-cell table:formula="of:=IF(AND([$data.$C17]&gt;=5; [$data.$C17]&lt;10); [$data.$B17]; &quot;&quot; )">
            <text:p/>
          </table:table-cell>
          <table:table-cell table:formula="of:=IF([$data.$C17]&gt;=10; [$data.$B17]; &quot;&quot; )">
            <text:p/>
          </table:table-cell>
          <table:table-cell table:style-name="ce4"/>
          <table:table-cell table:style-name="ce4" office:value-type="string" calcext:value-type="string">
            <text:p>&gt; 100%</text:p>
          </table:table-cell>
          <table:table-cell office:value-type="float" office:value="0" calcext:value-type="float">
            <text:p>0</text:p>
          </table:table-cell>
          <table:table-cell table:formula="of:=[.G15]/SUM([.G$4:.G$15])" office:value-type="float" office:value="0" calcext:value-type="float">
            <text:p>0</text:p>
          </table:table-cell>
          <table:table-cell office:value-type="float" office:value="24" calcext:value-type="float">
            <text:p>24</text:p>
          </table:table-cell>
          <table:table-cell table:formula="of:=[.I15]/SUM([.I$4:.I$15])" office:value-type="float" office:value="0.0266370699223085" calcext:value-type="float">
            <text:p>0.026637069922309</text:p>
          </table:table-cell>
          <table:table-cell office:value-type="float" office:value="6" calcext:value-type="float">
            <text:p>6</text:p>
          </table:table-cell>
          <table:table-cell table:formula="of:=[.K15]/SUM([.K$4:.K$15])" office:value-type="float" office:value="0.428571428571429" calcext:value-type="float">
            <text:p>0.428571428571429</text:p>
          </table:table-cell>
          <table:table-cell office:value-type="float" office:value="1" calcext:value-type="float">
            <text:p>1</text:p>
          </table:table-cell>
          <table:table-cell table:formula="of:=[.M15]/SUM([.M$4:.M$15])" office:value-type="float" office:value="0.2" calcext:value-type="float">
            <text:p>0.2</text:p>
          </table:table-cell>
        </table:table-row>
        <table:table-row table:style-name="ro1">
          <table:table-cell table:formula="of:=IF([$data.$C18]&lt;1; [$data.$B18]; &quot;&quot; )" office:value-type="float" office:value="0.9375" calcext:value-type="float">
            <text:p>0.9375</text:p>
          </table:table-cell>
          <table:table-cell table:formula="of:=IF(AND([$data.$C18]&gt;=1; [$data.$C18]&lt;5); [$data.$B18]; &quot;&quot; )">
            <text:p/>
          </table:table-cell>
          <table:table-cell table:formula="of:=IF(AND([$data.$C18]&gt;=5; [$data.$C18]&lt;10); [$data.$B18]; &quot;&quot; )">
            <text:p/>
          </table:table-cell>
          <table:table-cell table:formula="of:=IF([$data.$C18]&gt;=10; [$data.$B18]; &quot;&quot; )">
            <text:p/>
          </table:table-cell>
          <table:table-cell/>
          <table:table-cell table:style-name="ce4"/>
          <table:table-cell table:number-columns-repeated="8"/>
        </table:table-row>
        <table:table-row table:style-name="ro1">
          <table:table-cell table:formula="of:=IF([$data.$C19]&lt;1; [$data.$B19]; &quot;&quot; )">
            <text:p/>
          </table:table-cell>
          <table:table-cell table:formula="of:=IF(AND([$data.$C19]&gt;=1; [$data.$C19]&lt;5); [$data.$B19]; &quot;&quot; )" office:value-type="float" office:value="1.15592592592593" calcext:value-type="float">
            <text:p>1.15592592592593</text:p>
          </table:table-cell>
          <table:table-cell table:formula="of:=IF(AND([$data.$C19]&gt;=5; [$data.$C19]&lt;10); [$data.$B19]; &quot;&quot; )">
            <text:p/>
          </table:table-cell>
          <table:table-cell table:formula="of:=IF([$data.$C19]&gt;=10; [$data.$B19]; &quot;&quot; )">
            <text:p/>
          </table:table-cell>
          <table:table-cell table:number-columns-repeated="10"/>
        </table:table-row>
        <table:table-row table:style-name="ro1">
          <table:table-cell table:formula="of:=IF([$data.$C20]&lt;1; [$data.$B20]; &quot;&quot; )">
            <text:p/>
          </table:table-cell>
          <table:table-cell table:formula="of:=IF(AND([$data.$C20]&gt;=1; [$data.$C20]&lt;5); [$data.$B20]; &quot;&quot; )" office:value-type="float" office:value="1.21224489795918" calcext:value-type="float">
            <text:p>1.21224489795918</text:p>
          </table:table-cell>
          <table:table-cell table:formula="of:=IF(AND([$data.$C20]&gt;=5; [$data.$C20]&lt;10); [$data.$B20]; &quot;&quot; )">
            <text:p/>
          </table:table-cell>
          <table:table-cell table:formula="of:=IF([$data.$C20]&gt;=10; [$data.$B20]; &quot;&quot; )">
            <text:p/>
          </table:table-cell>
          <table:table-cell table:number-columns-repeated="10"/>
        </table:table-row>
        <table:table-row table:style-name="ro1">
          <table:table-cell table:formula="of:=IF([$data.$C21]&lt;1; [$data.$B21]; &quot;&quot; )">
            <text:p/>
          </table:table-cell>
          <table:table-cell table:formula="of:=IF(AND([$data.$C21]&gt;=1; [$data.$C21]&lt;5); [$data.$B21]; &quot;&quot; )" office:value-type="float" office:value="1.27193828351013" calcext:value-type="float">
            <text:p>1.27193828351013</text:p>
          </table:table-cell>
          <table:table-cell table:formula="of:=IF(AND([$data.$C21]&gt;=5; [$data.$C21]&lt;10); [$data.$B21]; &quot;&quot; )">
            <text:p/>
          </table:table-cell>
          <table:table-cell table:formula="of:=IF([$data.$C21]&gt;=10; [$data.$B21]; &quot;&quot; )">
            <text:p/>
          </table:table-cell>
          <table:table-cell table:number-columns-repeated="10"/>
        </table:table-row>
        <table:table-row table:style-name="ro1">
          <table:table-cell table:formula="of:=IF([$data.$C22]&lt;1; [$data.$B22]; &quot;&quot; )">
            <text:p/>
          </table:table-cell>
          <table:table-cell table:formula="of:=IF(AND([$data.$C22]&gt;=1; [$data.$C22]&lt;5); [$data.$B22]; &quot;&quot; )" office:value-type="float" office:value="1.41804788213628" calcext:value-type="float">
            <text:p>1.41804788213628</text:p>
          </table:table-cell>
          <table:table-cell table:formula="of:=IF(AND([$data.$C22]&gt;=5; [$data.$C22]&lt;10); [$data.$B22]; &quot;&quot; )">
            <text:p/>
          </table:table-cell>
          <table:table-cell table:formula="of:=IF([$data.$C22]&gt;=10; [$data.$B22]; &quot;&quot; )">
            <text:p/>
          </table:table-cell>
          <table:table-cell table:number-columns-repeated="10"/>
        </table:table-row>
        <table:table-row table:style-name="ro1">
          <table:table-cell table:formula="of:=IF([$data.$C23]&lt;1; [$data.$B23]; &quot;&quot; )">
            <text:p/>
          </table:table-cell>
          <table:table-cell table:formula="of:=IF(AND([$data.$C23]&gt;=1; [$data.$C23]&lt;5); [$data.$B23]; &quot;&quot; )" office:value-type="float" office:value="1.43964757709251" calcext:value-type="float">
            <text:p>1.43964757709251</text:p>
          </table:table-cell>
          <table:table-cell table:formula="of:=IF(AND([$data.$C23]&gt;=5; [$data.$C23]&lt;10); [$data.$B23]; &quot;&quot; )">
            <text:p/>
          </table:table-cell>
          <table:table-cell table:formula="of:=IF([$data.$C23]&gt;=10; [$data.$B23]; &quot;&quot; )">
            <text:p/>
          </table:table-cell>
          <table:table-cell table:number-columns-repeated="10"/>
        </table:table-row>
        <table:table-row table:style-name="ro1">
          <table:table-cell table:formula="of:=IF([$data.$C24]&lt;1; [$data.$B24]; &quot;&quot; )">
            <text:p/>
          </table:table-cell>
          <table:table-cell table:formula="of:=IF(AND([$data.$C24]&gt;=1; [$data.$C24]&lt;5); [$data.$B24]; &quot;&quot; )" office:value-type="float" office:value="1.37456747404844" calcext:value-type="float">
            <text:p>1.37456747404844</text:p>
          </table:table-cell>
          <table:table-cell table:formula="of:=IF(AND([$data.$C24]&gt;=5; [$data.$C24]&lt;10); [$data.$B24]; &quot;&quot; )">
            <text:p/>
          </table:table-cell>
          <table:table-cell table:formula="of:=IF([$data.$C24]&gt;=10; [$data.$B24]; &quot;&quot; )">
            <text:p/>
          </table:table-cell>
          <table:table-cell table:number-columns-repeated="10"/>
        </table:table-row>
        <table:table-row table:style-name="ro1">
          <table:table-cell table:formula="of:=IF([$data.$C25]&lt;1; [$data.$B25]; &quot;&quot; )">
            <text:p/>
          </table:table-cell>
          <table:table-cell table:formula="of:=IF(AND([$data.$C25]&gt;=1; [$data.$C25]&lt;5); [$data.$B25]; &quot;&quot; )" office:value-type="float" office:value="1.37886597938144" calcext:value-type="float">
            <text:p>1.37886597938144</text:p>
          </table:table-cell>
          <table:table-cell table:formula="of:=IF(AND([$data.$C25]&gt;=5; [$data.$C25]&lt;10); [$data.$B25]; &quot;&quot; )">
            <text:p/>
          </table:table-cell>
          <table:table-cell table:formula="of:=IF([$data.$C25]&gt;=10; [$data.$B25]; &quot;&quot; )">
            <text:p/>
          </table:table-cell>
          <table:table-cell table:number-columns-repeated="10"/>
        </table:table-row>
        <table:table-row table:style-name="ro1">
          <table:table-cell table:formula="of:=IF([$data.$C26]&lt;1; [$data.$B26]; &quot;&quot; )">
            <text:p/>
          </table:table-cell>
          <table:table-cell table:formula="of:=IF(AND([$data.$C26]&gt;=1; [$data.$C26]&lt;5); [$data.$B26]; &quot;&quot; )" office:value-type="float" office:value="1.28720626631854" calcext:value-type="float">
            <text:p>1.28720626631854</text:p>
          </table:table-cell>
          <table:table-cell table:formula="of:=IF(AND([$data.$C26]&gt;=5; [$data.$C26]&lt;10); [$data.$B26]; &quot;&quot; )">
            <text:p/>
          </table:table-cell>
          <table:table-cell table:formula="of:=IF([$data.$C26]&gt;=10; [$data.$B26]; &quot;&quot; )">
            <text:p/>
          </table:table-cell>
          <table:table-cell table:number-columns-repeated="10"/>
        </table:table-row>
        <table:table-row table:style-name="ro1">
          <table:table-cell table:formula="of:=IF([$data.$C27]&lt;1; [$data.$B27]; &quot;&quot; )">
            <text:p/>
          </table:table-cell>
          <table:table-cell table:formula="of:=IF(AND([$data.$C27]&gt;=1; [$data.$C27]&lt;5); [$data.$B27]; &quot;&quot; )" office:value-type="float" office:value="1.22670250896057" calcext:value-type="float">
            <text:p>1.22670250896057</text:p>
          </table:table-cell>
          <table:table-cell table:formula="of:=IF(AND([$data.$C27]&gt;=5; [$data.$C27]&lt;10); [$data.$B27]; &quot;&quot; )">
            <text:p/>
          </table:table-cell>
          <table:table-cell table:formula="of:=IF([$data.$C27]&gt;=10; [$data.$B27]; &quot;&quot; )">
            <text:p/>
          </table:table-cell>
          <table:table-cell table:number-columns-repeated="10"/>
        </table:table-row>
        <table:table-row table:style-name="ro1">
          <table:table-cell table:formula="of:=IF([$data.$C28]&lt;1; [$data.$B28]; &quot;&quot; )">
            <text:p/>
          </table:table-cell>
          <table:table-cell table:formula="of:=IF(AND([$data.$C28]&gt;=1; [$data.$C28]&lt;5); [$data.$B28]; &quot;&quot; )" office:value-type="float" office:value="1.31642066420664" calcext:value-type="float">
            <text:p>1.31642066420664</text:p>
          </table:table-cell>
          <table:table-cell table:formula="of:=IF(AND([$data.$C28]&gt;=5; [$data.$C28]&lt;10); [$data.$B28]; &quot;&quot; )">
            <text:p/>
          </table:table-cell>
          <table:table-cell table:formula="of:=IF([$data.$C28]&gt;=10; [$data.$B28]; &quot;&quot; )">
            <text:p/>
          </table:table-cell>
          <table:table-cell table:number-columns-repeated="10"/>
        </table:table-row>
        <table:table-row table:style-name="ro1">
          <table:table-cell table:formula="of:=IF([$data.$C29]&lt;1; [$data.$B29]; &quot;&quot; )">
            <text:p/>
          </table:table-cell>
          <table:table-cell table:formula="of:=IF(AND([$data.$C29]&gt;=1; [$data.$C29]&lt;5); [$data.$B29]; &quot;&quot; )" office:value-type="float" office:value="1.45402843601896" calcext:value-type="float">
            <text:p>1.45402843601896</text:p>
          </table:table-cell>
          <table:table-cell table:formula="of:=IF(AND([$data.$C29]&gt;=5; [$data.$C29]&lt;10); [$data.$B29]; &quot;&quot; )">
            <text:p/>
          </table:table-cell>
          <table:table-cell table:formula="of:=IF([$data.$C29]&gt;=10; [$data.$B29]; &quot;&quot; )">
            <text:p/>
          </table:table-cell>
          <table:table-cell table:number-columns-repeated="10"/>
        </table:table-row>
        <table:table-row table:style-name="ro1">
          <table:table-cell table:formula="of:=IF([$data.$C30]&lt;1; [$data.$B30]; &quot;&quot; )">
            <text:p/>
          </table:table-cell>
          <table:table-cell table:formula="of:=IF(AND([$data.$C30]&gt;=1; [$data.$C30]&lt;5); [$data.$B30]; &quot;&quot; )" office:value-type="float" office:value="0.956521739130435" calcext:value-type="float">
            <text:p>0.956521739130435</text:p>
          </table:table-cell>
          <table:table-cell table:formula="of:=IF(AND([$data.$C30]&gt;=5; [$data.$C30]&lt;10); [$data.$B30]; &quot;&quot; )">
            <text:p/>
          </table:table-cell>
          <table:table-cell table:formula="of:=IF([$data.$C30]&gt;=10; [$data.$B30]; &quot;&quot; )">
            <text:p/>
          </table:table-cell>
          <table:table-cell table:number-columns-repeated="10"/>
        </table:table-row>
        <table:table-row table:style-name="ro1">
          <table:table-cell table:formula="of:=IF([$data.$C31]&lt;1; [$data.$B31]; &quot;&quot; )" office:value-type="float" office:value="1" calcext:value-type="float">
            <text:p>1</text:p>
          </table:table-cell>
          <table:table-cell table:formula="of:=IF(AND([$data.$C31]&gt;=1; [$data.$C31]&lt;5); [$data.$B31]; &quot;&quot; )">
            <text:p/>
          </table:table-cell>
          <table:table-cell table:formula="of:=IF(AND([$data.$C31]&gt;=5; [$data.$C31]&lt;10); [$data.$B31]; &quot;&quot; )">
            <text:p/>
          </table:table-cell>
          <table:table-cell table:formula="of:=IF([$data.$C31]&gt;=10; [$data.$B31]; &quot;&quot; )">
            <text:p/>
          </table:table-cell>
          <table:table-cell table:number-columns-repeated="10"/>
        </table:table-row>
        <table:table-row table:style-name="ro1">
          <table:table-cell table:formula="of:=IF([$data.$C32]&lt;1; [$data.$B32]; &quot;&quot; )" office:value-type="float" office:value="1" calcext:value-type="float">
            <text:p>1</text:p>
          </table:table-cell>
          <table:table-cell table:formula="of:=IF(AND([$data.$C32]&gt;=1; [$data.$C32]&lt;5); [$data.$B32]; &quot;&quot; )">
            <text:p/>
          </table:table-cell>
          <table:table-cell table:formula="of:=IF(AND([$data.$C32]&gt;=5; [$data.$C32]&lt;10); [$data.$B32]; &quot;&quot; )">
            <text:p/>
          </table:table-cell>
          <table:table-cell table:formula="of:=IF([$data.$C32]&gt;=10; [$data.$B32]; &quot;&quot; )">
            <text:p/>
          </table:table-cell>
          <table:table-cell table:number-columns-repeated="10"/>
        </table:table-row>
        <table:table-row table:style-name="ro1">
          <table:table-cell table:formula="of:=IF([$data.$C33]&lt;1; [$data.$B33]; &quot;&quot; )">
            <text:p/>
          </table:table-cell>
          <table:table-cell table:formula="of:=IF(AND([$data.$C33]&gt;=1; [$data.$C33]&lt;5); [$data.$B33]; &quot;&quot; )" office:value-type="float" office:value="1.27180355630821" calcext:value-type="float">
            <text:p>1.27180355630821</text:p>
          </table:table-cell>
          <table:table-cell table:formula="of:=IF(AND([$data.$C33]&gt;=5; [$data.$C33]&lt;10); [$data.$B33]; &quot;&quot; )">
            <text:p/>
          </table:table-cell>
          <table:table-cell table:formula="of:=IF([$data.$C33]&gt;=10; [$data.$B33]; &quot;&quot; )">
            <text:p/>
          </table:table-cell>
          <table:table-cell table:number-columns-repeated="10"/>
        </table:table-row>
        <table:table-row table:style-name="ro1">
          <table:table-cell table:formula="of:=IF([$data.$C34]&lt;1; [$data.$B34]; &quot;&quot; )">
            <text:p/>
          </table:table-cell>
          <table:table-cell table:formula="of:=IF(AND([$data.$C34]&gt;=1; [$data.$C34]&lt;5); [$data.$B34]; &quot;&quot; )" office:value-type="float" office:value="1.49887133182844" calcext:value-type="float">
            <text:p>1.49887133182844</text:p>
          </table:table-cell>
          <table:table-cell table:formula="of:=IF(AND([$data.$C34]&gt;=5; [$data.$C34]&lt;10); [$data.$B34]; &quot;&quot; )">
            <text:p/>
          </table:table-cell>
          <table:table-cell table:formula="of:=IF([$data.$C34]&gt;=10; [$data.$B34]; &quot;&quot; )">
            <text:p/>
          </table:table-cell>
          <table:table-cell table:number-columns-repeated="10"/>
        </table:table-row>
        <table:table-row table:style-name="ro1">
          <table:table-cell table:formula="of:=IF([$data.$C35]&lt;1; [$data.$B35]; &quot;&quot; )">
            <text:p/>
          </table:table-cell>
          <table:table-cell table:formula="of:=IF(AND([$data.$C35]&gt;=1; [$data.$C35]&lt;5); [$data.$B35]; &quot;&quot; )" office:value-type="float" office:value="1.31028522039758" calcext:value-type="float">
            <text:p>1.31028522039758</text:p>
          </table:table-cell>
          <table:table-cell table:formula="of:=IF(AND([$data.$C35]&gt;=5; [$data.$C35]&lt;10); [$data.$B35]; &quot;&quot; )">
            <text:p/>
          </table:table-cell>
          <table:table-cell table:formula="of:=IF([$data.$C35]&gt;=10; [$data.$B35]; &quot;&quot; )">
            <text:p/>
          </table:table-cell>
          <table:table-cell table:number-columns-repeated="10"/>
        </table:table-row>
        <table:table-row table:style-name="ro1">
          <table:table-cell table:formula="of:=IF([$data.$C36]&lt;1; [$data.$B36]; &quot;&quot; )" office:value-type="float" office:value="1.44433094994893" calcext:value-type="float">
            <text:p>1.44433094994893</text:p>
          </table:table-cell>
          <table:table-cell table:formula="of:=IF(AND([$data.$C36]&gt;=1; [$data.$C36]&lt;5); [$data.$B36]; &quot;&quot; )">
            <text:p/>
          </table:table-cell>
          <table:table-cell table:formula="of:=IF(AND([$data.$C36]&gt;=5; [$data.$C36]&lt;10); [$data.$B36]; &quot;&quot; )">
            <text:p/>
          </table:table-cell>
          <table:table-cell table:formula="of:=IF([$data.$C36]&gt;=10; [$data.$B36]; &quot;&quot; )">
            <text:p/>
          </table:table-cell>
          <table:table-cell table:number-columns-repeated="10"/>
        </table:table-row>
        <table:table-row table:style-name="ro1">
          <table:table-cell table:formula="of:=IF([$data.$C37]&lt;1; [$data.$B37]; &quot;&quot; )">
            <text:p/>
          </table:table-cell>
          <table:table-cell table:formula="of:=IF(AND([$data.$C37]&gt;=1; [$data.$C37]&lt;5); [$data.$B37]; &quot;&quot; )" office:value-type="float" office:value="1.42497904442582" calcext:value-type="float">
            <text:p>1.42497904442582</text:p>
          </table:table-cell>
          <table:table-cell table:formula="of:=IF(AND([$data.$C37]&gt;=5; [$data.$C37]&lt;10); [$data.$B37]; &quot;&quot; )">
            <text:p/>
          </table:table-cell>
          <table:table-cell table:formula="of:=IF([$data.$C37]&gt;=10; [$data.$B37]; &quot;&quot; )">
            <text:p/>
          </table:table-cell>
          <table:table-cell table:number-columns-repeated="10"/>
        </table:table-row>
        <table:table-row table:style-name="ro1">
          <table:table-cell table:formula="of:=IF([$data.$C38]&lt;1; [$data.$B38]; &quot;&quot; )">
            <text:p/>
          </table:table-cell>
          <table:table-cell table:formula="of:=IF(AND([$data.$C38]&gt;=1; [$data.$C38]&lt;5); [$data.$B38]; &quot;&quot; )" office:value-type="float" office:value="1.02363823227133" calcext:value-type="float">
            <text:p>1.02363823227133</text:p>
          </table:table-cell>
          <table:table-cell table:formula="of:=IF(AND([$data.$C38]&gt;=5; [$data.$C38]&lt;10); [$data.$B38]; &quot;&quot; )">
            <text:p/>
          </table:table-cell>
          <table:table-cell table:formula="of:=IF([$data.$C38]&gt;=10; [$data.$B38]; &quot;&quot; )">
            <text:p/>
          </table:table-cell>
          <table:table-cell table:number-columns-repeated="10"/>
        </table:table-row>
        <table:table-row table:style-name="ro1">
          <table:table-cell table:formula="of:=IF([$data.$C39]&lt;1; [$data.$B39]; &quot;&quot; )">
            <text:p/>
          </table:table-cell>
          <table:table-cell table:formula="of:=IF(AND([$data.$C39]&gt;=1; [$data.$C39]&lt;5); [$data.$B39]; &quot;&quot; )" office:value-type="float" office:value="1.30875975715525" calcext:value-type="float">
            <text:p>1.30875975715525</text:p>
          </table:table-cell>
          <table:table-cell table:formula="of:=IF(AND([$data.$C39]&gt;=5; [$data.$C39]&lt;10); [$data.$B39]; &quot;&quot; )">
            <text:p/>
          </table:table-cell>
          <table:table-cell table:formula="of:=IF([$data.$C39]&gt;=10; [$data.$B39]; &quot;&quot; )">
            <text:p/>
          </table:table-cell>
          <table:table-cell table:number-columns-repeated="10"/>
        </table:table-row>
        <table:table-row table:style-name="ro1">
          <table:table-cell table:formula="of:=IF([$data.$C40]&lt;1; [$data.$B40]; &quot;&quot; )">
            <text:p/>
          </table:table-cell>
          <table:table-cell table:formula="of:=IF(AND([$data.$C40]&gt;=1; [$data.$C40]&lt;5); [$data.$B40]; &quot;&quot; )" office:value-type="float" office:value="1.23076923076923" calcext:value-type="float">
            <text:p>1.23076923076923</text:p>
          </table:table-cell>
          <table:table-cell table:formula="of:=IF(AND([$data.$C40]&gt;=5; [$data.$C40]&lt;10); [$data.$B40]; &quot;&quot; )">
            <text:p/>
          </table:table-cell>
          <table:table-cell table:formula="of:=IF([$data.$C40]&gt;=10; [$data.$B40]; &quot;&quot; )">
            <text:p/>
          </table:table-cell>
          <table:table-cell table:number-columns-repeated="10"/>
        </table:table-row>
        <table:table-row table:style-name="ro1">
          <table:table-cell table:formula="of:=IF([$data.$C41]&lt;1; [$data.$B41]; &quot;&quot; )" office:value-type="float" office:value="0.8" calcext:value-type="float">
            <text:p>0.8</text:p>
          </table:table-cell>
          <table:table-cell table:formula="of:=IF(AND([$data.$C41]&gt;=1; [$data.$C41]&lt;5); [$data.$B41]; &quot;&quot; )">
            <text:p/>
          </table:table-cell>
          <table:table-cell table:formula="of:=IF(AND([$data.$C41]&gt;=5; [$data.$C41]&lt;10); [$data.$B41]; &quot;&quot; )">
            <text:p/>
          </table:table-cell>
          <table:table-cell table:formula="of:=IF([$data.$C41]&gt;=10; [$data.$B41]; &quot;&quot; )">
            <text:p/>
          </table:table-cell>
          <table:table-cell table:number-columns-repeated="10"/>
        </table:table-row>
        <table:table-row table:style-name="ro1">
          <table:table-cell table:formula="of:=IF([$data.$C42]&lt;1; [$data.$B42]; &quot;&quot; )">
            <text:p/>
          </table:table-cell>
          <table:table-cell table:formula="of:=IF(AND([$data.$C42]&gt;=1; [$data.$C42]&lt;5); [$data.$B42]; &quot;&quot; )" office:value-type="float" office:value="1.02321204516939" calcext:value-type="float">
            <text:p>1.02321204516939</text:p>
          </table:table-cell>
          <table:table-cell table:formula="of:=IF(AND([$data.$C42]&gt;=5; [$data.$C42]&lt;10); [$data.$B42]; &quot;&quot; )">
            <text:p/>
          </table:table-cell>
          <table:table-cell table:formula="of:=IF([$data.$C42]&gt;=10; [$data.$B42]; &quot;&quot; )">
            <text:p/>
          </table:table-cell>
          <table:table-cell table:number-columns-repeated="10"/>
        </table:table-row>
        <table:table-row table:style-name="ro1">
          <table:table-cell table:formula="of:=IF([$data.$C43]&lt;1; [$data.$B43]; &quot;&quot; )">
            <text:p/>
          </table:table-cell>
          <table:table-cell table:formula="of:=IF(AND([$data.$C43]&gt;=1; [$data.$C43]&lt;5); [$data.$B43]; &quot;&quot; )" office:value-type="float" office:value="1.41164095371669" calcext:value-type="float">
            <text:p>1.41164095371669</text:p>
          </table:table-cell>
          <table:table-cell table:formula="of:=IF(AND([$data.$C43]&gt;=5; [$data.$C43]&lt;10); [$data.$B43]; &quot;&quot; )">
            <text:p/>
          </table:table-cell>
          <table:table-cell table:formula="of:=IF([$data.$C43]&gt;=10; [$data.$B43]; &quot;&quot; )">
            <text:p/>
          </table:table-cell>
          <table:table-cell table:number-columns-repeated="10"/>
        </table:table-row>
        <table:table-row table:style-name="ro1">
          <table:table-cell table:formula="of:=IF([$data.$C44]&lt;1; [$data.$B44]; &quot;&quot; )">
            <text:p/>
          </table:table-cell>
          <table:table-cell table:formula="of:=IF(AND([$data.$C44]&gt;=1; [$data.$C44]&lt;5); [$data.$B44]; &quot;&quot; )" office:value-type="float" office:value="1.32182835820896" calcext:value-type="float">
            <text:p>1.32182835820896</text:p>
          </table:table-cell>
          <table:table-cell table:formula="of:=IF(AND([$data.$C44]&gt;=5; [$data.$C44]&lt;10); [$data.$B44]; &quot;&quot; )">
            <text:p/>
          </table:table-cell>
          <table:table-cell table:formula="of:=IF([$data.$C44]&gt;=10; [$data.$B44]; &quot;&quot; )">
            <text:p/>
          </table:table-cell>
          <table:table-cell table:number-columns-repeated="10"/>
        </table:table-row>
        <table:table-row table:style-name="ro1">
          <table:table-cell table:formula="of:=IF([$data.$C45]&lt;1; [$data.$B45]; &quot;&quot; )">
            <text:p/>
          </table:table-cell>
          <table:table-cell table:formula="of:=IF(AND([$data.$C45]&gt;=1; [$data.$C45]&lt;5); [$data.$B45]; &quot;&quot; )" office:value-type="float" office:value="1.33187006145742" calcext:value-type="float">
            <text:p>1.33187006145742</text:p>
          </table:table-cell>
          <table:table-cell table:formula="of:=IF(AND([$data.$C45]&gt;=5; [$data.$C45]&lt;10); [$data.$B45]; &quot;&quot; )">
            <text:p/>
          </table:table-cell>
          <table:table-cell table:formula="of:=IF([$data.$C45]&gt;=10; [$data.$B45]; &quot;&quot; )">
            <text:p/>
          </table:table-cell>
          <table:table-cell table:number-columns-repeated="10"/>
        </table:table-row>
        <table:table-row table:style-name="ro1">
          <table:table-cell table:formula="of:=IF([$data.$C46]&lt;1; [$data.$B46]; &quot;&quot; )">
            <text:p/>
          </table:table-cell>
          <table:table-cell table:formula="of:=IF(AND([$data.$C46]&gt;=1; [$data.$C46]&lt;5); [$data.$B46]; &quot;&quot; )" office:value-type="float" office:value="1.37663469921534" calcext:value-type="float">
            <text:p>1.37663469921534</text:p>
          </table:table-cell>
          <table:table-cell table:formula="of:=IF(AND([$data.$C46]&gt;=5; [$data.$C46]&lt;10); [$data.$B46]; &quot;&quot; )">
            <text:p/>
          </table:table-cell>
          <table:table-cell table:formula="of:=IF([$data.$C46]&gt;=10; [$data.$B46]; &quot;&quot; )">
            <text:p/>
          </table:table-cell>
          <table:table-cell table:number-columns-repeated="10"/>
        </table:table-row>
        <table:table-row table:style-name="ro1">
          <table:table-cell table:formula="of:=IF([$data.$C47]&lt;1; [$data.$B47]; &quot;&quot; )">
            <text:p/>
          </table:table-cell>
          <table:table-cell table:formula="of:=IF(AND([$data.$C47]&gt;=1; [$data.$C47]&lt;5); [$data.$B47]; &quot;&quot; )" office:value-type="float" office:value="2.89193083573487" calcext:value-type="float">
            <text:p>2.89193083573487</text:p>
          </table:table-cell>
          <table:table-cell table:formula="of:=IF(AND([$data.$C47]&gt;=5; [$data.$C47]&lt;10); [$data.$B47]; &quot;&quot; )">
            <text:p/>
          </table:table-cell>
          <table:table-cell table:formula="of:=IF([$data.$C47]&gt;=10; [$data.$B47]; &quot;&quot; )">
            <text:p/>
          </table:table-cell>
          <table:table-cell table:number-columns-repeated="10"/>
        </table:table-row>
        <table:table-row table:style-name="ro1">
          <table:table-cell table:formula="of:=IF([$data.$C48]&lt;1; [$data.$B48]; &quot;&quot; )">
            <text:p/>
          </table:table-cell>
          <table:table-cell table:formula="of:=IF(AND([$data.$C48]&gt;=1; [$data.$C48]&lt;5); [$data.$B48]; &quot;&quot; )" office:value-type="float" office:value="1.34873949579832" calcext:value-type="float">
            <text:p>1.34873949579832</text:p>
          </table:table-cell>
          <table:table-cell table:formula="of:=IF(AND([$data.$C48]&gt;=5; [$data.$C48]&lt;10); [$data.$B48]; &quot;&quot; )">
            <text:p/>
          </table:table-cell>
          <table:table-cell table:formula="of:=IF([$data.$C48]&gt;=10; [$data.$B48]; &quot;&quot; )">
            <text:p/>
          </table:table-cell>
          <table:table-cell table:number-columns-repeated="10"/>
        </table:table-row>
        <table:table-row table:style-name="ro1">
          <table:table-cell table:formula="of:=IF([$data.$C49]&lt;1; [$data.$B49]; &quot;&quot; )">
            <text:p/>
          </table:table-cell>
          <table:table-cell table:formula="of:=IF(AND([$data.$C49]&gt;=1; [$data.$C49]&lt;5); [$data.$B49]; &quot;&quot; )" office:value-type="float" office:value="1.44544634806132" calcext:value-type="float">
            <text:p>1.44544634806132</text:p>
          </table:table-cell>
          <table:table-cell table:formula="of:=IF(AND([$data.$C49]&gt;=5; [$data.$C49]&lt;10); [$data.$B49]; &quot;&quot; )">
            <text:p/>
          </table:table-cell>
          <table:table-cell table:formula="of:=IF([$data.$C49]&gt;=10; [$data.$B49]; &quot;&quot; )">
            <text:p/>
          </table:table-cell>
          <table:table-cell table:number-columns-repeated="10"/>
        </table:table-row>
        <table:table-row table:style-name="ro1">
          <table:table-cell table:formula="of:=IF([$data.$C50]&lt;1; [$data.$B50]; &quot;&quot; )">
            <text:p/>
          </table:table-cell>
          <table:table-cell table:formula="of:=IF(AND([$data.$C50]&gt;=1; [$data.$C50]&lt;5); [$data.$B50]; &quot;&quot; )" office:value-type="float" office:value="1.50543933054393" calcext:value-type="float">
            <text:p>1.50543933054393</text:p>
          </table:table-cell>
          <table:table-cell table:formula="of:=IF(AND([$data.$C50]&gt;=5; [$data.$C50]&lt;10); [$data.$B50]; &quot;&quot; )">
            <text:p/>
          </table:table-cell>
          <table:table-cell table:formula="of:=IF([$data.$C50]&gt;=10; [$data.$B50]; &quot;&quot; )">
            <text:p/>
          </table:table-cell>
          <table:table-cell table:number-columns-repeated="10"/>
        </table:table-row>
        <table:table-row table:style-name="ro1">
          <table:table-cell table:formula="of:=IF([$data.$C51]&lt;1; [$data.$B51]; &quot;&quot; )">
            <text:p/>
          </table:table-cell>
          <table:table-cell table:formula="of:=IF(AND([$data.$C51]&gt;=1; [$data.$C51]&lt;5); [$data.$B51]; &quot;&quot; )" office:value-type="float" office:value="1.41717259323504" calcext:value-type="float">
            <text:p>1.41717259323504</text:p>
          </table:table-cell>
          <table:table-cell table:formula="of:=IF(AND([$data.$C51]&gt;=5; [$data.$C51]&lt;10); [$data.$B51]; &quot;&quot; )">
            <text:p/>
          </table:table-cell>
          <table:table-cell table:formula="of:=IF([$data.$C51]&gt;=10; [$data.$B51]; &quot;&quot; )">
            <text:p/>
          </table:table-cell>
          <table:table-cell table:number-columns-repeated="10"/>
        </table:table-row>
        <table:table-row table:style-name="ro1">
          <table:table-cell table:formula="of:=IF([$data.$C52]&lt;1; [$data.$B52]; &quot;&quot; )">
            <text:p/>
          </table:table-cell>
          <table:table-cell table:formula="of:=IF(AND([$data.$C52]&gt;=1; [$data.$C52]&lt;5); [$data.$B52]; &quot;&quot; )" office:value-type="float" office:value="1.41434977578475" calcext:value-type="float">
            <text:p>1.41434977578475</text:p>
          </table:table-cell>
          <table:table-cell table:formula="of:=IF(AND([$data.$C52]&gt;=5; [$data.$C52]&lt;10); [$data.$B52]; &quot;&quot; )">
            <text:p/>
          </table:table-cell>
          <table:table-cell table:formula="of:=IF([$data.$C52]&gt;=10; [$data.$B52]; &quot;&quot; )">
            <text:p/>
          </table:table-cell>
          <table:table-cell table:number-columns-repeated="10"/>
        </table:table-row>
        <table:table-row table:style-name="ro1">
          <table:table-cell table:formula="of:=IF([$data.$C53]&lt;1; [$data.$B53]; &quot;&quot; )">
            <text:p/>
          </table:table-cell>
          <table:table-cell table:formula="of:=IF(AND([$data.$C53]&gt;=1; [$data.$C53]&lt;5); [$data.$B53]; &quot;&quot; )" office:value-type="float" office:value="1.39685658153242" calcext:value-type="float">
            <text:p>1.39685658153242</text:p>
          </table:table-cell>
          <table:table-cell table:formula="of:=IF(AND([$data.$C53]&gt;=5; [$data.$C53]&lt;10); [$data.$B53]; &quot;&quot; )">
            <text:p/>
          </table:table-cell>
          <table:table-cell table:formula="of:=IF([$data.$C53]&gt;=10; [$data.$B53]; &quot;&quot; )">
            <text:p/>
          </table:table-cell>
          <table:table-cell table:number-columns-repeated="10"/>
        </table:table-row>
        <table:table-row table:style-name="ro1">
          <table:table-cell table:formula="of:=IF([$data.$C54]&lt;1; [$data.$B54]; &quot;&quot; )">
            <text:p/>
          </table:table-cell>
          <table:table-cell table:formula="of:=IF(AND([$data.$C54]&gt;=1; [$data.$C54]&lt;5); [$data.$B54]; &quot;&quot; )" office:value-type="float" office:value="1.29338446788111" calcext:value-type="float">
            <text:p>1.29338446788111</text:p>
          </table:table-cell>
          <table:table-cell table:formula="of:=IF(AND([$data.$C54]&gt;=5; [$data.$C54]&lt;10); [$data.$B54]; &quot;&quot; )">
            <text:p/>
          </table:table-cell>
          <table:table-cell table:formula="of:=IF([$data.$C54]&gt;=10; [$data.$B54]; &quot;&quot; )">
            <text:p/>
          </table:table-cell>
          <table:table-cell table:number-columns-repeated="10"/>
        </table:table-row>
        <table:table-row table:style-name="ro1">
          <table:table-cell table:formula="of:=IF([$data.$C55]&lt;1; [$data.$B55]; &quot;&quot; )">
            <text:p/>
          </table:table-cell>
          <table:table-cell table:formula="of:=IF(AND([$data.$C55]&gt;=1; [$data.$C55]&lt;5); [$data.$B55]; &quot;&quot; )" office:value-type="float" office:value="1.2871883061049" calcext:value-type="float">
            <text:p>1.2871883061049</text:p>
          </table:table-cell>
          <table:table-cell table:formula="of:=IF(AND([$data.$C55]&gt;=5; [$data.$C55]&lt;10); [$data.$B55]; &quot;&quot; )">
            <text:p/>
          </table:table-cell>
          <table:table-cell table:formula="of:=IF([$data.$C55]&gt;=10; [$data.$B55]; &quot;&quot; )">
            <text:p/>
          </table:table-cell>
          <table:table-cell table:number-columns-repeated="10"/>
        </table:table-row>
        <table:table-row table:style-name="ro1">
          <table:table-cell table:formula="of:=IF([$data.$C56]&lt;1; [$data.$B56]; &quot;&quot; )">
            <text:p/>
          </table:table-cell>
          <table:table-cell table:formula="of:=IF(AND([$data.$C56]&gt;=1; [$data.$C56]&lt;5); [$data.$B56]; &quot;&quot; )" office:value-type="float" office:value="1.43496143958869" calcext:value-type="float">
            <text:p>1.43496143958869</text:p>
          </table:table-cell>
          <table:table-cell table:formula="of:=IF(AND([$data.$C56]&gt;=5; [$data.$C56]&lt;10); [$data.$B56]; &quot;&quot; )">
            <text:p/>
          </table:table-cell>
          <table:table-cell table:formula="of:=IF([$data.$C56]&gt;=10; [$data.$B56]; &quot;&quot; )">
            <text:p/>
          </table:table-cell>
          <table:table-cell table:number-columns-repeated="10"/>
        </table:table-row>
        <table:table-row table:style-name="ro1">
          <table:table-cell table:formula="of:=IF([$data.$C57]&lt;1; [$data.$B57]; &quot;&quot; )">
            <text:p/>
          </table:table-cell>
          <table:table-cell table:formula="of:=IF(AND([$data.$C57]&gt;=1; [$data.$C57]&lt;5); [$data.$B57]; &quot;&quot; )" office:value-type="float" office:value="1.39034716342083" calcext:value-type="float">
            <text:p>1.39034716342083</text:p>
          </table:table-cell>
          <table:table-cell table:formula="of:=IF(AND([$data.$C57]&gt;=5; [$data.$C57]&lt;10); [$data.$B57]; &quot;&quot; )">
            <text:p/>
          </table:table-cell>
          <table:table-cell table:formula="of:=IF([$data.$C57]&gt;=10; [$data.$B57]; &quot;&quot; )">
            <text:p/>
          </table:table-cell>
          <table:table-cell table:number-columns-repeated="10"/>
        </table:table-row>
        <table:table-row table:style-name="ro1">
          <table:table-cell table:formula="of:=IF([$data.$C58]&lt;1; [$data.$B58]; &quot;&quot; )">
            <text:p/>
          </table:table-cell>
          <table:table-cell table:formula="of:=IF(AND([$data.$C58]&gt;=1; [$data.$C58]&lt;5); [$data.$B58]; &quot;&quot; )" office:value-type="float" office:value="1.36170212765957" calcext:value-type="float">
            <text:p>1.36170212765957</text:p>
          </table:table-cell>
          <table:table-cell table:formula="of:=IF(AND([$data.$C58]&gt;=5; [$data.$C58]&lt;10); [$data.$B58]; &quot;&quot; )">
            <text:p/>
          </table:table-cell>
          <table:table-cell table:formula="of:=IF([$data.$C58]&gt;=10; [$data.$B58]; &quot;&quot; )">
            <text:p/>
          </table:table-cell>
          <table:table-cell table:number-columns-repeated="10"/>
        </table:table-row>
        <table:table-row table:style-name="ro1">
          <table:table-cell table:formula="of:=IF([$data.$C59]&lt;1; [$data.$B59]; &quot;&quot; )">
            <text:p/>
          </table:table-cell>
          <table:table-cell table:formula="of:=IF(AND([$data.$C59]&gt;=1; [$data.$C59]&lt;5); [$data.$B59]; &quot;&quot; )" office:value-type="float" office:value="1.49771271729186" calcext:value-type="float">
            <text:p>1.49771271729186</text:p>
          </table:table-cell>
          <table:table-cell table:formula="of:=IF(AND([$data.$C59]&gt;=5; [$data.$C59]&lt;10); [$data.$B59]; &quot;&quot; )">
            <text:p/>
          </table:table-cell>
          <table:table-cell table:formula="of:=IF([$data.$C59]&gt;=10; [$data.$B59]; &quot;&quot; )">
            <text:p/>
          </table:table-cell>
          <table:table-cell table:number-columns-repeated="10"/>
        </table:table-row>
        <table:table-row table:style-name="ro1">
          <table:table-cell table:formula="of:=IF([$data.$C60]&lt;1; [$data.$B60]; &quot;&quot; )">
            <text:p/>
          </table:table-cell>
          <table:table-cell table:formula="of:=IF(AND([$data.$C60]&gt;=1; [$data.$C60]&lt;5); [$data.$B60]; &quot;&quot; )" office:value-type="float" office:value="1.42390438247012" calcext:value-type="float">
            <text:p>1.42390438247012</text:p>
          </table:table-cell>
          <table:table-cell table:formula="of:=IF(AND([$data.$C60]&gt;=5; [$data.$C60]&lt;10); [$data.$B60]; &quot;&quot; )">
            <text:p/>
          </table:table-cell>
          <table:table-cell table:formula="of:=IF([$data.$C60]&gt;=10; [$data.$B60]; &quot;&quot; )">
            <text:p/>
          </table:table-cell>
          <table:table-cell table:number-columns-repeated="10"/>
        </table:table-row>
        <table:table-row table:style-name="ro1">
          <table:table-cell table:formula="of:=IF([$data.$C61]&lt;1; [$data.$B61]; &quot;&quot; )">
            <text:p/>
          </table:table-cell>
          <table:table-cell table:formula="of:=IF(AND([$data.$C61]&gt;=1; [$data.$C61]&lt;5); [$data.$B61]; &quot;&quot; )" office:value-type="float" office:value="1.59040274207369" calcext:value-type="float">
            <text:p>1.59040274207369</text:p>
          </table:table-cell>
          <table:table-cell table:formula="of:=IF(AND([$data.$C61]&gt;=5; [$data.$C61]&lt;10); [$data.$B61]; &quot;&quot; )">
            <text:p/>
          </table:table-cell>
          <table:table-cell table:formula="of:=IF([$data.$C61]&gt;=10; [$data.$B61]; &quot;&quot; )">
            <text:p/>
          </table:table-cell>
          <table:table-cell table:number-columns-repeated="10"/>
        </table:table-row>
        <table:table-row table:style-name="ro1">
          <table:table-cell table:formula="of:=IF([$data.$C62]&lt;1; [$data.$B62]; &quot;&quot; )">
            <text:p/>
          </table:table-cell>
          <table:table-cell table:formula="of:=IF(AND([$data.$C62]&gt;=1; [$data.$C62]&lt;5); [$data.$B62]; &quot;&quot; )" office:value-type="float" office:value="1.37779767233662" calcext:value-type="float">
            <text:p>1.37779767233662</text:p>
          </table:table-cell>
          <table:table-cell table:formula="of:=IF(AND([$data.$C62]&gt;=5; [$data.$C62]&lt;10); [$data.$B62]; &quot;&quot; )">
            <text:p/>
          </table:table-cell>
          <table:table-cell table:formula="of:=IF([$data.$C62]&gt;=10; [$data.$B62]; &quot;&quot; )">
            <text:p/>
          </table:table-cell>
          <table:table-cell table:number-columns-repeated="10"/>
        </table:table-row>
        <table:table-row table:style-name="ro1">
          <table:table-cell table:formula="of:=IF([$data.$C63]&lt;1; [$data.$B63]; &quot;&quot; )">
            <text:p/>
          </table:table-cell>
          <table:table-cell table:formula="of:=IF(AND([$data.$C63]&gt;=1; [$data.$C63]&lt;5); [$data.$B63]; &quot;&quot; )" office:value-type="float" office:value="1.39189189189189" calcext:value-type="float">
            <text:p>1.39189189189189</text:p>
          </table:table-cell>
          <table:table-cell table:formula="of:=IF(AND([$data.$C63]&gt;=5; [$data.$C63]&lt;10); [$data.$B63]; &quot;&quot; )">
            <text:p/>
          </table:table-cell>
          <table:table-cell table:formula="of:=IF([$data.$C63]&gt;=10; [$data.$B63]; &quot;&quot; )">
            <text:p/>
          </table:table-cell>
          <table:table-cell table:number-columns-repeated="10"/>
        </table:table-row>
        <table:table-row table:style-name="ro1">
          <table:table-cell table:formula="of:=IF([$data.$C64]&lt;1; [$data.$B64]; &quot;&quot; )">
            <text:p/>
          </table:table-cell>
          <table:table-cell table:formula="of:=IF(AND([$data.$C64]&gt;=1; [$data.$C64]&lt;5); [$data.$B64]; &quot;&quot; )" office:value-type="float" office:value="1.4622641509434" calcext:value-type="float">
            <text:p>1.4622641509434</text:p>
          </table:table-cell>
          <table:table-cell table:formula="of:=IF(AND([$data.$C64]&gt;=5; [$data.$C64]&lt;10); [$data.$B64]; &quot;&quot; )">
            <text:p/>
          </table:table-cell>
          <table:table-cell table:formula="of:=IF([$data.$C64]&gt;=10; [$data.$B64]; &quot;&quot; )">
            <text:p/>
          </table:table-cell>
          <table:table-cell table:number-columns-repeated="10"/>
        </table:table-row>
        <table:table-row table:style-name="ro1">
          <table:table-cell table:formula="of:=IF([$data.$C65]&lt;1; [$data.$B65]; &quot;&quot; )">
            <text:p/>
          </table:table-cell>
          <table:table-cell table:formula="of:=IF(AND([$data.$C65]&gt;=1; [$data.$C65]&lt;5); [$data.$B65]; &quot;&quot; )">
            <text:p/>
          </table:table-cell>
          <table:table-cell table:formula="of:=IF(AND([$data.$C65]&gt;=5; [$data.$C65]&lt;10); [$data.$B65]; &quot;&quot; )" office:value-type="float" office:value="1.01508262171454" calcext:value-type="float">
            <text:p>1.01508262171454</text:p>
          </table:table-cell>
          <table:table-cell table:formula="of:=IF([$data.$C65]&gt;=10; [$data.$B65]; &quot;&quot; )">
            <text:p/>
          </table:table-cell>
          <table:table-cell table:number-columns-repeated="10"/>
        </table:table-row>
        <table:table-row table:style-name="ro1">
          <table:table-cell table:formula="of:=IF([$data.$C66]&lt;1; [$data.$B66]; &quot;&quot; )">
            <text:p/>
          </table:table-cell>
          <table:table-cell table:formula="of:=IF(AND([$data.$C66]&gt;=1; [$data.$C66]&lt;5); [$data.$B66]; &quot;&quot; )" office:value-type="float" office:value="1.32088414634146" calcext:value-type="float">
            <text:p>1.32088414634146</text:p>
          </table:table-cell>
          <table:table-cell table:formula="of:=IF(AND([$data.$C66]&gt;=5; [$data.$C66]&lt;10); [$data.$B66]; &quot;&quot; )">
            <text:p/>
          </table:table-cell>
          <table:table-cell table:formula="of:=IF([$data.$C66]&gt;=10; [$data.$B66]; &quot;&quot; )">
            <text:p/>
          </table:table-cell>
          <table:table-cell table:number-columns-repeated="10"/>
        </table:table-row>
        <table:table-row table:style-name="ro1">
          <table:table-cell table:formula="of:=IF([$data.$C67]&lt;1; [$data.$B67]; &quot;&quot; )">
            <text:p/>
          </table:table-cell>
          <table:table-cell table:formula="of:=IF(AND([$data.$C67]&gt;=1; [$data.$C67]&lt;5); [$data.$B67]; &quot;&quot; )" office:value-type="float" office:value="1.3261231281198" calcext:value-type="float">
            <text:p>1.3261231281198</text:p>
          </table:table-cell>
          <table:table-cell table:formula="of:=IF(AND([$data.$C67]&gt;=5; [$data.$C67]&lt;10); [$data.$B67]; &quot;&quot; )">
            <text:p/>
          </table:table-cell>
          <table:table-cell table:formula="of:=IF([$data.$C67]&gt;=10; [$data.$B67]; &quot;&quot; )">
            <text:p/>
          </table:table-cell>
          <table:table-cell table:number-columns-repeated="10"/>
        </table:table-row>
        <table:table-row table:style-name="ro1">
          <table:table-cell table:formula="of:=IF([$data.$C68]&lt;1; [$data.$B68]; &quot;&quot; )">
            <text:p/>
          </table:table-cell>
          <table:table-cell table:formula="of:=IF(AND([$data.$C68]&gt;=1; [$data.$C68]&lt;5); [$data.$B68]; &quot;&quot; )" office:value-type="float" office:value="1.11478910838227" calcext:value-type="float">
            <text:p>1.11478910838227</text:p>
          </table:table-cell>
          <table:table-cell table:formula="of:=IF(AND([$data.$C68]&gt;=5; [$data.$C68]&lt;10); [$data.$B68]; &quot;&quot; )">
            <text:p/>
          </table:table-cell>
          <table:table-cell table:formula="of:=IF([$data.$C68]&gt;=10; [$data.$B68]; &quot;&quot; )">
            <text:p/>
          </table:table-cell>
          <table:table-cell table:number-columns-repeated="10"/>
        </table:table-row>
        <table:table-row table:style-name="ro1">
          <table:table-cell table:formula="of:=IF([$data.$C69]&lt;1; [$data.$B69]; &quot;&quot; )">
            <text:p/>
          </table:table-cell>
          <table:table-cell table:formula="of:=IF(AND([$data.$C69]&gt;=1; [$data.$C69]&lt;5); [$data.$B69]; &quot;&quot; )" office:value-type="float" office:value="1.404821280133" calcext:value-type="float">
            <text:p>1.404821280133</text:p>
          </table:table-cell>
          <table:table-cell table:formula="of:=IF(AND([$data.$C69]&gt;=5; [$data.$C69]&lt;10); [$data.$B69]; &quot;&quot; )">
            <text:p/>
          </table:table-cell>
          <table:table-cell table:formula="of:=IF([$data.$C69]&gt;=10; [$data.$B69]; &quot;&quot; )">
            <text:p/>
          </table:table-cell>
          <table:table-cell table:number-columns-repeated="10"/>
        </table:table-row>
        <table:table-row table:style-name="ro1">
          <table:table-cell table:formula="of:=IF([$data.$C70]&lt;1; [$data.$B70]; &quot;&quot; )">
            <text:p/>
          </table:table-cell>
          <table:table-cell table:formula="of:=IF(AND([$data.$C70]&gt;=1; [$data.$C70]&lt;5); [$data.$B70]; &quot;&quot; )" office:value-type="float" office:value="1.25739910313901" calcext:value-type="float">
            <text:p>1.25739910313901</text:p>
          </table:table-cell>
          <table:table-cell table:formula="of:=IF(AND([$data.$C70]&gt;=5; [$data.$C70]&lt;10); [$data.$B70]; &quot;&quot; )">
            <text:p/>
          </table:table-cell>
          <table:table-cell table:formula="of:=IF([$data.$C70]&gt;=10; [$data.$B70]; &quot;&quot; )">
            <text:p/>
          </table:table-cell>
          <table:table-cell table:number-columns-repeated="10"/>
        </table:table-row>
        <table:table-row table:style-name="ro1">
          <table:table-cell table:formula="of:=IF([$data.$C71]&lt;1; [$data.$B71]; &quot;&quot; )">
            <text:p/>
          </table:table-cell>
          <table:table-cell table:formula="of:=IF(AND([$data.$C71]&gt;=1; [$data.$C71]&lt;5); [$data.$B71]; &quot;&quot; )" office:value-type="float" office:value="1.27029220779221" calcext:value-type="float">
            <text:p>1.27029220779221</text:p>
          </table:table-cell>
          <table:table-cell table:formula="of:=IF(AND([$data.$C71]&gt;=5; [$data.$C71]&lt;10); [$data.$B71]; &quot;&quot; )">
            <text:p/>
          </table:table-cell>
          <table:table-cell table:formula="of:=IF([$data.$C71]&gt;=10; [$data.$B71]; &quot;&quot; )">
            <text:p/>
          </table:table-cell>
          <table:table-cell table:number-columns-repeated="10"/>
        </table:table-row>
        <table:table-row table:style-name="ro1">
          <table:table-cell table:formula="of:=IF([$data.$C72]&lt;1; [$data.$B72]; &quot;&quot; )">
            <text:p/>
          </table:table-cell>
          <table:table-cell table:formula="of:=IF(AND([$data.$C72]&gt;=1; [$data.$C72]&lt;5); [$data.$B72]; &quot;&quot; )" office:value-type="float" office:value="1.39028776978417" calcext:value-type="float">
            <text:p>1.39028776978417</text:p>
          </table:table-cell>
          <table:table-cell table:formula="of:=IF(AND([$data.$C72]&gt;=5; [$data.$C72]&lt;10); [$data.$B72]; &quot;&quot; )">
            <text:p/>
          </table:table-cell>
          <table:table-cell table:formula="of:=IF([$data.$C72]&gt;=10; [$data.$B72]; &quot;&quot; )">
            <text:p/>
          </table:table-cell>
          <table:table-cell table:number-columns-repeated="10"/>
        </table:table-row>
        <table:table-row table:style-name="ro1">
          <table:table-cell table:formula="of:=IF([$data.$C73]&lt;1; [$data.$B73]; &quot;&quot; )">
            <text:p/>
          </table:table-cell>
          <table:table-cell table:formula="of:=IF(AND([$data.$C73]&gt;=1; [$data.$C73]&lt;5); [$data.$B73]; &quot;&quot; )" office:value-type="float" office:value="1.55490848585691" calcext:value-type="float">
            <text:p>1.55490848585691</text:p>
          </table:table-cell>
          <table:table-cell table:formula="of:=IF(AND([$data.$C73]&gt;=5; [$data.$C73]&lt;10); [$data.$B73]; &quot;&quot; )">
            <text:p/>
          </table:table-cell>
          <table:table-cell table:formula="of:=IF([$data.$C73]&gt;=10; [$data.$B73]; &quot;&quot; )">
            <text:p/>
          </table:table-cell>
          <table:table-cell table:number-columns-repeated="10"/>
        </table:table-row>
        <table:table-row table:style-name="ro1">
          <table:table-cell table:formula="of:=IF([$data.$C74]&lt;1; [$data.$B74]; &quot;&quot; )">
            <text:p/>
          </table:table-cell>
          <table:table-cell table:formula="of:=IF(AND([$data.$C74]&gt;=1; [$data.$C74]&lt;5); [$data.$B74]; &quot;&quot; )" office:value-type="float" office:value="1.88319088319088" calcext:value-type="float">
            <text:p>1.88319088319088</text:p>
          </table:table-cell>
          <table:table-cell table:formula="of:=IF(AND([$data.$C74]&gt;=5; [$data.$C74]&lt;10); [$data.$B74]; &quot;&quot; )">
            <text:p/>
          </table:table-cell>
          <table:table-cell table:formula="of:=IF([$data.$C74]&gt;=10; [$data.$B74]; &quot;&quot; )">
            <text:p/>
          </table:table-cell>
          <table:table-cell table:number-columns-repeated="10"/>
        </table:table-row>
        <table:table-row table:style-name="ro1">
          <table:table-cell table:formula="of:=IF([$data.$C75]&lt;1; [$data.$B75]; &quot;&quot; )">
            <text:p/>
          </table:table-cell>
          <table:table-cell table:formula="of:=IF(AND([$data.$C75]&gt;=1; [$data.$C75]&lt;5); [$data.$B75]; &quot;&quot; )" office:value-type="float" office:value="1.36156351791531" calcext:value-type="float">
            <text:p>1.36156351791531</text:p>
          </table:table-cell>
          <table:table-cell table:formula="of:=IF(AND([$data.$C75]&gt;=5; [$data.$C75]&lt;10); [$data.$B75]; &quot;&quot; )">
            <text:p/>
          </table:table-cell>
          <table:table-cell table:formula="of:=IF([$data.$C75]&gt;=10; [$data.$B75]; &quot;&quot; )">
            <text:p/>
          </table:table-cell>
          <table:table-cell table:number-columns-repeated="10"/>
        </table:table-row>
        <table:table-row table:style-name="ro1">
          <table:table-cell table:formula="of:=IF([$data.$C76]&lt;1; [$data.$B76]; &quot;&quot; )">
            <text:p/>
          </table:table-cell>
          <table:table-cell table:formula="of:=IF(AND([$data.$C76]&gt;=1; [$data.$C76]&lt;5); [$data.$B76]; &quot;&quot; )" office:value-type="float" office:value="1.29842931937173" calcext:value-type="float">
            <text:p>1.29842931937173</text:p>
          </table:table-cell>
          <table:table-cell table:formula="of:=IF(AND([$data.$C76]&gt;=5; [$data.$C76]&lt;10); [$data.$B76]; &quot;&quot; )">
            <text:p/>
          </table:table-cell>
          <table:table-cell table:formula="of:=IF([$data.$C76]&gt;=10; [$data.$B76]; &quot;&quot; )">
            <text:p/>
          </table:table-cell>
          <table:table-cell table:number-columns-repeated="10"/>
        </table:table-row>
        <table:table-row table:style-name="ro1">
          <table:table-cell table:formula="of:=IF([$data.$C77]&lt;1; [$data.$B77]; &quot;&quot; )">
            <text:p/>
          </table:table-cell>
          <table:table-cell table:formula="of:=IF(AND([$data.$C77]&gt;=1; [$data.$C77]&lt;5); [$data.$B77]; &quot;&quot; )" office:value-type="float" office:value="1.35938827527613" calcext:value-type="float">
            <text:p>1.35938827527613</text:p>
          </table:table-cell>
          <table:table-cell table:formula="of:=IF(AND([$data.$C77]&gt;=5; [$data.$C77]&lt;10); [$data.$B77]; &quot;&quot; )">
            <text:p/>
          </table:table-cell>
          <table:table-cell table:formula="of:=IF([$data.$C77]&gt;=10; [$data.$B77]; &quot;&quot; )">
            <text:p/>
          </table:table-cell>
          <table:table-cell table:number-columns-repeated="10"/>
        </table:table-row>
        <table:table-row table:style-name="ro1">
          <table:table-cell table:formula="of:=IF([$data.$C78]&lt;1; [$data.$B78]; &quot;&quot; )">
            <text:p/>
          </table:table-cell>
          <table:table-cell table:formula="of:=IF(AND([$data.$C78]&gt;=1; [$data.$C78]&lt;5); [$data.$B78]; &quot;&quot; )" office:value-type="float" office:value="1.48880931065354" calcext:value-type="float">
            <text:p>1.48880931065354</text:p>
          </table:table-cell>
          <table:table-cell table:formula="of:=IF(AND([$data.$C78]&gt;=5; [$data.$C78]&lt;10); [$data.$B78]; &quot;&quot; )">
            <text:p/>
          </table:table-cell>
          <table:table-cell table:formula="of:=IF([$data.$C78]&gt;=10; [$data.$B78]; &quot;&quot; )">
            <text:p/>
          </table:table-cell>
          <table:table-cell table:number-columns-repeated="10"/>
        </table:table-row>
        <table:table-row table:style-name="ro1">
          <table:table-cell table:formula="of:=IF([$data.$C79]&lt;1; [$data.$B79]; &quot;&quot; )">
            <text:p/>
          </table:table-cell>
          <table:table-cell table:formula="of:=IF(AND([$data.$C79]&gt;=1; [$data.$C79]&lt;5); [$data.$B79]; &quot;&quot; )" office:value-type="float" office:value="1.55737704918033" calcext:value-type="float">
            <text:p>1.55737704918033</text:p>
          </table:table-cell>
          <table:table-cell table:formula="of:=IF(AND([$data.$C79]&gt;=5; [$data.$C79]&lt;10); [$data.$B79]; &quot;&quot; )">
            <text:p/>
          </table:table-cell>
          <table:table-cell table:formula="of:=IF([$data.$C79]&gt;=10; [$data.$B79]; &quot;&quot; )">
            <text:p/>
          </table:table-cell>
          <table:table-cell table:number-columns-repeated="10"/>
        </table:table-row>
        <table:table-row table:style-name="ro1">
          <table:table-cell table:formula="of:=IF([$data.$C80]&lt;1; [$data.$B80]; &quot;&quot; )">
            <text:p/>
          </table:table-cell>
          <table:table-cell table:formula="of:=IF(AND([$data.$C80]&gt;=1; [$data.$C80]&lt;5); [$data.$B80]; &quot;&quot; )" office:value-type="float" office:value="1.312" calcext:value-type="float">
            <text:p>1.312</text:p>
          </table:table-cell>
          <table:table-cell table:formula="of:=IF(AND([$data.$C80]&gt;=5; [$data.$C80]&lt;10); [$data.$B80]; &quot;&quot; )">
            <text:p/>
          </table:table-cell>
          <table:table-cell table:formula="of:=IF([$data.$C80]&gt;=10; [$data.$B80]; &quot;&quot; )">
            <text:p/>
          </table:table-cell>
          <table:table-cell table:number-columns-repeated="10"/>
        </table:table-row>
        <table:table-row table:style-name="ro1">
          <table:table-cell table:formula="of:=IF([$data.$C81]&lt;1; [$data.$B81]; &quot;&quot; )">
            <text:p/>
          </table:table-cell>
          <table:table-cell table:formula="of:=IF(AND([$data.$C81]&gt;=1; [$data.$C81]&lt;5); [$data.$B81]; &quot;&quot; )" office:value-type="float" office:value="0.960709759188847" calcext:value-type="float">
            <text:p>0.960709759188847</text:p>
          </table:table-cell>
          <table:table-cell table:formula="of:=IF(AND([$data.$C81]&gt;=5; [$data.$C81]&lt;10); [$data.$B81]; &quot;&quot; )">
            <text:p/>
          </table:table-cell>
          <table:table-cell table:formula="of:=IF([$data.$C81]&gt;=10; [$data.$B81]; &quot;&quot; )">
            <text:p/>
          </table:table-cell>
          <table:table-cell table:number-columns-repeated="10"/>
        </table:table-row>
        <table:table-row table:style-name="ro1">
          <table:table-cell table:formula="of:=IF([$data.$C82]&lt;1; [$data.$B82]; &quot;&quot; )">
            <text:p/>
          </table:table-cell>
          <table:table-cell table:formula="of:=IF(AND([$data.$C82]&gt;=1; [$data.$C82]&lt;5); [$data.$B82]; &quot;&quot; )" office:value-type="float" office:value="1.08070388349515" calcext:value-type="float">
            <text:p>1.08070388349515</text:p>
          </table:table-cell>
          <table:table-cell table:formula="of:=IF(AND([$data.$C82]&gt;=5; [$data.$C82]&lt;10); [$data.$B82]; &quot;&quot; )">
            <text:p/>
          </table:table-cell>
          <table:table-cell table:formula="of:=IF([$data.$C82]&gt;=10; [$data.$B82]; &quot;&quot; )">
            <text:p/>
          </table:table-cell>
          <table:table-cell table:number-columns-repeated="10"/>
        </table:table-row>
        <table:table-row table:style-name="ro1">
          <table:table-cell table:formula="of:=IF([$data.$C83]&lt;1; [$data.$B83]; &quot;&quot; )">
            <text:p/>
          </table:table-cell>
          <table:table-cell table:formula="of:=IF(AND([$data.$C83]&gt;=1; [$data.$C83]&lt;5); [$data.$B83]; &quot;&quot; )" office:value-type="float" office:value="1.00824350031706" calcext:value-type="float">
            <text:p>1.00824350031706</text:p>
          </table:table-cell>
          <table:table-cell table:formula="of:=IF(AND([$data.$C83]&gt;=5; [$data.$C83]&lt;10); [$data.$B83]; &quot;&quot; )">
            <text:p/>
          </table:table-cell>
          <table:table-cell table:formula="of:=IF([$data.$C83]&gt;=10; [$data.$B83]; &quot;&quot; )">
            <text:p/>
          </table:table-cell>
          <table:table-cell table:number-columns-repeated="10"/>
        </table:table-row>
        <table:table-row table:style-name="ro1">
          <table:table-cell table:formula="of:=IF([$data.$C84]&lt;1; [$data.$B84]; &quot;&quot; )">
            <text:p/>
          </table:table-cell>
          <table:table-cell table:formula="of:=IF(AND([$data.$C84]&gt;=1; [$data.$C84]&lt;5); [$data.$B84]; &quot;&quot; )" office:value-type="float" office:value="1.01561596298438" calcext:value-type="float">
            <text:p>1.01561596298438</text:p>
          </table:table-cell>
          <table:table-cell table:formula="of:=IF(AND([$data.$C84]&gt;=5; [$data.$C84]&lt;10); [$data.$B84]; &quot;&quot; )">
            <text:p/>
          </table:table-cell>
          <table:table-cell table:formula="of:=IF([$data.$C84]&gt;=10; [$data.$B84]; &quot;&quot; )">
            <text:p/>
          </table:table-cell>
          <table:table-cell table:number-columns-repeated="10"/>
        </table:table-row>
        <table:table-row table:style-name="ro1">
          <table:table-cell table:formula="of:=IF([$data.$C85]&lt;1; [$data.$B85]; &quot;&quot; )">
            <text:p/>
          </table:table-cell>
          <table:table-cell table:formula="of:=IF(AND([$data.$C85]&gt;=1; [$data.$C85]&lt;5); [$data.$B85]; &quot;&quot; )" office:value-type="float" office:value="0.997856377277599" calcext:value-type="float">
            <text:p>0.997856377277599</text:p>
          </table:table-cell>
          <table:table-cell table:formula="of:=IF(AND([$data.$C85]&gt;=5; [$data.$C85]&lt;10); [$data.$B85]; &quot;&quot; )">
            <text:p/>
          </table:table-cell>
          <table:table-cell table:formula="of:=IF([$data.$C85]&gt;=10; [$data.$B85]; &quot;&quot; )">
            <text:p/>
          </table:table-cell>
          <table:table-cell table:number-columns-repeated="10"/>
        </table:table-row>
        <table:table-row table:style-name="ro1">
          <table:table-cell table:formula="of:=IF([$data.$C86]&lt;1; [$data.$B86]; &quot;&quot; )">
            <text:p/>
          </table:table-cell>
          <table:table-cell table:formula="of:=IF(AND([$data.$C86]&gt;=1; [$data.$C86]&lt;5); [$data.$B86]; &quot;&quot; )" office:value-type="float" office:value="1.0546683046683" calcext:value-type="float">
            <text:p>1.0546683046683</text:p>
          </table:table-cell>
          <table:table-cell table:formula="of:=IF(AND([$data.$C86]&gt;=5; [$data.$C86]&lt;10); [$data.$B86]; &quot;&quot; )">
            <text:p/>
          </table:table-cell>
          <table:table-cell table:formula="of:=IF([$data.$C86]&gt;=10; [$data.$B86]; &quot;&quot; )">
            <text:p/>
          </table:table-cell>
          <table:table-cell table:number-columns-repeated="10"/>
        </table:table-row>
        <table:table-row table:style-name="ro1">
          <table:table-cell table:formula="of:=IF([$data.$C87]&lt;1; [$data.$B87]; &quot;&quot; )">
            <text:p/>
          </table:table-cell>
          <table:table-cell table:formula="of:=IF(AND([$data.$C87]&gt;=1; [$data.$C87]&lt;5); [$data.$B87]; &quot;&quot; )" office:value-type="float" office:value="0.952508361204013" calcext:value-type="float">
            <text:p>0.952508361204013</text:p>
          </table:table-cell>
          <table:table-cell table:formula="of:=IF(AND([$data.$C87]&gt;=5; [$data.$C87]&lt;10); [$data.$B87]; &quot;&quot; )">
            <text:p/>
          </table:table-cell>
          <table:table-cell table:formula="of:=IF([$data.$C87]&gt;=10; [$data.$B87]; &quot;&quot; )">
            <text:p/>
          </table:table-cell>
          <table:table-cell table:number-columns-repeated="10"/>
        </table:table-row>
        <table:table-row table:style-name="ro1">
          <table:table-cell table:formula="of:=IF([$data.$C88]&lt;1; [$data.$B88]; &quot;&quot; )">
            <text:p/>
          </table:table-cell>
          <table:table-cell table:formula="of:=IF(AND([$data.$C88]&gt;=1; [$data.$C88]&lt;5); [$data.$B88]; &quot;&quot; )" office:value-type="float" office:value="1.00832799487508" calcext:value-type="float">
            <text:p>1.00832799487508</text:p>
          </table:table-cell>
          <table:table-cell table:formula="of:=IF(AND([$data.$C88]&gt;=5; [$data.$C88]&lt;10); [$data.$B88]; &quot;&quot; )">
            <text:p/>
          </table:table-cell>
          <table:table-cell table:formula="of:=IF([$data.$C88]&gt;=10; [$data.$B88]; &quot;&quot; )">
            <text:p/>
          </table:table-cell>
          <table:table-cell table:number-columns-repeated="10"/>
        </table:table-row>
        <table:table-row table:style-name="ro1">
          <table:table-cell table:formula="of:=IF([$data.$C89]&lt;1; [$data.$B89]; &quot;&quot; )">
            <text:p/>
          </table:table-cell>
          <table:table-cell table:formula="of:=IF(AND([$data.$C89]&gt;=1; [$data.$C89]&lt;5); [$data.$B89]; &quot;&quot; )" office:value-type="float" office:value="1.37236962488564" calcext:value-type="float">
            <text:p>1.37236962488564</text:p>
          </table:table-cell>
          <table:table-cell table:formula="of:=IF(AND([$data.$C89]&gt;=5; [$data.$C89]&lt;10); [$data.$B89]; &quot;&quot; )">
            <text:p/>
          </table:table-cell>
          <table:table-cell table:formula="of:=IF([$data.$C89]&gt;=10; [$data.$B89]; &quot;&quot; )">
            <text:p/>
          </table:table-cell>
          <table:table-cell table:number-columns-repeated="10"/>
        </table:table-row>
        <table:table-row table:style-name="ro1">
          <table:table-cell table:formula="of:=IF([$data.$C90]&lt;1; [$data.$B90]; &quot;&quot; )">
            <text:p/>
          </table:table-cell>
          <table:table-cell table:formula="of:=IF(AND([$data.$C90]&gt;=1; [$data.$C90]&lt;5); [$data.$B90]; &quot;&quot; )" office:value-type="float" office:value="1.47015610651974" calcext:value-type="float">
            <text:p>1.47015610651974</text:p>
          </table:table-cell>
          <table:table-cell table:formula="of:=IF(AND([$data.$C90]&gt;=5; [$data.$C90]&lt;10); [$data.$B90]; &quot;&quot; )">
            <text:p/>
          </table:table-cell>
          <table:table-cell table:formula="of:=IF([$data.$C90]&gt;=10; [$data.$B90]; &quot;&quot; )">
            <text:p/>
          </table:table-cell>
          <table:table-cell table:number-columns-repeated="10"/>
        </table:table-row>
        <table:table-row table:style-name="ro1">
          <table:table-cell table:formula="of:=IF([$data.$C91]&lt;1; [$data.$B91]; &quot;&quot; )">
            <text:p/>
          </table:table-cell>
          <table:table-cell table:formula="of:=IF(AND([$data.$C91]&gt;=1; [$data.$C91]&lt;5); [$data.$B91]; &quot;&quot; )" office:value-type="float" office:value="1.50970873786408" calcext:value-type="float">
            <text:p>1.50970873786408</text:p>
          </table:table-cell>
          <table:table-cell table:formula="of:=IF(AND([$data.$C91]&gt;=5; [$data.$C91]&lt;10); [$data.$B91]; &quot;&quot; )">
            <text:p/>
          </table:table-cell>
          <table:table-cell table:formula="of:=IF([$data.$C91]&gt;=10; [$data.$B91]; &quot;&quot; )">
            <text:p/>
          </table:table-cell>
          <table:table-cell table:number-columns-repeated="10"/>
        </table:table-row>
        <table:table-row table:style-name="ro1">
          <table:table-cell table:formula="of:=IF([$data.$C92]&lt;1; [$data.$B92]; &quot;&quot; )">
            <text:p/>
          </table:table-cell>
          <table:table-cell table:formula="of:=IF(AND([$data.$C92]&gt;=1; [$data.$C92]&lt;5); [$data.$B92]; &quot;&quot; )" office:value-type="float" office:value="1.23801065719361" calcext:value-type="float">
            <text:p>1.23801065719361</text:p>
          </table:table-cell>
          <table:table-cell table:formula="of:=IF(AND([$data.$C92]&gt;=5; [$data.$C92]&lt;10); [$data.$B92]; &quot;&quot; )">
            <text:p/>
          </table:table-cell>
          <table:table-cell table:formula="of:=IF([$data.$C92]&gt;=10; [$data.$B92]; &quot;&quot; )">
            <text:p/>
          </table:table-cell>
          <table:table-cell table:number-columns-repeated="10"/>
        </table:table-row>
        <table:table-row table:style-name="ro1">
          <table:table-cell table:formula="of:=IF([$data.$C93]&lt;1; [$data.$B93]; &quot;&quot; )">
            <text:p/>
          </table:table-cell>
          <table:table-cell table:formula="of:=IF(AND([$data.$C93]&gt;=1; [$data.$C93]&lt;5); [$data.$B93]; &quot;&quot; )" office:value-type="float" office:value="1.26701119724376" calcext:value-type="float">
            <text:p>1.26701119724376</text:p>
          </table:table-cell>
          <table:table-cell table:formula="of:=IF(AND([$data.$C93]&gt;=5; [$data.$C93]&lt;10); [$data.$B93]; &quot;&quot; )">
            <text:p/>
          </table:table-cell>
          <table:table-cell table:formula="of:=IF([$data.$C93]&gt;=10; [$data.$B93]; &quot;&quot; )">
            <text:p/>
          </table:table-cell>
          <table:table-cell table:number-columns-repeated="10"/>
        </table:table-row>
        <table:table-row table:style-name="ro1">
          <table:table-cell table:formula="of:=IF([$data.$C94]&lt;1; [$data.$B94]; &quot;&quot; )">
            <text:p/>
          </table:table-cell>
          <table:table-cell table:formula="of:=IF(AND([$data.$C94]&gt;=1; [$data.$C94]&lt;5); [$data.$B94]; &quot;&quot; )" office:value-type="float" office:value="1.29840142095915" calcext:value-type="float">
            <text:p>1.29840142095915</text:p>
          </table:table-cell>
          <table:table-cell table:formula="of:=IF(AND([$data.$C94]&gt;=5; [$data.$C94]&lt;10); [$data.$B94]; &quot;&quot; )">
            <text:p/>
          </table:table-cell>
          <table:table-cell table:formula="of:=IF([$data.$C94]&gt;=10; [$data.$B94]; &quot;&quot; )">
            <text:p/>
          </table:table-cell>
          <table:table-cell table:number-columns-repeated="10"/>
        </table:table-row>
        <table:table-row table:style-name="ro1">
          <table:table-cell table:formula="of:=IF([$data.$C95]&lt;1; [$data.$B95]; &quot;&quot; )">
            <text:p/>
          </table:table-cell>
          <table:table-cell table:formula="of:=IF(AND([$data.$C95]&gt;=1; [$data.$C95]&lt;5); [$data.$B95]; &quot;&quot; )" office:value-type="float" office:value="1.23586572438163" calcext:value-type="float">
            <text:p>1.23586572438163</text:p>
          </table:table-cell>
          <table:table-cell table:formula="of:=IF(AND([$data.$C95]&gt;=5; [$data.$C95]&lt;10); [$data.$B95]; &quot;&quot; )">
            <text:p/>
          </table:table-cell>
          <table:table-cell table:formula="of:=IF([$data.$C95]&gt;=10; [$data.$B95]; &quot;&quot; )">
            <text:p/>
          </table:table-cell>
          <table:table-cell table:number-columns-repeated="10"/>
        </table:table-row>
        <table:table-row table:style-name="ro1">
          <table:table-cell table:formula="of:=IF([$data.$C96]&lt;1; [$data.$B96]; &quot;&quot; )">
            <text:p/>
          </table:table-cell>
          <table:table-cell table:formula="of:=IF(AND([$data.$C96]&gt;=1; [$data.$C96]&lt;5); [$data.$B96]; &quot;&quot; )" office:value-type="float" office:value="1.35267452402539" calcext:value-type="float">
            <text:p>1.35267452402539</text:p>
          </table:table-cell>
          <table:table-cell table:formula="of:=IF(AND([$data.$C96]&gt;=5; [$data.$C96]&lt;10); [$data.$B96]; &quot;&quot; )">
            <text:p/>
          </table:table-cell>
          <table:table-cell table:formula="of:=IF([$data.$C96]&gt;=10; [$data.$B96]; &quot;&quot; )">
            <text:p/>
          </table:table-cell>
          <table:table-cell table:number-columns-repeated="10"/>
        </table:table-row>
        <table:table-row table:style-name="ro1">
          <table:table-cell table:formula="of:=IF([$data.$C97]&lt;1; [$data.$B97]; &quot;&quot; )">
            <text:p/>
          </table:table-cell>
          <table:table-cell table:formula="of:=IF(AND([$data.$C97]&gt;=1; [$data.$C97]&lt;5); [$data.$B97]; &quot;&quot; )" office:value-type="float" office:value="1.31747483989021" calcext:value-type="float">
            <text:p>1.31747483989021</text:p>
          </table:table-cell>
          <table:table-cell table:formula="of:=IF(AND([$data.$C97]&gt;=5; [$data.$C97]&lt;10); [$data.$B97]; &quot;&quot; )">
            <text:p/>
          </table:table-cell>
          <table:table-cell table:formula="of:=IF([$data.$C97]&gt;=10; [$data.$B97]; &quot;&quot; )">
            <text:p/>
          </table:table-cell>
          <table:table-cell table:number-columns-repeated="10"/>
        </table:table-row>
        <table:table-row table:style-name="ro1">
          <table:table-cell table:formula="of:=IF([$data.$C98]&lt;1; [$data.$B98]; &quot;&quot; )">
            <text:p/>
          </table:table-cell>
          <table:table-cell table:formula="of:=IF(AND([$data.$C98]&gt;=1; [$data.$C98]&lt;5); [$data.$B98]; &quot;&quot; )" office:value-type="float" office:value="1.32017937219731" calcext:value-type="float">
            <text:p>1.32017937219731</text:p>
          </table:table-cell>
          <table:table-cell table:formula="of:=IF(AND([$data.$C98]&gt;=5; [$data.$C98]&lt;10); [$data.$B98]; &quot;&quot; )">
            <text:p/>
          </table:table-cell>
          <table:table-cell table:formula="of:=IF([$data.$C98]&gt;=10; [$data.$B98]; &quot;&quot; )">
            <text:p/>
          </table:table-cell>
          <table:table-cell table:number-columns-repeated="10"/>
        </table:table-row>
        <table:table-row table:style-name="ro1">
          <table:table-cell table:formula="of:=IF([$data.$C99]&lt;1; [$data.$B99]; &quot;&quot; )">
            <text:p/>
          </table:table-cell>
          <table:table-cell table:formula="of:=IF(AND([$data.$C99]&gt;=1; [$data.$C99]&lt;5); [$data.$B99]; &quot;&quot; )" office:value-type="float" office:value="1.22955145118734" calcext:value-type="float">
            <text:p>1.22955145118734</text:p>
          </table:table-cell>
          <table:table-cell table:formula="of:=IF(AND([$data.$C99]&gt;=5; [$data.$C99]&lt;10); [$data.$B99]; &quot;&quot; )">
            <text:p/>
          </table:table-cell>
          <table:table-cell table:formula="of:=IF([$data.$C99]&gt;=10; [$data.$B99]; &quot;&quot; )">
            <text:p/>
          </table:table-cell>
          <table:table-cell table:number-columns-repeated="10"/>
        </table:table-row>
        <table:table-row table:style-name="ro1">
          <table:table-cell table:formula="of:=IF([$data.$C100]&lt;1; [$data.$B100]; &quot;&quot; )">
            <text:p/>
          </table:table-cell>
          <table:table-cell table:formula="of:=IF(AND([$data.$C100]&gt;=1; [$data.$C100]&lt;5); [$data.$B100]; &quot;&quot; )" office:value-type="float" office:value="1.35267857142857" calcext:value-type="float">
            <text:p>1.35267857142857</text:p>
          </table:table-cell>
          <table:table-cell table:formula="of:=IF(AND([$data.$C100]&gt;=5; [$data.$C100]&lt;10); [$data.$B100]; &quot;&quot; )">
            <text:p/>
          </table:table-cell>
          <table:table-cell table:formula="of:=IF([$data.$C100]&gt;=10; [$data.$B100]; &quot;&quot; )">
            <text:p/>
          </table:table-cell>
          <table:table-cell table:number-columns-repeated="10"/>
        </table:table-row>
        <table:table-row table:style-name="ro1">
          <table:table-cell table:formula="of:=IF([$data.$C101]&lt;1; [$data.$B101]; &quot;&quot; )">
            <text:p/>
          </table:table-cell>
          <table:table-cell table:formula="of:=IF(AND([$data.$C101]&gt;=1; [$data.$C101]&lt;5); [$data.$B101]; &quot;&quot; )" office:value-type="float" office:value="1.21646859083192" calcext:value-type="float">
            <text:p>1.21646859083192</text:p>
          </table:table-cell>
          <table:table-cell table:formula="of:=IF(AND([$data.$C101]&gt;=5; [$data.$C101]&lt;10); [$data.$B101]; &quot;&quot; )">
            <text:p/>
          </table:table-cell>
          <table:table-cell table:formula="of:=IF([$data.$C101]&gt;=10; [$data.$B101]; &quot;&quot; )">
            <text:p/>
          </table:table-cell>
          <table:table-cell table:number-columns-repeated="10"/>
        </table:table-row>
        <table:table-row table:style-name="ro1">
          <table:table-cell table:formula="of:=IF([$data.$C102]&lt;1; [$data.$B102]; &quot;&quot; )">
            <text:p/>
          </table:table-cell>
          <table:table-cell table:formula="of:=IF(AND([$data.$C102]&gt;=1; [$data.$C102]&lt;5); [$data.$B102]; &quot;&quot; )" office:value-type="float" office:value="1.25188916876574" calcext:value-type="float">
            <text:p>1.25188916876574</text:p>
          </table:table-cell>
          <table:table-cell table:formula="of:=IF(AND([$data.$C102]&gt;=5; [$data.$C102]&lt;10); [$data.$B102]; &quot;&quot; )">
            <text:p/>
          </table:table-cell>
          <table:table-cell table:formula="of:=IF([$data.$C102]&gt;=10; [$data.$B102]; &quot;&quot; )">
            <text:p/>
          </table:table-cell>
          <table:table-cell table:number-columns-repeated="10"/>
        </table:table-row>
        <table:table-row table:style-name="ro1">
          <table:table-cell table:formula="of:=IF([$data.$C103]&lt;1; [$data.$B103]; &quot;&quot; )">
            <text:p/>
          </table:table-cell>
          <table:table-cell table:formula="of:=IF(AND([$data.$C103]&gt;=1; [$data.$C103]&lt;5); [$data.$B103]; &quot;&quot; )" office:value-type="float" office:value="1.25147679324895" calcext:value-type="float">
            <text:p>1.25147679324895</text:p>
          </table:table-cell>
          <table:table-cell table:formula="of:=IF(AND([$data.$C103]&gt;=5; [$data.$C103]&lt;10); [$data.$B103]; &quot;&quot; )">
            <text:p/>
          </table:table-cell>
          <table:table-cell table:formula="of:=IF([$data.$C103]&gt;=10; [$data.$B103]; &quot;&quot; )">
            <text:p/>
          </table:table-cell>
          <table:table-cell table:number-columns-repeated="10"/>
        </table:table-row>
        <table:table-row table:style-name="ro1">
          <table:table-cell table:formula="of:=IF([$data.$C104]&lt;1; [$data.$B104]; &quot;&quot; )">
            <text:p/>
          </table:table-cell>
          <table:table-cell table:formula="of:=IF(AND([$data.$C104]&gt;=1; [$data.$C104]&lt;5); [$data.$B104]; &quot;&quot; )" office:value-type="float" office:value="1.26329331046312" calcext:value-type="float">
            <text:p>1.26329331046312</text:p>
          </table:table-cell>
          <table:table-cell table:formula="of:=IF(AND([$data.$C104]&gt;=5; [$data.$C104]&lt;10); [$data.$B104]; &quot;&quot; )">
            <text:p/>
          </table:table-cell>
          <table:table-cell table:formula="of:=IF([$data.$C104]&gt;=10; [$data.$B104]; &quot;&quot; )">
            <text:p/>
          </table:table-cell>
          <table:table-cell table:number-columns-repeated="10"/>
        </table:table-row>
        <table:table-row table:style-name="ro1">
          <table:table-cell table:formula="of:=IF([$data.$C105]&lt;1; [$data.$B105]; &quot;&quot; )">
            <text:p/>
          </table:table-cell>
          <table:table-cell table:formula="of:=IF(AND([$data.$C105]&gt;=1; [$data.$C105]&lt;5); [$data.$B105]; &quot;&quot; )" office:value-type="float" office:value="1.29518619436876" calcext:value-type="float">
            <text:p>1.29518619436876</text:p>
          </table:table-cell>
          <table:table-cell table:formula="of:=IF(AND([$data.$C105]&gt;=5; [$data.$C105]&lt;10); [$data.$B105]; &quot;&quot; )">
            <text:p/>
          </table:table-cell>
          <table:table-cell table:formula="of:=IF([$data.$C105]&gt;=10; [$data.$B105]; &quot;&quot; )">
            <text:p/>
          </table:table-cell>
          <table:table-cell table:number-columns-repeated="10"/>
        </table:table-row>
        <table:table-row table:style-name="ro1">
          <table:table-cell table:formula="of:=IF([$data.$C106]&lt;1; [$data.$B106]; &quot;&quot; )">
            <text:p/>
          </table:table-cell>
          <table:table-cell table:formula="of:=IF(AND([$data.$C106]&gt;=1; [$data.$C106]&lt;5); [$data.$B106]; &quot;&quot; )" office:value-type="float" office:value="1.34930875576037" calcext:value-type="float">
            <text:p>1.34930875576037</text:p>
          </table:table-cell>
          <table:table-cell table:formula="of:=IF(AND([$data.$C106]&gt;=5; [$data.$C106]&lt;10); [$data.$B106]; &quot;&quot; )">
            <text:p/>
          </table:table-cell>
          <table:table-cell table:formula="of:=IF([$data.$C106]&gt;=10; [$data.$B106]; &quot;&quot; )">
            <text:p/>
          </table:table-cell>
          <table:table-cell table:number-columns-repeated="10"/>
        </table:table-row>
        <table:table-row table:style-name="ro1">
          <table:table-cell table:formula="of:=IF([$data.$C107]&lt;1; [$data.$B107]; &quot;&quot; )">
            <text:p/>
          </table:table-cell>
          <table:table-cell table:formula="of:=IF(AND([$data.$C107]&gt;=1; [$data.$C107]&lt;5); [$data.$B107]; &quot;&quot; )" office:value-type="float" office:value="1.3433242506812" calcext:value-type="float">
            <text:p>1.3433242506812</text:p>
          </table:table-cell>
          <table:table-cell table:formula="of:=IF(AND([$data.$C107]&gt;=5; [$data.$C107]&lt;10); [$data.$B107]; &quot;&quot; )">
            <text:p/>
          </table:table-cell>
          <table:table-cell table:formula="of:=IF([$data.$C107]&gt;=10; [$data.$B107]; &quot;&quot; )">
            <text:p/>
          </table:table-cell>
          <table:table-cell table:number-columns-repeated="10"/>
        </table:table-row>
        <table:table-row table:style-name="ro1">
          <table:table-cell table:formula="of:=IF([$data.$C108]&lt;1; [$data.$B108]; &quot;&quot; )">
            <text:p/>
          </table:table-cell>
          <table:table-cell table:formula="of:=IF(AND([$data.$C108]&gt;=1; [$data.$C108]&lt;5); [$data.$B108]; &quot;&quot; )" office:value-type="float" office:value="1.34859154929577" calcext:value-type="float">
            <text:p>1.34859154929577</text:p>
          </table:table-cell>
          <table:table-cell table:formula="of:=IF(AND([$data.$C108]&gt;=5; [$data.$C108]&lt;10); [$data.$B108]; &quot;&quot; )">
            <text:p/>
          </table:table-cell>
          <table:table-cell table:formula="of:=IF([$data.$C108]&gt;=10; [$data.$B108]; &quot;&quot; )">
            <text:p/>
          </table:table-cell>
          <table:table-cell table:number-columns-repeated="10"/>
        </table:table-row>
        <table:table-row table:style-name="ro1">
          <table:table-cell table:formula="of:=IF([$data.$C109]&lt;1; [$data.$B109]; &quot;&quot; )">
            <text:p/>
          </table:table-cell>
          <table:table-cell table:formula="of:=IF(AND([$data.$C109]&gt;=1; [$data.$C109]&lt;5); [$data.$B109]; &quot;&quot; )" office:value-type="float" office:value="1.27297056199822" calcext:value-type="float">
            <text:p>1.27297056199822</text:p>
          </table:table-cell>
          <table:table-cell table:formula="of:=IF(AND([$data.$C109]&gt;=5; [$data.$C109]&lt;10); [$data.$B109]; &quot;&quot; )">
            <text:p/>
          </table:table-cell>
          <table:table-cell table:formula="of:=IF([$data.$C109]&gt;=10; [$data.$B109]; &quot;&quot; )">
            <text:p/>
          </table:table-cell>
          <table:table-cell table:number-columns-repeated="10"/>
        </table:table-row>
        <table:table-row table:style-name="ro1">
          <table:table-cell table:formula="of:=IF([$data.$C110]&lt;1; [$data.$B110]; &quot;&quot; )">
            <text:p/>
          </table:table-cell>
          <table:table-cell table:formula="of:=IF(AND([$data.$C110]&gt;=1; [$data.$C110]&lt;5); [$data.$B110]; &quot;&quot; )" office:value-type="float" office:value="1.27758913412564" calcext:value-type="float">
            <text:p>1.27758913412564</text:p>
          </table:table-cell>
          <table:table-cell table:formula="of:=IF(AND([$data.$C110]&gt;=5; [$data.$C110]&lt;10); [$data.$B110]; &quot;&quot; )">
            <text:p/>
          </table:table-cell>
          <table:table-cell table:formula="of:=IF([$data.$C110]&gt;=10; [$data.$B110]; &quot;&quot; )">
            <text:p/>
          </table:table-cell>
          <table:table-cell table:number-columns-repeated="10"/>
        </table:table-row>
        <table:table-row table:style-name="ro1">
          <table:table-cell table:formula="of:=IF([$data.$C111]&lt;1; [$data.$B111]; &quot;&quot; )">
            <text:p/>
          </table:table-cell>
          <table:table-cell table:formula="of:=IF(AND([$data.$C111]&gt;=1; [$data.$C111]&lt;5); [$data.$B111]; &quot;&quot; )" office:value-type="float" office:value="1.33593073593074" calcext:value-type="float">
            <text:p>1.33593073593074</text:p>
          </table:table-cell>
          <table:table-cell table:formula="of:=IF(AND([$data.$C111]&gt;=5; [$data.$C111]&lt;10); [$data.$B111]; &quot;&quot; )">
            <text:p/>
          </table:table-cell>
          <table:table-cell table:formula="of:=IF([$data.$C111]&gt;=10; [$data.$B111]; &quot;&quot; )">
            <text:p/>
          </table:table-cell>
          <table:table-cell table:number-columns-repeated="10"/>
        </table:table-row>
        <table:table-row table:style-name="ro1">
          <table:table-cell table:formula="of:=IF([$data.$C112]&lt;1; [$data.$B112]; &quot;&quot; )">
            <text:p/>
          </table:table-cell>
          <table:table-cell table:formula="of:=IF(AND([$data.$C112]&gt;=1; [$data.$C112]&lt;5); [$data.$B112]; &quot;&quot; )" office:value-type="float" office:value="1.29857397504456" calcext:value-type="float">
            <text:p>1.29857397504456</text:p>
          </table:table-cell>
          <table:table-cell table:formula="of:=IF(AND([$data.$C112]&gt;=5; [$data.$C112]&lt;10); [$data.$B112]; &quot;&quot; )">
            <text:p/>
          </table:table-cell>
          <table:table-cell table:formula="of:=IF([$data.$C112]&gt;=10; [$data.$B112]; &quot;&quot; )">
            <text:p/>
          </table:table-cell>
          <table:table-cell table:number-columns-repeated="10"/>
        </table:table-row>
        <table:table-row table:style-name="ro1">
          <table:table-cell table:formula="of:=IF([$data.$C113]&lt;1; [$data.$B113]; &quot;&quot; )">
            <text:p/>
          </table:table-cell>
          <table:table-cell table:formula="of:=IF(AND([$data.$C113]&gt;=1; [$data.$C113]&lt;5); [$data.$B113]; &quot;&quot; )" office:value-type="float" office:value="1.39055793991416" calcext:value-type="float">
            <text:p>1.39055793991416</text:p>
          </table:table-cell>
          <table:table-cell table:formula="of:=IF(AND([$data.$C113]&gt;=5; [$data.$C113]&lt;10); [$data.$B113]; &quot;&quot; )">
            <text:p/>
          </table:table-cell>
          <table:table-cell table:formula="of:=IF([$data.$C113]&gt;=10; [$data.$B113]; &quot;&quot; )">
            <text:p/>
          </table:table-cell>
          <table:table-cell table:number-columns-repeated="10"/>
        </table:table-row>
        <table:table-row table:style-name="ro1">
          <table:table-cell table:formula="of:=IF([$data.$C114]&lt;1; [$data.$B114]; &quot;&quot; )">
            <text:p/>
          </table:table-cell>
          <table:table-cell table:formula="of:=IF(AND([$data.$C114]&gt;=1; [$data.$C114]&lt;5); [$data.$B114]; &quot;&quot; )" office:value-type="float" office:value="1.4247460757156" calcext:value-type="float">
            <text:p>1.4247460757156</text:p>
          </table:table-cell>
          <table:table-cell table:formula="of:=IF(AND([$data.$C114]&gt;=5; [$data.$C114]&lt;10); [$data.$B114]; &quot;&quot; )">
            <text:p/>
          </table:table-cell>
          <table:table-cell table:formula="of:=IF([$data.$C114]&gt;=10; [$data.$B114]; &quot;&quot; )">
            <text:p/>
          </table:table-cell>
          <table:table-cell table:number-columns-repeated="10"/>
        </table:table-row>
        <table:table-row table:style-name="ro1">
          <table:table-cell table:formula="of:=IF([$data.$C115]&lt;1; [$data.$B115]; &quot;&quot; )">
            <text:p/>
          </table:table-cell>
          <table:table-cell table:formula="of:=IF(AND([$data.$C115]&gt;=1; [$data.$C115]&lt;5); [$data.$B115]; &quot;&quot; )" office:value-type="float" office:value="1.29072907290729" calcext:value-type="float">
            <text:p>1.29072907290729</text:p>
          </table:table-cell>
          <table:table-cell table:formula="of:=IF(AND([$data.$C115]&gt;=5; [$data.$C115]&lt;10); [$data.$B115]; &quot;&quot; )">
            <text:p/>
          </table:table-cell>
          <table:table-cell table:formula="of:=IF([$data.$C115]&gt;=10; [$data.$B115]; &quot;&quot; )">
            <text:p/>
          </table:table-cell>
          <table:table-cell table:number-columns-repeated="10"/>
        </table:table-row>
        <table:table-row table:style-name="ro1">
          <table:table-cell table:formula="of:=IF([$data.$C116]&lt;1; [$data.$B116]; &quot;&quot; )">
            <text:p/>
          </table:table-cell>
          <table:table-cell table:formula="of:=IF(AND([$data.$C116]&gt;=1; [$data.$C116]&lt;5); [$data.$B116]; &quot;&quot; )" office:value-type="float" office:value="1.33176470588235" calcext:value-type="float">
            <text:p>1.33176470588235</text:p>
          </table:table-cell>
          <table:table-cell table:formula="of:=IF(AND([$data.$C116]&gt;=5; [$data.$C116]&lt;10); [$data.$B116]; &quot;&quot; )">
            <text:p/>
          </table:table-cell>
          <table:table-cell table:formula="of:=IF([$data.$C116]&gt;=10; [$data.$B116]; &quot;&quot; )">
            <text:p/>
          </table:table-cell>
          <table:table-cell table:number-columns-repeated="10"/>
        </table:table-row>
        <table:table-row table:style-name="ro1">
          <table:table-cell table:formula="of:=IF([$data.$C117]&lt;1; [$data.$B117]; &quot;&quot; )">
            <text:p/>
          </table:table-cell>
          <table:table-cell table:formula="of:=IF(AND([$data.$C117]&gt;=1; [$data.$C117]&lt;5); [$data.$B117]; &quot;&quot; )" office:value-type="float" office:value="1.3515037593985" calcext:value-type="float">
            <text:p>1.3515037593985</text:p>
          </table:table-cell>
          <table:table-cell table:formula="of:=IF(AND([$data.$C117]&gt;=5; [$data.$C117]&lt;10); [$data.$B117]; &quot;&quot; )">
            <text:p/>
          </table:table-cell>
          <table:table-cell table:formula="of:=IF([$data.$C117]&gt;=10; [$data.$B117]; &quot;&quot; )">
            <text:p/>
          </table:table-cell>
          <table:table-cell table:number-columns-repeated="10"/>
        </table:table-row>
        <table:table-row table:style-name="ro1">
          <table:table-cell table:formula="of:=IF([$data.$C118]&lt;1; [$data.$B118]; &quot;&quot; )">
            <text:p/>
          </table:table-cell>
          <table:table-cell table:formula="of:=IF(AND([$data.$C118]&gt;=1; [$data.$C118]&lt;5); [$data.$B118]; &quot;&quot; )" office:value-type="float" office:value="1.30173199635369" calcext:value-type="float">
            <text:p>1.30173199635369</text:p>
          </table:table-cell>
          <table:table-cell table:formula="of:=IF(AND([$data.$C118]&gt;=5; [$data.$C118]&lt;10); [$data.$B118]; &quot;&quot; )">
            <text:p/>
          </table:table-cell>
          <table:table-cell table:formula="of:=IF([$data.$C118]&gt;=10; [$data.$B118]; &quot;&quot; )">
            <text:p/>
          </table:table-cell>
          <table:table-cell table:number-columns-repeated="10"/>
        </table:table-row>
        <table:table-row table:style-name="ro1">
          <table:table-cell table:formula="of:=IF([$data.$C119]&lt;1; [$data.$B119]; &quot;&quot; )">
            <text:p/>
          </table:table-cell>
          <table:table-cell table:formula="of:=IF(AND([$data.$C119]&gt;=1; [$data.$C119]&lt;5); [$data.$B119]; &quot;&quot; )" office:value-type="float" office:value="1.3401297497683" calcext:value-type="float">
            <text:p>1.3401297497683</text:p>
          </table:table-cell>
          <table:table-cell table:formula="of:=IF(AND([$data.$C119]&gt;=5; [$data.$C119]&lt;10); [$data.$B119]; &quot;&quot; )">
            <text:p/>
          </table:table-cell>
          <table:table-cell table:formula="of:=IF([$data.$C119]&gt;=10; [$data.$B119]; &quot;&quot; )">
            <text:p/>
          </table:table-cell>
          <table:table-cell table:number-columns-repeated="10"/>
        </table:table-row>
        <table:table-row table:style-name="ro1">
          <table:table-cell table:formula="of:=IF([$data.$C120]&lt;1; [$data.$B120]; &quot;&quot; )">
            <text:p/>
          </table:table-cell>
          <table:table-cell table:formula="of:=IF(AND([$data.$C120]&gt;=1; [$data.$C120]&lt;5); [$data.$B120]; &quot;&quot; )" office:value-type="float" office:value="1.21884057971015" calcext:value-type="float">
            <text:p>1.21884057971015</text:p>
          </table:table-cell>
          <table:table-cell table:formula="of:=IF(AND([$data.$C120]&gt;=5; [$data.$C120]&lt;10); [$data.$B120]; &quot;&quot; )">
            <text:p/>
          </table:table-cell>
          <table:table-cell table:formula="of:=IF([$data.$C120]&gt;=10; [$data.$B120]; &quot;&quot; )">
            <text:p/>
          </table:table-cell>
          <table:table-cell table:number-columns-repeated="10"/>
        </table:table-row>
        <table:table-row table:style-name="ro1">
          <table:table-cell table:formula="of:=IF([$data.$C121]&lt;1; [$data.$B121]; &quot;&quot; )">
            <text:p/>
          </table:table-cell>
          <table:table-cell table:formula="of:=IF(AND([$data.$C121]&gt;=1; [$data.$C121]&lt;5); [$data.$B121]; &quot;&quot; )" office:value-type="float" office:value="1.46442307692308" calcext:value-type="float">
            <text:p>1.46442307692308</text:p>
          </table:table-cell>
          <table:table-cell table:formula="of:=IF(AND([$data.$C121]&gt;=5; [$data.$C121]&lt;10); [$data.$B121]; &quot;&quot; )">
            <text:p/>
          </table:table-cell>
          <table:table-cell table:formula="of:=IF([$data.$C121]&gt;=10; [$data.$B121]; &quot;&quot; )">
            <text:p/>
          </table:table-cell>
          <table:table-cell table:number-columns-repeated="10"/>
        </table:table-row>
        <table:table-row table:style-name="ro1">
          <table:table-cell table:formula="of:=IF([$data.$C122]&lt;1; [$data.$B122]; &quot;&quot; )">
            <text:p/>
          </table:table-cell>
          <table:table-cell table:formula="of:=IF(AND([$data.$C122]&gt;=1; [$data.$C122]&lt;5); [$data.$B122]; &quot;&quot; )" office:value-type="float" office:value="1.32179930795848" calcext:value-type="float">
            <text:p>1.32179930795848</text:p>
          </table:table-cell>
          <table:table-cell table:formula="of:=IF(AND([$data.$C122]&gt;=5; [$data.$C122]&lt;10); [$data.$B122]; &quot;&quot; )">
            <text:p/>
          </table:table-cell>
          <table:table-cell table:formula="of:=IF([$data.$C122]&gt;=10; [$data.$B122]; &quot;&quot; )">
            <text:p/>
          </table:table-cell>
          <table:table-cell table:number-columns-repeated="10"/>
        </table:table-row>
        <table:table-row table:style-name="ro1">
          <table:table-cell table:formula="of:=IF([$data.$C123]&lt;1; [$data.$B123]; &quot;&quot; )">
            <text:p/>
          </table:table-cell>
          <table:table-cell table:formula="of:=IF(AND([$data.$C123]&gt;=1; [$data.$C123]&lt;5); [$data.$B123]; &quot;&quot; )" office:value-type="float" office:value="1.38461538461538" calcext:value-type="float">
            <text:p>1.38461538461538</text:p>
          </table:table-cell>
          <table:table-cell table:formula="of:=IF(AND([$data.$C123]&gt;=5; [$data.$C123]&lt;10); [$data.$B123]; &quot;&quot; )">
            <text:p/>
          </table:table-cell>
          <table:table-cell table:formula="of:=IF([$data.$C123]&gt;=10; [$data.$B123]; &quot;&quot; )">
            <text:p/>
          </table:table-cell>
          <table:table-cell table:number-columns-repeated="10"/>
        </table:table-row>
        <table:table-row table:style-name="ro1">
          <table:table-cell table:formula="of:=IF([$data.$C124]&lt;1; [$data.$B124]; &quot;&quot; )">
            <text:p/>
          </table:table-cell>
          <table:table-cell table:formula="of:=IF(AND([$data.$C124]&gt;=1; [$data.$C124]&lt;5); [$data.$B124]; &quot;&quot; )" office:value-type="float" office:value="1.39310344827586" calcext:value-type="float">
            <text:p>1.39310344827586</text:p>
          </table:table-cell>
          <table:table-cell table:formula="of:=IF(AND([$data.$C124]&gt;=5; [$data.$C124]&lt;10); [$data.$B124]; &quot;&quot; )">
            <text:p/>
          </table:table-cell>
          <table:table-cell table:formula="of:=IF([$data.$C124]&gt;=10; [$data.$B124]; &quot;&quot; )">
            <text:p/>
          </table:table-cell>
          <table:table-cell table:number-columns-repeated="10"/>
        </table:table-row>
        <table:table-row table:style-name="ro1">
          <table:table-cell table:formula="of:=IF([$data.$C125]&lt;1; [$data.$B125]; &quot;&quot; )">
            <text:p/>
          </table:table-cell>
          <table:table-cell table:formula="of:=IF(AND([$data.$C125]&gt;=1; [$data.$C125]&lt;5); [$data.$B125]; &quot;&quot; )" office:value-type="float" office:value="1.37220149253731" calcext:value-type="float">
            <text:p>1.37220149253731</text:p>
          </table:table-cell>
          <table:table-cell table:formula="of:=IF(AND([$data.$C125]&gt;=5; [$data.$C125]&lt;10); [$data.$B125]; &quot;&quot; )">
            <text:p/>
          </table:table-cell>
          <table:table-cell table:formula="of:=IF([$data.$C125]&gt;=10; [$data.$B125]; &quot;&quot; )">
            <text:p/>
          </table:table-cell>
          <table:table-cell table:number-columns-repeated="10"/>
        </table:table-row>
        <table:table-row table:style-name="ro1">
          <table:table-cell table:formula="of:=IF([$data.$C126]&lt;1; [$data.$B126]; &quot;&quot; )">
            <text:p/>
          </table:table-cell>
          <table:table-cell table:formula="of:=IF(AND([$data.$C126]&gt;=1; [$data.$C126]&lt;5); [$data.$B126]; &quot;&quot; )" office:value-type="float" office:value="1.37855787476281" calcext:value-type="float">
            <text:p>1.37855787476281</text:p>
          </table:table-cell>
          <table:table-cell table:formula="of:=IF(AND([$data.$C126]&gt;=5; [$data.$C126]&lt;10); [$data.$B126]; &quot;&quot; )">
            <text:p/>
          </table:table-cell>
          <table:table-cell table:formula="of:=IF([$data.$C126]&gt;=10; [$data.$B126]; &quot;&quot; )">
            <text:p/>
          </table:table-cell>
          <table:table-cell table:number-columns-repeated="10"/>
        </table:table-row>
        <table:table-row table:style-name="ro1">
          <table:table-cell table:formula="of:=IF([$data.$C127]&lt;1; [$data.$B127]; &quot;&quot; )">
            <text:p/>
          </table:table-cell>
          <table:table-cell table:formula="of:=IF(AND([$data.$C127]&gt;=1; [$data.$C127]&lt;5); [$data.$B127]; &quot;&quot; )" office:value-type="float" office:value="1.40145322434151" calcext:value-type="float">
            <text:p>1.40145322434151</text:p>
          </table:table-cell>
          <table:table-cell table:formula="of:=IF(AND([$data.$C127]&gt;=5; [$data.$C127]&lt;10); [$data.$B127]; &quot;&quot; )">
            <text:p/>
          </table:table-cell>
          <table:table-cell table:formula="of:=IF([$data.$C127]&gt;=10; [$data.$B127]; &quot;&quot; )">
            <text:p/>
          </table:table-cell>
          <table:table-cell table:number-columns-repeated="10"/>
        </table:table-row>
        <table:table-row table:style-name="ro1">
          <table:table-cell table:formula="of:=IF([$data.$C128]&lt;1; [$data.$B128]; &quot;&quot; )">
            <text:p/>
          </table:table-cell>
          <table:table-cell table:formula="of:=IF(AND([$data.$C128]&gt;=1; [$data.$C128]&lt;5); [$data.$B128]; &quot;&quot; )" office:value-type="float" office:value="1.42868852459016" calcext:value-type="float">
            <text:p>1.42868852459016</text:p>
          </table:table-cell>
          <table:table-cell table:formula="of:=IF(AND([$data.$C128]&gt;=5; [$data.$C128]&lt;10); [$data.$B128]; &quot;&quot; )">
            <text:p/>
          </table:table-cell>
          <table:table-cell table:formula="of:=IF([$data.$C128]&gt;=10; [$data.$B128]; &quot;&quot; )">
            <text:p/>
          </table:table-cell>
          <table:table-cell table:number-columns-repeated="10"/>
        </table:table-row>
        <table:table-row table:style-name="ro1">
          <table:table-cell table:formula="of:=IF([$data.$C129]&lt;1; [$data.$B129]; &quot;&quot; )">
            <text:p/>
          </table:table-cell>
          <table:table-cell table:formula="of:=IF(AND([$data.$C129]&gt;=1; [$data.$C129]&lt;5); [$data.$B129]; &quot;&quot; )" office:value-type="float" office:value="1.74267100977199" calcext:value-type="float">
            <text:p>1.74267100977199</text:p>
          </table:table-cell>
          <table:table-cell table:formula="of:=IF(AND([$data.$C129]&gt;=5; [$data.$C129]&lt;10); [$data.$B129]; &quot;&quot; )">
            <text:p/>
          </table:table-cell>
          <table:table-cell table:formula="of:=IF([$data.$C129]&gt;=10; [$data.$B129]; &quot;&quot; )">
            <text:p/>
          </table:table-cell>
          <table:table-cell table:number-columns-repeated="10"/>
        </table:table-row>
        <table:table-row table:style-name="ro1">
          <table:table-cell table:formula="of:=IF([$data.$C130]&lt;1; [$data.$B130]; &quot;&quot; )">
            <text:p/>
          </table:table-cell>
          <table:table-cell table:formula="of:=IF(AND([$data.$C130]&gt;=1; [$data.$C130]&lt;5); [$data.$B130]; &quot;&quot; )" office:value-type="float" office:value="1.26851025869759" calcext:value-type="float">
            <text:p>1.26851025869759</text:p>
          </table:table-cell>
          <table:table-cell table:formula="of:=IF(AND([$data.$C130]&gt;=5; [$data.$C130]&lt;10); [$data.$B130]; &quot;&quot; )">
            <text:p/>
          </table:table-cell>
          <table:table-cell table:formula="of:=IF([$data.$C130]&gt;=10; [$data.$B130]; &quot;&quot; )">
            <text:p/>
          </table:table-cell>
          <table:table-cell table:number-columns-repeated="10"/>
        </table:table-row>
        <table:table-row table:style-name="ro1">
          <table:table-cell table:formula="of:=IF([$data.$C131]&lt;1; [$data.$B131]; &quot;&quot; )">
            <text:p/>
          </table:table-cell>
          <table:table-cell table:formula="of:=IF(AND([$data.$C131]&gt;=1; [$data.$C131]&lt;5); [$data.$B131]; &quot;&quot; )" office:value-type="float" office:value="1.35504587155963" calcext:value-type="float">
            <text:p>1.35504587155963</text:p>
          </table:table-cell>
          <table:table-cell table:formula="of:=IF(AND([$data.$C131]&gt;=5; [$data.$C131]&lt;10); [$data.$B131]; &quot;&quot; )">
            <text:p/>
          </table:table-cell>
          <table:table-cell table:formula="of:=IF([$data.$C131]&gt;=10; [$data.$B131]; &quot;&quot; )">
            <text:p/>
          </table:table-cell>
          <table:table-cell table:number-columns-repeated="10"/>
        </table:table-row>
        <table:table-row table:style-name="ro1">
          <table:table-cell table:formula="of:=IF([$data.$C132]&lt;1; [$data.$B132]; &quot;&quot; )">
            <text:p/>
          </table:table-cell>
          <table:table-cell table:formula="of:=IF(AND([$data.$C132]&gt;=1; [$data.$C132]&lt;5); [$data.$B132]; &quot;&quot; )" office:value-type="float" office:value="1.41899441340782" calcext:value-type="float">
            <text:p>1.41899441340782</text:p>
          </table:table-cell>
          <table:table-cell table:formula="of:=IF(AND([$data.$C132]&gt;=5; [$data.$C132]&lt;10); [$data.$B132]; &quot;&quot; )">
            <text:p/>
          </table:table-cell>
          <table:table-cell table:formula="of:=IF([$data.$C132]&gt;=10; [$data.$B132]; &quot;&quot; )">
            <text:p/>
          </table:table-cell>
          <table:table-cell table:number-columns-repeated="10"/>
        </table:table-row>
        <table:table-row table:style-name="ro1">
          <table:table-cell table:formula="of:=IF([$data.$C133]&lt;1; [$data.$B133]; &quot;&quot; )">
            <text:p/>
          </table:table-cell>
          <table:table-cell table:formula="of:=IF(AND([$data.$C133]&gt;=1; [$data.$C133]&lt;5); [$data.$B133]; &quot;&quot; )" office:value-type="float" office:value="1.6026936026936" calcext:value-type="float">
            <text:p>1.6026936026936</text:p>
          </table:table-cell>
          <table:table-cell table:formula="of:=IF(AND([$data.$C133]&gt;=5; [$data.$C133]&lt;10); [$data.$B133]; &quot;&quot; )">
            <text:p/>
          </table:table-cell>
          <table:table-cell table:formula="of:=IF([$data.$C133]&gt;=10; [$data.$B133]; &quot;&quot; )">
            <text:p/>
          </table:table-cell>
          <table:table-cell table:number-columns-repeated="10"/>
        </table:table-row>
        <table:table-row table:style-name="ro1">
          <table:table-cell table:formula="of:=IF([$data.$C134]&lt;1; [$data.$B134]; &quot;&quot; )">
            <text:p/>
          </table:table-cell>
          <table:table-cell table:formula="of:=IF(AND([$data.$C134]&gt;=1; [$data.$C134]&lt;5); [$data.$B134]; &quot;&quot; )" office:value-type="float" office:value="1.37388987566607" calcext:value-type="float">
            <text:p>1.37388987566607</text:p>
          </table:table-cell>
          <table:table-cell table:formula="of:=IF(AND([$data.$C134]&gt;=5; [$data.$C134]&lt;10); [$data.$B134]; &quot;&quot; )">
            <text:p/>
          </table:table-cell>
          <table:table-cell table:formula="of:=IF([$data.$C134]&gt;=10; [$data.$B134]; &quot;&quot; )">
            <text:p/>
          </table:table-cell>
          <table:table-cell table:number-columns-repeated="10"/>
        </table:table-row>
        <table:table-row table:style-name="ro1">
          <table:table-cell table:formula="of:=IF([$data.$C135]&lt;1; [$data.$B135]; &quot;&quot; )">
            <text:p/>
          </table:table-cell>
          <table:table-cell table:formula="of:=IF(AND([$data.$C135]&gt;=1; [$data.$C135]&lt;5); [$data.$B135]; &quot;&quot; )" office:value-type="float" office:value="1.60756075607561" calcext:value-type="float">
            <text:p>1.60756075607561</text:p>
          </table:table-cell>
          <table:table-cell table:formula="of:=IF(AND([$data.$C135]&gt;=5; [$data.$C135]&lt;10); [$data.$B135]; &quot;&quot; )">
            <text:p/>
          </table:table-cell>
          <table:table-cell table:formula="of:=IF([$data.$C135]&gt;=10; [$data.$B135]; &quot;&quot; )">
            <text:p/>
          </table:table-cell>
          <table:table-cell table:number-columns-repeated="10"/>
        </table:table-row>
        <table:table-row table:style-name="ro1">
          <table:table-cell table:formula="of:=IF([$data.$C136]&lt;1; [$data.$B136]; &quot;&quot; )">
            <text:p/>
          </table:table-cell>
          <table:table-cell table:formula="of:=IF(AND([$data.$C136]&gt;=1; [$data.$C136]&lt;5); [$data.$B136]; &quot;&quot; )" office:value-type="float" office:value="1.43063063063063" calcext:value-type="float">
            <text:p>1.43063063063063</text:p>
          </table:table-cell>
          <table:table-cell table:formula="of:=IF(AND([$data.$C136]&gt;=5; [$data.$C136]&lt;10); [$data.$B136]; &quot;&quot; )">
            <text:p/>
          </table:table-cell>
          <table:table-cell table:formula="of:=IF([$data.$C136]&gt;=10; [$data.$B136]; &quot;&quot; )">
            <text:p/>
          </table:table-cell>
          <table:table-cell table:number-columns-repeated="10"/>
        </table:table-row>
        <table:table-row table:style-name="ro1">
          <table:table-cell table:formula="of:=IF([$data.$C137]&lt;1; [$data.$B137]; &quot;&quot; )">
            <text:p/>
          </table:table-cell>
          <table:table-cell table:formula="of:=IF(AND([$data.$C137]&gt;=1; [$data.$C137]&lt;5); [$data.$B137]; &quot;&quot; )" office:value-type="float" office:value="1.26848591549296" calcext:value-type="float">
            <text:p>1.26848591549296</text:p>
          </table:table-cell>
          <table:table-cell table:formula="of:=IF(AND([$data.$C137]&gt;=5; [$data.$C137]&lt;10); [$data.$B137]; &quot;&quot; )">
            <text:p/>
          </table:table-cell>
          <table:table-cell table:formula="of:=IF([$data.$C137]&gt;=10; [$data.$B137]; &quot;&quot; )">
            <text:p/>
          </table:table-cell>
          <table:table-cell table:number-columns-repeated="10"/>
        </table:table-row>
        <table:table-row table:style-name="ro1">
          <table:table-cell table:formula="of:=IF([$data.$C138]&lt;1; [$data.$B138]; &quot;&quot; )">
            <text:p/>
          </table:table-cell>
          <table:table-cell table:formula="of:=IF(AND([$data.$C138]&gt;=1; [$data.$C138]&lt;5); [$data.$B138]; &quot;&quot; )" office:value-type="float" office:value="1.33717834960071" calcext:value-type="float">
            <text:p>1.33717834960071</text:p>
          </table:table-cell>
          <table:table-cell table:formula="of:=IF(AND([$data.$C138]&gt;=5; [$data.$C138]&lt;10); [$data.$B138]; &quot;&quot; )">
            <text:p/>
          </table:table-cell>
          <table:table-cell table:formula="of:=IF([$data.$C138]&gt;=10; [$data.$B138]; &quot;&quot; )">
            <text:p/>
          </table:table-cell>
          <table:table-cell table:number-columns-repeated="10"/>
        </table:table-row>
        <table:table-row table:style-name="ro1">
          <table:table-cell table:formula="of:=IF([$data.$C139]&lt;1; [$data.$B139]; &quot;&quot; )">
            <text:p/>
          </table:table-cell>
          <table:table-cell table:formula="of:=IF(AND([$data.$C139]&gt;=1; [$data.$C139]&lt;5); [$data.$B139]; &quot;&quot; )" office:value-type="float" office:value="1.29924953095685" calcext:value-type="float">
            <text:p>1.29924953095685</text:p>
          </table:table-cell>
          <table:table-cell table:formula="of:=IF(AND([$data.$C139]&gt;=5; [$data.$C139]&lt;10); [$data.$B139]; &quot;&quot; )">
            <text:p/>
          </table:table-cell>
          <table:table-cell table:formula="of:=IF([$data.$C139]&gt;=10; [$data.$B139]; &quot;&quot; )">
            <text:p/>
          </table:table-cell>
          <table:table-cell table:number-columns-repeated="10"/>
        </table:table-row>
        <table:table-row table:style-name="ro1">
          <table:table-cell table:formula="of:=IF([$data.$C140]&lt;1; [$data.$B140]; &quot;&quot; )">
            <text:p/>
          </table:table-cell>
          <table:table-cell table:formula="of:=IF(AND([$data.$C140]&gt;=1; [$data.$C140]&lt;5); [$data.$B140]; &quot;&quot; )" office:value-type="float" office:value="1.27635075287865" calcext:value-type="float">
            <text:p>1.27635075287865</text:p>
          </table:table-cell>
          <table:table-cell table:formula="of:=IF(AND([$data.$C140]&gt;=5; [$data.$C140]&lt;10); [$data.$B140]; &quot;&quot; )">
            <text:p/>
          </table:table-cell>
          <table:table-cell table:formula="of:=IF([$data.$C140]&gt;=10; [$data.$B140]; &quot;&quot; )">
            <text:p/>
          </table:table-cell>
          <table:table-cell table:number-columns-repeated="10"/>
        </table:table-row>
        <table:table-row table:style-name="ro1">
          <table:table-cell table:formula="of:=IF([$data.$C141]&lt;1; [$data.$B141]; &quot;&quot; )">
            <text:p/>
          </table:table-cell>
          <table:table-cell table:formula="of:=IF(AND([$data.$C141]&gt;=1; [$data.$C141]&lt;5); [$data.$B141]; &quot;&quot; )" office:value-type="float" office:value="1.38945420906568" calcext:value-type="float">
            <text:p>1.38945420906568</text:p>
          </table:table-cell>
          <table:table-cell table:formula="of:=IF(AND([$data.$C141]&gt;=5; [$data.$C141]&lt;10); [$data.$B141]; &quot;&quot; )">
            <text:p/>
          </table:table-cell>
          <table:table-cell table:formula="of:=IF([$data.$C141]&gt;=10; [$data.$B141]; &quot;&quot; )">
            <text:p/>
          </table:table-cell>
          <table:table-cell table:number-columns-repeated="10"/>
        </table:table-row>
        <table:table-row table:style-name="ro1">
          <table:table-cell table:formula="of:=IF([$data.$C142]&lt;1; [$data.$B142]; &quot;&quot; )">
            <text:p/>
          </table:table-cell>
          <table:table-cell table:formula="of:=IF(AND([$data.$C142]&gt;=1; [$data.$C142]&lt;5); [$data.$B142]; &quot;&quot; )" office:value-type="float" office:value="1.30958904109589" calcext:value-type="float">
            <text:p>1.30958904109589</text:p>
          </table:table-cell>
          <table:table-cell table:formula="of:=IF(AND([$data.$C142]&gt;=5; [$data.$C142]&lt;10); [$data.$B142]; &quot;&quot; )">
            <text:p/>
          </table:table-cell>
          <table:table-cell table:formula="of:=IF([$data.$C142]&gt;=10; [$data.$B142]; &quot;&quot; )">
            <text:p/>
          </table:table-cell>
          <table:table-cell table:number-columns-repeated="10"/>
        </table:table-row>
        <table:table-row table:style-name="ro1">
          <table:table-cell table:formula="of:=IF([$data.$C143]&lt;1; [$data.$B143]; &quot;&quot; )">
            <text:p/>
          </table:table-cell>
          <table:table-cell table:formula="of:=IF(AND([$data.$C143]&gt;=1; [$data.$C143]&lt;5); [$data.$B143]; &quot;&quot; )" office:value-type="float" office:value="1.31737588652482" calcext:value-type="float">
            <text:p>1.31737588652482</text:p>
          </table:table-cell>
          <table:table-cell table:formula="of:=IF(AND([$data.$C143]&gt;=5; [$data.$C143]&lt;10); [$data.$B143]; &quot;&quot; )">
            <text:p/>
          </table:table-cell>
          <table:table-cell table:formula="of:=IF([$data.$C143]&gt;=10; [$data.$B143]; &quot;&quot; )">
            <text:p/>
          </table:table-cell>
          <table:table-cell table:number-columns-repeated="10"/>
        </table:table-row>
        <table:table-row table:style-name="ro1">
          <table:table-cell table:formula="of:=IF([$data.$C144]&lt;1; [$data.$B144]; &quot;&quot; )">
            <text:p/>
          </table:table-cell>
          <table:table-cell table:formula="of:=IF(AND([$data.$C144]&gt;=1; [$data.$C144]&lt;5); [$data.$B144]; &quot;&quot; )" office:value-type="float" office:value="1.34705332086062" calcext:value-type="float">
            <text:p>1.34705332086062</text:p>
          </table:table-cell>
          <table:table-cell table:formula="of:=IF(AND([$data.$C144]&gt;=5; [$data.$C144]&lt;10); [$data.$B144]; &quot;&quot; )">
            <text:p/>
          </table:table-cell>
          <table:table-cell table:formula="of:=IF([$data.$C144]&gt;=10; [$data.$B144]; &quot;&quot; )">
            <text:p/>
          </table:table-cell>
          <table:table-cell table:number-columns-repeated="10"/>
        </table:table-row>
        <table:table-row table:style-name="ro1">
          <table:table-cell table:formula="of:=IF([$data.$C145]&lt;1; [$data.$B145]; &quot;&quot; )">
            <text:p/>
          </table:table-cell>
          <table:table-cell table:formula="of:=IF(AND([$data.$C145]&gt;=1; [$data.$C145]&lt;5); [$data.$B145]; &quot;&quot; )" office:value-type="float" office:value="1.34329710144928" calcext:value-type="float">
            <text:p>1.34329710144928</text:p>
          </table:table-cell>
          <table:table-cell table:formula="of:=IF(AND([$data.$C145]&gt;=5; [$data.$C145]&lt;10); [$data.$B145]; &quot;&quot; )">
            <text:p/>
          </table:table-cell>
          <table:table-cell table:formula="of:=IF([$data.$C145]&gt;=10; [$data.$B145]; &quot;&quot; )">
            <text:p/>
          </table:table-cell>
          <table:table-cell table:number-columns-repeated="10"/>
        </table:table-row>
        <table:table-row table:style-name="ro1">
          <table:table-cell table:formula="of:=IF([$data.$C146]&lt;1; [$data.$B146]; &quot;&quot; )">
            <text:p/>
          </table:table-cell>
          <table:table-cell table:formula="of:=IF(AND([$data.$C146]&gt;=1; [$data.$C146]&lt;5); [$data.$B146]; &quot;&quot; )" office:value-type="float" office:value="1.30018939393939" calcext:value-type="float">
            <text:p>1.30018939393939</text:p>
          </table:table-cell>
          <table:table-cell table:formula="of:=IF(AND([$data.$C146]&gt;=5; [$data.$C146]&lt;10); [$data.$B146]; &quot;&quot; )">
            <text:p/>
          </table:table-cell>
          <table:table-cell table:formula="of:=IF([$data.$C146]&gt;=10; [$data.$B146]; &quot;&quot; )">
            <text:p/>
          </table:table-cell>
          <table:table-cell table:number-columns-repeated="10"/>
        </table:table-row>
        <table:table-row table:style-name="ro1">
          <table:table-cell table:formula="of:=IF([$data.$C147]&lt;1; [$data.$B147]; &quot;&quot; )">
            <text:p/>
          </table:table-cell>
          <table:table-cell table:formula="of:=IF(AND([$data.$C147]&gt;=1; [$data.$C147]&lt;5); [$data.$B147]; &quot;&quot; )" office:value-type="float" office:value="1.29673985362608" calcext:value-type="float">
            <text:p>1.29673985362608</text:p>
          </table:table-cell>
          <table:table-cell table:formula="of:=IF(AND([$data.$C147]&gt;=5; [$data.$C147]&lt;10); [$data.$B147]; &quot;&quot; )">
            <text:p/>
          </table:table-cell>
          <table:table-cell table:formula="of:=IF([$data.$C147]&gt;=10; [$data.$B147]; &quot;&quot; )">
            <text:p/>
          </table:table-cell>
          <table:table-cell table:number-columns-repeated="10"/>
        </table:table-row>
        <table:table-row table:style-name="ro1">
          <table:table-cell table:formula="of:=IF([$data.$C148]&lt;1; [$data.$B148]; &quot;&quot; )">
            <text:p/>
          </table:table-cell>
          <table:table-cell table:formula="of:=IF(AND([$data.$C148]&gt;=1; [$data.$C148]&lt;5); [$data.$B148]; &quot;&quot; )" office:value-type="float" office:value="1.27877237851662" calcext:value-type="float">
            <text:p>1.27877237851662</text:p>
          </table:table-cell>
          <table:table-cell table:formula="of:=IF(AND([$data.$C148]&gt;=5; [$data.$C148]&lt;10); [$data.$B148]; &quot;&quot; )">
            <text:p/>
          </table:table-cell>
          <table:table-cell table:formula="of:=IF([$data.$C148]&gt;=10; [$data.$B148]; &quot;&quot; )">
            <text:p/>
          </table:table-cell>
          <table:table-cell table:number-columns-repeated="10"/>
        </table:table-row>
        <table:table-row table:style-name="ro1">
          <table:table-cell table:formula="of:=IF([$data.$C149]&lt;1; [$data.$B149]; &quot;&quot; )">
            <text:p/>
          </table:table-cell>
          <table:table-cell table:formula="of:=IF(AND([$data.$C149]&gt;=1; [$data.$C149]&lt;5); [$data.$B149]; &quot;&quot; )" office:value-type="float" office:value="1.37998228520815" calcext:value-type="float">
            <text:p>1.37998228520815</text:p>
          </table:table-cell>
          <table:table-cell table:formula="of:=IF(AND([$data.$C149]&gt;=5; [$data.$C149]&lt;10); [$data.$B149]; &quot;&quot; )">
            <text:p/>
          </table:table-cell>
          <table:table-cell table:formula="of:=IF([$data.$C149]&gt;=10; [$data.$B149]; &quot;&quot; )">
            <text:p/>
          </table:table-cell>
          <table:table-cell table:number-columns-repeated="10"/>
        </table:table-row>
        <table:table-row table:style-name="ro1">
          <table:table-cell table:formula="of:=IF([$data.$C150]&lt;1; [$data.$B150]; &quot;&quot; )">
            <text:p/>
          </table:table-cell>
          <table:table-cell table:formula="of:=IF(AND([$data.$C150]&gt;=1; [$data.$C150]&lt;5); [$data.$B150]; &quot;&quot; )" office:value-type="float" office:value="1.4716073147257" calcext:value-type="float">
            <text:p>1.4716073147257</text:p>
          </table:table-cell>
          <table:table-cell table:formula="of:=IF(AND([$data.$C150]&gt;=5; [$data.$C150]&lt;10); [$data.$B150]; &quot;&quot; )">
            <text:p/>
          </table:table-cell>
          <table:table-cell table:formula="of:=IF([$data.$C150]&gt;=10; [$data.$B150]; &quot;&quot; )">
            <text:p/>
          </table:table-cell>
          <table:table-cell table:number-columns-repeated="10"/>
        </table:table-row>
        <table:table-row table:style-name="ro1">
          <table:table-cell table:formula="of:=IF([$data.$C151]&lt;1; [$data.$B151]; &quot;&quot; )">
            <text:p/>
          </table:table-cell>
          <table:table-cell table:formula="of:=IF(AND([$data.$C151]&gt;=1; [$data.$C151]&lt;5); [$data.$B151]; &quot;&quot; )" office:value-type="float" office:value="1.26588021778584" calcext:value-type="float">
            <text:p>1.26588021778584</text:p>
          </table:table-cell>
          <table:table-cell table:formula="of:=IF(AND([$data.$C151]&gt;=5; [$data.$C151]&lt;10); [$data.$B151]; &quot;&quot; )">
            <text:p/>
          </table:table-cell>
          <table:table-cell table:formula="of:=IF([$data.$C151]&gt;=10; [$data.$B151]; &quot;&quot; )">
            <text:p/>
          </table:table-cell>
          <table:table-cell table:number-columns-repeated="10"/>
        </table:table-row>
        <table:table-row table:style-name="ro1">
          <table:table-cell table:formula="of:=IF([$data.$C152]&lt;1; [$data.$B152]; &quot;&quot; )">
            <text:p/>
          </table:table-cell>
          <table:table-cell table:formula="of:=IF(AND([$data.$C152]&gt;=1; [$data.$C152]&lt;5); [$data.$B152]; &quot;&quot; )" office:value-type="float" office:value="1.34383688600556" calcext:value-type="float">
            <text:p>1.34383688600556</text:p>
          </table:table-cell>
          <table:table-cell table:formula="of:=IF(AND([$data.$C152]&gt;=5; [$data.$C152]&lt;10); [$data.$B152]; &quot;&quot; )">
            <text:p/>
          </table:table-cell>
          <table:table-cell table:formula="of:=IF([$data.$C152]&gt;=10; [$data.$B152]; &quot;&quot; )">
            <text:p/>
          </table:table-cell>
          <table:table-cell table:number-columns-repeated="10"/>
        </table:table-row>
        <table:table-row table:style-name="ro1">
          <table:table-cell table:formula="of:=IF([$data.$C153]&lt;1; [$data.$B153]; &quot;&quot; )">
            <text:p/>
          </table:table-cell>
          <table:table-cell table:formula="of:=IF(AND([$data.$C153]&gt;=1; [$data.$C153]&lt;5); [$data.$B153]; &quot;&quot; )" office:value-type="float" office:value="1.25743415463042" calcext:value-type="float">
            <text:p>1.25743415463042</text:p>
          </table:table-cell>
          <table:table-cell table:formula="of:=IF(AND([$data.$C153]&gt;=5; [$data.$C153]&lt;10); [$data.$B153]; &quot;&quot; )">
            <text:p/>
          </table:table-cell>
          <table:table-cell table:formula="of:=IF([$data.$C153]&gt;=10; [$data.$B153]; &quot;&quot; )">
            <text:p/>
          </table:table-cell>
          <table:table-cell table:number-columns-repeated="10"/>
        </table:table-row>
        <table:table-row table:style-name="ro1">
          <table:table-cell table:formula="of:=IF([$data.$C154]&lt;1; [$data.$B154]; &quot;&quot; )">
            <text:p/>
          </table:table-cell>
          <table:table-cell table:formula="of:=IF(AND([$data.$C154]&gt;=1; [$data.$C154]&lt;5); [$data.$B154]; &quot;&quot; )" office:value-type="float" office:value="1.52946509519492" calcext:value-type="float">
            <text:p>1.52946509519492</text:p>
          </table:table-cell>
          <table:table-cell table:formula="of:=IF(AND([$data.$C154]&gt;=5; [$data.$C154]&lt;10); [$data.$B154]; &quot;&quot; )">
            <text:p/>
          </table:table-cell>
          <table:table-cell table:formula="of:=IF([$data.$C154]&gt;=10; [$data.$B154]; &quot;&quot; )">
            <text:p/>
          </table:table-cell>
          <table:table-cell table:number-columns-repeated="10"/>
        </table:table-row>
        <table:table-row table:style-name="ro1">
          <table:table-cell table:formula="of:=IF([$data.$C155]&lt;1; [$data.$B155]; &quot;&quot; )">
            <text:p/>
          </table:table-cell>
          <table:table-cell table:formula="of:=IF(AND([$data.$C155]&gt;=1; [$data.$C155]&lt;5); [$data.$B155]; &quot;&quot; )" office:value-type="float" office:value="1.26682887266829" calcext:value-type="float">
            <text:p>1.26682887266829</text:p>
          </table:table-cell>
          <table:table-cell table:formula="of:=IF(AND([$data.$C155]&gt;=5; [$data.$C155]&lt;10); [$data.$B155]; &quot;&quot; )">
            <text:p/>
          </table:table-cell>
          <table:table-cell table:formula="of:=IF([$data.$C155]&gt;=10; [$data.$B155]; &quot;&quot; )">
            <text:p/>
          </table:table-cell>
          <table:table-cell table:number-columns-repeated="10"/>
        </table:table-row>
        <table:table-row table:style-name="ro1">
          <table:table-cell table:formula="of:=IF([$data.$C156]&lt;1; [$data.$B156]; &quot;&quot; )">
            <text:p/>
          </table:table-cell>
          <table:table-cell table:formula="of:=IF(AND([$data.$C156]&gt;=1; [$data.$C156]&lt;5); [$data.$B156]; &quot;&quot; )" office:value-type="float" office:value="0.982683982683983" calcext:value-type="float">
            <text:p>0.982683982683983</text:p>
          </table:table-cell>
          <table:table-cell table:formula="of:=IF(AND([$data.$C156]&gt;=5; [$data.$C156]&lt;10); [$data.$B156]; &quot;&quot; )">
            <text:p/>
          </table:table-cell>
          <table:table-cell table:formula="of:=IF([$data.$C156]&gt;=10; [$data.$B156]; &quot;&quot; )">
            <text:p/>
          </table:table-cell>
          <table:table-cell table:number-columns-repeated="10"/>
        </table:table-row>
        <table:table-row table:style-name="ro1">
          <table:table-cell table:formula="of:=IF([$data.$C157]&lt;1; [$data.$B157]; &quot;&quot; )">
            <text:p/>
          </table:table-cell>
          <table:table-cell table:formula="of:=IF(AND([$data.$C157]&gt;=1; [$data.$C157]&lt;5); [$data.$B157]; &quot;&quot; )" office:value-type="float" office:value="1.31099195710456" calcext:value-type="float">
            <text:p>1.31099195710456</text:p>
          </table:table-cell>
          <table:table-cell table:formula="of:=IF(AND([$data.$C157]&gt;=5; [$data.$C157]&lt;10); [$data.$B157]; &quot;&quot; )">
            <text:p/>
          </table:table-cell>
          <table:table-cell table:formula="of:=IF([$data.$C157]&gt;=10; [$data.$B157]; &quot;&quot; )">
            <text:p/>
          </table:table-cell>
          <table:table-cell table:number-columns-repeated="10"/>
        </table:table-row>
        <table:table-row table:style-name="ro1">
          <table:table-cell table:formula="of:=IF([$data.$C158]&lt;1; [$data.$B158]; &quot;&quot; )">
            <text:p/>
          </table:table-cell>
          <table:table-cell table:formula="of:=IF(AND([$data.$C158]&gt;=1; [$data.$C158]&lt;5); [$data.$B158]; &quot;&quot; )" office:value-type="float" office:value="1.06088004822182" calcext:value-type="float">
            <text:p>1.06088004822182</text:p>
          </table:table-cell>
          <table:table-cell table:formula="of:=IF(AND([$data.$C158]&gt;=5; [$data.$C158]&lt;10); [$data.$B158]; &quot;&quot; )">
            <text:p/>
          </table:table-cell>
          <table:table-cell table:formula="of:=IF([$data.$C158]&gt;=10; [$data.$B158]; &quot;&quot; )">
            <text:p/>
          </table:table-cell>
          <table:table-cell table:number-columns-repeated="10"/>
        </table:table-row>
        <table:table-row table:style-name="ro1">
          <table:table-cell table:formula="of:=IF([$data.$C159]&lt;1; [$data.$B159]; &quot;&quot; )">
            <text:p/>
          </table:table-cell>
          <table:table-cell table:formula="of:=IF(AND([$data.$C159]&gt;=1; [$data.$C159]&lt;5); [$data.$B159]; &quot;&quot; )" office:value-type="float" office:value="1.3413506012951" calcext:value-type="float">
            <text:p>1.3413506012951</text:p>
          </table:table-cell>
          <table:table-cell table:formula="of:=IF(AND([$data.$C159]&gt;=5; [$data.$C159]&lt;10); [$data.$B159]; &quot;&quot; )">
            <text:p/>
          </table:table-cell>
          <table:table-cell table:formula="of:=IF([$data.$C159]&gt;=10; [$data.$B159]; &quot;&quot; )">
            <text:p/>
          </table:table-cell>
          <table:table-cell table:number-columns-repeated="10"/>
        </table:table-row>
        <table:table-row table:style-name="ro1">
          <table:table-cell table:formula="of:=IF([$data.$C160]&lt;1; [$data.$B160]; &quot;&quot; )">
            <text:p/>
          </table:table-cell>
          <table:table-cell table:formula="of:=IF(AND([$data.$C160]&gt;=1; [$data.$C160]&lt;5); [$data.$B160]; &quot;&quot; )" office:value-type="float" office:value="1.38795394154119" calcext:value-type="float">
            <text:p>1.38795394154119</text:p>
          </table:table-cell>
          <table:table-cell table:formula="of:=IF(AND([$data.$C160]&gt;=5; [$data.$C160]&lt;10); [$data.$B160]; &quot;&quot; )">
            <text:p/>
          </table:table-cell>
          <table:table-cell table:formula="of:=IF([$data.$C160]&gt;=10; [$data.$B160]; &quot;&quot; )">
            <text:p/>
          </table:table-cell>
          <table:table-cell table:number-columns-repeated="10"/>
        </table:table-row>
        <table:table-row table:style-name="ro1">
          <table:table-cell table:formula="of:=IF([$data.$C161]&lt;1; [$data.$B161]; &quot;&quot; )">
            <text:p/>
          </table:table-cell>
          <table:table-cell table:formula="of:=IF(AND([$data.$C161]&gt;=1; [$data.$C161]&lt;5); [$data.$B161]; &quot;&quot; )" office:value-type="float" office:value="1.42937324602432" calcext:value-type="float">
            <text:p>1.42937324602432</text:p>
          </table:table-cell>
          <table:table-cell table:formula="of:=IF(AND([$data.$C161]&gt;=5; [$data.$C161]&lt;10); [$data.$B161]; &quot;&quot; )">
            <text:p/>
          </table:table-cell>
          <table:table-cell table:formula="of:=IF([$data.$C161]&gt;=10; [$data.$B161]; &quot;&quot; )">
            <text:p/>
          </table:table-cell>
          <table:table-cell table:number-columns-repeated="10"/>
        </table:table-row>
        <table:table-row table:style-name="ro1">
          <table:table-cell table:formula="of:=IF([$data.$C162]&lt;1; [$data.$B162]; &quot;&quot; )">
            <text:p/>
          </table:table-cell>
          <table:table-cell table:formula="of:=IF(AND([$data.$C162]&gt;=1; [$data.$C162]&lt;5); [$data.$B162]; &quot;&quot; )" office:value-type="float" office:value="1.26315789473684" calcext:value-type="float">
            <text:p>1.26315789473684</text:p>
          </table:table-cell>
          <table:table-cell table:formula="of:=IF(AND([$data.$C162]&gt;=5; [$data.$C162]&lt;10); [$data.$B162]; &quot;&quot; )">
            <text:p/>
          </table:table-cell>
          <table:table-cell table:formula="of:=IF([$data.$C162]&gt;=10; [$data.$B162]; &quot;&quot; )">
            <text:p/>
          </table:table-cell>
          <table:table-cell table:number-columns-repeated="10"/>
        </table:table-row>
        <table:table-row table:style-name="ro1">
          <table:table-cell table:formula="of:=IF([$data.$C163]&lt;1; [$data.$B163]; &quot;&quot; )">
            <text:p/>
          </table:table-cell>
          <table:table-cell table:formula="of:=IF(AND([$data.$C163]&gt;=1; [$data.$C163]&lt;5); [$data.$B163]; &quot;&quot; )" office:value-type="float" office:value="0.973214285714286" calcext:value-type="float">
            <text:p>0.973214285714286</text:p>
          </table:table-cell>
          <table:table-cell table:formula="of:=IF(AND([$data.$C163]&gt;=5; [$data.$C163]&lt;10); [$data.$B163]; &quot;&quot; )">
            <text:p/>
          </table:table-cell>
          <table:table-cell table:formula="of:=IF([$data.$C163]&gt;=10; [$data.$B163]; &quot;&quot; )">
            <text:p/>
          </table:table-cell>
          <table:table-cell table:number-columns-repeated="10"/>
        </table:table-row>
        <table:table-row table:style-name="ro1">
          <table:table-cell table:formula="of:=IF([$data.$C164]&lt;1; [$data.$B164]; &quot;&quot; )">
            <text:p/>
          </table:table-cell>
          <table:table-cell table:formula="of:=IF(AND([$data.$C164]&gt;=1; [$data.$C164]&lt;5); [$data.$B164]; &quot;&quot; )" office:value-type="float" office:value="1.09534368070953" calcext:value-type="float">
            <text:p>1.09534368070953</text:p>
          </table:table-cell>
          <table:table-cell table:formula="of:=IF(AND([$data.$C164]&gt;=5; [$data.$C164]&lt;10); [$data.$B164]; &quot;&quot; )">
            <text:p/>
          </table:table-cell>
          <table:table-cell table:formula="of:=IF([$data.$C164]&gt;=10; [$data.$B164]; &quot;&quot; )">
            <text:p/>
          </table:table-cell>
          <table:table-cell table:number-columns-repeated="10"/>
        </table:table-row>
        <table:table-row table:style-name="ro1">
          <table:table-cell table:formula="of:=IF([$data.$C165]&lt;1; [$data.$B165]; &quot;&quot; )">
            <text:p/>
          </table:table-cell>
          <table:table-cell table:formula="of:=IF(AND([$data.$C165]&gt;=1; [$data.$C165]&lt;5); [$data.$B165]; &quot;&quot; )" office:value-type="float" office:value="1.31412639405204" calcext:value-type="float">
            <text:p>1.31412639405204</text:p>
          </table:table-cell>
          <table:table-cell table:formula="of:=IF(AND([$data.$C165]&gt;=5; [$data.$C165]&lt;10); [$data.$B165]; &quot;&quot; )">
            <text:p/>
          </table:table-cell>
          <table:table-cell table:formula="of:=IF([$data.$C165]&gt;=10; [$data.$B165]; &quot;&quot; )">
            <text:p/>
          </table:table-cell>
          <table:table-cell table:number-columns-repeated="10"/>
        </table:table-row>
        <table:table-row table:style-name="ro1">
          <table:table-cell table:formula="of:=IF([$data.$C166]&lt;1; [$data.$B166]; &quot;&quot; )">
            <text:p/>
          </table:table-cell>
          <table:table-cell table:formula="of:=IF(AND([$data.$C166]&gt;=1; [$data.$C166]&lt;5); [$data.$B166]; &quot;&quot; )" office:value-type="float" office:value="1.28278322925959" calcext:value-type="float">
            <text:p>1.28278322925959</text:p>
          </table:table-cell>
          <table:table-cell table:formula="of:=IF(AND([$data.$C166]&gt;=5; [$data.$C166]&lt;10); [$data.$B166]; &quot;&quot; )">
            <text:p/>
          </table:table-cell>
          <table:table-cell table:formula="of:=IF([$data.$C166]&gt;=10; [$data.$B166]; &quot;&quot; )">
            <text:p/>
          </table:table-cell>
          <table:table-cell table:number-columns-repeated="10"/>
        </table:table-row>
        <table:table-row table:style-name="ro1">
          <table:table-cell table:formula="of:=IF([$data.$C167]&lt;1; [$data.$B167]; &quot;&quot; )">
            <text:p/>
          </table:table-cell>
          <table:table-cell table:formula="of:=IF(AND([$data.$C167]&gt;=1; [$data.$C167]&lt;5); [$data.$B167]; &quot;&quot; )" office:value-type="float" office:value="1.33147113594041" calcext:value-type="float">
            <text:p>1.33147113594041</text:p>
          </table:table-cell>
          <table:table-cell table:formula="of:=IF(AND([$data.$C167]&gt;=5; [$data.$C167]&lt;10); [$data.$B167]; &quot;&quot; )">
            <text:p/>
          </table:table-cell>
          <table:table-cell table:formula="of:=IF([$data.$C167]&gt;=10; [$data.$B167]; &quot;&quot; )">
            <text:p/>
          </table:table-cell>
          <table:table-cell table:number-columns-repeated="10"/>
        </table:table-row>
        <table:table-row table:style-name="ro1">
          <table:table-cell table:formula="of:=IF([$data.$C168]&lt;1; [$data.$B168]; &quot;&quot; )">
            <text:p/>
          </table:table-cell>
          <table:table-cell table:formula="of:=IF(AND([$data.$C168]&gt;=1; [$data.$C168]&lt;5); [$data.$B168]; &quot;&quot; )" office:value-type="float" office:value="1.0679970436068" calcext:value-type="float">
            <text:p>1.0679970436068</text:p>
          </table:table-cell>
          <table:table-cell table:formula="of:=IF(AND([$data.$C168]&gt;=5; [$data.$C168]&lt;10); [$data.$B168]; &quot;&quot; )">
            <text:p/>
          </table:table-cell>
          <table:table-cell table:formula="of:=IF([$data.$C168]&gt;=10; [$data.$B168]; &quot;&quot; )">
            <text:p/>
          </table:table-cell>
          <table:table-cell table:number-columns-repeated="10"/>
        </table:table-row>
        <table:table-row table:style-name="ro1">
          <table:table-cell table:formula="of:=IF([$data.$C169]&lt;1; [$data.$B169]; &quot;&quot; )">
            <text:p/>
          </table:table-cell>
          <table:table-cell table:formula="of:=IF(AND([$data.$C169]&gt;=1; [$data.$C169]&lt;5); [$data.$B169]; &quot;&quot; )" office:value-type="float" office:value="1.06638418079096" calcext:value-type="float">
            <text:p>1.06638418079096</text:p>
          </table:table-cell>
          <table:table-cell table:formula="of:=IF(AND([$data.$C169]&gt;=5; [$data.$C169]&lt;10); [$data.$B169]; &quot;&quot; )">
            <text:p/>
          </table:table-cell>
          <table:table-cell table:formula="of:=IF([$data.$C169]&gt;=10; [$data.$B169]; &quot;&quot; )">
            <text:p/>
          </table:table-cell>
          <table:table-cell table:number-columns-repeated="10"/>
        </table:table-row>
        <table:table-row table:style-name="ro1">
          <table:table-cell table:formula="of:=IF([$data.$C170]&lt;1; [$data.$B170]; &quot;&quot; )">
            <text:p/>
          </table:table-cell>
          <table:table-cell table:formula="of:=IF(AND([$data.$C170]&gt;=1; [$data.$C170]&lt;5); [$data.$B170]; &quot;&quot; )" office:value-type="float" office:value="1.25846702317291" calcext:value-type="float">
            <text:p>1.25846702317291</text:p>
          </table:table-cell>
          <table:table-cell table:formula="of:=IF(AND([$data.$C170]&gt;=5; [$data.$C170]&lt;10); [$data.$B170]; &quot;&quot; )">
            <text:p/>
          </table:table-cell>
          <table:table-cell table:formula="of:=IF([$data.$C170]&gt;=10; [$data.$B170]; &quot;&quot; )">
            <text:p/>
          </table:table-cell>
          <table:table-cell table:number-columns-repeated="10"/>
        </table:table-row>
        <table:table-row table:style-name="ro1">
          <table:table-cell table:formula="of:=IF([$data.$C171]&lt;1; [$data.$B171]; &quot;&quot; )">
            <text:p/>
          </table:table-cell>
          <table:table-cell table:formula="of:=IF(AND([$data.$C171]&gt;=1; [$data.$C171]&lt;5); [$data.$B171]; &quot;&quot; )" office:value-type="float" office:value="1.35449735449735" calcext:value-type="float">
            <text:p>1.35449735449735</text:p>
          </table:table-cell>
          <table:table-cell table:formula="of:=IF(AND([$data.$C171]&gt;=5; [$data.$C171]&lt;10); [$data.$B171]; &quot;&quot; )">
            <text:p/>
          </table:table-cell>
          <table:table-cell table:formula="of:=IF([$data.$C171]&gt;=10; [$data.$B171]; &quot;&quot; )">
            <text:p/>
          </table:table-cell>
          <table:table-cell table:number-columns-repeated="10"/>
        </table:table-row>
        <table:table-row table:style-name="ro1">
          <table:table-cell table:formula="of:=IF([$data.$C172]&lt;1; [$data.$B172]; &quot;&quot; )">
            <text:p/>
          </table:table-cell>
          <table:table-cell table:formula="of:=IF(AND([$data.$C172]&gt;=1; [$data.$C172]&lt;5); [$data.$B172]; &quot;&quot; )" office:value-type="float" office:value="1.27904849039341" calcext:value-type="float">
            <text:p>1.27904849039341</text:p>
          </table:table-cell>
          <table:table-cell table:formula="of:=IF(AND([$data.$C172]&gt;=5; [$data.$C172]&lt;10); [$data.$B172]; &quot;&quot; )">
            <text:p/>
          </table:table-cell>
          <table:table-cell table:formula="of:=IF([$data.$C172]&gt;=10; [$data.$B172]; &quot;&quot; )">
            <text:p/>
          </table:table-cell>
          <table:table-cell table:number-columns-repeated="10"/>
        </table:table-row>
        <table:table-row table:style-name="ro1">
          <table:table-cell table:formula="of:=IF([$data.$C173]&lt;1; [$data.$B173]; &quot;&quot; )">
            <text:p/>
          </table:table-cell>
          <table:table-cell table:formula="of:=IF(AND([$data.$C173]&gt;=1; [$data.$C173]&lt;5); [$data.$B173]; &quot;&quot; )" office:value-type="float" office:value="0.957968476357268" calcext:value-type="float">
            <text:p>0.957968476357268</text:p>
          </table:table-cell>
          <table:table-cell table:formula="of:=IF(AND([$data.$C173]&gt;=5; [$data.$C173]&lt;10); [$data.$B173]; &quot;&quot; )">
            <text:p/>
          </table:table-cell>
          <table:table-cell table:formula="of:=IF([$data.$C173]&gt;=10; [$data.$B173]; &quot;&quot; )">
            <text:p/>
          </table:table-cell>
          <table:table-cell table:number-columns-repeated="10"/>
        </table:table-row>
        <table:table-row table:style-name="ro1">
          <table:table-cell table:formula="of:=IF([$data.$C174]&lt;1; [$data.$B174]; &quot;&quot; )">
            <text:p/>
          </table:table-cell>
          <table:table-cell table:formula="of:=IF(AND([$data.$C174]&gt;=1; [$data.$C174]&lt;5); [$data.$B174]; &quot;&quot; )" office:value-type="float" office:value="1.31982378854626" calcext:value-type="float">
            <text:p>1.31982378854626</text:p>
          </table:table-cell>
          <table:table-cell table:formula="of:=IF(AND([$data.$C174]&gt;=5; [$data.$C174]&lt;10); [$data.$B174]; &quot;&quot; )">
            <text:p/>
          </table:table-cell>
          <table:table-cell table:formula="of:=IF([$data.$C174]&gt;=10; [$data.$B174]; &quot;&quot; )">
            <text:p/>
          </table:table-cell>
          <table:table-cell table:number-columns-repeated="10"/>
        </table:table-row>
        <table:table-row table:style-name="ro1">
          <table:table-cell table:formula="of:=IF([$data.$C175]&lt;1; [$data.$B175]; &quot;&quot; )">
            <text:p/>
          </table:table-cell>
          <table:table-cell table:formula="of:=IF(AND([$data.$C175]&gt;=1; [$data.$C175]&lt;5); [$data.$B175]; &quot;&quot; )" office:value-type="float" office:value="1.04674369747899" calcext:value-type="float">
            <text:p>1.04674369747899</text:p>
          </table:table-cell>
          <table:table-cell table:formula="of:=IF(AND([$data.$C175]&gt;=5; [$data.$C175]&lt;10); [$data.$B175]; &quot;&quot; )">
            <text:p/>
          </table:table-cell>
          <table:table-cell table:formula="of:=IF([$data.$C175]&gt;=10; [$data.$B175]; &quot;&quot; )">
            <text:p/>
          </table:table-cell>
          <table:table-cell table:number-columns-repeated="10"/>
        </table:table-row>
        <table:table-row table:style-name="ro1">
          <table:table-cell table:formula="of:=IF([$data.$C176]&lt;1; [$data.$B176]; &quot;&quot; )">
            <text:p/>
          </table:table-cell>
          <table:table-cell table:formula="of:=IF(AND([$data.$C176]&gt;=1; [$data.$C176]&lt;5); [$data.$B176]; &quot;&quot; )" office:value-type="float" office:value="1.31345980126468" calcext:value-type="float">
            <text:p>1.31345980126468</text:p>
          </table:table-cell>
          <table:table-cell table:formula="of:=IF(AND([$data.$C176]&gt;=5; [$data.$C176]&lt;10); [$data.$B176]; &quot;&quot; )">
            <text:p/>
          </table:table-cell>
          <table:table-cell table:formula="of:=IF([$data.$C176]&gt;=10; [$data.$B176]; &quot;&quot; )">
            <text:p/>
          </table:table-cell>
          <table:table-cell table:number-columns-repeated="10"/>
        </table:table-row>
        <table:table-row table:style-name="ro1">
          <table:table-cell table:formula="of:=IF([$data.$C177]&lt;1; [$data.$B177]; &quot;&quot; )">
            <text:p/>
          </table:table-cell>
          <table:table-cell table:formula="of:=IF(AND([$data.$C177]&gt;=1; [$data.$C177]&lt;5); [$data.$B177]; &quot;&quot; )" office:value-type="float" office:value="1.04317010309278" calcext:value-type="float">
            <text:p>1.04317010309278</text:p>
          </table:table-cell>
          <table:table-cell table:formula="of:=IF(AND([$data.$C177]&gt;=5; [$data.$C177]&lt;10); [$data.$B177]; &quot;&quot; )">
            <text:p/>
          </table:table-cell>
          <table:table-cell table:formula="of:=IF([$data.$C177]&gt;=10; [$data.$B177]; &quot;&quot; )">
            <text:p/>
          </table:table-cell>
          <table:table-cell table:number-columns-repeated="10"/>
        </table:table-row>
        <table:table-row table:style-name="ro1">
          <table:table-cell table:formula="of:=IF([$data.$C178]&lt;1; [$data.$B178]; &quot;&quot; )">
            <text:p/>
          </table:table-cell>
          <table:table-cell table:formula="of:=IF(AND([$data.$C178]&gt;=1; [$data.$C178]&lt;5); [$data.$B178]; &quot;&quot; )" office:value-type="float" office:value="0.940278699402787" calcext:value-type="float">
            <text:p>0.940278699402787</text:p>
          </table:table-cell>
          <table:table-cell table:formula="of:=IF(AND([$data.$C178]&gt;=5; [$data.$C178]&lt;10); [$data.$B178]; &quot;&quot; )">
            <text:p/>
          </table:table-cell>
          <table:table-cell table:formula="of:=IF([$data.$C178]&gt;=10; [$data.$B178]; &quot;&quot; )">
            <text:p/>
          </table:table-cell>
          <table:table-cell table:number-columns-repeated="10"/>
        </table:table-row>
        <table:table-row table:style-name="ro1">
          <table:table-cell table:formula="of:=IF([$data.$C179]&lt;1; [$data.$B179]; &quot;&quot; )">
            <text:p/>
          </table:table-cell>
          <table:table-cell table:formula="of:=IF(AND([$data.$C179]&gt;=1; [$data.$C179]&lt;5); [$data.$B179]; &quot;&quot; )" office:value-type="float" office:value="1.07637752318603" calcext:value-type="float">
            <text:p>1.07637752318603</text:p>
          </table:table-cell>
          <table:table-cell table:formula="of:=IF(AND([$data.$C179]&gt;=5; [$data.$C179]&lt;10); [$data.$B179]; &quot;&quot; )">
            <text:p/>
          </table:table-cell>
          <table:table-cell table:formula="of:=IF([$data.$C179]&gt;=10; [$data.$B179]; &quot;&quot; )">
            <text:p/>
          </table:table-cell>
          <table:table-cell table:number-columns-repeated="10"/>
        </table:table-row>
        <table:table-row table:style-name="ro1">
          <table:table-cell table:formula="of:=IF([$data.$C180]&lt;1; [$data.$B180]; &quot;&quot; )">
            <text:p/>
          </table:table-cell>
          <table:table-cell table:formula="of:=IF(AND([$data.$C180]&gt;=1; [$data.$C180]&lt;5); [$data.$B180]; &quot;&quot; )" office:value-type="float" office:value="1.01698204754973" calcext:value-type="float">
            <text:p>1.01698204754973</text:p>
          </table:table-cell>
          <table:table-cell table:formula="of:=IF(AND([$data.$C180]&gt;=5; [$data.$C180]&lt;10); [$data.$B180]; &quot;&quot; )">
            <text:p/>
          </table:table-cell>
          <table:table-cell table:formula="of:=IF([$data.$C180]&gt;=10; [$data.$B180]; &quot;&quot; )">
            <text:p/>
          </table:table-cell>
          <table:table-cell table:number-columns-repeated="10"/>
        </table:table-row>
        <table:table-row table:style-name="ro1">
          <table:table-cell table:formula="of:=IF([$data.$C181]&lt;1; [$data.$B181]; &quot;&quot; )">
            <text:p/>
          </table:table-cell>
          <table:table-cell table:formula="of:=IF(AND([$data.$C181]&gt;=1; [$data.$C181]&lt;5); [$data.$B181]; &quot;&quot; )" office:value-type="float" office:value="0.977030352748154" calcext:value-type="float">
            <text:p>0.977030352748154</text:p>
          </table:table-cell>
          <table:table-cell table:formula="of:=IF(AND([$data.$C181]&gt;=5; [$data.$C181]&lt;10); [$data.$B181]; &quot;&quot; )">
            <text:p/>
          </table:table-cell>
          <table:table-cell table:formula="of:=IF([$data.$C181]&gt;=10; [$data.$B181]; &quot;&quot; )">
            <text:p/>
          </table:table-cell>
          <table:table-cell table:number-columns-repeated="10"/>
        </table:table-row>
        <table:table-row table:style-name="ro1">
          <table:table-cell table:formula="of:=IF([$data.$C182]&lt;1; [$data.$B182]; &quot;&quot; )">
            <text:p/>
          </table:table-cell>
          <table:table-cell table:formula="of:=IF(AND([$data.$C182]&gt;=1; [$data.$C182]&lt;5); [$data.$B182]; &quot;&quot; )" office:value-type="float" office:value="0.899112564222326" calcext:value-type="float">
            <text:p>0.899112564222326</text:p>
          </table:table-cell>
          <table:table-cell table:formula="of:=IF(AND([$data.$C182]&gt;=5; [$data.$C182]&lt;10); [$data.$B182]; &quot;&quot; )">
            <text:p/>
          </table:table-cell>
          <table:table-cell table:formula="of:=IF([$data.$C182]&gt;=10; [$data.$B182]; &quot;&quot; )">
            <text:p/>
          </table:table-cell>
          <table:table-cell table:number-columns-repeated="10"/>
        </table:table-row>
        <table:table-row table:style-name="ro1">
          <table:table-cell table:formula="of:=IF([$data.$C183]&lt;1; [$data.$B183]; &quot;&quot; )">
            <text:p/>
          </table:table-cell>
          <table:table-cell table:formula="of:=IF(AND([$data.$C183]&gt;=1; [$data.$C183]&lt;5); [$data.$B183]; &quot;&quot; )" office:value-type="float" office:value="1.32973944294699" calcext:value-type="float">
            <text:p>1.32973944294699</text:p>
          </table:table-cell>
          <table:table-cell table:formula="of:=IF(AND([$data.$C183]&gt;=5; [$data.$C183]&lt;10); [$data.$B183]; &quot;&quot; )">
            <text:p/>
          </table:table-cell>
          <table:table-cell table:formula="of:=IF([$data.$C183]&gt;=10; [$data.$B183]; &quot;&quot; )">
            <text:p/>
          </table:table-cell>
          <table:table-cell table:number-columns-repeated="10"/>
        </table:table-row>
        <table:table-row table:style-name="ro1">
          <table:table-cell table:formula="of:=IF([$data.$C184]&lt;1; [$data.$B184]; &quot;&quot; )">
            <text:p/>
          </table:table-cell>
          <table:table-cell table:formula="of:=IF(AND([$data.$C184]&gt;=1; [$data.$C184]&lt;5); [$data.$B184]; &quot;&quot; )" office:value-type="float" office:value="1.30578512396694" calcext:value-type="float">
            <text:p>1.30578512396694</text:p>
          </table:table-cell>
          <table:table-cell table:formula="of:=IF(AND([$data.$C184]&gt;=5; [$data.$C184]&lt;10); [$data.$B184]; &quot;&quot; )">
            <text:p/>
          </table:table-cell>
          <table:table-cell table:formula="of:=IF([$data.$C184]&gt;=10; [$data.$B184]; &quot;&quot; )">
            <text:p/>
          </table:table-cell>
          <table:table-cell table:number-columns-repeated="10"/>
        </table:table-row>
        <table:table-row table:style-name="ro1">
          <table:table-cell table:formula="of:=IF([$data.$C185]&lt;1; [$data.$B185]; &quot;&quot; )">
            <text:p/>
          </table:table-cell>
          <table:table-cell table:formula="of:=IF(AND([$data.$C185]&gt;=1; [$data.$C185]&lt;5); [$data.$B185]; &quot;&quot; )" office:value-type="float" office:value="0.99803664921466" calcext:value-type="float">
            <text:p>0.99803664921466</text:p>
          </table:table-cell>
          <table:table-cell table:formula="of:=IF(AND([$data.$C185]&gt;=5; [$data.$C185]&lt;10); [$data.$B185]; &quot;&quot; )">
            <text:p/>
          </table:table-cell>
          <table:table-cell table:formula="of:=IF([$data.$C185]&gt;=10; [$data.$B185]; &quot;&quot; )">
            <text:p/>
          </table:table-cell>
          <table:table-cell table:number-columns-repeated="10"/>
        </table:table-row>
        <table:table-row table:style-name="ro1">
          <table:table-cell table:formula="of:=IF([$data.$C186]&lt;1; [$data.$B186]; &quot;&quot; )">
            <text:p/>
          </table:table-cell>
          <table:table-cell table:formula="of:=IF(AND([$data.$C186]&gt;=1; [$data.$C186]&lt;5); [$data.$B186]; &quot;&quot; )" office:value-type="float" office:value="1.30069324090121" calcext:value-type="float">
            <text:p>1.30069324090121</text:p>
          </table:table-cell>
          <table:table-cell table:formula="of:=IF(AND([$data.$C186]&gt;=5; [$data.$C186]&lt;10); [$data.$B186]; &quot;&quot; )">
            <text:p/>
          </table:table-cell>
          <table:table-cell table:formula="of:=IF([$data.$C186]&gt;=10; [$data.$B186]; &quot;&quot; )">
            <text:p/>
          </table:table-cell>
          <table:table-cell table:number-columns-repeated="10"/>
        </table:table-row>
        <table:table-row table:style-name="ro1">
          <table:table-cell table:formula="of:=IF([$data.$C187]&lt;1; [$data.$B187]; &quot;&quot; )">
            <text:p/>
          </table:table-cell>
          <table:table-cell table:formula="of:=IF(AND([$data.$C187]&gt;=1; [$data.$C187]&lt;5); [$data.$B187]; &quot;&quot; )" office:value-type="float" office:value="1.00355871886121" calcext:value-type="float">
            <text:p>1.00355871886121</text:p>
          </table:table-cell>
          <table:table-cell table:formula="of:=IF(AND([$data.$C187]&gt;=5; [$data.$C187]&lt;10); [$data.$B187]; &quot;&quot; )">
            <text:p/>
          </table:table-cell>
          <table:table-cell table:formula="of:=IF([$data.$C187]&gt;=10; [$data.$B187]; &quot;&quot; )">
            <text:p/>
          </table:table-cell>
          <table:table-cell table:number-columns-repeated="10"/>
        </table:table-row>
        <table:table-row table:style-name="ro1">
          <table:table-cell table:formula="of:=IF([$data.$C188]&lt;1; [$data.$B188]; &quot;&quot; )">
            <text:p/>
          </table:table-cell>
          <table:table-cell table:formula="of:=IF(AND([$data.$C188]&gt;=1; [$data.$C188]&lt;5); [$data.$B188]; &quot;&quot; )" office:value-type="float" office:value="1.02229102167183" calcext:value-type="float">
            <text:p>1.02229102167183</text:p>
          </table:table-cell>
          <table:table-cell table:formula="of:=IF(AND([$data.$C188]&gt;=5; [$data.$C188]&lt;10); [$data.$B188]; &quot;&quot; )">
            <text:p/>
          </table:table-cell>
          <table:table-cell table:formula="of:=IF([$data.$C188]&gt;=10; [$data.$B188]; &quot;&quot; )">
            <text:p/>
          </table:table-cell>
          <table:table-cell table:number-columns-repeated="10"/>
        </table:table-row>
        <table:table-row table:style-name="ro1">
          <table:table-cell table:formula="of:=IF([$data.$C189]&lt;1; [$data.$B189]; &quot;&quot; )">
            <text:p/>
          </table:table-cell>
          <table:table-cell table:formula="of:=IF(AND([$data.$C189]&gt;=1; [$data.$C189]&lt;5); [$data.$B189]; &quot;&quot; )" office:value-type="float" office:value="1.04614275414564" calcext:value-type="float">
            <text:p>1.04614275414564</text:p>
          </table:table-cell>
          <table:table-cell table:formula="of:=IF(AND([$data.$C189]&gt;=5; [$data.$C189]&lt;10); [$data.$B189]; &quot;&quot; )">
            <text:p/>
          </table:table-cell>
          <table:table-cell table:formula="of:=IF([$data.$C189]&gt;=10; [$data.$B189]; &quot;&quot; )">
            <text:p/>
          </table:table-cell>
          <table:table-cell table:number-columns-repeated="10"/>
        </table:table-row>
        <table:table-row table:style-name="ro1">
          <table:table-cell table:formula="of:=IF([$data.$C190]&lt;1; [$data.$B190]; &quot;&quot; )">
            <text:p/>
          </table:table-cell>
          <table:table-cell table:formula="of:=IF(AND([$data.$C190]&gt;=1; [$data.$C190]&lt;5); [$data.$B190]; &quot;&quot; )" office:value-type="float" office:value="1.36634531113059" calcext:value-type="float">
            <text:p>1.36634531113059</text:p>
          </table:table-cell>
          <table:table-cell table:formula="of:=IF(AND([$data.$C190]&gt;=5; [$data.$C190]&lt;10); [$data.$B190]; &quot;&quot; )">
            <text:p/>
          </table:table-cell>
          <table:table-cell table:formula="of:=IF([$data.$C190]&gt;=10; [$data.$B190]; &quot;&quot; )">
            <text:p/>
          </table:table-cell>
          <table:table-cell table:number-columns-repeated="10"/>
        </table:table-row>
        <table:table-row table:style-name="ro1">
          <table:table-cell table:formula="of:=IF([$data.$C191]&lt;1; [$data.$B191]; &quot;&quot; )">
            <text:p/>
          </table:table-cell>
          <table:table-cell table:formula="of:=IF(AND([$data.$C191]&gt;=1; [$data.$C191]&lt;5); [$data.$B191]; &quot;&quot; )" office:value-type="float" office:value="1.0308853809197" calcext:value-type="float">
            <text:p>1.0308853809197</text:p>
          </table:table-cell>
          <table:table-cell table:formula="of:=IF(AND([$data.$C191]&gt;=5; [$data.$C191]&lt;10); [$data.$B191]; &quot;&quot; )">
            <text:p/>
          </table:table-cell>
          <table:table-cell table:formula="of:=IF([$data.$C191]&gt;=10; [$data.$B191]; &quot;&quot; )">
            <text:p/>
          </table:table-cell>
          <table:table-cell table:number-columns-repeated="10"/>
        </table:table-row>
        <table:table-row table:style-name="ro1">
          <table:table-cell table:formula="of:=IF([$data.$C192]&lt;1; [$data.$B192]; &quot;&quot; )">
            <text:p/>
          </table:table-cell>
          <table:table-cell table:formula="of:=IF(AND([$data.$C192]&gt;=1; [$data.$C192]&lt;5); [$data.$B192]; &quot;&quot; )" office:value-type="float" office:value="1.32639545884579" calcext:value-type="float">
            <text:p>1.32639545884579</text:p>
          </table:table-cell>
          <table:table-cell table:formula="of:=IF(AND([$data.$C192]&gt;=5; [$data.$C192]&lt;10); [$data.$B192]; &quot;&quot; )">
            <text:p/>
          </table:table-cell>
          <table:table-cell table:formula="of:=IF([$data.$C192]&gt;=10; [$data.$B192]; &quot;&quot; )">
            <text:p/>
          </table:table-cell>
          <table:table-cell table:number-columns-repeated="10"/>
        </table:table-row>
        <table:table-row table:style-name="ro1">
          <table:table-cell table:formula="of:=IF([$data.$C193]&lt;1; [$data.$B193]; &quot;&quot; )">
            <text:p/>
          </table:table-cell>
          <table:table-cell table:formula="of:=IF(AND([$data.$C193]&gt;=1; [$data.$C193]&lt;5); [$data.$B193]; &quot;&quot; )" office:value-type="float" office:value="1.08423913043478" calcext:value-type="float">
            <text:p>1.08423913043478</text:p>
          </table:table-cell>
          <table:table-cell table:formula="of:=IF(AND([$data.$C193]&gt;=5; [$data.$C193]&lt;10); [$data.$B193]; &quot;&quot; )">
            <text:p/>
          </table:table-cell>
          <table:table-cell table:formula="of:=IF([$data.$C193]&gt;=10; [$data.$B193]; &quot;&quot; )">
            <text:p/>
          </table:table-cell>
          <table:table-cell table:number-columns-repeated="10"/>
        </table:table-row>
        <table:table-row table:style-name="ro1">
          <table:table-cell table:formula="of:=IF([$data.$C194]&lt;1; [$data.$B194]; &quot;&quot; )">
            <text:p/>
          </table:table-cell>
          <table:table-cell table:formula="of:=IF(AND([$data.$C194]&gt;=1; [$data.$C194]&lt;5); [$data.$B194]; &quot;&quot; )" office:value-type="float" office:value="1.45136921624174" calcext:value-type="float">
            <text:p>1.45136921624174</text:p>
          </table:table-cell>
          <table:table-cell table:formula="of:=IF(AND([$data.$C194]&gt;=5; [$data.$C194]&lt;10); [$data.$B194]; &quot;&quot; )">
            <text:p/>
          </table:table-cell>
          <table:table-cell table:formula="of:=IF([$data.$C194]&gt;=10; [$data.$B194]; &quot;&quot; )">
            <text:p/>
          </table:table-cell>
          <table:table-cell table:number-columns-repeated="10"/>
        </table:table-row>
        <table:table-row table:style-name="ro1">
          <table:table-cell table:formula="of:=IF([$data.$C195]&lt;1; [$data.$B195]; &quot;&quot; )">
            <text:p/>
          </table:table-cell>
          <table:table-cell table:formula="of:=IF(AND([$data.$C195]&gt;=1; [$data.$C195]&lt;5); [$data.$B195]; &quot;&quot; )" office:value-type="float" office:value="1.40646853146853" calcext:value-type="float">
            <text:p>1.40646853146853</text:p>
          </table:table-cell>
          <table:table-cell table:formula="of:=IF(AND([$data.$C195]&gt;=5; [$data.$C195]&lt;10); [$data.$B195]; &quot;&quot; )">
            <text:p/>
          </table:table-cell>
          <table:table-cell table:formula="of:=IF([$data.$C195]&gt;=10; [$data.$B195]; &quot;&quot; )">
            <text:p/>
          </table:table-cell>
          <table:table-cell table:number-columns-repeated="10"/>
        </table:table-row>
        <table:table-row table:style-name="ro1">
          <table:table-cell table:formula="of:=IF([$data.$C196]&lt;1; [$data.$B196]; &quot;&quot; )">
            <text:p/>
          </table:table-cell>
          <table:table-cell table:formula="of:=IF(AND([$data.$C196]&gt;=1; [$data.$C196]&lt;5); [$data.$B196]; &quot;&quot; )" office:value-type="float" office:value="1.23943661971831" calcext:value-type="float">
            <text:p>1.23943661971831</text:p>
          </table:table-cell>
          <table:table-cell table:formula="of:=IF(AND([$data.$C196]&gt;=5; [$data.$C196]&lt;10); [$data.$B196]; &quot;&quot; )">
            <text:p/>
          </table:table-cell>
          <table:table-cell table:formula="of:=IF([$data.$C196]&gt;=10; [$data.$B196]; &quot;&quot; )">
            <text:p/>
          </table:table-cell>
          <table:table-cell table:number-columns-repeated="10"/>
        </table:table-row>
        <table:table-row table:style-name="ro1">
          <table:table-cell table:formula="of:=IF([$data.$C197]&lt;1; [$data.$B197]; &quot;&quot; )">
            <text:p/>
          </table:table-cell>
          <table:table-cell table:formula="of:=IF(AND([$data.$C197]&gt;=1; [$data.$C197]&lt;5); [$data.$B197]; &quot;&quot; )" office:value-type="float" office:value="1.10621942697414" calcext:value-type="float">
            <text:p>1.10621942697414</text:p>
          </table:table-cell>
          <table:table-cell table:formula="of:=IF(AND([$data.$C197]&gt;=5; [$data.$C197]&lt;10); [$data.$B197]; &quot;&quot; )">
            <text:p/>
          </table:table-cell>
          <table:table-cell table:formula="of:=IF([$data.$C197]&gt;=10; [$data.$B197]; &quot;&quot; )">
            <text:p/>
          </table:table-cell>
          <table:table-cell table:number-columns-repeated="10"/>
        </table:table-row>
        <table:table-row table:style-name="ro1">
          <table:table-cell table:formula="of:=IF([$data.$C198]&lt;1; [$data.$B198]; &quot;&quot; )">
            <text:p/>
          </table:table-cell>
          <table:table-cell table:formula="of:=IF(AND([$data.$C198]&gt;=1; [$data.$C198]&lt;5); [$data.$B198]; &quot;&quot; )" office:value-type="float" office:value="1.27848101265823" calcext:value-type="float">
            <text:p>1.27848101265823</text:p>
          </table:table-cell>
          <table:table-cell table:formula="of:=IF(AND([$data.$C198]&gt;=5; [$data.$C198]&lt;10); [$data.$B198]; &quot;&quot; )">
            <text:p/>
          </table:table-cell>
          <table:table-cell table:formula="of:=IF([$data.$C198]&gt;=10; [$data.$B198]; &quot;&quot; )">
            <text:p/>
          </table:table-cell>
          <table:table-cell table:number-columns-repeated="10"/>
        </table:table-row>
        <table:table-row table:style-name="ro1">
          <table:table-cell table:formula="of:=IF([$data.$C199]&lt;1; [$data.$B199]; &quot;&quot; )">
            <text:p/>
          </table:table-cell>
          <table:table-cell table:formula="of:=IF(AND([$data.$C199]&gt;=1; [$data.$C199]&lt;5); [$data.$B199]; &quot;&quot; )" office:value-type="float" office:value="1.14407744874715" calcext:value-type="float">
            <text:p>1.14407744874715</text:p>
          </table:table-cell>
          <table:table-cell table:formula="of:=IF(AND([$data.$C199]&gt;=5; [$data.$C199]&lt;10); [$data.$B199]; &quot;&quot; )">
            <text:p/>
          </table:table-cell>
          <table:table-cell table:formula="of:=IF([$data.$C199]&gt;=10; [$data.$B199]; &quot;&quot; )">
            <text:p/>
          </table:table-cell>
          <table:table-cell table:number-columns-repeated="10"/>
        </table:table-row>
        <table:table-row table:style-name="ro1">
          <table:table-cell table:formula="of:=IF([$data.$C200]&lt;1; [$data.$B200]; &quot;&quot; )">
            <text:p/>
          </table:table-cell>
          <table:table-cell table:formula="of:=IF(AND([$data.$C200]&gt;=1; [$data.$C200]&lt;5); [$data.$B200]; &quot;&quot; )" office:value-type="float" office:value="0.992651561543172" calcext:value-type="float">
            <text:p>0.992651561543172</text:p>
          </table:table-cell>
          <table:table-cell table:formula="of:=IF(AND([$data.$C200]&gt;=5; [$data.$C200]&lt;10); [$data.$B200]; &quot;&quot; )">
            <text:p/>
          </table:table-cell>
          <table:table-cell table:formula="of:=IF([$data.$C200]&gt;=10; [$data.$B200]; &quot;&quot; )">
            <text:p/>
          </table:table-cell>
          <table:table-cell table:number-columns-repeated="10"/>
        </table:table-row>
        <table:table-row table:style-name="ro1">
          <table:table-cell table:formula="of:=IF([$data.$C201]&lt;1; [$data.$B201]; &quot;&quot; )">
            <text:p/>
          </table:table-cell>
          <table:table-cell table:formula="of:=IF(AND([$data.$C201]&gt;=1; [$data.$C201]&lt;5); [$data.$B201]; &quot;&quot; )" office:value-type="float" office:value="1.24232081911263" calcext:value-type="float">
            <text:p>1.24232081911263</text:p>
          </table:table-cell>
          <table:table-cell table:formula="of:=IF(AND([$data.$C201]&gt;=5; [$data.$C201]&lt;10); [$data.$B201]; &quot;&quot; )">
            <text:p/>
          </table:table-cell>
          <table:table-cell table:formula="of:=IF([$data.$C201]&gt;=10; [$data.$B201]; &quot;&quot; )">
            <text:p/>
          </table:table-cell>
          <table:table-cell table:number-columns-repeated="10"/>
        </table:table-row>
        <table:table-row table:style-name="ro1">
          <table:table-cell table:formula="of:=IF([$data.$C202]&lt;1; [$data.$B202]; &quot;&quot; )">
            <text:p/>
          </table:table-cell>
          <table:table-cell table:formula="of:=IF(AND([$data.$C202]&gt;=1; [$data.$C202]&lt;5); [$data.$B202]; &quot;&quot; )" office:value-type="float" office:value="1.24477149496514" calcext:value-type="float">
            <text:p>1.24477149496514</text:p>
          </table:table-cell>
          <table:table-cell table:formula="of:=IF(AND([$data.$C202]&gt;=5; [$data.$C202]&lt;10); [$data.$B202]; &quot;&quot; )">
            <text:p/>
          </table:table-cell>
          <table:table-cell table:formula="of:=IF([$data.$C202]&gt;=10; [$data.$B202]; &quot;&quot; )">
            <text:p/>
          </table:table-cell>
          <table:table-cell table:number-columns-repeated="10"/>
        </table:table-row>
        <table:table-row table:style-name="ro1">
          <table:table-cell table:formula="of:=IF([$data.$C203]&lt;1; [$data.$B203]; &quot;&quot; )">
            <text:p/>
          </table:table-cell>
          <table:table-cell table:formula="of:=IF(AND([$data.$C203]&gt;=1; [$data.$C203]&lt;5); [$data.$B203]; &quot;&quot; )" office:value-type="float" office:value="1.36166522116219" calcext:value-type="float">
            <text:p>1.36166522116219</text:p>
          </table:table-cell>
          <table:table-cell table:formula="of:=IF(AND([$data.$C203]&gt;=5; [$data.$C203]&lt;10); [$data.$B203]; &quot;&quot; )">
            <text:p/>
          </table:table-cell>
          <table:table-cell table:formula="of:=IF([$data.$C203]&gt;=10; [$data.$B203]; &quot;&quot; )">
            <text:p/>
          </table:table-cell>
          <table:table-cell table:number-columns-repeated="10"/>
        </table:table-row>
        <table:table-row table:style-name="ro1">
          <table:table-cell table:formula="of:=IF([$data.$C204]&lt;1; [$data.$B204]; &quot;&quot; )">
            <text:p/>
          </table:table-cell>
          <table:table-cell table:formula="of:=IF(AND([$data.$C204]&gt;=1; [$data.$C204]&lt;5); [$data.$B204]; &quot;&quot; )" office:value-type="float" office:value="2.05379310344828" calcext:value-type="float">
            <text:p>2.05379310344828</text:p>
          </table:table-cell>
          <table:table-cell table:formula="of:=IF(AND([$data.$C204]&gt;=5; [$data.$C204]&lt;10); [$data.$B204]; &quot;&quot; )">
            <text:p/>
          </table:table-cell>
          <table:table-cell table:formula="of:=IF([$data.$C204]&gt;=10; [$data.$B204]; &quot;&quot; )">
            <text:p/>
          </table:table-cell>
          <table:table-cell table:number-columns-repeated="10"/>
        </table:table-row>
        <table:table-row table:style-name="ro1">
          <table:table-cell table:formula="of:=IF([$data.$C205]&lt;1; [$data.$B205]; &quot;&quot; )">
            <text:p/>
          </table:table-cell>
          <table:table-cell table:formula="of:=IF(AND([$data.$C205]&gt;=1; [$data.$C205]&lt;5); [$data.$B205]; &quot;&quot; )" office:value-type="float" office:value="1.42857142857143" calcext:value-type="float">
            <text:p>1.42857142857143</text:p>
          </table:table-cell>
          <table:table-cell table:formula="of:=IF(AND([$data.$C205]&gt;=5; [$data.$C205]&lt;10); [$data.$B205]; &quot;&quot; )">
            <text:p/>
          </table:table-cell>
          <table:table-cell table:formula="of:=IF([$data.$C205]&gt;=10; [$data.$B205]; &quot;&quot; )">
            <text:p/>
          </table:table-cell>
          <table:table-cell table:number-columns-repeated="10"/>
        </table:table-row>
        <table:table-row table:style-name="ro1">
          <table:table-cell table:formula="of:=IF([$data.$C206]&lt;1; [$data.$B206]; &quot;&quot; )">
            <text:p/>
          </table:table-cell>
          <table:table-cell table:formula="of:=IF(AND([$data.$C206]&gt;=1; [$data.$C206]&lt;5); [$data.$B206]; &quot;&quot; )" office:value-type="float" office:value="1.25602140945584" calcext:value-type="float">
            <text:p>1.25602140945584</text:p>
          </table:table-cell>
          <table:table-cell table:formula="of:=IF(AND([$data.$C206]&gt;=5; [$data.$C206]&lt;10); [$data.$B206]; &quot;&quot; )">
            <text:p/>
          </table:table-cell>
          <table:table-cell table:formula="of:=IF([$data.$C206]&gt;=10; [$data.$B206]; &quot;&quot; )">
            <text:p/>
          </table:table-cell>
          <table:table-cell table:number-columns-repeated="10"/>
        </table:table-row>
        <table:table-row table:style-name="ro1">
          <table:table-cell table:formula="of:=IF([$data.$C207]&lt;1; [$data.$B207]; &quot;&quot; )">
            <text:p/>
          </table:table-cell>
          <table:table-cell table:formula="of:=IF(AND([$data.$C207]&gt;=1; [$data.$C207]&lt;5); [$data.$B207]; &quot;&quot; )" office:value-type="float" office:value="1.58762057877814" calcext:value-type="float">
            <text:p>1.58762057877814</text:p>
          </table:table-cell>
          <table:table-cell table:formula="of:=IF(AND([$data.$C207]&gt;=5; [$data.$C207]&lt;10); [$data.$B207]; &quot;&quot; )">
            <text:p/>
          </table:table-cell>
          <table:table-cell table:formula="of:=IF([$data.$C207]&gt;=10; [$data.$B207]; &quot;&quot; )">
            <text:p/>
          </table:table-cell>
          <table:table-cell table:number-columns-repeated="10"/>
        </table:table-row>
        <table:table-row table:style-name="ro1">
          <table:table-cell table:formula="of:=IF([$data.$C208]&lt;1; [$data.$B208]; &quot;&quot; )">
            <text:p/>
          </table:table-cell>
          <table:table-cell table:formula="of:=IF(AND([$data.$C208]&gt;=1; [$data.$C208]&lt;5); [$data.$B208]; &quot;&quot; )" office:value-type="float" office:value="1.29798422436459" calcext:value-type="float">
            <text:p>1.29798422436459</text:p>
          </table:table-cell>
          <table:table-cell table:formula="of:=IF(AND([$data.$C208]&gt;=5; [$data.$C208]&lt;10); [$data.$B208]; &quot;&quot; )">
            <text:p/>
          </table:table-cell>
          <table:table-cell table:formula="of:=IF([$data.$C208]&gt;=10; [$data.$B208]; &quot;&quot; )">
            <text:p/>
          </table:table-cell>
          <table:table-cell table:number-columns-repeated="10"/>
        </table:table-row>
        <table:table-row table:style-name="ro1">
          <table:table-cell table:formula="of:=IF([$data.$C209]&lt;1; [$data.$B209]; &quot;&quot; )">
            <text:p/>
          </table:table-cell>
          <table:table-cell table:formula="of:=IF(AND([$data.$C209]&gt;=1; [$data.$C209]&lt;5); [$data.$B209]; &quot;&quot; )" office:value-type="float" office:value="1.42735768903993" calcext:value-type="float">
            <text:p>1.42735768903993</text:p>
          </table:table-cell>
          <table:table-cell table:formula="of:=IF(AND([$data.$C209]&gt;=5; [$data.$C209]&lt;10); [$data.$B209]; &quot;&quot; )">
            <text:p/>
          </table:table-cell>
          <table:table-cell table:formula="of:=IF([$data.$C209]&gt;=10; [$data.$B209]; &quot;&quot; )">
            <text:p/>
          </table:table-cell>
          <table:table-cell table:number-columns-repeated="10"/>
        </table:table-row>
        <table:table-row table:style-name="ro1">
          <table:table-cell table:formula="of:=IF([$data.$C210]&lt;1; [$data.$B210]; &quot;&quot; )">
            <text:p/>
          </table:table-cell>
          <table:table-cell table:formula="of:=IF(AND([$data.$C210]&gt;=1; [$data.$C210]&lt;5); [$data.$B210]; &quot;&quot; )" office:value-type="float" office:value="1.29518619436876" calcext:value-type="float">
            <text:p>1.29518619436876</text:p>
          </table:table-cell>
          <table:table-cell table:formula="of:=IF(AND([$data.$C210]&gt;=5; [$data.$C210]&lt;10); [$data.$B210]; &quot;&quot; )">
            <text:p/>
          </table:table-cell>
          <table:table-cell table:formula="of:=IF([$data.$C210]&gt;=10; [$data.$B210]; &quot;&quot; )">
            <text:p/>
          </table:table-cell>
          <table:table-cell table:number-columns-repeated="10"/>
        </table:table-row>
        <table:table-row table:style-name="ro1">
          <table:table-cell table:formula="of:=IF([$data.$C211]&lt;1; [$data.$B211]; &quot;&quot; )">
            <text:p/>
          </table:table-cell>
          <table:table-cell table:formula="of:=IF(AND([$data.$C211]&gt;=1; [$data.$C211]&lt;5); [$data.$B211]; &quot;&quot; )" office:value-type="float" office:value="1.25754060324826" calcext:value-type="float">
            <text:p>1.25754060324826</text:p>
          </table:table-cell>
          <table:table-cell table:formula="of:=IF(AND([$data.$C211]&gt;=5; [$data.$C211]&lt;10); [$data.$B211]; &quot;&quot; )">
            <text:p/>
          </table:table-cell>
          <table:table-cell table:formula="of:=IF([$data.$C211]&gt;=10; [$data.$B211]; &quot;&quot; )">
            <text:p/>
          </table:table-cell>
          <table:table-cell table:number-columns-repeated="10"/>
        </table:table-row>
        <table:table-row table:style-name="ro1">
          <table:table-cell table:formula="of:=IF([$data.$C212]&lt;1; [$data.$B212]; &quot;&quot; )">
            <text:p/>
          </table:table-cell>
          <table:table-cell table:formula="of:=IF(AND([$data.$C212]&gt;=1; [$data.$C212]&lt;5); [$data.$B212]; &quot;&quot; )" office:value-type="float" office:value="1.25844594594595" calcext:value-type="float">
            <text:p>1.25844594594595</text:p>
          </table:table-cell>
          <table:table-cell table:formula="of:=IF(AND([$data.$C212]&gt;=5; [$data.$C212]&lt;10); [$data.$B212]; &quot;&quot; )">
            <text:p/>
          </table:table-cell>
          <table:table-cell table:formula="of:=IF([$data.$C212]&gt;=10; [$data.$B212]; &quot;&quot; )">
            <text:p/>
          </table:table-cell>
          <table:table-cell table:number-columns-repeated="10"/>
        </table:table-row>
        <table:table-row table:style-name="ro1">
          <table:table-cell table:formula="of:=IF([$data.$C213]&lt;1; [$data.$B213]; &quot;&quot; )">
            <text:p/>
          </table:table-cell>
          <table:table-cell table:formula="of:=IF(AND([$data.$C213]&gt;=1; [$data.$C213]&lt;5); [$data.$B213]; &quot;&quot; )" office:value-type="float" office:value="1.51864125932063" calcext:value-type="float">
            <text:p>1.51864125932063</text:p>
          </table:table-cell>
          <table:table-cell table:formula="of:=IF(AND([$data.$C213]&gt;=5; [$data.$C213]&lt;10); [$data.$B213]; &quot;&quot; )">
            <text:p/>
          </table:table-cell>
          <table:table-cell table:formula="of:=IF([$data.$C213]&gt;=10; [$data.$B213]; &quot;&quot; )">
            <text:p/>
          </table:table-cell>
          <table:table-cell table:number-columns-repeated="10"/>
        </table:table-row>
        <table:table-row table:style-name="ro1">
          <table:table-cell table:formula="of:=IF([$data.$C214]&lt;1; [$data.$B214]; &quot;&quot; )">
            <text:p/>
          </table:table-cell>
          <table:table-cell table:formula="of:=IF(AND([$data.$C214]&gt;=1; [$data.$C214]&lt;5); [$data.$B214]; &quot;&quot; )" office:value-type="float" office:value="1.50860420650096" calcext:value-type="float">
            <text:p>1.50860420650096</text:p>
          </table:table-cell>
          <table:table-cell table:formula="of:=IF(AND([$data.$C214]&gt;=5; [$data.$C214]&lt;10); [$data.$B214]; &quot;&quot; )">
            <text:p/>
          </table:table-cell>
          <table:table-cell table:formula="of:=IF([$data.$C214]&gt;=10; [$data.$B214]; &quot;&quot; )">
            <text:p/>
          </table:table-cell>
          <table:table-cell table:number-columns-repeated="10"/>
        </table:table-row>
        <table:table-row table:style-name="ro1">
          <table:table-cell table:formula="of:=IF([$data.$C215]&lt;1; [$data.$B215]; &quot;&quot; )">
            <text:p/>
          </table:table-cell>
          <table:table-cell table:formula="of:=IF(AND([$data.$C215]&gt;=1; [$data.$C215]&lt;5); [$data.$B215]; &quot;&quot; )" office:value-type="float" office:value="1.25107480653482" calcext:value-type="float">
            <text:p>1.25107480653482</text:p>
          </table:table-cell>
          <table:table-cell table:formula="of:=IF(AND([$data.$C215]&gt;=5; [$data.$C215]&lt;10); [$data.$B215]; &quot;&quot; )">
            <text:p/>
          </table:table-cell>
          <table:table-cell table:formula="of:=IF([$data.$C215]&gt;=10; [$data.$B215]; &quot;&quot; )">
            <text:p/>
          </table:table-cell>
          <table:table-cell table:number-columns-repeated="10"/>
        </table:table-row>
        <table:table-row table:style-name="ro1">
          <table:table-cell table:formula="of:=IF([$data.$C216]&lt;1; [$data.$B216]; &quot;&quot; )">
            <text:p/>
          </table:table-cell>
          <table:table-cell table:formula="of:=IF(AND([$data.$C216]&gt;=1; [$data.$C216]&lt;5); [$data.$B216]; &quot;&quot; )" office:value-type="float" office:value="1.3040780141844" calcext:value-type="float">
            <text:p>1.3040780141844</text:p>
          </table:table-cell>
          <table:table-cell table:formula="of:=IF(AND([$data.$C216]&gt;=5; [$data.$C216]&lt;10); [$data.$B216]; &quot;&quot; )">
            <text:p/>
          </table:table-cell>
          <table:table-cell table:formula="of:=IF([$data.$C216]&gt;=10; [$data.$B216]; &quot;&quot; )">
            <text:p/>
          </table:table-cell>
          <table:table-cell table:number-columns-repeated="10"/>
        </table:table-row>
        <table:table-row table:style-name="ro1">
          <table:table-cell table:formula="of:=IF([$data.$C217]&lt;1; [$data.$B217]; &quot;&quot; )">
            <text:p/>
          </table:table-cell>
          <table:table-cell table:formula="of:=IF(AND([$data.$C217]&gt;=1; [$data.$C217]&lt;5); [$data.$B217]; &quot;&quot; )" office:value-type="float" office:value="0.988224211022138" calcext:value-type="float">
            <text:p>0.988224211022138</text:p>
          </table:table-cell>
          <table:table-cell table:formula="of:=IF(AND([$data.$C217]&gt;=5; [$data.$C217]&lt;10); [$data.$B217]; &quot;&quot; )">
            <text:p/>
          </table:table-cell>
          <table:table-cell table:formula="of:=IF([$data.$C217]&gt;=10; [$data.$B217]; &quot;&quot; )">
            <text:p/>
          </table:table-cell>
          <table:table-cell table:number-columns-repeated="10"/>
        </table:table-row>
        <table:table-row table:style-name="ro1">
          <table:table-cell table:formula="of:=IF([$data.$C218]&lt;1; [$data.$B218]; &quot;&quot; )">
            <text:p/>
          </table:table-cell>
          <table:table-cell table:formula="of:=IF(AND([$data.$C218]&gt;=1; [$data.$C218]&lt;5); [$data.$B218]; &quot;&quot; )" office:value-type="float" office:value="1.30762331838565" calcext:value-type="float">
            <text:p>1.30762331838565</text:p>
          </table:table-cell>
          <table:table-cell table:formula="of:=IF(AND([$data.$C218]&gt;=5; [$data.$C218]&lt;10); [$data.$B218]; &quot;&quot; )">
            <text:p/>
          </table:table-cell>
          <table:table-cell table:formula="of:=IF([$data.$C218]&gt;=10; [$data.$B218]; &quot;&quot; )">
            <text:p/>
          </table:table-cell>
          <table:table-cell table:number-columns-repeated="10"/>
        </table:table-row>
        <table:table-row table:style-name="ro1">
          <table:table-cell table:formula="of:=IF([$data.$C219]&lt;1; [$data.$B219]; &quot;&quot; )">
            <text:p/>
          </table:table-cell>
          <table:table-cell table:formula="of:=IF(AND([$data.$C219]&gt;=1; [$data.$C219]&lt;5); [$data.$B219]; &quot;&quot; )" office:value-type="float" office:value="1.37860465116279" calcext:value-type="float">
            <text:p>1.37860465116279</text:p>
          </table:table-cell>
          <table:table-cell table:formula="of:=IF(AND([$data.$C219]&gt;=5; [$data.$C219]&lt;10); [$data.$B219]; &quot;&quot; )">
            <text:p/>
          </table:table-cell>
          <table:table-cell table:formula="of:=IF([$data.$C219]&gt;=10; [$data.$B219]; &quot;&quot; )">
            <text:p/>
          </table:table-cell>
          <table:table-cell table:number-columns-repeated="10"/>
        </table:table-row>
        <table:table-row table:style-name="ro1">
          <table:table-cell table:formula="of:=IF([$data.$C220]&lt;1; [$data.$B220]; &quot;&quot; )">
            <text:p/>
          </table:table-cell>
          <table:table-cell table:formula="of:=IF(AND([$data.$C220]&gt;=1; [$data.$C220]&lt;5); [$data.$B220]; &quot;&quot; )" office:value-type="float" office:value="1.26120689655172" calcext:value-type="float">
            <text:p>1.26120689655172</text:p>
          </table:table-cell>
          <table:table-cell table:formula="of:=IF(AND([$data.$C220]&gt;=5; [$data.$C220]&lt;10); [$data.$B220]; &quot;&quot; )">
            <text:p/>
          </table:table-cell>
          <table:table-cell table:formula="of:=IF([$data.$C220]&gt;=10; [$data.$B220]; &quot;&quot; )">
            <text:p/>
          </table:table-cell>
          <table:table-cell table:number-columns-repeated="10"/>
        </table:table-row>
        <table:table-row table:style-name="ro1">
          <table:table-cell table:formula="of:=IF([$data.$C221]&lt;1; [$data.$B221]; &quot;&quot; )">
            <text:p/>
          </table:table-cell>
          <table:table-cell table:formula="of:=IF(AND([$data.$C221]&gt;=1; [$data.$C221]&lt;5); [$data.$B221]; &quot;&quot; )" office:value-type="float" office:value="1.38878504672897" calcext:value-type="float">
            <text:p>1.38878504672897</text:p>
          </table:table-cell>
          <table:table-cell table:formula="of:=IF(AND([$data.$C221]&gt;=5; [$data.$C221]&lt;10); [$data.$B221]; &quot;&quot; )">
            <text:p/>
          </table:table-cell>
          <table:table-cell table:formula="of:=IF([$data.$C221]&gt;=10; [$data.$B221]; &quot;&quot; )">
            <text:p/>
          </table:table-cell>
          <table:table-cell table:number-columns-repeated="10"/>
        </table:table-row>
        <table:table-row table:style-name="ro1">
          <table:table-cell table:formula="of:=IF([$data.$C222]&lt;1; [$data.$B222]; &quot;&quot; )">
            <text:p/>
          </table:table-cell>
          <table:table-cell table:formula="of:=IF(AND([$data.$C222]&gt;=1; [$data.$C222]&lt;5); [$data.$B222]; &quot;&quot; )" office:value-type="float" office:value="1.3605504587156" calcext:value-type="float">
            <text:p>1.3605504587156</text:p>
          </table:table-cell>
          <table:table-cell table:formula="of:=IF(AND([$data.$C222]&gt;=5; [$data.$C222]&lt;10); [$data.$B222]; &quot;&quot; )">
            <text:p/>
          </table:table-cell>
          <table:table-cell table:formula="of:=IF([$data.$C222]&gt;=10; [$data.$B222]; &quot;&quot; )">
            <text:p/>
          </table:table-cell>
          <table:table-cell table:number-columns-repeated="10"/>
        </table:table-row>
        <table:table-row table:style-name="ro1">
          <table:table-cell table:formula="of:=IF([$data.$C223]&lt;1; [$data.$B223]; &quot;&quot; )">
            <text:p/>
          </table:table-cell>
          <table:table-cell table:formula="of:=IF(AND([$data.$C223]&gt;=1; [$data.$C223]&lt;5); [$data.$B223]; &quot;&quot; )" office:value-type="float" office:value="1.2411838790932" calcext:value-type="float">
            <text:p>1.2411838790932</text:p>
          </table:table-cell>
          <table:table-cell table:formula="of:=IF(AND([$data.$C223]&gt;=5; [$data.$C223]&lt;10); [$data.$B223]; &quot;&quot; )">
            <text:p/>
          </table:table-cell>
          <table:table-cell table:formula="of:=IF([$data.$C223]&gt;=10; [$data.$B223]; &quot;&quot; )">
            <text:p/>
          </table:table-cell>
          <table:table-cell table:number-columns-repeated="10"/>
        </table:table-row>
        <table:table-row table:style-name="ro1">
          <table:table-cell table:formula="of:=IF([$data.$C224]&lt;1; [$data.$B224]; &quot;&quot; )">
            <text:p/>
          </table:table-cell>
          <table:table-cell table:formula="of:=IF(AND([$data.$C224]&gt;=1; [$data.$C224]&lt;5); [$data.$B224]; &quot;&quot; )">
            <text:p/>
          </table:table-cell>
          <table:table-cell table:formula="of:=IF(AND([$data.$C224]&gt;=5; [$data.$C224]&lt;10); [$data.$B224]; &quot;&quot; )" office:value-type="float" office:value="3.75645268034414" calcext:value-type="float">
            <text:p>3.75645268034414</text:p>
          </table:table-cell>
          <table:table-cell table:formula="of:=IF([$data.$C224]&gt;=10; [$data.$B224]; &quot;&quot; )">
            <text:p/>
          </table:table-cell>
          <table:table-cell table:number-columns-repeated="10"/>
        </table:table-row>
        <table:table-row table:style-name="ro1">
          <table:table-cell table:formula="of:=IF([$data.$C225]&lt;1; [$data.$B225]; &quot;&quot; )">
            <text:p/>
          </table:table-cell>
          <table:table-cell table:formula="of:=IF(AND([$data.$C225]&gt;=1; [$data.$C225]&lt;5); [$data.$B225]; &quot;&quot; )" office:value-type="float" office:value="1.00401002506266" calcext:value-type="float">
            <text:p>1.00401002506266</text:p>
          </table:table-cell>
          <table:table-cell table:formula="of:=IF(AND([$data.$C225]&gt;=5; [$data.$C225]&lt;10); [$data.$B225]; &quot;&quot; )">
            <text:p/>
          </table:table-cell>
          <table:table-cell table:formula="of:=IF([$data.$C225]&gt;=10; [$data.$B225]; &quot;&quot; )">
            <text:p/>
          </table:table-cell>
          <table:table-cell table:number-columns-repeated="10"/>
        </table:table-row>
        <table:table-row table:style-name="ro1">
          <table:table-cell table:formula="of:=IF([$data.$C226]&lt;1; [$data.$B226]; &quot;&quot; )">
            <text:p/>
          </table:table-cell>
          <table:table-cell table:formula="of:=IF(AND([$data.$C226]&gt;=1; [$data.$C226]&lt;5); [$data.$B226]; &quot;&quot; )" office:value-type="float" office:value="1.10094637223975" calcext:value-type="float">
            <text:p>1.10094637223975</text:p>
          </table:table-cell>
          <table:table-cell table:formula="of:=IF(AND([$data.$C226]&gt;=5; [$data.$C226]&lt;10); [$data.$B226]; &quot;&quot; )">
            <text:p/>
          </table:table-cell>
          <table:table-cell table:formula="of:=IF([$data.$C226]&gt;=10; [$data.$B226]; &quot;&quot; )">
            <text:p/>
          </table:table-cell>
          <table:table-cell table:number-columns-repeated="10"/>
        </table:table-row>
        <table:table-row table:style-name="ro1">
          <table:table-cell table:formula="of:=IF([$data.$C227]&lt;1; [$data.$B227]; &quot;&quot; )">
            <text:p/>
          </table:table-cell>
          <table:table-cell table:formula="of:=IF(AND([$data.$C227]&gt;=1; [$data.$C227]&lt;5); [$data.$B227]; &quot;&quot; )" office:value-type="float" office:value="1.23857868020305" calcext:value-type="float">
            <text:p>1.23857868020305</text:p>
          </table:table-cell>
          <table:table-cell table:formula="of:=IF(AND([$data.$C227]&gt;=5; [$data.$C227]&lt;10); [$data.$B227]; &quot;&quot; )">
            <text:p/>
          </table:table-cell>
          <table:table-cell table:formula="of:=IF([$data.$C227]&gt;=10; [$data.$B227]; &quot;&quot; )">
            <text:p/>
          </table:table-cell>
          <table:table-cell table:number-columns-repeated="10"/>
        </table:table-row>
        <table:table-row table:style-name="ro1">
          <table:table-cell table:formula="of:=IF([$data.$C228]&lt;1; [$data.$B228]; &quot;&quot; )">
            <text:p/>
          </table:table-cell>
          <table:table-cell table:formula="of:=IF(AND([$data.$C228]&gt;=1; [$data.$C228]&lt;5); [$data.$B228]; &quot;&quot; )" office:value-type="float" office:value="1.30828351836038" calcext:value-type="float">
            <text:p>1.30828351836038</text:p>
          </table:table-cell>
          <table:table-cell table:formula="of:=IF(AND([$data.$C228]&gt;=5; [$data.$C228]&lt;10); [$data.$B228]; &quot;&quot; )">
            <text:p/>
          </table:table-cell>
          <table:table-cell table:formula="of:=IF([$data.$C228]&gt;=10; [$data.$B228]; &quot;&quot; )">
            <text:p/>
          </table:table-cell>
          <table:table-cell table:number-columns-repeated="10"/>
        </table:table-row>
        <table:table-row table:style-name="ro1">
          <table:table-cell table:formula="of:=IF([$data.$C229]&lt;1; [$data.$B229]; &quot;&quot; )">
            <text:p/>
          </table:table-cell>
          <table:table-cell table:formula="of:=IF(AND([$data.$C229]&gt;=1; [$data.$C229]&lt;5); [$data.$B229]; &quot;&quot; )" office:value-type="float" office:value="1.10017636684303" calcext:value-type="float">
            <text:p>1.10017636684303</text:p>
          </table:table-cell>
          <table:table-cell table:formula="of:=IF(AND([$data.$C229]&gt;=5; [$data.$C229]&lt;10); [$data.$B229]; &quot;&quot; )">
            <text:p/>
          </table:table-cell>
          <table:table-cell table:formula="of:=IF([$data.$C229]&gt;=10; [$data.$B229]; &quot;&quot; )">
            <text:p/>
          </table:table-cell>
          <table:table-cell table:number-columns-repeated="10"/>
        </table:table-row>
        <table:table-row table:style-name="ro1">
          <table:table-cell table:formula="of:=IF([$data.$C230]&lt;1; [$data.$B230]; &quot;&quot; )">
            <text:p/>
          </table:table-cell>
          <table:table-cell table:formula="of:=IF(AND([$data.$C230]&gt;=1; [$data.$C230]&lt;5); [$data.$B230]; &quot;&quot; )" office:value-type="float" office:value="1.89834174477289" calcext:value-type="float">
            <text:p>1.89834174477289</text:p>
          </table:table-cell>
          <table:table-cell table:formula="of:=IF(AND([$data.$C230]&gt;=5; [$data.$C230]&lt;10); [$data.$B230]; &quot;&quot; )">
            <text:p/>
          </table:table-cell>
          <table:table-cell table:formula="of:=IF([$data.$C230]&gt;=10; [$data.$B230]; &quot;&quot; )">
            <text:p/>
          </table:table-cell>
          <table:table-cell table:number-columns-repeated="10"/>
        </table:table-row>
        <table:table-row table:style-name="ro1">
          <table:table-cell table:formula="of:=IF([$data.$C231]&lt;1; [$data.$B231]; &quot;&quot; )">
            <text:p/>
          </table:table-cell>
          <table:table-cell table:formula="of:=IF(AND([$data.$C231]&gt;=1; [$data.$C231]&lt;5); [$data.$B231]; &quot;&quot; )" office:value-type="float" office:value="1.39439252336449" calcext:value-type="float">
            <text:p>1.39439252336449</text:p>
          </table:table-cell>
          <table:table-cell table:formula="of:=IF(AND([$data.$C231]&gt;=5; [$data.$C231]&lt;10); [$data.$B231]; &quot;&quot; )">
            <text:p/>
          </table:table-cell>
          <table:table-cell table:formula="of:=IF([$data.$C231]&gt;=10; [$data.$B231]; &quot;&quot; )">
            <text:p/>
          </table:table-cell>
          <table:table-cell table:number-columns-repeated="10"/>
        </table:table-row>
        <table:table-row table:style-name="ro1">
          <table:table-cell table:formula="of:=IF([$data.$C232]&lt;1; [$data.$B232]; &quot;&quot; )">
            <text:p/>
          </table:table-cell>
          <table:table-cell table:formula="of:=IF(AND([$data.$C232]&gt;=1; [$data.$C232]&lt;5); [$data.$B232]; &quot;&quot; )" office:value-type="float" office:value="1.55756207674944" calcext:value-type="float">
            <text:p>1.55756207674944</text:p>
          </table:table-cell>
          <table:table-cell table:formula="of:=IF(AND([$data.$C232]&gt;=5; [$data.$C232]&lt;10); [$data.$B232]; &quot;&quot; )">
            <text:p/>
          </table:table-cell>
          <table:table-cell table:formula="of:=IF([$data.$C232]&gt;=10; [$data.$B232]; &quot;&quot; )">
            <text:p/>
          </table:table-cell>
          <table:table-cell table:number-columns-repeated="10"/>
        </table:table-row>
        <table:table-row table:style-name="ro1">
          <table:table-cell table:formula="of:=IF([$data.$C233]&lt;1; [$data.$B233]; &quot;&quot; )" office:value-type="float" office:value="1" calcext:value-type="float">
            <text:p>1</text:p>
          </table:table-cell>
          <table:table-cell table:formula="of:=IF(AND([$data.$C233]&gt;=1; [$data.$C233]&lt;5); [$data.$B233]; &quot;&quot; )">
            <text:p/>
          </table:table-cell>
          <table:table-cell table:formula="of:=IF(AND([$data.$C233]&gt;=5; [$data.$C233]&lt;10); [$data.$B233]; &quot;&quot; )">
            <text:p/>
          </table:table-cell>
          <table:table-cell table:formula="of:=IF([$data.$C233]&gt;=10; [$data.$B233]; &quot;&quot; )">
            <text:p/>
          </table:table-cell>
          <table:table-cell table:number-columns-repeated="10"/>
        </table:table-row>
        <table:table-row table:style-name="ro1">
          <table:table-cell table:formula="of:=IF([$data.$C234]&lt;1; [$data.$B234]; &quot;&quot; )">
            <text:p/>
          </table:table-cell>
          <table:table-cell table:formula="of:=IF(AND([$data.$C234]&gt;=1; [$data.$C234]&lt;5); [$data.$B234]; &quot;&quot; )" office:value-type="float" office:value="1.32321699544765" calcext:value-type="float">
            <text:p>1.32321699544765</text:p>
          </table:table-cell>
          <table:table-cell table:formula="of:=IF(AND([$data.$C234]&gt;=5; [$data.$C234]&lt;10); [$data.$B234]; &quot;&quot; )">
            <text:p/>
          </table:table-cell>
          <table:table-cell table:formula="of:=IF([$data.$C234]&gt;=10; [$data.$B234]; &quot;&quot; )">
            <text:p/>
          </table:table-cell>
          <table:table-cell table:number-columns-repeated="10"/>
        </table:table-row>
        <table:table-row table:style-name="ro1">
          <table:table-cell table:formula="of:=IF([$data.$C235]&lt;1; [$data.$B235]; &quot;&quot; )">
            <text:p/>
          </table:table-cell>
          <table:table-cell table:formula="of:=IF(AND([$data.$C235]&gt;=1; [$data.$C235]&lt;5); [$data.$B235]; &quot;&quot; )" office:value-type="float" office:value="1.56218905472637" calcext:value-type="float">
            <text:p>1.56218905472637</text:p>
          </table:table-cell>
          <table:table-cell table:formula="of:=IF(AND([$data.$C235]&gt;=5; [$data.$C235]&lt;10); [$data.$B235]; &quot;&quot; )">
            <text:p/>
          </table:table-cell>
          <table:table-cell table:formula="of:=IF([$data.$C235]&gt;=10; [$data.$B235]; &quot;&quot; )">
            <text:p/>
          </table:table-cell>
          <table:table-cell table:number-columns-repeated="10"/>
        </table:table-row>
        <table:table-row table:style-name="ro1">
          <table:table-cell table:formula="of:=IF([$data.$C236]&lt;1; [$data.$B236]; &quot;&quot; )">
            <text:p/>
          </table:table-cell>
          <table:table-cell table:formula="of:=IF(AND([$data.$C236]&gt;=1; [$data.$C236]&lt;5); [$data.$B236]; &quot;&quot; )" office:value-type="float" office:value="1.28628389154705" calcext:value-type="float">
            <text:p>1.28628389154705</text:p>
          </table:table-cell>
          <table:table-cell table:formula="of:=IF(AND([$data.$C236]&gt;=5; [$data.$C236]&lt;10); [$data.$B236]; &quot;&quot; )">
            <text:p/>
          </table:table-cell>
          <table:table-cell table:formula="of:=IF([$data.$C236]&gt;=10; [$data.$B236]; &quot;&quot; )">
            <text:p/>
          </table:table-cell>
          <table:table-cell table:number-columns-repeated="10"/>
        </table:table-row>
        <table:table-row table:style-name="ro1">
          <table:table-cell table:formula="of:=IF([$data.$C237]&lt;1; [$data.$B237]; &quot;&quot; )">
            <text:p/>
          </table:table-cell>
          <table:table-cell table:formula="of:=IF(AND([$data.$C237]&gt;=1; [$data.$C237]&lt;5); [$data.$B237]; &quot;&quot; )" office:value-type="float" office:value="1.39165911151405" calcext:value-type="float">
            <text:p>1.39165911151405</text:p>
          </table:table-cell>
          <table:table-cell table:formula="of:=IF(AND([$data.$C237]&gt;=5; [$data.$C237]&lt;10); [$data.$B237]; &quot;&quot; )">
            <text:p/>
          </table:table-cell>
          <table:table-cell table:formula="of:=IF([$data.$C237]&gt;=10; [$data.$B237]; &quot;&quot; )">
            <text:p/>
          </table:table-cell>
          <table:table-cell table:number-columns-repeated="10"/>
        </table:table-row>
        <table:table-row table:style-name="ro1">
          <table:table-cell table:formula="of:=IF([$data.$C238]&lt;1; [$data.$B238]; &quot;&quot; )">
            <text:p/>
          </table:table-cell>
          <table:table-cell table:formula="of:=IF(AND([$data.$C238]&gt;=1; [$data.$C238]&lt;5); [$data.$B238]; &quot;&quot; )" office:value-type="float" office:value="1.34820647419073" calcext:value-type="float">
            <text:p>1.34820647419073</text:p>
          </table:table-cell>
          <table:table-cell table:formula="of:=IF(AND([$data.$C238]&gt;=5; [$data.$C238]&lt;10); [$data.$B238]; &quot;&quot; )">
            <text:p/>
          </table:table-cell>
          <table:table-cell table:formula="of:=IF([$data.$C238]&gt;=10; [$data.$B238]; &quot;&quot; )">
            <text:p/>
          </table:table-cell>
          <table:table-cell table:number-columns-repeated="10"/>
        </table:table-row>
        <table:table-row table:style-name="ro1">
          <table:table-cell table:formula="of:=IF([$data.$C239]&lt;1; [$data.$B239]; &quot;&quot; )">
            <text:p/>
          </table:table-cell>
          <table:table-cell table:formula="of:=IF(AND([$data.$C239]&gt;=1; [$data.$C239]&lt;5); [$data.$B239]; &quot;&quot; )" office:value-type="float" office:value="1.49144254278729" calcext:value-type="float">
            <text:p>1.49144254278729</text:p>
          </table:table-cell>
          <table:table-cell table:formula="of:=IF(AND([$data.$C239]&gt;=5; [$data.$C239]&lt;10); [$data.$B239]; &quot;&quot; )">
            <text:p/>
          </table:table-cell>
          <table:table-cell table:formula="of:=IF([$data.$C239]&gt;=10; [$data.$B239]; &quot;&quot; )">
            <text:p/>
          </table:table-cell>
          <table:table-cell table:number-columns-repeated="10"/>
        </table:table-row>
        <table:table-row table:style-name="ro1">
          <table:table-cell table:formula="of:=IF([$data.$C240]&lt;1; [$data.$B240]; &quot;&quot; )">
            <text:p/>
          </table:table-cell>
          <table:table-cell table:formula="of:=IF(AND([$data.$C240]&gt;=1; [$data.$C240]&lt;5); [$data.$B240]; &quot;&quot; )" office:value-type="float" office:value="1.38918439716312" calcext:value-type="float">
            <text:p>1.38918439716312</text:p>
          </table:table-cell>
          <table:table-cell table:formula="of:=IF(AND([$data.$C240]&gt;=5; [$data.$C240]&lt;10); [$data.$B240]; &quot;&quot; )">
            <text:p/>
          </table:table-cell>
          <table:table-cell table:formula="of:=IF([$data.$C240]&gt;=10; [$data.$B240]; &quot;&quot; )">
            <text:p/>
          </table:table-cell>
          <table:table-cell table:number-columns-repeated="10"/>
        </table:table-row>
        <table:table-row table:style-name="ro1">
          <table:table-cell table:formula="of:=IF([$data.$C241]&lt;1; [$data.$B241]; &quot;&quot; )">
            <text:p/>
          </table:table-cell>
          <table:table-cell table:formula="of:=IF(AND([$data.$C241]&gt;=1; [$data.$C241]&lt;5); [$data.$B241]; &quot;&quot; )" office:value-type="float" office:value="1.46677471636953" calcext:value-type="float">
            <text:p>1.46677471636953</text:p>
          </table:table-cell>
          <table:table-cell table:formula="of:=IF(AND([$data.$C241]&gt;=5; [$data.$C241]&lt;10); [$data.$B241]; &quot;&quot; )">
            <text:p/>
          </table:table-cell>
          <table:table-cell table:formula="of:=IF([$data.$C241]&gt;=10; [$data.$B241]; &quot;&quot; )">
            <text:p/>
          </table:table-cell>
          <table:table-cell table:number-columns-repeated="10"/>
        </table:table-row>
        <table:table-row table:style-name="ro1">
          <table:table-cell table:formula="of:=IF([$data.$C242]&lt;1; [$data.$B242]; &quot;&quot; )">
            <text:p/>
          </table:table-cell>
          <table:table-cell table:formula="of:=IF(AND([$data.$C242]&gt;=1; [$data.$C242]&lt;5); [$data.$B242]; &quot;&quot; )" office:value-type="float" office:value="1.38190476190476" calcext:value-type="float">
            <text:p>1.38190476190476</text:p>
          </table:table-cell>
          <table:table-cell table:formula="of:=IF(AND([$data.$C242]&gt;=5; [$data.$C242]&lt;10); [$data.$B242]; &quot;&quot; )">
            <text:p/>
          </table:table-cell>
          <table:table-cell table:formula="of:=IF([$data.$C242]&gt;=10; [$data.$B242]; &quot;&quot; )">
            <text:p/>
          </table:table-cell>
          <table:table-cell table:number-columns-repeated="10"/>
        </table:table-row>
        <table:table-row table:style-name="ro1">
          <table:table-cell table:formula="of:=IF([$data.$C243]&lt;1; [$data.$B243]; &quot;&quot; )">
            <text:p/>
          </table:table-cell>
          <table:table-cell table:formula="of:=IF(AND([$data.$C243]&gt;=1; [$data.$C243]&lt;5); [$data.$B243]; &quot;&quot; )" office:value-type="float" office:value="1.29360967184801" calcext:value-type="float">
            <text:p>1.29360967184801</text:p>
          </table:table-cell>
          <table:table-cell table:formula="of:=IF(AND([$data.$C243]&gt;=5; [$data.$C243]&lt;10); [$data.$B243]; &quot;&quot; )">
            <text:p/>
          </table:table-cell>
          <table:table-cell table:formula="of:=IF([$data.$C243]&gt;=10; [$data.$B243]; &quot;&quot; )">
            <text:p/>
          </table:table-cell>
          <table:table-cell table:number-columns-repeated="10"/>
        </table:table-row>
        <table:table-row table:style-name="ro1">
          <table:table-cell table:formula="of:=IF([$data.$C244]&lt;1; [$data.$B244]; &quot;&quot; )">
            <text:p/>
          </table:table-cell>
          <table:table-cell table:formula="of:=IF(AND([$data.$C244]&gt;=1; [$data.$C244]&lt;5); [$data.$B244]; &quot;&quot; )" office:value-type="float" office:value="1.37531486146096" calcext:value-type="float">
            <text:p>1.37531486146096</text:p>
          </table:table-cell>
          <table:table-cell table:formula="of:=IF(AND([$data.$C244]&gt;=5; [$data.$C244]&lt;10); [$data.$B244]; &quot;&quot; )">
            <text:p/>
          </table:table-cell>
          <table:table-cell table:formula="of:=IF([$data.$C244]&gt;=10; [$data.$B244]; &quot;&quot; )">
            <text:p/>
          </table:table-cell>
          <table:table-cell table:number-columns-repeated="10"/>
        </table:table-row>
        <table:table-row table:style-name="ro1">
          <table:table-cell table:formula="of:=IF([$data.$C245]&lt;1; [$data.$B245]; &quot;&quot; )">
            <text:p/>
          </table:table-cell>
          <table:table-cell table:formula="of:=IF(AND([$data.$C245]&gt;=1; [$data.$C245]&lt;5); [$data.$B245]; &quot;&quot; )" office:value-type="float" office:value="1.39982728842832" calcext:value-type="float">
            <text:p>1.39982728842832</text:p>
          </table:table-cell>
          <table:table-cell table:formula="of:=IF(AND([$data.$C245]&gt;=5; [$data.$C245]&lt;10); [$data.$B245]; &quot;&quot; )">
            <text:p/>
          </table:table-cell>
          <table:table-cell table:formula="of:=IF([$data.$C245]&gt;=10; [$data.$B245]; &quot;&quot; )">
            <text:p/>
          </table:table-cell>
          <table:table-cell table:number-columns-repeated="10"/>
        </table:table-row>
        <table:table-row table:style-name="ro1">
          <table:table-cell table:formula="of:=IF([$data.$C246]&lt;1; [$data.$B246]; &quot;&quot; )">
            <text:p/>
          </table:table-cell>
          <table:table-cell table:formula="of:=IF(AND([$data.$C246]&gt;=1; [$data.$C246]&lt;5); [$data.$B246]; &quot;&quot; )" office:value-type="float" office:value="1.27440633245383" calcext:value-type="float">
            <text:p>1.27440633245383</text:p>
          </table:table-cell>
          <table:table-cell table:formula="of:=IF(AND([$data.$C246]&gt;=5; [$data.$C246]&lt;10); [$data.$B246]; &quot;&quot; )">
            <text:p/>
          </table:table-cell>
          <table:table-cell table:formula="of:=IF([$data.$C246]&gt;=10; [$data.$B246]; &quot;&quot; )">
            <text:p/>
          </table:table-cell>
          <table:table-cell table:number-columns-repeated="10"/>
        </table:table-row>
        <table:table-row table:style-name="ro1">
          <table:table-cell table:formula="of:=IF([$data.$C247]&lt;1; [$data.$B247]; &quot;&quot; )">
            <text:p/>
          </table:table-cell>
          <table:table-cell table:formula="of:=IF(AND([$data.$C247]&gt;=1; [$data.$C247]&lt;5); [$data.$B247]; &quot;&quot; )" office:value-type="float" office:value="1.28039513677812" calcext:value-type="float">
            <text:p>1.28039513677812</text:p>
          </table:table-cell>
          <table:table-cell table:formula="of:=IF(AND([$data.$C247]&gt;=5; [$data.$C247]&lt;10); [$data.$B247]; &quot;&quot; )">
            <text:p/>
          </table:table-cell>
          <table:table-cell table:formula="of:=IF([$data.$C247]&gt;=10; [$data.$B247]; &quot;&quot; )">
            <text:p/>
          </table:table-cell>
          <table:table-cell table:number-columns-repeated="10"/>
        </table:table-row>
        <table:table-row table:style-name="ro1">
          <table:table-cell table:formula="of:=IF([$data.$C248]&lt;1; [$data.$B248]; &quot;&quot; )">
            <text:p/>
          </table:table-cell>
          <table:table-cell table:formula="of:=IF(AND([$data.$C248]&gt;=1; [$data.$C248]&lt;5); [$data.$B248]; &quot;&quot; )" office:value-type="float" office:value="1.40951492537313" calcext:value-type="float">
            <text:p>1.40951492537313</text:p>
          </table:table-cell>
          <table:table-cell table:formula="of:=IF(AND([$data.$C248]&gt;=5; [$data.$C248]&lt;10); [$data.$B248]; &quot;&quot; )">
            <text:p/>
          </table:table-cell>
          <table:table-cell table:formula="of:=IF([$data.$C248]&gt;=10; [$data.$B248]; &quot;&quot; )">
            <text:p/>
          </table:table-cell>
          <table:table-cell table:number-columns-repeated="10"/>
        </table:table-row>
        <table:table-row table:style-name="ro1">
          <table:table-cell table:formula="of:=IF([$data.$C249]&lt;1; [$data.$B249]; &quot;&quot; )">
            <text:p/>
          </table:table-cell>
          <table:table-cell table:formula="of:=IF(AND([$data.$C249]&gt;=1; [$data.$C249]&lt;5); [$data.$B249]; &quot;&quot; )" office:value-type="float" office:value="1.37004405286344" calcext:value-type="float">
            <text:p>1.37004405286344</text:p>
          </table:table-cell>
          <table:table-cell table:formula="of:=IF(AND([$data.$C249]&gt;=5; [$data.$C249]&lt;10); [$data.$B249]; &quot;&quot; )">
            <text:p/>
          </table:table-cell>
          <table:table-cell table:formula="of:=IF([$data.$C249]&gt;=10; [$data.$B249]; &quot;&quot; )">
            <text:p/>
          </table:table-cell>
          <table:table-cell table:number-columns-repeated="10"/>
        </table:table-row>
        <table:table-row table:style-name="ro1">
          <table:table-cell table:formula="of:=IF([$data.$C250]&lt;1; [$data.$B250]; &quot;&quot; )">
            <text:p/>
          </table:table-cell>
          <table:table-cell table:formula="of:=IF(AND([$data.$C250]&gt;=1; [$data.$C250]&lt;5); [$data.$B250]; &quot;&quot; )" office:value-type="float" office:value="1.48621190130624" calcext:value-type="float">
            <text:p>1.48621190130624</text:p>
          </table:table-cell>
          <table:table-cell table:formula="of:=IF(AND([$data.$C250]&gt;=5; [$data.$C250]&lt;10); [$data.$B250]; &quot;&quot; )">
            <text:p/>
          </table:table-cell>
          <table:table-cell table:formula="of:=IF([$data.$C250]&gt;=10; [$data.$B250]; &quot;&quot; )">
            <text:p/>
          </table:table-cell>
          <table:table-cell table:number-columns-repeated="10"/>
        </table:table-row>
        <table:table-row table:style-name="ro1">
          <table:table-cell table:formula="of:=IF([$data.$C251]&lt;1; [$data.$B251]; &quot;&quot; )">
            <text:p/>
          </table:table-cell>
          <table:table-cell table:formula="of:=IF(AND([$data.$C251]&gt;=1; [$data.$C251]&lt;5); [$data.$B251]; &quot;&quot; )" office:value-type="float" office:value="1.40084745762712" calcext:value-type="float">
            <text:p>1.40084745762712</text:p>
          </table:table-cell>
          <table:table-cell table:formula="of:=IF(AND([$data.$C251]&gt;=5; [$data.$C251]&lt;10); [$data.$B251]; &quot;&quot; )">
            <text:p/>
          </table:table-cell>
          <table:table-cell table:formula="of:=IF([$data.$C251]&gt;=10; [$data.$B251]; &quot;&quot; )">
            <text:p/>
          </table:table-cell>
          <table:table-cell table:number-columns-repeated="10"/>
        </table:table-row>
        <table:table-row table:style-name="ro1">
          <table:table-cell table:formula="of:=IF([$data.$C252]&lt;1; [$data.$B252]; &quot;&quot; )">
            <text:p/>
          </table:table-cell>
          <table:table-cell table:formula="of:=IF(AND([$data.$C252]&gt;=1; [$data.$C252]&lt;5); [$data.$B252]; &quot;&quot; )" office:value-type="float" office:value="1.28559176672384" calcext:value-type="float">
            <text:p>1.28559176672384</text:p>
          </table:table-cell>
          <table:table-cell table:formula="of:=IF(AND([$data.$C252]&gt;=5; [$data.$C252]&lt;10); [$data.$B252]; &quot;&quot; )">
            <text:p/>
          </table:table-cell>
          <table:table-cell table:formula="of:=IF([$data.$C252]&gt;=10; [$data.$B252]; &quot;&quot; )">
            <text:p/>
          </table:table-cell>
          <table:table-cell table:number-columns-repeated="10"/>
        </table:table-row>
        <table:table-row table:style-name="ro1">
          <table:table-cell table:formula="of:=IF([$data.$C253]&lt;1; [$data.$B253]; &quot;&quot; )">
            <text:p/>
          </table:table-cell>
          <table:table-cell table:formula="of:=IF(AND([$data.$C253]&gt;=1; [$data.$C253]&lt;5); [$data.$B253]; &quot;&quot; )" office:value-type="float" office:value="1.73561151079137" calcext:value-type="float">
            <text:p>1.73561151079137</text:p>
          </table:table-cell>
          <table:table-cell table:formula="of:=IF(AND([$data.$C253]&gt;=5; [$data.$C253]&lt;10); [$data.$B253]; &quot;&quot; )">
            <text:p/>
          </table:table-cell>
          <table:table-cell table:formula="of:=IF([$data.$C253]&gt;=10; [$data.$B253]; &quot;&quot; )">
            <text:p/>
          </table:table-cell>
          <table:table-cell table:number-columns-repeated="10"/>
        </table:table-row>
        <table:table-row table:style-name="ro1">
          <table:table-cell table:formula="of:=IF([$data.$C254]&lt;1; [$data.$B254]; &quot;&quot; )">
            <text:p/>
          </table:table-cell>
          <table:table-cell table:formula="of:=IF(AND([$data.$C254]&gt;=1; [$data.$C254]&lt;5); [$data.$B254]; &quot;&quot; )" office:value-type="float" office:value="1.47433628318584" calcext:value-type="float">
            <text:p>1.47433628318584</text:p>
          </table:table-cell>
          <table:table-cell table:formula="of:=IF(AND([$data.$C254]&gt;=5; [$data.$C254]&lt;10); [$data.$B254]; &quot;&quot; )">
            <text:p/>
          </table:table-cell>
          <table:table-cell table:formula="of:=IF([$data.$C254]&gt;=10; [$data.$B254]; &quot;&quot; )">
            <text:p/>
          </table:table-cell>
          <table:table-cell table:number-columns-repeated="10"/>
        </table:table-row>
        <table:table-row table:style-name="ro1">
          <table:table-cell table:formula="of:=IF([$data.$C255]&lt;1; [$data.$B255]; &quot;&quot; )">
            <text:p/>
          </table:table-cell>
          <table:table-cell table:formula="of:=IF(AND([$data.$C255]&gt;=1; [$data.$C255]&lt;5); [$data.$B255]; &quot;&quot; )" office:value-type="float" office:value="1.26684636118598" calcext:value-type="float">
            <text:p>1.26684636118598</text:p>
          </table:table-cell>
          <table:table-cell table:formula="of:=IF(AND([$data.$C255]&gt;=5; [$data.$C255]&lt;10); [$data.$B255]; &quot;&quot; )">
            <text:p/>
          </table:table-cell>
          <table:table-cell table:formula="of:=IF([$data.$C255]&gt;=10; [$data.$B255]; &quot;&quot; )">
            <text:p/>
          </table:table-cell>
          <table:table-cell table:number-columns-repeated="10"/>
        </table:table-row>
        <table:table-row table:style-name="ro1">
          <table:table-cell table:formula="of:=IF([$data.$C256]&lt;1; [$data.$B256]; &quot;&quot; )">
            <text:p/>
          </table:table-cell>
          <table:table-cell table:formula="of:=IF(AND([$data.$C256]&gt;=1; [$data.$C256]&lt;5); [$data.$B256]; &quot;&quot; )" office:value-type="float" office:value="1.3794916739702" calcext:value-type="float">
            <text:p>1.3794916739702</text:p>
          </table:table-cell>
          <table:table-cell table:formula="of:=IF(AND([$data.$C256]&gt;=5; [$data.$C256]&lt;10); [$data.$B256]; &quot;&quot; )">
            <text:p/>
          </table:table-cell>
          <table:table-cell table:formula="of:=IF([$data.$C256]&gt;=10; [$data.$B256]; &quot;&quot; )">
            <text:p/>
          </table:table-cell>
          <table:table-cell table:number-columns-repeated="10"/>
        </table:table-row>
        <table:table-row table:style-name="ro1">
          <table:table-cell table:formula="of:=IF([$data.$C257]&lt;1; [$data.$B257]; &quot;&quot; )">
            <text:p/>
          </table:table-cell>
          <table:table-cell table:formula="of:=IF(AND([$data.$C257]&gt;=1; [$data.$C257]&lt;5); [$data.$B257]; &quot;&quot; )" office:value-type="float" office:value="1.27978817299206" calcext:value-type="float">
            <text:p>1.27978817299206</text:p>
          </table:table-cell>
          <table:table-cell table:formula="of:=IF(AND([$data.$C257]&gt;=5; [$data.$C257]&lt;10); [$data.$B257]; &quot;&quot; )">
            <text:p/>
          </table:table-cell>
          <table:table-cell table:formula="of:=IF([$data.$C257]&gt;=10; [$data.$B257]; &quot;&quot; )">
            <text:p/>
          </table:table-cell>
          <table:table-cell table:number-columns-repeated="10"/>
        </table:table-row>
        <table:table-row table:style-name="ro1">
          <table:table-cell table:formula="of:=IF([$data.$C258]&lt;1; [$data.$B258]; &quot;&quot; )">
            <text:p/>
          </table:table-cell>
          <table:table-cell table:formula="of:=IF(AND([$data.$C258]&gt;=1; [$data.$C258]&lt;5); [$data.$B258]; &quot;&quot; )" office:value-type="float" office:value="1.36734693877551" calcext:value-type="float">
            <text:p>1.36734693877551</text:p>
          </table:table-cell>
          <table:table-cell table:formula="of:=IF(AND([$data.$C258]&gt;=5; [$data.$C258]&lt;10); [$data.$B258]; &quot;&quot; )">
            <text:p/>
          </table:table-cell>
          <table:table-cell table:formula="of:=IF([$data.$C258]&gt;=10; [$data.$B258]; &quot;&quot; )">
            <text:p/>
          </table:table-cell>
          <table:table-cell table:number-columns-repeated="10"/>
        </table:table-row>
        <table:table-row table:style-name="ro1">
          <table:table-cell table:formula="of:=IF([$data.$C259]&lt;1; [$data.$B259]; &quot;&quot; )">
            <text:p/>
          </table:table-cell>
          <table:table-cell table:formula="of:=IF(AND([$data.$C259]&gt;=1; [$data.$C259]&lt;5); [$data.$B259]; &quot;&quot; )" office:value-type="float" office:value="1.3594470046083" calcext:value-type="float">
            <text:p>1.3594470046083</text:p>
          </table:table-cell>
          <table:table-cell table:formula="of:=IF(AND([$data.$C259]&gt;=5; [$data.$C259]&lt;10); [$data.$B259]; &quot;&quot; )">
            <text:p/>
          </table:table-cell>
          <table:table-cell table:formula="of:=IF([$data.$C259]&gt;=10; [$data.$B259]; &quot;&quot; )">
            <text:p/>
          </table:table-cell>
          <table:table-cell table:number-columns-repeated="10"/>
        </table:table-row>
        <table:table-row table:style-name="ro1">
          <table:table-cell table:formula="of:=IF([$data.$C260]&lt;1; [$data.$B260]; &quot;&quot; )">
            <text:p/>
          </table:table-cell>
          <table:table-cell table:formula="of:=IF(AND([$data.$C260]&gt;=1; [$data.$C260]&lt;5); [$data.$B260]; &quot;&quot; )" office:value-type="float" office:value="1.34439461883408" calcext:value-type="float">
            <text:p>1.34439461883408</text:p>
          </table:table-cell>
          <table:table-cell table:formula="of:=IF(AND([$data.$C260]&gt;=5; [$data.$C260]&lt;10); [$data.$B260]; &quot;&quot; )">
            <text:p/>
          </table:table-cell>
          <table:table-cell table:formula="of:=IF([$data.$C260]&gt;=10; [$data.$B260]; &quot;&quot; )">
            <text:p/>
          </table:table-cell>
          <table:table-cell table:number-columns-repeated="10"/>
        </table:table-row>
        <table:table-row table:style-name="ro1">
          <table:table-cell table:formula="of:=IF([$data.$C261]&lt;1; [$data.$B261]; &quot;&quot; )">
            <text:p/>
          </table:table-cell>
          <table:table-cell table:formula="of:=IF(AND([$data.$C261]&gt;=1; [$data.$C261]&lt;5); [$data.$B261]; &quot;&quot; )" office:value-type="float" office:value="1.24124513618677" calcext:value-type="float">
            <text:p>1.24124513618677</text:p>
          </table:table-cell>
          <table:table-cell table:formula="of:=IF(AND([$data.$C261]&gt;=5; [$data.$C261]&lt;10); [$data.$B261]; &quot;&quot; )">
            <text:p/>
          </table:table-cell>
          <table:table-cell table:formula="of:=IF([$data.$C261]&gt;=10; [$data.$B261]; &quot;&quot; )">
            <text:p/>
          </table:table-cell>
          <table:table-cell table:number-columns-repeated="10"/>
        </table:table-row>
        <table:table-row table:style-name="ro1">
          <table:table-cell table:formula="of:=IF([$data.$C262]&lt;1; [$data.$B262]; &quot;&quot; )">
            <text:p/>
          </table:table-cell>
          <table:table-cell table:formula="of:=IF(AND([$data.$C262]&gt;=1; [$data.$C262]&lt;5); [$data.$B262]; &quot;&quot; )" office:value-type="float" office:value="1.34360834088849" calcext:value-type="float">
            <text:p>1.34360834088849</text:p>
          </table:table-cell>
          <table:table-cell table:formula="of:=IF(AND([$data.$C262]&gt;=5; [$data.$C262]&lt;10); [$data.$B262]; &quot;&quot; )">
            <text:p/>
          </table:table-cell>
          <table:table-cell table:formula="of:=IF([$data.$C262]&gt;=10; [$data.$B262]; &quot;&quot; )">
            <text:p/>
          </table:table-cell>
          <table:table-cell table:number-columns-repeated="10"/>
        </table:table-row>
        <table:table-row table:style-name="ro1">
          <table:table-cell table:formula="of:=IF([$data.$C263]&lt;1; [$data.$B263]; &quot;&quot; )">
            <text:p/>
          </table:table-cell>
          <table:table-cell table:formula="of:=IF(AND([$data.$C263]&gt;=1; [$data.$C263]&lt;5); [$data.$B263]; &quot;&quot; )" office:value-type="float" office:value="1.17140718562874" calcext:value-type="float">
            <text:p>1.17140718562874</text:p>
          </table:table-cell>
          <table:table-cell table:formula="of:=IF(AND([$data.$C263]&gt;=5; [$data.$C263]&lt;10); [$data.$B263]; &quot;&quot; )">
            <text:p/>
          </table:table-cell>
          <table:table-cell table:formula="of:=IF([$data.$C263]&gt;=10; [$data.$B263]; &quot;&quot; )">
            <text:p/>
          </table:table-cell>
          <table:table-cell table:number-columns-repeated="10"/>
        </table:table-row>
        <table:table-row table:style-name="ro1">
          <table:table-cell table:formula="of:=IF([$data.$C264]&lt;1; [$data.$B264]; &quot;&quot; )">
            <text:p/>
          </table:table-cell>
          <table:table-cell table:formula="of:=IF(AND([$data.$C264]&gt;=1; [$data.$C264]&lt;5); [$data.$B264]; &quot;&quot; )" office:value-type="float" office:value="2.06534090909091" calcext:value-type="float">
            <text:p>2.06534090909091</text:p>
          </table:table-cell>
          <table:table-cell table:formula="of:=IF(AND([$data.$C264]&gt;=5; [$data.$C264]&lt;10); [$data.$B264]; &quot;&quot; )">
            <text:p/>
          </table:table-cell>
          <table:table-cell table:formula="of:=IF([$data.$C264]&gt;=10; [$data.$B264]; &quot;&quot; )">
            <text:p/>
          </table:table-cell>
          <table:table-cell table:number-columns-repeated="10"/>
        </table:table-row>
        <table:table-row table:style-name="ro1">
          <table:table-cell table:formula="of:=IF([$data.$C265]&lt;1; [$data.$B265]; &quot;&quot; )">
            <text:p/>
          </table:table-cell>
          <table:table-cell table:formula="of:=IF(AND([$data.$C265]&gt;=1; [$data.$C265]&lt;5); [$data.$B265]; &quot;&quot; )" office:value-type="float" office:value="1.3398533007335" calcext:value-type="float">
            <text:p>1.3398533007335</text:p>
          </table:table-cell>
          <table:table-cell table:formula="of:=IF(AND([$data.$C265]&gt;=5; [$data.$C265]&lt;10); [$data.$B265]; &quot;&quot; )">
            <text:p/>
          </table:table-cell>
          <table:table-cell table:formula="of:=IF([$data.$C265]&gt;=10; [$data.$B265]; &quot;&quot; )">
            <text:p/>
          </table:table-cell>
          <table:table-cell table:number-columns-repeated="10"/>
        </table:table-row>
        <table:table-row table:style-name="ro1">
          <table:table-cell table:formula="of:=IF([$data.$C266]&lt;1; [$data.$B266]; &quot;&quot; )">
            <text:p/>
          </table:table-cell>
          <table:table-cell table:formula="of:=IF(AND([$data.$C266]&gt;=1; [$data.$C266]&lt;5); [$data.$B266]; &quot;&quot; )" office:value-type="float" office:value="1.41007819287576" calcext:value-type="float">
            <text:p>1.41007819287576</text:p>
          </table:table-cell>
          <table:table-cell table:formula="of:=IF(AND([$data.$C266]&gt;=5; [$data.$C266]&lt;10); [$data.$B266]; &quot;&quot; )">
            <text:p/>
          </table:table-cell>
          <table:table-cell table:formula="of:=IF([$data.$C266]&gt;=10; [$data.$B266]; &quot;&quot; )">
            <text:p/>
          </table:table-cell>
          <table:table-cell table:number-columns-repeated="10"/>
        </table:table-row>
        <table:table-row table:style-name="ro1">
          <table:table-cell table:formula="of:=IF([$data.$C267]&lt;1; [$data.$B267]; &quot;&quot; )">
            <text:p/>
          </table:table-cell>
          <table:table-cell table:formula="of:=IF(AND([$data.$C267]&gt;=1; [$data.$C267]&lt;5); [$data.$B267]; &quot;&quot; )" office:value-type="float" office:value="1.38967971530249" calcext:value-type="float">
            <text:p>1.38967971530249</text:p>
          </table:table-cell>
          <table:table-cell table:formula="of:=IF(AND([$data.$C267]&gt;=5; [$data.$C267]&lt;10); [$data.$B267]; &quot;&quot; )">
            <text:p/>
          </table:table-cell>
          <table:table-cell table:formula="of:=IF([$data.$C267]&gt;=10; [$data.$B267]; &quot;&quot; )">
            <text:p/>
          </table:table-cell>
          <table:table-cell table:number-columns-repeated="10"/>
        </table:table-row>
        <table:table-row table:style-name="ro1">
          <table:table-cell table:formula="of:=IF([$data.$C268]&lt;1; [$data.$B268]; &quot;&quot; )">
            <text:p/>
          </table:table-cell>
          <table:table-cell table:formula="of:=IF(AND([$data.$C268]&gt;=1; [$data.$C268]&lt;5); [$data.$B268]; &quot;&quot; )" office:value-type="float" office:value="1.5040071237756" calcext:value-type="float">
            <text:p>1.5040071237756</text:p>
          </table:table-cell>
          <table:table-cell table:formula="of:=IF(AND([$data.$C268]&gt;=5; [$data.$C268]&lt;10); [$data.$B268]; &quot;&quot; )">
            <text:p/>
          </table:table-cell>
          <table:table-cell table:formula="of:=IF([$data.$C268]&gt;=10; [$data.$B268]; &quot;&quot; )">
            <text:p/>
          </table:table-cell>
          <table:table-cell table:number-columns-repeated="10"/>
        </table:table-row>
        <table:table-row table:style-name="ro1">
          <table:table-cell table:formula="of:=IF([$data.$C269]&lt;1; [$data.$B269]; &quot;&quot; )">
            <text:p/>
          </table:table-cell>
          <table:table-cell table:formula="of:=IF(AND([$data.$C269]&gt;=1; [$data.$C269]&lt;5); [$data.$B269]; &quot;&quot; )" office:value-type="float" office:value="1.58430717863105" calcext:value-type="float">
            <text:p>1.58430717863105</text:p>
          </table:table-cell>
          <table:table-cell table:formula="of:=IF(AND([$data.$C269]&gt;=5; [$data.$C269]&lt;10); [$data.$B269]; &quot;&quot; )">
            <text:p/>
          </table:table-cell>
          <table:table-cell table:formula="of:=IF([$data.$C269]&gt;=10; [$data.$B269]; &quot;&quot; )">
            <text:p/>
          </table:table-cell>
          <table:table-cell table:number-columns-repeated="10"/>
        </table:table-row>
        <table:table-row table:style-name="ro1">
          <table:table-cell table:formula="of:=IF([$data.$C270]&lt;1; [$data.$B270]; &quot;&quot; )">
            <text:p/>
          </table:table-cell>
          <table:table-cell table:formula="of:=IF(AND([$data.$C270]&gt;=1; [$data.$C270]&lt;5); [$data.$B270]; &quot;&quot; )" office:value-type="float" office:value="1.31359851988899" calcext:value-type="float">
            <text:p>1.31359851988899</text:p>
          </table:table-cell>
          <table:table-cell table:formula="of:=IF(AND([$data.$C270]&gt;=5; [$data.$C270]&lt;10); [$data.$B270]; &quot;&quot; )">
            <text:p/>
          </table:table-cell>
          <table:table-cell table:formula="of:=IF([$data.$C270]&gt;=10; [$data.$B270]; &quot;&quot; )">
            <text:p/>
          </table:table-cell>
          <table:table-cell table:number-columns-repeated="10"/>
        </table:table-row>
        <table:table-row table:style-name="ro1">
          <table:table-cell table:formula="of:=IF([$data.$C271]&lt;1; [$data.$B271]; &quot;&quot; )">
            <text:p/>
          </table:table-cell>
          <table:table-cell table:formula="of:=IF(AND([$data.$C271]&gt;=1; [$data.$C271]&lt;5); [$data.$B271]; &quot;&quot; )" office:value-type="float" office:value="1.33215859030837" calcext:value-type="float">
            <text:p>1.33215859030837</text:p>
          </table:table-cell>
          <table:table-cell table:formula="of:=IF(AND([$data.$C271]&gt;=5; [$data.$C271]&lt;10); [$data.$B271]; &quot;&quot; )">
            <text:p/>
          </table:table-cell>
          <table:table-cell table:formula="of:=IF([$data.$C271]&gt;=10; [$data.$B271]; &quot;&quot; )">
            <text:p/>
          </table:table-cell>
          <table:table-cell table:number-columns-repeated="10"/>
        </table:table-row>
        <table:table-row table:style-name="ro1">
          <table:table-cell table:formula="of:=IF([$data.$C272]&lt;1; [$data.$B272]; &quot;&quot; )">
            <text:p/>
          </table:table-cell>
          <table:table-cell table:formula="of:=IF(AND([$data.$C272]&gt;=1; [$data.$C272]&lt;5); [$data.$B272]; &quot;&quot; )" office:value-type="float" office:value="1.07348242811502" calcext:value-type="float">
            <text:p>1.07348242811502</text:p>
          </table:table-cell>
          <table:table-cell table:formula="of:=IF(AND([$data.$C272]&gt;=5; [$data.$C272]&lt;10); [$data.$B272]; &quot;&quot; )">
            <text:p/>
          </table:table-cell>
          <table:table-cell table:formula="of:=IF([$data.$C272]&gt;=10; [$data.$B272]; &quot;&quot; )">
            <text:p/>
          </table:table-cell>
          <table:table-cell table:number-columns-repeated="10"/>
        </table:table-row>
        <table:table-row table:style-name="ro1">
          <table:table-cell table:formula="of:=IF([$data.$C273]&lt;1; [$data.$B273]; &quot;&quot; )">
            <text:p/>
          </table:table-cell>
          <table:table-cell table:formula="of:=IF(AND([$data.$C273]&gt;=1; [$data.$C273]&lt;5); [$data.$B273]; &quot;&quot; )" office:value-type="float" office:value="1.23907455012853" calcext:value-type="float">
            <text:p>1.23907455012853</text:p>
          </table:table-cell>
          <table:table-cell table:formula="of:=IF(AND([$data.$C273]&gt;=5; [$data.$C273]&lt;10); [$data.$B273]; &quot;&quot; )">
            <text:p/>
          </table:table-cell>
          <table:table-cell table:formula="of:=IF([$data.$C273]&gt;=10; [$data.$B273]; &quot;&quot; )">
            <text:p/>
          </table:table-cell>
          <table:table-cell table:number-columns-repeated="10"/>
        </table:table-row>
        <table:table-row table:style-name="ro1">
          <table:table-cell table:formula="of:=IF([$data.$C274]&lt;1; [$data.$B274]; &quot;&quot; )">
            <text:p/>
          </table:table-cell>
          <table:table-cell table:formula="of:=IF(AND([$data.$C274]&gt;=1; [$data.$C274]&lt;5); [$data.$B274]; &quot;&quot; )" office:value-type="float" office:value="1.43431221020093" calcext:value-type="float">
            <text:p>1.43431221020093</text:p>
          </table:table-cell>
          <table:table-cell table:formula="of:=IF(AND([$data.$C274]&gt;=5; [$data.$C274]&lt;10); [$data.$B274]; &quot;&quot; )">
            <text:p/>
          </table:table-cell>
          <table:table-cell table:formula="of:=IF([$data.$C274]&gt;=10; [$data.$B274]; &quot;&quot; )">
            <text:p/>
          </table:table-cell>
          <table:table-cell table:number-columns-repeated="10"/>
        </table:table-row>
        <table:table-row table:style-name="ro1">
          <table:table-cell table:formula="of:=IF([$data.$C275]&lt;1; [$data.$B275]; &quot;&quot; )">
            <text:p/>
          </table:table-cell>
          <table:table-cell table:formula="of:=IF(AND([$data.$C275]&gt;=1; [$data.$C275]&lt;5); [$data.$B275]; &quot;&quot; )" office:value-type="float" office:value="1.6357670221493" calcext:value-type="float">
            <text:p>1.6357670221493</text:p>
          </table:table-cell>
          <table:table-cell table:formula="of:=IF(AND([$data.$C275]&gt;=5; [$data.$C275]&lt;10); [$data.$B275]; &quot;&quot; )">
            <text:p/>
          </table:table-cell>
          <table:table-cell table:formula="of:=IF([$data.$C275]&gt;=10; [$data.$B275]; &quot;&quot; )">
            <text:p/>
          </table:table-cell>
          <table:table-cell table:number-columns-repeated="10"/>
        </table:table-row>
        <table:table-row table:style-name="ro1">
          <table:table-cell table:formula="of:=IF([$data.$C276]&lt;1; [$data.$B276]; &quot;&quot; )" office:value-type="float" office:value="1" calcext:value-type="float">
            <text:p>1</text:p>
          </table:table-cell>
          <table:table-cell table:formula="of:=IF(AND([$data.$C276]&gt;=1; [$data.$C276]&lt;5); [$data.$B276]; &quot;&quot; )">
            <text:p/>
          </table:table-cell>
          <table:table-cell table:formula="of:=IF(AND([$data.$C276]&gt;=5; [$data.$C276]&lt;10); [$data.$B276]; &quot;&quot; )">
            <text:p/>
          </table:table-cell>
          <table:table-cell table:formula="of:=IF([$data.$C276]&gt;=10; [$data.$B276]; &quot;&quot; )">
            <text:p/>
          </table:table-cell>
          <table:table-cell table:number-columns-repeated="10"/>
        </table:table-row>
        <table:table-row table:style-name="ro1">
          <table:table-cell table:formula="of:=IF([$data.$C277]&lt;1; [$data.$B277]; &quot;&quot; )">
            <text:p/>
          </table:table-cell>
          <table:table-cell table:formula="of:=IF(AND([$data.$C277]&gt;=1; [$data.$C277]&lt;5); [$data.$B277]; &quot;&quot; )" office:value-type="float" office:value="1.11693548387097" calcext:value-type="float">
            <text:p>1.11693548387097</text:p>
          </table:table-cell>
          <table:table-cell table:formula="of:=IF(AND([$data.$C277]&gt;=5; [$data.$C277]&lt;10); [$data.$B277]; &quot;&quot; )">
            <text:p/>
          </table:table-cell>
          <table:table-cell table:formula="of:=IF([$data.$C277]&gt;=10; [$data.$B277]; &quot;&quot; )">
            <text:p/>
          </table:table-cell>
          <table:table-cell table:number-columns-repeated="10"/>
        </table:table-row>
        <table:table-row table:style-name="ro1">
          <table:table-cell table:formula="of:=IF([$data.$C278]&lt;1; [$data.$B278]; &quot;&quot; )">
            <text:p/>
          </table:table-cell>
          <table:table-cell table:formula="of:=IF(AND([$data.$C278]&gt;=1; [$data.$C278]&lt;5); [$data.$B278]; &quot;&quot; )" office:value-type="float" office:value="1.29859894921191" calcext:value-type="float">
            <text:p>1.29859894921191</text:p>
          </table:table-cell>
          <table:table-cell table:formula="of:=IF(AND([$data.$C278]&gt;=5; [$data.$C278]&lt;10); [$data.$B278]; &quot;&quot; )">
            <text:p/>
          </table:table-cell>
          <table:table-cell table:formula="of:=IF([$data.$C278]&gt;=10; [$data.$B278]; &quot;&quot; )">
            <text:p/>
          </table:table-cell>
          <table:table-cell table:number-columns-repeated="10"/>
        </table:table-row>
        <table:table-row table:style-name="ro1">
          <table:table-cell table:formula="of:=IF([$data.$C279]&lt;1; [$data.$B279]; &quot;&quot; )">
            <text:p/>
          </table:table-cell>
          <table:table-cell table:formula="of:=IF(AND([$data.$C279]&gt;=1; [$data.$C279]&lt;5); [$data.$B279]; &quot;&quot; )" office:value-type="float" office:value="1.39326837909655" calcext:value-type="float">
            <text:p>1.39326837909655</text:p>
          </table:table-cell>
          <table:table-cell table:formula="of:=IF(AND([$data.$C279]&gt;=5; [$data.$C279]&lt;10); [$data.$B279]; &quot;&quot; )">
            <text:p/>
          </table:table-cell>
          <table:table-cell table:formula="of:=IF([$data.$C279]&gt;=10; [$data.$B279]; &quot;&quot; )">
            <text:p/>
          </table:table-cell>
          <table:table-cell table:number-columns-repeated="10"/>
        </table:table-row>
        <table:table-row table:style-name="ro1">
          <table:table-cell table:formula="of:=IF([$data.$C280]&lt;1; [$data.$B280]; &quot;&quot; )">
            <text:p/>
          </table:table-cell>
          <table:table-cell table:formula="of:=IF(AND([$data.$C280]&gt;=1; [$data.$C280]&lt;5); [$data.$B280]; &quot;&quot; )" office:value-type="float" office:value="1.38649789029536" calcext:value-type="float">
            <text:p>1.38649789029536</text:p>
          </table:table-cell>
          <table:table-cell table:formula="of:=IF(AND([$data.$C280]&gt;=5; [$data.$C280]&lt;10); [$data.$B280]; &quot;&quot; )">
            <text:p/>
          </table:table-cell>
          <table:table-cell table:formula="of:=IF([$data.$C280]&gt;=10; [$data.$B280]; &quot;&quot; )">
            <text:p/>
          </table:table-cell>
          <table:table-cell table:number-columns-repeated="10"/>
        </table:table-row>
        <table:table-row table:style-name="ro1">
          <table:table-cell table:formula="of:=IF([$data.$C281]&lt;1; [$data.$B281]; &quot;&quot; )">
            <text:p/>
          </table:table-cell>
          <table:table-cell table:formula="of:=IF(AND([$data.$C281]&gt;=1; [$data.$C281]&lt;5); [$data.$B281]; &quot;&quot; )" office:value-type="float" office:value="1.27031650983747" calcext:value-type="float">
            <text:p>1.27031650983747</text:p>
          </table:table-cell>
          <table:table-cell table:formula="of:=IF(AND([$data.$C281]&gt;=5; [$data.$C281]&lt;10); [$data.$B281]; &quot;&quot; )">
            <text:p/>
          </table:table-cell>
          <table:table-cell table:formula="of:=IF([$data.$C281]&gt;=10; [$data.$B281]; &quot;&quot; )">
            <text:p/>
          </table:table-cell>
          <table:table-cell table:number-columns-repeated="10"/>
        </table:table-row>
        <table:table-row table:style-name="ro1">
          <table:table-cell table:formula="of:=IF([$data.$C282]&lt;1; [$data.$B282]; &quot;&quot; )">
            <text:p/>
          </table:table-cell>
          <table:table-cell table:formula="of:=IF(AND([$data.$C282]&gt;=1; [$data.$C282]&lt;5); [$data.$B282]; &quot;&quot; )" office:value-type="float" office:value="1.08888888888889" calcext:value-type="float">
            <text:p>1.08888888888889</text:p>
          </table:table-cell>
          <table:table-cell table:formula="of:=IF(AND([$data.$C282]&gt;=5; [$data.$C282]&lt;10); [$data.$B282]; &quot;&quot; )">
            <text:p/>
          </table:table-cell>
          <table:table-cell table:formula="of:=IF([$data.$C282]&gt;=10; [$data.$B282]; &quot;&quot; )">
            <text:p/>
          </table:table-cell>
          <table:table-cell table:number-columns-repeated="10"/>
        </table:table-row>
        <table:table-row table:style-name="ro1">
          <table:table-cell table:formula="of:=IF([$data.$C283]&lt;1; [$data.$B283]; &quot;&quot; )">
            <text:p/>
          </table:table-cell>
          <table:table-cell table:formula="of:=IF(AND([$data.$C283]&gt;=1; [$data.$C283]&lt;5); [$data.$B283]; &quot;&quot; )" office:value-type="float" office:value="1.48231233822261" calcext:value-type="float">
            <text:p>1.48231233822261</text:p>
          </table:table-cell>
          <table:table-cell table:formula="of:=IF(AND([$data.$C283]&gt;=5; [$data.$C283]&lt;10); [$data.$B283]; &quot;&quot; )">
            <text:p/>
          </table:table-cell>
          <table:table-cell table:formula="of:=IF([$data.$C283]&gt;=10; [$data.$B283]; &quot;&quot; )">
            <text:p/>
          </table:table-cell>
          <table:table-cell table:number-columns-repeated="10"/>
        </table:table-row>
        <table:table-row table:style-name="ro1">
          <table:table-cell table:formula="of:=IF([$data.$C284]&lt;1; [$data.$B284]; &quot;&quot; )">
            <text:p/>
          </table:table-cell>
          <table:table-cell table:formula="of:=IF(AND([$data.$C284]&gt;=1; [$data.$C284]&lt;5); [$data.$B284]; &quot;&quot; )" office:value-type="float" office:value="1.30748663101604" calcext:value-type="float">
            <text:p>1.30748663101604</text:p>
          </table:table-cell>
          <table:table-cell table:formula="of:=IF(AND([$data.$C284]&gt;=5; [$data.$C284]&lt;10); [$data.$B284]; &quot;&quot; )">
            <text:p/>
          </table:table-cell>
          <table:table-cell table:formula="of:=IF([$data.$C284]&gt;=10; [$data.$B284]; &quot;&quot; )">
            <text:p/>
          </table:table-cell>
          <table:table-cell table:number-columns-repeated="10"/>
        </table:table-row>
        <table:table-row table:style-name="ro1">
          <table:table-cell table:formula="of:=IF([$data.$C285]&lt;1; [$data.$B285]; &quot;&quot; )">
            <text:p/>
          </table:table-cell>
          <table:table-cell table:formula="of:=IF(AND([$data.$C285]&gt;=1; [$data.$C285]&lt;5); [$data.$B285]; &quot;&quot; )" office:value-type="float" office:value="1.05288461538462" calcext:value-type="float">
            <text:p>1.05288461538462</text:p>
          </table:table-cell>
          <table:table-cell table:formula="of:=IF(AND([$data.$C285]&gt;=5; [$data.$C285]&lt;10); [$data.$B285]; &quot;&quot; )">
            <text:p/>
          </table:table-cell>
          <table:table-cell table:formula="of:=IF([$data.$C285]&gt;=10; [$data.$B285]; &quot;&quot; )">
            <text:p/>
          </table:table-cell>
          <table:table-cell table:number-columns-repeated="10"/>
        </table:table-row>
        <table:table-row table:style-name="ro1">
          <table:table-cell table:formula="of:=IF([$data.$C286]&lt;1; [$data.$B286]; &quot;&quot; )">
            <text:p/>
          </table:table-cell>
          <table:table-cell table:formula="of:=IF(AND([$data.$C286]&gt;=1; [$data.$C286]&lt;5); [$data.$B286]; &quot;&quot; )" office:value-type="float" office:value="1.03537586860392" calcext:value-type="float">
            <text:p>1.03537586860392</text:p>
          </table:table-cell>
          <table:table-cell table:formula="of:=IF(AND([$data.$C286]&gt;=5; [$data.$C286]&lt;10); [$data.$B286]; &quot;&quot; )">
            <text:p/>
          </table:table-cell>
          <table:table-cell table:formula="of:=IF([$data.$C286]&gt;=10; [$data.$B286]; &quot;&quot; )">
            <text:p/>
          </table:table-cell>
          <table:table-cell table:number-columns-repeated="10"/>
        </table:table-row>
        <table:table-row table:style-name="ro1">
          <table:table-cell table:formula="of:=IF([$data.$C287]&lt;1; [$data.$B287]; &quot;&quot; )">
            <text:p/>
          </table:table-cell>
          <table:table-cell table:formula="of:=IF(AND([$data.$C287]&gt;=1; [$data.$C287]&lt;5); [$data.$B287]; &quot;&quot; )" office:value-type="float" office:value="1.6255212677231" calcext:value-type="float">
            <text:p>1.6255212677231</text:p>
          </table:table-cell>
          <table:table-cell table:formula="of:=IF(AND([$data.$C287]&gt;=5; [$data.$C287]&lt;10); [$data.$B287]; &quot;&quot; )">
            <text:p/>
          </table:table-cell>
          <table:table-cell table:formula="of:=IF([$data.$C287]&gt;=10; [$data.$B287]; &quot;&quot; )">
            <text:p/>
          </table:table-cell>
          <table:table-cell table:number-columns-repeated="10"/>
        </table:table-row>
        <table:table-row table:style-name="ro1">
          <table:table-cell table:formula="of:=IF([$data.$C288]&lt;1; [$data.$B288]; &quot;&quot; )">
            <text:p/>
          </table:table-cell>
          <table:table-cell table:formula="of:=IF(AND([$data.$C288]&gt;=1; [$data.$C288]&lt;5); [$data.$B288]; &quot;&quot; )" office:value-type="float" office:value="1.33595113438045" calcext:value-type="float">
            <text:p>1.33595113438045</text:p>
          </table:table-cell>
          <table:table-cell table:formula="of:=IF(AND([$data.$C288]&gt;=5; [$data.$C288]&lt;10); [$data.$B288]; &quot;&quot; )">
            <text:p/>
          </table:table-cell>
          <table:table-cell table:formula="of:=IF([$data.$C288]&gt;=10; [$data.$B288]; &quot;&quot; )">
            <text:p/>
          </table:table-cell>
          <table:table-cell table:number-columns-repeated="10"/>
        </table:table-row>
        <table:table-row table:style-name="ro1">
          <table:table-cell table:formula="of:=IF([$data.$C289]&lt;1; [$data.$B289]; &quot;&quot; )">
            <text:p/>
          </table:table-cell>
          <table:table-cell table:formula="of:=IF(AND([$data.$C289]&gt;=1; [$data.$C289]&lt;5); [$data.$B289]; &quot;&quot; )" office:value-type="float" office:value="1.33861551292744" calcext:value-type="float">
            <text:p>1.33861551292744</text:p>
          </table:table-cell>
          <table:table-cell table:formula="of:=IF(AND([$data.$C289]&gt;=5; [$data.$C289]&lt;10); [$data.$B289]; &quot;&quot; )">
            <text:p/>
          </table:table-cell>
          <table:table-cell table:formula="of:=IF([$data.$C289]&gt;=10; [$data.$B289]; &quot;&quot; )">
            <text:p/>
          </table:table-cell>
          <table:table-cell table:number-columns-repeated="10"/>
        </table:table-row>
        <table:table-row table:style-name="ro1">
          <table:table-cell table:formula="of:=IF([$data.$C290]&lt;1; [$data.$B290]; &quot;&quot; )">
            <text:p/>
          </table:table-cell>
          <table:table-cell table:formula="of:=IF(AND([$data.$C290]&gt;=1; [$data.$C290]&lt;5); [$data.$B290]; &quot;&quot; )" office:value-type="float" office:value="1.18353576248313" calcext:value-type="float">
            <text:p>1.18353576248313</text:p>
          </table:table-cell>
          <table:table-cell table:formula="of:=IF(AND([$data.$C290]&gt;=5; [$data.$C290]&lt;10); [$data.$B290]; &quot;&quot; )">
            <text:p/>
          </table:table-cell>
          <table:table-cell table:formula="of:=IF([$data.$C290]&gt;=10; [$data.$B290]; &quot;&quot; )">
            <text:p/>
          </table:table-cell>
          <table:table-cell table:number-columns-repeated="10"/>
        </table:table-row>
        <table:table-row table:style-name="ro1">
          <table:table-cell table:formula="of:=IF([$data.$C291]&lt;1; [$data.$B291]; &quot;&quot; )">
            <text:p/>
          </table:table-cell>
          <table:table-cell table:formula="of:=IF(AND([$data.$C291]&gt;=1; [$data.$C291]&lt;5); [$data.$B291]; &quot;&quot; )" office:value-type="float" office:value="1.0595939751146" calcext:value-type="float">
            <text:p>1.0595939751146</text:p>
          </table:table-cell>
          <table:table-cell table:formula="of:=IF(AND([$data.$C291]&gt;=5; [$data.$C291]&lt;10); [$data.$B291]; &quot;&quot; )">
            <text:p/>
          </table:table-cell>
          <table:table-cell table:formula="of:=IF([$data.$C291]&gt;=10; [$data.$B291]; &quot;&quot; )">
            <text:p/>
          </table:table-cell>
          <table:table-cell table:number-columns-repeated="10"/>
        </table:table-row>
        <table:table-row table:style-name="ro1">
          <table:table-cell table:formula="of:=IF([$data.$C292]&lt;1; [$data.$B292]; &quot;&quot; )">
            <text:p/>
          </table:table-cell>
          <table:table-cell table:formula="of:=IF(AND([$data.$C292]&gt;=1; [$data.$C292]&lt;5); [$data.$B292]; &quot;&quot; )" office:value-type="float" office:value="1.06783369803063" calcext:value-type="float">
            <text:p>1.06783369803063</text:p>
          </table:table-cell>
          <table:table-cell table:formula="of:=IF(AND([$data.$C292]&gt;=5; [$data.$C292]&lt;10); [$data.$B292]; &quot;&quot; )">
            <text:p/>
          </table:table-cell>
          <table:table-cell table:formula="of:=IF([$data.$C292]&gt;=10; [$data.$B292]; &quot;&quot; )">
            <text:p/>
          </table:table-cell>
          <table:table-cell table:number-columns-repeated="10"/>
        </table:table-row>
        <table:table-row table:style-name="ro1">
          <table:table-cell table:formula="of:=IF([$data.$C293]&lt;1; [$data.$B293]; &quot;&quot; )">
            <text:p/>
          </table:table-cell>
          <table:table-cell table:formula="of:=IF(AND([$data.$C293]&gt;=1; [$data.$C293]&lt;5); [$data.$B293]; &quot;&quot; )" office:value-type="float" office:value="1.29185317815577" calcext:value-type="float">
            <text:p>1.29185317815577</text:p>
          </table:table-cell>
          <table:table-cell table:formula="of:=IF(AND([$data.$C293]&gt;=5; [$data.$C293]&lt;10); [$data.$B293]; &quot;&quot; )">
            <text:p/>
          </table:table-cell>
          <table:table-cell table:formula="of:=IF([$data.$C293]&gt;=10; [$data.$B293]; &quot;&quot; )">
            <text:p/>
          </table:table-cell>
          <table:table-cell table:number-columns-repeated="10"/>
        </table:table-row>
        <table:table-row table:style-name="ro1">
          <table:table-cell table:formula="of:=IF([$data.$C294]&lt;1; [$data.$B294]; &quot;&quot; )">
            <text:p/>
          </table:table-cell>
          <table:table-cell table:formula="of:=IF(AND([$data.$C294]&gt;=1; [$data.$C294]&lt;5); [$data.$B294]; &quot;&quot; )" office:value-type="float" office:value="1.09022556390977" calcext:value-type="float">
            <text:p>1.09022556390977</text:p>
          </table:table-cell>
          <table:table-cell table:formula="of:=IF(AND([$data.$C294]&gt;=5; [$data.$C294]&lt;10); [$data.$B294]; &quot;&quot; )">
            <text:p/>
          </table:table-cell>
          <table:table-cell table:formula="of:=IF([$data.$C294]&gt;=10; [$data.$B294]; &quot;&quot; )">
            <text:p/>
          </table:table-cell>
          <table:table-cell table:number-columns-repeated="10"/>
        </table:table-row>
        <table:table-row table:style-name="ro1">
          <table:table-cell table:formula="of:=IF([$data.$C295]&lt;1; [$data.$B295]; &quot;&quot; )">
            <text:p/>
          </table:table-cell>
          <table:table-cell table:formula="of:=IF(AND([$data.$C295]&gt;=1; [$data.$C295]&lt;5); [$data.$B295]; &quot;&quot; )" office:value-type="float" office:value="1.00716253443526" calcext:value-type="float">
            <text:p>1.00716253443526</text:p>
          </table:table-cell>
          <table:table-cell table:formula="of:=IF(AND([$data.$C295]&gt;=5; [$data.$C295]&lt;10); [$data.$B295]; &quot;&quot; )">
            <text:p/>
          </table:table-cell>
          <table:table-cell table:formula="of:=IF([$data.$C295]&gt;=10; [$data.$B295]; &quot;&quot; )">
            <text:p/>
          </table:table-cell>
          <table:table-cell table:number-columns-repeated="10"/>
        </table:table-row>
        <table:table-row table:style-name="ro1">
          <table:table-cell table:formula="of:=IF([$data.$C296]&lt;1; [$data.$B296]; &quot;&quot; )">
            <text:p/>
          </table:table-cell>
          <table:table-cell table:formula="of:=IF(AND([$data.$C296]&gt;=1; [$data.$C296]&lt;5); [$data.$B296]; &quot;&quot; )" office:value-type="float" office:value="1.34626038781163" calcext:value-type="float">
            <text:p>1.34626038781163</text:p>
          </table:table-cell>
          <table:table-cell table:formula="of:=IF(AND([$data.$C296]&gt;=5; [$data.$C296]&lt;10); [$data.$B296]; &quot;&quot; )">
            <text:p/>
          </table:table-cell>
          <table:table-cell table:formula="of:=IF([$data.$C296]&gt;=10; [$data.$B296]; &quot;&quot; )">
            <text:p/>
          </table:table-cell>
          <table:table-cell table:number-columns-repeated="10"/>
        </table:table-row>
        <table:table-row table:style-name="ro1">
          <table:table-cell table:formula="of:=IF([$data.$C297]&lt;1; [$data.$B297]; &quot;&quot; )">
            <text:p/>
          </table:table-cell>
          <table:table-cell table:formula="of:=IF(AND([$data.$C297]&gt;=1; [$data.$C297]&lt;5); [$data.$B297]; &quot;&quot; )" office:value-type="float" office:value="1.00124223602484" calcext:value-type="float">
            <text:p>1.00124223602484</text:p>
          </table:table-cell>
          <table:table-cell table:formula="of:=IF(AND([$data.$C297]&gt;=5; [$data.$C297]&lt;10); [$data.$B297]; &quot;&quot; )">
            <text:p/>
          </table:table-cell>
          <table:table-cell table:formula="of:=IF([$data.$C297]&gt;=10; [$data.$B297]; &quot;&quot; )">
            <text:p/>
          </table:table-cell>
          <table:table-cell table:number-columns-repeated="10"/>
        </table:table-row>
        <table:table-row table:style-name="ro1">
          <table:table-cell table:formula="of:=IF([$data.$C298]&lt;1; [$data.$B298]; &quot;&quot; )">
            <text:p/>
          </table:table-cell>
          <table:table-cell table:formula="of:=IF(AND([$data.$C298]&gt;=1; [$data.$C298]&lt;5); [$data.$B298]; &quot;&quot; )" office:value-type="float" office:value="1.28764652840397" calcext:value-type="float">
            <text:p>1.28764652840397</text:p>
          </table:table-cell>
          <table:table-cell table:formula="of:=IF(AND([$data.$C298]&gt;=5; [$data.$C298]&lt;10); [$data.$B298]; &quot;&quot; )">
            <text:p/>
          </table:table-cell>
          <table:table-cell table:formula="of:=IF([$data.$C298]&gt;=10; [$data.$B298]; &quot;&quot; )">
            <text:p/>
          </table:table-cell>
          <table:table-cell table:number-columns-repeated="10"/>
        </table:table-row>
        <table:table-row table:style-name="ro1">
          <table:table-cell table:formula="of:=IF([$data.$C299]&lt;1; [$data.$B299]; &quot;&quot; )">
            <text:p/>
          </table:table-cell>
          <table:table-cell table:formula="of:=IF(AND([$data.$C299]&gt;=1; [$data.$C299]&lt;5); [$data.$B299]; &quot;&quot; )" office:value-type="float" office:value="1.255620316403" calcext:value-type="float">
            <text:p>1.255620316403</text:p>
          </table:table-cell>
          <table:table-cell table:formula="of:=IF(AND([$data.$C299]&gt;=5; [$data.$C299]&lt;10); [$data.$B299]; &quot;&quot; )">
            <text:p/>
          </table:table-cell>
          <table:table-cell table:formula="of:=IF([$data.$C299]&gt;=10; [$data.$B299]; &quot;&quot; )">
            <text:p/>
          </table:table-cell>
          <table:table-cell table:number-columns-repeated="10"/>
        </table:table-row>
        <table:table-row table:style-name="ro1">
          <table:table-cell table:formula="of:=IF([$data.$C300]&lt;1; [$data.$B300]; &quot;&quot; )">
            <text:p/>
          </table:table-cell>
          <table:table-cell table:formula="of:=IF(AND([$data.$C300]&gt;=1; [$data.$C300]&lt;5); [$data.$B300]; &quot;&quot; )" office:value-type="float" office:value="1.265664160401" calcext:value-type="float">
            <text:p>1.265664160401</text:p>
          </table:table-cell>
          <table:table-cell table:formula="of:=IF(AND([$data.$C300]&gt;=5; [$data.$C300]&lt;10); [$data.$B300]; &quot;&quot; )">
            <text:p/>
          </table:table-cell>
          <table:table-cell table:formula="of:=IF([$data.$C300]&gt;=10; [$data.$B300]; &quot;&quot; )">
            <text:p/>
          </table:table-cell>
          <table:table-cell table:number-columns-repeated="10"/>
        </table:table-row>
        <table:table-row table:style-name="ro1">
          <table:table-cell table:formula="of:=IF([$data.$C301]&lt;1; [$data.$B301]; &quot;&quot; )">
            <text:p/>
          </table:table-cell>
          <table:table-cell table:formula="of:=IF(AND([$data.$C301]&gt;=1; [$data.$C301]&lt;5); [$data.$B301]; &quot;&quot; )" office:value-type="float" office:value="1.01620648259304" calcext:value-type="float">
            <text:p>1.01620648259304</text:p>
          </table:table-cell>
          <table:table-cell table:formula="of:=IF(AND([$data.$C301]&gt;=5; [$data.$C301]&lt;10); [$data.$B301]; &quot;&quot; )">
            <text:p/>
          </table:table-cell>
          <table:table-cell table:formula="of:=IF([$data.$C301]&gt;=10; [$data.$B301]; &quot;&quot; )">
            <text:p/>
          </table:table-cell>
          <table:table-cell table:number-columns-repeated="10"/>
        </table:table-row>
        <table:table-row table:style-name="ro1">
          <table:table-cell table:formula="of:=IF([$data.$C302]&lt;1; [$data.$B302]; &quot;&quot; )">
            <text:p/>
          </table:table-cell>
          <table:table-cell table:formula="of:=IF(AND([$data.$C302]&gt;=1; [$data.$C302]&lt;5); [$data.$B302]; &quot;&quot; )" office:value-type="float" office:value="1.34973166368515" calcext:value-type="float">
            <text:p>1.34973166368515</text:p>
          </table:table-cell>
          <table:table-cell table:formula="of:=IF(AND([$data.$C302]&gt;=5; [$data.$C302]&lt;10); [$data.$B302]; &quot;&quot; )">
            <text:p/>
          </table:table-cell>
          <table:table-cell table:formula="of:=IF([$data.$C302]&gt;=10; [$data.$B302]; &quot;&quot; )">
            <text:p/>
          </table:table-cell>
          <table:table-cell table:number-columns-repeated="10"/>
        </table:table-row>
        <table:table-row table:style-name="ro1">
          <table:table-cell table:formula="of:=IF([$data.$C303]&lt;1; [$data.$B303]; &quot;&quot; )">
            <text:p/>
          </table:table-cell>
          <table:table-cell table:formula="of:=IF(AND([$data.$C303]&gt;=1; [$data.$C303]&lt;5); [$data.$B303]; &quot;&quot; )" office:value-type="float" office:value="1.03741496598639" calcext:value-type="float">
            <text:p>1.03741496598639</text:p>
          </table:table-cell>
          <table:table-cell table:formula="of:=IF(AND([$data.$C303]&gt;=5; [$data.$C303]&lt;10); [$data.$B303]; &quot;&quot; )">
            <text:p/>
          </table:table-cell>
          <table:table-cell table:formula="of:=IF([$data.$C303]&gt;=10; [$data.$B303]; &quot;&quot; )">
            <text:p/>
          </table:table-cell>
          <table:table-cell table:number-columns-repeated="10"/>
        </table:table-row>
        <table:table-row table:style-name="ro1">
          <table:table-cell table:formula="of:=IF([$data.$C304]&lt;1; [$data.$B304]; &quot;&quot; )">
            <text:p/>
          </table:table-cell>
          <table:table-cell table:formula="of:=IF(AND([$data.$C304]&gt;=1; [$data.$C304]&lt;5); [$data.$B304]; &quot;&quot; )" office:value-type="float" office:value="1.30782761653474" calcext:value-type="float">
            <text:p>1.30782761653474</text:p>
          </table:table-cell>
          <table:table-cell table:formula="of:=IF(AND([$data.$C304]&gt;=5; [$data.$C304]&lt;10); [$data.$B304]; &quot;&quot; )">
            <text:p/>
          </table:table-cell>
          <table:table-cell table:formula="of:=IF([$data.$C304]&gt;=10; [$data.$B304]; &quot;&quot; )">
            <text:p/>
          </table:table-cell>
          <table:table-cell table:number-columns-repeated="10"/>
        </table:table-row>
        <table:table-row table:style-name="ro1">
          <table:table-cell table:formula="of:=IF([$data.$C305]&lt;1; [$data.$B305]; &quot;&quot; )">
            <text:p/>
          </table:table-cell>
          <table:table-cell table:formula="of:=IF(AND([$data.$C305]&gt;=1; [$data.$C305]&lt;5); [$data.$B305]; &quot;&quot; )" office:value-type="float" office:value="1.30932594644506" calcext:value-type="float">
            <text:p>1.30932594644506</text:p>
          </table:table-cell>
          <table:table-cell table:formula="of:=IF(AND([$data.$C305]&gt;=5; [$data.$C305]&lt;10); [$data.$B305]; &quot;&quot; )">
            <text:p/>
          </table:table-cell>
          <table:table-cell table:formula="of:=IF([$data.$C305]&gt;=10; [$data.$B305]; &quot;&quot; )">
            <text:p/>
          </table:table-cell>
          <table:table-cell table:number-columns-repeated="10"/>
        </table:table-row>
        <table:table-row table:style-name="ro1">
          <table:table-cell table:formula="of:=IF([$data.$C306]&lt;1; [$data.$B306]; &quot;&quot; )">
            <text:p/>
          </table:table-cell>
          <table:table-cell table:formula="of:=IF(AND([$data.$C306]&gt;=1; [$data.$C306]&lt;5); [$data.$B306]; &quot;&quot; )" office:value-type="float" office:value="1.08362128541811" calcext:value-type="float">
            <text:p>1.08362128541811</text:p>
          </table:table-cell>
          <table:table-cell table:formula="of:=IF(AND([$data.$C306]&gt;=5; [$data.$C306]&lt;10); [$data.$B306]; &quot;&quot; )">
            <text:p/>
          </table:table-cell>
          <table:table-cell table:formula="of:=IF([$data.$C306]&gt;=10; [$data.$B306]; &quot;&quot; )">
            <text:p/>
          </table:table-cell>
          <table:table-cell table:number-columns-repeated="10"/>
        </table:table-row>
        <table:table-row table:style-name="ro1">
          <table:table-cell table:formula="of:=IF([$data.$C307]&lt;1; [$data.$B307]; &quot;&quot; )">
            <text:p/>
          </table:table-cell>
          <table:table-cell table:formula="of:=IF(AND([$data.$C307]&gt;=1; [$data.$C307]&lt;5); [$data.$B307]; &quot;&quot; )" office:value-type="float" office:value="1.09209707529558" calcext:value-type="float">
            <text:p>1.09209707529558</text:p>
          </table:table-cell>
          <table:table-cell table:formula="of:=IF(AND([$data.$C307]&gt;=5; [$data.$C307]&lt;10); [$data.$B307]; &quot;&quot; )">
            <text:p/>
          </table:table-cell>
          <table:table-cell table:formula="of:=IF([$data.$C307]&gt;=10; [$data.$B307]; &quot;&quot; )">
            <text:p/>
          </table:table-cell>
          <table:table-cell table:number-columns-repeated="10"/>
        </table:table-row>
        <table:table-row table:style-name="ro1">
          <table:table-cell table:formula="of:=IF([$data.$C308]&lt;1; [$data.$B308]; &quot;&quot; )">
            <text:p/>
          </table:table-cell>
          <table:table-cell table:formula="of:=IF(AND([$data.$C308]&gt;=1; [$data.$C308]&lt;5); [$data.$B308]; &quot;&quot; )" office:value-type="float" office:value="1.16564792176039" calcext:value-type="float">
            <text:p>1.16564792176039</text:p>
          </table:table-cell>
          <table:table-cell table:formula="of:=IF(AND([$data.$C308]&gt;=5; [$data.$C308]&lt;10); [$data.$B308]; &quot;&quot; )">
            <text:p/>
          </table:table-cell>
          <table:table-cell table:formula="of:=IF([$data.$C308]&gt;=10; [$data.$B308]; &quot;&quot; )">
            <text:p/>
          </table:table-cell>
          <table:table-cell table:number-columns-repeated="10"/>
        </table:table-row>
        <table:table-row table:style-name="ro1">
          <table:table-cell table:formula="of:=IF([$data.$C309]&lt;1; [$data.$B309]; &quot;&quot; )">
            <text:p/>
          </table:table-cell>
          <table:table-cell table:formula="of:=IF(AND([$data.$C309]&gt;=1; [$data.$C309]&lt;5); [$data.$B309]; &quot;&quot; )" office:value-type="float" office:value="1.25552050473186" calcext:value-type="float">
            <text:p>1.25552050473186</text:p>
          </table:table-cell>
          <table:table-cell table:formula="of:=IF(AND([$data.$C309]&gt;=5; [$data.$C309]&lt;10); [$data.$B309]; &quot;&quot; )">
            <text:p/>
          </table:table-cell>
          <table:table-cell table:formula="of:=IF([$data.$C309]&gt;=10; [$data.$B309]; &quot;&quot; )">
            <text:p/>
          </table:table-cell>
          <table:table-cell table:number-columns-repeated="10"/>
        </table:table-row>
        <table:table-row table:style-name="ro1">
          <table:table-cell table:formula="of:=IF([$data.$C310]&lt;1; [$data.$B310]; &quot;&quot; )">
            <text:p/>
          </table:table-cell>
          <table:table-cell table:formula="of:=IF(AND([$data.$C310]&gt;=1; [$data.$C310]&lt;5); [$data.$B310]; &quot;&quot; )" office:value-type="float" office:value="1.12782805429864" calcext:value-type="float">
            <text:p>1.12782805429864</text:p>
          </table:table-cell>
          <table:table-cell table:formula="of:=IF(AND([$data.$C310]&gt;=5; [$data.$C310]&lt;10); [$data.$B310]; &quot;&quot; )">
            <text:p/>
          </table:table-cell>
          <table:table-cell table:formula="of:=IF([$data.$C310]&gt;=10; [$data.$B310]; &quot;&quot; )">
            <text:p/>
          </table:table-cell>
          <table:table-cell table:number-columns-repeated="10"/>
        </table:table-row>
        <table:table-row table:style-name="ro1">
          <table:table-cell table:formula="of:=IF([$data.$C311]&lt;1; [$data.$B311]; &quot;&quot; )">
            <text:p/>
          </table:table-cell>
          <table:table-cell table:formula="of:=IF(AND([$data.$C311]&gt;=1; [$data.$C311]&lt;5); [$data.$B311]; &quot;&quot; )" office:value-type="float" office:value="1.35342465753425" calcext:value-type="float">
            <text:p>1.35342465753425</text:p>
          </table:table-cell>
          <table:table-cell table:formula="of:=IF(AND([$data.$C311]&gt;=5; [$data.$C311]&lt;10); [$data.$B311]; &quot;&quot; )">
            <text:p/>
          </table:table-cell>
          <table:table-cell table:formula="of:=IF([$data.$C311]&gt;=10; [$data.$B311]; &quot;&quot; )">
            <text:p/>
          </table:table-cell>
          <table:table-cell table:number-columns-repeated="10"/>
        </table:table-row>
        <table:table-row table:style-name="ro1">
          <table:table-cell table:formula="of:=IF([$data.$C312]&lt;1; [$data.$B312]; &quot;&quot; )">
            <text:p/>
          </table:table-cell>
          <table:table-cell table:formula="of:=IF(AND([$data.$C312]&gt;=1; [$data.$C312]&lt;5); [$data.$B312]; &quot;&quot; )" office:value-type="float" office:value="1.02352941176471" calcext:value-type="float">
            <text:p>1.02352941176471</text:p>
          </table:table-cell>
          <table:table-cell table:formula="of:=IF(AND([$data.$C312]&gt;=5; [$data.$C312]&lt;10); [$data.$B312]; &quot;&quot; )">
            <text:p/>
          </table:table-cell>
          <table:table-cell table:formula="of:=IF([$data.$C312]&gt;=10; [$data.$B312]; &quot;&quot; )">
            <text:p/>
          </table:table-cell>
          <table:table-cell table:number-columns-repeated="10"/>
        </table:table-row>
        <table:table-row table:style-name="ro1">
          <table:table-cell table:formula="of:=IF([$data.$C313]&lt;1; [$data.$B313]; &quot;&quot; )">
            <text:p/>
          </table:table-cell>
          <table:table-cell table:formula="of:=IF(AND([$data.$C313]&gt;=1; [$data.$C313]&lt;5); [$data.$B313]; &quot;&quot; )" office:value-type="float" office:value="1.03128991060026" calcext:value-type="float">
            <text:p>1.03128991060026</text:p>
          </table:table-cell>
          <table:table-cell table:formula="of:=IF(AND([$data.$C313]&gt;=5; [$data.$C313]&lt;10); [$data.$B313]; &quot;&quot; )">
            <text:p/>
          </table:table-cell>
          <table:table-cell table:formula="of:=IF([$data.$C313]&gt;=10; [$data.$B313]; &quot;&quot; )">
            <text:p/>
          </table:table-cell>
          <table:table-cell table:number-columns-repeated="10"/>
        </table:table-row>
        <table:table-row table:style-name="ro1">
          <table:table-cell table:formula="of:=IF([$data.$C314]&lt;1; [$data.$B314]; &quot;&quot; )">
            <text:p/>
          </table:table-cell>
          <table:table-cell table:formula="of:=IF(AND([$data.$C314]&gt;=1; [$data.$C314]&lt;5); [$data.$B314]; &quot;&quot; )" office:value-type="float" office:value="1.64539653600729" calcext:value-type="float">
            <text:p>1.64539653600729</text:p>
          </table:table-cell>
          <table:table-cell table:formula="of:=IF(AND([$data.$C314]&gt;=5; [$data.$C314]&lt;10); [$data.$B314]; &quot;&quot; )">
            <text:p/>
          </table:table-cell>
          <table:table-cell table:formula="of:=IF([$data.$C314]&gt;=10; [$data.$B314]; &quot;&quot; )">
            <text:p/>
          </table:table-cell>
          <table:table-cell table:number-columns-repeated="10"/>
        </table:table-row>
        <table:table-row table:style-name="ro1">
          <table:table-cell table:formula="of:=IF([$data.$C315]&lt;1; [$data.$B315]; &quot;&quot; )" office:value-type="float" office:value="1" calcext:value-type="float">
            <text:p>1</text:p>
          </table:table-cell>
          <table:table-cell table:formula="of:=IF(AND([$data.$C315]&gt;=1; [$data.$C315]&lt;5); [$data.$B315]; &quot;&quot; )">
            <text:p/>
          </table:table-cell>
          <table:table-cell table:formula="of:=IF(AND([$data.$C315]&gt;=5; [$data.$C315]&lt;10); [$data.$B315]; &quot;&quot; )">
            <text:p/>
          </table:table-cell>
          <table:table-cell table:formula="of:=IF([$data.$C315]&gt;=10; [$data.$B315]; &quot;&quot; )">
            <text:p/>
          </table:table-cell>
          <table:table-cell table:number-columns-repeated="10"/>
        </table:table-row>
        <table:table-row table:style-name="ro1">
          <table:table-cell table:formula="of:=IF([$data.$C316]&lt;1; [$data.$B316]; &quot;&quot; )">
            <text:p/>
          </table:table-cell>
          <table:table-cell table:formula="of:=IF(AND([$data.$C316]&gt;=1; [$data.$C316]&lt;5); [$data.$B316]; &quot;&quot; )" office:value-type="float" office:value="1.20936280884265" calcext:value-type="float">
            <text:p>1.20936280884265</text:p>
          </table:table-cell>
          <table:table-cell table:formula="of:=IF(AND([$data.$C316]&gt;=5; [$data.$C316]&lt;10); [$data.$B316]; &quot;&quot; )">
            <text:p/>
          </table:table-cell>
          <table:table-cell table:formula="of:=IF([$data.$C316]&gt;=10; [$data.$B316]; &quot;&quot; )">
            <text:p/>
          </table:table-cell>
          <table:table-cell table:number-columns-repeated="10"/>
        </table:table-row>
        <table:table-row table:style-name="ro1">
          <table:table-cell table:formula="of:=IF([$data.$C317]&lt;1; [$data.$B317]; &quot;&quot; )">
            <text:p/>
          </table:table-cell>
          <table:table-cell table:formula="of:=IF(AND([$data.$C317]&gt;=1; [$data.$C317]&lt;5); [$data.$B317]; &quot;&quot; )" office:value-type="float" office:value="1.17910447761194" calcext:value-type="float">
            <text:p>1.17910447761194</text:p>
          </table:table-cell>
          <table:table-cell table:formula="of:=IF(AND([$data.$C317]&gt;=5; [$data.$C317]&lt;10); [$data.$B317]; &quot;&quot; )">
            <text:p/>
          </table:table-cell>
          <table:table-cell table:formula="of:=IF([$data.$C317]&gt;=10; [$data.$B317]; &quot;&quot; )">
            <text:p/>
          </table:table-cell>
          <table:table-cell table:number-columns-repeated="10"/>
        </table:table-row>
        <table:table-row table:style-name="ro1">
          <table:table-cell table:formula="of:=IF([$data.$C318]&lt;1; [$data.$B318]; &quot;&quot; )">
            <text:p/>
          </table:table-cell>
          <table:table-cell table:formula="of:=IF(AND([$data.$C318]&gt;=1; [$data.$C318]&lt;5); [$data.$B318]; &quot;&quot; )" office:value-type="float" office:value="1.01038961038961" calcext:value-type="float">
            <text:p>1.01038961038961</text:p>
          </table:table-cell>
          <table:table-cell table:formula="of:=IF(AND([$data.$C318]&gt;=5; [$data.$C318]&lt;10); [$data.$B318]; &quot;&quot; )">
            <text:p/>
          </table:table-cell>
          <table:table-cell table:formula="of:=IF([$data.$C318]&gt;=10; [$data.$B318]; &quot;&quot; )">
            <text:p/>
          </table:table-cell>
          <table:table-cell table:number-columns-repeated="10"/>
        </table:table-row>
        <table:table-row table:style-name="ro1">
          <table:table-cell table:formula="of:=IF([$data.$C319]&lt;1; [$data.$B319]; &quot;&quot; )">
            <text:p/>
          </table:table-cell>
          <table:table-cell table:formula="of:=IF(AND([$data.$C319]&gt;=1; [$data.$C319]&lt;5); [$data.$B319]; &quot;&quot; )" office:value-type="float" office:value="1.22408026755853" calcext:value-type="float">
            <text:p>1.22408026755853</text:p>
          </table:table-cell>
          <table:table-cell table:formula="of:=IF(AND([$data.$C319]&gt;=5; [$data.$C319]&lt;10); [$data.$B319]; &quot;&quot; )">
            <text:p/>
          </table:table-cell>
          <table:table-cell table:formula="of:=IF([$data.$C319]&gt;=10; [$data.$B319]; &quot;&quot; )">
            <text:p/>
          </table:table-cell>
          <table:table-cell table:number-columns-repeated="10"/>
        </table:table-row>
        <table:table-row table:style-name="ro1">
          <table:table-cell table:formula="of:=IF([$data.$C320]&lt;1; [$data.$B320]; &quot;&quot; )">
            <text:p/>
          </table:table-cell>
          <table:table-cell table:formula="of:=IF(AND([$data.$C320]&gt;=1; [$data.$C320]&lt;5); [$data.$B320]; &quot;&quot; )" office:value-type="float" office:value="1.03517060367454" calcext:value-type="float">
            <text:p>1.03517060367454</text:p>
          </table:table-cell>
          <table:table-cell table:formula="of:=IF(AND([$data.$C320]&gt;=5; [$data.$C320]&lt;10); [$data.$B320]; &quot;&quot; )">
            <text:p/>
          </table:table-cell>
          <table:table-cell table:formula="of:=IF([$data.$C320]&gt;=10; [$data.$B320]; &quot;&quot; )">
            <text:p/>
          </table:table-cell>
          <table:table-cell table:number-columns-repeated="10"/>
        </table:table-row>
        <table:table-row table:style-name="ro1">
          <table:table-cell table:formula="of:=IF([$data.$C321]&lt;1; [$data.$B321]; &quot;&quot; )">
            <text:p/>
          </table:table-cell>
          <table:table-cell table:formula="of:=IF(AND([$data.$C321]&gt;=1; [$data.$C321]&lt;5); [$data.$B321]; &quot;&quot; )" office:value-type="float" office:value="0.974948524365134" calcext:value-type="float">
            <text:p>0.974948524365134</text:p>
          </table:table-cell>
          <table:table-cell table:formula="of:=IF(AND([$data.$C321]&gt;=5; [$data.$C321]&lt;10); [$data.$B321]; &quot;&quot; )">
            <text:p/>
          </table:table-cell>
          <table:table-cell table:formula="of:=IF([$data.$C321]&gt;=10; [$data.$B321]; &quot;&quot; )">
            <text:p/>
          </table:table-cell>
          <table:table-cell table:number-columns-repeated="10"/>
        </table:table-row>
        <table:table-row table:style-name="ro1">
          <table:table-cell table:formula="of:=IF([$data.$C322]&lt;1; [$data.$B322]; &quot;&quot; )">
            <text:p/>
          </table:table-cell>
          <table:table-cell table:formula="of:=IF(AND([$data.$C322]&gt;=1; [$data.$C322]&lt;5); [$data.$B322]; &quot;&quot; )" office:value-type="float" office:value="1.47442680776014" calcext:value-type="float">
            <text:p>1.47442680776014</text:p>
          </table:table-cell>
          <table:table-cell table:formula="of:=IF(AND([$data.$C322]&gt;=5; [$data.$C322]&lt;10); [$data.$B322]; &quot;&quot; )">
            <text:p/>
          </table:table-cell>
          <table:table-cell table:formula="of:=IF([$data.$C322]&gt;=10; [$data.$B322]; &quot;&quot; )">
            <text:p/>
          </table:table-cell>
          <table:table-cell table:number-columns-repeated="10"/>
        </table:table-row>
        <table:table-row table:style-name="ro1">
          <table:table-cell table:formula="of:=IF([$data.$C323]&lt;1; [$data.$B323]; &quot;&quot; )">
            <text:p/>
          </table:table-cell>
          <table:table-cell table:formula="of:=IF(AND([$data.$C323]&gt;=1; [$data.$C323]&lt;5); [$data.$B323]; &quot;&quot; )" office:value-type="float" office:value="1.19420468557337" calcext:value-type="float">
            <text:p>1.19420468557337</text:p>
          </table:table-cell>
          <table:table-cell table:formula="of:=IF(AND([$data.$C323]&gt;=5; [$data.$C323]&lt;10); [$data.$B323]; &quot;&quot; )">
            <text:p/>
          </table:table-cell>
          <table:table-cell table:formula="of:=IF([$data.$C323]&gt;=10; [$data.$B323]; &quot;&quot; )">
            <text:p/>
          </table:table-cell>
          <table:table-cell table:number-columns-repeated="10"/>
        </table:table-row>
        <table:table-row table:style-name="ro1">
          <table:table-cell table:formula="of:=IF([$data.$C324]&lt;1; [$data.$B324]; &quot;&quot; )">
            <text:p/>
          </table:table-cell>
          <table:table-cell table:formula="of:=IF(AND([$data.$C324]&gt;=1; [$data.$C324]&lt;5); [$data.$B324]; &quot;&quot; )" office:value-type="float" office:value="1.15529411764706" calcext:value-type="float">
            <text:p>1.15529411764706</text:p>
          </table:table-cell>
          <table:table-cell table:formula="of:=IF(AND([$data.$C324]&gt;=5; [$data.$C324]&lt;10); [$data.$B324]; &quot;&quot; )">
            <text:p/>
          </table:table-cell>
          <table:table-cell table:formula="of:=IF([$data.$C324]&gt;=10; [$data.$B324]; &quot;&quot; )">
            <text:p/>
          </table:table-cell>
          <table:table-cell table:number-columns-repeated="10"/>
        </table:table-row>
        <table:table-row table:style-name="ro1">
          <table:table-cell table:formula="of:=IF([$data.$C325]&lt;1; [$data.$B325]; &quot;&quot; )">
            <text:p/>
          </table:table-cell>
          <table:table-cell table:formula="of:=IF(AND([$data.$C325]&gt;=1; [$data.$C325]&lt;5); [$data.$B325]; &quot;&quot; )" office:value-type="float" office:value="1.4181338028169" calcext:value-type="float">
            <text:p>1.4181338028169</text:p>
          </table:table-cell>
          <table:table-cell table:formula="of:=IF(AND([$data.$C325]&gt;=5; [$data.$C325]&lt;10); [$data.$B325]; &quot;&quot; )">
            <text:p/>
          </table:table-cell>
          <table:table-cell table:formula="of:=IF([$data.$C325]&gt;=10; [$data.$B325]; &quot;&quot; )">
            <text:p/>
          </table:table-cell>
          <table:table-cell table:number-columns-repeated="10"/>
        </table:table-row>
        <table:table-row table:style-name="ro1">
          <table:table-cell table:formula="of:=IF([$data.$C326]&lt;1; [$data.$B326]; &quot;&quot; )">
            <text:p/>
          </table:table-cell>
          <table:table-cell table:formula="of:=IF(AND([$data.$C326]&gt;=1; [$data.$C326]&lt;5); [$data.$B326]; &quot;&quot; )" office:value-type="float" office:value="1.37422222222222" calcext:value-type="float">
            <text:p>1.37422222222222</text:p>
          </table:table-cell>
          <table:table-cell table:formula="of:=IF(AND([$data.$C326]&gt;=5; [$data.$C326]&lt;10); [$data.$B326]; &quot;&quot; )">
            <text:p/>
          </table:table-cell>
          <table:table-cell table:formula="of:=IF([$data.$C326]&gt;=10; [$data.$B326]; &quot;&quot; )">
            <text:p/>
          </table:table-cell>
          <table:table-cell table:number-columns-repeated="10"/>
        </table:table-row>
        <table:table-row table:style-name="ro1">
          <table:table-cell table:formula="of:=IF([$data.$C327]&lt;1; [$data.$B327]; &quot;&quot; )">
            <text:p/>
          </table:table-cell>
          <table:table-cell table:formula="of:=IF(AND([$data.$C327]&gt;=1; [$data.$C327]&lt;5); [$data.$B327]; &quot;&quot; )" office:value-type="float" office:value="1.6410480349345" calcext:value-type="float">
            <text:p>1.6410480349345</text:p>
          </table:table-cell>
          <table:table-cell table:formula="of:=IF(AND([$data.$C327]&gt;=5; [$data.$C327]&lt;10); [$data.$B327]; &quot;&quot; )">
            <text:p/>
          </table:table-cell>
          <table:table-cell table:formula="of:=IF([$data.$C327]&gt;=10; [$data.$B327]; &quot;&quot; )">
            <text:p/>
          </table:table-cell>
          <table:table-cell table:number-columns-repeated="10"/>
        </table:table-row>
        <table:table-row table:style-name="ro1">
          <table:table-cell table:formula="of:=IF([$data.$C328]&lt;1; [$data.$B328]; &quot;&quot; )">
            <text:p/>
          </table:table-cell>
          <table:table-cell table:formula="of:=IF(AND([$data.$C328]&gt;=1; [$data.$C328]&lt;5); [$data.$B328]; &quot;&quot; )" office:value-type="float" office:value="0.913337084974676" calcext:value-type="float">
            <text:p>0.913337084974676</text:p>
          </table:table-cell>
          <table:table-cell table:formula="of:=IF(AND([$data.$C328]&gt;=5; [$data.$C328]&lt;10); [$data.$B328]; &quot;&quot; )">
            <text:p/>
          </table:table-cell>
          <table:table-cell table:formula="of:=IF([$data.$C328]&gt;=10; [$data.$B328]; &quot;&quot; )">
            <text:p/>
          </table:table-cell>
          <table:table-cell table:number-columns-repeated="10"/>
        </table:table-row>
        <table:table-row table:style-name="ro1">
          <table:table-cell table:formula="of:=IF([$data.$C329]&lt;1; [$data.$B329]; &quot;&quot; )">
            <text:p/>
          </table:table-cell>
          <table:table-cell table:formula="of:=IF(AND([$data.$C329]&gt;=1; [$data.$C329]&lt;5); [$data.$B329]; &quot;&quot; )" office:value-type="float" office:value="0.997601918465228" calcext:value-type="float">
            <text:p>0.997601918465228</text:p>
          </table:table-cell>
          <table:table-cell table:formula="of:=IF(AND([$data.$C329]&gt;=5; [$data.$C329]&lt;10); [$data.$B329]; &quot;&quot; )">
            <text:p/>
          </table:table-cell>
          <table:table-cell table:formula="of:=IF([$data.$C329]&gt;=10; [$data.$B329]; &quot;&quot; )">
            <text:p/>
          </table:table-cell>
          <table:table-cell table:number-columns-repeated="10"/>
        </table:table-row>
        <table:table-row table:style-name="ro1">
          <table:table-cell table:formula="of:=IF([$data.$C330]&lt;1; [$data.$B330]; &quot;&quot; )">
            <text:p/>
          </table:table-cell>
          <table:table-cell table:formula="of:=IF(AND([$data.$C330]&gt;=1; [$data.$C330]&lt;5); [$data.$B330]; &quot;&quot; )" office:value-type="float" office:value="1.08587896253602" calcext:value-type="float">
            <text:p>1.08587896253602</text:p>
          </table:table-cell>
          <table:table-cell table:formula="of:=IF(AND([$data.$C330]&gt;=5; [$data.$C330]&lt;10); [$data.$B330]; &quot;&quot; )">
            <text:p/>
          </table:table-cell>
          <table:table-cell table:formula="of:=IF([$data.$C330]&gt;=10; [$data.$B330]; &quot;&quot; )">
            <text:p/>
          </table:table-cell>
          <table:table-cell table:number-columns-repeated="10"/>
        </table:table-row>
        <table:table-row table:style-name="ro1">
          <table:table-cell table:formula="of:=IF([$data.$C331]&lt;1; [$data.$B331]; &quot;&quot; )">
            <text:p/>
          </table:table-cell>
          <table:table-cell table:formula="of:=IF(AND([$data.$C331]&gt;=1; [$data.$C331]&lt;5); [$data.$B331]; &quot;&quot; )" office:value-type="float" office:value="1.10688524590164" calcext:value-type="float">
            <text:p>1.10688524590164</text:p>
          </table:table-cell>
          <table:table-cell table:formula="of:=IF(AND([$data.$C331]&gt;=5; [$data.$C331]&lt;10); [$data.$B331]; &quot;&quot; )">
            <text:p/>
          </table:table-cell>
          <table:table-cell table:formula="of:=IF([$data.$C331]&gt;=10; [$data.$B331]; &quot;&quot; )">
            <text:p/>
          </table:table-cell>
          <table:table-cell table:number-columns-repeated="10"/>
        </table:table-row>
        <table:table-row table:style-name="ro1">
          <table:table-cell table:formula="of:=IF([$data.$C332]&lt;1; [$data.$B332]; &quot;&quot; )">
            <text:p/>
          </table:table-cell>
          <table:table-cell table:formula="of:=IF(AND([$data.$C332]&gt;=1; [$data.$C332]&lt;5); [$data.$B332]; &quot;&quot; )" office:value-type="float" office:value="1.36404293381038" calcext:value-type="float">
            <text:p>1.36404293381038</text:p>
          </table:table-cell>
          <table:table-cell table:formula="of:=IF(AND([$data.$C332]&gt;=5; [$data.$C332]&lt;10); [$data.$B332]; &quot;&quot; )">
            <text:p/>
          </table:table-cell>
          <table:table-cell table:formula="of:=IF([$data.$C332]&gt;=10; [$data.$B332]; &quot;&quot; )">
            <text:p/>
          </table:table-cell>
          <table:table-cell table:number-columns-repeated="10"/>
        </table:table-row>
        <table:table-row table:style-name="ro1">
          <table:table-cell table:formula="of:=IF([$data.$C333]&lt;1; [$data.$B333]; &quot;&quot; )">
            <text:p/>
          </table:table-cell>
          <table:table-cell table:formula="of:=IF(AND([$data.$C333]&gt;=1; [$data.$C333]&lt;5); [$data.$B333]; &quot;&quot; )" office:value-type="float" office:value="0.944152431011826" calcext:value-type="float">
            <text:p>0.944152431011826</text:p>
          </table:table-cell>
          <table:table-cell table:formula="of:=IF(AND([$data.$C333]&gt;=5; [$data.$C333]&lt;10); [$data.$B333]; &quot;&quot; )">
            <text:p/>
          </table:table-cell>
          <table:table-cell table:formula="of:=IF([$data.$C333]&gt;=10; [$data.$B333]; &quot;&quot; )">
            <text:p/>
          </table:table-cell>
          <table:table-cell table:number-columns-repeated="10"/>
        </table:table-row>
        <table:table-row table:style-name="ro1">
          <table:table-cell table:formula="of:=IF([$data.$C334]&lt;1; [$data.$B334]; &quot;&quot; )">
            <text:p/>
          </table:table-cell>
          <table:table-cell table:formula="of:=IF(AND([$data.$C334]&gt;=1; [$data.$C334]&lt;5); [$data.$B334]; &quot;&quot; )" office:value-type="float" office:value="1.24635332252836" calcext:value-type="float">
            <text:p>1.24635332252836</text:p>
          </table:table-cell>
          <table:table-cell table:formula="of:=IF(AND([$data.$C334]&gt;=5; [$data.$C334]&lt;10); [$data.$B334]; &quot;&quot; )">
            <text:p/>
          </table:table-cell>
          <table:table-cell table:formula="of:=IF([$data.$C334]&gt;=10; [$data.$B334]; &quot;&quot; )">
            <text:p/>
          </table:table-cell>
          <table:table-cell table:number-columns-repeated="10"/>
        </table:table-row>
        <table:table-row table:style-name="ro1">
          <table:table-cell table:formula="of:=IF([$data.$C335]&lt;1; [$data.$B335]; &quot;&quot; )">
            <text:p/>
          </table:table-cell>
          <table:table-cell table:formula="of:=IF(AND([$data.$C335]&gt;=1; [$data.$C335]&lt;5); [$data.$B335]; &quot;&quot; )" office:value-type="float" office:value="1.33637116818558" calcext:value-type="float">
            <text:p>1.33637116818558</text:p>
          </table:table-cell>
          <table:table-cell table:formula="of:=IF(AND([$data.$C335]&gt;=5; [$data.$C335]&lt;10); [$data.$B335]; &quot;&quot; )">
            <text:p/>
          </table:table-cell>
          <table:table-cell table:formula="of:=IF([$data.$C335]&gt;=10; [$data.$B335]; &quot;&quot; )">
            <text:p/>
          </table:table-cell>
          <table:table-cell table:number-columns-repeated="10"/>
        </table:table-row>
        <table:table-row table:style-name="ro1">
          <table:table-cell table:formula="of:=IF([$data.$C336]&lt;1; [$data.$B336]; &quot;&quot; )">
            <text:p/>
          </table:table-cell>
          <table:table-cell table:formula="of:=IF(AND([$data.$C336]&gt;=1; [$data.$C336]&lt;5); [$data.$B336]; &quot;&quot; )" office:value-type="float" office:value="1.10213078618663" calcext:value-type="float">
            <text:p>1.10213078618663</text:p>
          </table:table-cell>
          <table:table-cell table:formula="of:=IF(AND([$data.$C336]&gt;=5; [$data.$C336]&lt;10); [$data.$B336]; &quot;&quot; )">
            <text:p/>
          </table:table-cell>
          <table:table-cell table:formula="of:=IF([$data.$C336]&gt;=10; [$data.$B336]; &quot;&quot; )">
            <text:p/>
          </table:table-cell>
          <table:table-cell table:number-columns-repeated="10"/>
        </table:table-row>
        <table:table-row table:style-name="ro1">
          <table:table-cell table:formula="of:=IF([$data.$C337]&lt;1; [$data.$B337]; &quot;&quot; )">
            <text:p/>
          </table:table-cell>
          <table:table-cell table:formula="of:=IF(AND([$data.$C337]&gt;=1; [$data.$C337]&lt;5); [$data.$B337]; &quot;&quot; )" office:value-type="float" office:value="1.404659188956" calcext:value-type="float">
            <text:p>1.404659188956</text:p>
          </table:table-cell>
          <table:table-cell table:formula="of:=IF(AND([$data.$C337]&gt;=5; [$data.$C337]&lt;10); [$data.$B337]; &quot;&quot; )">
            <text:p/>
          </table:table-cell>
          <table:table-cell table:formula="of:=IF([$data.$C337]&gt;=10; [$data.$B337]; &quot;&quot; )">
            <text:p/>
          </table:table-cell>
          <table:table-cell table:number-columns-repeated="10"/>
        </table:table-row>
        <table:table-row table:style-name="ro1">
          <table:table-cell table:formula="of:=IF([$data.$C338]&lt;1; [$data.$B338]; &quot;&quot; )">
            <text:p/>
          </table:table-cell>
          <table:table-cell table:formula="of:=IF(AND([$data.$C338]&gt;=1; [$data.$C338]&lt;5); [$data.$B338]; &quot;&quot; )" office:value-type="float" office:value="1.19744835965978" calcext:value-type="float">
            <text:p>1.19744835965978</text:p>
          </table:table-cell>
          <table:table-cell table:formula="of:=IF(AND([$data.$C338]&gt;=5; [$data.$C338]&lt;10); [$data.$B338]; &quot;&quot; )">
            <text:p/>
          </table:table-cell>
          <table:table-cell table:formula="of:=IF([$data.$C338]&gt;=10; [$data.$B338]; &quot;&quot; )">
            <text:p/>
          </table:table-cell>
          <table:table-cell table:number-columns-repeated="10"/>
        </table:table-row>
        <table:table-row table:style-name="ro1">
          <table:table-cell table:formula="of:=IF([$data.$C339]&lt;1; [$data.$B339]; &quot;&quot; )">
            <text:p/>
          </table:table-cell>
          <table:table-cell table:formula="of:=IF(AND([$data.$C339]&gt;=1; [$data.$C339]&lt;5); [$data.$B339]; &quot;&quot; )" office:value-type="float" office:value="1.62349155269509" calcext:value-type="float">
            <text:p>1.62349155269509</text:p>
          </table:table-cell>
          <table:table-cell table:formula="of:=IF(AND([$data.$C339]&gt;=5; [$data.$C339]&lt;10); [$data.$B339]; &quot;&quot; )">
            <text:p/>
          </table:table-cell>
          <table:table-cell table:formula="of:=IF([$data.$C339]&gt;=10; [$data.$B339]; &quot;&quot; )">
            <text:p/>
          </table:table-cell>
          <table:table-cell table:number-columns-repeated="10"/>
        </table:table-row>
        <table:table-row table:style-name="ro1">
          <table:table-cell table:formula="of:=IF([$data.$C340]&lt;1; [$data.$B340]; &quot;&quot; )">
            <text:p/>
          </table:table-cell>
          <table:table-cell table:formula="of:=IF(AND([$data.$C340]&gt;=1; [$data.$C340]&lt;5); [$data.$B340]; &quot;&quot; )" office:value-type="float" office:value="1.02871729419273" calcext:value-type="float">
            <text:p>1.02871729419273</text:p>
          </table:table-cell>
          <table:table-cell table:formula="of:=IF(AND([$data.$C340]&gt;=5; [$data.$C340]&lt;10); [$data.$B340]; &quot;&quot; )">
            <text:p/>
          </table:table-cell>
          <table:table-cell table:formula="of:=IF([$data.$C340]&gt;=10; [$data.$B340]; &quot;&quot; )">
            <text:p/>
          </table:table-cell>
          <table:table-cell table:number-columns-repeated="10"/>
        </table:table-row>
        <table:table-row table:style-name="ro1">
          <table:table-cell table:formula="of:=IF([$data.$C341]&lt;1; [$data.$B341]; &quot;&quot; )">
            <text:p/>
          </table:table-cell>
          <table:table-cell table:formula="of:=IF(AND([$data.$C341]&gt;=1; [$data.$C341]&lt;5); [$data.$B341]; &quot;&quot; )" office:value-type="float" office:value="0.583543948329121" calcext:value-type="float">
            <text:p>0.583543948329121</text:p>
          </table:table-cell>
          <table:table-cell table:formula="of:=IF(AND([$data.$C341]&gt;=5; [$data.$C341]&lt;10); [$data.$B341]; &quot;&quot; )">
            <text:p/>
          </table:table-cell>
          <table:table-cell table:formula="of:=IF([$data.$C341]&gt;=10; [$data.$B341]; &quot;&quot; )">
            <text:p/>
          </table:table-cell>
          <table:table-cell table:number-columns-repeated="10"/>
        </table:table-row>
        <table:table-row table:style-name="ro1">
          <table:table-cell table:formula="of:=IF([$data.$C342]&lt;1; [$data.$B342]; &quot;&quot; )">
            <text:p/>
          </table:table-cell>
          <table:table-cell table:formula="of:=IF(AND([$data.$C342]&gt;=1; [$data.$C342]&lt;5); [$data.$B342]; &quot;&quot; )" office:value-type="float" office:value="1.13052936910805" calcext:value-type="float">
            <text:p>1.13052936910805</text:p>
          </table:table-cell>
          <table:table-cell table:formula="of:=IF(AND([$data.$C342]&gt;=5; [$data.$C342]&lt;10); [$data.$B342]; &quot;&quot; )">
            <text:p/>
          </table:table-cell>
          <table:table-cell table:formula="of:=IF([$data.$C342]&gt;=10; [$data.$B342]; &quot;&quot; )">
            <text:p/>
          </table:table-cell>
          <table:table-cell table:number-columns-repeated="10"/>
        </table:table-row>
        <table:table-row table:style-name="ro1">
          <table:table-cell table:formula="of:=IF([$data.$C343]&lt;1; [$data.$B343]; &quot;&quot; )">
            <text:p/>
          </table:table-cell>
          <table:table-cell table:formula="of:=IF(AND([$data.$C343]&gt;=1; [$data.$C343]&lt;5); [$data.$B343]; &quot;&quot; )" office:value-type="float" office:value="1.31746031746032" calcext:value-type="float">
            <text:p>1.31746031746032</text:p>
          </table:table-cell>
          <table:table-cell table:formula="of:=IF(AND([$data.$C343]&gt;=5; [$data.$C343]&lt;10); [$data.$B343]; &quot;&quot; )">
            <text:p/>
          </table:table-cell>
          <table:table-cell table:formula="of:=IF([$data.$C343]&gt;=10; [$data.$B343]; &quot;&quot; )">
            <text:p/>
          </table:table-cell>
          <table:table-cell table:number-columns-repeated="10"/>
        </table:table-row>
        <table:table-row table:style-name="ro1">
          <table:table-cell table:formula="of:=IF([$data.$C344]&lt;1; [$data.$B344]; &quot;&quot; )">
            <text:p/>
          </table:table-cell>
          <table:table-cell table:formula="of:=IF(AND([$data.$C344]&gt;=1; [$data.$C344]&lt;5); [$data.$B344]; &quot;&quot; )" office:value-type="float" office:value="1.28032345013477" calcext:value-type="float">
            <text:p>1.28032345013477</text:p>
          </table:table-cell>
          <table:table-cell table:formula="of:=IF(AND([$data.$C344]&gt;=5; [$data.$C344]&lt;10); [$data.$B344]; &quot;&quot; )">
            <text:p/>
          </table:table-cell>
          <table:table-cell table:formula="of:=IF([$data.$C344]&gt;=10; [$data.$B344]; &quot;&quot; )">
            <text:p/>
          </table:table-cell>
          <table:table-cell table:number-columns-repeated="10"/>
        </table:table-row>
        <table:table-row table:style-name="ro1">
          <table:table-cell table:formula="of:=IF([$data.$C345]&lt;1; [$data.$B345]; &quot;&quot; )">
            <text:p/>
          </table:table-cell>
          <table:table-cell table:formula="of:=IF(AND([$data.$C345]&gt;=1; [$data.$C345]&lt;5); [$data.$B345]; &quot;&quot; )" office:value-type="float" office:value="1.41559554413025" calcext:value-type="float">
            <text:p>1.41559554413025</text:p>
          </table:table-cell>
          <table:table-cell table:formula="of:=IF(AND([$data.$C345]&gt;=5; [$data.$C345]&lt;10); [$data.$B345]; &quot;&quot; )">
            <text:p/>
          </table:table-cell>
          <table:table-cell table:formula="of:=IF([$data.$C345]&gt;=10; [$data.$B345]; &quot;&quot; )">
            <text:p/>
          </table:table-cell>
          <table:table-cell table:number-columns-repeated="10"/>
        </table:table-row>
        <table:table-row table:style-name="ro1">
          <table:table-cell table:formula="of:=IF([$data.$C346]&lt;1; [$data.$B346]; &quot;&quot; )">
            <text:p/>
          </table:table-cell>
          <table:table-cell table:formula="of:=IF(AND([$data.$C346]&gt;=1; [$data.$C346]&lt;5); [$data.$B346]; &quot;&quot; )" office:value-type="float" office:value="1.09537366548043" calcext:value-type="float">
            <text:p>1.09537366548043</text:p>
          </table:table-cell>
          <table:table-cell table:formula="of:=IF(AND([$data.$C346]&gt;=5; [$data.$C346]&lt;10); [$data.$B346]; &quot;&quot; )">
            <text:p/>
          </table:table-cell>
          <table:table-cell table:formula="of:=IF([$data.$C346]&gt;=10; [$data.$B346]; &quot;&quot; )">
            <text:p/>
          </table:table-cell>
          <table:table-cell table:number-columns-repeated="10"/>
        </table:table-row>
        <table:table-row table:style-name="ro1">
          <table:table-cell table:formula="of:=IF([$data.$C347]&lt;1; [$data.$B347]; &quot;&quot; )">
            <text:p/>
          </table:table-cell>
          <table:table-cell table:formula="of:=IF(AND([$data.$C347]&gt;=1; [$data.$C347]&lt;5); [$data.$B347]; &quot;&quot; )" office:value-type="float" office:value="1.26690391459075" calcext:value-type="float">
            <text:p>1.26690391459075</text:p>
          </table:table-cell>
          <table:table-cell table:formula="of:=IF(AND([$data.$C347]&gt;=5; [$data.$C347]&lt;10); [$data.$B347]; &quot;&quot; )">
            <text:p/>
          </table:table-cell>
          <table:table-cell table:formula="of:=IF([$data.$C347]&gt;=10; [$data.$B347]; &quot;&quot; )">
            <text:p/>
          </table:table-cell>
          <table:table-cell table:number-columns-repeated="10"/>
        </table:table-row>
        <table:table-row table:style-name="ro1">
          <table:table-cell table:formula="of:=IF([$data.$C348]&lt;1; [$data.$B348]; &quot;&quot; )">
            <text:p/>
          </table:table-cell>
          <table:table-cell table:formula="of:=IF(AND([$data.$C348]&gt;=1; [$data.$C348]&lt;5); [$data.$B348]; &quot;&quot; )" office:value-type="float" office:value="1.10804970286332" calcext:value-type="float">
            <text:p>1.10804970286332</text:p>
          </table:table-cell>
          <table:table-cell table:formula="of:=IF(AND([$data.$C348]&gt;=5; [$data.$C348]&lt;10); [$data.$B348]; &quot;&quot; )">
            <text:p/>
          </table:table-cell>
          <table:table-cell table:formula="of:=IF([$data.$C348]&gt;=10; [$data.$B348]; &quot;&quot; )">
            <text:p/>
          </table:table-cell>
          <table:table-cell table:number-columns-repeated="10"/>
        </table:table-row>
        <table:table-row table:style-name="ro1">
          <table:table-cell table:formula="of:=IF([$data.$C349]&lt;1; [$data.$B349]; &quot;&quot; )">
            <text:p/>
          </table:table-cell>
          <table:table-cell table:formula="of:=IF(AND([$data.$C349]&gt;=1; [$data.$C349]&lt;5); [$data.$B349]; &quot;&quot; )" office:value-type="float" office:value="1.28417508417508" calcext:value-type="float">
            <text:p>1.28417508417508</text:p>
          </table:table-cell>
          <table:table-cell table:formula="of:=IF(AND([$data.$C349]&gt;=5; [$data.$C349]&lt;10); [$data.$B349]; &quot;&quot; )">
            <text:p/>
          </table:table-cell>
          <table:table-cell table:formula="of:=IF([$data.$C349]&gt;=10; [$data.$B349]; &quot;&quot; )">
            <text:p/>
          </table:table-cell>
          <table:table-cell table:number-columns-repeated="10"/>
        </table:table-row>
        <table:table-row table:style-name="ro1">
          <table:table-cell table:formula="of:=IF([$data.$C350]&lt;1; [$data.$B350]; &quot;&quot; )">
            <text:p/>
          </table:table-cell>
          <table:table-cell table:formula="of:=IF(AND([$data.$C350]&gt;=1; [$data.$C350]&lt;5); [$data.$B350]; &quot;&quot; )" office:value-type="float" office:value="1.32334801762115" calcext:value-type="float">
            <text:p>1.32334801762115</text:p>
          </table:table-cell>
          <table:table-cell table:formula="of:=IF(AND([$data.$C350]&gt;=5; [$data.$C350]&lt;10); [$data.$B350]; &quot;&quot; )">
            <text:p/>
          </table:table-cell>
          <table:table-cell table:formula="of:=IF([$data.$C350]&gt;=10; [$data.$B350]; &quot;&quot; )">
            <text:p/>
          </table:table-cell>
          <table:table-cell table:number-columns-repeated="10"/>
        </table:table-row>
        <table:table-row table:style-name="ro1">
          <table:table-cell table:formula="of:=IF([$data.$C351]&lt;1; [$data.$B351]; &quot;&quot; )">
            <text:p/>
          </table:table-cell>
          <table:table-cell table:formula="of:=IF(AND([$data.$C351]&gt;=1; [$data.$C351]&lt;5); [$data.$B351]; &quot;&quot; )" office:value-type="float" office:value="1.03204419889503" calcext:value-type="float">
            <text:p>1.03204419889503</text:p>
          </table:table-cell>
          <table:table-cell table:formula="of:=IF(AND([$data.$C351]&gt;=5; [$data.$C351]&lt;10); [$data.$B351]; &quot;&quot; )">
            <text:p/>
          </table:table-cell>
          <table:table-cell table:formula="of:=IF([$data.$C351]&gt;=10; [$data.$B351]; &quot;&quot; )">
            <text:p/>
          </table:table-cell>
          <table:table-cell table:number-columns-repeated="10"/>
        </table:table-row>
        <table:table-row table:style-name="ro1">
          <table:table-cell table:formula="of:=IF([$data.$C352]&lt;1; [$data.$B352]; &quot;&quot; )">
            <text:p/>
          </table:table-cell>
          <table:table-cell table:formula="of:=IF(AND([$data.$C352]&gt;=1; [$data.$C352]&lt;5); [$data.$B352]; &quot;&quot; )" office:value-type="float" office:value="1.03824799506477" calcext:value-type="float">
            <text:p>1.03824799506477</text:p>
          </table:table-cell>
          <table:table-cell table:formula="of:=IF(AND([$data.$C352]&gt;=5; [$data.$C352]&lt;10); [$data.$B352]; &quot;&quot; )">
            <text:p/>
          </table:table-cell>
          <table:table-cell table:formula="of:=IF([$data.$C352]&gt;=10; [$data.$B352]; &quot;&quot; )">
            <text:p/>
          </table:table-cell>
          <table:table-cell table:number-columns-repeated="10"/>
        </table:table-row>
        <table:table-row table:style-name="ro1">
          <table:table-cell table:formula="of:=IF([$data.$C353]&lt;1; [$data.$B353]; &quot;&quot; )">
            <text:p/>
          </table:table-cell>
          <table:table-cell table:formula="of:=IF(AND([$data.$C353]&gt;=1; [$data.$C353]&lt;5); [$data.$B353]; &quot;&quot; )" office:value-type="float" office:value="1.08878504672897" calcext:value-type="float">
            <text:p>1.08878504672897</text:p>
          </table:table-cell>
          <table:table-cell table:formula="of:=IF(AND([$data.$C353]&gt;=5; [$data.$C353]&lt;10); [$data.$B353]; &quot;&quot; )">
            <text:p/>
          </table:table-cell>
          <table:table-cell table:formula="of:=IF([$data.$C353]&gt;=10; [$data.$B353]; &quot;&quot; )">
            <text:p/>
          </table:table-cell>
          <table:table-cell table:number-columns-repeated="10"/>
        </table:table-row>
        <table:table-row table:style-name="ro1">
          <table:table-cell table:formula="of:=IF([$data.$C354]&lt;1; [$data.$B354]; &quot;&quot; )">
            <text:p/>
          </table:table-cell>
          <table:table-cell table:formula="of:=IF(AND([$data.$C354]&gt;=1; [$data.$C354]&lt;5); [$data.$B354]; &quot;&quot; )" office:value-type="float" office:value="1.3881239242685" calcext:value-type="float">
            <text:p>1.3881239242685</text:p>
          </table:table-cell>
          <table:table-cell table:formula="of:=IF(AND([$data.$C354]&gt;=5; [$data.$C354]&lt;10); [$data.$B354]; &quot;&quot; )">
            <text:p/>
          </table:table-cell>
          <table:table-cell table:formula="of:=IF([$data.$C354]&gt;=10; [$data.$B354]; &quot;&quot; )">
            <text:p/>
          </table:table-cell>
          <table:table-cell table:number-columns-repeated="10"/>
        </table:table-row>
        <table:table-row table:style-name="ro1">
          <table:table-cell table:formula="of:=IF([$data.$C355]&lt;1; [$data.$B355]; &quot;&quot; )">
            <text:p/>
          </table:table-cell>
          <table:table-cell table:formula="of:=IF(AND([$data.$C355]&gt;=1; [$data.$C355]&lt;5); [$data.$B355]; &quot;&quot; )" office:value-type="float" office:value="1.43372407574391" calcext:value-type="float">
            <text:p>1.43372407574391</text:p>
          </table:table-cell>
          <table:table-cell table:formula="of:=IF(AND([$data.$C355]&gt;=5; [$data.$C355]&lt;10); [$data.$B355]; &quot;&quot; )">
            <text:p/>
          </table:table-cell>
          <table:table-cell table:formula="of:=IF([$data.$C355]&gt;=10; [$data.$B355]; &quot;&quot; )">
            <text:p/>
          </table:table-cell>
          <table:table-cell table:number-columns-repeated="10"/>
        </table:table-row>
        <table:table-row table:style-name="ro1">
          <table:table-cell table:formula="of:=IF([$data.$C356]&lt;1; [$data.$B356]; &quot;&quot; )">
            <text:p/>
          </table:table-cell>
          <table:table-cell table:formula="of:=IF(AND([$data.$C356]&gt;=1; [$data.$C356]&lt;5); [$data.$B356]; &quot;&quot; )" office:value-type="float" office:value="1.02384196185286" calcext:value-type="float">
            <text:p>1.02384196185286</text:p>
          </table:table-cell>
          <table:table-cell table:formula="of:=IF(AND([$data.$C356]&gt;=5; [$data.$C356]&lt;10); [$data.$B356]; &quot;&quot; )">
            <text:p/>
          </table:table-cell>
          <table:table-cell table:formula="of:=IF([$data.$C356]&gt;=10; [$data.$B356]; &quot;&quot; )">
            <text:p/>
          </table:table-cell>
          <table:table-cell table:number-columns-repeated="10"/>
        </table:table-row>
        <table:table-row table:style-name="ro1">
          <table:table-cell table:formula="of:=IF([$data.$C357]&lt;1; [$data.$B357]; &quot;&quot; )">
            <text:p/>
          </table:table-cell>
          <table:table-cell table:formula="of:=IF(AND([$data.$C357]&gt;=1; [$data.$C357]&lt;5); [$data.$B357]; &quot;&quot; )" office:value-type="float" office:value="1.10416666666667" calcext:value-type="float">
            <text:p>1.10416666666667</text:p>
          </table:table-cell>
          <table:table-cell table:formula="of:=IF(AND([$data.$C357]&gt;=5; [$data.$C357]&lt;10); [$data.$B357]; &quot;&quot; )">
            <text:p/>
          </table:table-cell>
          <table:table-cell table:formula="of:=IF([$data.$C357]&gt;=10; [$data.$B357]; &quot;&quot; )">
            <text:p/>
          </table:table-cell>
          <table:table-cell table:number-columns-repeated="10"/>
        </table:table-row>
        <table:table-row table:style-name="ro1">
          <table:table-cell table:formula="of:=IF([$data.$C358]&lt;1; [$data.$B358]; &quot;&quot; )">
            <text:p/>
          </table:table-cell>
          <table:table-cell table:formula="of:=IF(AND([$data.$C358]&gt;=1; [$data.$C358]&lt;5); [$data.$B358]; &quot;&quot; )" office:value-type="float" office:value="1.0064850843061" calcext:value-type="float">
            <text:p>1.0064850843061</text:p>
          </table:table-cell>
          <table:table-cell table:formula="of:=IF(AND([$data.$C358]&gt;=5; [$data.$C358]&lt;10); [$data.$B358]; &quot;&quot; )">
            <text:p/>
          </table:table-cell>
          <table:table-cell table:formula="of:=IF([$data.$C358]&gt;=10; [$data.$B358]; &quot;&quot; )">
            <text:p/>
          </table:table-cell>
          <table:table-cell table:number-columns-repeated="10"/>
        </table:table-row>
        <table:table-row table:style-name="ro1">
          <table:table-cell table:formula="of:=IF([$data.$C359]&lt;1; [$data.$B359]; &quot;&quot; )">
            <text:p/>
          </table:table-cell>
          <table:table-cell table:formula="of:=IF(AND([$data.$C359]&gt;=1; [$data.$C359]&lt;5); [$data.$B359]; &quot;&quot; )" office:value-type="float" office:value="0.999025815879201" calcext:value-type="float">
            <text:p>0.999025815879201</text:p>
          </table:table-cell>
          <table:table-cell table:formula="of:=IF(AND([$data.$C359]&gt;=5; [$data.$C359]&lt;10); [$data.$B359]; &quot;&quot; )">
            <text:p/>
          </table:table-cell>
          <table:table-cell table:formula="of:=IF([$data.$C359]&gt;=10; [$data.$B359]; &quot;&quot; )">
            <text:p/>
          </table:table-cell>
          <table:table-cell table:number-columns-repeated="10"/>
        </table:table-row>
        <table:table-row table:style-name="ro1">
          <table:table-cell table:formula="of:=IF([$data.$C360]&lt;1; [$data.$B360]; &quot;&quot; )">
            <text:p/>
          </table:table-cell>
          <table:table-cell table:formula="of:=IF(AND([$data.$C360]&gt;=1; [$data.$C360]&lt;5); [$data.$B360]; &quot;&quot; )" office:value-type="float" office:value="1.37023255813954" calcext:value-type="float">
            <text:p>1.37023255813954</text:p>
          </table:table-cell>
          <table:table-cell table:formula="of:=IF(AND([$data.$C360]&gt;=5; [$data.$C360]&lt;10); [$data.$B360]; &quot;&quot; )">
            <text:p/>
          </table:table-cell>
          <table:table-cell table:formula="of:=IF([$data.$C360]&gt;=10; [$data.$B360]; &quot;&quot; )">
            <text:p/>
          </table:table-cell>
          <table:table-cell table:number-columns-repeated="10"/>
        </table:table-row>
        <table:table-row table:style-name="ro1">
          <table:table-cell table:formula="of:=IF([$data.$C361]&lt;1; [$data.$B361]; &quot;&quot; )">
            <text:p/>
          </table:table-cell>
          <table:table-cell table:formula="of:=IF(AND([$data.$C361]&gt;=1; [$data.$C361]&lt;5); [$data.$B361]; &quot;&quot; )" office:value-type="float" office:value="1.26491477272727" calcext:value-type="float">
            <text:p>1.26491477272727</text:p>
          </table:table-cell>
          <table:table-cell table:formula="of:=IF(AND([$data.$C361]&gt;=5; [$data.$C361]&lt;10); [$data.$B361]; &quot;&quot; )">
            <text:p/>
          </table:table-cell>
          <table:table-cell table:formula="of:=IF([$data.$C361]&gt;=10; [$data.$B361]; &quot;&quot; )">
            <text:p/>
          </table:table-cell>
          <table:table-cell table:number-columns-repeated="10"/>
        </table:table-row>
        <table:table-row table:style-name="ro1">
          <table:table-cell table:formula="of:=IF([$data.$C362]&lt;1; [$data.$B362]; &quot;&quot; )">
            <text:p/>
          </table:table-cell>
          <table:table-cell table:formula="of:=IF(AND([$data.$C362]&gt;=1; [$data.$C362]&lt;5); [$data.$B362]; &quot;&quot; )" office:value-type="float" office:value="1.15378729915838" calcext:value-type="float">
            <text:p>1.15378729915838</text:p>
          </table:table-cell>
          <table:table-cell table:formula="of:=IF(AND([$data.$C362]&gt;=5; [$data.$C362]&lt;10); [$data.$B362]; &quot;&quot; )">
            <text:p/>
          </table:table-cell>
          <table:table-cell table:formula="of:=IF([$data.$C362]&gt;=10; [$data.$B362]; &quot;&quot; )">
            <text:p/>
          </table:table-cell>
          <table:table-cell table:number-columns-repeated="10"/>
        </table:table-row>
        <table:table-row table:style-name="ro1">
          <table:table-cell table:formula="of:=IF([$data.$C363]&lt;1; [$data.$B363]; &quot;&quot; )">
            <text:p/>
          </table:table-cell>
          <table:table-cell table:formula="of:=IF(AND([$data.$C363]&gt;=1; [$data.$C363]&lt;5); [$data.$B363]; &quot;&quot; )" office:value-type="float" office:value="1.05146680391148" calcext:value-type="float">
            <text:p>1.05146680391148</text:p>
          </table:table-cell>
          <table:table-cell table:formula="of:=IF(AND([$data.$C363]&gt;=5; [$data.$C363]&lt;10); [$data.$B363]; &quot;&quot; )">
            <text:p/>
          </table:table-cell>
          <table:table-cell table:formula="of:=IF([$data.$C363]&gt;=10; [$data.$B363]; &quot;&quot; )">
            <text:p/>
          </table:table-cell>
          <table:table-cell table:number-columns-repeated="10"/>
        </table:table-row>
        <table:table-row table:style-name="ro1">
          <table:table-cell table:formula="of:=IF([$data.$C364]&lt;1; [$data.$B364]; &quot;&quot; )">
            <text:p/>
          </table:table-cell>
          <table:table-cell table:formula="of:=IF(AND([$data.$C364]&gt;=1; [$data.$C364]&lt;5); [$data.$B364]; &quot;&quot; )" office:value-type="float" office:value="1.40562613430127" calcext:value-type="float">
            <text:p>1.40562613430127</text:p>
          </table:table-cell>
          <table:table-cell table:formula="of:=IF(AND([$data.$C364]&gt;=5; [$data.$C364]&lt;10); [$data.$B364]; &quot;&quot; )">
            <text:p/>
          </table:table-cell>
          <table:table-cell table:formula="of:=IF([$data.$C364]&gt;=10; [$data.$B364]; &quot;&quot; )">
            <text:p/>
          </table:table-cell>
          <table:table-cell table:number-columns-repeated="10"/>
        </table:table-row>
        <table:table-row table:style-name="ro1">
          <table:table-cell table:formula="of:=IF([$data.$C365]&lt;1; [$data.$B365]; &quot;&quot; )">
            <text:p/>
          </table:table-cell>
          <table:table-cell table:formula="of:=IF(AND([$data.$C365]&gt;=1; [$data.$C365]&lt;5); [$data.$B365]; &quot;&quot; )" office:value-type="float" office:value="1.28337428337428" calcext:value-type="float">
            <text:p>1.28337428337428</text:p>
          </table:table-cell>
          <table:table-cell table:formula="of:=IF(AND([$data.$C365]&gt;=5; [$data.$C365]&lt;10); [$data.$B365]; &quot;&quot; )">
            <text:p/>
          </table:table-cell>
          <table:table-cell table:formula="of:=IF([$data.$C365]&gt;=10; [$data.$B365]; &quot;&quot; )">
            <text:p/>
          </table:table-cell>
          <table:table-cell table:number-columns-repeated="10"/>
        </table:table-row>
        <table:table-row table:style-name="ro1">
          <table:table-cell table:formula="of:=IF([$data.$C366]&lt;1; [$data.$B366]; &quot;&quot; )">
            <text:p/>
          </table:table-cell>
          <table:table-cell table:formula="of:=IF(AND([$data.$C366]&gt;=1; [$data.$C366]&lt;5); [$data.$B366]; &quot;&quot; )" office:value-type="float" office:value="1.13871951219512" calcext:value-type="float">
            <text:p>1.13871951219512</text:p>
          </table:table-cell>
          <table:table-cell table:formula="of:=IF(AND([$data.$C366]&gt;=5; [$data.$C366]&lt;10); [$data.$B366]; &quot;&quot; )">
            <text:p/>
          </table:table-cell>
          <table:table-cell table:formula="of:=IF([$data.$C366]&gt;=10; [$data.$B366]; &quot;&quot; )">
            <text:p/>
          </table:table-cell>
          <table:table-cell table:number-columns-repeated="10"/>
        </table:table-row>
        <table:table-row table:style-name="ro1">
          <table:table-cell table:formula="of:=IF([$data.$C367]&lt;1; [$data.$B367]; &quot;&quot; )">
            <text:p/>
          </table:table-cell>
          <table:table-cell table:formula="of:=IF(AND([$data.$C367]&gt;=1; [$data.$C367]&lt;5); [$data.$B367]; &quot;&quot; )" office:value-type="float" office:value="1.00915492957746" calcext:value-type="float">
            <text:p>1.00915492957746</text:p>
          </table:table-cell>
          <table:table-cell table:formula="of:=IF(AND([$data.$C367]&gt;=5; [$data.$C367]&lt;10); [$data.$B367]; &quot;&quot; )">
            <text:p/>
          </table:table-cell>
          <table:table-cell table:formula="of:=IF([$data.$C367]&gt;=10; [$data.$B367]; &quot;&quot; )">
            <text:p/>
          </table:table-cell>
          <table:table-cell table:number-columns-repeated="10"/>
        </table:table-row>
        <table:table-row table:style-name="ro1">
          <table:table-cell table:formula="of:=IF([$data.$C368]&lt;1; [$data.$B368]; &quot;&quot; )">
            <text:p/>
          </table:table-cell>
          <table:table-cell table:formula="of:=IF(AND([$data.$C368]&gt;=1; [$data.$C368]&lt;5); [$data.$B368]; &quot;&quot; )" office:value-type="float" office:value="1.25723905723906" calcext:value-type="float">
            <text:p>1.25723905723906</text:p>
          </table:table-cell>
          <table:table-cell table:formula="of:=IF(AND([$data.$C368]&gt;=5; [$data.$C368]&lt;10); [$data.$B368]; &quot;&quot; )">
            <text:p/>
          </table:table-cell>
          <table:table-cell table:formula="of:=IF([$data.$C368]&gt;=10; [$data.$B368]; &quot;&quot; )">
            <text:p/>
          </table:table-cell>
          <table:table-cell table:number-columns-repeated="10"/>
        </table:table-row>
        <table:table-row table:style-name="ro1">
          <table:table-cell table:formula="of:=IF([$data.$C369]&lt;1; [$data.$B369]; &quot;&quot; )">
            <text:p/>
          </table:table-cell>
          <table:table-cell table:formula="of:=IF(AND([$data.$C369]&gt;=1; [$data.$C369]&lt;5); [$data.$B369]; &quot;&quot; )" office:value-type="float" office:value="0.964923891462608" calcext:value-type="float">
            <text:p>0.964923891462608</text:p>
          </table:table-cell>
          <table:table-cell table:formula="of:=IF(AND([$data.$C369]&gt;=5; [$data.$C369]&lt;10); [$data.$B369]; &quot;&quot; )">
            <text:p/>
          </table:table-cell>
          <table:table-cell table:formula="of:=IF([$data.$C369]&gt;=10; [$data.$B369]; &quot;&quot; )">
            <text:p/>
          </table:table-cell>
          <table:table-cell table:number-columns-repeated="10"/>
        </table:table-row>
        <table:table-row table:style-name="ro1">
          <table:table-cell table:formula="of:=IF([$data.$C370]&lt;1; [$data.$B370]; &quot;&quot; )">
            <text:p/>
          </table:table-cell>
          <table:table-cell table:formula="of:=IF(AND([$data.$C370]&gt;=1; [$data.$C370]&lt;5); [$data.$B370]; &quot;&quot; )" office:value-type="float" office:value="0.972214182344428" calcext:value-type="float">
            <text:p>0.972214182344428</text:p>
          </table:table-cell>
          <table:table-cell table:formula="of:=IF(AND([$data.$C370]&gt;=5; [$data.$C370]&lt;10); [$data.$B370]; &quot;&quot; )">
            <text:p/>
          </table:table-cell>
          <table:table-cell table:formula="of:=IF([$data.$C370]&gt;=10; [$data.$B370]; &quot;&quot; )">
            <text:p/>
          </table:table-cell>
          <table:table-cell table:number-columns-repeated="10"/>
        </table:table-row>
        <table:table-row table:style-name="ro1">
          <table:table-cell table:formula="of:=IF([$data.$C371]&lt;1; [$data.$B371]; &quot;&quot; )">
            <text:p/>
          </table:table-cell>
          <table:table-cell table:formula="of:=IF(AND([$data.$C371]&gt;=1; [$data.$C371]&lt;5); [$data.$B371]; &quot;&quot; )" office:value-type="float" office:value="1.04024390243902" calcext:value-type="float">
            <text:p>1.04024390243902</text:p>
          </table:table-cell>
          <table:table-cell table:formula="of:=IF(AND([$data.$C371]&gt;=5; [$data.$C371]&lt;10); [$data.$B371]; &quot;&quot; )">
            <text:p/>
          </table:table-cell>
          <table:table-cell table:formula="of:=IF([$data.$C371]&gt;=10; [$data.$B371]; &quot;&quot; )">
            <text:p/>
          </table:table-cell>
          <table:table-cell table:number-columns-repeated="10"/>
        </table:table-row>
        <table:table-row table:style-name="ro1">
          <table:table-cell table:formula="of:=IF([$data.$C372]&lt;1; [$data.$B372]; &quot;&quot; )">
            <text:p/>
          </table:table-cell>
          <table:table-cell table:formula="of:=IF(AND([$data.$C372]&gt;=1; [$data.$C372]&lt;5); [$data.$B372]; &quot;&quot; )" office:value-type="float" office:value="1.3682842287695" calcext:value-type="float">
            <text:p>1.3682842287695</text:p>
          </table:table-cell>
          <table:table-cell table:formula="of:=IF(AND([$data.$C372]&gt;=5; [$data.$C372]&lt;10); [$data.$B372]; &quot;&quot; )">
            <text:p/>
          </table:table-cell>
          <table:table-cell table:formula="of:=IF([$data.$C372]&gt;=10; [$data.$B372]; &quot;&quot; )">
            <text:p/>
          </table:table-cell>
          <table:table-cell table:number-columns-repeated="10"/>
        </table:table-row>
        <table:table-row table:style-name="ro1">
          <table:table-cell table:formula="of:=IF([$data.$C373]&lt;1; [$data.$B373]; &quot;&quot; )">
            <text:p/>
          </table:table-cell>
          <table:table-cell table:formula="of:=IF(AND([$data.$C373]&gt;=1; [$data.$C373]&lt;5); [$data.$B373]; &quot;&quot; )" office:value-type="float" office:value="1.0615671641791" calcext:value-type="float">
            <text:p>1.0615671641791</text:p>
          </table:table-cell>
          <table:table-cell table:formula="of:=IF(AND([$data.$C373]&gt;=5; [$data.$C373]&lt;10); [$data.$B373]; &quot;&quot; )">
            <text:p/>
          </table:table-cell>
          <table:table-cell table:formula="of:=IF([$data.$C373]&gt;=10; [$data.$B373]; &quot;&quot; )">
            <text:p/>
          </table:table-cell>
          <table:table-cell table:number-columns-repeated="10"/>
        </table:table-row>
        <table:table-row table:style-name="ro1">
          <table:table-cell table:formula="of:=IF([$data.$C374]&lt;1; [$data.$B374]; &quot;&quot; )">
            <text:p/>
          </table:table-cell>
          <table:table-cell table:formula="of:=IF(AND([$data.$C374]&gt;=1; [$data.$C374]&lt;5); [$data.$B374]; &quot;&quot; )" office:value-type="float" office:value="0.990074441687345" calcext:value-type="float">
            <text:p>0.990074441687345</text:p>
          </table:table-cell>
          <table:table-cell table:formula="of:=IF(AND([$data.$C374]&gt;=5; [$data.$C374]&lt;10); [$data.$B374]; &quot;&quot; )">
            <text:p/>
          </table:table-cell>
          <table:table-cell table:formula="of:=IF([$data.$C374]&gt;=10; [$data.$B374]; &quot;&quot; )">
            <text:p/>
          </table:table-cell>
          <table:table-cell table:number-columns-repeated="10"/>
        </table:table-row>
        <table:table-row table:style-name="ro1">
          <table:table-cell table:formula="of:=IF([$data.$C375]&lt;1; [$data.$B375]; &quot;&quot; )">
            <text:p/>
          </table:table-cell>
          <table:table-cell table:formula="of:=IF(AND([$data.$C375]&gt;=1; [$data.$C375]&lt;5); [$data.$B375]; &quot;&quot; )" office:value-type="float" office:value="0.881998277347114" calcext:value-type="float">
            <text:p>0.881998277347114</text:p>
          </table:table-cell>
          <table:table-cell table:formula="of:=IF(AND([$data.$C375]&gt;=5; [$data.$C375]&lt;10); [$data.$B375]; &quot;&quot; )">
            <text:p/>
          </table:table-cell>
          <table:table-cell table:formula="of:=IF([$data.$C375]&gt;=10; [$data.$B375]; &quot;&quot; )">
            <text:p/>
          </table:table-cell>
          <table:table-cell table:number-columns-repeated="10"/>
        </table:table-row>
        <table:table-row table:style-name="ro1">
          <table:table-cell table:formula="of:=IF([$data.$C376]&lt;1; [$data.$B376]; &quot;&quot; )">
            <text:p/>
          </table:table-cell>
          <table:table-cell table:formula="of:=IF(AND([$data.$C376]&gt;=1; [$data.$C376]&lt;5); [$data.$B376]; &quot;&quot; )" office:value-type="float" office:value="1.43234042553192" calcext:value-type="float">
            <text:p>1.43234042553192</text:p>
          </table:table-cell>
          <table:table-cell table:formula="of:=IF(AND([$data.$C376]&gt;=5; [$data.$C376]&lt;10); [$data.$B376]; &quot;&quot; )">
            <text:p/>
          </table:table-cell>
          <table:table-cell table:formula="of:=IF([$data.$C376]&gt;=10; [$data.$B376]; &quot;&quot; )">
            <text:p/>
          </table:table-cell>
          <table:table-cell table:number-columns-repeated="10"/>
        </table:table-row>
        <table:table-row table:style-name="ro1">
          <table:table-cell table:formula="of:=IF([$data.$C377]&lt;1; [$data.$B377]; &quot;&quot; )">
            <text:p/>
          </table:table-cell>
          <table:table-cell table:formula="of:=IF(AND([$data.$C377]&gt;=1; [$data.$C377]&lt;5); [$data.$B377]; &quot;&quot; )" office:value-type="float" office:value="1.02141057934509" calcext:value-type="float">
            <text:p>1.02141057934509</text:p>
          </table:table-cell>
          <table:table-cell table:formula="of:=IF(AND([$data.$C377]&gt;=5; [$data.$C377]&lt;10); [$data.$B377]; &quot;&quot; )">
            <text:p/>
          </table:table-cell>
          <table:table-cell table:formula="of:=IF([$data.$C377]&gt;=10; [$data.$B377]; &quot;&quot; )">
            <text:p/>
          </table:table-cell>
          <table:table-cell table:number-columns-repeated="10"/>
        </table:table-row>
        <table:table-row table:style-name="ro1">
          <table:table-cell table:formula="of:=IF([$data.$C378]&lt;1; [$data.$B378]; &quot;&quot; )">
            <text:p/>
          </table:table-cell>
          <table:table-cell table:formula="of:=IF(AND([$data.$C378]&gt;=1; [$data.$C378]&lt;5); [$data.$B378]; &quot;&quot; )" office:value-type="float" office:value="0.989088575096277" calcext:value-type="float">
            <text:p>0.989088575096277</text:p>
          </table:table-cell>
          <table:table-cell table:formula="of:=IF(AND([$data.$C378]&gt;=5; [$data.$C378]&lt;10); [$data.$B378]; &quot;&quot; )">
            <text:p/>
          </table:table-cell>
          <table:table-cell table:formula="of:=IF([$data.$C378]&gt;=10; [$data.$B378]; &quot;&quot; )">
            <text:p/>
          </table:table-cell>
          <table:table-cell table:number-columns-repeated="10"/>
        </table:table-row>
        <table:table-row table:style-name="ro1">
          <table:table-cell table:formula="of:=IF([$data.$C379]&lt;1; [$data.$B379]; &quot;&quot; )">
            <text:p/>
          </table:table-cell>
          <table:table-cell table:formula="of:=IF(AND([$data.$C379]&gt;=1; [$data.$C379]&lt;5); [$data.$B379]; &quot;&quot; )" office:value-type="float" office:value="1.06005509641873" calcext:value-type="float">
            <text:p>1.06005509641873</text:p>
          </table:table-cell>
          <table:table-cell table:formula="of:=IF(AND([$data.$C379]&gt;=5; [$data.$C379]&lt;10); [$data.$B379]; &quot;&quot; )">
            <text:p/>
          </table:table-cell>
          <table:table-cell table:formula="of:=IF([$data.$C379]&gt;=10; [$data.$B379]; &quot;&quot; )">
            <text:p/>
          </table:table-cell>
          <table:table-cell table:number-columns-repeated="10"/>
        </table:table-row>
        <table:table-row table:style-name="ro1">
          <table:table-cell table:formula="of:=IF([$data.$C380]&lt;1; [$data.$B380]; &quot;&quot; )">
            <text:p/>
          </table:table-cell>
          <table:table-cell table:formula="of:=IF(AND([$data.$C380]&gt;=1; [$data.$C380]&lt;5); [$data.$B380]; &quot;&quot; )" office:value-type="float" office:value="1.02469917669411" calcext:value-type="float">
            <text:p>1.02469917669411</text:p>
          </table:table-cell>
          <table:table-cell table:formula="of:=IF(AND([$data.$C380]&gt;=5; [$data.$C380]&lt;10); [$data.$B380]; &quot;&quot; )">
            <text:p/>
          </table:table-cell>
          <table:table-cell table:formula="of:=IF([$data.$C380]&gt;=10; [$data.$B380]; &quot;&quot; )">
            <text:p/>
          </table:table-cell>
          <table:table-cell table:number-columns-repeated="10"/>
        </table:table-row>
        <table:table-row table:style-name="ro1">
          <table:table-cell table:formula="of:=IF([$data.$C381]&lt;1; [$data.$B381]; &quot;&quot; )">
            <text:p/>
          </table:table-cell>
          <table:table-cell table:formula="of:=IF(AND([$data.$C381]&gt;=1; [$data.$C381]&lt;5); [$data.$B381]; &quot;&quot; )" office:value-type="float" office:value="1.31259370314843" calcext:value-type="float">
            <text:p>1.31259370314843</text:p>
          </table:table-cell>
          <table:table-cell table:formula="of:=IF(AND([$data.$C381]&gt;=5; [$data.$C381]&lt;10); [$data.$B381]; &quot;&quot; )">
            <text:p/>
          </table:table-cell>
          <table:table-cell table:formula="of:=IF([$data.$C381]&gt;=10; [$data.$B381]; &quot;&quot; )">
            <text:p/>
          </table:table-cell>
          <table:table-cell table:number-columns-repeated="10"/>
        </table:table-row>
        <table:table-row table:style-name="ro1">
          <table:table-cell table:formula="of:=IF([$data.$C382]&lt;1; [$data.$B382]; &quot;&quot; )">
            <text:p/>
          </table:table-cell>
          <table:table-cell table:formula="of:=IF(AND([$data.$C382]&gt;=1; [$data.$C382]&lt;5); [$data.$B382]; &quot;&quot; )" office:value-type="float" office:value="0.957836456558774" calcext:value-type="float">
            <text:p>0.957836456558774</text:p>
          </table:table-cell>
          <table:table-cell table:formula="of:=IF(AND([$data.$C382]&gt;=5; [$data.$C382]&lt;10); [$data.$B382]; &quot;&quot; )">
            <text:p/>
          </table:table-cell>
          <table:table-cell table:formula="of:=IF([$data.$C382]&gt;=10; [$data.$B382]; &quot;&quot; )">
            <text:p/>
          </table:table-cell>
          <table:table-cell table:number-columns-repeated="10"/>
        </table:table-row>
        <table:table-row table:style-name="ro1">
          <table:table-cell table:formula="of:=IF([$data.$C383]&lt;1; [$data.$B383]; &quot;&quot; )">
            <text:p/>
          </table:table-cell>
          <table:table-cell table:formula="of:=IF(AND([$data.$C383]&gt;=1; [$data.$C383]&lt;5); [$data.$B383]; &quot;&quot; )" office:value-type="float" office:value="1.28034188034188" calcext:value-type="float">
            <text:p>1.28034188034188</text:p>
          </table:table-cell>
          <table:table-cell table:formula="of:=IF(AND([$data.$C383]&gt;=5; [$data.$C383]&lt;10); [$data.$B383]; &quot;&quot; )">
            <text:p/>
          </table:table-cell>
          <table:table-cell table:formula="of:=IF([$data.$C383]&gt;=10; [$data.$B383]; &quot;&quot; )">
            <text:p/>
          </table:table-cell>
          <table:table-cell table:number-columns-repeated="10"/>
        </table:table-row>
        <table:table-row table:style-name="ro1">
          <table:table-cell table:formula="of:=IF([$data.$C384]&lt;1; [$data.$B384]; &quot;&quot; )">
            <text:p/>
          </table:table-cell>
          <table:table-cell table:formula="of:=IF(AND([$data.$C384]&gt;=1; [$data.$C384]&lt;5); [$data.$B384]; &quot;&quot; )" office:value-type="float" office:value="1.37383845604003" calcext:value-type="float">
            <text:p>1.37383845604003</text:p>
          </table:table-cell>
          <table:table-cell table:formula="of:=IF(AND([$data.$C384]&gt;=5; [$data.$C384]&lt;10); [$data.$B384]; &quot;&quot; )">
            <text:p/>
          </table:table-cell>
          <table:table-cell table:formula="of:=IF([$data.$C384]&gt;=10; [$data.$B384]; &quot;&quot; )">
            <text:p/>
          </table:table-cell>
          <table:table-cell table:number-columns-repeated="10"/>
        </table:table-row>
        <table:table-row table:style-name="ro1">
          <table:table-cell table:formula="of:=IF([$data.$C385]&lt;1; [$data.$B385]; &quot;&quot; )">
            <text:p/>
          </table:table-cell>
          <table:table-cell table:formula="of:=IF(AND([$data.$C385]&gt;=1; [$data.$C385]&lt;5); [$data.$B385]; &quot;&quot; )" office:value-type="float" office:value="1.43114635904831" calcext:value-type="float">
            <text:p>1.43114635904831</text:p>
          </table:table-cell>
          <table:table-cell table:formula="of:=IF(AND([$data.$C385]&gt;=5; [$data.$C385]&lt;10); [$data.$B385]; &quot;&quot; )">
            <text:p/>
          </table:table-cell>
          <table:table-cell table:formula="of:=IF([$data.$C385]&gt;=10; [$data.$B385]; &quot;&quot; )">
            <text:p/>
          </table:table-cell>
          <table:table-cell table:number-columns-repeated="10"/>
        </table:table-row>
        <table:table-row table:style-name="ro1">
          <table:table-cell table:formula="of:=IF([$data.$C386]&lt;1; [$data.$B386]; &quot;&quot; )">
            <text:p/>
          </table:table-cell>
          <table:table-cell table:formula="of:=IF(AND([$data.$C386]&gt;=1; [$data.$C386]&lt;5); [$data.$B386]; &quot;&quot; )" office:value-type="float" office:value="1.48006932409012" calcext:value-type="float">
            <text:p>1.48006932409012</text:p>
          </table:table-cell>
          <table:table-cell table:formula="of:=IF(AND([$data.$C386]&gt;=5; [$data.$C386]&lt;10); [$data.$B386]; &quot;&quot; )">
            <text:p/>
          </table:table-cell>
          <table:table-cell table:formula="of:=IF([$data.$C386]&gt;=10; [$data.$B386]; &quot;&quot; )">
            <text:p/>
          </table:table-cell>
          <table:table-cell table:number-columns-repeated="10"/>
        </table:table-row>
        <table:table-row table:style-name="ro1">
          <table:table-cell table:formula="of:=IF([$data.$C387]&lt;1; [$data.$B387]; &quot;&quot; )">
            <text:p/>
          </table:table-cell>
          <table:table-cell table:formula="of:=IF(AND([$data.$C387]&gt;=1; [$data.$C387]&lt;5); [$data.$B387]; &quot;&quot; )" office:value-type="float" office:value="1.28571428571429" calcext:value-type="float">
            <text:p>1.28571428571429</text:p>
          </table:table-cell>
          <table:table-cell table:formula="of:=IF(AND([$data.$C387]&gt;=5; [$data.$C387]&lt;10); [$data.$B387]; &quot;&quot; )">
            <text:p/>
          </table:table-cell>
          <table:table-cell table:formula="of:=IF([$data.$C387]&gt;=10; [$data.$B387]; &quot;&quot; )">
            <text:p/>
          </table:table-cell>
          <table:table-cell table:number-columns-repeated="10"/>
        </table:table-row>
        <table:table-row table:style-name="ro1">
          <table:table-cell table:formula="of:=IF([$data.$C388]&lt;1; [$data.$B388]; &quot;&quot; )">
            <text:p/>
          </table:table-cell>
          <table:table-cell table:formula="of:=IF(AND([$data.$C388]&gt;=1; [$data.$C388]&lt;5); [$data.$B388]; &quot;&quot; )" office:value-type="float" office:value="1.30769230769231" calcext:value-type="float">
            <text:p>1.30769230769231</text:p>
          </table:table-cell>
          <table:table-cell table:formula="of:=IF(AND([$data.$C388]&gt;=5; [$data.$C388]&lt;10); [$data.$B388]; &quot;&quot; )">
            <text:p/>
          </table:table-cell>
          <table:table-cell table:formula="of:=IF([$data.$C388]&gt;=10; [$data.$B388]; &quot;&quot; )">
            <text:p/>
          </table:table-cell>
          <table:table-cell table:number-columns-repeated="10"/>
        </table:table-row>
        <table:table-row table:style-name="ro1">
          <table:table-cell table:formula="of:=IF([$data.$C389]&lt;1; [$data.$B389]; &quot;&quot; )">
            <text:p/>
          </table:table-cell>
          <table:table-cell table:formula="of:=IF(AND([$data.$C389]&gt;=1; [$data.$C389]&lt;5); [$data.$B389]; &quot;&quot; )" office:value-type="float" office:value="1.45368171021378" calcext:value-type="float">
            <text:p>1.45368171021378</text:p>
          </table:table-cell>
          <table:table-cell table:formula="of:=IF(AND([$data.$C389]&gt;=5; [$data.$C389]&lt;10); [$data.$B389]; &quot;&quot; )">
            <text:p/>
          </table:table-cell>
          <table:table-cell table:formula="of:=IF([$data.$C389]&gt;=10; [$data.$B389]; &quot;&quot; )">
            <text:p/>
          </table:table-cell>
          <table:table-cell table:number-columns-repeated="10"/>
        </table:table-row>
        <table:table-row table:style-name="ro1">
          <table:table-cell table:formula="of:=IF([$data.$C390]&lt;1; [$data.$B390]; &quot;&quot; )">
            <text:p/>
          </table:table-cell>
          <table:table-cell table:formula="of:=IF(AND([$data.$C390]&gt;=1; [$data.$C390]&lt;5); [$data.$B390]; &quot;&quot; )" office:value-type="float" office:value="1.45139475908707" calcext:value-type="float">
            <text:p>1.45139475908707</text:p>
          </table:table-cell>
          <table:table-cell table:formula="of:=IF(AND([$data.$C390]&gt;=5; [$data.$C390]&lt;10); [$data.$B390]; &quot;&quot; )">
            <text:p/>
          </table:table-cell>
          <table:table-cell table:formula="of:=IF([$data.$C390]&gt;=10; [$data.$B390]; &quot;&quot; )">
            <text:p/>
          </table:table-cell>
          <table:table-cell table:number-columns-repeated="10"/>
        </table:table-row>
        <table:table-row table:style-name="ro1">
          <table:table-cell table:formula="of:=IF([$data.$C391]&lt;1; [$data.$B391]; &quot;&quot; )">
            <text:p/>
          </table:table-cell>
          <table:table-cell table:formula="of:=IF(AND([$data.$C391]&gt;=1; [$data.$C391]&lt;5); [$data.$B391]; &quot;&quot; )" office:value-type="float" office:value="1.28017621145374" calcext:value-type="float">
            <text:p>1.28017621145374</text:p>
          </table:table-cell>
          <table:table-cell table:formula="of:=IF(AND([$data.$C391]&gt;=5; [$data.$C391]&lt;10); [$data.$B391]; &quot;&quot; )">
            <text:p/>
          </table:table-cell>
          <table:table-cell table:formula="of:=IF([$data.$C391]&gt;=10; [$data.$B391]; &quot;&quot; )">
            <text:p/>
          </table:table-cell>
          <table:table-cell table:number-columns-repeated="10"/>
        </table:table-row>
        <table:table-row table:style-name="ro1">
          <table:table-cell table:formula="of:=IF([$data.$C392]&lt;1; [$data.$B392]; &quot;&quot; )">
            <text:p/>
          </table:table-cell>
          <table:table-cell table:formula="of:=IF(AND([$data.$C392]&gt;=1; [$data.$C392]&lt;5); [$data.$B392]; &quot;&quot; )" office:value-type="float" office:value="1.40245051837889" calcext:value-type="float">
            <text:p>1.40245051837889</text:p>
          </table:table-cell>
          <table:table-cell table:formula="of:=IF(AND([$data.$C392]&gt;=5; [$data.$C392]&lt;10); [$data.$B392]; &quot;&quot; )">
            <text:p/>
          </table:table-cell>
          <table:table-cell table:formula="of:=IF([$data.$C392]&gt;=10; [$data.$B392]; &quot;&quot; )">
            <text:p/>
          </table:table-cell>
          <table:table-cell table:number-columns-repeated="10"/>
        </table:table-row>
        <table:table-row table:style-name="ro1">
          <table:table-cell table:formula="of:=IF([$data.$C393]&lt;1; [$data.$B393]; &quot;&quot; )" office:value-type="float" office:value="1" calcext:value-type="float">
            <text:p>1</text:p>
          </table:table-cell>
          <table:table-cell table:formula="of:=IF(AND([$data.$C393]&gt;=1; [$data.$C393]&lt;5); [$data.$B393]; &quot;&quot; )">
            <text:p/>
          </table:table-cell>
          <table:table-cell table:formula="of:=IF(AND([$data.$C393]&gt;=5; [$data.$C393]&lt;10); [$data.$B393]; &quot;&quot; )">
            <text:p/>
          </table:table-cell>
          <table:table-cell table:formula="of:=IF([$data.$C393]&gt;=10; [$data.$B393]; &quot;&quot; )">
            <text:p/>
          </table:table-cell>
          <table:table-cell table:number-columns-repeated="10"/>
        </table:table-row>
        <table:table-row table:style-name="ro1">
          <table:table-cell table:formula="of:=IF([$data.$C394]&lt;1; [$data.$B394]; &quot;&quot; )">
            <text:p/>
          </table:table-cell>
          <table:table-cell table:formula="of:=IF(AND([$data.$C394]&gt;=1; [$data.$C394]&lt;5); [$data.$B394]; &quot;&quot; )" office:value-type="float" office:value="1.41710427606902" calcext:value-type="float">
            <text:p>1.41710427606902</text:p>
          </table:table-cell>
          <table:table-cell table:formula="of:=IF(AND([$data.$C394]&gt;=5; [$data.$C394]&lt;10); [$data.$B394]; &quot;&quot; )">
            <text:p/>
          </table:table-cell>
          <table:table-cell table:formula="of:=IF([$data.$C394]&gt;=10; [$data.$B394]; &quot;&quot; )">
            <text:p/>
          </table:table-cell>
          <table:table-cell table:number-columns-repeated="10"/>
        </table:table-row>
        <table:table-row table:style-name="ro1">
          <table:table-cell table:formula="of:=IF([$data.$C395]&lt;1; [$data.$B395]; &quot;&quot; )">
            <text:p/>
          </table:table-cell>
          <table:table-cell table:formula="of:=IF(AND([$data.$C395]&gt;=1; [$data.$C395]&lt;5); [$data.$B395]; &quot;&quot; )" office:value-type="float" office:value="1.32680320569902" calcext:value-type="float">
            <text:p>1.32680320569902</text:p>
          </table:table-cell>
          <table:table-cell table:formula="of:=IF(AND([$data.$C395]&gt;=5; [$data.$C395]&lt;10); [$data.$B395]; &quot;&quot; )">
            <text:p/>
          </table:table-cell>
          <table:table-cell table:formula="of:=IF([$data.$C395]&gt;=10; [$data.$B395]; &quot;&quot; )">
            <text:p/>
          </table:table-cell>
          <table:table-cell table:number-columns-repeated="10"/>
        </table:table-row>
        <table:table-row table:style-name="ro1">
          <table:table-cell table:formula="of:=IF([$data.$C396]&lt;1; [$data.$B396]; &quot;&quot; )">
            <text:p/>
          </table:table-cell>
          <table:table-cell table:formula="of:=IF(AND([$data.$C396]&gt;=1; [$data.$C396]&lt;5); [$data.$B396]; &quot;&quot; )" office:value-type="float" office:value="1.39964943032428" calcext:value-type="float">
            <text:p>1.39964943032428</text:p>
          </table:table-cell>
          <table:table-cell table:formula="of:=IF(AND([$data.$C396]&gt;=5; [$data.$C396]&lt;10); [$data.$B396]; &quot;&quot; )">
            <text:p/>
          </table:table-cell>
          <table:table-cell table:formula="of:=IF([$data.$C396]&gt;=10; [$data.$B396]; &quot;&quot; )">
            <text:p/>
          </table:table-cell>
          <table:table-cell table:number-columns-repeated="10"/>
        </table:table-row>
        <table:table-row table:style-name="ro1">
          <table:table-cell table:formula="of:=IF([$data.$C397]&lt;1; [$data.$B397]; &quot;&quot; )" office:value-type="float" office:value="0.833333333333333" calcext:value-type="float">
            <text:p>0.833333333333333</text:p>
          </table:table-cell>
          <table:table-cell table:formula="of:=IF(AND([$data.$C397]&gt;=1; [$data.$C397]&lt;5); [$data.$B397]; &quot;&quot; )">
            <text:p/>
          </table:table-cell>
          <table:table-cell table:formula="of:=IF(AND([$data.$C397]&gt;=5; [$data.$C397]&lt;10); [$data.$B397]; &quot;&quot; )">
            <text:p/>
          </table:table-cell>
          <table:table-cell table:formula="of:=IF([$data.$C397]&gt;=10; [$data.$B397]; &quot;&quot; )">
            <text:p/>
          </table:table-cell>
          <table:table-cell table:number-columns-repeated="10"/>
        </table:table-row>
        <table:table-row table:style-name="ro1">
          <table:table-cell table:formula="of:=IF([$data.$C398]&lt;1; [$data.$B398]; &quot;&quot; )">
            <text:p/>
          </table:table-cell>
          <table:table-cell table:formula="of:=IF(AND([$data.$C398]&gt;=1; [$data.$C398]&lt;5); [$data.$B398]; &quot;&quot; )" office:value-type="float" office:value="1.27792672028597" calcext:value-type="float">
            <text:p>1.27792672028597</text:p>
          </table:table-cell>
          <table:table-cell table:formula="of:=IF(AND([$data.$C398]&gt;=5; [$data.$C398]&lt;10); [$data.$B398]; &quot;&quot; )">
            <text:p/>
          </table:table-cell>
          <table:table-cell table:formula="of:=IF([$data.$C398]&gt;=10; [$data.$B398]; &quot;&quot; )">
            <text:p/>
          </table:table-cell>
          <table:table-cell table:number-columns-repeated="10"/>
        </table:table-row>
        <table:table-row table:style-name="ro1">
          <table:table-cell table:formula="of:=IF([$data.$C399]&lt;1; [$data.$B399]; &quot;&quot; )">
            <text:p/>
          </table:table-cell>
          <table:table-cell table:formula="of:=IF(AND([$data.$C399]&gt;=1; [$data.$C399]&lt;5); [$data.$B399]; &quot;&quot; )" office:value-type="float" office:value="1.36456400742115" calcext:value-type="float">
            <text:p>1.36456400742115</text:p>
          </table:table-cell>
          <table:table-cell table:formula="of:=IF(AND([$data.$C399]&gt;=5; [$data.$C399]&lt;10); [$data.$B399]; &quot;&quot; )">
            <text:p/>
          </table:table-cell>
          <table:table-cell table:formula="of:=IF([$data.$C399]&gt;=10; [$data.$B399]; &quot;&quot; )">
            <text:p/>
          </table:table-cell>
          <table:table-cell table:number-columns-repeated="10"/>
        </table:table-row>
        <table:table-row table:style-name="ro1">
          <table:table-cell table:formula="of:=IF([$data.$C400]&lt;1; [$data.$B400]; &quot;&quot; )">
            <text:p/>
          </table:table-cell>
          <table:table-cell table:formula="of:=IF(AND([$data.$C400]&gt;=1; [$data.$C400]&lt;5); [$data.$B400]; &quot;&quot; )" office:value-type="float" office:value="1.26410026857654" calcext:value-type="float">
            <text:p>1.26410026857654</text:p>
          </table:table-cell>
          <table:table-cell table:formula="of:=IF(AND([$data.$C400]&gt;=5; [$data.$C400]&lt;10); [$data.$B400]; &quot;&quot; )">
            <text:p/>
          </table:table-cell>
          <table:table-cell table:formula="of:=IF([$data.$C400]&gt;=10; [$data.$B400]; &quot;&quot; )">
            <text:p/>
          </table:table-cell>
          <table:table-cell table:number-columns-repeated="10"/>
        </table:table-row>
        <table:table-row table:style-name="ro1">
          <table:table-cell table:formula="of:=IF([$data.$C401]&lt;1; [$data.$B401]; &quot;&quot; )">
            <text:p/>
          </table:table-cell>
          <table:table-cell table:formula="of:=IF(AND([$data.$C401]&gt;=1; [$data.$C401]&lt;5); [$data.$B401]; &quot;&quot; )" office:value-type="float" office:value="1.41583257506824" calcext:value-type="float">
            <text:p>1.41583257506824</text:p>
          </table:table-cell>
          <table:table-cell table:formula="of:=IF(AND([$data.$C401]&gt;=5; [$data.$C401]&lt;10); [$data.$B401]; &quot;&quot; )">
            <text:p/>
          </table:table-cell>
          <table:table-cell table:formula="of:=IF([$data.$C401]&gt;=10; [$data.$B401]; &quot;&quot; )">
            <text:p/>
          </table:table-cell>
          <table:table-cell table:number-columns-repeated="10"/>
        </table:table-row>
        <table:table-row table:style-name="ro1">
          <table:table-cell table:formula="of:=IF([$data.$C402]&lt;1; [$data.$B402]; &quot;&quot; )" office:value-type="float" office:value="1.2" calcext:value-type="float">
            <text:p>1.2</text:p>
          </table:table-cell>
          <table:table-cell table:formula="of:=IF(AND([$data.$C402]&gt;=1; [$data.$C402]&lt;5); [$data.$B402]; &quot;&quot; )">
            <text:p/>
          </table:table-cell>
          <table:table-cell table:formula="of:=IF(AND([$data.$C402]&gt;=5; [$data.$C402]&lt;10); [$data.$B402]; &quot;&quot; )">
            <text:p/>
          </table:table-cell>
          <table:table-cell table:formula="of:=IF([$data.$C402]&gt;=10; [$data.$B402]; &quot;&quot; )">
            <text:p/>
          </table:table-cell>
          <table:table-cell table:number-columns-repeated="10"/>
        </table:table-row>
        <table:table-row table:style-name="ro1">
          <table:table-cell table:formula="of:=IF([$data.$C403]&lt;1; [$data.$B403]; &quot;&quot; )">
            <text:p/>
          </table:table-cell>
          <table:table-cell table:formula="of:=IF(AND([$data.$C403]&gt;=1; [$data.$C403]&lt;5); [$data.$B403]; &quot;&quot; )" office:value-type="float" office:value="1.3056325023084" calcext:value-type="float">
            <text:p>1.3056325023084</text:p>
          </table:table-cell>
          <table:table-cell table:formula="of:=IF(AND([$data.$C403]&gt;=5; [$data.$C403]&lt;10); [$data.$B403]; &quot;&quot; )">
            <text:p/>
          </table:table-cell>
          <table:table-cell table:formula="of:=IF([$data.$C403]&gt;=10; [$data.$B403]; &quot;&quot; )">
            <text:p/>
          </table:table-cell>
          <table:table-cell table:number-columns-repeated="10"/>
        </table:table-row>
        <table:table-row table:style-name="ro1">
          <table:table-cell table:formula="of:=IF([$data.$C404]&lt;1; [$data.$B404]; &quot;&quot; )">
            <text:p/>
          </table:table-cell>
          <table:table-cell table:formula="of:=IF(AND([$data.$C404]&gt;=1; [$data.$C404]&lt;5); [$data.$B404]; &quot;&quot; )" office:value-type="float" office:value="1.34348561759729" calcext:value-type="float">
            <text:p>1.34348561759729</text:p>
          </table:table-cell>
          <table:table-cell table:formula="of:=IF(AND([$data.$C404]&gt;=5; [$data.$C404]&lt;10); [$data.$B404]; &quot;&quot; )">
            <text:p/>
          </table:table-cell>
          <table:table-cell table:formula="of:=IF([$data.$C404]&gt;=10; [$data.$B404]; &quot;&quot; )">
            <text:p/>
          </table:table-cell>
          <table:table-cell table:number-columns-repeated="10"/>
        </table:table-row>
        <table:table-row table:style-name="ro1">
          <table:table-cell table:formula="of:=IF([$data.$C405]&lt;1; [$data.$B405]; &quot;&quot; )">
            <text:p/>
          </table:table-cell>
          <table:table-cell table:formula="of:=IF(AND([$data.$C405]&gt;=1; [$data.$C405]&lt;5); [$data.$B405]; &quot;&quot; )" office:value-type="float" office:value="1.35091743119266" calcext:value-type="float">
            <text:p>1.35091743119266</text:p>
          </table:table-cell>
          <table:table-cell table:formula="of:=IF(AND([$data.$C405]&gt;=5; [$data.$C405]&lt;10); [$data.$B405]; &quot;&quot; )">
            <text:p/>
          </table:table-cell>
          <table:table-cell table:formula="of:=IF([$data.$C405]&gt;=10; [$data.$B405]; &quot;&quot; )">
            <text:p/>
          </table:table-cell>
          <table:table-cell table:number-columns-repeated="10"/>
        </table:table-row>
        <table:table-row table:style-name="ro1">
          <table:table-cell table:formula="of:=IF([$data.$C406]&lt;1; [$data.$B406]; &quot;&quot; )" office:value-type="float" office:value="1" calcext:value-type="float">
            <text:p>1</text:p>
          </table:table-cell>
          <table:table-cell table:formula="of:=IF(AND([$data.$C406]&gt;=1; [$data.$C406]&lt;5); [$data.$B406]; &quot;&quot; )">
            <text:p/>
          </table:table-cell>
          <table:table-cell table:formula="of:=IF(AND([$data.$C406]&gt;=5; [$data.$C406]&lt;10); [$data.$B406]; &quot;&quot; )">
            <text:p/>
          </table:table-cell>
          <table:table-cell table:formula="of:=IF([$data.$C406]&gt;=10; [$data.$B406]; &quot;&quot; )">
            <text:p/>
          </table:table-cell>
          <table:table-cell table:number-columns-repeated="10"/>
        </table:table-row>
        <table:table-row table:style-name="ro1">
          <table:table-cell table:formula="of:=IF([$data.$C407]&lt;1; [$data.$B407]; &quot;&quot; )">
            <text:p/>
          </table:table-cell>
          <table:table-cell table:formula="of:=IF(AND([$data.$C407]&gt;=1; [$data.$C407]&lt;5); [$data.$B407]; &quot;&quot; )" office:value-type="float" office:value="0.994666666666667" calcext:value-type="float">
            <text:p>0.994666666666667</text:p>
          </table:table-cell>
          <table:table-cell table:formula="of:=IF(AND([$data.$C407]&gt;=5; [$data.$C407]&lt;10); [$data.$B407]; &quot;&quot; )">
            <text:p/>
          </table:table-cell>
          <table:table-cell table:formula="of:=IF([$data.$C407]&gt;=10; [$data.$B407]; &quot;&quot; )">
            <text:p/>
          </table:table-cell>
          <table:table-cell table:number-columns-repeated="10"/>
        </table:table-row>
        <table:table-row table:style-name="ro1">
          <table:table-cell table:formula="of:=IF([$data.$C408]&lt;1; [$data.$B408]; &quot;&quot; )">
            <text:p/>
          </table:table-cell>
          <table:table-cell table:formula="of:=IF(AND([$data.$C408]&gt;=1; [$data.$C408]&lt;5); [$data.$B408]; &quot;&quot; )" office:value-type="float" office:value="1.17029862792575" calcext:value-type="float">
            <text:p>1.17029862792575</text:p>
          </table:table-cell>
          <table:table-cell table:formula="of:=IF(AND([$data.$C408]&gt;=5; [$data.$C408]&lt;10); [$data.$B408]; &quot;&quot; )">
            <text:p/>
          </table:table-cell>
          <table:table-cell table:formula="of:=IF([$data.$C408]&gt;=10; [$data.$B408]; &quot;&quot; )">
            <text:p/>
          </table:table-cell>
          <table:table-cell table:number-columns-repeated="10"/>
        </table:table-row>
        <table:table-row table:style-name="ro1">
          <table:table-cell table:formula="of:=IF([$data.$C409]&lt;1; [$data.$B409]; &quot;&quot; )" office:value-type="float" office:value="1" calcext:value-type="float">
            <text:p>1</text:p>
          </table:table-cell>
          <table:table-cell table:formula="of:=IF(AND([$data.$C409]&gt;=1; [$data.$C409]&lt;5); [$data.$B409]; &quot;&quot; )">
            <text:p/>
          </table:table-cell>
          <table:table-cell table:formula="of:=IF(AND([$data.$C409]&gt;=5; [$data.$C409]&lt;10); [$data.$B409]; &quot;&quot; )">
            <text:p/>
          </table:table-cell>
          <table:table-cell table:formula="of:=IF([$data.$C409]&gt;=10; [$data.$B409]; &quot;&quot; )">
            <text:p/>
          </table:table-cell>
          <table:table-cell table:number-columns-repeated="10"/>
        </table:table-row>
        <table:table-row table:style-name="ro1">
          <table:table-cell table:formula="of:=IF([$data.$C410]&lt;1; [$data.$B410]; &quot;&quot; )" office:value-type="float" office:value="1" calcext:value-type="float">
            <text:p>1</text:p>
          </table:table-cell>
          <table:table-cell table:formula="of:=IF(AND([$data.$C410]&gt;=1; [$data.$C410]&lt;5); [$data.$B410]; &quot;&quot; )">
            <text:p/>
          </table:table-cell>
          <table:table-cell table:formula="of:=IF(AND([$data.$C410]&gt;=5; [$data.$C410]&lt;10); [$data.$B410]; &quot;&quot; )">
            <text:p/>
          </table:table-cell>
          <table:table-cell table:formula="of:=IF([$data.$C410]&gt;=10; [$data.$B410]; &quot;&quot; )">
            <text:p/>
          </table:table-cell>
          <table:table-cell table:number-columns-repeated="10"/>
        </table:table-row>
        <table:table-row table:style-name="ro1">
          <table:table-cell table:formula="of:=IF([$data.$C411]&lt;1; [$data.$B411]; &quot;&quot; )">
            <text:p/>
          </table:table-cell>
          <table:table-cell table:formula="of:=IF(AND([$data.$C411]&gt;=1; [$data.$C411]&lt;5); [$data.$B411]; &quot;&quot; )" office:value-type="float" office:value="1.40872662511131" calcext:value-type="float">
            <text:p>1.40872662511131</text:p>
          </table:table-cell>
          <table:table-cell table:formula="of:=IF(AND([$data.$C411]&gt;=5; [$data.$C411]&lt;10); [$data.$B411]; &quot;&quot; )">
            <text:p/>
          </table:table-cell>
          <table:table-cell table:formula="of:=IF([$data.$C411]&gt;=10; [$data.$B411]; &quot;&quot; )">
            <text:p/>
          </table:table-cell>
          <table:table-cell table:number-columns-repeated="10"/>
        </table:table-row>
        <table:table-row table:style-name="ro1">
          <table:table-cell table:formula="of:=IF([$data.$C412]&lt;1; [$data.$B412]; &quot;&quot; )">
            <text:p/>
          </table:table-cell>
          <table:table-cell table:formula="of:=IF(AND([$data.$C412]&gt;=1; [$data.$C412]&lt;5); [$data.$B412]; &quot;&quot; )" office:value-type="float" office:value="1.27140255009107" calcext:value-type="float">
            <text:p>1.27140255009107</text:p>
          </table:table-cell>
          <table:table-cell table:formula="of:=IF(AND([$data.$C412]&gt;=5; [$data.$C412]&lt;10); [$data.$B412]; &quot;&quot; )">
            <text:p/>
          </table:table-cell>
          <table:table-cell table:formula="of:=IF([$data.$C412]&gt;=10; [$data.$B412]; &quot;&quot; )">
            <text:p/>
          </table:table-cell>
          <table:table-cell table:number-columns-repeated="10"/>
        </table:table-row>
        <table:table-row table:style-name="ro1">
          <table:table-cell table:formula="of:=IF([$data.$C413]&lt;1; [$data.$B413]; &quot;&quot; )">
            <text:p/>
          </table:table-cell>
          <table:table-cell table:formula="of:=IF(AND([$data.$C413]&gt;=1; [$data.$C413]&lt;5); [$data.$B413]; &quot;&quot; )" office:value-type="float" office:value="1.15180722891566" calcext:value-type="float">
            <text:p>1.15180722891566</text:p>
          </table:table-cell>
          <table:table-cell table:formula="of:=IF(AND([$data.$C413]&gt;=5; [$data.$C413]&lt;10); [$data.$B413]; &quot;&quot; )">
            <text:p/>
          </table:table-cell>
          <table:table-cell table:formula="of:=IF([$data.$C413]&gt;=10; [$data.$B413]; &quot;&quot; )">
            <text:p/>
          </table:table-cell>
          <table:table-cell table:number-columns-repeated="10"/>
        </table:table-row>
        <table:table-row table:style-name="ro1">
          <table:table-cell table:formula="of:=IF([$data.$C414]&lt;1; [$data.$B414]; &quot;&quot; )" office:value-type="float" office:value="1" calcext:value-type="float">
            <text:p>1</text:p>
          </table:table-cell>
          <table:table-cell table:formula="of:=IF(AND([$data.$C414]&gt;=1; [$data.$C414]&lt;5); [$data.$B414]; &quot;&quot; )">
            <text:p/>
          </table:table-cell>
          <table:table-cell table:formula="of:=IF(AND([$data.$C414]&gt;=5; [$data.$C414]&lt;10); [$data.$B414]; &quot;&quot; )">
            <text:p/>
          </table:table-cell>
          <table:table-cell table:formula="of:=IF([$data.$C414]&gt;=10; [$data.$B414]; &quot;&quot; )">
            <text:p/>
          </table:table-cell>
          <table:table-cell table:number-columns-repeated="10"/>
        </table:table-row>
        <table:table-row table:style-name="ro1">
          <table:table-cell table:formula="of:=IF([$data.$C415]&lt;1; [$data.$B415]; &quot;&quot; )">
            <text:p/>
          </table:table-cell>
          <table:table-cell table:formula="of:=IF(AND([$data.$C415]&gt;=1; [$data.$C415]&lt;5); [$data.$B415]; &quot;&quot; )" office:value-type="float" office:value="1.37613843351548" calcext:value-type="float">
            <text:p>1.37613843351548</text:p>
          </table:table-cell>
          <table:table-cell table:formula="of:=IF(AND([$data.$C415]&gt;=5; [$data.$C415]&lt;10); [$data.$B415]; &quot;&quot; )">
            <text:p/>
          </table:table-cell>
          <table:table-cell table:formula="of:=IF([$data.$C415]&gt;=10; [$data.$B415]; &quot;&quot; )">
            <text:p/>
          </table:table-cell>
          <table:table-cell table:number-columns-repeated="10"/>
        </table:table-row>
        <table:table-row table:style-name="ro1">
          <table:table-cell table:formula="of:=IF([$data.$C416]&lt;1; [$data.$B416]; &quot;&quot; )" office:value-type="float" office:value="1" calcext:value-type="float">
            <text:p>1</text:p>
          </table:table-cell>
          <table:table-cell table:formula="of:=IF(AND([$data.$C416]&gt;=1; [$data.$C416]&lt;5); [$data.$B416]; &quot;&quot; )">
            <text:p/>
          </table:table-cell>
          <table:table-cell table:formula="of:=IF(AND([$data.$C416]&gt;=5; [$data.$C416]&lt;10); [$data.$B416]; &quot;&quot; )">
            <text:p/>
          </table:table-cell>
          <table:table-cell table:formula="of:=IF([$data.$C416]&gt;=10; [$data.$B416]; &quot;&quot; )">
            <text:p/>
          </table:table-cell>
          <table:table-cell table:number-columns-repeated="10"/>
        </table:table-row>
        <table:table-row table:style-name="ro1">
          <table:table-cell table:formula="of:=IF([$data.$C417]&lt;1; [$data.$B417]; &quot;&quot; )" office:value-type="float" office:value="1" calcext:value-type="float">
            <text:p>1</text:p>
          </table:table-cell>
          <table:table-cell table:formula="of:=IF(AND([$data.$C417]&gt;=1; [$data.$C417]&lt;5); [$data.$B417]; &quot;&quot; )">
            <text:p/>
          </table:table-cell>
          <table:table-cell table:formula="of:=IF(AND([$data.$C417]&gt;=5; [$data.$C417]&lt;10); [$data.$B417]; &quot;&quot; )">
            <text:p/>
          </table:table-cell>
          <table:table-cell table:formula="of:=IF([$data.$C417]&gt;=10; [$data.$B417]; &quot;&quot; )">
            <text:p/>
          </table:table-cell>
          <table:table-cell table:number-columns-repeated="10"/>
        </table:table-row>
        <table:table-row table:style-name="ro1">
          <table:table-cell table:formula="of:=IF([$data.$C418]&lt;1; [$data.$B418]; &quot;&quot; )" office:value-type="float" office:value="0.909090909090909" calcext:value-type="float">
            <text:p>0.909090909090909</text:p>
          </table:table-cell>
          <table:table-cell table:formula="of:=IF(AND([$data.$C418]&gt;=1; [$data.$C418]&lt;5); [$data.$B418]; &quot;&quot; )">
            <text:p/>
          </table:table-cell>
          <table:table-cell table:formula="of:=IF(AND([$data.$C418]&gt;=5; [$data.$C418]&lt;10); [$data.$B418]; &quot;&quot; )">
            <text:p/>
          </table:table-cell>
          <table:table-cell table:formula="of:=IF([$data.$C418]&gt;=10; [$data.$B418]; &quot;&quot; )">
            <text:p/>
          </table:table-cell>
          <table:table-cell table:number-columns-repeated="10"/>
        </table:table-row>
        <table:table-row table:style-name="ro1">
          <table:table-cell table:formula="of:=IF([$data.$C419]&lt;1; [$data.$B419]; &quot;&quot; )" office:value-type="float" office:value="1" calcext:value-type="float">
            <text:p>1</text:p>
          </table:table-cell>
          <table:table-cell table:formula="of:=IF(AND([$data.$C419]&gt;=1; [$data.$C419]&lt;5); [$data.$B419]; &quot;&quot; )">
            <text:p/>
          </table:table-cell>
          <table:table-cell table:formula="of:=IF(AND([$data.$C419]&gt;=5; [$data.$C419]&lt;10); [$data.$B419]; &quot;&quot; )">
            <text:p/>
          </table:table-cell>
          <table:table-cell table:formula="of:=IF([$data.$C419]&gt;=10; [$data.$B419]; &quot;&quot; )">
            <text:p/>
          </table:table-cell>
          <table:table-cell table:number-columns-repeated="10"/>
        </table:table-row>
        <table:table-row table:style-name="ro1">
          <table:table-cell table:formula="of:=IF([$data.$C420]&lt;1; [$data.$B420]; &quot;&quot; )">
            <text:p/>
          </table:table-cell>
          <table:table-cell table:formula="of:=IF(AND([$data.$C420]&gt;=1; [$data.$C420]&lt;5); [$data.$B420]; &quot;&quot; )" office:value-type="float" office:value="1.30941704035874" calcext:value-type="float">
            <text:p>1.30941704035874</text:p>
          </table:table-cell>
          <table:table-cell table:formula="of:=IF(AND([$data.$C420]&gt;=5; [$data.$C420]&lt;10); [$data.$B420]; &quot;&quot; )">
            <text:p/>
          </table:table-cell>
          <table:table-cell table:formula="of:=IF([$data.$C420]&gt;=10; [$data.$B420]; &quot;&quot; )">
            <text:p/>
          </table:table-cell>
          <table:table-cell table:number-columns-repeated="10"/>
        </table:table-row>
        <table:table-row table:style-name="ro1">
          <table:table-cell table:formula="of:=IF([$data.$C421]&lt;1; [$data.$B421]; &quot;&quot; )">
            <text:p/>
          </table:table-cell>
          <table:table-cell table:formula="of:=IF(AND([$data.$C421]&gt;=1; [$data.$C421]&lt;5); [$data.$B421]; &quot;&quot; )" office:value-type="float" office:value="1.28172588832487" calcext:value-type="float">
            <text:p>1.28172588832487</text:p>
          </table:table-cell>
          <table:table-cell table:formula="of:=IF(AND([$data.$C421]&gt;=5; [$data.$C421]&lt;10); [$data.$B421]; &quot;&quot; )">
            <text:p/>
          </table:table-cell>
          <table:table-cell table:formula="of:=IF([$data.$C421]&gt;=10; [$data.$B421]; &quot;&quot; )">
            <text:p/>
          </table:table-cell>
          <table:table-cell table:number-columns-repeated="10"/>
        </table:table-row>
        <table:table-row table:style-name="ro1">
          <table:table-cell table:formula="of:=IF([$data.$C422]&lt;1; [$data.$B422]; &quot;&quot; )">
            <text:p/>
          </table:table-cell>
          <table:table-cell table:formula="of:=IF(AND([$data.$C422]&gt;=1; [$data.$C422]&lt;5); [$data.$B422]; &quot;&quot; )" office:value-type="float" office:value="1.33182640144665" calcext:value-type="float">
            <text:p>1.33182640144665</text:p>
          </table:table-cell>
          <table:table-cell table:formula="of:=IF(AND([$data.$C422]&gt;=5; [$data.$C422]&lt;10); [$data.$B422]; &quot;&quot; )">
            <text:p/>
          </table:table-cell>
          <table:table-cell table:formula="of:=IF([$data.$C422]&gt;=10; [$data.$B422]; &quot;&quot; )">
            <text:p/>
          </table:table-cell>
          <table:table-cell table:number-columns-repeated="10"/>
        </table:table-row>
        <table:table-row table:style-name="ro1">
          <table:table-cell table:formula="of:=IF([$data.$C423]&lt;1; [$data.$B423]; &quot;&quot; )" office:value-type="float" office:value="1" calcext:value-type="float">
            <text:p>1</text:p>
          </table:table-cell>
          <table:table-cell table:formula="of:=IF(AND([$data.$C423]&gt;=1; [$data.$C423]&lt;5); [$data.$B423]; &quot;&quot; )">
            <text:p/>
          </table:table-cell>
          <table:table-cell table:formula="of:=IF(AND([$data.$C423]&gt;=5; [$data.$C423]&lt;10); [$data.$B423]; &quot;&quot; )">
            <text:p/>
          </table:table-cell>
          <table:table-cell table:formula="of:=IF([$data.$C423]&gt;=10; [$data.$B423]; &quot;&quot; )">
            <text:p/>
          </table:table-cell>
          <table:table-cell table:number-columns-repeated="10"/>
        </table:table-row>
        <table:table-row table:style-name="ro1">
          <table:table-cell table:formula="of:=IF([$data.$C424]&lt;1; [$data.$B424]; &quot;&quot; )" office:value-type="float" office:value="1" calcext:value-type="float">
            <text:p>1</text:p>
          </table:table-cell>
          <table:table-cell table:formula="of:=IF(AND([$data.$C424]&gt;=1; [$data.$C424]&lt;5); [$data.$B424]; &quot;&quot; )">
            <text:p/>
          </table:table-cell>
          <table:table-cell table:formula="of:=IF(AND([$data.$C424]&gt;=5; [$data.$C424]&lt;10); [$data.$B424]; &quot;&quot; )">
            <text:p/>
          </table:table-cell>
          <table:table-cell table:formula="of:=IF([$data.$C424]&gt;=10; [$data.$B424]; &quot;&quot; )">
            <text:p/>
          </table:table-cell>
          <table:table-cell table:number-columns-repeated="10"/>
        </table:table-row>
        <table:table-row table:style-name="ro1">
          <table:table-cell table:formula="of:=IF([$data.$C425]&lt;1; [$data.$B425]; &quot;&quot; )">
            <text:p/>
          </table:table-cell>
          <table:table-cell table:formula="of:=IF(AND([$data.$C425]&gt;=1; [$data.$C425]&lt;5); [$data.$B425]; &quot;&quot; )" office:value-type="float" office:value="1.29393468118196" calcext:value-type="float">
            <text:p>1.29393468118196</text:p>
          </table:table-cell>
          <table:table-cell table:formula="of:=IF(AND([$data.$C425]&gt;=5; [$data.$C425]&lt;10); [$data.$B425]; &quot;&quot; )">
            <text:p/>
          </table:table-cell>
          <table:table-cell table:formula="of:=IF([$data.$C425]&gt;=10; [$data.$B425]; &quot;&quot; )">
            <text:p/>
          </table:table-cell>
          <table:table-cell table:number-columns-repeated="10"/>
        </table:table-row>
        <table:table-row table:style-name="ro1">
          <table:table-cell table:formula="of:=IF([$data.$C426]&lt;1; [$data.$B426]; &quot;&quot; )" office:value-type="float" office:value="0.833333333333333" calcext:value-type="float">
            <text:p>0.833333333333333</text:p>
          </table:table-cell>
          <table:table-cell table:formula="of:=IF(AND([$data.$C426]&gt;=1; [$data.$C426]&lt;5); [$data.$B426]; &quot;&quot; )">
            <text:p/>
          </table:table-cell>
          <table:table-cell table:formula="of:=IF(AND([$data.$C426]&gt;=5; [$data.$C426]&lt;10); [$data.$B426]; &quot;&quot; )">
            <text:p/>
          </table:table-cell>
          <table:table-cell table:formula="of:=IF([$data.$C426]&gt;=10; [$data.$B426]; &quot;&quot; )">
            <text:p/>
          </table:table-cell>
          <table:table-cell table:number-columns-repeated="10"/>
        </table:table-row>
        <table:table-row table:style-name="ro1">
          <table:table-cell table:formula="of:=IF([$data.$C427]&lt;1; [$data.$B427]; &quot;&quot; )" office:value-type="float" office:value="1" calcext:value-type="float">
            <text:p>1</text:p>
          </table:table-cell>
          <table:table-cell table:formula="of:=IF(AND([$data.$C427]&gt;=1; [$data.$C427]&lt;5); [$data.$B427]; &quot;&quot; )">
            <text:p/>
          </table:table-cell>
          <table:table-cell table:formula="of:=IF(AND([$data.$C427]&gt;=5; [$data.$C427]&lt;10); [$data.$B427]; &quot;&quot; )">
            <text:p/>
          </table:table-cell>
          <table:table-cell table:formula="of:=IF([$data.$C427]&gt;=10; [$data.$B427]; &quot;&quot; )">
            <text:p/>
          </table:table-cell>
          <table:table-cell table:number-columns-repeated="10"/>
        </table:table-row>
        <table:table-row table:style-name="ro1">
          <table:table-cell table:formula="of:=IF([$data.$C428]&lt;1; [$data.$B428]; &quot;&quot; )">
            <text:p/>
          </table:table-cell>
          <table:table-cell table:formula="of:=IF(AND([$data.$C428]&gt;=1; [$data.$C428]&lt;5); [$data.$B428]; &quot;&quot; )" office:value-type="float" office:value="1.32847275518035" calcext:value-type="float">
            <text:p>1.32847275518035</text:p>
          </table:table-cell>
          <table:table-cell table:formula="of:=IF(AND([$data.$C428]&gt;=5; [$data.$C428]&lt;10); [$data.$B428]; &quot;&quot; )">
            <text:p/>
          </table:table-cell>
          <table:table-cell table:formula="of:=IF([$data.$C428]&gt;=10; [$data.$B428]; &quot;&quot; )">
            <text:p/>
          </table:table-cell>
          <table:table-cell table:number-columns-repeated="10"/>
        </table:table-row>
        <table:table-row table:style-name="ro1">
          <table:table-cell table:formula="of:=IF([$data.$C429]&lt;1; [$data.$B429]; &quot;&quot; )" office:value-type="float" office:value="0.666666666666667" calcext:value-type="float">
            <text:p>0.666666666666667</text:p>
          </table:table-cell>
          <table:table-cell table:formula="of:=IF(AND([$data.$C429]&gt;=1; [$data.$C429]&lt;5); [$data.$B429]; &quot;&quot; )">
            <text:p/>
          </table:table-cell>
          <table:table-cell table:formula="of:=IF(AND([$data.$C429]&gt;=5; [$data.$C429]&lt;10); [$data.$B429]; &quot;&quot; )">
            <text:p/>
          </table:table-cell>
          <table:table-cell table:formula="of:=IF([$data.$C429]&gt;=10; [$data.$B429]; &quot;&quot; )">
            <text:p/>
          </table:table-cell>
          <table:table-cell table:number-columns-repeated="10"/>
        </table:table-row>
        <table:table-row table:style-name="ro1">
          <table:table-cell table:formula="of:=IF([$data.$C430]&lt;1; [$data.$B430]; &quot;&quot; )">
            <text:p/>
          </table:table-cell>
          <table:table-cell table:formula="of:=IF(AND([$data.$C430]&gt;=1; [$data.$C430]&lt;5); [$data.$B430]; &quot;&quot; )" office:value-type="float" office:value="1.3408273381295" calcext:value-type="float">
            <text:p>1.3408273381295</text:p>
          </table:table-cell>
          <table:table-cell table:formula="of:=IF(AND([$data.$C430]&gt;=5; [$data.$C430]&lt;10); [$data.$B430]; &quot;&quot; )">
            <text:p/>
          </table:table-cell>
          <table:table-cell table:formula="of:=IF([$data.$C430]&gt;=10; [$data.$B430]; &quot;&quot; )">
            <text:p/>
          </table:table-cell>
          <table:table-cell table:number-columns-repeated="10"/>
        </table:table-row>
        <table:table-row table:style-name="ro1">
          <table:table-cell table:formula="of:=IF([$data.$C431]&lt;1; [$data.$B431]; &quot;&quot; )" office:value-type="float" office:value="1" calcext:value-type="float">
            <text:p>1</text:p>
          </table:table-cell>
          <table:table-cell table:formula="of:=IF(AND([$data.$C431]&gt;=1; [$data.$C431]&lt;5); [$data.$B431]; &quot;&quot; )">
            <text:p/>
          </table:table-cell>
          <table:table-cell table:formula="of:=IF(AND([$data.$C431]&gt;=5; [$data.$C431]&lt;10); [$data.$B431]; &quot;&quot; )">
            <text:p/>
          </table:table-cell>
          <table:table-cell table:formula="of:=IF([$data.$C431]&gt;=10; [$data.$B431]; &quot;&quot; )">
            <text:p/>
          </table:table-cell>
          <table:table-cell table:number-columns-repeated="10"/>
        </table:table-row>
        <table:table-row table:style-name="ro1">
          <table:table-cell table:formula="of:=IF([$data.$C432]&lt;1; [$data.$B432]; &quot;&quot; )">
            <text:p/>
          </table:table-cell>
          <table:table-cell table:formula="of:=IF(AND([$data.$C432]&gt;=1; [$data.$C432]&lt;5); [$data.$B432]; &quot;&quot; )" office:value-type="float" office:value="1.00193174500966" calcext:value-type="float">
            <text:p>1.00193174500966</text:p>
          </table:table-cell>
          <table:table-cell table:formula="of:=IF(AND([$data.$C432]&gt;=5; [$data.$C432]&lt;10); [$data.$B432]; &quot;&quot; )">
            <text:p/>
          </table:table-cell>
          <table:table-cell table:formula="of:=IF([$data.$C432]&gt;=10; [$data.$B432]; &quot;&quot; )">
            <text:p/>
          </table:table-cell>
          <table:table-cell table:number-columns-repeated="10"/>
        </table:table-row>
        <table:table-row table:style-name="ro1">
          <table:table-cell table:formula="of:=IF([$data.$C433]&lt;1; [$data.$B433]; &quot;&quot; )">
            <text:p/>
          </table:table-cell>
          <table:table-cell table:formula="of:=IF(AND([$data.$C433]&gt;=1; [$data.$C433]&lt;5); [$data.$B433]; &quot;&quot; )" office:value-type="float" office:value="1.18503937007874" calcext:value-type="float">
            <text:p>1.18503937007874</text:p>
          </table:table-cell>
          <table:table-cell table:formula="of:=IF(AND([$data.$C433]&gt;=5; [$data.$C433]&lt;10); [$data.$B433]; &quot;&quot; )">
            <text:p/>
          </table:table-cell>
          <table:table-cell table:formula="of:=IF([$data.$C433]&gt;=10; [$data.$B433]; &quot;&quot; )">
            <text:p/>
          </table:table-cell>
          <table:table-cell table:number-columns-repeated="10"/>
        </table:table-row>
        <table:table-row table:style-name="ro1">
          <table:table-cell table:formula="of:=IF([$data.$C434]&lt;1; [$data.$B434]; &quot;&quot; )" office:value-type="float" office:value="1" calcext:value-type="float">
            <text:p>1</text:p>
          </table:table-cell>
          <table:table-cell table:formula="of:=IF(AND([$data.$C434]&gt;=1; [$data.$C434]&lt;5); [$data.$B434]; &quot;&quot; )">
            <text:p/>
          </table:table-cell>
          <table:table-cell table:formula="of:=IF(AND([$data.$C434]&gt;=5; [$data.$C434]&lt;10); [$data.$B434]; &quot;&quot; )">
            <text:p/>
          </table:table-cell>
          <table:table-cell table:formula="of:=IF([$data.$C434]&gt;=10; [$data.$B434]; &quot;&quot; )">
            <text:p/>
          </table:table-cell>
          <table:table-cell table:number-columns-repeated="10"/>
        </table:table-row>
        <table:table-row table:style-name="ro1">
          <table:table-cell table:formula="of:=IF([$data.$C435]&lt;1; [$data.$B435]; &quot;&quot; )">
            <text:p/>
          </table:table-cell>
          <table:table-cell table:formula="of:=IF(AND([$data.$C435]&gt;=1; [$data.$C435]&lt;5); [$data.$B435]; &quot;&quot; )" office:value-type="float" office:value="1.38863841298467" calcext:value-type="float">
            <text:p>1.38863841298467</text:p>
          </table:table-cell>
          <table:table-cell table:formula="of:=IF(AND([$data.$C435]&gt;=5; [$data.$C435]&lt;10); [$data.$B435]; &quot;&quot; )">
            <text:p/>
          </table:table-cell>
          <table:table-cell table:formula="of:=IF([$data.$C435]&gt;=10; [$data.$B435]; &quot;&quot; )">
            <text:p/>
          </table:table-cell>
          <table:table-cell table:number-columns-repeated="10"/>
        </table:table-row>
        <table:table-row table:style-name="ro1">
          <table:table-cell table:formula="of:=IF([$data.$C436]&lt;1; [$data.$B436]; &quot;&quot; )" office:value-type="float" office:value="2" calcext:value-type="float">
            <text:p>2</text:p>
          </table:table-cell>
          <table:table-cell table:formula="of:=IF(AND([$data.$C436]&gt;=1; [$data.$C436]&lt;5); [$data.$B436]; &quot;&quot; )">
            <text:p/>
          </table:table-cell>
          <table:table-cell table:formula="of:=IF(AND([$data.$C436]&gt;=5; [$data.$C436]&lt;10); [$data.$B436]; &quot;&quot; )">
            <text:p/>
          </table:table-cell>
          <table:table-cell table:formula="of:=IF([$data.$C436]&gt;=10; [$data.$B436]; &quot;&quot; )">
            <text:p/>
          </table:table-cell>
          <table:table-cell table:number-columns-repeated="10"/>
        </table:table-row>
        <table:table-row table:style-name="ro1">
          <table:table-cell table:formula="of:=IF([$data.$C437]&lt;1; [$data.$B437]; &quot;&quot; )" office:value-type="float" office:value="1" calcext:value-type="float">
            <text:p>1</text:p>
          </table:table-cell>
          <table:table-cell table:formula="of:=IF(AND([$data.$C437]&gt;=1; [$data.$C437]&lt;5); [$data.$B437]; &quot;&quot; )">
            <text:p/>
          </table:table-cell>
          <table:table-cell table:formula="of:=IF(AND([$data.$C437]&gt;=5; [$data.$C437]&lt;10); [$data.$B437]; &quot;&quot; )">
            <text:p/>
          </table:table-cell>
          <table:table-cell table:formula="of:=IF([$data.$C437]&gt;=10; [$data.$B437]; &quot;&quot; )">
            <text:p/>
          </table:table-cell>
          <table:table-cell table:number-columns-repeated="10"/>
        </table:table-row>
        <table:table-row table:style-name="ro1">
          <table:table-cell table:formula="of:=IF([$data.$C438]&lt;1; [$data.$B438]; &quot;&quot; )" office:value-type="float" office:value="1" calcext:value-type="float">
            <text:p>1</text:p>
          </table:table-cell>
          <table:table-cell table:formula="of:=IF(AND([$data.$C438]&gt;=1; [$data.$C438]&lt;5); [$data.$B438]; &quot;&quot; )">
            <text:p/>
          </table:table-cell>
          <table:table-cell table:formula="of:=IF(AND([$data.$C438]&gt;=5; [$data.$C438]&lt;10); [$data.$B438]; &quot;&quot; )">
            <text:p/>
          </table:table-cell>
          <table:table-cell table:formula="of:=IF([$data.$C438]&gt;=10; [$data.$B438]; &quot;&quot; )">
            <text:p/>
          </table:table-cell>
          <table:table-cell table:number-columns-repeated="10"/>
        </table:table-row>
        <table:table-row table:style-name="ro1">
          <table:table-cell table:formula="of:=IF([$data.$C439]&lt;1; [$data.$B439]; &quot;&quot; )">
            <text:p/>
          </table:table-cell>
          <table:table-cell table:formula="of:=IF(AND([$data.$C439]&gt;=1; [$data.$C439]&lt;5); [$data.$B439]; &quot;&quot; )" office:value-type="float" office:value="1.36018099547511" calcext:value-type="float">
            <text:p>1.36018099547511</text:p>
          </table:table-cell>
          <table:table-cell table:formula="of:=IF(AND([$data.$C439]&gt;=5; [$data.$C439]&lt;10); [$data.$B439]; &quot;&quot; )">
            <text:p/>
          </table:table-cell>
          <table:table-cell table:formula="of:=IF([$data.$C439]&gt;=10; [$data.$B439]; &quot;&quot; )">
            <text:p/>
          </table:table-cell>
          <table:table-cell table:number-columns-repeated="10"/>
        </table:table-row>
        <table:table-row table:style-name="ro1">
          <table:table-cell table:formula="of:=IF([$data.$C440]&lt;1; [$data.$B440]; &quot;&quot; )" office:value-type="float" office:value="0.833333333333333" calcext:value-type="float">
            <text:p>0.833333333333333</text:p>
          </table:table-cell>
          <table:table-cell table:formula="of:=IF(AND([$data.$C440]&gt;=1; [$data.$C440]&lt;5); [$data.$B440]; &quot;&quot; )">
            <text:p/>
          </table:table-cell>
          <table:table-cell table:formula="of:=IF(AND([$data.$C440]&gt;=5; [$data.$C440]&lt;10); [$data.$B440]; &quot;&quot; )">
            <text:p/>
          </table:table-cell>
          <table:table-cell table:formula="of:=IF([$data.$C440]&gt;=10; [$data.$B440]; &quot;&quot; )">
            <text:p/>
          </table:table-cell>
          <table:table-cell table:number-columns-repeated="10"/>
        </table:table-row>
        <table:table-row table:style-name="ro1">
          <table:table-cell table:formula="of:=IF([$data.$C441]&lt;1; [$data.$B441]; &quot;&quot; )" office:value-type="float" office:value="0.666666666666667" calcext:value-type="float">
            <text:p>0.666666666666667</text:p>
          </table:table-cell>
          <table:table-cell table:formula="of:=IF(AND([$data.$C441]&gt;=1; [$data.$C441]&lt;5); [$data.$B441]; &quot;&quot; )">
            <text:p/>
          </table:table-cell>
          <table:table-cell table:formula="of:=IF(AND([$data.$C441]&gt;=5; [$data.$C441]&lt;10); [$data.$B441]; &quot;&quot; )">
            <text:p/>
          </table:table-cell>
          <table:table-cell table:formula="of:=IF([$data.$C441]&gt;=10; [$data.$B441]; &quot;&quot; )">
            <text:p/>
          </table:table-cell>
          <table:table-cell table:number-columns-repeated="10"/>
        </table:table-row>
        <table:table-row table:style-name="ro1">
          <table:table-cell table:formula="of:=IF([$data.$C442]&lt;1; [$data.$B442]; &quot;&quot; )">
            <text:p/>
          </table:table-cell>
          <table:table-cell table:formula="of:=IF(AND([$data.$C442]&gt;=1; [$data.$C442]&lt;5); [$data.$B442]; &quot;&quot; )" office:value-type="float" office:value="1.26666666666667" calcext:value-type="float">
            <text:p>1.26666666666667</text:p>
          </table:table-cell>
          <table:table-cell table:formula="of:=IF(AND([$data.$C442]&gt;=5; [$data.$C442]&lt;10); [$data.$B442]; &quot;&quot; )">
            <text:p/>
          </table:table-cell>
          <table:table-cell table:formula="of:=IF([$data.$C442]&gt;=10; [$data.$B442]; &quot;&quot; )">
            <text:p/>
          </table:table-cell>
          <table:table-cell table:number-columns-repeated="10"/>
        </table:table-row>
        <table:table-row table:style-name="ro1">
          <table:table-cell table:formula="of:=IF([$data.$C443]&lt;1; [$data.$B443]; &quot;&quot; )" office:value-type="float" office:value="1" calcext:value-type="float">
            <text:p>1</text:p>
          </table:table-cell>
          <table:table-cell table:formula="of:=IF(AND([$data.$C443]&gt;=1; [$data.$C443]&lt;5); [$data.$B443]; &quot;&quot; )">
            <text:p/>
          </table:table-cell>
          <table:table-cell table:formula="of:=IF(AND([$data.$C443]&gt;=5; [$data.$C443]&lt;10); [$data.$B443]; &quot;&quot; )">
            <text:p/>
          </table:table-cell>
          <table:table-cell table:formula="of:=IF([$data.$C443]&gt;=10; [$data.$B443]; &quot;&quot; )">
            <text:p/>
          </table:table-cell>
          <table:table-cell table:number-columns-repeated="10"/>
        </table:table-row>
        <table:table-row table:style-name="ro1">
          <table:table-cell table:formula="of:=IF([$data.$C444]&lt;1; [$data.$B444]; &quot;&quot; )">
            <text:p/>
          </table:table-cell>
          <table:table-cell table:formula="of:=IF(AND([$data.$C444]&gt;=1; [$data.$C444]&lt;5); [$data.$B444]; &quot;&quot; )" office:value-type="float" office:value="1.38330341113106" calcext:value-type="float">
            <text:p>1.38330341113106</text:p>
          </table:table-cell>
          <table:table-cell table:formula="of:=IF(AND([$data.$C444]&gt;=5; [$data.$C444]&lt;10); [$data.$B444]; &quot;&quot; )">
            <text:p/>
          </table:table-cell>
          <table:table-cell table:formula="of:=IF([$data.$C444]&gt;=10; [$data.$B444]; &quot;&quot; )">
            <text:p/>
          </table:table-cell>
          <table:table-cell table:number-columns-repeated="10"/>
        </table:table-row>
        <table:table-row table:style-name="ro1">
          <table:table-cell table:formula="of:=IF([$data.$C445]&lt;1; [$data.$B445]; &quot;&quot; )">
            <text:p/>
          </table:table-cell>
          <table:table-cell table:formula="of:=IF(AND([$data.$C445]&gt;=1; [$data.$C445]&lt;5); [$data.$B445]; &quot;&quot; )" office:value-type="float" office:value="1.24475524475524" calcext:value-type="float">
            <text:p>1.24475524475524</text:p>
          </table:table-cell>
          <table:table-cell table:formula="of:=IF(AND([$data.$C445]&gt;=5; [$data.$C445]&lt;10); [$data.$B445]; &quot;&quot; )">
            <text:p/>
          </table:table-cell>
          <table:table-cell table:formula="of:=IF([$data.$C445]&gt;=10; [$data.$B445]; &quot;&quot; )">
            <text:p/>
          </table:table-cell>
          <table:table-cell table:number-columns-repeated="10"/>
        </table:table-row>
        <table:table-row table:style-name="ro1">
          <table:table-cell table:formula="of:=IF([$data.$C446]&lt;1; [$data.$B446]; &quot;&quot; )" office:value-type="float" office:value="0.5" calcext:value-type="float">
            <text:p>0.5</text:p>
          </table:table-cell>
          <table:table-cell table:formula="of:=IF(AND([$data.$C446]&gt;=1; [$data.$C446]&lt;5); [$data.$B446]; &quot;&quot; )">
            <text:p/>
          </table:table-cell>
          <table:table-cell table:formula="of:=IF(AND([$data.$C446]&gt;=5; [$data.$C446]&lt;10); [$data.$B446]; &quot;&quot; )">
            <text:p/>
          </table:table-cell>
          <table:table-cell table:formula="of:=IF([$data.$C446]&gt;=10; [$data.$B446]; &quot;&quot; )">
            <text:p/>
          </table:table-cell>
          <table:table-cell table:number-columns-repeated="10"/>
        </table:table-row>
        <table:table-row table:style-name="ro1">
          <table:table-cell table:formula="of:=IF([$data.$C447]&lt;1; [$data.$B447]; &quot;&quot; )">
            <text:p/>
          </table:table-cell>
          <table:table-cell table:formula="of:=IF(AND([$data.$C447]&gt;=1; [$data.$C447]&lt;5); [$data.$B447]; &quot;&quot; )" office:value-type="float" office:value="1.2107250755287" calcext:value-type="float">
            <text:p>1.2107250755287</text:p>
          </table:table-cell>
          <table:table-cell table:formula="of:=IF(AND([$data.$C447]&gt;=5; [$data.$C447]&lt;10); [$data.$B447]; &quot;&quot; )">
            <text:p/>
          </table:table-cell>
          <table:table-cell table:formula="of:=IF([$data.$C447]&gt;=10; [$data.$B447]; &quot;&quot; )">
            <text:p/>
          </table:table-cell>
          <table:table-cell table:number-columns-repeated="10"/>
        </table:table-row>
        <table:table-row table:style-name="ro1">
          <table:table-cell table:formula="of:=IF([$data.$C448]&lt;1; [$data.$B448]; &quot;&quot; )">
            <text:p/>
          </table:table-cell>
          <table:table-cell table:formula="of:=IF(AND([$data.$C448]&gt;=1; [$data.$C448]&lt;5); [$data.$B448]; &quot;&quot; )" office:value-type="float" office:value="1.40859232175503" calcext:value-type="float">
            <text:p>1.40859232175503</text:p>
          </table:table-cell>
          <table:table-cell table:formula="of:=IF(AND([$data.$C448]&gt;=5; [$data.$C448]&lt;10); [$data.$B448]; &quot;&quot; )">
            <text:p/>
          </table:table-cell>
          <table:table-cell table:formula="of:=IF([$data.$C448]&gt;=10; [$data.$B448]; &quot;&quot; )">
            <text:p/>
          </table:table-cell>
          <table:table-cell table:number-columns-repeated="10"/>
        </table:table-row>
        <table:table-row table:style-name="ro1">
          <table:table-cell table:formula="of:=IF([$data.$C449]&lt;1; [$data.$B449]; &quot;&quot; )" office:value-type="float" office:value="1" calcext:value-type="float">
            <text:p>1</text:p>
          </table:table-cell>
          <table:table-cell table:formula="of:=IF(AND([$data.$C449]&gt;=1; [$data.$C449]&lt;5); [$data.$B449]; &quot;&quot; )">
            <text:p/>
          </table:table-cell>
          <table:table-cell table:formula="of:=IF(AND([$data.$C449]&gt;=5; [$data.$C449]&lt;10); [$data.$B449]; &quot;&quot; )">
            <text:p/>
          </table:table-cell>
          <table:table-cell table:formula="of:=IF([$data.$C449]&gt;=10; [$data.$B449]; &quot;&quot; )">
            <text:p/>
          </table:table-cell>
          <table:table-cell table:number-columns-repeated="10"/>
        </table:table-row>
        <table:table-row table:style-name="ro1">
          <table:table-cell table:formula="of:=IF([$data.$C450]&lt;1; [$data.$B450]; &quot;&quot; )" office:value-type="float" office:value="0.5" calcext:value-type="float">
            <text:p>0.5</text:p>
          </table:table-cell>
          <table:table-cell table:formula="of:=IF(AND([$data.$C450]&gt;=1; [$data.$C450]&lt;5); [$data.$B450]; &quot;&quot; )">
            <text:p/>
          </table:table-cell>
          <table:table-cell table:formula="of:=IF(AND([$data.$C450]&gt;=5; [$data.$C450]&lt;10); [$data.$B450]; &quot;&quot; )">
            <text:p/>
          </table:table-cell>
          <table:table-cell table:formula="of:=IF([$data.$C450]&gt;=10; [$data.$B450]; &quot;&quot; )">
            <text:p/>
          </table:table-cell>
          <table:table-cell table:number-columns-repeated="10"/>
        </table:table-row>
        <table:table-row table:style-name="ro1">
          <table:table-cell table:formula="of:=IF([$data.$C451]&lt;1; [$data.$B451]; &quot;&quot; )" office:value-type="float" office:value="0.666666666666667" calcext:value-type="float">
            <text:p>0.666666666666667</text:p>
          </table:table-cell>
          <table:table-cell table:formula="of:=IF(AND([$data.$C451]&gt;=1; [$data.$C451]&lt;5); [$data.$B451]; &quot;&quot; )">
            <text:p/>
          </table:table-cell>
          <table:table-cell table:formula="of:=IF(AND([$data.$C451]&gt;=5; [$data.$C451]&lt;10); [$data.$B451]; &quot;&quot; )">
            <text:p/>
          </table:table-cell>
          <table:table-cell table:formula="of:=IF([$data.$C451]&gt;=10; [$data.$B451]; &quot;&quot; )">
            <text:p/>
          </table:table-cell>
          <table:table-cell table:number-columns-repeated="10"/>
        </table:table-row>
        <table:table-row table:style-name="ro1">
          <table:table-cell table:formula="of:=IF([$data.$C452]&lt;1; [$data.$B452]; &quot;&quot; )" office:value-type="float" office:value="0.5" calcext:value-type="float">
            <text:p>0.5</text:p>
          </table:table-cell>
          <table:table-cell table:formula="of:=IF(AND([$data.$C452]&gt;=1; [$data.$C452]&lt;5); [$data.$B452]; &quot;&quot; )">
            <text:p/>
          </table:table-cell>
          <table:table-cell table:formula="of:=IF(AND([$data.$C452]&gt;=5; [$data.$C452]&lt;10); [$data.$B452]; &quot;&quot; )">
            <text:p/>
          </table:table-cell>
          <table:table-cell table:formula="of:=IF([$data.$C452]&gt;=10; [$data.$B452]; &quot;&quot; )">
            <text:p/>
          </table:table-cell>
          <table:table-cell table:number-columns-repeated="10"/>
        </table:table-row>
        <table:table-row table:style-name="ro1">
          <table:table-cell table:formula="of:=IF([$data.$C453]&lt;1; [$data.$B453]; &quot;&quot; )" office:value-type="float" office:value="0.523809523809524" calcext:value-type="float">
            <text:p>0.523809523809524</text:p>
          </table:table-cell>
          <table:table-cell table:formula="of:=IF(AND([$data.$C453]&gt;=1; [$data.$C453]&lt;5); [$data.$B453]; &quot;&quot; )">
            <text:p/>
          </table:table-cell>
          <table:table-cell table:formula="of:=IF(AND([$data.$C453]&gt;=5; [$data.$C453]&lt;10); [$data.$B453]; &quot;&quot; )">
            <text:p/>
          </table:table-cell>
          <table:table-cell table:formula="of:=IF([$data.$C453]&gt;=10; [$data.$B453]; &quot;&quot; )">
            <text:p/>
          </table:table-cell>
          <table:table-cell table:number-columns-repeated="10"/>
        </table:table-row>
        <table:table-row table:style-name="ro1">
          <table:table-cell table:formula="of:=IF([$data.$C454]&lt;1; [$data.$B454]; &quot;&quot; )" office:value-type="float" office:value="0.857142857142857" calcext:value-type="float">
            <text:p>0.857142857142857</text:p>
          </table:table-cell>
          <table:table-cell table:formula="of:=IF(AND([$data.$C454]&gt;=1; [$data.$C454]&lt;5); [$data.$B454]; &quot;&quot; )">
            <text:p/>
          </table:table-cell>
          <table:table-cell table:formula="of:=IF(AND([$data.$C454]&gt;=5; [$data.$C454]&lt;10); [$data.$B454]; &quot;&quot; )">
            <text:p/>
          </table:table-cell>
          <table:table-cell table:formula="of:=IF([$data.$C454]&gt;=10; [$data.$B454]; &quot;&quot; )">
            <text:p/>
          </table:table-cell>
          <table:table-cell table:number-columns-repeated="10"/>
        </table:table-row>
        <table:table-row table:style-name="ro1">
          <table:table-cell table:formula="of:=IF([$data.$C455]&lt;1; [$data.$B455]; &quot;&quot; )">
            <text:p/>
          </table:table-cell>
          <table:table-cell table:formula="of:=IF(AND([$data.$C455]&gt;=1; [$data.$C455]&lt;5); [$data.$B455]; &quot;&quot; )" office:value-type="float" office:value="1.25481611208406" calcext:value-type="float">
            <text:p>1.25481611208406</text:p>
          </table:table-cell>
          <table:table-cell table:formula="of:=IF(AND([$data.$C455]&gt;=5; [$data.$C455]&lt;10); [$data.$B455]; &quot;&quot; )">
            <text:p/>
          </table:table-cell>
          <table:table-cell table:formula="of:=IF([$data.$C455]&gt;=10; [$data.$B455]; &quot;&quot; )">
            <text:p/>
          </table:table-cell>
          <table:table-cell table:number-columns-repeated="10"/>
        </table:table-row>
        <table:table-row table:style-name="ro1">
          <table:table-cell table:formula="of:=IF([$data.$C456]&lt;1; [$data.$B456]; &quot;&quot; )" office:value-type="float" office:value="1" calcext:value-type="float">
            <text:p>1</text:p>
          </table:table-cell>
          <table:table-cell table:formula="of:=IF(AND([$data.$C456]&gt;=1; [$data.$C456]&lt;5); [$data.$B456]; &quot;&quot; )">
            <text:p/>
          </table:table-cell>
          <table:table-cell table:formula="of:=IF(AND([$data.$C456]&gt;=5; [$data.$C456]&lt;10); [$data.$B456]; &quot;&quot; )">
            <text:p/>
          </table:table-cell>
          <table:table-cell table:formula="of:=IF([$data.$C456]&gt;=10; [$data.$B456]; &quot;&quot; )">
            <text:p/>
          </table:table-cell>
          <table:table-cell table:number-columns-repeated="10"/>
        </table:table-row>
        <table:table-row table:style-name="ro1">
          <table:table-cell table:formula="of:=IF([$data.$C457]&lt;1; [$data.$B457]; &quot;&quot; )" office:value-type="float" office:value="1" calcext:value-type="float">
            <text:p>1</text:p>
          </table:table-cell>
          <table:table-cell table:formula="of:=IF(AND([$data.$C457]&gt;=1; [$data.$C457]&lt;5); [$data.$B457]; &quot;&quot; )">
            <text:p/>
          </table:table-cell>
          <table:table-cell table:formula="of:=IF(AND([$data.$C457]&gt;=5; [$data.$C457]&lt;10); [$data.$B457]; &quot;&quot; )">
            <text:p/>
          </table:table-cell>
          <table:table-cell table:formula="of:=IF([$data.$C457]&gt;=10; [$data.$B457]; &quot;&quot; )">
            <text:p/>
          </table:table-cell>
          <table:table-cell table:number-columns-repeated="10"/>
        </table:table-row>
        <table:table-row table:style-name="ro1">
          <table:table-cell table:formula="of:=IF([$data.$C458]&lt;1; [$data.$B458]; &quot;&quot; )">
            <text:p/>
          </table:table-cell>
          <table:table-cell table:formula="of:=IF(AND([$data.$C458]&gt;=1; [$data.$C458]&lt;5); [$data.$B458]; &quot;&quot; )" office:value-type="float" office:value="1.30615942028986" calcext:value-type="float">
            <text:p>1.30615942028986</text:p>
          </table:table-cell>
          <table:table-cell table:formula="of:=IF(AND([$data.$C458]&gt;=5; [$data.$C458]&lt;10); [$data.$B458]; &quot;&quot; )">
            <text:p/>
          </table:table-cell>
          <table:table-cell table:formula="of:=IF([$data.$C458]&gt;=10; [$data.$B458]; &quot;&quot; )">
            <text:p/>
          </table:table-cell>
          <table:table-cell table:number-columns-repeated="10"/>
        </table:table-row>
        <table:table-row table:style-name="ro1">
          <table:table-cell table:formula="of:=IF([$data.$C459]&lt;1; [$data.$B459]; &quot;&quot; )">
            <text:p/>
          </table:table-cell>
          <table:table-cell table:formula="of:=IF(AND([$data.$C459]&gt;=1; [$data.$C459]&lt;5); [$data.$B459]; &quot;&quot; )" office:value-type="float" office:value="1.23970588235294" calcext:value-type="float">
            <text:p>1.23970588235294</text:p>
          </table:table-cell>
          <table:table-cell table:formula="of:=IF(AND([$data.$C459]&gt;=5; [$data.$C459]&lt;10); [$data.$B459]; &quot;&quot; )">
            <text:p/>
          </table:table-cell>
          <table:table-cell table:formula="of:=IF([$data.$C459]&gt;=10; [$data.$B459]; &quot;&quot; )">
            <text:p/>
          </table:table-cell>
          <table:table-cell table:number-columns-repeated="10"/>
        </table:table-row>
        <table:table-row table:style-name="ro1">
          <table:table-cell table:formula="of:=IF([$data.$C460]&lt;1; [$data.$B460]; &quot;&quot; )" office:value-type="float" office:value="1" calcext:value-type="float">
            <text:p>1</text:p>
          </table:table-cell>
          <table:table-cell table:formula="of:=IF(AND([$data.$C460]&gt;=1; [$data.$C460]&lt;5); [$data.$B460]; &quot;&quot; )">
            <text:p/>
          </table:table-cell>
          <table:table-cell table:formula="of:=IF(AND([$data.$C460]&gt;=5; [$data.$C460]&lt;10); [$data.$B460]; &quot;&quot; )">
            <text:p/>
          </table:table-cell>
          <table:table-cell table:formula="of:=IF([$data.$C460]&gt;=10; [$data.$B460]; &quot;&quot; )">
            <text:p/>
          </table:table-cell>
          <table:table-cell table:number-columns-repeated="10"/>
        </table:table-row>
        <table:table-row table:style-name="ro1">
          <table:table-cell table:formula="of:=IF([$data.$C461]&lt;1; [$data.$B461]; &quot;&quot; )">
            <text:p/>
          </table:table-cell>
          <table:table-cell table:formula="of:=IF(AND([$data.$C461]&gt;=1; [$data.$C461]&lt;5); [$data.$B461]; &quot;&quot; )" office:value-type="float" office:value="1.2187969924812" calcext:value-type="float">
            <text:p>1.2187969924812</text:p>
          </table:table-cell>
          <table:table-cell table:formula="of:=IF(AND([$data.$C461]&gt;=5; [$data.$C461]&lt;10); [$data.$B461]; &quot;&quot; )">
            <text:p/>
          </table:table-cell>
          <table:table-cell table:formula="of:=IF([$data.$C461]&gt;=10; [$data.$B461]; &quot;&quot; )">
            <text:p/>
          </table:table-cell>
          <table:table-cell table:number-columns-repeated="10"/>
        </table:table-row>
        <table:table-row table:style-name="ro1">
          <table:table-cell table:formula="of:=IF([$data.$C462]&lt;1; [$data.$B462]; &quot;&quot; )" office:value-type="float" office:value="1" calcext:value-type="float">
            <text:p>1</text:p>
          </table:table-cell>
          <table:table-cell table:formula="of:=IF(AND([$data.$C462]&gt;=1; [$data.$C462]&lt;5); [$data.$B462]; &quot;&quot; )">
            <text:p/>
          </table:table-cell>
          <table:table-cell table:formula="of:=IF(AND([$data.$C462]&gt;=5; [$data.$C462]&lt;10); [$data.$B462]; &quot;&quot; )">
            <text:p/>
          </table:table-cell>
          <table:table-cell table:formula="of:=IF([$data.$C462]&gt;=10; [$data.$B462]; &quot;&quot; )">
            <text:p/>
          </table:table-cell>
          <table:table-cell table:number-columns-repeated="10"/>
        </table:table-row>
        <table:table-row table:style-name="ro1">
          <table:table-cell table:formula="of:=IF([$data.$C463]&lt;1; [$data.$B463]; &quot;&quot; )">
            <text:p/>
          </table:table-cell>
          <table:table-cell table:formula="of:=IF(AND([$data.$C463]&gt;=1; [$data.$C463]&lt;5); [$data.$B463]; &quot;&quot; )" office:value-type="float" office:value="1.29671280276817" calcext:value-type="float">
            <text:p>1.29671280276817</text:p>
          </table:table-cell>
          <table:table-cell table:formula="of:=IF(AND([$data.$C463]&gt;=5; [$data.$C463]&lt;10); [$data.$B463]; &quot;&quot; )">
            <text:p/>
          </table:table-cell>
          <table:table-cell table:formula="of:=IF([$data.$C463]&gt;=10; [$data.$B463]; &quot;&quot; )">
            <text:p/>
          </table:table-cell>
          <table:table-cell table:number-columns-repeated="10"/>
        </table:table-row>
        <table:table-row table:style-name="ro1">
          <table:table-cell table:formula="of:=IF([$data.$C464]&lt;1; [$data.$B464]; &quot;&quot; )">
            <text:p/>
          </table:table-cell>
          <table:table-cell table:formula="of:=IF(AND([$data.$C464]&gt;=1; [$data.$C464]&lt;5); [$data.$B464]; &quot;&quot; )" office:value-type="float" office:value="1.29531914893617" calcext:value-type="float">
            <text:p>1.29531914893617</text:p>
          </table:table-cell>
          <table:table-cell table:formula="of:=IF(AND([$data.$C464]&gt;=5; [$data.$C464]&lt;10); [$data.$B464]; &quot;&quot; )">
            <text:p/>
          </table:table-cell>
          <table:table-cell table:formula="of:=IF([$data.$C464]&gt;=10; [$data.$B464]; &quot;&quot; )">
            <text:p/>
          </table:table-cell>
          <table:table-cell table:number-columns-repeated="10"/>
        </table:table-row>
        <table:table-row table:style-name="ro1">
          <table:table-cell table:formula="of:=IF([$data.$C465]&lt;1; [$data.$B465]; &quot;&quot; )">
            <text:p/>
          </table:table-cell>
          <table:table-cell table:formula="of:=IF(AND([$data.$C465]&gt;=1; [$data.$C465]&lt;5); [$data.$B465]; &quot;&quot; )" office:value-type="float" office:value="1.24785658612627" calcext:value-type="float">
            <text:p>1.24785658612627</text:p>
          </table:table-cell>
          <table:table-cell table:formula="of:=IF(AND([$data.$C465]&gt;=5; [$data.$C465]&lt;10); [$data.$B465]; &quot;&quot; )">
            <text:p/>
          </table:table-cell>
          <table:table-cell table:formula="of:=IF([$data.$C465]&gt;=10; [$data.$B465]; &quot;&quot; )">
            <text:p/>
          </table:table-cell>
          <table:table-cell table:number-columns-repeated="10"/>
        </table:table-row>
        <table:table-row table:style-name="ro1">
          <table:table-cell table:formula="of:=IF([$data.$C466]&lt;1; [$data.$B466]; &quot;&quot; )">
            <text:p/>
          </table:table-cell>
          <table:table-cell table:formula="of:=IF(AND([$data.$C466]&gt;=1; [$data.$C466]&lt;5); [$data.$B466]; &quot;&quot; )" office:value-type="float" office:value="1.37791741472172" calcext:value-type="float">
            <text:p>1.37791741472172</text:p>
          </table:table-cell>
          <table:table-cell table:formula="of:=IF(AND([$data.$C466]&gt;=5; [$data.$C466]&lt;10); [$data.$B466]; &quot;&quot; )">
            <text:p/>
          </table:table-cell>
          <table:table-cell table:formula="of:=IF([$data.$C466]&gt;=10; [$data.$B466]; &quot;&quot; )">
            <text:p/>
          </table:table-cell>
          <table:table-cell table:number-columns-repeated="10"/>
        </table:table-row>
        <table:table-row table:style-name="ro1">
          <table:table-cell table:formula="of:=IF([$data.$C467]&lt;1; [$data.$B467]; &quot;&quot; )" office:value-type="float" office:value="1" calcext:value-type="float">
            <text:p>1</text:p>
          </table:table-cell>
          <table:table-cell table:formula="of:=IF(AND([$data.$C467]&gt;=1; [$data.$C467]&lt;5); [$data.$B467]; &quot;&quot; )">
            <text:p/>
          </table:table-cell>
          <table:table-cell table:formula="of:=IF(AND([$data.$C467]&gt;=5; [$data.$C467]&lt;10); [$data.$B467]; &quot;&quot; )">
            <text:p/>
          </table:table-cell>
          <table:table-cell table:formula="of:=IF([$data.$C467]&gt;=10; [$data.$B467]; &quot;&quot; )">
            <text:p/>
          </table:table-cell>
          <table:table-cell table:number-columns-repeated="10"/>
        </table:table-row>
        <table:table-row table:style-name="ro1">
          <table:table-cell table:formula="of:=IF([$data.$C468]&lt;1; [$data.$B468]; &quot;&quot; )" office:value-type="float" office:value="1" calcext:value-type="float">
            <text:p>1</text:p>
          </table:table-cell>
          <table:table-cell table:formula="of:=IF(AND([$data.$C468]&gt;=1; [$data.$C468]&lt;5); [$data.$B468]; &quot;&quot; )">
            <text:p/>
          </table:table-cell>
          <table:table-cell table:formula="of:=IF(AND([$data.$C468]&gt;=5; [$data.$C468]&lt;10); [$data.$B468]; &quot;&quot; )">
            <text:p/>
          </table:table-cell>
          <table:table-cell table:formula="of:=IF([$data.$C468]&gt;=10; [$data.$B468]; &quot;&quot; )">
            <text:p/>
          </table:table-cell>
          <table:table-cell table:number-columns-repeated="10"/>
        </table:table-row>
        <table:table-row table:style-name="ro1">
          <table:table-cell table:formula="of:=IF([$data.$C469]&lt;1; [$data.$B469]; &quot;&quot; )" office:value-type="float" office:value="1" calcext:value-type="float">
            <text:p>1</text:p>
          </table:table-cell>
          <table:table-cell table:formula="of:=IF(AND([$data.$C469]&gt;=1; [$data.$C469]&lt;5); [$data.$B469]; &quot;&quot; )">
            <text:p/>
          </table:table-cell>
          <table:table-cell table:formula="of:=IF(AND([$data.$C469]&gt;=5; [$data.$C469]&lt;10); [$data.$B469]; &quot;&quot; )">
            <text:p/>
          </table:table-cell>
          <table:table-cell table:formula="of:=IF([$data.$C469]&gt;=10; [$data.$B469]; &quot;&quot; )">
            <text:p/>
          </table:table-cell>
          <table:table-cell table:number-columns-repeated="10"/>
        </table:table-row>
        <table:table-row table:style-name="ro1">
          <table:table-cell table:formula="of:=IF([$data.$C470]&lt;1; [$data.$B470]; &quot;&quot; )">
            <text:p/>
          </table:table-cell>
          <table:table-cell table:formula="of:=IF(AND([$data.$C470]&gt;=1; [$data.$C470]&lt;5); [$data.$B470]; &quot;&quot; )" office:value-type="float" office:value="1.32156133828996" calcext:value-type="float">
            <text:p>1.32156133828996</text:p>
          </table:table-cell>
          <table:table-cell table:formula="of:=IF(AND([$data.$C470]&gt;=5; [$data.$C470]&lt;10); [$data.$B470]; &quot;&quot; )">
            <text:p/>
          </table:table-cell>
          <table:table-cell table:formula="of:=IF([$data.$C470]&gt;=10; [$data.$B470]; &quot;&quot; )">
            <text:p/>
          </table:table-cell>
          <table:table-cell table:number-columns-repeated="10"/>
        </table:table-row>
        <table:table-row table:style-name="ro1">
          <table:table-cell table:formula="of:=IF([$data.$C471]&lt;1; [$data.$B471]; &quot;&quot; )">
            <text:p/>
          </table:table-cell>
          <table:table-cell table:formula="of:=IF(AND([$data.$C471]&gt;=1; [$data.$C471]&lt;5); [$data.$B471]; &quot;&quot; )" office:value-type="float" office:value="1.34159292035398" calcext:value-type="float">
            <text:p>1.34159292035398</text:p>
          </table:table-cell>
          <table:table-cell table:formula="of:=IF(AND([$data.$C471]&gt;=5; [$data.$C471]&lt;10); [$data.$B471]; &quot;&quot; )">
            <text:p/>
          </table:table-cell>
          <table:table-cell table:formula="of:=IF([$data.$C471]&gt;=10; [$data.$B471]; &quot;&quot; )">
            <text:p/>
          </table:table-cell>
          <table:table-cell table:number-columns-repeated="10"/>
        </table:table-row>
        <table:table-row table:style-name="ro1">
          <table:table-cell table:formula="of:=IF([$data.$C472]&lt;1; [$data.$B472]; &quot;&quot; )">
            <text:p/>
          </table:table-cell>
          <table:table-cell table:formula="of:=IF(AND([$data.$C472]&gt;=1; [$data.$C472]&lt;5); [$data.$B472]; &quot;&quot; )" office:value-type="float" office:value="1.19646017699115" calcext:value-type="float">
            <text:p>1.19646017699115</text:p>
          </table:table-cell>
          <table:table-cell table:formula="of:=IF(AND([$data.$C472]&gt;=5; [$data.$C472]&lt;10); [$data.$B472]; &quot;&quot; )">
            <text:p/>
          </table:table-cell>
          <table:table-cell table:formula="of:=IF([$data.$C472]&gt;=10; [$data.$B472]; &quot;&quot; )">
            <text:p/>
          </table:table-cell>
          <table:table-cell table:number-columns-repeated="10"/>
        </table:table-row>
        <table:table-row table:style-name="ro1">
          <table:table-cell table:formula="of:=IF([$data.$C473]&lt;1; [$data.$B473]; &quot;&quot; )">
            <text:p/>
          </table:table-cell>
          <table:table-cell table:formula="of:=IF(AND([$data.$C473]&gt;=1; [$data.$C473]&lt;5); [$data.$B473]; &quot;&quot; )" office:value-type="float" office:value="1.28880597014925" calcext:value-type="float">
            <text:p>1.28880597014925</text:p>
          </table:table-cell>
          <table:table-cell table:formula="of:=IF(AND([$data.$C473]&gt;=5; [$data.$C473]&lt;10); [$data.$B473]; &quot;&quot; )">
            <text:p/>
          </table:table-cell>
          <table:table-cell table:formula="of:=IF([$data.$C473]&gt;=10; [$data.$B473]; &quot;&quot; )">
            <text:p/>
          </table:table-cell>
          <table:table-cell table:number-columns-repeated="10"/>
        </table:table-row>
        <table:table-row table:style-name="ro1">
          <table:table-cell table:formula="of:=IF([$data.$C474]&lt;1; [$data.$B474]; &quot;&quot; )">
            <text:p/>
          </table:table-cell>
          <table:table-cell table:formula="of:=IF(AND([$data.$C474]&gt;=1; [$data.$C474]&lt;5); [$data.$B474]; &quot;&quot; )" office:value-type="float" office:value="1.34510150044131" calcext:value-type="float">
            <text:p>1.34510150044131</text:p>
          </table:table-cell>
          <table:table-cell table:formula="of:=IF(AND([$data.$C474]&gt;=5; [$data.$C474]&lt;10); [$data.$B474]; &quot;&quot; )">
            <text:p/>
          </table:table-cell>
          <table:table-cell table:formula="of:=IF([$data.$C474]&gt;=10; [$data.$B474]; &quot;&quot; )">
            <text:p/>
          </table:table-cell>
          <table:table-cell table:number-columns-repeated="10"/>
        </table:table-row>
        <table:table-row table:style-name="ro1">
          <table:table-cell table:formula="of:=IF([$data.$C475]&lt;1; [$data.$B475]; &quot;&quot; )">
            <text:p/>
          </table:table-cell>
          <table:table-cell table:formula="of:=IF(AND([$data.$C475]&gt;=1; [$data.$C475]&lt;5); [$data.$B475]; &quot;&quot; )" office:value-type="float" office:value="1.30266789328427" calcext:value-type="float">
            <text:p>1.30266789328427</text:p>
          </table:table-cell>
          <table:table-cell table:formula="of:=IF(AND([$data.$C475]&gt;=5; [$data.$C475]&lt;10); [$data.$B475]; &quot;&quot; )">
            <text:p/>
          </table:table-cell>
          <table:table-cell table:formula="of:=IF([$data.$C475]&gt;=10; [$data.$B475]; &quot;&quot; )">
            <text:p/>
          </table:table-cell>
          <table:table-cell table:number-columns-repeated="10"/>
        </table:table-row>
        <table:table-row table:style-name="ro1">
          <table:table-cell table:formula="of:=IF([$data.$C476]&lt;1; [$data.$B476]; &quot;&quot; )">
            <text:p/>
          </table:table-cell>
          <table:table-cell table:formula="of:=IF(AND([$data.$C476]&gt;=1; [$data.$C476]&lt;5); [$data.$B476]; &quot;&quot; )" office:value-type="float" office:value="1.15848753016895" calcext:value-type="float">
            <text:p>1.15848753016895</text:p>
          </table:table-cell>
          <table:table-cell table:formula="of:=IF(AND([$data.$C476]&gt;=5; [$data.$C476]&lt;10); [$data.$B476]; &quot;&quot; )">
            <text:p/>
          </table:table-cell>
          <table:table-cell table:formula="of:=IF([$data.$C476]&gt;=10; [$data.$B476]; &quot;&quot; )">
            <text:p/>
          </table:table-cell>
          <table:table-cell table:number-columns-repeated="10"/>
        </table:table-row>
        <table:table-row table:style-name="ro1">
          <table:table-cell table:formula="of:=IF([$data.$C477]&lt;1; [$data.$B477]; &quot;&quot; )" office:value-type="float" office:value="1" calcext:value-type="float">
            <text:p>1</text:p>
          </table:table-cell>
          <table:table-cell table:formula="of:=IF(AND([$data.$C477]&gt;=1; [$data.$C477]&lt;5); [$data.$B477]; &quot;&quot; )">
            <text:p/>
          </table:table-cell>
          <table:table-cell table:formula="of:=IF(AND([$data.$C477]&gt;=5; [$data.$C477]&lt;10); [$data.$B477]; &quot;&quot; )">
            <text:p/>
          </table:table-cell>
          <table:table-cell table:formula="of:=IF([$data.$C477]&gt;=10; [$data.$B477]; &quot;&quot; )">
            <text:p/>
          </table:table-cell>
          <table:table-cell table:number-columns-repeated="10"/>
        </table:table-row>
        <table:table-row table:style-name="ro1">
          <table:table-cell table:formula="of:=IF([$data.$C478]&lt;1; [$data.$B478]; &quot;&quot; )">
            <text:p/>
          </table:table-cell>
          <table:table-cell table:formula="of:=IF(AND([$data.$C478]&gt;=1; [$data.$C478]&lt;5); [$data.$B478]; &quot;&quot; )" office:value-type="float" office:value="1.00580270793037" calcext:value-type="float">
            <text:p>1.00580270793037</text:p>
          </table:table-cell>
          <table:table-cell table:formula="of:=IF(AND([$data.$C478]&gt;=5; [$data.$C478]&lt;10); [$data.$B478]; &quot;&quot; )">
            <text:p/>
          </table:table-cell>
          <table:table-cell table:formula="of:=IF([$data.$C478]&gt;=10; [$data.$B478]; &quot;&quot; )">
            <text:p/>
          </table:table-cell>
          <table:table-cell table:number-columns-repeated="10"/>
        </table:table-row>
        <table:table-row table:style-name="ro1">
          <table:table-cell table:formula="of:=IF([$data.$C479]&lt;1; [$data.$B479]; &quot;&quot; )">
            <text:p/>
          </table:table-cell>
          <table:table-cell table:formula="of:=IF(AND([$data.$C479]&gt;=1; [$data.$C479]&lt;5); [$data.$B479]; &quot;&quot; )" office:value-type="float" office:value="1.26239855725879" calcext:value-type="float">
            <text:p>1.26239855725879</text:p>
          </table:table-cell>
          <table:table-cell table:formula="of:=IF(AND([$data.$C479]&gt;=5; [$data.$C479]&lt;10); [$data.$B479]; &quot;&quot; )">
            <text:p/>
          </table:table-cell>
          <table:table-cell table:formula="of:=IF([$data.$C479]&gt;=10; [$data.$B479]; &quot;&quot; )">
            <text:p/>
          </table:table-cell>
          <table:table-cell table:number-columns-repeated="10"/>
        </table:table-row>
        <table:table-row table:style-name="ro1">
          <table:table-cell table:formula="of:=IF([$data.$C480]&lt;1; [$data.$B480]; &quot;&quot; )">
            <text:p/>
          </table:table-cell>
          <table:table-cell table:formula="of:=IF(AND([$data.$C480]&gt;=1; [$data.$C480]&lt;5); [$data.$B480]; &quot;&quot; )" office:value-type="float" office:value="1.38883968113375" calcext:value-type="float">
            <text:p>1.38883968113375</text:p>
          </table:table-cell>
          <table:table-cell table:formula="of:=IF(AND([$data.$C480]&gt;=5; [$data.$C480]&lt;10); [$data.$B480]; &quot;&quot; )">
            <text:p/>
          </table:table-cell>
          <table:table-cell table:formula="of:=IF([$data.$C480]&gt;=10; [$data.$B480]; &quot;&quot; )">
            <text:p/>
          </table:table-cell>
          <table:table-cell table:number-columns-repeated="10"/>
        </table:table-row>
        <table:table-row table:style-name="ro1">
          <table:table-cell table:formula="of:=IF([$data.$C481]&lt;1; [$data.$B481]; &quot;&quot; )" office:value-type="float" office:value="1" calcext:value-type="float">
            <text:p>1</text:p>
          </table:table-cell>
          <table:table-cell table:formula="of:=IF(AND([$data.$C481]&gt;=1; [$data.$C481]&lt;5); [$data.$B481]; &quot;&quot; )">
            <text:p/>
          </table:table-cell>
          <table:table-cell table:formula="of:=IF(AND([$data.$C481]&gt;=5; [$data.$C481]&lt;10); [$data.$B481]; &quot;&quot; )">
            <text:p/>
          </table:table-cell>
          <table:table-cell table:formula="of:=IF([$data.$C481]&gt;=10; [$data.$B481]; &quot;&quot; )">
            <text:p/>
          </table:table-cell>
          <table:table-cell table:number-columns-repeated="10"/>
        </table:table-row>
        <table:table-row table:style-name="ro1">
          <table:table-cell table:formula="of:=IF([$data.$C482]&lt;1; [$data.$B482]; &quot;&quot; )">
            <text:p/>
          </table:table-cell>
          <table:table-cell table:formula="of:=IF(AND([$data.$C482]&gt;=1; [$data.$C482]&lt;5); [$data.$B482]; &quot;&quot; )" office:value-type="float" office:value="1.25398230088496" calcext:value-type="float">
            <text:p>1.25398230088496</text:p>
          </table:table-cell>
          <table:table-cell table:formula="of:=IF(AND([$data.$C482]&gt;=5; [$data.$C482]&lt;10); [$data.$B482]; &quot;&quot; )">
            <text:p/>
          </table:table-cell>
          <table:table-cell table:formula="of:=IF([$data.$C482]&gt;=10; [$data.$B482]; &quot;&quot; )">
            <text:p/>
          </table:table-cell>
          <table:table-cell table:number-columns-repeated="10"/>
        </table:table-row>
        <table:table-row table:style-name="ro1">
          <table:table-cell table:formula="of:=IF([$data.$C483]&lt;1; [$data.$B483]; &quot;&quot; )">
            <text:p/>
          </table:table-cell>
          <table:table-cell table:formula="of:=IF(AND([$data.$C483]&gt;=1; [$data.$C483]&lt;5); [$data.$B483]; &quot;&quot; )" office:value-type="float" office:value="1.35363636363636" calcext:value-type="float">
            <text:p>1.35363636363636</text:p>
          </table:table-cell>
          <table:table-cell table:formula="of:=IF(AND([$data.$C483]&gt;=5; [$data.$C483]&lt;10); [$data.$B483]; &quot;&quot; )">
            <text:p/>
          </table:table-cell>
          <table:table-cell table:formula="of:=IF([$data.$C483]&gt;=10; [$data.$B483]; &quot;&quot; )">
            <text:p/>
          </table:table-cell>
          <table:table-cell table:number-columns-repeated="10"/>
        </table:table-row>
        <table:table-row table:style-name="ro1">
          <table:table-cell table:formula="of:=IF([$data.$C484]&lt;1; [$data.$B484]; &quot;&quot; )">
            <text:p/>
          </table:table-cell>
          <table:table-cell table:formula="of:=IF(AND([$data.$C484]&gt;=1; [$data.$C484]&lt;5); [$data.$B484]; &quot;&quot; )" office:value-type="float" office:value="1.35398230088496" calcext:value-type="float">
            <text:p>1.35398230088496</text:p>
          </table:table-cell>
          <table:table-cell table:formula="of:=IF(AND([$data.$C484]&gt;=5; [$data.$C484]&lt;10); [$data.$B484]; &quot;&quot; )">
            <text:p/>
          </table:table-cell>
          <table:table-cell table:formula="of:=IF([$data.$C484]&gt;=10; [$data.$B484]; &quot;&quot; )">
            <text:p/>
          </table:table-cell>
          <table:table-cell table:number-columns-repeated="10"/>
        </table:table-row>
        <table:table-row table:style-name="ro1">
          <table:table-cell table:formula="of:=IF([$data.$C485]&lt;1; [$data.$B485]; &quot;&quot; )">
            <text:p/>
          </table:table-cell>
          <table:table-cell table:formula="of:=IF(AND([$data.$C485]&gt;=1; [$data.$C485]&lt;5); [$data.$B485]; &quot;&quot; )" office:value-type="float" office:value="1.37099494097808" calcext:value-type="float">
            <text:p>1.37099494097808</text:p>
          </table:table-cell>
          <table:table-cell table:formula="of:=IF(AND([$data.$C485]&gt;=5; [$data.$C485]&lt;10); [$data.$B485]; &quot;&quot; )">
            <text:p/>
          </table:table-cell>
          <table:table-cell table:formula="of:=IF([$data.$C485]&gt;=10; [$data.$B485]; &quot;&quot; )">
            <text:p/>
          </table:table-cell>
          <table:table-cell table:number-columns-repeated="10"/>
        </table:table-row>
        <table:table-row table:style-name="ro1">
          <table:table-cell table:formula="of:=IF([$data.$C486]&lt;1; [$data.$B486]; &quot;&quot; )" office:value-type="float" office:value="0.5" calcext:value-type="float">
            <text:p>0.5</text:p>
          </table:table-cell>
          <table:table-cell table:formula="of:=IF(AND([$data.$C486]&gt;=1; [$data.$C486]&lt;5); [$data.$B486]; &quot;&quot; )">
            <text:p/>
          </table:table-cell>
          <table:table-cell table:formula="of:=IF(AND([$data.$C486]&gt;=5; [$data.$C486]&lt;10); [$data.$B486]; &quot;&quot; )">
            <text:p/>
          </table:table-cell>
          <table:table-cell table:formula="of:=IF([$data.$C486]&gt;=10; [$data.$B486]; &quot;&quot; )">
            <text:p/>
          </table:table-cell>
          <table:table-cell table:number-columns-repeated="10"/>
        </table:table-row>
        <table:table-row table:style-name="ro1">
          <table:table-cell table:formula="of:=IF([$data.$C487]&lt;1; [$data.$B487]; &quot;&quot; )" office:value-type="float" office:value="0.833333333333333" calcext:value-type="float">
            <text:p>0.833333333333333</text:p>
          </table:table-cell>
          <table:table-cell table:formula="of:=IF(AND([$data.$C487]&gt;=1; [$data.$C487]&lt;5); [$data.$B487]; &quot;&quot; )">
            <text:p/>
          </table:table-cell>
          <table:table-cell table:formula="of:=IF(AND([$data.$C487]&gt;=5; [$data.$C487]&lt;10); [$data.$B487]; &quot;&quot; )">
            <text:p/>
          </table:table-cell>
          <table:table-cell table:formula="of:=IF([$data.$C487]&gt;=10; [$data.$B487]; &quot;&quot; )">
            <text:p/>
          </table:table-cell>
          <table:table-cell table:number-columns-repeated="10"/>
        </table:table-row>
        <table:table-row table:style-name="ro1">
          <table:table-cell table:formula="of:=IF([$data.$C488]&lt;1; [$data.$B488]; &quot;&quot; )">
            <text:p/>
          </table:table-cell>
          <table:table-cell table:formula="of:=IF(AND([$data.$C488]&gt;=1; [$data.$C488]&lt;5); [$data.$B488]; &quot;&quot; )" office:value-type="float" office:value="1.73567513702043" calcext:value-type="float">
            <text:p>1.73567513702043</text:p>
          </table:table-cell>
          <table:table-cell table:formula="of:=IF(AND([$data.$C488]&gt;=5; [$data.$C488]&lt;10); [$data.$B488]; &quot;&quot; )">
            <text:p/>
          </table:table-cell>
          <table:table-cell table:formula="of:=IF([$data.$C488]&gt;=10; [$data.$B488]; &quot;&quot; )">
            <text:p/>
          </table:table-cell>
          <table:table-cell table:number-columns-repeated="10"/>
        </table:table-row>
        <table:table-row table:style-name="ro1">
          <table:table-cell table:formula="of:=IF([$data.$C489]&lt;1; [$data.$B489]; &quot;&quot; )">
            <text:p/>
          </table:table-cell>
          <table:table-cell table:formula="of:=IF(AND([$data.$C489]&gt;=1; [$data.$C489]&lt;5); [$data.$B489]; &quot;&quot; )" office:value-type="float" office:value="1.26436781609195" calcext:value-type="float">
            <text:p>1.26436781609195</text:p>
          </table:table-cell>
          <table:table-cell table:formula="of:=IF(AND([$data.$C489]&gt;=5; [$data.$C489]&lt;10); [$data.$B489]; &quot;&quot; )">
            <text:p/>
          </table:table-cell>
          <table:table-cell table:formula="of:=IF([$data.$C489]&gt;=10; [$data.$B489]; &quot;&quot; )">
            <text:p/>
          </table:table-cell>
          <table:table-cell table:number-columns-repeated="10"/>
        </table:table-row>
        <table:table-row table:style-name="ro1">
          <table:table-cell table:formula="of:=IF([$data.$C490]&lt;1; [$data.$B490]; &quot;&quot; )">
            <text:p/>
          </table:table-cell>
          <table:table-cell table:formula="of:=IF(AND([$data.$C490]&gt;=1; [$data.$C490]&lt;5); [$data.$B490]; &quot;&quot; )" office:value-type="float" office:value="1.31428571428571" calcext:value-type="float">
            <text:p>1.31428571428571</text:p>
          </table:table-cell>
          <table:table-cell table:formula="of:=IF(AND([$data.$C490]&gt;=5; [$data.$C490]&lt;10); [$data.$B490]; &quot;&quot; )">
            <text:p/>
          </table:table-cell>
          <table:table-cell table:formula="of:=IF([$data.$C490]&gt;=10; [$data.$B490]; &quot;&quot; )">
            <text:p/>
          </table:table-cell>
          <table:table-cell table:number-columns-repeated="10"/>
        </table:table-row>
        <table:table-row table:style-name="ro1">
          <table:table-cell table:formula="of:=IF([$data.$C491]&lt;1; [$data.$B491]; &quot;&quot; )" office:value-type="float" office:value="1" calcext:value-type="float">
            <text:p>1</text:p>
          </table:table-cell>
          <table:table-cell table:formula="of:=IF(AND([$data.$C491]&gt;=1; [$data.$C491]&lt;5); [$data.$B491]; &quot;&quot; )">
            <text:p/>
          </table:table-cell>
          <table:table-cell table:formula="of:=IF(AND([$data.$C491]&gt;=5; [$data.$C491]&lt;10); [$data.$B491]; &quot;&quot; )">
            <text:p/>
          </table:table-cell>
          <table:table-cell table:formula="of:=IF([$data.$C491]&gt;=10; [$data.$B491]; &quot;&quot; )">
            <text:p/>
          </table:table-cell>
          <table:table-cell table:number-columns-repeated="10"/>
        </table:table-row>
        <table:table-row table:style-name="ro1">
          <table:table-cell table:formula="of:=IF([$data.$C492]&lt;1; [$data.$B492]; &quot;&quot; )" office:value-type="float" office:value="1" calcext:value-type="float">
            <text:p>1</text:p>
          </table:table-cell>
          <table:table-cell table:formula="of:=IF(AND([$data.$C492]&gt;=1; [$data.$C492]&lt;5); [$data.$B492]; &quot;&quot; )">
            <text:p/>
          </table:table-cell>
          <table:table-cell table:formula="of:=IF(AND([$data.$C492]&gt;=5; [$data.$C492]&lt;10); [$data.$B492]; &quot;&quot; )">
            <text:p/>
          </table:table-cell>
          <table:table-cell table:formula="of:=IF([$data.$C492]&gt;=10; [$data.$B492]; &quot;&quot; )">
            <text:p/>
          </table:table-cell>
          <table:table-cell table:number-columns-repeated="10"/>
        </table:table-row>
        <table:table-row table:style-name="ro1">
          <table:table-cell table:formula="of:=IF([$data.$C493]&lt;1; [$data.$B493]; &quot;&quot; )">
            <text:p/>
          </table:table-cell>
          <table:table-cell table:formula="of:=IF(AND([$data.$C493]&gt;=1; [$data.$C493]&lt;5); [$data.$B493]; &quot;&quot; )" office:value-type="float" office:value="1.26848591549296" calcext:value-type="float">
            <text:p>1.26848591549296</text:p>
          </table:table-cell>
          <table:table-cell table:formula="of:=IF(AND([$data.$C493]&gt;=5; [$data.$C493]&lt;10); [$data.$B493]; &quot;&quot; )">
            <text:p/>
          </table:table-cell>
          <table:table-cell table:formula="of:=IF([$data.$C493]&gt;=10; [$data.$B493]; &quot;&quot; )">
            <text:p/>
          </table:table-cell>
          <table:table-cell table:number-columns-repeated="10"/>
        </table:table-row>
        <table:table-row table:style-name="ro1">
          <table:table-cell table:formula="of:=IF([$data.$C494]&lt;1; [$data.$B494]; &quot;&quot; )" office:value-type="float" office:value="1" calcext:value-type="float">
            <text:p>1</text:p>
          </table:table-cell>
          <table:table-cell table:formula="of:=IF(AND([$data.$C494]&gt;=1; [$data.$C494]&lt;5); [$data.$B494]; &quot;&quot; )">
            <text:p/>
          </table:table-cell>
          <table:table-cell table:formula="of:=IF(AND([$data.$C494]&gt;=5; [$data.$C494]&lt;10); [$data.$B494]; &quot;&quot; )">
            <text:p/>
          </table:table-cell>
          <table:table-cell table:formula="of:=IF([$data.$C494]&gt;=10; [$data.$B494]; &quot;&quot; )">
            <text:p/>
          </table:table-cell>
          <table:table-cell table:number-columns-repeated="10"/>
        </table:table-row>
        <table:table-row table:style-name="ro1">
          <table:table-cell table:formula="of:=IF([$data.$C495]&lt;1; [$data.$B495]; &quot;&quot; )">
            <text:p/>
          </table:table-cell>
          <table:table-cell table:formula="of:=IF(AND([$data.$C495]&gt;=1; [$data.$C495]&lt;5); [$data.$B495]; &quot;&quot; )" office:value-type="float" office:value="1.3265306122449" calcext:value-type="float">
            <text:p>1.3265306122449</text:p>
          </table:table-cell>
          <table:table-cell table:formula="of:=IF(AND([$data.$C495]&gt;=5; [$data.$C495]&lt;10); [$data.$B495]; &quot;&quot; )">
            <text:p/>
          </table:table-cell>
          <table:table-cell table:formula="of:=IF([$data.$C495]&gt;=10; [$data.$B495]; &quot;&quot; )">
            <text:p/>
          </table:table-cell>
          <table:table-cell table:number-columns-repeated="10"/>
        </table:table-row>
        <table:table-row table:style-name="ro1">
          <table:table-cell table:formula="of:=IF([$data.$C496]&lt;1; [$data.$B496]; &quot;&quot; )" office:value-type="float" office:value="1" calcext:value-type="float">
            <text:p>1</text:p>
          </table:table-cell>
          <table:table-cell table:formula="of:=IF(AND([$data.$C496]&gt;=1; [$data.$C496]&lt;5); [$data.$B496]; &quot;&quot; )">
            <text:p/>
          </table:table-cell>
          <table:table-cell table:formula="of:=IF(AND([$data.$C496]&gt;=5; [$data.$C496]&lt;10); [$data.$B496]; &quot;&quot; )">
            <text:p/>
          </table:table-cell>
          <table:table-cell table:formula="of:=IF([$data.$C496]&gt;=10; [$data.$B496]; &quot;&quot; )">
            <text:p/>
          </table:table-cell>
          <table:table-cell table:number-columns-repeated="10"/>
        </table:table-row>
        <table:table-row table:style-name="ro1">
          <table:table-cell table:formula="of:=IF([$data.$C497]&lt;1; [$data.$B497]; &quot;&quot; )" office:value-type="float" office:value="1" calcext:value-type="float">
            <text:p>1</text:p>
          </table:table-cell>
          <table:table-cell table:formula="of:=IF(AND([$data.$C497]&gt;=1; [$data.$C497]&lt;5); [$data.$B497]; &quot;&quot; )">
            <text:p/>
          </table:table-cell>
          <table:table-cell table:formula="of:=IF(AND([$data.$C497]&gt;=5; [$data.$C497]&lt;10); [$data.$B497]; &quot;&quot; )">
            <text:p/>
          </table:table-cell>
          <table:table-cell table:formula="of:=IF([$data.$C497]&gt;=10; [$data.$B497]; &quot;&quot; )">
            <text:p/>
          </table:table-cell>
          <table:table-cell table:number-columns-repeated="10"/>
        </table:table-row>
        <table:table-row table:style-name="ro1">
          <table:table-cell table:formula="of:=IF([$data.$C498]&lt;1; [$data.$B498]; &quot;&quot; )" office:value-type="float" office:value="1" calcext:value-type="float">
            <text:p>1</text:p>
          </table:table-cell>
          <table:table-cell table:formula="of:=IF(AND([$data.$C498]&gt;=1; [$data.$C498]&lt;5); [$data.$B498]; &quot;&quot; )">
            <text:p/>
          </table:table-cell>
          <table:table-cell table:formula="of:=IF(AND([$data.$C498]&gt;=5; [$data.$C498]&lt;10); [$data.$B498]; &quot;&quot; )">
            <text:p/>
          </table:table-cell>
          <table:table-cell table:formula="of:=IF([$data.$C498]&gt;=10; [$data.$B498]; &quot;&quot; )">
            <text:p/>
          </table:table-cell>
          <table:table-cell table:number-columns-repeated="10"/>
        </table:table-row>
        <table:table-row table:style-name="ro1">
          <table:table-cell table:formula="of:=IF([$data.$C499]&lt;1; [$data.$B499]; &quot;&quot; )" office:value-type="float" office:value="1" calcext:value-type="float">
            <text:p>1</text:p>
          </table:table-cell>
          <table:table-cell table:formula="of:=IF(AND([$data.$C499]&gt;=1; [$data.$C499]&lt;5); [$data.$B499]; &quot;&quot; )">
            <text:p/>
          </table:table-cell>
          <table:table-cell table:formula="of:=IF(AND([$data.$C499]&gt;=5; [$data.$C499]&lt;10); [$data.$B499]; &quot;&quot; )">
            <text:p/>
          </table:table-cell>
          <table:table-cell table:formula="of:=IF([$data.$C499]&gt;=10; [$data.$B499]; &quot;&quot; )">
            <text:p/>
          </table:table-cell>
          <table:table-cell table:number-columns-repeated="10"/>
        </table:table-row>
        <table:table-row table:style-name="ro1">
          <table:table-cell table:formula="of:=IF([$data.$C500]&lt;1; [$data.$B500]; &quot;&quot; )">
            <text:p/>
          </table:table-cell>
          <table:table-cell table:formula="of:=IF(AND([$data.$C500]&gt;=1; [$data.$C500]&lt;5); [$data.$B500]; &quot;&quot; )" office:value-type="float" office:value="1.29919137466307" calcext:value-type="float">
            <text:p>1.29919137466307</text:p>
          </table:table-cell>
          <table:table-cell table:formula="of:=IF(AND([$data.$C500]&gt;=5; [$data.$C500]&lt;10); [$data.$B500]; &quot;&quot; )">
            <text:p/>
          </table:table-cell>
          <table:table-cell table:formula="of:=IF([$data.$C500]&gt;=10; [$data.$B500]; &quot;&quot; )">
            <text:p/>
          </table:table-cell>
          <table:table-cell table:number-columns-repeated="10"/>
        </table:table-row>
        <table:table-row table:style-name="ro1">
          <table:table-cell table:formula="of:=IF([$data.$C501]&lt;1; [$data.$B501]; &quot;&quot; )">
            <text:p/>
          </table:table-cell>
          <table:table-cell table:formula="of:=IF(AND([$data.$C501]&gt;=1; [$data.$C501]&lt;5); [$data.$B501]; &quot;&quot; )" office:value-type="float" office:value="1.29613356766257" calcext:value-type="float">
            <text:p>1.29613356766257</text:p>
          </table:table-cell>
          <table:table-cell table:formula="of:=IF(AND([$data.$C501]&gt;=5; [$data.$C501]&lt;10); [$data.$B501]; &quot;&quot; )">
            <text:p/>
          </table:table-cell>
          <table:table-cell table:formula="of:=IF([$data.$C501]&gt;=10; [$data.$B501]; &quot;&quot; )">
            <text:p/>
          </table:table-cell>
          <table:table-cell table:number-columns-repeated="10"/>
        </table:table-row>
        <table:table-row table:style-name="ro1">
          <table:table-cell table:formula="of:=IF([$data.$C502]&lt;1; [$data.$B502]; &quot;&quot; )" office:value-type="float" office:value="1" calcext:value-type="float">
            <text:p>1</text:p>
          </table:table-cell>
          <table:table-cell table:formula="of:=IF(AND([$data.$C502]&gt;=1; [$data.$C502]&lt;5); [$data.$B502]; &quot;&quot; )">
            <text:p/>
          </table:table-cell>
          <table:table-cell table:formula="of:=IF(AND([$data.$C502]&gt;=5; [$data.$C502]&lt;10); [$data.$B502]; &quot;&quot; )">
            <text:p/>
          </table:table-cell>
          <table:table-cell table:formula="of:=IF([$data.$C502]&gt;=10; [$data.$B502]; &quot;&quot; )">
            <text:p/>
          </table:table-cell>
          <table:table-cell table:number-columns-repeated="10"/>
        </table:table-row>
        <table:table-row table:style-name="ro1">
          <table:table-cell table:formula="of:=IF([$data.$C503]&lt;1; [$data.$B503]; &quot;&quot; )">
            <text:p/>
          </table:table-cell>
          <table:table-cell table:formula="of:=IF(AND([$data.$C503]&gt;=1; [$data.$C503]&lt;5); [$data.$B503]; &quot;&quot; )" office:value-type="float" office:value="1.23298429319372" calcext:value-type="float">
            <text:p>1.23298429319372</text:p>
          </table:table-cell>
          <table:table-cell table:formula="of:=IF(AND([$data.$C503]&gt;=5; [$data.$C503]&lt;10); [$data.$B503]; &quot;&quot; )">
            <text:p/>
          </table:table-cell>
          <table:table-cell table:formula="of:=IF([$data.$C503]&gt;=10; [$data.$B503]; &quot;&quot; )">
            <text:p/>
          </table:table-cell>
          <table:table-cell table:number-columns-repeated="10"/>
        </table:table-row>
        <table:table-row table:style-name="ro1">
          <table:table-cell table:formula="of:=IF([$data.$C504]&lt;1; [$data.$B504]; &quot;&quot; )" office:value-type="float" office:value="1" calcext:value-type="float">
            <text:p>1</text:p>
          </table:table-cell>
          <table:table-cell table:formula="of:=IF(AND([$data.$C504]&gt;=1; [$data.$C504]&lt;5); [$data.$B504]; &quot;&quot; )">
            <text:p/>
          </table:table-cell>
          <table:table-cell table:formula="of:=IF(AND([$data.$C504]&gt;=5; [$data.$C504]&lt;10); [$data.$B504]; &quot;&quot; )">
            <text:p/>
          </table:table-cell>
          <table:table-cell table:formula="of:=IF([$data.$C504]&gt;=10; [$data.$B504]; &quot;&quot; )">
            <text:p/>
          </table:table-cell>
          <table:table-cell table:number-columns-repeated="10"/>
        </table:table-row>
        <table:table-row table:style-name="ro1">
          <table:table-cell table:formula="of:=IF([$data.$C505]&lt;1; [$data.$B505]; &quot;&quot; )" office:value-type="float" office:value="1" calcext:value-type="float">
            <text:p>1</text:p>
          </table:table-cell>
          <table:table-cell table:formula="of:=IF(AND([$data.$C505]&gt;=1; [$data.$C505]&lt;5); [$data.$B505]; &quot;&quot; )">
            <text:p/>
          </table:table-cell>
          <table:table-cell table:formula="of:=IF(AND([$data.$C505]&gt;=5; [$data.$C505]&lt;10); [$data.$B505]; &quot;&quot; )">
            <text:p/>
          </table:table-cell>
          <table:table-cell table:formula="of:=IF([$data.$C505]&gt;=10; [$data.$B505]; &quot;&quot; )">
            <text:p/>
          </table:table-cell>
          <table:table-cell table:number-columns-repeated="10"/>
        </table:table-row>
        <table:table-row table:style-name="ro1">
          <table:table-cell table:formula="of:=IF([$data.$C506]&lt;1; [$data.$B506]; &quot;&quot; )" office:value-type="float" office:value="1" calcext:value-type="float">
            <text:p>1</text:p>
          </table:table-cell>
          <table:table-cell table:formula="of:=IF(AND([$data.$C506]&gt;=1; [$data.$C506]&lt;5); [$data.$B506]; &quot;&quot; )">
            <text:p/>
          </table:table-cell>
          <table:table-cell table:formula="of:=IF(AND([$data.$C506]&gt;=5; [$data.$C506]&lt;10); [$data.$B506]; &quot;&quot; )">
            <text:p/>
          </table:table-cell>
          <table:table-cell table:formula="of:=IF([$data.$C506]&gt;=10; [$data.$B506]; &quot;&quot; )">
            <text:p/>
          </table:table-cell>
          <table:table-cell table:number-columns-repeated="10"/>
        </table:table-row>
        <table:table-row table:style-name="ro1">
          <table:table-cell table:formula="of:=IF([$data.$C507]&lt;1; [$data.$B507]; &quot;&quot; )" office:value-type="float" office:value="1" calcext:value-type="float">
            <text:p>1</text:p>
          </table:table-cell>
          <table:table-cell table:formula="of:=IF(AND([$data.$C507]&gt;=1; [$data.$C507]&lt;5); [$data.$B507]; &quot;&quot; )">
            <text:p/>
          </table:table-cell>
          <table:table-cell table:formula="of:=IF(AND([$data.$C507]&gt;=5; [$data.$C507]&lt;10); [$data.$B507]; &quot;&quot; )">
            <text:p/>
          </table:table-cell>
          <table:table-cell table:formula="of:=IF([$data.$C507]&gt;=10; [$data.$B507]; &quot;&quot; )">
            <text:p/>
          </table:table-cell>
          <table:table-cell table:number-columns-repeated="10"/>
        </table:table-row>
        <table:table-row table:style-name="ro1">
          <table:table-cell table:formula="of:=IF([$data.$C508]&lt;1; [$data.$B508]; &quot;&quot; )">
            <text:p/>
          </table:table-cell>
          <table:table-cell table:formula="of:=IF(AND([$data.$C508]&gt;=1; [$data.$C508]&lt;5); [$data.$B508]; &quot;&quot; )" office:value-type="float" office:value="1.11497476163769" calcext:value-type="float">
            <text:p>1.11497476163769</text:p>
          </table:table-cell>
          <table:table-cell table:formula="of:=IF(AND([$data.$C508]&gt;=5; [$data.$C508]&lt;10); [$data.$B508]; &quot;&quot; )">
            <text:p/>
          </table:table-cell>
          <table:table-cell table:formula="of:=IF([$data.$C508]&gt;=10; [$data.$B508]; &quot;&quot; )">
            <text:p/>
          </table:table-cell>
          <table:table-cell table:number-columns-repeated="10"/>
        </table:table-row>
        <table:table-row table:style-name="ro1">
          <table:table-cell table:formula="of:=IF([$data.$C509]&lt;1; [$data.$B509]; &quot;&quot; )">
            <text:p/>
          </table:table-cell>
          <table:table-cell table:formula="of:=IF(AND([$data.$C509]&gt;=1; [$data.$C509]&lt;5); [$data.$B509]; &quot;&quot; )" office:value-type="float" office:value="1.296875" calcext:value-type="float">
            <text:p>1.296875</text:p>
          </table:table-cell>
          <table:table-cell table:formula="of:=IF(AND([$data.$C509]&gt;=5; [$data.$C509]&lt;10); [$data.$B509]; &quot;&quot; )">
            <text:p/>
          </table:table-cell>
          <table:table-cell table:formula="of:=IF([$data.$C509]&gt;=10; [$data.$B509]; &quot;&quot; )">
            <text:p/>
          </table:table-cell>
          <table:table-cell table:number-columns-repeated="10"/>
        </table:table-row>
        <table:table-row table:style-name="ro1">
          <table:table-cell table:formula="of:=IF([$data.$C510]&lt;1; [$data.$B510]; &quot;&quot; )">
            <text:p/>
          </table:table-cell>
          <table:table-cell table:formula="of:=IF(AND([$data.$C510]&gt;=1; [$data.$C510]&lt;5); [$data.$B510]; &quot;&quot; )" office:value-type="float" office:value="1.236700077101" calcext:value-type="float">
            <text:p>1.236700077101</text:p>
          </table:table-cell>
          <table:table-cell table:formula="of:=IF(AND([$data.$C510]&gt;=5; [$data.$C510]&lt;10); [$data.$B510]; &quot;&quot; )">
            <text:p/>
          </table:table-cell>
          <table:table-cell table:formula="of:=IF([$data.$C510]&gt;=10; [$data.$B510]; &quot;&quot; )">
            <text:p/>
          </table:table-cell>
          <table:table-cell table:number-columns-repeated="10"/>
        </table:table-row>
        <table:table-row table:style-name="ro1">
          <table:table-cell table:formula="of:=IF([$data.$C511]&lt;1; [$data.$B511]; &quot;&quot; )">
            <text:p/>
          </table:table-cell>
          <table:table-cell table:formula="of:=IF(AND([$data.$C511]&gt;=1; [$data.$C511]&lt;5); [$data.$B511]; &quot;&quot; )" office:value-type="float" office:value="1.27858293075684" calcext:value-type="float">
            <text:p>1.27858293075684</text:p>
          </table:table-cell>
          <table:table-cell table:formula="of:=IF(AND([$data.$C511]&gt;=5; [$data.$C511]&lt;10); [$data.$B511]; &quot;&quot; )">
            <text:p/>
          </table:table-cell>
          <table:table-cell table:formula="of:=IF([$data.$C511]&gt;=10; [$data.$B511]; &quot;&quot; )">
            <text:p/>
          </table:table-cell>
          <table:table-cell table:number-columns-repeated="10"/>
        </table:table-row>
        <table:table-row table:style-name="ro1">
          <table:table-cell table:formula="of:=IF([$data.$C512]&lt;1; [$data.$B512]; &quot;&quot; )">
            <text:p/>
          </table:table-cell>
          <table:table-cell table:formula="of:=IF(AND([$data.$C512]&gt;=1; [$data.$C512]&lt;5); [$data.$B512]; &quot;&quot; )" office:value-type="float" office:value="1.25429553264605" calcext:value-type="float">
            <text:p>1.25429553264605</text:p>
          </table:table-cell>
          <table:table-cell table:formula="of:=IF(AND([$data.$C512]&gt;=5; [$data.$C512]&lt;10); [$data.$B512]; &quot;&quot; )">
            <text:p/>
          </table:table-cell>
          <table:table-cell table:formula="of:=IF([$data.$C512]&gt;=10; [$data.$B512]; &quot;&quot; )">
            <text:p/>
          </table:table-cell>
          <table:table-cell table:number-columns-repeated="10"/>
        </table:table-row>
        <table:table-row table:style-name="ro1">
          <table:table-cell table:formula="of:=IF([$data.$C513]&lt;1; [$data.$B513]; &quot;&quot; )">
            <text:p/>
          </table:table-cell>
          <table:table-cell table:formula="of:=IF(AND([$data.$C513]&gt;=1; [$data.$C513]&lt;5); [$data.$B513]; &quot;&quot; )" office:value-type="float" office:value="1.27996500437445" calcext:value-type="float">
            <text:p>1.27996500437445</text:p>
          </table:table-cell>
          <table:table-cell table:formula="of:=IF(AND([$data.$C513]&gt;=5; [$data.$C513]&lt;10); [$data.$B513]; &quot;&quot; )">
            <text:p/>
          </table:table-cell>
          <table:table-cell table:formula="of:=IF([$data.$C513]&gt;=10; [$data.$B513]; &quot;&quot; )">
            <text:p/>
          </table:table-cell>
          <table:table-cell table:number-columns-repeated="10"/>
        </table:table-row>
        <table:table-row table:style-name="ro1">
          <table:table-cell table:formula="of:=IF([$data.$C514]&lt;1; [$data.$B514]; &quot;&quot; )">
            <text:p/>
          </table:table-cell>
          <table:table-cell table:formula="of:=IF(AND([$data.$C514]&gt;=1; [$data.$C514]&lt;5); [$data.$B514]; &quot;&quot; )" office:value-type="float" office:value="1.31217391304348" calcext:value-type="float">
            <text:p>1.31217391304348</text:p>
          </table:table-cell>
          <table:table-cell table:formula="of:=IF(AND([$data.$C514]&gt;=5; [$data.$C514]&lt;10); [$data.$B514]; &quot;&quot; )">
            <text:p/>
          </table:table-cell>
          <table:table-cell table:formula="of:=IF([$data.$C514]&gt;=10; [$data.$B514]; &quot;&quot; )">
            <text:p/>
          </table:table-cell>
          <table:table-cell table:number-columns-repeated="10"/>
        </table:table-row>
        <table:table-row table:style-name="ro1">
          <table:table-cell table:formula="of:=IF([$data.$C515]&lt;1; [$data.$B515]; &quot;&quot; )">
            <text:p/>
          </table:table-cell>
          <table:table-cell table:formula="of:=IF(AND([$data.$C515]&gt;=1; [$data.$C515]&lt;5); [$data.$B515]; &quot;&quot; )" office:value-type="float" office:value="1.22744220730798" calcext:value-type="float">
            <text:p>1.22744220730798</text:p>
          </table:table-cell>
          <table:table-cell table:formula="of:=IF(AND([$data.$C515]&gt;=5; [$data.$C515]&lt;10); [$data.$B515]; &quot;&quot; )">
            <text:p/>
          </table:table-cell>
          <table:table-cell table:formula="of:=IF([$data.$C515]&gt;=10; [$data.$B515]; &quot;&quot; )">
            <text:p/>
          </table:table-cell>
          <table:table-cell table:number-columns-repeated="10"/>
        </table:table-row>
        <table:table-row table:style-name="ro1">
          <table:table-cell table:formula="of:=IF([$data.$C516]&lt;1; [$data.$B516]; &quot;&quot; )" office:value-type="float" office:value="1" calcext:value-type="float">
            <text:p>1</text:p>
          </table:table-cell>
          <table:table-cell table:formula="of:=IF(AND([$data.$C516]&gt;=1; [$data.$C516]&lt;5); [$data.$B516]; &quot;&quot; )">
            <text:p/>
          </table:table-cell>
          <table:table-cell table:formula="of:=IF(AND([$data.$C516]&gt;=5; [$data.$C516]&lt;10); [$data.$B516]; &quot;&quot; )">
            <text:p/>
          </table:table-cell>
          <table:table-cell table:formula="of:=IF([$data.$C516]&gt;=10; [$data.$B516]; &quot;&quot; )">
            <text:p/>
          </table:table-cell>
          <table:table-cell table:number-columns-repeated="10"/>
        </table:table-row>
        <table:table-row table:style-name="ro1">
          <table:table-cell table:formula="of:=IF([$data.$C517]&lt;1; [$data.$B517]; &quot;&quot; )" office:value-type="float" office:value="1" calcext:value-type="float">
            <text:p>1</text:p>
          </table:table-cell>
          <table:table-cell table:formula="of:=IF(AND([$data.$C517]&gt;=1; [$data.$C517]&lt;5); [$data.$B517]; &quot;&quot; )">
            <text:p/>
          </table:table-cell>
          <table:table-cell table:formula="of:=IF(AND([$data.$C517]&gt;=5; [$data.$C517]&lt;10); [$data.$B517]; &quot;&quot; )">
            <text:p/>
          </table:table-cell>
          <table:table-cell table:formula="of:=IF([$data.$C517]&gt;=10; [$data.$B517]; &quot;&quot; )">
            <text:p/>
          </table:table-cell>
          <table:table-cell table:number-columns-repeated="10"/>
        </table:table-row>
        <table:table-row table:style-name="ro1">
          <table:table-cell table:formula="of:=IF([$data.$C518]&lt;1; [$data.$B518]; &quot;&quot; )" office:value-type="float" office:value="1" calcext:value-type="float">
            <text:p>1</text:p>
          </table:table-cell>
          <table:table-cell table:formula="of:=IF(AND([$data.$C518]&gt;=1; [$data.$C518]&lt;5); [$data.$B518]; &quot;&quot; )">
            <text:p/>
          </table:table-cell>
          <table:table-cell table:formula="of:=IF(AND([$data.$C518]&gt;=5; [$data.$C518]&lt;10); [$data.$B518]; &quot;&quot; )">
            <text:p/>
          </table:table-cell>
          <table:table-cell table:formula="of:=IF([$data.$C518]&gt;=10; [$data.$B518]; &quot;&quot; )">
            <text:p/>
          </table:table-cell>
          <table:table-cell table:number-columns-repeated="10"/>
        </table:table-row>
        <table:table-row table:style-name="ro1">
          <table:table-cell table:formula="of:=IF([$data.$C519]&lt;1; [$data.$B519]; &quot;&quot; )" office:value-type="float" office:value="1" calcext:value-type="float">
            <text:p>1</text:p>
          </table:table-cell>
          <table:table-cell table:formula="of:=IF(AND([$data.$C519]&gt;=1; [$data.$C519]&lt;5); [$data.$B519]; &quot;&quot; )">
            <text:p/>
          </table:table-cell>
          <table:table-cell table:formula="of:=IF(AND([$data.$C519]&gt;=5; [$data.$C519]&lt;10); [$data.$B519]; &quot;&quot; )">
            <text:p/>
          </table:table-cell>
          <table:table-cell table:formula="of:=IF([$data.$C519]&gt;=10; [$data.$B519]; &quot;&quot; )">
            <text:p/>
          </table:table-cell>
          <table:table-cell table:number-columns-repeated="10"/>
        </table:table-row>
        <table:table-row table:style-name="ro1">
          <table:table-cell table:formula="of:=IF([$data.$C520]&lt;1; [$data.$B520]; &quot;&quot; )">
            <text:p/>
          </table:table-cell>
          <table:table-cell table:formula="of:=IF(AND([$data.$C520]&gt;=1; [$data.$C520]&lt;5); [$data.$B520]; &quot;&quot; )" office:value-type="float" office:value="1.33304721030043" calcext:value-type="float">
            <text:p>1.33304721030043</text:p>
          </table:table-cell>
          <table:table-cell table:formula="of:=IF(AND([$data.$C520]&gt;=5; [$data.$C520]&lt;10); [$data.$B520]; &quot;&quot; )">
            <text:p/>
          </table:table-cell>
          <table:table-cell table:formula="of:=IF([$data.$C520]&gt;=10; [$data.$B520]; &quot;&quot; )">
            <text:p/>
          </table:table-cell>
          <table:table-cell table:number-columns-repeated="10"/>
        </table:table-row>
        <table:table-row table:style-name="ro1">
          <table:table-cell table:formula="of:=IF([$data.$C521]&lt;1; [$data.$B521]; &quot;&quot; )" office:value-type="float" office:value="1" calcext:value-type="float">
            <text:p>1</text:p>
          </table:table-cell>
          <table:table-cell table:formula="of:=IF(AND([$data.$C521]&gt;=1; [$data.$C521]&lt;5); [$data.$B521]; &quot;&quot; )">
            <text:p/>
          </table:table-cell>
          <table:table-cell table:formula="of:=IF(AND([$data.$C521]&gt;=5; [$data.$C521]&lt;10); [$data.$B521]; &quot;&quot; )">
            <text:p/>
          </table:table-cell>
          <table:table-cell table:formula="of:=IF([$data.$C521]&gt;=10; [$data.$B521]; &quot;&quot; )">
            <text:p/>
          </table:table-cell>
          <table:table-cell table:number-columns-repeated="10"/>
        </table:table-row>
        <table:table-row table:style-name="ro1">
          <table:table-cell table:formula="of:=IF([$data.$C522]&lt;1; [$data.$B522]; &quot;&quot; )" office:value-type="float" office:value="1" calcext:value-type="float">
            <text:p>1</text:p>
          </table:table-cell>
          <table:table-cell table:formula="of:=IF(AND([$data.$C522]&gt;=1; [$data.$C522]&lt;5); [$data.$B522]; &quot;&quot; )">
            <text:p/>
          </table:table-cell>
          <table:table-cell table:formula="of:=IF(AND([$data.$C522]&gt;=5; [$data.$C522]&lt;10); [$data.$B522]; &quot;&quot; )">
            <text:p/>
          </table:table-cell>
          <table:table-cell table:formula="of:=IF([$data.$C522]&gt;=10; [$data.$B522]; &quot;&quot; )">
            <text:p/>
          </table:table-cell>
          <table:table-cell table:number-columns-repeated="10"/>
        </table:table-row>
        <table:table-row table:style-name="ro1">
          <table:table-cell table:formula="of:=IF([$data.$C523]&lt;1; [$data.$B523]; &quot;&quot; )" office:value-type="float" office:value="1" calcext:value-type="float">
            <text:p>1</text:p>
          </table:table-cell>
          <table:table-cell table:formula="of:=IF(AND([$data.$C523]&gt;=1; [$data.$C523]&lt;5); [$data.$B523]; &quot;&quot; )">
            <text:p/>
          </table:table-cell>
          <table:table-cell table:formula="of:=IF(AND([$data.$C523]&gt;=5; [$data.$C523]&lt;10); [$data.$B523]; &quot;&quot; )">
            <text:p/>
          </table:table-cell>
          <table:table-cell table:formula="of:=IF([$data.$C523]&gt;=10; [$data.$B523]; &quot;&quot; )">
            <text:p/>
          </table:table-cell>
          <table:table-cell table:number-columns-repeated="10"/>
        </table:table-row>
        <table:table-row table:style-name="ro1">
          <table:table-cell table:formula="of:=IF([$data.$C524]&lt;1; [$data.$B524]; &quot;&quot; )">
            <text:p/>
          </table:table-cell>
          <table:table-cell table:formula="of:=IF(AND([$data.$C524]&gt;=1; [$data.$C524]&lt;5); [$data.$B524]; &quot;&quot; )" office:value-type="float" office:value="1.42728093947606" calcext:value-type="float">
            <text:p>1.42728093947606</text:p>
          </table:table-cell>
          <table:table-cell table:formula="of:=IF(AND([$data.$C524]&gt;=5; [$data.$C524]&lt;10); [$data.$B524]; &quot;&quot; )">
            <text:p/>
          </table:table-cell>
          <table:table-cell table:formula="of:=IF([$data.$C524]&gt;=10; [$data.$B524]; &quot;&quot; )">
            <text:p/>
          </table:table-cell>
          <table:table-cell table:number-columns-repeated="10"/>
        </table:table-row>
        <table:table-row table:style-name="ro1">
          <table:table-cell table:formula="of:=IF([$data.$C525]&lt;1; [$data.$B525]; &quot;&quot; )">
            <text:p/>
          </table:table-cell>
          <table:table-cell table:formula="of:=IF(AND([$data.$C525]&gt;=1; [$data.$C525]&lt;5); [$data.$B525]; &quot;&quot; )" office:value-type="float" office:value="1.27970897332255" calcext:value-type="float">
            <text:p>1.27970897332255</text:p>
          </table:table-cell>
          <table:table-cell table:formula="of:=IF(AND([$data.$C525]&gt;=5; [$data.$C525]&lt;10); [$data.$B525]; &quot;&quot; )">
            <text:p/>
          </table:table-cell>
          <table:table-cell table:formula="of:=IF([$data.$C525]&gt;=10; [$data.$B525]; &quot;&quot; )">
            <text:p/>
          </table:table-cell>
          <table:table-cell table:number-columns-repeated="10"/>
        </table:table-row>
        <table:table-row table:style-name="ro1">
          <table:table-cell table:formula="of:=IF([$data.$C526]&lt;1; [$data.$B526]; &quot;&quot; )">
            <text:p/>
          </table:table-cell>
          <table:table-cell table:formula="of:=IF(AND([$data.$C526]&gt;=1; [$data.$C526]&lt;5); [$data.$B526]; &quot;&quot; )" office:value-type="float" office:value="1.26475694444444" calcext:value-type="float">
            <text:p>1.26475694444444</text:p>
          </table:table-cell>
          <table:table-cell table:formula="of:=IF(AND([$data.$C526]&gt;=5; [$data.$C526]&lt;10); [$data.$B526]; &quot;&quot; )">
            <text:p/>
          </table:table-cell>
          <table:table-cell table:formula="of:=IF([$data.$C526]&gt;=10; [$data.$B526]; &quot;&quot; )">
            <text:p/>
          </table:table-cell>
          <table:table-cell table:number-columns-repeated="10"/>
        </table:table-row>
        <table:table-row table:style-name="ro1">
          <table:table-cell table:formula="of:=IF([$data.$C527]&lt;1; [$data.$B527]; &quot;&quot; )">
            <text:p/>
          </table:table-cell>
          <table:table-cell table:formula="of:=IF(AND([$data.$C527]&gt;=1; [$data.$C527]&lt;5); [$data.$B527]; &quot;&quot; )" office:value-type="float" office:value="1.37861524978089" calcext:value-type="float">
            <text:p>1.37861524978089</text:p>
          </table:table-cell>
          <table:table-cell table:formula="of:=IF(AND([$data.$C527]&gt;=5; [$data.$C527]&lt;10); [$data.$B527]; &quot;&quot; )">
            <text:p/>
          </table:table-cell>
          <table:table-cell table:formula="of:=IF([$data.$C527]&gt;=10; [$data.$B527]; &quot;&quot; )">
            <text:p/>
          </table:table-cell>
          <table:table-cell table:number-columns-repeated="10"/>
        </table:table-row>
        <table:table-row table:style-name="ro1">
          <table:table-cell table:formula="of:=IF([$data.$C528]&lt;1; [$data.$B528]; &quot;&quot; )">
            <text:p/>
          </table:table-cell>
          <table:table-cell table:formula="of:=IF(AND([$data.$C528]&gt;=1; [$data.$C528]&lt;5); [$data.$B528]; &quot;&quot; )" office:value-type="float" office:value="1.31428571428571" calcext:value-type="float">
            <text:p>1.31428571428571</text:p>
          </table:table-cell>
          <table:table-cell table:formula="of:=IF(AND([$data.$C528]&gt;=5; [$data.$C528]&lt;10); [$data.$B528]; &quot;&quot; )">
            <text:p/>
          </table:table-cell>
          <table:table-cell table:formula="of:=IF([$data.$C528]&gt;=10; [$data.$B528]; &quot;&quot; )">
            <text:p/>
          </table:table-cell>
          <table:table-cell table:number-columns-repeated="10"/>
        </table:table-row>
        <table:table-row table:style-name="ro1">
          <table:table-cell table:formula="of:=IF([$data.$C529]&lt;1; [$data.$B529]; &quot;&quot; )" office:value-type="float" office:value="2" calcext:value-type="float">
            <text:p>2</text:p>
          </table:table-cell>
          <table:table-cell table:formula="of:=IF(AND([$data.$C529]&gt;=1; [$data.$C529]&lt;5); [$data.$B529]; &quot;&quot; )">
            <text:p/>
          </table:table-cell>
          <table:table-cell table:formula="of:=IF(AND([$data.$C529]&gt;=5; [$data.$C529]&lt;10); [$data.$B529]; &quot;&quot; )">
            <text:p/>
          </table:table-cell>
          <table:table-cell table:formula="of:=IF([$data.$C529]&gt;=10; [$data.$B529]; &quot;&quot; )">
            <text:p/>
          </table:table-cell>
          <table:table-cell table:number-columns-repeated="10"/>
        </table:table-row>
        <table:table-row table:style-name="ro1">
          <table:table-cell table:formula="of:=IF([$data.$C530]&lt;1; [$data.$B530]; &quot;&quot; )" office:value-type="float" office:value="1" calcext:value-type="float">
            <text:p>1</text:p>
          </table:table-cell>
          <table:table-cell table:formula="of:=IF(AND([$data.$C530]&gt;=1; [$data.$C530]&lt;5); [$data.$B530]; &quot;&quot; )">
            <text:p/>
          </table:table-cell>
          <table:table-cell table:formula="of:=IF(AND([$data.$C530]&gt;=5; [$data.$C530]&lt;10); [$data.$B530]; &quot;&quot; )">
            <text:p/>
          </table:table-cell>
          <table:table-cell table:formula="of:=IF([$data.$C530]&gt;=10; [$data.$B530]; &quot;&quot; )">
            <text:p/>
          </table:table-cell>
          <table:table-cell table:number-columns-repeated="10"/>
        </table:table-row>
        <table:table-row table:style-name="ro1">
          <table:table-cell table:formula="of:=IF([$data.$C531]&lt;1; [$data.$B531]; &quot;&quot; )">
            <text:p/>
          </table:table-cell>
          <table:table-cell table:formula="of:=IF(AND([$data.$C531]&gt;=1; [$data.$C531]&lt;5); [$data.$B531]; &quot;&quot; )" office:value-type="float" office:value="1.32562277580071" calcext:value-type="float">
            <text:p>1.32562277580071</text:p>
          </table:table-cell>
          <table:table-cell table:formula="of:=IF(AND([$data.$C531]&gt;=5; [$data.$C531]&lt;10); [$data.$B531]; &quot;&quot; )">
            <text:p/>
          </table:table-cell>
          <table:table-cell table:formula="of:=IF([$data.$C531]&gt;=10; [$data.$B531]; &quot;&quot; )">
            <text:p/>
          </table:table-cell>
          <table:table-cell table:number-columns-repeated="10"/>
        </table:table-row>
        <table:table-row table:style-name="ro1">
          <table:table-cell table:formula="of:=IF([$data.$C532]&lt;1; [$data.$B532]; &quot;&quot; )" office:value-type="float" office:value="1.2" calcext:value-type="float">
            <text:p>1.2</text:p>
          </table:table-cell>
          <table:table-cell table:formula="of:=IF(AND([$data.$C532]&gt;=1; [$data.$C532]&lt;5); [$data.$B532]; &quot;&quot; )">
            <text:p/>
          </table:table-cell>
          <table:table-cell table:formula="of:=IF(AND([$data.$C532]&gt;=5; [$data.$C532]&lt;10); [$data.$B532]; &quot;&quot; )">
            <text:p/>
          </table:table-cell>
          <table:table-cell table:formula="of:=IF([$data.$C532]&gt;=10; [$data.$B532]; &quot;&quot; )">
            <text:p/>
          </table:table-cell>
          <table:table-cell table:number-columns-repeated="10"/>
        </table:table-row>
        <table:table-row table:style-name="ro1">
          <table:table-cell table:formula="of:=IF([$data.$C533]&lt;1; [$data.$B533]; &quot;&quot; )">
            <text:p/>
          </table:table-cell>
          <table:table-cell table:formula="of:=IF(AND([$data.$C533]&gt;=1; [$data.$C533]&lt;5); [$data.$B533]; &quot;&quot; )" office:value-type="float" office:value="1.29827586206897" calcext:value-type="float">
            <text:p>1.29827586206897</text:p>
          </table:table-cell>
          <table:table-cell table:formula="of:=IF(AND([$data.$C533]&gt;=5; [$data.$C533]&lt;10); [$data.$B533]; &quot;&quot; )">
            <text:p/>
          </table:table-cell>
          <table:table-cell table:formula="of:=IF([$data.$C533]&gt;=10; [$data.$B533]; &quot;&quot; )">
            <text:p/>
          </table:table-cell>
          <table:table-cell table:number-columns-repeated="10"/>
        </table:table-row>
        <table:table-row table:style-name="ro1">
          <table:table-cell table:formula="of:=IF([$data.$C534]&lt;1; [$data.$B534]; &quot;&quot; )">
            <text:p/>
          </table:table-cell>
          <table:table-cell table:formula="of:=IF(AND([$data.$C534]&gt;=1; [$data.$C534]&lt;5); [$data.$B534]; &quot;&quot; )" office:value-type="float" office:value="1.27024647887324" calcext:value-type="float">
            <text:p>1.27024647887324</text:p>
          </table:table-cell>
          <table:table-cell table:formula="of:=IF(AND([$data.$C534]&gt;=5; [$data.$C534]&lt;10); [$data.$B534]; &quot;&quot; )">
            <text:p/>
          </table:table-cell>
          <table:table-cell table:formula="of:=IF([$data.$C534]&gt;=10; [$data.$B534]; &quot;&quot; )">
            <text:p/>
          </table:table-cell>
          <table:table-cell table:number-columns-repeated="10"/>
        </table:table-row>
        <table:table-row table:style-name="ro1">
          <table:table-cell table:formula="of:=IF([$data.$C535]&lt;1; [$data.$B535]; &quot;&quot; )">
            <text:p/>
          </table:table-cell>
          <table:table-cell table:formula="of:=IF(AND([$data.$C535]&gt;=1; [$data.$C535]&lt;5); [$data.$B535]; &quot;&quot; )" office:value-type="float" office:value="1.07203389830508" calcext:value-type="float">
            <text:p>1.07203389830508</text:p>
          </table:table-cell>
          <table:table-cell table:formula="of:=IF(AND([$data.$C535]&gt;=5; [$data.$C535]&lt;10); [$data.$B535]; &quot;&quot; )">
            <text:p/>
          </table:table-cell>
          <table:table-cell table:formula="of:=IF([$data.$C535]&gt;=10; [$data.$B535]; &quot;&quot; )">
            <text:p/>
          </table:table-cell>
          <table:table-cell table:number-columns-repeated="10"/>
        </table:table-row>
        <table:table-row table:style-name="ro1">
          <table:table-cell table:formula="of:=IF([$data.$C536]&lt;1; [$data.$B536]; &quot;&quot; )" office:value-type="float" office:value="1" calcext:value-type="float">
            <text:p>1</text:p>
          </table:table-cell>
          <table:table-cell table:formula="of:=IF(AND([$data.$C536]&gt;=1; [$data.$C536]&lt;5); [$data.$B536]; &quot;&quot; )">
            <text:p/>
          </table:table-cell>
          <table:table-cell table:formula="of:=IF(AND([$data.$C536]&gt;=5; [$data.$C536]&lt;10); [$data.$B536]; &quot;&quot; )">
            <text:p/>
          </table:table-cell>
          <table:table-cell table:formula="of:=IF([$data.$C536]&gt;=10; [$data.$B536]; &quot;&quot; )">
            <text:p/>
          </table:table-cell>
          <table:table-cell table:number-columns-repeated="10"/>
        </table:table-row>
        <table:table-row table:style-name="ro1">
          <table:table-cell table:formula="of:=IF([$data.$C537]&lt;1; [$data.$B537]; &quot;&quot; )">
            <text:p/>
          </table:table-cell>
          <table:table-cell table:formula="of:=IF(AND([$data.$C537]&gt;=1; [$data.$C537]&lt;5); [$data.$B537]; &quot;&quot; )" office:value-type="float" office:value="1.35957066189624" calcext:value-type="float">
            <text:p>1.35957066189624</text:p>
          </table:table-cell>
          <table:table-cell table:formula="of:=IF(AND([$data.$C537]&gt;=5; [$data.$C537]&lt;10); [$data.$B537]; &quot;&quot; )">
            <text:p/>
          </table:table-cell>
          <table:table-cell table:formula="of:=IF([$data.$C537]&gt;=10; [$data.$B537]; &quot;&quot; )">
            <text:p/>
          </table:table-cell>
          <table:table-cell table:number-columns-repeated="10"/>
        </table:table-row>
        <table:table-row table:style-name="ro1">
          <table:table-cell table:formula="of:=IF([$data.$C538]&lt;1; [$data.$B538]; &quot;&quot; )">
            <text:p/>
          </table:table-cell>
          <table:table-cell table:formula="of:=IF(AND([$data.$C538]&gt;=1; [$data.$C538]&lt;5); [$data.$B538]; &quot;&quot; )" office:value-type="float" office:value="1.30875975715525" calcext:value-type="float">
            <text:p>1.30875975715525</text:p>
          </table:table-cell>
          <table:table-cell table:formula="of:=IF(AND([$data.$C538]&gt;=5; [$data.$C538]&lt;10); [$data.$B538]; &quot;&quot; )">
            <text:p/>
          </table:table-cell>
          <table:table-cell table:formula="of:=IF([$data.$C538]&gt;=10; [$data.$B538]; &quot;&quot; )">
            <text:p/>
          </table:table-cell>
          <table:table-cell table:number-columns-repeated="10"/>
        </table:table-row>
        <table:table-row table:style-name="ro1">
          <table:table-cell table:formula="of:=IF([$data.$C539]&lt;1; [$data.$B539]; &quot;&quot; )">
            <text:p/>
          </table:table-cell>
          <table:table-cell table:formula="of:=IF(AND([$data.$C539]&gt;=1; [$data.$C539]&lt;5); [$data.$B539]; &quot;&quot; )" office:value-type="float" office:value="1.35885167464115" calcext:value-type="float">
            <text:p>1.35885167464115</text:p>
          </table:table-cell>
          <table:table-cell table:formula="of:=IF(AND([$data.$C539]&gt;=5; [$data.$C539]&lt;10); [$data.$B539]; &quot;&quot; )">
            <text:p/>
          </table:table-cell>
          <table:table-cell table:formula="of:=IF([$data.$C539]&gt;=10; [$data.$B539]; &quot;&quot; )">
            <text:p/>
          </table:table-cell>
          <table:table-cell table:number-columns-repeated="10"/>
        </table:table-row>
        <table:table-row table:style-name="ro1">
          <table:table-cell table:formula="of:=IF([$data.$C540]&lt;1; [$data.$B540]; &quot;&quot; )">
            <text:p/>
          </table:table-cell>
          <table:table-cell table:formula="of:=IF(AND([$data.$C540]&gt;=1; [$data.$C540]&lt;5); [$data.$B540]; &quot;&quot; )" office:value-type="float" office:value="1.10769230769231" calcext:value-type="float">
            <text:p>1.10769230769231</text:p>
          </table:table-cell>
          <table:table-cell table:formula="of:=IF(AND([$data.$C540]&gt;=5; [$data.$C540]&lt;10); [$data.$B540]; &quot;&quot; )">
            <text:p/>
          </table:table-cell>
          <table:table-cell table:formula="of:=IF([$data.$C540]&gt;=10; [$data.$B540]; &quot;&quot; )">
            <text:p/>
          </table:table-cell>
          <table:table-cell table:number-columns-repeated="10"/>
        </table:table-row>
        <table:table-row table:style-name="ro1">
          <table:table-cell table:formula="of:=IF([$data.$C541]&lt;1; [$data.$B541]; &quot;&quot; )" office:value-type="float" office:value="1" calcext:value-type="float">
            <text:p>1</text:p>
          </table:table-cell>
          <table:table-cell table:formula="of:=IF(AND([$data.$C541]&gt;=1; [$data.$C541]&lt;5); [$data.$B541]; &quot;&quot; )">
            <text:p/>
          </table:table-cell>
          <table:table-cell table:formula="of:=IF(AND([$data.$C541]&gt;=5; [$data.$C541]&lt;10); [$data.$B541]; &quot;&quot; )">
            <text:p/>
          </table:table-cell>
          <table:table-cell table:formula="of:=IF([$data.$C541]&gt;=10; [$data.$B541]; &quot;&quot; )">
            <text:p/>
          </table:table-cell>
          <table:table-cell table:number-columns-repeated="10"/>
        </table:table-row>
        <table:table-row table:style-name="ro1">
          <table:table-cell table:formula="of:=IF([$data.$C542]&lt;1; [$data.$B542]; &quot;&quot; )" office:value-type="float" office:value="1" calcext:value-type="float">
            <text:p>1</text:p>
          </table:table-cell>
          <table:table-cell table:formula="of:=IF(AND([$data.$C542]&gt;=1; [$data.$C542]&lt;5); [$data.$B542]; &quot;&quot; )">
            <text:p/>
          </table:table-cell>
          <table:table-cell table:formula="of:=IF(AND([$data.$C542]&gt;=5; [$data.$C542]&lt;10); [$data.$B542]; &quot;&quot; )">
            <text:p/>
          </table:table-cell>
          <table:table-cell table:formula="of:=IF([$data.$C542]&gt;=10; [$data.$B542]; &quot;&quot; )">
            <text:p/>
          </table:table-cell>
          <table:table-cell table:number-columns-repeated="10"/>
        </table:table-row>
        <table:table-row table:style-name="ro1">
          <table:table-cell table:formula="of:=IF([$data.$C543]&lt;1; [$data.$B543]; &quot;&quot; )">
            <text:p/>
          </table:table-cell>
          <table:table-cell table:formula="of:=IF(AND([$data.$C543]&gt;=1; [$data.$C543]&lt;5); [$data.$B543]; &quot;&quot; )" office:value-type="float" office:value="1.29927667269439" calcext:value-type="float">
            <text:p>1.29927667269439</text:p>
          </table:table-cell>
          <table:table-cell table:formula="of:=IF(AND([$data.$C543]&gt;=5; [$data.$C543]&lt;10); [$data.$B543]; &quot;&quot; )">
            <text:p/>
          </table:table-cell>
          <table:table-cell table:formula="of:=IF([$data.$C543]&gt;=10; [$data.$B543]; &quot;&quot; )">
            <text:p/>
          </table:table-cell>
          <table:table-cell table:number-columns-repeated="10"/>
        </table:table-row>
        <table:table-row table:style-name="ro1">
          <table:table-cell table:formula="of:=IF([$data.$C544]&lt;1; [$data.$B544]; &quot;&quot; )">
            <text:p/>
          </table:table-cell>
          <table:table-cell table:formula="of:=IF(AND([$data.$C544]&gt;=1; [$data.$C544]&lt;5); [$data.$B544]; &quot;&quot; )" office:value-type="float" office:value="1.19096965210955" calcext:value-type="float">
            <text:p>1.19096965210955</text:p>
          </table:table-cell>
          <table:table-cell table:formula="of:=IF(AND([$data.$C544]&gt;=5; [$data.$C544]&lt;10); [$data.$B544]; &quot;&quot; )">
            <text:p/>
          </table:table-cell>
          <table:table-cell table:formula="of:=IF([$data.$C544]&gt;=10; [$data.$B544]; &quot;&quot; )">
            <text:p/>
          </table:table-cell>
          <table:table-cell table:number-columns-repeated="10"/>
        </table:table-row>
        <table:table-row table:style-name="ro1">
          <table:table-cell table:formula="of:=IF([$data.$C545]&lt;1; [$data.$B545]; &quot;&quot; )">
            <text:p/>
          </table:table-cell>
          <table:table-cell table:formula="of:=IF(AND([$data.$C545]&gt;=1; [$data.$C545]&lt;5); [$data.$B545]; &quot;&quot; )" office:value-type="float" office:value="1.31986301369863" calcext:value-type="float">
            <text:p>1.31986301369863</text:p>
          </table:table-cell>
          <table:table-cell table:formula="of:=IF(AND([$data.$C545]&gt;=5; [$data.$C545]&lt;10); [$data.$B545]; &quot;&quot; )">
            <text:p/>
          </table:table-cell>
          <table:table-cell table:formula="of:=IF([$data.$C545]&gt;=10; [$data.$B545]; &quot;&quot; )">
            <text:p/>
          </table:table-cell>
          <table:table-cell table:number-columns-repeated="10"/>
        </table:table-row>
        <table:table-row table:style-name="ro1">
          <table:table-cell table:formula="of:=IF([$data.$C546]&lt;1; [$data.$B546]; &quot;&quot; )">
            <text:p/>
          </table:table-cell>
          <table:table-cell table:formula="of:=IF(AND([$data.$C546]&gt;=1; [$data.$C546]&lt;5); [$data.$B546]; &quot;&quot; )" office:value-type="float" office:value="1.22571628232006" calcext:value-type="float">
            <text:p>1.22571628232006</text:p>
          </table:table-cell>
          <table:table-cell table:formula="of:=IF(AND([$data.$C546]&gt;=5; [$data.$C546]&lt;10); [$data.$B546]; &quot;&quot; )">
            <text:p/>
          </table:table-cell>
          <table:table-cell table:formula="of:=IF([$data.$C546]&gt;=10; [$data.$B546]; &quot;&quot; )">
            <text:p/>
          </table:table-cell>
          <table:table-cell table:number-columns-repeated="10"/>
        </table:table-row>
        <table:table-row table:style-name="ro1">
          <table:table-cell table:formula="of:=IF([$data.$C547]&lt;1; [$data.$B547]; &quot;&quot; )">
            <text:p/>
          </table:table-cell>
          <table:table-cell table:formula="of:=IF(AND([$data.$C547]&gt;=1; [$data.$C547]&lt;5); [$data.$B547]; &quot;&quot; )" office:value-type="float" office:value="1.26749335695306" calcext:value-type="float">
            <text:p>1.26749335695306</text:p>
          </table:table-cell>
          <table:table-cell table:formula="of:=IF(AND([$data.$C547]&gt;=5; [$data.$C547]&lt;10); [$data.$B547]; &quot;&quot; )">
            <text:p/>
          </table:table-cell>
          <table:table-cell table:formula="of:=IF([$data.$C547]&gt;=10; [$data.$B547]; &quot;&quot; )">
            <text:p/>
          </table:table-cell>
          <table:table-cell table:number-columns-repeated="10"/>
        </table:table-row>
        <table:table-row table:style-name="ro1">
          <table:table-cell table:formula="of:=IF([$data.$C548]&lt;1; [$data.$B548]; &quot;&quot; )">
            <text:p/>
          </table:table-cell>
          <table:table-cell table:formula="of:=IF(AND([$data.$C548]&gt;=1; [$data.$C548]&lt;5); [$data.$B548]; &quot;&quot; )" office:value-type="float" office:value="1.33766233766234" calcext:value-type="float">
            <text:p>1.33766233766234</text:p>
          </table:table-cell>
          <table:table-cell table:formula="of:=IF(AND([$data.$C548]&gt;=5; [$data.$C548]&lt;10); [$data.$B548]; &quot;&quot; )">
            <text:p/>
          </table:table-cell>
          <table:table-cell table:formula="of:=IF([$data.$C548]&gt;=10; [$data.$B548]; &quot;&quot; )">
            <text:p/>
          </table:table-cell>
          <table:table-cell table:number-columns-repeated="10"/>
        </table:table-row>
        <table:table-row table:style-name="ro1">
          <table:table-cell table:formula="of:=IF([$data.$C549]&lt;1; [$data.$B549]; &quot;&quot; )" office:value-type="float" office:value="1" calcext:value-type="float">
            <text:p>1</text:p>
          </table:table-cell>
          <table:table-cell table:formula="of:=IF(AND([$data.$C549]&gt;=1; [$data.$C549]&lt;5); [$data.$B549]; &quot;&quot; )">
            <text:p/>
          </table:table-cell>
          <table:table-cell table:formula="of:=IF(AND([$data.$C549]&gt;=5; [$data.$C549]&lt;10); [$data.$B549]; &quot;&quot; )">
            <text:p/>
          </table:table-cell>
          <table:table-cell table:formula="of:=IF([$data.$C549]&gt;=10; [$data.$B549]; &quot;&quot; )">
            <text:p/>
          </table:table-cell>
          <table:table-cell table:number-columns-repeated="10"/>
        </table:table-row>
        <table:table-row table:style-name="ro1">
          <table:table-cell table:formula="of:=IF([$data.$C550]&lt;1; [$data.$B550]; &quot;&quot; )">
            <text:p/>
          </table:table-cell>
          <table:table-cell table:formula="of:=IF(AND([$data.$C550]&gt;=1; [$data.$C550]&lt;5); [$data.$B550]; &quot;&quot; )" office:value-type="float" office:value="1.3308957952468" calcext:value-type="float">
            <text:p>1.3308957952468</text:p>
          </table:table-cell>
          <table:table-cell table:formula="of:=IF(AND([$data.$C550]&gt;=5; [$data.$C550]&lt;10); [$data.$B550]; &quot;&quot; )">
            <text:p/>
          </table:table-cell>
          <table:table-cell table:formula="of:=IF([$data.$C550]&gt;=10; [$data.$B550]; &quot;&quot; )">
            <text:p/>
          </table:table-cell>
          <table:table-cell table:number-columns-repeated="10"/>
        </table:table-row>
        <table:table-row table:style-name="ro1">
          <table:table-cell table:formula="of:=IF([$data.$C551]&lt;1; [$data.$B551]; &quot;&quot; )" office:value-type="float" office:value="1" calcext:value-type="float">
            <text:p>1</text:p>
          </table:table-cell>
          <table:table-cell table:formula="of:=IF(AND([$data.$C551]&gt;=1; [$data.$C551]&lt;5); [$data.$B551]; &quot;&quot; )">
            <text:p/>
          </table:table-cell>
          <table:table-cell table:formula="of:=IF(AND([$data.$C551]&gt;=5; [$data.$C551]&lt;10); [$data.$B551]; &quot;&quot; )">
            <text:p/>
          </table:table-cell>
          <table:table-cell table:formula="of:=IF([$data.$C551]&gt;=10; [$data.$B551]; &quot;&quot; )">
            <text:p/>
          </table:table-cell>
          <table:table-cell table:number-columns-repeated="10"/>
        </table:table-row>
        <table:table-row table:style-name="ro1">
          <table:table-cell table:formula="of:=IF([$data.$C552]&lt;1; [$data.$B552]; &quot;&quot; )">
            <text:p/>
          </table:table-cell>
          <table:table-cell table:formula="of:=IF(AND([$data.$C552]&gt;=1; [$data.$C552]&lt;5); [$data.$B552]; &quot;&quot; )" office:value-type="float" office:value="1.34537444933921" calcext:value-type="float">
            <text:p>1.34537444933921</text:p>
          </table:table-cell>
          <table:table-cell table:formula="of:=IF(AND([$data.$C552]&gt;=5; [$data.$C552]&lt;10); [$data.$B552]; &quot;&quot; )">
            <text:p/>
          </table:table-cell>
          <table:table-cell table:formula="of:=IF([$data.$C552]&gt;=10; [$data.$B552]; &quot;&quot; )">
            <text:p/>
          </table:table-cell>
          <table:table-cell table:number-columns-repeated="10"/>
        </table:table-row>
        <table:table-row table:style-name="ro1">
          <table:table-cell table:formula="of:=IF([$data.$C553]&lt;1; [$data.$B553]; &quot;&quot; )">
            <text:p/>
          </table:table-cell>
          <table:table-cell table:formula="of:=IF(AND([$data.$C553]&gt;=1; [$data.$C553]&lt;5); [$data.$B553]; &quot;&quot; )" office:value-type="float" office:value="1.17652250661959" calcext:value-type="float">
            <text:p>1.17652250661959</text:p>
          </table:table-cell>
          <table:table-cell table:formula="of:=IF(AND([$data.$C553]&gt;=5; [$data.$C553]&lt;10); [$data.$B553]; &quot;&quot; )">
            <text:p/>
          </table:table-cell>
          <table:table-cell table:formula="of:=IF([$data.$C553]&gt;=10; [$data.$B553]; &quot;&quot; )">
            <text:p/>
          </table:table-cell>
          <table:table-cell table:number-columns-repeated="10"/>
        </table:table-row>
        <table:table-row table:style-name="ro1">
          <table:table-cell table:formula="of:=IF([$data.$C554]&lt;1; [$data.$B554]; &quot;&quot; )" office:value-type="float" office:value="1" calcext:value-type="float">
            <text:p>1</text:p>
          </table:table-cell>
          <table:table-cell table:formula="of:=IF(AND([$data.$C554]&gt;=1; [$data.$C554]&lt;5); [$data.$B554]; &quot;&quot; )">
            <text:p/>
          </table:table-cell>
          <table:table-cell table:formula="of:=IF(AND([$data.$C554]&gt;=5; [$data.$C554]&lt;10); [$data.$B554]; &quot;&quot; )">
            <text:p/>
          </table:table-cell>
          <table:table-cell table:formula="of:=IF([$data.$C554]&gt;=10; [$data.$B554]; &quot;&quot; )">
            <text:p/>
          </table:table-cell>
          <table:table-cell table:number-columns-repeated="10"/>
        </table:table-row>
        <table:table-row table:style-name="ro1">
          <table:table-cell table:formula="of:=IF([$data.$C555]&lt;1; [$data.$B555]; &quot;&quot; )" office:value-type="float" office:value="2" calcext:value-type="float">
            <text:p>2</text:p>
          </table:table-cell>
          <table:table-cell table:formula="of:=IF(AND([$data.$C555]&gt;=1; [$data.$C555]&lt;5); [$data.$B555]; &quot;&quot; )">
            <text:p/>
          </table:table-cell>
          <table:table-cell table:formula="of:=IF(AND([$data.$C555]&gt;=5; [$data.$C555]&lt;10); [$data.$B555]; &quot;&quot; )">
            <text:p/>
          </table:table-cell>
          <table:table-cell table:formula="of:=IF([$data.$C555]&gt;=10; [$data.$B555]; &quot;&quot; )">
            <text:p/>
          </table:table-cell>
          <table:table-cell table:number-columns-repeated="10"/>
        </table:table-row>
        <table:table-row table:style-name="ro1">
          <table:table-cell table:formula="of:=IF([$data.$C556]&lt;1; [$data.$B556]; &quot;&quot; )" office:value-type="float" office:value="1" calcext:value-type="float">
            <text:p>1</text:p>
          </table:table-cell>
          <table:table-cell table:formula="of:=IF(AND([$data.$C556]&gt;=1; [$data.$C556]&lt;5); [$data.$B556]; &quot;&quot; )">
            <text:p/>
          </table:table-cell>
          <table:table-cell table:formula="of:=IF(AND([$data.$C556]&gt;=5; [$data.$C556]&lt;10); [$data.$B556]; &quot;&quot; )">
            <text:p/>
          </table:table-cell>
          <table:table-cell table:formula="of:=IF([$data.$C556]&gt;=10; [$data.$B556]; &quot;&quot; )">
            <text:p/>
          </table:table-cell>
          <table:table-cell table:number-columns-repeated="10"/>
        </table:table-row>
        <table:table-row table:style-name="ro1">
          <table:table-cell table:formula="of:=IF([$data.$C557]&lt;1; [$data.$B557]; &quot;&quot; )" office:value-type="float" office:value="1" calcext:value-type="float">
            <text:p>1</text:p>
          </table:table-cell>
          <table:table-cell table:formula="of:=IF(AND([$data.$C557]&gt;=1; [$data.$C557]&lt;5); [$data.$B557]; &quot;&quot; )">
            <text:p/>
          </table:table-cell>
          <table:table-cell table:formula="of:=IF(AND([$data.$C557]&gt;=5; [$data.$C557]&lt;10); [$data.$B557]; &quot;&quot; )">
            <text:p/>
          </table:table-cell>
          <table:table-cell table:formula="of:=IF([$data.$C557]&gt;=10; [$data.$B557]; &quot;&quot; )">
            <text:p/>
          </table:table-cell>
          <table:table-cell table:number-columns-repeated="10"/>
        </table:table-row>
        <table:table-row table:style-name="ro1">
          <table:table-cell table:formula="of:=IF([$data.$C558]&lt;1; [$data.$B558]; &quot;&quot; )">
            <text:p/>
          </table:table-cell>
          <table:table-cell table:formula="of:=IF(AND([$data.$C558]&gt;=1; [$data.$C558]&lt;5); [$data.$B558]; &quot;&quot; )" office:value-type="float" office:value="1.2701252236136" calcext:value-type="float">
            <text:p>1.2701252236136</text:p>
          </table:table-cell>
          <table:table-cell table:formula="of:=IF(AND([$data.$C558]&gt;=5; [$data.$C558]&lt;10); [$data.$B558]; &quot;&quot; )">
            <text:p/>
          </table:table-cell>
          <table:table-cell table:formula="of:=IF([$data.$C558]&gt;=10; [$data.$B558]; &quot;&quot; )">
            <text:p/>
          </table:table-cell>
          <table:table-cell table:number-columns-repeated="10"/>
        </table:table-row>
        <table:table-row table:style-name="ro1">
          <table:table-cell table:formula="of:=IF([$data.$C559]&lt;1; [$data.$B559]; &quot;&quot; )">
            <text:p/>
          </table:table-cell>
          <table:table-cell table:formula="of:=IF(AND([$data.$C559]&gt;=1; [$data.$C559]&lt;5); [$data.$B559]; &quot;&quot; )" office:value-type="float" office:value="1.36666666666667" calcext:value-type="float">
            <text:p>1.36666666666667</text:p>
          </table:table-cell>
          <table:table-cell table:formula="of:=IF(AND([$data.$C559]&gt;=5; [$data.$C559]&lt;10); [$data.$B559]; &quot;&quot; )">
            <text:p/>
          </table:table-cell>
          <table:table-cell table:formula="of:=IF([$data.$C559]&gt;=10; [$data.$B559]; &quot;&quot; )">
            <text:p/>
          </table:table-cell>
          <table:table-cell table:number-columns-repeated="10"/>
        </table:table-row>
        <table:table-row table:style-name="ro1">
          <table:table-cell table:formula="of:=IF([$data.$C560]&lt;1; [$data.$B560]; &quot;&quot; )">
            <text:p/>
          </table:table-cell>
          <table:table-cell table:formula="of:=IF(AND([$data.$C560]&gt;=1; [$data.$C560]&lt;5); [$data.$B560]; &quot;&quot; )" office:value-type="float" office:value="1.30550621669627" calcext:value-type="float">
            <text:p>1.30550621669627</text:p>
          </table:table-cell>
          <table:table-cell table:formula="of:=IF(AND([$data.$C560]&gt;=5; [$data.$C560]&lt;10); [$data.$B560]; &quot;&quot; )">
            <text:p/>
          </table:table-cell>
          <table:table-cell table:formula="of:=IF([$data.$C560]&gt;=10; [$data.$B560]; &quot;&quot; )">
            <text:p/>
          </table:table-cell>
          <table:table-cell table:number-columns-repeated="10"/>
        </table:table-row>
        <table:table-row table:style-name="ro1">
          <table:table-cell table:formula="of:=IF([$data.$C561]&lt;1; [$data.$B561]; &quot;&quot; )" office:value-type="float" office:value="1" calcext:value-type="float">
            <text:p>1</text:p>
          </table:table-cell>
          <table:table-cell table:formula="of:=IF(AND([$data.$C561]&gt;=1; [$data.$C561]&lt;5); [$data.$B561]; &quot;&quot; )">
            <text:p/>
          </table:table-cell>
          <table:table-cell table:formula="of:=IF(AND([$data.$C561]&gt;=5; [$data.$C561]&lt;10); [$data.$B561]; &quot;&quot; )">
            <text:p/>
          </table:table-cell>
          <table:table-cell table:formula="of:=IF([$data.$C561]&gt;=10; [$data.$B561]; &quot;&quot; )">
            <text:p/>
          </table:table-cell>
          <table:table-cell table:number-columns-repeated="10"/>
        </table:table-row>
        <table:table-row table:style-name="ro1">
          <table:table-cell table:formula="of:=IF([$data.$C562]&lt;1; [$data.$B562]; &quot;&quot; )">
            <text:p/>
          </table:table-cell>
          <table:table-cell table:formula="of:=IF(AND([$data.$C562]&gt;=1; [$data.$C562]&lt;5); [$data.$B562]; &quot;&quot; )" office:value-type="float" office:value="1.24597701149425" calcext:value-type="float">
            <text:p>1.24597701149425</text:p>
          </table:table-cell>
          <table:table-cell table:formula="of:=IF(AND([$data.$C562]&gt;=5; [$data.$C562]&lt;10); [$data.$B562]; &quot;&quot; )">
            <text:p/>
          </table:table-cell>
          <table:table-cell table:formula="of:=IF([$data.$C562]&gt;=10; [$data.$B562]; &quot;&quot; )">
            <text:p/>
          </table:table-cell>
          <table:table-cell table:number-columns-repeated="10"/>
        </table:table-row>
        <table:table-row table:style-name="ro1">
          <table:table-cell table:formula="of:=IF([$data.$C563]&lt;1; [$data.$B563]; &quot;&quot; )">
            <text:p/>
          </table:table-cell>
          <table:table-cell table:formula="of:=IF(AND([$data.$C563]&gt;=1; [$data.$C563]&lt;5); [$data.$B563]; &quot;&quot; )" office:value-type="float" office:value="1.25692695214106" calcext:value-type="float">
            <text:p>1.25692695214106</text:p>
          </table:table-cell>
          <table:table-cell table:formula="of:=IF(AND([$data.$C563]&gt;=5; [$data.$C563]&lt;10); [$data.$B563]; &quot;&quot; )">
            <text:p/>
          </table:table-cell>
          <table:table-cell table:formula="of:=IF([$data.$C563]&gt;=10; [$data.$B563]; &quot;&quot; )">
            <text:p/>
          </table:table-cell>
          <table:table-cell table:number-columns-repeated="10"/>
        </table:table-row>
        <table:table-row table:style-name="ro1">
          <table:table-cell table:formula="of:=IF([$data.$C564]&lt;1; [$data.$B564]; &quot;&quot; )" office:value-type="float" office:value="1" calcext:value-type="float">
            <text:p>1</text:p>
          </table:table-cell>
          <table:table-cell table:formula="of:=IF(AND([$data.$C564]&gt;=1; [$data.$C564]&lt;5); [$data.$B564]; &quot;&quot; )">
            <text:p/>
          </table:table-cell>
          <table:table-cell table:formula="of:=IF(AND([$data.$C564]&gt;=5; [$data.$C564]&lt;10); [$data.$B564]; &quot;&quot; )">
            <text:p/>
          </table:table-cell>
          <table:table-cell table:formula="of:=IF([$data.$C564]&gt;=10; [$data.$B564]; &quot;&quot; )">
            <text:p/>
          </table:table-cell>
          <table:table-cell table:number-columns-repeated="10"/>
        </table:table-row>
        <table:table-row table:style-name="ro1">
          <table:table-cell table:formula="of:=IF([$data.$C565]&lt;1; [$data.$B565]; &quot;&quot; )">
            <text:p/>
          </table:table-cell>
          <table:table-cell table:formula="of:=IF(AND([$data.$C565]&gt;=1; [$data.$C565]&lt;5); [$data.$B565]; &quot;&quot; )" office:value-type="float" office:value="1.424013434089" calcext:value-type="float">
            <text:p>1.424013434089</text:p>
          </table:table-cell>
          <table:table-cell table:formula="of:=IF(AND([$data.$C565]&gt;=5; [$data.$C565]&lt;10); [$data.$B565]; &quot;&quot; )">
            <text:p/>
          </table:table-cell>
          <table:table-cell table:formula="of:=IF([$data.$C565]&gt;=10; [$data.$B565]; &quot;&quot; )">
            <text:p/>
          </table:table-cell>
          <table:table-cell table:number-columns-repeated="10"/>
        </table:table-row>
        <table:table-row table:style-name="ro1">
          <table:table-cell table:formula="of:=IF([$data.$C566]&lt;1; [$data.$B566]; &quot;&quot; )">
            <text:p/>
          </table:table-cell>
          <table:table-cell table:formula="of:=IF(AND([$data.$C566]&gt;=1; [$data.$C566]&lt;5); [$data.$B566]; &quot;&quot; )" office:value-type="float" office:value="1.36514886164623" calcext:value-type="float">
            <text:p>1.36514886164623</text:p>
          </table:table-cell>
          <table:table-cell table:formula="of:=IF(AND([$data.$C566]&gt;=5; [$data.$C566]&lt;10); [$data.$B566]; &quot;&quot; )">
            <text:p/>
          </table:table-cell>
          <table:table-cell table:formula="of:=IF([$data.$C566]&gt;=10; [$data.$B566]; &quot;&quot; )">
            <text:p/>
          </table:table-cell>
          <table:table-cell table:number-columns-repeated="10"/>
        </table:table-row>
        <table:table-row table:style-name="ro1">
          <table:table-cell table:formula="of:=IF([$data.$C567]&lt;1; [$data.$B567]; &quot;&quot; )" office:value-type="float" office:value="1" calcext:value-type="float">
            <text:p>1</text:p>
          </table:table-cell>
          <table:table-cell table:formula="of:=IF(AND([$data.$C567]&gt;=1; [$data.$C567]&lt;5); [$data.$B567]; &quot;&quot; )">
            <text:p/>
          </table:table-cell>
          <table:table-cell table:formula="of:=IF(AND([$data.$C567]&gt;=5; [$data.$C567]&lt;10); [$data.$B567]; &quot;&quot; )">
            <text:p/>
          </table:table-cell>
          <table:table-cell table:formula="of:=IF([$data.$C567]&gt;=10; [$data.$B567]; &quot;&quot; )">
            <text:p/>
          </table:table-cell>
          <table:table-cell table:number-columns-repeated="10"/>
        </table:table-row>
        <table:table-row table:style-name="ro1">
          <table:table-cell table:formula="of:=IF([$data.$C568]&lt;1; [$data.$B568]; &quot;&quot; )">
            <text:p/>
          </table:table-cell>
          <table:table-cell table:formula="of:=IF(AND([$data.$C568]&gt;=1; [$data.$C568]&lt;5); [$data.$B568]; &quot;&quot; )" office:value-type="float" office:value="1.43525480367586" calcext:value-type="float">
            <text:p>1.43525480367586</text:p>
          </table:table-cell>
          <table:table-cell table:formula="of:=IF(AND([$data.$C568]&gt;=5; [$data.$C568]&lt;10); [$data.$B568]; &quot;&quot; )">
            <text:p/>
          </table:table-cell>
          <table:table-cell table:formula="of:=IF([$data.$C568]&gt;=10; [$data.$B568]; &quot;&quot; )">
            <text:p/>
          </table:table-cell>
          <table:table-cell table:number-columns-repeated="10"/>
        </table:table-row>
        <table:table-row table:style-name="ro1">
          <table:table-cell table:formula="of:=IF([$data.$C569]&lt;1; [$data.$B569]; &quot;&quot; )">
            <text:p/>
          </table:table-cell>
          <table:table-cell table:formula="of:=IF(AND([$data.$C569]&gt;=1; [$data.$C569]&lt;5); [$data.$B569]; &quot;&quot; )" office:value-type="float" office:value="1.24935732647815" calcext:value-type="float">
            <text:p>1.24935732647815</text:p>
          </table:table-cell>
          <table:table-cell table:formula="of:=IF(AND([$data.$C569]&gt;=5; [$data.$C569]&lt;10); [$data.$B569]; &quot;&quot; )">
            <text:p/>
          </table:table-cell>
          <table:table-cell table:formula="of:=IF([$data.$C569]&gt;=10; [$data.$B569]; &quot;&quot; )">
            <text:p/>
          </table:table-cell>
          <table:table-cell table:number-columns-repeated="10"/>
        </table:table-row>
        <table:table-row table:style-name="ro1">
          <table:table-cell table:formula="of:=IF([$data.$C570]&lt;1; [$data.$B570]; &quot;&quot; )">
            <text:p/>
          </table:table-cell>
          <table:table-cell table:formula="of:=IF(AND([$data.$C570]&gt;=1; [$data.$C570]&lt;5); [$data.$B570]; &quot;&quot; )" office:value-type="float" office:value="1.34971334971335" calcext:value-type="float">
            <text:p>1.34971334971335</text:p>
          </table:table-cell>
          <table:table-cell table:formula="of:=IF(AND([$data.$C570]&gt;=5; [$data.$C570]&lt;10); [$data.$B570]; &quot;&quot; )">
            <text:p/>
          </table:table-cell>
          <table:table-cell table:formula="of:=IF([$data.$C570]&gt;=10; [$data.$B570]; &quot;&quot; )">
            <text:p/>
          </table:table-cell>
          <table:table-cell table:number-columns-repeated="10"/>
        </table:table-row>
        <table:table-row table:style-name="ro1">
          <table:table-cell table:formula="of:=IF([$data.$C571]&lt;1; [$data.$B571]; &quot;&quot; )">
            <text:p/>
          </table:table-cell>
          <table:table-cell table:formula="of:=IF(AND([$data.$C571]&gt;=1; [$data.$C571]&lt;5); [$data.$B571]; &quot;&quot; )" office:value-type="float" office:value="1.46683046683047" calcext:value-type="float">
            <text:p>1.46683046683047</text:p>
          </table:table-cell>
          <table:table-cell table:formula="of:=IF(AND([$data.$C571]&gt;=5; [$data.$C571]&lt;10); [$data.$B571]; &quot;&quot; )">
            <text:p/>
          </table:table-cell>
          <table:table-cell table:formula="of:=IF([$data.$C571]&gt;=10; [$data.$B571]; &quot;&quot; )">
            <text:p/>
          </table:table-cell>
          <table:table-cell table:number-columns-repeated="10"/>
        </table:table-row>
        <table:table-row table:style-name="ro1">
          <table:table-cell table:formula="of:=IF([$data.$C572]&lt;1; [$data.$B572]; &quot;&quot; )">
            <text:p/>
          </table:table-cell>
          <table:table-cell table:formula="of:=IF(AND([$data.$C572]&gt;=1; [$data.$C572]&lt;5); [$data.$B572]; &quot;&quot; )" office:value-type="float" office:value="1.40280210157618" calcext:value-type="float">
            <text:p>1.40280210157618</text:p>
          </table:table-cell>
          <table:table-cell table:formula="of:=IF(AND([$data.$C572]&gt;=5; [$data.$C572]&lt;10); [$data.$B572]; &quot;&quot; )">
            <text:p/>
          </table:table-cell>
          <table:table-cell table:formula="of:=IF([$data.$C572]&gt;=10; [$data.$B572]; &quot;&quot; )">
            <text:p/>
          </table:table-cell>
          <table:table-cell table:number-columns-repeated="10"/>
        </table:table-row>
        <table:table-row table:style-name="ro1">
          <table:table-cell table:formula="of:=IF([$data.$C573]&lt;1; [$data.$B573]; &quot;&quot; )">
            <text:p/>
          </table:table-cell>
          <table:table-cell table:formula="of:=IF(AND([$data.$C573]&gt;=1; [$data.$C573]&lt;5); [$data.$B573]; &quot;&quot; )" office:value-type="float" office:value="1.11160964666293" calcext:value-type="float">
            <text:p>1.11160964666293</text:p>
          </table:table-cell>
          <table:table-cell table:formula="of:=IF(AND([$data.$C573]&gt;=5; [$data.$C573]&lt;10); [$data.$B573]; &quot;&quot; )">
            <text:p/>
          </table:table-cell>
          <table:table-cell table:formula="of:=IF([$data.$C573]&gt;=10; [$data.$B573]; &quot;&quot; )">
            <text:p/>
          </table:table-cell>
          <table:table-cell table:number-columns-repeated="10"/>
        </table:table-row>
        <table:table-row table:style-name="ro1">
          <table:table-cell table:formula="of:=IF([$data.$C574]&lt;1; [$data.$B574]; &quot;&quot; )" office:value-type="float" office:value="0.833333333333333" calcext:value-type="float">
            <text:p>0.833333333333333</text:p>
          </table:table-cell>
          <table:table-cell table:formula="of:=IF(AND([$data.$C574]&gt;=1; [$data.$C574]&lt;5); [$data.$B574]; &quot;&quot; )">
            <text:p/>
          </table:table-cell>
          <table:table-cell table:formula="of:=IF(AND([$data.$C574]&gt;=5; [$data.$C574]&lt;10); [$data.$B574]; &quot;&quot; )">
            <text:p/>
          </table:table-cell>
          <table:table-cell table:formula="of:=IF([$data.$C574]&gt;=10; [$data.$B574]; &quot;&quot; )">
            <text:p/>
          </table:table-cell>
          <table:table-cell table:number-columns-repeated="10"/>
        </table:table-row>
        <table:table-row table:style-name="ro1">
          <table:table-cell table:formula="of:=IF([$data.$C575]&lt;1; [$data.$B575]; &quot;&quot; )">
            <text:p/>
          </table:table-cell>
          <table:table-cell table:formula="of:=IF(AND([$data.$C575]&gt;=1; [$data.$C575]&lt;5); [$data.$B575]; &quot;&quot; )" office:value-type="float" office:value="1.3725321888412" calcext:value-type="float">
            <text:p>1.3725321888412</text:p>
          </table:table-cell>
          <table:table-cell table:formula="of:=IF(AND([$data.$C575]&gt;=5; [$data.$C575]&lt;10); [$data.$B575]; &quot;&quot; )">
            <text:p/>
          </table:table-cell>
          <table:table-cell table:formula="of:=IF([$data.$C575]&gt;=10; [$data.$B575]; &quot;&quot; )">
            <text:p/>
          </table:table-cell>
          <table:table-cell table:number-columns-repeated="10"/>
        </table:table-row>
        <table:table-row table:style-name="ro1">
          <table:table-cell table:formula="of:=IF([$data.$C576]&lt;1; [$data.$B576]; &quot;&quot; )">
            <text:p/>
          </table:table-cell>
          <table:table-cell table:formula="of:=IF(AND([$data.$C576]&gt;=1; [$data.$C576]&lt;5); [$data.$B576]; &quot;&quot; )" office:value-type="float" office:value="1.3254593175853" calcext:value-type="float">
            <text:p>1.3254593175853</text:p>
          </table:table-cell>
          <table:table-cell table:formula="of:=IF(AND([$data.$C576]&gt;=5; [$data.$C576]&lt;10); [$data.$B576]; &quot;&quot; )">
            <text:p/>
          </table:table-cell>
          <table:table-cell table:formula="of:=IF([$data.$C576]&gt;=10; [$data.$B576]; &quot;&quot; )">
            <text:p/>
          </table:table-cell>
          <table:table-cell table:number-columns-repeated="10"/>
        </table:table-row>
        <table:table-row table:style-name="ro1">
          <table:table-cell table:formula="of:=IF([$data.$C577]&lt;1; [$data.$B577]; &quot;&quot; )">
            <text:p/>
          </table:table-cell>
          <table:table-cell table:formula="of:=IF(AND([$data.$C577]&gt;=1; [$data.$C577]&lt;5); [$data.$B577]; &quot;&quot; )" office:value-type="float" office:value="1.29386343993086" calcext:value-type="float">
            <text:p>1.29386343993086</text:p>
          </table:table-cell>
          <table:table-cell table:formula="of:=IF(AND([$data.$C577]&gt;=5; [$data.$C577]&lt;10); [$data.$B577]; &quot;&quot; )">
            <text:p/>
          </table:table-cell>
          <table:table-cell table:formula="of:=IF([$data.$C577]&gt;=10; [$data.$B577]; &quot;&quot; )">
            <text:p/>
          </table:table-cell>
          <table:table-cell table:number-columns-repeated="10"/>
        </table:table-row>
        <table:table-row table:style-name="ro1">
          <table:table-cell table:formula="of:=IF([$data.$C578]&lt;1; [$data.$B578]; &quot;&quot; )">
            <text:p/>
          </table:table-cell>
          <table:table-cell table:formula="of:=IF(AND([$data.$C578]&gt;=1; [$data.$C578]&lt;5); [$data.$B578]; &quot;&quot; )" office:value-type="float" office:value="1.52437902483901" calcext:value-type="float">
            <text:p>1.52437902483901</text:p>
          </table:table-cell>
          <table:table-cell table:formula="of:=IF(AND([$data.$C578]&gt;=5; [$data.$C578]&lt;10); [$data.$B578]; &quot;&quot; )">
            <text:p/>
          </table:table-cell>
          <table:table-cell table:formula="of:=IF([$data.$C578]&gt;=10; [$data.$B578]; &quot;&quot; )">
            <text:p/>
          </table:table-cell>
          <table:table-cell table:number-columns-repeated="10"/>
        </table:table-row>
        <table:table-row table:style-name="ro1">
          <table:table-cell table:formula="of:=IF([$data.$C579]&lt;1; [$data.$B579]; &quot;&quot; )">
            <text:p/>
          </table:table-cell>
          <table:table-cell table:formula="of:=IF(AND([$data.$C579]&gt;=1; [$data.$C579]&lt;5); [$data.$B579]; &quot;&quot; )" office:value-type="float" office:value="1.07696933253157" calcext:value-type="float">
            <text:p>1.07696933253157</text:p>
          </table:table-cell>
          <table:table-cell table:formula="of:=IF(AND([$data.$C579]&gt;=5; [$data.$C579]&lt;10); [$data.$B579]; &quot;&quot; )">
            <text:p/>
          </table:table-cell>
          <table:table-cell table:formula="of:=IF([$data.$C579]&gt;=10; [$data.$B579]; &quot;&quot; )">
            <text:p/>
          </table:table-cell>
          <table:table-cell table:number-columns-repeated="10"/>
        </table:table-row>
        <table:table-row table:style-name="ro1">
          <table:table-cell table:formula="of:=IF([$data.$C580]&lt;1; [$data.$B580]; &quot;&quot; )">
            <text:p/>
          </table:table-cell>
          <table:table-cell table:formula="of:=IF(AND([$data.$C580]&gt;=1; [$data.$C580]&lt;5); [$data.$B580]; &quot;&quot; )" office:value-type="float" office:value="1.02919708029197" calcext:value-type="float">
            <text:p>1.02919708029197</text:p>
          </table:table-cell>
          <table:table-cell table:formula="of:=IF(AND([$data.$C580]&gt;=5; [$data.$C580]&lt;10); [$data.$B580]; &quot;&quot; )">
            <text:p/>
          </table:table-cell>
          <table:table-cell table:formula="of:=IF([$data.$C580]&gt;=10; [$data.$B580]; &quot;&quot; )">
            <text:p/>
          </table:table-cell>
          <table:table-cell table:number-columns-repeated="10"/>
        </table:table-row>
        <table:table-row table:style-name="ro1">
          <table:table-cell table:formula="of:=IF([$data.$C581]&lt;1; [$data.$B581]; &quot;&quot; )">
            <text:p/>
          </table:table-cell>
          <table:table-cell table:formula="of:=IF(AND([$data.$C581]&gt;=1; [$data.$C581]&lt;5); [$data.$B581]; &quot;&quot; )" office:value-type="float" office:value="1.33614864864865" calcext:value-type="float">
            <text:p>1.33614864864865</text:p>
          </table:table-cell>
          <table:table-cell table:formula="of:=IF(AND([$data.$C581]&gt;=5; [$data.$C581]&lt;10); [$data.$B581]; &quot;&quot; )">
            <text:p/>
          </table:table-cell>
          <table:table-cell table:formula="of:=IF([$data.$C581]&gt;=10; [$data.$B581]; &quot;&quot; )">
            <text:p/>
          </table:table-cell>
          <table:table-cell table:number-columns-repeated="10"/>
        </table:table-row>
        <table:table-row table:style-name="ro1">
          <table:table-cell table:formula="of:=IF([$data.$C582]&lt;1; [$data.$B582]; &quot;&quot; )">
            <text:p/>
          </table:table-cell>
          <table:table-cell table:formula="of:=IF(AND([$data.$C582]&gt;=1; [$data.$C582]&lt;5); [$data.$B582]; &quot;&quot; )" office:value-type="float" office:value="1.22497861420017" calcext:value-type="float">
            <text:p>1.22497861420017</text:p>
          </table:table-cell>
          <table:table-cell table:formula="of:=IF(AND([$data.$C582]&gt;=5; [$data.$C582]&lt;10); [$data.$B582]; &quot;&quot; )">
            <text:p/>
          </table:table-cell>
          <table:table-cell table:formula="of:=IF([$data.$C582]&gt;=10; [$data.$B582]; &quot;&quot; )">
            <text:p/>
          </table:table-cell>
          <table:table-cell table:number-columns-repeated="10"/>
        </table:table-row>
        <table:table-row table:style-name="ro1">
          <table:table-cell table:formula="of:=IF([$data.$C583]&lt;1; [$data.$B583]; &quot;&quot; )">
            <text:p/>
          </table:table-cell>
          <table:table-cell table:formula="of:=IF(AND([$data.$C583]&gt;=1; [$data.$C583]&lt;5); [$data.$B583]; &quot;&quot; )" office:value-type="float" office:value="1.3822739480752" calcext:value-type="float">
            <text:p>1.3822739480752</text:p>
          </table:table-cell>
          <table:table-cell table:formula="of:=IF(AND([$data.$C583]&gt;=5; [$data.$C583]&lt;10); [$data.$B583]; &quot;&quot; )">
            <text:p/>
          </table:table-cell>
          <table:table-cell table:formula="of:=IF([$data.$C583]&gt;=10; [$data.$B583]; &quot;&quot; )">
            <text:p/>
          </table:table-cell>
          <table:table-cell table:number-columns-repeated="10"/>
        </table:table-row>
        <table:table-row table:style-name="ro1">
          <table:table-cell table:formula="of:=IF([$data.$C584]&lt;1; [$data.$B584]; &quot;&quot; )">
            <text:p/>
          </table:table-cell>
          <table:table-cell table:formula="of:=IF(AND([$data.$C584]&gt;=1; [$data.$C584]&lt;5); [$data.$B584]; &quot;&quot; )" office:value-type="float" office:value="1.33252032520325" calcext:value-type="float">
            <text:p>1.33252032520325</text:p>
          </table:table-cell>
          <table:table-cell table:formula="of:=IF(AND([$data.$C584]&gt;=5; [$data.$C584]&lt;10); [$data.$B584]; &quot;&quot; )">
            <text:p/>
          </table:table-cell>
          <table:table-cell table:formula="of:=IF([$data.$C584]&gt;=10; [$data.$B584]; &quot;&quot; )">
            <text:p/>
          </table:table-cell>
          <table:table-cell table:number-columns-repeated="10"/>
        </table:table-row>
        <table:table-row table:style-name="ro1">
          <table:table-cell table:formula="of:=IF([$data.$C585]&lt;1; [$data.$B585]; &quot;&quot; )">
            <text:p/>
          </table:table-cell>
          <table:table-cell table:formula="of:=IF(AND([$data.$C585]&gt;=1; [$data.$C585]&lt;5); [$data.$B585]; &quot;&quot; )" office:value-type="float" office:value="1.34982935153584" calcext:value-type="float">
            <text:p>1.34982935153584</text:p>
          </table:table-cell>
          <table:table-cell table:formula="of:=IF(AND([$data.$C585]&gt;=5; [$data.$C585]&lt;10); [$data.$B585]; &quot;&quot; )">
            <text:p/>
          </table:table-cell>
          <table:table-cell table:formula="of:=IF([$data.$C585]&gt;=10; [$data.$B585]; &quot;&quot; )">
            <text:p/>
          </table:table-cell>
          <table:table-cell table:number-columns-repeated="10"/>
        </table:table-row>
        <table:table-row table:style-name="ro1">
          <table:table-cell table:formula="of:=IF([$data.$C586]&lt;1; [$data.$B586]; &quot;&quot; )">
            <text:p/>
          </table:table-cell>
          <table:table-cell table:formula="of:=IF(AND([$data.$C586]&gt;=1; [$data.$C586]&lt;5); [$data.$B586]; &quot;&quot; )" office:value-type="float" office:value="1.38283261802575" calcext:value-type="float">
            <text:p>1.38283261802575</text:p>
          </table:table-cell>
          <table:table-cell table:formula="of:=IF(AND([$data.$C586]&gt;=5; [$data.$C586]&lt;10); [$data.$B586]; &quot;&quot; )">
            <text:p/>
          </table:table-cell>
          <table:table-cell table:formula="of:=IF([$data.$C586]&gt;=10; [$data.$B586]; &quot;&quot; )">
            <text:p/>
          </table:table-cell>
          <table:table-cell table:number-columns-repeated="10"/>
        </table:table-row>
        <table:table-row table:style-name="ro1">
          <table:table-cell table:formula="of:=IF([$data.$C587]&lt;1; [$data.$B587]; &quot;&quot; )">
            <text:p/>
          </table:table-cell>
          <table:table-cell table:formula="of:=IF(AND([$data.$C587]&gt;=1; [$data.$C587]&lt;5); [$data.$B587]; &quot;&quot; )" office:value-type="float" office:value="1.49195596951736" calcext:value-type="float">
            <text:p>1.49195596951736</text:p>
          </table:table-cell>
          <table:table-cell table:formula="of:=IF(AND([$data.$C587]&gt;=5; [$data.$C587]&lt;10); [$data.$B587]; &quot;&quot; )">
            <text:p/>
          </table:table-cell>
          <table:table-cell table:formula="of:=IF([$data.$C587]&gt;=10; [$data.$B587]; &quot;&quot; )">
            <text:p/>
          </table:table-cell>
          <table:table-cell table:number-columns-repeated="10"/>
        </table:table-row>
        <table:table-row table:style-name="ro1">
          <table:table-cell table:formula="of:=IF([$data.$C588]&lt;1; [$data.$B588]; &quot;&quot; )">
            <text:p/>
          </table:table-cell>
          <table:table-cell table:formula="of:=IF(AND([$data.$C588]&gt;=1; [$data.$C588]&lt;5); [$data.$B588]; &quot;&quot; )" office:value-type="float" office:value="1.41673783091375" calcext:value-type="float">
            <text:p>1.41673783091375</text:p>
          </table:table-cell>
          <table:table-cell table:formula="of:=IF(AND([$data.$C588]&gt;=5; [$data.$C588]&lt;10); [$data.$B588]; &quot;&quot; )">
            <text:p/>
          </table:table-cell>
          <table:table-cell table:formula="of:=IF([$data.$C588]&gt;=10; [$data.$B588]; &quot;&quot; )">
            <text:p/>
          </table:table-cell>
          <table:table-cell table:number-columns-repeated="10"/>
        </table:table-row>
        <table:table-row table:style-name="ro1">
          <table:table-cell table:formula="of:=IF([$data.$C589]&lt;1; [$data.$B589]; &quot;&quot; )">
            <text:p/>
          </table:table-cell>
          <table:table-cell table:formula="of:=IF(AND([$data.$C589]&gt;=1; [$data.$C589]&lt;5); [$data.$B589]; &quot;&quot; )" office:value-type="float" office:value="1.44662309368192" calcext:value-type="float">
            <text:p>1.44662309368192</text:p>
          </table:table-cell>
          <table:table-cell table:formula="of:=IF(AND([$data.$C589]&gt;=5; [$data.$C589]&lt;10); [$data.$B589]; &quot;&quot; )">
            <text:p/>
          </table:table-cell>
          <table:table-cell table:formula="of:=IF([$data.$C589]&gt;=10; [$data.$B589]; &quot;&quot; )">
            <text:p/>
          </table:table-cell>
          <table:table-cell table:number-columns-repeated="10"/>
        </table:table-row>
        <table:table-row table:style-name="ro1">
          <table:table-cell table:formula="of:=IF([$data.$C590]&lt;1; [$data.$B590]; &quot;&quot; )">
            <text:p/>
          </table:table-cell>
          <table:table-cell table:formula="of:=IF(AND([$data.$C590]&gt;=1; [$data.$C590]&lt;5); [$data.$B590]; &quot;&quot; )" office:value-type="float" office:value="1.29861111111111" calcext:value-type="float">
            <text:p>1.29861111111111</text:p>
          </table:table-cell>
          <table:table-cell table:formula="of:=IF(AND([$data.$C590]&gt;=5; [$data.$C590]&lt;10); [$data.$B590]; &quot;&quot; )">
            <text:p/>
          </table:table-cell>
          <table:table-cell table:formula="of:=IF([$data.$C590]&gt;=10; [$data.$B590]; &quot;&quot; )">
            <text:p/>
          </table:table-cell>
          <table:table-cell table:number-columns-repeated="10"/>
        </table:table-row>
        <table:table-row table:style-name="ro1">
          <table:table-cell table:formula="of:=IF([$data.$C591]&lt;1; [$data.$B591]; &quot;&quot; )">
            <text:p/>
          </table:table-cell>
          <table:table-cell table:formula="of:=IF(AND([$data.$C591]&gt;=1; [$data.$C591]&lt;5); [$data.$B591]; &quot;&quot; )" office:value-type="float" office:value="1.40166666666667" calcext:value-type="float">
            <text:p>1.40166666666667</text:p>
          </table:table-cell>
          <table:table-cell table:formula="of:=IF(AND([$data.$C591]&gt;=5; [$data.$C591]&lt;10); [$data.$B591]; &quot;&quot; )">
            <text:p/>
          </table:table-cell>
          <table:table-cell table:formula="of:=IF([$data.$C591]&gt;=10; [$data.$B591]; &quot;&quot; )">
            <text:p/>
          </table:table-cell>
          <table:table-cell table:number-columns-repeated="10"/>
        </table:table-row>
        <table:table-row table:style-name="ro1">
          <table:table-cell table:formula="of:=IF([$data.$C592]&lt;1; [$data.$B592]; &quot;&quot; )">
            <text:p/>
          </table:table-cell>
          <table:table-cell table:formula="of:=IF(AND([$data.$C592]&gt;=1; [$data.$C592]&lt;5); [$data.$B592]; &quot;&quot; )" office:value-type="float" office:value="1.3133951137321" calcext:value-type="float">
            <text:p>1.3133951137321</text:p>
          </table:table-cell>
          <table:table-cell table:formula="of:=IF(AND([$data.$C592]&gt;=5; [$data.$C592]&lt;10); [$data.$B592]; &quot;&quot; )">
            <text:p/>
          </table:table-cell>
          <table:table-cell table:formula="of:=IF([$data.$C592]&gt;=10; [$data.$B592]; &quot;&quot; )">
            <text:p/>
          </table:table-cell>
          <table:table-cell table:number-columns-repeated="10"/>
        </table:table-row>
        <table:table-row table:style-name="ro1">
          <table:table-cell table:formula="of:=IF([$data.$C593]&lt;1; [$data.$B593]; &quot;&quot; )">
            <text:p/>
          </table:table-cell>
          <table:table-cell table:formula="of:=IF(AND([$data.$C593]&gt;=1; [$data.$C593]&lt;5); [$data.$B593]; &quot;&quot; )" office:value-type="float" office:value="1.20720108695652" calcext:value-type="float">
            <text:p>1.20720108695652</text:p>
          </table:table-cell>
          <table:table-cell table:formula="of:=IF(AND([$data.$C593]&gt;=5; [$data.$C593]&lt;10); [$data.$B593]; &quot;&quot; )">
            <text:p/>
          </table:table-cell>
          <table:table-cell table:formula="of:=IF([$data.$C593]&gt;=10; [$data.$B593]; &quot;&quot; )">
            <text:p/>
          </table:table-cell>
          <table:table-cell table:number-columns-repeated="10"/>
        </table:table-row>
        <table:table-row table:style-name="ro1">
          <table:table-cell table:formula="of:=IF([$data.$C594]&lt;1; [$data.$B594]; &quot;&quot; )">
            <text:p/>
          </table:table-cell>
          <table:table-cell table:formula="of:=IF(AND([$data.$C594]&gt;=1; [$data.$C594]&lt;5); [$data.$B594]; &quot;&quot; )" office:value-type="float" office:value="1.24384615384615" calcext:value-type="float">
            <text:p>1.24384615384615</text:p>
          </table:table-cell>
          <table:table-cell table:formula="of:=IF(AND([$data.$C594]&gt;=5; [$data.$C594]&lt;10); [$data.$B594]; &quot;&quot; )">
            <text:p/>
          </table:table-cell>
          <table:table-cell table:formula="of:=IF([$data.$C594]&gt;=10; [$data.$B594]; &quot;&quot; )">
            <text:p/>
          </table:table-cell>
          <table:table-cell table:number-columns-repeated="10"/>
        </table:table-row>
        <table:table-row table:style-name="ro1">
          <table:table-cell table:formula="of:=IF([$data.$C595]&lt;1; [$data.$B595]; &quot;&quot; )">
            <text:p/>
          </table:table-cell>
          <table:table-cell table:formula="of:=IF(AND([$data.$C595]&gt;=1; [$data.$C595]&lt;5); [$data.$B595]; &quot;&quot; )" office:value-type="float" office:value="1.15708396615318" calcext:value-type="float">
            <text:p>1.15708396615318</text:p>
          </table:table-cell>
          <table:table-cell table:formula="of:=IF(AND([$data.$C595]&gt;=5; [$data.$C595]&lt;10); [$data.$B595]; &quot;&quot; )">
            <text:p/>
          </table:table-cell>
          <table:table-cell table:formula="of:=IF([$data.$C595]&gt;=10; [$data.$B595]; &quot;&quot; )">
            <text:p/>
          </table:table-cell>
          <table:table-cell table:number-columns-repeated="10"/>
        </table:table-row>
        <table:table-row table:style-name="ro1">
          <table:table-cell table:formula="of:=IF([$data.$C596]&lt;1; [$data.$B596]; &quot;&quot; )">
            <text:p/>
          </table:table-cell>
          <table:table-cell table:formula="of:=IF(AND([$data.$C596]&gt;=1; [$data.$C596]&lt;5); [$data.$B596]; &quot;&quot; )">
            <text:p/>
          </table:table-cell>
          <table:table-cell table:formula="of:=IF(AND([$data.$C596]&gt;=5; [$data.$C596]&lt;10); [$data.$B596]; &quot;&quot; )">
            <text:p/>
          </table:table-cell>
          <table:table-cell table:formula="of:=IF([$data.$C596]&gt;=10; [$data.$B596]; &quot;&quot; )" office:value-type="float" office:value="0.0897774424745379" calcext:value-type="float">
            <text:p>0.089777442474538</text:p>
          </table:table-cell>
          <table:table-cell table:number-columns-repeated="10"/>
        </table:table-row>
        <table:table-row table:style-name="ro1">
          <table:table-cell table:formula="of:=IF([$data.$C597]&lt;1; [$data.$B597]; &quot;&quot; )">
            <text:p/>
          </table:table-cell>
          <table:table-cell table:formula="of:=IF(AND([$data.$C597]&gt;=1; [$data.$C597]&lt;5); [$data.$B597]; &quot;&quot; )" office:value-type="float" office:value="1.25245098039216" calcext:value-type="float">
            <text:p>1.25245098039216</text:p>
          </table:table-cell>
          <table:table-cell table:formula="of:=IF(AND([$data.$C597]&gt;=5; [$data.$C597]&lt;10); [$data.$B597]; &quot;&quot; )">
            <text:p/>
          </table:table-cell>
          <table:table-cell table:formula="of:=IF([$data.$C597]&gt;=10; [$data.$B597]; &quot;&quot; )">
            <text:p/>
          </table:table-cell>
          <table:table-cell table:number-columns-repeated="10"/>
        </table:table-row>
        <table:table-row table:style-name="ro1">
          <table:table-cell table:formula="of:=IF([$data.$C598]&lt;1; [$data.$B598]; &quot;&quot; )">
            <text:p/>
          </table:table-cell>
          <table:table-cell table:formula="of:=IF(AND([$data.$C598]&gt;=1; [$data.$C598]&lt;5); [$data.$B598]; &quot;&quot; )" office:value-type="float" office:value="1.27974504249292" calcext:value-type="float">
            <text:p>1.27974504249292</text:p>
          </table:table-cell>
          <table:table-cell table:formula="of:=IF(AND([$data.$C598]&gt;=5; [$data.$C598]&lt;10); [$data.$B598]; &quot;&quot; )">
            <text:p/>
          </table:table-cell>
          <table:table-cell table:formula="of:=IF([$data.$C598]&gt;=10; [$data.$B598]; &quot;&quot; )">
            <text:p/>
          </table:table-cell>
          <table:table-cell table:number-columns-repeated="10"/>
        </table:table-row>
        <table:table-row table:style-name="ro1">
          <table:table-cell table:formula="of:=IF([$data.$C599]&lt;1; [$data.$B599]; &quot;&quot; )">
            <text:p/>
          </table:table-cell>
          <table:table-cell table:formula="of:=IF(AND([$data.$C599]&gt;=1; [$data.$C599]&lt;5); [$data.$B599]; &quot;&quot; )" office:value-type="float" office:value="1.36801375752365" calcext:value-type="float">
            <text:p>1.36801375752365</text:p>
          </table:table-cell>
          <table:table-cell table:formula="of:=IF(AND([$data.$C599]&gt;=5; [$data.$C599]&lt;10); [$data.$B599]; &quot;&quot; )">
            <text:p/>
          </table:table-cell>
          <table:table-cell table:formula="of:=IF([$data.$C599]&gt;=10; [$data.$B599]; &quot;&quot; )">
            <text:p/>
          </table:table-cell>
          <table:table-cell table:number-columns-repeated="10"/>
        </table:table-row>
        <table:table-row table:style-name="ro1">
          <table:table-cell table:formula="of:=IF([$data.$C600]&lt;1; [$data.$B600]; &quot;&quot; )">
            <text:p/>
          </table:table-cell>
          <table:table-cell table:formula="of:=IF(AND([$data.$C600]&gt;=1; [$data.$C600]&lt;5); [$data.$B600]; &quot;&quot; )" office:value-type="float" office:value="1.25086147484493" calcext:value-type="float">
            <text:p>1.25086147484493</text:p>
          </table:table-cell>
          <table:table-cell table:formula="of:=IF(AND([$data.$C600]&gt;=5; [$data.$C600]&lt;10); [$data.$B600]; &quot;&quot; )">
            <text:p/>
          </table:table-cell>
          <table:table-cell table:formula="of:=IF([$data.$C600]&gt;=10; [$data.$B600]; &quot;&quot; )">
            <text:p/>
          </table:table-cell>
          <table:table-cell table:number-columns-repeated="10"/>
        </table:table-row>
        <table:table-row table:style-name="ro1">
          <table:table-cell table:formula="of:=IF([$data.$C601]&lt;1; [$data.$B601]; &quot;&quot; )">
            <text:p/>
          </table:table-cell>
          <table:table-cell table:formula="of:=IF(AND([$data.$C601]&gt;=1; [$data.$C601]&lt;5); [$data.$B601]; &quot;&quot; )" office:value-type="float" office:value="1.36878814298169" calcext:value-type="float">
            <text:p>1.36878814298169</text:p>
          </table:table-cell>
          <table:table-cell table:formula="of:=IF(AND([$data.$C601]&gt;=5; [$data.$C601]&lt;10); [$data.$B601]; &quot;&quot; )">
            <text:p/>
          </table:table-cell>
          <table:table-cell table:formula="of:=IF([$data.$C601]&gt;=10; [$data.$B601]; &quot;&quot; )">
            <text:p/>
          </table:table-cell>
          <table:table-cell table:number-columns-repeated="10"/>
        </table:table-row>
        <table:table-row table:style-name="ro1">
          <table:table-cell table:formula="of:=IF([$data.$C602]&lt;1; [$data.$B602]; &quot;&quot; )">
            <text:p/>
          </table:table-cell>
          <table:table-cell table:formula="of:=IF(AND([$data.$C602]&gt;=1; [$data.$C602]&lt;5); [$data.$B602]; &quot;&quot; )" office:value-type="float" office:value="1.34295415959253" calcext:value-type="float">
            <text:p>1.34295415959253</text:p>
          </table:table-cell>
          <table:table-cell table:formula="of:=IF(AND([$data.$C602]&gt;=5; [$data.$C602]&lt;10); [$data.$B602]; &quot;&quot; )">
            <text:p/>
          </table:table-cell>
          <table:table-cell table:formula="of:=IF([$data.$C602]&gt;=10; [$data.$B602]; &quot;&quot; )">
            <text:p/>
          </table:table-cell>
          <table:table-cell table:number-columns-repeated="10"/>
        </table:table-row>
        <table:table-row table:style-name="ro1">
          <table:table-cell table:formula="of:=IF([$data.$C603]&lt;1; [$data.$B603]; &quot;&quot; )">
            <text:p/>
          </table:table-cell>
          <table:table-cell table:formula="of:=IF(AND([$data.$C603]&gt;=1; [$data.$C603]&lt;5); [$data.$B603]; &quot;&quot; )" office:value-type="float" office:value="1.3779119930975" calcext:value-type="float">
            <text:p>1.3779119930975</text:p>
          </table:table-cell>
          <table:table-cell table:formula="of:=IF(AND([$data.$C603]&gt;=5; [$data.$C603]&lt;10); [$data.$B603]; &quot;&quot; )">
            <text:p/>
          </table:table-cell>
          <table:table-cell table:formula="of:=IF([$data.$C603]&gt;=10; [$data.$B603]; &quot;&quot; )">
            <text:p/>
          </table:table-cell>
          <table:table-cell table:number-columns-repeated="10"/>
        </table:table-row>
        <table:table-row table:style-name="ro1">
          <table:table-cell table:formula="of:=IF([$data.$C604]&lt;1; [$data.$B604]; &quot;&quot; )">
            <text:p/>
          </table:table-cell>
          <table:table-cell table:formula="of:=IF(AND([$data.$C604]&gt;=1; [$data.$C604]&lt;5); [$data.$B604]; &quot;&quot; )" office:value-type="float" office:value="1.36229365768897" calcext:value-type="float">
            <text:p>1.36229365768897</text:p>
          </table:table-cell>
          <table:table-cell table:formula="of:=IF(AND([$data.$C604]&gt;=5; [$data.$C604]&lt;10); [$data.$B604]; &quot;&quot; )">
            <text:p/>
          </table:table-cell>
          <table:table-cell table:formula="of:=IF([$data.$C604]&gt;=10; [$data.$B604]; &quot;&quot; )">
            <text:p/>
          </table:table-cell>
          <table:table-cell table:number-columns-repeated="10"/>
        </table:table-row>
        <table:table-row table:style-name="ro1">
          <table:table-cell table:formula="of:=IF([$data.$C605]&lt;1; [$data.$B605]; &quot;&quot; )">
            <text:p/>
          </table:table-cell>
          <table:table-cell table:formula="of:=IF(AND([$data.$C605]&gt;=1; [$data.$C605]&lt;5); [$data.$B605]; &quot;&quot; )" office:value-type="float" office:value="1.40743734842361" calcext:value-type="float">
            <text:p>1.40743734842361</text:p>
          </table:table-cell>
          <table:table-cell table:formula="of:=IF(AND([$data.$C605]&gt;=5; [$data.$C605]&lt;10); [$data.$B605]; &quot;&quot; )">
            <text:p/>
          </table:table-cell>
          <table:table-cell table:formula="of:=IF([$data.$C605]&gt;=10; [$data.$B605]; &quot;&quot; )">
            <text:p/>
          </table:table-cell>
          <table:table-cell table:number-columns-repeated="10"/>
        </table:table-row>
        <table:table-row table:style-name="ro1">
          <table:table-cell table:formula="of:=IF([$data.$C606]&lt;1; [$data.$B606]; &quot;&quot; )">
            <text:p/>
          </table:table-cell>
          <table:table-cell table:formula="of:=IF(AND([$data.$C606]&gt;=1; [$data.$C606]&lt;5); [$data.$B606]; &quot;&quot; )" office:value-type="float" office:value="1.402460456942" calcext:value-type="float">
            <text:p>1.402460456942</text:p>
          </table:table-cell>
          <table:table-cell table:formula="of:=IF(AND([$data.$C606]&gt;=5; [$data.$C606]&lt;10); [$data.$B606]; &quot;&quot; )">
            <text:p/>
          </table:table-cell>
          <table:table-cell table:formula="of:=IF([$data.$C606]&gt;=10; [$data.$B606]; &quot;&quot; )">
            <text:p/>
          </table:table-cell>
          <table:table-cell table:number-columns-repeated="10"/>
        </table:table-row>
        <table:table-row table:style-name="ro1">
          <table:table-cell table:formula="of:=IF([$data.$C607]&lt;1; [$data.$B607]; &quot;&quot; )">
            <text:p/>
          </table:table-cell>
          <table:table-cell table:formula="of:=IF(AND([$data.$C607]&gt;=1; [$data.$C607]&lt;5); [$data.$B607]; &quot;&quot; )" office:value-type="float" office:value="1.3375" calcext:value-type="float">
            <text:p>1.3375</text:p>
          </table:table-cell>
          <table:table-cell table:formula="of:=IF(AND([$data.$C607]&gt;=5; [$data.$C607]&lt;10); [$data.$B607]; &quot;&quot; )">
            <text:p/>
          </table:table-cell>
          <table:table-cell table:formula="of:=IF([$data.$C607]&gt;=10; [$data.$B607]; &quot;&quot; )">
            <text:p/>
          </table:table-cell>
          <table:table-cell table:number-columns-repeated="10"/>
        </table:table-row>
        <table:table-row table:style-name="ro1">
          <table:table-cell table:formula="of:=IF([$data.$C608]&lt;1; [$data.$B608]; &quot;&quot; )">
            <text:p/>
          </table:table-cell>
          <table:table-cell table:formula="of:=IF(AND([$data.$C608]&gt;=1; [$data.$C608]&lt;5); [$data.$B608]; &quot;&quot; )" office:value-type="float" office:value="1.22872340425532" calcext:value-type="float">
            <text:p>1.22872340425532</text:p>
          </table:table-cell>
          <table:table-cell table:formula="of:=IF(AND([$data.$C608]&gt;=5; [$data.$C608]&lt;10); [$data.$B608]; &quot;&quot; )">
            <text:p/>
          </table:table-cell>
          <table:table-cell table:formula="of:=IF([$data.$C608]&gt;=10; [$data.$B608]; &quot;&quot; )">
            <text:p/>
          </table:table-cell>
          <table:table-cell table:number-columns-repeated="10"/>
        </table:table-row>
        <table:table-row table:style-name="ro1">
          <table:table-cell table:formula="of:=IF([$data.$C609]&lt;1; [$data.$B609]; &quot;&quot; )">
            <text:p/>
          </table:table-cell>
          <table:table-cell table:formula="of:=IF(AND([$data.$C609]&gt;=1; [$data.$C609]&lt;5); [$data.$B609]; &quot;&quot; )" office:value-type="float" office:value="1.38954703832753" calcext:value-type="float">
            <text:p>1.38954703832753</text:p>
          </table:table-cell>
          <table:table-cell table:formula="of:=IF(AND([$data.$C609]&gt;=5; [$data.$C609]&lt;10); [$data.$B609]; &quot;&quot; )">
            <text:p/>
          </table:table-cell>
          <table:table-cell table:formula="of:=IF([$data.$C609]&gt;=10; [$data.$B609]; &quot;&quot; )">
            <text:p/>
          </table:table-cell>
          <table:table-cell table:number-columns-repeated="10"/>
        </table:table-row>
        <table:table-row table:style-name="ro1">
          <table:table-cell table:formula="of:=IF([$data.$C610]&lt;1; [$data.$B610]; &quot;&quot; )">
            <text:p/>
          </table:table-cell>
          <table:table-cell table:formula="of:=IF(AND([$data.$C610]&gt;=1; [$data.$C610]&lt;5); [$data.$B610]; &quot;&quot; )" office:value-type="float" office:value="1.28969790859799" calcext:value-type="float">
            <text:p>1.28969790859799</text:p>
          </table:table-cell>
          <table:table-cell table:formula="of:=IF(AND([$data.$C610]&gt;=5; [$data.$C610]&lt;10); [$data.$B610]; &quot;&quot; )">
            <text:p/>
          </table:table-cell>
          <table:table-cell table:formula="of:=IF([$data.$C610]&gt;=10; [$data.$B610]; &quot;&quot; )">
            <text:p/>
          </table:table-cell>
          <table:table-cell table:number-columns-repeated="10"/>
        </table:table-row>
        <table:table-row table:style-name="ro1">
          <table:table-cell table:formula="of:=IF([$data.$C611]&lt;1; [$data.$B611]; &quot;&quot; )">
            <text:p/>
          </table:table-cell>
          <table:table-cell table:formula="of:=IF(AND([$data.$C611]&gt;=1; [$data.$C611]&lt;5); [$data.$B611]; &quot;&quot; )" office:value-type="float" office:value="1.59875690607735" calcext:value-type="float">
            <text:p>1.59875690607735</text:p>
          </table:table-cell>
          <table:table-cell table:formula="of:=IF(AND([$data.$C611]&gt;=5; [$data.$C611]&lt;10); [$data.$B611]; &quot;&quot; )">
            <text:p/>
          </table:table-cell>
          <table:table-cell table:formula="of:=IF([$data.$C611]&gt;=10; [$data.$B611]; &quot;&quot; )">
            <text:p/>
          </table:table-cell>
          <table:table-cell table:number-columns-repeated="10"/>
        </table:table-row>
        <table:table-row table:style-name="ro1">
          <table:table-cell table:formula="of:=IF([$data.$C612]&lt;1; [$data.$B612]; &quot;&quot; )">
            <text:p/>
          </table:table-cell>
          <table:table-cell table:formula="of:=IF(AND([$data.$C612]&gt;=1; [$data.$C612]&lt;5); [$data.$B612]; &quot;&quot; )" office:value-type="float" office:value="1.33277591973244" calcext:value-type="float">
            <text:p>1.33277591973244</text:p>
          </table:table-cell>
          <table:table-cell table:formula="of:=IF(AND([$data.$C612]&gt;=5; [$data.$C612]&lt;10); [$data.$B612]; &quot;&quot; )">
            <text:p/>
          </table:table-cell>
          <table:table-cell table:formula="of:=IF([$data.$C612]&gt;=10; [$data.$B612]; &quot;&quot; )">
            <text:p/>
          </table:table-cell>
          <table:table-cell table:number-columns-repeated="10"/>
        </table:table-row>
        <table:table-row table:style-name="ro1">
          <table:table-cell table:formula="of:=IF([$data.$C613]&lt;1; [$data.$B613]; &quot;&quot; )">
            <text:p/>
          </table:table-cell>
          <table:table-cell table:formula="of:=IF(AND([$data.$C613]&gt;=1; [$data.$C613]&lt;5); [$data.$B613]; &quot;&quot; )" office:value-type="float" office:value="2.69359041167275" calcext:value-type="float">
            <text:p>2.69359041167275</text:p>
          </table:table-cell>
          <table:table-cell table:formula="of:=IF(AND([$data.$C613]&gt;=5; [$data.$C613]&lt;10); [$data.$B613]; &quot;&quot; )">
            <text:p/>
          </table:table-cell>
          <table:table-cell table:formula="of:=IF([$data.$C613]&gt;=10; [$data.$B613]; &quot;&quot; )">
            <text:p/>
          </table:table-cell>
          <table:table-cell table:number-columns-repeated="10"/>
        </table:table-row>
        <table:table-row table:style-name="ro1">
          <table:table-cell table:formula="of:=IF([$data.$C614]&lt;1; [$data.$B614]; &quot;&quot; )">
            <text:p/>
          </table:table-cell>
          <table:table-cell table:formula="of:=IF(AND([$data.$C614]&gt;=1; [$data.$C614]&lt;5); [$data.$B614]; &quot;&quot; )" office:value-type="float" office:value="1.28149300155521" calcext:value-type="float">
            <text:p>1.28149300155521</text:p>
          </table:table-cell>
          <table:table-cell table:formula="of:=IF(AND([$data.$C614]&gt;=5; [$data.$C614]&lt;10); [$data.$B614]; &quot;&quot; )">
            <text:p/>
          </table:table-cell>
          <table:table-cell table:formula="of:=IF([$data.$C614]&gt;=10; [$data.$B614]; &quot;&quot; )">
            <text:p/>
          </table:table-cell>
          <table:table-cell table:number-columns-repeated="10"/>
        </table:table-row>
        <table:table-row table:style-name="ro1">
          <table:table-cell table:formula="of:=IF([$data.$C615]&lt;1; [$data.$B615]; &quot;&quot; )">
            <text:p/>
          </table:table-cell>
          <table:table-cell table:formula="of:=IF(AND([$data.$C615]&gt;=1; [$data.$C615]&lt;5); [$data.$B615]; &quot;&quot; )" office:value-type="float" office:value="1.33865546218487" calcext:value-type="float">
            <text:p>1.33865546218487</text:p>
          </table:table-cell>
          <table:table-cell table:formula="of:=IF(AND([$data.$C615]&gt;=5; [$data.$C615]&lt;10); [$data.$B615]; &quot;&quot; )">
            <text:p/>
          </table:table-cell>
          <table:table-cell table:formula="of:=IF([$data.$C615]&gt;=10; [$data.$B615]; &quot;&quot; )">
            <text:p/>
          </table:table-cell>
          <table:table-cell table:number-columns-repeated="10"/>
        </table:table-row>
        <table:table-row table:style-name="ro1">
          <table:table-cell table:formula="of:=IF([$data.$C616]&lt;1; [$data.$B616]; &quot;&quot; )">
            <text:p/>
          </table:table-cell>
          <table:table-cell table:formula="of:=IF(AND([$data.$C616]&gt;=1; [$data.$C616]&lt;5); [$data.$B616]; &quot;&quot; )" office:value-type="float" office:value="1.35724137931034" calcext:value-type="float">
            <text:p>1.35724137931034</text:p>
          </table:table-cell>
          <table:table-cell table:formula="of:=IF(AND([$data.$C616]&gt;=5; [$data.$C616]&lt;10); [$data.$B616]; &quot;&quot; )">
            <text:p/>
          </table:table-cell>
          <table:table-cell table:formula="of:=IF([$data.$C616]&gt;=10; [$data.$B616]; &quot;&quot; )">
            <text:p/>
          </table:table-cell>
          <table:table-cell table:number-columns-repeated="10"/>
        </table:table-row>
        <table:table-row table:style-name="ro1">
          <table:table-cell table:formula="of:=IF([$data.$C617]&lt;1; [$data.$B617]; &quot;&quot; )">
            <text:p/>
          </table:table-cell>
          <table:table-cell table:formula="of:=IF(AND([$data.$C617]&gt;=1; [$data.$C617]&lt;5); [$data.$B617]; &quot;&quot; )" office:value-type="float" office:value="1.47982062780269" calcext:value-type="float">
            <text:p>1.47982062780269</text:p>
          </table:table-cell>
          <table:table-cell table:formula="of:=IF(AND([$data.$C617]&gt;=5; [$data.$C617]&lt;10); [$data.$B617]; &quot;&quot; )">
            <text:p/>
          </table:table-cell>
          <table:table-cell table:formula="of:=IF([$data.$C617]&gt;=10; [$data.$B617]; &quot;&quot; )">
            <text:p/>
          </table:table-cell>
          <table:table-cell table:number-columns-repeated="10"/>
        </table:table-row>
        <table:table-row table:style-name="ro1">
          <table:table-cell table:formula="of:=IF([$data.$C618]&lt;1; [$data.$B618]; &quot;&quot; )">
            <text:p/>
          </table:table-cell>
          <table:table-cell table:formula="of:=IF(AND([$data.$C618]&gt;=1; [$data.$C618]&lt;5); [$data.$B618]; &quot;&quot; )" office:value-type="float" office:value="1.29488291413703" calcext:value-type="float">
            <text:p>1.29488291413703</text:p>
          </table:table-cell>
          <table:table-cell table:formula="of:=IF(AND([$data.$C618]&gt;=5; [$data.$C618]&lt;10); [$data.$B618]; &quot;&quot; )">
            <text:p/>
          </table:table-cell>
          <table:table-cell table:formula="of:=IF([$data.$C618]&gt;=10; [$data.$B618]; &quot;&quot; )">
            <text:p/>
          </table:table-cell>
          <table:table-cell table:number-columns-repeated="10"/>
        </table:table-row>
        <table:table-row table:style-name="ro1">
          <table:table-cell table:formula="of:=IF([$data.$C619]&lt;1; [$data.$B619]; &quot;&quot; )">
            <text:p/>
          </table:table-cell>
          <table:table-cell table:formula="of:=IF(AND([$data.$C619]&gt;=1; [$data.$C619]&lt;5); [$data.$B619]; &quot;&quot; )" office:value-type="float" office:value="1.35363790186125" calcext:value-type="float">
            <text:p>1.35363790186125</text:p>
          </table:table-cell>
          <table:table-cell table:formula="of:=IF(AND([$data.$C619]&gt;=5; [$data.$C619]&lt;10); [$data.$B619]; &quot;&quot; )">
            <text:p/>
          </table:table-cell>
          <table:table-cell table:formula="of:=IF([$data.$C619]&gt;=10; [$data.$B619]; &quot;&quot; )">
            <text:p/>
          </table:table-cell>
          <table:table-cell table:number-columns-repeated="10"/>
        </table:table-row>
        <table:table-row table:style-name="ro1">
          <table:table-cell table:formula="of:=IF([$data.$C620]&lt;1; [$data.$B620]; &quot;&quot; )">
            <text:p/>
          </table:table-cell>
          <table:table-cell table:formula="of:=IF(AND([$data.$C620]&gt;=1; [$data.$C620]&lt;5); [$data.$B620]; &quot;&quot; )" office:value-type="float" office:value="1.45461254612546" calcext:value-type="float">
            <text:p>1.45461254612546</text:p>
          </table:table-cell>
          <table:table-cell table:formula="of:=IF(AND([$data.$C620]&gt;=5; [$data.$C620]&lt;10); [$data.$B620]; &quot;&quot; )">
            <text:p/>
          </table:table-cell>
          <table:table-cell table:formula="of:=IF([$data.$C620]&gt;=10; [$data.$B620]; &quot;&quot; )">
            <text:p/>
          </table:table-cell>
          <table:table-cell table:number-columns-repeated="10"/>
        </table:table-row>
        <table:table-row table:style-name="ro1">
          <table:table-cell table:formula="of:=IF([$data.$C621]&lt;1; [$data.$B621]; &quot;&quot; )">
            <text:p/>
          </table:table-cell>
          <table:table-cell table:formula="of:=IF(AND([$data.$C621]&gt;=1; [$data.$C621]&lt;5); [$data.$B621]; &quot;&quot; )" office:value-type="float" office:value="1.18981481481481" calcext:value-type="float">
            <text:p>1.18981481481481</text:p>
          </table:table-cell>
          <table:table-cell table:formula="of:=IF(AND([$data.$C621]&gt;=5; [$data.$C621]&lt;10); [$data.$B621]; &quot;&quot; )">
            <text:p/>
          </table:table-cell>
          <table:table-cell table:formula="of:=IF([$data.$C621]&gt;=10; [$data.$B621]; &quot;&quot; )">
            <text:p/>
          </table:table-cell>
          <table:table-cell table:number-columns-repeated="10"/>
        </table:table-row>
        <table:table-row table:style-name="ro1">
          <table:table-cell table:formula="of:=IF([$data.$C622]&lt;1; [$data.$B622]; &quot;&quot; )">
            <text:p/>
          </table:table-cell>
          <table:table-cell table:formula="of:=IF(AND([$data.$C622]&gt;=1; [$data.$C622]&lt;5); [$data.$B622]; &quot;&quot; )" office:value-type="float" office:value="2.2116212338594" calcext:value-type="float">
            <text:p>2.2116212338594</text:p>
          </table:table-cell>
          <table:table-cell table:formula="of:=IF(AND([$data.$C622]&gt;=5; [$data.$C622]&lt;10); [$data.$B622]; &quot;&quot; )">
            <text:p/>
          </table:table-cell>
          <table:table-cell table:formula="of:=IF([$data.$C622]&gt;=10; [$data.$B622]; &quot;&quot; )">
            <text:p/>
          </table:table-cell>
          <table:table-cell table:number-columns-repeated="10"/>
        </table:table-row>
        <table:table-row table:style-name="ro1">
          <table:table-cell table:formula="of:=IF([$data.$C623]&lt;1; [$data.$B623]; &quot;&quot; )">
            <text:p/>
          </table:table-cell>
          <table:table-cell table:formula="of:=IF(AND([$data.$C623]&gt;=1; [$data.$C623]&lt;5); [$data.$B623]; &quot;&quot; )" office:value-type="float" office:value="2.34754797441365" calcext:value-type="float">
            <text:p>2.34754797441365</text:p>
          </table:table-cell>
          <table:table-cell table:formula="of:=IF(AND([$data.$C623]&gt;=5; [$data.$C623]&lt;10); [$data.$B623]; &quot;&quot; )">
            <text:p/>
          </table:table-cell>
          <table:table-cell table:formula="of:=IF([$data.$C623]&gt;=10; [$data.$B623]; &quot;&quot; )">
            <text:p/>
          </table:table-cell>
          <table:table-cell table:number-columns-repeated="10"/>
        </table:table-row>
        <table:table-row table:style-name="ro1">
          <table:table-cell table:formula="of:=IF([$data.$C624]&lt;1; [$data.$B624]; &quot;&quot; )">
            <text:p/>
          </table:table-cell>
          <table:table-cell table:formula="of:=IF(AND([$data.$C624]&gt;=1; [$data.$C624]&lt;5); [$data.$B624]; &quot;&quot; )" office:value-type="float" office:value="1.89310163243813" calcext:value-type="float">
            <text:p>1.89310163243813</text:p>
          </table:table-cell>
          <table:table-cell table:formula="of:=IF(AND([$data.$C624]&gt;=5; [$data.$C624]&lt;10); [$data.$B624]; &quot;&quot; )">
            <text:p/>
          </table:table-cell>
          <table:table-cell table:formula="of:=IF([$data.$C624]&gt;=10; [$data.$B624]; &quot;&quot; )">
            <text:p/>
          </table:table-cell>
          <table:table-cell table:number-columns-repeated="10"/>
        </table:table-row>
        <table:table-row table:style-name="ro1">
          <table:table-cell table:formula="of:=IF([$data.$C625]&lt;1; [$data.$B625]; &quot;&quot; )">
            <text:p/>
          </table:table-cell>
          <table:table-cell table:formula="of:=IF(AND([$data.$C625]&gt;=1; [$data.$C625]&lt;5); [$data.$B625]; &quot;&quot; )" office:value-type="float" office:value="2.12365204888569" calcext:value-type="float">
            <text:p>2.12365204888569</text:p>
          </table:table-cell>
          <table:table-cell table:formula="of:=IF(AND([$data.$C625]&gt;=5; [$data.$C625]&lt;10); [$data.$B625]; &quot;&quot; )">
            <text:p/>
          </table:table-cell>
          <table:table-cell table:formula="of:=IF([$data.$C625]&gt;=10; [$data.$B625]; &quot;&quot; )">
            <text:p/>
          </table:table-cell>
          <table:table-cell table:number-columns-repeated="10"/>
        </table:table-row>
        <table:table-row table:style-name="ro1">
          <table:table-cell table:formula="of:=IF([$data.$C626]&lt;1; [$data.$B626]; &quot;&quot; )">
            <text:p/>
          </table:table-cell>
          <table:table-cell table:formula="of:=IF(AND([$data.$C626]&gt;=1; [$data.$C626]&lt;5); [$data.$B626]; &quot;&quot; )" office:value-type="float" office:value="1.92981366459627" calcext:value-type="float">
            <text:p>1.92981366459627</text:p>
          </table:table-cell>
          <table:table-cell table:formula="of:=IF(AND([$data.$C626]&gt;=5; [$data.$C626]&lt;10); [$data.$B626]; &quot;&quot; )">
            <text:p/>
          </table:table-cell>
          <table:table-cell table:formula="of:=IF([$data.$C626]&gt;=10; [$data.$B626]; &quot;&quot; )">
            <text:p/>
          </table:table-cell>
          <table:table-cell table:number-columns-repeated="10"/>
        </table:table-row>
        <table:table-row table:style-name="ro1">
          <table:table-cell table:formula="of:=IF([$data.$C627]&lt;1; [$data.$B627]; &quot;&quot; )">
            <text:p/>
          </table:table-cell>
          <table:table-cell table:formula="of:=IF(AND([$data.$C627]&gt;=1; [$data.$C627]&lt;5); [$data.$B627]; &quot;&quot; )" office:value-type="float" office:value="1.34180543382997" calcext:value-type="float">
            <text:p>1.34180543382997</text:p>
          </table:table-cell>
          <table:table-cell table:formula="of:=IF(AND([$data.$C627]&gt;=5; [$data.$C627]&lt;10); [$data.$B627]; &quot;&quot; )">
            <text:p/>
          </table:table-cell>
          <table:table-cell table:formula="of:=IF([$data.$C627]&gt;=10; [$data.$B627]; &quot;&quot; )">
            <text:p/>
          </table:table-cell>
          <table:table-cell table:number-columns-repeated="10"/>
        </table:table-row>
        <table:table-row table:style-name="ro1">
          <table:table-cell table:formula="of:=IF([$data.$C628]&lt;1; [$data.$B628]; &quot;&quot; )">
            <text:p/>
          </table:table-cell>
          <table:table-cell table:formula="of:=IF(AND([$data.$C628]&gt;=1; [$data.$C628]&lt;5); [$data.$B628]; &quot;&quot; )" office:value-type="float" office:value="1.37099644128114" calcext:value-type="float">
            <text:p>1.37099644128114</text:p>
          </table:table-cell>
          <table:table-cell table:formula="of:=IF(AND([$data.$C628]&gt;=5; [$data.$C628]&lt;10); [$data.$B628]; &quot;&quot; )">
            <text:p/>
          </table:table-cell>
          <table:table-cell table:formula="of:=IF([$data.$C628]&gt;=10; [$data.$B628]; &quot;&quot; )">
            <text:p/>
          </table:table-cell>
          <table:table-cell table:number-columns-repeated="10"/>
        </table:table-row>
        <table:table-row table:style-name="ro1">
          <table:table-cell table:formula="of:=IF([$data.$C629]&lt;1; [$data.$B629]; &quot;&quot; )">
            <text:p/>
          </table:table-cell>
          <table:table-cell table:formula="of:=IF(AND([$data.$C629]&gt;=1; [$data.$C629]&lt;5); [$data.$B629]; &quot;&quot; )" office:value-type="float" office:value="1.41892832289492" calcext:value-type="float">
            <text:p>1.41892832289492</text:p>
          </table:table-cell>
          <table:table-cell table:formula="of:=IF(AND([$data.$C629]&gt;=5; [$data.$C629]&lt;10); [$data.$B629]; &quot;&quot; )">
            <text:p/>
          </table:table-cell>
          <table:table-cell table:formula="of:=IF([$data.$C629]&gt;=10; [$data.$B629]; &quot;&quot; )">
            <text:p/>
          </table:table-cell>
          <table:table-cell table:number-columns-repeated="10"/>
        </table:table-row>
        <table:table-row table:style-name="ro1">
          <table:table-cell table:formula="of:=IF([$data.$C630]&lt;1; [$data.$B630]; &quot;&quot; )">
            <text:p/>
          </table:table-cell>
          <table:table-cell table:formula="of:=IF(AND([$data.$C630]&gt;=1; [$data.$C630]&lt;5); [$data.$B630]; &quot;&quot; )" office:value-type="float" office:value="1.38995873452545" calcext:value-type="float">
            <text:p>1.38995873452545</text:p>
          </table:table-cell>
          <table:table-cell table:formula="of:=IF(AND([$data.$C630]&gt;=5; [$data.$C630]&lt;10); [$data.$B630]; &quot;&quot; )">
            <text:p/>
          </table:table-cell>
          <table:table-cell table:formula="of:=IF([$data.$C630]&gt;=10; [$data.$B630]; &quot;&quot; )">
            <text:p/>
          </table:table-cell>
          <table:table-cell table:number-columns-repeated="10"/>
        </table:table-row>
        <table:table-row table:style-name="ro1">
          <table:table-cell table:formula="of:=IF([$data.$C631]&lt;1; [$data.$B631]; &quot;&quot; )">
            <text:p/>
          </table:table-cell>
          <table:table-cell table:formula="of:=IF(AND([$data.$C631]&gt;=1; [$data.$C631]&lt;5); [$data.$B631]; &quot;&quot; )" office:value-type="float" office:value="1.45575221238938" calcext:value-type="float">
            <text:p>1.45575221238938</text:p>
          </table:table-cell>
          <table:table-cell table:formula="of:=IF(AND([$data.$C631]&gt;=5; [$data.$C631]&lt;10); [$data.$B631]; &quot;&quot; )">
            <text:p/>
          </table:table-cell>
          <table:table-cell table:formula="of:=IF([$data.$C631]&gt;=10; [$data.$B631]; &quot;&quot; )">
            <text:p/>
          </table:table-cell>
          <table:table-cell table:number-columns-repeated="10"/>
        </table:table-row>
        <table:table-row table:style-name="ro1">
          <table:table-cell table:formula="of:=IF([$data.$C632]&lt;1; [$data.$B632]; &quot;&quot; )">
            <text:p/>
          </table:table-cell>
          <table:table-cell table:formula="of:=IF(AND([$data.$C632]&gt;=1; [$data.$C632]&lt;5); [$data.$B632]; &quot;&quot; )" office:value-type="float" office:value="1.38028169014085" calcext:value-type="float">
            <text:p>1.38028169014085</text:p>
          </table:table-cell>
          <table:table-cell table:formula="of:=IF(AND([$data.$C632]&gt;=5; [$data.$C632]&lt;10); [$data.$B632]; &quot;&quot; )">
            <text:p/>
          </table:table-cell>
          <table:table-cell table:formula="of:=IF([$data.$C632]&gt;=10; [$data.$B632]; &quot;&quot; )">
            <text:p/>
          </table:table-cell>
          <table:table-cell table:number-columns-repeated="10"/>
        </table:table-row>
        <table:table-row table:style-name="ro1">
          <table:table-cell table:formula="of:=IF([$data.$C633]&lt;1; [$data.$B633]; &quot;&quot; )">
            <text:p/>
          </table:table-cell>
          <table:table-cell table:formula="of:=IF(AND([$data.$C633]&gt;=1; [$data.$C633]&lt;5); [$data.$B633]; &quot;&quot; )" office:value-type="float" office:value="1.46297681376215" calcext:value-type="float">
            <text:p>1.46297681376215</text:p>
          </table:table-cell>
          <table:table-cell table:formula="of:=IF(AND([$data.$C633]&gt;=5; [$data.$C633]&lt;10); [$data.$B633]; &quot;&quot; )">
            <text:p/>
          </table:table-cell>
          <table:table-cell table:formula="of:=IF([$data.$C633]&gt;=10; [$data.$B633]; &quot;&quot; )">
            <text:p/>
          </table:table-cell>
          <table:table-cell table:number-columns-repeated="10"/>
        </table:table-row>
        <table:table-row table:style-name="ro1">
          <table:table-cell table:formula="of:=IF([$data.$C634]&lt;1; [$data.$B634]; &quot;&quot; )">
            <text:p/>
          </table:table-cell>
          <table:table-cell table:formula="of:=IF(AND([$data.$C634]&gt;=1; [$data.$C634]&lt;5); [$data.$B634]; &quot;&quot; )" office:value-type="float" office:value="1.50931677018634" calcext:value-type="float">
            <text:p>1.50931677018634</text:p>
          </table:table-cell>
          <table:table-cell table:formula="of:=IF(AND([$data.$C634]&gt;=5; [$data.$C634]&lt;10); [$data.$B634]; &quot;&quot; )">
            <text:p/>
          </table:table-cell>
          <table:table-cell table:formula="of:=IF([$data.$C634]&gt;=10; [$data.$B634]; &quot;&quot; )">
            <text:p/>
          </table:table-cell>
          <table:table-cell table:number-columns-repeated="10"/>
        </table:table-row>
        <table:table-row table:style-name="ro1">
          <table:table-cell table:formula="of:=IF([$data.$C635]&lt;1; [$data.$B635]; &quot;&quot; )">
            <text:p/>
          </table:table-cell>
          <table:table-cell table:formula="of:=IF(AND([$data.$C635]&gt;=1; [$data.$C635]&lt;5); [$data.$B635]; &quot;&quot; )" office:value-type="float" office:value="1.55114988104679" calcext:value-type="float">
            <text:p>1.55114988104679</text:p>
          </table:table-cell>
          <table:table-cell table:formula="of:=IF(AND([$data.$C635]&gt;=5; [$data.$C635]&lt;10); [$data.$B635]; &quot;&quot; )">
            <text:p/>
          </table:table-cell>
          <table:table-cell table:formula="of:=IF([$data.$C635]&gt;=10; [$data.$B635]; &quot;&quot; )">
            <text:p/>
          </table:table-cell>
          <table:table-cell table:number-columns-repeated="10"/>
        </table:table-row>
        <table:table-row table:style-name="ro1">
          <table:table-cell table:formula="of:=IF([$data.$C636]&lt;1; [$data.$B636]; &quot;&quot; )">
            <text:p/>
          </table:table-cell>
          <table:table-cell table:formula="of:=IF(AND([$data.$C636]&gt;=1; [$data.$C636]&lt;5); [$data.$B636]; &quot;&quot; )" office:value-type="float" office:value="1.41172051089406" calcext:value-type="float">
            <text:p>1.41172051089406</text:p>
          </table:table-cell>
          <table:table-cell table:formula="of:=IF(AND([$data.$C636]&gt;=5; [$data.$C636]&lt;10); [$data.$B636]; &quot;&quot; )">
            <text:p/>
          </table:table-cell>
          <table:table-cell table:formula="of:=IF([$data.$C636]&gt;=10; [$data.$B636]; &quot;&quot; )">
            <text:p/>
          </table:table-cell>
          <table:table-cell table:number-columns-repeated="10"/>
        </table:table-row>
        <table:table-row table:style-name="ro1">
          <table:table-cell table:formula="of:=IF([$data.$C637]&lt;1; [$data.$B637]; &quot;&quot; )">
            <text:p/>
          </table:table-cell>
          <table:table-cell table:formula="of:=IF(AND([$data.$C637]&gt;=1; [$data.$C637]&lt;5); [$data.$B637]; &quot;&quot; )" office:value-type="float" office:value="1.34370257966616" calcext:value-type="float">
            <text:p>1.34370257966616</text:p>
          </table:table-cell>
          <table:table-cell table:formula="of:=IF(AND([$data.$C637]&gt;=5; [$data.$C637]&lt;10); [$data.$B637]; &quot;&quot; )">
            <text:p/>
          </table:table-cell>
          <table:table-cell table:formula="of:=IF([$data.$C637]&gt;=10; [$data.$B637]; &quot;&quot; )">
            <text:p/>
          </table:table-cell>
          <table:table-cell table:number-columns-repeated="10"/>
        </table:table-row>
        <table:table-row table:style-name="ro1">
          <table:table-cell table:formula="of:=IF([$data.$C638]&lt;1; [$data.$B638]; &quot;&quot; )">
            <text:p/>
          </table:table-cell>
          <table:table-cell table:formula="of:=IF(AND([$data.$C638]&gt;=1; [$data.$C638]&lt;5); [$data.$B638]; &quot;&quot; )" office:value-type="float" office:value="1.33640167364017" calcext:value-type="float">
            <text:p>1.33640167364017</text:p>
          </table:table-cell>
          <table:table-cell table:formula="of:=IF(AND([$data.$C638]&gt;=5; [$data.$C638]&lt;10); [$data.$B638]; &quot;&quot; )">
            <text:p/>
          </table:table-cell>
          <table:table-cell table:formula="of:=IF([$data.$C638]&gt;=10; [$data.$B638]; &quot;&quot; )">
            <text:p/>
          </table:table-cell>
          <table:table-cell table:number-columns-repeated="10"/>
        </table:table-row>
        <table:table-row table:style-name="ro1">
          <table:table-cell table:formula="of:=IF([$data.$C639]&lt;1; [$data.$B639]; &quot;&quot; )">
            <text:p/>
          </table:table-cell>
          <table:table-cell table:formula="of:=IF(AND([$data.$C639]&gt;=1; [$data.$C639]&lt;5); [$data.$B639]; &quot;&quot; )" office:value-type="float" office:value="1.39217391304348" calcext:value-type="float">
            <text:p>1.39217391304348</text:p>
          </table:table-cell>
          <table:table-cell table:formula="of:=IF(AND([$data.$C639]&gt;=5; [$data.$C639]&lt;10); [$data.$B639]; &quot;&quot; )">
            <text:p/>
          </table:table-cell>
          <table:table-cell table:formula="of:=IF([$data.$C639]&gt;=10; [$data.$B639]; &quot;&quot; )">
            <text:p/>
          </table:table-cell>
          <table:table-cell table:number-columns-repeated="10"/>
        </table:table-row>
        <table:table-row table:style-name="ro1">
          <table:table-cell table:formula="of:=IF([$data.$C640]&lt;1; [$data.$B640]; &quot;&quot; )">
            <text:p/>
          </table:table-cell>
          <table:table-cell table:formula="of:=IF(AND([$data.$C640]&gt;=1; [$data.$C640]&lt;5); [$data.$B640]; &quot;&quot; )" office:value-type="float" office:value="2.60528194147038" calcext:value-type="float">
            <text:p>2.60528194147038</text:p>
          </table:table-cell>
          <table:table-cell table:formula="of:=IF(AND([$data.$C640]&gt;=5; [$data.$C640]&lt;10); [$data.$B640]; &quot;&quot; )">
            <text:p/>
          </table:table-cell>
          <table:table-cell table:formula="of:=IF([$data.$C640]&gt;=10; [$data.$B640]; &quot;&quot; )">
            <text:p/>
          </table:table-cell>
          <table:table-cell table:number-columns-repeated="10"/>
        </table:table-row>
        <table:table-row table:style-name="ro1">
          <table:table-cell table:formula="of:=IF([$data.$C641]&lt;1; [$data.$B641]; &quot;&quot; )">
            <text:p/>
          </table:table-cell>
          <table:table-cell table:formula="of:=IF(AND([$data.$C641]&gt;=1; [$data.$C641]&lt;5); [$data.$B641]; &quot;&quot; )" office:value-type="float" office:value="1.05495634309194" calcext:value-type="float">
            <text:p>1.05495634309194</text:p>
          </table:table-cell>
          <table:table-cell table:formula="of:=IF(AND([$data.$C641]&gt;=5; [$data.$C641]&lt;10); [$data.$B641]; &quot;&quot; )">
            <text:p/>
          </table:table-cell>
          <table:table-cell table:formula="of:=IF([$data.$C641]&gt;=10; [$data.$B641]; &quot;&quot; )">
            <text:p/>
          </table:table-cell>
          <table:table-cell table:number-columns-repeated="10"/>
        </table:table-row>
        <table:table-row table:style-name="ro1">
          <table:table-cell table:formula="of:=IF([$data.$C642]&lt;1; [$data.$B642]; &quot;&quot; )">
            <text:p/>
          </table:table-cell>
          <table:table-cell table:formula="of:=IF(AND([$data.$C642]&gt;=1; [$data.$C642]&lt;5); [$data.$B642]; &quot;&quot; )" office:value-type="float" office:value="1.24950099800399" calcext:value-type="float">
            <text:p>1.24950099800399</text:p>
          </table:table-cell>
          <table:table-cell table:formula="of:=IF(AND([$data.$C642]&gt;=5; [$data.$C642]&lt;10); [$data.$B642]; &quot;&quot; )">
            <text:p/>
          </table:table-cell>
          <table:table-cell table:formula="of:=IF([$data.$C642]&gt;=10; [$data.$B642]; &quot;&quot; )">
            <text:p/>
          </table:table-cell>
          <table:table-cell table:number-columns-repeated="10"/>
        </table:table-row>
        <table:table-row table:style-name="ro1">
          <table:table-cell table:formula="of:=IF([$data.$C643]&lt;1; [$data.$B643]; &quot;&quot; )">
            <text:p/>
          </table:table-cell>
          <table:table-cell table:formula="of:=IF(AND([$data.$C643]&gt;=1; [$data.$C643]&lt;5); [$data.$B643]; &quot;&quot; )" office:value-type="float" office:value="1.81362094037809" calcext:value-type="float">
            <text:p>1.81362094037809</text:p>
          </table:table-cell>
          <table:table-cell table:formula="of:=IF(AND([$data.$C643]&gt;=5; [$data.$C643]&lt;10); [$data.$B643]; &quot;&quot; )">
            <text:p/>
          </table:table-cell>
          <table:table-cell table:formula="of:=IF([$data.$C643]&gt;=10; [$data.$B643]; &quot;&quot; )">
            <text:p/>
          </table:table-cell>
          <table:table-cell table:number-columns-repeated="10"/>
        </table:table-row>
        <table:table-row table:style-name="ro1">
          <table:table-cell table:formula="of:=IF([$data.$C644]&lt;1; [$data.$B644]; &quot;&quot; )">
            <text:p/>
          </table:table-cell>
          <table:table-cell table:formula="of:=IF(AND([$data.$C644]&gt;=1; [$data.$C644]&lt;5); [$data.$B644]; &quot;&quot; )" office:value-type="float" office:value="1.02554744525547" calcext:value-type="float">
            <text:p>1.02554744525547</text:p>
          </table:table-cell>
          <table:table-cell table:formula="of:=IF(AND([$data.$C644]&gt;=5; [$data.$C644]&lt;10); [$data.$B644]; &quot;&quot; )">
            <text:p/>
          </table:table-cell>
          <table:table-cell table:formula="of:=IF([$data.$C644]&gt;=10; [$data.$B644]; &quot;&quot; )">
            <text:p/>
          </table:table-cell>
          <table:table-cell table:number-columns-repeated="10"/>
        </table:table-row>
        <table:table-row table:style-name="ro1">
          <table:table-cell table:formula="of:=IF([$data.$C645]&lt;1; [$data.$B645]; &quot;&quot; )">
            <text:p/>
          </table:table-cell>
          <table:table-cell table:formula="of:=IF(AND([$data.$C645]&gt;=1; [$data.$C645]&lt;5); [$data.$B645]; &quot;&quot; )" office:value-type="float" office:value="2.07998683344305" calcext:value-type="float">
            <text:p>2.07998683344305</text:p>
          </table:table-cell>
          <table:table-cell table:formula="of:=IF(AND([$data.$C645]&gt;=5; [$data.$C645]&lt;10); [$data.$B645]; &quot;&quot; )">
            <text:p/>
          </table:table-cell>
          <table:table-cell table:formula="of:=IF([$data.$C645]&gt;=10; [$data.$B645]; &quot;&quot; )">
            <text:p/>
          </table:table-cell>
          <table:table-cell table:number-columns-repeated="10"/>
        </table:table-row>
        <table:table-row table:style-name="ro1">
          <table:table-cell table:formula="of:=IF([$data.$C646]&lt;1; [$data.$B646]; &quot;&quot; )">
            <text:p/>
          </table:table-cell>
          <table:table-cell table:formula="of:=IF(AND([$data.$C646]&gt;=1; [$data.$C646]&lt;5); [$data.$B646]; &quot;&quot; )" office:value-type="float" office:value="1.05662337662338" calcext:value-type="float">
            <text:p>1.05662337662338</text:p>
          </table:table-cell>
          <table:table-cell table:formula="of:=IF(AND([$data.$C646]&gt;=5; [$data.$C646]&lt;10); [$data.$B646]; &quot;&quot; )">
            <text:p/>
          </table:table-cell>
          <table:table-cell table:formula="of:=IF([$data.$C646]&gt;=10; [$data.$B646]; &quot;&quot; )">
            <text:p/>
          </table:table-cell>
          <table:table-cell table:number-columns-repeated="10"/>
        </table:table-row>
        <table:table-row table:style-name="ro1">
          <table:table-cell table:formula="of:=IF([$data.$C647]&lt;1; [$data.$B647]; &quot;&quot; )">
            <text:p/>
          </table:table-cell>
          <table:table-cell table:formula="of:=IF(AND([$data.$C647]&gt;=1; [$data.$C647]&lt;5); [$data.$B647]; &quot;&quot; )" office:value-type="float" office:value="0.984407484407484" calcext:value-type="float">
            <text:p>0.984407484407484</text:p>
          </table:table-cell>
          <table:table-cell table:formula="of:=IF(AND([$data.$C647]&gt;=5; [$data.$C647]&lt;10); [$data.$B647]; &quot;&quot; )">
            <text:p/>
          </table:table-cell>
          <table:table-cell table:formula="of:=IF([$data.$C647]&gt;=10; [$data.$B647]; &quot;&quot; )">
            <text:p/>
          </table:table-cell>
          <table:table-cell table:number-columns-repeated="10"/>
        </table:table-row>
        <table:table-row table:style-name="ro1">
          <table:table-cell table:formula="of:=IF([$data.$C648]&lt;1; [$data.$B648]; &quot;&quot; )">
            <text:p/>
          </table:table-cell>
          <table:table-cell table:formula="of:=IF(AND([$data.$C648]&gt;=1; [$data.$C648]&lt;5); [$data.$B648]; &quot;&quot; )" office:value-type="float" office:value="1.05654281098546" calcext:value-type="float">
            <text:p>1.05654281098546</text:p>
          </table:table-cell>
          <table:table-cell table:formula="of:=IF(AND([$data.$C648]&gt;=5; [$data.$C648]&lt;10); [$data.$B648]; &quot;&quot; )">
            <text:p/>
          </table:table-cell>
          <table:table-cell table:formula="of:=IF([$data.$C648]&gt;=10; [$data.$B648]; &quot;&quot; )">
            <text:p/>
          </table:table-cell>
          <table:table-cell table:number-columns-repeated="10"/>
        </table:table-row>
        <table:table-row table:style-name="ro1">
          <table:table-cell table:formula="of:=IF([$data.$C649]&lt;1; [$data.$B649]; &quot;&quot; )">
            <text:p/>
          </table:table-cell>
          <table:table-cell table:formula="of:=IF(AND([$data.$C649]&gt;=1; [$data.$C649]&lt;5); [$data.$B649]; &quot;&quot; )" office:value-type="float" office:value="1.7558520010068" calcext:value-type="float">
            <text:p>1.7558520010068</text:p>
          </table:table-cell>
          <table:table-cell table:formula="of:=IF(AND([$data.$C649]&gt;=5; [$data.$C649]&lt;10); [$data.$B649]; &quot;&quot; )">
            <text:p/>
          </table:table-cell>
          <table:table-cell table:formula="of:=IF([$data.$C649]&gt;=10; [$data.$B649]; &quot;&quot; )">
            <text:p/>
          </table:table-cell>
          <table:table-cell table:number-columns-repeated="10"/>
        </table:table-row>
        <table:table-row table:style-name="ro1">
          <table:table-cell table:formula="of:=IF([$data.$C650]&lt;1; [$data.$B650]; &quot;&quot; )">
            <text:p/>
          </table:table-cell>
          <table:table-cell table:formula="of:=IF(AND([$data.$C650]&gt;=1; [$data.$C650]&lt;5); [$data.$B650]; &quot;&quot; )" office:value-type="float" office:value="1.51049904554131" calcext:value-type="float">
            <text:p>1.51049904554131</text:p>
          </table:table-cell>
          <table:table-cell table:formula="of:=IF(AND([$data.$C650]&gt;=5; [$data.$C650]&lt;10); [$data.$B650]; &quot;&quot; )">
            <text:p/>
          </table:table-cell>
          <table:table-cell table:formula="of:=IF([$data.$C650]&gt;=10; [$data.$B650]; &quot;&quot; )">
            <text:p/>
          </table:table-cell>
          <table:table-cell table:number-columns-repeated="10"/>
        </table:table-row>
        <table:table-row table:style-name="ro1">
          <table:table-cell table:formula="of:=IF([$data.$C651]&lt;1; [$data.$B651]; &quot;&quot; )">
            <text:p/>
          </table:table-cell>
          <table:table-cell table:formula="of:=IF(AND([$data.$C651]&gt;=1; [$data.$C651]&lt;5); [$data.$B651]; &quot;&quot; )" office:value-type="float" office:value="2.92395005675369" calcext:value-type="float">
            <text:p>2.92395005675369</text:p>
          </table:table-cell>
          <table:table-cell table:formula="of:=IF(AND([$data.$C651]&gt;=5; [$data.$C651]&lt;10); [$data.$B651]; &quot;&quot; )">
            <text:p/>
          </table:table-cell>
          <table:table-cell table:formula="of:=IF([$data.$C651]&gt;=10; [$data.$B651]; &quot;&quot; )">
            <text:p/>
          </table:table-cell>
          <table:table-cell table:number-columns-repeated="10"/>
        </table:table-row>
        <table:table-row table:style-name="ro1">
          <table:table-cell table:formula="of:=IF([$data.$C652]&lt;1; [$data.$B652]; &quot;&quot; )">
            <text:p/>
          </table:table-cell>
          <table:table-cell table:formula="of:=IF(AND([$data.$C652]&gt;=1; [$data.$C652]&lt;5); [$data.$B652]; &quot;&quot; )" office:value-type="float" office:value="1.4559894109861" calcext:value-type="float">
            <text:p>1.4559894109861</text:p>
          </table:table-cell>
          <table:table-cell table:formula="of:=IF(AND([$data.$C652]&gt;=5; [$data.$C652]&lt;10); [$data.$B652]; &quot;&quot; )">
            <text:p/>
          </table:table-cell>
          <table:table-cell table:formula="of:=IF([$data.$C652]&gt;=10; [$data.$B652]; &quot;&quot; )">
            <text:p/>
          </table:table-cell>
          <table:table-cell table:number-columns-repeated="10"/>
        </table:table-row>
        <table:table-row table:style-name="ro1">
          <table:table-cell table:formula="of:=IF([$data.$C653]&lt;1; [$data.$B653]; &quot;&quot; )">
            <text:p/>
          </table:table-cell>
          <table:table-cell table:formula="of:=IF(AND([$data.$C653]&gt;=1; [$data.$C653]&lt;5); [$data.$B653]; &quot;&quot; )" office:value-type="float" office:value="1.16328066215199" calcext:value-type="float">
            <text:p>1.16328066215199</text:p>
          </table:table-cell>
          <table:table-cell table:formula="of:=IF(AND([$data.$C653]&gt;=5; [$data.$C653]&lt;10); [$data.$B653]; &quot;&quot; )">
            <text:p/>
          </table:table-cell>
          <table:table-cell table:formula="of:=IF([$data.$C653]&gt;=10; [$data.$B653]; &quot;&quot; )">
            <text:p/>
          </table:table-cell>
          <table:table-cell table:number-columns-repeated="10"/>
        </table:table-row>
        <table:table-row table:style-name="ro1">
          <table:table-cell table:formula="of:=IF([$data.$C654]&lt;1; [$data.$B654]; &quot;&quot; )">
            <text:p/>
          </table:table-cell>
          <table:table-cell table:formula="of:=IF(AND([$data.$C654]&gt;=1; [$data.$C654]&lt;5); [$data.$B654]; &quot;&quot; )" office:value-type="float" office:value="5.81772023356182" calcext:value-type="float">
            <text:p>5.81772023356182</text:p>
          </table:table-cell>
          <table:table-cell table:formula="of:=IF(AND([$data.$C654]&gt;=5; [$data.$C654]&lt;10); [$data.$B654]; &quot;&quot; )">
            <text:p/>
          </table:table-cell>
          <table:table-cell table:formula="of:=IF([$data.$C654]&gt;=10; [$data.$B654]; &quot;&quot; )">
            <text:p/>
          </table:table-cell>
          <table:table-cell table:number-columns-repeated="10"/>
        </table:table-row>
        <table:table-row table:style-name="ro1">
          <table:table-cell table:formula="of:=IF([$data.$C655]&lt;1; [$data.$B655]; &quot;&quot; )">
            <text:p/>
          </table:table-cell>
          <table:table-cell table:formula="of:=IF(AND([$data.$C655]&gt;=1; [$data.$C655]&lt;5); [$data.$B655]; &quot;&quot; )" office:value-type="float" office:value="1.31293706293706" calcext:value-type="float">
            <text:p>1.31293706293706</text:p>
          </table:table-cell>
          <table:table-cell table:formula="of:=IF(AND([$data.$C655]&gt;=5; [$data.$C655]&lt;10); [$data.$B655]; &quot;&quot; )">
            <text:p/>
          </table:table-cell>
          <table:table-cell table:formula="of:=IF([$data.$C655]&gt;=10; [$data.$B655]; &quot;&quot; )">
            <text:p/>
          </table:table-cell>
          <table:table-cell table:number-columns-repeated="10"/>
        </table:table-row>
        <table:table-row table:style-name="ro1">
          <table:table-cell table:formula="of:=IF([$data.$C656]&lt;1; [$data.$B656]; &quot;&quot; )">
            <text:p/>
          </table:table-cell>
          <table:table-cell table:formula="of:=IF(AND([$data.$C656]&gt;=1; [$data.$C656]&lt;5); [$data.$B656]; &quot;&quot; )" office:value-type="float" office:value="1.39107611548556" calcext:value-type="float">
            <text:p>1.39107611548556</text:p>
          </table:table-cell>
          <table:table-cell table:formula="of:=IF(AND([$data.$C656]&gt;=5; [$data.$C656]&lt;10); [$data.$B656]; &quot;&quot; )">
            <text:p/>
          </table:table-cell>
          <table:table-cell table:formula="of:=IF([$data.$C656]&gt;=10; [$data.$B656]; &quot;&quot; )">
            <text:p/>
          </table:table-cell>
          <table:table-cell table:number-columns-repeated="10"/>
        </table:table-row>
        <table:table-row table:style-name="ro1">
          <table:table-cell table:formula="of:=IF([$data.$C657]&lt;1; [$data.$B657]; &quot;&quot; )">
            <text:p/>
          </table:table-cell>
          <table:table-cell table:formula="of:=IF(AND([$data.$C657]&gt;=1; [$data.$C657]&lt;5); [$data.$B657]; &quot;&quot; )" office:value-type="float" office:value="1.34081104400345" calcext:value-type="float">
            <text:p>1.34081104400345</text:p>
          </table:table-cell>
          <table:table-cell table:formula="of:=IF(AND([$data.$C657]&gt;=5; [$data.$C657]&lt;10); [$data.$B657]; &quot;&quot; )">
            <text:p/>
          </table:table-cell>
          <table:table-cell table:formula="of:=IF([$data.$C657]&gt;=10; [$data.$B657]; &quot;&quot; )">
            <text:p/>
          </table:table-cell>
          <table:table-cell table:number-columns-repeated="10"/>
        </table:table-row>
        <table:table-row table:style-name="ro1">
          <table:table-cell table:formula="of:=IF([$data.$C658]&lt;1; [$data.$B658]; &quot;&quot; )">
            <text:p/>
          </table:table-cell>
          <table:table-cell table:formula="of:=IF(AND([$data.$C658]&gt;=1; [$data.$C658]&lt;5); [$data.$B658]; &quot;&quot; )" office:value-type="float" office:value="1.41448516579407" calcext:value-type="float">
            <text:p>1.41448516579407</text:p>
          </table:table-cell>
          <table:table-cell table:formula="of:=IF(AND([$data.$C658]&gt;=5; [$data.$C658]&lt;10); [$data.$B658]; &quot;&quot; )">
            <text:p/>
          </table:table-cell>
          <table:table-cell table:formula="of:=IF([$data.$C658]&gt;=10; [$data.$B658]; &quot;&quot; )">
            <text:p/>
          </table:table-cell>
          <table:table-cell table:number-columns-repeated="10"/>
        </table:table-row>
        <table:table-row table:style-name="ro1">
          <table:table-cell table:formula="of:=IF([$data.$C659]&lt;1; [$data.$B659]; &quot;&quot; )">
            <text:p/>
          </table:table-cell>
          <table:table-cell table:formula="of:=IF(AND([$data.$C659]&gt;=1; [$data.$C659]&lt;5); [$data.$B659]; &quot;&quot; )" office:value-type="float" office:value="2.28499580888516" calcext:value-type="float">
            <text:p>2.28499580888516</text:p>
          </table:table-cell>
          <table:table-cell table:formula="of:=IF(AND([$data.$C659]&gt;=5; [$data.$C659]&lt;10); [$data.$B659]; &quot;&quot; )">
            <text:p/>
          </table:table-cell>
          <table:table-cell table:formula="of:=IF([$data.$C659]&gt;=10; [$data.$B659]; &quot;&quot; )">
            <text:p/>
          </table:table-cell>
          <table:table-cell table:number-columns-repeated="10"/>
        </table:table-row>
        <table:table-row table:style-name="ro1">
          <table:table-cell table:formula="of:=IF([$data.$C660]&lt;1; [$data.$B660]; &quot;&quot; )">
            <text:p/>
          </table:table-cell>
          <table:table-cell table:formula="of:=IF(AND([$data.$C660]&gt;=1; [$data.$C660]&lt;5); [$data.$B660]; &quot;&quot; )" office:value-type="float" office:value="1.38428324697755" calcext:value-type="float">
            <text:p>1.38428324697755</text:p>
          </table:table-cell>
          <table:table-cell table:formula="of:=IF(AND([$data.$C660]&gt;=5; [$data.$C660]&lt;10); [$data.$B660]; &quot;&quot; )">
            <text:p/>
          </table:table-cell>
          <table:table-cell table:formula="of:=IF([$data.$C660]&gt;=10; [$data.$B660]; &quot;&quot; )">
            <text:p/>
          </table:table-cell>
          <table:table-cell table:number-columns-repeated="10"/>
        </table:table-row>
        <table:table-row table:style-name="ro1">
          <table:table-cell table:formula="of:=IF([$data.$C661]&lt;1; [$data.$B661]; &quot;&quot; )">
            <text:p/>
          </table:table-cell>
          <table:table-cell table:formula="of:=IF(AND([$data.$C661]&gt;=1; [$data.$C661]&lt;5); [$data.$B661]; &quot;&quot; )" office:value-type="float" office:value="1.3350471293916" calcext:value-type="float">
            <text:p>1.3350471293916</text:p>
          </table:table-cell>
          <table:table-cell table:formula="of:=IF(AND([$data.$C661]&gt;=5; [$data.$C661]&lt;10); [$data.$B661]; &quot;&quot; )">
            <text:p/>
          </table:table-cell>
          <table:table-cell table:formula="of:=IF([$data.$C661]&gt;=10; [$data.$B661]; &quot;&quot; )">
            <text:p/>
          </table:table-cell>
          <table:table-cell table:number-columns-repeated="10"/>
        </table:table-row>
        <table:table-row table:style-name="ro1">
          <table:table-cell table:formula="of:=IF([$data.$C662]&lt;1; [$data.$B662]; &quot;&quot; )">
            <text:p/>
          </table:table-cell>
          <table:table-cell table:formula="of:=IF(AND([$data.$C662]&gt;=1; [$data.$C662]&lt;5); [$data.$B662]; &quot;&quot; )" office:value-type="float" office:value="1.46252129471891" calcext:value-type="float">
            <text:p>1.46252129471891</text:p>
          </table:table-cell>
          <table:table-cell table:formula="of:=IF(AND([$data.$C662]&gt;=5; [$data.$C662]&lt;10); [$data.$B662]; &quot;&quot; )">
            <text:p/>
          </table:table-cell>
          <table:table-cell table:formula="of:=IF([$data.$C662]&gt;=10; [$data.$B662]; &quot;&quot; )">
            <text:p/>
          </table:table-cell>
          <table:table-cell table:number-columns-repeated="10"/>
        </table:table-row>
        <table:table-row table:style-name="ro1">
          <table:table-cell table:formula="of:=IF([$data.$C663]&lt;1; [$data.$B663]; &quot;&quot; )">
            <text:p/>
          </table:table-cell>
          <table:table-cell table:formula="of:=IF(AND([$data.$C663]&gt;=1; [$data.$C663]&lt;5); [$data.$B663]; &quot;&quot; )" office:value-type="float" office:value="0.976707252514558" calcext:value-type="float">
            <text:p>0.976707252514558</text:p>
          </table:table-cell>
          <table:table-cell table:formula="of:=IF(AND([$data.$C663]&gt;=5; [$data.$C663]&lt;10); [$data.$B663]; &quot;&quot; )">
            <text:p/>
          </table:table-cell>
          <table:table-cell table:formula="of:=IF([$data.$C663]&gt;=10; [$data.$B663]; &quot;&quot; )">
            <text:p/>
          </table:table-cell>
          <table:table-cell table:number-columns-repeated="10"/>
        </table:table-row>
        <table:table-row table:style-name="ro1">
          <table:table-cell table:formula="of:=IF([$data.$C664]&lt;1; [$data.$B664]; &quot;&quot; )">
            <text:p/>
          </table:table-cell>
          <table:table-cell table:formula="of:=IF(AND([$data.$C664]&gt;=1; [$data.$C664]&lt;5); [$data.$B664]; &quot;&quot; )" office:value-type="float" office:value="1.3935427574171" calcext:value-type="float">
            <text:p>1.3935427574171</text:p>
          </table:table-cell>
          <table:table-cell table:formula="of:=IF(AND([$data.$C664]&gt;=5; [$data.$C664]&lt;10); [$data.$B664]; &quot;&quot; )">
            <text:p/>
          </table:table-cell>
          <table:table-cell table:formula="of:=IF([$data.$C664]&gt;=10; [$data.$B664]; &quot;&quot; )">
            <text:p/>
          </table:table-cell>
          <table:table-cell table:number-columns-repeated="10"/>
        </table:table-row>
        <table:table-row table:style-name="ro1">
          <table:table-cell table:formula="of:=IF([$data.$C665]&lt;1; [$data.$B665]; &quot;&quot; )">
            <text:p/>
          </table:table-cell>
          <table:table-cell table:formula="of:=IF(AND([$data.$C665]&gt;=1; [$data.$C665]&lt;5); [$data.$B665]; &quot;&quot; )" office:value-type="float" office:value="1.47145328719723" calcext:value-type="float">
            <text:p>1.47145328719723</text:p>
          </table:table-cell>
          <table:table-cell table:formula="of:=IF(AND([$data.$C665]&gt;=5; [$data.$C665]&lt;10); [$data.$B665]; &quot;&quot; )">
            <text:p/>
          </table:table-cell>
          <table:table-cell table:formula="of:=IF([$data.$C665]&gt;=10; [$data.$B665]; &quot;&quot; )">
            <text:p/>
          </table:table-cell>
          <table:table-cell table:number-columns-repeated="10"/>
        </table:table-row>
        <table:table-row table:style-name="ro1">
          <table:table-cell table:formula="of:=IF([$data.$C666]&lt;1; [$data.$B666]; &quot;&quot; )">
            <text:p/>
          </table:table-cell>
          <table:table-cell table:formula="of:=IF(AND([$data.$C666]&gt;=1; [$data.$C666]&lt;5); [$data.$B666]; &quot;&quot; )" office:value-type="float" office:value="0.975095785440613" calcext:value-type="float">
            <text:p>0.975095785440613</text:p>
          </table:table-cell>
          <table:table-cell table:formula="of:=IF(AND([$data.$C666]&gt;=5; [$data.$C666]&lt;10); [$data.$B666]; &quot;&quot; )">
            <text:p/>
          </table:table-cell>
          <table:table-cell table:formula="of:=IF([$data.$C666]&gt;=10; [$data.$B666]; &quot;&quot; )">
            <text:p/>
          </table:table-cell>
          <table:table-cell table:number-columns-repeated="10"/>
        </table:table-row>
        <table:table-row table:style-name="ro1">
          <table:table-cell table:formula="of:=IF([$data.$C667]&lt;1; [$data.$B667]; &quot;&quot; )">
            <text:p/>
          </table:table-cell>
          <table:table-cell table:formula="of:=IF(AND([$data.$C667]&gt;=1; [$data.$C667]&lt;5); [$data.$B667]; &quot;&quot; )" office:value-type="float" office:value="1.28194207836457" calcext:value-type="float">
            <text:p>1.28194207836457</text:p>
          </table:table-cell>
          <table:table-cell table:formula="of:=IF(AND([$data.$C667]&gt;=5; [$data.$C667]&lt;10); [$data.$B667]; &quot;&quot; )">
            <text:p/>
          </table:table-cell>
          <table:table-cell table:formula="of:=IF([$data.$C667]&gt;=10; [$data.$B667]; &quot;&quot; )">
            <text:p/>
          </table:table-cell>
          <table:table-cell table:number-columns-repeated="10"/>
        </table:table-row>
        <table:table-row table:style-name="ro1">
          <table:table-cell table:formula="of:=IF([$data.$C668]&lt;1; [$data.$B668]; &quot;&quot; )">
            <text:p/>
          </table:table-cell>
          <table:table-cell table:formula="of:=IF(AND([$data.$C668]&gt;=1; [$data.$C668]&lt;5); [$data.$B668]; &quot;&quot; )" office:value-type="float" office:value="1.45400340715503" calcext:value-type="float">
            <text:p>1.45400340715503</text:p>
          </table:table-cell>
          <table:table-cell table:formula="of:=IF(AND([$data.$C668]&gt;=5; [$data.$C668]&lt;10); [$data.$B668]; &quot;&quot; )">
            <text:p/>
          </table:table-cell>
          <table:table-cell table:formula="of:=IF([$data.$C668]&gt;=10; [$data.$B668]; &quot;&quot; )">
            <text:p/>
          </table:table-cell>
          <table:table-cell table:number-columns-repeated="10"/>
        </table:table-row>
        <table:table-row table:style-name="ro1">
          <table:table-cell table:formula="of:=IF([$data.$C669]&lt;1; [$data.$B669]; &quot;&quot; )">
            <text:p/>
          </table:table-cell>
          <table:table-cell table:formula="of:=IF(AND([$data.$C669]&gt;=1; [$data.$C669]&lt;5); [$data.$B669]; &quot;&quot; )" office:value-type="float" office:value="1.37937062937063" calcext:value-type="float">
            <text:p>1.37937062937063</text:p>
          </table:table-cell>
          <table:table-cell table:formula="of:=IF(AND([$data.$C669]&gt;=5; [$data.$C669]&lt;10); [$data.$B669]; &quot;&quot; )">
            <text:p/>
          </table:table-cell>
          <table:table-cell table:formula="of:=IF([$data.$C669]&gt;=10; [$data.$B669]; &quot;&quot; )">
            <text:p/>
          </table:table-cell>
          <table:table-cell table:number-columns-repeated="10"/>
        </table:table-row>
        <table:table-row table:style-name="ro1">
          <table:table-cell table:formula="of:=IF([$data.$C670]&lt;1; [$data.$B670]; &quot;&quot; )">
            <text:p/>
          </table:table-cell>
          <table:table-cell table:formula="of:=IF(AND([$data.$C670]&gt;=1; [$data.$C670]&lt;5); [$data.$B670]; &quot;&quot; )" office:value-type="float" office:value="0.96671354899203" calcext:value-type="float">
            <text:p>0.96671354899203</text:p>
          </table:table-cell>
          <table:table-cell table:formula="of:=IF(AND([$data.$C670]&gt;=5; [$data.$C670]&lt;10); [$data.$B670]; &quot;&quot; )">
            <text:p/>
          </table:table-cell>
          <table:table-cell table:formula="of:=IF([$data.$C670]&gt;=10; [$data.$B670]; &quot;&quot; )">
            <text:p/>
          </table:table-cell>
          <table:table-cell table:number-columns-repeated="10"/>
        </table:table-row>
        <table:table-row table:style-name="ro1">
          <table:table-cell table:formula="of:=IF([$data.$C671]&lt;1; [$data.$B671]; &quot;&quot; )">
            <text:p/>
          </table:table-cell>
          <table:table-cell table:formula="of:=IF(AND([$data.$C671]&gt;=1; [$data.$C671]&lt;5); [$data.$B671]; &quot;&quot; )" office:value-type="float" office:value="0.974173553719008" calcext:value-type="float">
            <text:p>0.974173553719008</text:p>
          </table:table-cell>
          <table:table-cell table:formula="of:=IF(AND([$data.$C671]&gt;=5; [$data.$C671]&lt;10); [$data.$B671]; &quot;&quot; )">
            <text:p/>
          </table:table-cell>
          <table:table-cell table:formula="of:=IF([$data.$C671]&gt;=10; [$data.$B671]; &quot;&quot; )">
            <text:p/>
          </table:table-cell>
          <table:table-cell table:number-columns-repeated="10"/>
        </table:table-row>
        <table:table-row table:style-name="ro1">
          <table:table-cell table:formula="of:=IF([$data.$C672]&lt;1; [$data.$B672]; &quot;&quot; )">
            <text:p/>
          </table:table-cell>
          <table:table-cell table:formula="of:=IF(AND([$data.$C672]&gt;=1; [$data.$C672]&lt;5); [$data.$B672]; &quot;&quot; )" office:value-type="float" office:value="0.998509687034277" calcext:value-type="float">
            <text:p>0.998509687034277</text:p>
          </table:table-cell>
          <table:table-cell table:formula="of:=IF(AND([$data.$C672]&gt;=5; [$data.$C672]&lt;10); [$data.$B672]; &quot;&quot; )">
            <text:p/>
          </table:table-cell>
          <table:table-cell table:formula="of:=IF([$data.$C672]&gt;=10; [$data.$B672]; &quot;&quot; )">
            <text:p/>
          </table:table-cell>
          <table:table-cell table:number-columns-repeated="10"/>
        </table:table-row>
        <table:table-row table:style-name="ro1">
          <table:table-cell table:formula="of:=IF([$data.$C673]&lt;1; [$data.$B673]; &quot;&quot; )">
            <text:p/>
          </table:table-cell>
          <table:table-cell table:formula="of:=IF(AND([$data.$C673]&gt;=1; [$data.$C673]&lt;5); [$data.$B673]; &quot;&quot; )" office:value-type="float" office:value="1.0148185998978" calcext:value-type="float">
            <text:p>1.0148185998978</text:p>
          </table:table-cell>
          <table:table-cell table:formula="of:=IF(AND([$data.$C673]&gt;=5; [$data.$C673]&lt;10); [$data.$B673]; &quot;&quot; )">
            <text:p/>
          </table:table-cell>
          <table:table-cell table:formula="of:=IF([$data.$C673]&gt;=10; [$data.$B673]; &quot;&quot; )">
            <text:p/>
          </table:table-cell>
          <table:table-cell table:number-columns-repeated="10"/>
        </table:table-row>
        <table:table-row table:style-name="ro1">
          <table:table-cell table:formula="of:=IF([$data.$C674]&lt;1; [$data.$B674]; &quot;&quot; )">
            <text:p/>
          </table:table-cell>
          <table:table-cell table:formula="of:=IF(AND([$data.$C674]&gt;=1; [$data.$C674]&lt;5); [$data.$B674]; &quot;&quot; )" office:value-type="float" office:value="0.986985944820406" calcext:value-type="float">
            <text:p>0.986985944820406</text:p>
          </table:table-cell>
          <table:table-cell table:formula="of:=IF(AND([$data.$C674]&gt;=5; [$data.$C674]&lt;10); [$data.$B674]; &quot;&quot; )">
            <text:p/>
          </table:table-cell>
          <table:table-cell table:formula="of:=IF([$data.$C674]&gt;=10; [$data.$B674]; &quot;&quot; )">
            <text:p/>
          </table:table-cell>
          <table:table-cell table:number-columns-repeated="10"/>
        </table:table-row>
        <table:table-row table:style-name="ro1">
          <table:table-cell table:formula="of:=IF([$data.$C675]&lt;1; [$data.$B675]; &quot;&quot; )">
            <text:p/>
          </table:table-cell>
          <table:table-cell table:formula="of:=IF(AND([$data.$C675]&gt;=1; [$data.$C675]&lt;5); [$data.$B675]; &quot;&quot; )" office:value-type="float" office:value="0.848388239461566" calcext:value-type="float">
            <text:p>0.848388239461566</text:p>
          </table:table-cell>
          <table:table-cell table:formula="of:=IF(AND([$data.$C675]&gt;=5; [$data.$C675]&lt;10); [$data.$B675]; &quot;&quot; )">
            <text:p/>
          </table:table-cell>
          <table:table-cell table:formula="of:=IF([$data.$C675]&gt;=10; [$data.$B675]; &quot;&quot; )">
            <text:p/>
          </table:table-cell>
          <table:table-cell table:number-columns-repeated="10"/>
        </table:table-row>
        <table:table-row table:style-name="ro1">
          <table:table-cell table:formula="of:=IF([$data.$C676]&lt;1; [$data.$B676]; &quot;&quot; )">
            <text:p/>
          </table:table-cell>
          <table:table-cell table:formula="of:=IF(AND([$data.$C676]&gt;=1; [$data.$C676]&lt;5); [$data.$B676]; &quot;&quot; )" office:value-type="float" office:value="0.930596285434995" calcext:value-type="float">
            <text:p>0.930596285434995</text:p>
          </table:table-cell>
          <table:table-cell table:formula="of:=IF(AND([$data.$C676]&gt;=5; [$data.$C676]&lt;10); [$data.$B676]; &quot;&quot; )">
            <text:p/>
          </table:table-cell>
          <table:table-cell table:formula="of:=IF([$data.$C676]&gt;=10; [$data.$B676]; &quot;&quot; )">
            <text:p/>
          </table:table-cell>
          <table:table-cell table:number-columns-repeated="10"/>
        </table:table-row>
        <table:table-row table:style-name="ro1">
          <table:table-cell table:formula="of:=IF([$data.$C677]&lt;1; [$data.$B677]; &quot;&quot; )">
            <text:p/>
          </table:table-cell>
          <table:table-cell table:formula="of:=IF(AND([$data.$C677]&gt;=1; [$data.$C677]&lt;5); [$data.$B677]; &quot;&quot; )" office:value-type="float" office:value="0.955855303494788" calcext:value-type="float">
            <text:p>0.955855303494788</text:p>
          </table:table-cell>
          <table:table-cell table:formula="of:=IF(AND([$data.$C677]&gt;=5; [$data.$C677]&lt;10); [$data.$B677]; &quot;&quot; )">
            <text:p/>
          </table:table-cell>
          <table:table-cell table:formula="of:=IF([$data.$C677]&gt;=10; [$data.$B677]; &quot;&quot; )">
            <text:p/>
          </table:table-cell>
          <table:table-cell table:number-columns-repeated="10"/>
        </table:table-row>
        <table:table-row table:style-name="ro1">
          <table:table-cell table:formula="of:=IF([$data.$C678]&lt;1; [$data.$B678]; &quot;&quot; )">
            <text:p/>
          </table:table-cell>
          <table:table-cell table:formula="of:=IF(AND([$data.$C678]&gt;=1; [$data.$C678]&lt;5); [$data.$B678]; &quot;&quot; )" office:value-type="float" office:value="1.01362260343088" calcext:value-type="float">
            <text:p>1.01362260343088</text:p>
          </table:table-cell>
          <table:table-cell table:formula="of:=IF(AND([$data.$C678]&gt;=5; [$data.$C678]&lt;10); [$data.$B678]; &quot;&quot; )">
            <text:p/>
          </table:table-cell>
          <table:table-cell table:formula="of:=IF([$data.$C678]&gt;=10; [$data.$B678]; &quot;&quot; )">
            <text:p/>
          </table:table-cell>
          <table:table-cell table:number-columns-repeated="10"/>
        </table:table-row>
        <table:table-row table:style-name="ro1">
          <table:table-cell table:formula="of:=IF([$data.$C679]&lt;1; [$data.$B679]; &quot;&quot; )">
            <text:p/>
          </table:table-cell>
          <table:table-cell table:formula="of:=IF(AND([$data.$C679]&gt;=1; [$data.$C679]&lt;5); [$data.$B679]; &quot;&quot; )" office:value-type="float" office:value="0.992749870533402" calcext:value-type="float">
            <text:p>0.992749870533402</text:p>
          </table:table-cell>
          <table:table-cell table:formula="of:=IF(AND([$data.$C679]&gt;=5; [$data.$C679]&lt;10); [$data.$B679]; &quot;&quot; )">
            <text:p/>
          </table:table-cell>
          <table:table-cell table:formula="of:=IF([$data.$C679]&gt;=10; [$data.$B679]; &quot;&quot; )">
            <text:p/>
          </table:table-cell>
          <table:table-cell table:number-columns-repeated="10"/>
        </table:table-row>
        <table:table-row table:style-name="ro1">
          <table:table-cell table:formula="of:=IF([$data.$C680]&lt;1; [$data.$B680]; &quot;&quot; )">
            <text:p/>
          </table:table-cell>
          <table:table-cell table:formula="of:=IF(AND([$data.$C680]&gt;=1; [$data.$C680]&lt;5); [$data.$B680]; &quot;&quot; )" office:value-type="float" office:value="1.04765146358067" calcext:value-type="float">
            <text:p>1.04765146358067</text:p>
          </table:table-cell>
          <table:table-cell table:formula="of:=IF(AND([$data.$C680]&gt;=5; [$data.$C680]&lt;10); [$data.$B680]; &quot;&quot; )">
            <text:p/>
          </table:table-cell>
          <table:table-cell table:formula="of:=IF([$data.$C680]&gt;=10; [$data.$B680]; &quot;&quot; )">
            <text:p/>
          </table:table-cell>
          <table:table-cell table:number-columns-repeated="10"/>
        </table:table-row>
        <table:table-row table:style-name="ro1">
          <table:table-cell table:formula="of:=IF([$data.$C681]&lt;1; [$data.$B681]; &quot;&quot; )">
            <text:p/>
          </table:table-cell>
          <table:table-cell table:formula="of:=IF(AND([$data.$C681]&gt;=1; [$data.$C681]&lt;5); [$data.$B681]; &quot;&quot; )" office:value-type="float" office:value="1.01787773933103" calcext:value-type="float">
            <text:p>1.01787773933103</text:p>
          </table:table-cell>
          <table:table-cell table:formula="of:=IF(AND([$data.$C681]&gt;=5; [$data.$C681]&lt;10); [$data.$B681]; &quot;&quot; )">
            <text:p/>
          </table:table-cell>
          <table:table-cell table:formula="of:=IF([$data.$C681]&gt;=10; [$data.$B681]; &quot;&quot; )">
            <text:p/>
          </table:table-cell>
          <table:table-cell table:number-columns-repeated="10"/>
        </table:table-row>
        <table:table-row table:style-name="ro1">
          <table:table-cell table:formula="of:=IF([$data.$C682]&lt;1; [$data.$B682]; &quot;&quot; )">
            <text:p/>
          </table:table-cell>
          <table:table-cell table:formula="of:=IF(AND([$data.$C682]&gt;=1; [$data.$C682]&lt;5); [$data.$B682]; &quot;&quot; )" office:value-type="float" office:value="1.01617076326003" calcext:value-type="float">
            <text:p>1.01617076326003</text:p>
          </table:table-cell>
          <table:table-cell table:formula="of:=IF(AND([$data.$C682]&gt;=5; [$data.$C682]&lt;10); [$data.$B682]; &quot;&quot; )">
            <text:p/>
          </table:table-cell>
          <table:table-cell table:formula="of:=IF([$data.$C682]&gt;=10; [$data.$B682]; &quot;&quot; )">
            <text:p/>
          </table:table-cell>
          <table:table-cell table:number-columns-repeated="10"/>
        </table:table-row>
        <table:table-row table:style-name="ro1">
          <table:table-cell table:formula="of:=IF([$data.$C683]&lt;1; [$data.$B683]; &quot;&quot; )">
            <text:p/>
          </table:table-cell>
          <table:table-cell table:formula="of:=IF(AND([$data.$C683]&gt;=1; [$data.$C683]&lt;5); [$data.$B683]; &quot;&quot; )" office:value-type="float" office:value="0.979601990049751" calcext:value-type="float">
            <text:p>0.979601990049751</text:p>
          </table:table-cell>
          <table:table-cell table:formula="of:=IF(AND([$data.$C683]&gt;=5; [$data.$C683]&lt;10); [$data.$B683]; &quot;&quot; )">
            <text:p/>
          </table:table-cell>
          <table:table-cell table:formula="of:=IF([$data.$C683]&gt;=10; [$data.$B683]; &quot;&quot; )">
            <text:p/>
          </table:table-cell>
          <table:table-cell table:number-columns-repeated="10"/>
        </table:table-row>
        <table:table-row table:style-name="ro1">
          <table:table-cell table:formula="of:=IF([$data.$C684]&lt;1; [$data.$B684]; &quot;&quot; )">
            <text:p/>
          </table:table-cell>
          <table:table-cell table:formula="of:=IF(AND([$data.$C684]&gt;=1; [$data.$C684]&lt;5); [$data.$B684]; &quot;&quot; )" office:value-type="float" office:value="1.00567010309278" calcext:value-type="float">
            <text:p>1.00567010309278</text:p>
          </table:table-cell>
          <table:table-cell table:formula="of:=IF(AND([$data.$C684]&gt;=5; [$data.$C684]&lt;10); [$data.$B684]; &quot;&quot; )">
            <text:p/>
          </table:table-cell>
          <table:table-cell table:formula="of:=IF([$data.$C684]&gt;=10; [$data.$B684]; &quot;&quot; )">
            <text:p/>
          </table:table-cell>
          <table:table-cell table:number-columns-repeated="10"/>
        </table:table-row>
        <table:table-row table:style-name="ro1">
          <table:table-cell table:formula="of:=IF([$data.$C685]&lt;1; [$data.$B685]; &quot;&quot; )">
            <text:p/>
          </table:table-cell>
          <table:table-cell table:formula="of:=IF(AND([$data.$C685]&gt;=1; [$data.$C685]&lt;5); [$data.$B685]; &quot;&quot; )" office:value-type="float" office:value="0.966683242168076" calcext:value-type="float">
            <text:p>0.966683242168076</text:p>
          </table:table-cell>
          <table:table-cell table:formula="of:=IF(AND([$data.$C685]&gt;=5; [$data.$C685]&lt;10); [$data.$B685]; &quot;&quot; )">
            <text:p/>
          </table:table-cell>
          <table:table-cell table:formula="of:=IF([$data.$C685]&gt;=10; [$data.$B685]; &quot;&quot; )">
            <text:p/>
          </table:table-cell>
          <table:table-cell table:number-columns-repeated="10"/>
        </table:table-row>
        <table:table-row table:style-name="ro1">
          <table:table-cell table:formula="of:=IF([$data.$C686]&lt;1; [$data.$B686]; &quot;&quot; )">
            <text:p/>
          </table:table-cell>
          <table:table-cell table:formula="of:=IF(AND([$data.$C686]&gt;=1; [$data.$C686]&lt;5); [$data.$B686]; &quot;&quot; )" office:value-type="float" office:value="0.990899898887765" calcext:value-type="float">
            <text:p>0.990899898887765</text:p>
          </table:table-cell>
          <table:table-cell table:formula="of:=IF(AND([$data.$C686]&gt;=5; [$data.$C686]&lt;10); [$data.$B686]; &quot;&quot; )">
            <text:p/>
          </table:table-cell>
          <table:table-cell table:formula="of:=IF([$data.$C686]&gt;=10; [$data.$B686]; &quot;&quot; )">
            <text:p/>
          </table:table-cell>
          <table:table-cell table:number-columns-repeated="10"/>
        </table:table-row>
        <table:table-row table:style-name="ro1">
          <table:table-cell table:formula="of:=IF([$data.$C687]&lt;1; [$data.$B687]; &quot;&quot; )">
            <text:p/>
          </table:table-cell>
          <table:table-cell table:formula="of:=IF(AND([$data.$C687]&gt;=1; [$data.$C687]&lt;5); [$data.$B687]; &quot;&quot; )" office:value-type="float" office:value="1.13941176470588" calcext:value-type="float">
            <text:p>1.13941176470588</text:p>
          </table:table-cell>
          <table:table-cell table:formula="of:=IF(AND([$data.$C687]&gt;=5; [$data.$C687]&lt;10); [$data.$B687]; &quot;&quot; )">
            <text:p/>
          </table:table-cell>
          <table:table-cell table:formula="of:=IF([$data.$C687]&gt;=10; [$data.$B687]; &quot;&quot; )">
            <text:p/>
          </table:table-cell>
          <table:table-cell table:number-columns-repeated="10"/>
        </table:table-row>
        <table:table-row table:style-name="ro1">
          <table:table-cell table:formula="of:=IF([$data.$C688]&lt;1; [$data.$B688]; &quot;&quot; )">
            <text:p/>
          </table:table-cell>
          <table:table-cell table:formula="of:=IF(AND([$data.$C688]&gt;=1; [$data.$C688]&lt;5); [$data.$B688]; &quot;&quot; )" office:value-type="float" office:value="1.03908188585608" calcext:value-type="float">
            <text:p>1.03908188585608</text:p>
          </table:table-cell>
          <table:table-cell table:formula="of:=IF(AND([$data.$C688]&gt;=5; [$data.$C688]&lt;10); [$data.$B688]; &quot;&quot; )">
            <text:p/>
          </table:table-cell>
          <table:table-cell table:formula="of:=IF([$data.$C688]&gt;=10; [$data.$B688]; &quot;&quot; )">
            <text:p/>
          </table:table-cell>
          <table:table-cell table:number-columns-repeated="10"/>
        </table:table-row>
        <table:table-row table:style-name="ro1">
          <table:table-cell table:formula="of:=IF([$data.$C689]&lt;1; [$data.$B689]; &quot;&quot; )">
            <text:p/>
          </table:table-cell>
          <table:table-cell table:formula="of:=IF(AND([$data.$C689]&gt;=1; [$data.$C689]&lt;5); [$data.$B689]; &quot;&quot; )" office:value-type="float" office:value="1.02067777139575" calcext:value-type="float">
            <text:p>1.02067777139575</text:p>
          </table:table-cell>
          <table:table-cell table:formula="of:=IF(AND([$data.$C689]&gt;=5; [$data.$C689]&lt;10); [$data.$B689]; &quot;&quot; )">
            <text:p/>
          </table:table-cell>
          <table:table-cell table:formula="of:=IF([$data.$C689]&gt;=10; [$data.$B689]; &quot;&quot; )">
            <text:p/>
          </table:table-cell>
          <table:table-cell table:number-columns-repeated="10"/>
        </table:table-row>
        <table:table-row table:style-name="ro1">
          <table:table-cell table:formula="of:=IF([$data.$C690]&lt;1; [$data.$B690]; &quot;&quot; )">
            <text:p/>
          </table:table-cell>
          <table:table-cell table:formula="of:=IF(AND([$data.$C690]&gt;=1; [$data.$C690]&lt;5); [$data.$B690]; &quot;&quot; )" office:value-type="float" office:value="0.934621099554235" calcext:value-type="float">
            <text:p>0.934621099554235</text:p>
          </table:table-cell>
          <table:table-cell table:formula="of:=IF(AND([$data.$C690]&gt;=5; [$data.$C690]&lt;10); [$data.$B690]; &quot;&quot; )">
            <text:p/>
          </table:table-cell>
          <table:table-cell table:formula="of:=IF([$data.$C690]&gt;=10; [$data.$B690]; &quot;&quot; )">
            <text:p/>
          </table:table-cell>
          <table:table-cell table:number-columns-repeated="10"/>
        </table:table-row>
        <table:table-row table:style-name="ro1">
          <table:table-cell table:formula="of:=IF([$data.$C691]&lt;1; [$data.$B691]; &quot;&quot; )">
            <text:p/>
          </table:table-cell>
          <table:table-cell table:formula="of:=IF(AND([$data.$C691]&gt;=1; [$data.$C691]&lt;5); [$data.$B691]; &quot;&quot; )" office:value-type="float" office:value="0.974474474474474" calcext:value-type="float">
            <text:p>0.974474474474474</text:p>
          </table:table-cell>
          <table:table-cell table:formula="of:=IF(AND([$data.$C691]&gt;=5; [$data.$C691]&lt;10); [$data.$B691]; &quot;&quot; )">
            <text:p/>
          </table:table-cell>
          <table:table-cell table:formula="of:=IF([$data.$C691]&gt;=10; [$data.$B691]; &quot;&quot; )">
            <text:p/>
          </table:table-cell>
          <table:table-cell table:number-columns-repeated="10"/>
        </table:table-row>
        <table:table-row table:style-name="ro1">
          <table:table-cell table:formula="of:=IF([$data.$C692]&lt;1; [$data.$B692]; &quot;&quot; )">
            <text:p/>
          </table:table-cell>
          <table:table-cell table:formula="of:=IF(AND([$data.$C692]&gt;=1; [$data.$C692]&lt;5); [$data.$B692]; &quot;&quot; )" office:value-type="float" office:value="1.08868299139643" calcext:value-type="float">
            <text:p>1.08868299139643</text:p>
          </table:table-cell>
          <table:table-cell table:formula="of:=IF(AND([$data.$C692]&gt;=5; [$data.$C692]&lt;10); [$data.$B692]; &quot;&quot; )">
            <text:p/>
          </table:table-cell>
          <table:table-cell table:formula="of:=IF([$data.$C692]&gt;=10; [$data.$B692]; &quot;&quot; )">
            <text:p/>
          </table:table-cell>
          <table:table-cell table:number-columns-repeated="10"/>
        </table:table-row>
        <table:table-row table:style-name="ro1">
          <table:table-cell table:formula="of:=IF([$data.$C693]&lt;1; [$data.$B693]; &quot;&quot; )">
            <text:p/>
          </table:table-cell>
          <table:table-cell table:formula="of:=IF(AND([$data.$C693]&gt;=1; [$data.$C693]&lt;5); [$data.$B693]; &quot;&quot; )" office:value-type="float" office:value="1.1179706601467" calcext:value-type="float">
            <text:p>1.1179706601467</text:p>
          </table:table-cell>
          <table:table-cell table:formula="of:=IF(AND([$data.$C693]&gt;=5; [$data.$C693]&lt;10); [$data.$B693]; &quot;&quot; )">
            <text:p/>
          </table:table-cell>
          <table:table-cell table:formula="of:=IF([$data.$C693]&gt;=10; [$data.$B693]; &quot;&quot; )">
            <text:p/>
          </table:table-cell>
          <table:table-cell table:number-columns-repeated="10"/>
        </table:table-row>
        <table:table-row table:style-name="ro1">
          <table:table-cell table:formula="of:=IF([$data.$C694]&lt;1; [$data.$B694]; &quot;&quot; )">
            <text:p/>
          </table:table-cell>
          <table:table-cell table:formula="of:=IF(AND([$data.$C694]&gt;=1; [$data.$C694]&lt;5); [$data.$B694]; &quot;&quot; )" office:value-type="float" office:value="1.00882723833544" calcext:value-type="float">
            <text:p>1.00882723833544</text:p>
          </table:table-cell>
          <table:table-cell table:formula="of:=IF(AND([$data.$C694]&gt;=5; [$data.$C694]&lt;10); [$data.$B694]; &quot;&quot; )">
            <text:p/>
          </table:table-cell>
          <table:table-cell table:formula="of:=IF([$data.$C694]&gt;=10; [$data.$B694]; &quot;&quot; )">
            <text:p/>
          </table:table-cell>
          <table:table-cell table:number-columns-repeated="10"/>
        </table:table-row>
        <table:table-row table:style-name="ro1">
          <table:table-cell table:formula="of:=IF([$data.$C695]&lt;1; [$data.$B695]; &quot;&quot; )">
            <text:p/>
          </table:table-cell>
          <table:table-cell table:formula="of:=IF(AND([$data.$C695]&gt;=1; [$data.$C695]&lt;5); [$data.$B695]; &quot;&quot; )" office:value-type="float" office:value="1.01668584579977" calcext:value-type="float">
            <text:p>1.01668584579977</text:p>
          </table:table-cell>
          <table:table-cell table:formula="of:=IF(AND([$data.$C695]&gt;=5; [$data.$C695]&lt;10); [$data.$B695]; &quot;&quot; )">
            <text:p/>
          </table:table-cell>
          <table:table-cell table:formula="of:=IF([$data.$C695]&gt;=10; [$data.$B695]; &quot;&quot; )">
            <text:p/>
          </table:table-cell>
          <table:table-cell table:number-columns-repeated="10"/>
        </table:table-row>
        <table:table-row table:style-name="ro1">
          <table:table-cell table:formula="of:=IF([$data.$C696]&lt;1; [$data.$B696]; &quot;&quot; )">
            <text:p/>
          </table:table-cell>
          <table:table-cell table:formula="of:=IF(AND([$data.$C696]&gt;=1; [$data.$C696]&lt;5); [$data.$B696]; &quot;&quot; )" office:value-type="float" office:value="1.08439755691283" calcext:value-type="float">
            <text:p>1.08439755691283</text:p>
          </table:table-cell>
          <table:table-cell table:formula="of:=IF(AND([$data.$C696]&gt;=5; [$data.$C696]&lt;10); [$data.$B696]; &quot;&quot; )">
            <text:p/>
          </table:table-cell>
          <table:table-cell table:formula="of:=IF([$data.$C696]&gt;=10; [$data.$B696]; &quot;&quot; )">
            <text:p/>
          </table:table-cell>
          <table:table-cell table:number-columns-repeated="10"/>
        </table:table-row>
        <table:table-row table:style-name="ro1">
          <table:table-cell table:formula="of:=IF([$data.$C697]&lt;1; [$data.$B697]; &quot;&quot; )">
            <text:p/>
          </table:table-cell>
          <table:table-cell table:formula="of:=IF(AND([$data.$C697]&gt;=1; [$data.$C697]&lt;5); [$data.$B697]; &quot;&quot; )" office:value-type="float" office:value="1.08" calcext:value-type="float">
            <text:p>1.08</text:p>
          </table:table-cell>
          <table:table-cell table:formula="of:=IF(AND([$data.$C697]&gt;=5; [$data.$C697]&lt;10); [$data.$B697]; &quot;&quot; )">
            <text:p/>
          </table:table-cell>
          <table:table-cell table:formula="of:=IF([$data.$C697]&gt;=10; [$data.$B697]; &quot;&quot; )">
            <text:p/>
          </table:table-cell>
          <table:table-cell table:number-columns-repeated="10"/>
        </table:table-row>
        <table:table-row table:style-name="ro1">
          <table:table-cell table:formula="of:=IF([$data.$C698]&lt;1; [$data.$B698]; &quot;&quot; )">
            <text:p/>
          </table:table-cell>
          <table:table-cell table:formula="of:=IF(AND([$data.$C698]&gt;=1; [$data.$C698]&lt;5); [$data.$B698]; &quot;&quot; )" office:value-type="float" office:value="1.00505305709955" calcext:value-type="float">
            <text:p>1.00505305709955</text:p>
          </table:table-cell>
          <table:table-cell table:formula="of:=IF(AND([$data.$C698]&gt;=5; [$data.$C698]&lt;10); [$data.$B698]; &quot;&quot; )">
            <text:p/>
          </table:table-cell>
          <table:table-cell table:formula="of:=IF([$data.$C698]&gt;=10; [$data.$B698]; &quot;&quot; )">
            <text:p/>
          </table:table-cell>
          <table:table-cell table:number-columns-repeated="10"/>
        </table:table-row>
        <table:table-row table:style-name="ro1">
          <table:table-cell table:formula="of:=IF([$data.$C699]&lt;1; [$data.$B699]; &quot;&quot; )">
            <text:p/>
          </table:table-cell>
          <table:table-cell table:formula="of:=IF(AND([$data.$C699]&gt;=1; [$data.$C699]&lt;5); [$data.$B699]; &quot;&quot; )" office:value-type="float" office:value="0.998198198198198" calcext:value-type="float">
            <text:p>0.998198198198198</text:p>
          </table:table-cell>
          <table:table-cell table:formula="of:=IF(AND([$data.$C699]&gt;=5; [$data.$C699]&lt;10); [$data.$B699]; &quot;&quot; )">
            <text:p/>
          </table:table-cell>
          <table:table-cell table:formula="of:=IF([$data.$C699]&gt;=10; [$data.$B699]; &quot;&quot; )">
            <text:p/>
          </table:table-cell>
          <table:table-cell table:number-columns-repeated="10"/>
        </table:table-row>
        <table:table-row table:style-name="ro1">
          <table:table-cell table:formula="of:=IF([$data.$C700]&lt;1; [$data.$B700]; &quot;&quot; )">
            <text:p/>
          </table:table-cell>
          <table:table-cell table:formula="of:=IF(AND([$data.$C700]&gt;=1; [$data.$C700]&lt;5); [$data.$B700]; &quot;&quot; )" office:value-type="float" office:value="0.972684085510689" calcext:value-type="float">
            <text:p>0.972684085510689</text:p>
          </table:table-cell>
          <table:table-cell table:formula="of:=IF(AND([$data.$C700]&gt;=5; [$data.$C700]&lt;10); [$data.$B700]; &quot;&quot; )">
            <text:p/>
          </table:table-cell>
          <table:table-cell table:formula="of:=IF([$data.$C700]&gt;=10; [$data.$B700]; &quot;&quot; )">
            <text:p/>
          </table:table-cell>
          <table:table-cell table:number-columns-repeated="10"/>
        </table:table-row>
        <table:table-row table:style-name="ro1">
          <table:table-cell table:formula="of:=IF([$data.$C701]&lt;1; [$data.$B701]; &quot;&quot; )">
            <text:p/>
          </table:table-cell>
          <table:table-cell table:formula="of:=IF(AND([$data.$C701]&gt;=1; [$data.$C701]&lt;5); [$data.$B701]; &quot;&quot; )" office:value-type="float" office:value="1.0612676056338" calcext:value-type="float">
            <text:p>1.0612676056338</text:p>
          </table:table-cell>
          <table:table-cell table:formula="of:=IF(AND([$data.$C701]&gt;=5; [$data.$C701]&lt;10); [$data.$B701]; &quot;&quot; )">
            <text:p/>
          </table:table-cell>
          <table:table-cell table:formula="of:=IF([$data.$C701]&gt;=10; [$data.$B701]; &quot;&quot; )">
            <text:p/>
          </table:table-cell>
          <table:table-cell table:number-columns-repeated="10"/>
        </table:table-row>
        <table:table-row table:style-name="ro1">
          <table:table-cell table:formula="of:=IF([$data.$C702]&lt;1; [$data.$B702]; &quot;&quot; )" office:value-type="float" office:value="0.926829268292683" calcext:value-type="float">
            <text:p>0.926829268292683</text:p>
          </table:table-cell>
          <table:table-cell table:formula="of:=IF(AND([$data.$C702]&gt;=1; [$data.$C702]&lt;5); [$data.$B702]; &quot;&quot; )">
            <text:p/>
          </table:table-cell>
          <table:table-cell table:formula="of:=IF(AND([$data.$C702]&gt;=5; [$data.$C702]&lt;10); [$data.$B702]; &quot;&quot; )">
            <text:p/>
          </table:table-cell>
          <table:table-cell table:formula="of:=IF([$data.$C702]&gt;=10; [$data.$B702]; &quot;&quot; )">
            <text:p/>
          </table:table-cell>
          <table:table-cell table:number-columns-repeated="10"/>
        </table:table-row>
        <table:table-row table:style-name="ro1">
          <table:table-cell table:formula="of:=IF([$data.$C703]&lt;1; [$data.$B703]; &quot;&quot; )">
            <text:p/>
          </table:table-cell>
          <table:table-cell table:formula="of:=IF(AND([$data.$C703]&gt;=1; [$data.$C703]&lt;5); [$data.$B703]; &quot;&quot; )" office:value-type="float" office:value="0.998045602605863" calcext:value-type="float">
            <text:p>0.998045602605863</text:p>
          </table:table-cell>
          <table:table-cell table:formula="of:=IF(AND([$data.$C703]&gt;=5; [$data.$C703]&lt;10); [$data.$B703]; &quot;&quot; )">
            <text:p/>
          </table:table-cell>
          <table:table-cell table:formula="of:=IF([$data.$C703]&gt;=10; [$data.$B703]; &quot;&quot; )">
            <text:p/>
          </table:table-cell>
          <table:table-cell table:number-columns-repeated="10"/>
        </table:table-row>
        <table:table-row table:style-name="ro1">
          <table:table-cell table:formula="of:=IF([$data.$C704]&lt;1; [$data.$B704]; &quot;&quot; )">
            <text:p/>
          </table:table-cell>
          <table:table-cell table:formula="of:=IF(AND([$data.$C704]&gt;=1; [$data.$C704]&lt;5); [$data.$B704]; &quot;&quot; )" office:value-type="float" office:value="0.985992996498249" calcext:value-type="float">
            <text:p>0.985992996498249</text:p>
          </table:table-cell>
          <table:table-cell table:formula="of:=IF(AND([$data.$C704]&gt;=5; [$data.$C704]&lt;10); [$data.$B704]; &quot;&quot; )">
            <text:p/>
          </table:table-cell>
          <table:table-cell table:formula="of:=IF([$data.$C704]&gt;=10; [$data.$B704]; &quot;&quot; )">
            <text:p/>
          </table:table-cell>
          <table:table-cell table:number-columns-repeated="10"/>
        </table:table-row>
        <table:table-row table:style-name="ro1">
          <table:table-cell table:formula="of:=IF([$data.$C705]&lt;1; [$data.$B705]; &quot;&quot; )">
            <text:p/>
          </table:table-cell>
          <table:table-cell table:formula="of:=IF(AND([$data.$C705]&gt;=1; [$data.$C705]&lt;5); [$data.$B705]; &quot;&quot; )" office:value-type="float" office:value="0.989923224568138" calcext:value-type="float">
            <text:p>0.989923224568138</text:p>
          </table:table-cell>
          <table:table-cell table:formula="of:=IF(AND([$data.$C705]&gt;=5; [$data.$C705]&lt;10); [$data.$B705]; &quot;&quot; )">
            <text:p/>
          </table:table-cell>
          <table:table-cell table:formula="of:=IF([$data.$C705]&gt;=10; [$data.$B705]; &quot;&quot; )">
            <text:p/>
          </table:table-cell>
          <table:table-cell table:number-columns-repeated="10"/>
        </table:table-row>
        <table:table-row table:style-name="ro1">
          <table:table-cell table:formula="of:=IF([$data.$C706]&lt;1; [$data.$B706]; &quot;&quot; )">
            <text:p/>
          </table:table-cell>
          <table:table-cell table:formula="of:=IF(AND([$data.$C706]&gt;=1; [$data.$C706]&lt;5); [$data.$B706]; &quot;&quot; )" office:value-type="float" office:value="1.07104913678619" calcext:value-type="float">
            <text:p>1.07104913678619</text:p>
          </table:table-cell>
          <table:table-cell table:formula="of:=IF(AND([$data.$C706]&gt;=5; [$data.$C706]&lt;10); [$data.$B706]; &quot;&quot; )">
            <text:p/>
          </table:table-cell>
          <table:table-cell table:formula="of:=IF([$data.$C706]&gt;=10; [$data.$B706]; &quot;&quot; )">
            <text:p/>
          </table:table-cell>
          <table:table-cell table:number-columns-repeated="10"/>
        </table:table-row>
        <table:table-row table:style-name="ro1">
          <table:table-cell table:formula="of:=IF([$data.$C707]&lt;1; [$data.$B707]; &quot;&quot; )">
            <text:p/>
          </table:table-cell>
          <table:table-cell table:formula="of:=IF(AND([$data.$C707]&gt;=1; [$data.$C707]&lt;5); [$data.$B707]; &quot;&quot; )" office:value-type="float" office:value="0.983729662077597" calcext:value-type="float">
            <text:p>0.983729662077597</text:p>
          </table:table-cell>
          <table:table-cell table:formula="of:=IF(AND([$data.$C707]&gt;=5; [$data.$C707]&lt;10); [$data.$B707]; &quot;&quot; )">
            <text:p/>
          </table:table-cell>
          <table:table-cell table:formula="of:=IF([$data.$C707]&gt;=10; [$data.$B707]; &quot;&quot; )">
            <text:p/>
          </table:table-cell>
          <table:table-cell table:number-columns-repeated="10"/>
        </table:table-row>
        <table:table-row table:style-name="ro1">
          <table:table-cell table:formula="of:=IF([$data.$C708]&lt;1; [$data.$B708]; &quot;&quot; )">
            <text:p/>
          </table:table-cell>
          <table:table-cell table:formula="of:=IF(AND([$data.$C708]&gt;=1; [$data.$C708]&lt;5); [$data.$B708]; &quot;&quot; )" office:value-type="float" office:value="1.02285714285714" calcext:value-type="float">
            <text:p>1.02285714285714</text:p>
          </table:table-cell>
          <table:table-cell table:formula="of:=IF(AND([$data.$C708]&gt;=5; [$data.$C708]&lt;10); [$data.$B708]; &quot;&quot; )">
            <text:p/>
          </table:table-cell>
          <table:table-cell table:formula="of:=IF([$data.$C708]&gt;=10; [$data.$B708]; &quot;&quot; )">
            <text:p/>
          </table:table-cell>
          <table:table-cell table:number-columns-repeated="10"/>
        </table:table-row>
        <table:table-row table:style-name="ro1">
          <table:table-cell table:formula="of:=IF([$data.$C709]&lt;1; [$data.$B709]; &quot;&quot; )">
            <text:p/>
          </table:table-cell>
          <table:table-cell table:formula="of:=IF(AND([$data.$C709]&gt;=1; [$data.$C709]&lt;5); [$data.$B709]; &quot;&quot; )" office:value-type="float" office:value="1.07040618955513" calcext:value-type="float">
            <text:p>1.07040618955513</text:p>
          </table:table-cell>
          <table:table-cell table:formula="of:=IF(AND([$data.$C709]&gt;=5; [$data.$C709]&lt;10); [$data.$B709]; &quot;&quot; )">
            <text:p/>
          </table:table-cell>
          <table:table-cell table:formula="of:=IF([$data.$C709]&gt;=10; [$data.$B709]; &quot;&quot; )">
            <text:p/>
          </table:table-cell>
          <table:table-cell table:number-columns-repeated="10"/>
        </table:table-row>
        <table:table-row table:style-name="ro1">
          <table:table-cell table:formula="of:=IF([$data.$C710]&lt;1; [$data.$B710]; &quot;&quot; )">
            <text:p/>
          </table:table-cell>
          <table:table-cell table:formula="of:=IF(AND([$data.$C710]&gt;=1; [$data.$C710]&lt;5); [$data.$B710]; &quot;&quot; )" office:value-type="float" office:value="1.01652039235932" calcext:value-type="float">
            <text:p>1.01652039235932</text:p>
          </table:table-cell>
          <table:table-cell table:formula="of:=IF(AND([$data.$C710]&gt;=5; [$data.$C710]&lt;10); [$data.$B710]; &quot;&quot; )">
            <text:p/>
          </table:table-cell>
          <table:table-cell table:formula="of:=IF([$data.$C710]&gt;=10; [$data.$B710]; &quot;&quot; )">
            <text:p/>
          </table:table-cell>
          <table:table-cell table:number-columns-repeated="10"/>
        </table:table-row>
        <table:table-row table:style-name="ro1">
          <table:table-cell table:formula="of:=IF([$data.$C711]&lt;1; [$data.$B711]; &quot;&quot; )">
            <text:p/>
          </table:table-cell>
          <table:table-cell table:formula="of:=IF(AND([$data.$C711]&gt;=1; [$data.$C711]&lt;5); [$data.$B711]; &quot;&quot; )" office:value-type="float" office:value="0.992337164750958" calcext:value-type="float">
            <text:p>0.992337164750958</text:p>
          </table:table-cell>
          <table:table-cell table:formula="of:=IF(AND([$data.$C711]&gt;=5; [$data.$C711]&lt;10); [$data.$B711]; &quot;&quot; )">
            <text:p/>
          </table:table-cell>
          <table:table-cell table:formula="of:=IF([$data.$C711]&gt;=10; [$data.$B711]; &quot;&quot; )">
            <text:p/>
          </table:table-cell>
          <table:table-cell table:number-columns-repeated="10"/>
        </table:table-row>
        <table:table-row table:style-name="ro1">
          <table:table-cell table:formula="of:=IF([$data.$C712]&lt;1; [$data.$B712]; &quot;&quot; )">
            <text:p/>
          </table:table-cell>
          <table:table-cell table:formula="of:=IF(AND([$data.$C712]&gt;=1; [$data.$C712]&lt;5); [$data.$B712]; &quot;&quot; )" office:value-type="float" office:value="0.995433789954338" calcext:value-type="float">
            <text:p>0.995433789954338</text:p>
          </table:table-cell>
          <table:table-cell table:formula="of:=IF(AND([$data.$C712]&gt;=5; [$data.$C712]&lt;10); [$data.$B712]; &quot;&quot; )">
            <text:p/>
          </table:table-cell>
          <table:table-cell table:formula="of:=IF([$data.$C712]&gt;=10; [$data.$B712]; &quot;&quot; )">
            <text:p/>
          </table:table-cell>
          <table:table-cell table:number-columns-repeated="10"/>
        </table:table-row>
        <table:table-row table:style-name="ro1">
          <table:table-cell table:formula="of:=IF([$data.$C713]&lt;1; [$data.$B713]; &quot;&quot; )">
            <text:p/>
          </table:table-cell>
          <table:table-cell table:formula="of:=IF(AND([$data.$C713]&gt;=1; [$data.$C713]&lt;5); [$data.$B713]; &quot;&quot; )" office:value-type="float" office:value="0.955078125" calcext:value-type="float">
            <text:p>0.955078125</text:p>
          </table:table-cell>
          <table:table-cell table:formula="of:=IF(AND([$data.$C713]&gt;=5; [$data.$C713]&lt;10); [$data.$B713]; &quot;&quot; )">
            <text:p/>
          </table:table-cell>
          <table:table-cell table:formula="of:=IF([$data.$C713]&gt;=10; [$data.$B713]; &quot;&quot; )">
            <text:p/>
          </table:table-cell>
          <table:table-cell table:number-columns-repeated="10"/>
        </table:table-row>
        <table:table-row table:style-name="ro1">
          <table:table-cell table:formula="of:=IF([$data.$C714]&lt;1; [$data.$B714]; &quot;&quot; )">
            <text:p/>
          </table:table-cell>
          <table:table-cell table:formula="of:=IF(AND([$data.$C714]&gt;=1; [$data.$C714]&lt;5); [$data.$B714]; &quot;&quot; )" office:value-type="float" office:value="1" calcext:value-type="float">
            <text:p>1</text:p>
          </table:table-cell>
          <table:table-cell table:formula="of:=IF(AND([$data.$C714]&gt;=5; [$data.$C714]&lt;10); [$data.$B714]; &quot;&quot; )">
            <text:p/>
          </table:table-cell>
          <table:table-cell table:formula="of:=IF([$data.$C714]&gt;=10; [$data.$B714]; &quot;&quot; )">
            <text:p/>
          </table:table-cell>
          <table:table-cell table:number-columns-repeated="10"/>
        </table:table-row>
        <table:table-row table:style-name="ro1">
          <table:table-cell table:formula="of:=IF([$data.$C715]&lt;1; [$data.$B715]; &quot;&quot; )">
            <text:p/>
          </table:table-cell>
          <table:table-cell table:formula="of:=IF(AND([$data.$C715]&gt;=1; [$data.$C715]&lt;5); [$data.$B715]; &quot;&quot; )" office:value-type="float" office:value="1.06719367588933" calcext:value-type="float">
            <text:p>1.06719367588933</text:p>
          </table:table-cell>
          <table:table-cell table:formula="of:=IF(AND([$data.$C715]&gt;=5; [$data.$C715]&lt;10); [$data.$B715]; &quot;&quot; )">
            <text:p/>
          </table:table-cell>
          <table:table-cell table:formula="of:=IF([$data.$C715]&gt;=10; [$data.$B715]; &quot;&quot; )">
            <text:p/>
          </table:table-cell>
          <table:table-cell table:number-columns-repeated="10"/>
        </table:table-row>
        <table:table-row table:style-name="ro1">
          <table:table-cell table:formula="of:=IF([$data.$C716]&lt;1; [$data.$B716]; &quot;&quot; )">
            <text:p/>
          </table:table-cell>
          <table:table-cell table:formula="of:=IF(AND([$data.$C716]&gt;=1; [$data.$C716]&lt;5); [$data.$B716]; &quot;&quot; )" office:value-type="float" office:value="1.03019943019943" calcext:value-type="float">
            <text:p>1.03019943019943</text:p>
          </table:table-cell>
          <table:table-cell table:formula="of:=IF(AND([$data.$C716]&gt;=5; [$data.$C716]&lt;10); [$data.$B716]; &quot;&quot; )">
            <text:p/>
          </table:table-cell>
          <table:table-cell table:formula="of:=IF([$data.$C716]&gt;=10; [$data.$B716]; &quot;&quot; )">
            <text:p/>
          </table:table-cell>
          <table:table-cell table:number-columns-repeated="10"/>
        </table:table-row>
        <table:table-row table:style-name="ro1">
          <table:table-cell table:formula="of:=IF([$data.$C717]&lt;1; [$data.$B717]; &quot;&quot; )">
            <text:p/>
          </table:table-cell>
          <table:table-cell table:formula="of:=IF(AND([$data.$C717]&gt;=1; [$data.$C717]&lt;5); [$data.$B717]; &quot;&quot; )" office:value-type="float" office:value="1.145236508994" calcext:value-type="float">
            <text:p>1.145236508994</text:p>
          </table:table-cell>
          <table:table-cell table:formula="of:=IF(AND([$data.$C717]&gt;=5; [$data.$C717]&lt;10); [$data.$B717]; &quot;&quot; )">
            <text:p/>
          </table:table-cell>
          <table:table-cell table:formula="of:=IF([$data.$C717]&gt;=10; [$data.$B717]; &quot;&quot; )">
            <text:p/>
          </table:table-cell>
          <table:table-cell table:number-columns-repeated="10"/>
        </table:table-row>
        <table:table-row table:style-name="ro1">
          <table:table-cell table:formula="of:=IF([$data.$C718]&lt;1; [$data.$B718]; &quot;&quot; )">
            <text:p/>
          </table:table-cell>
          <table:table-cell table:formula="of:=IF(AND([$data.$C718]&gt;=1; [$data.$C718]&lt;5); [$data.$B718]; &quot;&quot; )" office:value-type="float" office:value="1.04081632653061" calcext:value-type="float">
            <text:p>1.04081632653061</text:p>
          </table:table-cell>
          <table:table-cell table:formula="of:=IF(AND([$data.$C718]&gt;=5; [$data.$C718]&lt;10); [$data.$B718]; &quot;&quot; )">
            <text:p/>
          </table:table-cell>
          <table:table-cell table:formula="of:=IF([$data.$C718]&gt;=10; [$data.$B718]; &quot;&quot; )">
            <text:p/>
          </table:table-cell>
          <table:table-cell table:number-columns-repeated="10"/>
        </table:table-row>
        <table:table-row table:style-name="ro1">
          <table:table-cell table:formula="of:=IF([$data.$C719]&lt;1; [$data.$B719]; &quot;&quot; )">
            <text:p/>
          </table:table-cell>
          <table:table-cell table:formula="of:=IF(AND([$data.$C719]&gt;=1; [$data.$C719]&lt;5); [$data.$B719]; &quot;&quot; )" office:value-type="float" office:value="0.986875315497224" calcext:value-type="float">
            <text:p>0.986875315497224</text:p>
          </table:table-cell>
          <table:table-cell table:formula="of:=IF(AND([$data.$C719]&gt;=5; [$data.$C719]&lt;10); [$data.$B719]; &quot;&quot; )">
            <text:p/>
          </table:table-cell>
          <table:table-cell table:formula="of:=IF([$data.$C719]&gt;=10; [$data.$B719]; &quot;&quot; )">
            <text:p/>
          </table:table-cell>
          <table:table-cell table:number-columns-repeated="10"/>
        </table:table-row>
        <table:table-row table:style-name="ro1">
          <table:table-cell table:formula="of:=IF([$data.$C720]&lt;1; [$data.$B720]; &quot;&quot; )">
            <text:p/>
          </table:table-cell>
          <table:table-cell table:formula="of:=IF(AND([$data.$C720]&gt;=1; [$data.$C720]&lt;5); [$data.$B720]; &quot;&quot; )" office:value-type="float" office:value="0.990697674418605" calcext:value-type="float">
            <text:p>0.990697674418605</text:p>
          </table:table-cell>
          <table:table-cell table:formula="of:=IF(AND([$data.$C720]&gt;=5; [$data.$C720]&lt;10); [$data.$B720]; &quot;&quot; )">
            <text:p/>
          </table:table-cell>
          <table:table-cell table:formula="of:=IF([$data.$C720]&gt;=10; [$data.$B720]; &quot;&quot; )">
            <text:p/>
          </table:table-cell>
          <table:table-cell table:number-columns-repeated="10"/>
        </table:table-row>
        <table:table-row table:style-name="ro1">
          <table:table-cell table:formula="of:=IF([$data.$C721]&lt;1; [$data.$B721]; &quot;&quot; )">
            <text:p/>
          </table:table-cell>
          <table:table-cell table:formula="of:=IF(AND([$data.$C721]&gt;=1; [$data.$C721]&lt;5); [$data.$B721]; &quot;&quot; )" office:value-type="float" office:value="1.01813333333333" calcext:value-type="float">
            <text:p>1.01813333333333</text:p>
          </table:table-cell>
          <table:table-cell table:formula="of:=IF(AND([$data.$C721]&gt;=5; [$data.$C721]&lt;10); [$data.$B721]; &quot;&quot; )">
            <text:p/>
          </table:table-cell>
          <table:table-cell table:formula="of:=IF([$data.$C721]&gt;=10; [$data.$B721]; &quot;&quot; )">
            <text:p/>
          </table:table-cell>
          <table:table-cell table:number-columns-repeated="10"/>
        </table:table-row>
        <table:table-row table:style-name="ro1">
          <table:table-cell table:formula="of:=IF([$data.$C722]&lt;1; [$data.$B722]; &quot;&quot; )">
            <text:p/>
          </table:table-cell>
          <table:table-cell table:formula="of:=IF(AND([$data.$C722]&gt;=1; [$data.$C722]&lt;5); [$data.$B722]; &quot;&quot; )" office:value-type="float" office:value="1.22042467138524" calcext:value-type="float">
            <text:p>1.22042467138524</text:p>
          </table:table-cell>
          <table:table-cell table:formula="of:=IF(AND([$data.$C722]&gt;=5; [$data.$C722]&lt;10); [$data.$B722]; &quot;&quot; )">
            <text:p/>
          </table:table-cell>
          <table:table-cell table:formula="of:=IF([$data.$C722]&gt;=10; [$data.$B722]; &quot;&quot; )">
            <text:p/>
          </table:table-cell>
          <table:table-cell table:number-columns-repeated="10"/>
        </table:table-row>
        <table:table-row table:style-name="ro1">
          <table:table-cell table:formula="of:=IF([$data.$C723]&lt;1; [$data.$B723]; &quot;&quot; )">
            <text:p/>
          </table:table-cell>
          <table:table-cell table:formula="of:=IF(AND([$data.$C723]&gt;=1; [$data.$C723]&lt;5); [$data.$B723]; &quot;&quot; )" office:value-type="float" office:value="0.937648738695859" calcext:value-type="float">
            <text:p>0.937648738695859</text:p>
          </table:table-cell>
          <table:table-cell table:formula="of:=IF(AND([$data.$C723]&gt;=5; [$data.$C723]&lt;10); [$data.$B723]; &quot;&quot; )">
            <text:p/>
          </table:table-cell>
          <table:table-cell table:formula="of:=IF([$data.$C723]&gt;=10; [$data.$B723]; &quot;&quot; )">
            <text:p/>
          </table:table-cell>
          <table:table-cell table:number-columns-repeated="10"/>
        </table:table-row>
        <table:table-row table:style-name="ro1">
          <table:table-cell table:formula="of:=IF([$data.$C724]&lt;1; [$data.$B724]; &quot;&quot; )">
            <text:p/>
          </table:table-cell>
          <table:table-cell table:formula="of:=IF(AND([$data.$C724]&gt;=1; [$data.$C724]&lt;5); [$data.$B724]; &quot;&quot; )" office:value-type="float" office:value="0.934474616292798" calcext:value-type="float">
            <text:p>0.934474616292798</text:p>
          </table:table-cell>
          <table:table-cell table:formula="of:=IF(AND([$data.$C724]&gt;=5; [$data.$C724]&lt;10); [$data.$B724]; &quot;&quot; )">
            <text:p/>
          </table:table-cell>
          <table:table-cell table:formula="of:=IF([$data.$C724]&gt;=10; [$data.$B724]; &quot;&quot; )">
            <text:p/>
          </table:table-cell>
          <table:table-cell table:number-columns-repeated="10"/>
        </table:table-row>
        <table:table-row table:style-name="ro1">
          <table:table-cell table:formula="of:=IF([$data.$C725]&lt;1; [$data.$B725]; &quot;&quot; )">
            <text:p/>
          </table:table-cell>
          <table:table-cell table:formula="of:=IF(AND([$data.$C725]&gt;=1; [$data.$C725]&lt;5); [$data.$B725]; &quot;&quot; )" office:value-type="float" office:value="1.06678921568627" calcext:value-type="float">
            <text:p>1.06678921568627</text:p>
          </table:table-cell>
          <table:table-cell table:formula="of:=IF(AND([$data.$C725]&gt;=5; [$data.$C725]&lt;10); [$data.$B725]; &quot;&quot; )">
            <text:p/>
          </table:table-cell>
          <table:table-cell table:formula="of:=IF([$data.$C725]&gt;=10; [$data.$B725]; &quot;&quot; )">
            <text:p/>
          </table:table-cell>
          <table:table-cell table:number-columns-repeated="10"/>
        </table:table-row>
        <table:table-row table:style-name="ro1">
          <table:table-cell table:formula="of:=IF([$data.$C726]&lt;1; [$data.$B726]; &quot;&quot; )">
            <text:p/>
          </table:table-cell>
          <table:table-cell table:formula="of:=IF(AND([$data.$C726]&gt;=1; [$data.$C726]&lt;5); [$data.$B726]; &quot;&quot; )" office:value-type="float" office:value="1.04497475906379" calcext:value-type="float">
            <text:p>1.04497475906379</text:p>
          </table:table-cell>
          <table:table-cell table:formula="of:=IF(AND([$data.$C726]&gt;=5; [$data.$C726]&lt;10); [$data.$B726]; &quot;&quot; )">
            <text:p/>
          </table:table-cell>
          <table:table-cell table:formula="of:=IF([$data.$C726]&gt;=10; [$data.$B726]; &quot;&quot; )">
            <text:p/>
          </table:table-cell>
          <table:table-cell table:number-columns-repeated="10"/>
        </table:table-row>
        <table:table-row table:style-name="ro1">
          <table:table-cell table:formula="of:=IF([$data.$C727]&lt;1; [$data.$B727]; &quot;&quot; )">
            <text:p/>
          </table:table-cell>
          <table:table-cell table:formula="of:=IF(AND([$data.$C727]&gt;=1; [$data.$C727]&lt;5); [$data.$B727]; &quot;&quot; )" office:value-type="float" office:value="1.0037513397642" calcext:value-type="float">
            <text:p>1.0037513397642</text:p>
          </table:table-cell>
          <table:table-cell table:formula="of:=IF(AND([$data.$C727]&gt;=5; [$data.$C727]&lt;10); [$data.$B727]; &quot;&quot; )">
            <text:p/>
          </table:table-cell>
          <table:table-cell table:formula="of:=IF([$data.$C727]&gt;=10; [$data.$B727]; &quot;&quot; )">
            <text:p/>
          </table:table-cell>
          <table:table-cell table:number-columns-repeated="10"/>
        </table:table-row>
        <table:table-row table:style-name="ro1">
          <table:table-cell table:formula="of:=IF([$data.$C728]&lt;1; [$data.$B728]; &quot;&quot; )">
            <text:p/>
          </table:table-cell>
          <table:table-cell table:formula="of:=IF(AND([$data.$C728]&gt;=1; [$data.$C728]&lt;5); [$data.$B728]; &quot;&quot; )" office:value-type="float" office:value="1.23684210526316" calcext:value-type="float">
            <text:p>1.23684210526316</text:p>
          </table:table-cell>
          <table:table-cell table:formula="of:=IF(AND([$data.$C728]&gt;=5; [$data.$C728]&lt;10); [$data.$B728]; &quot;&quot; )">
            <text:p/>
          </table:table-cell>
          <table:table-cell table:formula="of:=IF([$data.$C728]&gt;=10; [$data.$B728]; &quot;&quot; )">
            <text:p/>
          </table:table-cell>
          <table:table-cell table:number-columns-repeated="10"/>
        </table:table-row>
        <table:table-row table:style-name="ro1">
          <table:table-cell table:formula="of:=IF([$data.$C729]&lt;1; [$data.$B729]; &quot;&quot; )">
            <text:p/>
          </table:table-cell>
          <table:table-cell table:formula="of:=IF(AND([$data.$C729]&gt;=1; [$data.$C729]&lt;5); [$data.$B729]; &quot;&quot; )" office:value-type="float" office:value="1.04751958224543" calcext:value-type="float">
            <text:p>1.04751958224543</text:p>
          </table:table-cell>
          <table:table-cell table:formula="of:=IF(AND([$data.$C729]&gt;=5; [$data.$C729]&lt;10); [$data.$B729]; &quot;&quot; )">
            <text:p/>
          </table:table-cell>
          <table:table-cell table:formula="of:=IF([$data.$C729]&gt;=10; [$data.$B729]; &quot;&quot; )">
            <text:p/>
          </table:table-cell>
          <table:table-cell table:number-columns-repeated="10"/>
        </table:table-row>
        <table:table-row table:style-name="ro1">
          <table:table-cell table:formula="of:=IF([$data.$C730]&lt;1; [$data.$B730]; &quot;&quot; )">
            <text:p/>
          </table:table-cell>
          <table:table-cell table:formula="of:=IF(AND([$data.$C730]&gt;=1; [$data.$C730]&lt;5); [$data.$B730]; &quot;&quot; )" office:value-type="float" office:value="1.0912602607436" calcext:value-type="float">
            <text:p>1.0912602607436</text:p>
          </table:table-cell>
          <table:table-cell table:formula="of:=IF(AND([$data.$C730]&gt;=5; [$data.$C730]&lt;10); [$data.$B730]; &quot;&quot; )">
            <text:p/>
          </table:table-cell>
          <table:table-cell table:formula="of:=IF([$data.$C730]&gt;=10; [$data.$B730]; &quot;&quot; )">
            <text:p/>
          </table:table-cell>
          <table:table-cell table:number-columns-repeated="10"/>
        </table:table-row>
        <table:table-row table:style-name="ro1">
          <table:table-cell table:formula="of:=IF([$data.$C731]&lt;1; [$data.$B731]; &quot;&quot; )">
            <text:p/>
          </table:table-cell>
          <table:table-cell table:formula="of:=IF(AND([$data.$C731]&gt;=1; [$data.$C731]&lt;5); [$data.$B731]; &quot;&quot; )" office:value-type="float" office:value="1.00298062593145" calcext:value-type="float">
            <text:p>1.00298062593145</text:p>
          </table:table-cell>
          <table:table-cell table:formula="of:=IF(AND([$data.$C731]&gt;=5; [$data.$C731]&lt;10); [$data.$B731]; &quot;&quot; )">
            <text:p/>
          </table:table-cell>
          <table:table-cell table:formula="of:=IF([$data.$C731]&gt;=10; [$data.$B731]; &quot;&quot; )">
            <text:p/>
          </table:table-cell>
          <table:table-cell table:number-columns-repeated="10"/>
        </table:table-row>
        <table:table-row table:style-name="ro1">
          <table:table-cell table:formula="of:=IF([$data.$C732]&lt;1; [$data.$B732]; &quot;&quot; )">
            <text:p/>
          </table:table-cell>
          <table:table-cell table:formula="of:=IF(AND([$data.$C732]&gt;=1; [$data.$C732]&lt;5); [$data.$B732]; &quot;&quot; )" office:value-type="float" office:value="1.06118421052632" calcext:value-type="float">
            <text:p>1.06118421052632</text:p>
          </table:table-cell>
          <table:table-cell table:formula="of:=IF(AND([$data.$C732]&gt;=5; [$data.$C732]&lt;10); [$data.$B732]; &quot;&quot; )">
            <text:p/>
          </table:table-cell>
          <table:table-cell table:formula="of:=IF([$data.$C732]&gt;=10; [$data.$B732]; &quot;&quot; )">
            <text:p/>
          </table:table-cell>
          <table:table-cell table:number-columns-repeated="10"/>
        </table:table-row>
        <table:table-row table:style-name="ro1">
          <table:table-cell table:formula="of:=IF([$data.$C733]&lt;1; [$data.$B733]; &quot;&quot; )">
            <text:p/>
          </table:table-cell>
          <table:table-cell table:formula="of:=IF(AND([$data.$C733]&gt;=1; [$data.$C733]&lt;5); [$data.$B733]; &quot;&quot; )" office:value-type="float" office:value="0.957142857142857" calcext:value-type="float">
            <text:p>0.957142857142857</text:p>
          </table:table-cell>
          <table:table-cell table:formula="of:=IF(AND([$data.$C733]&gt;=5; [$data.$C733]&lt;10); [$data.$B733]; &quot;&quot; )">
            <text:p/>
          </table:table-cell>
          <table:table-cell table:formula="of:=IF([$data.$C733]&gt;=10; [$data.$B733]; &quot;&quot; )">
            <text:p/>
          </table:table-cell>
          <table:table-cell table:number-columns-repeated="10"/>
        </table:table-row>
        <table:table-row table:style-name="ro1">
          <table:table-cell table:formula="of:=IF([$data.$C734]&lt;1; [$data.$B734]; &quot;&quot; )">
            <text:p/>
          </table:table-cell>
          <table:table-cell table:formula="of:=IF(AND([$data.$C734]&gt;=1; [$data.$C734]&lt;5); [$data.$B734]; &quot;&quot; )" office:value-type="float" office:value="0.997240427733701" calcext:value-type="float">
            <text:p>0.997240427733701</text:p>
          </table:table-cell>
          <table:table-cell table:formula="of:=IF(AND([$data.$C734]&gt;=5; [$data.$C734]&lt;10); [$data.$B734]; &quot;&quot; )">
            <text:p/>
          </table:table-cell>
          <table:table-cell table:formula="of:=IF([$data.$C734]&gt;=10; [$data.$B734]; &quot;&quot; )">
            <text:p/>
          </table:table-cell>
          <table:table-cell table:number-columns-repeated="10"/>
        </table:table-row>
        <table:table-row table:style-name="ro1">
          <table:table-cell table:formula="of:=IF([$data.$C735]&lt;1; [$data.$B735]; &quot;&quot; )">
            <text:p/>
          </table:table-cell>
          <table:table-cell table:formula="of:=IF(AND([$data.$C735]&gt;=1; [$data.$C735]&lt;5); [$data.$B735]; &quot;&quot; )" office:value-type="float" office:value="0.966995073891625" calcext:value-type="float">
            <text:p>0.966995073891625</text:p>
          </table:table-cell>
          <table:table-cell table:formula="of:=IF(AND([$data.$C735]&gt;=5; [$data.$C735]&lt;10); [$data.$B735]; &quot;&quot; )">
            <text:p/>
          </table:table-cell>
          <table:table-cell table:formula="of:=IF([$data.$C735]&gt;=10; [$data.$B735]; &quot;&quot; )">
            <text:p/>
          </table:table-cell>
          <table:table-cell table:number-columns-repeated="10"/>
        </table:table-row>
        <table:table-row table:style-name="ro1">
          <table:table-cell table:formula="of:=IF([$data.$C736]&lt;1; [$data.$B736]; &quot;&quot; )">
            <text:p/>
          </table:table-cell>
          <table:table-cell table:formula="of:=IF(AND([$data.$C736]&gt;=1; [$data.$C736]&lt;5); [$data.$B736]; &quot;&quot; )" office:value-type="float" office:value="1.02383384405856" calcext:value-type="float">
            <text:p>1.02383384405856</text:p>
          </table:table-cell>
          <table:table-cell table:formula="of:=IF(AND([$data.$C736]&gt;=5; [$data.$C736]&lt;10); [$data.$B736]; &quot;&quot; )">
            <text:p/>
          </table:table-cell>
          <table:table-cell table:formula="of:=IF([$data.$C736]&gt;=10; [$data.$B736]; &quot;&quot; )">
            <text:p/>
          </table:table-cell>
          <table:table-cell table:number-columns-repeated="10"/>
        </table:table-row>
        <table:table-row table:style-name="ro1">
          <table:table-cell table:formula="of:=IF([$data.$C737]&lt;1; [$data.$B737]; &quot;&quot; )">
            <text:p/>
          </table:table-cell>
          <table:table-cell table:formula="of:=IF(AND([$data.$C737]&gt;=1; [$data.$C737]&lt;5); [$data.$B737]; &quot;&quot; )" office:value-type="float" office:value="1.16463909164639" calcext:value-type="float">
            <text:p>1.16463909164639</text:p>
          </table:table-cell>
          <table:table-cell table:formula="of:=IF(AND([$data.$C737]&gt;=5; [$data.$C737]&lt;10); [$data.$B737]; &quot;&quot; )">
            <text:p/>
          </table:table-cell>
          <table:table-cell table:formula="of:=IF([$data.$C737]&gt;=10; [$data.$B737]; &quot;&quot; )">
            <text:p/>
          </table:table-cell>
          <table:table-cell table:number-columns-repeated="10"/>
        </table:table-row>
        <table:table-row table:style-name="ro1">
          <table:table-cell table:formula="of:=IF([$data.$C738]&lt;1; [$data.$B738]; &quot;&quot; )">
            <text:p/>
          </table:table-cell>
          <table:table-cell table:formula="of:=IF(AND([$data.$C738]&gt;=1; [$data.$C738]&lt;5); [$data.$B738]; &quot;&quot; )" office:value-type="float" office:value="1.05200165084606" calcext:value-type="float">
            <text:p>1.05200165084606</text:p>
          </table:table-cell>
          <table:table-cell table:formula="of:=IF(AND([$data.$C738]&gt;=5; [$data.$C738]&lt;10); [$data.$B738]; &quot;&quot; )">
            <text:p/>
          </table:table-cell>
          <table:table-cell table:formula="of:=IF([$data.$C738]&gt;=10; [$data.$B738]; &quot;&quot; )">
            <text:p/>
          </table:table-cell>
          <table:table-cell table:number-columns-repeated="10"/>
        </table:table-row>
        <table:table-row table:style-name="ro1">
          <table:table-cell table:formula="of:=IF([$data.$C739]&lt;1; [$data.$B739]; &quot;&quot; )">
            <text:p/>
          </table:table-cell>
          <table:table-cell table:formula="of:=IF(AND([$data.$C739]&gt;=1; [$data.$C739]&lt;5); [$data.$B739]; &quot;&quot; )" office:value-type="float" office:value="1.07666345226615" calcext:value-type="float">
            <text:p>1.07666345226615</text:p>
          </table:table-cell>
          <table:table-cell table:formula="of:=IF(AND([$data.$C739]&gt;=5; [$data.$C739]&lt;10); [$data.$B739]; &quot;&quot; )">
            <text:p/>
          </table:table-cell>
          <table:table-cell table:formula="of:=IF([$data.$C739]&gt;=10; [$data.$B739]; &quot;&quot; )">
            <text:p/>
          </table:table-cell>
          <table:table-cell table:number-columns-repeated="10"/>
        </table:table-row>
        <table:table-row table:style-name="ro1">
          <table:table-cell table:formula="of:=IF([$data.$C740]&lt;1; [$data.$B740]; &quot;&quot; )">
            <text:p/>
          </table:table-cell>
          <table:table-cell table:formula="of:=IF(AND([$data.$C740]&gt;=1; [$data.$C740]&lt;5); [$data.$B740]; &quot;&quot; )" office:value-type="float" office:value="1.01024590163934" calcext:value-type="float">
            <text:p>1.01024590163934</text:p>
          </table:table-cell>
          <table:table-cell table:formula="of:=IF(AND([$data.$C740]&gt;=5; [$data.$C740]&lt;10); [$data.$B740]; &quot;&quot; )">
            <text:p/>
          </table:table-cell>
          <table:table-cell table:formula="of:=IF([$data.$C740]&gt;=10; [$data.$B740]; &quot;&quot; )">
            <text:p/>
          </table:table-cell>
          <table:table-cell table:number-columns-repeated="10"/>
        </table:table-row>
        <table:table-row table:style-name="ro1">
          <table:table-cell table:formula="of:=IF([$data.$C741]&lt;1; [$data.$B741]; &quot;&quot; )">
            <text:p/>
          </table:table-cell>
          <table:table-cell table:formula="of:=IF(AND([$data.$C741]&gt;=1; [$data.$C741]&lt;5); [$data.$B741]; &quot;&quot; )" office:value-type="float" office:value="1.05229110512129" calcext:value-type="float">
            <text:p>1.05229110512129</text:p>
          </table:table-cell>
          <table:table-cell table:formula="of:=IF(AND([$data.$C741]&gt;=5; [$data.$C741]&lt;10); [$data.$B741]; &quot;&quot; )">
            <text:p/>
          </table:table-cell>
          <table:table-cell table:formula="of:=IF([$data.$C741]&gt;=10; [$data.$B741]; &quot;&quot; )">
            <text:p/>
          </table:table-cell>
          <table:table-cell table:number-columns-repeated="10"/>
        </table:table-row>
        <table:table-row table:style-name="ro1">
          <table:table-cell table:formula="of:=IF([$data.$C742]&lt;1; [$data.$B742]; &quot;&quot; )">
            <text:p/>
          </table:table-cell>
          <table:table-cell table:formula="of:=IF(AND([$data.$C742]&gt;=1; [$data.$C742]&lt;5); [$data.$B742]; &quot;&quot; )" office:value-type="float" office:value="0.977173385138417" calcext:value-type="float">
            <text:p>0.977173385138417</text:p>
          </table:table-cell>
          <table:table-cell table:formula="of:=IF(AND([$data.$C742]&gt;=5; [$data.$C742]&lt;10); [$data.$B742]; &quot;&quot; )">
            <text:p/>
          </table:table-cell>
          <table:table-cell table:formula="of:=IF([$data.$C742]&gt;=10; [$data.$B742]; &quot;&quot; )">
            <text:p/>
          </table:table-cell>
          <table:table-cell table:number-columns-repeated="10"/>
        </table:table-row>
        <table:table-row table:style-name="ro1">
          <table:table-cell table:formula="of:=IF([$data.$C743]&lt;1; [$data.$B743]; &quot;&quot; )">
            <text:p/>
          </table:table-cell>
          <table:table-cell table:formula="of:=IF(AND([$data.$C743]&gt;=1; [$data.$C743]&lt;5); [$data.$B743]; &quot;&quot; )" office:value-type="float" office:value="1.08364875094625" calcext:value-type="float">
            <text:p>1.08364875094625</text:p>
          </table:table-cell>
          <table:table-cell table:formula="of:=IF(AND([$data.$C743]&gt;=5; [$data.$C743]&lt;10); [$data.$B743]; &quot;&quot; )">
            <text:p/>
          </table:table-cell>
          <table:table-cell table:formula="of:=IF([$data.$C743]&gt;=10; [$data.$B743]; &quot;&quot; )">
            <text:p/>
          </table:table-cell>
          <table:table-cell table:number-columns-repeated="10"/>
        </table:table-row>
        <table:table-row table:style-name="ro1">
          <table:table-cell table:formula="of:=IF([$data.$C744]&lt;1; [$data.$B744]; &quot;&quot; )">
            <text:p/>
          </table:table-cell>
          <table:table-cell table:formula="of:=IF(AND([$data.$C744]&gt;=1; [$data.$C744]&lt;5); [$data.$B744]; &quot;&quot; )" office:value-type="float" office:value="0.888840830449827" calcext:value-type="float">
            <text:p>0.888840830449827</text:p>
          </table:table-cell>
          <table:table-cell table:formula="of:=IF(AND([$data.$C744]&gt;=5; [$data.$C744]&lt;10); [$data.$B744]; &quot;&quot; )">
            <text:p/>
          </table:table-cell>
          <table:table-cell table:formula="of:=IF([$data.$C744]&gt;=10; [$data.$B744]; &quot;&quot; )">
            <text:p/>
          </table:table-cell>
          <table:table-cell table:number-columns-repeated="10"/>
        </table:table-row>
        <table:table-row table:style-name="ro1">
          <table:table-cell table:formula="of:=IF([$data.$C745]&lt;1; [$data.$B745]; &quot;&quot; )">
            <text:p/>
          </table:table-cell>
          <table:table-cell table:formula="of:=IF(AND([$data.$C745]&gt;=1; [$data.$C745]&lt;5); [$data.$B745]; &quot;&quot; )" office:value-type="float" office:value="1.00835509138381" calcext:value-type="float">
            <text:p>1.00835509138381</text:p>
          </table:table-cell>
          <table:table-cell table:formula="of:=IF(AND([$data.$C745]&gt;=5; [$data.$C745]&lt;10); [$data.$B745]; &quot;&quot; )">
            <text:p/>
          </table:table-cell>
          <table:table-cell table:formula="of:=IF([$data.$C745]&gt;=10; [$data.$B745]; &quot;&quot; )">
            <text:p/>
          </table:table-cell>
          <table:table-cell table:number-columns-repeated="10"/>
        </table:table-row>
        <table:table-row table:style-name="ro1">
          <table:table-cell table:formula="of:=IF([$data.$C746]&lt;1; [$data.$B746]; &quot;&quot; )">
            <text:p/>
          </table:table-cell>
          <table:table-cell table:formula="of:=IF(AND([$data.$C746]&gt;=1; [$data.$C746]&lt;5); [$data.$B746]; &quot;&quot; )" office:value-type="float" office:value="0.997189432265317" calcext:value-type="float">
            <text:p>0.997189432265317</text:p>
          </table:table-cell>
          <table:table-cell table:formula="of:=IF(AND([$data.$C746]&gt;=5; [$data.$C746]&lt;10); [$data.$B746]; &quot;&quot; )">
            <text:p/>
          </table:table-cell>
          <table:table-cell table:formula="of:=IF([$data.$C746]&gt;=10; [$data.$B746]; &quot;&quot; )">
            <text:p/>
          </table:table-cell>
          <table:table-cell table:number-columns-repeated="10"/>
        </table:table-row>
        <table:table-row table:style-name="ro1">
          <table:table-cell table:formula="of:=IF([$data.$C747]&lt;1; [$data.$B747]; &quot;&quot; )">
            <text:p/>
          </table:table-cell>
          <table:table-cell table:formula="of:=IF(AND([$data.$C747]&gt;=1; [$data.$C747]&lt;5); [$data.$B747]; &quot;&quot; )" office:value-type="float" office:value="1.00408163265306" calcext:value-type="float">
            <text:p>1.00408163265306</text:p>
          </table:table-cell>
          <table:table-cell table:formula="of:=IF(AND([$data.$C747]&gt;=5; [$data.$C747]&lt;10); [$data.$B747]; &quot;&quot; )">
            <text:p/>
          </table:table-cell>
          <table:table-cell table:formula="of:=IF([$data.$C747]&gt;=10; [$data.$B747]; &quot;&quot; )">
            <text:p/>
          </table:table-cell>
          <table:table-cell table:number-columns-repeated="10"/>
        </table:table-row>
        <table:table-row table:style-name="ro1">
          <table:table-cell table:formula="of:=IF([$data.$C748]&lt;1; [$data.$B748]; &quot;&quot; )">
            <text:p/>
          </table:table-cell>
          <table:table-cell table:formula="of:=IF(AND([$data.$C748]&gt;=1; [$data.$C748]&lt;5); [$data.$B748]; &quot;&quot; )" office:value-type="float" office:value="1.07056892778993" calcext:value-type="float">
            <text:p>1.07056892778993</text:p>
          </table:table-cell>
          <table:table-cell table:formula="of:=IF(AND([$data.$C748]&gt;=5; [$data.$C748]&lt;10); [$data.$B748]; &quot;&quot; )">
            <text:p/>
          </table:table-cell>
          <table:table-cell table:formula="of:=IF([$data.$C748]&gt;=10; [$data.$B748]; &quot;&quot; )">
            <text:p/>
          </table:table-cell>
          <table:table-cell table:number-columns-repeated="10"/>
        </table:table-row>
        <table:table-row table:style-name="ro1">
          <table:table-cell table:formula="of:=IF([$data.$C749]&lt;1; [$data.$B749]; &quot;&quot; )">
            <text:p/>
          </table:table-cell>
          <table:table-cell table:formula="of:=IF(AND([$data.$C749]&gt;=1; [$data.$C749]&lt;5); [$data.$B749]; &quot;&quot; )" office:value-type="float" office:value="0.928571428571429" calcext:value-type="float">
            <text:p>0.928571428571429</text:p>
          </table:table-cell>
          <table:table-cell table:formula="of:=IF(AND([$data.$C749]&gt;=5; [$data.$C749]&lt;10); [$data.$B749]; &quot;&quot; )">
            <text:p/>
          </table:table-cell>
          <table:table-cell table:formula="of:=IF([$data.$C749]&gt;=10; [$data.$B749]; &quot;&quot; )">
            <text:p/>
          </table:table-cell>
          <table:table-cell table:number-columns-repeated="10"/>
        </table:table-row>
        <table:table-row table:style-name="ro1">
          <table:table-cell table:formula="of:=IF([$data.$C750]&lt;1; [$data.$B750]; &quot;&quot; )">
            <text:p/>
          </table:table-cell>
          <table:table-cell table:formula="of:=IF(AND([$data.$C750]&gt;=1; [$data.$C750]&lt;5); [$data.$B750]; &quot;&quot; )" office:value-type="float" office:value="1.07491408934708" calcext:value-type="float">
            <text:p>1.07491408934708</text:p>
          </table:table-cell>
          <table:table-cell table:formula="of:=IF(AND([$data.$C750]&gt;=5; [$data.$C750]&lt;10); [$data.$B750]; &quot;&quot; )">
            <text:p/>
          </table:table-cell>
          <table:table-cell table:formula="of:=IF([$data.$C750]&gt;=10; [$data.$B750]; &quot;&quot; )">
            <text:p/>
          </table:table-cell>
          <table:table-cell table:number-columns-repeated="10"/>
        </table:table-row>
        <table:table-row table:style-name="ro1">
          <table:table-cell table:formula="of:=IF([$data.$C751]&lt;1; [$data.$B751]; &quot;&quot; )">
            <text:p/>
          </table:table-cell>
          <table:table-cell table:formula="of:=IF(AND([$data.$C751]&gt;=1; [$data.$C751]&lt;5); [$data.$B751]; &quot;&quot; )" office:value-type="float" office:value="1.04758800521512" calcext:value-type="float">
            <text:p>1.04758800521512</text:p>
          </table:table-cell>
          <table:table-cell table:formula="of:=IF(AND([$data.$C751]&gt;=5; [$data.$C751]&lt;10); [$data.$B751]; &quot;&quot; )">
            <text:p/>
          </table:table-cell>
          <table:table-cell table:formula="of:=IF([$data.$C751]&gt;=10; [$data.$B751]; &quot;&quot; )">
            <text:p/>
          </table:table-cell>
          <table:table-cell table:number-columns-repeated="10"/>
        </table:table-row>
        <table:table-row table:style-name="ro1">
          <table:table-cell table:formula="of:=IF([$data.$C752]&lt;1; [$data.$B752]; &quot;&quot; )">
            <text:p/>
          </table:table-cell>
          <table:table-cell table:formula="of:=IF(AND([$data.$C752]&gt;=1; [$data.$C752]&lt;5); [$data.$B752]; &quot;&quot; )" office:value-type="float" office:value="1.01820128479657" calcext:value-type="float">
            <text:p>1.01820128479657</text:p>
          </table:table-cell>
          <table:table-cell table:formula="of:=IF(AND([$data.$C752]&gt;=5; [$data.$C752]&lt;10); [$data.$B752]; &quot;&quot; )">
            <text:p/>
          </table:table-cell>
          <table:table-cell table:formula="of:=IF([$data.$C752]&gt;=10; [$data.$B752]; &quot;&quot; )">
            <text:p/>
          </table:table-cell>
          <table:table-cell table:number-columns-repeated="10"/>
        </table:table-row>
        <table:table-row table:style-name="ro1">
          <table:table-cell table:formula="of:=IF([$data.$C753]&lt;1; [$data.$B753]; &quot;&quot; )">
            <text:p/>
          </table:table-cell>
          <table:table-cell table:formula="of:=IF(AND([$data.$C753]&gt;=1; [$data.$C753]&lt;5); [$data.$B753]; &quot;&quot; )" office:value-type="float" office:value="0.979393939393939" calcext:value-type="float">
            <text:p>0.979393939393939</text:p>
          </table:table-cell>
          <table:table-cell table:formula="of:=IF(AND([$data.$C753]&gt;=5; [$data.$C753]&lt;10); [$data.$B753]; &quot;&quot; )">
            <text:p/>
          </table:table-cell>
          <table:table-cell table:formula="of:=IF([$data.$C753]&gt;=10; [$data.$B753]; &quot;&quot; )">
            <text:p/>
          </table:table-cell>
          <table:table-cell table:number-columns-repeated="10"/>
        </table:table-row>
        <table:table-row table:style-name="ro1">
          <table:table-cell table:formula="of:=IF([$data.$C754]&lt;1; [$data.$B754]; &quot;&quot; )">
            <text:p/>
          </table:table-cell>
          <table:table-cell table:formula="of:=IF(AND([$data.$C754]&gt;=1; [$data.$C754]&lt;5); [$data.$B754]; &quot;&quot; )" office:value-type="float" office:value="1.0453074433657" calcext:value-type="float">
            <text:p>1.0453074433657</text:p>
          </table:table-cell>
          <table:table-cell table:formula="of:=IF(AND([$data.$C754]&gt;=5; [$data.$C754]&lt;10); [$data.$B754]; &quot;&quot; )">
            <text:p/>
          </table:table-cell>
          <table:table-cell table:formula="of:=IF([$data.$C754]&gt;=10; [$data.$B754]; &quot;&quot; )">
            <text:p/>
          </table:table-cell>
          <table:table-cell table:number-columns-repeated="10"/>
        </table:table-row>
        <table:table-row table:style-name="ro1">
          <table:table-cell table:formula="of:=IF([$data.$C755]&lt;1; [$data.$B755]; &quot;&quot; )">
            <text:p/>
          </table:table-cell>
          <table:table-cell table:formula="of:=IF(AND([$data.$C755]&gt;=1; [$data.$C755]&lt;5); [$data.$B755]; &quot;&quot; )" office:value-type="float" office:value="1.02420306965762" calcext:value-type="float">
            <text:p>1.02420306965762</text:p>
          </table:table-cell>
          <table:table-cell table:formula="of:=IF(AND([$data.$C755]&gt;=5; [$data.$C755]&lt;10); [$data.$B755]; &quot;&quot; )">
            <text:p/>
          </table:table-cell>
          <table:table-cell table:formula="of:=IF([$data.$C755]&gt;=10; [$data.$B755]; &quot;&quot; )">
            <text:p/>
          </table:table-cell>
          <table:table-cell table:number-columns-repeated="10"/>
        </table:table-row>
        <table:table-row table:style-name="ro1">
          <table:table-cell table:formula="of:=IF([$data.$C756]&lt;1; [$data.$B756]; &quot;&quot; )">
            <text:p/>
          </table:table-cell>
          <table:table-cell table:formula="of:=IF(AND([$data.$C756]&gt;=1; [$data.$C756]&lt;5); [$data.$B756]; &quot;&quot; )" office:value-type="float" office:value="1.026938239159" calcext:value-type="float">
            <text:p>1.026938239159</text:p>
          </table:table-cell>
          <table:table-cell table:formula="of:=IF(AND([$data.$C756]&gt;=5; [$data.$C756]&lt;10); [$data.$B756]; &quot;&quot; )">
            <text:p/>
          </table:table-cell>
          <table:table-cell table:formula="of:=IF([$data.$C756]&gt;=10; [$data.$B756]; &quot;&quot; )">
            <text:p/>
          </table:table-cell>
          <table:table-cell table:number-columns-repeated="10"/>
        </table:table-row>
        <table:table-row table:style-name="ro1">
          <table:table-cell table:formula="of:=IF([$data.$C757]&lt;1; [$data.$B757]; &quot;&quot; )">
            <text:p/>
          </table:table-cell>
          <table:table-cell table:formula="of:=IF(AND([$data.$C757]&gt;=1; [$data.$C757]&lt;5); [$data.$B757]; &quot;&quot; )" office:value-type="float" office:value="1.04479222881813" calcext:value-type="float">
            <text:p>1.04479222881813</text:p>
          </table:table-cell>
          <table:table-cell table:formula="of:=IF(AND([$data.$C757]&gt;=5; [$data.$C757]&lt;10); [$data.$B757]; &quot;&quot; )">
            <text:p/>
          </table:table-cell>
          <table:table-cell table:formula="of:=IF([$data.$C757]&gt;=10; [$data.$B757]; &quot;&quot; )">
            <text:p/>
          </table:table-cell>
          <table:table-cell table:number-columns-repeated="10"/>
        </table:table-row>
        <table:table-row table:style-name="ro1">
          <table:table-cell table:formula="of:=IF([$data.$C758]&lt;1; [$data.$B758]; &quot;&quot; )">
            <text:p/>
          </table:table-cell>
          <table:table-cell table:formula="of:=IF(AND([$data.$C758]&gt;=1; [$data.$C758]&lt;5); [$data.$B758]; &quot;&quot; )" office:value-type="float" office:value="1.70995670995671" calcext:value-type="float">
            <text:p>1.70995670995671</text:p>
          </table:table-cell>
          <table:table-cell table:formula="of:=IF(AND([$data.$C758]&gt;=5; [$data.$C758]&lt;10); [$data.$B758]; &quot;&quot; )">
            <text:p/>
          </table:table-cell>
          <table:table-cell table:formula="of:=IF([$data.$C758]&gt;=10; [$data.$B758]; &quot;&quot; )">
            <text:p/>
          </table:table-cell>
          <table:table-cell table:number-columns-repeated="10"/>
        </table:table-row>
        <table:table-row table:style-name="ro1">
          <table:table-cell table:formula="of:=IF([$data.$C759]&lt;1; [$data.$B759]; &quot;&quot; )">
            <text:p/>
          </table:table-cell>
          <table:table-cell table:formula="of:=IF(AND([$data.$C759]&gt;=1; [$data.$C759]&lt;5); [$data.$B759]; &quot;&quot; )" office:value-type="float" office:value="1.11599423631124" calcext:value-type="float">
            <text:p>1.11599423631124</text:p>
          </table:table-cell>
          <table:table-cell table:formula="of:=IF(AND([$data.$C759]&gt;=5; [$data.$C759]&lt;10); [$data.$B759]; &quot;&quot; )">
            <text:p/>
          </table:table-cell>
          <table:table-cell table:formula="of:=IF([$data.$C759]&gt;=10; [$data.$B759]; &quot;&quot; )">
            <text:p/>
          </table:table-cell>
          <table:table-cell table:number-columns-repeated="10"/>
        </table:table-row>
        <table:table-row table:style-name="ro1">
          <table:table-cell table:formula="of:=IF([$data.$C760]&lt;1; [$data.$B760]; &quot;&quot; )">
            <text:p/>
          </table:table-cell>
          <table:table-cell table:formula="of:=IF(AND([$data.$C760]&gt;=1; [$data.$C760]&lt;5); [$data.$B760]; &quot;&quot; )" office:value-type="float" office:value="1.07363576594346" calcext:value-type="float">
            <text:p>1.07363576594346</text:p>
          </table:table-cell>
          <table:table-cell table:formula="of:=IF(AND([$data.$C760]&gt;=5; [$data.$C760]&lt;10); [$data.$B760]; &quot;&quot; )">
            <text:p/>
          </table:table-cell>
          <table:table-cell table:formula="of:=IF([$data.$C760]&gt;=10; [$data.$B760]; &quot;&quot; )">
            <text:p/>
          </table:table-cell>
          <table:table-cell table:number-columns-repeated="10"/>
        </table:table-row>
        <table:table-row table:style-name="ro1">
          <table:table-cell table:formula="of:=IF([$data.$C761]&lt;1; [$data.$B761]; &quot;&quot; )">
            <text:p/>
          </table:table-cell>
          <table:table-cell table:formula="of:=IF(AND([$data.$C761]&gt;=1; [$data.$C761]&lt;5); [$data.$B761]; &quot;&quot; )" office:value-type="float" office:value="1.0070796460177" calcext:value-type="float">
            <text:p>1.0070796460177</text:p>
          </table:table-cell>
          <table:table-cell table:formula="of:=IF(AND([$data.$C761]&gt;=5; [$data.$C761]&lt;10); [$data.$B761]; &quot;&quot; )">
            <text:p/>
          </table:table-cell>
          <table:table-cell table:formula="of:=IF([$data.$C761]&gt;=10; [$data.$B761]; &quot;&quot; )">
            <text:p/>
          </table:table-cell>
          <table:table-cell table:number-columns-repeated="10"/>
        </table:table-row>
        <table:table-row table:style-name="ro1">
          <table:table-cell table:formula="of:=IF([$data.$C762]&lt;1; [$data.$B762]; &quot;&quot; )">
            <text:p/>
          </table:table-cell>
          <table:table-cell table:formula="of:=IF(AND([$data.$C762]&gt;=1; [$data.$C762]&lt;5); [$data.$B762]; &quot;&quot; )" office:value-type="float" office:value="0.729238483234096" calcext:value-type="float">
            <text:p>0.729238483234096</text:p>
          </table:table-cell>
          <table:table-cell table:formula="of:=IF(AND([$data.$C762]&gt;=5; [$data.$C762]&lt;10); [$data.$B762]; &quot;&quot; )">
            <text:p/>
          </table:table-cell>
          <table:table-cell table:formula="of:=IF([$data.$C762]&gt;=10; [$data.$B762]; &quot;&quot; )">
            <text:p/>
          </table:table-cell>
          <table:table-cell table:number-columns-repeated="10"/>
        </table:table-row>
        <table:table-row table:style-name="ro1">
          <table:table-cell table:formula="of:=IF([$data.$C763]&lt;1; [$data.$B763]; &quot;&quot; )">
            <text:p/>
          </table:table-cell>
          <table:table-cell table:formula="of:=IF(AND([$data.$C763]&gt;=1; [$data.$C763]&lt;5); [$data.$B763]; &quot;&quot; )" office:value-type="float" office:value="0.944526993561169" calcext:value-type="float">
            <text:p>0.944526993561169</text:p>
          </table:table-cell>
          <table:table-cell table:formula="of:=IF(AND([$data.$C763]&gt;=5; [$data.$C763]&lt;10); [$data.$B763]; &quot;&quot; )">
            <text:p/>
          </table:table-cell>
          <table:table-cell table:formula="of:=IF([$data.$C763]&gt;=10; [$data.$B763]; &quot;&quot; )">
            <text:p/>
          </table:table-cell>
          <table:table-cell table:number-columns-repeated="10"/>
        </table:table-row>
        <table:table-row table:style-name="ro1">
          <table:table-cell table:formula="of:=IF([$data.$C764]&lt;1; [$data.$B764]; &quot;&quot; )">
            <text:p/>
          </table:table-cell>
          <table:table-cell table:formula="of:=IF(AND([$data.$C764]&gt;=1; [$data.$C764]&lt;5); [$data.$B764]; &quot;&quot; )" office:value-type="float" office:value="0.977714285714286" calcext:value-type="float">
            <text:p>0.977714285714286</text:p>
          </table:table-cell>
          <table:table-cell table:formula="of:=IF(AND([$data.$C764]&gt;=5; [$data.$C764]&lt;10); [$data.$B764]; &quot;&quot; )">
            <text:p/>
          </table:table-cell>
          <table:table-cell table:formula="of:=IF([$data.$C764]&gt;=10; [$data.$B764]; &quot;&quot; )">
            <text:p/>
          </table:table-cell>
          <table:table-cell table:number-columns-repeated="10"/>
        </table:table-row>
        <table:table-row table:style-name="ro1">
          <table:table-cell table:formula="of:=IF([$data.$C765]&lt;1; [$data.$B765]; &quot;&quot; )">
            <text:p/>
          </table:table-cell>
          <table:table-cell table:formula="of:=IF(AND([$data.$C765]&gt;=1; [$data.$C765]&lt;5); [$data.$B765]; &quot;&quot; )" office:value-type="float" office:value="1.07666850523993" calcext:value-type="float">
            <text:p>1.07666850523993</text:p>
          </table:table-cell>
          <table:table-cell table:formula="of:=IF(AND([$data.$C765]&gt;=5; [$data.$C765]&lt;10); [$data.$B765]; &quot;&quot; )">
            <text:p/>
          </table:table-cell>
          <table:table-cell table:formula="of:=IF([$data.$C765]&gt;=10; [$data.$B765]; &quot;&quot; )">
            <text:p/>
          </table:table-cell>
          <table:table-cell table:number-columns-repeated="10"/>
        </table:table-row>
        <table:table-row table:style-name="ro1">
          <table:table-cell table:formula="of:=IF([$data.$C766]&lt;1; [$data.$B766]; &quot;&quot; )">
            <text:p/>
          </table:table-cell>
          <table:table-cell table:formula="of:=IF(AND([$data.$C766]&gt;=1; [$data.$C766]&lt;5); [$data.$B766]; &quot;&quot; )" office:value-type="float" office:value="1.06824512534819" calcext:value-type="float">
            <text:p>1.06824512534819</text:p>
          </table:table-cell>
          <table:table-cell table:formula="of:=IF(AND([$data.$C766]&gt;=5; [$data.$C766]&lt;10); [$data.$B766]; &quot;&quot; )">
            <text:p/>
          </table:table-cell>
          <table:table-cell table:formula="of:=IF([$data.$C766]&gt;=10; [$data.$B766]; &quot;&quot; )">
            <text:p/>
          </table:table-cell>
          <table:table-cell table:number-columns-repeated="10"/>
        </table:table-row>
        <table:table-row table:style-name="ro1">
          <table:table-cell table:formula="of:=IF([$data.$C767]&lt;1; [$data.$B767]; &quot;&quot; )">
            <text:p/>
          </table:table-cell>
          <table:table-cell table:formula="of:=IF(AND([$data.$C767]&gt;=1; [$data.$C767]&lt;5); [$data.$B767]; &quot;&quot; )" office:value-type="float" office:value="0.890909090909091" calcext:value-type="float">
            <text:p>0.890909090909091</text:p>
          </table:table-cell>
          <table:table-cell table:formula="of:=IF(AND([$data.$C767]&gt;=5; [$data.$C767]&lt;10); [$data.$B767]; &quot;&quot; )">
            <text:p/>
          </table:table-cell>
          <table:table-cell table:formula="of:=IF([$data.$C767]&gt;=10; [$data.$B767]; &quot;&quot; )">
            <text:p/>
          </table:table-cell>
          <table:table-cell table:number-columns-repeated="10"/>
        </table:table-row>
        <table:table-row table:style-name="ro1">
          <table:table-cell table:formula="of:=IF([$data.$C768]&lt;1; [$data.$B768]; &quot;&quot; )">
            <text:p/>
          </table:table-cell>
          <table:table-cell table:formula="of:=IF(AND([$data.$C768]&gt;=1; [$data.$C768]&lt;5); [$data.$B768]; &quot;&quot; )" office:value-type="float" office:value="0.986411675893306" calcext:value-type="float">
            <text:p>0.986411675893306</text:p>
          </table:table-cell>
          <table:table-cell table:formula="of:=IF(AND([$data.$C768]&gt;=5; [$data.$C768]&lt;10); [$data.$B768]; &quot;&quot; )">
            <text:p/>
          </table:table-cell>
          <table:table-cell table:formula="of:=IF([$data.$C768]&gt;=10; [$data.$B768]; &quot;&quot; )">
            <text:p/>
          </table:table-cell>
          <table:table-cell table:number-columns-repeated="10"/>
        </table:table-row>
        <table:table-row table:style-name="ro1">
          <table:table-cell table:formula="of:=IF([$data.$C769]&lt;1; [$data.$B769]; &quot;&quot; )">
            <text:p/>
          </table:table-cell>
          <table:table-cell table:formula="of:=IF(AND([$data.$C769]&gt;=1; [$data.$C769]&lt;5); [$data.$B769]; &quot;&quot; )" office:value-type="float" office:value="1.01703163017032" calcext:value-type="float">
            <text:p>1.01703163017032</text:p>
          </table:table-cell>
          <table:table-cell table:formula="of:=IF(AND([$data.$C769]&gt;=5; [$data.$C769]&lt;10); [$data.$B769]; &quot;&quot; )">
            <text:p/>
          </table:table-cell>
          <table:table-cell table:formula="of:=IF([$data.$C769]&gt;=10; [$data.$B769]; &quot;&quot; )">
            <text:p/>
          </table:table-cell>
          <table:table-cell table:number-columns-repeated="10"/>
        </table:table-row>
        <table:table-row table:style-name="ro1">
          <table:table-cell table:formula="of:=IF([$data.$C770]&lt;1; [$data.$B770]; &quot;&quot; )">
            <text:p/>
          </table:table-cell>
          <table:table-cell table:formula="of:=IF(AND([$data.$C770]&gt;=1; [$data.$C770]&lt;5); [$data.$B770]; &quot;&quot; )" office:value-type="float" office:value="0.969278033794163" calcext:value-type="float">
            <text:p>0.969278033794163</text:p>
          </table:table-cell>
          <table:table-cell table:formula="of:=IF(AND([$data.$C770]&gt;=5; [$data.$C770]&lt;10); [$data.$B770]; &quot;&quot; )">
            <text:p/>
          </table:table-cell>
          <table:table-cell table:formula="of:=IF([$data.$C770]&gt;=10; [$data.$B770]; &quot;&quot; )">
            <text:p/>
          </table:table-cell>
          <table:table-cell table:number-columns-repeated="10"/>
        </table:table-row>
        <table:table-row table:style-name="ro1">
          <table:table-cell table:formula="of:=IF([$data.$C771]&lt;1; [$data.$B771]; &quot;&quot; )">
            <text:p/>
          </table:table-cell>
          <table:table-cell table:formula="of:=IF(AND([$data.$C771]&gt;=1; [$data.$C771]&lt;5); [$data.$B771]; &quot;&quot; )" office:value-type="float" office:value="0.995548961424332" calcext:value-type="float">
            <text:p>0.995548961424332</text:p>
          </table:table-cell>
          <table:table-cell table:formula="of:=IF(AND([$data.$C771]&gt;=5; [$data.$C771]&lt;10); [$data.$B771]; &quot;&quot; )">
            <text:p/>
          </table:table-cell>
          <table:table-cell table:formula="of:=IF([$data.$C771]&gt;=10; [$data.$B771]; &quot;&quot; )">
            <text:p/>
          </table:table-cell>
          <table:table-cell table:number-columns-repeated="10"/>
        </table:table-row>
        <table:table-row table:style-name="ro1">
          <table:table-cell table:formula="of:=IF([$data.$C772]&lt;1; [$data.$B772]; &quot;&quot; )">
            <text:p/>
          </table:table-cell>
          <table:table-cell table:formula="of:=IF(AND([$data.$C772]&gt;=1; [$data.$C772]&lt;5); [$data.$B772]; &quot;&quot; )" office:value-type="float" office:value="1" calcext:value-type="float">
            <text:p>1</text:p>
          </table:table-cell>
          <table:table-cell table:formula="of:=IF(AND([$data.$C772]&gt;=5; [$data.$C772]&lt;10); [$data.$B772]; &quot;&quot; )">
            <text:p/>
          </table:table-cell>
          <table:table-cell table:formula="of:=IF([$data.$C772]&gt;=10; [$data.$B772]; &quot;&quot; )">
            <text:p/>
          </table:table-cell>
          <table:table-cell table:number-columns-repeated="10"/>
        </table:table-row>
        <table:table-row table:style-name="ro1">
          <table:table-cell table:formula="of:=IF([$data.$C773]&lt;1; [$data.$B773]; &quot;&quot; )">
            <text:p/>
          </table:table-cell>
          <table:table-cell table:formula="of:=IF(AND([$data.$C773]&gt;=1; [$data.$C773]&lt;5); [$data.$B773]; &quot;&quot; )" office:value-type="float" office:value="1.55552478537801" calcext:value-type="float">
            <text:p>1.55552478537801</text:p>
          </table:table-cell>
          <table:table-cell table:formula="of:=IF(AND([$data.$C773]&gt;=5; [$data.$C773]&lt;10); [$data.$B773]; &quot;&quot; )">
            <text:p/>
          </table:table-cell>
          <table:table-cell table:formula="of:=IF([$data.$C773]&gt;=10; [$data.$B773]; &quot;&quot; )">
            <text:p/>
          </table:table-cell>
          <table:table-cell table:number-columns-repeated="10"/>
        </table:table-row>
        <table:table-row table:style-name="ro1">
          <table:table-cell table:formula="of:=IF([$data.$C774]&lt;1; [$data.$B774]; &quot;&quot; )">
            <text:p/>
          </table:table-cell>
          <table:table-cell table:formula="of:=IF(AND([$data.$C774]&gt;=1; [$data.$C774]&lt;5); [$data.$B774]; &quot;&quot; )" office:value-type="float" office:value="1.03852080123267" calcext:value-type="float">
            <text:p>1.03852080123267</text:p>
          </table:table-cell>
          <table:table-cell table:formula="of:=IF(AND([$data.$C774]&gt;=5; [$data.$C774]&lt;10); [$data.$B774]; &quot;&quot; )">
            <text:p/>
          </table:table-cell>
          <table:table-cell table:formula="of:=IF([$data.$C774]&gt;=10; [$data.$B774]; &quot;&quot; )">
            <text:p/>
          </table:table-cell>
          <table:table-cell table:number-columns-repeated="10"/>
        </table:table-row>
        <table:table-row table:style-name="ro1">
          <table:table-cell table:formula="of:=IF([$data.$C775]&lt;1; [$data.$B775]; &quot;&quot; )">
            <text:p/>
          </table:table-cell>
          <table:table-cell table:formula="of:=IF(AND([$data.$C775]&gt;=1; [$data.$C775]&lt;5); [$data.$B775]; &quot;&quot; )" office:value-type="float" office:value="1.33229706390328" calcext:value-type="float">
            <text:p>1.33229706390328</text:p>
          </table:table-cell>
          <table:table-cell table:formula="of:=IF(AND([$data.$C775]&gt;=5; [$data.$C775]&lt;10); [$data.$B775]; &quot;&quot; )">
            <text:p/>
          </table:table-cell>
          <table:table-cell table:formula="of:=IF([$data.$C775]&gt;=10; [$data.$B775]; &quot;&quot; )">
            <text:p/>
          </table:table-cell>
          <table:table-cell table:number-columns-repeated="10"/>
        </table:table-row>
        <table:table-row table:style-name="ro1">
          <table:table-cell table:formula="of:=IF([$data.$C776]&lt;1; [$data.$B776]; &quot;&quot; )">
            <text:p/>
          </table:table-cell>
          <table:table-cell table:formula="of:=IF(AND([$data.$C776]&gt;=1; [$data.$C776]&lt;5); [$data.$B776]; &quot;&quot; )" office:value-type="float" office:value="0.98018211033744" calcext:value-type="float">
            <text:p>0.98018211033744</text:p>
          </table:table-cell>
          <table:table-cell table:formula="of:=IF(AND([$data.$C776]&gt;=5; [$data.$C776]&lt;10); [$data.$B776]; &quot;&quot; )">
            <text:p/>
          </table:table-cell>
          <table:table-cell table:formula="of:=IF([$data.$C776]&gt;=10; [$data.$B776]; &quot;&quot; )">
            <text:p/>
          </table:table-cell>
          <table:table-cell table:number-columns-repeated="10"/>
        </table:table-row>
        <table:table-row table:style-name="ro1">
          <table:table-cell table:formula="of:=IF([$data.$C777]&lt;1; [$data.$B777]; &quot;&quot; )">
            <text:p/>
          </table:table-cell>
          <table:table-cell table:formula="of:=IF(AND([$data.$C777]&gt;=1; [$data.$C777]&lt;5); [$data.$B777]; &quot;&quot; )" office:value-type="float" office:value="0.983206106870229" calcext:value-type="float">
            <text:p>0.983206106870229</text:p>
          </table:table-cell>
          <table:table-cell table:formula="of:=IF(AND([$data.$C777]&gt;=5; [$data.$C777]&lt;10); [$data.$B777]; &quot;&quot; )">
            <text:p/>
          </table:table-cell>
          <table:table-cell table:formula="of:=IF([$data.$C777]&gt;=10; [$data.$B777]; &quot;&quot; )">
            <text:p/>
          </table:table-cell>
          <table:table-cell table:number-columns-repeated="10"/>
        </table:table-row>
        <table:table-row table:style-name="ro1">
          <table:table-cell table:formula="of:=IF([$data.$C778]&lt;1; [$data.$B778]; &quot;&quot; )">
            <text:p/>
          </table:table-cell>
          <table:table-cell table:formula="of:=IF(AND([$data.$C778]&gt;=1; [$data.$C778]&lt;5); [$data.$B778]; &quot;&quot; )" office:value-type="float" office:value="0.971797884841363" calcext:value-type="float">
            <text:p>0.971797884841363</text:p>
          </table:table-cell>
          <table:table-cell table:formula="of:=IF(AND([$data.$C778]&gt;=5; [$data.$C778]&lt;10); [$data.$B778]; &quot;&quot; )">
            <text:p/>
          </table:table-cell>
          <table:table-cell table:formula="of:=IF([$data.$C778]&gt;=10; [$data.$B778]; &quot;&quot; )">
            <text:p/>
          </table:table-cell>
          <table:table-cell table:number-columns-repeated="10"/>
        </table:table-row>
        <table:table-row table:style-name="ro1">
          <table:table-cell table:formula="of:=IF([$data.$C779]&lt;1; [$data.$B779]; &quot;&quot; )">
            <text:p/>
          </table:table-cell>
          <table:table-cell table:formula="of:=IF(AND([$data.$C779]&gt;=1; [$data.$C779]&lt;5); [$data.$B779]; &quot;&quot; )" office:value-type="float" office:value="1.08770917484132" calcext:value-type="float">
            <text:p>1.08770917484132</text:p>
          </table:table-cell>
          <table:table-cell table:formula="of:=IF(AND([$data.$C779]&gt;=5; [$data.$C779]&lt;10); [$data.$B779]; &quot;&quot; )">
            <text:p/>
          </table:table-cell>
          <table:table-cell table:formula="of:=IF([$data.$C779]&gt;=10; [$data.$B779]; &quot;&quot; )">
            <text:p/>
          </table:table-cell>
          <table:table-cell table:number-columns-repeated="10"/>
        </table:table-row>
        <table:table-row table:style-name="ro1">
          <table:table-cell table:formula="of:=IF([$data.$C780]&lt;1; [$data.$B780]; &quot;&quot; )">
            <text:p/>
          </table:table-cell>
          <table:table-cell table:formula="of:=IF(AND([$data.$C780]&gt;=1; [$data.$C780]&lt;5); [$data.$B780]; &quot;&quot; )" office:value-type="float" office:value="1.06048615036744" calcext:value-type="float">
            <text:p>1.06048615036744</text:p>
          </table:table-cell>
          <table:table-cell table:formula="of:=IF(AND([$data.$C780]&gt;=5; [$data.$C780]&lt;10); [$data.$B780]; &quot;&quot; )">
            <text:p/>
          </table:table-cell>
          <table:table-cell table:formula="of:=IF([$data.$C780]&gt;=10; [$data.$B780]; &quot;&quot; )">
            <text:p/>
          </table:table-cell>
          <table:table-cell table:number-columns-repeated="10"/>
        </table:table-row>
        <table:table-row table:style-name="ro1">
          <table:table-cell table:formula="of:=IF([$data.$C781]&lt;1; [$data.$B781]; &quot;&quot; )">
            <text:p/>
          </table:table-cell>
          <table:table-cell table:formula="of:=IF(AND([$data.$C781]&gt;=1; [$data.$C781]&lt;5); [$data.$B781]; &quot;&quot; )" office:value-type="float" office:value="0.996873371547681" calcext:value-type="float">
            <text:p>0.996873371547681</text:p>
          </table:table-cell>
          <table:table-cell table:formula="of:=IF(AND([$data.$C781]&gt;=5; [$data.$C781]&lt;10); [$data.$B781]; &quot;&quot; )">
            <text:p/>
          </table:table-cell>
          <table:table-cell table:formula="of:=IF([$data.$C781]&gt;=10; [$data.$B781]; &quot;&quot; )">
            <text:p/>
          </table:table-cell>
          <table:table-cell table:number-columns-repeated="10"/>
        </table:table-row>
        <table:table-row table:style-name="ro1">
          <table:table-cell table:formula="of:=IF([$data.$C782]&lt;1; [$data.$B782]; &quot;&quot; )">
            <text:p/>
          </table:table-cell>
          <table:table-cell table:formula="of:=IF(AND([$data.$C782]&gt;=1; [$data.$C782]&lt;5); [$data.$B782]; &quot;&quot; )" office:value-type="float" office:value="0.994398682042834" calcext:value-type="float">
            <text:p>0.994398682042834</text:p>
          </table:table-cell>
          <table:table-cell table:formula="of:=IF(AND([$data.$C782]&gt;=5; [$data.$C782]&lt;10); [$data.$B782]; &quot;&quot; )">
            <text:p/>
          </table:table-cell>
          <table:table-cell table:formula="of:=IF([$data.$C782]&gt;=10; [$data.$B782]; &quot;&quot; )">
            <text:p/>
          </table:table-cell>
          <table:table-cell table:number-columns-repeated="10"/>
        </table:table-row>
        <table:table-row table:style-name="ro1">
          <table:table-cell table:formula="of:=IF([$data.$C783]&lt;1; [$data.$B783]; &quot;&quot; )">
            <text:p/>
          </table:table-cell>
          <table:table-cell table:formula="of:=IF(AND([$data.$C783]&gt;=1; [$data.$C783]&lt;5); [$data.$B783]; &quot;&quot; )" office:value-type="float" office:value="0.971468336812804" calcext:value-type="float">
            <text:p>0.971468336812804</text:p>
          </table:table-cell>
          <table:table-cell table:formula="of:=IF(AND([$data.$C783]&gt;=5; [$data.$C783]&lt;10); [$data.$B783]; &quot;&quot; )">
            <text:p/>
          </table:table-cell>
          <table:table-cell table:formula="of:=IF([$data.$C783]&gt;=10; [$data.$B783]; &quot;&quot; )">
            <text:p/>
          </table:table-cell>
          <table:table-cell table:number-columns-repeated="10"/>
        </table:table-row>
        <table:table-row table:style-name="ro1">
          <table:table-cell table:formula="of:=IF([$data.$C784]&lt;1; [$data.$B784]; &quot;&quot; )">
            <text:p/>
          </table:table-cell>
          <table:table-cell table:formula="of:=IF(AND([$data.$C784]&gt;=1; [$data.$C784]&lt;5); [$data.$B784]; &quot;&quot; )" office:value-type="float" office:value="0.995631720430108" calcext:value-type="float">
            <text:p>0.995631720430108</text:p>
          </table:table-cell>
          <table:table-cell table:formula="of:=IF(AND([$data.$C784]&gt;=5; [$data.$C784]&lt;10); [$data.$B784]; &quot;&quot; )">
            <text:p/>
          </table:table-cell>
          <table:table-cell table:formula="of:=IF([$data.$C784]&gt;=10; [$data.$B784]; &quot;&quot; )">
            <text:p/>
          </table:table-cell>
          <table:table-cell table:number-columns-repeated="10"/>
        </table:table-row>
        <table:table-row table:style-name="ro1">
          <table:table-cell table:formula="of:=IF([$data.$C785]&lt;1; [$data.$B785]; &quot;&quot; )">
            <text:p/>
          </table:table-cell>
          <table:table-cell table:formula="of:=IF(AND([$data.$C785]&gt;=1; [$data.$C785]&lt;5); [$data.$B785]; &quot;&quot; )" office:value-type="float" office:value="1.66150547879943" calcext:value-type="float">
            <text:p>1.66150547879943</text:p>
          </table:table-cell>
          <table:table-cell table:formula="of:=IF(AND([$data.$C785]&gt;=5; [$data.$C785]&lt;10); [$data.$B785]; &quot;&quot; )">
            <text:p/>
          </table:table-cell>
          <table:table-cell table:formula="of:=IF([$data.$C785]&gt;=10; [$data.$B785]; &quot;&quot; )">
            <text:p/>
          </table:table-cell>
          <table:table-cell table:number-columns-repeated="10"/>
        </table:table-row>
        <table:table-row table:style-name="ro1">
          <table:table-cell table:formula="of:=IF([$data.$C786]&lt;1; [$data.$B786]; &quot;&quot; )">
            <text:p/>
          </table:table-cell>
          <table:table-cell table:formula="of:=IF(AND([$data.$C786]&gt;=1; [$data.$C786]&lt;5); [$data.$B786]; &quot;&quot; )" office:value-type="float" office:value="1.20619006102877" calcext:value-type="float">
            <text:p>1.20619006102877</text:p>
          </table:table-cell>
          <table:table-cell table:formula="of:=IF(AND([$data.$C786]&gt;=5; [$data.$C786]&lt;10); [$data.$B786]; &quot;&quot; )">
            <text:p/>
          </table:table-cell>
          <table:table-cell table:formula="of:=IF([$data.$C786]&gt;=10; [$data.$B786]; &quot;&quot; )">
            <text:p/>
          </table:table-cell>
          <table:table-cell table:number-columns-repeated="10"/>
        </table:table-row>
        <table:table-row table:style-name="ro1">
          <table:table-cell table:formula="of:=IF([$data.$C787]&lt;1; [$data.$B787]; &quot;&quot; )">
            <text:p/>
          </table:table-cell>
          <table:table-cell table:formula="of:=IF(AND([$data.$C787]&gt;=1; [$data.$C787]&lt;5); [$data.$B787]; &quot;&quot; )" office:value-type="float" office:value="1.09438119720896" calcext:value-type="float">
            <text:p>1.09438119720896</text:p>
          </table:table-cell>
          <table:table-cell table:formula="of:=IF(AND([$data.$C787]&gt;=5; [$data.$C787]&lt;10); [$data.$B787]; &quot;&quot; )">
            <text:p/>
          </table:table-cell>
          <table:table-cell table:formula="of:=IF([$data.$C787]&gt;=10; [$data.$B787]; &quot;&quot; )">
            <text:p/>
          </table:table-cell>
          <table:table-cell table:number-columns-repeated="10"/>
        </table:table-row>
        <table:table-row table:style-name="ro1">
          <table:table-cell table:formula="of:=IF([$data.$C788]&lt;1; [$data.$B788]; &quot;&quot; )">
            <text:p/>
          </table:table-cell>
          <table:table-cell table:formula="of:=IF(AND([$data.$C788]&gt;=1; [$data.$C788]&lt;5); [$data.$B788]; &quot;&quot; )" office:value-type="float" office:value="1.01101549053356" calcext:value-type="float">
            <text:p>1.01101549053356</text:p>
          </table:table-cell>
          <table:table-cell table:formula="of:=IF(AND([$data.$C788]&gt;=5; [$data.$C788]&lt;10); [$data.$B788]; &quot;&quot; )">
            <text:p/>
          </table:table-cell>
          <table:table-cell table:formula="of:=IF([$data.$C788]&gt;=10; [$data.$B788]; &quot;&quot; )">
            <text:p/>
          </table:table-cell>
          <table:table-cell table:number-columns-repeated="10"/>
        </table:table-row>
        <table:table-row table:style-name="ro1">
          <table:table-cell table:formula="of:=IF([$data.$C789]&lt;1; [$data.$B789]; &quot;&quot; )">
            <text:p/>
          </table:table-cell>
          <table:table-cell table:formula="of:=IF(AND([$data.$C789]&gt;=1; [$data.$C789]&lt;5); [$data.$B789]; &quot;&quot; )" office:value-type="float" office:value="1.02810650887574" calcext:value-type="float">
            <text:p>1.02810650887574</text:p>
          </table:table-cell>
          <table:table-cell table:formula="of:=IF(AND([$data.$C789]&gt;=5; [$data.$C789]&lt;10); [$data.$B789]; &quot;&quot; )">
            <text:p/>
          </table:table-cell>
          <table:table-cell table:formula="of:=IF([$data.$C789]&gt;=10; [$data.$B789]; &quot;&quot; )">
            <text:p/>
          </table:table-cell>
          <table:table-cell table:number-columns-repeated="10"/>
        </table:table-row>
        <table:table-row table:style-name="ro1">
          <table:table-cell table:formula="of:=IF([$data.$C790]&lt;1; [$data.$B790]; &quot;&quot; )">
            <text:p/>
          </table:table-cell>
          <table:table-cell table:formula="of:=IF(AND([$data.$C790]&gt;=1; [$data.$C790]&lt;5); [$data.$B790]; &quot;&quot; )" office:value-type="float" office:value="1.03997119193374" calcext:value-type="float">
            <text:p>1.03997119193374</text:p>
          </table:table-cell>
          <table:table-cell table:formula="of:=IF(AND([$data.$C790]&gt;=5; [$data.$C790]&lt;10); [$data.$B790]; &quot;&quot; )">
            <text:p/>
          </table:table-cell>
          <table:table-cell table:formula="of:=IF([$data.$C790]&gt;=10; [$data.$B790]; &quot;&quot; )">
            <text:p/>
          </table:table-cell>
          <table:table-cell table:number-columns-repeated="10"/>
        </table:table-row>
        <table:table-row table:style-name="ro1">
          <table:table-cell table:formula="of:=IF([$data.$C791]&lt;1; [$data.$B791]; &quot;&quot; )">
            <text:p/>
          </table:table-cell>
          <table:table-cell table:formula="of:=IF(AND([$data.$C791]&gt;=1; [$data.$C791]&lt;5); [$data.$B791]; &quot;&quot; )" office:value-type="float" office:value="1.03355470115344" calcext:value-type="float">
            <text:p>1.03355470115344</text:p>
          </table:table-cell>
          <table:table-cell table:formula="of:=IF(AND([$data.$C791]&gt;=5; [$data.$C791]&lt;10); [$data.$B791]; &quot;&quot; )">
            <text:p/>
          </table:table-cell>
          <table:table-cell table:formula="of:=IF([$data.$C791]&gt;=10; [$data.$B791]; &quot;&quot; )">
            <text:p/>
          </table:table-cell>
          <table:table-cell table:number-columns-repeated="10"/>
        </table:table-row>
        <table:table-row table:style-name="ro1">
          <table:table-cell table:formula="of:=IF([$data.$C792]&lt;1; [$data.$B792]; &quot;&quot; )">
            <text:p/>
          </table:table-cell>
          <table:table-cell table:formula="of:=IF(AND([$data.$C792]&gt;=1; [$data.$C792]&lt;5); [$data.$B792]; &quot;&quot; )" office:value-type="float" office:value="0.991473396998636" calcext:value-type="float">
            <text:p>0.991473396998636</text:p>
          </table:table-cell>
          <table:table-cell table:formula="of:=IF(AND([$data.$C792]&gt;=5; [$data.$C792]&lt;10); [$data.$B792]; &quot;&quot; )">
            <text:p/>
          </table:table-cell>
          <table:table-cell table:formula="of:=IF([$data.$C792]&gt;=10; [$data.$B792]; &quot;&quot; )">
            <text:p/>
          </table:table-cell>
          <table:table-cell table:number-columns-repeated="10"/>
        </table:table-row>
        <table:table-row table:style-name="ro1">
          <table:table-cell table:formula="of:=IF([$data.$C793]&lt;1; [$data.$B793]; &quot;&quot; )">
            <text:p/>
          </table:table-cell>
          <table:table-cell table:formula="of:=IF(AND([$data.$C793]&gt;=1; [$data.$C793]&lt;5); [$data.$B793]; &quot;&quot; )" office:value-type="float" office:value="1.04231464737794" calcext:value-type="float">
            <text:p>1.04231464737794</text:p>
          </table:table-cell>
          <table:table-cell table:formula="of:=IF(AND([$data.$C793]&gt;=5; [$data.$C793]&lt;10); [$data.$B793]; &quot;&quot; )">
            <text:p/>
          </table:table-cell>
          <table:table-cell table:formula="of:=IF([$data.$C793]&gt;=10; [$data.$B793]; &quot;&quot; )">
            <text:p/>
          </table:table-cell>
          <table:table-cell table:number-columns-repeated="10"/>
        </table:table-row>
        <table:table-row table:style-name="ro1">
          <table:table-cell table:formula="of:=IF([$data.$C794]&lt;1; [$data.$B794]; &quot;&quot; )">
            <text:p/>
          </table:table-cell>
          <table:table-cell table:formula="of:=IF(AND([$data.$C794]&gt;=1; [$data.$C794]&lt;5); [$data.$B794]; &quot;&quot; )" office:value-type="float" office:value="1.30970314576872" calcext:value-type="float">
            <text:p>1.30970314576872</text:p>
          </table:table-cell>
          <table:table-cell table:formula="of:=IF(AND([$data.$C794]&gt;=5; [$data.$C794]&lt;10); [$data.$B794]; &quot;&quot; )">
            <text:p/>
          </table:table-cell>
          <table:table-cell table:formula="of:=IF([$data.$C794]&gt;=10; [$data.$B794]; &quot;&quot; )">
            <text:p/>
          </table:table-cell>
          <table:table-cell table:number-columns-repeated="10"/>
        </table:table-row>
        <table:table-row table:style-name="ro1">
          <table:table-cell table:formula="of:=IF([$data.$C795]&lt;1; [$data.$B795]; &quot;&quot; )">
            <text:p/>
          </table:table-cell>
          <table:table-cell table:formula="of:=IF(AND([$data.$C795]&gt;=1; [$data.$C795]&lt;5); [$data.$B795]; &quot;&quot; )" office:value-type="float" office:value="1.4230922892529" calcext:value-type="float">
            <text:p>1.4230922892529</text:p>
          </table:table-cell>
          <table:table-cell table:formula="of:=IF(AND([$data.$C795]&gt;=5; [$data.$C795]&lt;10); [$data.$B795]; &quot;&quot; )">
            <text:p/>
          </table:table-cell>
          <table:table-cell table:formula="of:=IF([$data.$C795]&gt;=10; [$data.$B795]; &quot;&quot; )">
            <text:p/>
          </table:table-cell>
          <table:table-cell table:number-columns-repeated="10"/>
        </table:table-row>
        <table:table-row table:style-name="ro1">
          <table:table-cell table:formula="of:=IF([$data.$C796]&lt;1; [$data.$B796]; &quot;&quot; )">
            <text:p/>
          </table:table-cell>
          <table:table-cell table:formula="of:=IF(AND([$data.$C796]&gt;=1; [$data.$C796]&lt;5); [$data.$B796]; &quot;&quot; )" office:value-type="float" office:value="0.969887491727333" calcext:value-type="float">
            <text:p>0.969887491727333</text:p>
          </table:table-cell>
          <table:table-cell table:formula="of:=IF(AND([$data.$C796]&gt;=5; [$data.$C796]&lt;10); [$data.$B796]; &quot;&quot; )">
            <text:p/>
          </table:table-cell>
          <table:table-cell table:formula="of:=IF([$data.$C796]&gt;=10; [$data.$B796]; &quot;&quot; )">
            <text:p/>
          </table:table-cell>
          <table:table-cell table:number-columns-repeated="10"/>
        </table:table-row>
        <table:table-row table:style-name="ro1">
          <table:table-cell table:formula="of:=IF([$data.$C797]&lt;1; [$data.$B797]; &quot;&quot; )">
            <text:p/>
          </table:table-cell>
          <table:table-cell table:formula="of:=IF(AND([$data.$C797]&gt;=1; [$data.$C797]&lt;5); [$data.$B797]; &quot;&quot; )" office:value-type="float" office:value="1.05787781350482" calcext:value-type="float">
            <text:p>1.05787781350482</text:p>
          </table:table-cell>
          <table:table-cell table:formula="of:=IF(AND([$data.$C797]&gt;=5; [$data.$C797]&lt;10); [$data.$B797]; &quot;&quot; )">
            <text:p/>
          </table:table-cell>
          <table:table-cell table:formula="of:=IF([$data.$C797]&gt;=10; [$data.$B797]; &quot;&quot; )">
            <text:p/>
          </table:table-cell>
          <table:table-cell table:number-columns-repeated="10"/>
        </table:table-row>
        <table:table-row table:style-name="ro1">
          <table:table-cell table:formula="of:=IF([$data.$C798]&lt;1; [$data.$B798]; &quot;&quot; )">
            <text:p/>
          </table:table-cell>
          <table:table-cell table:formula="of:=IF(AND([$data.$C798]&gt;=1; [$data.$C798]&lt;5); [$data.$B798]; &quot;&quot; )" office:value-type="float" office:value="0.907534246575342" calcext:value-type="float">
            <text:p>0.907534246575342</text:p>
          </table:table-cell>
          <table:table-cell table:formula="of:=IF(AND([$data.$C798]&gt;=5; [$data.$C798]&lt;10); [$data.$B798]; &quot;&quot; )">
            <text:p/>
          </table:table-cell>
          <table:table-cell table:formula="of:=IF([$data.$C798]&gt;=10; [$data.$B798]; &quot;&quot; )">
            <text:p/>
          </table:table-cell>
          <table:table-cell table:number-columns-repeated="10"/>
        </table:table-row>
        <table:table-row table:style-name="ro1">
          <table:table-cell table:formula="of:=IF([$data.$C799]&lt;1; [$data.$B799]; &quot;&quot; )">
            <text:p/>
          </table:table-cell>
          <table:table-cell table:formula="of:=IF(AND([$data.$C799]&gt;=1; [$data.$C799]&lt;5); [$data.$B799]; &quot;&quot; )" office:value-type="float" office:value="0.918335901386749" calcext:value-type="float">
            <text:p>0.918335901386749</text:p>
          </table:table-cell>
          <table:table-cell table:formula="of:=IF(AND([$data.$C799]&gt;=5; [$data.$C799]&lt;10); [$data.$B799]; &quot;&quot; )">
            <text:p/>
          </table:table-cell>
          <table:table-cell table:formula="of:=IF([$data.$C799]&gt;=10; [$data.$B799]; &quot;&quot; )">
            <text:p/>
          </table:table-cell>
          <table:table-cell table:number-columns-repeated="10"/>
        </table:table-row>
        <table:table-row table:style-name="ro1">
          <table:table-cell table:formula="of:=IF([$data.$C800]&lt;1; [$data.$B800]; &quot;&quot; )">
            <text:p/>
          </table:table-cell>
          <table:table-cell table:formula="of:=IF(AND([$data.$C800]&gt;=1; [$data.$C800]&lt;5); [$data.$B800]; &quot;&quot; )" office:value-type="float" office:value="1.4243405830634" calcext:value-type="float">
            <text:p>1.4243405830634</text:p>
          </table:table-cell>
          <table:table-cell table:formula="of:=IF(AND([$data.$C800]&gt;=5; [$data.$C800]&lt;10); [$data.$B800]; &quot;&quot; )">
            <text:p/>
          </table:table-cell>
          <table:table-cell table:formula="of:=IF([$data.$C800]&gt;=10; [$data.$B800]; &quot;&quot; )">
            <text:p/>
          </table:table-cell>
          <table:table-cell table:number-columns-repeated="10"/>
        </table:table-row>
        <table:table-row table:style-name="ro1">
          <table:table-cell table:formula="of:=IF([$data.$C801]&lt;1; [$data.$B801]; &quot;&quot; )">
            <text:p/>
          </table:table-cell>
          <table:table-cell table:formula="of:=IF(AND([$data.$C801]&gt;=1; [$data.$C801]&lt;5); [$data.$B801]; &quot;&quot; )" office:value-type="float" office:value="1.34694686756542" calcext:value-type="float">
            <text:p>1.34694686756542</text:p>
          </table:table-cell>
          <table:table-cell table:formula="of:=IF(AND([$data.$C801]&gt;=5; [$data.$C801]&lt;10); [$data.$B801]; &quot;&quot; )">
            <text:p/>
          </table:table-cell>
          <table:table-cell table:formula="of:=IF([$data.$C801]&gt;=10; [$data.$B801]; &quot;&quot; )">
            <text:p/>
          </table:table-cell>
          <table:table-cell table:number-columns-repeated="10"/>
        </table:table-row>
        <table:table-row table:style-name="ro1">
          <table:table-cell table:formula="of:=IF([$data.$C802]&lt;1; [$data.$B802]; &quot;&quot; )">
            <text:p/>
          </table:table-cell>
          <table:table-cell table:formula="of:=IF(AND([$data.$C802]&gt;=1; [$data.$C802]&lt;5); [$data.$B802]; &quot;&quot; )" office:value-type="float" office:value="1.13377296278851" calcext:value-type="float">
            <text:p>1.13377296278851</text:p>
          </table:table-cell>
          <table:table-cell table:formula="of:=IF(AND([$data.$C802]&gt;=5; [$data.$C802]&lt;10); [$data.$B802]; &quot;&quot; )">
            <text:p/>
          </table:table-cell>
          <table:table-cell table:formula="of:=IF([$data.$C802]&gt;=10; [$data.$B802]; &quot;&quot; )">
            <text:p/>
          </table:table-cell>
          <table:table-cell table:number-columns-repeated="10"/>
        </table:table-row>
        <table:table-row table:style-name="ro1">
          <table:table-cell table:formula="of:=IF([$data.$C803]&lt;1; [$data.$B803]; &quot;&quot; )">
            <text:p/>
          </table:table-cell>
          <table:table-cell table:formula="of:=IF(AND([$data.$C803]&gt;=1; [$data.$C803]&lt;5); [$data.$B803]; &quot;&quot; )" office:value-type="float" office:value="0.990836653386454" calcext:value-type="float">
            <text:p>0.990836653386454</text:p>
          </table:table-cell>
          <table:table-cell table:formula="of:=IF(AND([$data.$C803]&gt;=5; [$data.$C803]&lt;10); [$data.$B803]; &quot;&quot; )">
            <text:p/>
          </table:table-cell>
          <table:table-cell table:formula="of:=IF([$data.$C803]&gt;=10; [$data.$B803]; &quot;&quot; )">
            <text:p/>
          </table:table-cell>
          <table:table-cell table:number-columns-repeated="10"/>
        </table:table-row>
        <table:table-row table:style-name="ro1">
          <table:table-cell table:formula="of:=IF([$data.$C804]&lt;1; [$data.$B804]; &quot;&quot; )">
            <text:p/>
          </table:table-cell>
          <table:table-cell table:formula="of:=IF(AND([$data.$C804]&gt;=1; [$data.$C804]&lt;5); [$data.$B804]; &quot;&quot; )" office:value-type="float" office:value="1.0406027626622" calcext:value-type="float">
            <text:p>1.0406027626622</text:p>
          </table:table-cell>
          <table:table-cell table:formula="of:=IF(AND([$data.$C804]&gt;=5; [$data.$C804]&lt;10); [$data.$B804]; &quot;&quot; )">
            <text:p/>
          </table:table-cell>
          <table:table-cell table:formula="of:=IF([$data.$C804]&gt;=10; [$data.$B804]; &quot;&quot; )">
            <text:p/>
          </table:table-cell>
          <table:table-cell table:number-columns-repeated="10"/>
        </table:table-row>
        <table:table-row table:style-name="ro1">
          <table:table-cell table:formula="of:=IF([$data.$C805]&lt;1; [$data.$B805]; &quot;&quot; )">
            <text:p/>
          </table:table-cell>
          <table:table-cell table:formula="of:=IF(AND([$data.$C805]&gt;=1; [$data.$C805]&lt;5); [$data.$B805]; &quot;&quot; )" office:value-type="float" office:value="1.01359703337454" calcext:value-type="float">
            <text:p>1.01359703337454</text:p>
          </table:table-cell>
          <table:table-cell table:formula="of:=IF(AND([$data.$C805]&gt;=5; [$data.$C805]&lt;10); [$data.$B805]; &quot;&quot; )">
            <text:p/>
          </table:table-cell>
          <table:table-cell table:formula="of:=IF([$data.$C805]&gt;=10; [$data.$B805]; &quot;&quot; )">
            <text:p/>
          </table:table-cell>
          <table:table-cell table:number-columns-repeated="10"/>
        </table:table-row>
        <table:table-row table:style-name="ro1">
          <table:table-cell table:formula="of:=IF([$data.$C806]&lt;1; [$data.$B806]; &quot;&quot; )">
            <text:p/>
          </table:table-cell>
          <table:table-cell table:formula="of:=IF(AND([$data.$C806]&gt;=1; [$data.$C806]&lt;5); [$data.$B806]; &quot;&quot; )" office:value-type="float" office:value="4.78440621531632" calcext:value-type="float">
            <text:p>4.78440621531632</text:p>
          </table:table-cell>
          <table:table-cell table:formula="of:=IF(AND([$data.$C806]&gt;=5; [$data.$C806]&lt;10); [$data.$B806]; &quot;&quot; )">
            <text:p/>
          </table:table-cell>
          <table:table-cell table:formula="of:=IF([$data.$C806]&gt;=10; [$data.$B806]; &quot;&quot; )">
            <text:p/>
          </table:table-cell>
          <table:table-cell table:number-columns-repeated="10"/>
        </table:table-row>
        <table:table-row table:style-name="ro1">
          <table:table-cell table:formula="of:=IF([$data.$C807]&lt;1; [$data.$B807]; &quot;&quot; )">
            <text:p/>
          </table:table-cell>
          <table:table-cell table:formula="of:=IF(AND([$data.$C807]&gt;=1; [$data.$C807]&lt;5); [$data.$B807]; &quot;&quot; )" office:value-type="float" office:value="0.965826717293752" calcext:value-type="float">
            <text:p>0.965826717293752</text:p>
          </table:table-cell>
          <table:table-cell table:formula="of:=IF(AND([$data.$C807]&gt;=5; [$data.$C807]&lt;10); [$data.$B807]; &quot;&quot; )">
            <text:p/>
          </table:table-cell>
          <table:table-cell table:formula="of:=IF([$data.$C807]&gt;=10; [$data.$B807]; &quot;&quot; )">
            <text:p/>
          </table:table-cell>
          <table:table-cell table:number-columns-repeated="10"/>
        </table:table-row>
        <table:table-row table:style-name="ro1">
          <table:table-cell table:formula="of:=IF([$data.$C808]&lt;1; [$data.$B808]; &quot;&quot; )">
            <text:p/>
          </table:table-cell>
          <table:table-cell table:formula="of:=IF(AND([$data.$C808]&gt;=1; [$data.$C808]&lt;5); [$data.$B808]; &quot;&quot; )" office:value-type="float" office:value="1.0221066319896" calcext:value-type="float">
            <text:p>1.0221066319896</text:p>
          </table:table-cell>
          <table:table-cell table:formula="of:=IF(AND([$data.$C808]&gt;=5; [$data.$C808]&lt;10); [$data.$B808]; &quot;&quot; )">
            <text:p/>
          </table:table-cell>
          <table:table-cell table:formula="of:=IF([$data.$C808]&gt;=10; [$data.$B808]; &quot;&quot; )">
            <text:p/>
          </table:table-cell>
          <table:table-cell table:number-columns-repeated="10"/>
        </table:table-row>
        <table:table-row table:style-name="ro1">
          <table:table-cell table:formula="of:=IF([$data.$C809]&lt;1; [$data.$B809]; &quot;&quot; )">
            <text:p/>
          </table:table-cell>
          <table:table-cell table:formula="of:=IF(AND([$data.$C809]&gt;=1; [$data.$C809]&lt;5); [$data.$B809]; &quot;&quot; )" office:value-type="float" office:value="0.95371142618849" calcext:value-type="float">
            <text:p>0.95371142618849</text:p>
          </table:table-cell>
          <table:table-cell table:formula="of:=IF(AND([$data.$C809]&gt;=5; [$data.$C809]&lt;10); [$data.$B809]; &quot;&quot; )">
            <text:p/>
          </table:table-cell>
          <table:table-cell table:formula="of:=IF([$data.$C809]&gt;=10; [$data.$B809]; &quot;&quot; )">
            <text:p/>
          </table:table-cell>
          <table:table-cell table:number-columns-repeated="10"/>
        </table:table-row>
        <table:table-row table:style-name="ro1">
          <table:table-cell table:formula="of:=IF([$data.$C810]&lt;1; [$data.$B810]; &quot;&quot; )">
            <text:p/>
          </table:table-cell>
          <table:table-cell table:formula="of:=IF(AND([$data.$C810]&gt;=1; [$data.$C810]&lt;5); [$data.$B810]; &quot;&quot; )" office:value-type="float" office:value="0.866504854368932" calcext:value-type="float">
            <text:p>0.866504854368932</text:p>
          </table:table-cell>
          <table:table-cell table:formula="of:=IF(AND([$data.$C810]&gt;=5; [$data.$C810]&lt;10); [$data.$B810]; &quot;&quot; )">
            <text:p/>
          </table:table-cell>
          <table:table-cell table:formula="of:=IF([$data.$C810]&gt;=10; [$data.$B810]; &quot;&quot; )">
            <text:p/>
          </table:table-cell>
          <table:table-cell table:number-columns-repeated="10"/>
        </table:table-row>
        <table:table-row table:style-name="ro1">
          <table:table-cell table:formula="of:=IF([$data.$C811]&lt;1; [$data.$B811]; &quot;&quot; )">
            <text:p/>
          </table:table-cell>
          <table:table-cell table:formula="of:=IF(AND([$data.$C811]&gt;=1; [$data.$C811]&lt;5); [$data.$B811]; &quot;&quot; )" office:value-type="float" office:value="1.02021978021978" calcext:value-type="float">
            <text:p>1.02021978021978</text:p>
          </table:table-cell>
          <table:table-cell table:formula="of:=IF(AND([$data.$C811]&gt;=5; [$data.$C811]&lt;10); [$data.$B811]; &quot;&quot; )">
            <text:p/>
          </table:table-cell>
          <table:table-cell table:formula="of:=IF([$data.$C811]&gt;=10; [$data.$B811]; &quot;&quot; )">
            <text:p/>
          </table:table-cell>
          <table:table-cell table:number-columns-repeated="10"/>
        </table:table-row>
        <table:table-row table:style-name="ro1">
          <table:table-cell table:formula="of:=IF([$data.$C812]&lt;1; [$data.$B812]; &quot;&quot; )">
            <text:p/>
          </table:table-cell>
          <table:table-cell table:formula="of:=IF(AND([$data.$C812]&gt;=1; [$data.$C812]&lt;5); [$data.$B812]; &quot;&quot; )" office:value-type="float" office:value="1.10648423557406" calcext:value-type="float">
            <text:p>1.10648423557406</text:p>
          </table:table-cell>
          <table:table-cell table:formula="of:=IF(AND([$data.$C812]&gt;=5; [$data.$C812]&lt;10); [$data.$B812]; &quot;&quot; )">
            <text:p/>
          </table:table-cell>
          <table:table-cell table:formula="of:=IF([$data.$C812]&gt;=10; [$data.$B812]; &quot;&quot; )">
            <text:p/>
          </table:table-cell>
          <table:table-cell table:number-columns-repeated="10"/>
        </table:table-row>
        <table:table-row table:style-name="ro1">
          <table:table-cell table:formula="of:=IF([$data.$C813]&lt;1; [$data.$B813]; &quot;&quot; )">
            <text:p/>
          </table:table-cell>
          <table:table-cell table:formula="of:=IF(AND([$data.$C813]&gt;=1; [$data.$C813]&lt;5); [$data.$B813]; &quot;&quot; )" office:value-type="float" office:value="0.953719008264463" calcext:value-type="float">
            <text:p>0.953719008264463</text:p>
          </table:table-cell>
          <table:table-cell table:formula="of:=IF(AND([$data.$C813]&gt;=5; [$data.$C813]&lt;10); [$data.$B813]; &quot;&quot; )">
            <text:p/>
          </table:table-cell>
          <table:table-cell table:formula="of:=IF([$data.$C813]&gt;=10; [$data.$B813]; &quot;&quot; )">
            <text:p/>
          </table:table-cell>
          <table:table-cell table:number-columns-repeated="10"/>
        </table:table-row>
        <table:table-row table:style-name="ro1">
          <table:table-cell table:formula="of:=IF([$data.$C814]&lt;1; [$data.$B814]; &quot;&quot; )">
            <text:p/>
          </table:table-cell>
          <table:table-cell table:formula="of:=IF(AND([$data.$C814]&gt;=1; [$data.$C814]&lt;5); [$data.$B814]; &quot;&quot; )" office:value-type="float" office:value="0.927956147220047" calcext:value-type="float">
            <text:p>0.927956147220047</text:p>
          </table:table-cell>
          <table:table-cell table:formula="of:=IF(AND([$data.$C814]&gt;=5; [$data.$C814]&lt;10); [$data.$B814]; &quot;&quot; )">
            <text:p/>
          </table:table-cell>
          <table:table-cell table:formula="of:=IF([$data.$C814]&gt;=10; [$data.$B814]; &quot;&quot; )">
            <text:p/>
          </table:table-cell>
          <table:table-cell table:number-columns-repeated="10"/>
        </table:table-row>
        <table:table-row table:style-name="ro1">
          <table:table-cell table:formula="of:=IF([$data.$C815]&lt;1; [$data.$B815]; &quot;&quot; )">
            <text:p/>
          </table:table-cell>
          <table:table-cell table:formula="of:=IF(AND([$data.$C815]&gt;=1; [$data.$C815]&lt;5); [$data.$B815]; &quot;&quot; )" office:value-type="float" office:value="0.953980099502488" calcext:value-type="float">
            <text:p>0.953980099502488</text:p>
          </table:table-cell>
          <table:table-cell table:formula="of:=IF(AND([$data.$C815]&gt;=5; [$data.$C815]&lt;10); [$data.$B815]; &quot;&quot; )">
            <text:p/>
          </table:table-cell>
          <table:table-cell table:formula="of:=IF([$data.$C815]&gt;=10; [$data.$B815]; &quot;&quot; )">
            <text:p/>
          </table:table-cell>
          <table:table-cell table:number-columns-repeated="10"/>
        </table:table-row>
        <table:table-row table:style-name="ro1">
          <table:table-cell table:formula="of:=IF([$data.$C816]&lt;1; [$data.$B816]; &quot;&quot; )">
            <text:p/>
          </table:table-cell>
          <table:table-cell table:formula="of:=IF(AND([$data.$C816]&gt;=1; [$data.$C816]&lt;5); [$data.$B816]; &quot;&quot; )" office:value-type="float" office:value="0.970907680372382" calcext:value-type="float">
            <text:p>0.970907680372382</text:p>
          </table:table-cell>
          <table:table-cell table:formula="of:=IF(AND([$data.$C816]&gt;=5; [$data.$C816]&lt;10); [$data.$B816]; &quot;&quot; )">
            <text:p/>
          </table:table-cell>
          <table:table-cell table:formula="of:=IF([$data.$C816]&gt;=10; [$data.$B816]; &quot;&quot; )">
            <text:p/>
          </table:table-cell>
          <table:table-cell table:number-columns-repeated="10"/>
        </table:table-row>
        <table:table-row table:style-name="ro1">
          <table:table-cell table:formula="of:=IF([$data.$C817]&lt;1; [$data.$B817]; &quot;&quot; )">
            <text:p/>
          </table:table-cell>
          <table:table-cell table:formula="of:=IF(AND([$data.$C817]&gt;=1; [$data.$C817]&lt;5); [$data.$B817]; &quot;&quot; )" office:value-type="float" office:value="1.33468934911243" calcext:value-type="float">
            <text:p>1.33468934911243</text:p>
          </table:table-cell>
          <table:table-cell table:formula="of:=IF(AND([$data.$C817]&gt;=5; [$data.$C817]&lt;10); [$data.$B817]; &quot;&quot; )">
            <text:p/>
          </table:table-cell>
          <table:table-cell table:formula="of:=IF([$data.$C817]&gt;=10; [$data.$B817]; &quot;&quot; )">
            <text:p/>
          </table:table-cell>
          <table:table-cell table:number-columns-repeated="10"/>
        </table:table-row>
        <table:table-row table:style-name="ro1">
          <table:table-cell table:formula="of:=IF([$data.$C818]&lt;1; [$data.$B818]; &quot;&quot; )">
            <text:p/>
          </table:table-cell>
          <table:table-cell table:formula="of:=IF(AND([$data.$C818]&gt;=1; [$data.$C818]&lt;5); [$data.$B818]; &quot;&quot; )" office:value-type="float" office:value="1.03724780134506" calcext:value-type="float">
            <text:p>1.03724780134506</text:p>
          </table:table-cell>
          <table:table-cell table:formula="of:=IF(AND([$data.$C818]&gt;=5; [$data.$C818]&lt;10); [$data.$B818]; &quot;&quot; )">
            <text:p/>
          </table:table-cell>
          <table:table-cell table:formula="of:=IF([$data.$C818]&gt;=10; [$data.$B818]; &quot;&quot; )">
            <text:p/>
          </table:table-cell>
          <table:table-cell table:number-columns-repeated="10"/>
        </table:table-row>
        <table:table-row table:style-name="ro1">
          <table:table-cell table:formula="of:=IF([$data.$C819]&lt;1; [$data.$B819]; &quot;&quot; )">
            <text:p/>
          </table:table-cell>
          <table:table-cell table:formula="of:=IF(AND([$data.$C819]&gt;=1; [$data.$C819]&lt;5); [$data.$B819]; &quot;&quot; )" office:value-type="float" office:value="0.983385254413292" calcext:value-type="float">
            <text:p>0.983385254413292</text:p>
          </table:table-cell>
          <table:table-cell table:formula="of:=IF(AND([$data.$C819]&gt;=5; [$data.$C819]&lt;10); [$data.$B819]; &quot;&quot; )">
            <text:p/>
          </table:table-cell>
          <table:table-cell table:formula="of:=IF([$data.$C819]&gt;=10; [$data.$B819]; &quot;&quot; )">
            <text:p/>
          </table:table-cell>
          <table:table-cell table:number-columns-repeated="10"/>
        </table:table-row>
        <table:table-row table:style-name="ro1">
          <table:table-cell table:formula="of:=IF([$data.$C820]&lt;1; [$data.$B820]; &quot;&quot; )">
            <text:p/>
          </table:table-cell>
          <table:table-cell table:formula="of:=IF(AND([$data.$C820]&gt;=1; [$data.$C820]&lt;5); [$data.$B820]; &quot;&quot; )" office:value-type="float" office:value="1.11010215664018" calcext:value-type="float">
            <text:p>1.11010215664018</text:p>
          </table:table-cell>
          <table:table-cell table:formula="of:=IF(AND([$data.$C820]&gt;=5; [$data.$C820]&lt;10); [$data.$B820]; &quot;&quot; )">
            <text:p/>
          </table:table-cell>
          <table:table-cell table:formula="of:=IF([$data.$C820]&gt;=10; [$data.$B820]; &quot;&quot; )">
            <text:p/>
          </table:table-cell>
          <table:table-cell table:number-columns-repeated="10"/>
        </table:table-row>
        <table:table-row table:style-name="ro1">
          <table:table-cell table:formula="of:=IF([$data.$C821]&lt;1; [$data.$B821]; &quot;&quot; )">
            <text:p/>
          </table:table-cell>
          <table:table-cell table:formula="of:=IF(AND([$data.$C821]&gt;=1; [$data.$C821]&lt;5); [$data.$B821]; &quot;&quot; )">
            <text:p/>
          </table:table-cell>
          <table:table-cell table:formula="of:=IF(AND([$data.$C821]&gt;=5; [$data.$C821]&lt;10); [$data.$B821]; &quot;&quot; )">
            <text:p/>
          </table:table-cell>
          <table:table-cell table:formula="of:=IF([$data.$C821]&gt;=10; [$data.$B821]; &quot;&quot; )" office:value-type="float" office:value="0.562041763341067" calcext:value-type="float">
            <text:p>0.562041763341067</text:p>
          </table:table-cell>
          <table:table-cell table:number-columns-repeated="10"/>
        </table:table-row>
        <table:table-row table:style-name="ro1">
          <table:table-cell table:formula="of:=IF([$data.$C822]&lt;1; [$data.$B822]; &quot;&quot; )">
            <text:p/>
          </table:table-cell>
          <table:table-cell table:formula="of:=IF(AND([$data.$C822]&gt;=1; [$data.$C822]&lt;5); [$data.$B822]; &quot;&quot; )" office:value-type="float" office:value="0.998464687819857" calcext:value-type="float">
            <text:p>0.998464687819857</text:p>
          </table:table-cell>
          <table:table-cell table:formula="of:=IF(AND([$data.$C822]&gt;=5; [$data.$C822]&lt;10); [$data.$B822]; &quot;&quot; )">
            <text:p/>
          </table:table-cell>
          <table:table-cell table:formula="of:=IF([$data.$C822]&gt;=10; [$data.$B822]; &quot;&quot; )">
            <text:p/>
          </table:table-cell>
          <table:table-cell table:number-columns-repeated="10"/>
        </table:table-row>
        <table:table-row table:style-name="ro1">
          <table:table-cell table:formula="of:=IF([$data.$C823]&lt;1; [$data.$B823]; &quot;&quot; )">
            <text:p/>
          </table:table-cell>
          <table:table-cell table:formula="of:=IF(AND([$data.$C823]&gt;=1; [$data.$C823]&lt;5); [$data.$B823]; &quot;&quot; )" office:value-type="float" office:value="1.07091412742382" calcext:value-type="float">
            <text:p>1.07091412742382</text:p>
          </table:table-cell>
          <table:table-cell table:formula="of:=IF(AND([$data.$C823]&gt;=5; [$data.$C823]&lt;10); [$data.$B823]; &quot;&quot; )">
            <text:p/>
          </table:table-cell>
          <table:table-cell table:formula="of:=IF([$data.$C823]&gt;=10; [$data.$B823]; &quot;&quot; )">
            <text:p/>
          </table:table-cell>
          <table:table-cell table:number-columns-repeated="10"/>
        </table:table-row>
        <table:table-row table:style-name="ro1">
          <table:table-cell table:formula="of:=IF([$data.$C824]&lt;1; [$data.$B824]; &quot;&quot; )">
            <text:p/>
          </table:table-cell>
          <table:table-cell table:formula="of:=IF(AND([$data.$C824]&gt;=1; [$data.$C824]&lt;5); [$data.$B824]; &quot;&quot; )" office:value-type="float" office:value="0.998983223182511" calcext:value-type="float">
            <text:p>0.998983223182511</text:p>
          </table:table-cell>
          <table:table-cell table:formula="of:=IF(AND([$data.$C824]&gt;=5; [$data.$C824]&lt;10); [$data.$B824]; &quot;&quot; )">
            <text:p/>
          </table:table-cell>
          <table:table-cell table:formula="of:=IF([$data.$C824]&gt;=10; [$data.$B824]; &quot;&quot; )">
            <text:p/>
          </table:table-cell>
          <table:table-cell table:number-columns-repeated="10"/>
        </table:table-row>
        <table:table-row table:style-name="ro1">
          <table:table-cell table:formula="of:=IF([$data.$C825]&lt;1; [$data.$B825]; &quot;&quot; )">
            <text:p/>
          </table:table-cell>
          <table:table-cell table:formula="of:=IF(AND([$data.$C825]&gt;=1; [$data.$C825]&lt;5); [$data.$B825]; &quot;&quot; )" office:value-type="float" office:value="1.10383480825959" calcext:value-type="float">
            <text:p>1.10383480825959</text:p>
          </table:table-cell>
          <table:table-cell table:formula="of:=IF(AND([$data.$C825]&gt;=5; [$data.$C825]&lt;10); [$data.$B825]; &quot;&quot; )">
            <text:p/>
          </table:table-cell>
          <table:table-cell table:formula="of:=IF([$data.$C825]&gt;=10; [$data.$B825]; &quot;&quot; )">
            <text:p/>
          </table:table-cell>
          <table:table-cell table:number-columns-repeated="10"/>
        </table:table-row>
        <table:table-row table:style-name="ro1">
          <table:table-cell table:formula="of:=IF([$data.$C826]&lt;1; [$data.$B826]; &quot;&quot; )">
            <text:p/>
          </table:table-cell>
          <table:table-cell table:formula="of:=IF(AND([$data.$C826]&gt;=1; [$data.$C826]&lt;5); [$data.$B826]; &quot;&quot; )" office:value-type="float" office:value="1.03375959079284" calcext:value-type="float">
            <text:p>1.03375959079284</text:p>
          </table:table-cell>
          <table:table-cell table:formula="of:=IF(AND([$data.$C826]&gt;=5; [$data.$C826]&lt;10); [$data.$B826]; &quot;&quot; )">
            <text:p/>
          </table:table-cell>
          <table:table-cell table:formula="of:=IF([$data.$C826]&gt;=10; [$data.$B826]; &quot;&quot; )">
            <text:p/>
          </table:table-cell>
          <table:table-cell table:number-columns-repeated="10"/>
        </table:table-row>
        <table:table-row table:style-name="ro1">
          <table:table-cell table:formula="of:=IF([$data.$C827]&lt;1; [$data.$B827]; &quot;&quot; )">
            <text:p/>
          </table:table-cell>
          <table:table-cell table:formula="of:=IF(AND([$data.$C827]&gt;=1; [$data.$C827]&lt;5); [$data.$B827]; &quot;&quot; )" office:value-type="float" office:value="0.984461152882206" calcext:value-type="float">
            <text:p>0.984461152882206</text:p>
          </table:table-cell>
          <table:table-cell table:formula="of:=IF(AND([$data.$C827]&gt;=5; [$data.$C827]&lt;10); [$data.$B827]; &quot;&quot; )">
            <text:p/>
          </table:table-cell>
          <table:table-cell table:formula="of:=IF([$data.$C827]&gt;=10; [$data.$B827]; &quot;&quot; )">
            <text:p/>
          </table:table-cell>
          <table:table-cell table:number-columns-repeated="10"/>
        </table:table-row>
        <table:table-row table:style-name="ro1">
          <table:table-cell table:formula="of:=IF([$data.$C828]&lt;1; [$data.$B828]; &quot;&quot; )">
            <text:p/>
          </table:table-cell>
          <table:table-cell table:formula="of:=IF(AND([$data.$C828]&gt;=1; [$data.$C828]&lt;5); [$data.$B828]; &quot;&quot; )" office:value-type="float" office:value="0.993427704752275" calcext:value-type="float">
            <text:p>0.993427704752275</text:p>
          </table:table-cell>
          <table:table-cell table:formula="of:=IF(AND([$data.$C828]&gt;=5; [$data.$C828]&lt;10); [$data.$B828]; &quot;&quot; )">
            <text:p/>
          </table:table-cell>
          <table:table-cell table:formula="of:=IF([$data.$C828]&gt;=10; [$data.$B828]; &quot;&quot; )">
            <text:p/>
          </table:table-cell>
          <table:table-cell table:number-columns-repeated="10"/>
        </table:table-row>
        <table:table-row table:style-name="ro1">
          <table:table-cell table:formula="of:=IF([$data.$C829]&lt;1; [$data.$B829]; &quot;&quot; )">
            <text:p/>
          </table:table-cell>
          <table:table-cell table:formula="of:=IF(AND([$data.$C829]&gt;=1; [$data.$C829]&lt;5); [$data.$B829]; &quot;&quot; )" office:value-type="float" office:value="0.979240506329114" calcext:value-type="float">
            <text:p>0.979240506329114</text:p>
          </table:table-cell>
          <table:table-cell table:formula="of:=IF(AND([$data.$C829]&gt;=5; [$data.$C829]&lt;10); [$data.$B829]; &quot;&quot; )">
            <text:p/>
          </table:table-cell>
          <table:table-cell table:formula="of:=IF([$data.$C829]&gt;=10; [$data.$B829]; &quot;&quot; )">
            <text:p/>
          </table:table-cell>
          <table:table-cell table:number-columns-repeated="10"/>
        </table:table-row>
        <table:table-row table:style-name="ro1">
          <table:table-cell table:formula="of:=IF([$data.$C830]&lt;1; [$data.$B830]; &quot;&quot; )">
            <text:p/>
          </table:table-cell>
          <table:table-cell table:formula="of:=IF(AND([$data.$C830]&gt;=1; [$data.$C830]&lt;5); [$data.$B830]; &quot;&quot; )" office:value-type="float" office:value="1.03741496598639" calcext:value-type="float">
            <text:p>1.03741496598639</text:p>
          </table:table-cell>
          <table:table-cell table:formula="of:=IF(AND([$data.$C830]&gt;=5; [$data.$C830]&lt;10); [$data.$B830]; &quot;&quot; )">
            <text:p/>
          </table:table-cell>
          <table:table-cell table:formula="of:=IF([$data.$C830]&gt;=10; [$data.$B830]; &quot;&quot; )">
            <text:p/>
          </table:table-cell>
          <table:table-cell table:number-columns-repeated="10"/>
        </table:table-row>
        <table:table-row table:style-name="ro1">
          <table:table-cell table:formula="of:=IF([$data.$C831]&lt;1; [$data.$B831]; &quot;&quot; )">
            <text:p/>
          </table:table-cell>
          <table:table-cell table:formula="of:=IF(AND([$data.$C831]&gt;=1; [$data.$C831]&lt;5); [$data.$B831]; &quot;&quot; )" office:value-type="float" office:value="1.04105888708806" calcext:value-type="float">
            <text:p>1.04105888708806</text:p>
          </table:table-cell>
          <table:table-cell table:formula="of:=IF(AND([$data.$C831]&gt;=5; [$data.$C831]&lt;10); [$data.$B831]; &quot;&quot; )">
            <text:p/>
          </table:table-cell>
          <table:table-cell table:formula="of:=IF([$data.$C831]&gt;=10; [$data.$B831]; &quot;&quot; )">
            <text:p/>
          </table:table-cell>
          <table:table-cell table:number-columns-repeated="10"/>
        </table:table-row>
        <table:table-row table:style-name="ro1">
          <table:table-cell table:formula="of:=IF([$data.$C832]&lt;1; [$data.$B832]; &quot;&quot; )">
            <text:p/>
          </table:table-cell>
          <table:table-cell table:formula="of:=IF(AND([$data.$C832]&gt;=1; [$data.$C832]&lt;5); [$data.$B832]; &quot;&quot; )" office:value-type="float" office:value="0.978806469604016" calcext:value-type="float">
            <text:p>0.978806469604016</text:p>
          </table:table-cell>
          <table:table-cell table:formula="of:=IF(AND([$data.$C832]&gt;=5; [$data.$C832]&lt;10); [$data.$B832]; &quot;&quot; )">
            <text:p/>
          </table:table-cell>
          <table:table-cell table:formula="of:=IF([$data.$C832]&gt;=10; [$data.$B832]; &quot;&quot; )">
            <text:p/>
          </table:table-cell>
          <table:table-cell table:number-columns-repeated="10"/>
        </table:table-row>
        <table:table-row table:style-name="ro1">
          <table:table-cell table:formula="of:=IF([$data.$C833]&lt;1; [$data.$B833]; &quot;&quot; )">
            <text:p/>
          </table:table-cell>
          <table:table-cell table:formula="of:=IF(AND([$data.$C833]&gt;=1; [$data.$C833]&lt;5); [$data.$B833]; &quot;&quot; )" office:value-type="float" office:value="1.00100150225338" calcext:value-type="float">
            <text:p>1.00100150225338</text:p>
          </table:table-cell>
          <table:table-cell table:formula="of:=IF(AND([$data.$C833]&gt;=5; [$data.$C833]&lt;10); [$data.$B833]; &quot;&quot; )">
            <text:p/>
          </table:table-cell>
          <table:table-cell table:formula="of:=IF([$data.$C833]&gt;=10; [$data.$B833]; &quot;&quot; )">
            <text:p/>
          </table:table-cell>
          <table:table-cell table:number-columns-repeated="10"/>
        </table:table-row>
        <table:table-row table:style-name="ro1">
          <table:table-cell table:formula="of:=IF([$data.$C834]&lt;1; [$data.$B834]; &quot;&quot; )">
            <text:p/>
          </table:table-cell>
          <table:table-cell table:formula="of:=IF(AND([$data.$C834]&gt;=1; [$data.$C834]&lt;5); [$data.$B834]; &quot;&quot; )" office:value-type="float" office:value="1.11023176936122" calcext:value-type="float">
            <text:p>1.11023176936122</text:p>
          </table:table-cell>
          <table:table-cell table:formula="of:=IF(AND([$data.$C834]&gt;=5; [$data.$C834]&lt;10); [$data.$B834]; &quot;&quot; )">
            <text:p/>
          </table:table-cell>
          <table:table-cell table:formula="of:=IF([$data.$C834]&gt;=10; [$data.$B834]; &quot;&quot; )">
            <text:p/>
          </table:table-cell>
          <table:table-cell table:number-columns-repeated="10"/>
        </table:table-row>
        <table:table-row table:style-name="ro1">
          <table:table-cell table:formula="of:=IF([$data.$C835]&lt;1; [$data.$B835]; &quot;&quot; )">
            <text:p/>
          </table:table-cell>
          <table:table-cell table:formula="of:=IF(AND([$data.$C835]&gt;=1; [$data.$C835]&lt;5); [$data.$B835]; &quot;&quot; )" office:value-type="float" office:value="1.13824884792627" calcext:value-type="float">
            <text:p>1.13824884792627</text:p>
          </table:table-cell>
          <table:table-cell table:formula="of:=IF(AND([$data.$C835]&gt;=5; [$data.$C835]&lt;10); [$data.$B835]; &quot;&quot; )">
            <text:p/>
          </table:table-cell>
          <table:table-cell table:formula="of:=IF([$data.$C835]&gt;=10; [$data.$B835]; &quot;&quot; )">
            <text:p/>
          </table:table-cell>
          <table:table-cell table:number-columns-repeated="10"/>
        </table:table-row>
        <table:table-row table:style-name="ro1">
          <table:table-cell table:formula="of:=IF([$data.$C836]&lt;1; [$data.$B836]; &quot;&quot; )">
            <text:p/>
          </table:table-cell>
          <table:table-cell table:formula="of:=IF(AND([$data.$C836]&gt;=1; [$data.$C836]&lt;5); [$data.$B836]; &quot;&quot; )" office:value-type="float" office:value="1.14268798105388" calcext:value-type="float">
            <text:p>1.14268798105388</text:p>
          </table:table-cell>
          <table:table-cell table:formula="of:=IF(AND([$data.$C836]&gt;=5; [$data.$C836]&lt;10); [$data.$B836]; &quot;&quot; )">
            <text:p/>
          </table:table-cell>
          <table:table-cell table:formula="of:=IF([$data.$C836]&gt;=10; [$data.$B836]; &quot;&quot; )">
            <text:p/>
          </table:table-cell>
          <table:table-cell table:number-columns-repeated="10"/>
        </table:table-row>
        <table:table-row table:style-name="ro1">
          <table:table-cell table:formula="of:=IF([$data.$C837]&lt;1; [$data.$B837]; &quot;&quot; )">
            <text:p/>
          </table:table-cell>
          <table:table-cell table:formula="of:=IF(AND([$data.$C837]&gt;=1; [$data.$C837]&lt;5); [$data.$B837]; &quot;&quot; )" office:value-type="float" office:value="1.04917156600748" calcext:value-type="float">
            <text:p>1.04917156600748</text:p>
          </table:table-cell>
          <table:table-cell table:formula="of:=IF(AND([$data.$C837]&gt;=5; [$data.$C837]&lt;10); [$data.$B837]; &quot;&quot; )">
            <text:p/>
          </table:table-cell>
          <table:table-cell table:formula="of:=IF([$data.$C837]&gt;=10; [$data.$B837]; &quot;&quot; )">
            <text:p/>
          </table:table-cell>
          <table:table-cell table:number-columns-repeated="10"/>
        </table:table-row>
        <table:table-row table:style-name="ro1">
          <table:table-cell table:formula="of:=IF([$data.$C838]&lt;1; [$data.$B838]; &quot;&quot; )">
            <text:p/>
          </table:table-cell>
          <table:table-cell table:formula="of:=IF(AND([$data.$C838]&gt;=1; [$data.$C838]&lt;5); [$data.$B838]; &quot;&quot; )" office:value-type="float" office:value="0.855311355311355" calcext:value-type="float">
            <text:p>0.855311355311355</text:p>
          </table:table-cell>
          <table:table-cell table:formula="of:=IF(AND([$data.$C838]&gt;=5; [$data.$C838]&lt;10); [$data.$B838]; &quot;&quot; )">
            <text:p/>
          </table:table-cell>
          <table:table-cell table:formula="of:=IF([$data.$C838]&gt;=10; [$data.$B838]; &quot;&quot; )">
            <text:p/>
          </table:table-cell>
          <table:table-cell table:number-columns-repeated="10"/>
        </table:table-row>
        <table:table-row table:style-name="ro1">
          <table:table-cell table:formula="of:=IF([$data.$C839]&lt;1; [$data.$B839]; &quot;&quot; )">
            <text:p/>
          </table:table-cell>
          <table:table-cell table:formula="of:=IF(AND([$data.$C839]&gt;=1; [$data.$C839]&lt;5); [$data.$B839]; &quot;&quot; )">
            <text:p/>
          </table:table-cell>
          <table:table-cell table:formula="of:=IF(AND([$data.$C839]&gt;=5; [$data.$C839]&lt;10); [$data.$B839]; &quot;&quot; )" office:value-type="float" office:value="0.73619884647075" calcext:value-type="float">
            <text:p>0.73619884647075</text:p>
          </table:table-cell>
          <table:table-cell table:formula="of:=IF([$data.$C839]&gt;=10; [$data.$B839]; &quot;&quot; )">
            <text:p/>
          </table:table-cell>
          <table:table-cell table:number-columns-repeated="10"/>
        </table:table-row>
        <table:table-row table:style-name="ro1">
          <table:table-cell table:formula="of:=IF([$data.$C840]&lt;1; [$data.$B840]; &quot;&quot; )">
            <text:p/>
          </table:table-cell>
          <table:table-cell table:formula="of:=IF(AND([$data.$C840]&gt;=1; [$data.$C840]&lt;5); [$data.$B840]; &quot;&quot; )" office:value-type="float" office:value="0.977800722767165" calcext:value-type="float">
            <text:p>0.977800722767165</text:p>
          </table:table-cell>
          <table:table-cell table:formula="of:=IF(AND([$data.$C840]&gt;=5; [$data.$C840]&lt;10); [$data.$B840]; &quot;&quot; )">
            <text:p/>
          </table:table-cell>
          <table:table-cell table:formula="of:=IF([$data.$C840]&gt;=10; [$data.$B840]; &quot;&quot; )">
            <text:p/>
          </table:table-cell>
          <table:table-cell table:number-columns-repeated="10"/>
        </table:table-row>
        <table:table-row table:style-name="ro1">
          <table:table-cell table:formula="of:=IF([$data.$C841]&lt;1; [$data.$B841]; &quot;&quot; )">
            <text:p/>
          </table:table-cell>
          <table:table-cell table:formula="of:=IF(AND([$data.$C841]&gt;=1; [$data.$C841]&lt;5); [$data.$B841]; &quot;&quot; )" office:value-type="float" office:value="1.03351063829787" calcext:value-type="float">
            <text:p>1.03351063829787</text:p>
          </table:table-cell>
          <table:table-cell table:formula="of:=IF(AND([$data.$C841]&gt;=5; [$data.$C841]&lt;10); [$data.$B841]; &quot;&quot; )">
            <text:p/>
          </table:table-cell>
          <table:table-cell table:formula="of:=IF([$data.$C841]&gt;=10; [$data.$B841]; &quot;&quot; )">
            <text:p/>
          </table:table-cell>
          <table:table-cell table:number-columns-repeated="10"/>
        </table:table-row>
        <table:table-row table:style-name="ro1">
          <table:table-cell table:formula="of:=IF([$data.$C842]&lt;1; [$data.$B842]; &quot;&quot; )">
            <text:p/>
          </table:table-cell>
          <table:table-cell table:formula="of:=IF(AND([$data.$C842]&gt;=1; [$data.$C842]&lt;5); [$data.$B842]; &quot;&quot; )" office:value-type="float" office:value="0.997150997150997" calcext:value-type="float">
            <text:p>0.997150997150997</text:p>
          </table:table-cell>
          <table:table-cell table:formula="of:=IF(AND([$data.$C842]&gt;=5; [$data.$C842]&lt;10); [$data.$B842]; &quot;&quot; )">
            <text:p/>
          </table:table-cell>
          <table:table-cell table:formula="of:=IF([$data.$C842]&gt;=10; [$data.$B842]; &quot;&quot; )">
            <text:p/>
          </table:table-cell>
          <table:table-cell table:number-columns-repeated="10"/>
        </table:table-row>
        <table:table-row table:style-name="ro1">
          <table:table-cell table:formula="of:=IF([$data.$C843]&lt;1; [$data.$B843]; &quot;&quot; )">
            <text:p/>
          </table:table-cell>
          <table:table-cell table:formula="of:=IF(AND([$data.$C843]&gt;=1; [$data.$C843]&lt;5); [$data.$B843]; &quot;&quot; )" office:value-type="float" office:value="1.13545042125729" calcext:value-type="float">
            <text:p>1.13545042125729</text:p>
          </table:table-cell>
          <table:table-cell table:formula="of:=IF(AND([$data.$C843]&gt;=5; [$data.$C843]&lt;10); [$data.$B843]; &quot;&quot; )">
            <text:p/>
          </table:table-cell>
          <table:table-cell table:formula="of:=IF([$data.$C843]&gt;=10; [$data.$B843]; &quot;&quot; )">
            <text:p/>
          </table:table-cell>
          <table:table-cell table:number-columns-repeated="10"/>
        </table:table-row>
        <table:table-row table:style-name="ro1">
          <table:table-cell table:formula="of:=IF([$data.$C844]&lt;1; [$data.$B844]; &quot;&quot; )">
            <text:p/>
          </table:table-cell>
          <table:table-cell table:formula="of:=IF(AND([$data.$C844]&gt;=1; [$data.$C844]&lt;5); [$data.$B844]; &quot;&quot; )" office:value-type="float" office:value="1.09129511677282" calcext:value-type="float">
            <text:p>1.09129511677282</text:p>
          </table:table-cell>
          <table:table-cell table:formula="of:=IF(AND([$data.$C844]&gt;=5; [$data.$C844]&lt;10); [$data.$B844]; &quot;&quot; )">
            <text:p/>
          </table:table-cell>
          <table:table-cell table:formula="of:=IF([$data.$C844]&gt;=10; [$data.$B844]; &quot;&quot; )">
            <text:p/>
          </table:table-cell>
          <table:table-cell table:number-columns-repeated="10"/>
        </table:table-row>
        <table:table-row table:style-name="ro1">
          <table:table-cell table:formula="of:=IF([$data.$C845]&lt;1; [$data.$B845]; &quot;&quot; )">
            <text:p/>
          </table:table-cell>
          <table:table-cell table:formula="of:=IF(AND([$data.$C845]&gt;=1; [$data.$C845]&lt;5); [$data.$B845]; &quot;&quot; )" office:value-type="float" office:value="1.09746588693957" calcext:value-type="float">
            <text:p>1.09746588693957</text:p>
          </table:table-cell>
          <table:table-cell table:formula="of:=IF(AND([$data.$C845]&gt;=5; [$data.$C845]&lt;10); [$data.$B845]; &quot;&quot; )">
            <text:p/>
          </table:table-cell>
          <table:table-cell table:formula="of:=IF([$data.$C845]&gt;=10; [$data.$B845]; &quot;&quot; )">
            <text:p/>
          </table:table-cell>
          <table:table-cell table:number-columns-repeated="10"/>
        </table:table-row>
        <table:table-row table:style-name="ro1">
          <table:table-cell table:formula="of:=IF([$data.$C846]&lt;1; [$data.$B846]; &quot;&quot; )" office:value-type="float" office:value="0.8" calcext:value-type="float">
            <text:p>0.8</text:p>
          </table:table-cell>
          <table:table-cell table:formula="of:=IF(AND([$data.$C846]&gt;=1; [$data.$C846]&lt;5); [$data.$B846]; &quot;&quot; )">
            <text:p/>
          </table:table-cell>
          <table:table-cell table:formula="of:=IF(AND([$data.$C846]&gt;=5; [$data.$C846]&lt;10); [$data.$B846]; &quot;&quot; )">
            <text:p/>
          </table:table-cell>
          <table:table-cell table:formula="of:=IF([$data.$C846]&gt;=10; [$data.$B846]; &quot;&quot; )">
            <text:p/>
          </table:table-cell>
          <table:table-cell table:number-columns-repeated="10"/>
        </table:table-row>
        <table:table-row table:style-name="ro1">
          <table:table-cell table:formula="of:=IF([$data.$C847]&lt;1; [$data.$B847]; &quot;&quot; )" office:value-type="float" office:value="0.884615384615385" calcext:value-type="float">
            <text:p>0.884615384615385</text:p>
          </table:table-cell>
          <table:table-cell table:formula="of:=IF(AND([$data.$C847]&gt;=1; [$data.$C847]&lt;5); [$data.$B847]; &quot;&quot; )">
            <text:p/>
          </table:table-cell>
          <table:table-cell table:formula="of:=IF(AND([$data.$C847]&gt;=5; [$data.$C847]&lt;10); [$data.$B847]; &quot;&quot; )">
            <text:p/>
          </table:table-cell>
          <table:table-cell table:formula="of:=IF([$data.$C847]&gt;=10; [$data.$B847]; &quot;&quot; )">
            <text:p/>
          </table:table-cell>
          <table:table-cell table:number-columns-repeated="10"/>
        </table:table-row>
        <table:table-row table:style-name="ro1">
          <table:table-cell table:formula="of:=IF([$data.$C848]&lt;1; [$data.$B848]; &quot;&quot; )" office:value-type="float" office:value="1" calcext:value-type="float">
            <text:p>1</text:p>
          </table:table-cell>
          <table:table-cell table:formula="of:=IF(AND([$data.$C848]&gt;=1; [$data.$C848]&lt;5); [$data.$B848]; &quot;&quot; )">
            <text:p/>
          </table:table-cell>
          <table:table-cell table:formula="of:=IF(AND([$data.$C848]&gt;=5; [$data.$C848]&lt;10); [$data.$B848]; &quot;&quot; )">
            <text:p/>
          </table:table-cell>
          <table:table-cell table:formula="of:=IF([$data.$C848]&gt;=10; [$data.$B848]; &quot;&quot; )">
            <text:p/>
          </table:table-cell>
          <table:table-cell table:number-columns-repeated="10"/>
        </table:table-row>
        <table:table-row table:style-name="ro1">
          <table:table-cell table:formula="of:=IF([$data.$C849]&lt;1; [$data.$B849]; &quot;&quot; )" office:value-type="float" office:value="0.8" calcext:value-type="float">
            <text:p>0.8</text:p>
          </table:table-cell>
          <table:table-cell table:formula="of:=IF(AND([$data.$C849]&gt;=1; [$data.$C849]&lt;5); [$data.$B849]; &quot;&quot; )">
            <text:p/>
          </table:table-cell>
          <table:table-cell table:formula="of:=IF(AND([$data.$C849]&gt;=5; [$data.$C849]&lt;10); [$data.$B849]; &quot;&quot; )">
            <text:p/>
          </table:table-cell>
          <table:table-cell table:formula="of:=IF([$data.$C849]&gt;=10; [$data.$B849]; &quot;&quot; )">
            <text:p/>
          </table:table-cell>
          <table:table-cell table:number-columns-repeated="10"/>
        </table:table-row>
        <table:table-row table:style-name="ro1">
          <table:table-cell table:formula="of:=IF([$data.$C850]&lt;1; [$data.$B850]; &quot;&quot; )" office:value-type="float" office:value="1" calcext:value-type="float">
            <text:p>1</text:p>
          </table:table-cell>
          <table:table-cell table:formula="of:=IF(AND([$data.$C850]&gt;=1; [$data.$C850]&lt;5); [$data.$B850]; &quot;&quot; )">
            <text:p/>
          </table:table-cell>
          <table:table-cell table:formula="of:=IF(AND([$data.$C850]&gt;=5; [$data.$C850]&lt;10); [$data.$B850]; &quot;&quot; )">
            <text:p/>
          </table:table-cell>
          <table:table-cell table:formula="of:=IF([$data.$C850]&gt;=10; [$data.$B850]; &quot;&quot; )">
            <text:p/>
          </table:table-cell>
          <table:table-cell table:number-columns-repeated="10"/>
        </table:table-row>
        <table:table-row table:style-name="ro1">
          <table:table-cell table:formula="of:=IF([$data.$C851]&lt;1; [$data.$B851]; &quot;&quot; )">
            <text:p/>
          </table:table-cell>
          <table:table-cell table:formula="of:=IF(AND([$data.$C851]&gt;=1; [$data.$C851]&lt;5); [$data.$B851]; &quot;&quot; )" office:value-type="float" office:value="1.18768328445748" calcext:value-type="float">
            <text:p>1.18768328445748</text:p>
          </table:table-cell>
          <table:table-cell table:formula="of:=IF(AND([$data.$C851]&gt;=5; [$data.$C851]&lt;10); [$data.$B851]; &quot;&quot; )">
            <text:p/>
          </table:table-cell>
          <table:table-cell table:formula="of:=IF([$data.$C851]&gt;=10; [$data.$B851]; &quot;&quot; )">
            <text:p/>
          </table:table-cell>
          <table:table-cell table:number-columns-repeated="10"/>
        </table:table-row>
        <table:table-row table:style-name="ro1">
          <table:table-cell table:formula="of:=IF([$data.$C852]&lt;1; [$data.$B852]; &quot;&quot; )">
            <text:p/>
          </table:table-cell>
          <table:table-cell table:formula="of:=IF(AND([$data.$C852]&gt;=1; [$data.$C852]&lt;5); [$data.$B852]; &quot;&quot; )" office:value-type="float" office:value="1.06401326699834" calcext:value-type="float">
            <text:p>1.06401326699834</text:p>
          </table:table-cell>
          <table:table-cell table:formula="of:=IF(AND([$data.$C852]&gt;=5; [$data.$C852]&lt;10); [$data.$B852]; &quot;&quot; )">
            <text:p/>
          </table:table-cell>
          <table:table-cell table:formula="of:=IF([$data.$C852]&gt;=10; [$data.$B852]; &quot;&quot; )">
            <text:p/>
          </table:table-cell>
          <table:table-cell table:number-columns-repeated="10"/>
        </table:table-row>
        <table:table-row table:style-name="ro1">
          <table:table-cell table:formula="of:=IF([$data.$C853]&lt;1; [$data.$B853]; &quot;&quot; )">
            <text:p/>
          </table:table-cell>
          <table:table-cell table:formula="of:=IF(AND([$data.$C853]&gt;=1; [$data.$C853]&lt;5); [$data.$B853]; &quot;&quot; )" office:value-type="float" office:value="1.2741935483871" calcext:value-type="float">
            <text:p>1.2741935483871</text:p>
          </table:table-cell>
          <table:table-cell table:formula="of:=IF(AND([$data.$C853]&gt;=5; [$data.$C853]&lt;10); [$data.$B853]; &quot;&quot; )">
            <text:p/>
          </table:table-cell>
          <table:table-cell table:formula="of:=IF([$data.$C853]&gt;=10; [$data.$B853]; &quot;&quot; )">
            <text:p/>
          </table:table-cell>
          <table:table-cell table:number-columns-repeated="10"/>
        </table:table-row>
        <table:table-row table:style-name="ro1">
          <table:table-cell table:formula="of:=IF([$data.$C854]&lt;1; [$data.$B854]; &quot;&quot; )">
            <text:p/>
          </table:table-cell>
          <table:table-cell table:formula="of:=IF(AND([$data.$C854]&gt;=1; [$data.$C854]&lt;5); [$data.$B854]; &quot;&quot; )" office:value-type="float" office:value="1.25251076040172" calcext:value-type="float">
            <text:p>1.25251076040172</text:p>
          </table:table-cell>
          <table:table-cell table:formula="of:=IF(AND([$data.$C854]&gt;=5; [$data.$C854]&lt;10); [$data.$B854]; &quot;&quot; )">
            <text:p/>
          </table:table-cell>
          <table:table-cell table:formula="of:=IF([$data.$C854]&gt;=10; [$data.$B854]; &quot;&quot; )">
            <text:p/>
          </table:table-cell>
          <table:table-cell table:number-columns-repeated="10"/>
        </table:table-row>
        <table:table-row table:style-name="ro1">
          <table:table-cell table:formula="of:=IF([$data.$C855]&lt;1; [$data.$B855]; &quot;&quot; )">
            <text:p/>
          </table:table-cell>
          <table:table-cell table:formula="of:=IF(AND([$data.$C855]&gt;=1; [$data.$C855]&lt;5); [$data.$B855]; &quot;&quot; )" office:value-type="float" office:value="1.29044394281415" calcext:value-type="float">
            <text:p>1.29044394281415</text:p>
          </table:table-cell>
          <table:table-cell table:formula="of:=IF(AND([$data.$C855]&gt;=5; [$data.$C855]&lt;10); [$data.$B855]; &quot;&quot; )">
            <text:p/>
          </table:table-cell>
          <table:table-cell table:formula="of:=IF([$data.$C855]&gt;=10; [$data.$B855]; &quot;&quot; )">
            <text:p/>
          </table:table-cell>
          <table:table-cell table:number-columns-repeated="10"/>
        </table:table-row>
        <table:table-row table:style-name="ro1">
          <table:table-cell table:formula="of:=IF([$data.$C856]&lt;1; [$data.$B856]; &quot;&quot; )">
            <text:p/>
          </table:table-cell>
          <table:table-cell table:formula="of:=IF(AND([$data.$C856]&gt;=1; [$data.$C856]&lt;5); [$data.$B856]; &quot;&quot; )" office:value-type="float" office:value="1.23769230769231" calcext:value-type="float">
            <text:p>1.23769230769231</text:p>
          </table:table-cell>
          <table:table-cell table:formula="of:=IF(AND([$data.$C856]&gt;=5; [$data.$C856]&lt;10); [$data.$B856]; &quot;&quot; )">
            <text:p/>
          </table:table-cell>
          <table:table-cell table:formula="of:=IF([$data.$C856]&gt;=10; [$data.$B856]; &quot;&quot; )">
            <text:p/>
          </table:table-cell>
          <table:table-cell table:number-columns-repeated="10"/>
        </table:table-row>
        <table:table-row table:style-name="ro1">
          <table:table-cell table:formula="of:=IF([$data.$C857]&lt;1; [$data.$B857]; &quot;&quot; )">
            <text:p/>
          </table:table-cell>
          <table:table-cell table:formula="of:=IF(AND([$data.$C857]&gt;=1; [$data.$C857]&lt;5); [$data.$B857]; &quot;&quot; )" office:value-type="float" office:value="1.2780269058296" calcext:value-type="float">
            <text:p>1.2780269058296</text:p>
          </table:table-cell>
          <table:table-cell table:formula="of:=IF(AND([$data.$C857]&gt;=5; [$data.$C857]&lt;10); [$data.$B857]; &quot;&quot; )">
            <text:p/>
          </table:table-cell>
          <table:table-cell table:formula="of:=IF([$data.$C857]&gt;=10; [$data.$B857]; &quot;&quot; )">
            <text:p/>
          </table:table-cell>
          <table:table-cell table:number-columns-repeated="10"/>
        </table:table-row>
        <table:table-row table:style-name="ro1">
          <table:table-cell table:formula="of:=IF([$data.$C858]&lt;1; [$data.$B858]; &quot;&quot; )">
            <text:p/>
          </table:table-cell>
          <table:table-cell table:formula="of:=IF(AND([$data.$C858]&gt;=1; [$data.$C858]&lt;5); [$data.$B858]; &quot;&quot; )" office:value-type="float" office:value="1.30431244914565" calcext:value-type="float">
            <text:p>1.30431244914565</text:p>
          </table:table-cell>
          <table:table-cell table:formula="of:=IF(AND([$data.$C858]&gt;=5; [$data.$C858]&lt;10); [$data.$B858]; &quot;&quot; )">
            <text:p/>
          </table:table-cell>
          <table:table-cell table:formula="of:=IF([$data.$C858]&gt;=10; [$data.$B858]; &quot;&quot; )">
            <text:p/>
          </table:table-cell>
          <table:table-cell table:number-columns-repeated="10"/>
        </table:table-row>
        <table:table-row table:style-name="ro1">
          <table:table-cell table:formula="of:=IF([$data.$C859]&lt;1; [$data.$B859]; &quot;&quot; )">
            <text:p/>
          </table:table-cell>
          <table:table-cell table:formula="of:=IF(AND([$data.$C859]&gt;=1; [$data.$C859]&lt;5); [$data.$B859]; &quot;&quot; )" office:value-type="float" office:value="1.25" calcext:value-type="float">
            <text:p>1.25</text:p>
          </table:table-cell>
          <table:table-cell table:formula="of:=IF(AND([$data.$C859]&gt;=5; [$data.$C859]&lt;10); [$data.$B859]; &quot;&quot; )">
            <text:p/>
          </table:table-cell>
          <table:table-cell table:formula="of:=IF([$data.$C859]&gt;=10; [$data.$B859]; &quot;&quot; )">
            <text:p/>
          </table:table-cell>
          <table:table-cell table:number-columns-repeated="10"/>
        </table:table-row>
        <table:table-row table:style-name="ro1">
          <table:table-cell table:formula="of:=IF([$data.$C860]&lt;1; [$data.$B860]; &quot;&quot; )">
            <text:p/>
          </table:table-cell>
          <table:table-cell table:formula="of:=IF(AND([$data.$C860]&gt;=1; [$data.$C860]&lt;5); [$data.$B860]; &quot;&quot; )" office:value-type="float" office:value="1.30850131463628" calcext:value-type="float">
            <text:p>1.30850131463628</text:p>
          </table:table-cell>
          <table:table-cell table:formula="of:=IF(AND([$data.$C860]&gt;=5; [$data.$C860]&lt;10); [$data.$B860]; &quot;&quot; )">
            <text:p/>
          </table:table-cell>
          <table:table-cell table:formula="of:=IF([$data.$C860]&gt;=10; [$data.$B860]; &quot;&quot; )">
            <text:p/>
          </table:table-cell>
          <table:table-cell table:number-columns-repeated="10"/>
        </table:table-row>
        <table:table-row table:style-name="ro1">
          <table:table-cell table:formula="of:=IF([$data.$C861]&lt;1; [$data.$B861]; &quot;&quot; )">
            <text:p/>
          </table:table-cell>
          <table:table-cell table:formula="of:=IF(AND([$data.$C861]&gt;=1; [$data.$C861]&lt;5); [$data.$B861]; &quot;&quot; )" office:value-type="float" office:value="1.23926868044515" calcext:value-type="float">
            <text:p>1.23926868044515</text:p>
          </table:table-cell>
          <table:table-cell table:formula="of:=IF(AND([$data.$C861]&gt;=5; [$data.$C861]&lt;10); [$data.$B861]; &quot;&quot; )">
            <text:p/>
          </table:table-cell>
          <table:table-cell table:formula="of:=IF([$data.$C861]&gt;=10; [$data.$B861]; &quot;&quot; )">
            <text:p/>
          </table:table-cell>
          <table:table-cell table:number-columns-repeated="10"/>
        </table:table-row>
        <table:table-row table:style-name="ro1">
          <table:table-cell table:formula="of:=IF([$data.$C862]&lt;1; [$data.$B862]; &quot;&quot; )">
            <text:p/>
          </table:table-cell>
          <table:table-cell table:formula="of:=IF(AND([$data.$C862]&gt;=1; [$data.$C862]&lt;5); [$data.$B862]; &quot;&quot; )" office:value-type="float" office:value="1.32154605263158" calcext:value-type="float">
            <text:p>1.32154605263158</text:p>
          </table:table-cell>
          <table:table-cell table:formula="of:=IF(AND([$data.$C862]&gt;=5; [$data.$C862]&lt;10); [$data.$B862]; &quot;&quot; )">
            <text:p/>
          </table:table-cell>
          <table:table-cell table:formula="of:=IF([$data.$C862]&gt;=10; [$data.$B862]; &quot;&quot; )">
            <text:p/>
          </table:table-cell>
          <table:table-cell table:number-columns-repeated="10"/>
        </table:table-row>
        <table:table-row table:style-name="ro1">
          <table:table-cell table:formula="of:=IF([$data.$C863]&lt;1; [$data.$B863]; &quot;&quot; )">
            <text:p/>
          </table:table-cell>
          <table:table-cell table:formula="of:=IF(AND([$data.$C863]&gt;=1; [$data.$C863]&lt;5); [$data.$B863]; &quot;&quot; )" office:value-type="float" office:value="1.28561202576951" calcext:value-type="float">
            <text:p>1.28561202576951</text:p>
          </table:table-cell>
          <table:table-cell table:formula="of:=IF(AND([$data.$C863]&gt;=5; [$data.$C863]&lt;10); [$data.$B863]; &quot;&quot; )">
            <text:p/>
          </table:table-cell>
          <table:table-cell table:formula="of:=IF([$data.$C863]&gt;=10; [$data.$B863]; &quot;&quot; )">
            <text:p/>
          </table:table-cell>
          <table:table-cell table:number-columns-repeated="10"/>
        </table:table-row>
        <table:table-row table:style-name="ro1">
          <table:table-cell table:formula="of:=IF([$data.$C864]&lt;1; [$data.$B864]; &quot;&quot; )">
            <text:p/>
          </table:table-cell>
          <table:table-cell table:formula="of:=IF(AND([$data.$C864]&gt;=1; [$data.$C864]&lt;5); [$data.$B864]; &quot;&quot; )" office:value-type="float" office:value="1.2933025404157" calcext:value-type="float">
            <text:p>1.2933025404157</text:p>
          </table:table-cell>
          <table:table-cell table:formula="of:=IF(AND([$data.$C864]&gt;=5; [$data.$C864]&lt;10); [$data.$B864]; &quot;&quot; )">
            <text:p/>
          </table:table-cell>
          <table:table-cell table:formula="of:=IF([$data.$C864]&gt;=10; [$data.$B864]; &quot;&quot; )">
            <text:p/>
          </table:table-cell>
          <table:table-cell table:number-columns-repeated="10"/>
        </table:table-row>
        <table:table-row table:style-name="ro1">
          <table:table-cell table:formula="of:=IF([$data.$C865]&lt;1; [$data.$B865]; &quot;&quot; )">
            <text:p/>
          </table:table-cell>
          <table:table-cell table:formula="of:=IF(AND([$data.$C865]&gt;=1; [$data.$C865]&lt;5); [$data.$B865]; &quot;&quot; )" office:value-type="float" office:value="1.27494908350306" calcext:value-type="float">
            <text:p>1.27494908350306</text:p>
          </table:table-cell>
          <table:table-cell table:formula="of:=IF(AND([$data.$C865]&gt;=5; [$data.$C865]&lt;10); [$data.$B865]; &quot;&quot; )">
            <text:p/>
          </table:table-cell>
          <table:table-cell table:formula="of:=IF([$data.$C865]&gt;=10; [$data.$B865]; &quot;&quot; )">
            <text:p/>
          </table:table-cell>
          <table:table-cell table:number-columns-repeated="10"/>
        </table:table-row>
        <table:table-row table:style-name="ro1">
          <table:table-cell table:formula="of:=IF([$data.$C866]&lt;1; [$data.$B866]; &quot;&quot; )">
            <text:p/>
          </table:table-cell>
          <table:table-cell table:formula="of:=IF(AND([$data.$C866]&gt;=1; [$data.$C866]&lt;5); [$data.$B866]; &quot;&quot; )" office:value-type="float" office:value="1.38618181818182" calcext:value-type="float">
            <text:p>1.38618181818182</text:p>
          </table:table-cell>
          <table:table-cell table:formula="of:=IF(AND([$data.$C866]&gt;=5; [$data.$C866]&lt;10); [$data.$B866]; &quot;&quot; )">
            <text:p/>
          </table:table-cell>
          <table:table-cell table:formula="of:=IF([$data.$C866]&gt;=10; [$data.$B866]; &quot;&quot; )">
            <text:p/>
          </table:table-cell>
          <table:table-cell table:number-columns-repeated="10"/>
        </table:table-row>
        <table:table-row table:style-name="ro1">
          <table:table-cell table:formula="of:=IF([$data.$C867]&lt;1; [$data.$B867]; &quot;&quot; )">
            <text:p/>
          </table:table-cell>
          <table:table-cell table:formula="of:=IF(AND([$data.$C867]&gt;=1; [$data.$C867]&lt;5); [$data.$B867]; &quot;&quot; )" office:value-type="float" office:value="2.22676797194623" calcext:value-type="float">
            <text:p>2.22676797194623</text:p>
          </table:table-cell>
          <table:table-cell table:formula="of:=IF(AND([$data.$C867]&gt;=5; [$data.$C867]&lt;10); [$data.$B867]; &quot;&quot; )">
            <text:p/>
          </table:table-cell>
          <table:table-cell table:formula="of:=IF([$data.$C867]&gt;=10; [$data.$B867]; &quot;&quot; )">
            <text:p/>
          </table:table-cell>
          <table:table-cell table:number-columns-repeated="10"/>
        </table:table-row>
        <table:table-row table:style-name="ro1">
          <table:table-cell table:formula="of:=IF([$data.$C868]&lt;1; [$data.$B868]; &quot;&quot; )">
            <text:p/>
          </table:table-cell>
          <table:table-cell table:formula="of:=IF(AND([$data.$C868]&gt;=1; [$data.$C868]&lt;5); [$data.$B868]; &quot;&quot; )" office:value-type="float" office:value="1.65122615803815" calcext:value-type="float">
            <text:p>1.65122615803815</text:p>
          </table:table-cell>
          <table:table-cell table:formula="of:=IF(AND([$data.$C868]&gt;=5; [$data.$C868]&lt;10); [$data.$B868]; &quot;&quot; )">
            <text:p/>
          </table:table-cell>
          <table:table-cell table:formula="of:=IF([$data.$C868]&gt;=10; [$data.$B868]; &quot;&quot; )">
            <text:p/>
          </table:table-cell>
          <table:table-cell table:number-columns-repeated="10"/>
        </table:table-row>
        <table:table-row table:style-name="ro1">
          <table:table-cell table:formula="of:=IF([$data.$C869]&lt;1; [$data.$B869]; &quot;&quot; )">
            <text:p/>
          </table:table-cell>
          <table:table-cell table:formula="of:=IF(AND([$data.$C869]&gt;=1; [$data.$C869]&lt;5); [$data.$B869]; &quot;&quot; )" office:value-type="float" office:value="1.5844262295082" calcext:value-type="float">
            <text:p>1.5844262295082</text:p>
          </table:table-cell>
          <table:table-cell table:formula="of:=IF(AND([$data.$C869]&gt;=5; [$data.$C869]&lt;10); [$data.$B869]; &quot;&quot; )">
            <text:p/>
          </table:table-cell>
          <table:table-cell table:formula="of:=IF([$data.$C869]&gt;=10; [$data.$B869]; &quot;&quot; )">
            <text:p/>
          </table:table-cell>
          <table:table-cell table:number-columns-repeated="10"/>
        </table:table-row>
        <table:table-row table:style-name="ro1">
          <table:table-cell table:formula="of:=IF([$data.$C870]&lt;1; [$data.$B870]; &quot;&quot; )">
            <text:p/>
          </table:table-cell>
          <table:table-cell table:formula="of:=IF(AND([$data.$C870]&gt;=1; [$data.$C870]&lt;5); [$data.$B870]; &quot;&quot; )" office:value-type="float" office:value="1.71411901983664" calcext:value-type="float">
            <text:p>1.71411901983664</text:p>
          </table:table-cell>
          <table:table-cell table:formula="of:=IF(AND([$data.$C870]&gt;=5; [$data.$C870]&lt;10); [$data.$B870]; &quot;&quot; )">
            <text:p/>
          </table:table-cell>
          <table:table-cell table:formula="of:=IF([$data.$C870]&gt;=10; [$data.$B870]; &quot;&quot; )">
            <text:p/>
          </table:table-cell>
          <table:table-cell table:number-columns-repeated="10"/>
        </table:table-row>
        <table:table-row table:style-name="ro1">
          <table:table-cell table:formula="of:=IF([$data.$C871]&lt;1; [$data.$B871]; &quot;&quot; )">
            <text:p/>
          </table:table-cell>
          <table:table-cell table:formula="of:=IF(AND([$data.$C871]&gt;=1; [$data.$C871]&lt;5); [$data.$B871]; &quot;&quot; )" office:value-type="float" office:value="1.47171145685997" calcext:value-type="float">
            <text:p>1.47171145685997</text:p>
          </table:table-cell>
          <table:table-cell table:formula="of:=IF(AND([$data.$C871]&gt;=5; [$data.$C871]&lt;10); [$data.$B871]; &quot;&quot; )">
            <text:p/>
          </table:table-cell>
          <table:table-cell table:formula="of:=IF([$data.$C871]&gt;=10; [$data.$B871]; &quot;&quot; )">
            <text:p/>
          </table:table-cell>
          <table:table-cell table:number-columns-repeated="10"/>
        </table:table-row>
        <table:table-row table:style-name="ro1">
          <table:table-cell table:formula="of:=IF([$data.$C872]&lt;1; [$data.$B872]; &quot;&quot; )">
            <text:p/>
          </table:table-cell>
          <table:table-cell table:formula="of:=IF(AND([$data.$C872]&gt;=1; [$data.$C872]&lt;5); [$data.$B872]; &quot;&quot; )">
            <text:p/>
          </table:table-cell>
          <table:table-cell table:formula="of:=IF(AND([$data.$C872]&gt;=5; [$data.$C872]&lt;10); [$data.$B872]; &quot;&quot; )">
            <text:p/>
          </table:table-cell>
          <table:table-cell table:formula="of:=IF([$data.$C872]&gt;=10; [$data.$B872]; &quot;&quot; )" office:value-type="float" office:value="0.356289874038933" calcext:value-type="float">
            <text:p>0.356289874038933</text:p>
          </table:table-cell>
          <table:table-cell table:number-columns-repeated="10"/>
        </table:table-row>
        <table:table-row table:style-name="ro1">
          <table:table-cell table:formula="of:=IF([$data.$C873]&lt;1; [$data.$B873]; &quot;&quot; )">
            <text:p/>
          </table:table-cell>
          <table:table-cell table:formula="of:=IF(AND([$data.$C873]&gt;=1; [$data.$C873]&lt;5); [$data.$B873]; &quot;&quot; )" office:value-type="float" office:value="1.62839673913043" calcext:value-type="float">
            <text:p>1.62839673913043</text:p>
          </table:table-cell>
          <table:table-cell table:formula="of:=IF(AND([$data.$C873]&gt;=5; [$data.$C873]&lt;10); [$data.$B873]; &quot;&quot; )">
            <text:p/>
          </table:table-cell>
          <table:table-cell table:formula="of:=IF([$data.$C873]&gt;=10; [$data.$B873]; &quot;&quot; )">
            <text:p/>
          </table:table-cell>
          <table:table-cell table:number-columns-repeated="10"/>
        </table:table-row>
        <table:table-row table:style-name="ro1">
          <table:table-cell table:formula="of:=IF([$data.$C874]&lt;1; [$data.$B874]; &quot;&quot; )">
            <text:p/>
          </table:table-cell>
          <table:table-cell table:formula="of:=IF(AND([$data.$C874]&gt;=1; [$data.$C874]&lt;5); [$data.$B874]; &quot;&quot; )" office:value-type="float" office:value="1.43342981186686" calcext:value-type="float">
            <text:p>1.43342981186686</text:p>
          </table:table-cell>
          <table:table-cell table:formula="of:=IF(AND([$data.$C874]&gt;=5; [$data.$C874]&lt;10); [$data.$B874]; &quot;&quot; )">
            <text:p/>
          </table:table-cell>
          <table:table-cell table:formula="of:=IF([$data.$C874]&gt;=10; [$data.$B874]; &quot;&quot; )">
            <text:p/>
          </table:table-cell>
          <table:table-cell table:number-columns-repeated="10"/>
        </table:table-row>
        <table:table-row table:style-name="ro1">
          <table:table-cell table:formula="of:=IF([$data.$C875]&lt;1; [$data.$B875]; &quot;&quot; )">
            <text:p/>
          </table:table-cell>
          <table:table-cell table:formula="of:=IF(AND([$data.$C875]&gt;=1; [$data.$C875]&lt;5); [$data.$B875]; &quot;&quot; )" office:value-type="float" office:value="5.62156862745098" calcext:value-type="float">
            <text:p>5.62156862745098</text:p>
          </table:table-cell>
          <table:table-cell table:formula="of:=IF(AND([$data.$C875]&gt;=5; [$data.$C875]&lt;10); [$data.$B875]; &quot;&quot; )">
            <text:p/>
          </table:table-cell>
          <table:table-cell table:formula="of:=IF([$data.$C875]&gt;=10; [$data.$B875]; &quot;&quot; )">
            <text:p/>
          </table:table-cell>
          <table:table-cell table:number-columns-repeated="10"/>
        </table:table-row>
        <table:table-row table:style-name="ro1">
          <table:table-cell table:formula="of:=IF([$data.$C876]&lt;1; [$data.$B876]; &quot;&quot; )">
            <text:p/>
          </table:table-cell>
          <table:table-cell table:formula="of:=IF(AND([$data.$C876]&gt;=1; [$data.$C876]&lt;5); [$data.$B876]; &quot;&quot; )" office:value-type="float" office:value="2.70071783545003" calcext:value-type="float">
            <text:p>2.70071783545003</text:p>
          </table:table-cell>
          <table:table-cell table:formula="of:=IF(AND([$data.$C876]&gt;=5; [$data.$C876]&lt;10); [$data.$B876]; &quot;&quot; )">
            <text:p/>
          </table:table-cell>
          <table:table-cell table:formula="of:=IF([$data.$C876]&gt;=10; [$data.$B876]; &quot;&quot; )">
            <text:p/>
          </table:table-cell>
          <table:table-cell table:number-columns-repeated="10"/>
        </table:table-row>
        <table:table-row table:style-name="ro1">
          <table:table-cell table:formula="of:=IF([$data.$C877]&lt;1; [$data.$B877]; &quot;&quot; )">
            <text:p/>
          </table:table-cell>
          <table:table-cell table:formula="of:=IF(AND([$data.$C877]&gt;=1; [$data.$C877]&lt;5); [$data.$B877]; &quot;&quot; )" office:value-type="float" office:value="1.62680237489398" calcext:value-type="float">
            <text:p>1.62680237489398</text:p>
          </table:table-cell>
          <table:table-cell table:formula="of:=IF(AND([$data.$C877]&gt;=5; [$data.$C877]&lt;10); [$data.$B877]; &quot;&quot; )">
            <text:p/>
          </table:table-cell>
          <table:table-cell table:formula="of:=IF([$data.$C877]&gt;=10; [$data.$B877]; &quot;&quot; )">
            <text:p/>
          </table:table-cell>
          <table:table-cell table:number-columns-repeated="10"/>
        </table:table-row>
        <table:table-row table:style-name="ro1">
          <table:table-cell table:formula="of:=IF([$data.$C878]&lt;1; [$data.$B878]; &quot;&quot; )">
            <text:p/>
          </table:table-cell>
          <table:table-cell table:formula="of:=IF(AND([$data.$C878]&gt;=1; [$data.$C878]&lt;5); [$data.$B878]; &quot;&quot; )" office:value-type="float" office:value="1.45657568238213" calcext:value-type="float">
            <text:p>1.45657568238213</text:p>
          </table:table-cell>
          <table:table-cell table:formula="of:=IF(AND([$data.$C878]&gt;=5; [$data.$C878]&lt;10); [$data.$B878]; &quot;&quot; )">
            <text:p/>
          </table:table-cell>
          <table:table-cell table:formula="of:=IF([$data.$C878]&gt;=10; [$data.$B878]; &quot;&quot; )">
            <text:p/>
          </table:table-cell>
          <table:table-cell table:number-columns-repeated="10"/>
        </table:table-row>
        <table:table-row table:style-name="ro1">
          <table:table-cell table:formula="of:=IF([$data.$C879]&lt;1; [$data.$B879]; &quot;&quot; )">
            <text:p/>
          </table:table-cell>
          <table:table-cell table:formula="of:=IF(AND([$data.$C879]&gt;=1; [$data.$C879]&lt;5); [$data.$B879]; &quot;&quot; )">
            <text:p/>
          </table:table-cell>
          <table:table-cell table:formula="of:=IF(AND([$data.$C879]&gt;=5; [$data.$C879]&lt;10); [$data.$B879]; &quot;&quot; )" office:value-type="float" office:value="6.57038220801705" calcext:value-type="float">
            <text:p>6.57038220801705</text:p>
          </table:table-cell>
          <table:table-cell table:formula="of:=IF([$data.$C879]&gt;=10; [$data.$B879]; &quot;&quot; )">
            <text:p/>
          </table:table-cell>
          <table:table-cell table:number-columns-repeated="10"/>
        </table:table-row>
        <table:table-row table:style-name="ro1">
          <table:table-cell table:formula="of:=IF([$data.$C880]&lt;1; [$data.$B880]; &quot;&quot; )">
            <text:p/>
          </table:table-cell>
          <table:table-cell table:formula="of:=IF(AND([$data.$C880]&gt;=1; [$data.$C880]&lt;5); [$data.$B880]; &quot;&quot; )" office:value-type="float" office:value="1.57818765036087" calcext:value-type="float">
            <text:p>1.57818765036087</text:p>
          </table:table-cell>
          <table:table-cell table:formula="of:=IF(AND([$data.$C880]&gt;=5; [$data.$C880]&lt;10); [$data.$B880]; &quot;&quot; )">
            <text:p/>
          </table:table-cell>
          <table:table-cell table:formula="of:=IF([$data.$C880]&gt;=10; [$data.$B880]; &quot;&quot; )">
            <text:p/>
          </table:table-cell>
          <table:table-cell table:number-columns-repeated="10"/>
        </table:table-row>
        <table:table-row table:style-name="ro1">
          <table:table-cell table:formula="of:=IF([$data.$C881]&lt;1; [$data.$B881]; &quot;&quot; )">
            <text:p/>
          </table:table-cell>
          <table:table-cell table:formula="of:=IF(AND([$data.$C881]&gt;=1; [$data.$C881]&lt;5); [$data.$B881]; &quot;&quot; )" office:value-type="float" office:value="1.43956953642384" calcext:value-type="float">
            <text:p>1.43956953642384</text:p>
          </table:table-cell>
          <table:table-cell table:formula="of:=IF(AND([$data.$C881]&gt;=5; [$data.$C881]&lt;10); [$data.$B881]; &quot;&quot; )">
            <text:p/>
          </table:table-cell>
          <table:table-cell table:formula="of:=IF([$data.$C881]&gt;=10; [$data.$B881]; &quot;&quot; )">
            <text:p/>
          </table:table-cell>
          <table:table-cell table:number-columns-repeated="10"/>
        </table:table-row>
        <table:table-row table:style-name="ro1">
          <table:table-cell table:formula="of:=IF([$data.$C882]&lt;1; [$data.$B882]; &quot;&quot; )">
            <text:p/>
          </table:table-cell>
          <table:table-cell table:formula="of:=IF(AND([$data.$C882]&gt;=1; [$data.$C882]&lt;5); [$data.$B882]; &quot;&quot; )" office:value-type="float" office:value="1.48348856900931" calcext:value-type="float">
            <text:p>1.48348856900931</text:p>
          </table:table-cell>
          <table:table-cell table:formula="of:=IF(AND([$data.$C882]&gt;=5; [$data.$C882]&lt;10); [$data.$B882]; &quot;&quot; )">
            <text:p/>
          </table:table-cell>
          <table:table-cell table:formula="of:=IF([$data.$C882]&gt;=10; [$data.$B882]; &quot;&quot; )">
            <text:p/>
          </table:table-cell>
          <table:table-cell table:number-columns-repeated="10"/>
        </table:table-row>
        <table:table-row table:style-name="ro1">
          <table:table-cell table:formula="of:=IF([$data.$C883]&lt;1; [$data.$B883]; &quot;&quot; )">
            <text:p/>
          </table:table-cell>
          <table:table-cell table:formula="of:=IF(AND([$data.$C883]&gt;=1; [$data.$C883]&lt;5); [$data.$B883]; &quot;&quot; )" office:value-type="float" office:value="1.39228834870075" calcext:value-type="float">
            <text:p>1.39228834870075</text:p>
          </table:table-cell>
          <table:table-cell table:formula="of:=IF(AND([$data.$C883]&gt;=5; [$data.$C883]&lt;10); [$data.$B883]; &quot;&quot; )">
            <text:p/>
          </table:table-cell>
          <table:table-cell table:formula="of:=IF([$data.$C883]&gt;=10; [$data.$B883]; &quot;&quot; )">
            <text:p/>
          </table:table-cell>
          <table:table-cell table:number-columns-repeated="10"/>
        </table:table-row>
        <table:table-row table:style-name="ro1">
          <table:table-cell table:formula="of:=IF([$data.$C884]&lt;1; [$data.$B884]; &quot;&quot; )">
            <text:p/>
          </table:table-cell>
          <table:table-cell table:formula="of:=IF(AND([$data.$C884]&gt;=1; [$data.$C884]&lt;5); [$data.$B884]; &quot;&quot; )" office:value-type="float" office:value="1.51507321274763" calcext:value-type="float">
            <text:p>1.51507321274763</text:p>
          </table:table-cell>
          <table:table-cell table:formula="of:=IF(AND([$data.$C884]&gt;=5; [$data.$C884]&lt;10); [$data.$B884]; &quot;&quot; )">
            <text:p/>
          </table:table-cell>
          <table:table-cell table:formula="of:=IF([$data.$C884]&gt;=10; [$data.$B884]; &quot;&quot; )">
            <text:p/>
          </table:table-cell>
          <table:table-cell table:number-columns-repeated="10"/>
        </table:table-row>
        <table:table-row table:style-name="ro1">
          <table:table-cell table:formula="of:=IF([$data.$C885]&lt;1; [$data.$B885]; &quot;&quot; )">
            <text:p/>
          </table:table-cell>
          <table:table-cell table:formula="of:=IF(AND([$data.$C885]&gt;=1; [$data.$C885]&lt;5); [$data.$B885]; &quot;&quot; )" office:value-type="float" office:value="1.58347529812606" calcext:value-type="float">
            <text:p>1.58347529812606</text:p>
          </table:table-cell>
          <table:table-cell table:formula="of:=IF(AND([$data.$C885]&gt;=5; [$data.$C885]&lt;10); [$data.$B885]; &quot;&quot; )">
            <text:p/>
          </table:table-cell>
          <table:table-cell table:formula="of:=IF([$data.$C885]&gt;=10; [$data.$B885]; &quot;&quot; )">
            <text:p/>
          </table:table-cell>
          <table:table-cell table:number-columns-repeated="10"/>
        </table:table-row>
        <table:table-row table:style-name="ro1">
          <table:table-cell table:formula="of:=IF([$data.$C886]&lt;1; [$data.$B886]; &quot;&quot; )">
            <text:p/>
          </table:table-cell>
          <table:table-cell table:formula="of:=IF(AND([$data.$C886]&gt;=1; [$data.$C886]&lt;5); [$data.$B886]; &quot;&quot; )" office:value-type="float" office:value="1.51194539249147" calcext:value-type="float">
            <text:p>1.51194539249147</text:p>
          </table:table-cell>
          <table:table-cell table:formula="of:=IF(AND([$data.$C886]&gt;=5; [$data.$C886]&lt;10); [$data.$B886]; &quot;&quot; )">
            <text:p/>
          </table:table-cell>
          <table:table-cell table:formula="of:=IF([$data.$C886]&gt;=10; [$data.$B886]; &quot;&quot; )">
            <text:p/>
          </table:table-cell>
          <table:table-cell table:number-columns-repeated="10"/>
        </table:table-row>
        <table:table-row table:style-name="ro1">
          <table:table-cell table:formula="of:=IF([$data.$C887]&lt;1; [$data.$B887]; &quot;&quot; )">
            <text:p/>
          </table:table-cell>
          <table:table-cell table:formula="of:=IF(AND([$data.$C887]&gt;=1; [$data.$C887]&lt;5); [$data.$B887]; &quot;&quot; )" office:value-type="float" office:value="1.38022165387894" calcext:value-type="float">
            <text:p>1.38022165387894</text:p>
          </table:table-cell>
          <table:table-cell table:formula="of:=IF(AND([$data.$C887]&gt;=5; [$data.$C887]&lt;10); [$data.$B887]; &quot;&quot; )">
            <text:p/>
          </table:table-cell>
          <table:table-cell table:formula="of:=IF([$data.$C887]&gt;=10; [$data.$B887]; &quot;&quot; )">
            <text:p/>
          </table:table-cell>
          <table:table-cell table:number-columns-repeated="10"/>
        </table:table-row>
        <table:table-row table:style-name="ro1">
          <table:table-cell table:formula="of:=IF([$data.$C888]&lt;1; [$data.$B888]; &quot;&quot; )">
            <text:p/>
          </table:table-cell>
          <table:table-cell table:formula="of:=IF(AND([$data.$C888]&gt;=1; [$data.$C888]&lt;5); [$data.$B888]; &quot;&quot; )" office:value-type="float" office:value="1.58615004122012" calcext:value-type="float">
            <text:p>1.58615004122012</text:p>
          </table:table-cell>
          <table:table-cell table:formula="of:=IF(AND([$data.$C888]&gt;=5; [$data.$C888]&lt;10); [$data.$B888]; &quot;&quot; )">
            <text:p/>
          </table:table-cell>
          <table:table-cell table:formula="of:=IF([$data.$C888]&gt;=10; [$data.$B888]; &quot;&quot; )">
            <text:p/>
          </table:table-cell>
          <table:table-cell table:number-columns-repeated="10"/>
        </table:table-row>
        <table:table-row table:style-name="ro1">
          <table:table-cell table:formula="of:=IF([$data.$C889]&lt;1; [$data.$B889]; &quot;&quot; )">
            <text:p/>
          </table:table-cell>
          <table:table-cell table:formula="of:=IF(AND([$data.$C889]&gt;=1; [$data.$C889]&lt;5); [$data.$B889]; &quot;&quot; )" office:value-type="float" office:value="1.44276841171251" calcext:value-type="float">
            <text:p>1.44276841171251</text:p>
          </table:table-cell>
          <table:table-cell table:formula="of:=IF(AND([$data.$C889]&gt;=5; [$data.$C889]&lt;10); [$data.$B889]; &quot;&quot; )">
            <text:p/>
          </table:table-cell>
          <table:table-cell table:formula="of:=IF([$data.$C889]&gt;=10; [$data.$B889]; &quot;&quot; )">
            <text:p/>
          </table:table-cell>
          <table:table-cell table:number-columns-repeated="10"/>
        </table:table-row>
        <table:table-row table:style-name="ro1">
          <table:table-cell table:formula="of:=IF([$data.$C890]&lt;1; [$data.$B890]; &quot;&quot; )">
            <text:p/>
          </table:table-cell>
          <table:table-cell table:formula="of:=IF(AND([$data.$C890]&gt;=1; [$data.$C890]&lt;5); [$data.$B890]; &quot;&quot; )" office:value-type="float" office:value="1.39638865004299" calcext:value-type="float">
            <text:p>1.39638865004299</text:p>
          </table:table-cell>
          <table:table-cell table:formula="of:=IF(AND([$data.$C890]&gt;=5; [$data.$C890]&lt;10); [$data.$B890]; &quot;&quot; )">
            <text:p/>
          </table:table-cell>
          <table:table-cell table:formula="of:=IF([$data.$C890]&gt;=10; [$data.$B890]; &quot;&quot; )">
            <text:p/>
          </table:table-cell>
          <table:table-cell table:number-columns-repeated="10"/>
        </table:table-row>
        <table:table-row table:style-name="ro1">
          <table:table-cell table:formula="of:=IF([$data.$C891]&lt;1; [$data.$B891]; &quot;&quot; )" office:value-type="float" office:value="1" calcext:value-type="float">
            <text:p>1</text:p>
          </table:table-cell>
          <table:table-cell table:formula="of:=IF(AND([$data.$C891]&gt;=1; [$data.$C891]&lt;5); [$data.$B891]; &quot;&quot; )">
            <text:p/>
          </table:table-cell>
          <table:table-cell table:formula="of:=IF(AND([$data.$C891]&gt;=5; [$data.$C891]&lt;10); [$data.$B891]; &quot;&quot; )">
            <text:p/>
          </table:table-cell>
          <table:table-cell table:formula="of:=IF([$data.$C891]&gt;=10; [$data.$B891]; &quot;&quot; )">
            <text:p/>
          </table:table-cell>
          <table:table-cell table:number-columns-repeated="10"/>
        </table:table-row>
        <table:table-row table:style-name="ro1">
          <table:table-cell table:formula="of:=IF([$data.$C892]&lt;1; [$data.$B892]; &quot;&quot; )">
            <text:p/>
          </table:table-cell>
          <table:table-cell table:formula="of:=IF(AND([$data.$C892]&gt;=1; [$data.$C892]&lt;5); [$data.$B892]; &quot;&quot; )" office:value-type="float" office:value="1.3981324278438" calcext:value-type="float">
            <text:p>1.3981324278438</text:p>
          </table:table-cell>
          <table:table-cell table:formula="of:=IF(AND([$data.$C892]&gt;=5; [$data.$C892]&lt;10); [$data.$B892]; &quot;&quot; )">
            <text:p/>
          </table:table-cell>
          <table:table-cell table:formula="of:=IF([$data.$C892]&gt;=10; [$data.$B892]; &quot;&quot; )">
            <text:p/>
          </table:table-cell>
          <table:table-cell table:number-columns-repeated="10"/>
        </table:table-row>
        <table:table-row table:style-name="ro1">
          <table:table-cell table:formula="of:=IF([$data.$C893]&lt;1; [$data.$B893]; &quot;&quot; )" office:value-type="float" office:value="1" calcext:value-type="float">
            <text:p>1</text:p>
          </table:table-cell>
          <table:table-cell table:formula="of:=IF(AND([$data.$C893]&gt;=1; [$data.$C893]&lt;5); [$data.$B893]; &quot;&quot; )">
            <text:p/>
          </table:table-cell>
          <table:table-cell table:formula="of:=IF(AND([$data.$C893]&gt;=5; [$data.$C893]&lt;10); [$data.$B893]; &quot;&quot; )">
            <text:p/>
          </table:table-cell>
          <table:table-cell table:formula="of:=IF([$data.$C893]&gt;=10; [$data.$B893]; &quot;&quot; )">
            <text:p/>
          </table:table-cell>
          <table:table-cell table:number-columns-repeated="10"/>
        </table:table-row>
        <table:table-row table:style-name="ro1">
          <table:table-cell table:formula="of:=IF([$data.$C894]&lt;1; [$data.$B894]; &quot;&quot; )">
            <text:p/>
          </table:table-cell>
          <table:table-cell table:formula="of:=IF(AND([$data.$C894]&gt;=1; [$data.$C894]&lt;5); [$data.$B894]; &quot;&quot; )" office:value-type="float" office:value="1.52503912363067" calcext:value-type="float">
            <text:p>1.52503912363067</text:p>
          </table:table-cell>
          <table:table-cell table:formula="of:=IF(AND([$data.$C894]&gt;=5; [$data.$C894]&lt;10); [$data.$B894]; &quot;&quot; )">
            <text:p/>
          </table:table-cell>
          <table:table-cell table:formula="of:=IF([$data.$C894]&gt;=10; [$data.$B894]; &quot;&quot; )">
            <text:p/>
          </table:table-cell>
          <table:table-cell table:number-columns-repeated="10"/>
        </table:table-row>
        <table:table-row table:style-name="ro1">
          <table:table-cell table:formula="of:=IF([$data.$C895]&lt;1; [$data.$B895]; &quot;&quot; )">
            <text:p/>
          </table:table-cell>
          <table:table-cell table:formula="of:=IF(AND([$data.$C895]&gt;=1; [$data.$C895]&lt;5); [$data.$B895]; &quot;&quot; )" office:value-type="float" office:value="1.63080895008606" calcext:value-type="float">
            <text:p>1.63080895008606</text:p>
          </table:table-cell>
          <table:table-cell table:formula="of:=IF(AND([$data.$C895]&gt;=5; [$data.$C895]&lt;10); [$data.$B895]; &quot;&quot; )">
            <text:p/>
          </table:table-cell>
          <table:table-cell table:formula="of:=IF([$data.$C895]&gt;=10; [$data.$B895]; &quot;&quot; )">
            <text:p/>
          </table:table-cell>
          <table:table-cell table:number-columns-repeated="10"/>
        </table:table-row>
        <table:table-row table:style-name="ro1">
          <table:table-cell table:formula="of:=IF([$data.$C896]&lt;1; [$data.$B896]; &quot;&quot; )" office:value-type="float" office:value="0.9" calcext:value-type="float">
            <text:p>0.9</text:p>
          </table:table-cell>
          <table:table-cell table:formula="of:=IF(AND([$data.$C896]&gt;=1; [$data.$C896]&lt;5); [$data.$B896]; &quot;&quot; )">
            <text:p/>
          </table:table-cell>
          <table:table-cell table:formula="of:=IF(AND([$data.$C896]&gt;=5; [$data.$C896]&lt;10); [$data.$B896]; &quot;&quot; )">
            <text:p/>
          </table:table-cell>
          <table:table-cell table:formula="of:=IF([$data.$C896]&gt;=10; [$data.$B896]; &quot;&quot; )">
            <text:p/>
          </table:table-cell>
          <table:table-cell table:number-columns-repeated="10"/>
        </table:table-row>
        <table:table-row table:style-name="ro1">
          <table:table-cell table:formula="of:=IF([$data.$C897]&lt;1; [$data.$B897]; &quot;&quot; )">
            <text:p/>
          </table:table-cell>
          <table:table-cell table:formula="of:=IF(AND([$data.$C897]&gt;=1; [$data.$C897]&lt;5); [$data.$B897]; &quot;&quot; )" office:value-type="float" office:value="1.02590147282885" calcext:value-type="float">
            <text:p>1.02590147282885</text:p>
          </table:table-cell>
          <table:table-cell table:formula="of:=IF(AND([$data.$C897]&gt;=5; [$data.$C897]&lt;10); [$data.$B897]; &quot;&quot; )">
            <text:p/>
          </table:table-cell>
          <table:table-cell table:formula="of:=IF([$data.$C897]&gt;=10; [$data.$B897]; &quot;&quot; )">
            <text:p/>
          </table:table-cell>
          <table:table-cell table:number-columns-repeated="10"/>
        </table:table-row>
        <table:table-row table:style-name="ro1">
          <table:table-cell table:formula="of:=IF([$data.$C898]&lt;1; [$data.$B898]; &quot;&quot; )">
            <text:p/>
          </table:table-cell>
          <table:table-cell table:formula="of:=IF(AND([$data.$C898]&gt;=1; [$data.$C898]&lt;5); [$data.$B898]; &quot;&quot; )" office:value-type="float" office:value="1.20984703632887" calcext:value-type="float">
            <text:p>1.20984703632887</text:p>
          </table:table-cell>
          <table:table-cell table:formula="of:=IF(AND([$data.$C898]&gt;=5; [$data.$C898]&lt;10); [$data.$B898]; &quot;&quot; )">
            <text:p/>
          </table:table-cell>
          <table:table-cell table:formula="of:=IF([$data.$C898]&gt;=10; [$data.$B898]; &quot;&quot; )">
            <text:p/>
          </table:table-cell>
          <table:table-cell table:number-columns-repeated="10"/>
        </table:table-row>
        <table:table-row table:style-name="ro1">
          <table:table-cell table:formula="of:=IF([$data.$C899]&lt;1; [$data.$B899]; &quot;&quot; )">
            <text:p/>
          </table:table-cell>
          <table:table-cell table:formula="of:=IF(AND([$data.$C899]&gt;=1; [$data.$C899]&lt;5); [$data.$B899]; &quot;&quot; )" office:value-type="float" office:value="1.61311475409836" calcext:value-type="float">
            <text:p>1.61311475409836</text:p>
          </table:table-cell>
          <table:table-cell table:formula="of:=IF(AND([$data.$C899]&gt;=5; [$data.$C899]&lt;10); [$data.$B899]; &quot;&quot; )">
            <text:p/>
          </table:table-cell>
          <table:table-cell table:formula="of:=IF([$data.$C899]&gt;=10; [$data.$B899]; &quot;&quot; )">
            <text:p/>
          </table:table-cell>
          <table:table-cell table:number-columns-repeated="10"/>
        </table:table-row>
        <table:table-row table:style-name="ro1">
          <table:table-cell table:formula="of:=IF([$data.$C900]&lt;1; [$data.$B900]; &quot;&quot; )">
            <text:p/>
          </table:table-cell>
          <table:table-cell table:formula="of:=IF(AND([$data.$C900]&gt;=1; [$data.$C900]&lt;5); [$data.$B900]; &quot;&quot; )" office:value-type="float" office:value="1.64023372287145" calcext:value-type="float">
            <text:p>1.64023372287145</text:p>
          </table:table-cell>
          <table:table-cell table:formula="of:=IF(AND([$data.$C900]&gt;=5; [$data.$C900]&lt;10); [$data.$B900]; &quot;&quot; )">
            <text:p/>
          </table:table-cell>
          <table:table-cell table:formula="of:=IF([$data.$C900]&gt;=10; [$data.$B900]; &quot;&quot; )">
            <text:p/>
          </table:table-cell>
          <table:table-cell table:number-columns-repeated="10"/>
        </table:table-row>
        <table:table-row table:style-name="ro1">
          <table:table-cell table:formula="of:=IF([$data.$C901]&lt;1; [$data.$B901]; &quot;&quot; )">
            <text:p/>
          </table:table-cell>
          <table:table-cell table:formula="of:=IF(AND([$data.$C901]&gt;=1; [$data.$C901]&lt;5); [$data.$B901]; &quot;&quot; )" office:value-type="float" office:value="1.51312828207052" calcext:value-type="float">
            <text:p>1.51312828207052</text:p>
          </table:table-cell>
          <table:table-cell table:formula="of:=IF(AND([$data.$C901]&gt;=5; [$data.$C901]&lt;10); [$data.$B901]; &quot;&quot; )">
            <text:p/>
          </table:table-cell>
          <table:table-cell table:formula="of:=IF([$data.$C901]&gt;=10; [$data.$B901]; &quot;&quot; )">
            <text:p/>
          </table:table-cell>
          <table:table-cell table:number-columns-repeated="10"/>
        </table:table-row>
        <table:table-row table:style-name="ro1">
          <table:table-cell table:formula="of:=IF([$data.$C902]&lt;1; [$data.$B902]; &quot;&quot; )">
            <text:p/>
          </table:table-cell>
          <table:table-cell table:formula="of:=IF(AND([$data.$C902]&gt;=1; [$data.$C902]&lt;5); [$data.$B902]; &quot;&quot; )" office:value-type="float" office:value="1.59672131147541" calcext:value-type="float">
            <text:p>1.59672131147541</text:p>
          </table:table-cell>
          <table:table-cell table:formula="of:=IF(AND([$data.$C902]&gt;=5; [$data.$C902]&lt;10); [$data.$B902]; &quot;&quot; )">
            <text:p/>
          </table:table-cell>
          <table:table-cell table:formula="of:=IF([$data.$C902]&gt;=10; [$data.$B902]; &quot;&quot; )">
            <text:p/>
          </table:table-cell>
          <table:table-cell table:number-columns-repeated="10"/>
        </table:table-row>
        <table:table-row table:style-name="ro1">
          <table:table-cell table:formula="of:=IF([$data.$C903]&lt;1; [$data.$B903]; &quot;&quot; )">
            <text:p/>
          </table:table-cell>
          <table:table-cell table:formula="of:=IF(AND([$data.$C903]&gt;=1; [$data.$C903]&lt;5); [$data.$B903]; &quot;&quot; )" office:value-type="float" office:value="1.4702842377261" calcext:value-type="float">
            <text:p>1.4702842377261</text:p>
          </table:table-cell>
          <table:table-cell table:formula="of:=IF(AND([$data.$C903]&gt;=5; [$data.$C903]&lt;10); [$data.$B903]; &quot;&quot; )">
            <text:p/>
          </table:table-cell>
          <table:table-cell table:formula="of:=IF([$data.$C903]&gt;=10; [$data.$B903]; &quot;&quot; )">
            <text:p/>
          </table:table-cell>
          <table:table-cell table:number-columns-repeated="10"/>
        </table:table-row>
        <table:table-row table:style-name="ro1">
          <table:table-cell table:formula="of:=IF([$data.$C904]&lt;1; [$data.$B904]; &quot;&quot; )">
            <text:p/>
          </table:table-cell>
          <table:table-cell table:formula="of:=IF(AND([$data.$C904]&gt;=1; [$data.$C904]&lt;5); [$data.$B904]; &quot;&quot; )" office:value-type="float" office:value="1.56973795435334" calcext:value-type="float">
            <text:p>1.56973795435334</text:p>
          </table:table-cell>
          <table:table-cell table:formula="of:=IF(AND([$data.$C904]&gt;=5; [$data.$C904]&lt;10); [$data.$B904]; &quot;&quot; )">
            <text:p/>
          </table:table-cell>
          <table:table-cell table:formula="of:=IF([$data.$C904]&gt;=10; [$data.$B904]; &quot;&quot; )">
            <text:p/>
          </table:table-cell>
          <table:table-cell table:number-columns-repeated="10"/>
        </table:table-row>
        <table:table-row table:style-name="ro1">
          <table:table-cell table:formula="of:=IF([$data.$C905]&lt;1; [$data.$B905]; &quot;&quot; )">
            <text:p/>
          </table:table-cell>
          <table:table-cell table:formula="of:=IF(AND([$data.$C905]&gt;=1; [$data.$C905]&lt;5); [$data.$B905]; &quot;&quot; )" office:value-type="float" office:value="1.39885807504078" calcext:value-type="float">
            <text:p>1.39885807504078</text:p>
          </table:table-cell>
          <table:table-cell table:formula="of:=IF(AND([$data.$C905]&gt;=5; [$data.$C905]&lt;10); [$data.$B905]; &quot;&quot; )">
            <text:p/>
          </table:table-cell>
          <table:table-cell table:formula="of:=IF([$data.$C905]&gt;=10; [$data.$B905]; &quot;&quot; )">
            <text:p/>
          </table:table-cell>
          <table:table-cell table:number-columns-repeated="10"/>
        </table:table-row>
        <table:table-row table:style-name="ro1">
          <table:table-cell table:formula="of:=IF([$data.$C906]&lt;1; [$data.$B906]; &quot;&quot; )">
            <text:p/>
          </table:table-cell>
          <table:table-cell table:formula="of:=IF(AND([$data.$C906]&gt;=1; [$data.$C906]&lt;5); [$data.$B906]; &quot;&quot; )" office:value-type="float" office:value="1.3745704467354" calcext:value-type="float">
            <text:p>1.3745704467354</text:p>
          </table:table-cell>
          <table:table-cell table:formula="of:=IF(AND([$data.$C906]&gt;=5; [$data.$C906]&lt;10); [$data.$B906]; &quot;&quot; )">
            <text:p/>
          </table:table-cell>
          <table:table-cell table:formula="of:=IF([$data.$C906]&gt;=10; [$data.$B906]; &quot;&quot; )">
            <text:p/>
          </table:table-cell>
          <table:table-cell table:number-columns-repeated="10"/>
        </table:table-row>
        <table:table-row table:style-name="ro1">
          <table:table-cell table:formula="of:=IF([$data.$C907]&lt;1; [$data.$B907]; &quot;&quot; )">
            <text:p/>
          </table:table-cell>
          <table:table-cell table:formula="of:=IF(AND([$data.$C907]&gt;=1; [$data.$C907]&lt;5); [$data.$B907]; &quot;&quot; )" office:value-type="float" office:value="1.54502369668246" calcext:value-type="float">
            <text:p>1.54502369668246</text:p>
          </table:table-cell>
          <table:table-cell table:formula="of:=IF(AND([$data.$C907]&gt;=5; [$data.$C907]&lt;10); [$data.$B907]; &quot;&quot; )">
            <text:p/>
          </table:table-cell>
          <table:table-cell table:formula="of:=IF([$data.$C907]&gt;=10; [$data.$B907]; &quot;&quot; )">
            <text:p/>
          </table:table-cell>
          <table:table-cell table:number-columns-repeated="10"/>
        </table:table-row>
        <table:table-row table:style-name="ro1">
          <table:table-cell table:formula="of:=IF([$data.$C908]&lt;1; [$data.$B908]; &quot;&quot; )">
            <text:p/>
          </table:table-cell>
          <table:table-cell table:formula="of:=IF(AND([$data.$C908]&gt;=1; [$data.$C908]&lt;5); [$data.$B908]; &quot;&quot; )" office:value-type="float" office:value="1.40101095197978" calcext:value-type="float">
            <text:p>1.40101095197978</text:p>
          </table:table-cell>
          <table:table-cell table:formula="of:=IF(AND([$data.$C908]&gt;=5; [$data.$C908]&lt;10); [$data.$B908]; &quot;&quot; )">
            <text:p/>
          </table:table-cell>
          <table:table-cell table:formula="of:=IF([$data.$C908]&gt;=10; [$data.$B908]; &quot;&quot; )">
            <text:p/>
          </table:table-cell>
          <table:table-cell table:number-columns-repeated="10"/>
        </table:table-row>
        <table:table-row table:style-name="ro1">
          <table:table-cell table:formula="of:=IF([$data.$C909]&lt;1; [$data.$B909]; &quot;&quot; )">
            <text:p/>
          </table:table-cell>
          <table:table-cell table:formula="of:=IF(AND([$data.$C909]&gt;=1; [$data.$C909]&lt;5); [$data.$B909]; &quot;&quot; )" office:value-type="float" office:value="1.53634085213033" calcext:value-type="float">
            <text:p>1.53634085213033</text:p>
          </table:table-cell>
          <table:table-cell table:formula="of:=IF(AND([$data.$C909]&gt;=5; [$data.$C909]&lt;10); [$data.$B909]; &quot;&quot; )">
            <text:p/>
          </table:table-cell>
          <table:table-cell table:formula="of:=IF([$data.$C909]&gt;=10; [$data.$B909]; &quot;&quot; )">
            <text:p/>
          </table:table-cell>
          <table:table-cell table:number-columns-repeated="10"/>
        </table:table-row>
        <table:table-row table:style-name="ro1">
          <table:table-cell table:formula="of:=IF([$data.$C910]&lt;1; [$data.$B910]; &quot;&quot; )">
            <text:p/>
          </table:table-cell>
          <table:table-cell table:formula="of:=IF(AND([$data.$C910]&gt;=1; [$data.$C910]&lt;5); [$data.$B910]; &quot;&quot; )" office:value-type="float" office:value="1.57523510971787" calcext:value-type="float">
            <text:p>1.57523510971787</text:p>
          </table:table-cell>
          <table:table-cell table:formula="of:=IF(AND([$data.$C910]&gt;=5; [$data.$C910]&lt;10); [$data.$B910]; &quot;&quot; )">
            <text:p/>
          </table:table-cell>
          <table:table-cell table:formula="of:=IF([$data.$C910]&gt;=10; [$data.$B910]; &quot;&quot; )">
            <text:p/>
          </table:table-cell>
          <table:table-cell table:number-columns-repeated="10"/>
        </table:table-row>
        <table:table-row table:style-name="ro1">
          <table:table-cell table:formula="of:=IF([$data.$C911]&lt;1; [$data.$B911]; &quot;&quot; )">
            <text:p/>
          </table:table-cell>
          <table:table-cell table:formula="of:=IF(AND([$data.$C911]&gt;=1; [$data.$C911]&lt;5); [$data.$B911]; &quot;&quot; )" office:value-type="float" office:value="1.86828550404709" calcext:value-type="float">
            <text:p>1.86828550404709</text:p>
          </table:table-cell>
          <table:table-cell table:formula="of:=IF(AND([$data.$C911]&gt;=5; [$data.$C911]&lt;10); [$data.$B911]; &quot;&quot; )">
            <text:p/>
          </table:table-cell>
          <table:table-cell table:formula="of:=IF([$data.$C911]&gt;=10; [$data.$B911]; &quot;&quot; )">
            <text:p/>
          </table:table-cell>
          <table:table-cell table:number-columns-repeated="10"/>
        </table:table-row>
        <table:table-row table:style-name="ro1">
          <table:table-cell table:formula="of:=IF([$data.$C912]&lt;1; [$data.$B912]; &quot;&quot; )">
            <text:p/>
          </table:table-cell>
          <table:table-cell table:formula="of:=IF(AND([$data.$C912]&gt;=1; [$data.$C912]&lt;5); [$data.$B912]; &quot;&quot; )" office:value-type="float" office:value="1.43538913362702" calcext:value-type="float">
            <text:p>1.43538913362702</text:p>
          </table:table-cell>
          <table:table-cell table:formula="of:=IF(AND([$data.$C912]&gt;=5; [$data.$C912]&lt;10); [$data.$B912]; &quot;&quot; )">
            <text:p/>
          </table:table-cell>
          <table:table-cell table:formula="of:=IF([$data.$C912]&gt;=10; [$data.$B912]; &quot;&quot; )">
            <text:p/>
          </table:table-cell>
          <table:table-cell table:number-columns-repeated="10"/>
        </table:table-row>
        <table:table-row table:style-name="ro1">
          <table:table-cell table:formula="of:=IF([$data.$C913]&lt;1; [$data.$B913]; &quot;&quot; )">
            <text:p/>
          </table:table-cell>
          <table:table-cell table:formula="of:=IF(AND([$data.$C913]&gt;=1; [$data.$C913]&lt;5); [$data.$B913]; &quot;&quot; )" office:value-type="float" office:value="1.63083877448518" calcext:value-type="float">
            <text:p>1.63083877448518</text:p>
          </table:table-cell>
          <table:table-cell table:formula="of:=IF(AND([$data.$C913]&gt;=5; [$data.$C913]&lt;10); [$data.$B913]; &quot;&quot; )">
            <text:p/>
          </table:table-cell>
          <table:table-cell table:formula="of:=IF([$data.$C913]&gt;=10; [$data.$B913]; &quot;&quot; )">
            <text:p/>
          </table:table-cell>
          <table:table-cell table:number-columns-repeated="10"/>
        </table:table-row>
        <table:table-row table:style-name="ro1">
          <table:table-cell table:formula="of:=IF([$data.$C914]&lt;1; [$data.$B914]; &quot;&quot; )" office:value-type="float" office:value="1" calcext:value-type="float">
            <text:p>1</text:p>
          </table:table-cell>
          <table:table-cell table:formula="of:=IF(AND([$data.$C914]&gt;=1; [$data.$C914]&lt;5); [$data.$B914]; &quot;&quot; )">
            <text:p/>
          </table:table-cell>
          <table:table-cell table:formula="of:=IF(AND([$data.$C914]&gt;=5; [$data.$C914]&lt;10); [$data.$B914]; &quot;&quot; )">
            <text:p/>
          </table:table-cell>
          <table:table-cell table:formula="of:=IF([$data.$C914]&gt;=10; [$data.$B914]; &quot;&quot; )">
            <text:p/>
          </table:table-cell>
          <table:table-cell table:number-columns-repeated="10"/>
        </table:table-row>
        <table:table-row table:style-name="ro1">
          <table:table-cell table:formula="of:=IF([$data.$C915]&lt;1; [$data.$B915]; &quot;&quot; )" office:value-type="float" office:value="1" calcext:value-type="float">
            <text:p>1</text:p>
          </table:table-cell>
          <table:table-cell table:formula="of:=IF(AND([$data.$C915]&gt;=1; [$data.$C915]&lt;5); [$data.$B915]; &quot;&quot; )">
            <text:p/>
          </table:table-cell>
          <table:table-cell table:formula="of:=IF(AND([$data.$C915]&gt;=5; [$data.$C915]&lt;10); [$data.$B915]; &quot;&quot; )">
            <text:p/>
          </table:table-cell>
          <table:table-cell table:formula="of:=IF([$data.$C915]&gt;=10; [$data.$B915]; &quot;&quot; )">
            <text:p/>
          </table:table-cell>
          <table:table-cell table:number-columns-repeated="10"/>
        </table:table-row>
        <table:table-row table:style-name="ro1">
          <table:table-cell table:formula="of:=IF([$data.$C916]&lt;1; [$data.$B916]; &quot;&quot; )" office:value-type="float" office:value="0.666666666666667" calcext:value-type="float">
            <text:p>0.666666666666667</text:p>
          </table:table-cell>
          <table:table-cell table:formula="of:=IF(AND([$data.$C916]&gt;=1; [$data.$C916]&lt;5); [$data.$B916]; &quot;&quot; )">
            <text:p/>
          </table:table-cell>
          <table:table-cell table:formula="of:=IF(AND([$data.$C916]&gt;=5; [$data.$C916]&lt;10); [$data.$B916]; &quot;&quot; )">
            <text:p/>
          </table:table-cell>
          <table:table-cell table:formula="of:=IF([$data.$C916]&gt;=10; [$data.$B916]; &quot;&quot; )">
            <text:p/>
          </table:table-cell>
          <table:table-cell table:number-columns-repeated="10"/>
        </table:table-row>
        <table:table-row table:style-name="ro1">
          <table:table-cell table:formula="of:=IF([$data.$C917]&lt;1; [$data.$B917]; &quot;&quot; )" office:value-type="float" office:value="1" calcext:value-type="float">
            <text:p>1</text:p>
          </table:table-cell>
          <table:table-cell table:formula="of:=IF(AND([$data.$C917]&gt;=1; [$data.$C917]&lt;5); [$data.$B917]; &quot;&quot; )">
            <text:p/>
          </table:table-cell>
          <table:table-cell table:formula="of:=IF(AND([$data.$C917]&gt;=5; [$data.$C917]&lt;10); [$data.$B917]; &quot;&quot; )">
            <text:p/>
          </table:table-cell>
          <table:table-cell table:formula="of:=IF([$data.$C917]&gt;=10; [$data.$B917]; &quot;&quot; )">
            <text:p/>
          </table:table-cell>
          <table:table-cell table:number-columns-repeated="10"/>
        </table:table-row>
        <table:table-row table:style-name="ro1">
          <table:table-cell table:formula="of:=IF([$data.$C918]&lt;1; [$data.$B918]; &quot;&quot; )" office:value-type="float" office:value="0.75" calcext:value-type="float">
            <text:p>0.75</text:p>
          </table:table-cell>
          <table:table-cell table:formula="of:=IF(AND([$data.$C918]&gt;=1; [$data.$C918]&lt;5); [$data.$B918]; &quot;&quot; )">
            <text:p/>
          </table:table-cell>
          <table:table-cell table:formula="of:=IF(AND([$data.$C918]&gt;=5; [$data.$C918]&lt;10); [$data.$B918]; &quot;&quot; )">
            <text:p/>
          </table:table-cell>
          <table:table-cell table:formula="of:=IF([$data.$C918]&gt;=10; [$data.$B918]; &quot;&quot; )">
            <text:p/>
          </table:table-cell>
          <table:table-cell table:number-columns-repeated="10"/>
        </table:table-row>
        <table:table-row table:style-name="ro1">
          <table:table-cell table:formula="of:=IF([$data.$C919]&lt;1; [$data.$B919]; &quot;&quot; )" office:value-type="float" office:value="0.956521739130435" calcext:value-type="float">
            <text:p>0.956521739130435</text:p>
          </table:table-cell>
          <table:table-cell table:formula="of:=IF(AND([$data.$C919]&gt;=1; [$data.$C919]&lt;5); [$data.$B919]; &quot;&quot; )">
            <text:p/>
          </table:table-cell>
          <table:table-cell table:formula="of:=IF(AND([$data.$C919]&gt;=5; [$data.$C919]&lt;10); [$data.$B919]; &quot;&quot; )">
            <text:p/>
          </table:table-cell>
          <table:table-cell table:formula="of:=IF([$data.$C919]&gt;=10; [$data.$B919]; &quot;&quot; )">
            <text:p/>
          </table:table-cell>
          <table:table-cell table:number-columns-repeated="10"/>
        </table:table-row>
        <table:table-row table:style-name="ro1">
          <table:table-cell table:formula="of:=IF([$data.$C920]&lt;1; [$data.$B920]; &quot;&quot; )">
            <text:p/>
          </table:table-cell>
          <table:table-cell table:formula="of:=IF(AND([$data.$C920]&gt;=1; [$data.$C920]&lt;5); [$data.$B920]; &quot;&quot; )" office:value-type="float" office:value="1.6120619396903" calcext:value-type="float">
            <text:p>1.6120619396903</text:p>
          </table:table-cell>
          <table:table-cell table:formula="of:=IF(AND([$data.$C920]&gt;=5; [$data.$C920]&lt;10); [$data.$B920]; &quot;&quot; )">
            <text:p/>
          </table:table-cell>
          <table:table-cell table:formula="of:=IF([$data.$C920]&gt;=10; [$data.$B920]; &quot;&quot; )">
            <text:p/>
          </table:table-cell>
          <table:table-cell table:number-columns-repeated="10"/>
        </table:table-row>
        <table:table-row table:style-name="ro1">
          <table:table-cell table:formula="of:=IF([$data.$C921]&lt;1; [$data.$B921]; &quot;&quot; )">
            <text:p/>
          </table:table-cell>
          <table:table-cell table:formula="of:=IF(AND([$data.$C921]&gt;=1; [$data.$C921]&lt;5); [$data.$B921]; &quot;&quot; )" office:value-type="float" office:value="1.62214983713355" calcext:value-type="float">
            <text:p>1.62214983713355</text:p>
          </table:table-cell>
          <table:table-cell table:formula="of:=IF(AND([$data.$C921]&gt;=5; [$data.$C921]&lt;10); [$data.$B921]; &quot;&quot; )">
            <text:p/>
          </table:table-cell>
          <table:table-cell table:formula="of:=IF([$data.$C921]&gt;=10; [$data.$B921]; &quot;&quot; )">
            <text:p/>
          </table:table-cell>
          <table:table-cell table:number-columns-repeated="10"/>
        </table:table-row>
        <table:table-row table:style-name="ro1">
          <table:table-cell table:formula="of:=IF([$data.$C922]&lt;1; [$data.$B922]; &quot;&quot; )">
            <text:p/>
          </table:table-cell>
          <table:table-cell table:formula="of:=IF(AND([$data.$C922]&gt;=1; [$data.$C922]&lt;5); [$data.$B922]; &quot;&quot; )" office:value-type="float" office:value="1.52072538860104" calcext:value-type="float">
            <text:p>1.52072538860104</text:p>
          </table:table-cell>
          <table:table-cell table:formula="of:=IF(AND([$data.$C922]&gt;=5; [$data.$C922]&lt;10); [$data.$B922]; &quot;&quot; )">
            <text:p/>
          </table:table-cell>
          <table:table-cell table:formula="of:=IF([$data.$C922]&gt;=10; [$data.$B922]; &quot;&quot; )">
            <text:p/>
          </table:table-cell>
          <table:table-cell table:number-columns-repeated="10"/>
        </table:table-row>
        <table:table-row table:style-name="ro1">
          <table:table-cell table:formula="of:=IF([$data.$C923]&lt;1; [$data.$B923]; &quot;&quot; )">
            <text:p/>
          </table:table-cell>
          <table:table-cell table:formula="of:=IF(AND([$data.$C923]&gt;=1; [$data.$C923]&lt;5); [$data.$B923]; &quot;&quot; )" office:value-type="float" office:value="1.55546288573812" calcext:value-type="float">
            <text:p>1.55546288573812</text:p>
          </table:table-cell>
          <table:table-cell table:formula="of:=IF(AND([$data.$C923]&gt;=5; [$data.$C923]&lt;10); [$data.$B923]; &quot;&quot; )">
            <text:p/>
          </table:table-cell>
          <table:table-cell table:formula="of:=IF([$data.$C923]&gt;=10; [$data.$B923]; &quot;&quot; )">
            <text:p/>
          </table:table-cell>
          <table:table-cell table:number-columns-repeated="10"/>
        </table:table-row>
        <table:table-row table:style-name="ro1">
          <table:table-cell table:formula="of:=IF([$data.$C924]&lt;1; [$data.$B924]; &quot;&quot; )">
            <text:p/>
          </table:table-cell>
          <table:table-cell table:formula="of:=IF(AND([$data.$C924]&gt;=1; [$data.$C924]&lt;5); [$data.$B924]; &quot;&quot; )" office:value-type="float" office:value="1.42808798646362" calcext:value-type="float">
            <text:p>1.42808798646362</text:p>
          </table:table-cell>
          <table:table-cell table:formula="of:=IF(AND([$data.$C924]&gt;=5; [$data.$C924]&lt;10); [$data.$B924]; &quot;&quot; )">
            <text:p/>
          </table:table-cell>
          <table:table-cell table:formula="of:=IF([$data.$C924]&gt;=10; [$data.$B924]; &quot;&quot; )">
            <text:p/>
          </table:table-cell>
          <table:table-cell table:number-columns-repeated="10"/>
        </table:table-row>
        <table:table-row table:style-name="ro1">
          <table:table-cell table:formula="of:=IF([$data.$C925]&lt;1; [$data.$B925]; &quot;&quot; )">
            <text:p/>
          </table:table-cell>
          <table:table-cell table:formula="of:=IF(AND([$data.$C925]&gt;=1; [$data.$C925]&lt;5); [$data.$B925]; &quot;&quot; )" office:value-type="float" office:value="1.55648535564854" calcext:value-type="float">
            <text:p>1.55648535564854</text:p>
          </table:table-cell>
          <table:table-cell table:formula="of:=IF(AND([$data.$C925]&gt;=5; [$data.$C925]&lt;10); [$data.$B925]; &quot;&quot; )">
            <text:p/>
          </table:table-cell>
          <table:table-cell table:formula="of:=IF([$data.$C925]&gt;=10; [$data.$B925]; &quot;&quot; )">
            <text:p/>
          </table:table-cell>
          <table:table-cell table:number-columns-repeated="10"/>
        </table:table-row>
        <table:table-row table:style-name="ro1">
          <table:table-cell table:formula="of:=IF([$data.$C926]&lt;1; [$data.$B926]; &quot;&quot; )">
            <text:p/>
          </table:table-cell>
          <table:table-cell table:formula="of:=IF(AND([$data.$C926]&gt;=1; [$data.$C926]&lt;5); [$data.$B926]; &quot;&quot; )" office:value-type="float" office:value="1.61506622516556" calcext:value-type="float">
            <text:p>1.61506622516556</text:p>
          </table:table-cell>
          <table:table-cell table:formula="of:=IF(AND([$data.$C926]&gt;=5; [$data.$C926]&lt;10); [$data.$B926]; &quot;&quot; )">
            <text:p/>
          </table:table-cell>
          <table:table-cell table:formula="of:=IF([$data.$C926]&gt;=10; [$data.$B926]; &quot;&quot; )">
            <text:p/>
          </table:table-cell>
          <table:table-cell table:number-columns-repeated="10"/>
        </table:table-row>
        <table:table-row table:style-name="ro1">
          <table:table-cell table:formula="of:=IF([$data.$C927]&lt;1; [$data.$B927]; &quot;&quot; )">
            <text:p/>
          </table:table-cell>
          <table:table-cell table:formula="of:=IF(AND([$data.$C927]&gt;=1; [$data.$C927]&lt;5); [$data.$B927]; &quot;&quot; )" office:value-type="float" office:value="1.60808580858086" calcext:value-type="float">
            <text:p>1.60808580858086</text:p>
          </table:table-cell>
          <table:table-cell table:formula="of:=IF(AND([$data.$C927]&gt;=5; [$data.$C927]&lt;10); [$data.$B927]; &quot;&quot; )">
            <text:p/>
          </table:table-cell>
          <table:table-cell table:formula="of:=IF([$data.$C927]&gt;=10; [$data.$B927]; &quot;&quot; )">
            <text:p/>
          </table:table-cell>
          <table:table-cell table:number-columns-repeated="10"/>
        </table:table-row>
        <table:table-row table:style-name="ro1">
          <table:table-cell table:formula="of:=IF([$data.$C928]&lt;1; [$data.$B928]; &quot;&quot; )">
            <text:p/>
          </table:table-cell>
          <table:table-cell table:formula="of:=IF(AND([$data.$C928]&gt;=1; [$data.$C928]&lt;5); [$data.$B928]; &quot;&quot; )" office:value-type="float" office:value="1.37823834196891" calcext:value-type="float">
            <text:p>1.37823834196891</text:p>
          </table:table-cell>
          <table:table-cell table:formula="of:=IF(AND([$data.$C928]&gt;=5; [$data.$C928]&lt;10); [$data.$B928]; &quot;&quot; )">
            <text:p/>
          </table:table-cell>
          <table:table-cell table:formula="of:=IF([$data.$C928]&gt;=10; [$data.$B928]; &quot;&quot; )">
            <text:p/>
          </table:table-cell>
          <table:table-cell table:number-columns-repeated="10"/>
        </table:table-row>
        <table:table-row table:style-name="ro1">
          <table:table-cell table:formula="of:=IF([$data.$C929]&lt;1; [$data.$B929]; &quot;&quot; )">
            <text:p/>
          </table:table-cell>
          <table:table-cell table:formula="of:=IF(AND([$data.$C929]&gt;=1; [$data.$C929]&lt;5); [$data.$B929]; &quot;&quot; )" office:value-type="float" office:value="1.59885151763741" calcext:value-type="float">
            <text:p>1.59885151763741</text:p>
          </table:table-cell>
          <table:table-cell table:formula="of:=IF(AND([$data.$C929]&gt;=5; [$data.$C929]&lt;10); [$data.$B929]; &quot;&quot; )">
            <text:p/>
          </table:table-cell>
          <table:table-cell table:formula="of:=IF([$data.$C929]&gt;=10; [$data.$B929]; &quot;&quot; )">
            <text:p/>
          </table:table-cell>
          <table:table-cell table:number-columns-repeated="10"/>
        </table:table-row>
        <table:table-row table:style-name="ro1">
          <table:table-cell table:formula="of:=IF([$data.$C930]&lt;1; [$data.$B930]; &quot;&quot; )">
            <text:p/>
          </table:table-cell>
          <table:table-cell table:formula="of:=IF(AND([$data.$C930]&gt;=1; [$data.$C930]&lt;5); [$data.$B930]; &quot;&quot; )" office:value-type="float" office:value="1.63939899833055" calcext:value-type="float">
            <text:p>1.63939899833055</text:p>
          </table:table-cell>
          <table:table-cell table:formula="of:=IF(AND([$data.$C930]&gt;=5; [$data.$C930]&lt;10); [$data.$B930]; &quot;&quot; )">
            <text:p/>
          </table:table-cell>
          <table:table-cell table:formula="of:=IF([$data.$C930]&gt;=10; [$data.$B930]; &quot;&quot; )">
            <text:p/>
          </table:table-cell>
          <table:table-cell table:number-columns-repeated="10"/>
        </table:table-row>
        <table:table-row table:style-name="ro1">
          <table:table-cell table:formula="of:=IF([$data.$C931]&lt;1; [$data.$B931]; &quot;&quot; )">
            <text:p/>
          </table:table-cell>
          <table:table-cell table:formula="of:=IF(AND([$data.$C931]&gt;=1; [$data.$C931]&lt;5); [$data.$B931]; &quot;&quot; )" office:value-type="float" office:value="1.91207951070336" calcext:value-type="float">
            <text:p>1.91207951070336</text:p>
          </table:table-cell>
          <table:table-cell table:formula="of:=IF(AND([$data.$C931]&gt;=5; [$data.$C931]&lt;10); [$data.$B931]; &quot;&quot; )">
            <text:p/>
          </table:table-cell>
          <table:table-cell table:formula="of:=IF([$data.$C931]&gt;=10; [$data.$B931]; &quot;&quot; )">
            <text:p/>
          </table:table-cell>
          <table:table-cell table:number-columns-repeated="10"/>
        </table:table-row>
        <table:table-row table:style-name="ro1">
          <table:table-cell table:formula="of:=IF([$data.$C932]&lt;1; [$data.$B932]; &quot;&quot; )">
            <text:p/>
          </table:table-cell>
          <table:table-cell table:formula="of:=IF(AND([$data.$C932]&gt;=1; [$data.$C932]&lt;5); [$data.$B932]; &quot;&quot; )" office:value-type="float" office:value="1.71464860287892" calcext:value-type="float">
            <text:p>1.71464860287892</text:p>
          </table:table-cell>
          <table:table-cell table:formula="of:=IF(AND([$data.$C932]&gt;=5; [$data.$C932]&lt;10); [$data.$B932]; &quot;&quot; )">
            <text:p/>
          </table:table-cell>
          <table:table-cell table:formula="of:=IF([$data.$C932]&gt;=10; [$data.$B932]; &quot;&quot; )">
            <text:p/>
          </table:table-cell>
          <table:table-cell table:number-columns-repeated="10"/>
        </table:table-row>
        <table:table-row table:style-name="ro1">
          <table:table-cell table:formula="of:=IF([$data.$C933]&lt;1; [$data.$B933]; &quot;&quot; )">
            <text:p/>
          </table:table-cell>
          <table:table-cell table:formula="of:=IF(AND([$data.$C933]&gt;=1; [$data.$C933]&lt;5); [$data.$B933]; &quot;&quot; )" office:value-type="float" office:value="1.87013888888889" calcext:value-type="float">
            <text:p>1.87013888888889</text:p>
          </table:table-cell>
          <table:table-cell table:formula="of:=IF(AND([$data.$C933]&gt;=5; [$data.$C933]&lt;10); [$data.$B933]; &quot;&quot; )">
            <text:p/>
          </table:table-cell>
          <table:table-cell table:formula="of:=IF([$data.$C933]&gt;=10; [$data.$B933]; &quot;&quot; )">
            <text:p/>
          </table:table-cell>
          <table:table-cell table:number-columns-repeated="10"/>
        </table:table-row>
        <table:table-row table:style-name="ro1">
          <table:table-cell table:formula="of:=IF([$data.$C934]&lt;1; [$data.$B934]; &quot;&quot; )">
            <text:p/>
          </table:table-cell>
          <table:table-cell table:formula="of:=IF(AND([$data.$C934]&gt;=1; [$data.$C934]&lt;5); [$data.$B934]; &quot;&quot; )" office:value-type="float" office:value="1.89080079417604" calcext:value-type="float">
            <text:p>1.89080079417604</text:p>
          </table:table-cell>
          <table:table-cell table:formula="of:=IF(AND([$data.$C934]&gt;=5; [$data.$C934]&lt;10); [$data.$B934]; &quot;&quot; )">
            <text:p/>
          </table:table-cell>
          <table:table-cell table:formula="of:=IF([$data.$C934]&gt;=10; [$data.$B934]; &quot;&quot; )">
            <text:p/>
          </table:table-cell>
          <table:table-cell table:number-columns-repeated="10"/>
        </table:table-row>
        <table:table-row table:style-name="ro1">
          <table:table-cell table:formula="of:=IF([$data.$C935]&lt;1; [$data.$B935]; &quot;&quot; )">
            <text:p/>
          </table:table-cell>
          <table:table-cell table:formula="of:=IF(AND([$data.$C935]&gt;=1; [$data.$C935]&lt;5); [$data.$B935]; &quot;&quot; )" office:value-type="float" office:value="1.42429577464789" calcext:value-type="float">
            <text:p>1.42429577464789</text:p>
          </table:table-cell>
          <table:table-cell table:formula="of:=IF(AND([$data.$C935]&gt;=5; [$data.$C935]&lt;10); [$data.$B935]; &quot;&quot; )">
            <text:p/>
          </table:table-cell>
          <table:table-cell table:formula="of:=IF([$data.$C935]&gt;=10; [$data.$B935]; &quot;&quot; )">
            <text:p/>
          </table:table-cell>
          <table:table-cell table:number-columns-repeated="10"/>
        </table:table-row>
        <table:table-row table:style-name="ro1">
          <table:table-cell table:formula="of:=IF([$data.$C936]&lt;1; [$data.$B936]; &quot;&quot; )">
            <text:p/>
          </table:table-cell>
          <table:table-cell table:formula="of:=IF(AND([$data.$C936]&gt;=1; [$data.$C936]&lt;5); [$data.$B936]; &quot;&quot; )" office:value-type="float" office:value="1.61733800350263" calcext:value-type="float">
            <text:p>1.61733800350263</text:p>
          </table:table-cell>
          <table:table-cell table:formula="of:=IF(AND([$data.$C936]&gt;=5; [$data.$C936]&lt;10); [$data.$B936]; &quot;&quot; )">
            <text:p/>
          </table:table-cell>
          <table:table-cell table:formula="of:=IF([$data.$C936]&gt;=10; [$data.$B936]; &quot;&quot; )">
            <text:p/>
          </table:table-cell>
          <table:table-cell table:number-columns-repeated="10"/>
        </table:table-row>
        <table:table-row table:style-name="ro1">
          <table:table-cell table:formula="of:=IF([$data.$C937]&lt;1; [$data.$B937]; &quot;&quot; )">
            <text:p/>
          </table:table-cell>
          <table:table-cell table:formula="of:=IF(AND([$data.$C937]&gt;=1; [$data.$C937]&lt;5); [$data.$B937]; &quot;&quot; )" office:value-type="float" office:value="1.31666666666667" calcext:value-type="float">
            <text:p>1.31666666666667</text:p>
          </table:table-cell>
          <table:table-cell table:formula="of:=IF(AND([$data.$C937]&gt;=5; [$data.$C937]&lt;10); [$data.$B937]; &quot;&quot; )">
            <text:p/>
          </table:table-cell>
          <table:table-cell table:formula="of:=IF([$data.$C937]&gt;=10; [$data.$B937]; &quot;&quot; )">
            <text:p/>
          </table:table-cell>
          <table:table-cell table:number-columns-repeated="10"/>
        </table:table-row>
        <table:table-row table:style-name="ro1">
          <table:table-cell table:formula="of:=IF([$data.$C938]&lt;1; [$data.$B938]; &quot;&quot; )">
            <text:p/>
          </table:table-cell>
          <table:table-cell table:formula="of:=IF(AND([$data.$C938]&gt;=1; [$data.$C938]&lt;5); [$data.$B938]; &quot;&quot; )" office:value-type="float" office:value="1.48700754400671" calcext:value-type="float">
            <text:p>1.48700754400671</text:p>
          </table:table-cell>
          <table:table-cell table:formula="of:=IF(AND([$data.$C938]&gt;=5; [$data.$C938]&lt;10); [$data.$B938]; &quot;&quot; )">
            <text:p/>
          </table:table-cell>
          <table:table-cell table:formula="of:=IF([$data.$C938]&gt;=10; [$data.$B938]; &quot;&quot; )">
            <text:p/>
          </table:table-cell>
          <table:table-cell table:number-columns-repeated="10"/>
        </table:table-row>
        <table:table-row table:style-name="ro1">
          <table:table-cell table:formula="of:=IF([$data.$C939]&lt;1; [$data.$B939]; &quot;&quot; )">
            <text:p/>
          </table:table-cell>
          <table:table-cell table:formula="of:=IF(AND([$data.$C939]&gt;=1; [$data.$C939]&lt;5); [$data.$B939]; &quot;&quot; )" office:value-type="float" office:value="1.46347607052897" calcext:value-type="float">
            <text:p>1.46347607052897</text:p>
          </table:table-cell>
          <table:table-cell table:formula="of:=IF(AND([$data.$C939]&gt;=5; [$data.$C939]&lt;10); [$data.$B939]; &quot;&quot; )">
            <text:p/>
          </table:table-cell>
          <table:table-cell table:formula="of:=IF([$data.$C939]&gt;=10; [$data.$B939]; &quot;&quot; )">
            <text:p/>
          </table:table-cell>
          <table:table-cell table:number-columns-repeated="10"/>
        </table:table-row>
        <table:table-row table:style-name="ro1">
          <table:table-cell table:formula="of:=IF([$data.$C940]&lt;1; [$data.$B940]; &quot;&quot; )">
            <text:p/>
          </table:table-cell>
          <table:table-cell table:formula="of:=IF(AND([$data.$C940]&gt;=1; [$data.$C940]&lt;5); [$data.$B940]; &quot;&quot; )" office:value-type="float" office:value="1.50811272416738" calcext:value-type="float">
            <text:p>1.50811272416738</text:p>
          </table:table-cell>
          <table:table-cell table:formula="of:=IF(AND([$data.$C940]&gt;=5; [$data.$C940]&lt;10); [$data.$B940]; &quot;&quot; )">
            <text:p/>
          </table:table-cell>
          <table:table-cell table:formula="of:=IF([$data.$C940]&gt;=10; [$data.$B940]; &quot;&quot; )">
            <text:p/>
          </table:table-cell>
          <table:table-cell table:number-columns-repeated="10"/>
        </table:table-row>
        <table:table-row table:style-name="ro1">
          <table:table-cell table:formula="of:=IF([$data.$C941]&lt;1; [$data.$B941]; &quot;&quot; )">
            <text:p/>
          </table:table-cell>
          <table:table-cell table:formula="of:=IF(AND([$data.$C941]&gt;=1; [$data.$C941]&lt;5); [$data.$B941]; &quot;&quot; )" office:value-type="float" office:value="1.34244235695986" calcext:value-type="float">
            <text:p>1.34244235695986</text:p>
          </table:table-cell>
          <table:table-cell table:formula="of:=IF(AND([$data.$C941]&gt;=5; [$data.$C941]&lt;10); [$data.$B941]; &quot;&quot; )">
            <text:p/>
          </table:table-cell>
          <table:table-cell table:formula="of:=IF([$data.$C941]&gt;=10; [$data.$B941]; &quot;&quot; )">
            <text:p/>
          </table:table-cell>
          <table:table-cell table:number-columns-repeated="10"/>
        </table:table-row>
        <table:table-row table:style-name="ro1">
          <table:table-cell table:formula="of:=IF([$data.$C942]&lt;1; [$data.$B942]; &quot;&quot; )">
            <text:p/>
          </table:table-cell>
          <table:table-cell table:formula="of:=IF(AND([$data.$C942]&gt;=1; [$data.$C942]&lt;5); [$data.$B942]; &quot;&quot; )" office:value-type="float" office:value="1.62824675324675" calcext:value-type="float">
            <text:p>1.62824675324675</text:p>
          </table:table-cell>
          <table:table-cell table:formula="of:=IF(AND([$data.$C942]&gt;=5; [$data.$C942]&lt;10); [$data.$B942]; &quot;&quot; )">
            <text:p/>
          </table:table-cell>
          <table:table-cell table:formula="of:=IF([$data.$C942]&gt;=10; [$data.$B942]; &quot;&quot; )">
            <text:p/>
          </table:table-cell>
          <table:table-cell table:number-columns-repeated="10"/>
        </table:table-row>
        <table:table-row table:style-name="ro1">
          <table:table-cell table:formula="of:=IF([$data.$C943]&lt;1; [$data.$B943]; &quot;&quot; )">
            <text:p/>
          </table:table-cell>
          <table:table-cell table:formula="of:=IF(AND([$data.$C943]&gt;=1; [$data.$C943]&lt;5); [$data.$B943]; &quot;&quot; )" office:value-type="float" office:value="1.40570934256055" calcext:value-type="float">
            <text:p>1.40570934256055</text:p>
          </table:table-cell>
          <table:table-cell table:formula="of:=IF(AND([$data.$C943]&gt;=5; [$data.$C943]&lt;10); [$data.$B943]; &quot;&quot; )">
            <text:p/>
          </table:table-cell>
          <table:table-cell table:formula="of:=IF([$data.$C943]&gt;=10; [$data.$B943]; &quot;&quot; )">
            <text:p/>
          </table:table-cell>
          <table:table-cell table:number-columns-repeated="10"/>
        </table:table-row>
        <table:table-row table:style-name="ro1">
          <table:table-cell table:formula="of:=IF([$data.$C944]&lt;1; [$data.$B944]; &quot;&quot; )">
            <text:p/>
          </table:table-cell>
          <table:table-cell table:formula="of:=IF(AND([$data.$C944]&gt;=1; [$data.$C944]&lt;5); [$data.$B944]; &quot;&quot; )" office:value-type="float" office:value="1.38609715242881" calcext:value-type="float">
            <text:p>1.38609715242881</text:p>
          </table:table-cell>
          <table:table-cell table:formula="of:=IF(AND([$data.$C944]&gt;=5; [$data.$C944]&lt;10); [$data.$B944]; &quot;&quot; )">
            <text:p/>
          </table:table-cell>
          <table:table-cell table:formula="of:=IF([$data.$C944]&gt;=10; [$data.$B944]; &quot;&quot; )">
            <text:p/>
          </table:table-cell>
          <table:table-cell table:number-columns-repeated="10"/>
        </table:table-row>
        <table:table-row table:style-name="ro1">
          <table:table-cell table:formula="of:=IF([$data.$C945]&lt;1; [$data.$B945]; &quot;&quot; )">
            <text:p/>
          </table:table-cell>
          <table:table-cell table:formula="of:=IF(AND([$data.$C945]&gt;=1; [$data.$C945]&lt;5); [$data.$B945]; &quot;&quot; )" office:value-type="float" office:value="1.31848739495798" calcext:value-type="float">
            <text:p>1.31848739495798</text:p>
          </table:table-cell>
          <table:table-cell table:formula="of:=IF(AND([$data.$C945]&gt;=5; [$data.$C945]&lt;10); [$data.$B945]; &quot;&quot; )">
            <text:p/>
          </table:table-cell>
          <table:table-cell table:formula="of:=IF([$data.$C945]&gt;=10; [$data.$B945]; &quot;&quot; )">
            <text:p/>
          </table:table-cell>
          <table:table-cell table:number-columns-repeated="10"/>
        </table:table-row>
        <table:table-row table:style-name="ro1">
          <table:table-cell table:formula="of:=IF([$data.$C946]&lt;1; [$data.$B946]; &quot;&quot; )">
            <text:p/>
          </table:table-cell>
          <table:table-cell table:formula="of:=IF(AND([$data.$C946]&gt;=1; [$data.$C946]&lt;5); [$data.$B946]; &quot;&quot; )" office:value-type="float" office:value="1.46955796497081" calcext:value-type="float">
            <text:p>1.46955796497081</text:p>
          </table:table-cell>
          <table:table-cell table:formula="of:=IF(AND([$data.$C946]&gt;=5; [$data.$C946]&lt;10); [$data.$B946]; &quot;&quot; )">
            <text:p/>
          </table:table-cell>
          <table:table-cell table:formula="of:=IF([$data.$C946]&gt;=10; [$data.$B946]; &quot;&quot; )">
            <text:p/>
          </table:table-cell>
          <table:table-cell table:number-columns-repeated="10"/>
        </table:table-row>
        <table:table-row table:style-name="ro1">
          <table:table-cell table:formula="of:=IF([$data.$C947]&lt;1; [$data.$B947]; &quot;&quot; )">
            <text:p/>
          </table:table-cell>
          <table:table-cell table:formula="of:=IF(AND([$data.$C947]&gt;=1; [$data.$C947]&lt;5); [$data.$B947]; &quot;&quot; )" office:value-type="float" office:value="1.62102689486553" calcext:value-type="float">
            <text:p>1.62102689486553</text:p>
          </table:table-cell>
          <table:table-cell table:formula="of:=IF(AND([$data.$C947]&gt;=5; [$data.$C947]&lt;10); [$data.$B947]; &quot;&quot; )">
            <text:p/>
          </table:table-cell>
          <table:table-cell table:formula="of:=IF([$data.$C947]&gt;=10; [$data.$B947]; &quot;&quot; )">
            <text:p/>
          </table:table-cell>
          <table:table-cell table:number-columns-repeated="10"/>
        </table:table-row>
        <table:table-row table:style-name="ro1">
          <table:table-cell table:formula="of:=IF([$data.$C948]&lt;1; [$data.$B948]; &quot;&quot; )">
            <text:p/>
          </table:table-cell>
          <table:table-cell table:formula="of:=IF(AND([$data.$C948]&gt;=1; [$data.$C948]&lt;5); [$data.$B948]; &quot;&quot; )" office:value-type="float" office:value="2.24875" calcext:value-type="float">
            <text:p>2.24875</text:p>
          </table:table-cell>
          <table:table-cell table:formula="of:=IF(AND([$data.$C948]&gt;=5; [$data.$C948]&lt;10); [$data.$B948]; &quot;&quot; )">
            <text:p/>
          </table:table-cell>
          <table:table-cell table:formula="of:=IF([$data.$C948]&gt;=10; [$data.$B948]; &quot;&quot; )">
            <text:p/>
          </table:table-cell>
          <table:table-cell table:number-columns-repeated="10"/>
        </table:table-row>
        <table:table-row table:style-name="ro1">
          <table:table-cell table:formula="of:=IF([$data.$C949]&lt;1; [$data.$B949]; &quot;&quot; )">
            <text:p/>
          </table:table-cell>
          <table:table-cell table:formula="of:=IF(AND([$data.$C949]&gt;=1; [$data.$C949]&lt;5); [$data.$B949]; &quot;&quot; )" office:value-type="float" office:value="1.34995773457312" calcext:value-type="float">
            <text:p>1.34995773457312</text:p>
          </table:table-cell>
          <table:table-cell table:formula="of:=IF(AND([$data.$C949]&gt;=5; [$data.$C949]&lt;10); [$data.$B949]; &quot;&quot; )">
            <text:p/>
          </table:table-cell>
          <table:table-cell table:formula="of:=IF([$data.$C949]&gt;=10; [$data.$B949]; &quot;&quot; )">
            <text:p/>
          </table:table-cell>
          <table:table-cell table:number-columns-repeated="10"/>
        </table:table-row>
        <table:table-row table:style-name="ro1">
          <table:table-cell table:formula="of:=IF([$data.$C950]&lt;1; [$data.$B950]; &quot;&quot; )">
            <text:p/>
          </table:table-cell>
          <table:table-cell table:formula="of:=IF(AND([$data.$C950]&gt;=1; [$data.$C950]&lt;5); [$data.$B950]; &quot;&quot; )" office:value-type="float" office:value="1.59864521591871" calcext:value-type="float">
            <text:p>1.59864521591871</text:p>
          </table:table-cell>
          <table:table-cell table:formula="of:=IF(AND([$data.$C950]&gt;=5; [$data.$C950]&lt;10); [$data.$B950]; &quot;&quot; )">
            <text:p/>
          </table:table-cell>
          <table:table-cell table:formula="of:=IF([$data.$C950]&gt;=10; [$data.$B950]; &quot;&quot; )">
            <text:p/>
          </table:table-cell>
          <table:table-cell table:number-columns-repeated="10"/>
        </table:table-row>
        <table:table-row table:style-name="ro1">
          <table:table-cell table:formula="of:=IF([$data.$C951]&lt;1; [$data.$B951]; &quot;&quot; )">
            <text:p/>
          </table:table-cell>
          <table:table-cell table:formula="of:=IF(AND([$data.$C951]&gt;=1; [$data.$C951]&lt;5); [$data.$B951]; &quot;&quot; )" office:value-type="float" office:value="1.60672268907563" calcext:value-type="float">
            <text:p>1.60672268907563</text:p>
          </table:table-cell>
          <table:table-cell table:formula="of:=IF(AND([$data.$C951]&gt;=5; [$data.$C951]&lt;10); [$data.$B951]; &quot;&quot; )">
            <text:p/>
          </table:table-cell>
          <table:table-cell table:formula="of:=IF([$data.$C951]&gt;=10; [$data.$B951]; &quot;&quot; )">
            <text:p/>
          </table:table-cell>
          <table:table-cell table:number-columns-repeated="10"/>
        </table:table-row>
        <table:table-row table:style-name="ro1">
          <table:table-cell table:formula="of:=IF([$data.$C952]&lt;1; [$data.$B952]; &quot;&quot; )">
            <text:p/>
          </table:table-cell>
          <table:table-cell table:formula="of:=IF(AND([$data.$C952]&gt;=1; [$data.$C952]&lt;5); [$data.$B952]; &quot;&quot; )" office:value-type="float" office:value="1.4038950042337" calcext:value-type="float">
            <text:p>1.4038950042337</text:p>
          </table:table-cell>
          <table:table-cell table:formula="of:=IF(AND([$data.$C952]&gt;=5; [$data.$C952]&lt;10); [$data.$B952]; &quot;&quot; )">
            <text:p/>
          </table:table-cell>
          <table:table-cell table:formula="of:=IF([$data.$C952]&gt;=10; [$data.$B952]; &quot;&quot; )">
            <text:p/>
          </table:table-cell>
          <table:table-cell table:number-columns-repeated="10"/>
        </table:table-row>
        <table:table-row table:style-name="ro1">
          <table:table-cell table:formula="of:=IF([$data.$C953]&lt;1; [$data.$B953]; &quot;&quot; )">
            <text:p/>
          </table:table-cell>
          <table:table-cell table:formula="of:=IF(AND([$data.$C953]&gt;=1; [$data.$C953]&lt;5); [$data.$B953]; &quot;&quot; )" office:value-type="float" office:value="1.43534482758621" calcext:value-type="float">
            <text:p>1.43534482758621</text:p>
          </table:table-cell>
          <table:table-cell table:formula="of:=IF(AND([$data.$C953]&gt;=5; [$data.$C953]&lt;10); [$data.$B953]; &quot;&quot; )">
            <text:p/>
          </table:table-cell>
          <table:table-cell table:formula="of:=IF([$data.$C953]&gt;=10; [$data.$B953]; &quot;&quot; )">
            <text:p/>
          </table:table-cell>
          <table:table-cell table:number-columns-repeated="10"/>
        </table:table-row>
        <table:table-row table:style-name="ro1">
          <table:table-cell table:formula="of:=IF([$data.$C954]&lt;1; [$data.$B954]; &quot;&quot; )">
            <text:p/>
          </table:table-cell>
          <table:table-cell table:formula="of:=IF(AND([$data.$C954]&gt;=1; [$data.$C954]&lt;5); [$data.$B954]; &quot;&quot; )" office:value-type="float" office:value="1.49223163841808" calcext:value-type="float">
            <text:p>1.49223163841808</text:p>
          </table:table-cell>
          <table:table-cell table:formula="of:=IF(AND([$data.$C954]&gt;=5; [$data.$C954]&lt;10); [$data.$B954]; &quot;&quot; )">
            <text:p/>
          </table:table-cell>
          <table:table-cell table:formula="of:=IF([$data.$C954]&gt;=10; [$data.$B954]; &quot;&quot; )">
            <text:p/>
          </table:table-cell>
          <table:table-cell table:number-columns-repeated="10"/>
        </table:table-row>
        <table:table-row table:style-name="ro1">
          <table:table-cell table:formula="of:=IF([$data.$C955]&lt;1; [$data.$B955]; &quot;&quot; )">
            <text:p/>
          </table:table-cell>
          <table:table-cell table:formula="of:=IF(AND([$data.$C955]&gt;=1; [$data.$C955]&lt;5); [$data.$B955]; &quot;&quot; )" office:value-type="float" office:value="1.43570843570844" calcext:value-type="float">
            <text:p>1.43570843570844</text:p>
          </table:table-cell>
          <table:table-cell table:formula="of:=IF(AND([$data.$C955]&gt;=5; [$data.$C955]&lt;10); [$data.$B955]; &quot;&quot; )">
            <text:p/>
          </table:table-cell>
          <table:table-cell table:formula="of:=IF([$data.$C955]&gt;=10; [$data.$B955]; &quot;&quot; )">
            <text:p/>
          </table:table-cell>
          <table:table-cell table:number-columns-repeated="10"/>
        </table:table-row>
        <table:table-row table:style-name="ro1">
          <table:table-cell table:formula="of:=IF([$data.$C956]&lt;1; [$data.$B956]; &quot;&quot; )">
            <text:p/>
          </table:table-cell>
          <table:table-cell table:formula="of:=IF(AND([$data.$C956]&gt;=1; [$data.$C956]&lt;5); [$data.$B956]; &quot;&quot; )" office:value-type="float" office:value="1.47481481481481" calcext:value-type="float">
            <text:p>1.47481481481481</text:p>
          </table:table-cell>
          <table:table-cell table:formula="of:=IF(AND([$data.$C956]&gt;=5; [$data.$C956]&lt;10); [$data.$B956]; &quot;&quot; )">
            <text:p/>
          </table:table-cell>
          <table:table-cell table:formula="of:=IF([$data.$C956]&gt;=10; [$data.$B956]; &quot;&quot; )">
            <text:p/>
          </table:table-cell>
          <table:table-cell table:number-columns-repeated="10"/>
        </table:table-row>
        <table:table-row table:style-name="ro1">
          <table:table-cell table:formula="of:=IF([$data.$C957]&lt;1; [$data.$B957]; &quot;&quot; )">
            <text:p/>
          </table:table-cell>
          <table:table-cell table:formula="of:=IF(AND([$data.$C957]&gt;=1; [$data.$C957]&lt;5); [$data.$B957]; &quot;&quot; )" office:value-type="float" office:value="1.62699077954736" calcext:value-type="float">
            <text:p>1.62699077954736</text:p>
          </table:table-cell>
          <table:table-cell table:formula="of:=IF(AND([$data.$C957]&gt;=5; [$data.$C957]&lt;10); [$data.$B957]; &quot;&quot; )">
            <text:p/>
          </table:table-cell>
          <table:table-cell table:formula="of:=IF([$data.$C957]&gt;=10; [$data.$B957]; &quot;&quot; )">
            <text:p/>
          </table:table-cell>
          <table:table-cell table:number-columns-repeated="10"/>
        </table:table-row>
        <table:table-row table:style-name="ro1">
          <table:table-cell table:formula="of:=IF([$data.$C958]&lt;1; [$data.$B958]; &quot;&quot; )">
            <text:p/>
          </table:table-cell>
          <table:table-cell table:formula="of:=IF(AND([$data.$C958]&gt;=1; [$data.$C958]&lt;5); [$data.$B958]; &quot;&quot; )" office:value-type="float" office:value="1.33333333333333" calcext:value-type="float">
            <text:p>1.33333333333333</text:p>
          </table:table-cell>
          <table:table-cell table:formula="of:=IF(AND([$data.$C958]&gt;=5; [$data.$C958]&lt;10); [$data.$B958]; &quot;&quot; )">
            <text:p/>
          </table:table-cell>
          <table:table-cell table:formula="of:=IF([$data.$C958]&gt;=10; [$data.$B958]; &quot;&quot; )">
            <text:p/>
          </table:table-cell>
          <table:table-cell table:number-columns-repeated="10"/>
        </table:table-row>
        <table:table-row table:style-name="ro1">
          <table:table-cell table:formula="of:=IF([$data.$C959]&lt;1; [$data.$B959]; &quot;&quot; )">
            <text:p/>
          </table:table-cell>
          <table:table-cell table:formula="of:=IF(AND([$data.$C959]&gt;=1; [$data.$C959]&lt;5); [$data.$B959]; &quot;&quot; )" office:value-type="float" office:value="1.63019508057676" calcext:value-type="float">
            <text:p>1.63019508057676</text:p>
          </table:table-cell>
          <table:table-cell table:formula="of:=IF(AND([$data.$C959]&gt;=5; [$data.$C959]&lt;10); [$data.$B959]; &quot;&quot; )">
            <text:p/>
          </table:table-cell>
          <table:table-cell table:formula="of:=IF([$data.$C959]&gt;=10; [$data.$B959]; &quot;&quot; )">
            <text:p/>
          </table:table-cell>
          <table:table-cell table:number-columns-repeated="10"/>
        </table:table-row>
        <table:table-row table:style-name="ro1">
          <table:table-cell table:formula="of:=IF([$data.$C960]&lt;1; [$data.$B960]; &quot;&quot; )">
            <text:p/>
          </table:table-cell>
          <table:table-cell table:formula="of:=IF(AND([$data.$C960]&gt;=1; [$data.$C960]&lt;5); [$data.$B960]; &quot;&quot; )" office:value-type="float" office:value="1.52278820375335" calcext:value-type="float">
            <text:p>1.52278820375335</text:p>
          </table:table-cell>
          <table:table-cell table:formula="of:=IF(AND([$data.$C960]&gt;=5; [$data.$C960]&lt;10); [$data.$B960]; &quot;&quot; )">
            <text:p/>
          </table:table-cell>
          <table:table-cell table:formula="of:=IF([$data.$C960]&gt;=10; [$data.$B960]; &quot;&quot; )">
            <text:p/>
          </table:table-cell>
          <table:table-cell table:number-columns-repeated="10"/>
        </table:table-row>
        <table:table-row table:style-name="ro1">
          <table:table-cell table:formula="of:=IF([$data.$C961]&lt;1; [$data.$B961]; &quot;&quot; )">
            <text:p/>
          </table:table-cell>
          <table:table-cell table:formula="of:=IF(AND([$data.$C961]&gt;=1; [$data.$C961]&lt;5); [$data.$B961]; &quot;&quot; )" office:value-type="float" office:value="1.5109135004042" calcext:value-type="float">
            <text:p>1.5109135004042</text:p>
          </table:table-cell>
          <table:table-cell table:formula="of:=IF(AND([$data.$C961]&gt;=5; [$data.$C961]&lt;10); [$data.$B961]; &quot;&quot; )">
            <text:p/>
          </table:table-cell>
          <table:table-cell table:formula="of:=IF([$data.$C961]&gt;=10; [$data.$B961]; &quot;&quot; )">
            <text:p/>
          </table:table-cell>
          <table:table-cell table:number-columns-repeated="10"/>
        </table:table-row>
        <table:table-row table:style-name="ro1">
          <table:table-cell table:formula="of:=IF([$data.$C962]&lt;1; [$data.$B962]; &quot;&quot; )">
            <text:p/>
          </table:table-cell>
          <table:table-cell table:formula="of:=IF(AND([$data.$C962]&gt;=1; [$data.$C962]&lt;5); [$data.$B962]; &quot;&quot; )" office:value-type="float" office:value="1.67094017094017" calcext:value-type="float">
            <text:p>1.67094017094017</text:p>
          </table:table-cell>
          <table:table-cell table:formula="of:=IF(AND([$data.$C962]&gt;=5; [$data.$C962]&lt;10); [$data.$B962]; &quot;&quot; )">
            <text:p/>
          </table:table-cell>
          <table:table-cell table:formula="of:=IF([$data.$C962]&gt;=10; [$data.$B962]; &quot;&quot; )">
            <text:p/>
          </table:table-cell>
          <table:table-cell table:number-columns-repeated="10"/>
        </table:table-row>
        <table:table-row table:style-name="ro1">
          <table:table-cell table:formula="of:=IF([$data.$C963]&lt;1; [$data.$B963]; &quot;&quot; )">
            <text:p/>
          </table:table-cell>
          <table:table-cell table:formula="of:=IF(AND([$data.$C963]&gt;=1; [$data.$C963]&lt;5); [$data.$B963]; &quot;&quot; )" office:value-type="float" office:value="1.61976549413735" calcext:value-type="float">
            <text:p>1.61976549413735</text:p>
          </table:table-cell>
          <table:table-cell table:formula="of:=IF(AND([$data.$C963]&gt;=5; [$data.$C963]&lt;10); [$data.$B963]; &quot;&quot; )">
            <text:p/>
          </table:table-cell>
          <table:table-cell table:formula="of:=IF([$data.$C963]&gt;=10; [$data.$B963]; &quot;&quot; )">
            <text:p/>
          </table:table-cell>
          <table:table-cell table:number-columns-repeated="10"/>
        </table:table-row>
        <table:table-row table:style-name="ro1">
          <table:table-cell table:formula="of:=IF([$data.$C964]&lt;1; [$data.$B964]; &quot;&quot; )">
            <text:p/>
          </table:table-cell>
          <table:table-cell table:formula="of:=IF(AND([$data.$C964]&gt;=1; [$data.$C964]&lt;5); [$data.$B964]; &quot;&quot; )" office:value-type="float" office:value="1.41135371179039" calcext:value-type="float">
            <text:p>1.41135371179039</text:p>
          </table:table-cell>
          <table:table-cell table:formula="of:=IF(AND([$data.$C964]&gt;=5; [$data.$C964]&lt;10); [$data.$B964]; &quot;&quot; )">
            <text:p/>
          </table:table-cell>
          <table:table-cell table:formula="of:=IF([$data.$C964]&gt;=10; [$data.$B964]; &quot;&quot; )">
            <text:p/>
          </table:table-cell>
          <table:table-cell table:number-columns-repeated="10"/>
        </table:table-row>
        <table:table-row table:style-name="ro1">
          <table:table-cell table:formula="of:=IF([$data.$C965]&lt;1; [$data.$B965]; &quot;&quot; )">
            <text:p/>
          </table:table-cell>
          <table:table-cell table:formula="of:=IF(AND([$data.$C965]&gt;=1; [$data.$C965]&lt;5); [$data.$B965]; &quot;&quot; )" office:value-type="float" office:value="1.50130548302872" calcext:value-type="float">
            <text:p>1.50130548302872</text:p>
          </table:table-cell>
          <table:table-cell table:formula="of:=IF(AND([$data.$C965]&gt;=5; [$data.$C965]&lt;10); [$data.$B965]; &quot;&quot; )">
            <text:p/>
          </table:table-cell>
          <table:table-cell table:formula="of:=IF([$data.$C965]&gt;=10; [$data.$B965]; &quot;&quot; )">
            <text:p/>
          </table:table-cell>
          <table:table-cell table:number-columns-repeated="10"/>
        </table:table-row>
        <table:table-row table:style-name="ro1">
          <table:table-cell table:formula="of:=IF([$data.$C966]&lt;1; [$data.$B966]; &quot;&quot; )">
            <text:p/>
          </table:table-cell>
          <table:table-cell table:formula="of:=IF(AND([$data.$C966]&gt;=1; [$data.$C966]&lt;5); [$data.$B966]; &quot;&quot; )" office:value-type="float" office:value="1.43408900083963" calcext:value-type="float">
            <text:p>1.43408900083963</text:p>
          </table:table-cell>
          <table:table-cell table:formula="of:=IF(AND([$data.$C966]&gt;=5; [$data.$C966]&lt;10); [$data.$B966]; &quot;&quot; )">
            <text:p/>
          </table:table-cell>
          <table:table-cell table:formula="of:=IF([$data.$C966]&gt;=10; [$data.$B966]; &quot;&quot; )">
            <text:p/>
          </table:table-cell>
          <table:table-cell table:number-columns-repeated="10"/>
        </table:table-row>
        <table:table-row table:style-name="ro1">
          <table:table-cell table:formula="of:=IF([$data.$C967]&lt;1; [$data.$B967]; &quot;&quot; )">
            <text:p/>
          </table:table-cell>
          <table:table-cell table:formula="of:=IF(AND([$data.$C967]&gt;=1; [$data.$C967]&lt;5); [$data.$B967]; &quot;&quot; )" office:value-type="float" office:value="1.77262357414449" calcext:value-type="float">
            <text:p>1.77262357414449</text:p>
          </table:table-cell>
          <table:table-cell table:formula="of:=IF(AND([$data.$C967]&gt;=5; [$data.$C967]&lt;10); [$data.$B967]; &quot;&quot; )">
            <text:p/>
          </table:table-cell>
          <table:table-cell table:formula="of:=IF([$data.$C967]&gt;=10; [$data.$B967]; &quot;&quot; )">
            <text:p/>
          </table:table-cell>
          <table:table-cell table:number-columns-repeated="10"/>
        </table:table-row>
        <table:table-row table:style-name="ro1">
          <table:table-cell table:formula="of:=IF([$data.$C968]&lt;1; [$data.$B968]; &quot;&quot; )">
            <text:p/>
          </table:table-cell>
          <table:table-cell table:formula="of:=IF(AND([$data.$C968]&gt;=1; [$data.$C968]&lt;5); [$data.$B968]; &quot;&quot; )" office:value-type="float" office:value="1.6068237205524" calcext:value-type="float">
            <text:p>1.6068237205524</text:p>
          </table:table-cell>
          <table:table-cell table:formula="of:=IF(AND([$data.$C968]&gt;=5; [$data.$C968]&lt;10); [$data.$B968]; &quot;&quot; )">
            <text:p/>
          </table:table-cell>
          <table:table-cell table:formula="of:=IF([$data.$C968]&gt;=10; [$data.$B968]; &quot;&quot; )">
            <text:p/>
          </table:table-cell>
          <table:table-cell table:number-columns-repeated="10"/>
        </table:table-row>
        <table:table-row table:style-name="ro1">
          <table:table-cell table:formula="of:=IF([$data.$C969]&lt;1; [$data.$B969]; &quot;&quot; )">
            <text:p/>
          </table:table-cell>
          <table:table-cell table:formula="of:=IF(AND([$data.$C969]&gt;=1; [$data.$C969]&lt;5); [$data.$B969]; &quot;&quot; )" office:value-type="float" office:value="1.58862876254181" calcext:value-type="float">
            <text:p>1.58862876254181</text:p>
          </table:table-cell>
          <table:table-cell table:formula="of:=IF(AND([$data.$C969]&gt;=5; [$data.$C969]&lt;10); [$data.$B969]; &quot;&quot; )">
            <text:p/>
          </table:table-cell>
          <table:table-cell table:formula="of:=IF([$data.$C969]&gt;=10; [$data.$B969]; &quot;&quot; )">
            <text:p/>
          </table:table-cell>
          <table:table-cell table:number-columns-repeated="10"/>
        </table:table-row>
        <table:table-row table:style-name="ro1">
          <table:table-cell table:formula="of:=IF([$data.$C970]&lt;1; [$data.$B970]; &quot;&quot; )">
            <text:p/>
          </table:table-cell>
          <table:table-cell table:formula="of:=IF(AND([$data.$C970]&gt;=1; [$data.$C970]&lt;5); [$data.$B970]; &quot;&quot; )" office:value-type="float" office:value="1.5952" calcext:value-type="float">
            <text:p>1.5952</text:p>
          </table:table-cell>
          <table:table-cell table:formula="of:=IF(AND([$data.$C970]&gt;=5; [$data.$C970]&lt;10); [$data.$B970]; &quot;&quot; )">
            <text:p/>
          </table:table-cell>
          <table:table-cell table:formula="of:=IF([$data.$C970]&gt;=10; [$data.$B970]; &quot;&quot; )">
            <text:p/>
          </table:table-cell>
          <table:table-cell table:number-columns-repeated="10"/>
        </table:table-row>
        <table:table-row table:style-name="ro1">
          <table:table-cell table:formula="of:=IF([$data.$C971]&lt;1; [$data.$B971]; &quot;&quot; )">
            <text:p/>
          </table:table-cell>
          <table:table-cell table:formula="of:=IF(AND([$data.$C971]&gt;=1; [$data.$C971]&lt;5); [$data.$B971]; &quot;&quot; )" office:value-type="float" office:value="1.5810147299509" calcext:value-type="float">
            <text:p>1.5810147299509</text:p>
          </table:table-cell>
          <table:table-cell table:formula="of:=IF(AND([$data.$C971]&gt;=5; [$data.$C971]&lt;10); [$data.$B971]; &quot;&quot; )">
            <text:p/>
          </table:table-cell>
          <table:table-cell table:formula="of:=IF([$data.$C971]&gt;=10; [$data.$B971]; &quot;&quot; )">
            <text:p/>
          </table:table-cell>
          <table:table-cell table:number-columns-repeated="10"/>
        </table:table-row>
        <table:table-row table:style-name="ro1">
          <table:table-cell table:formula="of:=IF([$data.$C972]&lt;1; [$data.$B972]; &quot;&quot; )">
            <text:p/>
          </table:table-cell>
          <table:table-cell table:formula="of:=IF(AND([$data.$C972]&gt;=1; [$data.$C972]&lt;5); [$data.$B972]; &quot;&quot; )" office:value-type="float" office:value="1.51178451178451" calcext:value-type="float">
            <text:p>1.51178451178451</text:p>
          </table:table-cell>
          <table:table-cell table:formula="of:=IF(AND([$data.$C972]&gt;=5; [$data.$C972]&lt;10); [$data.$B972]; &quot;&quot; )">
            <text:p/>
          </table:table-cell>
          <table:table-cell table:formula="of:=IF([$data.$C972]&gt;=10; [$data.$B972]; &quot;&quot; )">
            <text:p/>
          </table:table-cell>
          <table:table-cell table:number-columns-repeated="10"/>
        </table:table-row>
        <table:table-row table:style-name="ro1">
          <table:table-cell table:formula="of:=IF([$data.$C973]&lt;1; [$data.$B973]; &quot;&quot; )">
            <text:p/>
          </table:table-cell>
          <table:table-cell table:formula="of:=IF(AND([$data.$C973]&gt;=1; [$data.$C973]&lt;5); [$data.$B973]; &quot;&quot; )" office:value-type="float" office:value="1.54266777133389" calcext:value-type="float">
            <text:p>1.54266777133389</text:p>
          </table:table-cell>
          <table:table-cell table:formula="of:=IF(AND([$data.$C973]&gt;=5; [$data.$C973]&lt;10); [$data.$B973]; &quot;&quot; )">
            <text:p/>
          </table:table-cell>
          <table:table-cell table:formula="of:=IF([$data.$C973]&gt;=10; [$data.$B973]; &quot;&quot; )">
            <text:p/>
          </table:table-cell>
          <table:table-cell table:number-columns-repeated="10"/>
        </table:table-row>
        <table:table-row table:style-name="ro1">
          <table:table-cell table:formula="of:=IF([$data.$C974]&lt;1; [$data.$B974]; &quot;&quot; )">
            <text:p/>
          </table:table-cell>
          <table:table-cell table:formula="of:=IF(AND([$data.$C974]&gt;=1; [$data.$C974]&lt;5); [$data.$B974]; &quot;&quot; )" office:value-type="float" office:value="1.60831889081456" calcext:value-type="float">
            <text:p>1.60831889081456</text:p>
          </table:table-cell>
          <table:table-cell table:formula="of:=IF(AND([$data.$C974]&gt;=5; [$data.$C974]&lt;10); [$data.$B974]; &quot;&quot; )">
            <text:p/>
          </table:table-cell>
          <table:table-cell table:formula="of:=IF([$data.$C974]&gt;=10; [$data.$B974]; &quot;&quot; )">
            <text:p/>
          </table:table-cell>
          <table:table-cell table:number-columns-repeated="10"/>
        </table:table-row>
        <table:table-row table:style-name="ro1">
          <table:table-cell table:formula="of:=IF([$data.$C975]&lt;1; [$data.$B975]; &quot;&quot; )">
            <text:p/>
          </table:table-cell>
          <table:table-cell table:formula="of:=IF(AND([$data.$C975]&gt;=1; [$data.$C975]&lt;5); [$data.$B975]; &quot;&quot; )" office:value-type="float" office:value="1.41492036881811" calcext:value-type="float">
            <text:p>1.41492036881811</text:p>
          </table:table-cell>
          <table:table-cell table:formula="of:=IF(AND([$data.$C975]&gt;=5; [$data.$C975]&lt;10); [$data.$B975]; &quot;&quot; )">
            <text:p/>
          </table:table-cell>
          <table:table-cell table:formula="of:=IF([$data.$C975]&gt;=10; [$data.$B975]; &quot;&quot; )">
            <text:p/>
          </table:table-cell>
          <table:table-cell table:number-columns-repeated="10"/>
        </table:table-row>
        <table:table-row table:style-name="ro1">
          <table:table-cell table:formula="of:=IF([$data.$C976]&lt;1; [$data.$B976]; &quot;&quot; )">
            <text:p/>
          </table:table-cell>
          <table:table-cell table:formula="of:=IF(AND([$data.$C976]&gt;=1; [$data.$C976]&lt;5); [$data.$B976]; &quot;&quot; )" office:value-type="float" office:value="1.4" calcext:value-type="float">
            <text:p>1.4</text:p>
          </table:table-cell>
          <table:table-cell table:formula="of:=IF(AND([$data.$C976]&gt;=5; [$data.$C976]&lt;10); [$data.$B976]; &quot;&quot; )">
            <text:p/>
          </table:table-cell>
          <table:table-cell table:formula="of:=IF([$data.$C976]&gt;=10; [$data.$B976]; &quot;&quot; )">
            <text:p/>
          </table:table-cell>
          <table:table-cell table:number-columns-repeated="10"/>
        </table:table-row>
        <table:table-row table:style-name="ro1">
          <table:table-cell table:formula="of:=IF([$data.$C977]&lt;1; [$data.$B977]; &quot;&quot; )">
            <text:p/>
          </table:table-cell>
          <table:table-cell table:formula="of:=IF(AND([$data.$C977]&gt;=1; [$data.$C977]&lt;5); [$data.$B977]; &quot;&quot; )" office:value-type="float" office:value="1.33767290480065" calcext:value-type="float">
            <text:p>1.33767290480065</text:p>
          </table:table-cell>
          <table:table-cell table:formula="of:=IF(AND([$data.$C977]&gt;=5; [$data.$C977]&lt;10); [$data.$B977]; &quot;&quot; )">
            <text:p/>
          </table:table-cell>
          <table:table-cell table:formula="of:=IF([$data.$C977]&gt;=10; [$data.$B977]; &quot;&quot; )">
            <text:p/>
          </table:table-cell>
          <table:table-cell table:number-columns-repeated="10"/>
        </table:table-row>
        <table:table-row table:style-name="ro1">
          <table:table-cell table:formula="of:=IF([$data.$C978]&lt;1; [$data.$B978]; &quot;&quot; )">
            <text:p/>
          </table:table-cell>
          <table:table-cell table:formula="of:=IF(AND([$data.$C978]&gt;=1; [$data.$C978]&lt;5); [$data.$B978]; &quot;&quot; )" office:value-type="float" office:value="1.63162251655629" calcext:value-type="float">
            <text:p>1.63162251655629</text:p>
          </table:table-cell>
          <table:table-cell table:formula="of:=IF(AND([$data.$C978]&gt;=5; [$data.$C978]&lt;10); [$data.$B978]; &quot;&quot; )">
            <text:p/>
          </table:table-cell>
          <table:table-cell table:formula="of:=IF([$data.$C978]&gt;=10; [$data.$B978]; &quot;&quot; )">
            <text:p/>
          </table:table-cell>
          <table:table-cell table:number-columns-repeated="10"/>
        </table:table-row>
        <table:table-row table:style-name="ro1">
          <table:table-cell table:formula="of:=IF([$data.$C979]&lt;1; [$data.$B979]; &quot;&quot; )">
            <text:p/>
          </table:table-cell>
          <table:table-cell table:formula="of:=IF(AND([$data.$C979]&gt;=1; [$data.$C979]&lt;5); [$data.$B979]; &quot;&quot; )" office:value-type="float" office:value="1.43760831889081" calcext:value-type="float">
            <text:p>1.43760831889081</text:p>
          </table:table-cell>
          <table:table-cell table:formula="of:=IF(AND([$data.$C979]&gt;=5; [$data.$C979]&lt;10); [$data.$B979]; &quot;&quot; )">
            <text:p/>
          </table:table-cell>
          <table:table-cell table:formula="of:=IF([$data.$C979]&gt;=10; [$data.$B979]; &quot;&quot; )">
            <text:p/>
          </table:table-cell>
          <table:table-cell table:number-columns-repeated="10"/>
        </table:table-row>
        <table:table-row table:style-name="ro1">
          <table:table-cell table:formula="of:=IF([$data.$C980]&lt;1; [$data.$B980]; &quot;&quot; )">
            <text:p/>
          </table:table-cell>
          <table:table-cell table:formula="of:=IF(AND([$data.$C980]&gt;=1; [$data.$C980]&lt;5); [$data.$B980]; &quot;&quot; )" office:value-type="float" office:value="1.32632398753894" calcext:value-type="float">
            <text:p>1.32632398753894</text:p>
          </table:table-cell>
          <table:table-cell table:formula="of:=IF(AND([$data.$C980]&gt;=5; [$data.$C980]&lt;10); [$data.$B980]; &quot;&quot; )">
            <text:p/>
          </table:table-cell>
          <table:table-cell table:formula="of:=IF([$data.$C980]&gt;=10; [$data.$B980]; &quot;&quot; )">
            <text:p/>
          </table:table-cell>
          <table:table-cell table:number-columns-repeated="10"/>
        </table:table-row>
        <table:table-row table:style-name="ro1">
          <table:table-cell table:formula="of:=IF([$data.$C981]&lt;1; [$data.$B981]; &quot;&quot; )">
            <text:p/>
          </table:table-cell>
          <table:table-cell table:formula="of:=IF(AND([$data.$C981]&gt;=1; [$data.$C981]&lt;5); [$data.$B981]; &quot;&quot; )" office:value-type="float" office:value="1.490245971162" calcext:value-type="float">
            <text:p>1.490245971162</text:p>
          </table:table-cell>
          <table:table-cell table:formula="of:=IF(AND([$data.$C981]&gt;=5; [$data.$C981]&lt;10); [$data.$B981]; &quot;&quot; )">
            <text:p/>
          </table:table-cell>
          <table:table-cell table:formula="of:=IF([$data.$C981]&gt;=10; [$data.$B981]; &quot;&quot; )">
            <text:p/>
          </table:table-cell>
          <table:table-cell table:number-columns-repeated="10"/>
        </table:table-row>
        <table:table-row table:style-name="ro1">
          <table:table-cell table:formula="of:=IF([$data.$C982]&lt;1; [$data.$B982]; &quot;&quot; )">
            <text:p/>
          </table:table-cell>
          <table:table-cell table:formula="of:=IF(AND([$data.$C982]&gt;=1; [$data.$C982]&lt;5); [$data.$B982]; &quot;&quot; )" office:value-type="float" office:value="1.45914069081719" calcext:value-type="float">
            <text:p>1.45914069081719</text:p>
          </table:table-cell>
          <table:table-cell table:formula="of:=IF(AND([$data.$C982]&gt;=5; [$data.$C982]&lt;10); [$data.$B982]; &quot;&quot; )">
            <text:p/>
          </table:table-cell>
          <table:table-cell table:formula="of:=IF([$data.$C982]&gt;=10; [$data.$B982]; &quot;&quot; )">
            <text:p/>
          </table:table-cell>
          <table:table-cell table:number-columns-repeated="10"/>
        </table:table-row>
        <table:table-row table:style-name="ro1">
          <table:table-cell table:formula="of:=IF([$data.$C983]&lt;1; [$data.$B983]; &quot;&quot; )">
            <text:p/>
          </table:table-cell>
          <table:table-cell table:formula="of:=IF(AND([$data.$C983]&gt;=1; [$data.$C983]&lt;5); [$data.$B983]; &quot;&quot; )" office:value-type="float" office:value="1.38717948717949" calcext:value-type="float">
            <text:p>1.38717948717949</text:p>
          </table:table-cell>
          <table:table-cell table:formula="of:=IF(AND([$data.$C983]&gt;=5; [$data.$C983]&lt;10); [$data.$B983]; &quot;&quot; )">
            <text:p/>
          </table:table-cell>
          <table:table-cell table:formula="of:=IF([$data.$C983]&gt;=10; [$data.$B983]; &quot;&quot; )">
            <text:p/>
          </table:table-cell>
          <table:table-cell table:number-columns-repeated="10"/>
        </table:table-row>
        <table:table-row table:style-name="ro1">
          <table:table-cell table:formula="of:=IF([$data.$C984]&lt;1; [$data.$B984]; &quot;&quot; )">
            <text:p/>
          </table:table-cell>
          <table:table-cell table:formula="of:=IF(AND([$data.$C984]&gt;=1; [$data.$C984]&lt;5); [$data.$B984]; &quot;&quot; )" office:value-type="float" office:value="1.49410840534171" calcext:value-type="float">
            <text:p>1.49410840534171</text:p>
          </table:table-cell>
          <table:table-cell table:formula="of:=IF(AND([$data.$C984]&gt;=5; [$data.$C984]&lt;10); [$data.$B984]; &quot;&quot; )">
            <text:p/>
          </table:table-cell>
          <table:table-cell table:formula="of:=IF([$data.$C984]&gt;=10; [$data.$B984]; &quot;&quot; )">
            <text:p/>
          </table:table-cell>
          <table:table-cell table:number-columns-repeated="10"/>
        </table:table-row>
        <table:table-row table:style-name="ro1">
          <table:table-cell table:formula="of:=IF([$data.$C985]&lt;1; [$data.$B985]; &quot;&quot; )">
            <text:p/>
          </table:table-cell>
          <table:table-cell table:formula="of:=IF(AND([$data.$C985]&gt;=1; [$data.$C985]&lt;5); [$data.$B985]; &quot;&quot; )" office:value-type="float" office:value="1.36317135549872" calcext:value-type="float">
            <text:p>1.36317135549872</text:p>
          </table:table-cell>
          <table:table-cell table:formula="of:=IF(AND([$data.$C985]&gt;=5; [$data.$C985]&lt;10); [$data.$B985]; &quot;&quot; )">
            <text:p/>
          </table:table-cell>
          <table:table-cell table:formula="of:=IF([$data.$C985]&gt;=10; [$data.$B985]; &quot;&quot; )">
            <text:p/>
          </table:table-cell>
          <table:table-cell table:number-columns-repeated="10"/>
        </table:table-row>
        <table:table-row table:style-name="ro1">
          <table:table-cell table:formula="of:=IF([$data.$C986]&lt;1; [$data.$B986]; &quot;&quot; )">
            <text:p/>
          </table:table-cell>
          <table:table-cell table:formula="of:=IF(AND([$data.$C986]&gt;=1; [$data.$C986]&lt;5); [$data.$B986]; &quot;&quot; )" office:value-type="float" office:value="1.61317567567568" calcext:value-type="float">
            <text:p>1.61317567567568</text:p>
          </table:table-cell>
          <table:table-cell table:formula="of:=IF(AND([$data.$C986]&gt;=5; [$data.$C986]&lt;10); [$data.$B986]; &quot;&quot; )">
            <text:p/>
          </table:table-cell>
          <table:table-cell table:formula="of:=IF([$data.$C986]&gt;=10; [$data.$B986]; &quot;&quot; )">
            <text:p/>
          </table:table-cell>
          <table:table-cell table:number-columns-repeated="10"/>
        </table:table-row>
        <table:table-row table:style-name="ro1">
          <table:table-cell table:formula="of:=IF([$data.$C987]&lt;1; [$data.$B987]; &quot;&quot; )">
            <text:p/>
          </table:table-cell>
          <table:table-cell table:formula="of:=IF(AND([$data.$C987]&gt;=1; [$data.$C987]&lt;5); [$data.$B987]; &quot;&quot; )" office:value-type="float" office:value="1.52136752136752" calcext:value-type="float">
            <text:p>1.52136752136752</text:p>
          </table:table-cell>
          <table:table-cell table:formula="of:=IF(AND([$data.$C987]&gt;=5; [$data.$C987]&lt;10); [$data.$B987]; &quot;&quot; )">
            <text:p/>
          </table:table-cell>
          <table:table-cell table:formula="of:=IF([$data.$C987]&gt;=10; [$data.$B987]; &quot;&quot; )">
            <text:p/>
          </table:table-cell>
          <table:table-cell table:number-columns-repeated="10"/>
        </table:table-row>
        <table:table-row table:style-name="ro1">
          <table:table-cell table:formula="of:=IF([$data.$C988]&lt;1; [$data.$B988]; &quot;&quot; )">
            <text:p/>
          </table:table-cell>
          <table:table-cell table:formula="of:=IF(AND([$data.$C988]&gt;=1; [$data.$C988]&lt;5); [$data.$B988]; &quot;&quot; )" office:value-type="float" office:value="1.43552519214347" calcext:value-type="float">
            <text:p>1.43552519214347</text:p>
          </table:table-cell>
          <table:table-cell table:formula="of:=IF(AND([$data.$C988]&gt;=5; [$data.$C988]&lt;10); [$data.$B988]; &quot;&quot; )">
            <text:p/>
          </table:table-cell>
          <table:table-cell table:formula="of:=IF([$data.$C988]&gt;=10; [$data.$B988]; &quot;&quot; )">
            <text:p/>
          </table:table-cell>
          <table:table-cell table:number-columns-repeated="10"/>
        </table:table-row>
        <table:table-row table:style-name="ro1">
          <table:table-cell table:formula="of:=IF([$data.$C989]&lt;1; [$data.$B989]; &quot;&quot; )" office:value-type="float" office:value="0" calcext:value-type="float">
            <text:p>0</text:p>
          </table:table-cell>
          <table:table-cell table:formula="of:=IF(AND([$data.$C989]&gt;=1; [$data.$C989]&lt;5); [$data.$B989]; &quot;&quot; )">
            <text:p/>
          </table:table-cell>
          <table:table-cell table:formula="of:=IF(AND([$data.$C989]&gt;=5; [$data.$C989]&lt;10); [$data.$B989]; &quot;&quot; )">
            <text:p/>
          </table:table-cell>
          <table:table-cell table:formula="of:=IF([$data.$C989]&gt;=10; [$data.$B989]; &quot;&quot; )">
            <text:p/>
          </table:table-cell>
          <table:table-cell table:number-columns-repeated="10"/>
        </table:table-row>
        <table:table-row table:style-name="ro1">
          <table:table-cell table:formula="of:=IF([$data.$C990]&lt;1; [$data.$B990]; &quot;&quot; )">
            <text:p/>
          </table:table-cell>
          <table:table-cell table:formula="of:=IF(AND([$data.$C990]&gt;=1; [$data.$C990]&lt;5); [$data.$B990]; &quot;&quot; )">
            <text:p/>
          </table:table-cell>
          <table:table-cell table:formula="of:=IF(AND([$data.$C990]&gt;=5; [$data.$C990]&lt;10); [$data.$B990]; &quot;&quot; )" office:value-type="float" office:value="1.40604844489035" calcext:value-type="float">
            <text:p>1.40604844489035</text:p>
          </table:table-cell>
          <table:table-cell table:formula="of:=IF([$data.$C990]&gt;=10; [$data.$B990]; &quot;&quot; )">
            <text:p/>
          </table:table-cell>
          <table:table-cell table:number-columns-repeated="10"/>
        </table:table-row>
        <table:table-row table:style-name="ro1">
          <table:table-cell table:formula="of:=IF([$data.$C991]&lt;1; [$data.$B991]; &quot;&quot; )">
            <text:p/>
          </table:table-cell>
          <table:table-cell table:formula="of:=IF(AND([$data.$C991]&gt;=1; [$data.$C991]&lt;5); [$data.$B991]; &quot;&quot; )" office:value-type="float" office:value="2.63055697496168" calcext:value-type="float">
            <text:p>2.63055697496168</text:p>
          </table:table-cell>
          <table:table-cell table:formula="of:=IF(AND([$data.$C991]&gt;=5; [$data.$C991]&lt;10); [$data.$B991]; &quot;&quot; )">
            <text:p/>
          </table:table-cell>
          <table:table-cell table:formula="of:=IF([$data.$C991]&gt;=10; [$data.$B991]; &quot;&quot; )">
            <text:p/>
          </table:table-cell>
          <table:table-cell table:number-columns-repeated="10"/>
        </table:table-row>
        <table:table-row table:style-name="ro1">
          <table:table-cell table:formula="of:=IF([$data.$C992]&lt;1; [$data.$B992]; &quot;&quot; )">
            <text:p/>
          </table:table-cell>
          <table:table-cell table:formula="of:=IF(AND([$data.$C992]&gt;=1; [$data.$C992]&lt;5); [$data.$B992]; &quot;&quot; )" office:value-type="float" office:value="2.59099321406539" calcext:value-type="float">
            <text:p>2.59099321406539</text:p>
          </table:table-cell>
          <table:table-cell table:formula="of:=IF(AND([$data.$C992]&gt;=5; [$data.$C992]&lt;10); [$data.$B992]; &quot;&quot; )">
            <text:p/>
          </table:table-cell>
          <table:table-cell table:formula="of:=IF([$data.$C992]&gt;=10; [$data.$B992]; &quot;&quot; )">
            <text:p/>
          </table:table-cell>
          <table:table-cell table:number-columns-repeated="10"/>
        </table:table-row>
        <table:table-row table:style-name="ro1">
          <table:table-cell table:formula="of:=IF([$data.$C993]&lt;1; [$data.$B993]; &quot;&quot; )">
            <text:p/>
          </table:table-cell>
          <table:table-cell table:formula="of:=IF(AND([$data.$C993]&gt;=1; [$data.$C993]&lt;5); [$data.$B993]; &quot;&quot; )" office:value-type="float" office:value="3.09650231774126" calcext:value-type="float">
            <text:p>3.09650231774126</text:p>
          </table:table-cell>
          <table:table-cell table:formula="of:=IF(AND([$data.$C993]&gt;=5; [$data.$C993]&lt;10); [$data.$B993]; &quot;&quot; )">
            <text:p/>
          </table:table-cell>
          <table:table-cell table:formula="of:=IF([$data.$C993]&gt;=10; [$data.$B993]; &quot;&quot; )">
            <text:p/>
          </table:table-cell>
          <table:table-cell table:number-columns-repeated="10"/>
        </table:table-row>
        <table:table-row table:style-name="ro1">
          <table:table-cell table:formula="of:=IF([$data.$C994]&lt;1; [$data.$B994]; &quot;&quot; )">
            <text:p/>
          </table:table-cell>
          <table:table-cell table:formula="of:=IF(AND([$data.$C994]&gt;=1; [$data.$C994]&lt;5); [$data.$B994]; &quot;&quot; )">
            <text:p/>
          </table:table-cell>
          <table:table-cell table:formula="of:=IF(AND([$data.$C994]&gt;=5; [$data.$C994]&lt;10); [$data.$B994]; &quot;&quot; )">
            <text:p/>
          </table:table-cell>
          <table:table-cell table:formula="of:=IF([$data.$C994]&gt;=10; [$data.$B994]; &quot;&quot; )" office:value-type="float" office:value="6.86388225934765" calcext:value-type="float">
            <text:p>6.86388225934765</text:p>
          </table:table-cell>
          <table:table-cell table:number-columns-repeated="10"/>
        </table:table-row>
        <table:table-row table:style-name="ro1">
          <table:table-cell table:formula="of:=IF([$data.$C995]&lt;1; [$data.$B995]; &quot;&quot; )">
            <text:p/>
          </table:table-cell>
          <table:table-cell table:formula="of:=IF(AND([$data.$C995]&gt;=1; [$data.$C995]&lt;5); [$data.$B995]; &quot;&quot; )" office:value-type="float" office:value="2.18241626794258" calcext:value-type="float">
            <text:p>2.18241626794258</text:p>
          </table:table-cell>
          <table:table-cell table:formula="of:=IF(AND([$data.$C995]&gt;=5; [$data.$C995]&lt;10); [$data.$B995]; &quot;&quot; )">
            <text:p/>
          </table:table-cell>
          <table:table-cell table:formula="of:=IF([$data.$C995]&gt;=10; [$data.$B995]; &quot;&quot; )">
            <text:p/>
          </table:table-cell>
          <table:table-cell table:number-columns-repeated="10"/>
        </table:table-row>
        <table:table-row table:style-name="ro1">
          <table:table-cell table:formula="of:=IF([$data.$C996]&lt;1; [$data.$B996]; &quot;&quot; )">
            <text:p/>
          </table:table-cell>
          <table:table-cell table:formula="of:=IF(AND([$data.$C996]&gt;=1; [$data.$C996]&lt;5); [$data.$B996]; &quot;&quot; )">
            <text:p/>
          </table:table-cell>
          <table:table-cell table:formula="of:=IF(AND([$data.$C996]&gt;=5; [$data.$C996]&lt;10); [$data.$B996]; &quot;&quot; )" office:value-type="float" office:value="7.3876027830487" calcext:value-type="float">
            <text:p>7.3876027830487</text:p>
          </table:table-cell>
          <table:table-cell table:formula="of:=IF([$data.$C996]&gt;=10; [$data.$B996]; &quot;&quot; )">
            <text:p/>
          </table:table-cell>
          <table:table-cell table:number-columns-repeated="10"/>
        </table:table-row>
        <table:table-row table:style-name="ro1">
          <table:table-cell table:formula="of:=IF([$data.$C997]&lt;1; [$data.$B997]; &quot;&quot; )">
            <text:p/>
          </table:table-cell>
          <table:table-cell table:formula="of:=IF(AND([$data.$C997]&gt;=1; [$data.$C997]&lt;5); [$data.$B997]; &quot;&quot; )" office:value-type="float" office:value="3.14857142857143" calcext:value-type="float">
            <text:p>3.14857142857143</text:p>
          </table:table-cell>
          <table:table-cell table:formula="of:=IF(AND([$data.$C997]&gt;=5; [$data.$C997]&lt;10); [$data.$B997]; &quot;&quot; )">
            <text:p/>
          </table:table-cell>
          <table:table-cell table:formula="of:=IF([$data.$C997]&gt;=10; [$data.$B997]; &quot;&quot; )">
            <text:p/>
          </table:table-cell>
          <table:table-cell table:number-columns-repeated="10"/>
        </table:table-row>
        <table:table-row table:style-name="ro1">
          <table:table-cell table:formula="of:=IF([$data.$C998]&lt;1; [$data.$B998]; &quot;&quot; )">
            <text:p/>
          </table:table-cell>
          <table:table-cell table:formula="of:=IF(AND([$data.$C998]&gt;=1; [$data.$C998]&lt;5); [$data.$B998]; &quot;&quot; )" office:value-type="float" office:value="1.93731778425656" calcext:value-type="float">
            <text:p>1.93731778425656</text:p>
          </table:table-cell>
          <table:table-cell table:formula="of:=IF(AND([$data.$C998]&gt;=5; [$data.$C998]&lt;10); [$data.$B998]; &quot;&quot; )">
            <text:p/>
          </table:table-cell>
          <table:table-cell table:formula="of:=IF([$data.$C998]&gt;=10; [$data.$B998]; &quot;&quot; )">
            <text:p/>
          </table:table-cell>
          <table:table-cell table:number-columns-repeated="10"/>
        </table:table-row>
        <table:table-row table:style-name="ro1">
          <table:table-cell table:formula="of:=IF([$data.$C999]&lt;1; [$data.$B999]; &quot;&quot; )">
            <text:p/>
          </table:table-cell>
          <table:table-cell table:formula="of:=IF(AND([$data.$C999]&gt;=1; [$data.$C999]&lt;5); [$data.$B999]; &quot;&quot; )" office:value-type="float" office:value="2.48186528497409" calcext:value-type="float">
            <text:p>2.48186528497409</text:p>
          </table:table-cell>
          <table:table-cell table:formula="of:=IF(AND([$data.$C999]&gt;=5; [$data.$C999]&lt;10); [$data.$B999]; &quot;&quot; )">
            <text:p/>
          </table:table-cell>
          <table:table-cell table:formula="of:=IF([$data.$C999]&gt;=10; [$data.$B999]; &quot;&quot; )">
            <text:p/>
          </table:table-cell>
          <table:table-cell table:number-columns-repeated="10"/>
        </table:table-row>
        <table:table-row table:style-name="ro1">
          <table:table-cell table:formula="of:=IF([$data.$C1000]&lt;1; [$data.$B1000]; &quot;&quot; )" office:value-type="float" office:value="1.33333333333333" calcext:value-type="float">
            <text:p>1.33333333333333</text:p>
          </table:table-cell>
          <table:table-cell table:formula="of:=IF(AND([$data.$C1000]&gt;=1; [$data.$C1000]&lt;5); [$data.$B1000]; &quot;&quot; )">
            <text:p/>
          </table:table-cell>
          <table:table-cell table:formula="of:=IF(AND([$data.$C1000]&gt;=5; [$data.$C1000]&lt;10); [$data.$B1000]; &quot;&quot; )">
            <text:p/>
          </table:table-cell>
          <table:table-cell table:formula="of:=IF([$data.$C1000]&gt;=10; [$data.$B1000]; &quot;&quot; )">
            <text:p/>
          </table:table-cell>
          <table:table-cell table:number-columns-repeated="10"/>
        </table:table-row>
        <table:table-row table:style-name="ro1">
          <table:table-cell table:formula="of:=IF([$data.$C1001]&lt;1; [$data.$B1001]; &quot;&quot; )">
            <text:p/>
          </table:table-cell>
          <table:table-cell table:formula="of:=IF(AND([$data.$C1001]&gt;=1; [$data.$C1001]&lt;5); [$data.$B1001]; &quot;&quot; )" office:value-type="float" office:value="1.30649588289113" calcext:value-type="float">
            <text:p>1.30649588289113</text:p>
          </table:table-cell>
          <table:table-cell table:formula="of:=IF(AND([$data.$C1001]&gt;=5; [$data.$C1001]&lt;10); [$data.$B1001]; &quot;&quot; )">
            <text:p/>
          </table:table-cell>
          <table:table-cell table:formula="of:=IF([$data.$C1001]&gt;=10; [$data.$B1001]; &quot;&quot; )">
            <text:p/>
          </table:table-cell>
          <table:table-cell table:number-columns-repeated="10"/>
        </table:table-row>
        <table:table-row table:style-name="ro1">
          <table:table-cell table:formula="of:=IF([$data.$C1002]&lt;1; [$data.$B1002]; &quot;&quot; )">
            <text:p/>
          </table:table-cell>
          <table:table-cell table:formula="of:=IF(AND([$data.$C1002]&gt;=1; [$data.$C1002]&lt;5); [$data.$B1002]; &quot;&quot; )" office:value-type="float" office:value="3.71861152141802" calcext:value-type="float">
            <text:p>3.71861152141802</text:p>
          </table:table-cell>
          <table:table-cell table:formula="of:=IF(AND([$data.$C1002]&gt;=5; [$data.$C1002]&lt;10); [$data.$B1002]; &quot;&quot; )">
            <text:p/>
          </table:table-cell>
          <table:table-cell table:formula="of:=IF([$data.$C1002]&gt;=10; [$data.$B1002]; &quot;&quot; )">
            <text:p/>
          </table:table-cell>
          <table:table-cell table:number-columns-repeated="10"/>
        </table:table-row>
        <table:table-row table:style-name="ro1">
          <table:table-cell table:formula="of:=IF([$data.$C1003]&lt;1; [$data.$B1003]; &quot;&quot; )">
            <text:p/>
          </table:table-cell>
          <table:table-cell table:formula="of:=IF(AND([$data.$C1003]&gt;=1; [$data.$C1003]&lt;5); [$data.$B1003]; &quot;&quot; )" office:value-type="float" office:value="1.34290271132376" calcext:value-type="float">
            <text:p>1.34290271132376</text:p>
          </table:table-cell>
          <table:table-cell table:formula="of:=IF(AND([$data.$C1003]&gt;=5; [$data.$C1003]&lt;10); [$data.$B1003]; &quot;&quot; )">
            <text:p/>
          </table:table-cell>
          <table:table-cell table:formula="of:=IF([$data.$C1003]&gt;=10; [$data.$B1003]; &quot;&quot; )">
            <text:p/>
          </table:table-cell>
          <table:table-cell table:number-columns-repeated="10"/>
        </table:table-row>
        <table:table-row table:style-name="ro1">
          <table:table-cell table:formula="of:=IF([$data.$C1004]&lt;1; [$data.$B1004]; &quot;&quot; )">
            <text:p/>
          </table:table-cell>
          <table:table-cell table:formula="of:=IF(AND([$data.$C1004]&gt;=1; [$data.$C1004]&lt;5); [$data.$B1004]; &quot;&quot; )">
            <text:p/>
          </table:table-cell>
          <table:table-cell table:formula="of:=IF(AND([$data.$C1004]&gt;=5; [$data.$C1004]&lt;10); [$data.$B1004]; &quot;&quot; )">
            <text:p/>
          </table:table-cell>
          <table:table-cell table:formula="of:=IF([$data.$C1004]&gt;=10; [$data.$B1004]; &quot;&quot; )" office:value-type="float" office:value="1.00079680848788" calcext:value-type="float">
            <text:p>1.00079680848788</text:p>
          </table:table-cell>
          <table:table-cell table:number-columns-repeated="10"/>
        </table:table-row>
        <table:table-row table:style-name="ro1">
          <table:table-cell table:formula="of:=IF([$data.$C1005]&lt;1; [$data.$B1005]; &quot;&quot; )">
            <text:p/>
          </table:table-cell>
          <table:table-cell table:formula="of:=IF(AND([$data.$C1005]&gt;=1; [$data.$C1005]&lt;5); [$data.$B1005]; &quot;&quot; )" office:value-type="float" office:value="1.30292942743009" calcext:value-type="float">
            <text:p>1.30292942743009</text:p>
          </table:table-cell>
          <table:table-cell table:formula="of:=IF(AND([$data.$C1005]&gt;=5; [$data.$C1005]&lt;10); [$data.$B1005]; &quot;&quot; )">
            <text:p/>
          </table:table-cell>
          <table:table-cell table:formula="of:=IF([$data.$C1005]&gt;=10; [$data.$B1005]; &quot;&quot; )">
            <text:p/>
          </table:table-cell>
          <table:table-cell table:number-columns-repeated="10"/>
        </table:table-row>
        <table:table-row table:style-name="ro1">
          <table:table-cell table:formula="of:=IF([$data.$C1006]&lt;1; [$data.$B1006]; &quot;&quot; )">
            <text:p/>
          </table:table-cell>
          <table:table-cell table:formula="of:=IF(AND([$data.$C1006]&gt;=1; [$data.$C1006]&lt;5); [$data.$B1006]; &quot;&quot; )" office:value-type="float" office:value="1.19849931787176" calcext:value-type="float">
            <text:p>1.19849931787176</text:p>
          </table:table-cell>
          <table:table-cell table:formula="of:=IF(AND([$data.$C1006]&gt;=5; [$data.$C1006]&lt;10); [$data.$B1006]; &quot;&quot; )">
            <text:p/>
          </table:table-cell>
          <table:table-cell table:formula="of:=IF([$data.$C1006]&gt;=10; [$data.$B1006]; &quot;&quot; )">
            <text:p/>
          </table:table-cell>
          <table:table-cell table:number-columns-repeated="10"/>
        </table:table-row>
        <table:table-row table:style-name="ro1">
          <table:table-cell table:formula="of:=IF([$data.$C1007]&lt;1; [$data.$B1007]; &quot;&quot; )">
            <text:p/>
          </table:table-cell>
          <table:table-cell table:formula="of:=IF(AND([$data.$C1007]&gt;=1; [$data.$C1007]&lt;5); [$data.$B1007]; &quot;&quot; )" office:value-type="float" office:value="1.29367088607595" calcext:value-type="float">
            <text:p>1.29367088607595</text:p>
          </table:table-cell>
          <table:table-cell table:formula="of:=IF(AND([$data.$C1007]&gt;=5; [$data.$C1007]&lt;10); [$data.$B1007]; &quot;&quot; )">
            <text:p/>
          </table:table-cell>
          <table:table-cell table:formula="of:=IF([$data.$C1007]&gt;=10; [$data.$B1007]; &quot;&quot; )">
            <text:p/>
          </table:table-cell>
          <table:table-cell table:number-columns-repeated="10"/>
        </table:table-row>
        <table:table-row table:style-name="ro1">
          <table:table-cell table:formula="of:=IF([$data.$C1008]&lt;1; [$data.$B1008]; &quot;&quot; )">
            <text:p/>
          </table:table-cell>
          <table:table-cell table:formula="of:=IF(AND([$data.$C1008]&gt;=1; [$data.$C1008]&lt;5); [$data.$B1008]; &quot;&quot; )" office:value-type="float" office:value="1.19571335786967" calcext:value-type="float">
            <text:p>1.19571335786967</text:p>
          </table:table-cell>
          <table:table-cell table:formula="of:=IF(AND([$data.$C1008]&gt;=5; [$data.$C1008]&lt;10); [$data.$B1008]; &quot;&quot; )">
            <text:p/>
          </table:table-cell>
          <table:table-cell table:formula="of:=IF([$data.$C1008]&gt;=10; [$data.$B1008]; &quot;&quot; )">
            <text:p/>
          </table:table-cell>
          <table:table-cell table:number-columns-repeated="10"/>
        </table:table-row>
        <table:table-row table:style-name="ro1">
          <table:table-cell table:formula="of:=IF([$data.$C1009]&lt;1; [$data.$B1009]; &quot;&quot; )">
            <text:p/>
          </table:table-cell>
          <table:table-cell table:formula="of:=IF(AND([$data.$C1009]&gt;=1; [$data.$C1009]&lt;5); [$data.$B1009]; &quot;&quot; )">
            <text:p/>
          </table:table-cell>
          <table:table-cell table:formula="of:=IF(AND([$data.$C1009]&gt;=5; [$data.$C1009]&lt;10); [$data.$B1009]; &quot;&quot; )" office:value-type="float" office:value="2.33954428106409" calcext:value-type="float">
            <text:p>2.33954428106409</text:p>
          </table:table-cell>
          <table:table-cell table:formula="of:=IF([$data.$C1009]&gt;=10; [$data.$B1009]; &quot;&quot; )">
            <text:p/>
          </table:table-cell>
          <table:table-cell table:number-columns-repeated="10"/>
        </table:table-row>
        <table:table-row table:style-name="ro1">
          <table:table-cell table:formula="of:=IF([$data.$C1010]&lt;1; [$data.$B1010]; &quot;&quot; )">
            <text:p/>
          </table:table-cell>
          <table:table-cell table:formula="of:=IF(AND([$data.$C1010]&gt;=1; [$data.$C1010]&lt;5); [$data.$B1010]; &quot;&quot; )">
            <text:p/>
          </table:table-cell>
          <table:table-cell table:formula="of:=IF(AND([$data.$C1010]&gt;=5; [$data.$C1010]&lt;10); [$data.$B1010]; &quot;&quot; )" office:value-type="float" office:value="4.85885385081868" calcext:value-type="float">
            <text:p>4.85885385081868</text:p>
          </table:table-cell>
          <table:table-cell table:formula="of:=IF([$data.$C1010]&gt;=10; [$data.$B1010]; &quot;&quot; )">
            <text:p/>
          </table:table-cell>
          <table:table-cell table:number-columns-repeated="10"/>
        </table:table-row>
        <table:table-row table:style-name="ro1">
          <table:table-cell table:formula="of:=IF([$data.$C1011]&lt;1; [$data.$B1011]; &quot;&quot; )">
            <text:p/>
          </table:table-cell>
          <table:table-cell table:formula="of:=IF(AND([$data.$C1011]&gt;=1; [$data.$C1011]&lt;5); [$data.$B1011]; &quot;&quot; )" office:value-type="float" office:value="1.26873733963538" calcext:value-type="float">
            <text:p>1.26873733963538</text:p>
          </table:table-cell>
          <table:table-cell table:formula="of:=IF(AND([$data.$C1011]&gt;=5; [$data.$C1011]&lt;10); [$data.$B1011]; &quot;&quot; )">
            <text:p/>
          </table:table-cell>
          <table:table-cell table:formula="of:=IF([$data.$C1011]&gt;=10; [$data.$B1011]; &quot;&quot; )">
            <text:p/>
          </table:table-cell>
          <table:table-cell table:number-columns-repeated="10"/>
        </table:table-row>
        <table:table-row table:style-name="ro1">
          <table:table-cell table:formula="of:=IF([$data.$C1012]&lt;1; [$data.$B1012]; &quot;&quot; )">
            <text:p/>
          </table:table-cell>
          <table:table-cell table:formula="of:=IF(AND([$data.$C1012]&gt;=1; [$data.$C1012]&lt;5); [$data.$B1012]; &quot;&quot; )">
            <text:p/>
          </table:table-cell>
          <table:table-cell table:formula="of:=IF(AND([$data.$C1012]&gt;=5; [$data.$C1012]&lt;10); [$data.$B1012]; &quot;&quot; )" office:value-type="float" office:value="1.55817056896761" calcext:value-type="float">
            <text:p>1.55817056896761</text:p>
          </table:table-cell>
          <table:table-cell table:formula="of:=IF([$data.$C1012]&gt;=10; [$data.$B1012]; &quot;&quot; )">
            <text:p/>
          </table:table-cell>
          <table:table-cell table:number-columns-repeated="10"/>
        </table:table-row>
        <table:table-row table:style-name="ro1">
          <table:table-cell table:formula="of:=IF([$data.$C1013]&lt;1; [$data.$B1013]; &quot;&quot; )">
            <text:p/>
          </table:table-cell>
          <table:table-cell table:formula="of:=IF(AND([$data.$C1013]&gt;=1; [$data.$C1013]&lt;5); [$data.$B1013]; &quot;&quot; )">
            <text:p/>
          </table:table-cell>
          <table:table-cell table:formula="of:=IF(AND([$data.$C1013]&gt;=5; [$data.$C1013]&lt;10); [$data.$B1013]; &quot;&quot; )" office:value-type="float" office:value="1.93587465675981" calcext:value-type="float">
            <text:p>1.93587465675981</text:p>
          </table:table-cell>
          <table:table-cell table:formula="of:=IF([$data.$C1013]&gt;=10; [$data.$B1013]; &quot;&quot; )">
            <text:p/>
          </table:table-cell>
          <table:table-cell table:number-columns-repeated="10"/>
        </table:table-row>
        <table:table-row table:style-name="ro1">
          <table:table-cell table:formula="of:=IF([$data.$C1014]&lt;1; [$data.$B1014]; &quot;&quot; )">
            <text:p/>
          </table:table-cell>
          <table:table-cell table:formula="of:=IF(AND([$data.$C1014]&gt;=1; [$data.$C1014]&lt;5); [$data.$B1014]; &quot;&quot; )" office:value-type="float" office:value="1.13569321533923" calcext:value-type="float">
            <text:p>1.13569321533923</text:p>
          </table:table-cell>
          <table:table-cell table:formula="of:=IF(AND([$data.$C1014]&gt;=5; [$data.$C1014]&lt;10); [$data.$B1014]; &quot;&quot; )">
            <text:p/>
          </table:table-cell>
          <table:table-cell table:formula="of:=IF([$data.$C1014]&gt;=10; [$data.$B1014]; &quot;&quot; )">
            <text:p/>
          </table:table-cell>
          <table:table-cell table:number-columns-repeated="10"/>
        </table:table-row>
        <table:table-row table:style-name="ro1">
          <table:table-cell table:formula="of:=IF([$data.$C1015]&lt;1; [$data.$B1015]; &quot;&quot; )">
            <text:p/>
          </table:table-cell>
          <table:table-cell table:formula="of:=IF(AND([$data.$C1015]&gt;=1; [$data.$C1015]&lt;5); [$data.$B1015]; &quot;&quot; )" office:value-type="float" office:value="1.29054497701904" calcext:value-type="float">
            <text:p>1.29054497701904</text:p>
          </table:table-cell>
          <table:table-cell table:formula="of:=IF(AND([$data.$C1015]&gt;=5; [$data.$C1015]&lt;10); [$data.$B1015]; &quot;&quot; )">
            <text:p/>
          </table:table-cell>
          <table:table-cell table:formula="of:=IF([$data.$C1015]&gt;=10; [$data.$B1015]; &quot;&quot; )">
            <text:p/>
          </table:table-cell>
          <table:table-cell table:number-columns-repeated="10"/>
        </table:table-row>
        <table:table-row table:style-name="ro1">
          <table:table-cell table:formula="of:=IF([$data.$C1016]&lt;1; [$data.$B1016]; &quot;&quot; )">
            <text:p/>
          </table:table-cell>
          <table:table-cell table:formula="of:=IF(AND([$data.$C1016]&gt;=1; [$data.$C1016]&lt;5); [$data.$B1016]; &quot;&quot; )" office:value-type="float" office:value="1.32827102803738" calcext:value-type="float">
            <text:p>1.32827102803738</text:p>
          </table:table-cell>
          <table:table-cell table:formula="of:=IF(AND([$data.$C1016]&gt;=5; [$data.$C1016]&lt;10); [$data.$B1016]; &quot;&quot; )">
            <text:p/>
          </table:table-cell>
          <table:table-cell table:formula="of:=IF([$data.$C1016]&gt;=10; [$data.$B1016]; &quot;&quot; )">
            <text:p/>
          </table:table-cell>
          <table:table-cell table:number-columns-repeated="10"/>
        </table:table-row>
        <table:table-row table:style-name="ro1">
          <table:table-cell table:formula="of:=IF([$data.$C1017]&lt;1; [$data.$B1017]; &quot;&quot; )">
            <text:p/>
          </table:table-cell>
          <table:table-cell table:formula="of:=IF(AND([$data.$C1017]&gt;=1; [$data.$C1017]&lt;5); [$data.$B1017]; &quot;&quot; )" office:value-type="float" office:value="1.32588996763754" calcext:value-type="float">
            <text:p>1.32588996763754</text:p>
          </table:table-cell>
          <table:table-cell table:formula="of:=IF(AND([$data.$C1017]&gt;=5; [$data.$C1017]&lt;10); [$data.$B1017]; &quot;&quot; )">
            <text:p/>
          </table:table-cell>
          <table:table-cell table:formula="of:=IF([$data.$C1017]&gt;=10; [$data.$B1017]; &quot;&quot; )">
            <text:p/>
          </table:table-cell>
          <table:table-cell table:number-columns-repeated="10"/>
        </table:table-row>
        <table:table-row table:style-name="ro1">
          <table:table-cell table:formula="of:=IF([$data.$C1018]&lt;1; [$data.$B1018]; &quot;&quot; )">
            <text:p/>
          </table:table-cell>
          <table:table-cell table:formula="of:=IF(AND([$data.$C1018]&gt;=1; [$data.$C1018]&lt;5); [$data.$B1018]; &quot;&quot; )" office:value-type="float" office:value="1.31157894736842" calcext:value-type="float">
            <text:p>1.31157894736842</text:p>
          </table:table-cell>
          <table:table-cell table:formula="of:=IF(AND([$data.$C1018]&gt;=5; [$data.$C1018]&lt;10); [$data.$B1018]; &quot;&quot; )">
            <text:p/>
          </table:table-cell>
          <table:table-cell table:formula="of:=IF([$data.$C1018]&gt;=10; [$data.$B1018]; &quot;&quot; )">
            <text:p/>
          </table:table-cell>
          <table:table-cell table:number-columns-repeated="10"/>
        </table:table-row>
        <table:table-row table:style-name="ro1">
          <table:table-cell table:formula="of:=IF([$data.$C1019]&lt;1; [$data.$B1019]; &quot;&quot; )">
            <text:p/>
          </table:table-cell>
          <table:table-cell table:formula="of:=IF(AND([$data.$C1019]&gt;=1; [$data.$C1019]&lt;5); [$data.$B1019]; &quot;&quot; )" office:value-type="float" office:value="1.50235294117647" calcext:value-type="float">
            <text:p>1.50235294117647</text:p>
          </table:table-cell>
          <table:table-cell table:formula="of:=IF(AND([$data.$C1019]&gt;=5; [$data.$C1019]&lt;10); [$data.$B1019]; &quot;&quot; )">
            <text:p/>
          </table:table-cell>
          <table:table-cell table:formula="of:=IF([$data.$C1019]&gt;=10; [$data.$B1019]; &quot;&quot; )">
            <text:p/>
          </table:table-cell>
          <table:table-cell table:number-columns-repeated="10"/>
        </table:table-row>
        <table:table-row table:style-name="ro1">
          <table:table-cell table:formula="of:=IF([$data.$C1020]&lt;1; [$data.$B1020]; &quot;&quot; )">
            <text:p/>
          </table:table-cell>
          <table:table-cell table:formula="of:=IF(AND([$data.$C1020]&gt;=1; [$data.$C1020]&lt;5); [$data.$B1020]; &quot;&quot; )">
            <text:p/>
          </table:table-cell>
          <table:table-cell table:formula="of:=IF(AND([$data.$C1020]&gt;=5; [$data.$C1020]&lt;10); [$data.$B1020]; &quot;&quot; )" office:value-type="float" office:value="1.14307004470939" calcext:value-type="float">
            <text:p>1.14307004470939</text:p>
          </table:table-cell>
          <table:table-cell table:formula="of:=IF([$data.$C1020]&gt;=10; [$data.$B1020]; &quot;&quot; )">
            <text:p/>
          </table:table-cell>
          <table:table-cell table:number-columns-repeated="10"/>
        </table:table-row>
        <table:table-row table:style-name="ro1">
          <table:table-cell table:formula="of:=IF([$data.$C1021]&lt;1; [$data.$B1021]; &quot;&quot; )">
            <text:p/>
          </table:table-cell>
          <table:table-cell table:formula="of:=IF(AND([$data.$C1021]&gt;=1; [$data.$C1021]&lt;5); [$data.$B1021]; &quot;&quot; )" office:value-type="float" office:value="1.24059837938915" calcext:value-type="float">
            <text:p>1.24059837938915</text:p>
          </table:table-cell>
          <table:table-cell table:formula="of:=IF(AND([$data.$C1021]&gt;=5; [$data.$C1021]&lt;10); [$data.$B1021]; &quot;&quot; )">
            <text:p/>
          </table:table-cell>
          <table:table-cell table:formula="of:=IF([$data.$C1021]&gt;=10; [$data.$B1021]; &quot;&quot; )">
            <text:p/>
          </table:table-cell>
          <table:table-cell table:number-columns-repeated="10"/>
        </table:table-row>
        <table:table-row table:style-name="ro1">
          <table:table-cell table:formula="of:=IF([$data.$C1022]&lt;1; [$data.$B1022]; &quot;&quot; )">
            <text:p/>
          </table:table-cell>
          <table:table-cell table:formula="of:=IF(AND([$data.$C1022]&gt;=1; [$data.$C1022]&lt;5); [$data.$B1022]; &quot;&quot; )" office:value-type="float" office:value="1.2617853560682" calcext:value-type="float">
            <text:p>1.2617853560682</text:p>
          </table:table-cell>
          <table:table-cell table:formula="of:=IF(AND([$data.$C1022]&gt;=5; [$data.$C1022]&lt;10); [$data.$B1022]; &quot;&quot; )">
            <text:p/>
          </table:table-cell>
          <table:table-cell table:formula="of:=IF([$data.$C1022]&gt;=10; [$data.$B1022]; &quot;&quot; )">
            <text:p/>
          </table:table-cell>
          <table:table-cell table:number-columns-repeated="10"/>
        </table:table-row>
        <table:table-row table:style-name="ro1">
          <table:table-cell table:formula="of:=IF([$data.$C1023]&lt;1; [$data.$B1023]; &quot;&quot; )">
            <text:p/>
          </table:table-cell>
          <table:table-cell table:formula="of:=IF(AND([$data.$C1023]&gt;=1; [$data.$C1023]&lt;5); [$data.$B1023]; &quot;&quot; )" office:value-type="float" office:value="1.28632911392405" calcext:value-type="float">
            <text:p>1.28632911392405</text:p>
          </table:table-cell>
          <table:table-cell table:formula="of:=IF(AND([$data.$C1023]&gt;=5; [$data.$C1023]&lt;10); [$data.$B1023]; &quot;&quot; )">
            <text:p/>
          </table:table-cell>
          <table:table-cell table:formula="of:=IF([$data.$C1023]&gt;=10; [$data.$B1023]; &quot;&quot; )">
            <text:p/>
          </table:table-cell>
          <table:table-cell table:number-columns-repeated="10"/>
        </table:table-row>
        <table:table-row table:style-name="ro1">
          <table:table-cell table:formula="of:=IF([$data.$C1024]&lt;1; [$data.$B1024]; &quot;&quot; )">
            <text:p/>
          </table:table-cell>
          <table:table-cell table:formula="of:=IF(AND([$data.$C1024]&gt;=1; [$data.$C1024]&lt;5); [$data.$B1024]; &quot;&quot; )">
            <text:p/>
          </table:table-cell>
          <table:table-cell table:formula="of:=IF(AND([$data.$C1024]&gt;=5; [$data.$C1024]&lt;10); [$data.$B1024]; &quot;&quot; )" office:value-type="float" office:value="2.77003410059676" calcext:value-type="float">
            <text:p>2.77003410059676</text:p>
          </table:table-cell>
          <table:table-cell table:formula="of:=IF([$data.$C1024]&gt;=10; [$data.$B1024]; &quot;&quot; )">
            <text:p/>
          </table:table-cell>
          <table:table-cell table:number-columns-repeated="10"/>
        </table:table-row>
        <table:table-row table:style-name="ro1">
          <table:table-cell table:formula="of:=IF([$data.$C1025]&lt;1; [$data.$B1025]; &quot;&quot; )">
            <text:p/>
          </table:table-cell>
          <table:table-cell table:formula="of:=IF(AND([$data.$C1025]&gt;=1; [$data.$C1025]&lt;5); [$data.$B1025]; &quot;&quot; )">
            <text:p/>
          </table:table-cell>
          <table:table-cell table:formula="of:=IF(AND([$data.$C1025]&gt;=5; [$data.$C1025]&lt;10); [$data.$B1025]; &quot;&quot; )" office:value-type="float" office:value="1.2983451536643" calcext:value-type="float">
            <text:p>1.2983451536643</text:p>
          </table:table-cell>
          <table:table-cell table:formula="of:=IF([$data.$C1025]&gt;=10; [$data.$B1025]; &quot;&quot; )">
            <text:p/>
          </table:table-cell>
          <table:table-cell table:number-columns-repeated="10"/>
        </table:table-row>
        <table:table-row table:style-name="ro1">
          <table:table-cell table:formula="of:=IF([$data.$C1026]&lt;1; [$data.$B1026]; &quot;&quot; )">
            <text:p/>
          </table:table-cell>
          <table:table-cell table:formula="of:=IF(AND([$data.$C1026]&gt;=1; [$data.$C1026]&lt;5); [$data.$B1026]; &quot;&quot; )" office:value-type="float" office:value="1.28675496688742" calcext:value-type="float">
            <text:p>1.28675496688742</text:p>
          </table:table-cell>
          <table:table-cell table:formula="of:=IF(AND([$data.$C1026]&gt;=5; [$data.$C1026]&lt;10); [$data.$B1026]; &quot;&quot; )">
            <text:p/>
          </table:table-cell>
          <table:table-cell table:formula="of:=IF([$data.$C1026]&gt;=10; [$data.$B1026]; &quot;&quot; )">
            <text:p/>
          </table:table-cell>
          <table:table-cell table:number-columns-repeated="10"/>
        </table:table-row>
        <table:table-row table:style-name="ro1">
          <table:table-cell table:formula="of:=IF([$data.$C1027]&lt;1; [$data.$B1027]; &quot;&quot; )">
            <text:p/>
          </table:table-cell>
          <table:table-cell table:formula="of:=IF(AND([$data.$C1027]&gt;=1; [$data.$C1027]&lt;5); [$data.$B1027]; &quot;&quot; )" office:value-type="float" office:value="1.12430347192456" calcext:value-type="float">
            <text:p>1.12430347192456</text:p>
          </table:table-cell>
          <table:table-cell table:formula="of:=IF(AND([$data.$C1027]&gt;=5; [$data.$C1027]&lt;10); [$data.$B1027]; &quot;&quot; )">
            <text:p/>
          </table:table-cell>
          <table:table-cell table:formula="of:=IF([$data.$C1027]&gt;=10; [$data.$B1027]; &quot;&quot; )">
            <text:p/>
          </table:table-cell>
          <table:table-cell table:number-columns-repeated="10"/>
        </table:table-row>
        <table:table-row table:style-name="ro1">
          <table:table-cell table:formula="of:=IF([$data.$C1028]&lt;1; [$data.$B1028]; &quot;&quot; )">
            <text:p/>
          </table:table-cell>
          <table:table-cell table:formula="of:=IF(AND([$data.$C1028]&gt;=1; [$data.$C1028]&lt;5); [$data.$B1028]; &quot;&quot; )" office:value-type="float" office:value="1.30457246189615" calcext:value-type="float">
            <text:p>1.30457246189615</text:p>
          </table:table-cell>
          <table:table-cell table:formula="of:=IF(AND([$data.$C1028]&gt;=5; [$data.$C1028]&lt;10); [$data.$B1028]; &quot;&quot; )">
            <text:p/>
          </table:table-cell>
          <table:table-cell table:formula="of:=IF([$data.$C1028]&gt;=10; [$data.$B1028]; &quot;&quot; )">
            <text:p/>
          </table:table-cell>
          <table:table-cell table:number-columns-repeated="10"/>
        </table:table-row>
        <table:table-row table:style-name="ro1">
          <table:table-cell table:formula="of:=IF([$data.$C1029]&lt;1; [$data.$B1029]; &quot;&quot; )">
            <text:p/>
          </table:table-cell>
          <table:table-cell table:formula="of:=IF(AND([$data.$C1029]&gt;=1; [$data.$C1029]&lt;5); [$data.$B1029]; &quot;&quot; )">
            <text:p/>
          </table:table-cell>
          <table:table-cell table:formula="of:=IF(AND([$data.$C1029]&gt;=5; [$data.$C1029]&lt;10); [$data.$B1029]; &quot;&quot; )" office:value-type="float" office:value="1.17797609025088" calcext:value-type="float">
            <text:p>1.17797609025088</text:p>
          </table:table-cell>
          <table:table-cell table:formula="of:=IF([$data.$C1029]&gt;=10; [$data.$B1029]; &quot;&quot; )">
            <text:p/>
          </table:table-cell>
          <table:table-cell table:number-columns-repeated="10"/>
        </table:table-row>
        <table:table-row table:style-name="ro1">
          <table:table-cell table:formula="of:=IF([$data.$C1030]&lt;1; [$data.$B1030]; &quot;&quot; )">
            <text:p/>
          </table:table-cell>
          <table:table-cell table:formula="of:=IF(AND([$data.$C1030]&gt;=1; [$data.$C1030]&lt;5); [$data.$B1030]; &quot;&quot; )">
            <text:p/>
          </table:table-cell>
          <table:table-cell table:formula="of:=IF(AND([$data.$C1030]&gt;=5; [$data.$C1030]&lt;10); [$data.$B1030]; &quot;&quot; )">
            <text:p/>
          </table:table-cell>
          <table:table-cell table:formula="of:=IF([$data.$C1030]&gt;=10; [$data.$B1030]; &quot;&quot; )" office:value-type="float" office:value="1.25567751293542" calcext:value-type="float">
            <text:p>1.25567751293542</text:p>
          </table:table-cell>
          <table:table-cell table:number-columns-repeated="10"/>
        </table:table-row>
        <table:table-row table:style-name="ro1">
          <table:table-cell table:formula="of:=IF([$data.$C1031]&lt;1; [$data.$B1031]; &quot;&quot; )">
            <text:p/>
          </table:table-cell>
          <table:table-cell table:formula="of:=IF(AND([$data.$C1031]&gt;=1; [$data.$C1031]&lt;5); [$data.$B1031]; &quot;&quot; )">
            <text:p/>
          </table:table-cell>
          <table:table-cell table:formula="of:=IF(AND([$data.$C1031]&gt;=5; [$data.$C1031]&lt;10); [$data.$B1031]; &quot;&quot; )">
            <text:p/>
          </table:table-cell>
          <table:table-cell table:formula="of:=IF([$data.$C1031]&gt;=10; [$data.$B1031]; &quot;&quot; )" office:value-type="float" office:value="1.06818512236491" calcext:value-type="float">
            <text:p>1.06818512236491</text:p>
          </table:table-cell>
          <table:table-cell table:number-columns-repeated="10"/>
        </table:table-row>
        <table:table-row table:style-name="ro1">
          <table:table-cell table:formula="of:=IF([$data.$C1032]&lt;1; [$data.$B1032]; &quot;&quot; )">
            <text:p/>
          </table:table-cell>
          <table:table-cell table:formula="of:=IF(AND([$data.$C1032]&gt;=1; [$data.$C1032]&lt;5); [$data.$B1032]; &quot;&quot; )">
            <text:p/>
          </table:table-cell>
          <table:table-cell table:formula="of:=IF(AND([$data.$C1032]&gt;=5; [$data.$C1032]&lt;10); [$data.$B1032]; &quot;&quot; )" office:value-type="float" office:value="1.32847203639283" calcext:value-type="float">
            <text:p>1.32847203639283</text:p>
          </table:table-cell>
          <table:table-cell table:formula="of:=IF([$data.$C1032]&gt;=10; [$data.$B1032]; &quot;&quot; )">
            <text:p/>
          </table:table-cell>
          <table:table-cell table:number-columns-repeated="10"/>
        </table:table-row>
        <table:table-row table:style-name="ro1">
          <table:table-cell table:formula="of:=IF([$data.$C1033]&lt;1; [$data.$B1033]; &quot;&quot; )">
            <text:p/>
          </table:table-cell>
          <table:table-cell table:formula="of:=IF(AND([$data.$C1033]&gt;=1; [$data.$C1033]&lt;5); [$data.$B1033]; &quot;&quot; )">
            <text:p/>
          </table:table-cell>
          <table:table-cell table:formula="of:=IF(AND([$data.$C1033]&gt;=5; [$data.$C1033]&lt;10); [$data.$B1033]; &quot;&quot; )" office:value-type="float" office:value="1.47819604919866" calcext:value-type="float">
            <text:p>1.47819604919866</text:p>
          </table:table-cell>
          <table:table-cell table:formula="of:=IF([$data.$C1033]&gt;=10; [$data.$B1033]; &quot;&quot; )">
            <text:p/>
          </table:table-cell>
          <table:table-cell table:number-columns-repeated="10"/>
        </table:table-row>
        <table:table-row table:style-name="ro1">
          <table:table-cell table:formula="of:=IF([$data.$C1034]&lt;1; [$data.$B1034]; &quot;&quot; )">
            <text:p/>
          </table:table-cell>
          <table:table-cell table:formula="of:=IF(AND([$data.$C1034]&gt;=1; [$data.$C1034]&lt;5); [$data.$B1034]; &quot;&quot; )" office:value-type="float" office:value="0.98676844783715" calcext:value-type="float">
            <text:p>0.98676844783715</text:p>
          </table:table-cell>
          <table:table-cell table:formula="of:=IF(AND([$data.$C1034]&gt;=5; [$data.$C1034]&lt;10); [$data.$B1034]; &quot;&quot; )">
            <text:p/>
          </table:table-cell>
          <table:table-cell table:formula="of:=IF([$data.$C1034]&gt;=10; [$data.$B1034]; &quot;&quot; )">
            <text:p/>
          </table:table-cell>
          <table:table-cell table:number-columns-repeated="10"/>
        </table:table-row>
        <table:table-row table:style-name="ro1">
          <table:table-cell table:formula="of:=IF([$data.$C1035]&lt;1; [$data.$B1035]; &quot;&quot; )">
            <text:p/>
          </table:table-cell>
          <table:table-cell table:formula="of:=IF(AND([$data.$C1035]&gt;=1; [$data.$C1035]&lt;5); [$data.$B1035]; &quot;&quot; )">
            <text:p/>
          </table:table-cell>
          <table:table-cell table:formula="of:=IF(AND([$data.$C1035]&gt;=5; [$data.$C1035]&lt;10); [$data.$B1035]; &quot;&quot; )" office:value-type="float" office:value="1.95991766872495" calcext:value-type="float">
            <text:p>1.95991766872495</text:p>
          </table:table-cell>
          <table:table-cell table:formula="of:=IF([$data.$C1035]&gt;=10; [$data.$B1035]; &quot;&quot; )">
            <text:p/>
          </table:table-cell>
          <table:table-cell table:number-columns-repeated="10"/>
        </table:table-row>
        <table:table-row table:style-name="ro1">
          <table:table-cell table:formula="of:=IF([$data.$C1036]&lt;1; [$data.$B1036]; &quot;&quot; )">
            <text:p/>
          </table:table-cell>
          <table:table-cell table:formula="of:=IF(AND([$data.$C1036]&gt;=1; [$data.$C1036]&lt;5); [$data.$B1036]; &quot;&quot; )" office:value-type="float" office:value="0.971354166666667" calcext:value-type="float">
            <text:p>0.971354166666667</text:p>
          </table:table-cell>
          <table:table-cell table:formula="of:=IF(AND([$data.$C1036]&gt;=5; [$data.$C1036]&lt;10); [$data.$B1036]; &quot;&quot; )">
            <text:p/>
          </table:table-cell>
          <table:table-cell table:formula="of:=IF([$data.$C1036]&gt;=10; [$data.$B1036]; &quot;&quot; )">
            <text:p/>
          </table:table-cell>
          <table:table-cell table:number-columns-repeated="10"/>
        </table:table-row>
        <table:table-row table:style-name="ro1">
          <table:table-cell table:formula="of:=IF([$data.$C1037]&lt;1; [$data.$B1037]; &quot;&quot; )">
            <text:p/>
          </table:table-cell>
          <table:table-cell table:formula="of:=IF(AND([$data.$C1037]&gt;=1; [$data.$C1037]&lt;5); [$data.$B1037]; &quot;&quot; )" office:value-type="float" office:value="1.64342680730641" calcext:value-type="float">
            <text:p>1.64342680730641</text:p>
          </table:table-cell>
          <table:table-cell table:formula="of:=IF(AND([$data.$C1037]&gt;=5; [$data.$C1037]&lt;10); [$data.$B1037]; &quot;&quot; )">
            <text:p/>
          </table:table-cell>
          <table:table-cell table:formula="of:=IF([$data.$C1037]&gt;=10; [$data.$B1037]; &quot;&quot; )">
            <text:p/>
          </table:table-cell>
          <table:table-cell table:number-columns-repeated="10"/>
        </table:table-row>
        <table:table-row table:style-name="ro1">
          <table:table-cell table:formula="of:=IF([$data.$C1038]&lt;1; [$data.$B1038]; &quot;&quot; )">
            <text:p/>
          </table:table-cell>
          <table:table-cell table:formula="of:=IF(AND([$data.$C1038]&gt;=1; [$data.$C1038]&lt;5); [$data.$B1038]; &quot;&quot; )" office:value-type="float" office:value="1.35862068965517" calcext:value-type="float">
            <text:p>1.35862068965517</text:p>
          </table:table-cell>
          <table:table-cell table:formula="of:=IF(AND([$data.$C1038]&gt;=5; [$data.$C1038]&lt;10); [$data.$B1038]; &quot;&quot; )">
            <text:p/>
          </table:table-cell>
          <table:table-cell table:formula="of:=IF([$data.$C1038]&gt;=10; [$data.$B1038]; &quot;&quot; )">
            <text:p/>
          </table:table-cell>
          <table:table-cell table:number-columns-repeated="10"/>
        </table:table-row>
        <table:table-row table:style-name="ro1">
          <table:table-cell table:formula="of:=IF([$data.$C1039]&lt;1; [$data.$B1039]; &quot;&quot; )">
            <text:p/>
          </table:table-cell>
          <table:table-cell table:formula="of:=IF(AND([$data.$C1039]&gt;=1; [$data.$C1039]&lt;5); [$data.$B1039]; &quot;&quot; )">
            <text:p/>
          </table:table-cell>
          <table:table-cell table:formula="of:=IF(AND([$data.$C1039]&gt;=5; [$data.$C1039]&lt;10); [$data.$B1039]; &quot;&quot; )" office:value-type="float" office:value="1.54342524854624" calcext:value-type="float">
            <text:p>1.54342524854624</text:p>
          </table:table-cell>
          <table:table-cell table:formula="of:=IF([$data.$C1039]&gt;=10; [$data.$B1039]; &quot;&quot; )">
            <text:p/>
          </table:table-cell>
          <table:table-cell table:number-columns-repeated="10"/>
        </table:table-row>
        <table:table-row table:style-name="ro1">
          <table:table-cell table:formula="of:=IF([$data.$C1040]&lt;1; [$data.$B1040]; &quot;&quot; )">
            <text:p/>
          </table:table-cell>
          <table:table-cell table:formula="of:=IF(AND([$data.$C1040]&gt;=1; [$data.$C1040]&lt;5); [$data.$B1040]; &quot;&quot; )">
            <text:p/>
          </table:table-cell>
          <table:table-cell table:formula="of:=IF(AND([$data.$C1040]&gt;=5; [$data.$C1040]&lt;10); [$data.$B1040]; &quot;&quot; )" office:value-type="float" office:value="1.97048212528698" calcext:value-type="float">
            <text:p>1.97048212528698</text:p>
          </table:table-cell>
          <table:table-cell table:formula="of:=IF([$data.$C1040]&gt;=10; [$data.$B1040]; &quot;&quot; )">
            <text:p/>
          </table:table-cell>
          <table:table-cell table:number-columns-repeated="10"/>
        </table:table-row>
        <table:table-row table:style-name="ro1">
          <table:table-cell table:formula="of:=IF([$data.$C1041]&lt;1; [$data.$B1041]; &quot;&quot; )">
            <text:p/>
          </table:table-cell>
          <table:table-cell table:formula="of:=IF(AND([$data.$C1041]&gt;=1; [$data.$C1041]&lt;5); [$data.$B1041]; &quot;&quot; )">
            <text:p/>
          </table:table-cell>
          <table:table-cell table:formula="of:=IF(AND([$data.$C1041]&gt;=5; [$data.$C1041]&lt;10); [$data.$B1041]; &quot;&quot; )">
            <text:p/>
          </table:table-cell>
          <table:table-cell table:formula="of:=IF([$data.$C1041]&gt;=10; [$data.$B1041]; &quot;&quot; )" office:value-type="float" office:value="1.55723611919074" calcext:value-type="float">
            <text:p>1.55723611919074</text:p>
          </table:table-cell>
          <table:table-cell table:number-columns-repeated="10"/>
        </table:table-row>
        <table:table-row table:style-name="ro1">
          <table:table-cell table:formula="of:=IF([$data.$C1042]&lt;1; [$data.$B1042]; &quot;&quot; )">
            <text:p/>
          </table:table-cell>
          <table:table-cell table:formula="of:=IF(AND([$data.$C1042]&gt;=1; [$data.$C1042]&lt;5); [$data.$B1042]; &quot;&quot; )" office:value-type="float" office:value="1.78353184878301" calcext:value-type="float">
            <text:p>1.78353184878301</text:p>
          </table:table-cell>
          <table:table-cell table:formula="of:=IF(AND([$data.$C1042]&gt;=5; [$data.$C1042]&lt;10); [$data.$B1042]; &quot;&quot; )">
            <text:p/>
          </table:table-cell>
          <table:table-cell table:formula="of:=IF([$data.$C1042]&gt;=10; [$data.$B1042]; &quot;&quot; )">
            <text:p/>
          </table:table-cell>
          <table:table-cell table:number-columns-repeated="10"/>
        </table:table-row>
        <table:table-row table:style-name="ro1">
          <table:table-cell table:formula="of:=IF([$data.$C1043]&lt;1; [$data.$B1043]; &quot;&quot; )">
            <text:p/>
          </table:table-cell>
          <table:table-cell table:formula="of:=IF(AND([$data.$C1043]&gt;=1; [$data.$C1043]&lt;5); [$data.$B1043]; &quot;&quot; )" office:value-type="float" office:value="1.77108134920635" calcext:value-type="float">
            <text:p>1.77108134920635</text:p>
          </table:table-cell>
          <table:table-cell table:formula="of:=IF(AND([$data.$C1043]&gt;=5; [$data.$C1043]&lt;10); [$data.$B1043]; &quot;&quot; )">
            <text:p/>
          </table:table-cell>
          <table:table-cell table:formula="of:=IF([$data.$C1043]&gt;=10; [$data.$B1043]; &quot;&quot; )">
            <text:p/>
          </table:table-cell>
          <table:table-cell table:number-columns-repeated="10"/>
        </table:table-row>
        <table:table-row table:style-name="ro1">
          <table:table-cell table:formula="of:=IF([$data.$C1044]&lt;1; [$data.$B1044]; &quot;&quot; )">
            <text:p/>
          </table:table-cell>
          <table:table-cell table:formula="of:=IF(AND([$data.$C1044]&gt;=1; [$data.$C1044]&lt;5); [$data.$B1044]; &quot;&quot; )" office:value-type="float" office:value="1.60164158686731" calcext:value-type="float">
            <text:p>1.60164158686731</text:p>
          </table:table-cell>
          <table:table-cell table:formula="of:=IF(AND([$data.$C1044]&gt;=5; [$data.$C1044]&lt;10); [$data.$B1044]; &quot;&quot; )">
            <text:p/>
          </table:table-cell>
          <table:table-cell table:formula="of:=IF([$data.$C1044]&gt;=10; [$data.$B1044]; &quot;&quot; )">
            <text:p/>
          </table:table-cell>
          <table:table-cell table:number-columns-repeated="10"/>
        </table:table-row>
        <table:table-row table:style-name="ro1">
          <table:table-cell table:formula="of:=IF([$data.$C1045]&lt;1; [$data.$B1045]; &quot;&quot; )">
            <text:p/>
          </table:table-cell>
          <table:table-cell table:formula="of:=IF(AND([$data.$C1045]&gt;=1; [$data.$C1045]&lt;5); [$data.$B1045]; &quot;&quot; )">
            <text:p/>
          </table:table-cell>
          <table:table-cell table:formula="of:=IF(AND([$data.$C1045]&gt;=5; [$data.$C1045]&lt;10); [$data.$B1045]; &quot;&quot; )" office:value-type="float" office:value="1.95700174317257" calcext:value-type="float">
            <text:p>1.95700174317257</text:p>
          </table:table-cell>
          <table:table-cell table:formula="of:=IF([$data.$C1045]&gt;=10; [$data.$B1045]; &quot;&quot; )">
            <text:p/>
          </table:table-cell>
          <table:table-cell table:number-columns-repeated="10"/>
        </table:table-row>
        <table:table-row table:style-name="ro1">
          <table:table-cell table:formula="of:=IF([$data.$C1046]&lt;1; [$data.$B1046]; &quot;&quot; )">
            <text:p/>
          </table:table-cell>
          <table:table-cell table:formula="of:=IF(AND([$data.$C1046]&gt;=1; [$data.$C1046]&lt;5); [$data.$B1046]; &quot;&quot; )">
            <text:p/>
          </table:table-cell>
          <table:table-cell table:formula="of:=IF(AND([$data.$C1046]&gt;=5; [$data.$C1046]&lt;10); [$data.$B1046]; &quot;&quot; )" office:value-type="float" office:value="1.43818200020022" calcext:value-type="float">
            <text:p>1.43818200020022</text:p>
          </table:table-cell>
          <table:table-cell table:formula="of:=IF([$data.$C1046]&gt;=10; [$data.$B1046]; &quot;&quot; )">
            <text:p/>
          </table:table-cell>
          <table:table-cell table:number-columns-repeated="10"/>
        </table:table-row>
        <table:table-row table:style-name="ro1">
          <table:table-cell table:formula="of:=IF([$data.$C1047]&lt;1; [$data.$B1047]; &quot;&quot; )">
            <text:p/>
          </table:table-cell>
          <table:table-cell table:formula="of:=IF(AND([$data.$C1047]&gt;=1; [$data.$C1047]&lt;5); [$data.$B1047]; &quot;&quot; )">
            <text:p/>
          </table:table-cell>
          <table:table-cell table:formula="of:=IF(AND([$data.$C1047]&gt;=5; [$data.$C1047]&lt;10); [$data.$B1047]; &quot;&quot; )" office:value-type="float" office:value="1.65646098288585" calcext:value-type="float">
            <text:p>1.65646098288585</text:p>
          </table:table-cell>
          <table:table-cell table:formula="of:=IF([$data.$C1047]&gt;=10; [$data.$B1047]; &quot;&quot; )">
            <text:p/>
          </table:table-cell>
          <table:table-cell table:number-columns-repeated="10"/>
        </table:table-row>
        <table:table-row table:style-name="ro1">
          <table:table-cell table:formula="of:=IF([$data.$C1048]&lt;1; [$data.$B1048]; &quot;&quot; )">
            <text:p/>
          </table:table-cell>
          <table:table-cell table:formula="of:=IF(AND([$data.$C1048]&gt;=1; [$data.$C1048]&lt;5); [$data.$B1048]; &quot;&quot; )" office:value-type="float" office:value="1.62148268398268" calcext:value-type="float">
            <text:p>1.62148268398268</text:p>
          </table:table-cell>
          <table:table-cell table:formula="of:=IF(AND([$data.$C1048]&gt;=5; [$data.$C1048]&lt;10); [$data.$B1048]; &quot;&quot; )">
            <text:p/>
          </table:table-cell>
          <table:table-cell table:formula="of:=IF([$data.$C1048]&gt;=10; [$data.$B1048]; &quot;&quot; )">
            <text:p/>
          </table:table-cell>
          <table:table-cell table:number-columns-repeated="10"/>
        </table:table-row>
        <table:table-row table:style-name="ro1">
          <table:table-cell table:formula="of:=IF([$data.$C1049]&lt;1; [$data.$B1049]; &quot;&quot; )">
            <text:p/>
          </table:table-cell>
          <table:table-cell table:formula="of:=IF(AND([$data.$C1049]&gt;=1; [$data.$C1049]&lt;5); [$data.$B1049]; &quot;&quot; )">
            <text:p/>
          </table:table-cell>
          <table:table-cell table:formula="of:=IF(AND([$data.$C1049]&gt;=5; [$data.$C1049]&lt;10); [$data.$B1049]; &quot;&quot; )">
            <text:p/>
          </table:table-cell>
          <table:table-cell table:formula="of:=IF([$data.$C1049]&gt;=10; [$data.$B1049]; &quot;&quot; )" office:value-type="float" office:value="1.52524686602703" calcext:value-type="float">
            <text:p>1.52524686602703</text:p>
          </table:table-cell>
          <table:table-cell table:number-columns-repeated="10"/>
        </table:table-row>
        <table:table-row table:style-name="ro1">
          <table:table-cell table:formula="of:=IF([$data.$C1050]&lt;1; [$data.$B1050]; &quot;&quot; )">
            <text:p/>
          </table:table-cell>
          <table:table-cell table:formula="of:=IF(AND([$data.$C1050]&gt;=1; [$data.$C1050]&lt;5); [$data.$B1050]; &quot;&quot; )" office:value-type="float" office:value="1.75566878980892" calcext:value-type="float">
            <text:p>1.75566878980892</text:p>
          </table:table-cell>
          <table:table-cell table:formula="of:=IF(AND([$data.$C1050]&gt;=5; [$data.$C1050]&lt;10); [$data.$B1050]; &quot;&quot; )">
            <text:p/>
          </table:table-cell>
          <table:table-cell table:formula="of:=IF([$data.$C1050]&gt;=10; [$data.$B1050]; &quot;&quot; )">
            <text:p/>
          </table:table-cell>
          <table:table-cell table:number-columns-repeated="10"/>
        </table:table-row>
        <table:table-row table:style-name="ro1">
          <table:table-cell table:formula="of:=IF([$data.$C1051]&lt;1; [$data.$B1051]; &quot;&quot; )">
            <text:p/>
          </table:table-cell>
          <table:table-cell table:formula="of:=IF(AND([$data.$C1051]&gt;=1; [$data.$C1051]&lt;5); [$data.$B1051]; &quot;&quot; )">
            <text:p/>
          </table:table-cell>
          <table:table-cell table:formula="of:=IF(AND([$data.$C1051]&gt;=5; [$data.$C1051]&lt;10); [$data.$B1051]; &quot;&quot; )" office:value-type="float" office:value="1.95661322645291" calcext:value-type="float">
            <text:p>1.95661322645291</text:p>
          </table:table-cell>
          <table:table-cell table:formula="of:=IF([$data.$C1051]&gt;=10; [$data.$B1051]; &quot;&quot; )">
            <text:p/>
          </table:table-cell>
          <table:table-cell table:number-columns-repeated="10"/>
        </table:table-row>
        <table:table-row table:style-name="ro1">
          <table:table-cell table:formula="of:=IF([$data.$C1052]&lt;1; [$data.$B1052]; &quot;&quot; )">
            <text:p/>
          </table:table-cell>
          <table:table-cell table:formula="of:=IF(AND([$data.$C1052]&gt;=1; [$data.$C1052]&lt;5); [$data.$B1052]; &quot;&quot; )">
            <text:p/>
          </table:table-cell>
          <table:table-cell table:formula="of:=IF(AND([$data.$C1052]&gt;=5; [$data.$C1052]&lt;10); [$data.$B1052]; &quot;&quot; )">
            <text:p/>
          </table:table-cell>
          <table:table-cell table:formula="of:=IF([$data.$C1052]&gt;=10; [$data.$B1052]; &quot;&quot; )" office:value-type="float" office:value="1.29992183272203" calcext:value-type="float">
            <text:p>1.29992183272203</text:p>
          </table:table-cell>
          <table:table-cell table:number-columns-repeated="10"/>
        </table:table-row>
        <table:table-row table:style-name="ro1">
          <table:table-cell table:style-name="Default"/>
          <table:table-cell table:formula="of:=IF(AND([$data.$C1053]&gt;=1; [$data.$C1053]&lt;5); [$data.$B1053]; &quot;&quot; )" office:value-type="float" office:value="1.32409177820268" calcext:value-type="float">
            <text:p>1.32409177820268</text:p>
          </table:table-cell>
          <table:table-cell table:formula="of:=IF(AND([$data.$C1053]&gt;=5; [$data.$C1053]&lt;10); [$data.$B1053]; &quot;&quot; )">
            <text:p/>
          </table:table-cell>
          <table:table-cell table:formula="of:=IF([$data.$C1053]&gt;=10; [$data.$B1053]; &quot;&quot; )">
            <text:p/>
          </table:table-cell>
          <table:table-cell table:number-columns-repeated="10"/>
        </table:table-row>
        <table:table-row table:style-name="ro1">
          <table:table-cell table:style-name="Default"/>
          <table:table-cell table:formula="of:=IF(AND([$data.$C1054]&gt;=1; [$data.$C1054]&lt;5); [$data.$B1054]; &quot;&quot; )">
            <text:p/>
          </table:table-cell>
          <table:table-cell table:formula="of:=IF(AND([$data.$C1054]&gt;=5; [$data.$C1054]&lt;10); [$data.$B1054]; &quot;&quot; )">
            <text:p/>
          </table:table-cell>
          <table:table-cell table:formula="of:=IF([$data.$C1054]&gt;=10; [$data.$B1054]; &quot;&quot; )">
            <text:p/>
          </table:table-cell>
          <table:table-cell table:number-columns-repeated="10"/>
        </table:table-row>
        <table:table-row table:style-name="ro1">
          <table:table-cell table:style-name="Default"/>
          <table:table-cell table:formula="of:=IF(AND([$data.$C1055]&gt;=1; [$data.$C1055]&lt;5); [$data.$B1055]; &quot;&quot; )">
            <text:p/>
          </table:table-cell>
          <table:table-cell/>
          <table:table-cell table:formula="of:=IF([$data.$C1055]&gt;=10; [$data.$B1055]; &quot;&quot; )">
            <text:p/>
          </table:table-cell>
          <table:table-cell table:number-columns-repeated="10"/>
        </table:table-row>
        <table:table-row table:style-name="ro1">
          <table:table-cell table:style-name="Default"/>
          <table:table-cell table:formula="of:=IF(AND([$data.$C1056]&gt;=1; [$data.$C1056]&lt;5); [$data.$B1056]; &quot;&quot; )">
            <text:p/>
          </table:table-cell>
          <table:table-cell/>
          <table:table-cell table:style-name="Default"/>
          <table:table-cell table:number-columns-repeated="10"/>
        </table:table-row>
        <table:table-row table:style-name="ro1">
          <table:table-cell table:style-name="Default"/>
          <table:table-cell table:formula="of:=IF(AND([$data.$C1057]&gt;=1; [$data.$C1057]&lt;5); [$data.$B1057]; &quot;&quot; )">
            <text:p/>
          </table:table-cell>
          <table:table-cell/>
          <table:table-cell table:style-name="Default"/>
          <table:table-cell table:number-columns-repeated="10"/>
        </table:table-row>
        <table:table-row table:style-name="ro1">
          <table:table-cell table:style-name="Default"/>
          <table:table-cell table:formula="of:=IF(AND([$data.$C1058]&gt;=1; [$data.$C1058]&lt;5); [$data.$B1058]; &quot;&quot; )">
            <text:p/>
          </table:table-cell>
          <table:table-cell/>
          <table:table-cell table:style-name="Default"/>
          <table:table-cell table:number-columns-repeated="10"/>
        </table:table-row>
        <table:table-row table:style-name="ro1">
          <table:table-cell table:style-name="Default"/>
          <table:table-cell table:formula="of:=IF(AND([$data.$C1059]&gt;=1; [$data.$C1059]&lt;5); [$data.$B1059]; &quot;&quot; )">
            <text:p/>
          </table:table-cell>
          <table:table-cell/>
          <table:table-cell table:style-name="Default"/>
          <table:table-cell table:number-columns-repeated="10"/>
        </table:table-row>
        <table:table-row table:style-name="ro1">
          <table:table-cell table:style-name="Default"/>
          <table:table-cell table:formula="of:=IF(AND([$data.$C1060]&gt;=1; [$data.$C1060]&lt;5); [$data.$B1060]; &quot;&quot; )">
            <text:p/>
          </table:table-cell>
          <table:table-cell/>
          <table:table-cell table:style-name="Default"/>
          <table:table-cell table:number-columns-repeated="10"/>
        </table:table-row>
        <table:table-row table:style-name="ro1">
          <table:table-cell table:style-name="Default"/>
          <table:table-cell table:formula="of:=IF(AND([$data.$C1061]&gt;=1; [$data.$C1061]&lt;5); [$data.$B1061]; &quot;&quot; )">
            <text:p/>
          </table:table-cell>
          <table:table-cell/>
          <table:table-cell table:style-name="Default"/>
          <table:table-cell table:number-columns-repeated="10"/>
        </table:table-row>
        <table:table-row table:style-name="ro1">
          <table:table-cell table:style-name="Default"/>
          <table:table-cell table:formula="of:=IF(AND([$data.$C1062]&gt;=1; [$data.$C1062]&lt;5); [$data.$B1062]; &quot;&quot; )">
            <text:p/>
          </table:table-cell>
          <table:table-cell/>
          <table:table-cell table:style-name="Default"/>
          <table:table-cell table:number-columns-repeated="10"/>
        </table:table-row>
        <table:table-row table:style-name="ro1">
          <table:table-cell table:style-name="Default"/>
          <table:table-cell table:formula="of:=IF(AND([$data.$C1063]&gt;=1; [$data.$C1063]&lt;5); [$data.$B1063]; &quot;&quot; )">
            <text:p/>
          </table:table-cell>
          <table:table-cell/>
          <table:table-cell table:style-name="Default"/>
          <table:table-cell table:number-columns-repeated="10"/>
        </table:table-row>
        <table:table-row table:style-name="ro1">
          <table:table-cell table:style-name="Default"/>
          <table:table-cell table:formula="of:=IF(AND([$data.$C1064]&gt;=1; [$data.$C1064]&lt;5); [$data.$B1064]; &quot;&quot; )">
            <text:p/>
          </table:table-cell>
          <table:table-cell/>
          <table:table-cell table:style-name="Default"/>
          <table:table-cell table:number-columns-repeated="10"/>
        </table:table-row>
        <table:table-row table:style-name="ro1">
          <table:table-cell table:style-name="Default"/>
          <table:table-cell table:formula="of:=IF(AND([$data.$C1065]&gt;=1; [$data.$C1065]&lt;5); [$data.$B1065]; &quot;&quot; )">
            <text:p/>
          </table:table-cell>
          <table:table-cell/>
          <table:table-cell table:style-name="Default"/>
          <table:table-cell table:number-columns-repeated="10"/>
        </table:table-row>
        <table:table-row table:style-name="ro1">
          <table:table-cell table:style-name="Default"/>
          <table:table-cell table:formula="of:=IF(AND([$data.$C1066]&gt;=1; [$data.$C1066]&lt;5); [$data.$B1066]; &quot;&quot; )">
            <text:p/>
          </table:table-cell>
          <table:table-cell/>
          <table:table-cell table:style-name="Default"/>
          <table:table-cell table:number-columns-repeated="10"/>
        </table:table-row>
        <table:table-row table:style-name="ro1">
          <table:table-cell table:style-name="Default"/>
          <table:table-cell table:formula="of:=IF(AND([$data.$C1067]&gt;=1; [$data.$C1067]&lt;5); [$data.$B1067]; &quot;&quot; )">
            <text:p/>
          </table:table-cell>
          <table:table-cell/>
          <table:table-cell table:style-name="Default"/>
          <table:table-cell table:number-columns-repeated="10"/>
        </table:table-row>
        <table:table-row table:style-name="ro1">
          <table:table-cell table:style-name="Default"/>
          <table:table-cell table:formula="of:=IF(AND([$data.$C1068]&gt;=1; [$data.$C1068]&lt;5); [$data.$B1068]; &quot;&quot; )">
            <text:p/>
          </table:table-cell>
          <table:table-cell/>
          <table:table-cell table:style-name="Default"/>
          <table:table-cell table:number-columns-repeated="10"/>
        </table:table-row>
        <table:table-row table:style-name="ro1">
          <table:table-cell table:style-name="Default"/>
          <table:table-cell table:formula="of:=IF(AND([$data.$C1069]&gt;=1; [$data.$C1069]&lt;5); [$data.$B1069]; &quot;&quot; )">
            <text:p/>
          </table:table-cell>
          <table:table-cell/>
          <table:table-cell table:style-name="Default"/>
          <table:table-cell table:number-columns-repeated="10"/>
        </table:table-row>
        <table:table-row table:style-name="ro1">
          <table:table-cell table:style-name="Default"/>
          <table:table-cell table:formula="of:=IF(AND([$data.$C1070]&gt;=1; [$data.$C1070]&lt;5); [$data.$B1070]; &quot;&quot; )">
            <text:p/>
          </table:table-cell>
          <table:table-cell/>
          <table:table-cell table:style-name="Default"/>
          <table:table-cell table:number-columns-repeated="10"/>
        </table:table-row>
        <table:table-row table:style-name="ro1">
          <table:table-cell table:style-name="Default"/>
          <table:table-cell table:formula="of:=IF(AND([$data.$C1071]&gt;=1; [$data.$C1071]&lt;5); [$data.$B1071]; &quot;&quot; )">
            <text:p/>
          </table:table-cell>
          <table:table-cell/>
          <table:table-cell table:style-name="Default"/>
          <table:table-cell table:number-columns-repeated="10"/>
        </table:table-row>
        <table:table-row table:style-name="ro1">
          <table:table-cell table:style-name="Default"/>
          <table:table-cell table:formula="of:=IF(AND([$data.$C1072]&gt;=1; [$data.$C1072]&lt;5); [$data.$B1072]; &quot;&quot; )">
            <text:p/>
          </table:table-cell>
          <table:table-cell/>
          <table:table-cell table:style-name="Default"/>
          <table:table-cell table:number-columns-repeated="10"/>
        </table:table-row>
        <table:table-row table:style-name="ro1">
          <table:table-cell table:style-name="Default"/>
          <table:table-cell table:formula="of:=IF(AND([$data.$C1073]&gt;=1; [$data.$C1073]&lt;5); [$data.$B1073]; &quot;&quot; )">
            <text:p/>
          </table:table-cell>
          <table:table-cell/>
          <table:table-cell table:style-name="Default"/>
          <table:table-cell table:number-columns-repeated="10"/>
        </table:table-row>
        <table:table-row table:style-name="ro1">
          <table:table-cell table:style-name="Default"/>
          <table:table-cell table:formula="of:=IF(AND([$data.$C1074]&gt;=1; [$data.$C1074]&lt;5); [$data.$B1074]; &quot;&quot; )">
            <text:p/>
          </table:table-cell>
          <table:table-cell/>
          <table:table-cell table:style-name="Default"/>
          <table:table-cell table:number-columns-repeated="10"/>
        </table:table-row>
        <table:table-row table:style-name="ro1">
          <table:table-cell table:style-name="Default"/>
          <table:table-cell table:formula="of:=IF(AND([$data.$C1075]&gt;=1; [$data.$C1075]&lt;5); [$data.$B1075]; &quot;&quot; )">
            <text:p/>
          </table:table-cell>
          <table:table-cell/>
          <table:table-cell table:style-name="Default"/>
          <table:table-cell table:number-columns-repeated="10"/>
        </table:table-row>
        <table:table-row table:style-name="ro1">
          <table:table-cell table:style-name="Default"/>
          <table:table-cell table:formula="of:=IF(AND([$data.$C1076]&gt;=1; [$data.$C1076]&lt;5); [$data.$B1076]; &quot;&quot; )">
            <text:p/>
          </table:table-cell>
          <table:table-cell/>
          <table:table-cell table:style-name="Default"/>
          <table:table-cell table:number-columns-repeated="10"/>
        </table:table-row>
        <table:table-row table:style-name="ro1">
          <table:table-cell table:style-name="Default"/>
          <table:table-cell table:formula="of:=IF(AND([$data.$C1077]&gt;=1; [$data.$C1077]&lt;5); [$data.$B1077]; &quot;&quot; )">
            <text:p/>
          </table:table-cell>
          <table:table-cell/>
          <table:table-cell table:style-name="Default"/>
          <table:table-cell table:number-columns-repeated="10"/>
        </table:table-row>
        <table:table-row table:style-name="ro1">
          <table:table-cell table:style-name="Default"/>
          <table:table-cell table:formula="of:=IF(AND([$data.$C1078]&gt;=1; [$data.$C1078]&lt;5); [$data.$B1078]; &quot;&quot; )">
            <text:p/>
          </table:table-cell>
          <table:table-cell/>
          <table:table-cell table:style-name="Default"/>
          <table:table-cell table:number-columns-repeated="10"/>
        </table:table-row>
        <table:table-row table:style-name="ro1">
          <table:table-cell table:style-name="Default"/>
          <table:table-cell table:formula="of:=IF(AND([$data.$C1079]&gt;=1; [$data.$C1079]&lt;5); [$data.$B1079]; &quot;&quot; )">
            <text:p/>
          </table:table-cell>
          <table:table-cell/>
          <table:table-cell table:style-name="Default"/>
          <table:table-cell table:number-columns-repeated="10"/>
        </table:table-row>
        <table:table-row table:style-name="ro1">
          <table:table-cell table:style-name="Default"/>
          <table:table-cell table:formula="of:=IF(AND([$data.$C1080]&gt;=1; [$data.$C1080]&lt;5); [$data.$B1080]; &quot;&quot; )">
            <text:p/>
          </table:table-cell>
          <table:table-cell/>
          <table:table-cell table:style-name="Default"/>
          <table:table-cell table:number-columns-repeated="10"/>
        </table:table-row>
        <table:table-row table:style-name="ro1">
          <table:table-cell table:style-name="Default"/>
          <table:table-cell table:formula="of:=IF(AND([$data.$C1081]&gt;=1; [$data.$C1081]&lt;5); [$data.$B1081]; &quot;&quot; )">
            <text:p/>
          </table:table-cell>
          <table:table-cell/>
          <table:table-cell table:style-name="Default"/>
          <table:table-cell table:number-columns-repeated="10"/>
        </table:table-row>
        <table:table-row table:style-name="ro1">
          <table:table-cell table:style-name="Default"/>
          <table:table-cell table:formula="of:=IF(AND([$data.$C1082]&gt;=1; [$data.$C1082]&lt;5); [$data.$B1082]; &quot;&quot; )">
            <text:p/>
          </table:table-cell>
          <table:table-cell/>
          <table:table-cell table:style-name="Default"/>
          <table:table-cell table:number-columns-repeated="10"/>
        </table:table-row>
        <table:table-row table:style-name="ro1">
          <table:table-cell table:style-name="Default"/>
          <table:table-cell table:formula="of:=IF(AND([$data.$C1083]&gt;=1; [$data.$C1083]&lt;5); [$data.$B1083]; &quot;&quot; )">
            <text:p/>
          </table:table-cell>
          <table:table-cell/>
          <table:table-cell table:style-name="Default"/>
          <table:table-cell table:number-columns-repeated="10"/>
        </table:table-row>
        <table:table-row table:style-name="ro1">
          <table:table-cell table:style-name="Default"/>
          <table:table-cell table:formula="of:=IF(AND([$data.$C1084]&gt;=1; [$data.$C1084]&lt;5); [$data.$B1084]; &quot;&quot; )">
            <text:p/>
          </table:table-cell>
          <table:table-cell/>
          <table:table-cell table:style-name="Default"/>
          <table:table-cell table:number-columns-repeated="10"/>
        </table:table-row>
        <table:table-row table:style-name="ro1">
          <table:table-cell table:style-name="Default"/>
          <table:table-cell table:formula="of:=IF(AND([$data.$C1085]&gt;=1; [$data.$C1085]&lt;5); [$data.$B1085]; &quot;&quot; )">
            <text:p/>
          </table:table-cell>
          <table:table-cell/>
          <table:table-cell table:style-name="Default"/>
          <table:table-cell table:number-columns-repeated="10"/>
        </table:table-row>
        <table:table-row table:style-name="ro1">
          <table:table-cell table:style-name="Default"/>
          <table:table-cell table:formula="of:=IF(AND([$data.$C1086]&gt;=1; [$data.$C1086]&lt;5); [$data.$B1086]; &quot;&quot; )">
            <text:p/>
          </table:table-cell>
          <table:table-cell/>
          <table:table-cell table:style-name="Default"/>
          <table:table-cell table:number-columns-repeated="10"/>
        </table:table-row>
        <table:table-row table:style-name="ro1">
          <table:table-cell table:style-name="Default"/>
          <table:table-cell table:formula="of:=IF(AND([$data.$C1087]&gt;=1; [$data.$C1087]&lt;5); [$data.$B1087]; &quot;&quot; )">
            <text:p/>
          </table:table-cell>
          <table:table-cell/>
          <table:table-cell table:style-name="Default"/>
          <table:table-cell table:number-columns-repeated="10"/>
        </table:table-row>
        <table:table-row table:style-name="ro1">
          <table:table-cell table:style-name="Default"/>
          <table:table-cell table:formula="of:=IF(AND([$data.$C1088]&gt;=1; [$data.$C1088]&lt;5); [$data.$B1088]; &quot;&quot; )">
            <text:p/>
          </table:table-cell>
          <table:table-cell/>
          <table:table-cell table:style-name="Default"/>
          <table:table-cell table:number-columns-repeated="10"/>
        </table:table-row>
        <table:table-row table:style-name="ro1">
          <table:table-cell table:style-name="Default"/>
          <table:table-cell table:formula="of:=IF(AND([$data.$C1089]&gt;=1; [$data.$C1089]&lt;5); [$data.$B1089]; &quot;&quot; )">
            <text:p/>
          </table:table-cell>
          <table:table-cell/>
          <table:table-cell table:style-name="Default"/>
          <table:table-cell table:number-columns-repeated="10"/>
        </table:table-row>
        <table:table-row table:style-name="ro1">
          <table:table-cell table:style-name="Default"/>
          <table:table-cell table:formula="of:=IF(AND([$data.$C1090]&gt;=1; [$data.$C1090]&lt;5); [$data.$B1090]; &quot;&quot; )">
            <text:p/>
          </table:table-cell>
          <table:table-cell/>
          <table:table-cell table:style-name="Default"/>
          <table:table-cell table:number-columns-repeated="10"/>
        </table:table-row>
        <table:table-row table:style-name="ro1">
          <table:table-cell table:style-name="Default"/>
          <table:table-cell table:formula="of:=IF(AND([$data.$C1091]&gt;=1; [$data.$C1091]&lt;5); [$data.$B1091]; &quot;&quot; )">
            <text:p/>
          </table:table-cell>
          <table:table-cell/>
          <table:table-cell table:style-name="Default"/>
          <table:table-cell table:number-columns-repeated="10"/>
        </table:table-row>
        <table:table-row table:style-name="ro1">
          <table:table-cell table:style-name="Default"/>
          <table:table-cell table:formula="of:=IF(AND([$data.$C1092]&gt;=1; [$data.$C1092]&lt;5); [$data.$B1092]; &quot;&quot; )">
            <text:p/>
          </table:table-cell>
          <table:table-cell/>
          <table:table-cell table:style-name="Default"/>
          <table:table-cell table:number-columns-repeated="10"/>
        </table:table-row>
        <table:table-row table:style-name="ro1">
          <table:table-cell table:style-name="Default"/>
          <table:table-cell table:formula="of:=IF(AND([$data.$C1093]&gt;=1; [$data.$C1093]&lt;5); [$data.$B1093]; &quot;&quot; )">
            <text:p/>
          </table:table-cell>
          <table:table-cell/>
          <table:table-cell table:style-name="Default"/>
          <table:table-cell table:number-columns-repeated="10"/>
        </table:table-row>
        <table:table-row table:style-name="ro1">
          <table:table-cell table:style-name="Default"/>
          <table:table-cell table:formula="of:=IF(AND([$data.$C1094]&gt;=1; [$data.$C1094]&lt;5); [$data.$B1094]; &quot;&quot; )">
            <text:p/>
          </table:table-cell>
          <table:table-cell/>
          <table:table-cell table:style-name="Default"/>
          <table:table-cell table:number-columns-repeated="10"/>
        </table:table-row>
        <table:table-row table:style-name="ro1">
          <table:table-cell table:style-name="Default"/>
          <table:table-cell table:formula="of:=IF(AND([$data.$C1095]&gt;=1; [$data.$C1095]&lt;5); [$data.$B1095]; &quot;&quot; )">
            <text:p/>
          </table:table-cell>
          <table:table-cell/>
          <table:table-cell table:style-name="Default"/>
          <table:table-cell table:number-columns-repeated="10"/>
        </table:table-row>
        <table:table-row table:style-name="ro1">
          <table:table-cell table:style-name="Default"/>
          <table:table-cell table:formula="of:=IF(AND([$data.$C1096]&gt;=1; [$data.$C1096]&lt;5); [$data.$B1096]; &quot;&quot; )">
            <text:p/>
          </table:table-cell>
          <table:table-cell/>
          <table:table-cell table:style-name="Default"/>
          <table:table-cell table:number-columns-repeated="10"/>
        </table:table-row>
        <table:table-row table:style-name="ro1">
          <table:table-cell table:style-name="Default"/>
          <table:table-cell table:formula="of:=IF(AND([$data.$C1097]&gt;=1; [$data.$C1097]&lt;5); [$data.$B1097]; &quot;&quot; )">
            <text:p/>
          </table:table-cell>
          <table:table-cell/>
          <table:table-cell table:style-name="Default"/>
          <table:table-cell table:number-columns-repeated="10"/>
        </table:table-row>
        <table:table-row table:style-name="ro1">
          <table:table-cell table:style-name="Default"/>
          <table:table-cell table:formula="of:=IF(AND([$data.$C1098]&gt;=1; [$data.$C1098]&lt;5); [$data.$B1098]; &quot;&quot; )">
            <text:p/>
          </table:table-cell>
          <table:table-cell/>
          <table:table-cell table:style-name="Default"/>
          <table:table-cell table:number-columns-repeated="10"/>
        </table:table-row>
        <table:table-row table:style-name="ro1">
          <table:table-cell table:style-name="Default"/>
          <table:table-cell table:formula="of:=IF(AND([$data.$C1099]&gt;=1; [$data.$C1099]&lt;5); [$data.$B1099]; &quot;&quot; )">
            <text:p/>
          </table:table-cell>
          <table:table-cell/>
          <table:table-cell table:style-name="Default"/>
          <table:table-cell table:number-columns-repeated="10"/>
        </table:table-row>
        <table:table-row table:style-name="ro1">
          <table:table-cell table:style-name="Default"/>
          <table:table-cell table:formula="of:=IF(AND([$data.$C1100]&gt;=1; [$data.$C1100]&lt;5); [$data.$B1100]; &quot;&quot; )">
            <text:p/>
          </table:table-cell>
          <table:table-cell/>
          <table:table-cell table:style-name="Default"/>
          <table:table-cell table:number-columns-repeated="10"/>
        </table:table-row>
        <table:table-row table:style-name="ro1">
          <table:table-cell table:style-name="Default"/>
          <table:table-cell table:formula="of:=IF(AND([$data.$C1101]&gt;=1; [$data.$C1101]&lt;5); [$data.$B1101]; &quot;&quot; )">
            <text:p/>
          </table:table-cell>
          <table:table-cell/>
          <table:table-cell table:style-name="Default"/>
          <table:table-cell table:number-columns-repeated="10"/>
        </table:table-row>
        <table:table-row table:style-name="ro1">
          <table:table-cell table:style-name="Default"/>
          <table:table-cell table:formula="of:=IF(AND([$data.$C1102]&gt;=1; [$data.$C1102]&lt;5); [$data.$B1102]; &quot;&quot; )">
            <text:p/>
          </table:table-cell>
          <table:table-cell/>
          <table:table-cell table:style-name="Default"/>
          <table:table-cell table:number-columns-repeated="10"/>
        </table:table-row>
        <table:table-row table:style-name="ro1">
          <table:table-cell table:style-name="Default"/>
          <table:table-cell table:formula="of:=IF(AND([$data.$C1103]&gt;=1; [$data.$C1103]&lt;5); [$data.$B1103]; &quot;&quot; )">
            <text:p/>
          </table:table-cell>
          <table:table-cell/>
          <table:table-cell table:style-name="Default"/>
          <table:table-cell table:number-columns-repeated="10"/>
        </table:table-row>
        <table:table-row table:style-name="ro1">
          <table:table-cell table:style-name="Default"/>
          <table:table-cell table:formula="of:=IF(AND([$data.$C1104]&gt;=1; [$data.$C1104]&lt;5); [$data.$B1104]; &quot;&quot; )">
            <text:p/>
          </table:table-cell>
          <table:table-cell/>
          <table:table-cell table:style-name="Default"/>
          <table:table-cell table:number-columns-repeated="10"/>
        </table:table-row>
        <table:table-row table:style-name="ro1">
          <table:table-cell table:style-name="Default"/>
          <table:table-cell table:formula="of:=IF(AND([$data.$C1105]&gt;=1; [$data.$C1105]&lt;5); [$data.$B1105]; &quot;&quot; )">
            <text:p/>
          </table:table-cell>
          <table:table-cell/>
          <table:table-cell table:style-name="Default"/>
          <table:table-cell table:number-columns-repeated="10"/>
        </table:table-row>
        <table:table-row table:style-name="ro1">
          <table:table-cell table:style-name="Default"/>
          <table:table-cell table:formula="of:=IF(AND([$data.$C1106]&gt;=1; [$data.$C1106]&lt;5); [$data.$B1106]; &quot;&quot; )">
            <text:p/>
          </table:table-cell>
          <table:table-cell/>
          <table:table-cell table:style-name="Default"/>
          <table:table-cell table:number-columns-repeated="10"/>
        </table:table-row>
        <table:table-row table:style-name="ro1">
          <table:table-cell table:style-name="Default"/>
          <table:table-cell table:formula="of:=IF(AND([$data.$C1107]&gt;=1; [$data.$C1107]&lt;5); [$data.$B1107]; &quot;&quot; )">
            <text:p/>
          </table:table-cell>
          <table:table-cell/>
          <table:table-cell table:style-name="Default"/>
          <table:table-cell table:number-columns-repeated="10"/>
        </table:table-row>
        <table:table-row table:style-name="ro1">
          <table:table-cell table:style-name="Default"/>
          <table:table-cell table:formula="of:=IF(AND([$data.$C1108]&gt;=1; [$data.$C1108]&lt;5); [$data.$B1108]; &quot;&quot; )">
            <text:p/>
          </table:table-cell>
          <table:table-cell/>
          <table:table-cell table:style-name="Default"/>
          <table:table-cell table:number-columns-repeated="10"/>
        </table:table-row>
        <table:table-row table:style-name="ro1">
          <table:table-cell table:style-name="Default"/>
          <table:table-cell table:formula="of:=IF(AND([$data.$C1109]&gt;=1; [$data.$C1109]&lt;5); [$data.$B1109]; &quot;&quot; )">
            <text:p/>
          </table:table-cell>
          <table:table-cell/>
          <table:table-cell table:style-name="Default"/>
          <table:table-cell table:number-columns-repeated="10"/>
        </table:table-row>
        <table:table-row table:style-name="ro1">
          <table:table-cell table:style-name="Default"/>
          <table:table-cell table:formula="of:=IF(AND([$data.$C1110]&gt;=1; [$data.$C1110]&lt;5); [$data.$B1110]; &quot;&quot; )">
            <text:p/>
          </table:table-cell>
          <table:table-cell/>
          <table:table-cell table:style-name="Default"/>
          <table:table-cell table:number-columns-repeated="10"/>
        </table:table-row>
        <table:table-row table:style-name="ro1">
          <table:table-cell table:style-name="Default"/>
          <table:table-cell table:formula="of:=IF(AND([$data.$C1111]&gt;=1; [$data.$C1111]&lt;5); [$data.$B1111]; &quot;&quot; )">
            <text:p/>
          </table:table-cell>
          <table:table-cell/>
          <table:table-cell table:style-name="Default"/>
          <table:table-cell table:number-columns-repeated="10"/>
        </table:table-row>
        <table:table-row table:style-name="ro1">
          <table:table-cell table:style-name="Default"/>
          <table:table-cell table:formula="of:=IF(AND([$data.$C1112]&gt;=1; [$data.$C1112]&lt;5); [$data.$B1112]; &quot;&quot; )">
            <text:p/>
          </table:table-cell>
          <table:table-cell/>
          <table:table-cell table:style-name="Default"/>
          <table:table-cell table:number-columns-repeated="10"/>
        </table:table-row>
        <table:table-row table:style-name="ro1">
          <table:table-cell table:style-name="Default"/>
          <table:table-cell table:formula="of:=IF(AND([$data.$C1113]&gt;=1; [$data.$C1113]&lt;5); [$data.$B1113]; &quot;&quot; )">
            <text:p/>
          </table:table-cell>
          <table:table-cell/>
          <table:table-cell table:style-name="Default"/>
          <table:table-cell table:number-columns-repeated="10"/>
        </table:table-row>
        <table:table-row table:style-name="ro1">
          <table:table-cell table:style-name="Default"/>
          <table:table-cell table:formula="of:=IF(AND([$data.$C1114]&gt;=1; [$data.$C1114]&lt;5); [$data.$B1114]; &quot;&quot; )">
            <text:p/>
          </table:table-cell>
          <table:table-cell/>
          <table:table-cell table:style-name="Default"/>
          <table:table-cell table:number-columns-repeated="10"/>
        </table:table-row>
        <table:table-row table:style-name="ro1">
          <table:table-cell table:style-name="Default"/>
          <table:table-cell table:formula="of:=IF(AND([$data.$C1115]&gt;=1; [$data.$C1115]&lt;5); [$data.$B1115]; &quot;&quot; )">
            <text:p/>
          </table:table-cell>
          <table:table-cell/>
          <table:table-cell table:style-name="Default"/>
          <table:table-cell table:number-columns-repeated="10"/>
        </table:table-row>
        <table:table-row table:style-name="ro1">
          <table:table-cell table:style-name="Default"/>
          <table:table-cell table:formula="of:=IF(AND([$data.$C1116]&gt;=1; [$data.$C1116]&lt;5); [$data.$B1116]; &quot;&quot; )">
            <text:p/>
          </table:table-cell>
          <table:table-cell/>
          <table:table-cell table:style-name="Default"/>
          <table:table-cell table:number-columns-repeated="10"/>
        </table:table-row>
        <table:table-row table:style-name="ro1">
          <table:table-cell table:style-name="Default"/>
          <table:table-cell table:formula="of:=IF(AND([$data.$C1117]&gt;=1; [$data.$C1117]&lt;5); [$data.$B1117]; &quot;&quot; )">
            <text:p/>
          </table:table-cell>
          <table:table-cell/>
          <table:table-cell table:style-name="Default"/>
          <table:table-cell table:number-columns-repeated="10"/>
        </table:table-row>
        <table:table-row table:style-name="ro1">
          <table:table-cell table:style-name="Default"/>
          <table:table-cell table:formula="of:=IF(AND([$data.$C1118]&gt;=1; [$data.$C1118]&lt;5); [$data.$B1118]; &quot;&quot; )">
            <text:p/>
          </table:table-cell>
          <table:table-cell/>
          <table:table-cell table:style-name="Default"/>
          <table:table-cell table:number-columns-repeated="10"/>
        </table:table-row>
        <table:table-row table:style-name="ro1">
          <table:table-cell table:style-name="Default"/>
          <table:table-cell table:formula="of:=IF(AND([$data.$C1119]&gt;=1; [$data.$C1119]&lt;5); [$data.$B1119]; &quot;&quot; )">
            <text:p/>
          </table:table-cell>
          <table:table-cell/>
          <table:table-cell table:style-name="Default"/>
          <table:table-cell table:number-columns-repeated="10"/>
        </table:table-row>
        <table:table-row table:style-name="ro1">
          <table:table-cell table:style-name="Default"/>
          <table:table-cell table:formula="of:=IF(AND([$data.$C1120]&gt;=1; [$data.$C1120]&lt;5); [$data.$B1120]; &quot;&quot; )">
            <text:p/>
          </table:table-cell>
          <table:table-cell/>
          <table:table-cell table:style-name="Default"/>
          <table:table-cell table:number-columns-repeated="10"/>
        </table:table-row>
        <table:table-row table:style-name="ro1">
          <table:table-cell table:style-name="Default"/>
          <table:table-cell table:formula="of:=IF(AND([$data.$C1121]&gt;=1; [$data.$C1121]&lt;5); [$data.$B1121]; &quot;&quot; )">
            <text:p/>
          </table:table-cell>
          <table:table-cell/>
          <table:table-cell table:style-name="Default"/>
          <table:table-cell table:number-columns-repeated="10"/>
        </table:table-row>
        <table:table-row table:style-name="ro1">
          <table:table-cell table:style-name="Default"/>
          <table:table-cell table:formula="of:=IF(AND([$data.$C1122]&gt;=1; [$data.$C1122]&lt;5); [$data.$B1122]; &quot;&quot; )">
            <text:p/>
          </table:table-cell>
          <table:table-cell/>
          <table:table-cell table:style-name="Default"/>
          <table:table-cell table:number-columns-repeated="10"/>
        </table:table-row>
        <table:table-row table:style-name="ro1">
          <table:table-cell table:style-name="Default"/>
          <table:table-cell table:formula="of:=IF(AND([$data.$C1123]&gt;=1; [$data.$C1123]&lt;5); [$data.$B1123]; &quot;&quot; )">
            <text:p/>
          </table:table-cell>
          <table:table-cell/>
          <table:table-cell table:style-name="Default"/>
          <table:table-cell table:number-columns-repeated="10"/>
        </table:table-row>
        <table:table-row table:style-name="ro1">
          <table:table-cell table:style-name="Default"/>
          <table:table-cell table:formula="of:=IF(AND([$data.$C1124]&gt;=1; [$data.$C1124]&lt;5); [$data.$B1124]; &quot;&quot; )">
            <text:p/>
          </table:table-cell>
          <table:table-cell/>
          <table:table-cell table:style-name="Default"/>
          <table:table-cell table:number-columns-repeated="10"/>
        </table:table-row>
        <table:table-row table:style-name="ro1">
          <table:table-cell table:style-name="Default"/>
          <table:table-cell table:formula="of:=IF(AND([$data.$C1125]&gt;=1; [$data.$C1125]&lt;5); [$data.$B1125]; &quot;&quot; )">
            <text:p/>
          </table:table-cell>
          <table:table-cell/>
          <table:table-cell table:style-name="Default"/>
          <table:table-cell table:number-columns-repeated="10"/>
        </table:table-row>
        <table:table-row table:style-name="ro1">
          <table:table-cell table:style-name="Default"/>
          <table:table-cell table:formula="of:=IF(AND([$data.$C1126]&gt;=1; [$data.$C1126]&lt;5); [$data.$B1126]; &quot;&quot; )">
            <text:p/>
          </table:table-cell>
          <table:table-cell/>
          <table:table-cell table:style-name="Default"/>
          <table:table-cell table:number-columns-repeated="10"/>
        </table:table-row>
        <table:table-row table:style-name="ro1">
          <table:table-cell table:style-name="Default"/>
          <table:table-cell table:formula="of:=IF(AND([$data.$C1127]&gt;=1; [$data.$C1127]&lt;5); [$data.$B1127]; &quot;&quot; )">
            <text:p/>
          </table:table-cell>
          <table:table-cell/>
          <table:table-cell table:style-name="Default"/>
          <table:table-cell table:number-columns-repeated="10"/>
        </table:table-row>
        <table:table-row table:style-name="ro1">
          <table:table-cell table:style-name="Default"/>
          <table:table-cell table:formula="of:=IF(AND([$data.$C1128]&gt;=1; [$data.$C1128]&lt;5); [$data.$B1128]; &quot;&quot; )">
            <text:p/>
          </table:table-cell>
          <table:table-cell/>
          <table:table-cell table:style-name="Default"/>
          <table:table-cell table:number-columns-repeated="10"/>
        </table:table-row>
        <table:table-row table:style-name="ro1">
          <table:table-cell table:style-name="Default"/>
          <table:table-cell table:formula="of:=IF(AND([$data.$C1129]&gt;=1; [$data.$C1129]&lt;5); [$data.$B1129]; &quot;&quot; )">
            <text:p/>
          </table:table-cell>
          <table:table-cell/>
          <table:table-cell table:style-name="Default"/>
          <table:table-cell table:number-columns-repeated="10"/>
        </table:table-row>
        <table:table-row table:style-name="ro1">
          <table:table-cell table:style-name="Default"/>
          <table:table-cell table:formula="of:=IF(AND([$data.$C1130]&gt;=1; [$data.$C1130]&lt;5); [$data.$B1130]; &quot;&quot; )">
            <text:p/>
          </table:table-cell>
          <table:table-cell/>
          <table:table-cell table:style-name="Default"/>
          <table:table-cell table:number-columns-repeated="10"/>
        </table:table-row>
        <table:table-row table:style-name="ro1">
          <table:table-cell table:style-name="Default"/>
          <table:table-cell table:formula="of:=IF(AND([$data.$C1131]&gt;=1; [$data.$C1131]&lt;5); [$data.$B1131]; &quot;&quot; )">
            <text:p/>
          </table:table-cell>
          <table:table-cell/>
          <table:table-cell table:style-name="Default"/>
          <table:table-cell table:number-columns-repeated="10"/>
        </table:table-row>
        <table:table-row table:style-name="ro1">
          <table:table-cell table:style-name="Default"/>
          <table:table-cell table:formula="of:=IF(AND([$data.$C1132]&gt;=1; [$data.$C1132]&lt;5); [$data.$B1132]; &quot;&quot; )">
            <text:p/>
          </table:table-cell>
          <table:table-cell/>
          <table:table-cell table:style-name="Default"/>
          <table:table-cell table:number-columns-repeated="10"/>
        </table:table-row>
        <table:table-row table:style-name="ro1">
          <table:table-cell table:style-name="Default"/>
          <table:table-cell table:formula="of:=IF(AND([$data.$C1133]&gt;=1; [$data.$C1133]&lt;5); [$data.$B1133]; &quot;&quot; )">
            <text:p/>
          </table:table-cell>
          <table:table-cell/>
          <table:table-cell table:style-name="Default"/>
          <table:table-cell table:number-columns-repeated="10"/>
        </table:table-row>
        <table:table-row table:style-name="ro1">
          <table:table-cell table:style-name="Default"/>
          <table:table-cell table:formula="of:=IF(AND([$data.$C1134]&gt;=1; [$data.$C1134]&lt;5); [$data.$B1134]; &quot;&quot; )">
            <text:p/>
          </table:table-cell>
          <table:table-cell/>
          <table:table-cell table:style-name="Default"/>
          <table:table-cell table:number-columns-repeated="10"/>
        </table:table-row>
        <table:table-row table:style-name="ro1">
          <table:table-cell table:style-name="Default"/>
          <table:table-cell table:formula="of:=IF(AND([$data.$C1135]&gt;=1; [$data.$C1135]&lt;5); [$data.$B1135]; &quot;&quot; )">
            <text:p/>
          </table:table-cell>
          <table:table-cell/>
          <table:table-cell table:style-name="Default"/>
          <table:table-cell table:number-columns-repeated="10"/>
        </table:table-row>
        <table:table-row table:style-name="ro1">
          <table:table-cell table:style-name="Default"/>
          <table:table-cell table:formula="of:=IF(AND([$data.$C1136]&gt;=1; [$data.$C1136]&lt;5); [$data.$B1136]; &quot;&quot; )">
            <text:p/>
          </table:table-cell>
          <table:table-cell/>
          <table:table-cell table:style-name="Default"/>
          <table:table-cell table:number-columns-repeated="10"/>
        </table:table-row>
        <table:table-row table:style-name="ro1">
          <table:table-cell table:style-name="Default"/>
          <table:table-cell table:formula="of:=IF(AND([$data.$C1137]&gt;=1; [$data.$C1137]&lt;5); [$data.$B1137]; &quot;&quot; )">
            <text:p/>
          </table:table-cell>
          <table:table-cell/>
          <table:table-cell table:style-name="Default"/>
          <table:table-cell table:number-columns-repeated="10"/>
        </table:table-row>
        <table:table-row table:style-name="ro1">
          <table:table-cell table:style-name="Default"/>
          <table:table-cell table:formula="of:=IF(AND([$data.$C1138]&gt;=1; [$data.$C1138]&lt;5); [$data.$B1138]; &quot;&quot; )">
            <text:p/>
          </table:table-cell>
          <table:table-cell/>
          <table:table-cell table:style-name="Default"/>
          <table:table-cell table:number-columns-repeated="10"/>
        </table:table-row>
        <table:table-row table:style-name="ro1">
          <table:table-cell table:style-name="Default"/>
          <table:table-cell table:formula="of:=IF(AND([$data.$C1139]&gt;=1; [$data.$C1139]&lt;5); [$data.$B1139]; &quot;&quot; )">
            <text:p/>
          </table:table-cell>
          <table:table-cell/>
          <table:table-cell table:style-name="Default"/>
          <table:table-cell table:number-columns-repeated="10"/>
        </table:table-row>
        <table:table-row table:style-name="ro1">
          <table:table-cell table:style-name="Default"/>
          <table:table-cell table:formula="of:=IF(AND([$data.$C1140]&gt;=1; [$data.$C1140]&lt;5); [$data.$B1140]; &quot;&quot; )">
            <text:p/>
          </table:table-cell>
          <table:table-cell/>
          <table:table-cell table:style-name="Default"/>
          <table:table-cell table:number-columns-repeated="10"/>
        </table:table-row>
        <table:table-row table:style-name="ro1">
          <table:table-cell table:style-name="Default"/>
          <table:table-cell table:formula="of:=IF(AND([$data.$C1141]&gt;=1; [$data.$C1141]&lt;5); [$data.$B1141]; &quot;&quot; )">
            <text:p/>
          </table:table-cell>
          <table:table-cell/>
          <table:table-cell table:style-name="Default"/>
          <table:table-cell table:number-columns-repeated="10"/>
        </table:table-row>
        <table:table-row table:style-name="ro1">
          <table:table-cell table:style-name="Default"/>
          <table:table-cell table:formula="of:=IF(AND([$data.$C1142]&gt;=1; [$data.$C1142]&lt;5); [$data.$B1142]; &quot;&quot; )">
            <text:p/>
          </table:table-cell>
          <table:table-cell/>
          <table:table-cell table:style-name="Default"/>
          <table:table-cell table:number-columns-repeated="10"/>
        </table:table-row>
        <table:table-row table:style-name="ro1">
          <table:table-cell table:style-name="Default"/>
          <table:table-cell table:formula="of:=IF(AND([$data.$C1143]&gt;=1; [$data.$C1143]&lt;5); [$data.$B1143]; &quot;&quot; )">
            <text:p/>
          </table:table-cell>
          <table:table-cell/>
          <table:table-cell table:style-name="Default"/>
          <table:table-cell table:number-columns-repeated="10"/>
        </table:table-row>
        <table:table-row table:style-name="ro1">
          <table:table-cell table:style-name="Default"/>
          <table:table-cell table:formula="of:=IF(AND([$data.$C1144]&gt;=1; [$data.$C1144]&lt;5); [$data.$B1144]; &quot;&quot; )">
            <text:p/>
          </table:table-cell>
          <table:table-cell/>
          <table:table-cell table:style-name="Default"/>
          <table:table-cell table:number-columns-repeated="10"/>
        </table:table-row>
        <table:table-row table:style-name="ro1">
          <table:table-cell table:style-name="Default"/>
          <table:table-cell table:formula="of:=IF(AND([$data.$C1145]&gt;=1; [$data.$C1145]&lt;5); [$data.$B1145]; &quot;&quot; )">
            <text:p/>
          </table:table-cell>
          <table:table-cell/>
          <table:table-cell table:style-name="Default"/>
          <table:table-cell table:number-columns-repeated="10"/>
        </table:table-row>
        <table:table-row table:style-name="ro1">
          <table:table-cell table:style-name="Default"/>
          <table:table-cell table:formula="of:=IF(AND([$data.$C1146]&gt;=1; [$data.$C1146]&lt;5); [$data.$B1146]; &quot;&quot; )">
            <text:p/>
          </table:table-cell>
          <table:table-cell/>
          <table:table-cell table:style-name="Default"/>
          <table:table-cell table:number-columns-repeated="10"/>
        </table:table-row>
        <table:table-row table:style-name="ro1">
          <table:table-cell table:style-name="Default"/>
          <table:table-cell table:formula="of:=IF(AND([$data.$C1147]&gt;=1; [$data.$C1147]&lt;5); [$data.$B1147]; &quot;&quot; )">
            <text:p/>
          </table:table-cell>
          <table:table-cell/>
          <table:table-cell table:style-name="Default"/>
          <table:table-cell table:number-columns-repeated="10"/>
        </table:table-row>
        <table:table-row table:style-name="ro1">
          <table:table-cell table:style-name="Default"/>
          <table:table-cell table:formula="of:=IF(AND([$data.$C1148]&gt;=1; [$data.$C1148]&lt;5); [$data.$B1148]; &quot;&quot; )">
            <text:p/>
          </table:table-cell>
          <table:table-cell/>
          <table:table-cell table:style-name="Default"/>
          <table:table-cell table:number-columns-repeated="10"/>
        </table:table-row>
        <table:table-row table:style-name="ro1">
          <table:table-cell table:style-name="Default"/>
          <table:table-cell table:formula="of:=IF(AND([$data.$C1149]&gt;=1; [$data.$C1149]&lt;5); [$data.$B1149]; &quot;&quot; )">
            <text:p/>
          </table:table-cell>
          <table:table-cell/>
          <table:table-cell table:style-name="Default"/>
          <table:table-cell table:number-columns-repeated="10"/>
        </table:table-row>
        <table:table-row table:style-name="ro1">
          <table:table-cell table:style-name="Default"/>
          <table:table-cell table:formula="of:=IF(AND([$data.$C1150]&gt;=1; [$data.$C1150]&lt;5); [$data.$B1150]; &quot;&quot; )">
            <text:p/>
          </table:table-cell>
          <table:table-cell/>
          <table:table-cell table:style-name="Default"/>
          <table:table-cell table:number-columns-repeated="10"/>
        </table:table-row>
        <table:table-row table:style-name="ro1">
          <table:table-cell table:style-name="Default"/>
          <table:table-cell table:formula="of:=IF(AND([$data.$C1151]&gt;=1; [$data.$C1151]&lt;5); [$data.$B1151]; &quot;&quot; )">
            <text:p/>
          </table:table-cell>
          <table:table-cell/>
          <table:table-cell table:style-name="Default"/>
          <table:table-cell table:number-columns-repeated="10"/>
        </table:table-row>
        <table:table-row table:style-name="ro1">
          <table:table-cell table:style-name="Default"/>
          <table:table-cell table:formula="of:=IF(AND([$data.$C1152]&gt;=1; [$data.$C1152]&lt;5); [$data.$B1152]; &quot;&quot; )">
            <text:p/>
          </table:table-cell>
          <table:table-cell/>
          <table:table-cell table:style-name="Default"/>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Nimbus Sans" fo:language="en" fo:country="US" style:font-name-asian="Nimbus Sans1"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Nimbus Roman'"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name-complex="Nimbus Sans1"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08:31:56.1410042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20T08:42:17.778008163</dc:date>
    <meta:editing-duration>PT1H30M45S</meta:editing-duration>
    <meta:editing-cycles>13</meta:editing-cycles>
    <meta:generator>LibreOffice/6.4.6.2$Linux_X86_64 LibreOffice_project/40$Build-2</meta:generator>
    <meta:document-statistic meta:table-count="3" meta:cell-count="12804" meta:object-count="3"/>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322cm" svg:height="11.608cm" xlink:href=".." xlink:type="simple" chart:class="chart:bar" chart:style-name="ch1">
        <chart:title svg:x="8.035cm" svg:y="0.367cm" chart:style-name="ch2">
          <text:p>Slowdown distribution absolute</text:p>
        </chart:title>
        <chart:legend chart:legend-position="end" svg:x="17.916cm" svg:y="4.864cm" style:legend-expansion="high" chart:style-name="ch3"/>
        <chart:plot-area chart:style-name="ch4" table:cell-range-address="distribution.F4:distribution.G15 distribution.F3:distribution.G3 distribution.I3:distribution.I15 distribution.K3:distribution.K15 distribution.M3:distribution.M15" chart:data-source-has-labels="both" svg:x="0.446cm" svg:y="1.326cm" svg:width="17.024cm" svg:height="10.05cm">
          <chartooo:coordinate-region svg:x="1.449cm" svg:y="1.326cm" svg:width="16.021cm" svg:height="7.831cm"/>
          <chart:axis chart:dimension="x" chart:name="primary-x" chart:style-name="ch5" chartooo:axis-type="auto">
            <chartooo:date-scale/>
            <chart:categories table:cell-range-address="distribution.F4:distribution.F15"/>
          </chart:axis>
          <chart:axis chart:dimension="y" chart:name="primary-y" chart:style-name="ch6">
            <chart:grid chart:style-name="ch7" chart:class="major"/>
          </chart:axis>
          <chart:series chart:style-name="ch8" chart:values-cell-range-address="distribution.G4:distribution.G15" chart:label-cell-address="distribution.G3:distribution.G3" chart:class="chart:bar">
            <chart:data-point chart:repeated="12"/>
          </chart:series>
          <chart:series chart:style-name="ch9" chart:values-cell-range-address="distribution.I4:distribution.I15" chart:label-cell-address="distribution.I3:distribution.I3" chart:class="chart:bar">
            <chart:data-point chart:repeated="12"/>
          </chart:series>
          <chart:series chart:style-name="ch10" chart:values-cell-range-address="distribution.K4:distribution.K15" chart:label-cell-address="distribution.K3:distribution.K3" chart:class="chart:bar">
            <chart:data-point chart:repeated="12"/>
          </chart:series>
          <chart:series chart:style-name="ch11" chart:values-cell-range-address="distribution.M4:distribution.M15" chart:label-cell-address="distribution.M3:distribution.M3" chart:class="chart:bar">
            <chart:data-point chart:repeated="1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verification &lt; 1s</text:p>
                <draw:g>
                  <svg:desc>distribution.G3:distribution.G3</svg:desc>
                </draw:g>
              </table:table-cell>
              <table:table-cell office:value-type="string">
                <text:p>1s &lt;= verification &lt; 5s</text:p>
                <draw:g>
                  <svg:desc>distribution.I3:distribution.I3</svg:desc>
                </draw:g>
              </table:table-cell>
              <table:table-cell office:value-type="string">
                <text:p>5s &lt;= verification &lt; 10s</text:p>
                <draw:g>
                  <svg:desc>distribution.K3:distribution.K3</svg:desc>
                </draw:g>
              </table:table-cell>
              <table:table-cell office:value-type="string">
                <text:p>10s &lt;= verification</text:p>
                <draw:g>
                  <svg:desc>distribution.M3:distribution.M3</svg:desc>
                </draw:g>
              </table:table-cell>
            </table:table-row>
          </table:table-header-rows>
          <table:table-rows>
            <table:table-row>
              <table:table-cell office:value-type="string">
                <text:p>faster or equal</text:p>
                <draw:g>
                  <svg:desc>distribution.F4:distribution.F15</svg:desc>
                </draw:g>
              </table:table-cell>
              <table:table-cell office:value-type="float" office:value="96">
                <text:p>96</text:p>
                <draw:g>
                  <svg:desc>distribution.G4:distribution.G15</svg:desc>
                </draw:g>
              </table:table-cell>
              <table:table-cell office:value-type="float" office:value="103">
                <text:p>103</text:p>
                <draw:g>
                  <svg:desc>distribution.I4:distribution.I15</svg:desc>
                </draw:g>
              </table:table-cell>
              <table:table-cell office:value-type="float" office:value="1">
                <text:p>1</text:p>
                <draw:g>
                  <svg:desc>distribution.K4:distribution.K15</svg:desc>
                </draw:g>
              </table:table-cell>
              <table:table-cell office:value-type="float" office:value="3">
                <text:p>3</text:p>
                <draw:g>
                  <svg:desc>distribution.M4:distribution.M15</svg:desc>
                </draw:g>
              </table:table-cell>
            </table:table-row>
            <table:table-row>
              <table:table-cell office:value-type="string">
                <text:p>[0,10] %</text:p>
              </table:table-cell>
              <table:table-cell office:value-type="float" office:value="0">
                <text:p>0</text:p>
              </table:table-cell>
              <table:table-cell office:value-type="float" office:value="142">
                <text:p>142</text:p>
              </table:table-cell>
              <table:table-cell office:value-type="float" office:value="1">
                <text:p>1</text:p>
              </table:table-cell>
              <table:table-cell office:value-type="float" office:value="1">
                <text:p>1</text:p>
              </table:table-cell>
            </table:table-row>
            <table:table-row>
              <table:table-cell office:value-type="string">
                <text:p>[10,20] %</text:p>
              </table:table-cell>
              <table:table-cell office:value-type="float" office:value="2">
                <text:p>2</text:p>
              </table:table-cell>
              <table:table-cell office:value-type="float" office:value="53">
                <text:p>53</text:p>
              </table:table-cell>
              <table:table-cell office:value-type="float" office:value="2">
                <text:p>2</text:p>
              </table:table-cell>
              <table:table-cell office:value-type="float" office:value="0">
                <text:p>0</text:p>
              </table:table-cell>
            </table:table-row>
            <table:table-row>
              <table:table-cell office:value-type="string">
                <text:p>[20,30] %</text:p>
              </table:table-cell>
              <table:table-cell office:value-type="float" office:value="0">
                <text:p>0</text:p>
              </table:table-cell>
              <table:table-cell office:value-type="float" office:value="157">
                <text:p>157</text:p>
              </table:table-cell>
              <table:table-cell office:value-type="float" office:value="1">
                <text:p>1</text:p>
              </table:table-cell>
              <table:table-cell office:value-type="float" office:value="0">
                <text:p>0</text:p>
              </table:table-cell>
            </table:table-row>
            <table:table-row>
              <table:table-cell office:value-type="string">
                <text:p>[30,40] %</text:p>
              </table:table-cell>
              <table:table-cell office:value-type="float" office:value="1">
                <text:p>1</text:p>
              </table:table-cell>
              <table:table-cell office:value-type="float" office:value="219">
                <text:p>219</text:p>
              </table:table-cell>
              <table:table-cell office:value-type="float" office:value="0">
                <text:p>0</text:p>
              </table:table-cell>
              <table:table-cell office:value-type="float" office:value="0">
                <text:p>0</text:p>
              </table:table-cell>
            </table:table-row>
            <table:table-row>
              <table:table-cell office:value-type="string">
                <text:p>[40,50] %</text:p>
              </table:table-cell>
              <table:table-cell office:value-type="float" office:value="1">
                <text:p>1</text:p>
              </table:table-cell>
              <table:table-cell office:value-type="float" office:value="105">
                <text:p>105</text:p>
              </table:table-cell>
              <table:table-cell office:value-type="float" office:value="1">
                <text:p>1</text:p>
              </table:table-cell>
              <table:table-cell office:value-type="float" office:value="0">
                <text:p>0</text:p>
              </table:table-cell>
            </table:table-row>
            <table:table-row>
              <table:table-cell office:value-type="string">
                <text:p>[50,60] %</text:p>
              </table:table-cell>
              <table:table-cell office:value-type="float" office:value="0">
                <text:p>0</text:p>
              </table:table-cell>
              <table:table-cell office:value-type="float" office:value="48">
                <text:p>48</text:p>
              </table:table-cell>
              <table:table-cell office:value-type="float" office:value="1">
                <text:p>1</text:p>
              </table:table-cell>
              <table:table-cell office:value-type="float" office:value="0">
                <text:p>0</text:p>
              </table:table-cell>
            </table:table-row>
            <table:table-row>
              <table:table-cell office:value-type="string">
                <text:p>[60,70] %</text:p>
              </table:table-cell>
              <table:table-cell office:value-type="float" office:value="0">
                <text:p>0</text:p>
              </table:table-cell>
              <table:table-cell office:value-type="float" office:value="32">
                <text:p>32</text:p>
              </table:table-cell>
              <table:table-cell office:value-type="float" office:value="0">
                <text:p>0</text:p>
              </table:table-cell>
              <table:table-cell office:value-type="float" office:value="0">
                <text:p>0</text:p>
              </table:table-cell>
            </table:table-row>
            <table:table-row>
              <table:table-cell office:value-type="string">
                <text:p>[70,80] %</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80,90] %</text:p>
              </table:table-cell>
              <table:table-cell office:value-type="float" office:value="0">
                <text:p>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90,100] %</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string">
                <text:p>&gt; 100%</text:p>
              </table:table-cell>
              <table:table-cell office:value-type="float" office:value="0">
                <text:p>0</text:p>
              </table:table-cell>
              <table:table-cell office:value-type="float" office:value="24">
                <text:p>24</text:p>
              </table:table-cell>
              <table:table-cell office:value-type="float" office:value="6">
                <text:p>6</text:p>
              </table:table-cell>
              <table:table-cell office:value-type="float" office:value="1">
                <text:p>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maximum="10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6.829cm" svg:height="15.091cm" xlink:href=".." xlink:type="simple" chart:class="chart:scatter" chart:column-mapping="1 0" chart:style-name="ch1">
        <chart:title svg:x="11.386cm" svg:y="0.436cm" chart:style-name="ch2">
          <text:p>Preamble explosion</text:p>
        </chart:title>
        <chart:subtitle svg:x="1.014cm" svg:y="1.465cm" chart:style-name="ch3">
          <text:p>Roughly proportional relationship between #resources² and slowdown when correcting for total verification time in upstream (Ignoring tests &lt;1s).</text:p>
        </chart:subtitle>
        <chart:legend chart:legend-position="end" svg:x="24.566cm" svg:y="7.272cm" style:legend-expansion="high" chart:style-name="ch4"/>
        <chart:plot-area chart:style-name="ch5" table:cell-range-address="data.H7:data.H1029 data.B7:data.B1029" svg:x="1.495cm" svg:y="2.395cm" svg:width="22.535cm" svg:height="11.466cm">
          <chartooo:coordinate-region svg:x="1.931cm" svg:y="2.568cm" svg:width="21.727cm" svg:height="10.699cm"/>
          <chart:axis chart:dimension="x" chart:name="primary-x" chart:style-name="ch6">
            <chart:title svg:x="9.292cm" svg:y="14.162cm" chart:style-name="ch7">
              <text:p>#resources² per second of upstream verification</text:p>
            </chart:title>
          </chart:axis>
          <chart:axis chart:dimension="y" chart:name="primary-y" chart:style-name="ch8">
            <chart:title svg:x="0.451cm" svg:y="8.913cm" chart:style-name="ch9">
              <text:p>slowdown</text:p>
            </chart:title>
            <chart:grid chart:style-name="ch10" chart:class="major"/>
          </chart:axis>
          <chart:series chart:style-name="ch11" chart:values-cell-range-address="data.B7:data.B1029" chart:class="chart:scatter">
            <chart:domain table:cell-range-address="data.H7:data.H1029"/>
            <chart:data-point chart:repeated="102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Column B</text:p>
              </table:table-cell>
            </table:table-row>
          </table:table-header-rows>
          <table:table-rows>
            <table:table-row>
              <table:table-cell office:value-type="string">
                <text:p>1</text:p>
              </table:table-cell>
              <table:table-cell office:value-type="float" office:value="2.7027027027027">
                <text:p>2.7027027027027</text:p>
                <draw:g>
                  <svg:desc>data.H7:data.H1029</svg:desc>
                </draw:g>
              </table:table-cell>
              <table:table-cell office:value-type="float" office:value="1.09324324324324">
                <text:p>1.09324324324324</text:p>
                <draw:g>
                  <svg:desc>data.B7:data.B1029</svg:desc>
                </draw:g>
              </table:table-cell>
            </table:table-row>
            <table:table-row>
              <table:table-cell office:value-type="string">
                <text:p>2</text:p>
              </table:table-cell>
              <table:table-cell office:value-type="float" office:value="0.68259385665529">
                <text:p>0.68259385665529</text:p>
              </table:table-cell>
              <table:table-cell office:value-type="float" office:value="1.02730375426621">
                <text:p>1.02730375426621</text:p>
              </table:table-cell>
            </table:table-row>
            <table:table-row>
              <table:table-cell office:value-type="string">
                <text:p>3</text:p>
              </table:table-cell>
              <table:table-cell office:value-type="float" office:value="2.71370420624152">
                <text:p>2.71370420624152</text:p>
              </table:table-cell>
              <table:table-cell office:value-type="float" office:value="1.04816824966079">
                <text:p>1.04816824966079</text:p>
              </table:table-cell>
            </table:table-row>
            <table:table-row>
              <table:table-cell office:value-type="string">
                <text:p>4</text:p>
              </table:table-cell>
              <table:table-cell office:value-type="float" office:value="1.3080444735121">
                <text:p>1.3080444735121</text:p>
              </table:table-cell>
              <table:table-cell office:value-type="float" office:value="0.937540876389797">
                <text:p>0.937540876389797</text:p>
              </table:table-cell>
            </table:table-row>
            <table:table-row>
              <table:table-cell office:value-type="string">
                <text:p>5</text:p>
              </table:table-cell>
              <table:table-cell office:value-type="float" office:value="0.406834825061025">
                <text:p>0.406834825061025</text:p>
              </table:table-cell>
              <table:table-cell office:value-type="float" office:value="0.943449959316517">
                <text:p>0.943449959316517</text:p>
              </table:table-cell>
            </table:table-row>
            <table:table-row>
              <table:table-cell office:value-type="string">
                <text:p>6</text:p>
              </table:table-cell>
              <table:table-cell office:value-type="float" office:value="0.680272108843537">
                <text:p>0.680272108843537</text:p>
              </table:table-cell>
              <table:table-cell office:value-type="float" office:value="1.21768707482993">
                <text:p>1.21768707482993</text:p>
              </table:table-cell>
            </table:table-row>
            <table:table-row>
              <table:table-cell office:value-type="string">
                <text:p>7</text:p>
              </table:table-cell>
              <table:table-cell office:value-type="float" office:value="0.664893617021277">
                <text:p>0.664893617021277</text:p>
              </table:table-cell>
              <table:table-cell office:value-type="float" office:value="1.26196808510638">
                <text:p>1.26196808510638</text:p>
              </table:table-cell>
            </table:table-row>
            <table:table-row>
              <table:table-cell office:value-type="string">
                <text:p>8</text:p>
              </table:table-cell>
              <table:table-cell office:value-type="float" office:value="NaN">
                <text:p>NaN</text:p>
              </table:table-cell>
              <table:table-cell office:value-type="float" office:value="0.8">
                <text:p>0.8</text:p>
              </table:table-cell>
            </table:table-row>
            <table:table-row>
              <table:table-cell office:value-type="string">
                <text:p>9</text:p>
              </table:table-cell>
              <table:table-cell office:value-type="float" office:value="3.29218106995885">
                <text:p>3.29218106995885</text:p>
              </table:table-cell>
              <table:table-cell office:value-type="float" office:value="1.33662551440329">
                <text:p>1.33662551440329</text:p>
              </table:table-cell>
            </table:table-row>
            <table:table-row>
              <table:table-cell office:value-type="string">
                <text:p>10</text:p>
              </table:table-cell>
              <table:table-cell office:value-type="float" office:value="0">
                <text:p>0</text:p>
              </table:table-cell>
              <table:table-cell office:value-type="float" office:value="1.24346257889991">
                <text:p>1.24346257889991</text:p>
              </table:table-cell>
            </table:table-row>
            <table:table-row>
              <table:table-cell office:value-type="string">
                <text:p>11</text:p>
              </table:table-cell>
              <table:table-cell office:value-type="float" office:value="0.959692898272553">
                <text:p>0.959692898272553</text:p>
              </table:table-cell>
              <table:table-cell office:value-type="float" office:value="1.34836852207294">
                <text:p>1.34836852207294</text:p>
              </table:table-cell>
            </table:table-row>
            <table:table-row>
              <table:table-cell office:value-type="string">
                <text:p>12</text:p>
              </table:table-cell>
              <table:table-cell office:value-type="float" office:value="NaN">
                <text:p>NaN</text:p>
              </table:table-cell>
              <table:table-cell office:value-type="float" office:value="0.9375">
                <text:p>0.9375</text:p>
              </table:table-cell>
            </table:table-row>
            <table:table-row>
              <table:table-cell office:value-type="string">
                <text:p>13</text:p>
              </table:table-cell>
              <table:table-cell office:value-type="float" office:value="1.48148148148148">
                <text:p>1.48148148148148</text:p>
              </table:table-cell>
              <table:table-cell office:value-type="float" office:value="1.15592592592593">
                <text:p>1.15592592592593</text:p>
              </table:table-cell>
            </table:table-row>
            <table:table-row>
              <table:table-cell office:value-type="string">
                <text:p>14</text:p>
              </table:table-cell>
              <table:table-cell office:value-type="float" office:value="1.63265306122449">
                <text:p>1.63265306122449</text:p>
              </table:table-cell>
              <table:table-cell office:value-type="float" office:value="1.21224489795918">
                <text:p>1.21224489795918</text:p>
              </table:table-cell>
            </table:table-row>
            <table:table-row>
              <table:table-cell office:value-type="string">
                <text:p>15</text:p>
              </table:table-cell>
              <table:table-cell office:value-type="float" office:value="0">
                <text:p>0</text:p>
              </table:table-cell>
              <table:table-cell office:value-type="float" office:value="1.27193828351013">
                <text:p>1.27193828351013</text:p>
              </table:table-cell>
            </table:table-row>
            <table:table-row>
              <table:table-cell office:value-type="string">
                <text:p>16</text:p>
              </table:table-cell>
              <table:table-cell office:value-type="float" office:value="3.68324125230203">
                <text:p>3.68324125230203</text:p>
              </table:table-cell>
              <table:table-cell office:value-type="float" office:value="1.41804788213628">
                <text:p>1.41804788213628</text:p>
              </table:table-cell>
            </table:table-row>
            <table:table-row>
              <table:table-cell office:value-type="string">
                <text:p>17</text:p>
              </table:table-cell>
              <table:table-cell office:value-type="float" office:value="0.881057268722467">
                <text:p>0.881057268722467</text:p>
              </table:table-cell>
              <table:table-cell office:value-type="float" office:value="1.43964757709251">
                <text:p>1.43964757709251</text:p>
              </table:table-cell>
            </table:table-row>
            <table:table-row>
              <table:table-cell office:value-type="string">
                <text:p>18</text:p>
              </table:table-cell>
              <table:table-cell office:value-type="float" office:value="3.46020761245675">
                <text:p>3.46020761245675</text:p>
              </table:table-cell>
              <table:table-cell office:value-type="float" office:value="1.37456747404844">
                <text:p>1.37456747404844</text:p>
              </table:table-cell>
            </table:table-row>
            <table:table-row>
              <table:table-cell office:value-type="string">
                <text:p>19</text:p>
              </table:table-cell>
              <table:table-cell office:value-type="float" office:value="13.745704467354">
                <text:p>13.745704467354</text:p>
              </table:table-cell>
              <table:table-cell office:value-type="float" office:value="1.37886597938144">
                <text:p>1.37886597938144</text:p>
              </table:table-cell>
            </table:table-row>
            <table:table-row>
              <table:table-cell office:value-type="string">
                <text:p>20</text:p>
              </table:table-cell>
              <table:table-cell office:value-type="float" office:value="0.870322019147084">
                <text:p>0.870322019147084</text:p>
              </table:table-cell>
              <table:table-cell office:value-type="float" office:value="1.28720626631854">
                <text:p>1.28720626631854</text:p>
              </table:table-cell>
            </table:table-row>
            <table:table-row>
              <table:table-cell office:value-type="string">
                <text:p>21</text:p>
              </table:table-cell>
              <table:table-cell office:value-type="float" office:value="0">
                <text:p>0</text:p>
              </table:table-cell>
              <table:table-cell office:value-type="float" office:value="1.22670250896057">
                <text:p>1.22670250896057</text:p>
              </table:table-cell>
            </table:table-row>
            <table:table-row>
              <table:table-cell office:value-type="string">
                <text:p>22</text:p>
              </table:table-cell>
              <table:table-cell office:value-type="float" office:value="0.922509225092251">
                <text:p>0.922509225092251</text:p>
              </table:table-cell>
              <table:table-cell office:value-type="float" office:value="1.31642066420664">
                <text:p>1.31642066420664</text:p>
              </table:table-cell>
            </table:table-row>
            <table:table-row>
              <table:table-cell office:value-type="string">
                <text:p>23</text:p>
              </table:table-cell>
              <table:table-cell office:value-type="float" office:value="0.947867298578199">
                <text:p>0.947867298578199</text:p>
              </table:table-cell>
              <table:table-cell office:value-type="float" office:value="1.45402843601896">
                <text:p>1.45402843601896</text:p>
              </table:table-cell>
            </table:table-row>
            <table:table-row>
              <table:table-cell office:value-type="string">
                <text:p>24</text:p>
              </table:table-cell>
              <table:table-cell office:value-type="float" office:value="2.59571706683971">
                <text:p>2.59571706683971</text:p>
              </table:table-cell>
              <table:table-cell office:value-type="float" office:value="0.956521739130435">
                <text:p>0.956521739130435</text:p>
              </table:table-cell>
            </table:table-row>
            <table:table-row>
              <table:table-cell office:value-type="string">
                <text:p>25</text:p>
              </table:table-cell>
              <table:table-cell office:value-type="float" office:value="NaN">
                <text:p>NaN</text:p>
              </table:table-cell>
              <table:table-cell office:value-type="float" office:value="1">
                <text:p>1</text:p>
              </table:table-cell>
            </table:table-row>
            <table:table-row>
              <table:table-cell office:value-type="string">
                <text:p>26</text:p>
              </table:table-cell>
              <table:table-cell office:value-type="float" office:value="NaN">
                <text:p>NaN</text:p>
              </table:table-cell>
              <table:table-cell office:value-type="float" office:value="1">
                <text:p>1</text:p>
              </table:table-cell>
            </table:table-row>
            <table:table-row>
              <table:table-cell office:value-type="string">
                <text:p>27</text:p>
              </table:table-cell>
              <table:table-cell office:value-type="float" office:value="7.62066045723963">
                <text:p>7.62066045723963</text:p>
              </table:table-cell>
              <table:table-cell office:value-type="float" office:value="1.27180355630821">
                <text:p>1.27180355630821</text:p>
              </table:table-cell>
            </table:table-row>
            <table:table-row>
              <table:table-cell office:value-type="string">
                <text:p>28</text:p>
              </table:table-cell>
              <table:table-cell office:value-type="float" office:value="18.811136192626">
                <text:p>18.811136192626</text:p>
              </table:table-cell>
              <table:table-cell office:value-type="float" office:value="1.49887133182844">
                <text:p>1.49887133182844</text:p>
              </table:table-cell>
            </table:table-row>
            <table:table-row>
              <table:table-cell office:value-type="string">
                <text:p>29</text:p>
              </table:table-cell>
              <table:table-cell office:value-type="float" office:value="0.864304235090752">
                <text:p>0.864304235090752</text:p>
              </table:table-cell>
              <table:table-cell office:value-type="float" office:value="1.31028522039758">
                <text:p>1.31028522039758</text:p>
              </table:table-cell>
            </table:table-row>
            <table:table-row>
              <table:table-cell office:value-type="string">
                <text:p>30</text:p>
              </table:table-cell>
              <table:table-cell office:value-type="float" office:value="NaN">
                <text:p>NaN</text:p>
              </table:table-cell>
              <table:table-cell office:value-type="float" office:value="1.44433094994893">
                <text:p>1.44433094994893</text:p>
              </table:table-cell>
            </table:table-row>
            <table:table-row>
              <table:table-cell office:value-type="string">
                <text:p>31</text:p>
              </table:table-cell>
              <table:table-cell office:value-type="float" office:value="13.4115674769489">
                <text:p>13.4115674769489</text:p>
              </table:table-cell>
              <table:table-cell office:value-type="float" office:value="1.42497904442582">
                <text:p>1.42497904442582</text:p>
              </table:table-cell>
            </table:table-row>
            <table:table-row>
              <table:table-cell office:value-type="string">
                <text:p>32</text:p>
              </table:table-cell>
              <table:table-cell office:value-type="float" office:value="0.513874614594039">
                <text:p>0.513874614594039</text:p>
              </table:table-cell>
              <table:table-cell office:value-type="float" office:value="1.02363823227133">
                <text:p>1.02363823227133</text:p>
              </table:table-cell>
            </table:table-row>
            <table:table-row>
              <table:table-cell office:value-type="string">
                <text:p>33</text:p>
              </table:table-cell>
              <table:table-cell office:value-type="float" office:value="0">
                <text:p>0</text:p>
              </table:table-cell>
              <table:table-cell office:value-type="float" office:value="1.30875975715525">
                <text:p>1.30875975715525</text:p>
              </table:table-cell>
            </table:table-row>
            <table:table-row>
              <table:table-cell office:value-type="string">
                <text:p>34</text:p>
              </table:table-cell>
              <table:table-cell office:value-type="float" office:value="0.801282051282051">
                <text:p>0.801282051282051</text:p>
              </table:table-cell>
              <table:table-cell office:value-type="float" office:value="1.23076923076923">
                <text:p>1.23076923076923</text:p>
              </table:table-cell>
            </table:table-row>
            <table:table-row>
              <table:table-cell office:value-type="string">
                <text:p>35</text:p>
              </table:table-cell>
              <table:table-cell office:value-type="float" office:value="NaN">
                <text:p>NaN</text:p>
              </table:table-cell>
              <table:table-cell office:value-type="float" office:value="0.8">
                <text:p>0.8</text:p>
              </table:table-cell>
            </table:table-row>
            <table:table-row>
              <table:table-cell office:value-type="string">
                <text:p>36</text:p>
              </table:table-cell>
              <table:table-cell office:value-type="float" office:value="10.0376411543287">
                <text:p>10.0376411543287</text:p>
              </table:table-cell>
              <table:table-cell office:value-type="float" office:value="1.02321204516939">
                <text:p>1.02321204516939</text:p>
              </table:table-cell>
            </table:table-row>
            <table:table-row>
              <table:table-cell office:value-type="string">
                <text:p>37</text:p>
              </table:table-cell>
              <table:table-cell office:value-type="float" office:value="70.1262272089762">
                <text:p>70.1262272089762</text:p>
              </table:table-cell>
              <table:table-cell office:value-type="float" office:value="1.41164095371669">
                <text:p>1.41164095371669</text:p>
              </table:table-cell>
            </table:table-row>
            <table:table-row>
              <table:table-cell office:value-type="string">
                <text:p>38</text:p>
              </table:table-cell>
              <table:table-cell office:value-type="float" office:value="0">
                <text:p>0</text:p>
              </table:table-cell>
              <table:table-cell office:value-type="float" office:value="1.32182835820896">
                <text:p>1.32182835820896</text:p>
              </table:table-cell>
            </table:table-row>
            <table:table-row>
              <table:table-cell office:value-type="string">
                <text:p>39</text:p>
              </table:table-cell>
              <table:table-cell office:value-type="float" office:value="0.877963125548727">
                <text:p>0.877963125548727</text:p>
              </table:table-cell>
              <table:table-cell office:value-type="float" office:value="1.33187006145742">
                <text:p>1.33187006145742</text:p>
              </table:table-cell>
            </table:table-row>
            <table:table-row>
              <table:table-cell office:value-type="string">
                <text:p>40</text:p>
              </table:table-cell>
              <table:table-cell office:value-type="float" office:value="0.871839581517001">
                <text:p>0.871839581517001</text:p>
              </table:table-cell>
              <table:table-cell office:value-type="float" office:value="1.37663469921534">
                <text:p>1.37663469921534</text:p>
              </table:table-cell>
            </table:table-row>
            <table:table-row>
              <table:table-cell office:value-type="string">
                <text:p>41</text:p>
              </table:table-cell>
              <table:table-cell office:value-type="float" office:value="122.958693563881">
                <text:p>122.958693563881</text:p>
              </table:table-cell>
              <table:table-cell office:value-type="float" office:value="2.89193083573487">
                <text:p>2.89193083573487</text:p>
              </table:table-cell>
            </table:table-row>
            <table:table-row>
              <table:table-cell office:value-type="string">
                <text:p>42</text:p>
              </table:table-cell>
              <table:table-cell office:value-type="float" office:value="7.56302521008403">
                <text:p>7.56302521008403</text:p>
              </table:table-cell>
              <table:table-cell office:value-type="float" office:value="1.34873949579832">
                <text:p>1.34873949579832</text:p>
              </table:table-cell>
            </table:table-row>
            <table:table-row>
              <table:table-cell office:value-type="string">
                <text:p>43</text:p>
              </table:table-cell>
              <table:table-cell office:value-type="float" office:value="14.4274120829576">
                <text:p>14.4274120829576</text:p>
              </table:table-cell>
              <table:table-cell office:value-type="float" office:value="1.44544634806132">
                <text:p>1.44544634806132</text:p>
              </table:table-cell>
            </table:table-row>
            <table:table-row>
              <table:table-cell office:value-type="string">
                <text:p>44</text:p>
              </table:table-cell>
              <table:table-cell office:value-type="float" office:value="7.53138075313808">
                <text:p>7.53138075313808</text:p>
              </table:table-cell>
              <table:table-cell office:value-type="float" office:value="1.50543933054393">
                <text:p>1.50543933054393</text:p>
              </table:table-cell>
            </table:table-row>
            <table:table-row>
              <table:table-cell office:value-type="string">
                <text:p>45</text:p>
              </table:table-cell>
              <table:table-cell office:value-type="float" office:value="7.80572419774501">
                <text:p>7.80572419774501</text:p>
              </table:table-cell>
              <table:table-cell office:value-type="float" office:value="1.41717259323504">
                <text:p>1.41717259323504</text:p>
              </table:table-cell>
            </table:table-row>
            <table:table-row>
              <table:table-cell office:value-type="string">
                <text:p>46</text:p>
              </table:table-cell>
              <table:table-cell office:value-type="float" office:value="8.07174887892377">
                <text:p>8.07174887892377</text:p>
              </table:table-cell>
              <table:table-cell office:value-type="float" office:value="1.41434977578475">
                <text:p>1.41434977578475</text:p>
              </table:table-cell>
            </table:table-row>
            <table:table-row>
              <table:table-cell office:value-type="string">
                <text:p>47</text:p>
              </table:table-cell>
              <table:table-cell office:value-type="float" office:value="3.92927308447937">
                <text:p>3.92927308447937</text:p>
              </table:table-cell>
              <table:table-cell office:value-type="float" office:value="1.39685658153242">
                <text:p>1.39685658153242</text:p>
              </table:table-cell>
            </table:table-row>
            <table:table-row>
              <table:table-cell office:value-type="string">
                <text:p>48</text:p>
              </table:table-cell>
              <table:table-cell office:value-type="float" office:value="0">
                <text:p>0</text:p>
              </table:table-cell>
              <table:table-cell office:value-type="float" office:value="1.29338446788111">
                <text:p>1.29338446788111</text:p>
              </table:table-cell>
            </table:table-row>
            <table:table-row>
              <table:table-cell office:value-type="string">
                <text:p>49</text:p>
              </table:table-cell>
              <table:table-cell office:value-type="float" office:value="3.43938091143594">
                <text:p>3.43938091143594</text:p>
              </table:table-cell>
              <table:table-cell office:value-type="float" office:value="1.2871883061049">
                <text:p>1.2871883061049</text:p>
              </table:table-cell>
            </table:table-row>
            <table:table-row>
              <table:table-cell office:value-type="string">
                <text:p>50</text:p>
              </table:table-cell>
              <table:table-cell office:value-type="float" office:value="8.22622107969152">
                <text:p>8.22622107969152</text:p>
              </table:table-cell>
              <table:table-cell office:value-type="float" office:value="1.43496143958869">
                <text:p>1.43496143958869</text:p>
              </table:table-cell>
            </table:table-row>
            <table:table-row>
              <table:table-cell office:value-type="string">
                <text:p>51</text:p>
              </table:table-cell>
              <table:table-cell office:value-type="float" office:value="3.38696020321761">
                <text:p>3.38696020321761</text:p>
              </table:table-cell>
              <table:table-cell office:value-type="float" office:value="1.39034716342083">
                <text:p>1.39034716342083</text:p>
              </table:table-cell>
            </table:table-row>
            <table:table-row>
              <table:table-cell office:value-type="string">
                <text:p>52</text:p>
              </table:table-cell>
              <table:table-cell office:value-type="float" office:value="3.70027752081406">
                <text:p>3.70027752081406</text:p>
              </table:table-cell>
              <table:table-cell office:value-type="float" office:value="1.36170212765957">
                <text:p>1.36170212765957</text:p>
              </table:table-cell>
            </table:table-row>
            <table:table-row>
              <table:table-cell office:value-type="string">
                <text:p>53</text:p>
              </table:table-cell>
              <table:table-cell office:value-type="float" office:value="8.23421774931382">
                <text:p>8.23421774931382</text:p>
              </table:table-cell>
              <table:table-cell office:value-type="float" office:value="1.49771271729186">
                <text:p>1.49771271729186</text:p>
              </table:table-cell>
            </table:table-row>
            <table:table-row>
              <table:table-cell office:value-type="string">
                <text:p>54</text:p>
              </table:table-cell>
              <table:table-cell office:value-type="float" office:value="7.17131474103586">
                <text:p>7.17131474103586</text:p>
              </table:table-cell>
              <table:table-cell office:value-type="float" office:value="1.42390438247012">
                <text:p>1.42390438247012</text:p>
              </table:table-cell>
            </table:table-row>
            <table:table-row>
              <table:table-cell office:value-type="string">
                <text:p>55</text:p>
              </table:table-cell>
              <table:table-cell office:value-type="float" office:value="41.9880034275921">
                <text:p>41.9880034275921</text:p>
              </table:table-cell>
              <table:table-cell office:value-type="float" office:value="1.59040274207369">
                <text:p>1.59040274207369</text:p>
              </table:table-cell>
            </table:table-row>
            <table:table-row>
              <table:table-cell office:value-type="string">
                <text:p>56</text:p>
              </table:table-cell>
              <table:table-cell office:value-type="float" office:value="3.5810205908684">
                <text:p>3.5810205908684</text:p>
              </table:table-cell>
              <table:table-cell office:value-type="float" office:value="1.37779767233662">
                <text:p>1.37779767233662</text:p>
              </table:table-cell>
            </table:table-row>
            <table:table-row>
              <table:table-cell office:value-type="string">
                <text:p>57</text:p>
              </table:table-cell>
              <table:table-cell office:value-type="float" office:value="3.37837837837838">
                <text:p>3.37837837837838</text:p>
              </table:table-cell>
              <table:table-cell office:value-type="float" office:value="1.39189189189189">
                <text:p>1.39189189189189</text:p>
              </table:table-cell>
            </table:table-row>
            <table:table-row>
              <table:table-cell office:value-type="string">
                <text:p>58</text:p>
              </table:table-cell>
              <table:table-cell office:value-type="float" office:value="13.7221269296741">
                <text:p>13.7221269296741</text:p>
              </table:table-cell>
              <table:table-cell office:value-type="float" office:value="1.4622641509434">
                <text:p>1.4622641509434</text:p>
              </table:table-cell>
            </table:table-row>
            <table:table-row>
              <table:table-cell office:value-type="string">
                <text:p>59</text:p>
              </table:table-cell>
              <table:table-cell office:value-type="float" office:value="0">
                <text:p>0</text:p>
              </table:table-cell>
              <table:table-cell office:value-type="float" office:value="1.01508262171454">
                <text:p>1.01508262171454</text:p>
              </table:table-cell>
            </table:table-row>
            <table:table-row>
              <table:table-cell office:value-type="string">
                <text:p>60</text:p>
              </table:table-cell>
              <table:table-cell office:value-type="float" office:value="0">
                <text:p>0</text:p>
              </table:table-cell>
              <table:table-cell office:value-type="float" office:value="1.32088414634146">
                <text:p>1.32088414634146</text:p>
              </table:table-cell>
            </table:table-row>
            <table:table-row>
              <table:table-cell office:value-type="string">
                <text:p>61</text:p>
              </table:table-cell>
              <table:table-cell office:value-type="float" office:value="0">
                <text:p>0</text:p>
              </table:table-cell>
              <table:table-cell office:value-type="float" office:value="1.3261231281198">
                <text:p>1.3261231281198</text:p>
              </table:table-cell>
            </table:table-row>
            <table:table-row>
              <table:table-cell office:value-type="string">
                <text:p>62</text:p>
              </table:table-cell>
              <table:table-cell office:value-type="float" office:value="0">
                <text:p>0</text:p>
              </table:table-cell>
              <table:table-cell office:value-type="float" office:value="1.11478910838227">
                <text:p>1.11478910838227</text:p>
              </table:table-cell>
            </table:table-row>
            <table:table-row>
              <table:table-cell office:value-type="string">
                <text:p>63</text:p>
              </table:table-cell>
              <table:table-cell office:value-type="float" office:value="13.3000831255195">
                <text:p>13.3000831255195</text:p>
              </table:table-cell>
              <table:table-cell office:value-type="float" office:value="1.404821280133">
                <text:p>1.404821280133</text:p>
              </table:table-cell>
            </table:table-row>
            <table:table-row>
              <table:table-cell office:value-type="string">
                <text:p>64</text:p>
              </table:table-cell>
              <table:table-cell office:value-type="float" office:value="0">
                <text:p>0</text:p>
              </table:table-cell>
              <table:table-cell office:value-type="float" office:value="1.25739910313901">
                <text:p>1.25739910313901</text:p>
              </table:table-cell>
            </table:table-row>
            <table:table-row>
              <table:table-cell office:value-type="string">
                <text:p>65</text:p>
              </table:table-cell>
              <table:table-cell office:value-type="float" office:value="3.24675324675325">
                <text:p>3.24675324675325</text:p>
              </table:table-cell>
              <table:table-cell office:value-type="float" office:value="1.27029220779221">
                <text:p>1.27029220779221</text:p>
              </table:table-cell>
            </table:table-row>
            <table:table-row>
              <table:table-cell office:value-type="string">
                <text:p>66</text:p>
              </table:table-cell>
              <table:table-cell office:value-type="float" office:value="3.59712230215827">
                <text:p>3.59712230215827</text:p>
              </table:table-cell>
              <table:table-cell office:value-type="float" office:value="1.39028776978417">
                <text:p>1.39028776978417</text:p>
              </table:table-cell>
            </table:table-row>
            <table:table-row>
              <table:table-cell office:value-type="string">
                <text:p>67</text:p>
              </table:table-cell>
              <table:table-cell office:value-type="float" office:value="20.7986688851913">
                <text:p>20.7986688851913</text:p>
              </table:table-cell>
              <table:table-cell office:value-type="float" office:value="1.55490848585691">
                <text:p>1.55490848585691</text:p>
              </table:table-cell>
            </table:table-row>
            <table:table-row>
              <table:table-cell office:value-type="string">
                <text:p>68</text:p>
              </table:table-cell>
              <table:table-cell office:value-type="float" office:value="4.27350427350427">
                <text:p>4.27350427350427</text:p>
              </table:table-cell>
              <table:table-cell office:value-type="float" office:value="1.88319088319088">
                <text:p>1.88319088319088</text:p>
              </table:table-cell>
            </table:table-row>
            <table:table-row>
              <table:table-cell office:value-type="string">
                <text:p>69</text:p>
              </table:table-cell>
              <table:table-cell office:value-type="float" office:value="3.25732899022801">
                <text:p>3.25732899022801</text:p>
              </table:table-cell>
              <table:table-cell office:value-type="float" office:value="1.36156351791531">
                <text:p>1.36156351791531</text:p>
              </table:table-cell>
            </table:table-row>
            <table:table-row>
              <table:table-cell office:value-type="string">
                <text:p>70</text:p>
              </table:table-cell>
              <table:table-cell office:value-type="float" office:value="0.87260034904014">
                <text:p>0.87260034904014</text:p>
              </table:table-cell>
              <table:table-cell office:value-type="float" office:value="1.29842931937173">
                <text:p>1.29842931937173</text:p>
              </table:table-cell>
            </table:table-row>
            <table:table-row>
              <table:table-cell office:value-type="string">
                <text:p>71</text:p>
              </table:table-cell>
              <table:table-cell office:value-type="float" office:value="3.39847068819031">
                <text:p>3.39847068819031</text:p>
              </table:table-cell>
              <table:table-cell office:value-type="float" office:value="1.35938827527613">
                <text:p>1.35938827527613</text:p>
              </table:table-cell>
            </table:table-row>
            <table:table-row>
              <table:table-cell office:value-type="string">
                <text:p>72</text:p>
              </table:table-cell>
              <table:table-cell office:value-type="float" office:value="22.3813786929275">
                <text:p>22.3813786929275</text:p>
              </table:table-cell>
              <table:table-cell office:value-type="float" office:value="1.48880931065354">
                <text:p>1.48880931065354</text:p>
              </table:table-cell>
            </table:table-row>
            <table:table-row>
              <table:table-cell office:value-type="string">
                <text:p>73</text:p>
              </table:table-cell>
              <table:table-cell office:value-type="float" office:value="38.2513661202186">
                <text:p>38.2513661202186</text:p>
              </table:table-cell>
              <table:table-cell office:value-type="float" office:value="1.55737704918033">
                <text:p>1.55737704918033</text:p>
              </table:table-cell>
            </table:table-row>
            <table:table-row>
              <table:table-cell office:value-type="string">
                <text:p>74</text:p>
              </table:table-cell>
              <table:table-cell office:value-type="float" office:value="3.55555555555556">
                <text:p>3.55555555555556</text:p>
              </table:table-cell>
              <table:table-cell office:value-type="float" office:value="1.312">
                <text:p>1.312</text:p>
              </table:table-cell>
            </table:table-row>
            <table:table-row>
              <table:table-cell office:value-type="string">
                <text:p>75</text:p>
              </table:table-cell>
              <table:table-cell office:value-type="float" office:value="0.633713561470216">
                <text:p>0.633713561470216</text:p>
              </table:table-cell>
              <table:table-cell office:value-type="float" office:value="0.960709759188847">
                <text:p>0.960709759188847</text:p>
              </table:table-cell>
            </table:table-row>
            <table:table-row>
              <table:table-cell office:value-type="string">
                <text:p>76</text:p>
              </table:table-cell>
              <table:table-cell office:value-type="float" office:value="0.606796116504854">
                <text:p>0.606796116504854</text:p>
              </table:table-cell>
              <table:table-cell office:value-type="float" office:value="1.08070388349515">
                <text:p>1.08070388349515</text:p>
              </table:table-cell>
            </table:table-row>
            <table:table-row>
              <table:table-cell office:value-type="string">
                <text:p>77</text:p>
              </table:table-cell>
              <table:table-cell office:value-type="float" office:value="2.53646163601776">
                <text:p>2.53646163601776</text:p>
              </table:table-cell>
              <table:table-cell office:value-type="float" office:value="1.00824350031706">
                <text:p>1.00824350031706</text:p>
              </table:table-cell>
            </table:table-row>
            <table:table-row>
              <table:table-cell office:value-type="string">
                <text:p>78</text:p>
              </table:table-cell>
              <table:table-cell office:value-type="float" office:value="0.578368999421631">
                <text:p>0.578368999421631</text:p>
              </table:table-cell>
              <table:table-cell office:value-type="float" office:value="1.01561596298438">
                <text:p>1.01561596298438</text:p>
              </table:table-cell>
            </table:table-row>
            <table:table-row>
              <table:table-cell office:value-type="string">
                <text:p>79</text:p>
              </table:table-cell>
              <table:table-cell office:value-type="float" office:value="2.14362272240086">
                <text:p>2.14362272240086</text:p>
              </table:table-cell>
              <table:table-cell office:value-type="float" office:value="0.997856377277599">
                <text:p>0.997856377277599</text:p>
              </table:table-cell>
            </table:table-row>
            <table:table-row>
              <table:table-cell office:value-type="string">
                <text:p>80</text:p>
              </table:table-cell>
              <table:table-cell office:value-type="float" office:value="0.614250614250614">
                <text:p>0.614250614250614</text:p>
              </table:table-cell>
              <table:table-cell office:value-type="float" office:value="1.0546683046683">
                <text:p>1.0546683046683</text:p>
              </table:table-cell>
            </table:table-row>
            <table:table-row>
              <table:table-cell office:value-type="string">
                <text:p>81</text:p>
              </table:table-cell>
              <table:table-cell office:value-type="float" office:value="2.67558528428094">
                <text:p>2.67558528428094</text:p>
              </table:table-cell>
              <table:table-cell office:value-type="float" office:value="0.952508361204013">
                <text:p>0.952508361204013</text:p>
              </table:table-cell>
            </table:table-row>
            <table:table-row>
              <table:table-cell office:value-type="string">
                <text:p>82</text:p>
              </table:table-cell>
              <table:table-cell office:value-type="float" office:value="0.640614990390775">
                <text:p>0.640614990390775</text:p>
              </table:table-cell>
              <table:table-cell office:value-type="float" office:value="1.00832799487508">
                <text:p>1.00832799487508</text:p>
              </table:table-cell>
            </table:table-row>
            <table:table-row>
              <table:table-cell office:value-type="string">
                <text:p>83</text:p>
              </table:table-cell>
              <table:table-cell office:value-type="float" office:value="3.65965233302836">
                <text:p>3.65965233302836</text:p>
              </table:table-cell>
              <table:table-cell office:value-type="float" office:value="1.37236962488564">
                <text:p>1.37236962488564</text:p>
              </table:table-cell>
            </table:table-row>
            <table:table-row>
              <table:table-cell office:value-type="string">
                <text:p>84</text:p>
              </table:table-cell>
              <table:table-cell office:value-type="float" office:value="0">
                <text:p>0</text:p>
              </table:table-cell>
              <table:table-cell office:value-type="float" office:value="1.47015610651974">
                <text:p>1.47015610651974</text:p>
              </table:table-cell>
            </table:table-row>
            <table:table-row>
              <table:table-cell office:value-type="string">
                <text:p>85</text:p>
              </table:table-cell>
              <table:table-cell office:value-type="float" office:value="8.7378640776699">
                <text:p>8.7378640776699</text:p>
              </table:table-cell>
              <table:table-cell office:value-type="float" office:value="1.50970873786408">
                <text:p>1.50970873786408</text:p>
              </table:table-cell>
            </table:table-row>
            <table:table-row>
              <table:table-cell office:value-type="string">
                <text:p>86</text:p>
              </table:table-cell>
              <table:table-cell office:value-type="float" office:value="0">
                <text:p>0</text:p>
              </table:table-cell>
              <table:table-cell office:value-type="float" office:value="1.23801065719361">
                <text:p>1.23801065719361</text:p>
              </table:table-cell>
            </table:table-row>
            <table:table-row>
              <table:table-cell office:value-type="string">
                <text:p>87</text:p>
              </table:table-cell>
              <table:table-cell office:value-type="float" office:value="0">
                <text:p>0</text:p>
              </table:table-cell>
              <table:table-cell office:value-type="float" office:value="1.26701119724376">
                <text:p>1.26701119724376</text:p>
              </table:table-cell>
            </table:table-row>
            <table:table-row>
              <table:table-cell office:value-type="string">
                <text:p>88</text:p>
              </table:table-cell>
              <table:table-cell office:value-type="float" office:value="0">
                <text:p>0</text:p>
              </table:table-cell>
              <table:table-cell office:value-type="float" office:value="1.29840142095915">
                <text:p>1.29840142095915</text:p>
              </table:table-cell>
            </table:table-row>
            <table:table-row>
              <table:table-cell office:value-type="string">
                <text:p>89</text:p>
              </table:table-cell>
              <table:table-cell office:value-type="float" office:value="0">
                <text:p>0</text:p>
              </table:table-cell>
              <table:table-cell office:value-type="float" office:value="1.23586572438163">
                <text:p>1.23586572438163</text:p>
              </table:table-cell>
            </table:table-row>
            <table:table-row>
              <table:table-cell office:value-type="string">
                <text:p>90</text:p>
              </table:table-cell>
              <table:table-cell office:value-type="float" office:value="0">
                <text:p>0</text:p>
              </table:table-cell>
              <table:table-cell office:value-type="float" office:value="1.35267452402539">
                <text:p>1.35267452402539</text:p>
              </table:table-cell>
            </table:table-row>
            <table:table-row>
              <table:table-cell office:value-type="string">
                <text:p>91</text:p>
              </table:table-cell>
              <table:table-cell office:value-type="float" office:value="0">
                <text:p>0</text:p>
              </table:table-cell>
              <table:table-cell office:value-type="float" office:value="1.31747483989021">
                <text:p>1.31747483989021</text:p>
              </table:table-cell>
            </table:table-row>
            <table:table-row>
              <table:table-cell office:value-type="string">
                <text:p>92</text:p>
              </table:table-cell>
              <table:table-cell office:value-type="float" office:value="0">
                <text:p>0</text:p>
              </table:table-cell>
              <table:table-cell office:value-type="float" office:value="1.32017937219731">
                <text:p>1.32017937219731</text:p>
              </table:table-cell>
            </table:table-row>
            <table:table-row>
              <table:table-cell office:value-type="string">
                <text:p>93</text:p>
              </table:table-cell>
              <table:table-cell office:value-type="float" office:value="0">
                <text:p>0</text:p>
              </table:table-cell>
              <table:table-cell office:value-type="float" office:value="1.22955145118734">
                <text:p>1.22955145118734</text:p>
              </table:table-cell>
            </table:table-row>
            <table:table-row>
              <table:table-cell office:value-type="string">
                <text:p>94</text:p>
              </table:table-cell>
              <table:table-cell office:value-type="float" office:value="0">
                <text:p>0</text:p>
              </table:table-cell>
              <table:table-cell office:value-type="float" office:value="1.35267857142857">
                <text:p>1.35267857142857</text:p>
              </table:table-cell>
            </table:table-row>
            <table:table-row>
              <table:table-cell office:value-type="string">
                <text:p>95</text:p>
              </table:table-cell>
              <table:table-cell office:value-type="float" office:value="0">
                <text:p>0</text:p>
              </table:table-cell>
              <table:table-cell office:value-type="float" office:value="1.21646859083192">
                <text:p>1.21646859083192</text:p>
              </table:table-cell>
            </table:table-row>
            <table:table-row>
              <table:table-cell office:value-type="string">
                <text:p>96</text:p>
              </table:table-cell>
              <table:table-cell office:value-type="float" office:value="0">
                <text:p>0</text:p>
              </table:table-cell>
              <table:table-cell office:value-type="float" office:value="1.25188916876574">
                <text:p>1.25188916876574</text:p>
              </table:table-cell>
            </table:table-row>
            <table:table-row>
              <table:table-cell office:value-type="string">
                <text:p>97</text:p>
              </table:table-cell>
              <table:table-cell office:value-type="float" office:value="0">
                <text:p>0</text:p>
              </table:table-cell>
              <table:table-cell office:value-type="float" office:value="1.25147679324895">
                <text:p>1.25147679324895</text:p>
              </table:table-cell>
            </table:table-row>
            <table:table-row>
              <table:table-cell office:value-type="string">
                <text:p>98</text:p>
              </table:table-cell>
              <table:table-cell office:value-type="float" office:value="0">
                <text:p>0</text:p>
              </table:table-cell>
              <table:table-cell office:value-type="float" office:value="1.26329331046312">
                <text:p>1.26329331046312</text:p>
              </table:table-cell>
            </table:table-row>
            <table:table-row>
              <table:table-cell office:value-type="string">
                <text:p>99</text:p>
              </table:table-cell>
              <table:table-cell office:value-type="float" office:value="0">
                <text:p>0</text:p>
              </table:table-cell>
              <table:table-cell office:value-type="float" office:value="1.29518619436876">
                <text:p>1.29518619436876</text:p>
              </table:table-cell>
            </table:table-row>
            <table:table-row>
              <table:table-cell office:value-type="string">
                <text:p>100</text:p>
              </table:table-cell>
              <table:table-cell office:value-type="float" office:value="0">
                <text:p>0</text:p>
              </table:table-cell>
              <table:table-cell office:value-type="float" office:value="1.34930875576037">
                <text:p>1.34930875576037</text:p>
              </table:table-cell>
            </table:table-row>
            <table:table-row>
              <table:table-cell office:value-type="string">
                <text:p>101</text:p>
              </table:table-cell>
              <table:table-cell office:value-type="float" office:value="0.908265213442325">
                <text:p>0.908265213442325</text:p>
              </table:table-cell>
              <table:table-cell office:value-type="float" office:value="1.3433242506812">
                <text:p>1.3433242506812</text:p>
              </table:table-cell>
            </table:table-row>
            <table:table-row>
              <table:table-cell office:value-type="string">
                <text:p>102</text:p>
              </table:table-cell>
              <table:table-cell office:value-type="float" office:value="0.880281690140845">
                <text:p>0.880281690140845</text:p>
              </table:table-cell>
              <table:table-cell office:value-type="float" office:value="1.34859154929577">
                <text:p>1.34859154929577</text:p>
              </table:table-cell>
            </table:table-row>
            <table:table-row>
              <table:table-cell office:value-type="string">
                <text:p>103</text:p>
              </table:table-cell>
              <table:table-cell office:value-type="float" office:value="0">
                <text:p>0</text:p>
              </table:table-cell>
              <table:table-cell office:value-type="float" office:value="1.27297056199822">
                <text:p>1.27297056199822</text:p>
              </table:table-cell>
            </table:table-row>
            <table:table-row>
              <table:table-cell office:value-type="string">
                <text:p>104</text:p>
              </table:table-cell>
              <table:table-cell office:value-type="float" office:value="0.848896434634974">
                <text:p>0.848896434634974</text:p>
              </table:table-cell>
              <table:table-cell office:value-type="float" office:value="1.27758913412564">
                <text:p>1.27758913412564</text:p>
              </table:table-cell>
            </table:table-row>
            <table:table-row>
              <table:table-cell office:value-type="string">
                <text:p>105</text:p>
              </table:table-cell>
              <table:table-cell office:value-type="float" office:value="0.865800865800866">
                <text:p>0.865800865800866</text:p>
              </table:table-cell>
              <table:table-cell office:value-type="float" office:value="1.33593073593074">
                <text:p>1.33593073593074</text:p>
              </table:table-cell>
            </table:table-row>
            <table:table-row>
              <table:table-cell office:value-type="string">
                <text:p>106</text:p>
              </table:table-cell>
              <table:table-cell office:value-type="float" office:value="0">
                <text:p>0</text:p>
              </table:table-cell>
              <table:table-cell office:value-type="float" office:value="1.29857397504456">
                <text:p>1.29857397504456</text:p>
              </table:table-cell>
            </table:table-row>
            <table:table-row>
              <table:table-cell office:value-type="string">
                <text:p>107</text:p>
              </table:table-cell>
              <table:table-cell office:value-type="float" office:value="0.858369098712446">
                <text:p>0.858369098712446</text:p>
              </table:table-cell>
              <table:table-cell office:value-type="float" office:value="1.39055793991416">
                <text:p>1.39055793991416</text:p>
              </table:table-cell>
            </table:table-row>
            <table:table-row>
              <table:table-cell office:value-type="string">
                <text:p>108</text:p>
              </table:table-cell>
              <table:table-cell office:value-type="float" office:value="0.923361034164358">
                <text:p>0.923361034164358</text:p>
              </table:table-cell>
              <table:table-cell office:value-type="float" office:value="1.4247460757156">
                <text:p>1.4247460757156</text:p>
              </table:table-cell>
            </table:table-row>
            <table:table-row>
              <table:table-cell office:value-type="string">
                <text:p>109</text:p>
              </table:table-cell>
              <table:table-cell office:value-type="float" office:value="3.6003600360036">
                <text:p>3.6003600360036</text:p>
              </table:table-cell>
              <table:table-cell office:value-type="float" office:value="1.29072907290729">
                <text:p>1.29072907290729</text:p>
              </table:table-cell>
            </table:table-row>
            <table:table-row>
              <table:table-cell office:value-type="string">
                <text:p>110</text:p>
              </table:table-cell>
              <table:table-cell office:value-type="float" office:value="0.784313725490196">
                <text:p>0.784313725490196</text:p>
              </table:table-cell>
              <table:table-cell office:value-type="float" office:value="1.33176470588235">
                <text:p>1.33176470588235</text:p>
              </table:table-cell>
            </table:table-row>
            <table:table-row>
              <table:table-cell office:value-type="string">
                <text:p>111</text:p>
              </table:table-cell>
              <table:table-cell office:value-type="float" office:value="0.93984962406015">
                <text:p>0.93984962406015</text:p>
              </table:table-cell>
              <table:table-cell office:value-type="float" office:value="1.3515037593985">
                <text:p>1.3515037593985</text:p>
              </table:table-cell>
            </table:table-row>
            <table:table-row>
              <table:table-cell office:value-type="string">
                <text:p>112</text:p>
              </table:table-cell>
              <table:table-cell office:value-type="float" office:value="0.911577028258888">
                <text:p>0.911577028258888</text:p>
              </table:table-cell>
              <table:table-cell office:value-type="float" office:value="1.30173199635369">
                <text:p>1.30173199635369</text:p>
              </table:table-cell>
            </table:table-row>
            <table:table-row>
              <table:table-cell office:value-type="string">
                <text:p>113</text:p>
              </table:table-cell>
              <table:table-cell office:value-type="float" office:value="0">
                <text:p>0</text:p>
              </table:table-cell>
              <table:table-cell office:value-type="float" office:value="1.3401297497683">
                <text:p>1.3401297497683</text:p>
              </table:table-cell>
            </table:table-row>
            <table:table-row>
              <table:table-cell office:value-type="string">
                <text:p>114</text:p>
              </table:table-cell>
              <table:table-cell office:value-type="float" office:value="0">
                <text:p>0</text:p>
              </table:table-cell>
              <table:table-cell office:value-type="float" office:value="1.21884057971015">
                <text:p>1.21884057971015</text:p>
              </table:table-cell>
            </table:table-row>
            <table:table-row>
              <table:table-cell office:value-type="string">
                <text:p>115</text:p>
              </table:table-cell>
              <table:table-cell office:value-type="float" office:value="3.84615384615385">
                <text:p>3.84615384615385</text:p>
              </table:table-cell>
              <table:table-cell office:value-type="float" office:value="1.46442307692308">
                <text:p>1.46442307692308</text:p>
              </table:table-cell>
            </table:table-row>
            <table:table-row>
              <table:table-cell office:value-type="string">
                <text:p>116</text:p>
              </table:table-cell>
              <table:table-cell office:value-type="float" office:value="7.78546712802768">
                <text:p>7.78546712802768</text:p>
              </table:table-cell>
              <table:table-cell office:value-type="float" office:value="1.32179930795848">
                <text:p>1.32179930795848</text:p>
              </table:table-cell>
            </table:table-row>
            <table:table-row>
              <table:table-cell office:value-type="string">
                <text:p>117</text:p>
              </table:table-cell>
              <table:table-cell office:value-type="float" office:value="7.95755968169761">
                <text:p>7.95755968169761</text:p>
              </table:table-cell>
              <table:table-cell office:value-type="float" office:value="1.38461538461538">
                <text:p>1.38461538461538</text:p>
              </table:table-cell>
            </table:table-row>
            <table:table-row>
              <table:table-cell office:value-type="string">
                <text:p>118</text:p>
              </table:table-cell>
              <table:table-cell office:value-type="float" office:value="21.551724137931">
                <text:p>21.551724137931</text:p>
              </table:table-cell>
              <table:table-cell office:value-type="float" office:value="1.39310344827586">
                <text:p>1.39310344827586</text:p>
              </table:table-cell>
            </table:table-row>
            <table:table-row>
              <table:table-cell office:value-type="string">
                <text:p>119</text:p>
              </table:table-cell>
              <table:table-cell office:value-type="float" office:value="0.932835820895522">
                <text:p>0.932835820895522</text:p>
              </table:table-cell>
              <table:table-cell office:value-type="float" office:value="1.37220149253731">
                <text:p>1.37220149253731</text:p>
              </table:table-cell>
            </table:table-row>
            <table:table-row>
              <table:table-cell office:value-type="string">
                <text:p>120</text:p>
              </table:table-cell>
              <table:table-cell office:value-type="float" office:value="3.79506641366224">
                <text:p>3.79506641366224</text:p>
              </table:table-cell>
              <table:table-cell office:value-type="float" office:value="1.37855787476281">
                <text:p>1.37855787476281</text:p>
              </table:table-cell>
            </table:table-row>
            <table:table-row>
              <table:table-cell office:value-type="string">
                <text:p>121</text:p>
              </table:table-cell>
              <table:table-cell office:value-type="float" office:value="3.6330608537693">
                <text:p>3.6330608537693</text:p>
              </table:table-cell>
              <table:table-cell office:value-type="float" office:value="1.40145322434151">
                <text:p>1.40145322434151</text:p>
              </table:table-cell>
            </table:table-row>
            <table:table-row>
              <table:table-cell office:value-type="string">
                <text:p>122</text:p>
              </table:table-cell>
              <table:table-cell office:value-type="float" office:value="7.37704918032787">
                <text:p>7.37704918032787</text:p>
              </table:table-cell>
              <table:table-cell office:value-type="float" office:value="1.42868852459016">
                <text:p>1.42868852459016</text:p>
              </table:table-cell>
            </table:table-row>
            <table:table-row>
              <table:table-cell office:value-type="string">
                <text:p>123</text:p>
              </table:table-cell>
              <table:table-cell office:value-type="float" office:value="208.469055374593">
                <text:p>208.469055374593</text:p>
              </table:table-cell>
              <table:table-cell office:value-type="float" office:value="1.74267100977199">
                <text:p>1.74267100977199</text:p>
              </table:table-cell>
            </table:table-row>
            <table:table-row>
              <table:table-cell office:value-type="string">
                <text:p>124</text:p>
              </table:table-cell>
              <table:table-cell office:value-type="float" office:value="3.56824264049955">
                <text:p>3.56824264049955</text:p>
              </table:table-cell>
              <table:table-cell office:value-type="float" office:value="1.26851025869759">
                <text:p>1.26851025869759</text:p>
              </table:table-cell>
            </table:table-row>
            <table:table-row>
              <table:table-cell office:value-type="string">
                <text:p>125</text:p>
              </table:table-cell>
              <table:table-cell office:value-type="float" office:value="3.6697247706422">
                <text:p>3.6697247706422</text:p>
              </table:table-cell>
              <table:table-cell office:value-type="float" office:value="1.35504587155963">
                <text:p>1.35504587155963</text:p>
              </table:table-cell>
            </table:table-row>
            <table:table-row>
              <table:table-cell office:value-type="string">
                <text:p>126</text:p>
              </table:table-cell>
              <table:table-cell office:value-type="float" office:value="3.7243947858473">
                <text:p>3.7243947858473</text:p>
              </table:table-cell>
              <table:table-cell office:value-type="float" office:value="1.41899441340782">
                <text:p>1.41899441340782</text:p>
              </table:table-cell>
            </table:table-row>
            <table:table-row>
              <table:table-cell office:value-type="string">
                <text:p>127</text:p>
              </table:table-cell>
              <table:table-cell office:value-type="float" office:value="41.2457912457912">
                <text:p>41.2457912457912</text:p>
              </table:table-cell>
              <table:table-cell office:value-type="float" office:value="1.6026936026936">
                <text:p>1.6026936026936</text:p>
              </table:table-cell>
            </table:table-row>
            <table:table-row>
              <table:table-cell office:value-type="string">
                <text:p>128</text:p>
              </table:table-cell>
              <table:table-cell office:value-type="float" office:value="7.99289520426288">
                <text:p>7.99289520426288</text:p>
              </table:table-cell>
              <table:table-cell office:value-type="float" office:value="1.37388987566607">
                <text:p>1.37388987566607</text:p>
              </table:table-cell>
            </table:table-row>
            <table:table-row>
              <table:table-cell office:value-type="string">
                <text:p>129</text:p>
              </table:table-cell>
              <table:table-cell office:value-type="float" office:value="22.5022502250225">
                <text:p>22.5022502250225</text:p>
              </table:table-cell>
              <table:table-cell office:value-type="float" office:value="1.60756075607561">
                <text:p>1.60756075607561</text:p>
              </table:table-cell>
            </table:table-row>
            <table:table-row>
              <table:table-cell office:value-type="string">
                <text:p>130</text:p>
              </table:table-cell>
              <table:table-cell office:value-type="float" office:value="14.4144144144144">
                <text:p>14.4144144144144</text:p>
              </table:table-cell>
              <table:table-cell office:value-type="float" office:value="1.43063063063063">
                <text:p>1.43063063063063</text:p>
              </table:table-cell>
            </table:table-row>
            <table:table-row>
              <table:table-cell office:value-type="string">
                <text:p>131</text:p>
              </table:table-cell>
              <table:table-cell office:value-type="float" office:value="0.880281690140845">
                <text:p>0.880281690140845</text:p>
              </table:table-cell>
              <table:table-cell office:value-type="float" office:value="1.26848591549296">
                <text:p>1.26848591549296</text:p>
              </table:table-cell>
            </table:table-row>
            <table:table-row>
              <table:table-cell office:value-type="string">
                <text:p>132</text:p>
              </table:table-cell>
              <table:table-cell office:value-type="float" office:value="0.887311446317657">
                <text:p>0.887311446317657</text:p>
              </table:table-cell>
              <table:table-cell office:value-type="float" office:value="1.33717834960071">
                <text:p>1.33717834960071</text:p>
              </table:table-cell>
            </table:table-row>
            <table:table-row>
              <table:table-cell office:value-type="string">
                <text:p>133</text:p>
              </table:table-cell>
              <table:table-cell office:value-type="float" office:value="0">
                <text:p>0</text:p>
              </table:table-cell>
              <table:table-cell office:value-type="float" office:value="1.29924953095685">
                <text:p>1.29924953095685</text:p>
              </table:table-cell>
            </table:table-row>
            <table:table-row>
              <table:table-cell office:value-type="string">
                <text:p>134</text:p>
              </table:table-cell>
              <table:table-cell office:value-type="float" office:value="0.885739592559787">
                <text:p>0.885739592559787</text:p>
              </table:table-cell>
              <table:table-cell office:value-type="float" office:value="1.27635075287865">
                <text:p>1.27635075287865</text:p>
              </table:table-cell>
            </table:table-row>
            <table:table-row>
              <table:table-cell office:value-type="string">
                <text:p>135</text:p>
              </table:table-cell>
              <table:table-cell office:value-type="float" office:value="0.925069380203515">
                <text:p>0.925069380203515</text:p>
              </table:table-cell>
              <table:table-cell office:value-type="float" office:value="1.38945420906568">
                <text:p>1.38945420906568</text:p>
              </table:table-cell>
            </table:table-row>
            <table:table-row>
              <table:table-cell office:value-type="string">
                <text:p>136</text:p>
              </table:table-cell>
              <table:table-cell office:value-type="float" office:value="0.91324200913242">
                <text:p>0.91324200913242</text:p>
              </table:table-cell>
              <table:table-cell office:value-type="float" office:value="1.30958904109589">
                <text:p>1.30958904109589</text:p>
              </table:table-cell>
            </table:table-row>
            <table:table-row>
              <table:table-cell office:value-type="string">
                <text:p>137</text:p>
              </table:table-cell>
              <table:table-cell office:value-type="float" office:value="0.886524822695035">
                <text:p>0.886524822695035</text:p>
              </table:table-cell>
              <table:table-cell office:value-type="float" office:value="1.31737588652482">
                <text:p>1.31737588652482</text:p>
              </table:table-cell>
            </table:table-row>
            <table:table-row>
              <table:table-cell office:value-type="string">
                <text:p>138</text:p>
              </table:table-cell>
              <table:table-cell office:value-type="float" office:value="3.74181478016838">
                <text:p>3.74181478016838</text:p>
              </table:table-cell>
              <table:table-cell office:value-type="float" office:value="1.34705332086062">
                <text:p>1.34705332086062</text:p>
              </table:table-cell>
            </table:table-row>
            <table:table-row>
              <table:table-cell office:value-type="string">
                <text:p>139</text:p>
              </table:table-cell>
              <table:table-cell office:value-type="float" office:value="3.6231884057971">
                <text:p>3.6231884057971</text:p>
              </table:table-cell>
              <table:table-cell office:value-type="float" office:value="1.34329710144928">
                <text:p>1.34329710144928</text:p>
              </table:table-cell>
            </table:table-row>
            <table:table-row>
              <table:table-cell office:value-type="string">
                <text:p>140</text:p>
              </table:table-cell>
              <table:table-cell office:value-type="float" office:value="0">
                <text:p>0</text:p>
              </table:table-cell>
              <table:table-cell office:value-type="float" office:value="1.30018939393939">
                <text:p>1.30018939393939</text:p>
              </table:table-cell>
            </table:table-row>
            <table:table-row>
              <table:table-cell office:value-type="string">
                <text:p>141</text:p>
              </table:table-cell>
              <table:table-cell office:value-type="float" office:value="5.98802395209581">
                <text:p>5.98802395209581</text:p>
              </table:table-cell>
              <table:table-cell office:value-type="float" office:value="1.29673985362608">
                <text:p>1.29673985362608</text:p>
              </table:table-cell>
            </table:table-row>
            <table:table-row>
              <table:table-cell office:value-type="string">
                <text:p>142</text:p>
              </table:table-cell>
              <table:table-cell office:value-type="float" office:value="3.41005967604433">
                <text:p>3.41005967604433</text:p>
              </table:table-cell>
              <table:table-cell office:value-type="float" office:value="1.27877237851662">
                <text:p>1.27877237851662</text:p>
              </table:table-cell>
            </table:table-row>
            <table:table-row>
              <table:table-cell office:value-type="string">
                <text:p>143</text:p>
              </table:table-cell>
              <table:table-cell office:value-type="float" office:value="7.97165633303809">
                <text:p>7.97165633303809</text:p>
              </table:table-cell>
              <table:table-cell office:value-type="float" office:value="1.37998228520815">
                <text:p>1.37998228520815</text:p>
              </table:table-cell>
            </table:table-row>
            <table:table-row>
              <table:table-cell office:value-type="string">
                <text:p>144</text:p>
              </table:table-cell>
              <table:table-cell office:value-type="float" office:value="3.84985563041386">
                <text:p>3.84985563041386</text:p>
              </table:table-cell>
              <table:table-cell office:value-type="float" office:value="1.4716073147257">
                <text:p>1.4716073147257</text:p>
              </table:table-cell>
            </table:table-row>
            <table:table-row>
              <table:table-cell office:value-type="string">
                <text:p>145</text:p>
              </table:table-cell>
              <table:table-cell office:value-type="float" office:value="3.62976406533575">
                <text:p>3.62976406533575</text:p>
              </table:table-cell>
              <table:table-cell office:value-type="float" office:value="1.26588021778584">
                <text:p>1.26588021778584</text:p>
              </table:table-cell>
            </table:table-row>
            <table:table-row>
              <table:table-cell office:value-type="string">
                <text:p>146</text:p>
              </table:table-cell>
              <table:table-cell office:value-type="float" office:value="0">
                <text:p>0</text:p>
              </table:table-cell>
              <table:table-cell office:value-type="float" office:value="1.34383688600556">
                <text:p>1.34383688600556</text:p>
              </table:table-cell>
            </table:table-row>
            <table:table-row>
              <table:table-cell office:value-type="string">
                <text:p>147</text:p>
              </table:table-cell>
              <table:table-cell office:value-type="float" office:value="7.64655904842821">
                <text:p>7.64655904842821</text:p>
              </table:table-cell>
              <table:table-cell office:value-type="float" office:value="1.25743415463042">
                <text:p>1.25743415463042</text:p>
              </table:table-cell>
            </table:table-row>
            <table:table-row>
              <table:table-cell office:value-type="string">
                <text:p>148</text:p>
              </table:table-cell>
              <table:table-cell office:value-type="float" office:value="14.505893019039">
                <text:p>14.505893019039</text:p>
              </table:table-cell>
              <table:table-cell office:value-type="float" office:value="1.52946509519492">
                <text:p>1.52946509519492</text:p>
              </table:table-cell>
            </table:table-row>
            <table:table-row>
              <table:table-cell office:value-type="string">
                <text:p>149</text:p>
              </table:table-cell>
              <table:table-cell office:value-type="float" office:value="0">
                <text:p>0</text:p>
              </table:table-cell>
              <table:table-cell office:value-type="float" office:value="1.26682887266829">
                <text:p>1.26682887266829</text:p>
              </table:table-cell>
            </table:table-row>
            <table:table-row>
              <table:table-cell office:value-type="string">
                <text:p>150</text:p>
              </table:table-cell>
              <table:table-cell office:value-type="float" office:value="0.618429189857761">
                <text:p>0.618429189857761</text:p>
              </table:table-cell>
              <table:table-cell office:value-type="float" office:value="0.982683982683983">
                <text:p>0.982683982683983</text:p>
              </table:table-cell>
            </table:table-row>
            <table:table-row>
              <table:table-cell office:value-type="string">
                <text:p>151</text:p>
              </table:table-cell>
              <table:table-cell office:value-type="float" office:value="3.57462019660411">
                <text:p>3.57462019660411</text:p>
              </table:table-cell>
              <table:table-cell office:value-type="float" office:value="1.31099195710456">
                <text:p>1.31099195710456</text:p>
              </table:table-cell>
            </table:table-row>
            <table:table-row>
              <table:table-cell office:value-type="string">
                <text:p>152</text:p>
              </table:table-cell>
              <table:table-cell office:value-type="float" office:value="2.41109101868596">
                <text:p>2.41109101868596</text:p>
              </table:table-cell>
              <table:table-cell office:value-type="float" office:value="1.06088004822182">
                <text:p>1.06088004822182</text:p>
              </table:table-cell>
            </table:table-row>
            <table:table-row>
              <table:table-cell office:value-type="string">
                <text:p>153</text:p>
              </table:table-cell>
              <table:table-cell office:value-type="float" office:value="0">
                <text:p>0</text:p>
              </table:table-cell>
              <table:table-cell office:value-type="float" office:value="1.3413506012951">
                <text:p>1.3413506012951</text:p>
              </table:table-cell>
            </table:table-row>
            <table:table-row>
              <table:table-cell office:value-type="string">
                <text:p>154</text:p>
              </table:table-cell>
              <table:table-cell office:value-type="float" office:value="3.54295837023915">
                <text:p>3.54295837023915</text:p>
              </table:table-cell>
              <table:table-cell office:value-type="float" office:value="1.38795394154119">
                <text:p>1.38795394154119</text:p>
              </table:table-cell>
            </table:table-row>
            <table:table-row>
              <table:table-cell office:value-type="string">
                <text:p>155</text:p>
              </table:table-cell>
              <table:table-cell office:value-type="float" office:value="8.41908325537886">
                <text:p>8.41908325537886</text:p>
              </table:table-cell>
              <table:table-cell office:value-type="float" office:value="1.42937324602432">
                <text:p>1.42937324602432</text:p>
              </table:table-cell>
            </table:table-row>
            <table:table-row>
              <table:table-cell office:value-type="string">
                <text:p>156</text:p>
              </table:table-cell>
              <table:table-cell office:value-type="float" office:value="0">
                <text:p>0</text:p>
              </table:table-cell>
              <table:table-cell office:value-type="float" office:value="1.26315789473684">
                <text:p>1.26315789473684</text:p>
              </table:table-cell>
            </table:table-row>
            <table:table-row>
              <table:table-cell office:value-type="string">
                <text:p>157</text:p>
              </table:table-cell>
              <table:table-cell office:value-type="float" office:value="0.637755102040816">
                <text:p>0.637755102040816</text:p>
              </table:table-cell>
              <table:table-cell office:value-type="float" office:value="0.973214285714286">
                <text:p>0.973214285714286</text:p>
              </table:table-cell>
            </table:table-row>
            <table:table-row>
              <table:table-cell office:value-type="string">
                <text:p>158</text:p>
              </table:table-cell>
              <table:table-cell office:value-type="float" office:value="0.73909830007391">
                <text:p>0.73909830007391</text:p>
              </table:table-cell>
              <table:table-cell office:value-type="float" office:value="1.09534368070953">
                <text:p>1.09534368070953</text:p>
              </table:table-cell>
            </table:table-row>
            <table:table-row>
              <table:table-cell office:value-type="string">
                <text:p>159</text:p>
              </table:table-cell>
              <table:table-cell office:value-type="float" office:value="3.71747211895911">
                <text:p>3.71747211895911</text:p>
              </table:table-cell>
              <table:table-cell office:value-type="float" office:value="1.31412639405204">
                <text:p>1.31412639405204</text:p>
              </table:table-cell>
            </table:table-row>
            <table:table-row>
              <table:table-cell office:value-type="string">
                <text:p>160</text:p>
              </table:table-cell>
              <table:table-cell office:value-type="float" office:value="0">
                <text:p>0</text:p>
              </table:table-cell>
              <table:table-cell office:value-type="float" office:value="1.28278322925959">
                <text:p>1.28278322925959</text:p>
              </table:table-cell>
            </table:table-row>
            <table:table-row>
              <table:table-cell office:value-type="string">
                <text:p>161</text:p>
              </table:table-cell>
              <table:table-cell office:value-type="float" office:value="0">
                <text:p>0</text:p>
              </table:table-cell>
              <table:table-cell office:value-type="float" office:value="1.33147113594041">
                <text:p>1.33147113594041</text:p>
              </table:table-cell>
            </table:table-row>
            <table:table-row>
              <table:table-cell office:value-type="string">
                <text:p>162</text:p>
              </table:table-cell>
              <table:table-cell office:value-type="float" office:value="0.73909830007391">
                <text:p>0.73909830007391</text:p>
              </table:table-cell>
              <table:table-cell office:value-type="float" office:value="1.0679970436068">
                <text:p>1.0679970436068</text:p>
              </table:table-cell>
            </table:table-row>
            <table:table-row>
              <table:table-cell office:value-type="string">
                <text:p>163</text:p>
              </table:table-cell>
              <table:table-cell office:value-type="float" office:value="2.82485875706215">
                <text:p>2.82485875706215</text:p>
              </table:table-cell>
              <table:table-cell office:value-type="float" office:value="1.06638418079096">
                <text:p>1.06638418079096</text:p>
              </table:table-cell>
            </table:table-row>
            <table:table-row>
              <table:table-cell office:value-type="string">
                <text:p>164</text:p>
              </table:table-cell>
              <table:table-cell office:value-type="float" office:value="3.5650623885918">
                <text:p>3.5650623885918</text:p>
              </table:table-cell>
              <table:table-cell office:value-type="float" office:value="1.25846702317291">
                <text:p>1.25846702317291</text:p>
              </table:table-cell>
            </table:table-row>
            <table:table-row>
              <table:table-cell office:value-type="string">
                <text:p>165</text:p>
              </table:table-cell>
              <table:table-cell office:value-type="float" office:value="3.52733686067019">
                <text:p>3.52733686067019</text:p>
              </table:table-cell>
              <table:table-cell office:value-type="float" office:value="1.35449735449735">
                <text:p>1.35449735449735</text:p>
              </table:table-cell>
            </table:table-row>
            <table:table-row>
              <table:table-cell office:value-type="string">
                <text:p>166</text:p>
              </table:table-cell>
              <table:table-cell office:value-type="float" office:value="0">
                <text:p>0</text:p>
              </table:table-cell>
              <table:table-cell office:value-type="float" office:value="1.27904849039341">
                <text:p>1.27904849039341</text:p>
              </table:table-cell>
            </table:table-row>
            <table:table-row>
              <table:table-cell office:value-type="string">
                <text:p>167</text:p>
              </table:table-cell>
              <table:table-cell office:value-type="float" office:value="2.33508464681845">
                <text:p>2.33508464681845</text:p>
              </table:table-cell>
              <table:table-cell office:value-type="float" office:value="0.957968476357268">
                <text:p>0.957968476357268</text:p>
              </table:table-cell>
            </table:table-row>
            <table:table-row>
              <table:table-cell office:value-type="string">
                <text:p>168</text:p>
              </table:table-cell>
              <table:table-cell office:value-type="float" office:value="3.52422907488987">
                <text:p>3.52422907488987</text:p>
              </table:table-cell>
              <table:table-cell office:value-type="float" office:value="1.31982378854626">
                <text:p>1.31982378854626</text:p>
              </table:table-cell>
            </table:table-row>
            <table:table-row>
              <table:table-cell office:value-type="string">
                <text:p>169</text:p>
              </table:table-cell>
              <table:table-cell office:value-type="float" office:value="18.9075630252101">
                <text:p>18.9075630252101</text:p>
              </table:table-cell>
              <table:table-cell office:value-type="float" office:value="1.04674369747899">
                <text:p>1.04674369747899</text:p>
              </table:table-cell>
            </table:table-row>
            <table:table-row>
              <table:table-cell office:value-type="string">
                <text:p>170</text:p>
              </table:table-cell>
              <table:table-cell office:value-type="float" office:value="3.613369467028">
                <text:p>3.613369467028</text:p>
              </table:table-cell>
              <table:table-cell office:value-type="float" office:value="1.31345980126468">
                <text:p>1.31345980126468</text:p>
              </table:table-cell>
            </table:table-row>
            <table:table-row>
              <table:table-cell office:value-type="string">
                <text:p>171</text:p>
              </table:table-cell>
              <table:table-cell office:value-type="float" office:value="0.644329896907216">
                <text:p>0.644329896907216</text:p>
              </table:table-cell>
              <table:table-cell office:value-type="float" office:value="1.04317010309278">
                <text:p>1.04317010309278</text:p>
              </table:table-cell>
            </table:table-row>
            <table:table-row>
              <table:table-cell office:value-type="string">
                <text:p>172</text:p>
              </table:table-cell>
              <table:table-cell office:value-type="float" office:value="0.6635700066357">
                <text:p>0.6635700066357</text:p>
              </table:table-cell>
              <table:table-cell office:value-type="float" office:value="0.940278699402787">
                <text:p>0.940278699402787</text:p>
              </table:table-cell>
            </table:table-row>
            <table:table-row>
              <table:table-cell office:value-type="string">
                <text:p>173</text:p>
              </table:table-cell>
              <table:table-cell office:value-type="float" office:value="8.72885979268958">
                <text:p>8.72885979268958</text:p>
              </table:table-cell>
              <table:table-cell office:value-type="float" office:value="1.07637752318603">
                <text:p>1.07637752318603</text:p>
              </table:table-cell>
            </table:table-row>
            <table:table-row>
              <table:table-cell office:value-type="string">
                <text:p>174</text:p>
              </table:table-cell>
              <table:table-cell office:value-type="float" office:value="0.485201358563804">
                <text:p>0.485201358563804</text:p>
              </table:table-cell>
              <table:table-cell office:value-type="float" office:value="1.01698204754973">
                <text:p>1.01698204754973</text:p>
              </table:table-cell>
            </table:table-row>
            <table:table-row>
              <table:table-cell office:value-type="string">
                <text:p>175</text:p>
              </table:table-cell>
              <table:table-cell office:value-type="float" office:value="0.410172272354389">
                <text:p>0.410172272354389</text:p>
              </table:table-cell>
              <table:table-cell office:value-type="float" office:value="0.977030352748154">
                <text:p>0.977030352748154</text:p>
              </table:table-cell>
            </table:table-row>
            <table:table-row>
              <table:table-cell office:value-type="string">
                <text:p>176</text:p>
              </table:table-cell>
              <table:table-cell office:value-type="float" office:value="0.467071461933676">
                <text:p>0.467071461933676</text:p>
              </table:table-cell>
              <table:table-cell office:value-type="float" office:value="0.899112564222326">
                <text:p>0.899112564222326</text:p>
              </table:table-cell>
            </table:table-row>
            <table:table-row>
              <table:table-cell office:value-type="string">
                <text:p>177</text:p>
              </table:table-cell>
              <table:table-cell office:value-type="float" office:value="0.898472596585804">
                <text:p>0.898472596585804</text:p>
              </table:table-cell>
              <table:table-cell office:value-type="float" office:value="1.32973944294699">
                <text:p>1.32973944294699</text:p>
              </table:table-cell>
            </table:table-row>
            <table:table-row>
              <table:table-cell office:value-type="string">
                <text:p>178</text:p>
              </table:table-cell>
              <table:table-cell office:value-type="float" office:value="3.67309458218549">
                <text:p>3.67309458218549</text:p>
              </table:table-cell>
              <table:table-cell office:value-type="float" office:value="1.30578512396694">
                <text:p>1.30578512396694</text:p>
              </table:table-cell>
            </table:table-row>
            <table:table-row>
              <table:table-cell office:value-type="string">
                <text:p>179</text:p>
              </table:table-cell>
              <table:table-cell office:value-type="float" office:value="0.654450261780105">
                <text:p>0.654450261780105</text:p>
              </table:table-cell>
              <table:table-cell office:value-type="float" office:value="0.99803664921466">
                <text:p>0.99803664921466</text:p>
              </table:table-cell>
            </table:table-row>
            <table:table-row>
              <table:table-cell office:value-type="string">
                <text:p>180</text:p>
              </table:table-cell>
              <table:table-cell office:value-type="float" office:value="0.866551126516464">
                <text:p>0.866551126516464</text:p>
              </table:table-cell>
              <table:table-cell office:value-type="float" office:value="1.30069324090121">
                <text:p>1.30069324090121</text:p>
              </table:table-cell>
            </table:table-row>
            <table:table-row>
              <table:table-cell office:value-type="string">
                <text:p>181</text:p>
              </table:table-cell>
              <table:table-cell office:value-type="float" office:value="2.03355363497712">
                <text:p>2.03355363497712</text:p>
              </table:table-cell>
              <table:table-cell office:value-type="float" office:value="1.00355871886121">
                <text:p>1.00355871886121</text:p>
              </table:table-cell>
            </table:table-row>
            <table:table-row>
              <table:table-cell office:value-type="string">
                <text:p>182</text:p>
              </table:table-cell>
              <table:table-cell office:value-type="float" office:value="2.47678018575851">
                <text:p>2.47678018575851</text:p>
              </table:table-cell>
              <table:table-cell office:value-type="float" office:value="1.02229102167183">
                <text:p>1.02229102167183</text:p>
              </table:table-cell>
            </table:table-row>
            <table:table-row>
              <table:table-cell office:value-type="string">
                <text:p>183</text:p>
              </table:table-cell>
              <table:table-cell office:value-type="float" office:value="2.88392213410238">
                <text:p>2.88392213410238</text:p>
              </table:table-cell>
              <table:table-cell office:value-type="float" office:value="1.04614275414564">
                <text:p>1.04614275414564</text:p>
              </table:table-cell>
            </table:table-row>
            <table:table-row>
              <table:table-cell office:value-type="string">
                <text:p>184</text:p>
              </table:table-cell>
              <table:table-cell office:value-type="float" office:value="3.5056967572305">
                <text:p>3.5056967572305</text:p>
              </table:table-cell>
              <table:table-cell office:value-type="float" office:value="1.36634531113059">
                <text:p>1.36634531113059</text:p>
              </table:table-cell>
            </table:table-row>
            <table:table-row>
              <table:table-cell office:value-type="string">
                <text:p>185</text:p>
              </table:table-cell>
              <table:table-cell office:value-type="float" office:value="0.686341798215511">
                <text:p>0.686341798215511</text:p>
              </table:table-cell>
              <table:table-cell office:value-type="float" office:value="1.0308853809197">
                <text:p>1.0308853809197</text:p>
              </table:table-cell>
            </table:table-row>
            <table:table-row>
              <table:table-cell office:value-type="string">
                <text:p>186</text:p>
              </table:table-cell>
              <table:table-cell office:value-type="float" office:value="0">
                <text:p>0</text:p>
              </table:table-cell>
              <table:table-cell office:value-type="float" office:value="1.32639545884579">
                <text:p>1.32639545884579</text:p>
              </table:table-cell>
            </table:table-row>
            <table:table-row>
              <table:table-cell office:value-type="string">
                <text:p>187</text:p>
              </table:table-cell>
              <table:table-cell office:value-type="float" office:value="2.71739130434783">
                <text:p>2.71739130434783</text:p>
              </table:table-cell>
              <table:table-cell office:value-type="float" office:value="1.08423913043478">
                <text:p>1.08423913043478</text:p>
              </table:table-cell>
            </table:table-row>
            <table:table-row>
              <table:table-cell office:value-type="string">
                <text:p>188</text:p>
              </table:table-cell>
              <table:table-cell office:value-type="float" office:value="0.944287063267233">
                <text:p>0.944287063267233</text:p>
              </table:table-cell>
              <table:table-cell office:value-type="float" office:value="1.45136921624174">
                <text:p>1.45136921624174</text:p>
              </table:table-cell>
            </table:table-row>
            <table:table-row>
              <table:table-cell office:value-type="string">
                <text:p>189</text:p>
              </table:table-cell>
              <table:table-cell office:value-type="float" office:value="3.4965034965035">
                <text:p>3.4965034965035</text:p>
              </table:table-cell>
              <table:table-cell office:value-type="float" office:value="1.40646853146853">
                <text:p>1.40646853146853</text:p>
              </table:table-cell>
            </table:table-row>
            <table:table-row>
              <table:table-cell office:value-type="string">
                <text:p>190</text:p>
              </table:table-cell>
              <table:table-cell office:value-type="float" office:value="0">
                <text:p>0</text:p>
              </table:table-cell>
              <table:table-cell office:value-type="float" office:value="1.23943661971831">
                <text:p>1.23943661971831</text:p>
              </table:table-cell>
            </table:table-row>
            <table:table-row>
              <table:table-cell office:value-type="string">
                <text:p>191</text:p>
              </table:table-cell>
              <table:table-cell office:value-type="float" office:value="0.698812019566737">
                <text:p>0.698812019566737</text:p>
              </table:table-cell>
              <table:table-cell office:value-type="float" office:value="1.10621942697414">
                <text:p>1.10621942697414</text:p>
              </table:table-cell>
            </table:table-row>
            <table:table-row>
              <table:table-cell office:value-type="string">
                <text:p>192</text:p>
              </table:table-cell>
              <table:table-cell office:value-type="float" office:value="0">
                <text:p>0</text:p>
              </table:table-cell>
              <table:table-cell office:value-type="float" office:value="1.27848101265823">
                <text:p>1.27848101265823</text:p>
              </table:table-cell>
            </table:table-row>
            <table:table-row>
              <table:table-cell office:value-type="string">
                <text:p>193</text:p>
              </table:table-cell>
              <table:table-cell office:value-type="float" office:value="96.2414578587699">
                <text:p>96.2414578587699</text:p>
              </table:table-cell>
              <table:table-cell office:value-type="float" office:value="1.14407744874715">
                <text:p>1.14407744874715</text:p>
              </table:table-cell>
            </table:table-row>
            <table:table-row>
              <table:table-cell office:value-type="string">
                <text:p>194</text:p>
              </table:table-cell>
              <table:table-cell office:value-type="float" office:value="5.51132884262094">
                <text:p>5.51132884262094</text:p>
              </table:table-cell>
              <table:table-cell office:value-type="float" office:value="0.992651561543172">
                <text:p>0.992651561543172</text:p>
              </table:table-cell>
            </table:table-row>
            <table:table-row>
              <table:table-cell office:value-type="string">
                <text:p>195</text:p>
              </table:table-cell>
              <table:table-cell office:value-type="float" office:value="0">
                <text:p>0</text:p>
              </table:table-cell>
              <table:table-cell office:value-type="float" office:value="1.24232081911263">
                <text:p>1.24232081911263</text:p>
              </table:table-cell>
            </table:table-row>
            <table:table-row>
              <table:table-cell office:value-type="string">
                <text:p>196</text:p>
              </table:table-cell>
              <table:table-cell office:value-type="float" office:value="0">
                <text:p>0</text:p>
              </table:table-cell>
              <table:table-cell office:value-type="float" office:value="1.24477149496514">
                <text:p>1.24477149496514</text:p>
              </table:table-cell>
            </table:table-row>
            <table:table-row>
              <table:table-cell office:value-type="string">
                <text:p>197</text:p>
              </table:table-cell>
              <table:table-cell office:value-type="float" office:value="0.867302688638335">
                <text:p>0.867302688638335</text:p>
              </table:table-cell>
              <table:table-cell office:value-type="float" office:value="1.36166522116219">
                <text:p>1.36166522116219</text:p>
              </table:table-cell>
            </table:table-row>
            <table:table-row>
              <table:table-cell office:value-type="string">
                <text:p>198</text:p>
              </table:table-cell>
              <table:table-cell office:value-type="float" office:value="304.137931034483">
                <text:p>304.137931034483</text:p>
              </table:table-cell>
              <table:table-cell office:value-type="float" office:value="2.05379310344828">
                <text:p>2.05379310344828</text:p>
              </table:table-cell>
            </table:table-row>
            <table:table-row>
              <table:table-cell office:value-type="string">
                <text:p>199</text:p>
              </table:table-cell>
              <table:table-cell office:value-type="float" office:value="0.93984962406015">
                <text:p>0.93984962406015</text:p>
              </table:table-cell>
              <table:table-cell office:value-type="float" office:value="1.42857142857143">
                <text:p>1.42857142857143</text:p>
              </table:table-cell>
            </table:table-row>
            <table:table-row>
              <table:table-cell office:value-type="string">
                <text:p>200</text:p>
              </table:table-cell>
              <table:table-cell office:value-type="float" office:value="0.892060660124889">
                <text:p>0.892060660124889</text:p>
              </table:table-cell>
              <table:table-cell office:value-type="float" office:value="1.25602140945584">
                <text:p>1.25602140945584</text:p>
              </table:table-cell>
            </table:table-row>
            <table:table-row>
              <table:table-cell office:value-type="string">
                <text:p>201</text:p>
              </table:table-cell>
              <table:table-cell office:value-type="float" office:value="12.8617363344051">
                <text:p>12.8617363344051</text:p>
              </table:table-cell>
              <table:table-cell office:value-type="float" office:value="1.58762057877814">
                <text:p>1.58762057877814</text:p>
              </table:table-cell>
            </table:table-row>
            <table:table-row>
              <table:table-cell office:value-type="string">
                <text:p>202</text:p>
              </table:table-cell>
              <table:table-cell office:value-type="float" office:value="0.876424189307625">
                <text:p>0.876424189307625</text:p>
              </table:table-cell>
              <table:table-cell office:value-type="float" office:value="1.29798422436459">
                <text:p>1.29798422436459</text:p>
              </table:table-cell>
            </table:table-row>
            <table:table-row>
              <table:table-cell office:value-type="string">
                <text:p>203</text:p>
              </table:table-cell>
              <table:table-cell office:value-type="float" office:value="3.39847068819031">
                <text:p>3.39847068819031</text:p>
              </table:table-cell>
              <table:table-cell office:value-type="float" office:value="1.42735768903993">
                <text:p>1.42735768903993</text:p>
              </table:table-cell>
            </table:table-row>
            <table:table-row>
              <table:table-cell office:value-type="string">
                <text:p>204</text:p>
              </table:table-cell>
              <table:table-cell office:value-type="float" office:value="0">
                <text:p>0</text:p>
              </table:table-cell>
              <table:table-cell office:value-type="float" office:value="1.29518619436876">
                <text:p>1.29518619436876</text:p>
              </table:table-cell>
            </table:table-row>
            <table:table-row>
              <table:table-cell office:value-type="string">
                <text:p>205</text:p>
              </table:table-cell>
              <table:table-cell office:value-type="float" office:value="0">
                <text:p>0</text:p>
              </table:table-cell>
              <table:table-cell office:value-type="float" office:value="1.25754060324826">
                <text:p>1.25754060324826</text:p>
              </table:table-cell>
            </table:table-row>
            <table:table-row>
              <table:table-cell office:value-type="string">
                <text:p>206</text:p>
              </table:table-cell>
              <table:table-cell office:value-type="float" office:value="3.37837837837838">
                <text:p>3.37837837837838</text:p>
              </table:table-cell>
              <table:table-cell office:value-type="float" office:value="1.25844594594595">
                <text:p>1.25844594594595</text:p>
              </table:table-cell>
            </table:table-row>
            <table:table-row>
              <table:table-cell office:value-type="string">
                <text:p>207</text:p>
              </table:table-cell>
              <table:table-cell office:value-type="float" office:value="20.7125103562552">
                <text:p>20.7125103562552</text:p>
              </table:table-cell>
              <table:table-cell office:value-type="float" office:value="1.51864125932063">
                <text:p>1.51864125932063</text:p>
              </table:table-cell>
            </table:table-row>
            <table:table-row>
              <table:table-cell office:value-type="string">
                <text:p>208</text:p>
              </table:table-cell>
              <table:table-cell office:value-type="float" office:value="3.82409177820268">
                <text:p>3.82409177820268</text:p>
              </table:table-cell>
              <table:table-cell office:value-type="float" office:value="1.50860420650096">
                <text:p>1.50860420650096</text:p>
              </table:table-cell>
            </table:table-row>
            <table:table-row>
              <table:table-cell office:value-type="string">
                <text:p>209</text:p>
              </table:table-cell>
              <table:table-cell office:value-type="float" office:value="3.43938091143594">
                <text:p>3.43938091143594</text:p>
              </table:table-cell>
              <table:table-cell office:value-type="float" office:value="1.25107480653482">
                <text:p>1.25107480653482</text:p>
              </table:table-cell>
            </table:table-row>
            <table:table-row>
              <table:table-cell office:value-type="string">
                <text:p>210</text:p>
              </table:table-cell>
              <table:table-cell office:value-type="float" office:value="0">
                <text:p>0</text:p>
              </table:table-cell>
              <table:table-cell office:value-type="float" office:value="1.3040780141844">
                <text:p>1.3040780141844</text:p>
              </table:table-cell>
            </table:table-row>
            <table:table-row>
              <table:table-cell office:value-type="string">
                <text:p>211</text:p>
              </table:table-cell>
              <table:table-cell office:value-type="float" office:value="0">
                <text:p>0</text:p>
              </table:table-cell>
              <table:table-cell office:value-type="float" office:value="0.988224211022138">
                <text:p>0.988224211022138</text:p>
              </table:table-cell>
            </table:table-row>
            <table:table-row>
              <table:table-cell office:value-type="string">
                <text:p>212</text:p>
              </table:table-cell>
              <table:table-cell office:value-type="float" office:value="0.896860986547085">
                <text:p>0.896860986547085</text:p>
              </table:table-cell>
              <table:table-cell office:value-type="float" office:value="1.30762331838565">
                <text:p>1.30762331838565</text:p>
              </table:table-cell>
            </table:table-row>
            <table:table-row>
              <table:table-cell office:value-type="string">
                <text:p>213</text:p>
              </table:table-cell>
              <table:table-cell office:value-type="float" office:value="0">
                <text:p>0</text:p>
              </table:table-cell>
              <table:table-cell office:value-type="float" office:value="1.37860465116279">
                <text:p>1.37860465116279</text:p>
              </table:table-cell>
            </table:table-row>
            <table:table-row>
              <table:table-cell office:value-type="string">
                <text:p>214</text:p>
              </table:table-cell>
              <table:table-cell office:value-type="float" office:value="7.75862068965517">
                <text:p>7.75862068965517</text:p>
              </table:table-cell>
              <table:table-cell office:value-type="float" office:value="1.26120689655172">
                <text:p>1.26120689655172</text:p>
              </table:table-cell>
            </table:table-row>
            <table:table-row>
              <table:table-cell office:value-type="string">
                <text:p>215</text:p>
              </table:table-cell>
              <table:table-cell office:value-type="float" office:value="0">
                <text:p>0</text:p>
              </table:table-cell>
              <table:table-cell office:value-type="float" office:value="1.38878504672897">
                <text:p>1.38878504672897</text:p>
              </table:table-cell>
            </table:table-row>
            <table:table-row>
              <table:table-cell office:value-type="string">
                <text:p>216</text:p>
              </table:table-cell>
              <table:table-cell office:value-type="float" office:value="0.91743119266055">
                <text:p>0.91743119266055</text:p>
              </table:table-cell>
              <table:table-cell office:value-type="float" office:value="1.3605504587156">
                <text:p>1.3605504587156</text:p>
              </table:table-cell>
            </table:table-row>
            <table:table-row>
              <table:table-cell office:value-type="string">
                <text:p>217</text:p>
              </table:table-cell>
              <table:table-cell office:value-type="float" office:value="0.629722921914358">
                <text:p>0.629722921914358</text:p>
              </table:table-cell>
              <table:table-cell office:value-type="float" office:value="1.2411838790932">
                <text:p>1.2411838790932</text:p>
              </table:table-cell>
            </table:table-row>
            <table:table-row>
              <table:table-cell office:value-type="string">
                <text:p>218</text:p>
              </table:table-cell>
              <table:table-cell office:value-type="float" office:value="10.5890138980807">
                <text:p>10.5890138980807</text:p>
              </table:table-cell>
              <table:table-cell office:value-type="float" office:value="3.75645268034414">
                <text:p>3.75645268034414</text:p>
              </table:table-cell>
            </table:table-row>
            <table:table-row>
              <table:table-cell office:value-type="string">
                <text:p>219</text:p>
              </table:table-cell>
              <table:table-cell office:value-type="float" office:value="0.50125313283208">
                <text:p>0.50125313283208</text:p>
              </table:table-cell>
              <table:table-cell office:value-type="float" office:value="1.00401002506266">
                <text:p>1.00401002506266</text:p>
              </table:table-cell>
            </table:table-row>
            <table:table-row>
              <table:table-cell office:value-type="string">
                <text:p>220</text:p>
              </table:table-cell>
              <table:table-cell office:value-type="float" office:value="2.52365930599369">
                <text:p>2.52365930599369</text:p>
              </table:table-cell>
              <table:table-cell office:value-type="float" office:value="1.10094637223975">
                <text:p>1.10094637223975</text:p>
              </table:table-cell>
            </table:table-row>
            <table:table-row>
              <table:table-cell office:value-type="string">
                <text:p>221</text:p>
              </table:table-cell>
              <table:table-cell office:value-type="float" office:value="0.846023688663283">
                <text:p>0.846023688663283</text:p>
              </table:table-cell>
              <table:table-cell office:value-type="float" office:value="1.23857868020305">
                <text:p>1.23857868020305</text:p>
              </table:table-cell>
            </table:table-row>
            <table:table-row>
              <table:table-cell office:value-type="string">
                <text:p>222</text:p>
              </table:table-cell>
              <table:table-cell office:value-type="float" office:value="3.41588385994876">
                <text:p>3.41588385994876</text:p>
              </table:table-cell>
              <table:table-cell office:value-type="float" office:value="1.30828351836038">
                <text:p>1.30828351836038</text:p>
              </table:table-cell>
            </table:table-row>
            <table:table-row>
              <table:table-cell office:value-type="string">
                <text:p>223</text:p>
              </table:table-cell>
              <table:table-cell office:value-type="float" office:value="0">
                <text:p>0</text:p>
              </table:table-cell>
              <table:table-cell office:value-type="float" office:value="1.10017636684303">
                <text:p>1.10017636684303</text:p>
              </table:table-cell>
            </table:table-row>
            <table:table-row>
              <table:table-cell office:value-type="string">
                <text:p>224</text:p>
              </table:table-cell>
              <table:table-cell office:value-type="float" office:value="35.3280461427541">
                <text:p>35.3280461427541</text:p>
              </table:table-cell>
              <table:table-cell office:value-type="float" office:value="1.89834174477289">
                <text:p>1.89834174477289</text:p>
              </table:table-cell>
            </table:table-row>
            <table:table-row>
              <table:table-cell office:value-type="string">
                <text:p>225</text:p>
              </table:table-cell>
              <table:table-cell office:value-type="float" office:value="0.934579439252336">
                <text:p>0.934579439252336</text:p>
              </table:table-cell>
              <table:table-cell office:value-type="float" office:value="1.39439252336449">
                <text:p>1.39439252336449</text:p>
              </table:table-cell>
            </table:table-row>
            <table:table-row>
              <table:table-cell office:value-type="string">
                <text:p>226</text:p>
              </table:table-cell>
              <table:table-cell office:value-type="float" office:value="48.1565086531227">
                <text:p>48.1565086531227</text:p>
              </table:table-cell>
              <table:table-cell office:value-type="float" office:value="1.55756207674944">
                <text:p>1.55756207674944</text:p>
              </table:table-cell>
            </table:table-row>
            <table:table-row>
              <table:table-cell office:value-type="string">
                <text:p>227</text:p>
              </table:table-cell>
              <table:table-cell office:value-type="float" office:value="NaN">
                <text:p>NaN</text:p>
              </table:table-cell>
              <table:table-cell office:value-type="float" office:value="1">
                <text:p>1</text:p>
              </table:table-cell>
            </table:table-row>
            <table:table-row>
              <table:table-cell office:value-type="string">
                <text:p>228</text:p>
              </table:table-cell>
              <table:table-cell office:value-type="float" office:value="3.03490136570561">
                <text:p>3.03490136570561</text:p>
              </table:table-cell>
              <table:table-cell office:value-type="float" office:value="1.32321699544765">
                <text:p>1.32321699544765</text:p>
              </table:table-cell>
            </table:table-row>
            <table:table-row>
              <table:table-cell office:value-type="string">
                <text:p>229</text:p>
              </table:table-cell>
              <table:table-cell office:value-type="float" office:value="7.46268656716418">
                <text:p>7.46268656716418</text:p>
              </table:table-cell>
              <table:table-cell office:value-type="float" office:value="1.56218905472637">
                <text:p>1.56218905472637</text:p>
              </table:table-cell>
            </table:table-row>
            <table:table-row>
              <table:table-cell office:value-type="string">
                <text:p>230</text:p>
              </table:table-cell>
              <table:table-cell office:value-type="float" office:value="3.18979266347687">
                <text:p>3.18979266347687</text:p>
              </table:table-cell>
              <table:table-cell office:value-type="float" office:value="1.28628389154705">
                <text:p>1.28628389154705</text:p>
              </table:table-cell>
            </table:table-row>
            <table:table-row>
              <table:table-cell office:value-type="string">
                <text:p>231</text:p>
              </table:table-cell>
              <table:table-cell office:value-type="float" office:value="8.15956482320943">
                <text:p>8.15956482320943</text:p>
              </table:table-cell>
              <table:table-cell office:value-type="float" office:value="1.39165911151405">
                <text:p>1.39165911151405</text:p>
              </table:table-cell>
            </table:table-row>
            <table:table-row>
              <table:table-cell office:value-type="string">
                <text:p>232</text:p>
              </table:table-cell>
              <table:table-cell office:value-type="float" office:value="3.49956255468066">
                <text:p>3.49956255468066</text:p>
              </table:table-cell>
              <table:table-cell office:value-type="float" office:value="1.34820647419073">
                <text:p>1.34820647419073</text:p>
              </table:table-cell>
            </table:table-row>
            <table:table-row>
              <table:table-cell office:value-type="string">
                <text:p>233</text:p>
              </table:table-cell>
              <table:table-cell office:value-type="float" office:value="20.3748981255094">
                <text:p>20.3748981255094</text:p>
              </table:table-cell>
              <table:table-cell office:value-type="float" office:value="1.49144254278729">
                <text:p>1.49144254278729</text:p>
              </table:table-cell>
            </table:table-row>
            <table:table-row>
              <table:table-cell office:value-type="string">
                <text:p>234</text:p>
              </table:table-cell>
              <table:table-cell office:value-type="float" office:value="3.54609929078014">
                <text:p>3.54609929078014</text:p>
              </table:table-cell>
              <table:table-cell office:value-type="float" office:value="1.38918439716312">
                <text:p>1.38918439716312</text:p>
              </table:table-cell>
            </table:table-row>
            <table:table-row>
              <table:table-cell office:value-type="string">
                <text:p>235</text:p>
              </table:table-cell>
              <table:table-cell office:value-type="float" office:value="12.9659643435981">
                <text:p>12.9659643435981</text:p>
              </table:table-cell>
              <table:table-cell office:value-type="float" office:value="1.46677471636953">
                <text:p>1.46677471636953</text:p>
              </table:table-cell>
            </table:table-row>
            <table:table-row>
              <table:table-cell office:value-type="string">
                <text:p>236</text:p>
              </table:table-cell>
              <table:table-cell office:value-type="float" office:value="0">
                <text:p>0</text:p>
              </table:table-cell>
              <table:table-cell office:value-type="float" office:value="1.38190476190476">
                <text:p>1.38190476190476</text:p>
              </table:table-cell>
            </table:table-row>
            <table:table-row>
              <table:table-cell office:value-type="string">
                <text:p>237</text:p>
              </table:table-cell>
              <table:table-cell office:value-type="float" office:value="0.863557858376511">
                <text:p>0.863557858376511</text:p>
              </table:table-cell>
              <table:table-cell office:value-type="float" office:value="1.29360967184801">
                <text:p>1.29360967184801</text:p>
              </table:table-cell>
            </table:table-row>
            <table:table-row>
              <table:table-cell office:value-type="string">
                <text:p>238</text:p>
              </table:table-cell>
              <table:table-cell office:value-type="float" office:value="7.55667506297229">
                <text:p>7.55667506297229</text:p>
              </table:table-cell>
              <table:table-cell office:value-type="float" office:value="1.37531486146096">
                <text:p>1.37531486146096</text:p>
              </table:table-cell>
            </table:table-row>
            <table:table-row>
              <table:table-cell office:value-type="string">
                <text:p>239</text:p>
              </table:table-cell>
              <table:table-cell office:value-type="float" office:value="7.7720207253886">
                <text:p>7.7720207253886</text:p>
              </table:table-cell>
              <table:table-cell office:value-type="float" office:value="1.39982728842832">
                <text:p>1.39982728842832</text:p>
              </table:table-cell>
            </table:table-row>
            <table:table-row>
              <table:table-cell office:value-type="string">
                <text:p>240</text:p>
              </table:table-cell>
              <table:table-cell office:value-type="float" office:value="0">
                <text:p>0</text:p>
              </table:table-cell>
              <table:table-cell office:value-type="float" office:value="1.27440633245383">
                <text:p>1.27440633245383</text:p>
              </table:table-cell>
            </table:table-row>
            <table:table-row>
              <table:table-cell office:value-type="string">
                <text:p>241</text:p>
              </table:table-cell>
              <table:table-cell office:value-type="float" office:value="0.759878419452887">
                <text:p>0.759878419452887</text:p>
              </table:table-cell>
              <table:table-cell office:value-type="float" office:value="1.28039513677812">
                <text:p>1.28039513677812</text:p>
              </table:table-cell>
            </table:table-row>
            <table:table-row>
              <table:table-cell office:value-type="string">
                <text:p>242</text:p>
              </table:table-cell>
              <table:table-cell office:value-type="float" office:value="0.932835820895522">
                <text:p>0.932835820895522</text:p>
              </table:table-cell>
              <table:table-cell office:value-type="float" office:value="1.40951492537313">
                <text:p>1.40951492537313</text:p>
              </table:table-cell>
            </table:table-row>
            <table:table-row>
              <table:table-cell office:value-type="string">
                <text:p>243</text:p>
              </table:table-cell>
              <table:table-cell office:value-type="float" office:value="0.881057268722467">
                <text:p>0.881057268722467</text:p>
              </table:table-cell>
              <table:table-cell office:value-type="float" office:value="1.37004405286344">
                <text:p>1.37004405286344</text:p>
              </table:table-cell>
            </table:table-row>
            <table:table-row>
              <table:table-cell office:value-type="string">
                <text:p>244</text:p>
              </table:table-cell>
              <table:table-cell office:value-type="float" office:value="18.1422351233672">
                <text:p>18.1422351233672</text:p>
              </table:table-cell>
              <table:table-cell office:value-type="float" office:value="1.48621190130624">
                <text:p>1.48621190130624</text:p>
              </table:table-cell>
            </table:table-row>
            <table:table-row>
              <table:table-cell office:value-type="string">
                <text:p>245</text:p>
              </table:table-cell>
              <table:table-cell office:value-type="float" office:value="13.5593220338983">
                <text:p>13.5593220338983</text:p>
              </table:table-cell>
              <table:table-cell office:value-type="float" office:value="1.40084745762712">
                <text:p>1.40084745762712</text:p>
              </table:table-cell>
            </table:table-row>
            <table:table-row>
              <table:table-cell office:value-type="string">
                <text:p>246</text:p>
              </table:table-cell>
              <table:table-cell office:value-type="float" office:value="3.43053173241853">
                <text:p>3.43053173241853</text:p>
              </table:table-cell>
              <table:table-cell office:value-type="float" office:value="1.28559176672384">
                <text:p>1.28559176672384</text:p>
              </table:table-cell>
            </table:table-row>
            <table:table-row>
              <table:table-cell office:value-type="string">
                <text:p>247</text:p>
              </table:table-cell>
              <table:table-cell office:value-type="float" office:value="108.812949640288">
                <text:p>108.812949640288</text:p>
              </table:table-cell>
              <table:table-cell office:value-type="float" office:value="1.73561151079137">
                <text:p>1.73561151079137</text:p>
              </table:table-cell>
            </table:table-row>
            <table:table-row>
              <table:table-cell office:value-type="string">
                <text:p>248</text:p>
              </table:table-cell>
              <table:table-cell office:value-type="float" office:value="14.1592920353982">
                <text:p>14.1592920353982</text:p>
              </table:table-cell>
              <table:table-cell office:value-type="float" office:value="1.47433628318584">
                <text:p>1.47433628318584</text:p>
              </table:table-cell>
            </table:table-row>
            <table:table-row>
              <table:table-cell office:value-type="string">
                <text:p>249</text:p>
              </table:table-cell>
              <table:table-cell office:value-type="float" office:value="0.898472596585804">
                <text:p>0.898472596585804</text:p>
              </table:table-cell>
              <table:table-cell office:value-type="float" office:value="1.26684636118598">
                <text:p>1.26684636118598</text:p>
              </table:table-cell>
            </table:table-row>
            <table:table-row>
              <table:table-cell office:value-type="string">
                <text:p>250</text:p>
              </table:table-cell>
              <table:table-cell office:value-type="float" office:value="0.876424189307625">
                <text:p>0.876424189307625</text:p>
              </table:table-cell>
              <table:table-cell office:value-type="float" office:value="1.3794916739702">
                <text:p>1.3794916739702</text:p>
              </table:table-cell>
            </table:table-row>
            <table:table-row>
              <table:table-cell office:value-type="string">
                <text:p>251</text:p>
              </table:table-cell>
              <table:table-cell office:value-type="float" office:value="0.88261253309797">
                <text:p>0.88261253309797</text:p>
              </table:table-cell>
              <table:table-cell office:value-type="float" office:value="1.27978817299206">
                <text:p>1.27978817299206</text:p>
              </table:table-cell>
            </table:table-row>
            <table:table-row>
              <table:table-cell office:value-type="string">
                <text:p>252</text:p>
              </table:table-cell>
              <table:table-cell office:value-type="float" office:value="0.887311446317657">
                <text:p>0.887311446317657</text:p>
              </table:table-cell>
              <table:table-cell office:value-type="float" office:value="1.36734693877551">
                <text:p>1.36734693877551</text:p>
              </table:table-cell>
            </table:table-row>
            <table:table-row>
              <table:table-cell office:value-type="string">
                <text:p>253</text:p>
              </table:table-cell>
              <table:table-cell office:value-type="float" office:value="0">
                <text:p>0</text:p>
              </table:table-cell>
              <table:table-cell office:value-type="float" office:value="1.3594470046083">
                <text:p>1.3594470046083</text:p>
              </table:table-cell>
            </table:table-row>
            <table:table-row>
              <table:table-cell office:value-type="string">
                <text:p>254</text:p>
              </table:table-cell>
              <table:table-cell office:value-type="float" office:value="0.896860986547085">
                <text:p>0.896860986547085</text:p>
              </table:table-cell>
              <table:table-cell office:value-type="float" office:value="1.34439461883408">
                <text:p>1.34439461883408</text:p>
              </table:table-cell>
            </table:table-row>
            <table:table-row>
              <table:table-cell office:value-type="string">
                <text:p>255</text:p>
              </table:table-cell>
              <table:table-cell office:value-type="float" office:value="0">
                <text:p>0</text:p>
              </table:table-cell>
              <table:table-cell office:value-type="float" office:value="1.24124513618677">
                <text:p>1.24124513618677</text:p>
              </table:table-cell>
            </table:table-row>
            <table:table-row>
              <table:table-cell office:value-type="string">
                <text:p>256</text:p>
              </table:table-cell>
              <table:table-cell office:value-type="float" office:value="0">
                <text:p>0</text:p>
              </table:table-cell>
              <table:table-cell office:value-type="float" office:value="1.34360834088849">
                <text:p>1.34360834088849</text:p>
              </table:table-cell>
            </table:table-row>
            <table:table-row>
              <table:table-cell office:value-type="string">
                <text:p>257</text:p>
              </table:table-cell>
              <table:table-cell office:value-type="float" office:value="0.748502994011976">
                <text:p>0.748502994011976</text:p>
              </table:table-cell>
              <table:table-cell office:value-type="float" office:value="1.17140718562874">
                <text:p>1.17140718562874</text:p>
              </table:table-cell>
            </table:table-row>
            <table:table-row>
              <table:table-cell office:value-type="string">
                <text:p>258</text:p>
              </table:table-cell>
              <table:table-cell office:value-type="float" office:value="11.3636363636364">
                <text:p>11.3636363636364</text:p>
              </table:table-cell>
              <table:table-cell office:value-type="float" office:value="2.06534090909091">
                <text:p>2.06534090909091</text:p>
              </table:table-cell>
            </table:table-row>
            <table:table-row>
              <table:table-cell office:value-type="string">
                <text:p>259</text:p>
              </table:table-cell>
              <table:table-cell office:value-type="float" office:value="3.2599837000815">
                <text:p>3.2599837000815</text:p>
              </table:table-cell>
              <table:table-cell office:value-type="float" office:value="1.3398533007335">
                <text:p>1.3398533007335</text:p>
              </table:table-cell>
            </table:table-row>
            <table:table-row>
              <table:table-cell office:value-type="string">
                <text:p>260</text:p>
              </table:table-cell>
              <table:table-cell office:value-type="float" office:value="3.47523892267593">
                <text:p>3.47523892267593</text:p>
              </table:table-cell>
              <table:table-cell office:value-type="float" office:value="1.41007819287576">
                <text:p>1.41007819287576</text:p>
              </table:table-cell>
            </table:table-row>
            <table:table-row>
              <table:table-cell office:value-type="string">
                <text:p>261</text:p>
              </table:table-cell>
              <table:table-cell office:value-type="float" office:value="0.889679715302491">
                <text:p>0.889679715302491</text:p>
              </table:table-cell>
              <table:table-cell office:value-type="float" office:value="1.38967971530249">
                <text:p>1.38967971530249</text:p>
              </table:table-cell>
            </table:table-row>
            <table:table-row>
              <table:table-cell office:value-type="string">
                <text:p>262</text:p>
              </table:table-cell>
              <table:table-cell office:value-type="float" office:value="8.01424755120214">
                <text:p>8.01424755120214</text:p>
              </table:table-cell>
              <table:table-cell office:value-type="float" office:value="1.5040071237756">
                <text:p>1.5040071237756</text:p>
              </table:table-cell>
            </table:table-row>
            <table:table-row>
              <table:table-cell office:value-type="string">
                <text:p>263</text:p>
              </table:table-cell>
              <table:table-cell office:value-type="float" office:value="0.834724540901502">
                <text:p>0.834724540901502</text:p>
              </table:table-cell>
              <table:table-cell office:value-type="float" office:value="1.58430717863105">
                <text:p>1.58430717863105</text:p>
              </table:table-cell>
            </table:table-row>
            <table:table-row>
              <table:table-cell office:value-type="string">
                <text:p>264</text:p>
              </table:table-cell>
              <table:table-cell office:value-type="float" office:value="0.925069380203515">
                <text:p>0.925069380203515</text:p>
              </table:table-cell>
              <table:table-cell office:value-type="float" office:value="1.31359851988899">
                <text:p>1.31359851988899</text:p>
              </table:table-cell>
            </table:table-row>
            <table:table-row>
              <table:table-cell office:value-type="string">
                <text:p>265</text:p>
              </table:table-cell>
              <table:table-cell office:value-type="float" office:value="0">
                <text:p>0</text:p>
              </table:table-cell>
              <table:table-cell office:value-type="float" office:value="1.33215859030837">
                <text:p>1.33215859030837</text:p>
              </table:table-cell>
            </table:table-row>
            <table:table-row>
              <table:table-cell office:value-type="string">
                <text:p>266</text:p>
              </table:table-cell>
              <table:table-cell office:value-type="float" office:value="10.223642172524">
                <text:p>10.223642172524</text:p>
              </table:table-cell>
              <table:table-cell office:value-type="float" office:value="1.07348242811502">
                <text:p>1.07348242811502</text:p>
              </table:table-cell>
            </table:table-row>
            <table:table-row>
              <table:table-cell office:value-type="string">
                <text:p>267</text:p>
              </table:table-cell>
              <table:table-cell office:value-type="float" office:value="0">
                <text:p>0</text:p>
              </table:table-cell>
              <table:table-cell office:value-type="float" office:value="1.23907455012853">
                <text:p>1.23907455012853</text:p>
              </table:table-cell>
            </table:table-row>
            <table:table-row>
              <table:table-cell office:value-type="string">
                <text:p>268</text:p>
              </table:table-cell>
              <table:table-cell office:value-type="float" office:value="12.3647604327666">
                <text:p>12.3647604327666</text:p>
              </table:table-cell>
              <table:table-cell office:value-type="float" office:value="1.43431221020093">
                <text:p>1.43431221020093</text:p>
              </table:table-cell>
            </table:table-row>
            <table:table-row>
              <table:table-cell office:value-type="string">
                <text:p>269</text:p>
              </table:table-cell>
              <table:table-cell office:value-type="float" office:value="13.1255127153404">
                <text:p>13.1255127153404</text:p>
              </table:table-cell>
              <table:table-cell office:value-type="float" office:value="1.6357670221493">
                <text:p>1.6357670221493</text:p>
              </table:table-cell>
            </table:table-row>
            <table:table-row>
              <table:table-cell office:value-type="string">
                <text:p>270</text:p>
              </table:table-cell>
              <table:table-cell office:value-type="float" office:value="NaN">
                <text:p>NaN</text:p>
              </table:table-cell>
              <table:table-cell office:value-type="float" office:value="1">
                <text:p>1</text:p>
              </table:table-cell>
            </table:table-row>
            <table:table-row>
              <table:table-cell office:value-type="string">
                <text:p>271</text:p>
              </table:table-cell>
              <table:table-cell office:value-type="float" office:value="0">
                <text:p>0</text:p>
              </table:table-cell>
              <table:table-cell office:value-type="float" office:value="1.11693548387097">
                <text:p>1.11693548387097</text:p>
              </table:table-cell>
            </table:table-row>
            <table:table-row>
              <table:table-cell office:value-type="string">
                <text:p>272</text:p>
              </table:table-cell>
              <table:table-cell office:value-type="float" office:value="0.875656742556918">
                <text:p>0.875656742556918</text:p>
              </table:table-cell>
              <table:table-cell office:value-type="float" office:value="1.29859894921191">
                <text:p>1.29859894921191</text:p>
              </table:table-cell>
            </table:table-row>
            <table:table-row>
              <table:table-cell office:value-type="string">
                <text:p>273</text:p>
              </table:table-cell>
              <table:table-cell office:value-type="float" office:value="3.54295837023915">
                <text:p>3.54295837023915</text:p>
              </table:table-cell>
              <table:table-cell office:value-type="float" office:value="1.39326837909655">
                <text:p>1.39326837909655</text:p>
              </table:table-cell>
            </table:table-row>
            <table:table-row>
              <table:table-cell office:value-type="string">
                <text:p>274</text:p>
              </table:table-cell>
              <table:table-cell office:value-type="float" office:value="0.843881856540084">
                <text:p>0.843881856540084</text:p>
              </table:table-cell>
              <table:table-cell office:value-type="float" office:value="1.38649789029536">
                <text:p>1.38649789029536</text:p>
              </table:table-cell>
            </table:table-row>
            <table:table-row>
              <table:table-cell office:value-type="string">
                <text:p>275</text:p>
              </table:table-cell>
              <table:table-cell office:value-type="float" office:value="0">
                <text:p>0</text:p>
              </table:table-cell>
              <table:table-cell office:value-type="float" office:value="1.27031650983747">
                <text:p>1.27031650983747</text:p>
              </table:table-cell>
            </table:table-row>
            <table:table-row>
              <table:table-cell office:value-type="string">
                <text:p>276</text:p>
              </table:table-cell>
              <table:table-cell office:value-type="float" office:value="0.529100529100529">
                <text:p>0.529100529100529</text:p>
              </table:table-cell>
              <table:table-cell office:value-type="float" office:value="1.08888888888889">
                <text:p>1.08888888888889</text:p>
              </table:table-cell>
            </table:table-row>
            <table:table-row>
              <table:table-cell office:value-type="string">
                <text:p>277</text:p>
              </table:table-cell>
              <table:table-cell office:value-type="float" office:value="3.45125107851596">
                <text:p>3.45125107851596</text:p>
              </table:table-cell>
              <table:table-cell office:value-type="float" office:value="1.48231233822261">
                <text:p>1.48231233822261</text:p>
              </table:table-cell>
            </table:table-row>
            <table:table-row>
              <table:table-cell office:value-type="string">
                <text:p>278</text:p>
              </table:table-cell>
              <table:table-cell office:value-type="float" office:value="0.89126559714795">
                <text:p>0.89126559714795</text:p>
              </table:table-cell>
              <table:table-cell office:value-type="float" office:value="1.30748663101604">
                <text:p>1.30748663101604</text:p>
              </table:table-cell>
            </table:table-row>
            <table:table-row>
              <table:table-cell office:value-type="string">
                <text:p>279</text:p>
              </table:table-cell>
              <table:table-cell office:value-type="float" office:value="9.61538461538462">
                <text:p>9.61538461538462</text:p>
              </table:table-cell>
              <table:table-cell office:value-type="float" office:value="1.05288461538462">
                <text:p>1.05288461538462</text:p>
              </table:table-cell>
            </table:table-row>
            <table:table-row>
              <table:table-cell office:value-type="string">
                <text:p>280</text:p>
              </table:table-cell>
              <table:table-cell office:value-type="float" office:value="2.52684775742262">
                <text:p>2.52684775742262</text:p>
              </table:table-cell>
              <table:table-cell office:value-type="float" office:value="1.03537586860392">
                <text:p>1.03537586860392</text:p>
              </table:table-cell>
            </table:table-row>
            <table:table-row>
              <table:table-cell office:value-type="string">
                <text:p>281</text:p>
              </table:table-cell>
              <table:table-cell office:value-type="float" office:value="30.0250208507089">
                <text:p>30.0250208507089</text:p>
              </table:table-cell>
              <table:table-cell office:value-type="float" office:value="1.6255212677231">
                <text:p>1.6255212677231</text:p>
              </table:table-cell>
            </table:table-row>
            <table:table-row>
              <table:table-cell office:value-type="string">
                <text:p>282</text:p>
              </table:table-cell>
              <table:table-cell office:value-type="float" office:value="0.87260034904014">
                <text:p>0.87260034904014</text:p>
              </table:table-cell>
              <table:table-cell office:value-type="float" office:value="1.33595113438045">
                <text:p>1.33595113438045</text:p>
              </table:table-cell>
            </table:table-row>
            <table:table-row>
              <table:table-cell office:value-type="string">
                <text:p>283</text:p>
              </table:table-cell>
              <table:table-cell office:value-type="float" office:value="3.33611342785655">
                <text:p>3.33611342785655</text:p>
              </table:table-cell>
              <table:table-cell office:value-type="float" office:value="1.33861551292744">
                <text:p>1.33861551292744</text:p>
              </table:table-cell>
            </table:table-row>
            <table:table-row>
              <table:table-cell office:value-type="string">
                <text:p>284</text:p>
              </table:table-cell>
              <table:table-cell office:value-type="float" office:value="2.69905533063428">
                <text:p>2.69905533063428</text:p>
              </table:table-cell>
              <table:table-cell office:value-type="float" office:value="1.18353576248313">
                <text:p>1.18353576248313</text:p>
              </table:table-cell>
            </table:table-row>
            <table:table-row>
              <table:table-cell office:value-type="string">
                <text:p>285</text:p>
              </table:table-cell>
              <table:table-cell office:value-type="float" office:value="0.654878847413229">
                <text:p>0.654878847413229</text:p>
              </table:table-cell>
              <table:table-cell office:value-type="float" office:value="1.0595939751146">
                <text:p>1.0595939751146</text:p>
              </table:table-cell>
            </table:table-row>
            <table:table-row>
              <table:table-cell office:value-type="string">
                <text:p>286</text:p>
              </table:table-cell>
              <table:table-cell office:value-type="float" office:value="19.6936542669584">
                <text:p>19.6936542669584</text:p>
              </table:table-cell>
              <table:table-cell office:value-type="float" office:value="1.06783369803063">
                <text:p>1.06783369803063</text:p>
              </table:table-cell>
            </table:table-row>
            <table:table-row>
              <table:table-cell office:value-type="string">
                <text:p>287</text:p>
              </table:table-cell>
              <table:table-cell office:value-type="float" office:value="0">
                <text:p>0</text:p>
              </table:table-cell>
              <table:table-cell office:value-type="float" office:value="1.29185317815577">
                <text:p>1.29185317815577</text:p>
              </table:table-cell>
            </table:table-row>
            <table:table-row>
              <table:table-cell office:value-type="string">
                <text:p>288</text:p>
              </table:table-cell>
              <table:table-cell office:value-type="float" office:value="0.683526999316473">
                <text:p>0.683526999316473</text:p>
              </table:table-cell>
              <table:table-cell office:value-type="float" office:value="1.09022556390977">
                <text:p>1.09022556390977</text:p>
              </table:table-cell>
            </table:table-row>
            <table:table-row>
              <table:table-cell office:value-type="string">
                <text:p>289</text:p>
              </table:table-cell>
              <table:table-cell office:value-type="float" office:value="4.95867768595041">
                <text:p>4.95867768595041</text:p>
              </table:table-cell>
              <table:table-cell office:value-type="float" office:value="1.00716253443526">
                <text:p>1.00716253443526</text:p>
              </table:table-cell>
            </table:table-row>
            <table:table-row>
              <table:table-cell office:value-type="string">
                <text:p>290</text:p>
              </table:table-cell>
              <table:table-cell office:value-type="float" office:value="0">
                <text:p>0</text:p>
              </table:table-cell>
              <table:table-cell office:value-type="float" office:value="1.34626038781163">
                <text:p>1.34626038781163</text:p>
              </table:table-cell>
            </table:table-row>
            <table:table-row>
              <table:table-cell office:value-type="string">
                <text:p>291</text:p>
              </table:table-cell>
              <table:table-cell office:value-type="float" office:value="2.48447204968944">
                <text:p>2.48447204968944</text:p>
              </table:table-cell>
              <table:table-cell office:value-type="float" office:value="1.00124223602484">
                <text:p>1.00124223602484</text:p>
              </table:table-cell>
            </table:table-row>
            <table:table-row>
              <table:table-cell office:value-type="string">
                <text:p>292</text:p>
              </table:table-cell>
              <table:table-cell office:value-type="float" office:value="0">
                <text:p>0</text:p>
              </table:table-cell>
              <table:table-cell office:value-type="float" office:value="1.28764652840397">
                <text:p>1.28764652840397</text:p>
              </table:table-cell>
            </table:table-row>
            <table:table-row>
              <table:table-cell office:value-type="string">
                <text:p>293</text:p>
              </table:table-cell>
              <table:table-cell office:value-type="float" office:value="0.832639467110741">
                <text:p>0.832639467110741</text:p>
              </table:table-cell>
              <table:table-cell office:value-type="float" office:value="1.255620316403">
                <text:p>1.255620316403</text:p>
              </table:table-cell>
            </table:table-row>
            <table:table-row>
              <table:table-cell office:value-type="string">
                <text:p>294</text:p>
              </table:table-cell>
              <table:table-cell office:value-type="float" office:value="0">
                <text:p>0</text:p>
              </table:table-cell>
              <table:table-cell office:value-type="float" office:value="1.265664160401">
                <text:p>1.265664160401</text:p>
              </table:table-cell>
            </table:table-row>
            <table:table-row>
              <table:table-cell office:value-type="string">
                <text:p>295</text:p>
              </table:table-cell>
              <table:table-cell office:value-type="float" office:value="0.600240096038415">
                <text:p>0.600240096038415</text:p>
              </table:table-cell>
              <table:table-cell office:value-type="float" office:value="1.01620648259304">
                <text:p>1.01620648259304</text:p>
              </table:table-cell>
            </table:table-row>
            <table:table-row>
              <table:table-cell office:value-type="string">
                <text:p>296</text:p>
              </table:table-cell>
              <table:table-cell office:value-type="float" office:value="8.05008944543828">
                <text:p>8.05008944543828</text:p>
              </table:table-cell>
              <table:table-cell office:value-type="float" office:value="1.34973166368515">
                <text:p>1.34973166368515</text:p>
              </table:table-cell>
            </table:table-row>
            <table:table-row>
              <table:table-cell office:value-type="string">
                <text:p>297</text:p>
              </table:table-cell>
              <table:table-cell office:value-type="float" office:value="2.72108843537415">
                <text:p>2.72108843537415</text:p>
              </table:table-cell>
              <table:table-cell office:value-type="float" office:value="1.03741496598639">
                <text:p>1.03741496598639</text:p>
              </table:table-cell>
            </table:table-row>
            <table:table-row>
              <table:table-cell office:value-type="string">
                <text:p>298</text:p>
              </table:table-cell>
              <table:table-cell office:value-type="float" office:value="0.879507475813544">
                <text:p>0.879507475813544</text:p>
              </table:table-cell>
              <table:table-cell office:value-type="float" office:value="1.30782761653474">
                <text:p>1.30782761653474</text:p>
              </table:table-cell>
            </table:table-row>
            <table:table-row>
              <table:table-cell office:value-type="string">
                <text:p>299</text:p>
              </table:table-cell>
              <table:table-cell office:value-type="float" office:value="0">
                <text:p>0</text:p>
              </table:table-cell>
              <table:table-cell office:value-type="float" office:value="1.30932594644506">
                <text:p>1.30932594644506</text:p>
              </table:table-cell>
            </table:table-row>
            <table:table-row>
              <table:table-cell office:value-type="string">
                <text:p>300</text:p>
              </table:table-cell>
              <table:table-cell office:value-type="float" office:value="0.691085003455425">
                <text:p>0.691085003455425</text:p>
              </table:table-cell>
              <table:table-cell office:value-type="float" office:value="1.08362128541811">
                <text:p>1.08362128541811</text:p>
              </table:table-cell>
            </table:table-row>
            <table:table-row>
              <table:table-cell office:value-type="string">
                <text:p>301</text:p>
              </table:table-cell>
              <table:table-cell office:value-type="float" office:value="2.48911014312383">
                <text:p>2.48911014312383</text:p>
              </table:table-cell>
              <table:table-cell office:value-type="float" office:value="1.09209707529558">
                <text:p>1.09209707529558</text:p>
              </table:table-cell>
            </table:table-row>
            <table:table-row>
              <table:table-cell office:value-type="string">
                <text:p>302</text:p>
              </table:table-cell>
              <table:table-cell office:value-type="float" office:value="2.44498777506112">
                <text:p>2.44498777506112</text:p>
              </table:table-cell>
              <table:table-cell office:value-type="float" office:value="1.16564792176039">
                <text:p>1.16564792176039</text:p>
              </table:table-cell>
            </table:table-row>
            <table:table-row>
              <table:table-cell office:value-type="string">
                <text:p>303</text:p>
              </table:table-cell>
              <table:table-cell office:value-type="float" office:value="0">
                <text:p>0</text:p>
              </table:table-cell>
              <table:table-cell office:value-type="float" office:value="1.25552050473186">
                <text:p>1.25552050473186</text:p>
              </table:table-cell>
            </table:table-row>
            <table:table-row>
              <table:table-cell office:value-type="string">
                <text:p>304</text:p>
              </table:table-cell>
              <table:table-cell office:value-type="float" office:value="0.565610859728507">
                <text:p>0.565610859728507</text:p>
              </table:table-cell>
              <table:table-cell office:value-type="float" office:value="1.12782805429864">
                <text:p>1.12782805429864</text:p>
              </table:table-cell>
            </table:table-row>
            <table:table-row>
              <table:table-cell office:value-type="string">
                <text:p>305</text:p>
              </table:table-cell>
              <table:table-cell office:value-type="float" office:value="10.958904109589">
                <text:p>10.958904109589</text:p>
              </table:table-cell>
              <table:table-cell office:value-type="float" office:value="1.35342465753425">
                <text:p>1.35342465753425</text:p>
              </table:table-cell>
            </table:table-row>
            <table:table-row>
              <table:table-cell office:value-type="string">
                <text:p>306</text:p>
              </table:table-cell>
              <table:table-cell office:value-type="float" office:value="2.7681660899654">
                <text:p>2.7681660899654</text:p>
              </table:table-cell>
              <table:table-cell office:value-type="float" office:value="1.02352941176471">
                <text:p>1.02352941176471</text:p>
              </table:table-cell>
            </table:table-row>
            <table:table-row>
              <table:table-cell office:value-type="string">
                <text:p>307</text:p>
              </table:table-cell>
              <table:table-cell office:value-type="float" office:value="0.638569604086845">
                <text:p>0.638569604086845</text:p>
              </table:table-cell>
              <table:table-cell office:value-type="float" office:value="1.03128991060026">
                <text:p>1.03128991060026</text:p>
              </table:table-cell>
            </table:table-row>
            <table:table-row>
              <table:table-cell office:value-type="string">
                <text:p>308</text:p>
              </table:table-cell>
              <table:table-cell office:value-type="float" office:value="44.6672743846855">
                <text:p>44.6672743846855</text:p>
              </table:table-cell>
              <table:table-cell office:value-type="float" office:value="1.64539653600729">
                <text:p>1.64539653600729</text:p>
              </table:table-cell>
            </table:table-row>
            <table:table-row>
              <table:table-cell office:value-type="string">
                <text:p>309</text:p>
              </table:table-cell>
              <table:table-cell office:value-type="float" office:value="NaN">
                <text:p>NaN</text:p>
              </table:table-cell>
              <table:table-cell office:value-type="float" office:value="1">
                <text:p>1</text:p>
              </table:table-cell>
            </table:table-row>
            <table:table-row>
              <table:table-cell office:value-type="string">
                <text:p>310</text:p>
              </table:table-cell>
              <table:table-cell office:value-type="float" office:value="10.4031209362809">
                <text:p>10.4031209362809</text:p>
              </table:table-cell>
              <table:table-cell office:value-type="float" office:value="1.20936280884265">
                <text:p>1.20936280884265</text:p>
              </table:table-cell>
            </table:table-row>
            <table:table-row>
              <table:table-cell office:value-type="string">
                <text:p>311</text:p>
              </table:table-cell>
              <table:table-cell office:value-type="float" office:value="0.785545954438335">
                <text:p>0.785545954438335</text:p>
              </table:table-cell>
              <table:table-cell office:value-type="float" office:value="1.17910447761194">
                <text:p>1.17910447761194</text:p>
              </table:table-cell>
            </table:table-row>
            <table:table-row>
              <table:table-cell office:value-type="string">
                <text:p>312</text:p>
              </table:table-cell>
              <table:table-cell office:value-type="float" office:value="2.5974025974026">
                <text:p>2.5974025974026</text:p>
              </table:table-cell>
              <table:table-cell office:value-type="float" office:value="1.01038961038961">
                <text:p>1.01038961038961</text:p>
              </table:table-cell>
            </table:table-row>
            <table:table-row>
              <table:table-cell office:value-type="string">
                <text:p>313</text:p>
              </table:table-cell>
              <table:table-cell office:value-type="float" office:value="0">
                <text:p>0</text:p>
              </table:table-cell>
              <table:table-cell office:value-type="float" office:value="1.22408026755853">
                <text:p>1.22408026755853</text:p>
              </table:table-cell>
            </table:table-row>
            <table:table-row>
              <table:table-cell office:value-type="string">
                <text:p>314</text:p>
              </table:table-cell>
              <table:table-cell office:value-type="float" office:value="0.5249343832021">
                <text:p>0.5249343832021</text:p>
              </table:table-cell>
              <table:table-cell office:value-type="float" office:value="1.03517060367454">
                <text:p>1.03517060367454</text:p>
              </table:table-cell>
            </table:table-row>
            <table:table-row>
              <table:table-cell office:value-type="string">
                <text:p>315</text:p>
              </table:table-cell>
              <table:table-cell office:value-type="float" office:value="0.343170899107756">
                <text:p>0.343170899107756</text:p>
              </table:table-cell>
              <table:table-cell office:value-type="float" office:value="0.974948524365134">
                <text:p>0.974948524365134</text:p>
              </table:table-cell>
            </table:table-row>
            <table:table-row>
              <table:table-cell office:value-type="string">
                <text:p>316</text:p>
              </table:table-cell>
              <table:table-cell office:value-type="float" office:value="3.52733686067019">
                <text:p>3.52733686067019</text:p>
              </table:table-cell>
              <table:table-cell office:value-type="float" office:value="1.47442680776014">
                <text:p>1.47442680776014</text:p>
              </table:table-cell>
            </table:table-row>
            <table:table-row>
              <table:table-cell office:value-type="string">
                <text:p>317</text:p>
              </table:table-cell>
              <table:table-cell office:value-type="float" office:value="0.61652281134402">
                <text:p>0.61652281134402</text:p>
              </table:table-cell>
              <table:table-cell office:value-type="float" office:value="1.19420468557337">
                <text:p>1.19420468557337</text:p>
              </table:table-cell>
            </table:table-row>
            <table:table-row>
              <table:table-cell office:value-type="string">
                <text:p>318</text:p>
              </table:table-cell>
              <table:table-cell office:value-type="float" office:value="0.588235294117647">
                <text:p>0.588235294117647</text:p>
              </table:table-cell>
              <table:table-cell office:value-type="float" office:value="1.15529411764706">
                <text:p>1.15529411764706</text:p>
              </table:table-cell>
            </table:table-row>
            <table:table-row>
              <table:table-cell office:value-type="string">
                <text:p>319</text:p>
              </table:table-cell>
              <table:table-cell office:value-type="float" office:value="14.0845070422535">
                <text:p>14.0845070422535</text:p>
              </table:table-cell>
              <table:table-cell office:value-type="float" office:value="1.4181338028169">
                <text:p>1.4181338028169</text:p>
              </table:table-cell>
            </table:table-row>
            <table:table-row>
              <table:table-cell office:value-type="string">
                <text:p>320</text:p>
              </table:table-cell>
              <table:table-cell office:value-type="float" office:value="3.55555555555556">
                <text:p>3.55555555555556</text:p>
              </table:table-cell>
              <table:table-cell office:value-type="float" office:value="1.37422222222222">
                <text:p>1.37422222222222</text:p>
              </table:table-cell>
            </table:table-row>
            <table:table-row>
              <table:table-cell office:value-type="string">
                <text:p>321</text:p>
              </table:table-cell>
              <table:table-cell office:value-type="float" office:value="7.86026200873362">
                <text:p>7.86026200873362</text:p>
              </table:table-cell>
              <table:table-cell office:value-type="float" office:value="1.6410480349345">
                <text:p>1.6410480349345</text:p>
              </table:table-cell>
            </table:table-row>
            <table:table-row>
              <table:table-cell office:value-type="string">
                <text:p>322</text:p>
              </table:table-cell>
              <table:table-cell office:value-type="float" office:value="5.06471581316826">
                <text:p>5.06471581316826</text:p>
              </table:table-cell>
              <table:table-cell office:value-type="float" office:value="0.913337084974676">
                <text:p>0.913337084974676</text:p>
              </table:table-cell>
            </table:table-row>
            <table:table-row>
              <table:table-cell office:value-type="string">
                <text:p>323</text:p>
              </table:table-cell>
              <table:table-cell office:value-type="float" office:value="5.39568345323741">
                <text:p>5.39568345323741</text:p>
              </table:table-cell>
              <table:table-cell office:value-type="float" office:value="0.997601918465228">
                <text:p>0.997601918465228</text:p>
              </table:table-cell>
            </table:table-row>
            <table:table-row>
              <table:table-cell office:value-type="string">
                <text:p>324</text:p>
              </table:table-cell>
              <table:table-cell office:value-type="float" office:value="0.576368876080692">
                <text:p>0.576368876080692</text:p>
              </table:table-cell>
              <table:table-cell office:value-type="float" office:value="1.08587896253602">
                <text:p>1.08587896253602</text:p>
              </table:table-cell>
            </table:table-row>
            <table:table-row>
              <table:table-cell office:value-type="string">
                <text:p>325</text:p>
              </table:table-cell>
              <table:table-cell office:value-type="float" office:value="2.62295081967213">
                <text:p>2.62295081967213</text:p>
              </table:table-cell>
              <table:table-cell office:value-type="float" office:value="1.10688524590164">
                <text:p>1.10688524590164</text:p>
              </table:table-cell>
            </table:table-row>
            <table:table-row>
              <table:table-cell office:value-type="string">
                <text:p>326</text:p>
              </table:table-cell>
              <table:table-cell office:value-type="float" office:value="0.894454382826476">
                <text:p>0.894454382826476</text:p>
              </table:table-cell>
              <table:table-cell office:value-type="float" office:value="1.36404293381038">
                <text:p>1.36404293381038</text:p>
              </table:table-cell>
            </table:table-row>
            <table:table-row>
              <table:table-cell office:value-type="string">
                <text:p>327</text:p>
              </table:table-cell>
              <table:table-cell office:value-type="float" office:value="0.657030223390276">
                <text:p>0.657030223390276</text:p>
              </table:table-cell>
              <table:table-cell office:value-type="float" office:value="0.944152431011826">
                <text:p>0.944152431011826</text:p>
              </table:table-cell>
            </table:table-row>
            <table:table-row>
              <table:table-cell office:value-type="string">
                <text:p>328</text:p>
              </table:table-cell>
              <table:table-cell office:value-type="float" office:value="0">
                <text:p>0</text:p>
              </table:table-cell>
              <table:table-cell office:value-type="float" office:value="1.24635332252836">
                <text:p>1.24635332252836</text:p>
              </table:table-cell>
            </table:table-row>
            <table:table-row>
              <table:table-cell office:value-type="string">
                <text:p>329</text:p>
              </table:table-cell>
              <table:table-cell office:value-type="float" office:value="0">
                <text:p>0</text:p>
              </table:table-cell>
              <table:table-cell office:value-type="float" office:value="1.33637116818558">
                <text:p>1.33637116818558</text:p>
              </table:table-cell>
            </table:table-row>
            <table:table-row>
              <table:table-cell office:value-type="string">
                <text:p>330</text:p>
              </table:table-cell>
              <table:table-cell office:value-type="float" office:value="2.93901542983101">
                <text:p>2.93901542983101</text:p>
              </table:table-cell>
              <table:table-cell office:value-type="float" office:value="1.10213078618663">
                <text:p>1.10213078618663</text:p>
              </table:table-cell>
            </table:table-row>
            <table:table-row>
              <table:table-cell office:value-type="string">
                <text:p>331</text:p>
              </table:table-cell>
              <table:table-cell office:value-type="float" office:value="7.76531492666091">
                <text:p>7.76531492666091</text:p>
              </table:table-cell>
              <table:table-cell office:value-type="float" office:value="1.404659188956">
                <text:p>1.404659188956</text:p>
              </table:table-cell>
            </table:table-row>
            <table:table-row>
              <table:table-cell office:value-type="string">
                <text:p>332</text:p>
              </table:table-cell>
              <table:table-cell office:value-type="float" office:value="9.72053462940462">
                <text:p>9.72053462940462</text:p>
              </table:table-cell>
              <table:table-cell office:value-type="float" office:value="1.19744835965978">
                <text:p>1.19744835965978</text:p>
              </table:table-cell>
            </table:table-row>
            <table:table-row>
              <table:table-cell office:value-type="string">
                <text:p>333</text:p>
              </table:table-cell>
              <table:table-cell office:value-type="float" office:value="10.0563153660499">
                <text:p>10.0563153660499</text:p>
              </table:table-cell>
              <table:table-cell office:value-type="float" office:value="1.62349155269509">
                <text:p>1.62349155269509</text:p>
              </table:table-cell>
            </table:table-row>
            <table:table-row>
              <table:table-cell office:value-type="string">
                <text:p>334</text:p>
              </table:table-cell>
              <table:table-cell office:value-type="float" office:value="5.74345883854499">
                <text:p>5.74345883854499</text:p>
              </table:table-cell>
              <table:table-cell office:value-type="float" office:value="1.02871729419273">
                <text:p>1.02871729419273</text:p>
              </table:table-cell>
            </table:table-row>
            <table:table-row>
              <table:table-cell office:value-type="string">
                <text:p>335</text:p>
              </table:table-cell>
              <table:table-cell office:value-type="float" office:value="2.5273799494524">
                <text:p>2.5273799494524</text:p>
              </table:table-cell>
              <table:table-cell office:value-type="float" office:value="0.583543948329121">
                <text:p>0.583543948329121</text:p>
              </table:table-cell>
            </table:table-row>
            <table:table-row>
              <table:table-cell office:value-type="string">
                <text:p>336</text:p>
              </table:table-cell>
              <table:table-cell office:value-type="float" office:value="0.725163161711385">
                <text:p>0.725163161711385</text:p>
              </table:table-cell>
              <table:table-cell office:value-type="float" office:value="1.13052936910805">
                <text:p>1.13052936910805</text:p>
              </table:table-cell>
            </table:table-row>
            <table:table-row>
              <table:table-cell office:value-type="string">
                <text:p>337</text:p>
              </table:table-cell>
              <table:table-cell office:value-type="float" office:value="0.881834215167549">
                <text:p>0.881834215167549</text:p>
              </table:table-cell>
              <table:table-cell office:value-type="float" office:value="1.31746031746032">
                <text:p>1.31746031746032</text:p>
              </table:table-cell>
            </table:table-row>
            <table:table-row>
              <table:table-cell office:value-type="string">
                <text:p>338</text:p>
              </table:table-cell>
              <table:table-cell office:value-type="float" office:value="0">
                <text:p>0</text:p>
              </table:table-cell>
              <table:table-cell office:value-type="float" office:value="1.28032345013477">
                <text:p>1.28032345013477</text:p>
              </table:table-cell>
            </table:table-row>
            <table:table-row>
              <table:table-cell office:value-type="string">
                <text:p>339</text:p>
              </table:table-cell>
              <table:table-cell office:value-type="float" office:value="13.7103684661525">
                <text:p>13.7103684661525</text:p>
              </table:table-cell>
              <table:table-cell office:value-type="float" office:value="1.41559554413025">
                <text:p>1.41559554413025</text:p>
              </table:table-cell>
            </table:table-row>
            <table:table-row>
              <table:table-cell office:value-type="string">
                <text:p>340</text:p>
              </table:table-cell>
              <table:table-cell office:value-type="float" office:value="0.711743772241993">
                <text:p>0.711743772241993</text:p>
              </table:table-cell>
              <table:table-cell office:value-type="float" office:value="1.09537366548043">
                <text:p>1.09537366548043</text:p>
              </table:table-cell>
            </table:table-row>
            <table:table-row>
              <table:table-cell office:value-type="string">
                <text:p>341</text:p>
              </table:table-cell>
              <table:table-cell office:value-type="float" office:value="0">
                <text:p>0</text:p>
              </table:table-cell>
              <table:table-cell office:value-type="float" office:value="1.26690391459075">
                <text:p>1.26690391459075</text:p>
              </table:table-cell>
            </table:table-row>
            <table:table-row>
              <table:table-cell office:value-type="string">
                <text:p>342</text:p>
              </table:table-cell>
              <table:table-cell office:value-type="float" office:value="0.540248514316586">
                <text:p>0.540248514316586</text:p>
              </table:table-cell>
              <table:table-cell office:value-type="float" office:value="1.10804970286332">
                <text:p>1.10804970286332</text:p>
              </table:table-cell>
            </table:table-row>
            <table:table-row>
              <table:table-cell office:value-type="string">
                <text:p>343</text:p>
              </table:table-cell>
              <table:table-cell office:value-type="float" office:value="2.69360269360269">
                <text:p>2.69360269360269</text:p>
              </table:table-cell>
              <table:table-cell office:value-type="float" office:value="1.28417508417508">
                <text:p>1.28417508417508</text:p>
              </table:table-cell>
            </table:table-row>
            <table:table-row>
              <table:table-cell office:value-type="string">
                <text:p>344</text:p>
              </table:table-cell>
              <table:table-cell office:value-type="float" office:value="0">
                <text:p>0</text:p>
              </table:table-cell>
              <table:table-cell office:value-type="float" office:value="1.32334801762115">
                <text:p>1.32334801762115</text:p>
              </table:table-cell>
            </table:table-row>
            <table:table-row>
              <table:table-cell office:value-type="string">
                <text:p>345</text:p>
              </table:table-cell>
              <table:table-cell office:value-type="float" office:value="0.552486187845304">
                <text:p>0.552486187845304</text:p>
              </table:table-cell>
              <table:table-cell office:value-type="float" office:value="1.03204419889503">
                <text:p>1.03204419889503</text:p>
              </table:table-cell>
            </table:table-row>
            <table:table-row>
              <table:table-cell office:value-type="string">
                <text:p>346</text:p>
              </table:table-cell>
              <table:table-cell office:value-type="float" office:value="2.46761258482418">
                <text:p>2.46761258482418</text:p>
              </table:table-cell>
              <table:table-cell office:value-type="float" office:value="1.03824799506477">
                <text:p>1.03824799506477</text:p>
              </table:table-cell>
            </table:table-row>
            <table:table-row>
              <table:table-cell office:value-type="string">
                <text:p>347</text:p>
              </table:table-cell>
              <table:table-cell office:value-type="float" office:value="0.667556742323098">
                <text:p>0.667556742323098</text:p>
              </table:table-cell>
              <table:table-cell office:value-type="float" office:value="1.08878504672897">
                <text:p>1.08878504672897</text:p>
              </table:table-cell>
            </table:table-row>
            <table:table-row>
              <table:table-cell office:value-type="string">
                <text:p>348</text:p>
              </table:table-cell>
              <table:table-cell office:value-type="float" office:value="30.9810671256454">
                <text:p>30.9810671256454</text:p>
              </table:table-cell>
              <table:table-cell office:value-type="float" office:value="1.3881239242685">
                <text:p>1.3881239242685</text:p>
              </table:table-cell>
            </table:table-row>
            <table:table-row>
              <table:table-cell office:value-type="string">
                <text:p>349</text:p>
              </table:table-cell>
              <table:table-cell office:value-type="float" office:value="22.5428313796213">
                <text:p>22.5428313796213</text:p>
              </table:table-cell>
              <table:table-cell office:value-type="float" office:value="1.43372407574391">
                <text:p>1.43372407574391</text:p>
              </table:table-cell>
            </table:table-row>
            <table:table-row>
              <table:table-cell office:value-type="string">
                <text:p>350</text:p>
              </table:table-cell>
              <table:table-cell office:value-type="float" office:value="2.72479564032698">
                <text:p>2.72479564032698</text:p>
              </table:table-cell>
              <table:table-cell office:value-type="float" office:value="1.02384196185286">
                <text:p>1.02384196185286</text:p>
              </table:table-cell>
            </table:table-row>
            <table:table-row>
              <table:table-cell office:value-type="string">
                <text:p>351</text:p>
              </table:table-cell>
              <table:table-cell office:value-type="float" office:value="5.68181818181818">
                <text:p>5.68181818181818</text:p>
              </table:table-cell>
              <table:table-cell office:value-type="float" office:value="1.10416666666667">
                <text:p>1.10416666666667</text:p>
              </table:table-cell>
            </table:table-row>
            <table:table-row>
              <table:table-cell office:value-type="string">
                <text:p>352</text:p>
              </table:table-cell>
              <table:table-cell office:value-type="float" office:value="5.83657587548638">
                <text:p>5.83657587548638</text:p>
              </table:table-cell>
              <table:table-cell office:value-type="float" office:value="1.0064850843061">
                <text:p>1.0064850843061</text:p>
              </table:table-cell>
            </table:table-row>
            <table:table-row>
              <table:table-cell office:value-type="string">
                <text:p>353</text:p>
              </table:table-cell>
              <table:table-cell office:value-type="float" office:value="1.94836824159766">
                <text:p>1.94836824159766</text:p>
              </table:table-cell>
              <table:table-cell office:value-type="float" office:value="0.999025815879201">
                <text:p>0.999025815879201</text:p>
              </table:table-cell>
            </table:table-row>
            <table:table-row>
              <table:table-cell office:value-type="string">
                <text:p>354</text:p>
              </table:table-cell>
              <table:table-cell office:value-type="float" office:value="0.930232558139535">
                <text:p>0.930232558139535</text:p>
              </table:table-cell>
              <table:table-cell office:value-type="float" office:value="1.37023255813954">
                <text:p>1.37023255813954</text:p>
              </table:table-cell>
            </table:table-row>
            <table:table-row>
              <table:table-cell office:value-type="string">
                <text:p>355</text:p>
              </table:table-cell>
              <table:table-cell office:value-type="float" office:value="0.710227272727273">
                <text:p>0.710227272727273</text:p>
              </table:table-cell>
              <table:table-cell office:value-type="float" office:value="1.26491477272727">
                <text:p>1.26491477272727</text:p>
              </table:table-cell>
            </table:table-row>
            <table:table-row>
              <table:table-cell office:value-type="string">
                <text:p>356</text:p>
              </table:table-cell>
              <table:table-cell office:value-type="float" office:value="3.06044376434583">
                <text:p>3.06044376434583</text:p>
              </table:table-cell>
              <table:table-cell office:value-type="float" office:value="1.15378729915838">
                <text:p>1.15378729915838</text:p>
              </table:table-cell>
            </table:table-row>
            <table:table-row>
              <table:table-cell office:value-type="string">
                <text:p>357</text:p>
              </table:table-cell>
              <table:table-cell office:value-type="float" office:value="8.23468862583634">
                <text:p>8.23468862583634</text:p>
              </table:table-cell>
              <table:table-cell office:value-type="float" office:value="1.05146680391148">
                <text:p>1.05146680391148</text:p>
              </table:table-cell>
            </table:table-row>
            <table:table-row>
              <table:table-cell office:value-type="string">
                <text:p>358</text:p>
              </table:table-cell>
              <table:table-cell office:value-type="float" office:value="0.907441016333938">
                <text:p>0.907441016333938</text:p>
              </table:table-cell>
              <table:table-cell office:value-type="float" office:value="1.40562613430127">
                <text:p>1.40562613430127</text:p>
              </table:table-cell>
            </table:table-row>
            <table:table-row>
              <table:table-cell office:value-type="string">
                <text:p>359</text:p>
              </table:table-cell>
              <table:table-cell office:value-type="float" office:value="0">
                <text:p>0</text:p>
              </table:table-cell>
              <table:table-cell office:value-type="float" office:value="1.28337428337428">
                <text:p>1.28337428337428</text:p>
              </table:table-cell>
            </table:table-row>
            <table:table-row>
              <table:table-cell office:value-type="string">
                <text:p>360</text:p>
              </table:table-cell>
              <table:table-cell office:value-type="float" office:value="0.76219512195122">
                <text:p>0.76219512195122</text:p>
              </table:table-cell>
              <table:table-cell office:value-type="float" office:value="1.13871951219512">
                <text:p>1.13871951219512</text:p>
              </table:table-cell>
            </table:table-row>
            <table:table-row>
              <table:table-cell office:value-type="string">
                <text:p>361</text:p>
              </table:table-cell>
              <table:table-cell office:value-type="float" office:value="2.8169014084507">
                <text:p>2.8169014084507</text:p>
              </table:table-cell>
              <table:table-cell office:value-type="float" office:value="1.00915492957746">
                <text:p>1.00915492957746</text:p>
              </table:table-cell>
            </table:table-row>
            <table:table-row>
              <table:table-cell office:value-type="string">
                <text:p>362</text:p>
              </table:table-cell>
              <table:table-cell office:value-type="float" office:value="0">
                <text:p>0</text:p>
              </table:table-cell>
              <table:table-cell office:value-type="float" office:value="1.25723905723906">
                <text:p>1.25723905723906</text:p>
              </table:table-cell>
            </table:table-row>
            <table:table-row>
              <table:table-cell office:value-type="string">
                <text:p>363</text:p>
              </table:table-cell>
              <table:table-cell office:value-type="float" office:value="0.661813368630046">
                <text:p>0.661813368630046</text:p>
              </table:table-cell>
              <table:table-cell office:value-type="float" office:value="0.964923891462608">
                <text:p>0.964923891462608</text:p>
              </table:table-cell>
            </table:table-row>
            <table:table-row>
              <table:table-cell office:value-type="string">
                <text:p>364</text:p>
              </table:table-cell>
              <table:table-cell office:value-type="float" office:value="0.289435600578871">
                <text:p>0.289435600578871</text:p>
              </table:table-cell>
              <table:table-cell office:value-type="float" office:value="0.972214182344428">
                <text:p>0.972214182344428</text:p>
              </table:table-cell>
            </table:table-row>
            <table:table-row>
              <table:table-cell office:value-type="string">
                <text:p>365</text:p>
              </table:table-cell>
              <table:table-cell office:value-type="float" office:value="0.609756097560976">
                <text:p>0.609756097560976</text:p>
              </table:table-cell>
              <table:table-cell office:value-type="float" office:value="1.04024390243902">
                <text:p>1.04024390243902</text:p>
              </table:table-cell>
            </table:table-row>
            <table:table-row>
              <table:table-cell office:value-type="string">
                <text:p>366</text:p>
              </table:table-cell>
              <table:table-cell office:value-type="float" office:value="13.8648180242634">
                <text:p>13.8648180242634</text:p>
              </table:table-cell>
              <table:table-cell office:value-type="float" office:value="1.3682842287695">
                <text:p>1.3682842287695</text:p>
              </table:table-cell>
            </table:table-row>
            <table:table-row>
              <table:table-cell office:value-type="string">
                <text:p>367</text:p>
              </table:table-cell>
              <table:table-cell office:value-type="float" office:value="9.9502487562189">
                <text:p>9.9502487562189</text:p>
              </table:table-cell>
              <table:table-cell office:value-type="float" office:value="1.0615671641791">
                <text:p>1.0615671641791</text:p>
              </table:table-cell>
            </table:table-row>
            <table:table-row>
              <table:table-cell office:value-type="string">
                <text:p>368</text:p>
              </table:table-cell>
              <table:table-cell office:value-type="float" office:value="2.48138957816377">
                <text:p>2.48138957816377</text:p>
              </table:table-cell>
              <table:table-cell office:value-type="float" office:value="0.990074441687345">
                <text:p>0.990074441687345</text:p>
              </table:table-cell>
            </table:table-row>
            <table:table-row>
              <table:table-cell office:value-type="string">
                <text:p>369</text:p>
              </table:table-cell>
              <table:table-cell office:value-type="float" office:value="3.87596899224806">
                <text:p>3.87596899224806</text:p>
              </table:table-cell>
              <table:table-cell office:value-type="float" office:value="0.881998277347114">
                <text:p>0.881998277347114</text:p>
              </table:table-cell>
            </table:table-row>
            <table:table-row>
              <table:table-cell office:value-type="string">
                <text:p>370</text:p>
              </table:table-cell>
              <table:table-cell office:value-type="float" office:value="0.851063829787234">
                <text:p>0.851063829787234</text:p>
              </table:table-cell>
              <table:table-cell office:value-type="float" office:value="1.43234042553192">
                <text:p>1.43234042553192</text:p>
              </table:table-cell>
            </table:table-row>
            <table:table-row>
              <table:table-cell office:value-type="string">
                <text:p>371</text:p>
              </table:table-cell>
              <table:table-cell office:value-type="float" office:value="0.629722921914358">
                <text:p>0.629722921914358</text:p>
              </table:table-cell>
              <table:table-cell office:value-type="float" office:value="1.02141057934509">
                <text:p>1.02141057934509</text:p>
              </table:table-cell>
            </table:table-row>
            <table:table-row>
              <table:table-cell office:value-type="string">
                <text:p>372</text:p>
              </table:table-cell>
              <table:table-cell office:value-type="float" office:value="2.56739409499358">
                <text:p>2.56739409499358</text:p>
              </table:table-cell>
              <table:table-cell office:value-type="float" office:value="0.989088575096277">
                <text:p>0.989088575096277</text:p>
              </table:table-cell>
            </table:table-row>
            <table:table-row>
              <table:table-cell office:value-type="string">
                <text:p>373</text:p>
              </table:table-cell>
              <table:table-cell office:value-type="float" office:value="2.20385674931129">
                <text:p>2.20385674931129</text:p>
              </table:table-cell>
              <table:table-cell office:value-type="float" office:value="1.06005509641873">
                <text:p>1.06005509641873</text:p>
              </table:table-cell>
            </table:table-row>
            <table:table-row>
              <table:table-cell office:value-type="string">
                <text:p>374</text:p>
              </table:table-cell>
              <table:table-cell office:value-type="float" office:value="2.53324889170361">
                <text:p>2.53324889170361</text:p>
              </table:table-cell>
              <table:table-cell office:value-type="float" office:value="1.02469917669411">
                <text:p>1.02469917669411</text:p>
              </table:table-cell>
            </table:table-row>
            <table:table-row>
              <table:table-cell office:value-type="string">
                <text:p>375</text:p>
              </table:table-cell>
              <table:table-cell office:value-type="float" office:value="2.99850074962519">
                <text:p>2.99850074962519</text:p>
              </table:table-cell>
              <table:table-cell office:value-type="float" office:value="1.31259370314843">
                <text:p>1.31259370314843</text:p>
              </table:table-cell>
            </table:table-row>
            <table:table-row>
              <table:table-cell office:value-type="string">
                <text:p>376</text:p>
              </table:table-cell>
              <table:table-cell office:value-type="float" office:value="0.425894378194208">
                <text:p>0.425894378194208</text:p>
              </table:table-cell>
              <table:table-cell office:value-type="float" office:value="0.957836456558774">
                <text:p>0.957836456558774</text:p>
              </table:table-cell>
            </table:table-row>
            <table:table-row>
              <table:table-cell office:value-type="string">
                <text:p>377</text:p>
              </table:table-cell>
              <table:table-cell office:value-type="float" office:value="3.41880341880342">
                <text:p>3.41880341880342</text:p>
              </table:table-cell>
              <table:table-cell office:value-type="float" office:value="1.28034188034188">
                <text:p>1.28034188034188</text:p>
              </table:table-cell>
            </table:table-row>
            <table:table-row>
              <table:table-cell office:value-type="string">
                <text:p>378</text:p>
              </table:table-cell>
              <table:table-cell office:value-type="float" office:value="2.85918513223731">
                <text:p>2.85918513223731</text:p>
              </table:table-cell>
              <table:table-cell office:value-type="float" office:value="1.37383845604003">
                <text:p>1.37383845604003</text:p>
              </table:table-cell>
            </table:table-row>
            <table:table-row>
              <table:table-cell office:value-type="string">
                <text:p>379</text:p>
              </table:table-cell>
              <table:table-cell office:value-type="float" office:value="18.0245133381399">
                <text:p>18.0245133381399</text:p>
              </table:table-cell>
              <table:table-cell office:value-type="float" office:value="1.43114635904831">
                <text:p>1.43114635904831</text:p>
              </table:table-cell>
            </table:table-row>
            <table:table-row>
              <table:table-cell office:value-type="string">
                <text:p>380</text:p>
              </table:table-cell>
              <table:table-cell office:value-type="float" office:value="21.6637781629116">
                <text:p>21.6637781629116</text:p>
              </table:table-cell>
              <table:table-cell office:value-type="float" office:value="1.48006932409012">
                <text:p>1.48006932409012</text:p>
              </table:table-cell>
            </table:table-row>
            <table:table-row>
              <table:table-cell office:value-type="string">
                <text:p>381</text:p>
              </table:table-cell>
              <table:table-cell office:value-type="float" office:value="0">
                <text:p>0</text:p>
              </table:table-cell>
              <table:table-cell office:value-type="float" office:value="1.28571428571429">
                <text:p>1.28571428571429</text:p>
              </table:table-cell>
            </table:table-row>
            <table:table-row>
              <table:table-cell office:value-type="string">
                <text:p>382</text:p>
              </table:table-cell>
              <table:table-cell office:value-type="float" office:value="0">
                <text:p>0</text:p>
              </table:table-cell>
              <table:table-cell office:value-type="float" office:value="1.30769230769231">
                <text:p>1.30769230769231</text:p>
              </table:table-cell>
            </table:table-row>
            <table:table-row>
              <table:table-cell office:value-type="string">
                <text:p>383</text:p>
              </table:table-cell>
              <table:table-cell office:value-type="float" office:value="12.6682501979414">
                <text:p>12.6682501979414</text:p>
              </table:table-cell>
              <table:table-cell office:value-type="float" office:value="1.45368171021378">
                <text:p>1.45368171021378</text:p>
              </table:table-cell>
            </table:table-row>
            <table:table-row>
              <table:table-cell office:value-type="string">
                <text:p>384</text:p>
              </table:table-cell>
              <table:table-cell office:value-type="float" office:value="13.5249366018597">
                <text:p>13.5249366018597</text:p>
              </table:table-cell>
              <table:table-cell office:value-type="float" office:value="1.45139475908707">
                <text:p>1.45139475908707</text:p>
              </table:table-cell>
            </table:table-row>
            <table:table-row>
              <table:table-cell office:value-type="string">
                <text:p>385</text:p>
              </table:table-cell>
              <table:table-cell office:value-type="float" office:value="0.881057268722467">
                <text:p>0.881057268722467</text:p>
              </table:table-cell>
              <table:table-cell office:value-type="float" office:value="1.28017621145374">
                <text:p>1.28017621145374</text:p>
              </table:table-cell>
            </table:table-row>
            <table:table-row>
              <table:table-cell office:value-type="string">
                <text:p>386</text:p>
              </table:table-cell>
              <table:table-cell office:value-type="float" office:value="0.942507068803016">
                <text:p>0.942507068803016</text:p>
              </table:table-cell>
              <table:table-cell office:value-type="float" office:value="1.40245051837889">
                <text:p>1.40245051837889</text:p>
              </table:table-cell>
            </table:table-row>
            <table:table-row>
              <table:table-cell office:value-type="string">
                <text:p>387</text:p>
              </table:table-cell>
              <table:table-cell office:value-type="float" office:value="NaN">
                <text:p>NaN</text:p>
              </table:table-cell>
              <table:table-cell office:value-type="float" office:value="1">
                <text:p>1</text:p>
              </table:table-cell>
            </table:table-row>
            <table:table-row>
              <table:table-cell office:value-type="string">
                <text:p>388</text:p>
              </table:table-cell>
              <table:table-cell office:value-type="float" office:value="18.754688672168">
                <text:p>18.754688672168</text:p>
              </table:table-cell>
              <table:table-cell office:value-type="float" office:value="1.41710427606902">
                <text:p>1.41710427606902</text:p>
              </table:table-cell>
            </table:table-row>
            <table:table-row>
              <table:table-cell office:value-type="string">
                <text:p>389</text:p>
              </table:table-cell>
              <table:table-cell office:value-type="float" office:value="3.56188780053428">
                <text:p>3.56188780053428</text:p>
              </table:table-cell>
              <table:table-cell office:value-type="float" office:value="1.32680320569902">
                <text:p>1.32680320569902</text:p>
              </table:table-cell>
            </table:table-row>
            <table:table-row>
              <table:table-cell office:value-type="string">
                <text:p>390</text:p>
              </table:table-cell>
              <table:table-cell office:value-type="float" office:value="7.88781770376862">
                <text:p>7.88781770376862</text:p>
              </table:table-cell>
              <table:table-cell office:value-type="float" office:value="1.39964943032428">
                <text:p>1.39964943032428</text:p>
              </table:table-cell>
            </table:table-row>
            <table:table-row>
              <table:table-cell office:value-type="string">
                <text:p>391</text:p>
              </table:table-cell>
              <table:table-cell office:value-type="float" office:value="NaN">
                <text:p>NaN</text:p>
              </table:table-cell>
              <table:table-cell office:value-type="float" office:value="0.833333333333333">
                <text:p>0.833333333333333</text:p>
              </table:table-cell>
            </table:table-row>
            <table:table-row>
              <table:table-cell office:value-type="string">
                <text:p>392</text:p>
              </table:table-cell>
              <table:table-cell office:value-type="float" office:value="8.04289544235925">
                <text:p>8.04289544235925</text:p>
              </table:table-cell>
              <table:table-cell office:value-type="float" office:value="1.27792672028597">
                <text:p>1.27792672028597</text:p>
              </table:table-cell>
            </table:table-row>
            <table:table-row>
              <table:table-cell office:value-type="string">
                <text:p>393</text:p>
              </table:table-cell>
              <table:table-cell office:value-type="float" office:value="3.71057513914657">
                <text:p>3.71057513914657</text:p>
              </table:table-cell>
              <table:table-cell office:value-type="float" office:value="1.36456400742115">
                <text:p>1.36456400742115</text:p>
              </table:table-cell>
            </table:table-row>
            <table:table-row>
              <table:table-cell office:value-type="string">
                <text:p>394</text:p>
              </table:table-cell>
              <table:table-cell office:value-type="float" office:value="0.895255147717099">
                <text:p>0.895255147717099</text:p>
              </table:table-cell>
              <table:table-cell office:value-type="float" office:value="1.26410026857654">
                <text:p>1.26410026857654</text:p>
              </table:table-cell>
            </table:table-row>
            <table:table-row>
              <table:table-cell office:value-type="string">
                <text:p>395</text:p>
              </table:table-cell>
              <table:table-cell office:value-type="float" office:value="3.63967242948135">
                <text:p>3.63967242948135</text:p>
              </table:table-cell>
              <table:table-cell office:value-type="float" office:value="1.41583257506824">
                <text:p>1.41583257506824</text:p>
              </table:table-cell>
            </table:table-row>
            <table:table-row>
              <table:table-cell office:value-type="string">
                <text:p>396</text:p>
              </table:table-cell>
              <table:table-cell office:value-type="float" office:value="NaN">
                <text:p>NaN</text:p>
              </table:table-cell>
              <table:table-cell office:value-type="float" office:value="1.2">
                <text:p>1.2</text:p>
              </table:table-cell>
            </table:table-row>
            <table:table-row>
              <table:table-cell office:value-type="string">
                <text:p>397</text:p>
              </table:table-cell>
              <table:table-cell office:value-type="float" office:value="0">
                <text:p>0</text:p>
              </table:table-cell>
              <table:table-cell office:value-type="float" office:value="1.3056325023084">
                <text:p>1.3056325023084</text:p>
              </table:table-cell>
            </table:table-row>
            <table:table-row>
              <table:table-cell office:value-type="string">
                <text:p>398</text:p>
              </table:table-cell>
              <table:table-cell office:value-type="float" office:value="0">
                <text:p>0</text:p>
              </table:table-cell>
              <table:table-cell office:value-type="float" office:value="1.34348561759729">
                <text:p>1.34348561759729</text:p>
              </table:table-cell>
            </table:table-row>
            <table:table-row>
              <table:table-cell office:value-type="string">
                <text:p>399</text:p>
              </table:table-cell>
              <table:table-cell office:value-type="float" office:value="0.764525993883792">
                <text:p>0.764525993883792</text:p>
              </table:table-cell>
              <table:table-cell office:value-type="float" office:value="1.35091743119266">
                <text:p>1.35091743119266</text:p>
              </table:table-cell>
            </table:table-row>
            <table:table-row>
              <table:table-cell office:value-type="string">
                <text:p>400</text:p>
              </table:table-cell>
              <table:table-cell office:value-type="float" office:value="NaN">
                <text:p>NaN</text:p>
              </table:table-cell>
              <table:table-cell office:value-type="float" office:value="1">
                <text:p>1</text:p>
              </table:table-cell>
            </table:table-row>
            <table:table-row>
              <table:table-cell office:value-type="string">
                <text:p>401</text:p>
              </table:table-cell>
              <table:table-cell office:value-type="float" office:value="0.666666666666667">
                <text:p>0.666666666666667</text:p>
              </table:table-cell>
              <table:table-cell office:value-type="float" office:value="0.994666666666667">
                <text:p>0.994666666666667</text:p>
              </table:table-cell>
            </table:table-row>
            <table:table-row>
              <table:table-cell office:value-type="string">
                <text:p>402</text:p>
              </table:table-cell>
              <table:table-cell office:value-type="float" office:value="0">
                <text:p>0</text:p>
              </table:table-cell>
              <table:table-cell office:value-type="float" office:value="1.17029862792575">
                <text:p>1.17029862792575</text:p>
              </table:table-cell>
            </table:table-row>
            <table:table-row>
              <table:table-cell office:value-type="string">
                <text:p>403</text:p>
              </table:table-cell>
              <table:table-cell office:value-type="float" office:value="NaN">
                <text:p>NaN</text:p>
              </table:table-cell>
              <table:table-cell office:value-type="float" office:value="1">
                <text:p>1</text:p>
              </table:table-cell>
            </table:table-row>
            <table:table-row>
              <table:table-cell office:value-type="string">
                <text:p>404</text:p>
              </table:table-cell>
              <table:table-cell office:value-type="float" office:value="NaN">
                <text:p>NaN</text:p>
              </table:table-cell>
              <table:table-cell office:value-type="float" office:value="1">
                <text:p>1</text:p>
              </table:table-cell>
            </table:table-row>
            <table:table-row>
              <table:table-cell office:value-type="string">
                <text:p>405</text:p>
              </table:table-cell>
              <table:table-cell office:value-type="float" office:value="0.890471950133571">
                <text:p>0.890471950133571</text:p>
              </table:table-cell>
              <table:table-cell office:value-type="float" office:value="1.40872662511131">
                <text:p>1.40872662511131</text:p>
              </table:table-cell>
            </table:table-row>
            <table:table-row>
              <table:table-cell office:value-type="string">
                <text:p>406</text:p>
              </table:table-cell>
              <table:table-cell office:value-type="float" office:value="0.910746812386157">
                <text:p>0.910746812386157</text:p>
              </table:table-cell>
              <table:table-cell office:value-type="float" office:value="1.27140255009107">
                <text:p>1.27140255009107</text:p>
              </table:table-cell>
            </table:table-row>
            <table:table-row>
              <table:table-cell office:value-type="string">
                <text:p>407</text:p>
              </table:table-cell>
              <table:table-cell office:value-type="float" office:value="0">
                <text:p>0</text:p>
              </table:table-cell>
              <table:table-cell office:value-type="float" office:value="1.15180722891566">
                <text:p>1.15180722891566</text:p>
              </table:table-cell>
            </table:table-row>
            <table:table-row>
              <table:table-cell office:value-type="string">
                <text:p>408</text:p>
              </table:table-cell>
              <table:table-cell office:value-type="float" office:value="NaN">
                <text:p>NaN</text:p>
              </table:table-cell>
              <table:table-cell office:value-type="float" office:value="1">
                <text:p>1</text:p>
              </table:table-cell>
            </table:table-row>
            <table:table-row>
              <table:table-cell office:value-type="string">
                <text:p>409</text:p>
              </table:table-cell>
              <table:table-cell office:value-type="float" office:value="0">
                <text:p>0</text:p>
              </table:table-cell>
              <table:table-cell office:value-type="float" office:value="1.37613843351548">
                <text:p>1.37613843351548</text:p>
              </table:table-cell>
            </table:table-row>
            <table:table-row>
              <table:table-cell office:value-type="string">
                <text:p>410</text:p>
              </table:table-cell>
              <table:table-cell office:value-type="float" office:value="NaN">
                <text:p>NaN</text:p>
              </table:table-cell>
              <table:table-cell office:value-type="float" office:value="1">
                <text:p>1</text:p>
              </table:table-cell>
            </table:table-row>
            <table:table-row>
              <table:table-cell office:value-type="string">
                <text:p>411</text:p>
              </table:table-cell>
              <table:table-cell office:value-type="float" office:value="NaN">
                <text:p>NaN</text:p>
              </table:table-cell>
              <table:table-cell office:value-type="float" office:value="1">
                <text:p>1</text:p>
              </table:table-cell>
            </table:table-row>
            <table:table-row>
              <table:table-cell office:value-type="string">
                <text:p>412</text:p>
              </table:table-cell>
              <table:table-cell office:value-type="float" office:value="NaN">
                <text:p>NaN</text:p>
              </table:table-cell>
              <table:table-cell office:value-type="float" office:value="0.909090909090909">
                <text:p>0.909090909090909</text:p>
              </table:table-cell>
            </table:table-row>
            <table:table-row>
              <table:table-cell office:value-type="string">
                <text:p>413</text:p>
              </table:table-cell>
              <table:table-cell office:value-type="float" office:value="NaN">
                <text:p>NaN</text:p>
              </table:table-cell>
              <table:table-cell office:value-type="float" office:value="1">
                <text:p>1</text:p>
              </table:table-cell>
            </table:table-row>
            <table:table-row>
              <table:table-cell office:value-type="string">
                <text:p>414</text:p>
              </table:table-cell>
              <table:table-cell office:value-type="float" office:value="0">
                <text:p>0</text:p>
              </table:table-cell>
              <table:table-cell office:value-type="float" office:value="1.30941704035874">
                <text:p>1.30941704035874</text:p>
              </table:table-cell>
            </table:table-row>
            <table:table-row>
              <table:table-cell office:value-type="string">
                <text:p>415</text:p>
              </table:table-cell>
              <table:table-cell office:value-type="float" office:value="0">
                <text:p>0</text:p>
              </table:table-cell>
              <table:table-cell office:value-type="float" office:value="1.28172588832487">
                <text:p>1.28172588832487</text:p>
              </table:table-cell>
            </table:table-row>
            <table:table-row>
              <table:table-cell office:value-type="string">
                <text:p>416</text:p>
              </table:table-cell>
              <table:table-cell office:value-type="float" office:value="0.904159132007233">
                <text:p>0.904159132007233</text:p>
              </table:table-cell>
              <table:table-cell office:value-type="float" office:value="1.33182640144665">
                <text:p>1.33182640144665</text:p>
              </table:table-cell>
            </table:table-row>
            <table:table-row>
              <table:table-cell office:value-type="string">
                <text:p>417</text:p>
              </table:table-cell>
              <table:table-cell office:value-type="float" office:value="NaN">
                <text:p>NaN</text:p>
              </table:table-cell>
              <table:table-cell office:value-type="float" office:value="1">
                <text:p>1</text:p>
              </table:table-cell>
            </table:table-row>
            <table:table-row>
              <table:table-cell office:value-type="string">
                <text:p>418</text:p>
              </table:table-cell>
              <table:table-cell office:value-type="float" office:value="NaN">
                <text:p>NaN</text:p>
              </table:table-cell>
              <table:table-cell office:value-type="float" office:value="1">
                <text:p>1</text:p>
              </table:table-cell>
            </table:table-row>
            <table:table-row>
              <table:table-cell office:value-type="string">
                <text:p>419</text:p>
              </table:table-cell>
              <table:table-cell office:value-type="float" office:value="0">
                <text:p>0</text:p>
              </table:table-cell>
              <table:table-cell office:value-type="float" office:value="1.29393468118196">
                <text:p>1.29393468118196</text:p>
              </table:table-cell>
            </table:table-row>
            <table:table-row>
              <table:table-cell office:value-type="string">
                <text:p>420</text:p>
              </table:table-cell>
              <table:table-cell office:value-type="float" office:value="NaN">
                <text:p>NaN</text:p>
              </table:table-cell>
              <table:table-cell office:value-type="float" office:value="0.833333333333333">
                <text:p>0.833333333333333</text:p>
              </table:table-cell>
            </table:table-row>
            <table:table-row>
              <table:table-cell office:value-type="string">
                <text:p>421</text:p>
              </table:table-cell>
              <table:table-cell office:value-type="float" office:value="NaN">
                <text:p>NaN</text:p>
              </table:table-cell>
              <table:table-cell office:value-type="float" office:value="1">
                <text:p>1</text:p>
              </table:table-cell>
            </table:table-row>
            <table:table-row>
              <table:table-cell office:value-type="string">
                <text:p>422</text:p>
              </table:table-cell>
              <table:table-cell office:value-type="float" office:value="0">
                <text:p>0</text:p>
              </table:table-cell>
              <table:table-cell office:value-type="float" office:value="1.32847275518035">
                <text:p>1.32847275518035</text:p>
              </table:table-cell>
            </table:table-row>
            <table:table-row>
              <table:table-cell office:value-type="string">
                <text:p>423</text:p>
              </table:table-cell>
              <table:table-cell office:value-type="float" office:value="NaN">
                <text:p>NaN</text:p>
              </table:table-cell>
              <table:table-cell office:value-type="float" office:value="0.666666666666667">
                <text:p>0.666666666666667</text:p>
              </table:table-cell>
            </table:table-row>
            <table:table-row>
              <table:table-cell office:value-type="string">
                <text:p>424</text:p>
              </table:table-cell>
              <table:table-cell office:value-type="float" office:value="0.899280575539568">
                <text:p>0.899280575539568</text:p>
              </table:table-cell>
              <table:table-cell office:value-type="float" office:value="1.3408273381295">
                <text:p>1.3408273381295</text:p>
              </table:table-cell>
            </table:table-row>
            <table:table-row>
              <table:table-cell office:value-type="string">
                <text:p>425</text:p>
              </table:table-cell>
              <table:table-cell office:value-type="float" office:value="NaN">
                <text:p>NaN</text:p>
              </table:table-cell>
              <table:table-cell office:value-type="float" office:value="1">
                <text:p>1</text:p>
              </table:table-cell>
            </table:table-row>
            <table:table-row>
              <table:table-cell office:value-type="string">
                <text:p>426</text:p>
              </table:table-cell>
              <table:table-cell office:value-type="float" office:value="2.5756600128783">
                <text:p>2.5756600128783</text:p>
              </table:table-cell>
              <table:table-cell office:value-type="float" office:value="1.00193174500966">
                <text:p>1.00193174500966</text:p>
              </table:table-cell>
            </table:table-row>
            <table:table-row>
              <table:table-cell office:value-type="string">
                <text:p>427</text:p>
              </table:table-cell>
              <table:table-cell office:value-type="float" office:value="0">
                <text:p>0</text:p>
              </table:table-cell>
              <table:table-cell office:value-type="float" office:value="1.18503937007874">
                <text:p>1.18503937007874</text:p>
              </table:table-cell>
            </table:table-row>
            <table:table-row>
              <table:table-cell office:value-type="string">
                <text:p>428</text:p>
              </table:table-cell>
              <table:table-cell office:value-type="float" office:value="NaN">
                <text:p>NaN</text:p>
              </table:table-cell>
              <table:table-cell office:value-type="float" office:value="1">
                <text:p>1</text:p>
              </table:table-cell>
            </table:table-row>
            <table:table-row>
              <table:table-cell office:value-type="string">
                <text:p>429</text:p>
              </table:table-cell>
              <table:table-cell office:value-type="float" office:value="3.6068530207394">
                <text:p>3.6068530207394</text:p>
              </table:table-cell>
              <table:table-cell office:value-type="float" office:value="1.38863841298467">
                <text:p>1.38863841298467</text:p>
              </table:table-cell>
            </table:table-row>
            <table:table-row>
              <table:table-cell office:value-type="string">
                <text:p>430</text:p>
              </table:table-cell>
              <table:table-cell office:value-type="float" office:value="NaN">
                <text:p>NaN</text:p>
              </table:table-cell>
              <table:table-cell office:value-type="float" office:value="2">
                <text:p>2</text:p>
              </table:table-cell>
            </table:table-row>
            <table:table-row>
              <table:table-cell office:value-type="string">
                <text:p>431</text:p>
              </table:table-cell>
              <table:table-cell office:value-type="float" office:value="NaN">
                <text:p>NaN</text:p>
              </table:table-cell>
              <table:table-cell office:value-type="float" office:value="1">
                <text:p>1</text:p>
              </table:table-cell>
            </table:table-row>
            <table:table-row>
              <table:table-cell office:value-type="string">
                <text:p>432</text:p>
              </table:table-cell>
              <table:table-cell office:value-type="float" office:value="NaN">
                <text:p>NaN</text:p>
              </table:table-cell>
              <table:table-cell office:value-type="float" office:value="1">
                <text:p>1</text:p>
              </table:table-cell>
            </table:table-row>
            <table:table-row>
              <table:table-cell office:value-type="string">
                <text:p>433</text:p>
              </table:table-cell>
              <table:table-cell office:value-type="float" office:value="0.904977375565611">
                <text:p>0.904977375565611</text:p>
              </table:table-cell>
              <table:table-cell office:value-type="float" office:value="1.36018099547511">
                <text:p>1.36018099547511</text:p>
              </table:table-cell>
            </table:table-row>
            <table:table-row>
              <table:table-cell office:value-type="string">
                <text:p>434</text:p>
              </table:table-cell>
              <table:table-cell office:value-type="float" office:value="NaN">
                <text:p>NaN</text:p>
              </table:table-cell>
              <table:table-cell office:value-type="float" office:value="0.833333333333333">
                <text:p>0.833333333333333</text:p>
              </table:table-cell>
            </table:table-row>
            <table:table-row>
              <table:table-cell office:value-type="string">
                <text:p>435</text:p>
              </table:table-cell>
              <table:table-cell office:value-type="float" office:value="NaN">
                <text:p>NaN</text:p>
              </table:table-cell>
              <table:table-cell office:value-type="float" office:value="0.666666666666667">
                <text:p>0.666666666666667</text:p>
              </table:table-cell>
            </table:table-row>
            <table:table-row>
              <table:table-cell office:value-type="string">
                <text:p>436</text:p>
              </table:table-cell>
              <table:table-cell office:value-type="float" office:value="0.775193798449612">
                <text:p>0.775193798449612</text:p>
              </table:table-cell>
              <table:table-cell office:value-type="float" office:value="1.26666666666667">
                <text:p>1.26666666666667</text:p>
              </table:table-cell>
            </table:table-row>
            <table:table-row>
              <table:table-cell office:value-type="string">
                <text:p>437</text:p>
              </table:table-cell>
              <table:table-cell office:value-type="float" office:value="NaN">
                <text:p>NaN</text:p>
              </table:table-cell>
              <table:table-cell office:value-type="float" office:value="1">
                <text:p>1</text:p>
              </table:table-cell>
            </table:table-row>
            <table:table-row>
              <table:table-cell office:value-type="string">
                <text:p>438</text:p>
              </table:table-cell>
              <table:table-cell office:value-type="float" office:value="0.897666068222621">
                <text:p>0.897666068222621</text:p>
              </table:table-cell>
              <table:table-cell office:value-type="float" office:value="1.38330341113106">
                <text:p>1.38330341113106</text:p>
              </table:table-cell>
            </table:table-row>
            <table:table-row>
              <table:table-cell office:value-type="string">
                <text:p>439</text:p>
              </table:table-cell>
              <table:table-cell office:value-type="float" office:value="0">
                <text:p>0</text:p>
              </table:table-cell>
              <table:table-cell office:value-type="float" office:value="1.24475524475524">
                <text:p>1.24475524475524</text:p>
              </table:table-cell>
            </table:table-row>
            <table:table-row>
              <table:table-cell office:value-type="string">
                <text:p>440</text:p>
              </table:table-cell>
              <table:table-cell office:value-type="float" office:value="NaN">
                <text:p>NaN</text:p>
              </table:table-cell>
              <table:table-cell office:value-type="float" office:value="0.5">
                <text:p>0.5</text:p>
              </table:table-cell>
            </table:table-row>
            <table:table-row>
              <table:table-cell office:value-type="string">
                <text:p>441</text:p>
              </table:table-cell>
              <table:table-cell office:value-type="float" office:value="0">
                <text:p>0</text:p>
              </table:table-cell>
              <table:table-cell office:value-type="float" office:value="1.2107250755287">
                <text:p>1.2107250755287</text:p>
              </table:table-cell>
            </table:table-row>
            <table:table-row>
              <table:table-cell office:value-type="string">
                <text:p>442</text:p>
              </table:table-cell>
              <table:table-cell office:value-type="float" office:value="0.914076782449726">
                <text:p>0.914076782449726</text:p>
              </table:table-cell>
              <table:table-cell office:value-type="float" office:value="1.40859232175503">
                <text:p>1.40859232175503</text:p>
              </table:table-cell>
            </table:table-row>
            <table:table-row>
              <table:table-cell office:value-type="string">
                <text:p>443</text:p>
              </table:table-cell>
              <table:table-cell office:value-type="float" office:value="NaN">
                <text:p>NaN</text:p>
              </table:table-cell>
              <table:table-cell office:value-type="float" office:value="1">
                <text:p>1</text:p>
              </table:table-cell>
            </table:table-row>
            <table:table-row>
              <table:table-cell office:value-type="string">
                <text:p>444</text:p>
              </table:table-cell>
              <table:table-cell office:value-type="float" office:value="NaN">
                <text:p>NaN</text:p>
              </table:table-cell>
              <table:table-cell office:value-type="float" office:value="0.5">
                <text:p>0.5</text:p>
              </table:table-cell>
            </table:table-row>
            <table:table-row>
              <table:table-cell office:value-type="string">
                <text:p>445</text:p>
              </table:table-cell>
              <table:table-cell office:value-type="float" office:value="NaN">
                <text:p>NaN</text:p>
              </table:table-cell>
              <table:table-cell office:value-type="float" office:value="0.666666666666667">
                <text:p>0.666666666666667</text:p>
              </table:table-cell>
            </table:table-row>
            <table:table-row>
              <table:table-cell office:value-type="string">
                <text:p>446</text:p>
              </table:table-cell>
              <table:table-cell office:value-type="float" office:value="NaN">
                <text:p>NaN</text:p>
              </table:table-cell>
              <table:table-cell office:value-type="float" office:value="0.5">
                <text:p>0.5</text:p>
              </table:table-cell>
            </table:table-row>
            <table:table-row>
              <table:table-cell office:value-type="string">
                <text:p>447</text:p>
              </table:table-cell>
              <table:table-cell office:value-type="float" office:value="NaN">
                <text:p>NaN</text:p>
              </table:table-cell>
              <table:table-cell office:value-type="float" office:value="0.523809523809524">
                <text:p>0.523809523809524</text:p>
              </table:table-cell>
            </table:table-row>
            <table:table-row>
              <table:table-cell office:value-type="string">
                <text:p>448</text:p>
              </table:table-cell>
              <table:table-cell office:value-type="float" office:value="NaN">
                <text:p>NaN</text:p>
              </table:table-cell>
              <table:table-cell office:value-type="float" office:value="0.857142857142857">
                <text:p>0.857142857142857</text:p>
              </table:table-cell>
            </table:table-row>
            <table:table-row>
              <table:table-cell office:value-type="string">
                <text:p>449</text:p>
              </table:table-cell>
              <table:table-cell office:value-type="float" office:value="0">
                <text:p>0</text:p>
              </table:table-cell>
              <table:table-cell office:value-type="float" office:value="1.25481611208406">
                <text:p>1.25481611208406</text:p>
              </table:table-cell>
            </table:table-row>
            <table:table-row>
              <table:table-cell office:value-type="string">
                <text:p>450</text:p>
              </table:table-cell>
              <table:table-cell office:value-type="float" office:value="NaN">
                <text:p>NaN</text:p>
              </table:table-cell>
              <table:table-cell office:value-type="float" office:value="1">
                <text:p>1</text:p>
              </table:table-cell>
            </table:table-row>
            <table:table-row>
              <table:table-cell office:value-type="string">
                <text:p>451</text:p>
              </table:table-cell>
              <table:table-cell office:value-type="float" office:value="NaN">
                <text:p>NaN</text:p>
              </table:table-cell>
              <table:table-cell office:value-type="float" office:value="1">
                <text:p>1</text:p>
              </table:table-cell>
            </table:table-row>
            <table:table-row>
              <table:table-cell office:value-type="string">
                <text:p>452</text:p>
              </table:table-cell>
              <table:table-cell office:value-type="float" office:value="0">
                <text:p>0</text:p>
              </table:table-cell>
              <table:table-cell office:value-type="float" office:value="1.30615942028986">
                <text:p>1.30615942028986</text:p>
              </table:table-cell>
            </table:table-row>
            <table:table-row>
              <table:table-cell office:value-type="string">
                <text:p>453</text:p>
              </table:table-cell>
              <table:table-cell office:value-type="float" office:value="0">
                <text:p>0</text:p>
              </table:table-cell>
              <table:table-cell office:value-type="float" office:value="1.23970588235294">
                <text:p>1.23970588235294</text:p>
              </table:table-cell>
            </table:table-row>
            <table:table-row>
              <table:table-cell office:value-type="string">
                <text:p>454</text:p>
              </table:table-cell>
              <table:table-cell office:value-type="float" office:value="NaN">
                <text:p>NaN</text:p>
              </table:table-cell>
              <table:table-cell office:value-type="float" office:value="1">
                <text:p>1</text:p>
              </table:table-cell>
            </table:table-row>
            <table:table-row>
              <table:table-cell office:value-type="string">
                <text:p>455</text:p>
              </table:table-cell>
              <table:table-cell office:value-type="float" office:value="0">
                <text:p>0</text:p>
              </table:table-cell>
              <table:table-cell office:value-type="float" office:value="1.2187969924812">
                <text:p>1.2187969924812</text:p>
              </table:table-cell>
            </table:table-row>
            <table:table-row>
              <table:table-cell office:value-type="string">
                <text:p>456</text:p>
              </table:table-cell>
              <table:table-cell office:value-type="float" office:value="NaN">
                <text:p>NaN</text:p>
              </table:table-cell>
              <table:table-cell office:value-type="float" office:value="1">
                <text:p>1</text:p>
              </table:table-cell>
            </table:table-row>
            <table:table-row>
              <table:table-cell office:value-type="string">
                <text:p>457</text:p>
              </table:table-cell>
              <table:table-cell office:value-type="float" office:value="0.865051903114187">
                <text:p>0.865051903114187</text:p>
              </table:table-cell>
              <table:table-cell office:value-type="float" office:value="1.29671280276817">
                <text:p>1.29671280276817</text:p>
              </table:table-cell>
            </table:table-row>
            <table:table-row>
              <table:table-cell office:value-type="string">
                <text:p>458</text:p>
              </table:table-cell>
              <table:table-cell office:value-type="float" office:value="3.40425531914894">
                <text:p>3.40425531914894</text:p>
              </table:table-cell>
              <table:table-cell office:value-type="float" office:value="1.29531914893617">
                <text:p>1.29531914893617</text:p>
              </table:table-cell>
            </table:table-row>
            <table:table-row>
              <table:table-cell office:value-type="string">
                <text:p>459</text:p>
              </table:table-cell>
              <table:table-cell office:value-type="float" office:value="0">
                <text:p>0</text:p>
              </table:table-cell>
              <table:table-cell office:value-type="float" office:value="1.24785658612627">
                <text:p>1.24785658612627</text:p>
              </table:table-cell>
            </table:table-row>
            <table:table-row>
              <table:table-cell office:value-type="string">
                <text:p>460</text:p>
              </table:table-cell>
              <table:table-cell office:value-type="float" office:value="0">
                <text:p>0</text:p>
              </table:table-cell>
              <table:table-cell office:value-type="float" office:value="1.37791741472172">
                <text:p>1.37791741472172</text:p>
              </table:table-cell>
            </table:table-row>
            <table:table-row>
              <table:table-cell office:value-type="string">
                <text:p>461</text:p>
              </table:table-cell>
              <table:table-cell office:value-type="float" office:value="NaN">
                <text:p>NaN</text:p>
              </table:table-cell>
              <table:table-cell office:value-type="float" office:value="1">
                <text:p>1</text:p>
              </table:table-cell>
            </table:table-row>
            <table:table-row>
              <table:table-cell office:value-type="string">
                <text:p>462</text:p>
              </table:table-cell>
              <table:table-cell office:value-type="float" office:value="NaN">
                <text:p>NaN</text:p>
              </table:table-cell>
              <table:table-cell office:value-type="float" office:value="1">
                <text:p>1</text:p>
              </table:table-cell>
            </table:table-row>
            <table:table-row>
              <table:table-cell office:value-type="string">
                <text:p>463</text:p>
              </table:table-cell>
              <table:table-cell office:value-type="float" office:value="NaN">
                <text:p>NaN</text:p>
              </table:table-cell>
              <table:table-cell office:value-type="float" office:value="1">
                <text:p>1</text:p>
              </table:table-cell>
            </table:table-row>
            <table:table-row>
              <table:table-cell office:value-type="string">
                <text:p>464</text:p>
              </table:table-cell>
              <table:table-cell office:value-type="float" office:value="0">
                <text:p>0</text:p>
              </table:table-cell>
              <table:table-cell office:value-type="float" office:value="1.32156133828996">
                <text:p>1.32156133828996</text:p>
              </table:table-cell>
            </table:table-row>
            <table:table-row>
              <table:table-cell office:value-type="string">
                <text:p>465</text:p>
              </table:table-cell>
              <table:table-cell office:value-type="float" office:value="0">
                <text:p>0</text:p>
              </table:table-cell>
              <table:table-cell office:value-type="float" office:value="1.34159292035398">
                <text:p>1.34159292035398</text:p>
              </table:table-cell>
            </table:table-row>
            <table:table-row>
              <table:table-cell office:value-type="string">
                <text:p>466</text:p>
              </table:table-cell>
              <table:table-cell office:value-type="float" office:value="0">
                <text:p>0</text:p>
              </table:table-cell>
              <table:table-cell office:value-type="float" office:value="1.19646017699115">
                <text:p>1.19646017699115</text:p>
              </table:table-cell>
            </table:table-row>
            <table:table-row>
              <table:table-cell office:value-type="string">
                <text:p>467</text:p>
              </table:table-cell>
              <table:table-cell office:value-type="float" office:value="0">
                <text:p>0</text:p>
              </table:table-cell>
              <table:table-cell office:value-type="float" office:value="1.28880597014925">
                <text:p>1.28880597014925</text:p>
              </table:table-cell>
            </table:table-row>
            <table:table-row>
              <table:table-cell office:value-type="string">
                <text:p>468</text:p>
              </table:table-cell>
              <table:table-cell office:value-type="float" office:value="0.88261253309797">
                <text:p>0.88261253309797</text:p>
              </table:table-cell>
              <table:table-cell office:value-type="float" office:value="1.34510150044131">
                <text:p>1.34510150044131</text:p>
              </table:table-cell>
            </table:table-row>
            <table:table-row>
              <table:table-cell office:value-type="string">
                <text:p>469</text:p>
              </table:table-cell>
              <table:table-cell office:value-type="float" office:value="0">
                <text:p>0</text:p>
              </table:table-cell>
              <table:table-cell office:value-type="float" office:value="1.30266789328427">
                <text:p>1.30266789328427</text:p>
              </table:table-cell>
            </table:table-row>
            <table:table-row>
              <table:table-cell office:value-type="string">
                <text:p>470</text:p>
              </table:table-cell>
              <table:table-cell office:value-type="float" office:value="0">
                <text:p>0</text:p>
              </table:table-cell>
              <table:table-cell office:value-type="float" office:value="1.15848753016895">
                <text:p>1.15848753016895</text:p>
              </table:table-cell>
            </table:table-row>
            <table:table-row>
              <table:table-cell office:value-type="string">
                <text:p>471</text:p>
              </table:table-cell>
              <table:table-cell office:value-type="float" office:value="NaN">
                <text:p>NaN</text:p>
              </table:table-cell>
              <table:table-cell office:value-type="float" office:value="1">
                <text:p>1</text:p>
              </table:table-cell>
            </table:table-row>
            <table:table-row>
              <table:table-cell office:value-type="string">
                <text:p>472</text:p>
              </table:table-cell>
              <table:table-cell office:value-type="float" office:value="0.644745325596389">
                <text:p>0.644745325596389</text:p>
              </table:table-cell>
              <table:table-cell office:value-type="float" office:value="1.00580270793037">
                <text:p>1.00580270793037</text:p>
              </table:table-cell>
            </table:table-row>
            <table:table-row>
              <table:table-cell office:value-type="string">
                <text:p>473</text:p>
              </table:table-cell>
              <table:table-cell office:value-type="float" office:value="0.901713255184851">
                <text:p>0.901713255184851</text:p>
              </table:table-cell>
              <table:table-cell office:value-type="float" office:value="1.26239855725879">
                <text:p>1.26239855725879</text:p>
              </table:table-cell>
            </table:table-row>
            <table:table-row>
              <table:table-cell office:value-type="string">
                <text:p>474</text:p>
              </table:table-cell>
              <table:table-cell office:value-type="float" office:value="3.54295837023915">
                <text:p>3.54295837023915</text:p>
              </table:table-cell>
              <table:table-cell office:value-type="float" office:value="1.38883968113375">
                <text:p>1.38883968113375</text:p>
              </table:table-cell>
            </table:table-row>
            <table:table-row>
              <table:table-cell office:value-type="string">
                <text:p>475</text:p>
              </table:table-cell>
              <table:table-cell office:value-type="float" office:value="NaN">
                <text:p>NaN</text:p>
              </table:table-cell>
              <table:table-cell office:value-type="float" office:value="1">
                <text:p>1</text:p>
              </table:table-cell>
            </table:table-row>
            <table:table-row>
              <table:table-cell office:value-type="string">
                <text:p>476</text:p>
              </table:table-cell>
              <table:table-cell office:value-type="float" office:value="0">
                <text:p>0</text:p>
              </table:table-cell>
              <table:table-cell office:value-type="float" office:value="1.25398230088496">
                <text:p>1.25398230088496</text:p>
              </table:table-cell>
            </table:table-row>
            <table:table-row>
              <table:table-cell office:value-type="string">
                <text:p>477</text:p>
              </table:table-cell>
              <table:table-cell office:value-type="float" office:value="0">
                <text:p>0</text:p>
              </table:table-cell>
              <table:table-cell office:value-type="float" office:value="1.35363636363636">
                <text:p>1.35363636363636</text:p>
              </table:table-cell>
            </table:table-row>
            <table:table-row>
              <table:table-cell office:value-type="string">
                <text:p>478</text:p>
              </table:table-cell>
              <table:table-cell office:value-type="float" office:value="0.884955752212389">
                <text:p>0.884955752212389</text:p>
              </table:table-cell>
              <table:table-cell office:value-type="float" office:value="1.35398230088496">
                <text:p>1.35398230088496</text:p>
              </table:table-cell>
            </table:table-row>
            <table:table-row>
              <table:table-cell office:value-type="string">
                <text:p>479</text:p>
              </table:table-cell>
              <table:table-cell office:value-type="float" office:value="3.37268128161889">
                <text:p>3.37268128161889</text:p>
              </table:table-cell>
              <table:table-cell office:value-type="float" office:value="1.37099494097808">
                <text:p>1.37099494097808</text:p>
              </table:table-cell>
            </table:table-row>
            <table:table-row>
              <table:table-cell office:value-type="string">
                <text:p>480</text:p>
              </table:table-cell>
              <table:table-cell office:value-type="float" office:value="NaN">
                <text:p>NaN</text:p>
              </table:table-cell>
              <table:table-cell office:value-type="float" office:value="0.5">
                <text:p>0.5</text:p>
              </table:table-cell>
            </table:table-row>
            <table:table-row>
              <table:table-cell office:value-type="string">
                <text:p>481</text:p>
              </table:table-cell>
              <table:table-cell office:value-type="float" office:value="NaN">
                <text:p>NaN</text:p>
              </table:table-cell>
              <table:table-cell office:value-type="float" office:value="0.833333333333333">
                <text:p>0.833333333333333</text:p>
              </table:table-cell>
            </table:table-row>
            <table:table-row>
              <table:table-cell office:value-type="string">
                <text:p>482</text:p>
              </table:table-cell>
              <table:table-cell office:value-type="float" office:value="0.249128051818635">
                <text:p>0.249128051818635</text:p>
              </table:table-cell>
              <table:table-cell office:value-type="float" office:value="1.73567513702043">
                <text:p>1.73567513702043</text:p>
              </table:table-cell>
            </table:table-row>
            <table:table-row>
              <table:table-cell office:value-type="string">
                <text:p>483</text:p>
              </table:table-cell>
              <table:table-cell office:value-type="float" office:value="0">
                <text:p>0</text:p>
              </table:table-cell>
              <table:table-cell office:value-type="float" office:value="1.26436781609195">
                <text:p>1.26436781609195</text:p>
              </table:table-cell>
            </table:table-row>
            <table:table-row>
              <table:table-cell office:value-type="string">
                <text:p>484</text:p>
              </table:table-cell>
              <table:table-cell office:value-type="float" office:value="0.892857142857143">
                <text:p>0.892857142857143</text:p>
              </table:table-cell>
              <table:table-cell office:value-type="float" office:value="1.31428571428571">
                <text:p>1.31428571428571</text:p>
              </table:table-cell>
            </table:table-row>
            <table:table-row>
              <table:table-cell office:value-type="string">
                <text:p>485</text:p>
              </table:table-cell>
              <table:table-cell office:value-type="float" office:value="NaN">
                <text:p>NaN</text:p>
              </table:table-cell>
              <table:table-cell office:value-type="float" office:value="1">
                <text:p>1</text:p>
              </table:table-cell>
            </table:table-row>
            <table:table-row>
              <table:table-cell office:value-type="string">
                <text:p>486</text:p>
              </table:table-cell>
              <table:table-cell office:value-type="float" office:value="NaN">
                <text:p>NaN</text:p>
              </table:table-cell>
              <table:table-cell office:value-type="float" office:value="1">
                <text:p>1</text:p>
              </table:table-cell>
            </table:table-row>
            <table:table-row>
              <table:table-cell office:value-type="string">
                <text:p>487</text:p>
              </table:table-cell>
              <table:table-cell office:value-type="float" office:value="0.880281690140845">
                <text:p>0.880281690140845</text:p>
              </table:table-cell>
              <table:table-cell office:value-type="float" office:value="1.26848591549296">
                <text:p>1.26848591549296</text:p>
              </table:table-cell>
            </table:table-row>
            <table:table-row>
              <table:table-cell office:value-type="string">
                <text:p>488</text:p>
              </table:table-cell>
              <table:table-cell office:value-type="float" office:value="NaN">
                <text:p>NaN</text:p>
              </table:table-cell>
              <table:table-cell office:value-type="float" office:value="1">
                <text:p>1</text:p>
              </table:table-cell>
            </table:table-row>
            <table:table-row>
              <table:table-cell office:value-type="string">
                <text:p>489</text:p>
              </table:table-cell>
              <table:table-cell office:value-type="float" office:value="0">
                <text:p>0</text:p>
              </table:table-cell>
              <table:table-cell office:value-type="float" office:value="1.3265306122449">
                <text:p>1.3265306122449</text:p>
              </table:table-cell>
            </table:table-row>
            <table:table-row>
              <table:table-cell office:value-type="string">
                <text:p>490</text:p>
              </table:table-cell>
              <table:table-cell office:value-type="float" office:value="NaN">
                <text:p>NaN</text:p>
              </table:table-cell>
              <table:table-cell office:value-type="float" office:value="1">
                <text:p>1</text:p>
              </table:table-cell>
            </table:table-row>
            <table:table-row>
              <table:table-cell office:value-type="string">
                <text:p>491</text:p>
              </table:table-cell>
              <table:table-cell office:value-type="float" office:value="NaN">
                <text:p>NaN</text:p>
              </table:table-cell>
              <table:table-cell office:value-type="float" office:value="1">
                <text:p>1</text:p>
              </table:table-cell>
            </table:table-row>
            <table:table-row>
              <table:table-cell office:value-type="string">
                <text:p>492</text:p>
              </table:table-cell>
              <table:table-cell office:value-type="float" office:value="NaN">
                <text:p>NaN</text:p>
              </table:table-cell>
              <table:table-cell office:value-type="float" office:value="1">
                <text:p>1</text:p>
              </table:table-cell>
            </table:table-row>
            <table:table-row>
              <table:table-cell office:value-type="string">
                <text:p>493</text:p>
              </table:table-cell>
              <table:table-cell office:value-type="float" office:value="NaN">
                <text:p>NaN</text:p>
              </table:table-cell>
              <table:table-cell office:value-type="float" office:value="1">
                <text:p>1</text:p>
              </table:table-cell>
            </table:table-row>
            <table:table-row>
              <table:table-cell office:value-type="string">
                <text:p>494</text:p>
              </table:table-cell>
              <table:table-cell office:value-type="float" office:value="0">
                <text:p>0</text:p>
              </table:table-cell>
              <table:table-cell office:value-type="float" office:value="1.29919137466307">
                <text:p>1.29919137466307</text:p>
              </table:table-cell>
            </table:table-row>
            <table:table-row>
              <table:table-cell office:value-type="string">
                <text:p>495</text:p>
              </table:table-cell>
              <table:table-cell office:value-type="float" office:value="0">
                <text:p>0</text:p>
              </table:table-cell>
              <table:table-cell office:value-type="float" office:value="1.29613356766257">
                <text:p>1.29613356766257</text:p>
              </table:table-cell>
            </table:table-row>
            <table:table-row>
              <table:table-cell office:value-type="string">
                <text:p>496</text:p>
              </table:table-cell>
              <table:table-cell office:value-type="float" office:value="NaN">
                <text:p>NaN</text:p>
              </table:table-cell>
              <table:table-cell office:value-type="float" office:value="1">
                <text:p>1</text:p>
              </table:table-cell>
            </table:table-row>
            <table:table-row>
              <table:table-cell office:value-type="string">
                <text:p>497</text:p>
              </table:table-cell>
              <table:table-cell office:value-type="float" office:value="0">
                <text:p>0</text:p>
              </table:table-cell>
              <table:table-cell office:value-type="float" office:value="1.23298429319372">
                <text:p>1.23298429319372</text:p>
              </table:table-cell>
            </table:table-row>
            <table:table-row>
              <table:table-cell office:value-type="string">
                <text:p>498</text:p>
              </table:table-cell>
              <table:table-cell office:value-type="float" office:value="NaN">
                <text:p>NaN</text:p>
              </table:table-cell>
              <table:table-cell office:value-type="float" office:value="1">
                <text:p>1</text:p>
              </table:table-cell>
            </table:table-row>
            <table:table-row>
              <table:table-cell office:value-type="string">
                <text:p>499</text:p>
              </table:table-cell>
              <table:table-cell office:value-type="float" office:value="NaN">
                <text:p>NaN</text:p>
              </table:table-cell>
              <table:table-cell office:value-type="float" office:value="1">
                <text:p>1</text:p>
              </table:table-cell>
            </table:table-row>
            <table:table-row>
              <table:table-cell office:value-type="string">
                <text:p>500</text:p>
              </table:table-cell>
              <table:table-cell office:value-type="float" office:value="NaN">
                <text:p>NaN</text:p>
              </table:table-cell>
              <table:table-cell office:value-type="float" office:value="1">
                <text:p>1</text:p>
              </table:table-cell>
            </table:table-row>
            <table:table-row>
              <table:table-cell office:value-type="string">
                <text:p>501</text:p>
              </table:table-cell>
              <table:table-cell office:value-type="float" office:value="NaN">
                <text:p>NaN</text:p>
              </table:table-cell>
              <table:table-cell office:value-type="float" office:value="1">
                <text:p>1</text:p>
              </table:table-cell>
            </table:table-row>
            <table:table-row>
              <table:table-cell office:value-type="string">
                <text:p>502</text:p>
              </table:table-cell>
              <table:table-cell office:value-type="float" office:value="0.560852495793606">
                <text:p>0.560852495793606</text:p>
              </table:table-cell>
              <table:table-cell office:value-type="float" office:value="1.11497476163769">
                <text:p>1.11497476163769</text:p>
              </table:table-cell>
            </table:table-row>
            <table:table-row>
              <table:table-cell office:value-type="string">
                <text:p>503</text:p>
              </table:table-cell>
              <table:table-cell office:value-type="float" office:value="0">
                <text:p>0</text:p>
              </table:table-cell>
              <table:table-cell office:value-type="float" office:value="1.296875">
                <text:p>1.296875</text:p>
              </table:table-cell>
            </table:table-row>
            <table:table-row>
              <table:table-cell office:value-type="string">
                <text:p>504</text:p>
              </table:table-cell>
              <table:table-cell office:value-type="float" office:value="0">
                <text:p>0</text:p>
              </table:table-cell>
              <table:table-cell office:value-type="float" office:value="1.236700077101">
                <text:p>1.236700077101</text:p>
              </table:table-cell>
            </table:table-row>
            <table:table-row>
              <table:table-cell office:value-type="string">
                <text:p>505</text:p>
              </table:table-cell>
              <table:table-cell office:value-type="float" office:value="0.805152979066023">
                <text:p>0.805152979066023</text:p>
              </table:table-cell>
              <table:table-cell office:value-type="float" office:value="1.27858293075684">
                <text:p>1.27858293075684</text:p>
              </table:table-cell>
            </table:table-row>
            <table:table-row>
              <table:table-cell office:value-type="string">
                <text:p>506</text:p>
              </table:table-cell>
              <table:table-cell office:value-type="float" office:value="0">
                <text:p>0</text:p>
              </table:table-cell>
              <table:table-cell office:value-type="float" office:value="1.25429553264605">
                <text:p>1.25429553264605</text:p>
              </table:table-cell>
            </table:table-row>
            <table:table-row>
              <table:table-cell office:value-type="string">
                <text:p>507</text:p>
              </table:table-cell>
              <table:table-cell office:value-type="float" office:value="0">
                <text:p>0</text:p>
              </table:table-cell>
              <table:table-cell office:value-type="float" office:value="1.27996500437445">
                <text:p>1.27996500437445</text:p>
              </table:table-cell>
            </table:table-row>
            <table:table-row>
              <table:table-cell office:value-type="string">
                <text:p>508</text:p>
              </table:table-cell>
              <table:table-cell office:value-type="float" office:value="0.869565217391304">
                <text:p>0.869565217391304</text:p>
              </table:table-cell>
              <table:table-cell office:value-type="float" office:value="1.31217391304348">
                <text:p>1.31217391304348</text:p>
              </table:table-cell>
            </table:table-row>
            <table:table-row>
              <table:table-cell office:value-type="string">
                <text:p>509</text:p>
              </table:table-cell>
              <table:table-cell office:value-type="float" office:value="0">
                <text:p>0</text:p>
              </table:table-cell>
              <table:table-cell office:value-type="float" office:value="1.22744220730798">
                <text:p>1.22744220730798</text:p>
              </table:table-cell>
            </table:table-row>
            <table:table-row>
              <table:table-cell office:value-type="string">
                <text:p>510</text:p>
              </table:table-cell>
              <table:table-cell office:value-type="float" office:value="NaN">
                <text:p>NaN</text:p>
              </table:table-cell>
              <table:table-cell office:value-type="float" office:value="1">
                <text:p>1</text:p>
              </table:table-cell>
            </table:table-row>
            <table:table-row>
              <table:table-cell office:value-type="string">
                <text:p>511</text:p>
              </table:table-cell>
              <table:table-cell office:value-type="float" office:value="NaN">
                <text:p>NaN</text:p>
              </table:table-cell>
              <table:table-cell office:value-type="float" office:value="1">
                <text:p>1</text:p>
              </table:table-cell>
            </table:table-row>
            <table:table-row>
              <table:table-cell office:value-type="string">
                <text:p>512</text:p>
              </table:table-cell>
              <table:table-cell office:value-type="float" office:value="NaN">
                <text:p>NaN</text:p>
              </table:table-cell>
              <table:table-cell office:value-type="float" office:value="1">
                <text:p>1</text:p>
              </table:table-cell>
            </table:table-row>
            <table:table-row>
              <table:table-cell office:value-type="string">
                <text:p>513</text:p>
              </table:table-cell>
              <table:table-cell office:value-type="float" office:value="NaN">
                <text:p>NaN</text:p>
              </table:table-cell>
              <table:table-cell office:value-type="float" office:value="1">
                <text:p>1</text:p>
              </table:table-cell>
            </table:table-row>
            <table:table-row>
              <table:table-cell office:value-type="string">
                <text:p>514</text:p>
              </table:table-cell>
              <table:table-cell office:value-type="float" office:value="0.858369098712446">
                <text:p>0.858369098712446</text:p>
              </table:table-cell>
              <table:table-cell office:value-type="float" office:value="1.33304721030043">
                <text:p>1.33304721030043</text:p>
              </table:table-cell>
            </table:table-row>
            <table:table-row>
              <table:table-cell office:value-type="string">
                <text:p>515</text:p>
              </table:table-cell>
              <table:table-cell office:value-type="float" office:value="NaN">
                <text:p>NaN</text:p>
              </table:table-cell>
              <table:table-cell office:value-type="float" office:value="1">
                <text:p>1</text:p>
              </table:table-cell>
            </table:table-row>
            <table:table-row>
              <table:table-cell office:value-type="string">
                <text:p>516</text:p>
              </table:table-cell>
              <table:table-cell office:value-type="float" office:value="NaN">
                <text:p>NaN</text:p>
              </table:table-cell>
              <table:table-cell office:value-type="float" office:value="1">
                <text:p>1</text:p>
              </table:table-cell>
            </table:table-row>
            <table:table-row>
              <table:table-cell office:value-type="string">
                <text:p>517</text:p>
              </table:table-cell>
              <table:table-cell office:value-type="float" office:value="NaN">
                <text:p>NaN</text:p>
              </table:table-cell>
              <table:table-cell office:value-type="float" office:value="1">
                <text:p>1</text:p>
              </table:table-cell>
            </table:table-row>
            <table:table-row>
              <table:table-cell office:value-type="string">
                <text:p>518</text:p>
              </table:table-cell>
              <table:table-cell office:value-type="float" office:value="0.903342366757001">
                <text:p>0.903342366757001</text:p>
              </table:table-cell>
              <table:table-cell office:value-type="float" office:value="1.42728093947606">
                <text:p>1.42728093947606</text:p>
              </table:table-cell>
            </table:table-row>
            <table:table-row>
              <table:table-cell office:value-type="string">
                <text:p>519</text:p>
              </table:table-cell>
              <table:table-cell office:value-type="float" office:value="0">
                <text:p>0</text:p>
              </table:table-cell>
              <table:table-cell office:value-type="float" office:value="1.27970897332255">
                <text:p>1.27970897332255</text:p>
              </table:table-cell>
            </table:table-row>
            <table:table-row>
              <table:table-cell office:value-type="string">
                <text:p>520</text:p>
              </table:table-cell>
              <table:table-cell office:value-type="float" office:value="0.868055555555556">
                <text:p>0.868055555555556</text:p>
              </table:table-cell>
              <table:table-cell office:value-type="float" office:value="1.26475694444444">
                <text:p>1.26475694444444</text:p>
              </table:table-cell>
            </table:table-row>
            <table:table-row>
              <table:table-cell office:value-type="string">
                <text:p>521</text:p>
              </table:table-cell>
              <table:table-cell office:value-type="float" office:value="0.876424189307625">
                <text:p>0.876424189307625</text:p>
              </table:table-cell>
              <table:table-cell office:value-type="float" office:value="1.37861524978089">
                <text:p>1.37861524978089</text:p>
              </table:table-cell>
            </table:table-row>
            <table:table-row>
              <table:table-cell office:value-type="string">
                <text:p>522</text:p>
              </table:table-cell>
              <table:table-cell office:value-type="float" office:value="0">
                <text:p>0</text:p>
              </table:table-cell>
              <table:table-cell office:value-type="float" office:value="1.31428571428571">
                <text:p>1.31428571428571</text:p>
              </table:table-cell>
            </table:table-row>
            <table:table-row>
              <table:table-cell office:value-type="string">
                <text:p>523</text:p>
              </table:table-cell>
              <table:table-cell office:value-type="float" office:value="NaN">
                <text:p>NaN</text:p>
              </table:table-cell>
              <table:table-cell office:value-type="float" office:value="2">
                <text:p>2</text:p>
              </table:table-cell>
            </table:table-row>
            <table:table-row>
              <table:table-cell office:value-type="string">
                <text:p>524</text:p>
              </table:table-cell>
              <table:table-cell office:value-type="float" office:value="NaN">
                <text:p>NaN</text:p>
              </table:table-cell>
              <table:table-cell office:value-type="float" office:value="1">
                <text:p>1</text:p>
              </table:table-cell>
            </table:table-row>
            <table:table-row>
              <table:table-cell office:value-type="string">
                <text:p>525</text:p>
              </table:table-cell>
              <table:table-cell office:value-type="float" office:value="0">
                <text:p>0</text:p>
              </table:table-cell>
              <table:table-cell office:value-type="float" office:value="1.32562277580071">
                <text:p>1.32562277580071</text:p>
              </table:table-cell>
            </table:table-row>
            <table:table-row>
              <table:table-cell office:value-type="string">
                <text:p>526</text:p>
              </table:table-cell>
              <table:table-cell office:value-type="float" office:value="NaN">
                <text:p>NaN</text:p>
              </table:table-cell>
              <table:table-cell office:value-type="float" office:value="1.2">
                <text:p>1.2</text:p>
              </table:table-cell>
            </table:table-row>
            <table:table-row>
              <table:table-cell office:value-type="string">
                <text:p>527</text:p>
              </table:table-cell>
              <table:table-cell office:value-type="float" office:value="0">
                <text:p>0</text:p>
              </table:table-cell>
              <table:table-cell office:value-type="float" office:value="1.29827586206897">
                <text:p>1.29827586206897</text:p>
              </table:table-cell>
            </table:table-row>
            <table:table-row>
              <table:table-cell office:value-type="string">
                <text:p>528</text:p>
              </table:table-cell>
              <table:table-cell office:value-type="float" office:value="0">
                <text:p>0</text:p>
              </table:table-cell>
              <table:table-cell office:value-type="float" office:value="1.27024647887324">
                <text:p>1.27024647887324</text:p>
              </table:table-cell>
            </table:table-row>
            <table:table-row>
              <table:table-cell office:value-type="string">
                <text:p>529</text:p>
              </table:table-cell>
              <table:table-cell office:value-type="float" office:value="0.605326876513317">
                <text:p>0.605326876513317</text:p>
              </table:table-cell>
              <table:table-cell office:value-type="float" office:value="1.07203389830508">
                <text:p>1.07203389830508</text:p>
              </table:table-cell>
            </table:table-row>
            <table:table-row>
              <table:table-cell office:value-type="string">
                <text:p>530</text:p>
              </table:table-cell>
              <table:table-cell office:value-type="float" office:value="NaN">
                <text:p>NaN</text:p>
              </table:table-cell>
              <table:table-cell office:value-type="float" office:value="1">
                <text:p>1</text:p>
              </table:table-cell>
            </table:table-row>
            <table:table-row>
              <table:table-cell office:value-type="string">
                <text:p>531</text:p>
              </table:table-cell>
              <table:table-cell office:value-type="float" office:value="0.894454382826476">
                <text:p>0.894454382826476</text:p>
              </table:table-cell>
              <table:table-cell office:value-type="float" office:value="1.35957066189624">
                <text:p>1.35957066189624</text:p>
              </table:table-cell>
            </table:table-row>
            <table:table-row>
              <table:table-cell office:value-type="string">
                <text:p>532</text:p>
              </table:table-cell>
              <table:table-cell office:value-type="float" office:value="0">
                <text:p>0</text:p>
              </table:table-cell>
              <table:table-cell office:value-type="float" office:value="1.30875975715525">
                <text:p>1.30875975715525</text:p>
              </table:table-cell>
            </table:table-row>
            <table:table-row>
              <table:table-cell office:value-type="string">
                <text:p>533</text:p>
              </table:table-cell>
              <table:table-cell office:value-type="float" office:value="0">
                <text:p>0</text:p>
              </table:table-cell>
              <table:table-cell office:value-type="float" office:value="1.35885167464115">
                <text:p>1.35885167464115</text:p>
              </table:table-cell>
            </table:table-row>
            <table:table-row>
              <table:table-cell office:value-type="string">
                <text:p>534</text:p>
              </table:table-cell>
              <table:table-cell office:value-type="float" office:value="2.93040293040293">
                <text:p>2.93040293040293</text:p>
              </table:table-cell>
              <table:table-cell office:value-type="float" office:value="1.10769230769231">
                <text:p>1.10769230769231</text:p>
              </table:table-cell>
            </table:table-row>
            <table:table-row>
              <table:table-cell office:value-type="string">
                <text:p>535</text:p>
              </table:table-cell>
              <table:table-cell office:value-type="float" office:value="NaN">
                <text:p>NaN</text:p>
              </table:table-cell>
              <table:table-cell office:value-type="float" office:value="1">
                <text:p>1</text:p>
              </table:table-cell>
            </table:table-row>
            <table:table-row>
              <table:table-cell office:value-type="string">
                <text:p>536</text:p>
              </table:table-cell>
              <table:table-cell office:value-type="float" office:value="NaN">
                <text:p>NaN</text:p>
              </table:table-cell>
              <table:table-cell office:value-type="float" office:value="1">
                <text:p>1</text:p>
              </table:table-cell>
            </table:table-row>
            <table:table-row>
              <table:table-cell office:value-type="string">
                <text:p>537</text:p>
              </table:table-cell>
              <table:table-cell office:value-type="float" office:value="0.904159132007233">
                <text:p>0.904159132007233</text:p>
              </table:table-cell>
              <table:table-cell office:value-type="float" office:value="1.29927667269439">
                <text:p>1.29927667269439</text:p>
              </table:table-cell>
            </table:table-row>
            <table:table-row>
              <table:table-cell office:value-type="string">
                <text:p>538</text:p>
              </table:table-cell>
              <table:table-cell office:value-type="float" office:value="0">
                <text:p>0</text:p>
              </table:table-cell>
              <table:table-cell office:value-type="float" office:value="1.19096965210955">
                <text:p>1.19096965210955</text:p>
              </table:table-cell>
            </table:table-row>
            <table:table-row>
              <table:table-cell office:value-type="string">
                <text:p>539</text:p>
              </table:table-cell>
              <table:table-cell office:value-type="float" office:value="0">
                <text:p>0</text:p>
              </table:table-cell>
              <table:table-cell office:value-type="float" office:value="1.31986301369863">
                <text:p>1.31986301369863</text:p>
              </table:table-cell>
            </table:table-row>
            <table:table-row>
              <table:table-cell office:value-type="string">
                <text:p>540</text:p>
              </table:table-cell>
              <table:table-cell office:value-type="float" office:value="0">
                <text:p>0</text:p>
              </table:table-cell>
              <table:table-cell office:value-type="float" office:value="1.22571628232006">
                <text:p>1.22571628232006</text:p>
              </table:table-cell>
            </table:table-row>
            <table:table-row>
              <table:table-cell office:value-type="string">
                <text:p>541</text:p>
              </table:table-cell>
              <table:table-cell office:value-type="float" office:value="0">
                <text:p>0</text:p>
              </table:table-cell>
              <table:table-cell office:value-type="float" office:value="1.26749335695306">
                <text:p>1.26749335695306</text:p>
              </table:table-cell>
            </table:table-row>
            <table:table-row>
              <table:table-cell office:value-type="string">
                <text:p>542</text:p>
              </table:table-cell>
              <table:table-cell office:value-type="float" office:value="0.763941940412529">
                <text:p>0.763941940412529</text:p>
              </table:table-cell>
              <table:table-cell office:value-type="float" office:value="1.33766233766234">
                <text:p>1.33766233766234</text:p>
              </table:table-cell>
            </table:table-row>
            <table:table-row>
              <table:table-cell office:value-type="string">
                <text:p>543</text:p>
              </table:table-cell>
              <table:table-cell office:value-type="float" office:value="NaN">
                <text:p>NaN</text:p>
              </table:table-cell>
              <table:table-cell office:value-type="float" office:value="1">
                <text:p>1</text:p>
              </table:table-cell>
            </table:table-row>
            <table:table-row>
              <table:table-cell office:value-type="string">
                <text:p>544</text:p>
              </table:table-cell>
              <table:table-cell office:value-type="float" office:value="0">
                <text:p>0</text:p>
              </table:table-cell>
              <table:table-cell office:value-type="float" office:value="1.3308957952468">
                <text:p>1.3308957952468</text:p>
              </table:table-cell>
            </table:table-row>
            <table:table-row>
              <table:table-cell office:value-type="string">
                <text:p>545</text:p>
              </table:table-cell>
              <table:table-cell office:value-type="float" office:value="NaN">
                <text:p>NaN</text:p>
              </table:table-cell>
              <table:table-cell office:value-type="float" office:value="1">
                <text:p>1</text:p>
              </table:table-cell>
            </table:table-row>
            <table:table-row>
              <table:table-cell office:value-type="string">
                <text:p>546</text:p>
              </table:table-cell>
              <table:table-cell office:value-type="float" office:value="0">
                <text:p>0</text:p>
              </table:table-cell>
              <table:table-cell office:value-type="float" office:value="1.34537444933921">
                <text:p>1.34537444933921</text:p>
              </table:table-cell>
            </table:table-row>
            <table:table-row>
              <table:table-cell office:value-type="string">
                <text:p>547</text:p>
              </table:table-cell>
              <table:table-cell office:value-type="float" office:value="0">
                <text:p>0</text:p>
              </table:table-cell>
              <table:table-cell office:value-type="float" office:value="1.17652250661959">
                <text:p>1.17652250661959</text:p>
              </table:table-cell>
            </table:table-row>
            <table:table-row>
              <table:table-cell office:value-type="string">
                <text:p>548</text:p>
              </table:table-cell>
              <table:table-cell office:value-type="float" office:value="NaN">
                <text:p>NaN</text:p>
              </table:table-cell>
              <table:table-cell office:value-type="float" office:value="1">
                <text:p>1</text:p>
              </table:table-cell>
            </table:table-row>
            <table:table-row>
              <table:table-cell office:value-type="string">
                <text:p>549</text:p>
              </table:table-cell>
              <table:table-cell office:value-type="float" office:value="NaN">
                <text:p>NaN</text:p>
              </table:table-cell>
              <table:table-cell office:value-type="float" office:value="2">
                <text:p>2</text:p>
              </table:table-cell>
            </table:table-row>
            <table:table-row>
              <table:table-cell office:value-type="string">
                <text:p>550</text:p>
              </table:table-cell>
              <table:table-cell office:value-type="float" office:value="NaN">
                <text:p>NaN</text:p>
              </table:table-cell>
              <table:table-cell office:value-type="float" office:value="1">
                <text:p>1</text:p>
              </table:table-cell>
            </table:table-row>
            <table:table-row>
              <table:table-cell office:value-type="string">
                <text:p>551</text:p>
              </table:table-cell>
              <table:table-cell office:value-type="float" office:value="NaN">
                <text:p>NaN</text:p>
              </table:table-cell>
              <table:table-cell office:value-type="float" office:value="1">
                <text:p>1</text:p>
              </table:table-cell>
            </table:table-row>
            <table:table-row>
              <table:table-cell office:value-type="string">
                <text:p>552</text:p>
              </table:table-cell>
              <table:table-cell office:value-type="float" office:value="0">
                <text:p>0</text:p>
              </table:table-cell>
              <table:table-cell office:value-type="float" office:value="1.2701252236136">
                <text:p>1.2701252236136</text:p>
              </table:table-cell>
            </table:table-row>
            <table:table-row>
              <table:table-cell office:value-type="string">
                <text:p>553</text:p>
              </table:table-cell>
              <table:table-cell office:value-type="float" office:value="3.41880341880342">
                <text:p>3.41880341880342</text:p>
              </table:table-cell>
              <table:table-cell office:value-type="float" office:value="1.36666666666667">
                <text:p>1.36666666666667</text:p>
              </table:table-cell>
            </table:table-row>
            <table:table-row>
              <table:table-cell office:value-type="string">
                <text:p>554</text:p>
              </table:table-cell>
              <table:table-cell office:value-type="float" office:value="0">
                <text:p>0</text:p>
              </table:table-cell>
              <table:table-cell office:value-type="float" office:value="1.30550621669627">
                <text:p>1.30550621669627</text:p>
              </table:table-cell>
            </table:table-row>
            <table:table-row>
              <table:table-cell office:value-type="string">
                <text:p>555</text:p>
              </table:table-cell>
              <table:table-cell office:value-type="float" office:value="NaN">
                <text:p>NaN</text:p>
              </table:table-cell>
              <table:table-cell office:value-type="float" office:value="1">
                <text:p>1</text:p>
              </table:table-cell>
            </table:table-row>
            <table:table-row>
              <table:table-cell office:value-type="string">
                <text:p>556</text:p>
              </table:table-cell>
              <table:table-cell office:value-type="float" office:value="0">
                <text:p>0</text:p>
              </table:table-cell>
              <table:table-cell office:value-type="float" office:value="1.24597701149425">
                <text:p>1.24597701149425</text:p>
              </table:table-cell>
            </table:table-row>
            <table:table-row>
              <table:table-cell office:value-type="string">
                <text:p>557</text:p>
              </table:table-cell>
              <table:table-cell office:value-type="float" office:value="0.839630562552477">
                <text:p>0.839630562552477</text:p>
              </table:table-cell>
              <table:table-cell office:value-type="float" office:value="1.25692695214106">
                <text:p>1.25692695214106</text:p>
              </table:table-cell>
            </table:table-row>
            <table:table-row>
              <table:table-cell office:value-type="string">
                <text:p>558</text:p>
              </table:table-cell>
              <table:table-cell office:value-type="float" office:value="NaN">
                <text:p>NaN</text:p>
              </table:table-cell>
              <table:table-cell office:value-type="float" office:value="1">
                <text:p>1</text:p>
              </table:table-cell>
            </table:table-row>
            <table:table-row>
              <table:table-cell office:value-type="string">
                <text:p>559</text:p>
              </table:table-cell>
              <table:table-cell office:value-type="float" office:value="3.35852225020991">
                <text:p>3.35852225020991</text:p>
              </table:table-cell>
              <table:table-cell office:value-type="float" office:value="1.424013434089">
                <text:p>1.424013434089</text:p>
              </table:table-cell>
            </table:table-row>
            <table:table-row>
              <table:table-cell office:value-type="string">
                <text:p>560</text:p>
              </table:table-cell>
              <table:table-cell office:value-type="float" office:value="0.875656742556918">
                <text:p>0.875656742556918</text:p>
              </table:table-cell>
              <table:table-cell office:value-type="float" office:value="1.36514886164623">
                <text:p>1.36514886164623</text:p>
              </table:table-cell>
            </table:table-row>
            <table:table-row>
              <table:table-cell office:value-type="string">
                <text:p>561</text:p>
              </table:table-cell>
              <table:table-cell office:value-type="float" office:value="NaN">
                <text:p>NaN</text:p>
              </table:table-cell>
              <table:table-cell office:value-type="float" office:value="1">
                <text:p>1</text:p>
              </table:table-cell>
            </table:table-row>
            <table:table-row>
              <table:table-cell office:value-type="string">
                <text:p>562</text:p>
              </table:table-cell>
              <table:table-cell office:value-type="float" office:value="7.5187969924812">
                <text:p>7.5187969924812</text:p>
              </table:table-cell>
              <table:table-cell office:value-type="float" office:value="1.43525480367586">
                <text:p>1.43525480367586</text:p>
              </table:table-cell>
            </table:table-row>
            <table:table-row>
              <table:table-cell office:value-type="string">
                <text:p>563</text:p>
              </table:table-cell>
              <table:table-cell office:value-type="float" office:value="0.856898029134533">
                <text:p>0.856898029134533</text:p>
              </table:table-cell>
              <table:table-cell office:value-type="float" office:value="1.24935732647815">
                <text:p>1.24935732647815</text:p>
              </table:table-cell>
            </table:table-row>
            <table:table-row>
              <table:table-cell office:value-type="string">
                <text:p>564</text:p>
              </table:table-cell>
              <table:table-cell office:value-type="float" office:value="0.819000819000819">
                <text:p>0.819000819000819</text:p>
              </table:table-cell>
              <table:table-cell office:value-type="float" office:value="1.34971334971335">
                <text:p>1.34971334971335</text:p>
              </table:table-cell>
            </table:table-row>
            <table:table-row>
              <table:table-cell office:value-type="string">
                <text:p>565</text:p>
              </table:table-cell>
              <table:table-cell office:value-type="float" office:value="13.1040131040131">
                <text:p>13.1040131040131</text:p>
              </table:table-cell>
              <table:table-cell office:value-type="float" office:value="1.46683046683047">
                <text:p>1.46683046683047</text:p>
              </table:table-cell>
            </table:table-row>
            <table:table-row>
              <table:table-cell office:value-type="string">
                <text:p>566</text:p>
              </table:table-cell>
              <table:table-cell office:value-type="float" office:value="7.88091068301226">
                <text:p>7.88091068301226</text:p>
              </table:table-cell>
              <table:table-cell office:value-type="float" office:value="1.40280210157618">
                <text:p>1.40280210157618</text:p>
              </table:table-cell>
            </table:table-row>
            <table:table-row>
              <table:table-cell office:value-type="string">
                <text:p>567</text:p>
              </table:table-cell>
              <table:table-cell office:value-type="float" office:value="5.04767246214246">
                <text:p>5.04767246214246</text:p>
              </table:table-cell>
              <table:table-cell office:value-type="float" office:value="1.11160964666293">
                <text:p>1.11160964666293</text:p>
              </table:table-cell>
            </table:table-row>
            <table:table-row>
              <table:table-cell office:value-type="string">
                <text:p>568</text:p>
              </table:table-cell>
              <table:table-cell office:value-type="float" office:value="NaN">
                <text:p>NaN</text:p>
              </table:table-cell>
              <table:table-cell office:value-type="float" office:value="0.833333333333333">
                <text:p>0.833333333333333</text:p>
              </table:table-cell>
            </table:table-row>
            <table:table-row>
              <table:table-cell office:value-type="string">
                <text:p>569</text:p>
              </table:table-cell>
              <table:table-cell office:value-type="float" office:value="0.858369098712446">
                <text:p>0.858369098712446</text:p>
              </table:table-cell>
              <table:table-cell office:value-type="float" office:value="1.3725321888412">
                <text:p>1.3725321888412</text:p>
              </table:table-cell>
            </table:table-row>
            <table:table-row>
              <table:table-cell office:value-type="string">
                <text:p>570</text:p>
              </table:table-cell>
              <table:table-cell office:value-type="float" office:value="3.49956255468066">
                <text:p>3.49956255468066</text:p>
              </table:table-cell>
              <table:table-cell office:value-type="float" office:value="1.3254593175853">
                <text:p>1.3254593175853</text:p>
              </table:table-cell>
            </table:table-row>
            <table:table-row>
              <table:table-cell office:value-type="string">
                <text:p>571</text:p>
              </table:table-cell>
              <table:table-cell office:value-type="float" office:value="3.45721694036301">
                <text:p>3.45721694036301</text:p>
              </table:table-cell>
              <table:table-cell office:value-type="float" office:value="1.29386343993086">
                <text:p>1.29386343993086</text:p>
              </table:table-cell>
            </table:table-row>
            <table:table-row>
              <table:table-cell office:value-type="string">
                <text:p>572</text:p>
              </table:table-cell>
              <table:table-cell office:value-type="float" office:value="3.67985280588776">
                <text:p>3.67985280588776</text:p>
              </table:table-cell>
              <table:table-cell office:value-type="float" office:value="1.52437902483901">
                <text:p>1.52437902483901</text:p>
              </table:table-cell>
            </table:table-row>
            <table:table-row>
              <table:table-cell office:value-type="string">
                <text:p>573</text:p>
              </table:table-cell>
              <table:table-cell office:value-type="float" office:value="2.40529164161155">
                <text:p>2.40529164161155</text:p>
              </table:table-cell>
              <table:table-cell office:value-type="float" office:value="1.07696933253157">
                <text:p>1.07696933253157</text:p>
              </table:table-cell>
            </table:table-row>
            <table:table-row>
              <table:table-cell office:value-type="string">
                <text:p>574</text:p>
              </table:table-cell>
              <table:table-cell office:value-type="float" office:value="2.24592925322852">
                <text:p>2.24592925322852</text:p>
              </table:table-cell>
              <table:table-cell office:value-type="float" office:value="1.02919708029197">
                <text:p>1.02919708029197</text:p>
              </table:table-cell>
            </table:table-row>
            <table:table-row>
              <table:table-cell office:value-type="string">
                <text:p>575</text:p>
              </table:table-cell>
              <table:table-cell office:value-type="float" office:value="3.37837837837838">
                <text:p>3.37837837837838</text:p>
              </table:table-cell>
              <table:table-cell office:value-type="float" office:value="1.33614864864865">
                <text:p>1.33614864864865</text:p>
              </table:table-cell>
            </table:table-row>
            <table:table-row>
              <table:table-cell office:value-type="string">
                <text:p>576</text:p>
              </table:table-cell>
              <table:table-cell office:value-type="float" office:value="0.855431993156544">
                <text:p>0.855431993156544</text:p>
              </table:table-cell>
              <table:table-cell office:value-type="float" office:value="1.22497861420017">
                <text:p>1.22497861420017</text:p>
              </table:table-cell>
            </table:table-row>
            <table:table-row>
              <table:table-cell office:value-type="string">
                <text:p>577</text:p>
              </table:table-cell>
              <table:table-cell office:value-type="float" office:value="3.5810205908684">
                <text:p>3.5810205908684</text:p>
              </table:table-cell>
              <table:table-cell office:value-type="float" office:value="1.3822739480752">
                <text:p>1.3822739480752</text:p>
              </table:table-cell>
            </table:table-row>
            <table:table-row>
              <table:table-cell office:value-type="string">
                <text:p>578</text:p>
              </table:table-cell>
              <table:table-cell office:value-type="float" office:value="0.813008130081301">
                <text:p>0.813008130081301</text:p>
              </table:table-cell>
              <table:table-cell office:value-type="float" office:value="1.33252032520325">
                <text:p>1.33252032520325</text:p>
              </table:table-cell>
            </table:table-row>
            <table:table-row>
              <table:table-cell office:value-type="string">
                <text:p>579</text:p>
              </table:table-cell>
              <table:table-cell office:value-type="float" office:value="0.853242320819113">
                <text:p>0.853242320819113</text:p>
              </table:table-cell>
              <table:table-cell office:value-type="float" office:value="1.34982935153584">
                <text:p>1.34982935153584</text:p>
              </table:table-cell>
            </table:table-row>
            <table:table-row>
              <table:table-cell office:value-type="string">
                <text:p>580</text:p>
              </table:table-cell>
              <table:table-cell office:value-type="float" office:value="0.858369098712446">
                <text:p>0.858369098712446</text:p>
              </table:table-cell>
              <table:table-cell office:value-type="float" office:value="1.38283261802575">
                <text:p>1.38283261802575</text:p>
              </table:table-cell>
            </table:table-row>
            <table:table-row>
              <table:table-cell office:value-type="string">
                <text:p>581</text:p>
              </table:table-cell>
              <table:table-cell office:value-type="float" office:value="13.5478408128704">
                <text:p>13.5478408128704</text:p>
              </table:table-cell>
              <table:table-cell office:value-type="float" office:value="1.49195596951736">
                <text:p>1.49195596951736</text:p>
              </table:table-cell>
            </table:table-row>
            <table:table-row>
              <table:table-cell office:value-type="string">
                <text:p>582</text:p>
              </table:table-cell>
              <table:table-cell office:value-type="float" office:value="7.68573868488471">
                <text:p>7.68573868488471</text:p>
              </table:table-cell>
              <table:table-cell office:value-type="float" office:value="1.41673783091375">
                <text:p>1.41673783091375</text:p>
              </table:table-cell>
            </table:table-row>
            <table:table-row>
              <table:table-cell office:value-type="string">
                <text:p>583</text:p>
              </table:table-cell>
              <table:table-cell office:value-type="float" office:value="6.5359477124183">
                <text:p>6.5359477124183</text:p>
              </table:table-cell>
              <table:table-cell office:value-type="float" office:value="1.44662309368192">
                <text:p>1.44662309368192</text:p>
              </table:table-cell>
            </table:table-row>
            <table:table-row>
              <table:table-cell office:value-type="string">
                <text:p>584</text:p>
              </table:table-cell>
              <table:table-cell office:value-type="float" office:value="0.868055555555556">
                <text:p>0.868055555555556</text:p>
              </table:table-cell>
              <table:table-cell office:value-type="float" office:value="1.29861111111111">
                <text:p>1.29861111111111</text:p>
              </table:table-cell>
            </table:table-row>
            <table:table-row>
              <table:table-cell office:value-type="string">
                <text:p>585</text:p>
              </table:table-cell>
              <table:table-cell office:value-type="float" office:value="3.33333333333333">
                <text:p>3.33333333333333</text:p>
              </table:table-cell>
              <table:table-cell office:value-type="float" office:value="1.40166666666667">
                <text:p>1.40166666666667</text:p>
              </table:table-cell>
            </table:table-row>
            <table:table-row>
              <table:table-cell office:value-type="string">
                <text:p>586</text:p>
              </table:table-cell>
              <table:table-cell office:value-type="float" office:value="3.3698399326032">
                <text:p>3.3698399326032</text:p>
              </table:table-cell>
              <table:table-cell office:value-type="float" office:value="1.3133951137321">
                <text:p>1.3133951137321</text:p>
              </table:table-cell>
            </table:table-row>
            <table:table-row>
              <table:table-cell office:value-type="string">
                <text:p>587</text:p>
              </table:table-cell>
              <table:table-cell office:value-type="float" office:value="0">
                <text:p>0</text:p>
              </table:table-cell>
              <table:table-cell office:value-type="float" office:value="1.20720108695652">
                <text:p>1.20720108695652</text:p>
              </table:table-cell>
            </table:table-row>
            <table:table-row>
              <table:table-cell office:value-type="string">
                <text:p>588</text:p>
              </table:table-cell>
              <table:table-cell office:value-type="float" office:value="0">
                <text:p>0</text:p>
              </table:table-cell>
              <table:table-cell office:value-type="float" office:value="1.24384615384615">
                <text:p>1.24384615384615</text:p>
              </table:table-cell>
            </table:table-row>
            <table:table-row>
              <table:table-cell office:value-type="string">
                <text:p>589</text:p>
              </table:table-cell>
              <table:table-cell office:value-type="float" office:value="0.216966804078976">
                <text:p>0.216966804078976</text:p>
              </table:table-cell>
              <table:table-cell office:value-type="float" office:value="1.15708396615318">
                <text:p>1.15708396615318</text:p>
              </table:table-cell>
            </table:table-row>
            <table:table-row>
              <table:table-cell office:value-type="string">
                <text:p>590</text:p>
              </table:table-cell>
              <table:table-cell office:value-type="float" office:value="0">
                <text:p>0</text:p>
              </table:table-cell>
              <table:table-cell office:value-type="float" office:value="0.0897774424745379">
                <text:p>0.0897774424745379</text:p>
              </table:table-cell>
            </table:table-row>
            <table:table-row>
              <table:table-cell office:value-type="string">
                <text:p>591</text:p>
              </table:table-cell>
              <table:table-cell office:value-type="float" office:value="0">
                <text:p>0</text:p>
              </table:table-cell>
              <table:table-cell office:value-type="float" office:value="1.25245098039216">
                <text:p>1.25245098039216</text:p>
              </table:table-cell>
            </table:table-row>
            <table:table-row>
              <table:table-cell office:value-type="string">
                <text:p>592</text:p>
              </table:table-cell>
              <table:table-cell office:value-type="float" office:value="2.8328611898017">
                <text:p>2.8328611898017</text:p>
              </table:table-cell>
              <table:table-cell office:value-type="float" office:value="1.27974504249292">
                <text:p>1.27974504249292</text:p>
              </table:table-cell>
            </table:table-row>
            <table:table-row>
              <table:table-cell office:value-type="string">
                <text:p>593</text:p>
              </table:table-cell>
              <table:table-cell office:value-type="float" office:value="3.43938091143594">
                <text:p>3.43938091143594</text:p>
              </table:table-cell>
              <table:table-cell office:value-type="float" office:value="1.36801375752365">
                <text:p>1.36801375752365</text:p>
              </table:table-cell>
            </table:table-row>
            <table:table-row>
              <table:table-cell office:value-type="string">
                <text:p>594</text:p>
              </table:table-cell>
              <table:table-cell office:value-type="float" office:value="0">
                <text:p>0</text:p>
              </table:table-cell>
              <table:table-cell office:value-type="float" office:value="1.25086147484493">
                <text:p>1.25086147484493</text:p>
              </table:table-cell>
            </table:table-row>
            <table:table-row>
              <table:table-cell office:value-type="string">
                <text:p>595</text:p>
              </table:table-cell>
              <table:table-cell office:value-type="float" office:value="0.871839581517001">
                <text:p>0.871839581517001</text:p>
              </table:table-cell>
              <table:table-cell office:value-type="float" office:value="1.36878814298169">
                <text:p>1.36878814298169</text:p>
              </table:table-cell>
            </table:table-row>
            <table:table-row>
              <table:table-cell office:value-type="string">
                <text:p>596</text:p>
              </table:table-cell>
              <table:table-cell office:value-type="float" office:value="0.848896434634974">
                <text:p>0.848896434634974</text:p>
              </table:table-cell>
              <table:table-cell office:value-type="float" office:value="1.34295415959253">
                <text:p>1.34295415959253</text:p>
              </table:table-cell>
            </table:table-row>
            <table:table-row>
              <table:table-cell office:value-type="string">
                <text:p>597</text:p>
              </table:table-cell>
              <table:table-cell office:value-type="float" office:value="0.86281276962899">
                <text:p>0.86281276962899</text:p>
              </table:table-cell>
              <table:table-cell office:value-type="float" office:value="1.3779119930975">
                <text:p>1.3779119930975</text:p>
              </table:table-cell>
            </table:table-row>
            <table:table-row>
              <table:table-cell office:value-type="string">
                <text:p>598</text:p>
              </table:table-cell>
              <table:table-cell office:value-type="float" office:value="0.868809730668983">
                <text:p>0.868809730668983</text:p>
              </table:table-cell>
              <table:table-cell office:value-type="float" office:value="1.36229365768897">
                <text:p>1.36229365768897</text:p>
              </table:table-cell>
            </table:table-row>
            <table:table-row>
              <table:table-cell office:value-type="string">
                <text:p>599</text:p>
              </table:table-cell>
              <table:table-cell office:value-type="float" office:value="7.27566693613581">
                <text:p>7.27566693613581</text:p>
              </table:table-cell>
              <table:table-cell office:value-type="float" office:value="1.40743734842361">
                <text:p>1.40743734842361</text:p>
              </table:table-cell>
            </table:table-row>
            <table:table-row>
              <table:table-cell office:value-type="string">
                <text:p>600</text:p>
              </table:table-cell>
              <table:table-cell office:value-type="float" office:value="3.51493848857645">
                <text:p>3.51493848857645</text:p>
              </table:table-cell>
              <table:table-cell office:value-type="float" office:value="1.402460456942">
                <text:p>1.402460456942</text:p>
              </table:table-cell>
            </table:table-row>
            <table:table-row>
              <table:table-cell office:value-type="string">
                <text:p>601</text:p>
              </table:table-cell>
              <table:table-cell office:value-type="float" office:value="0">
                <text:p>0</text:p>
              </table:table-cell>
              <table:table-cell office:value-type="float" office:value="1.3375">
                <text:p>1.3375</text:p>
              </table:table-cell>
            </table:table-row>
            <table:table-row>
              <table:table-cell office:value-type="string">
                <text:p>602</text:p>
              </table:table-cell>
              <table:table-cell office:value-type="float" office:value="0">
                <text:p>0</text:p>
              </table:table-cell>
              <table:table-cell office:value-type="float" office:value="1.22872340425532">
                <text:p>1.22872340425532</text:p>
              </table:table-cell>
            </table:table-row>
            <table:table-row>
              <table:table-cell office:value-type="string">
                <text:p>603</text:p>
              </table:table-cell>
              <table:table-cell office:value-type="float" office:value="25.0871080139373">
                <text:p>25.0871080139373</text:p>
              </table:table-cell>
              <table:table-cell office:value-type="float" office:value="1.38954703832753">
                <text:p>1.38954703832753</text:p>
              </table:table-cell>
            </table:table-row>
            <table:table-row>
              <table:table-cell office:value-type="string">
                <text:p>604</text:p>
              </table:table-cell>
              <table:table-cell office:value-type="float" office:value="0">
                <text:p>0</text:p>
              </table:table-cell>
              <table:table-cell office:value-type="float" office:value="1.28969790859799">
                <text:p>1.28969790859799</text:p>
              </table:table-cell>
            </table:table-row>
            <table:table-row>
              <table:table-cell office:value-type="string">
                <text:p>605</text:p>
              </table:table-cell>
              <table:table-cell office:value-type="float" office:value="24.8618784530387">
                <text:p>24.8618784530387</text:p>
              </table:table-cell>
              <table:table-cell office:value-type="float" office:value="1.59875690607735">
                <text:p>1.59875690607735</text:p>
              </table:table-cell>
            </table:table-row>
            <table:table-row>
              <table:table-cell office:value-type="string">
                <text:p>606</text:p>
              </table:table-cell>
              <table:table-cell office:value-type="float" office:value="0.836120401337793">
                <text:p>0.836120401337793</text:p>
              </table:table-cell>
              <table:table-cell office:value-type="float" office:value="1.33277591973244">
                <text:p>1.33277591973244</text:p>
              </table:table-cell>
            </table:table-row>
            <table:table-row>
              <table:table-cell office:value-type="string">
                <text:p>607</text:p>
              </table:table-cell>
              <table:table-cell office:value-type="float" office:value="602.397081813445">
                <text:p>602.397081813445</text:p>
              </table:table-cell>
              <table:table-cell office:value-type="float" office:value="2.69359041167275">
                <text:p>2.69359041167275</text:p>
              </table:table-cell>
            </table:table-row>
            <table:table-row>
              <table:table-cell office:value-type="string">
                <text:p>608</text:p>
              </table:table-cell>
              <table:table-cell office:value-type="float" office:value="0">
                <text:p>0</text:p>
              </table:table-cell>
              <table:table-cell office:value-type="float" office:value="1.28149300155521">
                <text:p>1.28149300155521</text:p>
              </table:table-cell>
            </table:table-row>
            <table:table-row>
              <table:table-cell office:value-type="string">
                <text:p>609</text:p>
              </table:table-cell>
              <table:table-cell office:value-type="float" office:value="0.840336134453782">
                <text:p>0.840336134453782</text:p>
              </table:table-cell>
              <table:table-cell office:value-type="float" office:value="1.33865546218487">
                <text:p>1.33865546218487</text:p>
              </table:table-cell>
            </table:table-row>
            <table:table-row>
              <table:table-cell office:value-type="string">
                <text:p>610</text:p>
              </table:table-cell>
              <table:table-cell office:value-type="float" office:value="6.20689655172414">
                <text:p>6.20689655172414</text:p>
              </table:table-cell>
              <table:table-cell office:value-type="float" office:value="1.35724137931034">
                <text:p>1.35724137931034</text:p>
              </table:table-cell>
            </table:table-row>
            <table:table-row>
              <table:table-cell office:value-type="string">
                <text:p>611</text:p>
              </table:table-cell>
              <table:table-cell office:value-type="float" office:value="18.6846038863976">
                <text:p>18.6846038863976</text:p>
              </table:table-cell>
              <table:table-cell office:value-type="float" office:value="1.47982062780269">
                <text:p>1.47982062780269</text:p>
              </table:table-cell>
            </table:table-row>
            <table:table-row>
              <table:table-cell office:value-type="string">
                <text:p>612</text:p>
              </table:table-cell>
              <table:table-cell office:value-type="float" office:value="0.867302688638335">
                <text:p>0.867302688638335</text:p>
              </table:table-cell>
              <table:table-cell office:value-type="float" office:value="1.29488291413703">
                <text:p>1.29488291413703</text:p>
              </table:table-cell>
            </table:table-row>
            <table:table-row>
              <table:table-cell office:value-type="string">
                <text:p>613</text:p>
              </table:table-cell>
              <table:table-cell office:value-type="float" office:value="3.38409475465313">
                <text:p>3.38409475465313</text:p>
              </table:table-cell>
              <table:table-cell office:value-type="float" office:value="1.35363790186125">
                <text:p>1.35363790186125</text:p>
              </table:table-cell>
            </table:table-row>
            <table:table-row>
              <table:table-cell office:value-type="string">
                <text:p>614</text:p>
              </table:table-cell>
              <table:table-cell office:value-type="float" office:value="59.7785977859779">
                <text:p>59.7785977859779</text:p>
              </table:table-cell>
              <table:table-cell office:value-type="float" office:value="1.45461254612546">
                <text:p>1.45461254612546</text:p>
              </table:table-cell>
            </table:table-row>
            <table:table-row>
              <table:table-cell office:value-type="string">
                <text:p>615</text:p>
              </table:table-cell>
              <table:table-cell office:value-type="float" office:value="0">
                <text:p>0</text:p>
              </table:table-cell>
              <table:table-cell office:value-type="float" office:value="1.18981481481481">
                <text:p>1.18981481481481</text:p>
              </table:table-cell>
            </table:table-row>
            <table:table-row>
              <table:table-cell office:value-type="string">
                <text:p>616</text:p>
              </table:table-cell>
              <table:table-cell office:value-type="float" office:value="379.48350071736">
                <text:p>379.48350071736</text:p>
              </table:table-cell>
              <table:table-cell office:value-type="float" office:value="2.2116212338594">
                <text:p>2.2116212338594</text:p>
              </table:table-cell>
            </table:table-row>
            <table:table-row>
              <table:table-cell office:value-type="string">
                <text:p>617</text:p>
              </table:table-cell>
              <table:table-cell office:value-type="float" office:value="375.977256574272">
                <text:p>375.977256574272</text:p>
              </table:table-cell>
              <table:table-cell office:value-type="float" office:value="2.34754797441365">
                <text:p>2.34754797441365</text:p>
              </table:table-cell>
            </table:table-row>
            <table:table-row>
              <table:table-cell office:value-type="string">
                <text:p>618</text:p>
              </table:table-cell>
              <table:table-cell office:value-type="float" office:value="303.317535545024">
                <text:p>303.317535545024</text:p>
              </table:table-cell>
              <table:table-cell office:value-type="float" office:value="1.89310163243813">
                <text:p>1.89310163243813</text:p>
              </table:table-cell>
            </table:table-row>
            <table:table-row>
              <table:table-cell office:value-type="string">
                <text:p>619</text:p>
              </table:table-cell>
              <table:table-cell office:value-type="float" office:value="380.301941049605">
                <text:p>380.301941049605</text:p>
              </table:table-cell>
              <table:table-cell office:value-type="float" office:value="2.12365204888569">
                <text:p>2.12365204888569</text:p>
              </table:table-cell>
            </table:table-row>
            <table:table-row>
              <table:table-cell office:value-type="string">
                <text:p>620</text:p>
              </table:table-cell>
              <table:table-cell office:value-type="float" office:value="9.93788819875777">
                <text:p>9.93788819875777</text:p>
              </table:table-cell>
              <table:table-cell office:value-type="float" office:value="1.92981366459627">
                <text:p>1.92981366459627</text:p>
              </table:table-cell>
            </table:table-row>
            <table:table-row>
              <table:table-cell office:value-type="string">
                <text:p>621</text:p>
              </table:table-cell>
              <table:table-cell office:value-type="float" office:value="0.876424189307625">
                <text:p>0.876424189307625</text:p>
              </table:table-cell>
              <table:table-cell office:value-type="float" office:value="1.34180543382997">
                <text:p>1.34180543382997</text:p>
              </table:table-cell>
            </table:table-row>
            <table:table-row>
              <table:table-cell office:value-type="string">
                <text:p>622</text:p>
              </table:table-cell>
              <table:table-cell office:value-type="float" office:value="0.889679715302491">
                <text:p>0.889679715302491</text:p>
              </table:table-cell>
              <table:table-cell office:value-type="float" office:value="1.37099644128114">
                <text:p>1.37099644128114</text:p>
              </table:table-cell>
            </table:table-row>
            <table:table-row>
              <table:table-cell office:value-type="string">
                <text:p>623</text:p>
              </table:table-cell>
              <table:table-cell office:value-type="float" office:value="11.134307585247">
                <text:p>11.134307585247</text:p>
              </table:table-cell>
              <table:table-cell office:value-type="float" office:value="1.41892832289492">
                <text:p>1.41892832289492</text:p>
              </table:table-cell>
            </table:table-row>
            <table:table-row>
              <table:table-cell office:value-type="string">
                <text:p>624</text:p>
              </table:table-cell>
              <table:table-cell office:value-type="float" office:value="44.0165061898212">
                <text:p>44.0165061898212</text:p>
              </table:table-cell>
              <table:table-cell office:value-type="float" office:value="1.38995873452545">
                <text:p>1.38995873452545</text:p>
              </table:table-cell>
            </table:table-row>
            <table:table-row>
              <table:table-cell office:value-type="string">
                <text:p>625</text:p>
              </table:table-cell>
              <table:table-cell office:value-type="float" office:value="2.94985250737463">
                <text:p>2.94985250737463</text:p>
              </table:table-cell>
              <table:table-cell office:value-type="float" office:value="1.45575221238938">
                <text:p>1.45575221238938</text:p>
              </table:table-cell>
            </table:table-row>
            <table:table-row>
              <table:table-cell office:value-type="string">
                <text:p>626</text:p>
              </table:table-cell>
              <table:table-cell office:value-type="float" office:value="2.96515937731653">
                <text:p>2.96515937731653</text:p>
              </table:table-cell>
              <table:table-cell office:value-type="float" office:value="1.38028169014085">
                <text:p>1.38028169014085</text:p>
              </table:table-cell>
            </table:table-row>
            <table:table-row>
              <table:table-cell office:value-type="string">
                <text:p>627</text:p>
              </table:table-cell>
              <table:table-cell office:value-type="float" office:value="26.9259536275243">
                <text:p>26.9259536275243</text:p>
              </table:table-cell>
              <table:table-cell office:value-type="float" office:value="1.46297681376215">
                <text:p>1.46297681376215</text:p>
              </table:table-cell>
            </table:table-row>
            <table:table-row>
              <table:table-cell office:value-type="string">
                <text:p>628</text:p>
              </table:table-cell>
              <table:table-cell office:value-type="float" office:value="27.9503105590062">
                <text:p>27.9503105590062</text:p>
              </table:table-cell>
              <table:table-cell office:value-type="float" office:value="1.50931677018634">
                <text:p>1.50931677018634</text:p>
              </table:table-cell>
            </table:table-row>
            <table:table-row>
              <table:table-cell office:value-type="string">
                <text:p>629</text:p>
              </table:table-cell>
              <table:table-cell office:value-type="float" office:value="28.548770816812">
                <text:p>28.548770816812</text:p>
              </table:table-cell>
              <table:table-cell office:value-type="float" office:value="1.55114988104679">
                <text:p>1.55114988104679</text:p>
              </table:table-cell>
            </table:table-row>
            <table:table-row>
              <table:table-cell office:value-type="string">
                <text:p>630</text:p>
              </table:table-cell>
              <table:table-cell office:value-type="float" office:value="6.7618332081142">
                <text:p>6.7618332081142</text:p>
              </table:table-cell>
              <table:table-cell office:value-type="float" office:value="1.41172051089406">
                <text:p>1.41172051089406</text:p>
              </table:table-cell>
            </table:table-row>
            <table:table-row>
              <table:table-cell office:value-type="string">
                <text:p>631</text:p>
              </table:table-cell>
              <table:table-cell office:value-type="float" office:value="6.82852807283763">
                <text:p>6.82852807283763</text:p>
              </table:table-cell>
              <table:table-cell office:value-type="float" office:value="1.34370257966616">
                <text:p>1.34370257966616</text:p>
              </table:table-cell>
            </table:table-row>
            <table:table-row>
              <table:table-cell office:value-type="string">
                <text:p>632</text:p>
              </table:table-cell>
              <table:table-cell office:value-type="float" office:value="3.34728033472803">
                <text:p>3.34728033472803</text:p>
              </table:table-cell>
              <table:table-cell office:value-type="float" office:value="1.33640167364017">
                <text:p>1.33640167364017</text:p>
              </table:table-cell>
            </table:table-row>
            <table:table-row>
              <table:table-cell office:value-type="string">
                <text:p>633</text:p>
              </table:table-cell>
              <table:table-cell office:value-type="float" office:value="3.47826086956522">
                <text:p>3.47826086956522</text:p>
              </table:table-cell>
              <table:table-cell office:value-type="float" office:value="1.39217391304348">
                <text:p>1.39217391304348</text:p>
              </table:table-cell>
            </table:table-row>
            <table:table-row>
              <table:table-cell office:value-type="string">
                <text:p>634</text:p>
              </table:table-cell>
              <table:table-cell office:value-type="float" office:value="600.28551034975">
                <text:p>600.28551034975</text:p>
              </table:table-cell>
              <table:table-cell office:value-type="float" office:value="2.60528194147038">
                <text:p>2.60528194147038</text:p>
              </table:table-cell>
            </table:table-row>
            <table:table-row>
              <table:table-cell office:value-type="string">
                <text:p>635</text:p>
              </table:table-cell>
              <table:table-cell office:value-type="float" office:value="0.513610683102209">
                <text:p>0.513610683102209</text:p>
              </table:table-cell>
              <table:table-cell office:value-type="float" office:value="1.05495634309194">
                <text:p>1.05495634309194</text:p>
              </table:table-cell>
            </table:table-row>
            <table:table-row>
              <table:table-cell office:value-type="string">
                <text:p>636</text:p>
              </table:table-cell>
              <table:table-cell office:value-type="float" office:value="0">
                <text:p>0</text:p>
              </table:table-cell>
              <table:table-cell office:value-type="float" office:value="1.24950099800399">
                <text:p>1.24950099800399</text:p>
              </table:table-cell>
            </table:table-row>
            <table:table-row>
              <table:table-cell office:value-type="string">
                <text:p>637</text:p>
              </table:table-cell>
              <table:table-cell office:value-type="float" office:value="0.969461948618517">
                <text:p>0.969461948618517</text:p>
              </table:table-cell>
              <table:table-cell office:value-type="float" office:value="1.81362094037809">
                <text:p>1.81362094037809</text:p>
              </table:table-cell>
            </table:table-row>
            <table:table-row>
              <table:table-cell office:value-type="string">
                <text:p>638</text:p>
              </table:table-cell>
              <table:table-cell office:value-type="float" office:value="2.08550573514077">
                <text:p>2.08550573514077</text:p>
              </table:table-cell>
              <table:table-cell office:value-type="float" office:value="1.02554744525547">
                <text:p>1.02554744525547</text:p>
              </table:table-cell>
            </table:table-row>
            <table:table-row>
              <table:table-cell office:value-type="string">
                <text:p>639</text:p>
              </table:table-cell>
              <table:table-cell office:value-type="float" office:value="2.96247531270573">
                <text:p>2.96247531270573</text:p>
              </table:table-cell>
              <table:table-cell office:value-type="float" office:value="2.07998683344305">
                <text:p>2.07998683344305</text:p>
              </table:table-cell>
            </table:table-row>
            <table:table-row>
              <table:table-cell office:value-type="string">
                <text:p>640</text:p>
              </table:table-cell>
              <table:table-cell office:value-type="float" office:value="0.519480519480519">
                <text:p>0.519480519480519</text:p>
              </table:table-cell>
              <table:table-cell office:value-type="float" office:value="1.05662337662338">
                <text:p>1.05662337662338</text:p>
              </table:table-cell>
            </table:table-row>
            <table:table-row>
              <table:table-cell office:value-type="string">
                <text:p>641</text:p>
              </table:table-cell>
              <table:table-cell office:value-type="float" office:value="0.51975051975052">
                <text:p>0.51975051975052</text:p>
              </table:table-cell>
              <table:table-cell office:value-type="float" office:value="0.984407484407484">
                <text:p>0.984407484407484</text:p>
              </table:table-cell>
            </table:table-row>
            <table:table-row>
              <table:table-cell office:value-type="string">
                <text:p>642</text:p>
              </table:table-cell>
              <table:table-cell office:value-type="float" office:value="0.53850296176629">
                <text:p>0.53850296176629</text:p>
              </table:table-cell>
              <table:table-cell office:value-type="float" office:value="1.05654281098546">
                <text:p>1.05654281098546</text:p>
              </table:table-cell>
            </table:table-row>
            <table:table-row>
              <table:table-cell office:value-type="string">
                <text:p>643</text:p>
              </table:table-cell>
              <table:table-cell office:value-type="float" office:value="0.251698968034231">
                <text:p>0.251698968034231</text:p>
              </table:table-cell>
              <table:table-cell office:value-type="float" office:value="1.7558520010068">
                <text:p>1.7558520010068</text:p>
              </table:table-cell>
            </table:table-row>
            <table:table-row>
              <table:table-cell office:value-type="string">
                <text:p>644</text:p>
              </table:table-cell>
              <table:table-cell office:value-type="float" office:value="0.272702481592582">
                <text:p>0.272702481592582</text:p>
              </table:table-cell>
              <table:table-cell office:value-type="float" office:value="1.51049904554131">
                <text:p>1.51049904554131</text:p>
              </table:table-cell>
            </table:table-row>
            <table:table-row>
              <table:table-cell office:value-type="string">
                <text:p>645</text:p>
              </table:table-cell>
              <table:table-cell office:value-type="float" office:value="14.1884222474461">
                <text:p>14.1884222474461</text:p>
              </table:table-cell>
              <table:table-cell office:value-type="float" office:value="2.92395005675369">
                <text:p>2.92395005675369</text:p>
              </table:table-cell>
            </table:table-row>
            <table:table-row>
              <table:table-cell office:value-type="string">
                <text:p>646</text:p>
              </table:table-cell>
              <table:table-cell office:value-type="float" office:value="5.29450694904037">
                <text:p>5.29450694904037</text:p>
              </table:table-cell>
              <table:table-cell office:value-type="float" office:value="1.4559894109861">
                <text:p>1.4559894109861</text:p>
              </table:table-cell>
            </table:table-row>
            <table:table-row>
              <table:table-cell office:value-type="string">
                <text:p>647</text:p>
              </table:table-cell>
              <table:table-cell office:value-type="float" office:value="0">
                <text:p>0</text:p>
              </table:table-cell>
              <table:table-cell office:value-type="float" office:value="1.16328066215199">
                <text:p>1.16328066215199</text:p>
              </table:table-cell>
            </table:table-row>
            <table:table-row>
              <table:table-cell office:value-type="string">
                <text:p>648</text:p>
              </table:table-cell>
              <table:table-cell office:value-type="float" office:value="12.4397055090124">
                <text:p>12.4397055090124</text:p>
              </table:table-cell>
              <table:table-cell office:value-type="float" office:value="5.81772023356182">
                <text:p>5.81772023356182</text:p>
              </table:table-cell>
            </table:table-row>
            <table:table-row>
              <table:table-cell office:value-type="string">
                <text:p>649</text:p>
              </table:table-cell>
              <table:table-cell office:value-type="float" office:value="0.874125874125874">
                <text:p>0.874125874125874</text:p>
              </table:table-cell>
              <table:table-cell office:value-type="float" office:value="1.31293706293706">
                <text:p>1.31293706293706</text:p>
              </table:table-cell>
            </table:table-row>
            <table:table-row>
              <table:table-cell office:value-type="string">
                <text:p>650</text:p>
              </table:table-cell>
              <table:table-cell office:value-type="float" office:value="0.874890638670166">
                <text:p>0.874890638670166</text:p>
              </table:table-cell>
              <table:table-cell office:value-type="float" office:value="1.39107611548556">
                <text:p>1.39107611548556</text:p>
              </table:table-cell>
            </table:table-row>
            <table:table-row>
              <table:table-cell office:value-type="string">
                <text:p>651</text:p>
              </table:table-cell>
              <table:table-cell office:value-type="float" office:value="0.86281276962899">
                <text:p>0.86281276962899</text:p>
              </table:table-cell>
              <table:table-cell office:value-type="float" office:value="1.34081104400345">
                <text:p>1.34081104400345</text:p>
              </table:table-cell>
            </table:table-row>
            <table:table-row>
              <table:table-cell office:value-type="string">
                <text:p>652</text:p>
              </table:table-cell>
              <table:table-cell office:value-type="float" office:value="7.85340314136126">
                <text:p>7.85340314136126</text:p>
              </table:table-cell>
              <table:table-cell office:value-type="float" office:value="1.41448516579407">
                <text:p>1.41448516579407</text:p>
              </table:table-cell>
            </table:table-row>
            <table:table-row>
              <table:table-cell office:value-type="string">
                <text:p>653</text:p>
              </table:table-cell>
              <table:table-cell office:value-type="float" office:value="443.419949706622">
                <text:p>443.419949706622</text:p>
              </table:table-cell>
              <table:table-cell office:value-type="float" office:value="2.28499580888516">
                <text:p>2.28499580888516</text:p>
              </table:table-cell>
            </table:table-row>
            <table:table-row>
              <table:table-cell office:value-type="string">
                <text:p>654</text:p>
              </table:table-cell>
              <table:table-cell office:value-type="float" office:value="7.7720207253886">
                <text:p>7.7720207253886</text:p>
              </table:table-cell>
              <table:table-cell office:value-type="float" office:value="1.38428324697755">
                <text:p>1.38428324697755</text:p>
              </table:table-cell>
            </table:table-row>
            <table:table-row>
              <table:table-cell office:value-type="string">
                <text:p>655</text:p>
              </table:table-cell>
              <table:table-cell office:value-type="float" office:value="3.42759211653813">
                <text:p>3.42759211653813</text:p>
              </table:table-cell>
              <table:table-cell office:value-type="float" office:value="1.3350471293916">
                <text:p>1.3350471293916</text:p>
              </table:table-cell>
            </table:table-row>
            <table:table-row>
              <table:table-cell office:value-type="string">
                <text:p>656</text:p>
              </table:table-cell>
              <table:table-cell office:value-type="float" office:value="7.66609880749574">
                <text:p>7.66609880749574</text:p>
              </table:table-cell>
              <table:table-cell office:value-type="float" office:value="1.46252129471891">
                <text:p>1.46252129471891</text:p>
              </table:table-cell>
            </table:table-row>
            <table:table-row>
              <table:table-cell office:value-type="string">
                <text:p>657</text:p>
              </table:table-cell>
              <table:table-cell office:value-type="float" office:value="4.76442562202223">
                <text:p>4.76442562202223</text:p>
              </table:table-cell>
              <table:table-cell office:value-type="float" office:value="0.976707252514558">
                <text:p>0.976707252514558</text:p>
              </table:table-cell>
            </table:table-row>
            <table:table-row>
              <table:table-cell office:value-type="string">
                <text:p>658</text:p>
              </table:table-cell>
              <table:table-cell office:value-type="float" office:value="3.49040139616056">
                <text:p>3.49040139616056</text:p>
              </table:table-cell>
              <table:table-cell office:value-type="float" office:value="1.3935427574171">
                <text:p>1.3935427574171</text:p>
              </table:table-cell>
            </table:table-row>
            <table:table-row>
              <table:table-cell office:value-type="string">
                <text:p>659</text:p>
              </table:table-cell>
              <table:table-cell office:value-type="float" office:value="13.840830449827">
                <text:p>13.840830449827</text:p>
              </table:table-cell>
              <table:table-cell office:value-type="float" office:value="1.47145328719723">
                <text:p>1.47145328719723</text:p>
              </table:table-cell>
            </table:table-row>
            <table:table-row>
              <table:table-cell office:value-type="string">
                <text:p>660</text:p>
              </table:table-cell>
              <table:table-cell office:value-type="float" office:value="1.91570881226054">
                <text:p>1.91570881226054</text:p>
              </table:table-cell>
              <table:table-cell office:value-type="float" office:value="0.975095785440613">
                <text:p>0.975095785440613</text:p>
              </table:table-cell>
            </table:table-row>
            <table:table-row>
              <table:table-cell office:value-type="string">
                <text:p>661</text:p>
              </table:table-cell>
              <table:table-cell office:value-type="float" office:value="3.40715502555366">
                <text:p>3.40715502555366</text:p>
              </table:table-cell>
              <table:table-cell office:value-type="float" office:value="1.28194207836457">
                <text:p>1.28194207836457</text:p>
              </table:table-cell>
            </table:table-row>
            <table:table-row>
              <table:table-cell office:value-type="string">
                <text:p>662</text:p>
              </table:table-cell>
              <table:table-cell office:value-type="float" office:value="13.6286201022147">
                <text:p>13.6286201022147</text:p>
              </table:table-cell>
              <table:table-cell office:value-type="float" office:value="1.45400340715503">
                <text:p>1.45400340715503</text:p>
              </table:table-cell>
            </table:table-row>
            <table:table-row>
              <table:table-cell office:value-type="string">
                <text:p>663</text:p>
              </table:table-cell>
              <table:table-cell office:value-type="float" office:value="0.874125874125874">
                <text:p>0.874125874125874</text:p>
              </table:table-cell>
              <table:table-cell office:value-type="float" office:value="1.37937062937063">
                <text:p>1.37937062937063</text:p>
              </table:table-cell>
            </table:table-row>
            <table:table-row>
              <table:table-cell office:value-type="string">
                <text:p>664</text:p>
              </table:table-cell>
              <table:table-cell office:value-type="float" office:value="11.7205813408345">
                <text:p>11.7205813408345</text:p>
              </table:table-cell>
              <table:table-cell office:value-type="float" office:value="0.96671354899203">
                <text:p>0.96671354899203</text:p>
              </table:table-cell>
            </table:table-row>
            <table:table-row>
              <table:table-cell office:value-type="string">
                <text:p>665</text:p>
              </table:table-cell>
              <table:table-cell office:value-type="float" office:value="4.64876033057851">
                <text:p>4.64876033057851</text:p>
              </table:table-cell>
              <table:table-cell office:value-type="float" office:value="0.974173553719008">
                <text:p>0.974173553719008</text:p>
              </table:table-cell>
            </table:table-row>
            <table:table-row>
              <table:table-cell office:value-type="string">
                <text:p>666</text:p>
              </table:table-cell>
              <table:table-cell office:value-type="float" office:value="1.98708395429707">
                <text:p>1.98708395429707</text:p>
              </table:table-cell>
              <table:table-cell office:value-type="float" office:value="0.998509687034277">
                <text:p>0.998509687034277</text:p>
              </table:table-cell>
            </table:table-row>
            <table:table-row>
              <table:table-cell office:value-type="string">
                <text:p>667</text:p>
              </table:table-cell>
              <table:table-cell office:value-type="float" office:value="8.17577925396014">
                <text:p>8.17577925396014</text:p>
              </table:table-cell>
              <table:table-cell office:value-type="float" office:value="1.0148185998978">
                <text:p>1.0148185998978</text:p>
              </table:table-cell>
            </table:table-row>
            <table:table-row>
              <table:table-cell office:value-type="string">
                <text:p>668</text:p>
              </table:table-cell>
              <table:table-cell office:value-type="float" office:value="4.68505986465383">
                <text:p>4.68505986465383</text:p>
              </table:table-cell>
              <table:table-cell office:value-type="float" office:value="0.986985944820406">
                <text:p>0.986985944820406</text:p>
              </table:table-cell>
            </table:table-row>
            <table:table-row>
              <table:table-cell office:value-type="string">
                <text:p>669</text:p>
              </table:table-cell>
              <table:table-cell office:value-type="float" office:value="3.18809776833156">
                <text:p>3.18809776833156</text:p>
              </table:table-cell>
              <table:table-cell office:value-type="float" office:value="0.848388239461566">
                <text:p>0.848388239461566</text:p>
              </table:table-cell>
            </table:table-row>
            <table:table-row>
              <table:table-cell office:value-type="string">
                <text:p>670</text:p>
              </table:table-cell>
              <table:table-cell office:value-type="float" office:value="1.95503421309873">
                <text:p>1.95503421309873</text:p>
              </table:table-cell>
              <table:table-cell office:value-type="float" office:value="0.930596285434995">
                <text:p>0.930596285434995</text:p>
              </table:table-cell>
            </table:table-row>
            <table:table-row>
              <table:table-cell office:value-type="string">
                <text:p>671</text:p>
              </table:table-cell>
              <table:table-cell office:value-type="float" office:value="2.45248313917842">
                <text:p>2.45248313917842</text:p>
              </table:table-cell>
              <table:table-cell office:value-type="float" office:value="0.955855303494788">
                <text:p>0.955855303494788</text:p>
              </table:table-cell>
            </table:table-row>
            <table:table-row>
              <table:table-cell office:value-type="string">
                <text:p>672</text:p>
              </table:table-cell>
              <table:table-cell office:value-type="float" office:value="8.07265388496468">
                <text:p>8.07265388496468</text:p>
              </table:table-cell>
              <table:table-cell office:value-type="float" office:value="1.01362260343088">
                <text:p>1.01362260343088</text:p>
              </table:table-cell>
            </table:table-row>
            <table:table-row>
              <table:table-cell office:value-type="string">
                <text:p>673</text:p>
              </table:table-cell>
              <table:table-cell office:value-type="float" office:value="0.517866390471258">
                <text:p>0.517866390471258</text:p>
              </table:table-cell>
              <table:table-cell office:value-type="float" office:value="0.992749870533402">
                <text:p>0.992749870533402</text:p>
              </table:table-cell>
            </table:table-row>
            <table:table-row>
              <table:table-cell office:value-type="string">
                <text:p>674</text:p>
              </table:table-cell>
              <table:table-cell office:value-type="float" office:value="0.68073519400953">
                <text:p>0.68073519400953</text:p>
              </table:table-cell>
              <table:table-cell office:value-type="float" office:value="1.04765146358067">
                <text:p>1.04765146358067</text:p>
              </table:table-cell>
            </table:table-row>
            <table:table-row>
              <table:table-cell office:value-type="string">
                <text:p>675</text:p>
              </table:table-cell>
              <table:table-cell office:value-type="float" office:value="0.576701268742791">
                <text:p>0.576701268742791</text:p>
              </table:table-cell>
              <table:table-cell office:value-type="float" office:value="1.01787773933103">
                <text:p>1.01787773933103</text:p>
              </table:table-cell>
            </table:table-row>
            <table:table-row>
              <table:table-cell office:value-type="string">
                <text:p>676</text:p>
              </table:table-cell>
              <table:table-cell office:value-type="float" office:value="2.58732212160414">
                <text:p>2.58732212160414</text:p>
              </table:table-cell>
              <table:table-cell office:value-type="float" office:value="1.01617076326003">
                <text:p>1.01617076326003</text:p>
              </table:table-cell>
            </table:table-row>
            <table:table-row>
              <table:table-cell office:value-type="string">
                <text:p>677</text:p>
              </table:table-cell>
              <table:table-cell office:value-type="float" office:value="0.497512437810945">
                <text:p>0.497512437810945</text:p>
              </table:table-cell>
              <table:table-cell office:value-type="float" office:value="0.979601990049751">
                <text:p>0.979601990049751</text:p>
              </table:table-cell>
            </table:table-row>
            <table:table-row>
              <table:table-cell office:value-type="string">
                <text:p>678</text:p>
              </table:table-cell>
              <table:table-cell office:value-type="float" office:value="0.515463917525773">
                <text:p>0.515463917525773</text:p>
              </table:table-cell>
              <table:table-cell office:value-type="float" office:value="1.00567010309278">
                <text:p>1.00567010309278</text:p>
              </table:table-cell>
            </table:table-row>
            <table:table-row>
              <table:table-cell office:value-type="string">
                <text:p>679</text:p>
              </table:table-cell>
              <table:table-cell office:value-type="float" office:value="0.497265042267529">
                <text:p>0.497265042267529</text:p>
              </table:table-cell>
              <table:table-cell office:value-type="float" office:value="0.966683242168076">
                <text:p>0.966683242168076</text:p>
              </table:table-cell>
            </table:table-row>
            <table:table-row>
              <table:table-cell office:value-type="string">
                <text:p>680</text:p>
              </table:table-cell>
              <table:table-cell office:value-type="float" office:value="0.505561172901921">
                <text:p>0.505561172901921</text:p>
              </table:table-cell>
              <table:table-cell office:value-type="float" office:value="0.990899898887765">
                <text:p>0.990899898887765</text:p>
              </table:table-cell>
            </table:table-row>
            <table:table-row>
              <table:table-cell office:value-type="string">
                <text:p>681</text:p>
              </table:table-cell>
              <table:table-cell office:value-type="float" office:value="0.588235294117647">
                <text:p>0.588235294117647</text:p>
              </table:table-cell>
              <table:table-cell office:value-type="float" office:value="1.13941176470588">
                <text:p>1.13941176470588</text:p>
              </table:table-cell>
            </table:table-row>
            <table:table-row>
              <table:table-cell office:value-type="string">
                <text:p>682</text:p>
              </table:table-cell>
              <table:table-cell office:value-type="float" office:value="2.48138957816377">
                <text:p>2.48138957816377</text:p>
              </table:table-cell>
              <table:table-cell office:value-type="float" office:value="1.03908188585608">
                <text:p>1.03908188585608</text:p>
              </table:table-cell>
            </table:table-row>
            <table:table-row>
              <table:table-cell office:value-type="string">
                <text:p>683</text:p>
              </table:table-cell>
              <table:table-cell office:value-type="float" office:value="2.29753015508329">
                <text:p>2.29753015508329</text:p>
              </table:table-cell>
              <table:table-cell office:value-type="float" office:value="1.02067777139575">
                <text:p>1.02067777139575</text:p>
              </table:table-cell>
            </table:table-row>
            <table:table-row>
              <table:table-cell office:value-type="string">
                <text:p>684</text:p>
              </table:table-cell>
              <table:table-cell office:value-type="float" office:value="0.495294700346706">
                <text:p>0.495294700346706</text:p>
              </table:table-cell>
              <table:table-cell office:value-type="float" office:value="0.934621099554235">
                <text:p>0.934621099554235</text:p>
              </table:table-cell>
            </table:table-row>
            <table:table-row>
              <table:table-cell office:value-type="string">
                <text:p>685</text:p>
              </table:table-cell>
              <table:table-cell office:value-type="float" office:value="0.500500500500501">
                <text:p>0.500500500500501</text:p>
              </table:table-cell>
              <table:table-cell office:value-type="float" office:value="0.974474474474474">
                <text:p>0.974474474474474</text:p>
              </table:table-cell>
            </table:table-row>
            <table:table-row>
              <table:table-cell office:value-type="string">
                <text:p>686</text:p>
              </table:table-cell>
              <table:table-cell office:value-type="float" office:value="5.95632031767042">
                <text:p>5.95632031767042</text:p>
              </table:table-cell>
              <table:table-cell office:value-type="float" office:value="1.08868299139643">
                <text:p>1.08868299139643</text:p>
              </table:table-cell>
            </table:table-row>
            <table:table-row>
              <table:table-cell office:value-type="string">
                <text:p>687</text:p>
              </table:table-cell>
              <table:table-cell office:value-type="float" office:value="15.281173594132">
                <text:p>15.281173594132</text:p>
              </table:table-cell>
              <table:table-cell office:value-type="float" office:value="1.1179706601467">
                <text:p>1.1179706601467</text:p>
              </table:table-cell>
            </table:table-row>
            <table:table-row>
              <table:table-cell office:value-type="string">
                <text:p>688</text:p>
              </table:table-cell>
              <table:table-cell office:value-type="float" office:value="5.67465321563682">
                <text:p>5.67465321563682</text:p>
              </table:table-cell>
              <table:table-cell office:value-type="float" office:value="1.00882723833544">
                <text:p>1.00882723833544</text:p>
              </table:table-cell>
            </table:table-row>
            <table:table-row>
              <table:table-cell office:value-type="string">
                <text:p>689</text:p>
              </table:table-cell>
              <table:table-cell office:value-type="float" office:value="5.17836593785961">
                <text:p>5.17836593785961</text:p>
              </table:table-cell>
              <table:table-cell office:value-type="float" office:value="1.01668584579977">
                <text:p>1.01668584579977</text:p>
              </table:table-cell>
            </table:table-row>
            <table:table-row>
              <table:table-cell office:value-type="string">
                <text:p>690</text:p>
              </table:table-cell>
              <table:table-cell office:value-type="float" office:value="0.555247084952804">
                <text:p>0.555247084952804</text:p>
              </table:table-cell>
              <table:table-cell office:value-type="float" office:value="1.08439755691283">
                <text:p>1.08439755691283</text:p>
              </table:table-cell>
            </table:table-row>
            <table:table-row>
              <table:table-cell office:value-type="string">
                <text:p>691</text:p>
              </table:table-cell>
              <table:table-cell office:value-type="float" office:value="0.689655172413793">
                <text:p>0.689655172413793</text:p>
              </table:table-cell>
              <table:table-cell office:value-type="float" office:value="1.08">
                <text:p>1.08</text:p>
              </table:table-cell>
            </table:table-row>
            <table:table-row>
              <table:table-cell office:value-type="string">
                <text:p>692</text:p>
              </table:table-cell>
              <table:table-cell office:value-type="float" office:value="0.505305709954522">
                <text:p>0.505305709954522</text:p>
              </table:table-cell>
              <table:table-cell office:value-type="float" office:value="1.00505305709955">
                <text:p>1.00505305709955</text:p>
              </table:table-cell>
            </table:table-row>
            <table:table-row>
              <table:table-cell office:value-type="string">
                <text:p>693</text:p>
              </table:table-cell>
              <table:table-cell office:value-type="float" office:value="9.60960960960961">
                <text:p>9.60960960960961</text:p>
              </table:table-cell>
              <table:table-cell office:value-type="float" office:value="0.998198198198198">
                <text:p>0.998198198198198</text:p>
              </table:table-cell>
            </table:table-row>
            <table:table-row>
              <table:table-cell office:value-type="string">
                <text:p>694</text:p>
              </table:table-cell>
              <table:table-cell office:value-type="float" office:value="5.34441805225653">
                <text:p>5.34441805225653</text:p>
              </table:table-cell>
              <table:table-cell office:value-type="float" office:value="0.972684085510689">
                <text:p>0.972684085510689</text:p>
              </table:table-cell>
            </table:table-row>
            <table:table-row>
              <table:table-cell office:value-type="string">
                <text:p>695</text:p>
              </table:table-cell>
              <table:table-cell office:value-type="float" office:value="2.8169014084507">
                <text:p>2.8169014084507</text:p>
              </table:table-cell>
              <table:table-cell office:value-type="float" office:value="1.0612676056338">
                <text:p>1.0612676056338</text:p>
              </table:table-cell>
            </table:table-row>
            <table:table-row>
              <table:table-cell office:value-type="string">
                <text:p>696</text:p>
              </table:table-cell>
              <table:table-cell office:value-type="float" office:value="NaN">
                <text:p>NaN</text:p>
              </table:table-cell>
              <table:table-cell office:value-type="float" office:value="0.926829268292683">
                <text:p>0.926829268292683</text:p>
              </table:table-cell>
            </table:table-row>
            <table:table-row>
              <table:table-cell office:value-type="string">
                <text:p>697</text:p>
              </table:table-cell>
              <table:table-cell office:value-type="float" office:value="0.651465798045603">
                <text:p>0.651465798045603</text:p>
              </table:table-cell>
              <table:table-cell office:value-type="float" office:value="0.998045602605863">
                <text:p>0.998045602605863</text:p>
              </table:table-cell>
            </table:table-row>
            <table:table-row>
              <table:table-cell office:value-type="string">
                <text:p>698</text:p>
              </table:table-cell>
              <table:table-cell office:value-type="float" office:value="0.500250125062531">
                <text:p>0.500250125062531</text:p>
              </table:table-cell>
              <table:table-cell office:value-type="float" office:value="0.985992996498249">
                <text:p>0.985992996498249</text:p>
              </table:table-cell>
            </table:table-row>
            <table:table-row>
              <table:table-cell office:value-type="string">
                <text:p>699</text:p>
              </table:table-cell>
              <table:table-cell office:value-type="float" office:value="4.31861804222649">
                <text:p>4.31861804222649</text:p>
              </table:table-cell>
              <table:table-cell office:value-type="float" office:value="0.989923224568138">
                <text:p>0.989923224568138</text:p>
              </table:table-cell>
            </table:table-row>
            <table:table-row>
              <table:table-cell office:value-type="string">
                <text:p>700</text:p>
              </table:table-cell>
              <table:table-cell office:value-type="float" office:value="5.97609561752988">
                <text:p>5.97609561752988</text:p>
              </table:table-cell>
              <table:table-cell office:value-type="float" office:value="1.07104913678619">
                <text:p>1.07104913678619</text:p>
              </table:table-cell>
            </table:table-row>
            <table:table-row>
              <table:table-cell office:value-type="string">
                <text:p>701</text:p>
              </table:table-cell>
              <table:table-cell office:value-type="float" office:value="0.625782227784731">
                <text:p>0.625782227784731</text:p>
              </table:table-cell>
              <table:table-cell office:value-type="float" office:value="0.983729662077597">
                <text:p>0.983729662077597</text:p>
              </table:table-cell>
            </table:table-row>
            <table:table-row>
              <table:table-cell office:value-type="string">
                <text:p>702</text:p>
              </table:table-cell>
              <table:table-cell office:value-type="float" office:value="0.519480519480519">
                <text:p>0.519480519480519</text:p>
              </table:table-cell>
              <table:table-cell office:value-type="float" office:value="1.02285714285714">
                <text:p>1.02285714285714</text:p>
              </table:table-cell>
            </table:table-row>
            <table:table-row>
              <table:table-cell office:value-type="string">
                <text:p>703</text:p>
              </table:table-cell>
              <table:table-cell office:value-type="float" office:value="1.54738878143133">
                <text:p>1.54738878143133</text:p>
              </table:table-cell>
              <table:table-cell office:value-type="float" office:value="1.07040618955513">
                <text:p>1.07040618955513</text:p>
              </table:table-cell>
            </table:table-row>
            <table:table-row>
              <table:table-cell office:value-type="string">
                <text:p>704</text:p>
              </table:table-cell>
              <table:table-cell office:value-type="float" office:value="0.516262261228704">
                <text:p>0.516262261228704</text:p>
              </table:table-cell>
              <table:table-cell office:value-type="float" office:value="1.01652039235932">
                <text:p>1.01652039235932</text:p>
              </table:table-cell>
            </table:table-row>
            <table:table-row>
              <table:table-cell office:value-type="string">
                <text:p>705</text:p>
              </table:table-cell>
              <table:table-cell office:value-type="float" office:value="0.547345374931582">
                <text:p>0.547345374931582</text:p>
              </table:table-cell>
              <table:table-cell office:value-type="float" office:value="0.992337164750958">
                <text:p>0.992337164750958</text:p>
              </table:table-cell>
            </table:table-row>
            <table:table-row>
              <table:table-cell office:value-type="string">
                <text:p>706</text:p>
              </table:table-cell>
              <table:table-cell office:value-type="float" office:value="2.02942668696093">
                <text:p>2.02942668696093</text:p>
              </table:table-cell>
              <table:table-cell office:value-type="float" office:value="0.995433789954338">
                <text:p>0.995433789954338</text:p>
              </table:table-cell>
            </table:table-row>
            <table:table-row>
              <table:table-cell office:value-type="string">
                <text:p>707</text:p>
              </table:table-cell>
              <table:table-cell office:value-type="float" office:value="7.8125">
                <text:p>7.8125</text:p>
              </table:table-cell>
              <table:table-cell office:value-type="float" office:value="0.955078125">
                <text:p>0.955078125</text:p>
              </table:table-cell>
            </table:table-row>
            <table:table-row>
              <table:table-cell office:value-type="string">
                <text:p>708</text:p>
              </table:table-cell>
              <table:table-cell office:value-type="float" office:value="0.51150895140665">
                <text:p>0.51150895140665</text:p>
              </table:table-cell>
              <table:table-cell office:value-type="float" office:value="1">
                <text:p>1</text:p>
              </table:table-cell>
            </table:table-row>
            <table:table-row>
              <table:table-cell office:value-type="string">
                <text:p>709</text:p>
              </table:table-cell>
              <table:table-cell office:value-type="float" office:value="0.658761528326746">
                <text:p>0.658761528326746</text:p>
              </table:table-cell>
              <table:table-cell office:value-type="float" office:value="1.06719367588933">
                <text:p>1.06719367588933</text:p>
              </table:table-cell>
            </table:table-row>
            <table:table-row>
              <table:table-cell office:value-type="string">
                <text:p>710</text:p>
              </table:table-cell>
              <table:table-cell office:value-type="float" office:value="5.12820512820513">
                <text:p>5.12820512820513</text:p>
              </table:table-cell>
              <table:table-cell office:value-type="float" office:value="1.03019943019943">
                <text:p>1.03019943019943</text:p>
              </table:table-cell>
            </table:table-row>
            <table:table-row>
              <table:table-cell office:value-type="string">
                <text:p>711</text:p>
              </table:table-cell>
              <table:table-cell office:value-type="float" office:value="2.66489007328448">
                <text:p>2.66489007328448</text:p>
              </table:table-cell>
              <table:table-cell office:value-type="float" office:value="1.145236508994">
                <text:p>1.145236508994</text:p>
              </table:table-cell>
            </table:table-row>
            <table:table-row>
              <table:table-cell office:value-type="string">
                <text:p>712</text:p>
              </table:table-cell>
              <table:table-cell office:value-type="float" office:value="12.7551020408163">
                <text:p>12.7551020408163</text:p>
              </table:table-cell>
              <table:table-cell office:value-type="float" office:value="1.04081632653061">
                <text:p>1.04081632653061</text:p>
              </table:table-cell>
            </table:table-row>
            <table:table-row>
              <table:table-cell office:value-type="string">
                <text:p>713</text:p>
              </table:table-cell>
              <table:table-cell office:value-type="float" office:value="12.6198889449773">
                <text:p>12.6198889449773</text:p>
              </table:table-cell>
              <table:table-cell office:value-type="float" office:value="0.986875315497224">
                <text:p>0.986875315497224</text:p>
              </table:table-cell>
            </table:table-row>
            <table:table-row>
              <table:table-cell office:value-type="string">
                <text:p>714</text:p>
              </table:table-cell>
              <table:table-cell office:value-type="float" office:value="0.516795865633075">
                <text:p>0.516795865633075</text:p>
              </table:table-cell>
              <table:table-cell office:value-type="float" office:value="0.990697674418605">
                <text:p>0.990697674418605</text:p>
              </table:table-cell>
            </table:table-row>
            <table:table-row>
              <table:table-cell office:value-type="string">
                <text:p>715</text:p>
              </table:table-cell>
              <table:table-cell office:value-type="float" office:value="0.533333333333333">
                <text:p>0.533333333333333</text:p>
              </table:table-cell>
              <table:table-cell office:value-type="float" office:value="1.01813333333333">
                <text:p>1.01813333333333</text:p>
              </table:table-cell>
            </table:table-row>
            <table:table-row>
              <table:table-cell office:value-type="string">
                <text:p>716</text:p>
              </table:table-cell>
              <table:table-cell office:value-type="float" office:value="0.505561172901921">
                <text:p>0.505561172901921</text:p>
              </table:table-cell>
              <table:table-cell office:value-type="float" office:value="1.22042467138524">
                <text:p>1.22042467138524</text:p>
              </table:table-cell>
            </table:table-row>
            <table:table-row>
              <table:table-cell office:value-type="string">
                <text:p>717</text:p>
              </table:table-cell>
              <table:table-cell office:value-type="float" office:value="0.475963826749167">
                <text:p>0.475963826749167</text:p>
              </table:table-cell>
              <table:table-cell office:value-type="float" office:value="0.937648738695859">
                <text:p>0.937648738695859</text:p>
              </table:table-cell>
            </table:table-row>
            <table:table-row>
              <table:table-cell office:value-type="string">
                <text:p>718</text:p>
              </table:table-cell>
              <table:table-cell office:value-type="float" office:value="4.72255017709563">
                <text:p>4.72255017709563</text:p>
              </table:table-cell>
              <table:table-cell office:value-type="float" office:value="0.934474616292798">
                <text:p>0.934474616292798</text:p>
              </table:table-cell>
            </table:table-row>
            <table:table-row>
              <table:table-cell office:value-type="string">
                <text:p>719</text:p>
              </table:table-cell>
              <table:table-cell office:value-type="float" office:value="0.612745098039216">
                <text:p>0.612745098039216</text:p>
              </table:table-cell>
              <table:table-cell office:value-type="float" office:value="1.06678921568627">
                <text:p>1.06678921568627</text:p>
              </table:table-cell>
            </table:table-row>
            <table:table-row>
              <table:table-cell office:value-type="string">
                <text:p>720</text:p>
              </table:table-cell>
              <table:table-cell office:value-type="float" office:value="0.458926112895824">
                <text:p>0.458926112895824</text:p>
              </table:table-cell>
              <table:table-cell office:value-type="float" office:value="1.04497475906379">
                <text:p>1.04497475906379</text:p>
              </table:table-cell>
            </table:table-row>
            <table:table-row>
              <table:table-cell office:value-type="string">
                <text:p>721</text:p>
              </table:table-cell>
              <table:table-cell office:value-type="float" office:value="0.535905680600214">
                <text:p>0.535905680600214</text:p>
              </table:table-cell>
              <table:table-cell office:value-type="float" office:value="1.0037513397642">
                <text:p>1.0037513397642</text:p>
              </table:table-cell>
            </table:table-row>
            <table:table-row>
              <table:table-cell office:value-type="string">
                <text:p>722</text:p>
              </table:table-cell>
              <table:table-cell office:value-type="float" office:value="0.317057704502219">
                <text:p>0.317057704502219</text:p>
              </table:table-cell>
              <table:table-cell office:value-type="float" office:value="1.23684210526316">
                <text:p>1.23684210526316</text:p>
              </table:table-cell>
            </table:table-row>
            <table:table-row>
              <table:table-cell office:value-type="string">
                <text:p>723</text:p>
              </table:table-cell>
              <table:table-cell office:value-type="float" office:value="2.088772845953">
                <text:p>2.088772845953</text:p>
              </table:table-cell>
              <table:table-cell office:value-type="float" office:value="1.04751958224543">
                <text:p>1.04751958224543</text:p>
              </table:table-cell>
            </table:table-row>
            <table:table-row>
              <table:table-cell office:value-type="string">
                <text:p>724</text:p>
              </table:table-cell>
              <table:table-cell office:value-type="float" office:value="7.72573635924674">
                <text:p>7.72573635924674</text:p>
              </table:table-cell>
              <table:table-cell office:value-type="float" office:value="1.0912602607436">
                <text:p>1.0912602607436</text:p>
              </table:table-cell>
            </table:table-row>
            <table:table-row>
              <table:table-cell office:value-type="string">
                <text:p>725</text:p>
              </table:table-cell>
              <table:table-cell office:value-type="float" office:value="1.98708395429707">
                <text:p>1.98708395429707</text:p>
              </table:table-cell>
              <table:table-cell office:value-type="float" office:value="1.00298062593145">
                <text:p>1.00298062593145</text:p>
              </table:table-cell>
            </table:table-row>
            <table:table-row>
              <table:table-cell office:value-type="string">
                <text:p>726</text:p>
              </table:table-cell>
              <table:table-cell office:value-type="float" office:value="0.657894736842105">
                <text:p>0.657894736842105</text:p>
              </table:table-cell>
              <table:table-cell office:value-type="float" office:value="1.06118421052632">
                <text:p>1.06118421052632</text:p>
              </table:table-cell>
            </table:table-row>
            <table:table-row>
              <table:table-cell office:value-type="string">
                <text:p>727</text:p>
              </table:table-cell>
              <table:table-cell office:value-type="float" office:value="2.04081632653061">
                <text:p>2.04081632653061</text:p>
              </table:table-cell>
              <table:table-cell office:value-type="float" office:value="0.957142857142857">
                <text:p>0.957142857142857</text:p>
              </table:table-cell>
            </table:table-row>
            <table:table-row>
              <table:table-cell office:value-type="string">
                <text:p>728</text:p>
              </table:table-cell>
              <table:table-cell office:value-type="float" office:value="0.34494653328734">
                <text:p>0.34494653328734</text:p>
              </table:table-cell>
              <table:table-cell office:value-type="float" office:value="0.997240427733701">
                <text:p>0.997240427733701</text:p>
              </table:table-cell>
            </table:table-row>
            <table:table-row>
              <table:table-cell office:value-type="string">
                <text:p>729</text:p>
              </table:table-cell>
              <table:table-cell office:value-type="float" office:value="1.97044334975369">
                <text:p>1.97044334975369</text:p>
              </table:table-cell>
              <table:table-cell office:value-type="float" office:value="0.966995073891625">
                <text:p>0.966995073891625</text:p>
              </table:table-cell>
            </table:table-row>
            <table:table-row>
              <table:table-cell office:value-type="string">
                <text:p>730</text:p>
              </table:table-cell>
              <table:table-cell office:value-type="float" office:value="12.2574055158325">
                <text:p>12.2574055158325</text:p>
              </table:table-cell>
              <table:table-cell office:value-type="float" office:value="1.02383384405856">
                <text:p>1.02383384405856</text:p>
              </table:table-cell>
            </table:table-row>
            <table:table-row>
              <table:table-cell office:value-type="string">
                <text:p>731</text:p>
              </table:table-cell>
              <table:table-cell office:value-type="float" office:value="1.6220600162206">
                <text:p>1.6220600162206</text:p>
              </table:table-cell>
              <table:table-cell office:value-type="float" office:value="1.16463909164639">
                <text:p>1.16463909164639</text:p>
              </table:table-cell>
            </table:table-row>
            <table:table-row>
              <table:table-cell office:value-type="string">
                <text:p>732</text:p>
              </table:table-cell>
              <table:table-cell office:value-type="float" office:value="1.65084605860504">
                <text:p>1.65084605860504</text:p>
              </table:table-cell>
              <table:table-cell office:value-type="float" office:value="1.05200165084606">
                <text:p>1.05200165084606</text:p>
              </table:table-cell>
            </table:table-row>
            <table:table-row>
              <table:table-cell office:value-type="string">
                <text:p>733</text:p>
              </table:table-cell>
              <table:table-cell office:value-type="float" office:value="0.482160077145612">
                <text:p>0.482160077145612</text:p>
              </table:table-cell>
              <table:table-cell office:value-type="float" office:value="1.07666345226615">
                <text:p>1.07666345226615</text:p>
              </table:table-cell>
            </table:table-row>
            <table:table-row>
              <table:table-cell office:value-type="string">
                <text:p>734</text:p>
              </table:table-cell>
              <table:table-cell office:value-type="float" office:value="0.512295081967213">
                <text:p>0.512295081967213</text:p>
              </table:table-cell>
              <table:table-cell office:value-type="float" office:value="1.01024590163934">
                <text:p>1.01024590163934</text:p>
              </table:table-cell>
            </table:table-row>
            <table:table-row>
              <table:table-cell office:value-type="string">
                <text:p>735</text:p>
              </table:table-cell>
              <table:table-cell office:value-type="float" office:value="0.539083557951482">
                <text:p>0.539083557951482</text:p>
              </table:table-cell>
              <table:table-cell office:value-type="float" office:value="1.05229110512129">
                <text:p>1.05229110512129</text:p>
              </table:table-cell>
            </table:table-row>
            <table:table-row>
              <table:table-cell office:value-type="string">
                <text:p>736</text:p>
              </table:table-cell>
              <table:table-cell office:value-type="float" office:value="0.485672656629432">
                <text:p>0.485672656629432</text:p>
              </table:table-cell>
              <table:table-cell office:value-type="float" office:value="0.977173385138417">
                <text:p>0.977173385138417</text:p>
              </table:table-cell>
            </table:table-row>
            <table:table-row>
              <table:table-cell office:value-type="string">
                <text:p>737</text:p>
              </table:table-cell>
              <table:table-cell office:value-type="float" office:value="0.378501135503407">
                <text:p>0.378501135503407</text:p>
              </table:table-cell>
              <table:table-cell office:value-type="float" office:value="1.08364875094625">
                <text:p>1.08364875094625</text:p>
              </table:table-cell>
            </table:table-row>
            <table:table-row>
              <table:table-cell office:value-type="string">
                <text:p>738</text:p>
              </table:table-cell>
              <table:table-cell office:value-type="float" office:value="1.73010380622837">
                <text:p>1.73010380622837</text:p>
              </table:table-cell>
              <table:table-cell office:value-type="float" office:value="0.888840830449827">
                <text:p>0.888840830449827</text:p>
              </table:table-cell>
            </table:table-row>
            <table:table-row>
              <table:table-cell office:value-type="string">
                <text:p>739</text:p>
              </table:table-cell>
              <table:table-cell office:value-type="float" office:value="0.522193211488251">
                <text:p>0.522193211488251</text:p>
              </table:table-cell>
              <table:table-cell office:value-type="float" office:value="1.00835509138381">
                <text:p>1.00835509138381</text:p>
              </table:table-cell>
            </table:table-row>
            <table:table-row>
              <table:table-cell office:value-type="string">
                <text:p>740</text:p>
              </table:table-cell>
              <table:table-cell office:value-type="float" office:value="0.562113546936481">
                <text:p>0.562113546936481</text:p>
              </table:table-cell>
              <table:table-cell office:value-type="float" office:value="0.997189432265317">
                <text:p>0.997189432265317</text:p>
              </table:table-cell>
            </table:table-row>
            <table:table-row>
              <table:table-cell office:value-type="string">
                <text:p>741</text:p>
              </table:table-cell>
              <table:table-cell office:value-type="float" office:value="0.510204081632653">
                <text:p>0.510204081632653</text:p>
              </table:table-cell>
              <table:table-cell office:value-type="float" office:value="1.00408163265306">
                <text:p>1.00408163265306</text:p>
              </table:table-cell>
            </table:table-row>
            <table:table-row>
              <table:table-cell office:value-type="string">
                <text:p>742</text:p>
              </table:table-cell>
              <table:table-cell office:value-type="float" office:value="0.547045951859956">
                <text:p>0.547045951859956</text:p>
              </table:table-cell>
              <table:table-cell office:value-type="float" office:value="1.07056892778993">
                <text:p>1.07056892778993</text:p>
              </table:table-cell>
            </table:table-row>
            <table:table-row>
              <table:table-cell office:value-type="string">
                <text:p>743</text:p>
              </table:table-cell>
              <table:table-cell office:value-type="float" office:value="2.1978021978022">
                <text:p>2.1978021978022</text:p>
              </table:table-cell>
              <table:table-cell office:value-type="float" office:value="0.928571428571429">
                <text:p>0.928571428571429</text:p>
              </table:table-cell>
            </table:table-row>
            <table:table-row>
              <table:table-cell office:value-type="string">
                <text:p>744</text:p>
              </table:table-cell>
              <table:table-cell office:value-type="float" office:value="0.687285223367698">
                <text:p>0.687285223367698</text:p>
              </table:table-cell>
              <table:table-cell office:value-type="float" office:value="1.07491408934708">
                <text:p>1.07491408934708</text:p>
              </table:table-cell>
            </table:table-row>
            <table:table-row>
              <table:table-cell office:value-type="string">
                <text:p>745</text:p>
              </table:table-cell>
              <table:table-cell office:value-type="float" office:value="0.651890482398957">
                <text:p>0.651890482398957</text:p>
              </table:table-cell>
              <table:table-cell office:value-type="float" office:value="1.04758800521512">
                <text:p>1.04758800521512</text:p>
              </table:table-cell>
            </table:table-row>
            <table:table-row>
              <table:table-cell office:value-type="string">
                <text:p>746</text:p>
              </table:table-cell>
              <table:table-cell office:value-type="float" office:value="0.535331905781585">
                <text:p>0.535331905781585</text:p>
              </table:table-cell>
              <table:table-cell office:value-type="float" office:value="1.01820128479657">
                <text:p>1.01820128479657</text:p>
              </table:table-cell>
            </table:table-row>
            <table:table-row>
              <table:table-cell office:value-type="string">
                <text:p>747</text:p>
              </table:table-cell>
              <table:table-cell office:value-type="float" office:value="2.42424242424242">
                <text:p>2.42424242424242</text:p>
              </table:table-cell>
              <table:table-cell office:value-type="float" office:value="0.979393939393939">
                <text:p>0.979393939393939</text:p>
              </table:table-cell>
            </table:table-row>
            <table:table-row>
              <table:table-cell office:value-type="string">
                <text:p>748</text:p>
              </table:table-cell>
              <table:table-cell office:value-type="float" office:value="0.647249190938511">
                <text:p>0.647249190938511</text:p>
              </table:table-cell>
              <table:table-cell office:value-type="float" office:value="1.0453074433657">
                <text:p>1.0453074433657</text:p>
              </table:table-cell>
            </table:table-row>
            <table:table-row>
              <table:table-cell office:value-type="string">
                <text:p>749</text:p>
              </table:table-cell>
              <table:table-cell office:value-type="float" office:value="0.590318772136954">
                <text:p>0.590318772136954</text:p>
              </table:table-cell>
              <table:table-cell office:value-type="float" office:value="1.02420306965762">
                <text:p>1.02420306965762</text:p>
              </table:table-cell>
            </table:table-row>
            <table:table-row>
              <table:table-cell office:value-type="string">
                <text:p>750</text:p>
              </table:table-cell>
              <table:table-cell office:value-type="float" office:value="0.657030223390276">
                <text:p>0.657030223390276</text:p>
              </table:table-cell>
              <table:table-cell office:value-type="float" office:value="1.026938239159">
                <text:p>1.026938239159</text:p>
              </table:table-cell>
            </table:table-row>
            <table:table-row>
              <table:table-cell office:value-type="string">
                <text:p>751</text:p>
              </table:table-cell>
              <table:table-cell office:value-type="float" office:value="0.539665407447383">
                <text:p>0.539665407447383</text:p>
              </table:table-cell>
              <table:table-cell office:value-type="float" office:value="1.04479222881813">
                <text:p>1.04479222881813</text:p>
              </table:table-cell>
            </table:table-row>
            <table:table-row>
              <table:table-cell office:value-type="string">
                <text:p>752</text:p>
              </table:table-cell>
              <table:table-cell office:value-type="float" office:value="6.36618283677107">
                <text:p>6.36618283677107</text:p>
              </table:table-cell>
              <table:table-cell office:value-type="float" office:value="1.70995670995671">
                <text:p>1.70995670995671</text:p>
              </table:table-cell>
            </table:table-row>
            <table:table-row>
              <table:table-cell office:value-type="string">
                <text:p>753</text:p>
              </table:table-cell>
              <table:table-cell office:value-type="float" office:value="0.720461095100865">
                <text:p>0.720461095100865</text:p>
              </table:table-cell>
              <table:table-cell office:value-type="float" office:value="1.11599423631124">
                <text:p>1.11599423631124</text:p>
              </table:table-cell>
            </table:table-row>
            <table:table-row>
              <table:table-cell office:value-type="string">
                <text:p>754</text:p>
              </table:table-cell>
              <table:table-cell office:value-type="float" office:value="5.91715976331361">
                <text:p>5.91715976331361</text:p>
              </table:table-cell>
              <table:table-cell office:value-type="float" office:value="1.07363576594346">
                <text:p>1.07363576594346</text:p>
              </table:table-cell>
            </table:table-row>
            <table:table-row>
              <table:table-cell office:value-type="string">
                <text:p>755</text:p>
              </table:table-cell>
              <table:table-cell office:value-type="float" office:value="2.3598820058997">
                <text:p>2.3598820058997</text:p>
              </table:table-cell>
              <table:table-cell office:value-type="float" office:value="1.0070796460177">
                <text:p>1.0070796460177</text:p>
              </table:table-cell>
            </table:table-row>
            <table:table-row>
              <table:table-cell office:value-type="string">
                <text:p>756</text:p>
              </table:table-cell>
              <table:table-cell office:value-type="float" office:value="1.25352554058289">
                <text:p>1.25352554058289</text:p>
              </table:table-cell>
              <table:table-cell office:value-type="float" office:value="0.729238483234096">
                <text:p>0.729238483234096</text:p>
              </table:table-cell>
            </table:table-row>
            <table:table-row>
              <table:table-cell office:value-type="string">
                <text:p>757</text:p>
              </table:table-cell>
              <table:table-cell office:value-type="float" office:value="0.495294700346706">
                <text:p>0.495294700346706</text:p>
              </table:table-cell>
              <table:table-cell office:value-type="float" office:value="0.944526993561169">
                <text:p>0.944526993561169</text:p>
              </table:table-cell>
            </table:table-row>
            <table:table-row>
              <table:table-cell office:value-type="string">
                <text:p>758</text:p>
              </table:table-cell>
              <table:table-cell office:value-type="float" office:value="9.14285714285714">
                <text:p>9.14285714285714</text:p>
              </table:table-cell>
              <table:table-cell office:value-type="float" office:value="0.977714285714286">
                <text:p>0.977714285714286</text:p>
              </table:table-cell>
            </table:table-row>
            <table:table-row>
              <table:table-cell office:value-type="string">
                <text:p>759</text:p>
              </table:table-cell>
              <table:table-cell office:value-type="float" office:value="4.96414782129068">
                <text:p>4.96414782129068</text:p>
              </table:table-cell>
              <table:table-cell office:value-type="float" office:value="1.07666850523993">
                <text:p>1.07666850523993</text:p>
              </table:table-cell>
            </table:table-row>
            <table:table-row>
              <table:table-cell office:value-type="string">
                <text:p>760</text:p>
              </table:table-cell>
              <table:table-cell office:value-type="float" office:value="0.696378830083565">
                <text:p>0.696378830083565</text:p>
              </table:table-cell>
              <table:table-cell office:value-type="float" office:value="1.06824512534819">
                <text:p>1.06824512534819</text:p>
              </table:table-cell>
            </table:table-row>
            <table:table-row>
              <table:table-cell office:value-type="string">
                <text:p>761</text:p>
              </table:table-cell>
              <table:table-cell office:value-type="float" office:value="3.63636363636364">
                <text:p>3.63636363636364</text:p>
              </table:table-cell>
              <table:table-cell office:value-type="float" office:value="0.890909090909091">
                <text:p>0.890909090909091</text:p>
              </table:table-cell>
            </table:table-row>
            <table:table-row>
              <table:table-cell office:value-type="string">
                <text:p>762</text:p>
              </table:table-cell>
              <table:table-cell office:value-type="float" office:value="2.01308505284348">
                <text:p>2.01308505284348</text:p>
              </table:table-cell>
              <table:table-cell office:value-type="float" office:value="0.986411675893306">
                <text:p>0.986411675893306</text:p>
              </table:table-cell>
            </table:table-row>
            <table:table-row>
              <table:table-cell office:value-type="string">
                <text:p>763</text:p>
              </table:table-cell>
              <table:table-cell office:value-type="float" office:value="0.48661800486618">
                <text:p>0.48661800486618</text:p>
              </table:table-cell>
              <table:table-cell office:value-type="float" office:value="1.01703163017032">
                <text:p>1.01703163017032</text:p>
              </table:table-cell>
            </table:table-row>
            <table:table-row>
              <table:table-cell office:value-type="string">
                <text:p>764</text:p>
              </table:table-cell>
              <table:table-cell office:value-type="float" office:value="0.512032770097286">
                <text:p>0.512032770097286</text:p>
              </table:table-cell>
              <table:table-cell office:value-type="float" office:value="0.969278033794163">
                <text:p>0.969278033794163</text:p>
              </table:table-cell>
            </table:table-row>
            <table:table-row>
              <table:table-cell office:value-type="string">
                <text:p>765</text:p>
              </table:table-cell>
              <table:table-cell office:value-type="float" office:value="4.45103857566766">
                <text:p>4.45103857566766</text:p>
              </table:table-cell>
              <table:table-cell office:value-type="float" office:value="0.995548961424332">
                <text:p>0.995548961424332</text:p>
              </table:table-cell>
            </table:table-row>
            <table:table-row>
              <table:table-cell office:value-type="string">
                <text:p>766</text:p>
              </table:table-cell>
              <table:table-cell office:value-type="float" office:value="0.516262261228704">
                <text:p>0.516262261228704</text:p>
              </table:table-cell>
              <table:table-cell office:value-type="float" office:value="1">
                <text:p>1</text:p>
              </table:table-cell>
            </table:table-row>
            <table:table-row>
              <table:table-cell office:value-type="string">
                <text:p>767</text:p>
              </table:table-cell>
              <table:table-cell office:value-type="float" office:value="4.43090556632512">
                <text:p>4.43090556632512</text:p>
              </table:table-cell>
              <table:table-cell office:value-type="float" office:value="1.55552478537801">
                <text:p>1.55552478537801</text:p>
              </table:table-cell>
            </table:table-row>
            <table:table-row>
              <table:table-cell office:value-type="string">
                <text:p>768</text:p>
              </table:table-cell>
              <table:table-cell office:value-type="float" office:value="0.513610683102209">
                <text:p>0.513610683102209</text:p>
              </table:table-cell>
              <table:table-cell office:value-type="float" office:value="1.03852080123267">
                <text:p>1.03852080123267</text:p>
              </table:table-cell>
            </table:table-row>
            <table:table-row>
              <table:table-cell office:value-type="string">
                <text:p>769</text:p>
              </table:table-cell>
              <table:table-cell office:value-type="float" office:value="3.10880829015544">
                <text:p>3.10880829015544</text:p>
              </table:table-cell>
              <table:table-cell office:value-type="float" office:value="1.33229706390328">
                <text:p>1.33229706390328</text:p>
              </table:table-cell>
            </table:table-row>
            <table:table-row>
              <table:table-cell office:value-type="string">
                <text:p>770</text:p>
              </table:table-cell>
              <table:table-cell office:value-type="float" office:value="0.535618639528656">
                <text:p>0.535618639528656</text:p>
              </table:table-cell>
              <table:table-cell office:value-type="float" office:value="0.98018211033744">
                <text:p>0.98018211033744</text:p>
              </table:table-cell>
            </table:table-row>
            <table:table-row>
              <table:table-cell office:value-type="string">
                <text:p>771</text:p>
              </table:table-cell>
              <table:table-cell office:value-type="float" office:value="0.508905852417303">
                <text:p>0.508905852417303</text:p>
              </table:table-cell>
              <table:table-cell office:value-type="float" office:value="0.983206106870229">
                <text:p>0.983206106870229</text:p>
              </table:table-cell>
            </table:table-row>
            <table:table-row>
              <table:table-cell office:value-type="string">
                <text:p>772</text:p>
              </table:table-cell>
              <table:table-cell office:value-type="float" office:value="1.56678417547983">
                <text:p>1.56678417547983</text:p>
              </table:table-cell>
              <table:table-cell office:value-type="float" office:value="0.971797884841363">
                <text:p>0.971797884841363</text:p>
              </table:table-cell>
            </table:table-row>
            <table:table-row>
              <table:table-cell office:value-type="string">
                <text:p>773</text:p>
              </table:table-cell>
              <table:table-cell office:value-type="float" office:value="0.577034045008656">
                <text:p>0.577034045008656</text:p>
              </table:table-cell>
              <table:table-cell office:value-type="float" office:value="1.08770917484132">
                <text:p>1.08770917484132</text:p>
              </table:table-cell>
            </table:table-row>
            <table:table-row>
              <table:table-cell office:value-type="string">
                <text:p>774</text:p>
              </table:table-cell>
              <table:table-cell office:value-type="float" office:value="0.565291124929338">
                <text:p>0.565291124929338</text:p>
              </table:table-cell>
              <table:table-cell office:value-type="float" office:value="1.06048615036744">
                <text:p>1.06048615036744</text:p>
              </table:table-cell>
            </table:table-row>
            <table:table-row>
              <table:table-cell office:value-type="string">
                <text:p>775</text:p>
              </table:table-cell>
              <table:table-cell office:value-type="float" office:value="0.521104742053153">
                <text:p>0.521104742053153</text:p>
              </table:table-cell>
              <table:table-cell office:value-type="float" office:value="0.996873371547681">
                <text:p>0.996873371547681</text:p>
              </table:table-cell>
            </table:table-row>
            <table:table-row>
              <table:table-cell office:value-type="string">
                <text:p>776</text:p>
              </table:table-cell>
              <table:table-cell office:value-type="float" office:value="0.329489291598023">
                <text:p>0.329489291598023</text:p>
              </table:table-cell>
              <table:table-cell office:value-type="float" office:value="0.994398682042834">
                <text:p>0.994398682042834</text:p>
              </table:table-cell>
            </table:table-row>
            <table:table-row>
              <table:table-cell office:value-type="string">
                <text:p>777</text:p>
              </table:table-cell>
              <table:table-cell office:value-type="float" office:value="0.34794711203897">
                <text:p>0.34794711203897</text:p>
              </table:table-cell>
              <table:table-cell office:value-type="float" office:value="0.971468336812804">
                <text:p>0.971468336812804</text:p>
              </table:table-cell>
            </table:table-row>
            <table:table-row>
              <table:table-cell office:value-type="string">
                <text:p>778</text:p>
              </table:table-cell>
              <table:table-cell office:value-type="float" office:value="0.336021505376344">
                <text:p>0.336021505376344</text:p>
              </table:table-cell>
              <table:table-cell office:value-type="float" office:value="0.995631720430108">
                <text:p>0.995631720430108</text:p>
              </table:table-cell>
            </table:table-row>
            <table:table-row>
              <table:table-cell office:value-type="string">
                <text:p>779</text:p>
              </table:table-cell>
              <table:table-cell office:value-type="float" office:value="2.14387803716055">
                <text:p>2.14387803716055</text:p>
              </table:table-cell>
              <table:table-cell office:value-type="float" office:value="1.66150547879943">
                <text:p>1.66150547879943</text:p>
              </table:table-cell>
            </table:table-row>
            <table:table-row>
              <table:table-cell office:value-type="string">
                <text:p>780</text:p>
              </table:table-cell>
              <table:table-cell office:value-type="float" office:value="3.9232781168265">
                <text:p>3.9232781168265</text:p>
              </table:table-cell>
              <table:table-cell office:value-type="float" office:value="1.20619006102877">
                <text:p>1.20619006102877</text:p>
              </table:table-cell>
            </table:table-row>
            <table:table-row>
              <table:table-cell office:value-type="string">
                <text:p>781</text:p>
              </table:table-cell>
              <table:table-cell office:value-type="float" office:value="0.367242012486228">
                <text:p>0.367242012486228</text:p>
              </table:table-cell>
              <table:table-cell office:value-type="float" office:value="1.09438119720896">
                <text:p>1.09438119720896</text:p>
              </table:table-cell>
            </table:table-row>
            <table:table-row>
              <table:table-cell office:value-type="string">
                <text:p>782</text:p>
              </table:table-cell>
              <table:table-cell office:value-type="float" office:value="0.344234079173838">
                <text:p>0.344234079173838</text:p>
              </table:table-cell>
              <table:table-cell office:value-type="float" office:value="1.01101549053356">
                <text:p>1.01101549053356</text:p>
              </table:table-cell>
            </table:table-row>
            <table:table-row>
              <table:table-cell office:value-type="string">
                <text:p>783</text:p>
              </table:table-cell>
              <table:table-cell office:value-type="float" office:value="0.369822485207101">
                <text:p>0.369822485207101</text:p>
              </table:table-cell>
              <table:table-cell office:value-type="float" office:value="1.02810650887574">
                <text:p>1.02810650887574</text:p>
              </table:table-cell>
            </table:table-row>
            <table:table-row>
              <table:table-cell office:value-type="string">
                <text:p>784</text:p>
              </table:table-cell>
              <table:table-cell office:value-type="float" office:value="0.360100828231905">
                <text:p>0.360100828231905</text:p>
              </table:table-cell>
              <table:table-cell office:value-type="float" office:value="1.03997119193374">
                <text:p>1.03997119193374</text:p>
              </table:table-cell>
            </table:table-row>
            <table:table-row>
              <table:table-cell office:value-type="string">
                <text:p>785</text:p>
              </table:table-cell>
              <table:table-cell office:value-type="float" office:value="0.34952813701503">
                <text:p>0.34952813701503</text:p>
              </table:table-cell>
              <table:table-cell office:value-type="float" office:value="1.03355470115344">
                <text:p>1.03355470115344</text:p>
              </table:table-cell>
            </table:table-row>
            <table:table-row>
              <table:table-cell office:value-type="string">
                <text:p>786</text:p>
              </table:table-cell>
              <table:table-cell office:value-type="float" office:value="0.34106412005457">
                <text:p>0.34106412005457</text:p>
              </table:table-cell>
              <table:table-cell office:value-type="float" office:value="0.991473396998636">
                <text:p>0.991473396998636</text:p>
              </table:table-cell>
            </table:table-row>
            <table:table-row>
              <table:table-cell office:value-type="string">
                <text:p>787</text:p>
              </table:table-cell>
              <table:table-cell office:value-type="float" office:value="0.361663652802893">
                <text:p>0.361663652802893</text:p>
              </table:table-cell>
              <table:table-cell office:value-type="float" office:value="1.04231464737794">
                <text:p>1.04231464737794</text:p>
              </table:table-cell>
            </table:table-row>
            <table:table-row>
              <table:table-cell office:value-type="string">
                <text:p>788</text:p>
              </table:table-cell>
              <table:table-cell office:value-type="float" office:value="7.08905626938414">
                <text:p>7.08905626938414</text:p>
              </table:table-cell>
              <table:table-cell office:value-type="float" office:value="1.30970314576872">
                <text:p>1.30970314576872</text:p>
              </table:table-cell>
            </table:table-row>
            <table:table-row>
              <table:table-cell office:value-type="string">
                <text:p>789</text:p>
              </table:table-cell>
              <table:table-cell office:value-type="float" office:value="6.39232920495406">
                <text:p>6.39232920495406</text:p>
              </table:table-cell>
              <table:table-cell office:value-type="float" office:value="1.4230922892529">
                <text:p>1.4230922892529</text:p>
              </table:table-cell>
            </table:table-row>
            <table:table-row>
              <table:table-cell office:value-type="string">
                <text:p>790</text:p>
              </table:table-cell>
              <table:table-cell office:value-type="float" office:value="0.330906684315023">
                <text:p>0.330906684315023</text:p>
              </table:table-cell>
              <table:table-cell office:value-type="float" office:value="0.969887491727333">
                <text:p>0.969887491727333</text:p>
              </table:table-cell>
            </table:table-row>
            <table:table-row>
              <table:table-cell office:value-type="string">
                <text:p>791</text:p>
              </table:table-cell>
              <table:table-cell office:value-type="float" office:value="2.14362272240086">
                <text:p>2.14362272240086</text:p>
              </table:table-cell>
              <table:table-cell office:value-type="float" office:value="1.05787781350482">
                <text:p>1.05787781350482</text:p>
              </table:table-cell>
            </table:table-row>
            <table:table-row>
              <table:table-cell office:value-type="string">
                <text:p>792</text:p>
              </table:table-cell>
              <table:table-cell office:value-type="float" office:value="0.380517503805175">
                <text:p>0.380517503805175</text:p>
              </table:table-cell>
              <table:table-cell office:value-type="float" office:value="0.907534246575342">
                <text:p>0.907534246575342</text:p>
              </table:table-cell>
            </table:table-row>
            <table:table-row>
              <table:table-cell office:value-type="string">
                <text:p>793</text:p>
              </table:table-cell>
              <table:table-cell office:value-type="float" office:value="0.385208012326656">
                <text:p>0.385208012326656</text:p>
              </table:table-cell>
              <table:table-cell office:value-type="float" office:value="0.918335901386749">
                <text:p>0.918335901386749</text:p>
              </table:table-cell>
            </table:table-row>
            <table:table-row>
              <table:table-cell office:value-type="string">
                <text:p>794</text:p>
              </table:table-cell>
              <table:table-cell office:value-type="float" office:value="7.40397963905599">
                <text:p>7.40397963905599</text:p>
              </table:table-cell>
              <table:table-cell office:value-type="float" office:value="1.4243405830634">
                <text:p>1.4243405830634</text:p>
              </table:table-cell>
            </table:table-row>
            <table:table-row>
              <table:table-cell office:value-type="string">
                <text:p>795</text:p>
              </table:table-cell>
              <table:table-cell office:value-type="float" office:value="6.3441712926249">
                <text:p>6.3441712926249</text:p>
              </table:table-cell>
              <table:table-cell office:value-type="float" office:value="1.34694686756542">
                <text:p>1.34694686756542</text:p>
              </table:table-cell>
            </table:table-row>
            <table:table-row>
              <table:table-cell office:value-type="string">
                <text:p>796</text:p>
              </table:table-cell>
              <table:table-cell office:value-type="float" office:value="7.53650494583137">
                <text:p>7.53650494583137</text:p>
              </table:table-cell>
              <table:table-cell office:value-type="float" office:value="1.13377296278851">
                <text:p>1.13377296278851</text:p>
              </table:table-cell>
            </table:table-row>
            <table:table-row>
              <table:table-cell office:value-type="string">
                <text:p>797</text:p>
              </table:table-cell>
              <table:table-cell office:value-type="float" office:value="0.398406374501992">
                <text:p>0.398406374501992</text:p>
              </table:table-cell>
              <table:table-cell office:value-type="float" office:value="0.990836653386454">
                <text:p>0.990836653386454</text:p>
              </table:table-cell>
            </table:table-row>
            <table:table-row>
              <table:table-cell office:value-type="string">
                <text:p>798</text:p>
              </table:table-cell>
              <table:table-cell office:value-type="float" office:value="0.418585182084554">
                <text:p>0.418585182084554</text:p>
              </table:table-cell>
              <table:table-cell office:value-type="float" office:value="1.0406027626622">
                <text:p>1.0406027626622</text:p>
              </table:table-cell>
            </table:table-row>
            <table:table-row>
              <table:table-cell office:value-type="string">
                <text:p>799</text:p>
              </table:table-cell>
              <table:table-cell office:value-type="float" office:value="0.412031314379893">
                <text:p>0.412031314379893</text:p>
              </table:table-cell>
              <table:table-cell office:value-type="float" office:value="1.01359703337454">
                <text:p>1.01359703337454</text:p>
              </table:table-cell>
            </table:table-row>
            <table:table-row>
              <table:table-cell office:value-type="string">
                <text:p>800</text:p>
              </table:table-cell>
              <table:table-cell office:value-type="float" office:value="0.277469478357381">
                <text:p>0.277469478357381</text:p>
              </table:table-cell>
              <table:table-cell office:value-type="float" office:value="4.78440621531632">
                <text:p>4.78440621531632</text:p>
              </table:table-cell>
            </table:table-row>
            <table:table-row>
              <table:table-cell office:value-type="string">
                <text:p>801</text:p>
              </table:table-cell>
              <table:table-cell office:value-type="float" office:value="0.345184673800483">
                <text:p>0.345184673800483</text:p>
              </table:table-cell>
              <table:table-cell office:value-type="float" office:value="0.965826717293752">
                <text:p>0.965826717293752</text:p>
              </table:table-cell>
            </table:table-row>
            <table:table-row>
              <table:table-cell office:value-type="string">
                <text:p>802</text:p>
              </table:table-cell>
              <table:table-cell office:value-type="float" office:value="0.433463372345037">
                <text:p>0.433463372345037</text:p>
              </table:table-cell>
              <table:table-cell office:value-type="float" office:value="1.0221066319896">
                <text:p>1.0221066319896</text:p>
              </table:table-cell>
            </table:table-row>
            <table:table-row>
              <table:table-cell office:value-type="string">
                <text:p>803</text:p>
              </table:table-cell>
              <table:table-cell office:value-type="float" office:value="0.417014178482068">
                <text:p>0.417014178482068</text:p>
              </table:table-cell>
              <table:table-cell office:value-type="float" office:value="0.95371142618849">
                <text:p>0.95371142618849</text:p>
              </table:table-cell>
            </table:table-row>
            <table:table-row>
              <table:table-cell office:value-type="string">
                <text:p>804</text:p>
              </table:table-cell>
              <table:table-cell office:value-type="float" office:value="0.40453074433657">
                <text:p>0.40453074433657</text:p>
              </table:table-cell>
              <table:table-cell office:value-type="float" office:value="0.866504854368932">
                <text:p>0.866504854368932</text:p>
              </table:table-cell>
            </table:table-row>
            <table:table-row>
              <table:table-cell office:value-type="string">
                <text:p>805</text:p>
              </table:table-cell>
              <table:table-cell office:value-type="float" office:value="0.43956043956044">
                <text:p>0.43956043956044</text:p>
              </table:table-cell>
              <table:table-cell office:value-type="float" office:value="1.02021978021978">
                <text:p>1.02021978021978</text:p>
              </table:table-cell>
            </table:table-row>
            <table:table-row>
              <table:table-cell office:value-type="string">
                <text:p>806</text:p>
              </table:table-cell>
              <table:table-cell office:value-type="float" office:value="0.594883997620464">
                <text:p>0.594883997620464</text:p>
              </table:table-cell>
              <table:table-cell office:value-type="float" office:value="1.10648423557406">
                <text:p>1.10648423557406</text:p>
              </table:table-cell>
            </table:table-row>
            <table:table-row>
              <table:table-cell office:value-type="string">
                <text:p>807</text:p>
              </table:table-cell>
              <table:table-cell office:value-type="float" office:value="0.413223140495868">
                <text:p>0.413223140495868</text:p>
              </table:table-cell>
              <table:table-cell office:value-type="float" office:value="0.953719008264463">
                <text:p>0.953719008264463</text:p>
              </table:table-cell>
            </table:table-row>
            <table:table-row>
              <table:table-cell office:value-type="string">
                <text:p>808</text:p>
              </table:table-cell>
              <table:table-cell office:value-type="float" office:value="0.391542678151918">
                <text:p>0.391542678151918</text:p>
              </table:table-cell>
              <table:table-cell office:value-type="float" office:value="0.927956147220047">
                <text:p>0.927956147220047</text:p>
              </table:table-cell>
            </table:table-row>
            <table:table-row>
              <table:table-cell office:value-type="string">
                <text:p>809</text:p>
              </table:table-cell>
              <table:table-cell office:value-type="float" office:value="0.414593698175788">
                <text:p>0.414593698175788</text:p>
              </table:table-cell>
              <table:table-cell office:value-type="float" office:value="0.953980099502488">
                <text:p>0.953980099502488</text:p>
              </table:table-cell>
            </table:table-row>
            <table:table-row>
              <table:table-cell office:value-type="string">
                <text:p>810</text:p>
              </table:table-cell>
              <table:table-cell office:value-type="float" office:value="0.387897595034911">
                <text:p>0.387897595034911</text:p>
              </table:table-cell>
              <table:table-cell office:value-type="float" office:value="0.970907680372382">
                <text:p>0.970907680372382</text:p>
              </table:table-cell>
            </table:table-row>
            <table:table-row>
              <table:table-cell office:value-type="string">
                <text:p>811</text:p>
              </table:table-cell>
              <table:table-cell office:value-type="float" office:value="3.32840236686391">
                <text:p>3.32840236686391</text:p>
              </table:table-cell>
              <table:table-cell office:value-type="float" office:value="1.33468934911243">
                <text:p>1.33468934911243</text:p>
              </table:table-cell>
            </table:table-row>
            <table:table-row>
              <table:table-cell office:value-type="string">
                <text:p>812</text:p>
              </table:table-cell>
              <table:table-cell office:value-type="float" office:value="0.517330574236937">
                <text:p>0.517330574236937</text:p>
              </table:table-cell>
              <table:table-cell office:value-type="float" office:value="1.03724780134506">
                <text:p>1.03724780134506</text:p>
              </table:table-cell>
            </table:table-row>
            <table:table-row>
              <table:table-cell office:value-type="string">
                <text:p>813</text:p>
              </table:table-cell>
              <table:table-cell office:value-type="float" office:value="25.4413291796469">
                <text:p>25.4413291796469</text:p>
              </table:table-cell>
              <table:table-cell office:value-type="float" office:value="0.983385254413292">
                <text:p>0.983385254413292</text:p>
              </table:table-cell>
            </table:table-row>
            <table:table-row>
              <table:table-cell office:value-type="string">
                <text:p>814</text:p>
              </table:table-cell>
              <table:table-cell office:value-type="float" office:value="27.8093076049943">
                <text:p>27.8093076049943</text:p>
              </table:table-cell>
              <table:table-cell office:value-type="float" office:value="1.11010215664018">
                <text:p>1.11010215664018</text:p>
              </table:table-cell>
            </table:table-row>
            <table:table-row>
              <table:table-cell office:value-type="string">
                <text:p>815</text:p>
              </table:table-cell>
              <table:table-cell office:value-type="float" office:value="0.0928074245939675">
                <text:p>0.0928074245939675</text:p>
              </table:table-cell>
              <table:table-cell office:value-type="float" office:value="0.562041763341067">
                <text:p>0.562041763341067</text:p>
              </table:table-cell>
            </table:table-row>
            <table:table-row>
              <table:table-cell office:value-type="string">
                <text:p>816</text:p>
              </table:table-cell>
              <table:table-cell office:value-type="float" office:value="25.0767656090072">
                <text:p>25.0767656090072</text:p>
              </table:table-cell>
              <table:table-cell office:value-type="float" office:value="0.998464687819857">
                <text:p>0.998464687819857</text:p>
              </table:table-cell>
            </table:table-row>
            <table:table-row>
              <table:table-cell office:value-type="string">
                <text:p>817</text:p>
              </table:table-cell>
              <table:table-cell office:value-type="float" office:value="27.1468144044321">
                <text:p>27.1468144044321</text:p>
              </table:table-cell>
              <table:table-cell office:value-type="float" office:value="1.07091412742382">
                <text:p>1.07091412742382</text:p>
              </table:table-cell>
            </table:table-row>
            <table:table-row>
              <table:table-cell office:value-type="string">
                <text:p>818</text:p>
              </table:table-cell>
              <table:table-cell office:value-type="float" office:value="24.9110320284697">
                <text:p>24.9110320284697</text:p>
              </table:table-cell>
              <table:table-cell office:value-type="float" office:value="0.998983223182511">
                <text:p>0.998983223182511</text:p>
              </table:table-cell>
            </table:table-row>
            <table:table-row>
              <table:table-cell office:value-type="string">
                <text:p>819</text:p>
              </table:table-cell>
              <table:table-cell office:value-type="float" office:value="9.43952802359882">
                <text:p>9.43952802359882</text:p>
              </table:table-cell>
              <table:table-cell office:value-type="float" office:value="1.10383480825959">
                <text:p>1.10383480825959</text:p>
              </table:table-cell>
            </table:table-row>
            <table:table-row>
              <table:table-cell office:value-type="string">
                <text:p>820</text:p>
              </table:table-cell>
              <table:table-cell office:value-type="float" office:value="2.0460358056266">
                <text:p>2.0460358056266</text:p>
              </table:table-cell>
              <table:table-cell office:value-type="float" office:value="1.03375959079284">
                <text:p>1.03375959079284</text:p>
              </table:table-cell>
            </table:table-row>
            <table:table-row>
              <table:table-cell office:value-type="string">
                <text:p>821</text:p>
              </table:table-cell>
              <table:table-cell office:value-type="float" office:value="4.51127819548872">
                <text:p>4.51127819548872</text:p>
              </table:table-cell>
              <table:table-cell office:value-type="float" office:value="0.984461152882206">
                <text:p>0.984461152882206</text:p>
              </table:table-cell>
            </table:table-row>
            <table:table-row>
              <table:table-cell office:value-type="string">
                <text:p>822</text:p>
              </table:table-cell>
              <table:table-cell office:value-type="float" office:value="2.02224469160768">
                <text:p>2.02224469160768</text:p>
              </table:table-cell>
              <table:table-cell office:value-type="float" office:value="0.993427704752275">
                <text:p>0.993427704752275</text:p>
              </table:table-cell>
            </table:table-row>
            <table:table-row>
              <table:table-cell office:value-type="string">
                <text:p>823</text:p>
              </table:table-cell>
              <table:table-cell office:value-type="float" office:value="2.0253164556962">
                <text:p>2.0253164556962</text:p>
              </table:table-cell>
              <table:table-cell office:value-type="float" office:value="0.979240506329114">
                <text:p>0.979240506329114</text:p>
              </table:table-cell>
            </table:table-row>
            <table:table-row>
              <table:table-cell office:value-type="string">
                <text:p>824</text:p>
              </table:table-cell>
              <table:table-cell office:value-type="float" office:value="9.0702947845805">
                <text:p>9.0702947845805</text:p>
              </table:table-cell>
              <table:table-cell office:value-type="float" office:value="1.03741496598639">
                <text:p>1.03741496598639</text:p>
              </table:table-cell>
            </table:table-row>
            <table:table-row>
              <table:table-cell office:value-type="string">
                <text:p>825</text:p>
              </table:table-cell>
              <table:table-cell office:value-type="float" office:value="4.86223662884927">
                <text:p>4.86223662884927</text:p>
              </table:table-cell>
              <table:table-cell office:value-type="float" office:value="1.04105888708806">
                <text:p>1.04105888708806</text:p>
              </table:table-cell>
            </table:table-row>
            <table:table-row>
              <table:table-cell office:value-type="string">
                <text:p>826</text:p>
              </table:table-cell>
              <table:table-cell office:value-type="float" office:value="5.01952035694367">
                <text:p>5.01952035694367</text:p>
              </table:table-cell>
              <table:table-cell office:value-type="float" office:value="0.978806469604016">
                <text:p>0.978806469604016</text:p>
              </table:table-cell>
            </table:table-row>
            <table:table-row>
              <table:table-cell office:value-type="string">
                <text:p>827</text:p>
              </table:table-cell>
              <table:table-cell office:value-type="float" office:value="2.00300450676014">
                <text:p>2.00300450676014</text:p>
              </table:table-cell>
              <table:table-cell office:value-type="float" office:value="1.00100150225338">
                <text:p>1.00100150225338</text:p>
              </table:table-cell>
            </table:table-row>
            <table:table-row>
              <table:table-cell office:value-type="string">
                <text:p>828</text:p>
              </table:table-cell>
              <table:table-cell office:value-type="float" office:value="5.08762012436405">
                <text:p>5.08762012436405</text:p>
              </table:table-cell>
              <table:table-cell office:value-type="float" office:value="1.11023176936122">
                <text:p>1.11023176936122</text:p>
              </table:table-cell>
            </table:table-row>
            <table:table-row>
              <table:table-cell office:value-type="string">
                <text:p>829</text:p>
              </table:table-cell>
              <table:table-cell office:value-type="float" office:value="28.2258064516129">
                <text:p>28.2258064516129</text:p>
              </table:table-cell>
              <table:table-cell office:value-type="float" office:value="1.13824884792627">
                <text:p>1.13824884792627</text:p>
              </table:table-cell>
            </table:table-row>
            <table:table-row>
              <table:table-cell office:value-type="string">
                <text:p>830</text:p>
              </table:table-cell>
              <table:table-cell office:value-type="float" office:value="5.32859680284192">
                <text:p>5.32859680284192</text:p>
              </table:table-cell>
              <table:table-cell office:value-type="float" office:value="1.14268798105388">
                <text:p>1.14268798105388</text:p>
              </table:table-cell>
            </table:table-row>
            <table:table-row>
              <table:table-cell office:value-type="string">
                <text:p>831</text:p>
              </table:table-cell>
              <table:table-cell office:value-type="float" office:value="4.81026189203634">
                <text:p>4.81026189203634</text:p>
              </table:table-cell>
              <table:table-cell office:value-type="float" office:value="1.04917156600748">
                <text:p>1.04917156600748</text:p>
              </table:table-cell>
            </table:table-row>
            <table:table-row>
              <table:table-cell office:value-type="string">
                <text:p>832</text:p>
              </table:table-cell>
              <table:table-cell office:value-type="float" office:value="2.06043956043956">
                <text:p>2.06043956043956</text:p>
              </table:table-cell>
              <table:table-cell office:value-type="float" office:value="0.855311355311355">
                <text:p>0.855311355311355</text:p>
              </table:table-cell>
            </table:table-row>
            <table:table-row>
              <table:table-cell office:value-type="string">
                <text:p>833</text:p>
              </table:table-cell>
              <table:table-cell office:value-type="float" office:value="1.23592419664927">
                <text:p>1.23592419664927</text:p>
              </table:table-cell>
              <table:table-cell office:value-type="float" office:value="0.73619884647075">
                <text:p>0.73619884647075</text:p>
              </table:table-cell>
            </table:table-row>
            <table:table-row>
              <table:table-cell office:value-type="string">
                <text:p>834</text:p>
              </table:table-cell>
              <table:table-cell office:value-type="float" office:value="2.06504904491482">
                <text:p>2.06504904491482</text:p>
              </table:table-cell>
              <table:table-cell office:value-type="float" office:value="0.977800722767165">
                <text:p>0.977800722767165</text:p>
              </table:table-cell>
            </table:table-row>
            <table:table-row>
              <table:table-cell office:value-type="string">
                <text:p>835</text:p>
              </table:table-cell>
              <table:table-cell office:value-type="float" office:value="2.12765957446808">
                <text:p>2.12765957446808</text:p>
              </table:table-cell>
              <table:table-cell office:value-type="float" office:value="1.03351063829787">
                <text:p>1.03351063829787</text:p>
              </table:table-cell>
            </table:table-row>
            <table:table-row>
              <table:table-cell office:value-type="string">
                <text:p>836</text:p>
              </table:table-cell>
              <table:table-cell office:value-type="float" office:value="2.27920227920228">
                <text:p>2.27920227920228</text:p>
              </table:table-cell>
              <table:table-cell office:value-type="float" office:value="0.997150997150997">
                <text:p>0.997150997150997</text:p>
              </table:table-cell>
            </table:table-row>
            <table:table-row>
              <table:table-cell office:value-type="string">
                <text:p>837</text:p>
              </table:table-cell>
              <table:table-cell office:value-type="float" office:value="2.59235255994815">
                <text:p>2.59235255994815</text:p>
              </table:table-cell>
              <table:table-cell office:value-type="float" office:value="1.13545042125729">
                <text:p>1.13545042125729</text:p>
              </table:table-cell>
            </table:table-row>
            <table:table-row>
              <table:table-cell office:value-type="string">
                <text:p>838</text:p>
              </table:table-cell>
              <table:table-cell office:value-type="float" office:value="0.707714083510262">
                <text:p>0.707714083510262</text:p>
              </table:table-cell>
              <table:table-cell office:value-type="float" office:value="1.09129511677282">
                <text:p>1.09129511677282</text:p>
              </table:table-cell>
            </table:table-row>
            <table:table-row>
              <table:table-cell office:value-type="string">
                <text:p>839</text:p>
              </table:table-cell>
              <table:table-cell office:value-type="float" office:value="7.79727095516569">
                <text:p>7.79727095516569</text:p>
              </table:table-cell>
              <table:table-cell office:value-type="float" office:value="1.09746588693957">
                <text:p>1.09746588693957</text:p>
              </table:table-cell>
            </table:table-row>
            <table:table-row>
              <table:table-cell office:value-type="string">
                <text:p>840</text:p>
              </table:table-cell>
              <table:table-cell office:value-type="float" office:value="NaN">
                <text:p>NaN</text:p>
              </table:table-cell>
              <table:table-cell office:value-type="float" office:value="0.8">
                <text:p>0.8</text:p>
              </table:table-cell>
            </table:table-row>
            <table:table-row>
              <table:table-cell office:value-type="string">
                <text:p>841</text:p>
              </table:table-cell>
              <table:table-cell office:value-type="float" office:value="NaN">
                <text:p>NaN</text:p>
              </table:table-cell>
              <table:table-cell office:value-type="float" office:value="0.884615384615385">
                <text:p>0.884615384615385</text:p>
              </table:table-cell>
            </table:table-row>
            <table:table-row>
              <table:table-cell office:value-type="string">
                <text:p>842</text:p>
              </table:table-cell>
              <table:table-cell office:value-type="float" office:value="NaN">
                <text:p>NaN</text:p>
              </table:table-cell>
              <table:table-cell office:value-type="float" office:value="1">
                <text:p>1</text:p>
              </table:table-cell>
            </table:table-row>
            <table:table-row>
              <table:table-cell office:value-type="string">
                <text:p>843</text:p>
              </table:table-cell>
              <table:table-cell office:value-type="float" office:value="NaN">
                <text:p>NaN</text:p>
              </table:table-cell>
              <table:table-cell office:value-type="float" office:value="0.8">
                <text:p>0.8</text:p>
              </table:table-cell>
            </table:table-row>
            <table:table-row>
              <table:table-cell office:value-type="string">
                <text:p>844</text:p>
              </table:table-cell>
              <table:table-cell office:value-type="float" office:value="NaN">
                <text:p>NaN</text:p>
              </table:table-cell>
              <table:table-cell office:value-type="float" office:value="1">
                <text:p>1</text:p>
              </table:table-cell>
            </table:table-row>
            <table:table-row>
              <table:table-cell office:value-type="string">
                <text:p>845</text:p>
              </table:table-cell>
              <table:table-cell office:value-type="float" office:value="0">
                <text:p>0</text:p>
              </table:table-cell>
              <table:table-cell office:value-type="float" office:value="1.18768328445748">
                <text:p>1.18768328445748</text:p>
              </table:table-cell>
            </table:table-row>
            <table:table-row>
              <table:table-cell office:value-type="string">
                <text:p>846</text:p>
              </table:table-cell>
              <table:table-cell office:value-type="float" office:value="1.32669983416252">
                <text:p>1.32669983416252</text:p>
              </table:table-cell>
              <table:table-cell office:value-type="float" office:value="1.06401326699834">
                <text:p>1.06401326699834</text:p>
              </table:table-cell>
            </table:table-row>
            <table:table-row>
              <table:table-cell office:value-type="string">
                <text:p>847</text:p>
              </table:table-cell>
              <table:table-cell office:value-type="float" office:value="2.93255131964809">
                <text:p>2.93255131964809</text:p>
              </table:table-cell>
              <table:table-cell office:value-type="float" office:value="1.2741935483871">
                <text:p>1.2741935483871</text:p>
              </table:table-cell>
            </table:table-row>
            <table:table-row>
              <table:table-cell office:value-type="string">
                <text:p>848</text:p>
              </table:table-cell>
              <table:table-cell office:value-type="float" office:value="0">
                <text:p>0</text:p>
              </table:table-cell>
              <table:table-cell office:value-type="float" office:value="1.25251076040172">
                <text:p>1.25251076040172</text:p>
              </table:table-cell>
            </table:table-row>
            <table:table-row>
              <table:table-cell office:value-type="string">
                <text:p>849</text:p>
              </table:table-cell>
              <table:table-cell office:value-type="float" office:value="0">
                <text:p>0</text:p>
              </table:table-cell>
              <table:table-cell office:value-type="float" office:value="1.29044394281415">
                <text:p>1.29044394281415</text:p>
              </table:table-cell>
            </table:table-row>
            <table:table-row>
              <table:table-cell office:value-type="string">
                <text:p>850</text:p>
              </table:table-cell>
              <table:table-cell office:value-type="float" office:value="0">
                <text:p>0</text:p>
              </table:table-cell>
              <table:table-cell office:value-type="float" office:value="1.23769230769231">
                <text:p>1.23769230769231</text:p>
              </table:table-cell>
            </table:table-row>
            <table:table-row>
              <table:table-cell office:value-type="string">
                <text:p>851</text:p>
              </table:table-cell>
              <table:table-cell office:value-type="float" office:value="0">
                <text:p>0</text:p>
              </table:table-cell>
              <table:table-cell office:value-type="float" office:value="1.2780269058296">
                <text:p>1.2780269058296</text:p>
              </table:table-cell>
            </table:table-row>
            <table:table-row>
              <table:table-cell office:value-type="string">
                <text:p>852</text:p>
              </table:table-cell>
              <table:table-cell office:value-type="float" office:value="0">
                <text:p>0</text:p>
              </table:table-cell>
              <table:table-cell office:value-type="float" office:value="1.30431244914565">
                <text:p>1.30431244914565</text:p>
              </table:table-cell>
            </table:table-row>
            <table:table-row>
              <table:table-cell office:value-type="string">
                <text:p>853</text:p>
              </table:table-cell>
              <table:table-cell office:value-type="float" office:value="0">
                <text:p>0</text:p>
              </table:table-cell>
              <table:table-cell office:value-type="float" office:value="1.25">
                <text:p>1.25</text:p>
              </table:table-cell>
            </table:table-row>
            <table:table-row>
              <table:table-cell office:value-type="string">
                <text:p>854</text:p>
              </table:table-cell>
              <table:table-cell office:value-type="float" office:value="0">
                <text:p>0</text:p>
              </table:table-cell>
              <table:table-cell office:value-type="float" office:value="1.30850131463628">
                <text:p>1.30850131463628</text:p>
              </table:table-cell>
            </table:table-row>
            <table:table-row>
              <table:table-cell office:value-type="string">
                <text:p>855</text:p>
              </table:table-cell>
              <table:table-cell office:value-type="float" office:value="0">
                <text:p>0</text:p>
              </table:table-cell>
              <table:table-cell office:value-type="float" office:value="1.23926868044515">
                <text:p>1.23926868044515</text:p>
              </table:table-cell>
            </table:table-row>
            <table:table-row>
              <table:table-cell office:value-type="string">
                <text:p>856</text:p>
              </table:table-cell>
              <table:table-cell office:value-type="float" office:value="0">
                <text:p>0</text:p>
              </table:table-cell>
              <table:table-cell office:value-type="float" office:value="1.32154605263158">
                <text:p>1.32154605263158</text:p>
              </table:table-cell>
            </table:table-row>
            <table:table-row>
              <table:table-cell office:value-type="string">
                <text:p>857</text:p>
              </table:table-cell>
              <table:table-cell office:value-type="float" office:value="2.86327845382963">
                <text:p>2.86327845382963</text:p>
              </table:table-cell>
              <table:table-cell office:value-type="float" office:value="1.28561202576951">
                <text:p>1.28561202576951</text:p>
              </table:table-cell>
            </table:table-row>
            <table:table-row>
              <table:table-cell office:value-type="string">
                <text:p>858</text:p>
              </table:table-cell>
              <table:table-cell office:value-type="float" office:value="0">
                <text:p>0</text:p>
              </table:table-cell>
              <table:table-cell office:value-type="float" office:value="1.2933025404157">
                <text:p>1.2933025404157</text:p>
              </table:table-cell>
            </table:table-row>
            <table:table-row>
              <table:table-cell office:value-type="string">
                <text:p>859</text:p>
              </table:table-cell>
              <table:table-cell office:value-type="float" office:value="6.10997963340122">
                <text:p>6.10997963340122</text:p>
              </table:table-cell>
              <table:table-cell office:value-type="float" office:value="1.27494908350306">
                <text:p>1.27494908350306</text:p>
              </table:table-cell>
            </table:table-row>
            <table:table-row>
              <table:table-cell office:value-type="string">
                <text:p>860</text:p>
              </table:table-cell>
              <table:table-cell office:value-type="float" office:value="0.727272727272727">
                <text:p>0.727272727272727</text:p>
              </table:table-cell>
              <table:table-cell office:value-type="float" office:value="1.38618181818182">
                <text:p>1.38618181818182</text:p>
              </table:table-cell>
            </table:table-row>
            <table:table-row>
              <table:table-cell office:value-type="string">
                <text:p>861</text:p>
              </table:table-cell>
              <table:table-cell office:value-type="float" office:value="5.26008182349503">
                <text:p>5.26008182349503</text:p>
              </table:table-cell>
              <table:table-cell office:value-type="float" office:value="2.22676797194623">
                <text:p>2.22676797194623</text:p>
              </table:table-cell>
            </table:table-row>
            <table:table-row>
              <table:table-cell office:value-type="string">
                <text:p>862</text:p>
              </table:table-cell>
              <table:table-cell office:value-type="float" office:value="10.8991825613079">
                <text:p>10.8991825613079</text:p>
              </table:table-cell>
              <table:table-cell office:value-type="float" office:value="1.65122615803815">
                <text:p>1.65122615803815</text:p>
              </table:table-cell>
            </table:table-row>
            <table:table-row>
              <table:table-cell office:value-type="string">
                <text:p>863</text:p>
              </table:table-cell>
              <table:table-cell office:value-type="float" office:value="7.37704918032787">
                <text:p>7.37704918032787</text:p>
              </table:table-cell>
              <table:table-cell office:value-type="float" office:value="1.5844262295082">
                <text:p>1.5844262295082</text:p>
              </table:table-cell>
            </table:table-row>
            <table:table-row>
              <table:table-cell office:value-type="string">
                <text:p>864</text:p>
              </table:table-cell>
              <table:table-cell office:value-type="float" office:value="9.33488914819137">
                <text:p>9.33488914819137</text:p>
              </table:table-cell>
              <table:table-cell office:value-type="float" office:value="1.71411901983664">
                <text:p>1.71411901983664</text:p>
              </table:table-cell>
            </table:table-row>
            <table:table-row>
              <table:table-cell office:value-type="string">
                <text:p>865</text:p>
              </table:table-cell>
              <table:table-cell office:value-type="float" office:value="6.36492220650636">
                <text:p>6.36492220650636</text:p>
              </table:table-cell>
              <table:table-cell office:value-type="float" office:value="1.47171145685997">
                <text:p>1.47171145685997</text:p>
              </table:table-cell>
            </table:table-row>
            <table:table-row>
              <table:table-cell office:value-type="string">
                <text:p>866</text:p>
              </table:table-cell>
              <table:table-cell office:value-type="float" office:value="0.368068051693113">
                <text:p>0.368068051693113</text:p>
              </table:table-cell>
              <table:table-cell office:value-type="float" office:value="0.356289874038933">
                <text:p>0.356289874038933</text:p>
              </table:table-cell>
            </table:table-row>
            <table:table-row>
              <table:table-cell office:value-type="string">
                <text:p>867</text:p>
              </table:table-cell>
              <table:table-cell office:value-type="float" office:value="10.8695652173913">
                <text:p>10.8695652173913</text:p>
              </table:table-cell>
              <table:table-cell office:value-type="float" office:value="1.62839673913043">
                <text:p>1.62839673913043</text:p>
              </table:table-cell>
            </table:table-row>
            <table:table-row>
              <table:table-cell office:value-type="string">
                <text:p>868</text:p>
              </table:table-cell>
              <table:table-cell office:value-type="float" office:value="6.5123010130246">
                <text:p>6.5123010130246</text:p>
              </table:table-cell>
              <table:table-cell office:value-type="float" office:value="1.43342981186686">
                <text:p>1.43342981186686</text:p>
              </table:table-cell>
            </table:table-row>
            <table:table-row>
              <table:table-cell office:value-type="string">
                <text:p>869</text:p>
              </table:table-cell>
              <table:table-cell office:value-type="float" office:value="14.1176470588235">
                <text:p>14.1176470588235</text:p>
              </table:table-cell>
              <table:table-cell office:value-type="float" office:value="5.62156862745098">
                <text:p>5.62156862745098</text:p>
              </table:table-cell>
            </table:table-row>
            <table:table-row>
              <table:table-cell office:value-type="string">
                <text:p>870</text:p>
              </table:table-cell>
              <table:table-cell office:value-type="float" office:value="13.8045278851463">
                <text:p>13.8045278851463</text:p>
              </table:table-cell>
              <table:table-cell office:value-type="float" office:value="2.70071783545003">
                <text:p>2.70071783545003</text:p>
              </table:table-cell>
            </table:table-row>
            <table:table-row>
              <table:table-cell office:value-type="string">
                <text:p>871</text:p>
              </table:table-cell>
              <table:table-cell office:value-type="float" office:value="13.5708227311281">
                <text:p>13.5708227311281</text:p>
              </table:table-cell>
              <table:table-cell office:value-type="float" office:value="1.62680237489398">
                <text:p>1.62680237489398</text:p>
              </table:table-cell>
            </table:table-row>
            <table:table-row>
              <table:table-cell office:value-type="string">
                <text:p>872</text:p>
              </table:table-cell>
              <table:table-cell office:value-type="float" office:value="7.44416873449131">
                <text:p>7.44416873449131</text:p>
              </table:table-cell>
              <table:table-cell office:value-type="float" office:value="1.45657568238213">
                <text:p>1.45657568238213</text:p>
              </table:table-cell>
            </table:table-row>
            <table:table-row>
              <table:table-cell office:value-type="string">
                <text:p>873</text:p>
              </table:table-cell>
              <table:table-cell office:value-type="float" office:value="4.79424690371554">
                <text:p>4.79424690371554</text:p>
              </table:table-cell>
              <table:table-cell office:value-type="float" office:value="6.57038220801705">
                <text:p>6.57038220801705</text:p>
              </table:table-cell>
            </table:table-row>
            <table:table-row>
              <table:table-cell office:value-type="string">
                <text:p>874</text:p>
              </table:table-cell>
              <table:table-cell office:value-type="float" office:value="3.20769847634322">
                <text:p>3.20769847634322</text:p>
              </table:table-cell>
              <table:table-cell office:value-type="float" office:value="1.57818765036087">
                <text:p>1.57818765036087</text:p>
              </table:table-cell>
            </table:table-row>
            <table:table-row>
              <table:table-cell office:value-type="string">
                <text:p>875</text:p>
              </table:table-cell>
              <table:table-cell office:value-type="float" office:value="3.3112582781457">
                <text:p>3.3112582781457</text:p>
              </table:table-cell>
              <table:table-cell office:value-type="float" office:value="1.43956953642384">
                <text:p>1.43956953642384</text:p>
              </table:table-cell>
            </table:table-row>
            <table:table-row>
              <table:table-cell office:value-type="string">
                <text:p>876</text:p>
              </table:table-cell>
              <table:table-cell office:value-type="float" office:value="3.38696020321761">
                <text:p>3.38696020321761</text:p>
              </table:table-cell>
              <table:table-cell office:value-type="float" office:value="1.48348856900931">
                <text:p>1.48348856900931</text:p>
              </table:table-cell>
            </table:table-row>
            <table:table-row>
              <table:table-cell office:value-type="string">
                <text:p>877</text:p>
              </table:table-cell>
              <table:table-cell office:value-type="float" office:value="3.35289186923722">
                <text:p>3.35289186923722</text:p>
              </table:table-cell>
              <table:table-cell office:value-type="float" office:value="1.39228834870075">
                <text:p>1.39228834870075</text:p>
              </table:table-cell>
            </table:table-row>
            <table:table-row>
              <table:table-cell office:value-type="string">
                <text:p>878</text:p>
              </table:table-cell>
              <table:table-cell office:value-type="float" office:value="0.861326442721791">
                <text:p>0.861326442721791</text:p>
              </table:table-cell>
              <table:table-cell office:value-type="float" office:value="1.51507321274763">
                <text:p>1.51507321274763</text:p>
              </table:table-cell>
            </table:table-row>
            <table:table-row>
              <table:table-cell office:value-type="string">
                <text:p>879</text:p>
              </table:table-cell>
              <table:table-cell office:value-type="float" office:value="13.6286201022147">
                <text:p>13.6286201022147</text:p>
              </table:table-cell>
              <table:table-cell office:value-type="float" office:value="1.58347529812606">
                <text:p>1.58347529812606</text:p>
              </table:table-cell>
            </table:table-row>
            <table:table-row>
              <table:table-cell office:value-type="string">
                <text:p>880</text:p>
              </table:table-cell>
              <table:table-cell office:value-type="float" office:value="3.41296928327645">
                <text:p>3.41296928327645</text:p>
              </table:table-cell>
              <table:table-cell office:value-type="float" office:value="1.51194539249147">
                <text:p>1.51194539249147</text:p>
              </table:table-cell>
            </table:table-row>
            <table:table-row>
              <table:table-cell office:value-type="string">
                <text:p>881</text:p>
              </table:table-cell>
              <table:table-cell office:value-type="float" office:value="0.852514919011083">
                <text:p>0.852514919011083</text:p>
              </table:table-cell>
              <table:table-cell office:value-type="float" office:value="1.38022165387894">
                <text:p>1.38022165387894</text:p>
              </table:table-cell>
            </table:table-row>
            <table:table-row>
              <table:table-cell office:value-type="string">
                <text:p>882</text:p>
              </table:table-cell>
              <table:table-cell office:value-type="float" office:value="7.41962077493817">
                <text:p>7.41962077493817</text:p>
              </table:table-cell>
              <table:table-cell office:value-type="float" office:value="1.58615004122012">
                <text:p>1.58615004122012</text:p>
              </table:table-cell>
            </table:table-row>
            <table:table-row>
              <table:table-cell office:value-type="string">
                <text:p>883</text:p>
              </table:table-cell>
              <table:table-cell office:value-type="float" office:value="3.54924578527063">
                <text:p>3.54924578527063</text:p>
              </table:table-cell>
              <table:table-cell office:value-type="float" office:value="1.44276841171251">
                <text:p>1.44276841171251</text:p>
              </table:table-cell>
            </table:table-row>
            <table:table-row>
              <table:table-cell office:value-type="string">
                <text:p>884</text:p>
              </table:table-cell>
              <table:table-cell office:value-type="float" office:value="0.859845227858985">
                <text:p>0.859845227858985</text:p>
              </table:table-cell>
              <table:table-cell office:value-type="float" office:value="1.39638865004299">
                <text:p>1.39638865004299</text:p>
              </table:table-cell>
            </table:table-row>
            <table:table-row>
              <table:table-cell office:value-type="string">
                <text:p>885</text:p>
              </table:table-cell>
              <table:table-cell office:value-type="float" office:value="NaN">
                <text:p>NaN</text:p>
              </table:table-cell>
              <table:table-cell office:value-type="float" office:value="1">
                <text:p>1</text:p>
              </table:table-cell>
            </table:table-row>
            <table:table-row>
              <table:table-cell office:value-type="string">
                <text:p>886</text:p>
              </table:table-cell>
              <table:table-cell office:value-type="float" office:value="3.3955857385399">
                <text:p>3.3955857385399</text:p>
              </table:table-cell>
              <table:table-cell office:value-type="float" office:value="1.3981324278438">
                <text:p>1.3981324278438</text:p>
              </table:table-cell>
            </table:table-row>
            <table:table-row>
              <table:table-cell office:value-type="string">
                <text:p>887</text:p>
              </table:table-cell>
              <table:table-cell office:value-type="float" office:value="NaN">
                <text:p>NaN</text:p>
              </table:table-cell>
              <table:table-cell office:value-type="float" office:value="1">
                <text:p>1</text:p>
              </table:table-cell>
            </table:table-row>
            <table:table-row>
              <table:table-cell office:value-type="string">
                <text:p>888</text:p>
              </table:table-cell>
              <table:table-cell office:value-type="float" office:value="0.782472613458529">
                <text:p>0.782472613458529</text:p>
              </table:table-cell>
              <table:table-cell office:value-type="float" office:value="1.52503912363067">
                <text:p>1.52503912363067</text:p>
              </table:table-cell>
            </table:table-row>
            <table:table-row>
              <table:table-cell office:value-type="string">
                <text:p>889</text:p>
              </table:table-cell>
              <table:table-cell office:value-type="float" office:value="3.44234079173838">
                <text:p>3.44234079173838</text:p>
              </table:table-cell>
              <table:table-cell office:value-type="float" office:value="1.63080895008606">
                <text:p>1.63080895008606</text:p>
              </table:table-cell>
            </table:table-row>
            <table:table-row>
              <table:table-cell office:value-type="string">
                <text:p>890</text:p>
              </table:table-cell>
              <table:table-cell office:value-type="float" office:value="NaN">
                <text:p>NaN</text:p>
              </table:table-cell>
              <table:table-cell office:value-type="float" office:value="0.9">
                <text:p>0.9</text:p>
              </table:table-cell>
            </table:table-row>
            <table:table-row>
              <table:table-cell office:value-type="string">
                <text:p>891</text:p>
              </table:table-cell>
              <table:table-cell office:value-type="float" office:value="0.507872016251905">
                <text:p>0.507872016251905</text:p>
              </table:table-cell>
              <table:table-cell office:value-type="float" office:value="1.02590147282885">
                <text:p>1.02590147282885</text:p>
              </table:table-cell>
            </table:table-row>
            <table:table-row>
              <table:table-cell office:value-type="string">
                <text:p>892</text:p>
              </table:table-cell>
              <table:table-cell office:value-type="float" office:value="4.30210325047801">
                <text:p>4.30210325047801</text:p>
              </table:table-cell>
              <table:table-cell office:value-type="float" office:value="1.20984703632887">
                <text:p>1.20984703632887</text:p>
              </table:table-cell>
            </table:table-row>
            <table:table-row>
              <table:table-cell office:value-type="string">
                <text:p>893</text:p>
              </table:table-cell>
              <table:table-cell office:value-type="float" office:value="7.37704918032787">
                <text:p>7.37704918032787</text:p>
              </table:table-cell>
              <table:table-cell office:value-type="float" office:value="1.61311475409836">
                <text:p>1.61311475409836</text:p>
              </table:table-cell>
            </table:table-row>
            <table:table-row>
              <table:table-cell office:value-type="string">
                <text:p>894</text:p>
              </table:table-cell>
              <table:table-cell office:value-type="float" office:value="7.51252086811352">
                <text:p>7.51252086811352</text:p>
              </table:table-cell>
              <table:table-cell office:value-type="float" office:value="1.64023372287145">
                <text:p>1.64023372287145</text:p>
              </table:table-cell>
            </table:table-row>
            <table:table-row>
              <table:table-cell office:value-type="string">
                <text:p>895</text:p>
              </table:table-cell>
              <table:table-cell office:value-type="float" office:value="18.754688672168">
                <text:p>18.754688672168</text:p>
              </table:table-cell>
              <table:table-cell office:value-type="float" office:value="1.51312828207052">
                <text:p>1.51312828207052</text:p>
              </table:table-cell>
            </table:table-row>
            <table:table-row>
              <table:table-cell office:value-type="string">
                <text:p>896</text:p>
              </table:table-cell>
              <table:table-cell office:value-type="float" office:value="13.1147540983607">
                <text:p>13.1147540983607</text:p>
              </table:table-cell>
              <table:table-cell office:value-type="float" office:value="1.59672131147541">
                <text:p>1.59672131147541</text:p>
              </table:table-cell>
            </table:table-row>
            <table:table-row>
              <table:table-cell office:value-type="string">
                <text:p>897</text:p>
              </table:table-cell>
              <table:table-cell office:value-type="float" office:value="3.44530577088717">
                <text:p>3.44530577088717</text:p>
              </table:table-cell>
              <table:table-cell office:value-type="float" office:value="1.4702842377261">
                <text:p>1.4702842377261</text:p>
              </table:table-cell>
            </table:table-row>
            <table:table-row>
              <table:table-cell office:value-type="string">
                <text:p>898</text:p>
              </table:table-cell>
              <table:table-cell office:value-type="float" office:value="7.60777683854607">
                <text:p>7.60777683854607</text:p>
              </table:table-cell>
              <table:table-cell office:value-type="float" office:value="1.56973795435334">
                <text:p>1.56973795435334</text:p>
              </table:table-cell>
            </table:table-row>
            <table:table-row>
              <table:table-cell office:value-type="string">
                <text:p>899</text:p>
              </table:table-cell>
              <table:table-cell office:value-type="float" office:value="3.2626427406199">
                <text:p>3.2626427406199</text:p>
              </table:table-cell>
              <table:table-cell office:value-type="float" office:value="1.39885807504078">
                <text:p>1.39885807504078</text:p>
              </table:table-cell>
            </table:table-row>
            <table:table-row>
              <table:table-cell office:value-type="string">
                <text:p>900</text:p>
              </table:table-cell>
              <table:table-cell office:value-type="float" office:value="0.859106529209622">
                <text:p>0.859106529209622</text:p>
              </table:table-cell>
              <table:table-cell office:value-type="float" office:value="1.3745704467354">
                <text:p>1.3745704467354</text:p>
              </table:table-cell>
            </table:table-row>
            <table:table-row>
              <table:table-cell office:value-type="string">
                <text:p>901</text:p>
              </table:table-cell>
              <table:table-cell office:value-type="float" office:value="7.10900473933649">
                <text:p>7.10900473933649</text:p>
              </table:table-cell>
              <table:table-cell office:value-type="float" office:value="1.54502369668246">
                <text:p>1.54502369668246</text:p>
              </table:table-cell>
            </table:table-row>
            <table:table-row>
              <table:table-cell office:value-type="string">
                <text:p>902</text:p>
              </table:table-cell>
              <table:table-cell office:value-type="float" office:value="0.8424599831508">
                <text:p>0.8424599831508</text:p>
              </table:table-cell>
              <table:table-cell office:value-type="float" office:value="1.40101095197978">
                <text:p>1.40101095197978</text:p>
              </table:table-cell>
            </table:table-row>
            <table:table-row>
              <table:table-cell office:value-type="string">
                <text:p>903</text:p>
              </table:table-cell>
              <table:table-cell office:value-type="float" office:value="0.835421888053467">
                <text:p>0.835421888053467</text:p>
              </table:table-cell>
              <table:table-cell office:value-type="float" office:value="1.53634085213033">
                <text:p>1.53634085213033</text:p>
              </table:table-cell>
            </table:table-row>
            <table:table-row>
              <table:table-cell office:value-type="string">
                <text:p>904</text:p>
              </table:table-cell>
              <table:table-cell office:value-type="float" office:value="38.4012539184953">
                <text:p>38.4012539184953</text:p>
              </table:table-cell>
              <table:table-cell office:value-type="float" office:value="1.57523510971787">
                <text:p>1.57523510971787</text:p>
              </table:table-cell>
            </table:table-row>
            <table:table-row>
              <table:table-cell office:value-type="string">
                <text:p>905</text:p>
              </table:table-cell>
              <table:table-cell office:value-type="float" office:value="36.055923473142">
                <text:p>36.055923473142</text:p>
              </table:table-cell>
              <table:table-cell office:value-type="float" office:value="1.86828550404709">
                <text:p>1.86828550404709</text:p>
              </table:table-cell>
            </table:table-row>
            <table:table-row>
              <table:table-cell office:value-type="string">
                <text:p>906</text:p>
              </table:table-cell>
              <table:table-cell office:value-type="float" office:value="6.6079295154185">
                <text:p>6.6079295154185</text:p>
              </table:table-cell>
              <table:table-cell office:value-type="float" office:value="1.43538913362702">
                <text:p>1.43538913362702</text:p>
              </table:table-cell>
            </table:table-row>
            <table:table-row>
              <table:table-cell office:value-type="string">
                <text:p>907</text:p>
              </table:table-cell>
              <table:table-cell office:value-type="float" office:value="8.03616273229533">
                <text:p>8.03616273229533</text:p>
              </table:table-cell>
              <table:table-cell office:value-type="float" office:value="1.63083877448518">
                <text:p>1.63083877448518</text:p>
              </table:table-cell>
            </table:table-row>
            <table:table-row>
              <table:table-cell office:value-type="string">
                <text:p>908</text:p>
              </table:table-cell>
              <table:table-cell office:value-type="float" office:value="NaN">
                <text:p>NaN</text:p>
              </table:table-cell>
              <table:table-cell office:value-type="float" office:value="1">
                <text:p>1</text:p>
              </table:table-cell>
            </table:table-row>
            <table:table-row>
              <table:table-cell office:value-type="string">
                <text:p>909</text:p>
              </table:table-cell>
              <table:table-cell office:value-type="float" office:value="NaN">
                <text:p>NaN</text:p>
              </table:table-cell>
              <table:table-cell office:value-type="float" office:value="1">
                <text:p>1</text:p>
              </table:table-cell>
            </table:table-row>
            <table:table-row>
              <table:table-cell office:value-type="string">
                <text:p>910</text:p>
              </table:table-cell>
              <table:table-cell office:value-type="float" office:value="NaN">
                <text:p>NaN</text:p>
              </table:table-cell>
              <table:table-cell office:value-type="float" office:value="0.666666666666667">
                <text:p>0.666666666666667</text:p>
              </table:table-cell>
            </table:table-row>
            <table:table-row>
              <table:table-cell office:value-type="string">
                <text:p>911</text:p>
              </table:table-cell>
              <table:table-cell office:value-type="float" office:value="NaN">
                <text:p>NaN</text:p>
              </table:table-cell>
              <table:table-cell office:value-type="float" office:value="1">
                <text:p>1</text:p>
              </table:table-cell>
            </table:table-row>
            <table:table-row>
              <table:table-cell office:value-type="string">
                <text:p>912</text:p>
              </table:table-cell>
              <table:table-cell office:value-type="float" office:value="NaN">
                <text:p>NaN</text:p>
              </table:table-cell>
              <table:table-cell office:value-type="float" office:value="0.75">
                <text:p>0.75</text:p>
              </table:table-cell>
            </table:table-row>
            <table:table-row>
              <table:table-cell office:value-type="string">
                <text:p>913</text:p>
              </table:table-cell>
              <table:table-cell office:value-type="float" office:value="NaN">
                <text:p>NaN</text:p>
              </table:table-cell>
              <table:table-cell office:value-type="float" office:value="0.956521739130435">
                <text:p>0.956521739130435</text:p>
              </table:table-cell>
            </table:table-row>
            <table:table-row>
              <table:table-cell office:value-type="string">
                <text:p>914</text:p>
              </table:table-cell>
              <table:table-cell office:value-type="float" office:value="13.039934800326">
                <text:p>13.039934800326</text:p>
              </table:table-cell>
              <table:table-cell office:value-type="float" office:value="1.6120619396903">
                <text:p>1.6120619396903</text:p>
              </table:table-cell>
            </table:table-row>
            <table:table-row>
              <table:table-cell office:value-type="string">
                <text:p>915</text:p>
              </table:table-cell>
              <table:table-cell office:value-type="float" office:value="29.3159609120521">
                <text:p>29.3159609120521</text:p>
              </table:table-cell>
              <table:table-cell office:value-type="float" office:value="1.62214983713355">
                <text:p>1.62214983713355</text:p>
              </table:table-cell>
            </table:table-row>
            <table:table-row>
              <table:table-cell office:value-type="string">
                <text:p>916</text:p>
              </table:table-cell>
              <table:table-cell office:value-type="float" office:value="3.45423143350605">
                <text:p>3.45423143350605</text:p>
              </table:table-cell>
              <table:table-cell office:value-type="float" office:value="1.52072538860104">
                <text:p>1.52072538860104</text:p>
              </table:table-cell>
            </table:table-row>
            <table:table-row>
              <table:table-cell office:value-type="string">
                <text:p>917</text:p>
              </table:table-cell>
              <table:table-cell office:value-type="float" office:value="20.8507089241034">
                <text:p>20.8507089241034</text:p>
              </table:table-cell>
              <table:table-cell office:value-type="float" office:value="1.55546288573812">
                <text:p>1.55546288573812</text:p>
              </table:table-cell>
            </table:table-row>
            <table:table-row>
              <table:table-cell office:value-type="string">
                <text:p>918</text:p>
              </table:table-cell>
              <table:table-cell office:value-type="float" office:value="7.61421319796954">
                <text:p>7.61421319796954</text:p>
              </table:table-cell>
              <table:table-cell office:value-type="float" office:value="1.42808798646362">
                <text:p>1.42808798646362</text:p>
              </table:table-cell>
            </table:table-row>
            <table:table-row>
              <table:table-cell office:value-type="string">
                <text:p>919</text:p>
              </table:table-cell>
              <table:table-cell office:value-type="float" office:value="7.53138075313808">
                <text:p>7.53138075313808</text:p>
              </table:table-cell>
              <table:table-cell office:value-type="float" office:value="1.55648535564854">
                <text:p>1.55648535564854</text:p>
              </table:table-cell>
            </table:table-row>
            <table:table-row>
              <table:table-cell office:value-type="string">
                <text:p>920</text:p>
              </table:table-cell>
              <table:table-cell office:value-type="float" office:value="20.6953642384106">
                <text:p>20.6953642384106</text:p>
              </table:table-cell>
              <table:table-cell office:value-type="float" office:value="1.61506622516556">
                <text:p>1.61506622516556</text:p>
              </table:table-cell>
            </table:table-row>
            <table:table-row>
              <table:table-cell office:value-type="string">
                <text:p>921</text:p>
              </table:table-cell>
              <table:table-cell office:value-type="float" office:value="7.42574257425743">
                <text:p>7.42574257425743</text:p>
              </table:table-cell>
              <table:table-cell office:value-type="float" office:value="1.60808580858086">
                <text:p>1.60808580858086</text:p>
              </table:table-cell>
            </table:table-row>
            <table:table-row>
              <table:table-cell office:value-type="string">
                <text:p>922</text:p>
              </table:table-cell>
              <table:table-cell office:value-type="float" office:value="7.7720207253886">
                <text:p>7.7720207253886</text:p>
              </table:table-cell>
              <table:table-cell office:value-type="float" office:value="1.37823834196891">
                <text:p>1.37823834196891</text:p>
              </table:table-cell>
            </table:table-row>
            <table:table-row>
              <table:table-cell office:value-type="string">
                <text:p>923</text:p>
              </table:table-cell>
              <table:table-cell office:value-type="float" office:value="3.28137817883511">
                <text:p>3.28137817883511</text:p>
              </table:table-cell>
              <table:table-cell office:value-type="float" office:value="1.59885151763741">
                <text:p>1.59885151763741</text:p>
              </table:table-cell>
            </table:table-row>
            <table:table-row>
              <table:table-cell office:value-type="string">
                <text:p>924</text:p>
              </table:table-cell>
              <table:table-cell office:value-type="float" office:value="13.355592654424">
                <text:p>13.355592654424</text:p>
              </table:table-cell>
              <table:table-cell office:value-type="float" office:value="1.63939899833055">
                <text:p>1.63939899833055</text:p>
              </table:table-cell>
            </table:table-row>
            <table:table-row>
              <table:table-cell office:value-type="string">
                <text:p>925</text:p>
              </table:table-cell>
              <table:table-cell office:value-type="float" office:value="37.4617737003058">
                <text:p>37.4617737003058</text:p>
              </table:table-cell>
              <table:table-cell office:value-type="float" office:value="1.91207951070336">
                <text:p>1.91207951070336</text:p>
              </table:table-cell>
            </table:table-row>
            <table:table-row>
              <table:table-cell office:value-type="string">
                <text:p>926</text:p>
              </table:table-cell>
              <table:table-cell office:value-type="float" office:value="30.4826418289585">
                <text:p>30.4826418289585</text:p>
              </table:table-cell>
              <table:table-cell office:value-type="float" office:value="1.71464860287892">
                <text:p>1.71464860287892</text:p>
              </table:table-cell>
            </table:table-row>
            <table:table-row>
              <table:table-cell office:value-type="string">
                <text:p>927</text:p>
              </table:table-cell>
              <table:table-cell office:value-type="float" office:value="84.0277777777778">
                <text:p>84.0277777777778</text:p>
              </table:table-cell>
              <table:table-cell office:value-type="float" office:value="1.87013888888889">
                <text:p>1.87013888888889</text:p>
              </table:table-cell>
            </table:table-row>
            <table:table-row>
              <table:table-cell office:value-type="string">
                <text:p>928</text:p>
              </table:table-cell>
              <table:table-cell office:value-type="float" office:value="10.5890138980807">
                <text:p>10.5890138980807</text:p>
              </table:table-cell>
              <table:table-cell office:value-type="float" office:value="1.89080079417604">
                <text:p>1.89080079417604</text:p>
              </table:table-cell>
            </table:table-row>
            <table:table-row>
              <table:table-cell office:value-type="string">
                <text:p>929</text:p>
              </table:table-cell>
              <table:table-cell office:value-type="float" office:value="0.880281690140845">
                <text:p>0.880281690140845</text:p>
              </table:table-cell>
              <table:table-cell office:value-type="float" office:value="1.42429577464789">
                <text:p>1.42429577464789</text:p>
              </table:table-cell>
            </table:table-row>
            <table:table-row>
              <table:table-cell office:value-type="string">
                <text:p>930</text:p>
              </table:table-cell>
              <table:table-cell office:value-type="float" office:value="7.88091068301226">
                <text:p>7.88091068301226</text:p>
              </table:table-cell>
              <table:table-cell office:value-type="float" office:value="1.61733800350263">
                <text:p>1.61733800350263</text:p>
              </table:table-cell>
            </table:table-row>
            <table:table-row>
              <table:table-cell office:value-type="string">
                <text:p>931</text:p>
              </table:table-cell>
              <table:table-cell office:value-type="float" office:value="0.666666666666667">
                <text:p>0.666666666666667</text:p>
              </table:table-cell>
              <table:table-cell office:value-type="float" office:value="1.31666666666667">
                <text:p>1.31666666666667</text:p>
              </table:table-cell>
            </table:table-row>
            <table:table-row>
              <table:table-cell office:value-type="string">
                <text:p>932</text:p>
              </table:table-cell>
              <table:table-cell office:value-type="float" office:value="0.838222967309304">
                <text:p>0.838222967309304</text:p>
              </table:table-cell>
              <table:table-cell office:value-type="float" office:value="1.48700754400671">
                <text:p>1.48700754400671</text:p>
              </table:table-cell>
            </table:table-row>
            <table:table-row>
              <table:table-cell office:value-type="string">
                <text:p>933</text:p>
              </table:table-cell>
              <table:table-cell office:value-type="float" office:value="7.55667506297229">
                <text:p>7.55667506297229</text:p>
              </table:table-cell>
              <table:table-cell office:value-type="float" office:value="1.46347607052897">
                <text:p>1.46347607052897</text:p>
              </table:table-cell>
            </table:table-row>
            <table:table-row>
              <table:table-cell office:value-type="string">
                <text:p>934</text:p>
              </table:table-cell>
              <table:table-cell office:value-type="float" office:value="0.85397096498719">
                <text:p>0.85397096498719</text:p>
              </table:table-cell>
              <table:table-cell office:value-type="float" office:value="1.50811272416738">
                <text:p>1.50811272416738</text:p>
              </table:table-cell>
            </table:table-row>
            <table:table-row>
              <table:table-cell office:value-type="string">
                <text:p>935</text:p>
              </table:table-cell>
              <table:table-cell office:value-type="float" office:value="3.41588385994876">
                <text:p>3.41588385994876</text:p>
              </table:table-cell>
              <table:table-cell office:value-type="float" office:value="1.34244235695986">
                <text:p>1.34244235695986</text:p>
              </table:table-cell>
            </table:table-row>
            <table:table-row>
              <table:table-cell office:value-type="string">
                <text:p>936</text:p>
              </table:table-cell>
              <table:table-cell office:value-type="float" office:value="7.30519480519481">
                <text:p>7.30519480519481</text:p>
              </table:table-cell>
              <table:table-cell office:value-type="float" office:value="1.62824675324675">
                <text:p>1.62824675324675</text:p>
              </table:table-cell>
            </table:table-row>
            <table:table-row>
              <table:table-cell office:value-type="string">
                <text:p>937</text:p>
              </table:table-cell>
              <table:table-cell office:value-type="float" office:value="3.46020761245675">
                <text:p>3.46020761245675</text:p>
              </table:table-cell>
              <table:table-cell office:value-type="float" office:value="1.40570934256055">
                <text:p>1.40570934256055</text:p>
              </table:table-cell>
            </table:table-row>
            <table:table-row>
              <table:table-cell office:value-type="string">
                <text:p>938</text:p>
              </table:table-cell>
              <table:table-cell office:value-type="float" office:value="13.4003350083752">
                <text:p>13.4003350083752</text:p>
              </table:table-cell>
              <table:table-cell office:value-type="float" office:value="1.38609715242881">
                <text:p>1.38609715242881</text:p>
              </table:table-cell>
            </table:table-row>
            <table:table-row>
              <table:table-cell office:value-type="string">
                <text:p>939</text:p>
              </table:table-cell>
              <table:table-cell office:value-type="float" office:value="0.840336134453782">
                <text:p>0.840336134453782</text:p>
              </table:table-cell>
              <table:table-cell office:value-type="float" office:value="1.31848739495798">
                <text:p>1.31848739495798</text:p>
              </table:table-cell>
            </table:table-row>
            <table:table-row>
              <table:table-cell office:value-type="string">
                <text:p>940</text:p>
              </table:table-cell>
              <table:table-cell office:value-type="float" office:value="7.50625521267723">
                <text:p>7.50625521267723</text:p>
              </table:table-cell>
              <table:table-cell office:value-type="float" office:value="1.46955796497081">
                <text:p>1.46955796497081</text:p>
              </table:table-cell>
            </table:table-row>
            <table:table-row>
              <table:table-cell office:value-type="string">
                <text:p>941</text:p>
              </table:table-cell>
              <table:table-cell office:value-type="float" office:value="13.039934800326">
                <text:p>13.039934800326</text:p>
              </table:table-cell>
              <table:table-cell office:value-type="float" office:value="1.62102689486553">
                <text:p>1.62102689486553</text:p>
              </table:table-cell>
            </table:table-row>
            <table:table-row>
              <table:table-cell office:value-type="string">
                <text:p>942</text:p>
              </table:table-cell>
              <table:table-cell office:value-type="float" office:value="22.5">
                <text:p>22.5</text:p>
              </table:table-cell>
              <table:table-cell office:value-type="float" office:value="2.24875">
                <text:p>2.24875</text:p>
              </table:table-cell>
            </table:table-row>
            <table:table-row>
              <table:table-cell office:value-type="string">
                <text:p>943</text:p>
              </table:table-cell>
              <table:table-cell office:value-type="float" office:value="3.38123415046492">
                <text:p>3.38123415046492</text:p>
              </table:table-cell>
              <table:table-cell office:value-type="float" office:value="1.34995773457312">
                <text:p>1.34995773457312</text:p>
              </table:table-cell>
            </table:table-row>
            <table:table-row>
              <table:table-cell office:value-type="string">
                <text:p>944</text:p>
              </table:table-cell>
              <table:table-cell office:value-type="float" office:value="7.62066045723963">
                <text:p>7.62066045723963</text:p>
              </table:table-cell>
              <table:table-cell office:value-type="float" office:value="1.59864521591871">
                <text:p>1.59864521591871</text:p>
              </table:table-cell>
            </table:table-row>
            <table:table-row>
              <table:table-cell office:value-type="string">
                <text:p>945</text:p>
              </table:table-cell>
              <table:table-cell office:value-type="float" office:value="21.0084033613445">
                <text:p>21.0084033613445</text:p>
              </table:table-cell>
              <table:table-cell office:value-type="float" office:value="1.60672268907563">
                <text:p>1.60672268907563</text:p>
              </table:table-cell>
            </table:table-row>
            <table:table-row>
              <table:table-cell office:value-type="string">
                <text:p>946</text:p>
              </table:table-cell>
              <table:table-cell office:value-type="float" office:value="3.38696020321761">
                <text:p>3.38696020321761</text:p>
              </table:table-cell>
              <table:table-cell office:value-type="float" office:value="1.4038950042337">
                <text:p>1.4038950042337</text:p>
              </table:table-cell>
            </table:table-row>
            <table:table-row>
              <table:table-cell office:value-type="string">
                <text:p>947</text:p>
              </table:table-cell>
              <table:table-cell office:value-type="float" office:value="7.75862068965517">
                <text:p>7.75862068965517</text:p>
              </table:table-cell>
              <table:table-cell office:value-type="float" office:value="1.43534482758621">
                <text:p>1.43534482758621</text:p>
              </table:table-cell>
            </table:table-row>
            <table:table-row>
              <table:table-cell office:value-type="string">
                <text:p>948</text:p>
              </table:table-cell>
              <table:table-cell office:value-type="float" office:value="6.35593220338983">
                <text:p>6.35593220338983</text:p>
              </table:table-cell>
              <table:table-cell office:value-type="float" office:value="1.49223163841808">
                <text:p>1.49223163841808</text:p>
              </table:table-cell>
            </table:table-row>
            <table:table-row>
              <table:table-cell office:value-type="string">
                <text:p>949</text:p>
              </table:table-cell>
              <table:table-cell office:value-type="float" office:value="7.37100737100737">
                <text:p>7.37100737100737</text:p>
              </table:table-cell>
              <table:table-cell office:value-type="float" office:value="1.43570843570844">
                <text:p>1.43570843570844</text:p>
              </table:table-cell>
            </table:table-row>
            <table:table-row>
              <table:table-cell office:value-type="string">
                <text:p>950</text:p>
              </table:table-cell>
              <table:table-cell office:value-type="float" office:value="6.66666666666667">
                <text:p>6.66666666666667</text:p>
              </table:table-cell>
              <table:table-cell office:value-type="float" office:value="1.47481481481481">
                <text:p>1.47481481481481</text:p>
              </table:table-cell>
            </table:table-row>
            <table:table-row>
              <table:table-cell office:value-type="string">
                <text:p>951</text:p>
              </table:table-cell>
              <table:table-cell office:value-type="float" office:value="7.54400670578374">
                <text:p>7.54400670578374</text:p>
              </table:table-cell>
              <table:table-cell office:value-type="float" office:value="1.62699077954736">
                <text:p>1.62699077954736</text:p>
              </table:table-cell>
            </table:table-row>
            <table:table-row>
              <table:table-cell office:value-type="string">
                <text:p>952</text:p>
              </table:table-cell>
              <table:table-cell office:value-type="float" office:value="0.829187396351575">
                <text:p>0.829187396351575</text:p>
              </table:table-cell>
              <table:table-cell office:value-type="float" office:value="1.33333333333333">
                <text:p>1.33333333333333</text:p>
              </table:table-cell>
            </table:table-row>
            <table:table-row>
              <table:table-cell office:value-type="string">
                <text:p>953</text:p>
              </table:table-cell>
              <table:table-cell office:value-type="float" office:value="7.63358778625954">
                <text:p>7.63358778625954</text:p>
              </table:table-cell>
              <table:table-cell office:value-type="float" office:value="1.63019508057676">
                <text:p>1.63019508057676</text:p>
              </table:table-cell>
            </table:table-row>
            <table:table-row>
              <table:table-cell office:value-type="string">
                <text:p>954</text:p>
              </table:table-cell>
              <table:table-cell office:value-type="float" office:value="8.04289544235925">
                <text:p>8.04289544235925</text:p>
              </table:table-cell>
              <table:table-cell office:value-type="float" office:value="1.52278820375335">
                <text:p>1.52278820375335</text:p>
              </table:table-cell>
            </table:table-row>
            <table:table-row>
              <table:table-cell office:value-type="string">
                <text:p>955</text:p>
              </table:table-cell>
              <table:table-cell office:value-type="float" office:value="7.27566693613581">
                <text:p>7.27566693613581</text:p>
              </table:table-cell>
              <table:table-cell office:value-type="float" office:value="1.5109135004042">
                <text:p>1.5109135004042</text:p>
              </table:table-cell>
            </table:table-row>
            <table:table-row>
              <table:table-cell office:value-type="string">
                <text:p>956</text:p>
              </table:table-cell>
              <table:table-cell office:value-type="float" office:value="7.69230769230769">
                <text:p>7.69230769230769</text:p>
              </table:table-cell>
              <table:table-cell office:value-type="float" office:value="1.67094017094017">
                <text:p>1.67094017094017</text:p>
              </table:table-cell>
            </table:table-row>
            <table:table-row>
              <table:table-cell office:value-type="string">
                <text:p>957</text:p>
              </table:table-cell>
              <table:table-cell office:value-type="float" office:value="0.837520938023451">
                <text:p>0.837520938023451</text:p>
              </table:table-cell>
              <table:table-cell office:value-type="float" office:value="1.61976549413735">
                <text:p>1.61976549413735</text:p>
              </table:table-cell>
            </table:table-row>
            <table:table-row>
              <table:table-cell office:value-type="string">
                <text:p>958</text:p>
              </table:table-cell>
              <table:table-cell office:value-type="float" office:value="0.873362445414847">
                <text:p>0.873362445414847</text:p>
              </table:table-cell>
              <table:table-cell office:value-type="float" office:value="1.41135371179039">
                <text:p>1.41135371179039</text:p>
              </table:table-cell>
            </table:table-row>
            <table:table-row>
              <table:table-cell office:value-type="string">
                <text:p>959</text:p>
              </table:table-cell>
              <table:table-cell office:value-type="float" office:value="3.48128807658834">
                <text:p>3.48128807658834</text:p>
              </table:table-cell>
              <table:table-cell office:value-type="float" office:value="1.50130548302872">
                <text:p>1.50130548302872</text:p>
              </table:table-cell>
            </table:table-row>
            <table:table-row>
              <table:table-cell office:value-type="string">
                <text:p>960</text:p>
              </table:table-cell>
              <table:table-cell office:value-type="float" office:value="0.839630562552477">
                <text:p>0.839630562552477</text:p>
              </table:table-cell>
              <table:table-cell office:value-type="float" office:value="1.43408900083963">
                <text:p>1.43408900083963</text:p>
              </table:table-cell>
            </table:table-row>
            <table:table-row>
              <table:table-cell office:value-type="string">
                <text:p>961</text:p>
              </table:table-cell>
              <table:table-cell office:value-type="float" office:value="6.84410646387833">
                <text:p>6.84410646387833</text:p>
              </table:table-cell>
              <table:table-cell office:value-type="float" office:value="1.77262357414449">
                <text:p>1.77262357414449</text:p>
              </table:table-cell>
            </table:table-row>
            <table:table-row>
              <table:table-cell office:value-type="string">
                <text:p>962</text:p>
              </table:table-cell>
              <table:table-cell office:value-type="float" office:value="3.24939073923639">
                <text:p>3.24939073923639</text:p>
              </table:table-cell>
              <table:table-cell office:value-type="float" office:value="1.6068237205524">
                <text:p>1.6068237205524</text:p>
              </table:table-cell>
            </table:table-row>
            <table:table-row>
              <table:table-cell office:value-type="string">
                <text:p>963</text:p>
              </table:table-cell>
              <table:table-cell office:value-type="float" office:value="0.836120401337793">
                <text:p>0.836120401337793</text:p>
              </table:table-cell>
              <table:table-cell office:value-type="float" office:value="1.58862876254181">
                <text:p>1.58862876254181</text:p>
              </table:table-cell>
            </table:table-row>
            <table:table-row>
              <table:table-cell office:value-type="string">
                <text:p>964</text:p>
              </table:table-cell>
              <table:table-cell office:value-type="float" office:value="3.2">
                <text:p>3.2</text:p>
              </table:table-cell>
              <table:table-cell office:value-type="float" office:value="1.5952">
                <text:p>1.5952</text:p>
              </table:table-cell>
            </table:table-row>
            <table:table-row>
              <table:table-cell office:value-type="string">
                <text:p>965</text:p>
              </table:table-cell>
              <table:table-cell office:value-type="float" office:value="3.27332242225859">
                <text:p>3.27332242225859</text:p>
              </table:table-cell>
              <table:table-cell office:value-type="float" office:value="1.5810147299509">
                <text:p>1.5810147299509</text:p>
              </table:table-cell>
            </table:table-row>
            <table:table-row>
              <table:table-cell office:value-type="string">
                <text:p>966</text:p>
              </table:table-cell>
              <table:table-cell office:value-type="float" office:value="3.36700336700337">
                <text:p>3.36700336700337</text:p>
              </table:table-cell>
              <table:table-cell office:value-type="float" office:value="1.51178451178451">
                <text:p>1.51178451178451</text:p>
              </table:table-cell>
            </table:table-row>
            <table:table-row>
              <table:table-cell office:value-type="string">
                <text:p>967</text:p>
              </table:table-cell>
              <table:table-cell office:value-type="float" office:value="7.45650372825186">
                <text:p>7.45650372825186</text:p>
              </table:table-cell>
              <table:table-cell office:value-type="float" office:value="1.54266777133389">
                <text:p>1.54266777133389</text:p>
              </table:table-cell>
            </table:table-row>
            <table:table-row>
              <table:table-cell office:value-type="string">
                <text:p>968</text:p>
              </table:table-cell>
              <table:table-cell office:value-type="float" office:value="21.6637781629116">
                <text:p>21.6637781629116</text:p>
              </table:table-cell>
              <table:table-cell office:value-type="float" office:value="1.60831889081456">
                <text:p>1.60831889081456</text:p>
              </table:table-cell>
            </table:table-row>
            <table:table-row>
              <table:table-cell office:value-type="string">
                <text:p>969</text:p>
              </table:table-cell>
              <table:table-cell office:value-type="float" office:value="0.838222967309304">
                <text:p>0.838222967309304</text:p>
              </table:table-cell>
              <table:table-cell office:value-type="float" office:value="1.41492036881811">
                <text:p>1.41492036881811</text:p>
              </table:table-cell>
            </table:table-row>
            <table:table-row>
              <table:table-cell office:value-type="string">
                <text:p>970</text:p>
              </table:table-cell>
              <table:table-cell office:value-type="float" office:value="3.27868852459016">
                <text:p>3.27868852459016</text:p>
              </table:table-cell>
              <table:table-cell office:value-type="float" office:value="1.4">
                <text:p>1.4</text:p>
              </table:table-cell>
            </table:table-row>
            <table:table-row>
              <table:table-cell office:value-type="string">
                <text:p>971</text:p>
              </table:table-cell>
              <table:table-cell office:value-type="float" office:value="3.2546786004882">
                <text:p>3.2546786004882</text:p>
              </table:table-cell>
              <table:table-cell office:value-type="float" office:value="1.33767290480065">
                <text:p>1.33767290480065</text:p>
              </table:table-cell>
            </table:table-row>
            <table:table-row>
              <table:table-cell office:value-type="string">
                <text:p>972</text:p>
              </table:table-cell>
              <table:table-cell office:value-type="float" office:value="13.2450331125828">
                <text:p>13.2450331125828</text:p>
              </table:table-cell>
              <table:table-cell office:value-type="float" office:value="1.63162251655629">
                <text:p>1.63162251655629</text:p>
              </table:table-cell>
            </table:table-row>
            <table:table-row>
              <table:table-cell office:value-type="string">
                <text:p>973</text:p>
              </table:table-cell>
              <table:table-cell office:value-type="float" office:value="0.866551126516464">
                <text:p>0.866551126516464</text:p>
              </table:table-cell>
              <table:table-cell office:value-type="float" office:value="1.43760831889081">
                <text:p>1.43760831889081</text:p>
              </table:table-cell>
            </table:table-row>
            <table:table-row>
              <table:table-cell office:value-type="string">
                <text:p>974</text:p>
              </table:table-cell>
              <table:table-cell office:value-type="float" office:value="12.4610591900312">
                <text:p>12.4610591900312</text:p>
              </table:table-cell>
              <table:table-cell office:value-type="float" office:value="1.32632398753894">
                <text:p>1.32632398753894</text:p>
              </table:table-cell>
            </table:table-row>
            <table:table-row>
              <table:table-cell office:value-type="string">
                <text:p>975</text:p>
              </table:table-cell>
              <table:table-cell office:value-type="float" office:value="3.39270568278202">
                <text:p>3.39270568278202</text:p>
              </table:table-cell>
              <table:table-cell office:value-type="float" office:value="1.490245971162">
                <text:p>1.490245971162</text:p>
              </table:table-cell>
            </table:table-row>
            <table:table-row>
              <table:table-cell office:value-type="string">
                <text:p>976</text:p>
              </table:table-cell>
              <table:table-cell office:value-type="float" office:value="3.3698399326032">
                <text:p>3.3698399326032</text:p>
              </table:table-cell>
              <table:table-cell office:value-type="float" office:value="1.45914069081719">
                <text:p>1.45914069081719</text:p>
              </table:table-cell>
            </table:table-row>
            <table:table-row>
              <table:table-cell office:value-type="string">
                <text:p>977</text:p>
              </table:table-cell>
              <table:table-cell office:value-type="float" office:value="3.41880341880342">
                <text:p>3.41880341880342</text:p>
              </table:table-cell>
              <table:table-cell office:value-type="float" office:value="1.38717948717949">
                <text:p>1.38717948717949</text:p>
              </table:table-cell>
            </table:table-row>
            <table:table-row>
              <table:table-cell office:value-type="string">
                <text:p>978</text:p>
              </table:table-cell>
              <table:table-cell office:value-type="float" office:value="7.06991358994501">
                <text:p>7.06991358994501</text:p>
              </table:table-cell>
              <table:table-cell office:value-type="float" office:value="1.49410840534171">
                <text:p>1.49410840534171</text:p>
              </table:table-cell>
            </table:table-row>
            <table:table-row>
              <table:table-cell office:value-type="string">
                <text:p>979</text:p>
              </table:table-cell>
              <table:table-cell office:value-type="float" office:value="0.852514919011083">
                <text:p>0.852514919011083</text:p>
              </table:table-cell>
              <table:table-cell office:value-type="float" office:value="1.36317135549872">
                <text:p>1.36317135549872</text:p>
              </table:table-cell>
            </table:table-row>
            <table:table-row>
              <table:table-cell office:value-type="string">
                <text:p>980</text:p>
              </table:table-cell>
              <table:table-cell office:value-type="float" office:value="3.37837837837838">
                <text:p>3.37837837837838</text:p>
              </table:table-cell>
              <table:table-cell office:value-type="float" office:value="1.61317567567568">
                <text:p>1.61317567567568</text:p>
              </table:table-cell>
            </table:table-row>
            <table:table-row>
              <table:table-cell office:value-type="string">
                <text:p>981</text:p>
              </table:table-cell>
              <table:table-cell office:value-type="float" office:value="7.69230769230769">
                <text:p>7.69230769230769</text:p>
              </table:table-cell>
              <table:table-cell office:value-type="float" office:value="1.52136752136752">
                <text:p>1.52136752136752</text:p>
              </table:table-cell>
            </table:table-row>
            <table:table-row>
              <table:table-cell office:value-type="string">
                <text:p>982</text:p>
              </table:table-cell>
              <table:table-cell office:value-type="float" office:value="0.85397096498719">
                <text:p>0.85397096498719</text:p>
              </table:table-cell>
              <table:table-cell office:value-type="float" office:value="1.43552519214347">
                <text:p>1.43552519214347</text:p>
              </table:table-cell>
            </table:table-row>
            <table:table-row>
              <table:table-cell office:value-type="string">
                <text:p>983</text:p>
              </table:table-cell>
              <table:table-cell office:value-type="float" office:value="NaN">
                <text:p>NaN</text:p>
              </table:table-cell>
              <table:table-cell office:value-type="float" office:value="NaN">
                <text:p>NaN</text:p>
              </table:table-cell>
            </table:table-row>
            <table:table-row>
              <table:table-cell office:value-type="string">
                <text:p>984</text:p>
              </table:table-cell>
              <table:table-cell office:value-type="float" office:value="96.8897807080407">
                <text:p>96.8897807080407</text:p>
              </table:table-cell>
              <table:table-cell office:value-type="float" office:value="1.40604844489035">
                <text:p>1.40604844489035</text:p>
              </table:table-cell>
            </table:table-row>
            <table:table-row>
              <table:table-cell office:value-type="string">
                <text:p>985</text:p>
              </table:table-cell>
              <table:table-cell office:value-type="float" office:value="135.155850792029">
                <text:p>135.155850792029</text:p>
              </table:table-cell>
              <table:table-cell office:value-type="float" office:value="2.63055697496168">
                <text:p>2.63055697496168</text:p>
              </table:table-cell>
            </table:table-row>
            <table:table-row>
              <table:table-cell office:value-type="string">
                <text:p>986</text:p>
              </table:table-cell>
              <table:table-cell office:value-type="float" office:value="449.722393584207">
                <text:p>449.722393584207</text:p>
              </table:table-cell>
              <table:table-cell office:value-type="float" office:value="2.59099321406539">
                <text:p>2.59099321406539</text:p>
              </table:table-cell>
            </table:table-row>
            <table:table-row>
              <table:table-cell office:value-type="string">
                <text:p>987</text:p>
              </table:table-cell>
              <table:table-cell office:value-type="float" office:value="891.698272229246">
                <text:p>891.698272229246</text:p>
              </table:table-cell>
              <table:table-cell office:value-type="float" office:value="3.09650231774126">
                <text:p>3.09650231774126</text:p>
              </table:table-cell>
            </table:table-row>
            <table:table-row>
              <table:table-cell office:value-type="string">
                <text:p>988</text:p>
              </table:table-cell>
              <table:table-cell office:value-type="float" office:value="25.7756563245823">
                <text:p>25.7756563245823</text:p>
              </table:table-cell>
              <table:table-cell office:value-type="float" office:value="6.86388225934765">
                <text:p>6.86388225934765</text:p>
              </table:table-cell>
            </table:table-row>
            <table:table-row>
              <table:table-cell office:value-type="string">
                <text:p>989</text:p>
              </table:table-cell>
              <table:table-cell office:value-type="float" office:value="373.803827751196">
                <text:p>373.803827751196</text:p>
              </table:table-cell>
              <table:table-cell office:value-type="float" office:value="2.18241626794258">
                <text:p>2.18241626794258</text:p>
              </table:table-cell>
            </table:table-row>
            <table:table-row>
              <table:table-cell office:value-type="string">
                <text:p>990</text:p>
              </table:table-cell>
              <table:table-cell office:value-type="float" office:value="2884.37697659709">
                <text:p>2884.37697659709</text:p>
              </table:table-cell>
              <table:table-cell office:value-type="float" office:value="7.3876027830487">
                <text:p>7.3876027830487</text:p>
              </table:table-cell>
            </table:table-row>
            <table:table-row>
              <table:table-cell office:value-type="string">
                <text:p>991</text:p>
              </table:table-cell>
              <table:table-cell office:value-type="float" office:value="835.918367346939">
                <text:p>835.918367346939</text:p>
              </table:table-cell>
              <table:table-cell office:value-type="float" office:value="3.14857142857143">
                <text:p>3.14857142857143</text:p>
              </table:table-cell>
            </table:table-row>
            <table:table-row>
              <table:table-cell office:value-type="string">
                <text:p>992</text:p>
              </table:table-cell>
              <table:table-cell office:value-type="float" office:value="210.64139941691">
                <text:p>210.64139941691</text:p>
              </table:table-cell>
              <table:table-cell office:value-type="float" office:value="1.93731778425656">
                <text:p>1.93731778425656</text:p>
              </table:table-cell>
            </table:table-row>
            <table:table-row>
              <table:table-cell office:value-type="string">
                <text:p>993</text:p>
              </table:table-cell>
              <table:table-cell office:value-type="float" office:value="456.822107081174">
                <text:p>456.822107081174</text:p>
              </table:table-cell>
              <table:table-cell office:value-type="float" office:value="2.48186528497409">
                <text:p>2.48186528497409</text:p>
              </table:table-cell>
            </table:table-row>
            <table:table-row>
              <table:table-cell office:value-type="string">
                <text:p>994</text:p>
              </table:table-cell>
              <table:table-cell office:value-type="float" office:value="NaN">
                <text:p>NaN</text:p>
              </table:table-cell>
              <table:table-cell office:value-type="float" office:value="1.33333333333333">
                <text:p>1.33333333333333</text:p>
              </table:table-cell>
            </table:table-row>
            <table:table-row>
              <table:table-cell office:value-type="string">
                <text:p>995</text:p>
              </table:table-cell>
              <table:table-cell office:value-type="float" office:value="0">
                <text:p>0</text:p>
              </table:table-cell>
              <table:table-cell office:value-type="float" office:value="1.30649588289113">
                <text:p>1.30649588289113</text:p>
              </table:table-cell>
            </table:table-row>
            <table:table-row>
              <table:table-cell office:value-type="string">
                <text:p>996</text:p>
              </table:table-cell>
              <table:table-cell office:value-type="float" office:value="957.163958641064">
                <text:p>957.163958641064</text:p>
              </table:table-cell>
              <table:table-cell office:value-type="float" office:value="3.71861152141802">
                <text:p>3.71861152141802</text:p>
              </table:table-cell>
            </table:table-row>
            <table:table-row>
              <table:table-cell office:value-type="string">
                <text:p>997</text:p>
              </table:table-cell>
              <table:table-cell office:value-type="float" office:value="0">
                <text:p>0</text:p>
              </table:table-cell>
              <table:table-cell office:value-type="float" office:value="1.34290271132376">
                <text:p>1.34290271132376</text:p>
              </table:table-cell>
            </table:table-row>
            <table:table-row>
              <table:table-cell office:value-type="string">
                <text:p>998</text:p>
              </table:table-cell>
              <table:table-cell office:value-type="float" office:value="123.553444993476">
                <text:p>123.553444993476</text:p>
              </table:table-cell>
              <table:table-cell office:value-type="float" office:value="1.00079680848788">
                <text:p>1.00079680848788</text:p>
              </table:table-cell>
            </table:table-row>
            <table:table-row>
              <table:table-cell office:value-type="string">
                <text:p>999</text:p>
              </table:table-cell>
              <table:table-cell office:value-type="float" office:value="0">
                <text:p>0</text:p>
              </table:table-cell>
              <table:table-cell office:value-type="float" office:value="1.30292942743009">
                <text:p>1.30292942743009</text:p>
              </table:table-cell>
            </table:table-row>
            <table:table-row>
              <table:table-cell office:value-type="string">
                <text:p>1000</text:p>
              </table:table-cell>
              <table:table-cell office:value-type="float" office:value="0">
                <text:p>0</text:p>
              </table:table-cell>
              <table:table-cell office:value-type="float" office:value="1.19849931787176">
                <text:p>1.19849931787176</text:p>
              </table:table-cell>
            </table:table-row>
            <table:table-row>
              <table:table-cell office:value-type="string">
                <text:p>1001</text:p>
              </table:table-cell>
              <table:table-cell office:value-type="float" office:value="0">
                <text:p>0</text:p>
              </table:table-cell>
              <table:table-cell office:value-type="float" office:value="1.29367088607595">
                <text:p>1.29367088607595</text:p>
              </table:table-cell>
            </table:table-row>
            <table:table-row>
              <table:table-cell office:value-type="string">
                <text:p>1002</text:p>
              </table:table-cell>
              <table:table-cell office:value-type="float" office:value="95.4752110846504">
                <text:p>95.4752110846504</text:p>
              </table:table-cell>
              <table:table-cell office:value-type="float" office:value="1.19571335786967">
                <text:p>1.19571335786967</text:p>
              </table:table-cell>
            </table:table-row>
            <table:table-row>
              <table:table-cell office:value-type="string">
                <text:p>1003</text:p>
              </table:table-cell>
              <table:table-cell office:value-type="float" office:value="44.8984173307891">
                <text:p>44.8984173307891</text:p>
              </table:table-cell>
              <table:table-cell office:value-type="float" office:value="2.33954428106409">
                <text:p>2.33954428106409</text:p>
              </table:table-cell>
            </table:table-row>
            <table:table-row>
              <table:table-cell office:value-type="string">
                <text:p>1004</text:p>
              </table:table-cell>
              <table:table-cell office:value-type="float" office:value="87.3256519102486">
                <text:p>87.3256519102486</text:p>
              </table:table-cell>
              <table:table-cell office:value-type="float" office:value="4.85885385081868">
                <text:p>4.85885385081868</text:p>
              </table:table-cell>
            </table:table-row>
            <table:table-row>
              <table:table-cell office:value-type="string">
                <text:p>1005</text:p>
              </table:table-cell>
              <table:table-cell office:value-type="float" office:value="109.385550303849">
                <text:p>109.385550303849</text:p>
              </table:table-cell>
              <table:table-cell office:value-type="float" office:value="1.26873733963538">
                <text:p>1.26873733963538</text:p>
              </table:table-cell>
            </table:table-row>
            <table:table-row>
              <table:table-cell office:value-type="string">
                <text:p>1006</text:p>
              </table:table-cell>
              <table:table-cell office:value-type="float" office:value="27.2958874196288">
                <text:p>27.2958874196288</text:p>
              </table:table-cell>
              <table:table-cell office:value-type="float" office:value="1.55817056896761">
                <text:p>1.55817056896761</text:p>
              </table:table-cell>
            </table:table-row>
            <table:table-row>
              <table:table-cell office:value-type="string">
                <text:p>1007</text:p>
              </table:table-cell>
              <table:table-cell office:value-type="float" office:value="71.2324341786464">
                <text:p>71.2324341786464</text:p>
              </table:table-cell>
              <table:table-cell office:value-type="float" office:value="1.93587465675981">
                <text:p>1.93587465675981</text:p>
              </table:table-cell>
            </table:table-row>
            <table:table-row>
              <table:table-cell office:value-type="string">
                <text:p>1008</text:p>
              </table:table-cell>
              <table:table-cell office:value-type="float" office:value="60.3378921962993">
                <text:p>60.3378921962993</text:p>
              </table:table-cell>
              <table:table-cell office:value-type="float" office:value="1.13569321533923">
                <text:p>1.13569321533923</text:p>
              </table:table-cell>
            </table:table-row>
            <table:table-row>
              <table:table-cell office:value-type="string">
                <text:p>1009</text:p>
              </table:table-cell>
              <table:table-cell office:value-type="float" office:value="73.8673670387393">
                <text:p>73.8673670387393</text:p>
              </table:table-cell>
              <table:table-cell office:value-type="float" office:value="1.29054497701904">
                <text:p>1.29054497701904</text:p>
              </table:table-cell>
            </table:table-row>
            <table:table-row>
              <table:table-cell office:value-type="string">
                <text:p>1010</text:p>
              </table:table-cell>
              <table:table-cell office:value-type="float" office:value="87.6168224299065">
                <text:p>87.6168224299065</text:p>
              </table:table-cell>
              <table:table-cell office:value-type="float" office:value="1.32827102803738">
                <text:p>1.32827102803738</text:p>
              </table:table-cell>
            </table:table-row>
            <table:table-row>
              <table:table-cell office:value-type="string">
                <text:p>1011</text:p>
              </table:table-cell>
              <table:table-cell office:value-type="float" office:value="93.5275080906149">
                <text:p>93.5275080906149</text:p>
              </table:table-cell>
              <table:table-cell office:value-type="float" office:value="1.32588996763754">
                <text:p>1.32588996763754</text:p>
              </table:table-cell>
            </table:table-row>
            <table:table-row>
              <table:table-cell office:value-type="string">
                <text:p>1012</text:p>
              </table:table-cell>
              <table:table-cell office:value-type="float" office:value="78.9473684210526">
                <text:p>78.9473684210526</text:p>
              </table:table-cell>
              <table:table-cell office:value-type="float" office:value="1.31157894736842">
                <text:p>1.31157894736842</text:p>
              </table:table-cell>
            </table:table-row>
            <table:table-row>
              <table:table-cell office:value-type="string">
                <text:p>1013</text:p>
              </table:table-cell>
              <table:table-cell office:value-type="float" office:value="113.333333333333">
                <text:p>113.333333333333</text:p>
              </table:table-cell>
              <table:table-cell office:value-type="float" office:value="1.50235294117647">
                <text:p>1.50235294117647</text:p>
              </table:table-cell>
            </table:table-row>
            <table:table-row>
              <table:table-cell office:value-type="string">
                <text:p>1014</text:p>
              </table:table-cell>
              <table:table-cell office:value-type="float" office:value="49.6770988574267">
                <text:p>49.6770988574267</text:p>
              </table:table-cell>
              <table:table-cell office:value-type="float" office:value="1.14307004470939">
                <text:p>1.14307004470939</text:p>
              </table:table-cell>
            </table:table-row>
            <table:table-row>
              <table:table-cell office:value-type="string">
                <text:p>1015</text:p>
              </table:table-cell>
              <table:table-cell office:value-type="float" office:value="46.7483897776854">
                <text:p>46.7483897776854</text:p>
              </table:table-cell>
              <table:table-cell office:value-type="float" office:value="1.24059837938915">
                <text:p>1.24059837938915</text:p>
              </table:table-cell>
            </table:table-row>
            <table:table-row>
              <table:table-cell office:value-type="string">
                <text:p>1016</text:p>
              </table:table-cell>
              <table:table-cell office:value-type="float" office:value="56.41925777332">
                <text:p>56.41925777332</text:p>
              </table:table-cell>
              <table:table-cell office:value-type="float" office:value="1.2617853560682">
                <text:p>1.2617853560682</text:p>
              </table:table-cell>
            </table:table-row>
            <table:table-row>
              <table:table-cell office:value-type="string">
                <text:p>1017</text:p>
              </table:table-cell>
              <table:table-cell office:value-type="float" office:value="64.8101265822785">
                <text:p>64.8101265822785</text:p>
              </table:table-cell>
              <table:table-cell office:value-type="float" office:value="1.28632911392405">
                <text:p>1.28632911392405</text:p>
              </table:table-cell>
            </table:table-row>
            <table:table-row>
              <table:table-cell office:value-type="string">
                <text:p>1018</text:p>
              </table:table-cell>
              <table:table-cell office:value-type="float" office:value="23.9769820971867">
                <text:p>23.9769820971867</text:p>
              </table:table-cell>
              <table:table-cell office:value-type="float" office:value="2.77003410059676">
                <text:p>2.77003410059676</text:p>
              </table:table-cell>
            </table:table-row>
            <table:table-row>
              <table:table-cell office:value-type="string">
                <text:p>1019</text:p>
              </table:table-cell>
              <table:table-cell office:value-type="float" office:value="51.063829787234">
                <text:p>51.063829787234</text:p>
              </table:table-cell>
              <table:table-cell office:value-type="float" office:value="1.2983451536643">
                <text:p>1.2983451536643</text:p>
              </table:table-cell>
            </table:table-row>
            <table:table-row>
              <table:table-cell office:value-type="string">
                <text:p>1020</text:p>
              </table:table-cell>
              <table:table-cell office:value-type="float" office:value="84.7682119205298">
                <text:p>84.7682119205298</text:p>
              </table:table-cell>
              <table:table-cell office:value-type="float" office:value="1.28675496688742">
                <text:p>1.28675496688742</text:p>
              </table:table-cell>
            </table:table-row>
            <table:table-row>
              <table:table-cell office:value-type="string">
                <text:p>1021</text:p>
              </table:table-cell>
              <table:table-cell office:value-type="float" office:value="48.2211744534934">
                <text:p>48.2211744534934</text:p>
              </table:table-cell>
              <table:table-cell office:value-type="float" office:value="1.12430347192456">
                <text:p>1.12430347192456</text:p>
              </table:table-cell>
            </table:table-row>
            <table:table-row>
              <table:table-cell office:value-type="string">
                <text:p>1022</text:p>
              </table:table-cell>
              <table:table-cell office:value-type="float" office:value="58.1245156290364">
                <text:p>58.1245156290364</text:p>
              </table:table-cell>
              <table:table-cell office:value-type="float" office:value="1.30457246189615">
                <text:p>1.30457246189615</text:p>
              </table:table-cell>
            </table:table-row>
            <table:table-row>
              <table:table-cell office:value-type="string">
                <text:p>1023</text:p>
              </table:table-cell>
              <table:table-cell office:value-type="float" office:value="37.8851658528372">
                <text:p>37.8851658528372</text:p>
              </table:table-cell>
              <table:table-cell office:value-type="float" office:value="1.17797609025088">
                <text:p>1.17797609025088</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322cm" svg:height="11.608cm" xlink:href=".." xlink:type="simple" chart:class="chart:bar" chart:style-name="ch1">
        <chart:title svg:x="8.141cm" svg:y="0.367cm" chart:style-name="ch2">
          <text:p>Slowdown distribution relative</text:p>
        </chart:title>
        <chart:legend chart:legend-position="end" svg:x="17.916cm" svg:y="4.864cm" style:legend-expansion="high" chart:style-name="ch3"/>
        <chart:plot-area chart:style-name="ch4" table:cell-range-address="distribution.F4:distribution.F15 distribution.G3:distribution.G3 distribution.H4:distribution.H15 distribution.I3:distribution.I3 distribution.J4:distribution.J15 distribution.K3:distribution.K3 distribution.L4:distribution.L15 distribution.M3:distribution.M3 distribution.N4:distribution.N15" chart:data-source-has-labels="both" svg:x="0.446cm" svg:y="1.326cm" svg:width="17.024cm" svg:height="10.05cm">
          <chartooo:coordinate-region svg:x="1.449cm" svg:y="1.326cm" svg:width="16.021cm" svg:height="7.831cm"/>
          <chart:axis chart:dimension="x" chart:name="primary-x" chart:style-name="ch5" chartooo:axis-type="auto">
            <chartooo:date-scale/>
            <chart:categories table:cell-range-address="distribution.F4:distribution.F15"/>
          </chart:axis>
          <chart:axis chart:dimension="y" chart:name="primary-y" chart:style-name="ch6">
            <chart:grid chart:style-name="ch7" chart:class="major"/>
          </chart:axis>
          <chart:series chart:style-name="ch8" chart:values-cell-range-address="distribution.H4:distribution.H15" chart:label-cell-address="distribution.G3:distribution.G3" chart:class="chart:bar">
            <chart:data-point chart:repeated="12"/>
          </chart:series>
          <chart:series chart:style-name="ch9" chart:values-cell-range-address="distribution.J4:distribution.J15" chart:label-cell-address="distribution.I3:distribution.I3" chart:class="chart:bar">
            <chart:data-point chart:repeated="12"/>
          </chart:series>
          <chart:series chart:style-name="ch10" chart:values-cell-range-address="distribution.L4:distribution.L15" chart:label-cell-address="distribution.K3:distribution.K3" chart:class="chart:bar">
            <chart:data-point chart:repeated="12"/>
          </chart:series>
          <chart:series chart:style-name="ch11" chart:values-cell-range-address="distribution.N4:distribution.N15" chart:label-cell-address="distribution.M3:distribution.M3" chart:class="chart:bar">
            <chart:data-point chart:repeated="1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verification &lt; 1s</text:p>
                <draw:g>
                  <svg:desc>distribution.G3:distribution.G3</svg:desc>
                </draw:g>
              </table:table-cell>
              <table:table-cell office:value-type="string">
                <text:p>1s &lt;= verification &lt; 5s</text:p>
                <draw:g>
                  <svg:desc>distribution.I3:distribution.I3</svg:desc>
                </draw:g>
              </table:table-cell>
              <table:table-cell office:value-type="string">
                <text:p>5s &lt;= verification &lt; 10s</text:p>
                <draw:g>
                  <svg:desc>distribution.K3:distribution.K3</svg:desc>
                </draw:g>
              </table:table-cell>
              <table:table-cell office:value-type="string">
                <text:p>10s &lt;= verification</text:p>
                <draw:g>
                  <svg:desc>distribution.M3:distribution.M3</svg:desc>
                </draw:g>
              </table:table-cell>
            </table:table-row>
          </table:table-header-rows>
          <table:table-rows>
            <table:table-row>
              <table:table-cell office:value-type="string">
                <text:p>faster or equal</text:p>
                <draw:g>
                  <svg:desc>distribution.F4:distribution.F15</svg:desc>
                </draw:g>
              </table:table-cell>
              <table:table-cell office:value-type="float" office:value="0.932038834951456">
                <text:p>0.932038834951456</text:p>
                <draw:g>
                  <svg:desc>distribution.H4:distribution.H15</svg:desc>
                </draw:g>
              </table:table-cell>
              <table:table-cell office:value-type="float" office:value="0.114317425083241">
                <text:p>0.114317425083241</text:p>
                <draw:g>
                  <svg:desc>distribution.J4:distribution.J15</svg:desc>
                </draw:g>
              </table:table-cell>
              <table:table-cell office:value-type="float" office:value="0.0714285714285714">
                <text:p>0.0714285714285714</text:p>
                <draw:g>
                  <svg:desc>distribution.L4:distribution.L15</svg:desc>
                </draw:g>
              </table:table-cell>
              <table:table-cell office:value-type="float" office:value="0.6">
                <text:p>0.6</text:p>
                <draw:g>
                  <svg:desc>distribution.N4:distribution.N15</svg:desc>
                </draw:g>
              </table:table-cell>
            </table:table-row>
            <table:table-row>
              <table:table-cell office:value-type="string">
                <text:p>[0,10] %</text:p>
              </table:table-cell>
              <table:table-cell office:value-type="float" office:value="0">
                <text:p>0</text:p>
              </table:table-cell>
              <table:table-cell office:value-type="float" office:value="0.157602663706992">
                <text:p>0.157602663706992</text:p>
              </table:table-cell>
              <table:table-cell office:value-type="float" office:value="0.0714285714285714">
                <text:p>0.0714285714285714</text:p>
              </table:table-cell>
              <table:table-cell office:value-type="float" office:value="0.2">
                <text:p>0.2</text:p>
              </table:table-cell>
            </table:table-row>
            <table:table-row>
              <table:table-cell office:value-type="string">
                <text:p>[10,20] %</text:p>
              </table:table-cell>
              <table:table-cell office:value-type="float" office:value="0.0194174757281553">
                <text:p>0.0194174757281553</text:p>
              </table:table-cell>
              <table:table-cell office:value-type="float" office:value="0.0588235294117647">
                <text:p>0.0588235294117647</text:p>
              </table:table-cell>
              <table:table-cell office:value-type="float" office:value="0.142857142857143">
                <text:p>0.142857142857143</text:p>
              </table:table-cell>
              <table:table-cell office:value-type="float" office:value="0">
                <text:p>0</text:p>
              </table:table-cell>
            </table:table-row>
            <table:table-row>
              <table:table-cell office:value-type="string">
                <text:p>[20,30] %</text:p>
              </table:table-cell>
              <table:table-cell office:value-type="float" office:value="0">
                <text:p>0</text:p>
              </table:table-cell>
              <table:table-cell office:value-type="float" office:value="0.174250832408435">
                <text:p>0.174250832408435</text:p>
              </table:table-cell>
              <table:table-cell office:value-type="float" office:value="0.0714285714285714">
                <text:p>0.0714285714285714</text:p>
              </table:table-cell>
              <table:table-cell office:value-type="float" office:value="0">
                <text:p>0</text:p>
              </table:table-cell>
            </table:table-row>
            <table:table-row>
              <table:table-cell office:value-type="string">
                <text:p>[30,40] %</text:p>
              </table:table-cell>
              <table:table-cell office:value-type="float" office:value="0.00970873786407767">
                <text:p>0.00970873786407767</text:p>
              </table:table-cell>
              <table:table-cell office:value-type="float" office:value="0.243063263041065">
                <text:p>0.243063263041065</text:p>
              </table:table-cell>
              <table:table-cell office:value-type="float" office:value="0">
                <text:p>0</text:p>
              </table:table-cell>
              <table:table-cell office:value-type="float" office:value="0">
                <text:p>0</text:p>
              </table:table-cell>
            </table:table-row>
            <table:table-row>
              <table:table-cell office:value-type="string">
                <text:p>[40,50] %</text:p>
              </table:table-cell>
              <table:table-cell office:value-type="float" office:value="0.00970873786407767">
                <text:p>0.00970873786407767</text:p>
              </table:table-cell>
              <table:table-cell office:value-type="float" office:value="0.1165371809101">
                <text:p>0.1165371809101</text:p>
              </table:table-cell>
              <table:table-cell office:value-type="float" office:value="0.0714285714285714">
                <text:p>0.0714285714285714</text:p>
              </table:table-cell>
              <table:table-cell office:value-type="float" office:value="0">
                <text:p>0</text:p>
              </table:table-cell>
            </table:table-row>
            <table:table-row>
              <table:table-cell office:value-type="string">
                <text:p>[50,60] %</text:p>
              </table:table-cell>
              <table:table-cell office:value-type="float" office:value="0">
                <text:p>0</text:p>
              </table:table-cell>
              <table:table-cell office:value-type="float" office:value="0.0532741398446171">
                <text:p>0.0532741398446171</text:p>
              </table:table-cell>
              <table:table-cell office:value-type="float" office:value="0.0714285714285714">
                <text:p>0.0714285714285714</text:p>
              </table:table-cell>
              <table:table-cell office:value-type="float" office:value="0">
                <text:p>0</text:p>
              </table:table-cell>
            </table:table-row>
            <table:table-row>
              <table:table-cell office:value-type="string">
                <text:p>[60,70] %</text:p>
              </table:table-cell>
              <table:table-cell office:value-type="float" office:value="0">
                <text:p>0</text:p>
              </table:table-cell>
              <table:table-cell office:value-type="float" office:value="0.0355160932297447">
                <text:p>0.0355160932297447</text:p>
              </table:table-cell>
              <table:table-cell office:value-type="float" office:value="0">
                <text:p>0</text:p>
              </table:table-cell>
              <table:table-cell office:value-type="float" office:value="0">
                <text:p>0</text:p>
              </table:table-cell>
            </table:table-row>
            <table:table-row>
              <table:table-cell office:value-type="string">
                <text:p>[70,80] %</text:p>
              </table:table-cell>
              <table:table-cell office:value-type="float" office:value="0">
                <text:p>0</text:p>
              </table:table-cell>
              <table:table-cell office:value-type="float" office:value="0.00887902330743618">
                <text:p>0.00887902330743618</text:p>
              </table:table-cell>
              <table:table-cell office:value-type="float" office:value="0">
                <text:p>0</text:p>
              </table:table-cell>
              <table:table-cell office:value-type="float" office:value="0">
                <text:p>0</text:p>
              </table:table-cell>
            </table:table-row>
            <table:table-row>
              <table:table-cell office:value-type="string">
                <text:p>[80,90] %</text:p>
              </table:table-cell>
              <table:table-cell office:value-type="float" office:value="0">
                <text:p>0</text:p>
              </table:table-cell>
              <table:table-cell office:value-type="float" office:value="0.00776914539400666">
                <text:p>0.00776914539400666</text:p>
              </table:table-cell>
              <table:table-cell office:value-type="float" office:value="0">
                <text:p>0</text:p>
              </table:table-cell>
              <table:table-cell office:value-type="float" office:value="0">
                <text:p>0</text:p>
              </table:table-cell>
            </table:table-row>
            <table:table-row>
              <table:table-cell office:value-type="string">
                <text:p>[90,100] %</text:p>
              </table:table-cell>
              <table:table-cell office:value-type="float" office:value="0.029126213592233">
                <text:p>0.029126213592233</text:p>
              </table:table-cell>
              <table:table-cell office:value-type="float" office:value="0.00332963374028857">
                <text:p>0.00332963374028857</text:p>
              </table:table-cell>
              <table:table-cell office:value-type="float" office:value="0.0714285714285714">
                <text:p>0.0714285714285714</text:p>
              </table:table-cell>
              <table:table-cell office:value-type="float" office:value="0">
                <text:p>0</text:p>
              </table:table-cell>
            </table:table-row>
            <table:table-row>
              <table:table-cell office:value-type="string">
                <text:p>&gt; 100%</text:p>
              </table:table-cell>
              <table:table-cell office:value-type="float" office:value="0">
                <text:p>0</text:p>
              </table:table-cell>
              <table:table-cell office:value-type="float" office:value="0.0266370699223085">
                <text:p>0.0266370699223085</text:p>
              </table:table-cell>
              <table:table-cell office:value-type="float" office:value="0.428571428571429">
                <text:p>0.428571428571429</text:p>
              </table:table-cell>
              <table:table-cell office:value-type="float" office:value="0.2">
                <text:p>0.2</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